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ce1"/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E2</text:p>
          </table:table-cell>
          <table:table-cell office:value-type="string" calcext:value-type="string">
            <text:p>SE3</text:p>
          </table:table-cell>
          <table:table-cell office:value-type="string" calcext:value-type="string">
            <text:p>SE4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DK1</text:p>
          </table:table-cell>
          <table:table-cell office:value-type="string" calcext:value-type="string">
            <text:p>DK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Kr.sand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Molde</text:p>
          </table:table-cell>
          <table:table-cell office:value-type="string" calcext:value-type="string">
            <text:p>Tr.heim</text:p>
          </table:table-cell>
          <table:table-cell office:value-type="string" calcext:value-type="string">
            <text:p>TromsÃ¸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FRE</text:p>
          </table:table-cell>
        </table:table-row>
        <table:table-row table:style-name="ro1">
          <table:table-cell office:value-type="string" calcext:value-type="string">
            <text:p>01-01-2015</text:p>
          </table:table-cell>
          <table:table-cell office:value-type="float" office:value="200.86" calcext:value-type="float">
            <text:p>200.86</text:p>
          </table:table-cell>
          <table:table-cell table:number-columns-repeated="5" office:value-type="float" office:value="185.4" calcext:value-type="float">
            <text:p>185.4</text:p>
          </table:table-cell>
          <table:table-cell office:value-type="float" office:value="121.4" calcext:value-type="float">
            <text:p>121.4</text:p>
          </table:table-cell>
          <table:table-cell office:value-type="float" office:value="135.47" calcext:value-type="float">
            <text:p>135.47</text:p>
          </table:table-cell>
          <table:table-cell table:number-columns-repeated="3" office:value-type="float" office:value="202.71" calcext:value-type="float">
            <text:p>202.71</text:p>
          </table:table-cell>
          <table:table-cell table:number-columns-repeated="3" office:value-type="float" office:value="211.58" calcext:value-type="float">
            <text:p>211.58</text:p>
          </table:table-cell>
          <table:table-cell office:value-type="float" office:value="185.4" calcext:value-type="float">
            <text:p>185.4</text:p>
          </table:table-cell>
          <table:table-cell table:number-columns-repeated="2" office:value-type="float" office:value="246.37" calcext:value-type="float">
            <text:p>246.37</text:p>
          </table:table-cell>
          <table:table-cell/>
        </table:table-row>
        <table:table-row table:style-name="ro1">
          <table:table-cell office:value-type="string" calcext:value-type="string">
            <text:p>02-01-2015</text:p>
          </table:table-cell>
          <table:table-cell office:value-type="float" office:value="196.89" calcext:value-type="float">
            <text:p>196.89</text:p>
          </table:table-cell>
          <table:table-cell table:number-columns-repeated="4" office:value-type="float" office:value="185.99" calcext:value-type="float">
            <text:p>185.99</text:p>
          </table:table-cell>
          <table:table-cell office:value-type="float" office:value="187.35" calcext:value-type="float">
            <text:p>187.35</text:p>
          </table:table-cell>
          <table:table-cell office:value-type="float" office:value="37" calcext:value-type="float">
            <text:p>37</text:p>
          </table:table-cell>
          <table:table-cell office:value-type="float" office:value="86.47" calcext:value-type="float">
            <text:p>86.47</text:p>
          </table:table-cell>
          <table:table-cell table:number-columns-repeated="3" office:value-type="float" office:value="205.05" calcext:value-type="float">
            <text:p>205.05</text:p>
          </table:table-cell>
          <table:table-cell table:number-columns-repeated="3" office:value-type="float" office:value="214.34" calcext:value-type="float">
            <text:p>214.34</text:p>
          </table:table-cell>
          <table:table-cell office:value-type="float" office:value="187.35" calcext:value-type="float">
            <text:p>187.35</text:p>
          </table:table-cell>
          <table:table-cell table:number-columns-repeated="2" office:value-type="float" office:value="195.47" calcext:value-type="float">
            <text:p>195.47</text:p>
          </table:table-cell>
          <table:table-cell/>
        </table:table-row>
        <table:table-row table:style-name="ro1">
          <table:table-cell office:value-type="string" calcext:value-type="string">
            <text:p>03-01-2015</text:p>
          </table:table-cell>
          <table:table-cell office:value-type="float" office:value="199.51" calcext:value-type="float">
            <text:p>199.51</text:p>
          </table:table-cell>
          <table:table-cell table:number-columns-repeated="4" office:value-type="float" office:value="179.07" calcext:value-type="float">
            <text:p>179.07</text:p>
          </table:table-cell>
          <table:table-cell office:value-type="float" office:value="180.98" calcext:value-type="float">
            <text:p>180.98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5.37" calcext:value-type="float">
            <text:p>115.37</text:p>
          </table:table-cell>
          <table:table-cell office:value-type="float" office:value="202.36" calcext:value-type="float">
            <text:p>202.36</text:p>
          </table:table-cell>
          <table:table-cell office:value-type="float" office:value="202.33" calcext:value-type="float">
            <text:p>202.33</text:p>
          </table:table-cell>
          <table:table-cell office:value-type="float" office:value="202.36" calcext:value-type="float">
            <text:p>202.36</text:p>
          </table:table-cell>
          <table:table-cell table:number-columns-repeated="3" office:value-type="float" office:value="211.49" calcext:value-type="float">
            <text:p>211.49</text:p>
          </table:table-cell>
          <table:table-cell office:value-type="float" office:value="180.98" calcext:value-type="float">
            <text:p>180.98</text:p>
          </table:table-cell>
          <table:table-cell table:number-columns-repeated="2" office:value-type="float" office:value="210.68" calcext:value-type="float">
            <text:p>210.68</text:p>
          </table:table-cell>
          <table:table-cell/>
        </table:table-row>
        <table:table-row table:style-name="ro1">
          <table:table-cell office:value-type="string" calcext:value-type="string">
            <text:p>04-01-2015</text:p>
          </table:table-cell>
          <table:table-cell office:value-type="float" office:value="209.28" calcext:value-type="float">
            <text:p>209.28</text:p>
          </table:table-cell>
          <table:table-cell table:number-columns-repeated="4" office:value-type="float" office:value="210.25" calcext:value-type="float">
            <text:p>210.25</text:p>
          </table:table-cell>
          <table:table-cell office:value-type="float" office:value="212.72" calcext:value-type="float">
            <text:p>212.72</text:p>
          </table:table-cell>
          <table:table-cell office:value-type="float" office:value="156.76" calcext:value-type="float">
            <text:p>156.76</text:p>
          </table:table-cell>
          <table:table-cell office:value-type="float" office:value="160.35" calcext:value-type="float">
            <text:p>160.35</text:p>
          </table:table-cell>
          <table:table-cell office:value-type="float" office:value="209.11" calcext:value-type="float">
            <text:p>209.11</text:p>
          </table:table-cell>
          <table:table-cell office:value-type="float" office:value="208.95" calcext:value-type="float">
            <text:p>208.95</text:p>
          </table:table-cell>
          <table:table-cell office:value-type="float" office:value="209.11" calcext:value-type="float">
            <text:p>209.11</text:p>
          </table:table-cell>
          <table:table-cell table:number-columns-repeated="3" office:value-type="float" office:value="212.6" calcext:value-type="float">
            <text:p>212.6</text:p>
          </table:table-cell>
          <table:table-cell table:number-columns-repeated="3" office:value-type="float" office:value="218.33" calcext:value-type="float">
            <text:p>218.33</text:p>
          </table:table-cell>
          <table:table-cell/>
        </table:table-row>
        <table:table-row table:style-name="ro1">
          <table:table-cell office:value-type="string" calcext:value-type="string">
            <text:p>05-01-2015</text:p>
          </table:table-cell>
          <table:table-cell office:value-type="float" office:value="272.03" calcext:value-type="float">
            <text:p>272.03</text:p>
          </table:table-cell>
          <table:table-cell table:number-columns-repeated="2" office:value-type="float" office:value="245.96" calcext:value-type="float">
            <text:p>245.96</text:p>
          </table:table-cell>
          <table:table-cell table:number-columns-repeated="2" office:value-type="float" office:value="286.15" calcext:value-type="float">
            <text:p>286.15</text:p>
          </table:table-cell>
          <table:table-cell office:value-type="float" office:value="306.96" calcext:value-type="float">
            <text:p>306.96</text:p>
          </table:table-cell>
          <table:table-cell office:value-type="float" office:value="282.78" calcext:value-type="float">
            <text:p>282.78</text:p>
          </table:table-cell>
          <table:table-cell office:value-type="float" office:value="285.87" calcext:value-type="float">
            <text:p>285.87</text:p>
          </table:table-cell>
          <table:table-cell table:number-columns-repeated="2" office:value-type="float" office:value="259.98" calcext:value-type="float">
            <text:p>259.98</text:p>
          </table:table-cell>
          <table:table-cell office:value-type="float" office:value="231.75" calcext:value-type="float">
            <text:p>231.75</text:p>
          </table:table-cell>
          <table:table-cell table:number-columns-repeated="3" office:value-type="float" office:value="245.96" calcext:value-type="float">
            <text:p>245.96</text:p>
          </table:table-cell>
          <table:table-cell office:value-type="float" office:value="306.96" calcext:value-type="float">
            <text:p>306.96</text:p>
          </table:table-cell>
          <table:table-cell table:number-columns-repeated="2" office:value-type="float" office:value="312.24" calcext:value-type="float">
            <text:p>312.24</text:p>
          </table:table-cell>
          <table:table-cell/>
        </table:table-row>
        <table:table-row table:style-name="ro1">
          <table:table-cell office:value-type="string" calcext:value-type="string">
            <text:p>06-01-2015</text:p>
          </table:table-cell>
          <table:table-cell office:value-type="float" office:value="221.15" calcext:value-type="float">
            <text:p>221.15</text:p>
          </table:table-cell>
          <table:table-cell table:number-columns-repeated="4" office:value-type="float" office:value="222.04" calcext:value-type="float">
            <text:p>222.04</text:p>
          </table:table-cell>
          <table:table-cell office:value-type="float" office:value="241.49" calcext:value-type="float">
            <text:p>241.49</text:p>
          </table:table-cell>
          <table:table-cell office:value-type="float" office:value="217.75" calcext:value-type="float">
            <text:p>217.75</text:p>
          </table:table-cell>
          <table:table-cell office:value-type="float" office:value="225.22" calcext:value-type="float">
            <text:p>225.22</text:p>
          </table:table-cell>
          <table:table-cell table:number-columns-repeated="3" office:value-type="float" office:value="215.81" calcext:value-type="float">
            <text:p>215.81</text:p>
          </table:table-cell>
          <table:table-cell table:number-columns-repeated="3" office:value-type="float" office:value="222.04" calcext:value-type="float">
            <text:p>222.04</text:p>
          </table:table-cell>
          <table:table-cell office:value-type="float" office:value="241.49" calcext:value-type="float">
            <text:p>241.49</text:p>
          </table:table-cell>
          <table:table-cell table:number-columns-repeated="2" office:value-type="float" office:value="286.85" calcext:value-type="float">
            <text:p>286.85</text:p>
          </table:table-cell>
          <table:table-cell/>
        </table:table-row>
        <table:table-row table:style-name="ro1">
          <table:table-cell office:value-type="string" calcext:value-type="string">
            <text:p>07-01-2015</text:p>
          </table:table-cell>
          <table:table-cell office:value-type="float" office:value="227.29" calcext:value-type="float">
            <text:p>227.29</text:p>
          </table:table-cell>
          <table:table-cell table:number-columns-repeated="2" office:value-type="float" office:value="232.69" calcext:value-type="float">
            <text:p>232.69</text:p>
          </table:table-cell>
          <table:table-cell office:value-type="float" office:value="236.55" calcext:value-type="float">
            <text:p>236.55</text:p>
          </table:table-cell>
          <table:table-cell office:value-type="float" office:value="240.06" calcext:value-type="float">
            <text:p>240.06</text:p>
          </table:table-cell>
          <table:table-cell office:value-type="float" office:value="244.98" calcext:value-type="float">
            <text:p>244.98</text:p>
          </table:table-cell>
          <table:table-cell office:value-type="float" office:value="217.24" calcext:value-type="float">
            <text:p>217.24</text:p>
          </table:table-cell>
          <table:table-cell office:value-type="float" office:value="240.06" calcext:value-type="float">
            <text:p>240.06</text:p>
          </table:table-cell>
          <table:table-cell table:number-columns-repeated="3" office:value-type="float" office:value="215.35" calcext:value-type="float">
            <text:p>215.35</text:p>
          </table:table-cell>
          <table:table-cell table:number-columns-repeated="3" office:value-type="float" office:value="233.15" calcext:value-type="float">
            <text:p>233.15</text:p>
          </table:table-cell>
          <table:table-cell office:value-type="float" office:value="244.98" calcext:value-type="float">
            <text:p>244.98</text:p>
          </table:table-cell>
          <table:table-cell table:number-columns-repeated="2" office:value-type="float" office:value="286.39" calcext:value-type="float">
            <text:p>286.39</text:p>
          </table:table-cell>
          <table:table-cell/>
        </table:table-row>
        <table:table-row table:style-name="ro1">
          <table:table-cell office:value-type="string" calcext:value-type="string">
            <text:p>08-01-2015</text:p>
          </table:table-cell>
          <table:table-cell office:value-type="float" office:value="209.56" calcext:value-type="float">
            <text:p>209.56</text:p>
          </table:table-cell>
          <table:table-cell table:number-columns-repeated="4" office:value-type="float" office:value="212.2" calcext:value-type="float">
            <text:p>212.2</text:p>
          </table:table-cell>
          <table:table-cell office:value-type="float" office:value="222.47" calcext:value-type="float">
            <text:p>222.47</text:p>
          </table:table-cell>
          <table:table-cell office:value-type="float" office:value="185.65" calcext:value-type="float">
            <text:p>185.65</text:p>
          </table:table-cell>
          <table:table-cell office:value-type="float" office:value="212.2" calcext:value-type="float">
            <text:p>212.2</text:p>
          </table:table-cell>
          <table:table-cell table:number-columns-repeated="3" office:value-type="float" office:value="202.15" calcext:value-type="float">
            <text:p>202.15</text:p>
          </table:table-cell>
          <table:table-cell table:number-columns-repeated="3" office:value-type="float" office:value="214.71" calcext:value-type="float">
            <text:p>214.71</text:p>
          </table:table-cell>
          <table:table-cell office:value-type="float" office:value="222.47" calcext:value-type="float">
            <text:p>222.47</text:p>
          </table:table-cell>
          <table:table-cell table:number-columns-repeated="2" office:value-type="float" office:value="300.5" calcext:value-type="float">
            <text:p>300.5</text:p>
          </table:table-cell>
          <table:table-cell/>
        </table:table-row>
        <table:table-row table:style-name="ro1">
          <table:table-cell office:value-type="string" calcext:value-type="string">
            <text:p>09-01-2015</text:p>
          </table:table-cell>
          <table:table-cell office:value-type="float" office:value="206.71" calcext:value-type="float">
            <text:p>206.71</text:p>
          </table:table-cell>
          <table:table-cell table:number-columns-repeated="4" office:value-type="float" office:value="211.66" calcext:value-type="float">
            <text:p>211.66</text:p>
          </table:table-cell>
          <table:table-cell office:value-type="float" office:value="247.17" calcext:value-type="float">
            <text:p>247.17</text:p>
          </table:table-cell>
          <table:table-cell office:value-type="float" office:value="173" calcext:value-type="float">
            <text:p>173</text:p>
          </table:table-cell>
          <table:table-cell office:value-type="float" office:value="211.66" calcext:value-type="float">
            <text:p>211.66</text:p>
          </table:table-cell>
          <table:table-cell office:value-type="float" office:value="202.78" calcext:value-type="float">
            <text:p>202.78</text:p>
          </table:table-cell>
          <table:table-cell office:value-type="float" office:value="197.94" calcext:value-type="float">
            <text:p>197.94</text:p>
          </table:table-cell>
          <table:table-cell office:value-type="float" office:value="202.78" calcext:value-type="float">
            <text:p>202.78</text:p>
          </table:table-cell>
          <table:table-cell table:number-columns-repeated="3" office:value-type="float" office:value="212.69" calcext:value-type="float">
            <text:p>212.69</text:p>
          </table:table-cell>
          <table:table-cell office:value-type="float" office:value="247.17" calcext:value-type="float">
            <text:p>247.17</text:p>
          </table:table-cell>
          <table:table-cell table:number-columns-repeated="2" office:value-type="float" office:value="293.73" calcext:value-type="float">
            <text:p>293.73</text:p>
          </table:table-cell>
          <table:table-cell/>
        </table:table-row>
        <table:table-row table:style-name="ro1">
          <table:table-cell office:value-type="string" calcext:value-type="string">
            <text:p>10-01-2015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206.85" calcext:value-type="float">
            <text:p>206.85</text:p>
          </table:table-cell>
          <table:table-cell office:value-type="float" office:value="213.45" calcext:value-type="float">
            <text:p>213.45</text:p>
          </table:table-cell>
          <table:table-cell office:value-type="float" office:value="111.08" calcext:value-type="float">
            <text:p>111.08</text:p>
          </table:table-cell>
          <table:table-cell office:value-type="float" office:value="206.85" calcext:value-type="float">
            <text:p>206.85</text:p>
          </table:table-cell>
          <table:table-cell office:value-type="float" office:value="192.89" calcext:value-type="float">
            <text:p>192.89</text:p>
          </table:table-cell>
          <table:table-cell office:value-type="float" office:value="191.98" calcext:value-type="float">
            <text:p>191.98</text:p>
          </table:table-cell>
          <table:table-cell office:value-type="float" office:value="192.89" calcext:value-type="float">
            <text:p>192.89</text:p>
          </table:table-cell>
          <table:table-cell table:number-columns-repeated="2" office:value-type="float" office:value="207.03" calcext:value-type="float">
            <text:p>207.03</text:p>
          </table:table-cell>
          <table:table-cell office:value-type="float" office:value="207.11" calcext:value-type="float">
            <text:p>207.11</text:p>
          </table:table-cell>
          <table:table-cell office:value-type="float" office:value="215.67" calcext:value-type="float">
            <text:p>215.67</text:p>
          </table:table-cell>
          <table:table-cell table:number-columns-repeated="2" office:value-type="float" office:value="288.45" calcext:value-type="float">
            <text:p>288.45</text:p>
          </table:table-cell>
          <table:table-cell/>
        </table:table-row>
        <table:table-row table:style-name="ro1">
          <table:table-cell office:value-type="string" calcext:value-type="string">
            <text:p>11-01-2015</text:p>
          </table:table-cell>
          <table:table-cell office:value-type="float" office:value="192.04" calcext:value-type="float">
            <text:p>192.04</text:p>
          </table:table-cell>
          <table:table-cell table:number-columns-repeated="4" office:value-type="float" office:value="197.6" calcext:value-type="float">
            <text:p>197.6</text:p>
          </table:table-cell>
          <table:table-cell office:value-type="float" office:value="202.75" calcext:value-type="float">
            <text:p>202.75</text:p>
          </table:table-cell>
          <table:table-cell office:value-type="float" office:value="27.79" calcext:value-type="float">
            <text:p>27.79</text:p>
          </table:table-cell>
          <table:table-cell office:value-type="float" office:value="197.6" calcext:value-type="float">
            <text:p>197.6</text:p>
          </table:table-cell>
          <table:table-cell office:value-type="float" office:value="190.89" calcext:value-type="float">
            <text:p>190.89</text:p>
          </table:table-cell>
          <table:table-cell office:value-type="float" office:value="188.01" calcext:value-type="float">
            <text:p>188.01</text:p>
          </table:table-cell>
          <table:table-cell office:value-type="float" office:value="190.89" calcext:value-type="float">
            <text:p>190.89</text:p>
          </table:table-cell>
          <table:table-cell table:number-columns-repeated="3" office:value-type="float" office:value="204.03" calcext:value-type="float">
            <text:p>204.03</text:p>
          </table:table-cell>
          <table:table-cell office:value-type="float" office:value="202.75" calcext:value-type="float">
            <text:p>202.75</text:p>
          </table:table-cell>
          <table:table-cell table:number-columns-repeated="2" office:value-type="float" office:value="292.08" calcext:value-type="float">
            <text:p>292.08</text:p>
          </table:table-cell>
          <table:table-cell/>
        </table:table-row>
        <table:table-row table:style-name="ro1">
          <table:table-cell office:value-type="string" calcext:value-type="string">
            <text:p>12-01-2015</text:p>
          </table:table-cell>
          <table:table-cell office:value-type="float" office:value="217.92" calcext:value-type="float">
            <text:p>217.92</text:p>
          </table:table-cell>
          <table:table-cell table:number-columns-repeated="4" office:value-type="float" office:value="219.66" calcext:value-type="float">
            <text:p>219.66</text:p>
          </table:table-cell>
          <table:table-cell office:value-type="float" office:value="373.7" calcext:value-type="float">
            <text:p>373.7</text:p>
          </table:table-cell>
          <table:table-cell office:value-type="float" office:value="83.46" calcext:value-type="float">
            <text:p>83.46</text:p>
          </table:table-cell>
          <table:table-cell office:value-type="float" office:value="214.3" calcext:value-type="float">
            <text:p>214.3</text:p>
          </table:table-cell>
          <table:table-cell office:value-type="float" office:value="210.97" calcext:value-type="float">
            <text:p>210.97</text:p>
          </table:table-cell>
          <table:table-cell office:value-type="float" office:value="197.28" calcext:value-type="float">
            <text:p>197.28</text:p>
          </table:table-cell>
          <table:table-cell office:value-type="float" office:value="209.79" calcext:value-type="float">
            <text:p>209.79</text:p>
          </table:table-cell>
          <table:table-cell table:number-columns-repeated="3" office:value-type="float" office:value="219.81" calcext:value-type="float">
            <text:p>219.81</text:p>
          </table:table-cell>
          <table:table-cell office:value-type="float" office:value="373.7" calcext:value-type="float">
            <text:p>373.7</text:p>
          </table:table-cell>
          <table:table-cell table:number-columns-repeated="2" office:value-type="float" office:value="383.76" calcext:value-type="float">
            <text:p>383.76</text:p>
          </table:table-cell>
          <table:table-cell/>
        </table:table-row>
        <table:table-row table:style-name="ro1">
          <table:table-cell office:value-type="string" calcext:value-type="string">
            <text:p>13-01-2015</text:p>
          </table:table-cell>
          <table:table-cell office:value-type="float" office:value="220.73" calcext:value-type="float">
            <text:p>220.73</text:p>
          </table:table-cell>
          <table:table-cell table:number-columns-repeated="4" office:value-type="float" office:value="246" calcext:value-type="float">
            <text:p>246</text:p>
          </table:table-cell>
          <table:table-cell office:value-type="float" office:value="358.98" calcext:value-type="float">
            <text:p>358.98</text:p>
          </table:table-cell>
          <table:table-cell office:value-type="float" office:value="173.9" calcext:value-type="float">
            <text:p>173.9</text:p>
          </table:table-cell>
          <table:table-cell office:value-type="float" office:value="229.56" calcext:value-type="float">
            <text:p>229.56</text:p>
          </table:table-cell>
          <table:table-cell table:number-columns-repeated="3" office:value-type="float" office:value="195.28" calcext:value-type="float">
            <text:p>195.28</text:p>
          </table:table-cell>
          <table:table-cell table:number-columns-repeated="3" office:value-type="float" office:value="246" calcext:value-type="float">
            <text:p>246</text:p>
          </table:table-cell>
          <table:table-cell office:value-type="float" office:value="358.98" calcext:value-type="float">
            <text:p>358.98</text:p>
          </table:table-cell>
          <table:table-cell table:number-columns-repeated="2" office:value-type="float" office:value="379.77" calcext:value-type="float">
            <text:p>379.77</text:p>
          </table:table-cell>
          <table:table-cell/>
        </table:table-row>
        <table:table-row table:style-name="ro1">
          <table:table-cell office:value-type="string" calcext:value-type="string">
            <text:p>14-01-2015</text:p>
          </table:table-cell>
          <table:table-cell office:value-type="float" office:value="220.84" calcext:value-type="float">
            <text:p>220.84</text:p>
          </table:table-cell>
          <table:table-cell table:number-columns-repeated="4" office:value-type="float" office:value="222.43" calcext:value-type="float">
            <text:p>222.43</text:p>
          </table:table-cell>
          <table:table-cell office:value-type="float" office:value="253.61" calcext:value-type="float">
            <text:p>253.61</text:p>
          </table:table-cell>
          <table:table-cell office:value-type="float" office:value="182.88" calcext:value-type="float">
            <text:p>182.88</text:p>
          </table:table-cell>
          <table:table-cell office:value-type="float" office:value="195.02" calcext:value-type="float">
            <text:p>195.02</text:p>
          </table:table-cell>
          <table:table-cell office:value-type="float" office:value="214.74" calcext:value-type="float">
            <text:p>214.74</text:p>
          </table:table-cell>
          <table:table-cell office:value-type="float" office:value="205.51" calcext:value-type="float">
            <text:p>205.51</text:p>
          </table:table-cell>
          <table:table-cell office:value-type="float" office:value="212.52" calcext:value-type="float">
            <text:p>212.52</text:p>
          </table:table-cell>
          <table:table-cell table:number-columns-repeated="3" office:value-type="float" office:value="222.87" calcext:value-type="float">
            <text:p>222.87</text:p>
          </table:table-cell>
          <table:table-cell office:value-type="float" office:value="253.61" calcext:value-type="float">
            <text:p>253.61</text:p>
          </table:table-cell>
          <table:table-cell table:number-columns-repeated="2" office:value-type="float" office:value="378.06" calcext:value-type="float">
            <text:p>378.06</text:p>
          </table:table-cell>
          <table:table-cell/>
        </table:table-row>
        <table:table-row table:style-name="ro1">
          <table:table-cell office:value-type="string" calcext:value-type="string">
            <text:p>15-01-2015</text:p>
          </table:table-cell>
          <table:table-cell office:value-type="float" office:value="208.94" calcext:value-type="float">
            <text:p>208.94</text:p>
          </table:table-cell>
          <table:table-cell table:number-columns-repeated="4" office:value-type="float" office:value="216.75" calcext:value-type="float">
            <text:p>216.75</text:p>
          </table:table-cell>
          <table:table-cell office:value-type="float" office:value="263.93" calcext:value-type="float">
            <text:p>263.93</text:p>
          </table:table-cell>
          <table:table-cell office:value-type="float" office:value="172.36" calcext:value-type="float">
            <text:p>172.36</text:p>
          </table:table-cell>
          <table:table-cell office:value-type="float" office:value="189.97" calcext:value-type="float">
            <text:p>189.97</text:p>
          </table:table-cell>
          <table:table-cell office:value-type="float" office:value="202.17" calcext:value-type="float">
            <text:p>202.17</text:p>
          </table:table-cell>
          <table:table-cell office:value-type="float" office:value="194.11" calcext:value-type="float">
            <text:p>194.11</text:p>
          </table:table-cell>
          <table:table-cell office:value-type="float" office:value="202.17" calcext:value-type="float">
            <text:p>202.17</text:p>
          </table:table-cell>
          <table:table-cell table:number-columns-repeated="3" office:value-type="float" office:value="217.1" calcext:value-type="float">
            <text:p>217.1</text:p>
          </table:table-cell>
          <table:table-cell office:value-type="float" office:value="263.93" calcext:value-type="float">
            <text:p>263.93</text:p>
          </table:table-cell>
          <table:table-cell table:number-columns-repeated="2" office:value-type="float" office:value="302.74" calcext:value-type="float">
            <text:p>302.74</text:p>
          </table:table-cell>
          <table:table-cell/>
        </table:table-row>
        <table:table-row table:style-name="ro1">
          <table:table-cell office:value-type="string" calcext:value-type="string">
            <text:p>16-01-2015</text:p>
          </table:table-cell>
          <table:table-cell office:value-type="float" office:value="207.95" calcext:value-type="float">
            <text:p>207.95</text:p>
          </table:table-cell>
          <table:table-cell table:number-columns-repeated="4" office:value-type="float" office:value="213.01" calcext:value-type="float">
            <text:p>213.01</text:p>
          </table:table-cell>
          <table:table-cell office:value-type="float" office:value="246.87" calcext:value-type="float">
            <text:p>246.87</text:p>
          </table:table-cell>
          <table:table-cell office:value-type="float" office:value="151.02" calcext:value-type="float">
            <text:p>151.02</text:p>
          </table:table-cell>
          <table:table-cell office:value-type="float" office:value="194.52" calcext:value-type="float">
            <text:p>194.52</text:p>
          </table:table-cell>
          <table:table-cell office:value-type="float" office:value="201.63" calcext:value-type="float">
            <text:p>201.63</text:p>
          </table:table-cell>
          <table:table-cell office:value-type="float" office:value="197.68" calcext:value-type="float">
            <text:p>197.68</text:p>
          </table:table-cell>
          <table:table-cell office:value-type="float" office:value="201.63" calcext:value-type="float">
            <text:p>201.63</text:p>
          </table:table-cell>
          <table:table-cell table:number-columns-repeated="3" office:value-type="float" office:value="215.19" calcext:value-type="float">
            <text:p>215.19</text:p>
          </table:table-cell>
          <table:table-cell office:value-type="float" office:value="246.87" calcext:value-type="float">
            <text:p>246.87</text:p>
          </table:table-cell>
          <table:table-cell office:value-type="float" office:value="297.25" calcext:value-type="float">
            <text:p>297.25</text:p>
          </table:table-cell>
          <table:table-cell office:value-type="float" office:value="297.26" calcext:value-type="float">
            <text:p>297.26</text:p>
          </table:table-cell>
          <table:table-cell/>
        </table:table-row>
        <table:table-row table:style-name="ro1">
          <table:table-cell office:value-type="string" calcext:value-type="string">
            <text:p>17-01-2015</text:p>
          </table:table-cell>
          <table:table-cell office:value-type="float" office:value="208.83" calcext:value-type="float">
            <text:p>208.83</text:p>
          </table:table-cell>
          <table:table-cell table:number-columns-repeated="4" office:value-type="float" office:value="212.15" calcext:value-type="float">
            <text:p>212.15</text:p>
          </table:table-cell>
          <table:table-cell office:value-type="float" office:value="212.41" calcext:value-type="float">
            <text:p>212.41</text:p>
          </table:table-cell>
          <table:table-cell office:value-type="float" office:value="202.64" calcext:value-type="float">
            <text:p>202.64</text:p>
          </table:table-cell>
          <table:table-cell office:value-type="float" office:value="214.88" calcext:value-type="float">
            <text:p>214.88</text:p>
          </table:table-cell>
          <table:table-cell office:value-type="float" office:value="203.14" calcext:value-type="float">
            <text:p>203.14</text:p>
          </table:table-cell>
          <table:table-cell office:value-type="float" office:value="203.06" calcext:value-type="float">
            <text:p>203.06</text:p>
          </table:table-cell>
          <table:table-cell office:value-type="float" office:value="203.14" calcext:value-type="float">
            <text:p>203.14</text:p>
          </table:table-cell>
          <table:table-cell table:number-columns-repeated="3" office:value-type="float" office:value="213.24" calcext:value-type="float">
            <text:p>213.24</text:p>
          </table:table-cell>
          <table:table-cell office:value-type="float" office:value="212.41" calcext:value-type="float">
            <text:p>212.41</text:p>
          </table:table-cell>
          <table:table-cell table:number-columns-repeated="2" office:value-type="float" office:value="289.21" calcext:value-type="float">
            <text:p>289.21</text:p>
          </table:table-cell>
          <table:table-cell/>
        </table:table-row>
        <table:table-row table:style-name="ro1">
          <table:table-cell office:value-type="string" calcext:value-type="string">
            <text:p>18-01-2015</text:p>
          </table:table-cell>
          <table:table-cell office:value-type="float" office:value="209.24" calcext:value-type="float">
            <text:p>209.24</text:p>
          </table:table-cell>
          <table:table-cell table:number-columns-repeated="5" office:value-type="float" office:value="209.45" calcext:value-type="float">
            <text:p>209.45</text:p>
          </table:table-cell>
          <table:table-cell office:value-type="float" office:value="201.46" calcext:value-type="float">
            <text:p>201.46</text:p>
          </table:table-cell>
          <table:table-cell office:value-type="float" office:value="209.45" calcext:value-type="float">
            <text:p>209.45</text:p>
          </table:table-cell>
          <table:table-cell table:number-columns-repeated="3" office:value-type="float" office:value="208.13" calcext:value-type="float">
            <text:p>208.13</text:p>
          </table:table-cell>
          <table:table-cell table:number-columns-repeated="3" office:value-type="float" office:value="212.71" calcext:value-type="float">
            <text:p>212.71</text:p>
          </table:table-cell>
          <table:table-cell office:value-type="float" office:value="209.45" calcext:value-type="float">
            <text:p>209.45</text:p>
          </table:table-cell>
          <table:table-cell table:number-columns-repeated="2" office:value-type="float" office:value="240.08" calcext:value-type="float">
            <text:p>240.08</text:p>
          </table:table-cell>
          <table:table-cell/>
        </table:table-row>
        <table:table-row table:style-name="ro1">
          <table:table-cell office:value-type="string" calcext:value-type="string">
            <text:p>19-01-2015</text:p>
          </table:table-cell>
          <table:table-cell office:value-type="float" office:value="255.44" calcext:value-type="float">
            <text:p>255.44</text:p>
          </table:table-cell>
          <table:table-cell table:number-columns-repeated="2" office:value-type="float" office:value="233.01" calcext:value-type="float">
            <text:p>233.01</text:p>
          </table:table-cell>
          <table:table-cell office:value-type="float" office:value="244.04" calcext:value-type="float">
            <text:p>244.04</text:p>
          </table:table-cell>
          <table:table-cell office:value-type="float" office:value="253.54" calcext:value-type="float">
            <text:p>253.54</text:p>
          </table:table-cell>
          <table:table-cell office:value-type="float" office:value="285.41" calcext:value-type="float">
            <text:p>285.41</text:p>
          </table:table-cell>
          <table:table-cell table:number-columns-repeated="2" office:value-type="float" office:value="255.53" calcext:value-type="float">
            <text:p>255.53</text:p>
          </table:table-cell>
          <table:table-cell table:number-columns-repeated="2" office:value-type="float" office:value="244.04" calcext:value-type="float">
            <text:p>244.04</text:p>
          </table:table-cell>
          <table:table-cell office:value-type="float" office:value="237.68" calcext:value-type="float">
            <text:p>237.68</text:p>
          </table:table-cell>
          <table:table-cell table:number-columns-repeated="3" office:value-type="float" office:value="233.01" calcext:value-type="float">
            <text:p>233.01</text:p>
          </table:table-cell>
          <table:table-cell office:value-type="float" office:value="285.41" calcext:value-type="float">
            <text:p>285.41</text:p>
          </table:table-cell>
          <table:table-cell table:number-columns-repeated="2" office:value-type="float" office:value="300.88" calcext:value-type="float">
            <text:p>300.88</text:p>
          </table:table-cell>
          <table:table-cell/>
        </table:table-row>
        <table:table-row table:style-name="ro1">
          <table:table-cell office:value-type="string" calcext:value-type="string">
            <text:p>20-01-2015</text:p>
          </table:table-cell>
          <table:table-cell office:value-type="float" office:value="264.17" calcext:value-type="float">
            <text:p>264.17</text:p>
          </table:table-cell>
          <table:table-cell table:number-columns-repeated="2" office:value-type="float" office:value="250.77" calcext:value-type="float">
            <text:p>250.77</text:p>
          </table:table-cell>
          <table:table-cell office:value-type="float" office:value="260.96" calcext:value-type="float">
            <text:p>260.96</text:p>
          </table:table-cell>
          <table:table-cell office:value-type="float" office:value="264.04" calcext:value-type="float">
            <text:p>264.04</text:p>
          </table:table-cell>
          <table:table-cell office:value-type="float" office:value="272.18" calcext:value-type="float">
            <text:p>272.18</text:p>
          </table:table-cell>
          <table:table-cell office:value-type="float" office:value="300.62" calcext:value-type="float">
            <text:p>300.62</text:p>
          </table:table-cell>
          <table:table-cell office:value-type="float" office:value="301.14" calcext:value-type="float">
            <text:p>301.14</text:p>
          </table:table-cell>
          <table:table-cell table:number-columns-repeated="3" office:value-type="float" office:value="221.97" calcext:value-type="float">
            <text:p>221.97</text:p>
          </table:table-cell>
          <table:table-cell table:number-columns-repeated="3" office:value-type="float" office:value="250.77" calcext:value-type="float">
            <text:p>250.77</text:p>
          </table:table-cell>
          <table:table-cell office:value-type="float" office:value="272.18" calcext:value-type="float">
            <text:p>272.18</text:p>
          </table:table-cell>
          <table:table-cell table:number-columns-repeated="2" office:value-type="float" office:value="300.58" calcext:value-type="float">
            <text:p>300.58</text:p>
          </table:table-cell>
          <table:table-cell/>
        </table:table-row>
        <table:table-row table:style-name="ro1">
          <table:table-cell office:value-type="string" calcext:value-type="string">
            <text:p>21-01-2015</text:p>
          </table:table-cell>
          <table:table-cell office:value-type="float" office:value="289.07" calcext:value-type="float">
            <text:p>289.07</text:p>
          </table:table-cell>
          <table:table-cell table:number-columns-repeated="2" office:value-type="float" office:value="292.55" calcext:value-type="float">
            <text:p>292.55</text:p>
          </table:table-cell>
          <table:table-cell office:value-type="float" office:value="298.46" calcext:value-type="float">
            <text:p>298.46</text:p>
          </table:table-cell>
          <table:table-cell office:value-type="float" office:value="306.28" calcext:value-type="float">
            <text:p>306.28</text:p>
          </table:table-cell>
          <table:table-cell office:value-type="float" office:value="302.27" calcext:value-type="float">
            <text:p>302.27</text:p>
          </table:table-cell>
          <table:table-cell office:value-type="float" office:value="307.42" calcext:value-type="float">
            <text:p>307.42</text:p>
          </table:table-cell>
          <table:table-cell office:value-type="float" office:value="310.12" calcext:value-type="float">
            <text:p>310.12</text:p>
          </table:table-cell>
          <table:table-cell table:number-columns-repeated="3" office:value-type="float" office:value="219.73" calcext:value-type="float">
            <text:p>219.73</text:p>
          </table:table-cell>
          <table:table-cell table:number-columns-repeated="3" office:value-type="float" office:value="292.55" calcext:value-type="float">
            <text:p>292.55</text:p>
          </table:table-cell>
          <table:table-cell office:value-type="float" office:value="302.27" calcext:value-type="float">
            <text:p>302.27</text:p>
          </table:table-cell>
          <table:table-cell table:number-columns-repeated="2" office:value-type="float" office:value="317.97" calcext:value-type="float">
            <text:p>317.97</text:p>
          </table:table-cell>
          <table:table-cell/>
        </table:table-row>
        <table:table-row table:style-name="ro1">
          <table:table-cell office:value-type="string" calcext:value-type="string">
            <text:p>22-01-2015</text:p>
          </table:table-cell>
          <table:table-cell office:value-type="float" office:value="295.4" calcext:value-type="float">
            <text:p>295.4</text:p>
          </table:table-cell>
          <table:table-cell table:number-columns-repeated="2" office:value-type="float" office:value="303.57" calcext:value-type="float">
            <text:p>303.57</text:p>
          </table:table-cell>
          <table:table-cell office:value-type="float" office:value="305.84" calcext:value-type="float">
            <text:p>305.84</text:p>
          </table:table-cell>
          <table:table-cell office:value-type="float" office:value="311.59" calcext:value-type="float">
            <text:p>311.59</text:p>
          </table:table-cell>
          <table:table-cell office:value-type="float" office:value="309.22" calcext:value-type="float">
            <text:p>309.22</text:p>
          </table:table-cell>
          <table:table-cell office:value-type="float" office:value="311.05" calcext:value-type="float">
            <text:p>311.05</text:p>
          </table:table-cell>
          <table:table-cell office:value-type="float" office:value="313.02" calcext:value-type="float">
            <text:p>313.02</text:p>
          </table:table-cell>
          <table:table-cell table:number-columns-repeated="3" office:value-type="float" office:value="230.12" calcext:value-type="float">
            <text:p>230.12</text:p>
          </table:table-cell>
          <table:table-cell table:number-columns-repeated="3" office:value-type="float" office:value="303.57" calcext:value-type="float">
            <text:p>303.57</text:p>
          </table:table-cell>
          <table:table-cell office:value-type="float" office:value="309.22" calcext:value-type="float">
            <text:p>309.22</text:p>
          </table:table-cell>
          <table:table-cell office:value-type="float" office:value="328.16" calcext:value-type="float">
            <text:p>328.16</text:p>
          </table:table-cell>
          <table:table-cell office:value-type="float" office:value="328.37" calcext:value-type="float">
            <text:p>328.37</text:p>
          </table:table-cell>
          <table:table-cell/>
        </table:table-row>
        <table:table-row table:style-name="ro1">
          <table:table-cell office:value-type="string" calcext:value-type="string">
            <text:p>23-01-2015</text:p>
          </table:table-cell>
          <table:table-cell office:value-type="float" office:value="294.47" calcext:value-type="float">
            <text:p>294.47</text:p>
          </table:table-cell>
          <table:table-cell table:number-columns-repeated="2" office:value-type="float" office:value="286.55" calcext:value-type="float">
            <text:p>286.55</text:p>
          </table:table-cell>
          <table:table-cell office:value-type="float" office:value="295.06" calcext:value-type="float">
            <text:p>295.06</text:p>
          </table:table-cell>
          <table:table-cell office:value-type="float" office:value="300.5" calcext:value-type="float">
            <text:p>300.5</text:p>
          </table:table-cell>
          <table:table-cell office:value-type="float" office:value="301.59" calcext:value-type="float">
            <text:p>301.59</text:p>
          </table:table-cell>
          <table:table-cell office:value-type="float" office:value="293.95" calcext:value-type="float">
            <text:p>293.95</text:p>
          </table:table-cell>
          <table:table-cell office:value-type="float" office:value="303.16" calcext:value-type="float">
            <text:p>303.16</text:p>
          </table:table-cell>
          <table:table-cell table:number-columns-repeated="3" office:value-type="float" office:value="288.63" calcext:value-type="float">
            <text:p>288.63</text:p>
          </table:table-cell>
          <table:table-cell table:number-columns-repeated="3" office:value-type="float" office:value="286.55" calcext:value-type="float">
            <text:p>286.55</text:p>
          </table:table-cell>
          <table:table-cell office:value-type="float" office:value="301.59" calcext:value-type="float">
            <text:p>301.59</text:p>
          </table:table-cell>
          <table:table-cell table:number-columns-repeated="2" office:value-type="float" office:value="325.18" calcext:value-type="float">
            <text:p>325.18</text:p>
          </table:table-cell>
          <table:table-cell/>
        </table:table-row>
        <table:table-row table:style-name="ro1">
          <table:table-cell office:value-type="string" calcext:value-type="string">
            <text:p>24-01-2015</text:p>
          </table:table-cell>
          <table:table-cell office:value-type="float" office:value="211.61" calcext:value-type="float">
            <text:p>211.61</text:p>
          </table:table-cell>
          <table:table-cell table:number-columns-repeated="4" office:value-type="float" office:value="212.7" calcext:value-type="float">
            <text:p>212.7</text:p>
          </table:table-cell>
          <table:table-cell office:value-type="float" office:value="215.91" calcext:value-type="float">
            <text:p>215.91</text:p>
          </table:table-cell>
          <table:table-cell office:value-type="float" office:value="205.53" calcext:value-type="float">
            <text:p>205.53</text:p>
          </table:table-cell>
          <table:table-cell office:value-type="float" office:value="212.7" calcext:value-type="float">
            <text:p>212.7</text:p>
          </table:table-cell>
          <table:table-cell office:value-type="float" office:value="209.89" calcext:value-type="float">
            <text:p>209.89</text:p>
          </table:table-cell>
          <table:table-cell office:value-type="float" office:value="209.73" calcext:value-type="float">
            <text:p>209.73</text:p>
          </table:table-cell>
          <table:table-cell office:value-type="float" office:value="209.89" calcext:value-type="float">
            <text:p>209.89</text:p>
          </table:table-cell>
          <table:table-cell table:number-columns-repeated="3" office:value-type="float" office:value="214.14" calcext:value-type="float">
            <text:p>214.14</text:p>
          </table:table-cell>
          <table:table-cell office:value-type="float" office:value="215.91" calcext:value-type="float">
            <text:p>215.91</text:p>
          </table:table-cell>
          <table:table-cell table:number-columns-repeated="2" office:value-type="float" office:value="276.98" calcext:value-type="float">
            <text:p>276.98</text:p>
          </table:table-cell>
          <table:table-cell/>
        </table:table-row>
        <table:table-row table:style-name="ro1">
          <table:table-cell office:value-type="string" calcext:value-type="string">
            <text:p>25-01-2015</text:p>
          </table:table-cell>
          <table:table-cell office:value-type="float" office:value="213.61" calcext:value-type="float">
            <text:p>213.61</text:p>
          </table:table-cell>
          <table:table-cell table:number-columns-repeated="3" office:value-type="float" office:value="214.27" calcext:value-type="float">
            <text:p>214.27</text:p>
          </table:table-cell>
          <table:table-cell office:value-type="float" office:value="216.23" calcext:value-type="float">
            <text:p>216.23</text:p>
          </table:table-cell>
          <table:table-cell office:value-type="float" office:value="214.27" calcext:value-type="float">
            <text:p>214.27</text:p>
          </table:table-cell>
          <table:table-cell office:value-type="float" office:value="209.41" calcext:value-type="float">
            <text:p>209.41</text:p>
          </table:table-cell>
          <table:table-cell office:value-type="float" office:value="216.23" calcext:value-type="float">
            <text:p>216.23</text:p>
          </table:table-cell>
          <table:table-cell table:number-columns-repeated="3" office:value-type="float" office:value="211.23" calcext:value-type="float">
            <text:p>211.23</text:p>
          </table:table-cell>
          <table:table-cell table:number-columns-repeated="3" office:value-type="float" office:value="217.2" calcext:value-type="float">
            <text:p>217.2</text:p>
          </table:table-cell>
          <table:table-cell office:value-type="float" office:value="214.27" calcext:value-type="float">
            <text:p>214.27</text:p>
          </table:table-cell>
          <table:table-cell table:number-columns-repeated="2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26-01-2015</text:p>
          </table:table-cell>
          <table:table-cell office:value-type="float" office:value="216.99" calcext:value-type="float">
            <text:p>216.99</text:p>
          </table:table-cell>
          <table:table-cell table:number-columns-repeated="4" office:value-type="float" office:value="216.12" calcext:value-type="float">
            <text:p>216.12</text:p>
          </table:table-cell>
          <table:table-cell office:value-type="float" office:value="281.58" calcext:value-type="float">
            <text:p>281.58</text:p>
          </table:table-cell>
          <table:table-cell office:value-type="float" office:value="210.7" calcext:value-type="float">
            <text:p>210.7</text:p>
          </table:table-cell>
          <table:table-cell office:value-type="float" office:value="216.12" calcext:value-type="float">
            <text:p>216.12</text:p>
          </table:table-cell>
          <table:table-cell office:value-type="float" office:value="211.79" calcext:value-type="float">
            <text:p>211.79</text:p>
          </table:table-cell>
          <table:table-cell office:value-type="float" office:value="211.47" calcext:value-type="float">
            <text:p>211.47</text:p>
          </table:table-cell>
          <table:table-cell office:value-type="float" office:value="211.79" calcext:value-type="float">
            <text:p>211.79</text:p>
          </table:table-cell>
          <table:table-cell table:number-columns-repeated="3" office:value-type="float" office:value="216.8" calcext:value-type="float">
            <text:p>216.8</text:p>
          </table:table-cell>
          <table:table-cell office:value-type="float" office:value="281.58" calcext:value-type="float">
            <text:p>281.58</text:p>
          </table:table-cell>
          <table:table-cell table:number-columns-repeated="2" office:value-type="float" office:value="320.67" calcext:value-type="float">
            <text:p>320.67</text:p>
          </table:table-cell>
          <table:table-cell/>
        </table:table-row>
        <table:table-row table:style-name="ro1">
          <table:table-cell office:value-type="string" calcext:value-type="string">
            <text:p>27-01-2015</text:p>
          </table:table-cell>
          <table:table-cell office:value-type="float" office:value="221.35" calcext:value-type="float">
            <text:p>221.35</text:p>
          </table:table-cell>
          <table:table-cell table:number-columns-repeated="2" office:value-type="float" office:value="216.15" calcext:value-type="float">
            <text:p>216.15</text:p>
          </table:table-cell>
          <table:table-cell office:value-type="float" office:value="216.74" calcext:value-type="float">
            <text:p>216.74</text:p>
          </table:table-cell>
          <table:table-cell office:value-type="float" office:value="222.01" calcext:value-type="float">
            <text:p>222.01</text:p>
          </table:table-cell>
          <table:table-cell office:value-type="float" office:value="310.26" calcext:value-type="float">
            <text:p>310.26</text:p>
          </table:table-cell>
          <table:table-cell office:value-type="float" office:value="203.48" calcext:value-type="float">
            <text:p>203.48</text:p>
          </table:table-cell>
          <table:table-cell office:value-type="float" office:value="228.58" calcext:value-type="float">
            <text:p>228.5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6.33" calcext:value-type="float">
            <text:p>216.33</text:p>
          </table:table-cell>
          <table:table-cell office:value-type="float" office:value="216.56" calcext:value-type="float">
            <text:p>216.56</text:p>
          </table:table-cell>
          <table:table-cell table:number-columns-repeated="3" office:value-type="float" office:value="217.63" calcext:value-type="float">
            <text:p>217.63</text:p>
          </table:table-cell>
          <table:table-cell office:value-type="float" office:value="310.26" calcext:value-type="float">
            <text:p>310.26</text:p>
          </table:table-cell>
          <table:table-cell table:number-columns-repeated="2" office:value-type="float" office:value="339.52" calcext:value-type="float">
            <text:p>339.52</text:p>
          </table:table-cell>
          <table:table-cell/>
        </table:table-row>
        <table:table-row table:style-name="ro1">
          <table:table-cell office:value-type="string" calcext:value-type="string">
            <text:p>28-01-2015</text:p>
          </table:table-cell>
          <table:table-cell office:value-type="float" office:value="207.07" calcext:value-type="float">
            <text:p>207.07</text:p>
          </table:table-cell>
          <table:table-cell table:number-columns-repeated="4" office:value-type="float" office:value="206.93" calcext:value-type="float">
            <text:p>206.93</text:p>
          </table:table-cell>
          <table:table-cell office:value-type="float" office:value="241.88" calcext:value-type="float">
            <text:p>241.88</text:p>
          </table:table-cell>
          <table:table-cell office:value-type="float" office:value="195.38" calcext:value-type="float">
            <text:p>195.38</text:p>
          </table:table-cell>
          <table:table-cell office:value-type="float" office:value="206.93" calcext:value-type="float">
            <text:p>206.93</text:p>
          </table:table-cell>
          <table:table-cell office:value-type="float" office:value="205.16" calcext:value-type="float">
            <text:p>205.16</text:p>
          </table:table-cell>
          <table:table-cell office:value-type="float" office:value="203.65" calcext:value-type="float">
            <text:p>203.65</text:p>
          </table:table-cell>
          <table:table-cell office:value-type="float" office:value="205.16" calcext:value-type="float">
            <text:p>205.16</text:p>
          </table:table-cell>
          <table:table-cell table:number-columns-repeated="3" office:value-type="float" office:value="208.64" calcext:value-type="float">
            <text:p>208.64</text:p>
          </table:table-cell>
          <table:table-cell office:value-type="float" office:value="241.88" calcext:value-type="float">
            <text:p>241.88</text:p>
          </table:table-cell>
          <table:table-cell table:number-columns-repeated="2" office:value-type="float" office:value="305.4" calcext:value-type="float">
            <text:p>305.4</text:p>
          </table:table-cell>
          <table:table-cell/>
        </table:table-row>
        <table:table-row table:style-name="ro1">
          <table:table-cell office:value-type="string" calcext:value-type="string">
            <text:p>29-01-2015</text:p>
          </table:table-cell>
          <table:table-cell office:value-type="float" office:value="206.51" calcext:value-type="float">
            <text:p>206.51</text:p>
          </table:table-cell>
          <table:table-cell table:number-columns-repeated="4" office:value-type="float" office:value="204.53" calcext:value-type="float">
            <text:p>204.53</text:p>
          </table:table-cell>
          <table:table-cell office:value-type="float" office:value="237.52" calcext:value-type="float">
            <text:p>237.52</text:p>
          </table:table-cell>
          <table:table-cell office:value-type="float" office:value="199.14" calcext:value-type="float">
            <text:p>199.14</text:p>
          </table:table-cell>
          <table:table-cell office:value-type="float" office:value="200.39" calcext:value-type="float">
            <text:p>200.39</text:p>
          </table:table-cell>
          <table:table-cell table:number-columns-repeated="3" office:value-type="float" office:value="204.53" calcext:value-type="float">
            <text:p>204.53</text:p>
          </table:table-cell>
          <table:table-cell table:number-columns-repeated="3" office:value-type="float" office:value="209.4" calcext:value-type="float">
            <text:p>209.4</text:p>
          </table:table-cell>
          <table:table-cell office:value-type="float" office:value="237.52" calcext:value-type="float">
            <text:p>237.52</text:p>
          </table:table-cell>
          <table:table-cell table:number-columns-repeated="2" office:value-type="float" office:value="291.08" calcext:value-type="float">
            <text:p>291.08</text:p>
          </table:table-cell>
          <table:table-cell/>
        </table:table-row>
        <table:table-row table:style-name="ro1">
          <table:table-cell office:value-type="string" calcext:value-type="string">
            <text:p>30-01-2015</text:p>
          </table:table-cell>
          <table:table-cell office:value-type="float" office:value="226.61" calcext:value-type="float">
            <text:p>226.61</text:p>
          </table:table-cell>
          <table:table-cell table:number-columns-repeated="2" office:value-type="float" office:value="222.57" calcext:value-type="float">
            <text:p>222.57</text:p>
          </table:table-cell>
          <table:table-cell table:number-columns-repeated="2" office:value-type="float" office:value="225.69" calcext:value-type="float">
            <text:p>225.69</text:p>
          </table:table-cell>
          <table:table-cell office:value-type="float" office:value="250.49" calcext:value-type="float">
            <text:p>250.49</text:p>
          </table:table-cell>
          <table:table-cell table:number-columns-repeated="5" office:value-type="float" office:value="225.69" calcext:value-type="float">
            <text:p>225.69</text:p>
          </table:table-cell>
          <table:table-cell table:number-columns-repeated="3" office:value-type="float" office:value="223" calcext:value-type="float">
            <text:p>223</text:p>
          </table:table-cell>
          <table:table-cell office:value-type="float" office:value="250.49" calcext:value-type="float">
            <text:p>250.49</text:p>
          </table:table-cell>
          <table:table-cell table:number-columns-repeated="2" office:value-type="float" office:value="289.35" calcext:value-type="float">
            <text:p>289.35</text:p>
          </table:table-cell>
          <table:table-cell/>
        </table:table-row>
        <table:table-row table:style-name="ro1">
          <table:table-cell office:value-type="string" calcext:value-type="string">
            <text:p>31-01-2015</text:p>
          </table:table-cell>
          <table:table-cell office:value-type="float" office:value="208.82" calcext:value-type="float">
            <text:p>208.82</text:p>
          </table:table-cell>
          <table:table-cell table:number-columns-repeated="10" office:value-type="float" office:value="208.7" calcext:value-type="float">
            <text:p>208.7</text:p>
          </table:table-cell>
          <table:table-cell table:number-columns-repeated="3" office:value-type="float" office:value="209.72" calcext:value-type="float">
            <text:p>209.72</text:p>
          </table:table-cell>
          <table:table-cell office:value-type="float" office:value="208.7" calcext:value-type="float">
            <text:p>208.7</text:p>
          </table:table-cell>
          <table:table-cell table:number-columns-repeated="2" office:value-type="float" office:value="285.17" calcext:value-type="float">
            <text:p>285.17</text:p>
          </table:table-cell>
          <table:table-cell/>
        </table:table-row>
        <table:table-row table:style-name="ro1">
          <table:table-cell office:value-type="string" calcext:value-type="string">
            <text:p>01-02-2015</text:p>
          </table:table-cell>
          <table:table-cell office:value-type="float" office:value="207.16" calcext:value-type="float">
            <text:p>207.16</text:p>
          </table:table-cell>
          <table:table-cell table:number-columns-repeated="10" office:value-type="float" office:value="206.57" calcext:value-type="float">
            <text:p>206.57</text:p>
          </table:table-cell>
          <table:table-cell table:number-columns-repeated="3" office:value-type="float" office:value="211.68" calcext:value-type="float">
            <text:p>211.68</text:p>
          </table:table-cell>
          <table:table-cell office:value-type="float" office:value="206.57" calcext:value-type="float">
            <text:p>206.57</text:p>
          </table:table-cell>
          <table:table-cell table:number-columns-repeated="2" office:value-type="float" office:value="220.27" calcext:value-type="float">
            <text:p>220.27</text:p>
          </table:table-cell>
          <table:table-cell/>
        </table:table-row>
        <table:table-row table:style-name="ro1">
          <table:table-cell office:value-type="string" calcext:value-type="string">
            <text:p>02-02-2015</text:p>
          </table:table-cell>
          <table:table-cell office:value-type="float" office:value="245.23" calcext:value-type="float">
            <text:p>245.23</text:p>
          </table:table-cell>
          <table:table-cell table:number-columns-repeated="2" office:value-type="float" office:value="226.42" calcext:value-type="float">
            <text:p>226.42</text:p>
          </table:table-cell>
          <table:table-cell office:value-type="float" office:value="258.81" calcext:value-type="float">
            <text:p>258.81</text:p>
          </table:table-cell>
          <table:table-cell office:value-type="float" office:value="261.88" calcext:value-type="float">
            <text:p>261.88</text:p>
          </table:table-cell>
          <table:table-cell office:value-type="float" office:value="259.83" calcext:value-type="float">
            <text:p>259.83</text:p>
          </table:table-cell>
          <table:table-cell office:value-type="float" office:value="241.5" calcext:value-type="float">
            <text:p>241.5</text:p>
          </table:table-cell>
          <table:table-cell office:value-type="float" office:value="261.88" calcext:value-type="float">
            <text:p>261.88</text:p>
          </table:table-cell>
          <table:table-cell table:number-columns-repeated="3" office:value-type="float" office:value="241.5" calcext:value-type="float">
            <text:p>241.5</text:p>
          </table:table-cell>
          <table:table-cell table:number-columns-repeated="3" office:value-type="float" office:value="228.95" calcext:value-type="float">
            <text:p>228.95</text:p>
          </table:table-cell>
          <table:table-cell office:value-type="float" office:value="259.83" calcext:value-type="float">
            <text:p>259.83</text:p>
          </table:table-cell>
          <table:table-cell table:number-columns-repeated="2" office:value-type="float" office:value="301.28" calcext:value-type="float">
            <text:p>301.28</text:p>
          </table:table-cell>
          <table:table-cell/>
        </table:table-row>
        <table:table-row table:style-name="ro1">
          <table:table-cell office:value-type="string" calcext:value-type="string">
            <text:p>03-02-2015</text:p>
          </table:table-cell>
          <table:table-cell office:value-type="float" office:value="277.47" calcext:value-type="float">
            <text:p>277.47</text:p>
          </table:table-cell>
          <table:table-cell table:number-columns-repeated="2" office:value-type="float" office:value="246.39" calcext:value-type="float">
            <text:p>246.39</text:p>
          </table:table-cell>
          <table:table-cell office:value-type="float" office:value="283.33" calcext:value-type="float">
            <text:p>283.33</text:p>
          </table:table-cell>
          <table:table-cell office:value-type="float" office:value="292.76" calcext:value-type="float">
            <text:p>292.76</text:p>
          </table:table-cell>
          <table:table-cell office:value-type="float" office:value="284.21" calcext:value-type="float">
            <text:p>284.21</text:p>
          </table:table-cell>
          <table:table-cell office:value-type="float" office:value="283.33" calcext:value-type="float">
            <text:p>283.33</text:p>
          </table:table-cell>
          <table:table-cell office:value-type="float" office:value="292.76" calcext:value-type="float">
            <text:p>292.76</text:p>
          </table:table-cell>
          <table:table-cell table:number-columns-repeated="3" office:value-type="float" office:value="282.45" calcext:value-type="float">
            <text:p>282.45</text:p>
          </table:table-cell>
          <table:table-cell table:number-columns-repeated="3" office:value-type="float" office:value="246.39" calcext:value-type="float">
            <text:p>246.39</text:p>
          </table:table-cell>
          <table:table-cell office:value-type="float" office:value="284.21" calcext:value-type="float">
            <text:p>284.21</text:p>
          </table:table-cell>
          <table:table-cell table:number-columns-repeated="2" office:value-type="float" office:value="312.5" calcext:value-type="float">
            <text:p>312.5</text:p>
          </table:table-cell>
          <table:table-cell/>
        </table:table-row>
        <table:table-row table:style-name="ro1">
          <table:table-cell office:value-type="string" calcext:value-type="string">
            <text:p>04-02-2015</text:p>
          </table:table-cell>
          <table:table-cell office:value-type="float" office:value="321.65" calcext:value-type="float">
            <text:p>321.65</text:p>
          </table:table-cell>
          <table:table-cell table:number-columns-repeated="2" office:value-type="float" office:value="317.77" calcext:value-type="float">
            <text:p>317.77</text:p>
          </table:table-cell>
          <table:table-cell office:value-type="float" office:value="320.88" calcext:value-type="float">
            <text:p>320.88</text:p>
          </table:table-cell>
          <table:table-cell office:value-type="float" office:value="331.23" calcext:value-type="float">
            <text:p>331.23</text:p>
          </table:table-cell>
          <table:table-cell office:value-type="float" office:value="317.77" calcext:value-type="float">
            <text:p>317.77</text:p>
          </table:table-cell>
          <table:table-cell office:value-type="float" office:value="325.12" calcext:value-type="float">
            <text:p>325.12</text:p>
          </table:table-cell>
          <table:table-cell office:value-type="float" office:value="331.23" calcext:value-type="float">
            <text:p>331.23</text:p>
          </table:table-cell>
          <table:table-cell table:number-columns-repeated="3" office:value-type="float" office:value="320.88" calcext:value-type="float">
            <text:p>320.88</text:p>
          </table:table-cell>
          <table:table-cell table:number-columns-repeated="4" office:value-type="float" office:value="317.77" calcext:value-type="float">
            <text:p>317.77</text:p>
          </table:table-cell>
          <table:table-cell table:number-columns-repeated="2" office:value-type="float" office:value="328.9" calcext:value-type="float">
            <text:p>328.9</text:p>
          </table:table-cell>
          <table:table-cell/>
        </table:table-row>
        <table:table-row table:style-name="ro1">
          <table:table-cell office:value-type="string" calcext:value-type="string">
            <text:p>05-02-2015</text:p>
          </table:table-cell>
          <table:table-cell office:value-type="float" office:value="271.55" calcext:value-type="float">
            <text:p>271.55</text:p>
          </table:table-cell>
          <table:table-cell table:number-columns-repeated="2" office:value-type="float" office:value="238.81" calcext:value-type="float">
            <text:p>238.81</text:p>
          </table:table-cell>
          <table:table-cell office:value-type="float" office:value="283.56" calcext:value-type="float">
            <text:p>283.56</text:p>
          </table:table-cell>
          <table:table-cell office:value-type="float" office:value="303.78" calcext:value-type="float">
            <text:p>303.78</text:p>
          </table:table-cell>
          <table:table-cell office:value-type="float" office:value="283.56" calcext:value-type="float">
            <text:p>283.56</text:p>
          </table:table-cell>
          <table:table-cell office:value-type="float" office:value="292.01" calcext:value-type="float">
            <text:p>292.01</text:p>
          </table:table-cell>
          <table:table-cell office:value-type="float" office:value="303.78" calcext:value-type="float">
            <text:p>303.78</text:p>
          </table:table-cell>
          <table:table-cell table:number-columns-repeated="3" office:value-type="float" office:value="283.56" calcext:value-type="float">
            <text:p>283.56</text:p>
          </table:table-cell>
          <table:table-cell table:number-columns-repeated="3" office:value-type="float" office:value="238.81" calcext:value-type="float">
            <text:p>238.81</text:p>
          </table:table-cell>
          <table:table-cell office:value-type="float" office:value="283.56" calcext:value-type="float">
            <text:p>283.56</text:p>
          </table:table-cell>
          <table:table-cell table:number-columns-repeated="2" office:value-type="float" office:value="315.13" calcext:value-type="float">
            <text:p>315.13</text:p>
          </table:table-cell>
          <table:table-cell/>
        </table:table-row>
        <table:table-row table:style-name="ro1">
          <table:table-cell office:value-type="string" calcext:value-type="string">
            <text:p>06-02-2015</text:p>
          </table:table-cell>
          <table:table-cell office:value-type="float" office:value="230.47" calcext:value-type="float">
            <text:p>230.47</text:p>
          </table:table-cell>
          <table:table-cell table:number-columns-repeated="2" office:value-type="float" office:value="221.75" calcext:value-type="float">
            <text:p>221.75</text:p>
          </table:table-cell>
          <table:table-cell office:value-type="float" office:value="242.41" calcext:value-type="float">
            <text:p>242.41</text:p>
          </table:table-cell>
          <table:table-cell office:value-type="float" office:value="268.05" calcext:value-type="float">
            <text:p>268.05</text:p>
          </table:table-cell>
          <table:table-cell office:value-type="float" office:value="246.83" calcext:value-type="float">
            <text:p>246.83</text:p>
          </table:table-cell>
          <table:table-cell office:value-type="float" office:value="241.78" calcext:value-type="float">
            <text:p>241.78</text:p>
          </table:table-cell>
          <table:table-cell office:value-type="float" office:value="268.05" calcext:value-type="float">
            <text:p>268.05</text:p>
          </table:table-cell>
          <table:table-cell table:number-columns-repeated="3" office:value-type="float" office:value="228.68" calcext:value-type="float">
            <text:p>228.68</text:p>
          </table:table-cell>
          <table:table-cell table:number-columns-repeated="3" office:value-type="float" office:value="221.75" calcext:value-type="float">
            <text:p>221.75</text:p>
          </table:table-cell>
          <table:table-cell office:value-type="float" office:value="246.83" calcext:value-type="float">
            <text:p>246.83</text:p>
          </table:table-cell>
          <table:table-cell office:value-type="float" office:value="296.67" calcext:value-type="float">
            <text:p>296.67</text:p>
          </table:table-cell>
          <table:table-cell office:value-type="float" office:value="298.22" calcext:value-type="float">
            <text:p>298.22</text:p>
          </table:table-cell>
          <table:table-cell/>
        </table:table-row>
        <table:table-row table:style-name="ro1">
          <table:table-cell office:value-type="string" calcext:value-type="string">
            <text:p>07-02-2015</text:p>
          </table:table-cell>
          <table:table-cell office:value-type="float" office:value="199.11" calcext:value-type="float">
            <text:p>199.11</text:p>
          </table:table-cell>
          <table:table-cell table:number-columns-repeated="4" office:value-type="float" office:value="198.16" calcext:value-type="float">
            <text:p>198.16</text:p>
          </table:table-cell>
          <table:table-cell office:value-type="float" office:value="200.89" calcext:value-type="float">
            <text:p>200.89</text:p>
          </table:table-cell>
          <table:table-cell office:value-type="float" office:value="177.36" calcext:value-type="float">
            <text:p>177.36</text:p>
          </table:table-cell>
          <table:table-cell table:number-columns-repeated="4" office:value-type="float" office:value="198.16" calcext:value-type="float">
            <text:p>198.16</text:p>
          </table:table-cell>
          <table:table-cell table:number-columns-repeated="3" office:value-type="float" office:value="209.69" calcext:value-type="float">
            <text:p>209.69</text:p>
          </table:table-cell>
          <table:table-cell office:value-type="float" office:value="200.89" calcext:value-type="float">
            <text:p>200.89</text:p>
          </table:table-cell>
          <table:table-cell table:number-columns-repeated="2" office:value-type="float" office:value="236.93" calcext:value-type="float">
            <text:p>236.93</text:p>
          </table:table-cell>
          <table:table-cell/>
        </table:table-row>
        <table:table-row table:style-name="ro1">
          <table:table-cell office:value-type="string" calcext:value-type="string">
            <text:p>08-02-2015</text:p>
          </table:table-cell>
          <table:table-cell office:value-type="float" office:value="199.32" calcext:value-type="float">
            <text:p>199.32</text:p>
          </table:table-cell>
          <table:table-cell table:number-columns-repeated="4" office:value-type="float" office:value="199.56" calcext:value-type="float">
            <text:p>199.56</text:p>
          </table:table-cell>
          <table:table-cell office:value-type="float" office:value="204.79" calcext:value-type="float">
            <text:p>204.79</text:p>
          </table:table-cell>
          <table:table-cell office:value-type="float" office:value="108.24" calcext:value-type="float">
            <text:p>108.24</text:p>
          </table:table-cell>
          <table:table-cell office:value-type="float" office:value="141.41" calcext:value-type="float">
            <text:p>141.41</text:p>
          </table:table-cell>
          <table:table-cell office:value-type="float" office:value="198.04" calcext:value-type="float">
            <text:p>198.04</text:p>
          </table:table-cell>
          <table:table-cell office:value-type="float" office:value="197.98" calcext:value-type="float">
            <text:p>197.98</text:p>
          </table:table-cell>
          <table:table-cell office:value-type="float" office:value="198.04" calcext:value-type="float">
            <text:p>198.04</text:p>
          </table:table-cell>
          <table:table-cell table:number-columns-repeated="3" office:value-type="float" office:value="214.65" calcext:value-type="float">
            <text:p>214.65</text:p>
          </table:table-cell>
          <table:table-cell office:value-type="float" office:value="204.79" calcext:value-type="float">
            <text:p>204.79</text:p>
          </table:table-cell>
          <table:table-cell table:number-columns-repeated="2" office:value-type="float" office:value="251.04" calcext:value-type="float">
            <text:p>251.04</text:p>
          </table:table-cell>
          <table:table-cell/>
        </table:table-row>
        <table:table-row table:style-name="ro1">
          <table:table-cell office:value-type="string" calcext:value-type="string">
            <text:p>09-02-2015</text:p>
          </table:table-cell>
          <table:table-cell office:value-type="float" office:value="211.66" calcext:value-type="float">
            <text:p>211.66</text:p>
          </table:table-cell>
          <table:table-cell table:number-columns-repeated="3" office:value-type="float" office:value="211.19" calcext:value-type="float">
            <text:p>211.19</text:p>
          </table:table-cell>
          <table:table-cell office:value-type="float" office:value="214.28" calcext:value-type="float">
            <text:p>214.28</text:p>
          </table:table-cell>
          <table:table-cell office:value-type="float" office:value="296.41" calcext:value-type="float">
            <text:p>296.41</text:p>
          </table:table-cell>
          <table:table-cell office:value-type="float" office:value="180.91" calcext:value-type="float">
            <text:p>180.91</text:p>
          </table:table-cell>
          <table:table-cell office:value-type="float" office:value="214.28" calcext:value-type="float">
            <text:p>214.28</text:p>
          </table:table-cell>
          <table:table-cell table:number-columns-repeated="3" office:value-type="float" office:value="206.26" calcext:value-type="float">
            <text:p>206.26</text:p>
          </table:table-cell>
          <table:table-cell table:number-columns-repeated="3" office:value-type="float" office:value="214.12" calcext:value-type="float">
            <text:p>214.12</text:p>
          </table:table-cell>
          <table:table-cell office:value-type="float" office:value="296.41" calcext:value-type="float">
            <text:p>296.41</text:p>
          </table:table-cell>
          <table:table-cell table:number-columns-repeated="2" office:value-type="float" office:value="315.92" calcext:value-type="float">
            <text:p>315.92</text:p>
          </table:table-cell>
          <table:table-cell/>
        </table:table-row>
        <table:table-row table:style-name="ro1">
          <table:table-cell office:value-type="string" calcext:value-type="string">
            <text:p>10-02-2015</text:p>
          </table:table-cell>
          <table:table-cell office:value-type="float" office:value="212.36" calcext:value-type="float">
            <text:p>212.36</text:p>
          </table:table-cell>
          <table:table-cell table:number-columns-repeated="3" office:value-type="float" office:value="211.91" calcext:value-type="float">
            <text:p>211.91</text:p>
          </table:table-cell>
          <table:table-cell office:value-type="float" office:value="234.98" calcext:value-type="float">
            <text:p>234.98</text:p>
          </table:table-cell>
          <table:table-cell office:value-type="float" office:value="248.19" calcext:value-type="float">
            <text:p>248.19</text:p>
          </table:table-cell>
          <table:table-cell office:value-type="float" office:value="208.36" calcext:value-type="float">
            <text:p>208.36</text:p>
          </table:table-cell>
          <table:table-cell office:value-type="float" office:value="234.98" calcext:value-type="float">
            <text:p>234.98</text:p>
          </table:table-cell>
          <table:table-cell table:number-columns-repeated="3" office:value-type="float" office:value="208.36" calcext:value-type="float">
            <text:p>208.36</text:p>
          </table:table-cell>
          <table:table-cell table:number-columns-repeated="3" office:value-type="float" office:value="213.25" calcext:value-type="float">
            <text:p>213.25</text:p>
          </table:table-cell>
          <table:table-cell office:value-type="float" office:value="248.19" calcext:value-type="float">
            <text:p>248.19</text:p>
          </table:table-cell>
          <table:table-cell table:number-columns-repeated="2" office:value-type="float" office:value="301.27" calcext:value-type="float">
            <text:p>301.27</text:p>
          </table:table-cell>
          <table:table-cell/>
        </table:table-row>
        <table:table-row table:style-name="ro1">
          <table:table-cell office:value-type="string" calcext:value-type="string">
            <text:p>11-02-2015</text:p>
          </table:table-cell>
          <table:table-cell office:value-type="float" office:value="239.7" calcext:value-type="float">
            <text:p>239.7</text:p>
          </table:table-cell>
          <table:table-cell table:number-columns-repeated="2" office:value-type="float" office:value="216.6" calcext:value-type="float">
            <text:p>216.6</text:p>
          </table:table-cell>
          <table:table-cell office:value-type="float" office:value="243.49" calcext:value-type="float">
            <text:p>243.49</text:p>
          </table:table-cell>
          <table:table-cell office:value-type="float" office:value="297.82" calcext:value-type="float">
            <text:p>297.82</text:p>
          </table:table-cell>
          <table:table-cell office:value-type="float" office:value="254.11" calcext:value-type="float">
            <text:p>254.11</text:p>
          </table:table-cell>
          <table:table-cell office:value-type="float" office:value="298.59" calcext:value-type="float">
            <text:p>298.59</text:p>
          </table:table-cell>
          <table:table-cell office:value-type="float" office:value="300.12" calcext:value-type="float">
            <text:p>300.12</text:p>
          </table:table-cell>
          <table:table-cell table:number-columns-repeated="3" office:value-type="float" office:value="212.35" calcext:value-type="float">
            <text:p>212.35</text:p>
          </table:table-cell>
          <table:table-cell table:number-columns-repeated="3" office:value-type="float" office:value="216.6" calcext:value-type="float">
            <text:p>216.6</text:p>
          </table:table-cell>
          <table:table-cell office:value-type="float" office:value="254.11" calcext:value-type="float">
            <text:p>254.11</text:p>
          </table:table-cell>
          <table:table-cell table:number-columns-repeated="2" office:value-type="float" office:value="297.63" calcext:value-type="float">
            <text:p>297.63</text:p>
          </table:table-cell>
          <table:table-cell/>
        </table:table-row>
        <table:table-row table:style-name="ro1">
          <table:table-cell office:value-type="string" calcext:value-type="string">
            <text:p>12-02-2015</text:p>
          </table:table-cell>
          <table:table-cell office:value-type="float" office:value="243.97" calcext:value-type="float">
            <text:p>243.97</text:p>
          </table:table-cell>
          <table:table-cell table:number-columns-repeated="2" office:value-type="float" office:value="212.95" calcext:value-type="float">
            <text:p>212.95</text:p>
          </table:table-cell>
          <table:table-cell office:value-type="float" office:value="274.12" calcext:value-type="float">
            <text:p>274.12</text:p>
          </table:table-cell>
          <table:table-cell office:value-type="float" office:value="312.36" calcext:value-type="float">
            <text:p>312.36</text:p>
          </table:table-cell>
          <table:table-cell office:value-type="float" office:value="283.12" calcext:value-type="float">
            <text:p>283.12</text:p>
          </table:table-cell>
          <table:table-cell office:value-type="float" office:value="309.81" calcext:value-type="float">
            <text:p>309.81</text:p>
          </table:table-cell>
          <table:table-cell office:value-type="float" office:value="312.36" calcext:value-type="float">
            <text:p>312.36</text:p>
          </table:table-cell>
          <table:table-cell table:number-columns-repeated="3" office:value-type="float" office:value="209.52" calcext:value-type="float">
            <text:p>209.52</text:p>
          </table:table-cell>
          <table:table-cell table:number-columns-repeated="3" office:value-type="float" office:value="212.95" calcext:value-type="float">
            <text:p>212.95</text:p>
          </table:table-cell>
          <table:table-cell office:value-type="float" office:value="283.12" calcext:value-type="float">
            <text:p>283.12</text:p>
          </table:table-cell>
          <table:table-cell table:number-columns-repeated="2" office:value-type="float" office:value="317.47" calcext:value-type="float">
            <text:p>317.47</text:p>
          </table:table-cell>
          <table:table-cell/>
        </table:table-row>
        <table:table-row table:style-name="ro1">
          <table:table-cell office:value-type="string" calcext:value-type="string">
            <text:p>13-02-2015</text:p>
          </table:table-cell>
          <table:table-cell office:value-type="float" office:value="233.49" calcext:value-type="float">
            <text:p>233.49</text:p>
          </table:table-cell>
          <table:table-cell table:number-columns-repeated="2" office:value-type="float" office:value="212.3" calcext:value-type="float">
            <text:p>212.3</text:p>
          </table:table-cell>
          <table:table-cell office:value-type="float" office:value="267.65" calcext:value-type="float">
            <text:p>267.65</text:p>
          </table:table-cell>
          <table:table-cell office:value-type="float" office:value="274.16" calcext:value-type="float">
            <text:p>274.16</text:p>
          </table:table-cell>
          <table:table-cell office:value-type="float" office:value="330.42" calcext:value-type="float">
            <text:p>330.42</text:p>
          </table:table-cell>
          <table:table-cell office:value-type="float" office:value="243.97" calcext:value-type="float">
            <text:p>243.97</text:p>
          </table:table-cell>
          <table:table-cell office:value-type="float" office:value="274.16" calcext:value-type="float">
            <text:p>274.16</text:p>
          </table:table-cell>
          <table:table-cell table:number-columns-repeated="3" office:value-type="float" office:value="210.15" calcext:value-type="float">
            <text:p>210.15</text:p>
          </table:table-cell>
          <table:table-cell table:number-columns-repeated="3" office:value-type="float" office:value="212.3" calcext:value-type="float">
            <text:p>212.3</text:p>
          </table:table-cell>
          <table:table-cell office:value-type="float" office:value="330.42" calcext:value-type="float">
            <text:p>330.42</text:p>
          </table:table-cell>
          <table:table-cell table:number-columns-repeated="2" office:value-type="float" office:value="348.8" calcext:value-type="float">
            <text:p>348.8</text:p>
          </table:table-cell>
          <table:table-cell/>
        </table:table-row>
        <table:table-row table:style-name="ro1">
          <table:table-cell office:value-type="string" calcext:value-type="string">
            <text:p>14-02-2015</text:p>
          </table:table-cell>
          <table:table-cell office:value-type="float" office:value="204.75" calcext:value-type="float">
            <text:p>204.75</text:p>
          </table:table-cell>
          <table:table-cell table:number-columns-repeated="3" office:value-type="float" office:value="203.92" calcext:value-type="float">
            <text:p>203.92</text:p>
          </table:table-cell>
          <table:table-cell office:value-type="float" office:value="207.48" calcext:value-type="float">
            <text:p>207.48</text:p>
          </table:table-cell>
          <table:table-cell office:value-type="float" office:value="233.09" calcext:value-type="float">
            <text:p>233.09</text:p>
          </table:table-cell>
          <table:table-cell office:value-type="float" office:value="203.88" calcext:value-type="float">
            <text:p>203.88</text:p>
          </table:table-cell>
          <table:table-cell office:value-type="float" office:value="222.43" calcext:value-type="float">
            <text:p>222.43</text:p>
          </table:table-cell>
          <table:table-cell table:number-columns-repeated="2" office:value-type="float" office:value="203.88" calcext:value-type="float">
            <text:p>203.88</text:p>
          </table:table-cell>
          <table:table-cell office:value-type="float" office:value="203.78" calcext:value-type="float">
            <text:p>203.78</text:p>
          </table:table-cell>
          <table:table-cell table:number-columns-repeated="2" office:value-type="float" office:value="204.37" calcext:value-type="float">
            <text:p>204.37</text:p>
          </table:table-cell>
          <table:table-cell office:value-type="float" office:value="204.62" calcext:value-type="float">
            <text:p>204.62</text:p>
          </table:table-cell>
          <table:table-cell office:value-type="float" office:value="233.09" calcext:value-type="float">
            <text:p>233.09</text:p>
          </table:table-cell>
          <table:table-cell table:number-columns-repeated="2" office:value-type="float" office:value="298.79" calcext:value-type="float">
            <text:p>298.79</text:p>
          </table:table-cell>
          <table:table-cell/>
        </table:table-row>
        <table:table-row table:style-name="ro1">
          <table:table-cell office:value-type="string" calcext:value-type="string">
            <text:p>15-02-2015</text:p>
          </table:table-cell>
          <table:table-cell office:value-type="float" office:value="196.87" calcext:value-type="float">
            <text:p>196.87</text:p>
          </table:table-cell>
          <table:table-cell table:number-columns-repeated="4" office:value-type="float" office:value="196.27" calcext:value-type="float">
            <text:p>196.27</text:p>
          </table:table-cell>
          <table:table-cell office:value-type="float" office:value="213.59" calcext:value-type="float">
            <text:p>213.59</text:p>
          </table:table-cell>
          <table:table-cell table:number-columns-repeated="5" office:value-type="float" office:value="196.27" calcext:value-type="float">
            <text:p>196.27</text:p>
          </table:table-cell>
          <table:table-cell table:number-columns-repeated="3" office:value-type="float" office:value="197.54" calcext:value-type="float">
            <text:p>197.54</text:p>
          </table:table-cell>
          <table:table-cell office:value-type="float" office:value="213.59" calcext:value-type="float">
            <text:p>213.59</text:p>
          </table:table-cell>
          <table:table-cell table:number-columns-repeated="2" office:value-type="float" office:value="287.54" calcext:value-type="float">
            <text:p>287.54</text:p>
          </table:table-cell>
          <table:table-cell/>
        </table:table-row>
        <table:table-row table:style-name="ro1">
          <table:table-cell office:value-type="string" calcext:value-type="string">
            <text:p>16-02-2015</text:p>
          </table:table-cell>
          <table:table-cell office:value-type="float" office:value="207.7" calcext:value-type="float">
            <text:p>207.7</text:p>
          </table:table-cell>
          <table:table-cell table:number-columns-repeated="4" office:value-type="float" office:value="205.62" calcext:value-type="float">
            <text:p>205.62</text:p>
          </table:table-cell>
          <table:table-cell office:value-type="float" office:value="276.46" calcext:value-type="float">
            <text:p>276.46</text:p>
          </table:table-cell>
          <table:table-cell office:value-type="float" office:value="205.09" calcext:value-type="float">
            <text:p>205.09</text:p>
          </table:table-cell>
          <table:table-cell office:value-type="float" office:value="205.62" calcext:value-type="float">
            <text:p>205.62</text:p>
          </table:table-cell>
          <table:table-cell table:number-columns-repeated="3" office:value-type="float" office:value="205.04" calcext:value-type="float">
            <text:p>205.04</text:p>
          </table:table-cell>
          <table:table-cell table:number-columns-repeated="3" office:value-type="float" office:value="205.67" calcext:value-type="float">
            <text:p>205.67</text:p>
          </table:table-cell>
          <table:table-cell office:value-type="float" office:value="276.46" calcext:value-type="float">
            <text:p>276.46</text:p>
          </table:table-cell>
          <table:table-cell table:number-columns-repeated="2" office:value-type="float" office:value="294.44" calcext:value-type="float">
            <text:p>294.44</text:p>
          </table:table-cell>
          <table:table-cell/>
        </table:table-row>
        <table:table-row table:style-name="ro1">
          <table:table-cell office:value-type="string" calcext:value-type="string">
            <text:p>17-02-2015</text:p>
          </table:table-cell>
          <table:table-cell office:value-type="float" office:value="218.22" calcext:value-type="float">
            <text:p>218.22</text:p>
          </table:table-cell>
          <table:table-cell table:number-columns-repeated="2" office:value-type="float" office:value="207.38" calcext:value-type="float">
            <text:p>207.38</text:p>
          </table:table-cell>
          <table:table-cell office:value-type="float" office:value="234.39" calcext:value-type="float">
            <text:p>234.39</text:p>
          </table:table-cell>
          <table:table-cell office:value-type="float" office:value="279.99" calcext:value-type="float">
            <text:p>279.99</text:p>
          </table:table-cell>
          <table:table-cell office:value-type="float" office:value="283.69" calcext:value-type="float">
            <text:p>283.69</text:p>
          </table:table-cell>
          <table:table-cell office:value-type="float" office:value="246.71" calcext:value-type="float">
            <text:p>246.71</text:p>
          </table:table-cell>
          <table:table-cell office:value-type="float" office:value="279.99" calcext:value-type="float">
            <text:p>279.99</text:p>
          </table:table-cell>
          <table:table-cell table:number-columns-repeated="3" office:value-type="float" office:value="208.36" calcext:value-type="float">
            <text:p>208.36</text:p>
          </table:table-cell>
          <table:table-cell table:number-columns-repeated="3" office:value-type="float" office:value="207.38" calcext:value-type="float">
            <text:p>207.38</text:p>
          </table:table-cell>
          <table:table-cell office:value-type="float" office:value="283.69" calcext:value-type="float">
            <text:p>283.69</text:p>
          </table:table-cell>
          <table:table-cell table:number-columns-repeated="2" office:value-type="float" office:value="305.6" calcext:value-type="float">
            <text:p>305.6</text:p>
          </table:table-cell>
          <table:table-cell/>
        </table:table-row>
        <table:table-row table:style-name="ro1">
          <table:table-cell office:value-type="string" calcext:value-type="string">
            <text:p>18-02-2015</text:p>
          </table:table-cell>
          <table:table-cell office:value-type="float" office:value="203.66" calcext:value-type="float">
            <text:p>203.66</text:p>
          </table:table-cell>
          <table:table-cell table:number-columns-repeated="3" office:value-type="float" office:value="203.45" calcext:value-type="float">
            <text:p>203.45</text:p>
          </table:table-cell>
          <table:table-cell office:value-type="float" office:value="205.72" calcext:value-type="float">
            <text:p>205.7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01.05" calcext:value-type="float">
            <text:p>201.05</text:p>
          </table:table-cell>
          <table:table-cell office:value-type="float" office:value="205.72" calcext:value-type="float">
            <text:p>205.72</text:p>
          </table:table-cell>
          <table:table-cell table:number-columns-repeated="3" office:value-type="float" office:value="201.05" calcext:value-type="float">
            <text:p>201.05</text:p>
          </table:table-cell>
          <table:table-cell table:number-columns-repeated="3" office:value-type="float" office:value="203.45" calcext:value-type="float">
            <text:p>203.45</text:p>
          </table:table-cell>
          <table:table-cell office:value-type="float" office:value="273.23" calcext:value-type="float">
            <text:p>273.23</text:p>
          </table:table-cell>
          <table:table-cell table:number-columns-repeated="2" office:value-type="float" office:value="307.79" calcext:value-type="float">
            <text:p>307.79</text:p>
          </table:table-cell>
          <table:table-cell/>
        </table:table-row>
        <table:table-row table:style-name="ro1">
          <table:table-cell office:value-type="string" calcext:value-type="string">
            <text:p>19-02-2015</text:p>
          </table:table-cell>
          <table:table-cell office:value-type="float" office:value="194.47" calcext:value-type="float">
            <text:p>194.47</text:p>
          </table:table-cell>
          <table:table-cell table:number-columns-repeated="4" office:value-type="float" office:value="193.27" calcext:value-type="float">
            <text:p>193.27</text:p>
          </table:table-cell>
          <table:table-cell office:value-type="float" office:value="255.5" calcext:value-type="float">
            <text:p>255.5</text:p>
          </table:table-cell>
          <table:table-cell table:number-columns-repeated="5" office:value-type="float" office:value="193.27" calcext:value-type="float">
            <text:p>193.27</text:p>
          </table:table-cell>
          <table:table-cell table:number-columns-repeated="3" office:value-type="float" office:value="194.28" calcext:value-type="float">
            <text:p>194.28</text:p>
          </table:table-cell>
          <table:table-cell office:value-type="float" office:value="255.5" calcext:value-type="float">
            <text:p>255.5</text:p>
          </table:table-cell>
          <table:table-cell table:number-columns-repeated="2" office:value-type="float" office:value="290.33" calcext:value-type="float">
            <text:p>290.33</text:p>
          </table:table-cell>
          <table:table-cell/>
        </table:table-row>
        <table:table-row table:style-name="ro1">
          <table:table-cell office:value-type="string" calcext:value-type="string">
            <text:p>20-02-2015</text:p>
          </table:table-cell>
          <table:table-cell office:value-type="float" office:value="192.25" calcext:value-type="float">
            <text:p>192.25</text:p>
          </table:table-cell>
          <table:table-cell table:number-columns-repeated="4" office:value-type="float" office:value="191.08" calcext:value-type="float">
            <text:p>191.08</text:p>
          </table:table-cell>
          <table:table-cell office:value-type="float" office:value="241.47" calcext:value-type="float">
            <text:p>241.47</text:p>
          </table:table-cell>
          <table:table-cell table:number-columns-repeated="5" office:value-type="float" office:value="191.08" calcext:value-type="float">
            <text:p>191.08</text:p>
          </table:table-cell>
          <table:table-cell table:number-columns-repeated="3" office:value-type="float" office:value="192.17" calcext:value-type="float">
            <text:p>192.17</text:p>
          </table:table-cell>
          <table:table-cell office:value-type="float" office:value="241.47" calcext:value-type="float">
            <text:p>241.47</text:p>
          </table:table-cell>
          <table:table-cell table:number-columns-repeated="2" office:value-type="float" office:value="296.13" calcext:value-type="float">
            <text:p>296.13</text:p>
          </table:table-cell>
          <table:table-cell/>
        </table:table-row>
        <table:table-row table:style-name="ro1">
          <table:table-cell office:value-type="string" calcext:value-type="string">
            <text:p>21-02-2015</text:p>
          </table:table-cell>
          <table:table-cell office:value-type="float" office:value="193.08" calcext:value-type="float">
            <text:p>193.08</text:p>
          </table:table-cell>
          <table:table-cell table:number-columns-repeated="4" office:value-type="float" office:value="192.89" calcext:value-type="float">
            <text:p>192.89</text:p>
          </table:table-cell>
          <table:table-cell office:value-type="float" office:value="202.52" calcext:value-type="float">
            <text:p>202.52</text:p>
          </table:table-cell>
          <table:table-cell table:number-columns-repeated="8" office:value-type="float" office:value="192.89" calcext:value-type="float">
            <text:p>192.89</text:p>
          </table:table-cell>
          <table:table-cell office:value-type="float" office:value="202.52" calcext:value-type="float">
            <text:p>202.52</text:p>
          </table:table-cell>
          <table:table-cell table:number-columns-repeated="2" office:value-type="float" office:value="280.63" calcext:value-type="float">
            <text:p>280.63</text:p>
          </table:table-cell>
          <table:table-cell/>
        </table:table-row>
        <table:table-row table:style-name="ro1">
          <table:table-cell office:value-type="string" calcext:value-type="string">
            <text:p>22-02-2015</text:p>
          </table:table-cell>
          <table:table-cell office:value-type="float" office:value="191.03" calcext:value-type="float">
            <text:p>191.03</text:p>
          </table:table-cell>
          <table:table-cell table:number-columns-repeated="4" office:value-type="float" office:value="190.94" calcext:value-type="float">
            <text:p>190.94</text:p>
          </table:table-cell>
          <table:table-cell office:value-type="float" office:value="194.55" calcext:value-type="float">
            <text:p>194.55</text:p>
          </table:table-cell>
          <table:table-cell table:number-columns-repeated="5" office:value-type="float" office:value="190.94" calcext:value-type="float">
            <text:p>190.94</text:p>
          </table:table-cell>
          <table:table-cell table:number-columns-repeated="3" office:value-type="float" office:value="191.2" calcext:value-type="float">
            <text:p>191.2</text:p>
          </table:table-cell>
          <table:table-cell office:value-type="float" office:value="194.55" calcext:value-type="float">
            <text:p>194.55</text:p>
          </table:table-cell>
          <table:table-cell table:number-columns-repeated="2" office:value-type="float" office:value="266.06" calcext:value-type="float">
            <text:p>266.06</text:p>
          </table:table-cell>
          <table:table-cell/>
        </table:table-row>
        <table:table-row table:style-name="ro1">
          <table:table-cell office:value-type="string" calcext:value-type="string">
            <text:p>23-02-2015</text:p>
          </table:table-cell>
          <table:table-cell office:value-type="float" office:value="191.49" calcext:value-type="float">
            <text:p>191.49</text:p>
          </table:table-cell>
          <table:table-cell table:number-columns-repeated="4" office:value-type="float" office:value="190.67" calcext:value-type="float">
            <text:p>190.67</text:p>
          </table:table-cell>
          <table:table-cell office:value-type="float" office:value="206.71" calcext:value-type="float">
            <text:p>206.71</text:p>
          </table:table-cell>
          <table:table-cell office:value-type="float" office:value="176.82" calcext:value-type="float">
            <text:p>176.82</text:p>
          </table:table-cell>
          <table:table-cell table:number-columns-repeated="4" office:value-type="float" office:value="190.67" calcext:value-type="float">
            <text:p>190.67</text:p>
          </table:table-cell>
          <table:table-cell table:number-columns-repeated="3" office:value-type="float" office:value="194.64" calcext:value-type="float">
            <text:p>194.64</text:p>
          </table:table-cell>
          <table:table-cell office:value-type="float" office:value="206.71" calcext:value-type="float">
            <text:p>206.71</text:p>
          </table:table-cell>
          <table:table-cell table:number-columns-repeated="2" office:value-type="float" office:value="228.62" calcext:value-type="float">
            <text:p>228.62</text:p>
          </table:table-cell>
          <table:table-cell/>
        </table:table-row>
        <table:table-row table:style-name="ro1">
          <table:table-cell office:value-type="string" calcext:value-type="string">
            <text:p>24-02-2015</text:p>
          </table:table-cell>
          <table:table-cell office:value-type="float" office:value="194.19" calcext:value-type="float">
            <text:p>194.19</text:p>
          </table:table-cell>
          <table:table-cell table:number-columns-repeated="4" office:value-type="float" office:value="193.18" calcext:value-type="float">
            <text:p>193.18</text:p>
          </table:table-cell>
          <table:table-cell office:value-type="float" office:value="249.94" calcext:value-type="float">
            <text:p>249.94</text:p>
          </table:table-cell>
          <table:table-cell table:number-columns-repeated="5" office:value-type="float" office:value="193.18" calcext:value-type="float">
            <text:p>193.18</text:p>
          </table:table-cell>
          <table:table-cell table:number-columns-repeated="3" office:value-type="float" office:value="193.25" calcext:value-type="float">
            <text:p>193.25</text:p>
          </table:table-cell>
          <table:table-cell office:value-type="float" office:value="249.94" calcext:value-type="float">
            <text:p>249.94</text:p>
          </table:table-cell>
          <table:table-cell table:number-columns-repeated="2" office:value-type="float" office:value="298.3" calcext:value-type="float">
            <text:p>298.3</text:p>
          </table:table-cell>
          <table:table-cell/>
        </table:table-row>
        <table:table-row table:style-name="ro1">
          <table:table-cell office:value-type="string" calcext:value-type="string">
            <text:p>25-02-2015</text:p>
          </table:table-cell>
          <table:table-cell office:value-type="float" office:value="198.92" calcext:value-type="float">
            <text:p>198.92</text:p>
          </table:table-cell>
          <table:table-cell table:number-columns-repeated="3" office:value-type="float" office:value="196.59" calcext:value-type="float">
            <text:p>196.59</text:p>
          </table:table-cell>
          <table:table-cell office:value-type="float" office:value="220.91" calcext:value-type="float">
            <text:p>220.91</text:p>
          </table:table-cell>
          <table:table-cell office:value-type="float" office:value="228.04" calcext:value-type="float">
            <text:p>228.04</text:p>
          </table:table-cell>
          <table:table-cell office:value-type="float" office:value="221.56" calcext:value-type="float">
            <text:p>221.56</text:p>
          </table:table-cell>
          <table:table-cell office:value-type="float" office:value="227.4" calcext:value-type="float">
            <text:p>227.4</text:p>
          </table:table-cell>
          <table:table-cell table:number-columns-repeated="3" office:value-type="float" office:value="195.7" calcext:value-type="float">
            <text:p>195.7</text:p>
          </table:table-cell>
          <table:table-cell table:number-columns-repeated="3" office:value-type="float" office:value="197.45" calcext:value-type="float">
            <text:p>197.45</text:p>
          </table:table-cell>
          <table:table-cell office:value-type="float" office:value="228.04" calcext:value-type="float">
            <text:p>228.04</text:p>
          </table:table-cell>
          <table:table-cell table:number-columns-repeated="2" office:value-type="float" office:value="312.62" calcext:value-type="float">
            <text:p>312.62</text:p>
          </table:table-cell>
          <table:table-cell/>
        </table:table-row>
        <table:table-row table:style-name="ro1">
          <table:table-cell office:value-type="string" calcext:value-type="string">
            <text:p>26-02-2015</text:p>
          </table:table-cell>
          <table:table-cell office:value-type="float" office:value="196.54" calcext:value-type="float">
            <text:p>196.54</text:p>
          </table:table-cell>
          <table:table-cell table:number-columns-repeated="3" office:value-type="float" office:value="196.3" calcext:value-type="float">
            <text:p>196.3</text:p>
          </table:table-cell>
          <table:table-cell office:value-type="float" office:value="209.6" calcext:value-type="float">
            <text:p>209.6</text:p>
          </table:table-cell>
          <table:table-cell office:value-type="float" office:value="219.12" calcext:value-type="float">
            <text:p>219.12</text:p>
          </table:table-cell>
          <table:table-cell office:value-type="float" office:value="195.93" calcext:value-type="float">
            <text:p>195.93</text:p>
          </table:table-cell>
          <table:table-cell office:value-type="float" office:value="209.6" calcext:value-type="float">
            <text:p>209.6</text:p>
          </table:table-cell>
          <table:table-cell table:number-columns-repeated="3" office:value-type="float" office:value="194.96" calcext:value-type="float">
            <text:p>194.96</text:p>
          </table:table-cell>
          <table:table-cell table:number-columns-repeated="3" office:value-type="float" office:value="196.39" calcext:value-type="float">
            <text:p>196.39</text:p>
          </table:table-cell>
          <table:table-cell office:value-type="float" office:value="219.12" calcext:value-type="float">
            <text:p>219.12</text:p>
          </table:table-cell>
          <table:table-cell table:number-columns-repeated="2" office:value-type="float" office:value="313.97" calcext:value-type="float">
            <text:p>313.97</text:p>
          </table:table-cell>
          <table:table-cell/>
        </table:table-row>
        <table:table-row table:style-name="ro1">
          <table:table-cell office:value-type="string" calcext:value-type="string">
            <text:p>27-02-2015</text:p>
          </table:table-cell>
          <table:table-cell office:value-type="float" office:value="192.33" calcext:value-type="float">
            <text:p>192.33</text:p>
          </table:table-cell>
          <table:table-cell table:number-columns-repeated="3" office:value-type="float" office:value="191.14" calcext:value-type="float">
            <text:p>191.14</text:p>
          </table:table-cell>
          <table:table-cell office:value-type="float" office:value="204.88" calcext:value-type="float">
            <text:p>204.88</text:p>
          </table:table-cell>
          <table:table-cell office:value-type="float" office:value="231.13" calcext:value-type="float">
            <text:p>231.13</text:p>
          </table:table-cell>
          <table:table-cell office:value-type="float" office:value="192.06" calcext:value-type="float">
            <text:p>192.06</text:p>
          </table:table-cell>
          <table:table-cell office:value-type="float" office:value="204.88" calcext:value-type="float">
            <text:p>204.88</text:p>
          </table:table-cell>
          <table:table-cell table:number-columns-repeated="3" office:value-type="float" office:value="191.69" calcext:value-type="float">
            <text:p>191.69</text:p>
          </table:table-cell>
          <table:table-cell table:number-columns-repeated="3" office:value-type="float" office:value="192.16" calcext:value-type="float">
            <text:p>192.16</text:p>
          </table:table-cell>
          <table:table-cell office:value-type="float" office:value="231.13" calcext:value-type="float">
            <text:p>231.13</text:p>
          </table:table-cell>
          <table:table-cell table:number-columns-repeated="2" office:value-type="float" office:value="296.31" calcext:value-type="float">
            <text:p>296.31</text:p>
          </table:table-cell>
          <table:table-cell/>
        </table:table-row>
        <table:table-row table:style-name="ro1">
          <table:table-cell office:value-type="string" calcext:value-type="string">
            <text:p>28-02-2015</text:p>
          </table:table-cell>
          <table:table-cell office:value-type="float" office:value="188.85" calcext:value-type="float">
            <text:p>188.85</text:p>
          </table:table-cell>
          <table:table-cell table:number-columns-repeated="3" office:value-type="float" office:value="188.79" calcext:value-type="float">
            <text:p>188.79</text:p>
          </table:table-cell>
          <table:table-cell office:value-type="float" office:value="210.09" calcext:value-type="float">
            <text:p>210.09</text:p>
          </table:table-cell>
          <table:table-cell office:value-type="float" office:value="192.27" calcext:value-type="float">
            <text:p>192.27</text:p>
          </table:table-cell>
          <table:table-cell office:value-type="float" office:value="186.38" calcext:value-type="float">
            <text:p>186.38</text:p>
          </table:table-cell>
          <table:table-cell office:value-type="float" office:value="210.09" calcext:value-type="float">
            <text:p>210.09</text:p>
          </table:table-cell>
          <table:table-cell table:number-columns-repeated="3" office:value-type="float" office:value="188.79" calcext:value-type="float">
            <text:p>188.79</text:p>
          </table:table-cell>
          <table:table-cell table:number-columns-repeated="3" office:value-type="float" office:value="189.49" calcext:value-type="float">
            <text:p>189.49</text:p>
          </table:table-cell>
          <table:table-cell office:value-type="float" office:value="244.14" calcext:value-type="float">
            <text:p>244.14</text:p>
          </table:table-cell>
          <table:table-cell table:number-columns-repeated="2" office:value-type="float" office:value="302.78" calcext:value-type="float">
            <text:p>302.78</text:p>
          </table:table-cell>
          <table:table-cell/>
        </table:table-row>
        <table:table-row table:style-name="ro1">
          <table:table-cell office:value-type="string" calcext:value-type="string">
            <text:p>01-03-2015</text:p>
          </table:table-cell>
          <table:table-cell office:value-type="float" office:value="170.33" calcext:value-type="float">
            <text:p>170.33</text:p>
          </table:table-cell>
          <table:table-cell table:number-columns-repeated="5" office:value-type="float" office:value="166.82" calcext:value-type="float">
            <text:p>166.82</text:p>
          </table:table-cell>
          <table:table-cell office:value-type="float" office:value="98.31" calcext:value-type="float">
            <text:p>98.31</text:p>
          </table:table-cell>
          <table:table-cell office:value-type="float" office:value="127.52" calcext:value-type="float">
            <text:p>127.52</text:p>
          </table:table-cell>
          <table:table-cell table:number-columns-repeated="3" office:value-type="float" office:value="173.96" calcext:value-type="float">
            <text:p>173.96</text:p>
          </table:table-cell>
          <table:table-cell table:number-columns-repeated="3" office:value-type="float" office:value="176.34" calcext:value-type="float">
            <text:p>176.34</text:p>
          </table:table-cell>
          <table:table-cell office:value-type="float" office:value="166.82" calcext:value-type="float">
            <text:p>166.82</text:p>
          </table:table-cell>
          <table:table-cell table:number-columns-repeated="2" office:value-type="float" office:value="220.57" calcext:value-type="float">
            <text:p>220.57</text:p>
          </table:table-cell>
          <table:table-cell/>
        </table:table-row>
        <table:table-row table:style-name="ro1">
          <table:table-cell office:value-type="string" calcext:value-type="string">
            <text:p>02-03-2015</text:p>
          </table:table-cell>
          <table:table-cell office:value-type="float" office:value="188.96" calcext:value-type="float">
            <text:p>188.96</text:p>
          </table:table-cell>
          <table:table-cell table:number-columns-repeated="4" office:value-type="float" office:value="187.91" calcext:value-type="float">
            <text:p>187.91</text:p>
          </table:table-cell>
          <table:table-cell office:value-type="float" office:value="223.04" calcext:value-type="float">
            <text:p>223.04</text:p>
          </table:table-cell>
          <table:table-cell office:value-type="float" office:value="187.9" calcext:value-type="float">
            <text:p>187.9</text:p>
          </table:table-cell>
          <table:table-cell table:number-columns-repeated="4" office:value-type="float" office:value="187.91" calcext:value-type="float">
            <text:p>187.91</text:p>
          </table:table-cell>
          <table:table-cell table:number-columns-repeated="3" office:value-type="float" office:value="188.55" calcext:value-type="float">
            <text:p>188.55</text:p>
          </table:table-cell>
          <table:table-cell office:value-type="float" office:value="223.04" calcext:value-type="float">
            <text:p>223.04</text:p>
          </table:table-cell>
          <table:table-cell table:number-columns-repeated="2" office:value-type="float" office:value="280.8" calcext:value-type="float">
            <text:p>280.8</text:p>
          </table:table-cell>
          <table:table-cell/>
        </table:table-row>
        <table:table-row table:style-name="ro1">
          <table:table-cell office:value-type="string" calcext:value-type="string">
            <text:p>03-03-2015</text:p>
          </table:table-cell>
          <table:table-cell office:value-type="float" office:value="192.23" calcext:value-type="float">
            <text:p>192.23</text:p>
          </table:table-cell>
          <table:table-cell table:number-columns-repeated="4" office:value-type="float" office:value="191.03" calcext:value-type="float">
            <text:p>191.03</text:p>
          </table:table-cell>
          <table:table-cell office:value-type="float" office:value="244.1" calcext:value-type="float">
            <text:p>244.1</text:p>
          </table:table-cell>
          <table:table-cell office:value-type="float" office:value="190.88" calcext:value-type="float">
            <text:p>190.88</text:p>
          </table:table-cell>
          <table:table-cell office:value-type="float" office:value="191.03" calcext:value-type="float">
            <text:p>191.03</text:p>
          </table:table-cell>
          <table:table-cell table:number-columns-repeated="3" office:value-type="float" office:value="190.88" calcext:value-type="float">
            <text:p>190.88</text:p>
          </table:table-cell>
          <table:table-cell table:number-columns-repeated="3" office:value-type="float" office:value="191.03" calcext:value-type="float">
            <text:p>191.03</text:p>
          </table:table-cell>
          <table:table-cell office:value-type="float" office:value="244.1" calcext:value-type="float">
            <text:p>244.1</text:p>
          </table:table-cell>
          <table:table-cell table:number-columns-repeated="2" office:value-type="float" office:value="261.78" calcext:value-type="float">
            <text:p>261.78</text:p>
          </table:table-cell>
          <table:table-cell/>
        </table:table-row>
        <table:table-row table:style-name="ro1">
          <table:table-cell office:value-type="string" calcext:value-type="string">
            <text:p>04-03-2015</text:p>
          </table:table-cell>
          <table:table-cell office:value-type="float" office:value="198.37" calcext:value-type="float">
            <text:p>198.37</text:p>
          </table:table-cell>
          <table:table-cell table:number-columns-repeated="4" office:value-type="float" office:value="196.67" calcext:value-type="float">
            <text:p>196.67</text:p>
          </table:table-cell>
          <table:table-cell office:value-type="float" office:value="252.51" calcext:value-type="float">
            <text:p>252.51</text:p>
          </table:table-cell>
          <table:table-cell office:value-type="float" office:value="196.65" calcext:value-type="float">
            <text:p>196.65</text:p>
          </table:table-cell>
          <table:table-cell office:value-type="float" office:value="196.67" calcext:value-type="float">
            <text:p>196.67</text:p>
          </table:table-cell>
          <table:table-cell table:number-columns-repeated="3" office:value-type="float" office:value="196.42" calcext:value-type="float">
            <text:p>196.42</text:p>
          </table:table-cell>
          <table:table-cell table:number-columns-repeated="3" office:value-type="float" office:value="196.67" calcext:value-type="float">
            <text:p>196.67</text:p>
          </table:table-cell>
          <table:table-cell office:value-type="float" office:value="252.51" calcext:value-type="float">
            <text:p>252.51</text:p>
          </table:table-cell>
          <table:table-cell table:number-columns-repeated="2" office:value-type="float" office:value="279.89" calcext:value-type="float">
            <text:p>279.89</text:p>
          </table:table-cell>
          <table:table-cell/>
        </table:table-row>
        <table:table-row table:style-name="ro1">
          <table:table-cell office:value-type="string" calcext:value-type="string">
            <text:p>05-03-2015</text:p>
          </table:table-cell>
          <table:table-cell office:value-type="float" office:value="213.82" calcext:value-type="float">
            <text:p>213.82</text:p>
          </table:table-cell>
          <table:table-cell table:number-columns-repeated="2" office:value-type="float" office:value="203.88" calcext:value-type="float">
            <text:p>203.88</text:p>
          </table:table-cell>
          <table:table-cell office:value-type="float" office:value="224.95" calcext:value-type="float">
            <text:p>224.95</text:p>
          </table:table-cell>
          <table:table-cell office:value-type="float" office:value="253.6" calcext:value-type="float">
            <text:p>253.6</text:p>
          </table:table-cell>
          <table:table-cell office:value-type="float" office:value="268.02" calcext:value-type="float">
            <text:p>268.02</text:p>
          </table:table-cell>
          <table:table-cell office:value-type="float" office:value="229.51" calcext:value-type="float">
            <text:p>229.51</text:p>
          </table:table-cell>
          <table:table-cell office:value-type="float" office:value="254.4" calcext:value-type="float">
            <text:p>254.4</text:p>
          </table:table-cell>
          <table:table-cell table:number-columns-repeated="3" office:value-type="float" office:value="204.52" calcext:value-type="float">
            <text:p>204.52</text:p>
          </table:table-cell>
          <table:table-cell table:number-columns-repeated="3" office:value-type="float" office:value="203.88" calcext:value-type="float">
            <text:p>203.88</text:p>
          </table:table-cell>
          <table:table-cell office:value-type="float" office:value="268.02" calcext:value-type="float">
            <text:p>268.02</text:p>
          </table:table-cell>
          <table:table-cell table:number-columns-repeated="2" office:value-type="float" office:value="276.44" calcext:value-type="float">
            <text:p>276.44</text:p>
          </table:table-cell>
          <table:table-cell/>
        </table:table-row>
        <table:table-row table:style-name="ro1">
          <table:table-cell office:value-type="string" calcext:value-type="string">
            <text:p>06-03-2015</text:p>
          </table:table-cell>
          <table:table-cell office:value-type="float" office:value="196.51" calcext:value-type="float">
            <text:p>196.51</text:p>
          </table:table-cell>
          <table:table-cell table:number-columns-repeated="2" office:value-type="float" office:value="194.96" calcext:value-type="float">
            <text:p>194.96</text:p>
          </table:table-cell>
          <table:table-cell table:number-columns-repeated="2" office:value-type="float" office:value="207.74" calcext:value-type="float">
            <text:p>207.74</text:p>
          </table:table-cell>
          <table:table-cell office:value-type="float" office:value="234.77" calcext:value-type="float">
            <text:p>234.77</text:p>
          </table:table-cell>
          <table:table-cell office:value-type="float" office:value="202.02" calcext:value-type="float">
            <text:p>202.02</text:p>
          </table:table-cell>
          <table:table-cell office:value-type="float" office:value="207.74" calcext:value-type="float">
            <text:p>207.74</text:p>
          </table:table-cell>
          <table:table-cell table:number-columns-repeated="3" office:value-type="float" office:value="194.27" calcext:value-type="float">
            <text:p>194.27</text:p>
          </table:table-cell>
          <table:table-cell table:number-columns-repeated="3" office:value-type="float" office:value="194.96" calcext:value-type="float">
            <text:p>194.96</text:p>
          </table:table-cell>
          <table:table-cell office:value-type="float" office:value="234.77" calcext:value-type="float">
            <text:p>234.77</text:p>
          </table:table-cell>
          <table:table-cell table:number-columns-repeated="2" office:value-type="float" office:value="237.79" calcext:value-type="float">
            <text:p>237.79</text:p>
          </table:table-cell>
          <table:table-cell/>
        </table:table-row>
        <table:table-row table:style-name="ro1">
          <table:table-cell office:value-type="string" calcext:value-type="string">
            <text:p>07-03-2015</text:p>
          </table:table-cell>
          <table:table-cell table:number-columns-repeated="14" office:value-type="float" office:value="168.29" calcext:value-type="float">
            <text:p>168.29</text:p>
          </table:table-cell>
          <table:table-cell office:value-type="float" office:value="176.04" calcext:value-type="float">
            <text:p>176.04</text:p>
          </table:table-cell>
          <table:table-cell table:number-columns-repeated="2" office:value-type="float" office:value="181.25" calcext:value-type="float">
            <text:p>181.25</text:p>
          </table:table-cell>
          <table:table-cell/>
        </table:table-row>
        <table:table-row table:style-name="ro1">
          <table:table-cell office:value-type="string" calcext:value-type="string">
            <text:p>08-03-2015</text:p>
          </table:table-cell>
          <table:table-cell office:value-type="float" office:value="158.78" calcext:value-type="float">
            <text:p>158.78</text:p>
          </table:table-cell>
          <table:table-cell table:number-columns-repeated="5" office:value-type="float" office:value="158.48" calcext:value-type="float">
            <text:p>158.48</text:p>
          </table:table-cell>
          <table:table-cell office:value-type="float" office:value="153.68" calcext:value-type="float">
            <text:p>153.68</text:p>
          </table:table-cell>
          <table:table-cell table:number-columns-repeated="4" office:value-type="float" office:value="158.48" calcext:value-type="float">
            <text:p>158.48</text:p>
          </table:table-cell>
          <table:table-cell table:number-columns-repeated="3" office:value-type="float" office:value="161.17" calcext:value-type="float">
            <text:p>161.17</text:p>
          </table:table-cell>
          <table:table-cell table:number-columns-repeated="3" office:value-type="float" office:value="158.48" calcext:value-type="float">
            <text:p>158.48</text:p>
          </table:table-cell>
          <table:table-cell/>
        </table:table-row>
        <table:table-row table:style-name="ro1">
          <table:table-cell office:value-type="string" calcext:value-type="string">
            <text:p>09-03-2015</text:p>
          </table:table-cell>
          <table:table-cell office:value-type="float" office:value="188.83" calcext:value-type="float">
            <text:p>188.83</text:p>
          </table:table-cell>
          <table:table-cell table:number-columns-repeated="2" office:value-type="float" office:value="188.09" calcext:value-type="float">
            <text:p>188.09</text:p>
          </table:table-cell>
          <table:table-cell office:value-type="float" office:value="189.25" calcext:value-type="float">
            <text:p>189.25</text:p>
          </table:table-cell>
          <table:table-cell office:value-type="float" office:value="242.98" calcext:value-type="float">
            <text:p>242.98</text:p>
          </table:table-cell>
          <table:table-cell office:value-type="float" office:value="189.25" calcext:value-type="float">
            <text:p>189.2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45.6" calcext:value-type="float">
            <text:p>245.6</text:p>
          </table:table-cell>
          <table:table-cell table:number-columns-repeated="3" office:value-type="float" office:value="187.4" calcext:value-type="float">
            <text:p>187.4</text:p>
          </table:table-cell>
          <table:table-cell table:number-columns-repeated="3" office:value-type="float" office:value="188.09" calcext:value-type="float">
            <text:p>188.09</text:p>
          </table:table-cell>
          <table:table-cell office:value-type="float" office:value="250.19" calcext:value-type="float">
            <text:p>250.19</text:p>
          </table:table-cell>
          <table:table-cell table:number-columns-repeated="2" office:value-type="float" office:value="260.58" calcext:value-type="float">
            <text:p>260.58</text:p>
          </table:table-cell>
          <table:table-cell/>
        </table:table-row>
        <table:table-row table:style-name="ro1">
          <table:table-cell office:value-type="string" calcext:value-type="string">
            <text:p>10-03-2015</text:p>
          </table:table-cell>
          <table:table-cell office:value-type="float" office:value="183.02" calcext:value-type="float">
            <text:p>183.02</text:p>
          </table:table-cell>
          <table:table-cell table:number-columns-repeated="4" office:value-type="float" office:value="181.82" calcext:value-type="float">
            <text:p>181.82</text:p>
          </table:table-cell>
          <table:table-cell office:value-type="float" office:value="242.44" calcext:value-type="float">
            <text:p>242.44</text:p>
          </table:table-cell>
          <table:table-cell table:number-columns-repeated="5" office:value-type="float" office:value="181.82" calcext:value-type="float">
            <text:p>181.82</text:p>
          </table:table-cell>
          <table:table-cell table:number-columns-repeated="3" office:value-type="float" office:value="182.37" calcext:value-type="float">
            <text:p>182.37</text:p>
          </table:table-cell>
          <table:table-cell office:value-type="float" office:value="245.09" calcext:value-type="float">
            <text:p>245.09</text:p>
          </table:table-cell>
          <table:table-cell table:number-columns-repeated="2" office:value-type="float" office:value="254.75" calcext:value-type="float">
            <text:p>254.75</text:p>
          </table:table-cell>
          <table:table-cell/>
        </table:table-row>
        <table:table-row table:style-name="ro1">
          <table:table-cell office:value-type="string" calcext:value-type="string">
            <text:p>11-03-2015</text:p>
          </table:table-cell>
          <table:table-cell office:value-type="float" office:value="194.34" calcext:value-type="float">
            <text:p>194.34</text:p>
          </table:table-cell>
          <table:table-cell table:number-columns-repeated="2" office:value-type="float" office:value="191.32" calcext:value-type="float">
            <text:p>191.32</text:p>
          </table:table-cell>
          <table:table-cell office:value-type="float" office:value="203.09" calcext:value-type="float">
            <text:p>203.09</text:p>
          </table:table-cell>
          <table:table-cell office:value-type="float" office:value="224.58" calcext:value-type="float">
            <text:p>224.58</text:p>
          </table:table-cell>
          <table:table-cell office:value-type="float" office:value="241.65" calcext:value-type="float">
            <text:p>241.65</text:p>
          </table:table-cell>
          <table:table-cell office:value-type="float" office:value="226.54" calcext:value-type="float">
            <text:p>226.54</text:p>
          </table:table-cell>
          <table:table-cell office:value-type="float" office:value="226.86" calcext:value-type="float">
            <text:p>226.86</text:p>
          </table:table-cell>
          <table:table-cell table:number-columns-repeated="3" office:value-type="float" office:value="185.13" calcext:value-type="float">
            <text:p>185.13</text:p>
          </table:table-cell>
          <table:table-cell table:number-columns-repeated="3" office:value-type="float" office:value="191.57" calcext:value-type="float">
            <text:p>191.57</text:p>
          </table:table-cell>
          <table:table-cell office:value-type="float" office:value="241.76" calcext:value-type="float">
            <text:p>241.76</text:p>
          </table:table-cell>
          <table:table-cell table:number-columns-repeated="2" office:value-type="float" office:value="247.06" calcext:value-type="float">
            <text:p>247.06</text:p>
          </table:table-cell>
          <table:table-cell/>
        </table:table-row>
        <table:table-row table:style-name="ro1">
          <table:table-cell office:value-type="string" calcext:value-type="string">
            <text:p>12-03-2015</text:p>
          </table:table-cell>
          <table:table-cell office:value-type="float" office:value="204.04" calcext:value-type="float">
            <text:p>204.04</text:p>
          </table:table-cell>
          <table:table-cell table:number-columns-repeated="2" office:value-type="float" office:value="200.44" calcext:value-type="float">
            <text:p>200.44</text:p>
          </table:table-cell>
          <table:table-cell office:value-type="float" office:value="249.1" calcext:value-type="float">
            <text:p>249.1</text:p>
          </table:table-cell>
          <table:table-cell office:value-type="float" office:value="250.6" calcext:value-type="float">
            <text:p>250.6</text:p>
          </table:table-cell>
          <table:table-cell office:value-type="float" office:value="256.56" calcext:value-type="float">
            <text:p>256.56</text:p>
          </table:table-cell>
          <table:table-cell office:value-type="float" office:value="252.86" calcext:value-type="float">
            <text:p>252.86</text:p>
          </table:table-cell>
          <table:table-cell office:value-type="float" office:value="252.97" calcext:value-type="float">
            <text:p>252.97</text:p>
          </table:table-cell>
          <table:table-cell table:number-columns-repeated="3" office:value-type="float" office:value="188.61" calcext:value-type="float">
            <text:p>188.61</text:p>
          </table:table-cell>
          <table:table-cell table:number-columns-repeated="3" office:value-type="float" office:value="200.44" calcext:value-type="float">
            <text:p>200.44</text:p>
          </table:table-cell>
          <table:table-cell office:value-type="float" office:value="256.56" calcext:value-type="float">
            <text:p>256.56</text:p>
          </table:table-cell>
          <table:table-cell table:number-columns-repeated="2" office:value-type="float" office:value="261.77" calcext:value-type="float">
            <text:p>261.77</text:p>
          </table:table-cell>
          <table:table-cell/>
        </table:table-row>
        <table:table-row table:style-name="ro1">
          <table:table-cell office:value-type="string" calcext:value-type="string">
            <text:p>13-03-2015</text:p>
          </table:table-cell>
          <table:table-cell office:value-type="float" office:value="192.08" calcext:value-type="float">
            <text:p>192.08</text:p>
          </table:table-cell>
          <table:table-cell table:number-columns-repeated="2" office:value-type="float" office:value="189.58" calcext:value-type="float">
            <text:p>189.58</text:p>
          </table:table-cell>
          <table:table-cell office:value-type="float" office:value="196.48" calcext:value-type="float">
            <text:p>196.48</text:p>
          </table:table-cell>
          <table:table-cell office:value-type="float" office:value="199.27" calcext:value-type="float">
            <text:p>199.27</text:p>
          </table:table-cell>
          <table:table-cell office:value-type="float" office:value="242.75" calcext:value-type="float">
            <text:p>242.75</text:p>
          </table:table-cell>
          <table:table-cell office:value-type="float" office:value="196.48" calcext:value-type="float">
            <text:p>196.48</text:p>
          </table:table-cell>
          <table:table-cell office:value-type="float" office:value="199.27" calcext:value-type="float">
            <text:p>199.27</text:p>
          </table:table-cell>
          <table:table-cell table:number-columns-repeated="3" office:value-type="float" office:value="188.02" calcext:value-type="float">
            <text:p>188.02</text:p>
          </table:table-cell>
          <table:table-cell table:number-columns-repeated="3" office:value-type="float" office:value="189.61" calcext:value-type="float">
            <text:p>189.61</text:p>
          </table:table-cell>
          <table:table-cell office:value-type="float" office:value="242.75" calcext:value-type="float">
            <text:p>242.75</text:p>
          </table:table-cell>
          <table:table-cell table:number-columns-repeated="2" office:value-type="float" office:value="244.86" calcext:value-type="float">
            <text:p>244.86</text:p>
          </table:table-cell>
          <table:table-cell/>
        </table:table-row>
        <table:table-row table:style-name="ro1">
          <table:table-cell office:value-type="string" calcext:value-type="string">
            <text:p>14-03-2015</text:p>
          </table:table-cell>
          <table:table-cell office:value-type="float" office:value="181.42" calcext:value-type="float">
            <text:p>181.42</text:p>
          </table:table-cell>
          <table:table-cell table:number-columns-repeated="4" office:value-type="float" office:value="180.89" calcext:value-type="float">
            <text:p>180.89</text:p>
          </table:table-cell>
          <table:table-cell office:value-type="float" office:value="191.11" calcext:value-type="float">
            <text:p>191.11</text:p>
          </table:table-cell>
          <table:table-cell table:number-columns-repeated="5" office:value-type="float" office:value="180.89" calcext:value-type="float">
            <text:p>180.89</text:p>
          </table:table-cell>
          <table:table-cell table:number-columns-repeated="2" office:value-type="float" office:value="184.11" calcext:value-type="float">
            <text:p>184.11</text:p>
          </table:table-cell>
          <table:table-cell office:value-type="float" office:value="184.03" calcext:value-type="float">
            <text:p>184.03</text:p>
          </table:table-cell>
          <table:table-cell table:number-columns-repeated="3" office:value-type="float" office:value="194.33" calcext:value-type="float">
            <text:p>194.33</text:p>
          </table:table-cell>
          <table:table-cell/>
        </table:table-row>
        <table:table-row table:style-name="ro1">
          <table:table-cell office:value-type="string" calcext:value-type="string">
            <text:p>15-03-2015</text:p>
          </table:table-cell>
          <table:table-cell office:value-type="float" office:value="179.94" calcext:value-type="float">
            <text:p>179.94</text:p>
          </table:table-cell>
          <table:table-cell table:number-columns-repeated="4" office:value-type="float" office:value="179.42" calcext:value-type="float">
            <text:p>179.42</text:p>
          </table:table-cell>
          <table:table-cell office:value-type="float" office:value="180.27" calcext:value-type="float">
            <text:p>180.27</text:p>
          </table:table-cell>
          <table:table-cell table:number-columns-repeated="5" office:value-type="float" office:value="179.42" calcext:value-type="float">
            <text:p>179.42</text:p>
          </table:table-cell>
          <table:table-cell table:number-columns-repeated="2" office:value-type="float" office:value="187.01" calcext:value-type="float">
            <text:p>187.01</text:p>
          </table:table-cell>
          <table:table-cell office:value-type="float" office:value="184.72" calcext:value-type="float">
            <text:p>184.72</text:p>
          </table:table-cell>
          <table:table-cell office:value-type="float" office:value="184.16" calcext:value-type="float">
            <text:p>184.16</text:p>
          </table:table-cell>
          <table:table-cell table:number-columns-repeated="2" office:value-type="float" office:value="187.74" calcext:value-type="float">
            <text:p>187.74</text:p>
          </table:table-cell>
          <table:table-cell/>
        </table:table-row>
        <table:table-row table:style-name="ro1">
          <table:table-cell office:value-type="string" calcext:value-type="string">
            <text:p>16-03-2015</text:p>
          </table:table-cell>
          <table:table-cell office:value-type="float" office:value="183.84" calcext:value-type="float">
            <text:p>183.84</text:p>
          </table:table-cell>
          <table:table-cell table:number-columns-repeated="4" office:value-type="float" office:value="182.24" calcext:value-type="float">
            <text:p>182.24</text:p>
          </table:table-cell>
          <table:table-cell office:value-type="float" office:value="249.56" calcext:value-type="float">
            <text:p>249.56</text:p>
          </table:table-cell>
          <table:table-cell office:value-type="float" office:value="181.79" calcext:value-type="float">
            <text:p>181.79</text:p>
          </table:table-cell>
          <table:table-cell office:value-type="float" office:value="182.24" calcext:value-type="float">
            <text:p>182.24</text:p>
          </table:table-cell>
          <table:table-cell table:number-columns-repeated="3" office:value-type="float" office:value="181.79" calcext:value-type="float">
            <text:p>181.79</text:p>
          </table:table-cell>
          <table:table-cell table:number-columns-repeated="3" office:value-type="float" office:value="182.24" calcext:value-type="float">
            <text:p>182.24</text:p>
          </table:table-cell>
          <table:table-cell office:value-type="float" office:value="249.56" calcext:value-type="float">
            <text:p>249.56</text:p>
          </table:table-cell>
          <table:table-cell table:number-columns-repeated="2" office:value-type="float" office:value="273.72" calcext:value-type="float">
            <text:p>273.72</text:p>
          </table:table-cell>
          <table:table-cell/>
        </table:table-row>
        <table:table-row table:style-name="ro1">
          <table:table-cell office:value-type="string" calcext:value-type="string">
            <text:p>17-03-2015</text:p>
          </table:table-cell>
          <table:table-cell office:value-type="float" office:value="188.45" calcext:value-type="float">
            <text:p>188.45</text:p>
          </table:table-cell>
          <table:table-cell table:number-columns-repeated="4" office:value-type="float" office:value="188.32" calcext:value-type="float">
            <text:p>188.32</text:p>
          </table:table-cell>
          <table:table-cell office:value-type="float" office:value="232.68" calcext:value-type="float">
            <text:p>232.68</text:p>
          </table:table-cell>
          <table:table-cell office:value-type="float" office:value="187.74" calcext:value-type="float">
            <text:p>187.74</text:p>
          </table:table-cell>
          <table:table-cell office:value-type="float" office:value="188.45" calcext:value-type="float">
            <text:p>188.45</text:p>
          </table:table-cell>
          <table:table-cell table:number-columns-repeated="3" office:value-type="float" office:value="184.17" calcext:value-type="float">
            <text:p>184.17</text:p>
          </table:table-cell>
          <table:table-cell table:number-columns-repeated="3" office:value-type="float" office:value="188.32" calcext:value-type="float">
            <text:p>188.32</text:p>
          </table:table-cell>
          <table:table-cell office:value-type="float" office:value="232.68" calcext:value-type="float">
            <text:p>232.68</text:p>
          </table:table-cell>
          <table:table-cell table:number-columns-repeated="2" office:value-type="float" office:value="252.19" calcext:value-type="float">
            <text:p>252.19</text:p>
          </table:table-cell>
          <table:table-cell/>
        </table:table-row>
        <table:table-row table:style-name="ro1">
          <table:table-cell office:value-type="string" calcext:value-type="string">
            <text:p>18-03-2015</text:p>
          </table:table-cell>
          <table:table-cell office:value-type="float" office:value="198.97" calcext:value-type="float">
            <text:p>198.97</text:p>
          </table:table-cell>
          <table:table-cell table:number-columns-repeated="3" office:value-type="float" office:value="204.81" calcext:value-type="float">
            <text:p>204.81</text:p>
          </table:table-cell>
          <table:table-cell office:value-type="float" office:value="216.84" calcext:value-type="float">
            <text:p>216.84</text:p>
          </table:table-cell>
          <table:table-cell office:value-type="float" office:value="215.84" calcext:value-type="float">
            <text:p>215.84</text:p>
          </table:table-cell>
          <table:table-cell table:number-columns-repeated="2" office:value-type="float" office:value="261.47" calcext:value-type="float">
            <text:p>261.47</text:p>
          </table:table-cell>
          <table:table-cell table:number-columns-repeated="3" office:value-type="float" office:value="186.8" calcext:value-type="float">
            <text:p>186.8</text:p>
          </table:table-cell>
          <table:table-cell table:number-columns-repeated="3" office:value-type="float" office:value="204.81" calcext:value-type="float">
            <text:p>204.81</text:p>
          </table:table-cell>
          <table:table-cell office:value-type="float" office:value="257.56" calcext:value-type="float">
            <text:p>257.56</text:p>
          </table:table-cell>
          <table:table-cell table:number-columns-repeated="2" office:value-type="float" office:value="263.66" calcext:value-type="float">
            <text:p>263.66</text:p>
          </table:table-cell>
          <table:table-cell/>
        </table:table-row>
        <table:table-row table:style-name="ro1">
          <table:table-cell office:value-type="string" calcext:value-type="string">
            <text:p>19-03-2015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3.94" calcext:value-type="float">
            <text:p>193.94</text:p>
          </table:table-cell>
          <table:table-cell office:value-type="float" office:value="199.88" calcext:value-type="float">
            <text:p>199.88</text:p>
          </table:table-cell>
          <table:table-cell office:value-type="float" office:value="214.98" calcext:value-type="float">
            <text:p>214.98</text:p>
          </table:table-cell>
          <table:table-cell office:value-type="float" office:value="206.98" calcext:value-type="float">
            <text:p>206.98</text:p>
          </table:table-cell>
          <table:table-cell table:number-columns-repeated="2" office:value-type="float" office:value="251.65" calcext:value-type="float">
            <text:p>251.65</text:p>
          </table:table-cell>
          <table:table-cell table:number-columns-repeated="3" office:value-type="float" office:value="190.5" calcext:value-type="float">
            <text:p>190.5</text:p>
          </table:table-cell>
          <table:table-cell table:number-columns-repeated="3" office:value-type="float" office:value="193.94" calcext:value-type="float">
            <text:p>193.94</text:p>
          </table:table-cell>
          <table:table-cell office:value-type="float" office:value="228.99" calcext:value-type="float">
            <text:p>228.99</text:p>
          </table:table-cell>
          <table:table-cell table:number-columns-repeated="2" office:value-type="float" office:value="236.03" calcext:value-type="float">
            <text:p>236.03</text:p>
          </table:table-cell>
          <table:table-cell/>
        </table:table-row>
        <table:table-row table:style-name="ro1">
          <table:table-cell office:value-type="string" calcext:value-type="string">
            <text:p>20-03-2015</text:p>
          </table:table-cell>
          <table:table-cell office:value-type="float" office:value="197.04" calcext:value-type="float">
            <text:p>197.04</text:p>
          </table:table-cell>
          <table:table-cell table:number-columns-repeated="2" office:value-type="float" office:value="199.85" calcext:value-type="float">
            <text:p>199.85</text:p>
          </table:table-cell>
          <table:table-cell table:number-columns-repeated="2" office:value-type="float" office:value="218.54" calcext:value-type="float">
            <text:p>218.54</text:p>
          </table:table-cell>
          <table:table-cell office:value-type="float" office:value="230.37" calcext:value-type="float">
            <text:p>230.37</text:p>
          </table:table-cell>
          <table:table-cell office:value-type="float" office:value="229.02" calcext:value-type="float">
            <text:p>229.02</text:p>
          </table:table-cell>
          <table:table-cell office:value-type="float" office:value="229.24" calcext:value-type="float">
            <text:p>229.24</text:p>
          </table:table-cell>
          <table:table-cell table:number-columns-repeated="3" office:value-type="float" office:value="189.21" calcext:value-type="float">
            <text:p>189.21</text:p>
          </table:table-cell>
          <table:table-cell table:number-columns-repeated="3" office:value-type="float" office:value="199.85" calcext:value-type="float">
            <text:p>199.85</text:p>
          </table:table-cell>
          <table:table-cell office:value-type="float" office:value="230.37" calcext:value-type="float">
            <text:p>230.37</text:p>
          </table:table-cell>
          <table:table-cell table:number-columns-repeated="2" office:value-type="float" office:value="253.4" calcext:value-type="float">
            <text:p>253.4</text:p>
          </table:table-cell>
          <table:table-cell/>
        </table:table-row>
        <table:table-row table:style-name="ro1">
          <table:table-cell office:value-type="string" calcext:value-type="string">
            <text:p>21-03-2015</text:p>
          </table:table-cell>
          <table:table-cell office:value-type="float" office:value="180.51" calcext:value-type="float">
            <text:p>180.51</text:p>
          </table:table-cell>
          <table:table-cell table:number-columns-repeated="4" office:value-type="float" office:value="180.96" calcext:value-type="float">
            <text:p>180.96</text:p>
          </table:table-cell>
          <table:table-cell office:value-type="float" office:value="181.14" calcext:value-type="float">
            <text:p>181.14</text:p>
          </table:table-cell>
          <table:table-cell office:value-type="float" office:value="179.83" calcext:value-type="float">
            <text:p>179.83</text:p>
          </table:table-cell>
          <table:table-cell office:value-type="float" office:value="180.96" calcext:value-type="float">
            <text:p>180.96</text:p>
          </table:table-cell>
          <table:table-cell table:number-columns-repeated="3" office:value-type="float" office:value="179.83" calcext:value-type="float">
            <text:p>179.83</text:p>
          </table:table-cell>
          <table:table-cell table:number-columns-repeated="3" office:value-type="float" office:value="181.81" calcext:value-type="float">
            <text:p>181.81</text:p>
          </table:table-cell>
          <table:table-cell office:value-type="float" office:value="181.14" calcext:value-type="float">
            <text:p>181.14</text:p>
          </table:table-cell>
          <table:table-cell table:number-columns-repeated="2" office:value-type="float" office:value="210.72" calcext:value-type="float">
            <text:p>210.72</text:p>
          </table:table-cell>
          <table:table-cell/>
        </table:table-row>
        <table:table-row table:style-name="ro1">
          <table:table-cell office:value-type="string" calcext:value-type="string">
            <text:p>22-03-2015</text:p>
          </table:table-cell>
          <table:table-cell office:value-type="float" office:value="181.37" calcext:value-type="float">
            <text:p>181.37</text:p>
          </table:table-cell>
          <table:table-cell table:number-columns-repeated="5" office:value-type="float" office:value="181.74" calcext:value-type="float">
            <text:p>181.74</text:p>
          </table:table-cell>
          <table:table-cell office:value-type="float" office:value="181.73" calcext:value-type="float">
            <text:p>181.73</text:p>
          </table:table-cell>
          <table:table-cell office:value-type="float" office:value="182.01" calcext:value-type="float">
            <text:p>182.01</text:p>
          </table:table-cell>
          <table:table-cell table:number-columns-repeated="3" office:value-type="float" office:value="181.09" calcext:value-type="float">
            <text:p>181.09</text:p>
          </table:table-cell>
          <table:table-cell table:number-columns-repeated="4" office:value-type="float" office:value="181.74" calcext:value-type="float">
            <text:p>181.74</text:p>
          </table:table-cell>
          <table:table-cell table:number-columns-repeated="2" office:value-type="float" office:value="248.93" calcext:value-type="float">
            <text:p>248.93</text:p>
          </table:table-cell>
          <table:table-cell/>
        </table:table-row>
        <table:table-row table:style-name="ro1">
          <table:table-cell office:value-type="string" calcext:value-type="string">
            <text:p>23-03-2015</text:p>
          </table:table-cell>
          <table:table-cell office:value-type="float" office:value="186.57" calcext:value-type="float">
            <text:p>186.57</text:p>
          </table:table-cell>
          <table:table-cell table:number-columns-repeated="4" office:value-type="float" office:value="185.91" calcext:value-type="float">
            <text:p>185.91</text:p>
          </table:table-cell>
          <table:table-cell office:value-type="float" office:value="236.66" calcext:value-type="float">
            <text:p>236.66</text:p>
          </table:table-cell>
          <table:table-cell office:value-type="float" office:value="184.88" calcext:value-type="float">
            <text:p>184.88</text:p>
          </table:table-cell>
          <table:table-cell office:value-type="float" office:value="187.66" calcext:value-type="float">
            <text:p>187.66</text:p>
          </table:table-cell>
          <table:table-cell table:number-columns-repeated="3" office:value-type="float" office:value="185.04" calcext:value-type="float">
            <text:p>185.04</text:p>
          </table:table-cell>
          <table:table-cell table:number-columns-repeated="3" office:value-type="float" office:value="185.91" calcext:value-type="float">
            <text:p>185.91</text:p>
          </table:table-cell>
          <table:table-cell office:value-type="float" office:value="236.66" calcext:value-type="float">
            <text:p>236.66</text:p>
          </table:table-cell>
          <table:table-cell table:number-columns-repeated="2" office:value-type="float" office:value="238.72" calcext:value-type="float">
            <text:p>238.72</text:p>
          </table:table-cell>
          <table:table-cell/>
        </table:table-row>
        <table:table-row table:style-name="ro1">
          <table:table-cell office:value-type="string" calcext:value-type="string">
            <text:p>24-03-2015</text:p>
          </table:table-cell>
          <table:table-cell office:value-type="float" office:value="210.66" calcext:value-type="float">
            <text:p>210.66</text:p>
          </table:table-cell>
          <table:table-cell table:number-columns-repeated="2" office:value-type="float" office:value="198.19" calcext:value-type="float">
            <text:p>198.19</text:p>
          </table:table-cell>
          <table:table-cell office:value-type="float" office:value="219.61" calcext:value-type="float">
            <text:p>219.61</text:p>
          </table:table-cell>
          <table:table-cell office:value-type="float" office:value="227.01" calcext:value-type="float">
            <text:p>227.01</text:p>
          </table:table-cell>
          <table:table-cell office:value-type="float" office:value="232.95" calcext:value-type="float">
            <text:p>232.95</text:p>
          </table:table-cell>
          <table:table-cell office:value-type="float" office:value="307.06" calcext:value-type="float">
            <text:p>307.06</text:p>
          </table:table-cell>
          <table:table-cell office:value-type="float" office:value="307.58" calcext:value-type="float">
            <text:p>307.58</text:p>
          </table:table-cell>
          <table:table-cell table:number-columns-repeated="3" office:value-type="float" office:value="190.76" calcext:value-type="float">
            <text:p>190.76</text:p>
          </table:table-cell>
          <table:table-cell table:number-columns-repeated="3" office:value-type="float" office:value="198.19" calcext:value-type="float">
            <text:p>198.19</text:p>
          </table:table-cell>
          <table:table-cell office:value-type="float" office:value="238.92" calcext:value-type="float">
            <text:p>238.92</text:p>
          </table:table-cell>
          <table:table-cell table:number-columns-repeated="2" office:value-type="float" office:value="238.93" calcext:value-type="float">
            <text:p>238.93</text:p>
          </table:table-cell>
          <table:table-cell/>
        </table:table-row>
        <table:table-row table:style-name="ro1">
          <table:table-cell office:value-type="string" calcext:value-type="string">
            <text:p>25-03-2015</text:p>
          </table:table-cell>
          <table:table-cell office:value-type="float" office:value="205.36" calcext:value-type="float">
            <text:p>205.36</text:p>
          </table:table-cell>
          <table:table-cell table:number-columns-repeated="2" office:value-type="float" office:value="199.55" calcext:value-type="float">
            <text:p>199.55</text:p>
          </table:table-cell>
          <table:table-cell table:number-columns-repeated="2" office:value-type="float" office:value="202.17" calcext:value-type="float">
            <text:p>202.17</text:p>
          </table:table-cell>
          <table:table-cell office:value-type="float" office:value="247.92" calcext:value-type="float">
            <text:p>247.92</text:p>
          </table:table-cell>
          <table:table-cell office:value-type="float" office:value="201.72" calcext:value-type="float">
            <text:p>201.72</text:p>
          </table:table-cell>
          <table:table-cell office:value-type="float" office:value="204.97" calcext:value-type="float">
            <text:p>204.97</text:p>
          </table:table-cell>
          <table:table-cell table:number-columns-repeated="3" office:value-type="float" office:value="189.3" calcext:value-type="float">
            <text:p>189.3</text:p>
          </table:table-cell>
          <table:table-cell table:number-columns-repeated="3" office:value-type="float" office:value="199.55" calcext:value-type="float">
            <text:p>199.55</text:p>
          </table:table-cell>
          <table:table-cell table:number-columns-repeated="3" office:value-type="float" office:value="248.18" calcext:value-type="float">
            <text:p>248.18</text:p>
          </table:table-cell>
          <table:table-cell/>
        </table:table-row>
        <table:table-row table:style-name="ro1">
          <table:table-cell office:value-type="string" calcext:value-type="string">
            <text:p>26-03-2015</text:p>
          </table:table-cell>
          <table:table-cell office:value-type="float" office:value="193.55" calcext:value-type="float">
            <text:p>193.55</text:p>
          </table:table-cell>
          <table:table-cell table:number-columns-repeated="3" office:value-type="float" office:value="192.48" calcext:value-type="float">
            <text:p>192.48</text:p>
          </table:table-cell>
          <table:table-cell office:value-type="float" office:value="193.96" calcext:value-type="float">
            <text:p>193.96</text:p>
          </table:table-cell>
          <table:table-cell office:value-type="float" office:value="220.7" calcext:value-type="float">
            <text:p>220.7</text:p>
          </table:table-cell>
          <table:table-cell office:value-type="float" office:value="208.81" calcext:value-type="float">
            <text:p>208.81</text:p>
          </table:table-cell>
          <table:table-cell office:value-type="float" office:value="251.93" calcext:value-type="float">
            <text:p>251.93</text:p>
          </table:table-cell>
          <table:table-cell table:number-columns-repeated="2" office:value-type="float" office:value="190.61" calcext:value-type="float">
            <text:p>190.61</text:p>
          </table:table-cell>
          <table:table-cell office:value-type="float" office:value="184.59" calcext:value-type="float">
            <text:p>184.59</text:p>
          </table:table-cell>
          <table:table-cell table:number-columns-repeated="3" office:value-type="float" office:value="192.53" calcext:value-type="float">
            <text:p>192.53</text:p>
          </table:table-cell>
          <table:table-cell table:number-columns-repeated="3" office:value-type="float" office:value="221.38" calcext:value-type="float">
            <text:p>221.38</text:p>
          </table:table-cell>
          <table:table-cell/>
        </table:table-row>
        <table:table-row table:style-name="ro1">
          <table:table-cell office:value-type="string" calcext:value-type="string">
            <text:p>27-03-2015</text:p>
          </table:table-cell>
          <table:table-cell office:value-type="float" office:value="199.36" calcext:value-type="float">
            <text:p>199.36</text:p>
          </table:table-cell>
          <table:table-cell table:number-columns-repeated="2" office:value-type="float" office:value="200.95" calcext:value-type="float">
            <text:p>200.95</text:p>
          </table:table-cell>
          <table:table-cell table:number-columns-repeated="2" office:value-type="float" office:value="208.09" calcext:value-type="float">
            <text:p>208.09</text:p>
          </table:table-cell>
          <table:table-cell office:value-type="float" office:value="224.99" calcext:value-type="float">
            <text:p>224.99</text:p>
          </table:table-cell>
          <table:table-cell office:value-type="float" office:value="207" calcext:value-type="float">
            <text:p>207</text:p>
          </table:table-cell>
          <table:table-cell office:value-type="float" office:value="232.25" calcext:value-type="float">
            <text:p>232.25</text:p>
          </table:table-cell>
          <table:table-cell table:number-columns-repeated="2" office:value-type="float" office:value="203.66" calcext:value-type="float">
            <text:p>203.66</text:p>
          </table:table-cell>
          <table:table-cell office:value-type="float" office:value="183.76" calcext:value-type="float">
            <text:p>183.76</text:p>
          </table:table-cell>
          <table:table-cell table:number-columns-repeated="3" office:value-type="float" office:value="200.95" calcext:value-type="float">
            <text:p>200.95</text:p>
          </table:table-cell>
          <table:table-cell office:value-type="float" office:value="230.92" calcext:value-type="float">
            <text:p>230.92</text:p>
          </table:table-cell>
          <table:table-cell table:number-columns-repeated="2" office:value-type="float" office:value="252.92" calcext:value-type="float">
            <text:p>252.92</text:p>
          </table:table-cell>
          <table:table-cell/>
        </table:table-row>
        <table:table-row table:style-name="ro1">
          <table:table-cell office:value-type="string" calcext:value-type="string">
            <text:p>28-03-2015</text:p>
          </table:table-cell>
          <table:table-cell office:value-type="float" office:value="182.27" calcext:value-type="float">
            <text:p>182.27</text:p>
          </table:table-cell>
          <table:table-cell table:number-columns-repeated="4" office:value-type="float" office:value="186.65" calcext:value-type="float">
            <text:p>186.65</text:p>
          </table:table-cell>
          <table:table-cell office:value-type="float" office:value="201.42" calcext:value-type="float">
            <text:p>201.42</text:p>
          </table:table-cell>
          <table:table-cell office:value-type="float" office:value="177.09" calcext:value-type="float">
            <text:p>177.09</text:p>
          </table:table-cell>
          <table:table-cell office:value-type="float" office:value="186.65" calcext:value-type="float">
            <text:p>186.65</text:p>
          </table:table-cell>
          <table:table-cell table:number-columns-repeated="3" office:value-type="float" office:value="179.47" calcext:value-type="float">
            <text:p>179.47</text:p>
          </table:table-cell>
          <table:table-cell table:number-columns-repeated="3" office:value-type="float" office:value="186.65" calcext:value-type="float">
            <text:p>186.65</text:p>
          </table:table-cell>
          <table:table-cell office:value-type="float" office:value="236.46" calcext:value-type="float">
            <text:p>236.46</text:p>
          </table:table-cell>
          <table:table-cell table:number-columns-repeated="2" office:value-type="float" office:value="265.28" calcext:value-type="float">
            <text:p>265.28</text:p>
          </table:table-cell>
          <table:table-cell/>
        </table:table-row>
        <table:table-row table:style-name="ro1">
          <table:table-cell office:value-type="string" calcext:value-type="string">
            <text:p>29-03-2015</text:p>
          </table:table-cell>
          <table:table-cell office:value-type="float" office:value="173.19" calcext:value-type="float">
            <text:p>173.19</text:p>
          </table:table-cell>
          <table:table-cell table:number-columns-repeated="5" office:value-type="float" office:value="173.83" calcext:value-type="float">
            <text:p>173.83</text:p>
          </table:table-cell>
          <table:table-cell office:value-type="float" office:value="162.88" calcext:value-type="float">
            <text:p>162.88</text:p>
          </table:table-cell>
          <table:table-cell office:value-type="float" office:value="173.83" calcext:value-type="float">
            <text:p>173.83</text:p>
          </table:table-cell>
          <table:table-cell table:number-columns-repeated="3" office:value-type="float" office:value="173.36" calcext:value-type="float">
            <text:p>173.36</text:p>
          </table:table-cell>
          <table:table-cell table:number-columns-repeated="3" office:value-type="float" office:value="174.08" calcext:value-type="float">
            <text:p>174.08</text:p>
          </table:table-cell>
          <table:table-cell office:value-type="float" office:value="190.34" calcext:value-type="float">
            <text:p>190.34</text:p>
          </table:table-cell>
          <table:table-cell table:number-columns-repeated="2" office:value-type="float" office:value="191.48" calcext:value-type="float">
            <text:p>191.48</text:p>
          </table:table-cell>
          <table:table-cell/>
        </table:table-row>
        <table:table-row table:style-name="ro1">
          <table:table-cell office:value-type="string" calcext:value-type="string">
            <text:p>30-03-2015</text:p>
          </table:table-cell>
          <table:table-cell office:value-type="float" office:value="183.13" calcext:value-type="float">
            <text:p>183.13</text:p>
          </table:table-cell>
          <table:table-cell table:number-columns-repeated="4" office:value-type="float" office:value="188.36" calcext:value-type="float">
            <text:p>188.36</text:p>
          </table:table-cell>
          <table:table-cell office:value-type="float" office:value="258.87" calcext:value-type="float">
            <text:p>258.87</text:p>
          </table:table-cell>
          <table:table-cell office:value-type="float" office:value="160.53" calcext:value-type="float">
            <text:p>160.53</text:p>
          </table:table-cell>
          <table:table-cell office:value-type="float" office:value="188.36" calcext:value-type="float">
            <text:p>188.36</text:p>
          </table:table-cell>
          <table:table-cell office:value-type="float" office:value="178.52" calcext:value-type="float">
            <text:p>178.52</text:p>
          </table:table-cell>
          <table:table-cell office:value-type="float" office:value="178.51" calcext:value-type="float">
            <text:p>178.51</text:p>
          </table:table-cell>
          <table:table-cell office:value-type="float" office:value="178.52" calcext:value-type="float">
            <text:p>178.52</text:p>
          </table:table-cell>
          <table:table-cell table:number-columns-repeated="3" office:value-type="float" office:value="188.36" calcext:value-type="float">
            <text:p>188.36</text:p>
          </table:table-cell>
          <table:table-cell office:value-type="float" office:value="258.87" calcext:value-type="float">
            <text:p>258.87</text:p>
          </table:table-cell>
          <table:table-cell table:number-columns-repeated="2" office:value-type="float" office:value="259.39" calcext:value-type="float">
            <text:p>259.39</text:p>
          </table:table-cell>
          <table:table-cell/>
        </table:table-row>
        <table:table-row table:style-name="ro1">
          <table:table-cell office:value-type="string" calcext:value-type="string">
            <text:p>31-03-2015</text:p>
          </table:table-cell>
          <table:table-cell office:value-type="float" office:value="186.23" calcext:value-type="float">
            <text:p>186.23</text:p>
          </table:table-cell>
          <table:table-cell table:number-columns-repeated="4" office:value-type="float" office:value="189.22" calcext:value-type="float">
            <text:p>189.22</text:p>
          </table:table-cell>
          <table:table-cell office:value-type="float" office:value="244.8" calcext:value-type="float">
            <text:p>244.8</text:p>
          </table:table-cell>
          <table:table-cell office:value-type="float" office:value="167.79" calcext:value-type="float">
            <text:p>167.79</text:p>
          </table:table-cell>
          <table:table-cell office:value-type="float" office:value="189.22" calcext:value-type="float">
            <text:p>189.22</text:p>
          </table:table-cell>
          <table:table-cell office:value-type="float" office:value="182.07" calcext:value-type="float">
            <text:p>182.07</text:p>
          </table:table-cell>
          <table:table-cell office:value-type="float" office:value="182.06" calcext:value-type="float">
            <text:p>182.06</text:p>
          </table:table-cell>
          <table:table-cell office:value-type="float" office:value="182.07" calcext:value-type="float">
            <text:p>182.07</text:p>
          </table:table-cell>
          <table:table-cell table:number-columns-repeated="3" office:value-type="float" office:value="189.22" calcext:value-type="float">
            <text:p>189.22</text:p>
          </table:table-cell>
          <table:table-cell office:value-type="float" office:value="244.8" calcext:value-type="float">
            <text:p>244.8</text:p>
          </table:table-cell>
          <table:table-cell table:number-columns-repeated="2" office:value-type="float" office:value="245.23" calcext:value-type="float">
            <text:p>245.23</text:p>
          </table:table-cell>
          <table:table-cell/>
        </table:table-row>
        <table:table-row table:style-name="ro1">
          <table:table-cell office:value-type="string" calcext:value-type="string">
            <text:p>01-04-2015</text:p>
          </table:table-cell>
          <table:table-cell office:value-type="float" office:value="187.23" calcext:value-type="float">
            <text:p>187.23</text:p>
          </table:table-cell>
          <table:table-cell table:number-columns-repeated="4" office:value-type="float" office:value="189.92" calcext:value-type="float">
            <text:p>189.92</text:p>
          </table:table-cell>
          <table:table-cell office:value-type="float" office:value="283.57" calcext:value-type="float">
            <text:p>283.57</text:p>
          </table:table-cell>
          <table:table-cell office:value-type="float" office:value="137.14" calcext:value-type="float">
            <text:p>137.14</text:p>
          </table:table-cell>
          <table:table-cell office:value-type="float" office:value="177.67" calcext:value-type="float">
            <text:p>177.67</text:p>
          </table:table-cell>
          <table:table-cell table:number-columns-repeated="3" office:value-type="float" office:value="185.27" calcext:value-type="float">
            <text:p>185.27</text:p>
          </table:table-cell>
          <table:table-cell table:number-columns-repeated="3" office:value-type="float" office:value="189.92" calcext:value-type="float">
            <text:p>189.92</text:p>
          </table:table-cell>
          <table:table-cell office:value-type="float" office:value="283.57" calcext:value-type="float">
            <text:p>283.57</text:p>
          </table:table-cell>
          <table:table-cell table:number-columns-repeated="2" office:value-type="float" office:value="289.9" calcext:value-type="float">
            <text:p>289.9</text:p>
          </table:table-cell>
          <table:table-cell/>
        </table:table-row>
        <table:table-row table:style-name="ro1">
          <table:table-cell office:value-type="string" calcext:value-type="string">
            <text:p>02-04-2015</text:p>
          </table:table-cell>
          <table:table-cell office:value-type="float" office:value="187.68" calcext:value-type="float">
            <text:p>187.68</text:p>
          </table:table-cell>
          <table:table-cell table:number-columns-repeated="4" office:value-type="float" office:value="188" calcext:value-type="float">
            <text:p>188</text:p>
          </table:table-cell>
          <table:table-cell office:value-type="float" office:value="242.67" calcext:value-type="float">
            <text:p>242.67</text:p>
          </table:table-cell>
          <table:table-cell office:value-type="float" office:value="184.74" calcext:value-type="float">
            <text:p>184.74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86.13" calcext:value-type="float">
            <text:p>186.13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246.11" calcext:value-type="float">
            <text:p>246.11</text:p>
          </table:table-cell>
          <table:table-cell office:value-type="float" office:value="264.77" calcext:value-type="float">
            <text:p>264.77</text:p>
          </table:table-cell>
          <table:table-cell office:value-type="float" office:value="269.35" calcext:value-type="float">
            <text:p>269.35</text:p>
          </table:table-cell>
          <table:table-cell/>
        </table:table-row>
        <table:table-row table:style-name="ro1">
          <table:table-cell office:value-type="string" calcext:value-type="string">
            <text:p>03-04-2015</text:p>
          </table:table-cell>
          <table:table-cell office:value-type="float" office:value="184.78" calcext:value-type="float">
            <text:p>184.78</text:p>
          </table:table-cell>
          <table:table-cell table:number-columns-repeated="4" office:value-type="float" office:value="184.77" calcext:value-type="float">
            <text:p>184.7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3.1" calcext:value-type="float">
            <text:p>183.1</text:p>
          </table:table-cell>
          <table:table-cell table:number-columns-repeated="4" office:value-type="float" office:value="184.77" calcext:value-type="float">
            <text:p>184.77</text:p>
          </table:table-cell>
          <table:table-cell table:number-columns-repeated="3" office:value-type="float" office:value="184.81" calcext:value-type="float">
            <text:p>184.81</text:p>
          </table:table-cell>
          <table:table-cell office:value-type="float" office:value="209.06" calcext:value-type="float">
            <text:p>209.06</text:p>
          </table:table-cell>
          <table:table-cell office:value-type="float" office:value="276.26" calcext:value-type="float">
            <text:p>276.26</text:p>
          </table:table-cell>
          <table:table-cell office:value-type="float" office:value="327.17" calcext:value-type="float">
            <text:p>327.17</text:p>
          </table:table-cell>
          <table:table-cell/>
        </table:table-row>
        <table:table-row table:style-name="ro1">
          <table:table-cell office:value-type="string" calcext:value-type="string">
            <text:p>04-04-2015</text:p>
          </table:table-cell>
          <table:table-cell office:value-type="float" office:value="191.03" calcext:value-type="float">
            <text:p>191.03</text:p>
          </table:table-cell>
          <table:table-cell table:number-columns-repeated="14" office:value-type="float" office:value="191.02" calcext:value-type="float">
            <text:p>191.02</text:p>
          </table:table-cell>
          <table:table-cell table:number-columns-repeated="2" office:value-type="float" office:value="192.48" calcext:value-type="float">
            <text:p>192.48</text:p>
          </table:table-cell>
          <table:table-cell/>
        </table:table-row>
        <table:table-row table:style-name="ro1">
          <table:table-cell office:value-type="string" calcext:value-type="string">
            <text:p>05-04-2015</text:p>
          </table:table-cell>
          <table:table-cell table:number-columns-repeated="14" office:value-type="float" office:value="188.49" calcext:value-type="float">
            <text:p>188.49</text:p>
          </table:table-cell>
          <table:table-cell office:value-type="float" office:value="209.11" calcext:value-type="float">
            <text:p>209.11</text:p>
          </table:table-cell>
          <table:table-cell table:number-columns-repeated="2" office:value-type="float" office:value="244.8" calcext:value-type="float">
            <text:p>244.8</text:p>
          </table:table-cell>
          <table:table-cell/>
        </table:table-row>
        <table:table-row table:style-name="ro1">
          <table:table-cell office:value-type="string" calcext:value-type="string">
            <text:p>06-04-2015</text:p>
          </table:table-cell>
          <table:table-cell office:value-type="float" office:value="189.73" calcext:value-type="float">
            <text:p>189.73</text:p>
          </table:table-cell>
          <table:table-cell table:number-columns-repeated="4" office:value-type="float" office:value="189.72" calcext:value-type="float">
            <text:p>189.72</text:p>
          </table:table-cell>
          <table:table-cell office:value-type="float" office:value="190.02" calcext:value-type="float">
            <text:p>190.02</text:p>
          </table:table-cell>
          <table:table-cell table:number-columns-repeated="8" office:value-type="float" office:value="189.72" calcext:value-type="float">
            <text:p>189.72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59.11" calcext:value-type="float">
            <text:p>259.11</text:p>
          </table:table-cell>
          <table:table-cell/>
        </table:table-row>
        <table:table-row table:style-name="ro1">
          <table:table-cell office:value-type="string" calcext:value-type="string">
            <text:p>07-04-2015</text:p>
          </table:table-cell>
          <table:table-cell office:value-type="float" office:value="194.78" calcext:value-type="float">
            <text:p>194.78</text:p>
          </table:table-cell>
          <table:table-cell table:number-columns-repeated="4" office:value-type="float" office:value="192.83" calcext:value-type="float">
            <text:p>192.83</text:p>
          </table:table-cell>
          <table:table-cell office:value-type="float" office:value="259.12" calcext:value-type="float">
            <text:p>259.12</text:p>
          </table:table-cell>
          <table:table-cell table:number-columns-repeated="8" office:value-type="float" office:value="192.83" calcext:value-type="float">
            <text:p>192.83</text:p>
          </table:table-cell>
          <table:table-cell office:value-type="float" office:value="259.12" calcext:value-type="float">
            <text:p>259.12</text:p>
          </table:table-cell>
          <table:table-cell office:value-type="float" office:value="279.05" calcext:value-type="float">
            <text:p>279.05</text:p>
          </table:table-cell>
          <table:table-cell office:value-type="float" office:value="283.3" calcext:value-type="float">
            <text:p>283.3</text:p>
          </table:table-cell>
          <table:table-cell/>
        </table:table-row>
        <table:table-row table:style-name="ro1">
          <table:table-cell office:value-type="string" calcext:value-type="string">
            <text:p>08-04-2015</text:p>
          </table:table-cell>
          <table:table-cell office:value-type="float" office:value="192.41" calcext:value-type="float">
            <text:p>192.41</text:p>
          </table:table-cell>
          <table:table-cell table:number-columns-repeated="4" office:value-type="float" office:value="190.84" calcext:value-type="float">
            <text:p>190.84</text:p>
          </table:table-cell>
          <table:table-cell office:value-type="float" office:value="218.99" calcext:value-type="float">
            <text:p>218.99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1.26" calcext:value-type="float">
            <text:p>231.26</text:p>
          </table:table-cell>
          <table:table-cell table:number-columns-repeated="6" office:value-type="float" office:value="190.84" calcext:value-type="float">
            <text:p>190.84</text:p>
          </table:table-cell>
          <table:table-cell office:value-type="float" office:value="218.99" calcext:value-type="float">
            <text:p>218.99</text:p>
          </table:table-cell>
          <table:table-cell office:value-type="float" office:value="263.25" calcext:value-type="float">
            <text:p>263.25</text:p>
          </table:table-cell>
          <table:table-cell office:value-type="float" office:value="279.06" calcext:value-type="float">
            <text:p>279.06</text:p>
          </table:table-cell>
          <table:table-cell/>
        </table:table-row>
        <table:table-row table:style-name="ro1">
          <table:table-cell office:value-type="string" calcext:value-type="string">
            <text:p>09-04-2015</text:p>
          </table:table-cell>
          <table:table-cell office:value-type="float" office:value="199.47" calcext:value-type="float">
            <text:p>199.47</text:p>
          </table:table-cell>
          <table:table-cell table:number-columns-repeated="2" office:value-type="float" office:value="192.25" calcext:value-type="float">
            <text:p>192.25</text:p>
          </table:table-cell>
          <table:table-cell office:value-type="float" office:value="192.66" calcext:value-type="float">
            <text:p>192.66</text:p>
          </table:table-cell>
          <table:table-cell office:value-type="float" office:value="215.39" calcext:value-type="float">
            <text:p>215.39</text:p>
          </table:table-cell>
          <table:table-cell office:value-type="float" office:value="219.14" calcext:value-type="float">
            <text:p>219.14</text:p>
          </table:table-cell>
          <table:table-cell table:number-columns-repeated="2" office:value-type="float" office:value="289.8" calcext:value-type="float">
            <text:p>289.8</text:p>
          </table:table-cell>
          <table:table-cell table:number-columns-repeated="3" office:value-type="float" office:value="192.42" calcext:value-type="float">
            <text:p>192.42</text:p>
          </table:table-cell>
          <table:table-cell table:number-columns-repeated="3" office:value-type="float" office:value="192.25" calcext:value-type="float">
            <text:p>192.25</text:p>
          </table:table-cell>
          <table:table-cell office:value-type="float" office:value="219.14" calcext:value-type="float">
            <text:p>219.14</text:p>
          </table:table-cell>
          <table:table-cell office:value-type="float" office:value="265.98" calcext:value-type="float">
            <text:p>265.98</text:p>
          </table:table-cell>
          <table:table-cell office:value-type="float" office:value="275.64" calcext:value-type="float">
            <text:p>275.64</text:p>
          </table:table-cell>
          <table:table-cell/>
        </table:table-row>
        <table:table-row table:style-name="ro1">
          <table:table-cell office:value-type="string" calcext:value-type="string">
            <text:p>10-04-2015</text:p>
          </table:table-cell>
          <table:table-cell office:value-type="float" office:value="196.97" calcext:value-type="float">
            <text:p>196.97</text:p>
          </table:table-cell>
          <table:table-cell table:number-columns-repeated="2" office:value-type="float" office:value="196.05" calcext:value-type="float">
            <text:p>196.05</text:p>
          </table:table-cell>
          <table:table-cell table:number-columns-repeated="2" office:value-type="float" office:value="213.82" calcext:value-type="float">
            <text:p>213.82</text:p>
          </table:table-cell>
          <table:table-cell office:value-type="float" office:value="248.7" calcext:value-type="float">
            <text:p>248.7</text:p>
          </table:table-cell>
          <table:table-cell table:number-columns-repeated="2" office:value-type="float" office:value="236.45" calcext:value-type="float">
            <text:p>236.45</text:p>
          </table:table-cell>
          <table:table-cell table:number-columns-repeated="3" office:value-type="float" office:value="186.82" calcext:value-type="float">
            <text:p>186.82</text:p>
          </table:table-cell>
          <table:table-cell table:number-columns-repeated="2" office:value-type="float" office:value="199.22" calcext:value-type="float">
            <text:p>199.22</text:p>
          </table:table-cell>
          <table:table-cell office:value-type="float" office:value="198.56" calcext:value-type="float">
            <text:p>198.56</text:p>
          </table:table-cell>
          <table:table-cell office:value-type="float" office:value="248.7" calcext:value-type="float">
            <text:p>248.7</text:p>
          </table:table-cell>
          <table:table-cell office:value-type="float" office:value="293.21" calcext:value-type="float">
            <text:p>293.21</text:p>
          </table:table-cell>
          <table:table-cell office:value-type="float" office:value="379.88" calcext:value-type="float">
            <text:p>379.88</text:p>
          </table:table-cell>
          <table:table-cell/>
        </table:table-row>
        <table:table-row table:style-name="ro1">
          <table:table-cell office:value-type="string" calcext:value-type="string">
            <text:p>11-04-2015</text:p>
          </table:table-cell>
          <table:table-cell office:value-type="float" office:value="184.19" calcext:value-type="float">
            <text:p>184.19</text:p>
          </table:table-cell>
          <table:table-cell table:number-columns-repeated="4" office:value-type="float" office:value="184.55" calcext:value-type="float">
            <text:p>184.55</text:p>
          </table:table-cell>
          <table:table-cell office:value-type="float" office:value="203.53" calcext:value-type="float">
            <text:p>203.53</text:p>
          </table:table-cell>
          <table:table-cell office:value-type="float" office:value="181.45" calcext:value-type="float">
            <text:p>181.45</text:p>
          </table:table-cell>
          <table:table-cell office:value-type="float" office:value="184.55" calcext:value-type="float">
            <text:p>184.55</text:p>
          </table:table-cell>
          <table:table-cell table:number-columns-repeated="3" office:value-type="float" office:value="181.79" calcext:value-type="float">
            <text:p>181.79</text:p>
          </table:table-cell>
          <table:table-cell table:number-columns-repeated="2" office:value-type="float" office:value="191.23" calcext:value-type="float">
            <text:p>191.23</text:p>
          </table:table-cell>
          <table:table-cell office:value-type="float" office:value="190.94" calcext:value-type="float">
            <text:p>190.94</text:p>
          </table:table-cell>
          <table:table-cell office:value-type="float" office:value="203.53" calcext:value-type="float">
            <text:p>203.53</text:p>
          </table:table-cell>
          <table:table-cell table:number-columns-repeated="2" office:value-type="float" office:value="257.86" calcext:value-type="float">
            <text:p>257.86</text:p>
          </table:table-cell>
          <table:table-cell/>
        </table:table-row>
        <table:table-row table:style-name="ro1">
          <table:table-cell office:value-type="string" calcext:value-type="string">
            <text:p>12-04-2015</text:p>
          </table:table-cell>
          <table:table-cell office:value-type="float" office:value="163.36" calcext:value-type="float">
            <text:p>163.36</text:p>
          </table:table-cell>
          <table:table-cell table:number-columns-repeated="5" office:value-type="float" office:value="162.19" calcext:value-type="float">
            <text:p>162.19</text:p>
          </table:table-cell>
          <table:table-cell office:value-type="float" office:value="50.58" calcext:value-type="float">
            <text:p>50.58</text:p>
          </table:table-cell>
          <table:table-cell office:value-type="float" office:value="123.62" calcext:value-type="float">
            <text:p>123.62</text:p>
          </table:table-cell>
          <table:table-cell table:number-columns-repeated="3" office:value-type="float" office:value="162.56" calcext:value-type="float">
            <text:p>162.56</text:p>
          </table:table-cell>
          <table:table-cell table:number-columns-repeated="3" office:value-type="float" office:value="182.57" calcext:value-type="float">
            <text:p>182.57</text:p>
          </table:table-cell>
          <table:table-cell office:value-type="float" office:value="162.19" calcext:value-type="float">
            <text:p>162.19</text:p>
          </table:table-cell>
          <table:table-cell table:number-columns-repeated="2" office:value-type="float" office:value="174.85" calcext:value-type="float">
            <text:p>174.85</text:p>
          </table:table-cell>
          <table:table-cell/>
        </table:table-row>
        <table:table-row table:style-name="ro1">
          <table:table-cell office:value-type="string" calcext:value-type="string">
            <text:p>13-04-2015</text:p>
          </table:table-cell>
          <table:table-cell office:value-type="float" office:value="179.44" calcext:value-type="float">
            <text:p>179.44</text:p>
          </table:table-cell>
          <table:table-cell table:number-columns-repeated="4" office:value-type="float" office:value="178.01" calcext:value-type="float">
            <text:p>178.01</text:p>
          </table:table-cell>
          <table:table-cell office:value-type="float" office:value="235.68" calcext:value-type="float">
            <text:p>235.68</text:p>
          </table:table-cell>
          <table:table-cell office:value-type="float" office:value="149.61" calcext:value-type="float">
            <text:p>149.61</text:p>
          </table:table-cell>
          <table:table-cell office:value-type="float" office:value="178.01" calcext:value-type="float">
            <text:p>178.01</text:p>
          </table:table-cell>
          <table:table-cell table:number-columns-repeated="3" office:value-type="float" office:value="177.09" calcext:value-type="float">
            <text:p>177.09</text:p>
          </table:table-cell>
          <table:table-cell table:number-columns-repeated="3" office:value-type="float" office:value="191.1" calcext:value-type="float">
            <text:p>191.1</text:p>
          </table:table-cell>
          <table:table-cell office:value-type="float" office:value="235.68" calcext:value-type="float">
            <text:p>235.68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7.26" calcext:value-type="float">
            <text:p>267.26</text:p>
          </table:table-cell>
          <table:table-cell/>
        </table:table-row>
        <table:table-row table:style-name="ro1">
          <table:table-cell office:value-type="string" calcext:value-type="string">
            <text:p>14-04-2015</text:p>
          </table:table-cell>
          <table:table-cell office:value-type="float" office:value="197.37" calcext:value-type="float">
            <text:p>197.37</text:p>
          </table:table-cell>
          <table:table-cell table:number-columns-repeated="2" office:value-type="float" office:value="229.09" calcext:value-type="float">
            <text:p>229.09</text:p>
          </table:table-cell>
          <table:table-cell table:number-columns-repeated="2" office:value-type="float" office:value="232.41" calcext:value-type="float">
            <text:p>232.41</text:p>
          </table:table-cell>
          <table:table-cell office:value-type="float" office:value="241.9" calcext:value-type="float">
            <text:p>241.9</text:p>
          </table:table-cell>
          <table:table-cell office:value-type="float" office:value="193.28" calcext:value-type="float">
            <text:p>193.28</text:p>
          </table:table-cell>
          <table:table-cell office:value-type="float" office:value="232.41" calcext:value-type="float">
            <text:p>232.41</text:p>
          </table:table-cell>
          <table:table-cell table:number-columns-repeated="3" office:value-type="float" office:value="188.58" calcext:value-type="float">
            <text:p>188.58</text:p>
          </table:table-cell>
          <table:table-cell table:number-columns-repeated="2" office:value-type="float" office:value="230.15" calcext:value-type="float">
            <text:p>230.15</text:p>
          </table:table-cell>
          <table:table-cell office:value-type="float" office:value="205" calcext:value-type="float">
            <text:p>205</text:p>
          </table:table-cell>
          <table:table-cell office:value-type="float" office:value="241.9" calcext:value-type="float">
            <text:p>241.9</text:p>
          </table:table-cell>
          <table:table-cell office:value-type="float" office:value="269.59" calcext:value-type="float">
            <text:p>269.59</text:p>
          </table:table-cell>
          <table:table-cell office:value-type="float" office:value="271.41" calcext:value-type="float">
            <text:p>271.41</text:p>
          </table:table-cell>
          <table:table-cell/>
        </table:table-row>
        <table:table-row table:style-name="ro1">
          <table:table-cell office:value-type="string" calcext:value-type="string">
            <text:p>15-04-2015</text:p>
          </table:table-cell>
          <table:table-cell office:value-type="float" office:value="192.37" calcext:value-type="float">
            <text:p>192.37</text:p>
          </table:table-cell>
          <table:table-cell table:number-columns-repeated="4" office:value-type="float" office:value="191.56" calcext:value-type="float">
            <text:p>191.56</text:p>
          </table:table-cell>
          <table:table-cell office:value-type="float" office:value="247.84" calcext:value-type="float">
            <text:p>247.84</text:p>
          </table:table-cell>
          <table:table-cell office:value-type="float" office:value="173.08" calcext:value-type="float">
            <text:p>173.08</text:p>
          </table:table-cell>
          <table:table-cell table:number-columns-repeated="2" office:value-type="float" office:value="191.56" calcext:value-type="float">
            <text:p>191.56</text:p>
          </table:table-cell>
          <table:table-cell office:value-type="float" office:value="189.03" calcext:value-type="float">
            <text:p>189.03</text:p>
          </table:table-cell>
          <table:table-cell office:value-type="float" office:value="189.29" calcext:value-type="float">
            <text:p>189.29</text:p>
          </table:table-cell>
          <table:table-cell table:number-columns-repeated="3" office:value-type="float" office:value="193.71" calcext:value-type="float">
            <text:p>193.71</text:p>
          </table:table-cell>
          <table:table-cell office:value-type="float" office:value="247.84" calcext:value-type="float">
            <text:p>247.84</text:p>
          </table:table-cell>
          <table:table-cell table:number-columns-repeated="2" office:value-type="float" office:value="259.7" calcext:value-type="float">
            <text:p>259.7</text:p>
          </table:table-cell>
          <table:table-cell/>
        </table:table-row>
        <table:table-row table:style-name="ro1">
          <table:table-cell office:value-type="string" calcext:value-type="string">
            <text:p>16-04-2015</text:p>
          </table:table-cell>
          <table:table-cell office:value-type="float" office:value="190.34" calcext:value-type="float">
            <text:p>190.34</text:p>
          </table:table-cell>
          <table:table-cell table:number-columns-repeated="4" office:value-type="float" office:value="188.18" calcext:value-type="float">
            <text:p>188.18</text:p>
          </table:table-cell>
          <table:table-cell office:value-type="float" office:value="250.25" calcext:value-type="float">
            <text:p>250.25</text:p>
          </table:table-cell>
          <table:table-cell office:value-type="float" office:value="188.13" calcext:value-type="float">
            <text:p>188.13</text:p>
          </table:table-cell>
          <table:table-cell table:number-columns-repeated="2" office:value-type="float" office:value="188.18" calcext:value-type="float">
            <text:p>188.18</text:p>
          </table:table-cell>
          <table:table-cell office:value-type="float" office:value="188.13" calcext:value-type="float">
            <text:p>188.13</text:p>
          </table:table-cell>
          <table:table-cell office:value-type="float" office:value="188.14" calcext:value-type="float">
            <text:p>188.14</text:p>
          </table:table-cell>
          <table:table-cell table:number-columns-repeated="3" office:value-type="float" office:value="189.39" calcext:value-type="float">
            <text:p>189.39</text:p>
          </table:table-cell>
          <table:table-cell office:value-type="float" office:value="250.25" calcext:value-type="float">
            <text:p>250.25</text:p>
          </table:table-cell>
          <table:table-cell table:number-columns-repeated="2" office:value-type="float" office:value="254.58" calcext:value-type="float">
            <text:p>254.58</text:p>
          </table:table-cell>
          <table:table-cell/>
        </table:table-row>
        <table:table-row table:style-name="ro1">
          <table:table-cell office:value-type="string" calcext:value-type="string">
            <text:p>17-04-2015</text:p>
          </table:table-cell>
          <table:table-cell office:value-type="float" office:value="193.98" calcext:value-type="float">
            <text:p>193.98</text:p>
          </table:table-cell>
          <table:table-cell table:number-columns-repeated="2" office:value-type="float" office:value="191.76" calcext:value-type="float">
            <text:p>191.76</text:p>
          </table:table-cell>
          <table:table-cell table:number-columns-repeated="2" office:value-type="float" office:value="191.83" calcext:value-type="float">
            <text:p>191.83</text:p>
          </table:table-cell>
          <table:table-cell office:value-type="float" office:value="241.78" calcext:value-type="float">
            <text:p>241.78</text:p>
          </table:table-cell>
          <table:table-cell office:value-type="float" office:value="191.82" calcext:value-type="float">
            <text:p>191.82</text:p>
          </table:table-cell>
          <table:table-cell table:number-columns-repeated="2" office:value-type="float" office:value="191.83" calcext:value-type="float">
            <text:p>191.83</text:p>
          </table:table-cell>
          <table:table-cell office:value-type="float" office:value="191.82" calcext:value-type="float">
            <text:p>191.82</text:p>
          </table:table-cell>
          <table:table-cell office:value-type="float" office:value="191.83" calcext:value-type="float">
            <text:p>191.83</text:p>
          </table:table-cell>
          <table:table-cell table:number-columns-repeated="2" office:value-type="float" office:value="191.99" calcext:value-type="float">
            <text:p>191.99</text:p>
          </table:table-cell>
          <table:table-cell office:value-type="float" office:value="191.52" calcext:value-type="float">
            <text:p>191.52</text:p>
          </table:table-cell>
          <table:table-cell office:value-type="float" office:value="241.78" calcext:value-type="float">
            <text:p>241.78</text:p>
          </table:table-cell>
          <table:table-cell table:number-columns-repeated="2" office:value-type="float" office:value="245.48" calcext:value-type="float">
            <text:p>245.48</text:p>
          </table:table-cell>
          <table:table-cell/>
        </table:table-row>
        <table:table-row table:style-name="ro1">
          <table:table-cell office:value-type="string" calcext:value-type="string">
            <text:p>18-04-2015</text:p>
          </table:table-cell>
          <table:table-cell office:value-type="float" office:value="180.54" calcext:value-type="float">
            <text:p>180.54</text:p>
          </table:table-cell>
          <table:table-cell table:number-columns-repeated="3" office:value-type="float" office:value="180.48" calcext:value-type="float">
            <text:p>180.48</text:p>
          </table:table-cell>
          <table:table-cell office:value-type="float" office:value="183.47" calcext:value-type="float">
            <text:p>183.47</text:p>
          </table:table-cell>
          <table:table-cell office:value-type="float" office:value="180.48" calcext:value-type="float">
            <text:p>180.48</text:p>
          </table:table-cell>
          <table:table-cell office:value-type="float" office:value="182.04" calcext:value-type="float">
            <text:p>182.04</text:p>
          </table:table-cell>
          <table:table-cell office:value-type="float" office:value="183.67" calcext:value-type="float">
            <text:p>183.67</text:p>
          </table:table-cell>
          <table:table-cell table:number-columns-repeated="3" office:value-type="float" office:value="180.48" calcext:value-type="float">
            <text:p>180.48</text:p>
          </table:table-cell>
          <table:table-cell table:number-columns-repeated="3" office:value-type="float" office:value="180.64" calcext:value-type="float">
            <text:p>180.64</text:p>
          </table:table-cell>
          <table:table-cell office:value-type="float" office:value="180.48" calcext:value-type="float">
            <text:p>180.48</text:p>
          </table:table-cell>
          <table:table-cell table:number-columns-repeated="2" office:value-type="float" office:value="185.86" calcext:value-type="float">
            <text:p>185.86</text:p>
          </table:table-cell>
          <table:table-cell/>
        </table:table-row>
        <table:table-row table:style-name="ro1">
          <table:table-cell office:value-type="string" calcext:value-type="string">
            <text:p>19-04-2015</text:p>
          </table:table-cell>
          <table:table-cell office:value-type="float" office:value="176.24" calcext:value-type="float">
            <text:p>176.24</text:p>
          </table:table-cell>
          <table:table-cell table:number-columns-repeated="6" office:value-type="float" office:value="175.36" calcext:value-type="float">
            <text:p>175.36</text:p>
          </table:table-cell>
          <table:table-cell office:value-type="float" office:value="176.06" calcext:value-type="float">
            <text:p>176.06</text:p>
          </table:table-cell>
          <table:table-cell table:number-columns-repeated="3" office:value-type="float" office:value="175.36" calcext:value-type="float">
            <text:p>175.36</text:p>
          </table:table-cell>
          <table:table-cell table:number-columns-repeated="2" office:value-type="float" office:value="179.74" calcext:value-type="float">
            <text:p>179.74</text:p>
          </table:table-cell>
          <table:table-cell office:value-type="float" office:value="179.5" calcext:value-type="float">
            <text:p>179.5</text:p>
          </table:table-cell>
          <table:table-cell office:value-type="float" office:value="175.36" calcext:value-type="float">
            <text:p>175.36</text:p>
          </table:table-cell>
          <table:table-cell table:number-columns-repeated="2" office:value-type="float" office:value="217.3" calcext:value-type="float">
            <text:p>217.3</text:p>
          </table:table-cell>
          <table:table-cell/>
        </table:table-row>
        <table:table-row table:style-name="ro1">
          <table:table-cell office:value-type="string" calcext:value-type="string">
            <text:p>20-04-2015</text:p>
          </table:table-cell>
          <table:table-cell office:value-type="float" office:value="193.01" calcext:value-type="float">
            <text:p>193.01</text:p>
          </table:table-cell>
          <table:table-cell table:number-columns-repeated="2" office:value-type="float" office:value="186.98" calcext:value-type="float">
            <text:p>186.98</text:p>
          </table:table-cell>
          <table:table-cell table:number-columns-repeated="2" office:value-type="float" office:value="189.28" calcext:value-type="float">
            <text:p>189.28</text:p>
          </table:table-cell>
          <table:table-cell office:value-type="float" office:value="253.65" calcext:value-type="float">
            <text:p>253.65</text:p>
          </table:table-cell>
          <table:table-cell office:value-type="float" office:value="189.94" calcext:value-type="float">
            <text:p>189.94</text:p>
          </table:table-cell>
          <table:table-cell office:value-type="float" office:value="189.28" calcext:value-type="float">
            <text:p>189.28</text:p>
          </table:table-cell>
          <table:table-cell table:number-columns-repeated="3" office:value-type="float" office:value="189.94" calcext:value-type="float">
            <text:p>189.94</text:p>
          </table:table-cell>
          <table:table-cell table:number-columns-repeated="2" office:value-type="float" office:value="192.13" calcext:value-type="float">
            <text:p>192.13</text:p>
          </table:table-cell>
          <table:table-cell office:value-type="float" office:value="191.54" calcext:value-type="float">
            <text:p>191.54</text:p>
          </table:table-cell>
          <table:table-cell table:number-columns-repeated="3" office:value-type="float" office:value="253.65" calcext:value-type="float">
            <text:p>253.65</text:p>
          </table:table-cell>
          <table:table-cell/>
        </table:table-row>
        <table:table-row table:style-name="ro1">
          <table:table-cell office:value-type="string" calcext:value-type="string">
            <text:p>21-04-2015</text:p>
          </table:table-cell>
          <table:table-cell office:value-type="float" office:value="186.4" calcext:value-type="float">
            <text:p>186.4</text:p>
          </table:table-cell>
          <table:table-cell table:number-columns-repeated="4" office:value-type="float" office:value="183.8" calcext:value-type="float">
            <text:p>183.8</text:p>
          </table:table-cell>
          <table:table-cell office:value-type="float" office:value="244.47" calcext:value-type="float">
            <text:p>244.47</text:p>
          </table:table-cell>
          <table:table-cell table:number-columns-repeated="5" office:value-type="float" office:value="183.8" calcext:value-type="float">
            <text:p>183.8</text:p>
          </table:table-cell>
          <table:table-cell table:number-columns-repeated="3" office:value-type="float" office:value="186.13" calcext:value-type="float">
            <text:p>186.13</text:p>
          </table:table-cell>
          <table:table-cell office:value-type="float" office:value="244.47" calcext:value-type="float">
            <text:p>244.47</text:p>
          </table:table-cell>
          <table:table-cell table:number-columns-repeated="2" office:value-type="float" office:value="246.44" calcext:value-type="float">
            <text:p>246.44</text:p>
          </table:table-cell>
          <table:table-cell/>
        </table:table-row>
        <table:table-row table:style-name="ro1">
          <table:table-cell office:value-type="string" calcext:value-type="string">
            <text:p>22-04-2015</text:p>
          </table:table-cell>
          <table:table-cell office:value-type="float" office:value="183.2" calcext:value-type="float">
            <text:p>183.2</text:p>
          </table:table-cell>
          <table:table-cell table:number-columns-repeated="2" office:value-type="float" office:value="180.46" calcext:value-type="float">
            <text:p>180.46</text:p>
          </table:table-cell>
          <table:table-cell office:value-type="float" office:value="199.71" calcext:value-type="float">
            <text:p>199.71</text:p>
          </table:table-cell>
          <table:table-cell office:value-type="float" office:value="199.98" calcext:value-type="float">
            <text:p>199.98</text:p>
          </table:table-cell>
          <table:table-cell office:value-type="float" office:value="238.39" calcext:value-type="float">
            <text:p>238.39</text:p>
          </table:table-cell>
          <table:table-cell table:number-columns-repeated="2" office:value-type="float" office:value="210.28" calcext:value-type="float">
            <text:p>210.28</text:p>
          </table:table-cell>
          <table:table-cell table:number-columns-repeated="3" office:value-type="float" office:value="180.41" calcext:value-type="float">
            <text:p>180.41</text:p>
          </table:table-cell>
          <table:table-cell table:number-columns-repeated="3" office:value-type="float" office:value="182.5" calcext:value-type="float">
            <text:p>182.5</text:p>
          </table:table-cell>
          <table:table-cell office:value-type="float" office:value="238.39" calcext:value-type="float">
            <text:p>238.39</text:p>
          </table:table-cell>
          <table:table-cell table:number-columns-repeated="2" office:value-type="float" office:value="250.42" calcext:value-type="float">
            <text:p>250.42</text:p>
          </table:table-cell>
          <table:table-cell/>
        </table:table-row>
        <table:table-row table:style-name="ro1">
          <table:table-cell office:value-type="string" calcext:value-type="string">
            <text:p>23-04-2015</text:p>
          </table:table-cell>
          <table:table-cell office:value-type="float" office:value="166.21" calcext:value-type="float">
            <text:p>166.21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218.78" calcext:value-type="float">
            <text:p>218.78</text:p>
          </table:table-cell>
          <table:table-cell table:number-columns-repeated="5" office:value-type="float" office:value="162" calcext:value-type="float">
            <text:p>162</text:p>
          </table:table-cell>
          <table:table-cell table:number-columns-repeated="3" office:value-type="float" office:value="175.46" calcext:value-type="float">
            <text:p>175.46</text:p>
          </table:table-cell>
          <table:table-cell office:value-type="float" office:value="218.78" calcext:value-type="float">
            <text:p>218.78</text:p>
          </table:table-cell>
          <table:table-cell table:number-columns-repeated="2" office:value-type="float" office:value="236.62" calcext:value-type="float">
            <text:p>236.62</text:p>
          </table:table-cell>
          <table:table-cell/>
        </table:table-row>
        <table:table-row table:style-name="ro1">
          <table:table-cell office:value-type="string" calcext:value-type="string">
            <text:p>24-04-2015</text:p>
          </table:table-cell>
          <table:table-cell office:value-type="float" office:value="186.03" calcext:value-type="float">
            <text:p>186.03</text:p>
          </table:table-cell>
          <table:table-cell table:number-columns-repeated="2" office:value-type="float" office:value="181.98" calcext:value-type="float">
            <text:p>181.98</text:p>
          </table:table-cell>
          <table:table-cell table:number-columns-repeated="2" office:value-type="float" office:value="201.85" calcext:value-type="float">
            <text:p>201.85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1.53" calcext:value-type="float">
            <text:p>211.53</text:p>
          </table:table-cell>
          <table:table-cell office:value-type="float" office:value="210.95" calcext:value-type="float">
            <text:p>210.95</text:p>
          </table:table-cell>
          <table:table-cell table:number-columns-repeated="3" office:value-type="float" office:value="179.92" calcext:value-type="float">
            <text:p>179.92</text:p>
          </table:table-cell>
          <table:table-cell table:number-columns-repeated="3" office:value-type="float" office:value="181.98" calcext:value-type="float">
            <text:p>181.98</text:p>
          </table:table-cell>
          <table:table-cell office:value-type="float" office:value="255.73" calcext:value-type="float">
            <text:p>255.73</text:p>
          </table:table-cell>
          <table:table-cell table:number-columns-repeated="2" office:value-type="float" office:value="257.16" calcext:value-type="float">
            <text:p>257.16</text:p>
          </table:table-cell>
          <table:table-cell/>
        </table:table-row>
        <table:table-row table:style-name="ro1">
          <table:table-cell office:value-type="string" calcext:value-type="string">
            <text:p>25-04-2015</text:p>
          </table:table-cell>
          <table:table-cell office:value-type="float" office:value="172.71" calcext:value-type="float">
            <text:p>172.71</text:p>
          </table:table-cell>
          <table:table-cell table:number-columns-repeated="4" office:value-type="float" office:value="172.14" calcext:value-type="float">
            <text:p>172.14</text:p>
          </table:table-cell>
          <table:table-cell office:value-type="float" office:value="209.69" calcext:value-type="float">
            <text:p>209.69</text:p>
          </table:table-cell>
          <table:table-cell table:number-columns-repeated="5" office:value-type="float" office:value="172.14" calcext:value-type="float">
            <text:p>172.14</text:p>
          </table:table-cell>
          <table:table-cell table:number-columns-repeated="2" office:value-type="float" office:value="176.42" calcext:value-type="float">
            <text:p>176.42</text:p>
          </table:table-cell>
          <table:table-cell office:value-type="float" office:value="173.89" calcext:value-type="float">
            <text:p>173.89</text:p>
          </table:table-cell>
          <table:table-cell office:value-type="float" office:value="209.69" calcext:value-type="float">
            <text:p>209.69</text:p>
          </table:table-cell>
          <table:table-cell table:number-columns-repeated="2" office:value-type="float" office:value="219.96" calcext:value-type="float">
            <text:p>219.96</text:p>
          </table:table-cell>
          <table:table-cell/>
        </table:table-row>
        <table:table-row table:style-name="ro1">
          <table:table-cell office:value-type="string" calcext:value-type="string">
            <text:p>26-04-2015</text:p>
          </table:table-cell>
          <table:table-cell office:value-type="float" office:value="168.4" calcext:value-type="float">
            <text:p>168.4</text:p>
          </table:table-cell>
          <table:table-cell table:number-columns-repeated="4" office:value-type="float" office:value="164.26" calcext:value-type="float">
            <text:p>164.26</text:p>
          </table:table-cell>
          <table:table-cell office:value-type="float" office:value="164.36" calcext:value-type="float">
            <text:p>164.36</text:p>
          </table:table-cell>
          <table:table-cell table:number-columns-repeated="2" office:value-type="float" office:value="177.43" calcext:value-type="float">
            <text:p>177.43</text:p>
          </table:table-cell>
          <table:table-cell table:number-columns-repeated="3" office:value-type="float" office:value="164.4" calcext:value-type="float">
            <text:p>164.4</text:p>
          </table:table-cell>
          <table:table-cell table:number-columns-repeated="3" office:value-type="float" office:value="173.53" calcext:value-type="float">
            <text:p>173.53</text:p>
          </table:table-cell>
          <table:table-cell office:value-type="float" office:value="164.36" calcext:value-type="float">
            <text:p>164.36</text:p>
          </table:table-cell>
          <table:table-cell table:number-columns-repeated="2" office:value-type="float" office:value="182.12" calcext:value-type="float">
            <text:p>182.12</text:p>
          </table:table-cell>
          <table:table-cell/>
        </table:table-row>
        <table:table-row table:style-name="ro1">
          <table:table-cell office:value-type="string" calcext:value-type="string">
            <text:p>27-04-2015</text:p>
          </table:table-cell>
          <table:table-cell office:value-type="float" office:value="221.27" calcext:value-type="float">
            <text:p>221.27</text:p>
          </table:table-cell>
          <table:table-cell table:number-columns-repeated="3" office:value-type="float" office:value="223.98" calcext:value-type="float">
            <text:p>223.98</text:p>
          </table:table-cell>
          <table:table-cell office:value-type="float" office:value="224.07" calcext:value-type="float">
            <text:p>224.07</text:p>
          </table:table-cell>
          <table:table-cell office:value-type="float" office:value="249.18" calcext:value-type="float">
            <text:p>249.18</text:p>
          </table:table-cell>
          <table:table-cell table:number-columns-repeated="2" office:value-type="float" office:value="253.27" calcext:value-type="float">
            <text:p>253.27</text:p>
          </table:table-cell>
          <table:table-cell office:value-type="float" office:value="199.29" calcext:value-type="float">
            <text:p>199.29</text:p>
          </table:table-cell>
          <table:table-cell table:number-columns-repeated="2" office:value-type="float" office:value="194.21" calcext:value-type="float">
            <text:p>194.21</text:p>
          </table:table-cell>
          <table:table-cell table:number-columns-repeated="2" office:value-type="float" office:value="223.99" calcext:value-type="float">
            <text:p>223.99</text:p>
          </table:table-cell>
          <table:table-cell office:value-type="float" office:value="200.74" calcext:value-type="float">
            <text:p>200.74</text:p>
          </table:table-cell>
          <table:table-cell office:value-type="float" office:value="249.18" calcext:value-type="float">
            <text:p>249.18</text:p>
          </table:table-cell>
          <table:table-cell table:number-columns-repeated="2" office:value-type="float" office:value="294.52" calcext:value-type="float">
            <text:p>294.52</text:p>
          </table:table-cell>
          <table:table-cell/>
        </table:table-row>
        <table:table-row table:style-name="ro1">
          <table:table-cell office:value-type="string" calcext:value-type="string">
            <text:p>28-04-2015</text:p>
          </table:table-cell>
          <table:table-cell office:value-type="float" office:value="218.52" calcext:value-type="float">
            <text:p>218.52</text:p>
          </table:table-cell>
          <table:table-cell table:number-columns-repeated="3" office:value-type="float" office:value="218.61" calcext:value-type="float">
            <text:p>218.61</text:p>
          </table:table-cell>
          <table:table-cell office:value-type="float" office:value="235.82" calcext:value-type="float">
            <text:p>235.82</text:p>
          </table:table-cell>
          <table:table-cell office:value-type="float" office:value="218.61" calcext:value-type="float">
            <text:p>218.61</text:p>
          </table:table-cell>
          <table:table-cell table:number-columns-repeated="2" office:value-type="float" office:value="238.04" calcext:value-type="float">
            <text:p>238.04</text:p>
          </table:table-cell>
          <table:table-cell office:value-type="float" office:value="203.97" calcext:value-type="float">
            <text:p>203.97</text:p>
          </table:table-cell>
          <table:table-cell table:number-columns-repeated="2" office:value-type="float" office:value="196.1" calcext:value-type="float">
            <text:p>196.1</text:p>
          </table:table-cell>
          <table:table-cell table:number-columns-repeated="2" office:value-type="float" office:value="218.63" calcext:value-type="float">
            <text:p>218.63</text:p>
          </table:table-cell>
          <table:table-cell office:value-type="float" office:value="202.18" calcext:value-type="float">
            <text:p>202.18</text:p>
          </table:table-cell>
          <table:table-cell office:value-type="float" office:value="218.61" calcext:value-type="float">
            <text:p>218.61</text:p>
          </table:table-cell>
          <table:table-cell table:number-columns-repeated="2" office:value-type="float" office:value="318.17" calcext:value-type="float">
            <text:p>318.17</text:p>
          </table:table-cell>
          <table:table-cell/>
        </table:table-row>
        <table:table-row table:style-name="ro1">
          <table:table-cell office:value-type="string" calcext:value-type="string">
            <text:p>29-04-2015</text:p>
          </table:table-cell>
          <table:table-cell office:value-type="float" office:value="197.68" calcext:value-type="float">
            <text:p>197.68</text:p>
          </table:table-cell>
          <table:table-cell table:number-columns-repeated="4" office:value-type="float" office:value="197.03" calcext:value-type="float">
            <text:p>197.03</text:p>
          </table:table-cell>
          <table:table-cell office:value-type="float" office:value="224.37" calcext:value-type="float">
            <text:p>224.37</text:p>
          </table:table-cell>
          <table:table-cell table:number-columns-repeated="5" office:value-type="float" office:value="197.03" calcext:value-type="float">
            <text:p>197.03</text:p>
          </table:table-cell>
          <table:table-cell table:number-columns-repeated="2" office:value-type="float" office:value="197.04" calcext:value-type="float">
            <text:p>197.04</text:p>
          </table:table-cell>
          <table:table-cell office:value-type="float" office:value="195.91" calcext:value-type="float">
            <text:p>195.91</text:p>
          </table:table-cell>
          <table:table-cell office:value-type="float" office:value="224.37" calcext:value-type="float">
            <text:p>224.37</text:p>
          </table:table-cell>
          <table:table-cell table:number-columns-repeated="2" office:value-type="float" office:value="364.77" calcext:value-type="float">
            <text:p>364.77</text:p>
          </table:table-cell>
          <table:table-cell/>
        </table:table-row>
        <table:table-row table:style-name="ro1">
          <table:table-cell office:value-type="string" calcext:value-type="string">
            <text:p>30-04-2015</text:p>
          </table:table-cell>
          <table:table-cell office:value-type="float" office:value="204.03" calcext:value-type="float">
            <text:p>204.03</text:p>
          </table:table-cell>
          <table:table-cell table:number-columns-repeated="4" office:value-type="float" office:value="195.3" calcext:value-type="float">
            <text:p>195.3</text:p>
          </table:table-cell>
          <table:table-cell office:value-type="float" office:value="293.12" calcext:value-type="float">
            <text:p>293.12</text:p>
          </table:table-cell>
          <table:table-cell table:number-columns-repeated="2" office:value-type="float" office:value="211.2" calcext:value-type="float">
            <text:p>211.2</text:p>
          </table:table-cell>
          <table:table-cell table:number-columns-repeated="3" office:value-type="float" office:value="195.25" calcext:value-type="float">
            <text:p>195.25</text:p>
          </table:table-cell>
          <table:table-cell table:number-columns-repeated="2" office:value-type="float" office:value="197.95" calcext:value-type="float">
            <text:p>197.95</text:p>
          </table:table-cell>
          <table:table-cell office:value-type="float" office:value="197.58" calcext:value-type="float">
            <text:p>197.58</text:p>
          </table:table-cell>
          <table:table-cell office:value-type="float" office:value="293.12" calcext:value-type="float">
            <text:p>293.12</text:p>
          </table:table-cell>
          <table:table-cell table:number-columns-repeated="2" office:value-type="float" office:value="416.64" calcext:value-type="float">
            <text:p>416.64</text:p>
          </table:table-cell>
          <table:table-cell/>
        </table:table-row>
        <table:table-row table:style-name="ro1">
          <table:table-cell office:value-type="string" calcext:value-type="string">
            <text:p>01-05-2015</text:p>
          </table:table-cell>
          <table:table-cell office:value-type="float" office:value="184.72" calcext:value-type="float">
            <text:p>184.72</text:p>
          </table:table-cell>
          <table:table-cell table:number-columns-repeated="10" office:value-type="float" office:value="183.73" calcext:value-type="float">
            <text:p>183.73</text:p>
          </table:table-cell>
          <table:table-cell table:number-columns-repeated="3" office:value-type="float" office:value="190.07" calcext:value-type="float">
            <text:p>190.07</text:p>
          </table:table-cell>
          <table:table-cell office:value-type="float" office:value="183.73" calcext:value-type="float">
            <text:p>183.73</text:p>
          </table:table-cell>
          <table:table-cell table:number-columns-repeated="2" office:value-type="float" office:value="187.41" calcext:value-type="float">
            <text:p>187.41</text:p>
          </table:table-cell>
          <table:table-cell/>
        </table:table-row>
        <table:table-row table:style-name="ro1">
          <table:table-cell office:value-type="string" calcext:value-type="string">
            <text:p>02-05-2015</text:p>
          </table:table-cell>
          <table:table-cell office:value-type="float" office:value="180.17" calcext:value-type="float">
            <text:p>180.17</text:p>
          </table:table-cell>
          <table:table-cell table:number-columns-repeated="5" office:value-type="float" office:value="175.43" calcext:value-type="float">
            <text:p>175.43</text:p>
          </table:table-cell>
          <table:table-cell office:value-type="float" office:value="175.27" calcext:value-type="float">
            <text:p>175.27</text:p>
          </table:table-cell>
          <table:table-cell office:value-type="float" office:value="175.43" calcext:value-type="float">
            <text:p>175.43</text:p>
          </table:table-cell>
          <table:table-cell table:number-columns-repeated="3" office:value-type="float" office:value="177.72" calcext:value-type="float">
            <text:p>177.72</text:p>
          </table:table-cell>
          <table:table-cell table:number-columns-repeated="2" office:value-type="float" office:value="193.35" calcext:value-type="float">
            <text:p>193.35</text:p>
          </table:table-cell>
          <table:table-cell office:value-type="float" office:value="188.86" calcext:value-type="float">
            <text:p>188.86</text:p>
          </table:table-cell>
          <table:table-cell table:number-columns-repeated="3" office:value-type="float" office:value="221.88" calcext:value-type="float">
            <text:p>221.88</text:p>
          </table:table-cell>
          <table:table-cell/>
        </table:table-row>
        <table:table-row table:style-name="ro1">
          <table:table-cell office:value-type="string" calcext:value-type="string">
            <text:p>03-05-2015</text:p>
          </table:table-cell>
          <table:table-cell office:value-type="float" office:value="178.46" calcext:value-type="float">
            <text:p>178.46</text:p>
          </table:table-cell>
          <table:table-cell table:number-columns-repeated="5" office:value-type="float" office:value="174.94" calcext:value-type="float">
            <text:p>174.94</text:p>
          </table:table-cell>
          <table:table-cell office:value-type="float" office:value="157.35" calcext:value-type="float">
            <text:p>157.35</text:p>
          </table:table-cell>
          <table:table-cell office:value-type="float" office:value="171.53" calcext:value-type="float">
            <text:p>171.53</text:p>
          </table:table-cell>
          <table:table-cell table:number-columns-repeated="3" office:value-type="float" office:value="174.94" calcext:value-type="float">
            <text:p>174.94</text:p>
          </table:table-cell>
          <table:table-cell table:number-columns-repeated="2" office:value-type="float" office:value="191.81" calcext:value-type="float">
            <text:p>191.81</text:p>
          </table:table-cell>
          <table:table-cell office:value-type="float" office:value="191.33" calcext:value-type="float">
            <text:p>191.33</text:p>
          </table:table-cell>
          <table:table-cell table:number-columns-repeated="3" office:value-type="float" office:value="258.45" calcext:value-type="float">
            <text:p>258.45</text:p>
          </table:table-cell>
          <table:table-cell/>
        </table:table-row>
        <table:table-row table:style-name="ro1">
          <table:table-cell office:value-type="string" calcext:value-type="string">
            <text:p>04-05-2015</text:p>
          </table:table-cell>
          <table:table-cell office:value-type="float" office:value="203.49" calcext:value-type="float">
            <text:p>203.49</text:p>
          </table:table-cell>
          <table:table-cell table:number-columns-repeated="4" office:value-type="float" office:value="200.68" calcext:value-type="float">
            <text:p>200.68</text:p>
          </table:table-cell>
          <table:table-cell office:value-type="float" office:value="201.43" calcext:value-type="float">
            <text:p>201.43</text:p>
          </table:table-cell>
          <table:table-cell office:value-type="float" office:value="186.94" calcext:value-type="float">
            <text:p>186.94</text:p>
          </table:table-cell>
          <table:table-cell office:value-type="float" office:value="196.2" calcext:value-type="float">
            <text:p>196.2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2" office:value-type="float" office:value="206.66" calcext:value-type="float">
            <text:p>206.66</text:p>
          </table:table-cell>
          <table:table-cell office:value-type="float" office:value="206.49" calcext:value-type="float">
            <text:p>206.49</text:p>
          </table:table-cell>
          <table:table-cell table:number-columns-repeated="3" office:value-type="float" office:value="275.77" calcext:value-type="float">
            <text:p>275.77</text:p>
          </table:table-cell>
          <table:table-cell/>
        </table:table-row>
        <table:table-row table:style-name="ro1">
          <table:table-cell office:value-type="string" calcext:value-type="string">
            <text:p>05-05-2015</text:p>
          </table:table-cell>
          <table:table-cell office:value-type="float" office:value="192.29" calcext:value-type="float">
            <text:p>192.29</text:p>
          </table:table-cell>
          <table:table-cell table:number-columns-repeated="5" office:value-type="float" office:value="192.67" calcext:value-type="float">
            <text:p>192.67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2.67" calcext:value-type="float">
            <text:p>192.67</text:p>
          </table:table-cell>
          <table:table-cell table:number-columns-repeated="3" office:value-type="float" office:value="190.86" calcext:value-type="float">
            <text:p>190.86</text:p>
          </table:table-cell>
          <table:table-cell table:number-columns-repeated="2" office:value-type="float" office:value="196.65" calcext:value-type="float">
            <text:p>196.65</text:p>
          </table:table-cell>
          <table:table-cell office:value-type="float" office:value="194.73" calcext:value-type="float">
            <text:p>194.73</text:p>
          </table:table-cell>
          <table:table-cell office:value-type="float" office:value="253.2" calcext:value-type="float">
            <text:p>253.2</text:p>
          </table:table-cell>
          <table:table-cell table:number-columns-repeated="2" office:value-type="float" office:value="265.03" calcext:value-type="float">
            <text:p>265.03</text:p>
          </table:table-cell>
          <table:table-cell/>
        </table:table-row>
        <table:table-row table:style-name="ro1">
          <table:table-cell office:value-type="string" calcext:value-type="string">
            <text:p>06-05-2015</text:p>
          </table:table-cell>
          <table:table-cell office:value-type="float" office:value="181.5" calcext:value-type="float">
            <text:p>181.5</text:p>
          </table:table-cell>
          <table:table-cell table:number-columns-repeated="4" office:value-type="float" office:value="177.67" calcext:value-type="float">
            <text:p>177.67</text:p>
          </table:table-cell>
          <table:table-cell office:value-type="float" office:value="178.19" calcext:value-type="float">
            <text:p>178.19</text:p>
          </table:table-cell>
          <table:table-cell office:value-type="float" office:value="177.4" calcext:value-type="float">
            <text:p>177.4</text:p>
          </table:table-cell>
          <table:table-cell office:value-type="float" office:value="178.08" calcext:value-type="float">
            <text:p>178.08</text:p>
          </table:table-cell>
          <table:table-cell table:number-columns-repeated="3" office:value-type="float" office:value="177.4" calcext:value-type="float">
            <text:p>177.4</text:p>
          </table:table-cell>
          <table:table-cell table:number-columns-repeated="2" office:value-type="float" office:value="187.17" calcext:value-type="float">
            <text:p>187.17</text:p>
          </table:table-cell>
          <table:table-cell office:value-type="float" office:value="185.95" calcext:value-type="float">
            <text:p>185.95</text:p>
          </table:table-cell>
          <table:table-cell office:value-type="float" office:value="245.82" calcext:value-type="float">
            <text:p>245.82</text:p>
          </table:table-cell>
          <table:table-cell table:number-columns-repeated="2" office:value-type="float" office:value="269.39" calcext:value-type="float">
            <text:p>269.39</text:p>
          </table:table-cell>
          <table:table-cell/>
        </table:table-row>
        <table:table-row table:style-name="ro1">
          <table:table-cell office:value-type="string" calcext:value-type="string">
            <text:p>07-05-2015</text:p>
          </table:table-cell>
          <table:table-cell office:value-type="float" office:value="174.7" calcext:value-type="float">
            <text:p>174.7</text:p>
          </table:table-cell>
          <table:table-cell table:number-columns-repeated="4" office:value-type="float" office:value="164.14" calcext:value-type="float">
            <text:p>164.14</text:p>
          </table:table-cell>
          <table:table-cell office:value-type="float" office:value="262.61" calcext:value-type="float">
            <text:p>262.61</text:p>
          </table:table-cell>
          <table:table-cell table:number-columns-repeated="2" office:value-type="float" office:value="164.14" calcext:value-type="float">
            <text:p>164.14</text:p>
          </table:table-cell>
          <table:table-cell table:number-columns-repeated="3" office:value-type="float" office:value="163.81" calcext:value-type="float">
            <text:p>163.81</text:p>
          </table:table-cell>
          <table:table-cell table:number-columns-repeated="2" office:value-type="float" office:value="190.02" calcext:value-type="float">
            <text:p>190.02</text:p>
          </table:table-cell>
          <table:table-cell office:value-type="float" office:value="178.39" calcext:value-type="float">
            <text:p>178.39</text:p>
          </table:table-cell>
          <table:table-cell office:value-type="float" office:value="298.52" calcext:value-type="float">
            <text:p>298.52</text:p>
          </table:table-cell>
          <table:table-cell table:number-columns-repeated="2" office:value-type="float" office:value="325.84" calcext:value-type="float">
            <text:p>325.84</text:p>
          </table:table-cell>
          <table:table-cell/>
        </table:table-row>
        <table:table-row table:style-name="ro1">
          <table:table-cell office:value-type="string" calcext:value-type="string">
            <text:p>08-05-2015</text:p>
          </table:table-cell>
          <table:table-cell office:value-type="float" office:value="182.85" calcext:value-type="float">
            <text:p>182.85</text:p>
          </table:table-cell>
          <table:table-cell table:number-columns-repeated="4" office:value-type="float" office:value="193.55" calcext:value-type="float">
            <text:p>193.55</text:p>
          </table:table-cell>
          <table:table-cell office:value-type="float" office:value="221.57" calcext:value-type="float">
            <text:p>221.57</text:p>
          </table:table-cell>
          <table:table-cell table:number-columns-repeated="2" office:value-type="float" office:value="203.2" calcext:value-type="float">
            <text:p>203.2</text:p>
          </table:table-cell>
          <table:table-cell table:number-columns-repeated="3" office:value-type="float" office:value="174" calcext:value-type="float">
            <text:p>174</text:p>
          </table:table-cell>
          <table:table-cell table:number-columns-repeated="2" office:value-type="float" office:value="194.42" calcext:value-type="float">
            <text:p>194.42</text:p>
          </table:table-cell>
          <table:table-cell office:value-type="float" office:value="181.48" calcext:value-type="float">
            <text:p>181.48</text:p>
          </table:table-cell>
          <table:table-cell office:value-type="float" office:value="256.08" calcext:value-type="float">
            <text:p>256.08</text:p>
          </table:table-cell>
          <table:table-cell table:number-columns-repeated="2" office:value-type="float" office:value="270.96" calcext:value-type="float">
            <text:p>270.96</text:p>
          </table:table-cell>
          <table:table-cell/>
        </table:table-row>
        <table:table-row table:style-name="ro1">
          <table:table-cell office:value-type="string" calcext:value-type="string">
            <text:p>09-05-2015</text:p>
          </table:table-cell>
          <table:table-cell office:value-type="float" office:value="150.19" calcext:value-type="float">
            <text:p>150.19</text:p>
          </table:table-cell>
          <table:table-cell table:number-columns-repeated="10" office:value-type="float" office:value="141.89" calcext:value-type="float">
            <text:p>141.89</text:p>
          </table:table-cell>
          <table:table-cell table:number-columns-repeated="2" office:value-type="float" office:value="173.1" calcext:value-type="float">
            <text:p>173.1</text:p>
          </table:table-cell>
          <table:table-cell office:value-type="float" office:value="161.94" calcext:value-type="float">
            <text:p>161.94</text:p>
          </table:table-cell>
          <table:table-cell table:number-columns-repeated="3" office:value-type="float" office:value="232.6" calcext:value-type="float">
            <text:p>232.6</text:p>
          </table:table-cell>
          <table:table-cell/>
        </table:table-row>
        <table:table-row table:style-name="ro1">
          <table:table-cell office:value-type="string" calcext:value-type="string">
            <text:p>10-05-2015</text:p>
          </table:table-cell>
          <table:table-cell office:value-type="float" office:value="140.37" calcext:value-type="float">
            <text:p>140.37</text:p>
          </table:table-cell>
          <table:table-cell table:number-columns-repeated="5" office:value-type="float" office:value="132.27" calcext:value-type="float">
            <text:p>132.27</text:p>
          </table:table-cell>
          <table:table-cell office:value-type="float" office:value="113.19" calcext:value-type="float">
            <text:p>113.19</text:p>
          </table:table-cell>
          <table:table-cell table:number-columns-repeated="4" office:value-type="float" office:value="132.27" calcext:value-type="float">
            <text:p>132.27</text:p>
          </table:table-cell>
          <table:table-cell table:number-columns-repeated="3" office:value-type="float" office:value="163.12" calcext:value-type="float">
            <text:p>163.12</text:p>
          </table:table-cell>
          <table:table-cell table:number-columns-repeated="3" office:value-type="float" office:value="219.13" calcext:value-type="float">
            <text:p>219.13</text:p>
          </table:table-cell>
          <table:table-cell/>
        </table:table-row>
        <table:table-row table:style-name="ro1">
          <table:table-cell office:value-type="string" calcext:value-type="string">
            <text:p>11-05-2015</text:p>
          </table:table-cell>
          <table:table-cell office:value-type="float" office:value="172.6" calcext:value-type="float">
            <text:p>172.6</text:p>
          </table:table-cell>
          <table:table-cell table:number-columns-repeated="2" office:value-type="float" office:value="188.6" calcext:value-type="float">
            <text:p>188.6</text:p>
          </table:table-cell>
          <table:table-cell table:number-columns-repeated="2" office:value-type="float" office:value="188.93" calcext:value-type="float">
            <text:p>188.93</text:p>
          </table:table-cell>
          <table:table-cell office:value-type="float" office:value="193.41" calcext:value-type="float">
            <text:p>193.41</text:p>
          </table:table-cell>
          <table:table-cell office:value-type="float" office:value="165.08" calcext:value-type="float">
            <text:p>165.08</text:p>
          </table:table-cell>
          <table:table-cell office:value-type="float" office:value="188.93" calcext:value-type="float">
            <text:p>188.93</text:p>
          </table:table-cell>
          <table:table-cell table:number-columns-repeated="3" office:value-type="float" office:value="166.37" calcext:value-type="float">
            <text:p>166.37</text:p>
          </table:table-cell>
          <table:table-cell table:number-columns-repeated="2" office:value-type="float" office:value="198.97" calcext:value-type="float">
            <text:p>198.97</text:p>
          </table:table-cell>
          <table:table-cell office:value-type="float" office:value="174.47" calcext:value-type="float">
            <text:p>174.47</text:p>
          </table:table-cell>
          <table:table-cell office:value-type="float" office:value="254.66" calcext:value-type="float">
            <text:p>254.66</text:p>
          </table:table-cell>
          <table:table-cell table:number-columns-repeated="2" office:value-type="float" office:value="260.02" calcext:value-type="float">
            <text:p>260.02</text:p>
          </table:table-cell>
          <table:table-cell/>
        </table:table-row>
        <table:table-row table:style-name="ro1">
          <table:table-cell office:value-type="string" calcext:value-type="string">
            <text:p>12-05-2015</text:p>
          </table:table-cell>
          <table:table-cell office:value-type="float" office:value="173.39" calcext:value-type="float">
            <text:p>173.39</text:p>
          </table:table-cell>
          <table:table-cell table:number-columns-repeated="2" office:value-type="float" office:value="181.58" calcext:value-type="float">
            <text:p>181.58</text:p>
          </table:table-cell>
          <table:table-cell table:number-columns-repeated="2" office:value-type="float" office:value="203.21" calcext:value-type="float">
            <text:p>203.21</text:p>
          </table:table-cell>
          <table:table-cell office:value-type="float" office:value="217.56" calcext:value-type="float">
            <text:p>217.56</text:p>
          </table:table-cell>
          <table:table-cell office:value-type="float" office:value="197.34" calcext:value-type="float">
            <text:p>197.34</text:p>
          </table:table-cell>
          <table:table-cell office:value-type="float" office:value="203.21" calcext:value-type="float">
            <text:p>203.21</text:p>
          </table:table-cell>
          <table:table-cell table:number-columns-repeated="3" office:value-type="float" office:value="163.9" calcext:value-type="float">
            <text:p>163.9</text:p>
          </table:table-cell>
          <table:table-cell table:number-columns-repeated="2" office:value-type="float" office:value="189.98" calcext:value-type="float">
            <text:p>189.98</text:p>
          </table:table-cell>
          <table:table-cell office:value-type="float" office:value="177" calcext:value-type="float">
            <text:p>177</text:p>
          </table:table-cell>
          <table:table-cell office:value-type="float" office:value="234.62" calcext:value-type="float">
            <text:p>234.62</text:p>
          </table:table-cell>
          <table:table-cell table:number-columns-repeated="2" office:value-type="float" office:value="259.36" calcext:value-type="float">
            <text:p>259.36</text:p>
          </table:table-cell>
          <table:table-cell/>
        </table:table-row>
        <table:table-row table:style-name="ro1">
          <table:table-cell office:value-type="string" calcext:value-type="string">
            <text:p>13-05-2015</text:p>
          </table:table-cell>
          <table:table-cell office:value-type="float" office:value="153.64" calcext:value-type="float">
            <text:p>153.64</text:p>
          </table:table-cell>
          <table:table-cell table:number-columns-repeated="4" office:value-type="float" office:value="147.91" calcext:value-type="float">
            <text:p>147.91</text:p>
          </table:table-cell>
          <table:table-cell office:value-type="float" office:value="228.54" calcext:value-type="float">
            <text:p>228.54</text:p>
          </table:table-cell>
          <table:table-cell office:value-type="float" office:value="147.13" calcext:value-type="float">
            <text:p>147.13</text:p>
          </table:table-cell>
          <table:table-cell office:value-type="float" office:value="147.91" calcext:value-type="float">
            <text:p>147.91</text:p>
          </table:table-cell>
          <table:table-cell table:number-columns-repeated="3" office:value-type="float" office:value="148.28" calcext:value-type="float">
            <text:p>148.28</text:p>
          </table:table-cell>
          <table:table-cell table:number-columns-repeated="2" office:value-type="float" office:value="177.01" calcext:value-type="float">
            <text:p>177.01</text:p>
          </table:table-cell>
          <table:table-cell office:value-type="float" office:value="163.87" calcext:value-type="float">
            <text:p>163.87</text:p>
          </table:table-cell>
          <table:table-cell office:value-type="float" office:value="258.22" calcext:value-type="float">
            <text:p>258.22</text:p>
          </table:table-cell>
          <table:table-cell table:number-columns-repeated="2" office:value-type="float" office:value="263.48" calcext:value-type="float">
            <text:p>263.48</text:p>
          </table:table-cell>
          <table:table-cell/>
        </table:table-row>
        <table:table-row table:style-name="ro1">
          <table:table-cell office:value-type="string" calcext:value-type="string">
            <text:p>14-05-2015</text:p>
          </table:table-cell>
          <table:table-cell office:value-type="float" office:value="140.91" calcext:value-type="float">
            <text:p>140.91</text:p>
          </table:table-cell>
          <table:table-cell table:number-columns-repeated="5" office:value-type="float" office:value="134.13" calcext:value-type="float">
            <text:p>134.13</text:p>
          </table:table-cell>
          <table:table-cell table:number-columns-repeated="2" office:value-type="float" office:value="135.16" calcext:value-type="float">
            <text:p>135.16</text:p>
          </table:table-cell>
          <table:table-cell table:number-columns-repeated="3" office:value-type="float" office:value="134.13" calcext:value-type="float">
            <text:p>134.13</text:p>
          </table:table-cell>
          <table:table-cell table:number-columns-repeated="2" office:value-type="float" office:value="169.21" calcext:value-type="float">
            <text:p>169.21</text:p>
          </table:table-cell>
          <table:table-cell office:value-type="float" office:value="158" calcext:value-type="float">
            <text:p>158</text:p>
          </table:table-cell>
          <table:table-cell office:value-type="float" office:value="267.1" calcext:value-type="float">
            <text:p>267.1</text:p>
          </table:table-cell>
          <table:table-cell table:number-columns-repeated="2" office:value-type="float" office:value="287.77" calcext:value-type="float">
            <text:p>287.77</text:p>
          </table:table-cell>
          <table:table-cell/>
        </table:table-row>
        <table:table-row table:style-name="ro1">
          <table:table-cell office:value-type="string" calcext:value-type="string">
            <text:p>15-05-2015</text:p>
          </table:table-cell>
          <table:table-cell office:value-type="float" office:value="164.04" calcext:value-type="float">
            <text:p>164.04</text:p>
          </table:table-cell>
          <table:table-cell table:number-columns-repeated="5" office:value-type="float" office:value="163.77" calcext:value-type="float">
            <text:p>163.77</text:p>
          </table:table-cell>
          <table:table-cell table:number-columns-repeated="2" office:value-type="float" office:value="165.01" calcext:value-type="float">
            <text:p>165.01</text:p>
          </table:table-cell>
          <table:table-cell table:number-columns-repeated="3" office:value-type="float" office:value="163.77" calcext:value-type="float">
            <text:p>163.77</text:p>
          </table:table-cell>
          <table:table-cell table:number-columns-repeated="3" office:value-type="float" office:value="165.5" calcext:value-type="float">
            <text:p>165.5</text:p>
          </table:table-cell>
          <table:table-cell office:value-type="float" office:value="267.85" calcext:value-type="float">
            <text:p>267.85</text:p>
          </table:table-cell>
          <table:table-cell table:number-columns-repeated="2" office:value-type="float" office:value="275.25" calcext:value-type="float">
            <text:p>275.25</text:p>
          </table:table-cell>
          <table:table-cell/>
        </table:table-row>
        <table:table-row table:style-name="ro1">
          <table:table-cell office:value-type="string" calcext:value-type="string">
            <text:p>16-05-2015</text:p>
          </table:table-cell>
          <table:table-cell office:value-type="float" office:value="149.37" calcext:value-type="float">
            <text:p>149.37</text:p>
          </table:table-cell>
          <table:table-cell table:number-columns-repeated="10" office:value-type="float" office:value="147.37" calcext:value-type="float">
            <text:p>147.37</text:p>
          </table:table-cell>
          <table:table-cell table:number-columns-repeated="3" office:value-type="float" office:value="156.13" calcext:value-type="float">
            <text:p>156.13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6.27" calcext:value-type="float">
            <text:p>276.27</text:p>
          </table:table-cell>
          <table:table-cell/>
        </table:table-row>
        <table:table-row table:style-name="ro1">
          <table:table-cell office:value-type="string" calcext:value-type="string">
            <text:p>17-05-2015</text:p>
          </table:table-cell>
          <table:table-cell office:value-type="float" office:value="105.54" calcext:value-type="float">
            <text:p>105.54</text:p>
          </table:table-cell>
          <table:table-cell table:number-columns-repeated="5" office:value-type="float" office:value="89" calcext:value-type="float">
            <text:p>89</text:p>
          </table:table-cell>
          <table:table-cell office:value-type="float" office:value="81.59" calcext:value-type="float">
            <text:p>81.59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90.16" calcext:value-type="float">
            <text:p>90.16</text:p>
          </table:table-cell>
          <table:table-cell table:number-columns-repeated="3" office:value-type="float" office:value="156.45" calcext:value-type="float">
            <text:p>156.45</text:p>
          </table:table-cell>
          <table:table-cell table:number-columns-repeated="3" office:value-type="float" office:value="264.05" calcext:value-type="float">
            <text:p>264.05</text:p>
          </table:table-cell>
          <table:table-cell/>
        </table:table-row>
        <table:table-row table:style-name="ro1">
          <table:table-cell office:value-type="string" calcext:value-type="string">
            <text:p>18-05-2015</text:p>
          </table:table-cell>
          <table:table-cell office:value-type="float" office:value="196.23" calcext:value-type="float">
            <text:p>196.23</text:p>
          </table:table-cell>
          <table:table-cell table:number-columns-repeated="2" office:value-type="float" office:value="194.57" calcext:value-type="float">
            <text:p>194.57</text:p>
          </table:table-cell>
          <table:table-cell table:number-columns-repeated="2" office:value-type="float" office:value="198.07" calcext:value-type="float">
            <text:p>198.07</text:p>
          </table:table-cell>
          <table:table-cell office:value-type="float" office:value="238.33" calcext:value-type="float">
            <text:p>238.33</text:p>
          </table:table-cell>
          <table:table-cell office:value-type="float" office:value="198.07" calcext:value-type="float">
            <text:p>198.07</text:p>
          </table:table-cell>
          <table:table-cell office:value-type="float" office:value="202.09" calcext:value-type="float">
            <text:p>202.09</text:p>
          </table:table-cell>
          <table:table-cell table:number-columns-repeated="3" office:value-type="float" office:value="188.51" calcext:value-type="float">
            <text:p>188.51</text:p>
          </table:table-cell>
          <table:table-cell table:number-columns-repeated="2" office:value-type="float" office:value="196.6" calcext:value-type="float">
            <text:p>196.6</text:p>
          </table:table-cell>
          <table:table-cell office:value-type="float" office:value="184.42" calcext:value-type="float">
            <text:p>184.42</text:p>
          </table:table-cell>
          <table:table-cell office:value-type="float" office:value="290.31" calcext:value-type="float">
            <text:p>290.31</text:p>
          </table:table-cell>
          <table:table-cell table:number-columns-repeated="2" office:value-type="float" office:value="297.36" calcext:value-type="float">
            <text:p>297.36</text:p>
          </table:table-cell>
          <table:table-cell/>
        </table:table-row>
        <table:table-row table:style-name="ro1">
          <table:table-cell office:value-type="string" calcext:value-type="string">
            <text:p>19-05-2015</text:p>
          </table:table-cell>
          <table:table-cell office:value-type="float" office:value="187.23" calcext:value-type="float">
            <text:p>187.23</text:p>
          </table:table-cell>
          <table:table-cell table:number-columns-repeated="2" office:value-type="float" office:value="183.08" calcext:value-type="float">
            <text:p>183.08</text:p>
          </table:table-cell>
          <table:table-cell table:number-columns-repeated="2" office:value-type="float" office:value="184.66" calcext:value-type="float">
            <text:p>184.66</text:p>
          </table:table-cell>
          <table:table-cell office:value-type="float" office:value="245.36" calcext:value-type="float">
            <text:p>245.36</text:p>
          </table:table-cell>
          <table:table-cell office:value-type="float" office:value="173.5" calcext:value-type="float">
            <text:p>173.5</text:p>
          </table:table-cell>
          <table:table-cell office:value-type="float" office:value="189.51" calcext:value-type="float">
            <text:p>189.51</text:p>
          </table:table-cell>
          <table:table-cell table:number-columns-repeated="3" office:value-type="float" office:value="184.66" calcext:value-type="float">
            <text:p>184.66</text:p>
          </table:table-cell>
          <table:table-cell table:number-columns-repeated="2" office:value-type="float" office:value="186.13" calcext:value-type="float">
            <text:p>186.13</text:p>
          </table:table-cell>
          <table:table-cell office:value-type="float" office:value="180.19" calcext:value-type="float">
            <text:p>180.19</text:p>
          </table:table-cell>
          <table:table-cell office:value-type="float" office:value="310.63" calcext:value-type="float">
            <text:p>310.63</text:p>
          </table:table-cell>
          <table:table-cell table:number-columns-repeated="2" office:value-type="float" office:value="330.64" calcext:value-type="float">
            <text:p>330.64</text:p>
          </table:table-cell>
          <table:table-cell/>
        </table:table-row>
        <table:table-row table:style-name="ro1">
          <table:table-cell office:value-type="string" calcext:value-type="string">
            <text:p>20-05-2015</text:p>
          </table:table-cell>
          <table:table-cell office:value-type="float" office:value="209.48" calcext:value-type="float">
            <text:p>209.48</text:p>
          </table:table-cell>
          <table:table-cell table:number-columns-repeated="2" office:value-type="float" office:value="228.27" calcext:value-type="float">
            <text:p>228.27</text:p>
          </table:table-cell>
          <table:table-cell office:value-type="float" office:value="231.27" calcext:value-type="float">
            <text:p>231.27</text:p>
          </table:table-cell>
          <table:table-cell office:value-type="float" office:value="232.7" calcext:value-type="float">
            <text:p>232.7</text:p>
          </table:table-cell>
          <table:table-cell office:value-type="float" office:value="241.85" calcext:value-type="float">
            <text:p>241.85</text:p>
          </table:table-cell>
          <table:table-cell office:value-type="float" office:value="231.27" calcext:value-type="float">
            <text:p>231.27</text:p>
          </table:table-cell>
          <table:table-cell office:value-type="float" office:value="247.97" calcext:value-type="float">
            <text:p>247.97</text:p>
          </table:table-cell>
          <table:table-cell table:number-columns-repeated="3" office:value-type="float" office:value="187.18" calcext:value-type="float">
            <text:p>187.18</text:p>
          </table:table-cell>
          <table:table-cell table:number-columns-repeated="2" office:value-type="float" office:value="213.51" calcext:value-type="float">
            <text:p>213.51</text:p>
          </table:table-cell>
          <table:table-cell office:value-type="float" office:value="185.09" calcext:value-type="float">
            <text:p>185.09</text:p>
          </table:table-cell>
          <table:table-cell office:value-type="float" office:value="241.85" calcext:value-type="float">
            <text:p>241.85</text:p>
          </table:table-cell>
          <table:table-cell table:number-columns-repeated="2" office:value-type="float" office:value="321.55" calcext:value-type="float">
            <text:p>321.55</text:p>
          </table:table-cell>
          <table:table-cell/>
        </table:table-row>
        <table:table-row table:style-name="ro1">
          <table:table-cell office:value-type="string" calcext:value-type="string">
            <text:p>21-05-2015</text:p>
          </table:table-cell>
          <table:table-cell office:value-type="float" office:value="216.33" calcext:value-type="float">
            <text:p>216.33</text:p>
          </table:table-cell>
          <table:table-cell table:number-columns-repeated="4" office:value-type="float" office:value="234.5" calcext:value-type="float">
            <text:p>234.5</text:p>
          </table:table-cell>
          <table:table-cell office:value-type="float" office:value="239.07" calcext:value-type="float">
            <text:p>239.07</text:p>
          </table:table-cell>
          <table:table-cell office:value-type="float" office:value="234.5" calcext:value-type="float">
            <text:p>234.5</text:p>
          </table:table-cell>
          <table:table-cell office:value-type="float" office:value="234.84" calcext:value-type="float">
            <text:p>234.84</text:p>
          </table:table-cell>
          <table:table-cell table:number-columns-repeated="3" office:value-type="float" office:value="196.73" calcext:value-type="float">
            <text:p>196.73</text:p>
          </table:table-cell>
          <table:table-cell table:number-columns-repeated="2" office:value-type="float" office:value="231.8" calcext:value-type="float">
            <text:p>231.8</text:p>
          </table:table-cell>
          <table:table-cell office:value-type="float" office:value="188.01" calcext:value-type="float">
            <text:p>188.01</text:p>
          </table:table-cell>
          <table:table-cell office:value-type="float" office:value="239.07" calcext:value-type="float">
            <text:p>239.07</text:p>
          </table:table-cell>
          <table:table-cell table:number-columns-repeated="2" office:value-type="float" office:value="331.72" calcext:value-type="float">
            <text:p>331.72</text:p>
          </table:table-cell>
          <table:table-cell/>
        </table:table-row>
        <table:table-row table:style-name="ro1">
          <table:table-cell office:value-type="string" calcext:value-type="string">
            <text:p>22-05-2015</text:p>
          </table:table-cell>
          <table:table-cell office:value-type="float" office:value="172.18" calcext:value-type="float">
            <text:p>172.18</text:p>
          </table:table-cell>
          <table:table-cell table:number-columns-repeated="2" office:value-type="float" office:value="170.95" calcext:value-type="float">
            <text:p>170.95</text:p>
          </table:table-cell>
          <table:table-cell office:value-type="float" office:value="172.64" calcext:value-type="float">
            <text:p>172.64</text:p>
          </table:table-cell>
          <table:table-cell office:value-type="float" office:value="182" calcext:value-type="float">
            <text:p>182</text:p>
          </table:table-cell>
          <table:table-cell office:value-type="float" office:value="216.05" calcext:value-type="float">
            <text:p>216.05</text:p>
          </table:table-cell>
          <table:table-cell office:value-type="float" office:value="172.65" calcext:value-type="float">
            <text:p>172.65</text:p>
          </table:table-cell>
          <table:table-cell office:value-type="float" office:value="192.03" calcext:value-type="float">
            <text:p>192.03</text:p>
          </table:table-cell>
          <table:table-cell table:number-columns-repeated="3" office:value-type="float" office:value="169.89" calcext:value-type="float">
            <text:p>169.89</text:p>
          </table:table-cell>
          <table:table-cell table:number-columns-repeated="2" office:value-type="float" office:value="170.95" calcext:value-type="float">
            <text:p>170.95</text:p>
          </table:table-cell>
          <table:table-cell office:value-type="float" office:value="169.36" calcext:value-type="float">
            <text:p>169.36</text:p>
          </table:table-cell>
          <table:table-cell office:value-type="float" office:value="216.05" calcext:value-type="float">
            <text:p>216.05</text:p>
          </table:table-cell>
          <table:table-cell table:number-columns-repeated="2" office:value-type="float" office:value="368.53" calcext:value-type="float">
            <text:p>368.53</text:p>
          </table:table-cell>
          <table:table-cell/>
        </table:table-row>
        <table:table-row table:style-name="ro1">
          <table:table-cell office:value-type="string" calcext:value-type="string">
            <text:p>23-05-2015</text:p>
          </table:table-cell>
          <table:table-cell table:number-columns-repeated="14" office:value-type="float" office:value="135.91" calcext:value-type="float">
            <text:p>135.91</text:p>
          </table:table-cell>
          <table:table-cell office:value-type="float" office:value="155.31" calcext:value-type="float">
            <text:p>155.31</text:p>
          </table:table-cell>
          <table:table-cell table:number-columns-repeated="2" office:value-type="float" office:value="216.45" calcext:value-type="float">
            <text:p>216.45</text:p>
          </table:table-cell>
          <table:table-cell/>
        </table:table-row>
        <table:table-row table:style-name="ro1">
          <table:table-cell office:value-type="string" calcext:value-type="string">
            <text:p>24-05-2015</text:p>
          </table:table-cell>
          <table:table-cell office:value-type="float" office:value="147.41" calcext:value-type="float">
            <text:p>147.41</text:p>
          </table:table-cell>
          <table:table-cell table:number-columns-repeated="3" office:value-type="float" office:value="147.39" calcext:value-type="float">
            <text:p>147.39</text:p>
          </table:table-cell>
          <table:table-cell office:value-type="float" office:value="148.5" calcext:value-type="float">
            <text:p>148.5</text:p>
          </table:table-cell>
          <table:table-cell table:number-columns-repeated="2" office:value-type="float" office:value="147.39" calcext:value-type="float">
            <text:p>147.39</text:p>
          </table:table-cell>
          <table:table-cell office:value-type="float" office:value="148.5" calcext:value-type="float">
            <text:p>148.5</text:p>
          </table:table-cell>
          <table:table-cell table:number-columns-repeated="6" office:value-type="float" office:value="147.39" calcext:value-type="float">
            <text:p>147.39</text:p>
          </table:table-cell>
          <table:table-cell office:value-type="float" office:value="250.44" calcext:value-type="float">
            <text:p>250.44</text:p>
          </table:table-cell>
          <table:table-cell table:number-columns-repeated="2" office:value-type="float" office:value="267.9" calcext:value-type="float">
            <text:p>267.9</text:p>
          </table:table-cell>
          <table:table-cell/>
        </table:table-row>
        <table:table-row table:style-name="ro1">
          <table:table-cell office:value-type="string" calcext:value-type="string">
            <text:p>25-05-2015</text:p>
          </table:table-cell>
          <table:table-cell office:value-type="float" office:value="165.98" calcext:value-type="float">
            <text:p>165.98</text:p>
          </table:table-cell>
          <table:table-cell table:number-columns-repeated="3" office:value-type="float" office:value="163.93" calcext:value-type="float">
            <text:p>163.93</text:p>
          </table:table-cell>
          <table:table-cell office:value-type="float" office:value="177.35" calcext:value-type="float">
            <text:p>177.35</text:p>
          </table:table-cell>
          <table:table-cell office:value-type="float" office:value="262.8" calcext:value-type="float">
            <text:p>262.8</text:p>
          </table:table-cell>
          <table:table-cell office:value-type="float" office:value="163.93" calcext:value-type="float">
            <text:p>163.93</text:p>
          </table:table-cell>
          <table:table-cell office:value-type="float" office:value="177.35" calcext:value-type="float">
            <text:p>177.35</text:p>
          </table:table-cell>
          <table:table-cell table:number-columns-repeated="3" office:value-type="float" office:value="161.75" calcext:value-type="float">
            <text:p>161.75</text:p>
          </table:table-cell>
          <table:table-cell table:number-columns-repeated="3" office:value-type="float" office:value="163.93" calcext:value-type="float">
            <text:p>163.93</text:p>
          </table:table-cell>
          <table:table-cell office:value-type="float" office:value="263.8" calcext:value-type="float">
            <text:p>263.8</text:p>
          </table:table-cell>
          <table:table-cell table:number-columns-repeated="2" office:value-type="float" office:value="332.6" calcext:value-type="float">
            <text:p>332.6</text:p>
          </table:table-cell>
          <table:table-cell/>
        </table:table-row>
        <table:table-row table:style-name="ro1">
          <table:table-cell office:value-type="string" calcext:value-type="string">
            <text:p>26-05-2015</text:p>
          </table:table-cell>
          <table:table-cell office:value-type="float" office:value="182.26" calcext:value-type="float">
            <text:p>182.26</text:p>
          </table:table-cell>
          <table:table-cell table:number-columns-repeated="3" office:value-type="float" office:value="195.28" calcext:value-type="float">
            <text:p>195.28</text:p>
          </table:table-cell>
          <table:table-cell office:value-type="float" office:value="239.89" calcext:value-type="float">
            <text:p>239.89</text:p>
          </table:table-cell>
          <table:table-cell office:value-type="float" office:value="253.53" calcext:value-type="float">
            <text:p>253.53</text:p>
          </table:table-cell>
          <table:table-cell office:value-type="float" office:value="175.85" calcext:value-type="float">
            <text:p>175.85</text:p>
          </table:table-cell>
          <table:table-cell office:value-type="float" office:value="239.89" calcext:value-type="float">
            <text:p>239.89</text:p>
          </table:table-cell>
          <table:table-cell table:number-columns-repeated="3" office:value-type="float" office:value="171.94" calcext:value-type="float">
            <text:p>171.94</text:p>
          </table:table-cell>
          <table:table-cell table:number-columns-repeated="2" office:value-type="float" office:value="195.28" calcext:value-type="float">
            <text:p>195.28</text:p>
          </table:table-cell>
          <table:table-cell office:value-type="float" office:value="179.21" calcext:value-type="float">
            <text:p>179.21</text:p>
          </table:table-cell>
          <table:table-cell office:value-type="float" office:value="253.76" calcext:value-type="float">
            <text:p>253.76</text:p>
          </table:table-cell>
          <table:table-cell table:number-columns-repeated="2" office:value-type="float" office:value="360.73" calcext:value-type="float">
            <text:p>360.73</text:p>
          </table:table-cell>
          <table:table-cell/>
        </table:table-row>
        <table:table-row table:style-name="ro1">
          <table:table-cell office:value-type="string" calcext:value-type="string">
            <text:p>27-05-2015</text:p>
          </table:table-cell>
          <table:table-cell office:value-type="float" office:value="169.07" calcext:value-type="float">
            <text:p>169.07</text:p>
          </table:table-cell>
          <table:table-cell table:number-columns-repeated="3" office:value-type="float" office:value="178.77" calcext:value-type="float">
            <text:p>178.77</text:p>
          </table:table-cell>
          <table:table-cell office:value-type="float" office:value="228.13" calcext:value-type="float">
            <text:p>228.13</text:p>
          </table:table-cell>
          <table:table-cell office:value-type="float" office:value="212.71" calcext:value-type="float">
            <text:p>212.71</text:p>
          </table:table-cell>
          <table:table-cell office:value-type="float" office:value="183.96" calcext:value-type="float">
            <text:p>183.96</text:p>
          </table:table-cell>
          <table:table-cell office:value-type="float" office:value="228.13" calcext:value-type="float">
            <text:p>228.13</text:p>
          </table:table-cell>
          <table:table-cell table:number-columns-repeated="3" office:value-type="float" office:value="160.83" calcext:value-type="float">
            <text:p>160.83</text:p>
          </table:table-cell>
          <table:table-cell table:number-columns-repeated="2" office:value-type="float" office:value="179.91" calcext:value-type="float">
            <text:p>179.91</text:p>
          </table:table-cell>
          <table:table-cell office:value-type="float" office:value="171.39" calcext:value-type="float">
            <text:p>171.39</text:p>
          </table:table-cell>
          <table:table-cell office:value-type="float" office:value="221.13" calcext:value-type="float">
            <text:p>221.13</text:p>
          </table:table-cell>
          <table:table-cell table:number-columns-repeated="2" office:value-type="float" office:value="349.79" calcext:value-type="float">
            <text:p>349.79</text:p>
          </table:table-cell>
          <table:table-cell/>
        </table:table-row>
        <table:table-row table:style-name="ro1">
          <table:table-cell office:value-type="string" calcext:value-type="string">
            <text:p>28-05-2015</text:p>
          </table:table-cell>
          <table:table-cell office:value-type="float" office:value="170.55" calcext:value-type="float">
            <text:p>170.55</text:p>
          </table:table-cell>
          <table:table-cell table:number-columns-repeated="3" office:value-type="float" office:value="171.44" calcext:value-type="float">
            <text:p>171.44</text:p>
          </table:table-cell>
          <table:table-cell office:value-type="float" office:value="185.91" calcext:value-type="float">
            <text:p>185.91</text:p>
          </table:table-cell>
          <table:table-cell office:value-type="float" office:value="257.31" calcext:value-type="float">
            <text:p>257.31</text:p>
          </table:table-cell>
          <table:table-cell office:value-type="float" office:value="165.61" calcext:value-type="float">
            <text:p>165.61</text:p>
          </table:table-cell>
          <table:table-cell office:value-type="float" office:value="185.91" calcext:value-type="float">
            <text:p>185.91</text:p>
          </table:table-cell>
          <table:table-cell table:number-columns-repeated="3" office:value-type="float" office:value="164.88" calcext:value-type="float">
            <text:p>164.88</text:p>
          </table:table-cell>
          <table:table-cell table:number-columns-repeated="2" office:value-type="float" office:value="171.44" calcext:value-type="float">
            <text:p>171.44</text:p>
          </table:table-cell>
          <table:table-cell office:value-type="float" office:value="168.21" calcext:value-type="float">
            <text:p>168.21</text:p>
          </table:table-cell>
          <table:table-cell office:value-type="float" office:value="257.31" calcext:value-type="float">
            <text:p>257.31</text:p>
          </table:table-cell>
          <table:table-cell table:number-columns-repeated="2" office:value-type="float" office:value="364.74" calcext:value-type="float">
            <text:p>364.74</text:p>
          </table:table-cell>
          <table:table-cell/>
        </table:table-row>
        <table:table-row table:style-name="ro1">
          <table:table-cell office:value-type="string" calcext:value-type="string">
            <text:p>29-05-2015</text:p>
          </table:table-cell>
          <table:table-cell office:value-type="float" office:value="158.03" calcext:value-type="float">
            <text:p>158.03</text:p>
          </table:table-cell>
          <table:table-cell table:number-columns-repeated="3" office:value-type="float" office:value="155.03" calcext:value-type="float">
            <text:p>155.03</text:p>
          </table:table-cell>
          <table:table-cell office:value-type="float" office:value="206.73" calcext:value-type="float">
            <text:p>206.73</text:p>
          </table:table-cell>
          <table:table-cell office:value-type="float" office:value="261.39" calcext:value-type="float">
            <text:p>261.39</text:p>
          </table:table-cell>
          <table:table-cell office:value-type="float" office:value="155.02" calcext:value-type="float">
            <text:p>155.02</text:p>
          </table:table-cell>
          <table:table-cell office:value-type="float" office:value="206.73" calcext:value-type="float">
            <text:p>206.73</text:p>
          </table:table-cell>
          <table:table-cell table:number-columns-repeated="3" office:value-type="float" office:value="154.06" calcext:value-type="float">
            <text:p>154.06</text:p>
          </table:table-cell>
          <table:table-cell table:number-columns-repeated="2" office:value-type="float" office:value="155.03" calcext:value-type="float">
            <text:p>155.03</text:p>
          </table:table-cell>
          <table:table-cell office:value-type="float" office:value="152.84" calcext:value-type="float">
            <text:p>152.84</text:p>
          </table:table-cell>
          <table:table-cell office:value-type="float" office:value="261.73" calcext:value-type="float">
            <text:p>261.73</text:p>
          </table:table-cell>
          <table:table-cell table:number-columns-repeated="2" office:value-type="float" office:value="379.38" calcext:value-type="float">
            <text:p>379.38</text:p>
          </table:table-cell>
          <table:table-cell/>
        </table:table-row>
        <table:table-row table:style-name="ro1">
          <table:table-cell office:value-type="string" calcext:value-type="string">
            <text:p>30-05-2015</text:p>
          </table:table-cell>
          <table:table-cell office:value-type="float" office:value="125.08" calcext:value-type="float">
            <text:p>125.08</text:p>
          </table:table-cell>
          <table:table-cell table:number-columns-repeated="4" office:value-type="float" office:value="124.75" calcext:value-type="float">
            <text:p>124.75</text:p>
          </table:table-cell>
          <table:table-cell office:value-type="float" office:value="130.52" calcext:value-type="float">
            <text:p>130.52</text:p>
          </table:table-cell>
          <table:table-cell table:number-columns-repeated="8" office:value-type="float" office:value="124.75" calcext:value-type="float">
            <text:p>124.75</text:p>
          </table:table-cell>
          <table:table-cell office:value-type="float" office:value="132.72" calcext:value-type="float">
            <text:p>132.72</text:p>
          </table:table-cell>
          <table:table-cell table:number-columns-repeated="2" office:value-type="float" office:value="160.24" calcext:value-type="float">
            <text:p>160.24</text:p>
          </table:table-cell>
          <table:table-cell/>
        </table:table-row>
        <table:table-row table:style-name="ro1">
          <table:table-cell office:value-type="string" calcext:value-type="string">
            <text:p>31-05-2015</text:p>
          </table:table-cell>
          <table:table-cell office:value-type="float" office:value="100.77" calcext:value-type="float">
            <text:p>100.77</text:p>
          </table:table-cell>
          <table:table-cell table:number-columns-repeated="4" office:value-type="float" office:value="100.73" calcext:value-type="float">
            <text:p>100.73</text:p>
          </table:table-cell>
          <table:table-cell office:value-type="float" office:value="102.76" calcext:value-type="float">
            <text:p>102.76</text:p>
          </table:table-cell>
          <table:table-cell table:number-columns-repeated="8" office:value-type="float" office:value="100.73" calcext:value-type="float">
            <text:p>100.73</text:p>
          </table:table-cell>
          <table:table-cell office:value-type="float" office:value="111.17" calcext:value-type="float">
            <text:p>111.17</text:p>
          </table:table-cell>
          <table:table-cell table:number-columns-repeated="2" office:value-type="float" office:value="146.98" calcext:value-type="float">
            <text:p>146.98</text:p>
          </table:table-cell>
          <table:table-cell/>
        </table:table-row>
        <table:table-row table:style-name="ro1">
          <table:table-cell office:value-type="string" calcext:value-type="string">
            <text:p>01-06-2015</text:p>
          </table:table-cell>
          <table:table-cell office:value-type="float" office:value="145.2" calcext:value-type="float">
            <text:p>145.2</text:p>
          </table:table-cell>
          <table:table-cell table:number-columns-repeated="3" office:value-type="float" office:value="140.62" calcext:value-type="float">
            <text:p>140.62</text:p>
          </table:table-cell>
          <table:table-cell office:value-type="float" office:value="225.01" calcext:value-type="float">
            <text:p>225.01</text:p>
          </table:table-cell>
          <table:table-cell office:value-type="float" office:value="236.52" calcext:value-type="float">
            <text:p>236.52</text:p>
          </table:table-cell>
          <table:table-cell office:value-type="float" office:value="155.04" calcext:value-type="float">
            <text:p>155.04</text:p>
          </table:table-cell>
          <table:table-cell office:value-type="float" office:value="225.01" calcext:value-type="float">
            <text:p>225.01</text:p>
          </table:table-cell>
          <table:table-cell table:number-columns-repeated="3" office:value-type="float" office:value="140.62" calcext:value-type="float">
            <text:p>140.62</text:p>
          </table:table-cell>
          <table:table-cell table:number-columns-repeated="2" office:value-type="float" office:value="139.99" calcext:value-type="float">
            <text:p>139.99</text:p>
          </table:table-cell>
          <table:table-cell office:value-type="float" office:value="136.54" calcext:value-type="float">
            <text:p>136.54</text:p>
          </table:table-cell>
          <table:table-cell office:value-type="float" office:value="236.52" calcext:value-type="float">
            <text:p>236.52</text:p>
          </table:table-cell>
          <table:table-cell table:number-columns-repeated="2" office:value-type="float" office:value="374.1" calcext:value-type="float">
            <text:p>374.1</text:p>
          </table:table-cell>
          <table:table-cell/>
        </table:table-row>
        <table:table-row table:style-name="ro1">
          <table:table-cell office:value-type="string" calcext:value-type="string">
            <text:p>02-06-2015</text:p>
          </table:table-cell>
          <table:table-cell office:value-type="float" office:value="122.86" calcext:value-type="float">
            <text:p>122.86</text:p>
          </table:table-cell>
          <table:table-cell table:number-columns-repeated="4" office:value-type="float" office:value="125.02" calcext:value-type="float">
            <text:p>125.02</text:p>
          </table:table-cell>
          <table:table-cell office:value-type="float" office:value="235.09" calcext:value-type="float">
            <text:p>235.09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02" calcext:value-type="float">
            <text:p>125.02</text:p>
          </table:table-cell>
          <table:table-cell table:number-columns-repeated="3" office:value-type="float" office:value="120.3" calcext:value-type="float">
            <text:p>120.3</text:p>
          </table:table-cell>
          <table:table-cell table:number-columns-repeated="2" office:value-type="float" office:value="125.02" calcext:value-type="float">
            <text:p>125.02</text:p>
          </table:table-cell>
          <table:table-cell office:value-type="float" office:value="120.59" calcext:value-type="float">
            <text:p>120.59</text:p>
          </table:table-cell>
          <table:table-cell office:value-type="float" office:value="235.09" calcext:value-type="float">
            <text:p>235.09</text:p>
          </table:table-cell>
          <table:table-cell table:number-columns-repeated="2" office:value-type="float" office:value="402.97" calcext:value-type="float">
            <text:p>402.97</text:p>
          </table:table-cell>
          <table:table-cell/>
        </table:table-row>
        <table:table-row table:style-name="ro1">
          <table:table-cell office:value-type="string" calcext:value-type="string">
            <text:p>03-06-2015</text:p>
          </table:table-cell>
          <table:table-cell office:value-type="float" office:value="117.64" calcext:value-type="float">
            <text:p>117.64</text:p>
          </table:table-cell>
          <table:table-cell table:number-columns-repeated="4" office:value-type="float" office:value="114.52" calcext:value-type="float">
            <text:p>114.52</text:p>
          </table:table-cell>
          <table:table-cell office:value-type="float" office:value="221.81" calcext:value-type="float">
            <text:p>221.81</text:p>
          </table:table-cell>
          <table:table-cell office:value-type="float" office:value="114.23" calcext:value-type="float">
            <text:p>114.23</text:p>
          </table:table-cell>
          <table:table-cell office:value-type="float" office:value="114.52" calcext:value-type="float">
            <text:p>114.52</text:p>
          </table:table-cell>
          <table:table-cell table:number-columns-repeated="3" office:value-type="float" office:value="114.23" calcext:value-type="float">
            <text:p>114.23</text:p>
          </table:table-cell>
          <table:table-cell table:number-columns-repeated="3" office:value-type="float" office:value="114.52" calcext:value-type="float">
            <text:p>114.52</text:p>
          </table:table-cell>
          <table:table-cell office:value-type="float" office:value="221.81" calcext:value-type="float">
            <text:p>221.81</text:p>
          </table:table-cell>
          <table:table-cell table:number-columns-repeated="2" office:value-type="float" office:value="309.88" calcext:value-type="float">
            <text:p>309.88</text:p>
          </table:table-cell>
          <table:table-cell/>
        </table:table-row>
        <table:table-row table:style-name="ro1">
          <table:table-cell office:value-type="string" calcext:value-type="string">
            <text:p>04-06-2015</text:p>
          </table:table-cell>
          <table:table-cell office:value-type="float" office:value="139.91" calcext:value-type="float">
            <text:p>139.91</text:p>
          </table:table-cell>
          <table:table-cell table:number-columns-repeated="2" office:value-type="float" office:value="140.32" calcext:value-type="float">
            <text:p>140.32</text:p>
          </table:table-cell>
          <table:table-cell office:value-type="float" office:value="144.7" calcext:value-type="float">
            <text:p>144.7</text:p>
          </table:table-cell>
          <table:table-cell office:value-type="float" office:value="175.03" calcext:value-type="float">
            <text:p>175.03</text:p>
          </table:table-cell>
          <table:table-cell office:value-type="float" office:value="187.79" calcext:value-type="float">
            <text:p>187.79</text:p>
          </table:table-cell>
          <table:table-cell office:value-type="float" office:value="166.35" calcext:value-type="float">
            <text:p>166.35</text:p>
          </table:table-cell>
          <table:table-cell office:value-type="float" office:value="177.94" calcext:value-type="float">
            <text:p>177.94</text:p>
          </table:table-cell>
          <table:table-cell table:number-columns-repeated="3" office:value-type="float" office:value="137.33" calcext:value-type="float">
            <text:p>137.33</text:p>
          </table:table-cell>
          <table:table-cell table:number-columns-repeated="2" office:value-type="float" office:value="140.32" calcext:value-type="float">
            <text:p>140.32</text:p>
          </table:table-cell>
          <table:table-cell office:value-type="float" office:value="121.31" calcext:value-type="float">
            <text:p>121.31</text:p>
          </table:table-cell>
          <table:table-cell office:value-type="float" office:value="187.79" calcext:value-type="float">
            <text:p>187.79</text:p>
          </table:table-cell>
          <table:table-cell table:number-columns-repeated="2" office:value-type="float" office:value="351.75" calcext:value-type="float">
            <text:p>351.75</text:p>
          </table:table-cell>
          <table:table-cell/>
        </table:table-row>
        <table:table-row table:style-name="ro1">
          <table:table-cell office:value-type="string" calcext:value-type="string">
            <text:p>05-06-2015</text:p>
          </table:table-cell>
          <table:table-cell office:value-type="float" office:value="128.06" calcext:value-type="float">
            <text:p>128.06</text:p>
          </table:table-cell>
          <table:table-cell table:number-columns-repeated="2" office:value-type="float" office:value="131.49" calcext:value-type="float">
            <text:p>131.49</text:p>
          </table:table-cell>
          <table:table-cell office:value-type="float" office:value="131.95" calcext:value-type="float">
            <text:p>131.95</text:p>
          </table:table-cell>
          <table:table-cell office:value-type="float" office:value="157.03" calcext:value-type="float">
            <text:p>157.03</text:p>
          </table:table-cell>
          <table:table-cell office:value-type="float" office:value="151.28" calcext:value-type="float">
            <text:p>151.28</text:p>
          </table:table-cell>
          <table:table-cell office:value-type="float" office:value="131.95" calcext:value-type="float">
            <text:p>131.95</text:p>
          </table:table-cell>
          <table:table-cell office:value-type="float" office:value="157.03" calcext:value-type="float">
            <text:p>157.03</text:p>
          </table:table-cell>
          <table:table-cell table:number-columns-repeated="3" office:value-type="float" office:value="127.16" calcext:value-type="float">
            <text:p>127.16</text:p>
          </table:table-cell>
          <table:table-cell table:number-columns-repeated="2" office:value-type="float" office:value="131.49" calcext:value-type="float">
            <text:p>131.49</text:p>
          </table:table-cell>
          <table:table-cell office:value-type="float" office:value="113.66" calcext:value-type="float">
            <text:p>113.66</text:p>
          </table:table-cell>
          <table:table-cell office:value-type="float" office:value="195.42" calcext:value-type="float">
            <text:p>195.42</text:p>
          </table:table-cell>
          <table:table-cell table:number-columns-repeated="2" office:value-type="float" office:value="353.79" calcext:value-type="float">
            <text:p>353.79</text:p>
          </table:table-cell>
          <table:table-cell/>
        </table:table-row>
        <table:table-row table:style-name="ro1">
          <table:table-cell office:value-type="string" calcext:value-type="string">
            <text:p>06-06-2015</text:p>
          </table:table-cell>
          <table:table-cell office:value-type="float" office:value="75.28" calcext:value-type="float">
            <text:p>75.28</text:p>
          </table:table-cell>
          <table:table-cell table:number-columns-repeated="6" office:value-type="float" office:value="74.97" calcext:value-type="float">
            <text:p>74.97</text:p>
          </table:table-cell>
          <table:table-cell office:value-type="float" office:value="144.64" calcext:value-type="float">
            <text:p>144.64</text:p>
          </table:table-cell>
          <table:table-cell table:number-columns-repeated="6" office:value-type="float" office:value="74.97" calcext:value-type="float">
            <text:p>74.97</text:p>
          </table:table-cell>
          <table:table-cell office:value-type="float" office:value="147.85" calcext:value-type="float">
            <text:p>147.85</text:p>
          </table:table-cell>
          <table:table-cell table:number-columns-repeated="2" office:value-type="float" office:value="323.53" calcext:value-type="float">
            <text:p>323.53</text:p>
          </table:table-cell>
          <table:table-cell/>
        </table:table-row>
        <table:table-row table:style-name="ro1">
          <table:table-cell office:value-type="string" calcext:value-type="string">
            <text:p>07-06-2015</text:p>
          </table:table-cell>
          <table:table-cell office:value-type="float" office:value="62.57" calcext:value-type="float">
            <text:p>62.57</text:p>
          </table:table-cell>
          <table:table-cell table:number-columns-repeated="6" office:value-type="float" office:value="62.35" calcext:value-type="float">
            <text:p>62.35</text:p>
          </table:table-cell>
          <table:table-cell office:value-type="float" office:value="79.33" calcext:value-type="float">
            <text:p>79.33</text:p>
          </table:table-cell>
          <table:table-cell table:number-columns-repeated="3" office:value-type="float" office:value="62.35" calcext:value-type="float">
            <text:p>62.35</text:p>
          </table:table-cell>
          <table:table-cell table:number-columns-repeated="3" office:value-type="float" office:value="64.43" calcext:value-type="float">
            <text:p>64.43</text:p>
          </table:table-cell>
          <table:table-cell office:value-type="float" office:value="64.84" calcext:value-type="float">
            <text:p>64.84</text:p>
          </table:table-cell>
          <table:table-cell table:number-columns-repeated="2" office:value-type="float" office:value="305.63" calcext:value-type="float">
            <text:p>305.63</text:p>
          </table:table-cell>
          <table:table-cell/>
        </table:table-row>
        <table:table-row table:style-name="ro1">
          <table:table-cell office:value-type="string" calcext:value-type="string">
            <text:p>08-06-2015</text:p>
          </table:table-cell>
          <table:table-cell office:value-type="float" office:value="131.82" calcext:value-type="float">
            <text:p>131.82</text:p>
          </table:table-cell>
          <table:table-cell table:number-columns-repeated="3" office:value-type="float" office:value="139.04" calcext:value-type="float">
            <text:p>139.04</text:p>
          </table:table-cell>
          <table:table-cell office:value-type="float" office:value="208.77" calcext:value-type="float">
            <text:p>208.77</text:p>
          </table:table-cell>
          <table:table-cell office:value-type="float" office:value="187.42" calcext:value-type="float">
            <text:p>187.42</text:p>
          </table:table-cell>
          <table:table-cell office:value-type="float" office:value="147.11" calcext:value-type="float">
            <text:p>147.11</text:p>
          </table:table-cell>
          <table:table-cell office:value-type="float" office:value="208.77" calcext:value-type="float">
            <text:p>208.77</text:p>
          </table:table-cell>
          <table:table-cell table:number-columns-repeated="3" office:value-type="float" office:value="124.57" calcext:value-type="float">
            <text:p>124.57</text:p>
          </table:table-cell>
          <table:table-cell table:number-columns-repeated="2" office:value-type="float" office:value="139.04" calcext:value-type="float">
            <text:p>139.04</text:p>
          </table:table-cell>
          <table:table-cell office:value-type="float" office:value="119.2" calcext:value-type="float">
            <text:p>119.2</text:p>
          </table:table-cell>
          <table:table-cell office:value-type="float" office:value="188.32" calcext:value-type="float">
            <text:p>188.32</text:p>
          </table:table-cell>
          <table:table-cell table:number-columns-repeated="2" office:value-type="float" office:value="373.98" calcext:value-type="float">
            <text:p>373.98</text:p>
          </table:table-cell>
          <table:table-cell/>
        </table:table-row>
        <table:table-row table:style-name="ro1">
          <table:table-cell office:value-type="string" calcext:value-type="string">
            <text:p>09-06-2015</text:p>
          </table:table-cell>
          <table:table-cell office:value-type="float" office:value="138.38" calcext:value-type="float">
            <text:p>138.38</text:p>
          </table:table-cell>
          <table:table-cell table:number-columns-repeated="3" office:value-type="float" office:value="152.06" calcext:value-type="float">
            <text:p>152.06</text:p>
          </table:table-cell>
          <table:table-cell office:value-type="float" office:value="253.62" calcext:value-type="float">
            <text:p>253.62</text:p>
          </table:table-cell>
          <table:table-cell office:value-type="float" office:value="152.06" calcext:value-type="float">
            <text:p>152.06</text:p>
          </table:table-cell>
          <table:table-cell office:value-type="float" office:value="200.13" calcext:value-type="float">
            <text:p>200.13</text:p>
          </table:table-cell>
          <table:table-cell office:value-type="float" office:value="253.62" calcext:value-type="float">
            <text:p>253.62</text:p>
          </table:table-cell>
          <table:table-cell table:number-columns-repeated="3" office:value-type="float" office:value="125.93" calcext:value-type="float">
            <text:p>125.93</text:p>
          </table:table-cell>
          <table:table-cell table:number-columns-repeated="2" office:value-type="float" office:value="137.15" calcext:value-type="float">
            <text:p>137.15</text:p>
          </table:table-cell>
          <table:table-cell office:value-type="float" office:value="128.48" calcext:value-type="float">
            <text:p>128.48</text:p>
          </table:table-cell>
          <table:table-cell office:value-type="float" office:value="304.5" calcext:value-type="float">
            <text:p>304.5</text:p>
          </table:table-cell>
          <table:table-cell table:number-columns-repeated="2" office:value-type="float" office:value="355.05" calcext:value-type="float">
            <text:p>355.05</text:p>
          </table:table-cell>
          <table:table-cell/>
        </table:table-row>
        <table:table-row table:style-name="ro1">
          <table:table-cell office:value-type="string" calcext:value-type="string">
            <text:p>10-06-2015</text:p>
          </table:table-cell>
          <table:table-cell office:value-type="float" office:value="128.49" calcext:value-type="float">
            <text:p>128.49</text:p>
          </table:table-cell>
          <table:table-cell table:number-columns-repeated="3" office:value-type="float" office:value="125.22" calcext:value-type="float">
            <text:p>125.22</text:p>
          </table:table-cell>
          <table:table-cell office:value-type="float" office:value="220.62" calcext:value-type="float">
            <text:p>220.62</text:p>
          </table:table-cell>
          <table:table-cell office:value-type="float" office:value="125.22" calcext:value-type="float">
            <text:p>125.22</text:p>
          </table:table-cell>
          <table:table-cell office:value-type="float" office:value="157.53" calcext:value-type="float">
            <text:p>157.53</text:p>
          </table:table-cell>
          <table:table-cell office:value-type="float" office:value="224.98" calcext:value-type="float">
            <text:p>224.98</text:p>
          </table:table-cell>
          <table:table-cell table:number-columns-repeated="3" office:value-type="float" office:value="125.18" calcext:value-type="float">
            <text:p>125.18</text:p>
          </table:table-cell>
          <table:table-cell table:number-columns-repeated="2" office:value-type="float" office:value="125.22" calcext:value-type="float">
            <text:p>125.22</text:p>
          </table:table-cell>
          <table:table-cell office:value-type="float" office:value="124.13" calcext:value-type="float">
            <text:p>124.13</text:p>
          </table:table-cell>
          <table:table-cell office:value-type="float" office:value="258.43" calcext:value-type="float">
            <text:p>258.43</text:p>
          </table:table-cell>
          <table:table-cell table:number-columns-repeated="2" office:value-type="float" office:value="339.83" calcext:value-type="float">
            <text:p>339.83</text:p>
          </table:table-cell>
          <table:table-cell/>
        </table:table-row>
        <table:table-row table:style-name="ro1">
          <table:table-cell office:value-type="string" calcext:value-type="string">
            <text:p>11-06-2015</text:p>
          </table:table-cell>
          <table:table-cell office:value-type="float" office:value="122.9" calcext:value-type="float">
            <text:p>122.9</text:p>
          </table:table-cell>
          <table:table-cell table:number-columns-repeated="3" office:value-type="float" office:value="119.99" calcext:value-type="float">
            <text:p>119.99</text:p>
          </table:table-cell>
          <table:table-cell office:value-type="float" office:value="234.18" calcext:value-type="float">
            <text:p>234.18</text:p>
          </table:table-cell>
          <table:table-cell office:value-type="float" office:value="119.99" calcext:value-type="float">
            <text:p>119.99</text:p>
          </table:table-cell>
          <table:table-cell office:value-type="float" office:value="194.77" calcext:value-type="float">
            <text:p>194.77</text:p>
          </table:table-cell>
          <table:table-cell office:value-type="float" office:value="234.64" calcext:value-type="float">
            <text:p>234.64</text:p>
          </table:table-cell>
          <table:table-cell table:number-columns-repeated="3" office:value-type="float" office:value="113.85" calcext:value-type="float">
            <text:p>113.85</text:p>
          </table:table-cell>
          <table:table-cell table:number-columns-repeated="2" office:value-type="float" office:value="119.99" calcext:value-type="float">
            <text:p>119.99</text:p>
          </table:table-cell>
          <table:table-cell office:value-type="float" office:value="109.42" calcext:value-type="float">
            <text:p>109.42</text:p>
          </table:table-cell>
          <table:table-cell office:value-type="float" office:value="236.43" calcext:value-type="float">
            <text:p>236.43</text:p>
          </table:table-cell>
          <table:table-cell table:number-columns-repeated="2" office:value-type="float" office:value="323.94" calcext:value-type="float">
            <text:p>323.94</text:p>
          </table:table-cell>
          <table:table-cell/>
        </table:table-row>
        <table:table-row table:style-name="ro1">
          <table:table-cell office:value-type="string" calcext:value-type="string">
            <text:p>12-06-2015</text:p>
          </table:table-cell>
          <table:table-cell office:value-type="float" office:value="112.51" calcext:value-type="float">
            <text:p>112.51</text:p>
          </table:table-cell>
          <table:table-cell table:number-columns-repeated="3" office:value-type="float" office:value="107.47" calcext:value-type="float">
            <text:p>107.47</text:p>
          </table:table-cell>
          <table:table-cell office:value-type="float" office:value="218.73" calcext:value-type="float">
            <text:p>218.73</text:p>
          </table:table-cell>
          <table:table-cell office:value-type="float" office:value="111.84" calcext:value-type="float">
            <text:p>111.84</text:p>
          </table:table-cell>
          <table:table-cell office:value-type="float" office:value="218.08" calcext:value-type="float">
            <text:p>218.08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106.64" calcext:value-type="float">
            <text:p>106.64</text:p>
          </table:table-cell>
          <table:table-cell table:number-columns-repeated="2" office:value-type="float" office:value="107.47" calcext:value-type="float">
            <text:p>107.47</text:p>
          </table:table-cell>
          <table:table-cell office:value-type="float" office:value="102.36" calcext:value-type="float">
            <text:p>102.36</text:p>
          </table:table-cell>
          <table:table-cell office:value-type="float" office:value="260.82" calcext:value-type="float">
            <text:p>260.82</text:p>
          </table:table-cell>
          <table:table-cell table:number-columns-repeated="2" office:value-type="float" office:value="280.63" calcext:value-type="float">
            <text:p>280.63</text:p>
          </table:table-cell>
          <table:table-cell/>
        </table:table-row>
        <table:table-row table:style-name="ro1">
          <table:table-cell office:value-type="string" calcext:value-type="string">
            <text:p>13-06-2015</text:p>
          </table:table-cell>
          <table:table-cell office:value-type="float" office:value="74.16" calcext:value-type="float">
            <text:p>74.16</text:p>
          </table:table-cell>
          <table:table-cell table:number-columns-repeated="3" office:value-type="float" office:value="73.82" calcext:value-type="float">
            <text:p>73.82</text:p>
          </table:table-cell>
          <table:table-cell office:value-type="float" office:value="98.44" calcext:value-type="float">
            <text:p>98.44</text:p>
          </table:table-cell>
          <table:table-cell office:value-type="float" office:value="85.4" calcext:value-type="float">
            <text:p>85.4</text:p>
          </table:table-cell>
          <table:table-cell table:number-columns-repeated="2" office:value-type="float" office:value="98.44" calcext:value-type="float">
            <text:p>98.44</text:p>
          </table:table-cell>
          <table:table-cell table:number-columns-repeated="6" office:value-type="float" office:value="73.82" calcext:value-type="float">
            <text:p>73.82</text:p>
          </table:table-cell>
          <table:table-cell office:value-type="float" office:value="124.19" calcext:value-type="float">
            <text:p>124.19</text:p>
          </table:table-cell>
          <table:table-cell table:number-columns-repeated="2" office:value-type="float" office:value="307.76" calcext:value-type="float">
            <text:p>307.76</text:p>
          </table:table-cell>
          <table:table-cell/>
        </table:table-row>
        <table:table-row table:style-name="ro1">
          <table:table-cell office:value-type="string" calcext:value-type="string">
            <text:p>14-06-2015</text:p>
          </table:table-cell>
          <table:table-cell table:number-columns-repeated="14" office:value-type="float" office:value="59.77" calcext:value-type="float">
            <text:p>59.77</text:p>
          </table:table-cell>
          <table:table-cell office:value-type="float" office:value="105.23" calcext:value-type="float">
            <text:p>105.23</text:p>
          </table:table-cell>
          <table:table-cell table:number-columns-repeated="2" office:value-type="float" office:value="246.74" calcext:value-type="float">
            <text:p>246.74</text:p>
          </table:table-cell>
          <table:table-cell/>
        </table:table-row>
        <table:table-row table:style-name="ro1">
          <table:table-cell office:value-type="string" calcext:value-type="string">
            <text:p>15-06-2015</text:p>
          </table:table-cell>
          <table:table-cell office:value-type="float" office:value="94.75" calcext:value-type="float">
            <text:p>94.75</text:p>
          </table:table-cell>
          <table:table-cell table:number-columns-repeated="3" office:value-type="float" office:value="87.22" calcext:value-type="float">
            <text:p>87.22</text:p>
          </table:table-cell>
          <table:table-cell office:value-type="float" office:value="147.01" calcext:value-type="float">
            <text:p>147.01</text:p>
          </table:table-cell>
          <table:table-cell office:value-type="float" office:value="192.12" calcext:value-type="float">
            <text:p>192.12</text:p>
          </table:table-cell>
          <table:table-cell office:value-type="float" office:value="124.82" calcext:value-type="float">
            <text:p>124.82</text:p>
          </table:table-cell>
          <table:table-cell office:value-type="float" office:value="147.01" calcext:value-type="float">
            <text:p>147.01</text:p>
          </table:table-cell>
          <table:table-cell table:number-columns-repeated="6" office:value-type="float" office:value="87.22" calcext:value-type="float">
            <text:p>87.22</text:p>
          </table:table-cell>
          <table:table-cell office:value-type="float" office:value="200.16" calcext:value-type="float">
            <text:p>200.16</text:p>
          </table:table-cell>
          <table:table-cell table:number-columns-repeated="2" office:value-type="float" office:value="246.58" calcext:value-type="float">
            <text:p>246.58</text:p>
          </table:table-cell>
          <table:table-cell/>
        </table:table-row>
        <table:table-row table:style-name="ro1">
          <table:table-cell office:value-type="string" calcext:value-type="string">
            <text:p>16-06-2015</text:p>
          </table:table-cell>
          <table:table-cell office:value-type="float" office:value="107.79" calcext:value-type="float">
            <text:p>107.79</text:p>
          </table:table-cell>
          <table:table-cell table:number-columns-repeated="2" office:value-type="float" office:value="96.76" calcext:value-type="float">
            <text:p>96.76</text:p>
          </table:table-cell>
          <table:table-cell office:value-type="float" office:value="162.05" calcext:value-type="float">
            <text:p>162.05</text:p>
          </table:table-cell>
          <table:table-cell office:value-type="float" office:value="236.76" calcext:value-type="float">
            <text:p>236.76</text:p>
          </table:table-cell>
          <table:table-cell office:value-type="float" office:value="174.38" calcext:value-type="float">
            <text:p>174.38</text:p>
          </table:table-cell>
          <table:table-cell office:value-type="float" office:value="184.27" calcext:value-type="float">
            <text:p>184.27</text:p>
          </table:table-cell>
          <table:table-cell office:value-type="float" office:value="237.12" calcext:value-type="float">
            <text:p>237.12</text:p>
          </table:table-cell>
          <table:table-cell table:number-columns-repeated="3" office:value-type="float" office:value="101.3" calcext:value-type="float">
            <text:p>101.3</text:p>
          </table:table-cell>
          <table:table-cell table:number-columns-repeated="2" office:value-type="float" office:value="96.76" calcext:value-type="float">
            <text:p>96.76</text:p>
          </table:table-cell>
          <table:table-cell office:value-type="float" office:value="96.1" calcext:value-type="float">
            <text:p>96.1</text:p>
          </table:table-cell>
          <table:table-cell office:value-type="float" office:value="174.38" calcext:value-type="float">
            <text:p>174.38</text:p>
          </table:table-cell>
          <table:table-cell table:number-columns-repeated="2" office:value-type="float" office:value="276.17" calcext:value-type="float">
            <text:p>276.17</text:p>
          </table:table-cell>
          <table:table-cell/>
        </table:table-row>
        <table:table-row table:style-name="ro1">
          <table:table-cell office:value-type="string" calcext:value-type="string">
            <text:p>17-06-2015</text:p>
          </table:table-cell>
          <table:table-cell office:value-type="float" office:value="107.37" calcext:value-type="float">
            <text:p>107.37</text:p>
          </table:table-cell>
          <table:table-cell table:number-columns-repeated="3" office:value-type="float" office:value="103.66" calcext:value-type="float">
            <text:p>103.66</text:p>
          </table:table-cell>
          <table:table-cell office:value-type="float" office:value="136.67" calcext:value-type="float">
            <text:p>136.67</text:p>
          </table:table-cell>
          <table:table-cell office:value-type="float" office:value="156.58" calcext:value-type="float">
            <text:p>156.58</text:p>
          </table:table-cell>
          <table:table-cell office:value-type="float" office:value="127.9" calcext:value-type="float">
            <text:p>127.9</text:p>
          </table:table-cell>
          <table:table-cell office:value-type="float" office:value="141.36" calcext:value-type="float">
            <text:p>141.36</text:p>
          </table:table-cell>
          <table:table-cell table:number-columns-repeated="5" office:value-type="float" office:value="103.66" calcext:value-type="float">
            <text:p>103.66</text:p>
          </table:table-cell>
          <table:table-cell office:value-type="float" office:value="100.95" calcext:value-type="float">
            <text:p>100.95</text:p>
          </table:table-cell>
          <table:table-cell office:value-type="float" office:value="159.49" calcext:value-type="float">
            <text:p>159.49</text:p>
          </table:table-cell>
          <table:table-cell table:number-columns-repeated="2" office:value-type="float" office:value="317.64" calcext:value-type="float">
            <text:p>317.64</text:p>
          </table:table-cell>
          <table:table-cell/>
        </table:table-row>
        <table:table-row table:style-name="ro1">
          <table:table-cell office:value-type="string" calcext:value-type="string">
            <text:p>18-06-2015</text:p>
          </table:table-cell>
          <table:table-cell office:value-type="float" office:value="82.76" calcext:value-type="float">
            <text:p>82.76</text:p>
          </table:table-cell>
          <table:table-cell table:number-columns-repeated="3" office:value-type="float" office:value="82.62" calcext:value-type="float">
            <text:p>82.62</text:p>
          </table:table-cell>
          <table:table-cell office:value-type="float" office:value="86.95" calcext:value-type="float">
            <text:p>86.95</text:p>
          </table:table-cell>
          <table:table-cell office:value-type="float" office:value="86.29" calcext:value-type="float">
            <text:p>86.29</text:p>
          </table:table-cell>
          <table:table-cell office:value-type="float" office:value="82.62" calcext:value-type="float">
            <text:p>82.62</text:p>
          </table:table-cell>
          <table:table-cell office:value-type="float" office:value="86.95" calcext:value-type="float">
            <text:p>86.95</text:p>
          </table:table-cell>
          <table:table-cell table:number-columns-repeated="3" office:value-type="float" office:value="82.62" calcext:value-type="float">
            <text:p>82.62</text:p>
          </table:table-cell>
          <table:table-cell table:number-columns-repeated="3" office:value-type="float" office:value="82.75" calcext:value-type="float">
            <text:p>82.75</text:p>
          </table:table-cell>
          <table:table-cell office:value-type="float" office:value="218.98" calcext:value-type="float">
            <text:p>218.98</text:p>
          </table:table-cell>
          <table:table-cell table:number-columns-repeated="2" office:value-type="float" office:value="300.67" calcext:value-type="float">
            <text:p>300.67</text:p>
          </table:table-cell>
          <table:table-cell/>
        </table:table-row>
        <table:table-row table:style-name="ro1">
          <table:table-cell office:value-type="string" calcext:value-type="string">
            <text:p>19-06-2015</text:p>
          </table:table-cell>
          <table:table-cell office:value-type="float" office:value="78.64" calcext:value-type="float">
            <text:p>78.64</text:p>
          </table:table-cell>
          <table:table-cell table:number-columns-repeated="10" office:value-type="float" office:value="78.39" calcext:value-type="float">
            <text:p>78.39</text:p>
          </table:table-cell>
          <table:table-cell table:number-columns-repeated="3" office:value-type="float" office:value="80.84" calcext:value-type="float">
            <text:p>80.84</text:p>
          </table:table-cell>
          <table:table-cell office:value-type="float" office:value="250.25" calcext:value-type="float">
            <text:p>250.25</text:p>
          </table:table-cell>
          <table:table-cell table:number-columns-repeated="2" office:value-type="float" office:value="337.05" calcext:value-type="float">
            <text:p>337.05</text:p>
          </table:table-cell>
          <table:table-cell/>
        </table:table-row>
        <table:table-row table:style-name="ro1">
          <table:table-cell office:value-type="string" calcext:value-type="string">
            <text:p>20-06-2015</text:p>
          </table:table-cell>
          <table:table-cell table:number-columns-repeated="14" office:value-type="float" office:value="69.47" calcext:value-type="float">
            <text:p>69.47</text:p>
          </table:table-cell>
          <table:table-cell office:value-type="float" office:value="114.59" calcext:value-type="float">
            <text:p>114.59</text:p>
          </table:table-cell>
          <table:table-cell table:number-columns-repeated="2" office:value-type="float" office:value="303.84" calcext:value-type="float">
            <text:p>303.84</text:p>
          </table:table-cell>
          <table:table-cell/>
        </table:table-row>
        <table:table-row table:style-name="ro1">
          <table:table-cell office:value-type="string" calcext:value-type="string">
            <text:p>21-06-2015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84.14" calcext:value-type="float">
            <text:p>84.14</text:p>
          </table:table-cell>
          <table:table-cell office:value-type="float" office:value="101.95" calcext:value-type="float">
            <text:p>101.95</text:p>
          </table:table-cell>
          <table:table-cell office:value-type="float" office:value="84.14" calcext:value-type="float">
            <text:p>84.14</text:p>
          </table:table-cell>
          <table:table-cell table:number-columns-repeated="2" office:value-type="float" office:value="132.45" calcext:value-type="float">
            <text:p>132.45</text:p>
          </table:table-cell>
          <table:table-cell table:number-columns-repeated="6" office:value-type="float" office:value="84.14" calcext:value-type="float">
            <text:p>84.14</text:p>
          </table:table-cell>
          <table:table-cell office:value-type="float" office:value="167.36" calcext:value-type="float">
            <text:p>167.36</text:p>
          </table:table-cell>
          <table:table-cell table:number-columns-repeated="2" office:value-type="float" office:value="275.07" calcext:value-type="float">
            <text:p>275.07</text:p>
          </table:table-cell>
          <table:table-cell/>
        </table:table-row>
        <table:table-row table:style-name="ro1">
          <table:table-cell office:value-type="string" calcext:value-type="string">
            <text:p>22-06-2015</text:p>
          </table:table-cell>
          <table:table-cell office:value-type="float" office:value="128.85" calcext:value-type="float">
            <text:p>128.85</text:p>
          </table:table-cell>
          <table:table-cell table:number-columns-repeated="3" office:value-type="float" office:value="172.13" calcext:value-type="float">
            <text:p>172.13</text:p>
          </table:table-cell>
          <table:table-cell office:value-type="float" office:value="222.56" calcext:value-type="float">
            <text:p>222.56</text:p>
          </table:table-cell>
          <table:table-cell office:value-type="float" office:value="254.2" calcext:value-type="float">
            <text:p>254.2</text:p>
          </table:table-cell>
          <table:table-cell table:number-columns-repeated="2" office:value-type="float" office:value="223.25" calcext:value-type="float">
            <text:p>223.25</text:p>
          </table:table-cell>
          <table:table-cell table:number-columns-repeated="3" office:value-type="float" office:value="104.52" calcext:value-type="float">
            <text:p>104.52</text:p>
          </table:table-cell>
          <table:table-cell table:number-columns-repeated="2" office:value-type="float" office:value="135.67" calcext:value-type="float">
            <text:p>135.67</text:p>
          </table:table-cell>
          <table:table-cell office:value-type="float" office:value="102.69" calcext:value-type="float">
            <text:p>102.69</text:p>
          </table:table-cell>
          <table:table-cell office:value-type="float" office:value="266.3" calcext:value-type="float">
            <text:p>266.3</text:p>
          </table:table-cell>
          <table:table-cell table:number-columns-repeated="2" office:value-type="float" office:value="336.22" calcext:value-type="float">
            <text:p>336.22</text:p>
          </table:table-cell>
          <table:table-cell/>
        </table:table-row>
        <table:table-row table:style-name="ro1">
          <table:table-cell office:value-type="string" calcext:value-type="string">
            <text:p>23-06-2015</text:p>
          </table:table-cell>
          <table:table-cell office:value-type="float" office:value="121.66" calcext:value-type="float">
            <text:p>121.66</text:p>
          </table:table-cell>
          <table:table-cell table:number-columns-repeated="3" office:value-type="float" office:value="175.12" calcext:value-type="float">
            <text:p>175.12</text:p>
          </table:table-cell>
          <table:table-cell office:value-type="float" office:value="189.36" calcext:value-type="float">
            <text:p>189.36</text:p>
          </table:table-cell>
          <table:table-cell office:value-type="float" office:value="238.68" calcext:value-type="float">
            <text:p>238.68</text:p>
          </table:table-cell>
          <table:table-cell office:value-type="float" office:value="182.77" calcext:value-type="float">
            <text:p>182.77</text:p>
          </table:table-cell>
          <table:table-cell office:value-type="float" office:value="189.58" calcext:value-type="float">
            <text:p>189.58</text:p>
          </table:table-cell>
          <table:table-cell table:number-columns-repeated="3" office:value-type="float" office:value="97.42" calcext:value-type="float">
            <text:p>97.42</text:p>
          </table:table-cell>
          <table:table-cell table:number-columns-repeated="2" office:value-type="float" office:value="175.12" calcext:value-type="float">
            <text:p>175.12</text:p>
          </table:table-cell>
          <table:table-cell office:value-type="float" office:value="93.75" calcext:value-type="float">
            <text:p>93.75</text:p>
          </table:table-cell>
          <table:table-cell office:value-type="float" office:value="238.68" calcext:value-type="float">
            <text:p>238.68</text:p>
          </table:table-cell>
          <table:table-cell table:number-columns-repeated="2" office:value-type="float" office:value="331.67" calcext:value-type="float">
            <text:p>331.67</text:p>
          </table:table-cell>
          <table:table-cell/>
        </table:table-row>
        <table:table-row table:style-name="ro1">
          <table:table-cell office:value-type="string" calcext:value-type="string">
            <text:p>24-06-2015</text:p>
          </table:table-cell>
          <table:table-cell office:value-type="float" office:value="88.29" calcext:value-type="float">
            <text:p>88.29</text:p>
          </table:table-cell>
          <table:table-cell table:number-columns-repeated="4" office:value-type="float" office:value="89.91" calcext:value-type="float">
            <text:p>89.91</text:p>
          </table:table-cell>
          <table:table-cell office:value-type="float" office:value="205.9" calcext:value-type="float">
            <text:p>205.9</text:p>
          </table:table-cell>
          <table:table-cell office:value-type="float" office:value="83.2" calcext:value-type="float">
            <text:p>83.2</text:p>
          </table:table-cell>
          <table:table-cell office:value-type="float" office:value="89.91" calcext:value-type="float">
            <text:p>89.91</text:p>
          </table:table-cell>
          <table:table-cell table:number-columns-repeated="3" office:value-type="float" office:value="83.2" calcext:value-type="float">
            <text:p>83.2</text:p>
          </table:table-cell>
          <table:table-cell table:number-columns-repeated="2" office:value-type="float" office:value="92.33" calcext:value-type="float">
            <text:p>92.33</text:p>
          </table:table-cell>
          <table:table-cell office:value-type="float" office:value="87.67" calcext:value-type="float">
            <text:p>87.67</text:p>
          </table:table-cell>
          <table:table-cell office:value-type="float" office:value="205.9" calcext:value-type="float">
            <text:p>205.9</text:p>
          </table:table-cell>
          <table:table-cell table:number-columns-repeated="2" office:value-type="float" office:value="227.99" calcext:value-type="float">
            <text:p>227.99</text:p>
          </table:table-cell>
          <table:table-cell/>
        </table:table-row>
        <table:table-row table:style-name="ro1">
          <table:table-cell office:value-type="string" calcext:value-type="string">
            <text:p>25-06-2015</text:p>
          </table:table-cell>
          <table:table-cell office:value-type="float" office:value="98.28" calcext:value-type="float">
            <text:p>98.28</text:p>
          </table:table-cell>
          <table:table-cell table:number-columns-repeated="3" office:value-type="float" office:value="100.08" calcext:value-type="float">
            <text:p>100.08</text:p>
          </table:table-cell>
          <table:table-cell office:value-type="float" office:value="111.53" calcext:value-type="float">
            <text:p>111.53</text:p>
          </table:table-cell>
          <table:table-cell office:value-type="float" office:value="261.08" calcext:value-type="float">
            <text:p>261.08</text:p>
          </table:table-cell>
          <table:table-cell table:number-columns-repeated="2" office:value-type="float" office:value="125.24" calcext:value-type="float">
            <text:p>125.24</text:p>
          </table:table-cell>
          <table:table-cell table:number-columns-repeated="3" office:value-type="float" office:value="86.05" calcext:value-type="float">
            <text:p>86.05</text:p>
          </table:table-cell>
          <table:table-cell table:number-columns-repeated="2" office:value-type="float" office:value="100.84" calcext:value-type="float">
            <text:p>100.84</text:p>
          </table:table-cell>
          <table:table-cell office:value-type="float" office:value="83.28" calcext:value-type="float">
            <text:p>83.28</text:p>
          </table:table-cell>
          <table:table-cell office:value-type="float" office:value="261.08" calcext:value-type="float">
            <text:p>261.08</text:p>
          </table:table-cell>
          <table:table-cell table:number-columns-repeated="2" office:value-type="float" office:value="325.45" calcext:value-type="float">
            <text:p>325.45</text:p>
          </table:table-cell>
          <table:table-cell/>
        </table:table-row>
        <table:table-row table:style-name="ro1">
          <table:table-cell office:value-type="string" calcext:value-type="string">
            <text:p>26-06-2015</text:p>
          </table:table-cell>
          <table:table-cell office:value-type="float" office:value="128.74" calcext:value-type="float">
            <text:p>128.74</text:p>
          </table:table-cell>
          <table:table-cell table:number-columns-repeated="2" office:value-type="float" office:value="129.33" calcext:value-type="float">
            <text:p>129.33</text:p>
          </table:table-cell>
          <table:table-cell office:value-type="float" office:value="154.7" calcext:value-type="float">
            <text:p>154.7</text:p>
          </table:table-cell>
          <table:table-cell office:value-type="float" office:value="212.15" calcext:value-type="float">
            <text:p>212.15</text:p>
          </table:table-cell>
          <table:table-cell office:value-type="float" office:value="282.68" calcext:value-type="float">
            <text:p>282.68</text:p>
          </table:table-cell>
          <table:table-cell office:value-type="float" office:value="222.81" calcext:value-type="float">
            <text:p>222.81</text:p>
          </table:table-cell>
          <table:table-cell office:value-type="float" office:value="223.27" calcext:value-type="float">
            <text:p>223.27</text:p>
          </table:table-cell>
          <table:table-cell table:number-columns-repeated="3" office:value-type="float" office:value="103.11" calcext:value-type="float">
            <text:p>103.11</text:p>
          </table:table-cell>
          <table:table-cell table:number-columns-repeated="2" office:value-type="float" office:value="129.33" calcext:value-type="float">
            <text:p>129.33</text:p>
          </table:table-cell>
          <table:table-cell office:value-type="float" office:value="96.15" calcext:value-type="float">
            <text:p>96.15</text:p>
          </table:table-cell>
          <table:table-cell office:value-type="float" office:value="282.68" calcext:value-type="float">
            <text:p>282.68</text:p>
          </table:table-cell>
          <table:table-cell table:number-columns-repeated="2" office:value-type="float" office:value="347.66" calcext:value-type="float">
            <text:p>347.66</text:p>
          </table:table-cell>
          <table:table-cell/>
        </table:table-row>
        <table:table-row table:style-name="ro1">
          <table:table-cell office:value-type="string" calcext:value-type="string">
            <text:p>27-06-2015</text:p>
          </table:table-cell>
          <table:table-cell office:value-type="float" office:value="114.41" calcext:value-type="float">
            <text:p>114.41</text:p>
          </table:table-cell>
          <table:table-cell table:number-columns-repeated="3" office:value-type="float" office:value="113.03" calcext:value-type="float">
            <text:p>113.03</text:p>
          </table:table-cell>
          <table:table-cell office:value-type="float" office:value="166.34" calcext:value-type="float">
            <text:p>166.34</text:p>
          </table:table-cell>
          <table:table-cell office:value-type="float" office:value="113.03" calcext:value-type="float">
            <text:p>113.03</text:p>
          </table:table-cell>
          <table:table-cell table:number-columns-repeated="2" office:value-type="float" office:value="172.57" calcext:value-type="float">
            <text:p>172.57</text:p>
          </table:table-cell>
          <table:table-cell table:number-columns-repeated="6" office:value-type="float" office:value="113.03" calcext:value-type="float">
            <text:p>113.03</text:p>
          </table:table-cell>
          <table:table-cell office:value-type="float" office:value="147.05" calcext:value-type="float">
            <text:p>147.05</text:p>
          </table:table-cell>
          <table:table-cell table:number-columns-repeated="2" office:value-type="float" office:value="267.96" calcext:value-type="float">
            <text:p>267.96</text:p>
          </table:table-cell>
          <table:table-cell/>
        </table:table-row>
        <table:table-row table:style-name="ro1">
          <table:table-cell office:value-type="string" calcext:value-type="string">
            <text:p>28-06-2015</text:p>
          </table:table-cell>
          <table:table-cell office:value-type="float" office:value="112.8" calcext:value-type="float">
            <text:p>112.8</text:p>
          </table:table-cell>
          <table:table-cell table:number-columns-repeated="4" office:value-type="float" office:value="113.9" calcext:value-type="float">
            <text:p>113.9</text:p>
          </table:table-cell>
          <table:table-cell office:value-type="float" office:value="118.08" calcext:value-type="float">
            <text:p>118.08</text:p>
          </table:table-cell>
          <table:table-cell table:number-columns-repeated="2" office:value-type="float" office:value="131.15" calcext:value-type="float">
            <text:p>131.15</text:p>
          </table:table-cell>
          <table:table-cell table:number-columns-repeated="3" office:value-type="float" office:value="109.48" calcext:value-type="float">
            <text:p>109.48</text:p>
          </table:table-cell>
          <table:table-cell table:number-columns-repeated="2" office:value-type="float" office:value="113.9" calcext:value-type="float">
            <text:p>113.9</text:p>
          </table:table-cell>
          <table:table-cell office:value-type="float" office:value="110.84" calcext:value-type="float">
            <text:p>110.84</text:p>
          </table:table-cell>
          <table:table-cell office:value-type="float" office:value="155.46" calcext:value-type="float">
            <text:p>155.46</text:p>
          </table:table-cell>
          <table:table-cell table:number-columns-repeated="2" office:value-type="float" office:value="297.81" calcext:value-type="float">
            <text:p>297.81</text:p>
          </table:table-cell>
          <table:table-cell/>
        </table:table-row>
        <table:table-row table:style-name="ro1">
          <table:table-cell office:value-type="string" calcext:value-type="string">
            <text:p>29-06-2015</text:p>
          </table:table-cell>
          <table:table-cell office:value-type="float" office:value="127.93" calcext:value-type="float">
            <text:p>127.93</text:p>
          </table:table-cell>
          <table:table-cell table:number-columns-repeated="3" office:value-type="float" office:value="139.2" calcext:value-type="float">
            <text:p>139.2</text:p>
          </table:table-cell>
          <table:table-cell office:value-type="float" office:value="172.82" calcext:value-type="float">
            <text:p>172.82</text:p>
          </table:table-cell>
          <table:table-cell office:value-type="float" office:value="224.39" calcext:value-type="float">
            <text:p>224.39</text:p>
          </table:table-cell>
          <table:table-cell table:number-columns-repeated="2" office:value-type="float" office:value="205.98" calcext:value-type="float">
            <text:p>205.98</text:p>
          </table:table-cell>
          <table:table-cell table:number-columns-repeated="3" office:value-type="float" office:value="110.16" calcext:value-type="float">
            <text:p>110.16</text:p>
          </table:table-cell>
          <table:table-cell table:number-columns-repeated="2" office:value-type="float" office:value="138.76" calcext:value-type="float">
            <text:p>138.76</text:p>
          </table:table-cell>
          <table:table-cell office:value-type="float" office:value="113.53" calcext:value-type="float">
            <text:p>113.53</text:p>
          </table:table-cell>
          <table:table-cell office:value-type="float" office:value="224.39" calcext:value-type="float">
            <text:p>224.39</text:p>
          </table:table-cell>
          <table:table-cell table:number-columns-repeated="2" office:value-type="float" office:value="352.47" calcext:value-type="float">
            <text:p>352.47</text:p>
          </table:table-cell>
          <table:table-cell/>
        </table:table-row>
        <table:table-row table:style-name="ro1">
          <table:table-cell office:value-type="string" calcext:value-type="string">
            <text:p>30-06-2015</text:p>
          </table:table-cell>
          <table:table-cell office:value-type="float" office:value="123.61" calcext:value-type="float">
            <text:p>123.61</text:p>
          </table:table-cell>
          <table:table-cell table:number-columns-repeated="3" office:value-type="float" office:value="123.94" calcext:value-type="float">
            <text:p>123.94</text:p>
          </table:table-cell>
          <table:table-cell office:value-type="float" office:value="143.53" calcext:value-type="float">
            <text:p>143.53</text:p>
          </table:table-cell>
          <table:table-cell office:value-type="float" office:value="264.97" calcext:value-type="float">
            <text:p>264.97</text:p>
          </table:table-cell>
          <table:table-cell table:number-columns-repeated="2" office:value-type="float" office:value="233.33" calcext:value-type="float">
            <text:p>233.33</text:p>
          </table:table-cell>
          <table:table-cell table:number-columns-repeated="3" office:value-type="float" office:value="114.47" calcext:value-type="float">
            <text:p>114.47</text:p>
          </table:table-cell>
          <table:table-cell table:number-columns-repeated="2" office:value-type="float" office:value="123.94" calcext:value-type="float">
            <text:p>123.94</text:p>
          </table:table-cell>
          <table:table-cell office:value-type="float" office:value="112.72" calcext:value-type="float">
            <text:p>112.72</text:p>
          </table:table-cell>
          <table:table-cell office:value-type="float" office:value="266.7" calcext:value-type="float">
            <text:p>266.7</text:p>
          </table:table-cell>
          <table:table-cell table:number-columns-repeated="2" office:value-type="float" office:value="383.78" calcext:value-type="float">
            <text:p>383.78</text:p>
          </table:table-cell>
          <table:table-cell/>
        </table:table-row>
        <table:table-row table:style-name="ro1">
          <table:table-cell office:value-type="string" calcext:value-type="string">
            <text:p>01-07-2015</text:p>
          </table:table-cell>
          <table:table-cell office:value-type="float" office:value="118.93" calcext:value-type="float">
            <text:p>118.93</text:p>
          </table:table-cell>
          <table:table-cell table:number-columns-repeated="3" office:value-type="float" office:value="123.64" calcext:value-type="float">
            <text:p>123.64</text:p>
          </table:table-cell>
          <table:table-cell office:value-type="float" office:value="151.61" calcext:value-type="float">
            <text:p>151.61</text:p>
          </table:table-cell>
          <table:table-cell office:value-type="float" office:value="228.07" calcext:value-type="float">
            <text:p>228.07</text:p>
          </table:table-cell>
          <table:table-cell table:number-columns-repeated="2" office:value-type="float" office:value="174.82" calcext:value-type="float">
            <text:p>174.82</text:p>
          </table:table-cell>
          <table:table-cell table:number-columns-repeated="3" office:value-type="float" office:value="103.72" calcext:value-type="float">
            <text:p>103.72</text:p>
          </table:table-cell>
          <table:table-cell table:number-columns-repeated="2" office:value-type="float" office:value="123.64" calcext:value-type="float">
            <text:p>123.64</text:p>
          </table:table-cell>
          <table:table-cell office:value-type="float" office:value="116.43" calcext:value-type="float">
            <text:p>116.43</text:p>
          </table:table-cell>
          <table:table-cell office:value-type="float" office:value="228.07" calcext:value-type="float">
            <text:p>228.07</text:p>
          </table:table-cell>
          <table:table-cell table:number-columns-repeated="2" office:value-type="float" office:value="346.27" calcext:value-type="float">
            <text:p>346.27</text:p>
          </table:table-cell>
          <table:table-cell/>
        </table:table-row>
        <table:table-row table:style-name="ro1">
          <table:table-cell office:value-type="string" calcext:value-type="string">
            <text:p>02-07-2015</text:p>
          </table:table-cell>
          <table:table-cell office:value-type="float" office:value="87.62" calcext:value-type="float">
            <text:p>87.62</text:p>
          </table:table-cell>
          <table:table-cell table:number-columns-repeated="4" office:value-type="float" office:value="85.56" calcext:value-type="float">
            <text:p>85.56</text:p>
          </table:table-cell>
          <table:table-cell office:value-type="float" office:value="221.74" calcext:value-type="float">
            <text:p>221.74</text:p>
          </table:table-cell>
          <table:table-cell table:number-columns-repeated="5" office:value-type="float" office:value="85.56" calcext:value-type="float">
            <text:p>85.56</text:p>
          </table:table-cell>
          <table:table-cell table:number-columns-repeated="2" office:value-type="float" office:value="85.76" calcext:value-type="float">
            <text:p>85.76</text:p>
          </table:table-cell>
          <table:table-cell office:value-type="float" office:value="87.69" calcext:value-type="float">
            <text:p>87.69</text:p>
          </table:table-cell>
          <table:table-cell office:value-type="float" office:value="221.74" calcext:value-type="float">
            <text:p>221.74</text:p>
          </table:table-cell>
          <table:table-cell table:number-columns-repeated="2" office:value-type="float" office:value="353.85" calcext:value-type="float">
            <text:p>353.85</text:p>
          </table:table-cell>
          <table:table-cell/>
        </table:table-row>
        <table:table-row table:style-name="ro1">
          <table:table-cell office:value-type="string" calcext:value-type="string">
            <text:p>03-07-2015</text:p>
          </table:table-cell>
          <table:table-cell office:value-type="float" office:value="83.14" calcext:value-type="float">
            <text:p>83.14</text:p>
          </table:table-cell>
          <table:table-cell table:number-columns-repeated="4" office:value-type="float" office:value="79.26" calcext:value-type="float">
            <text:p>79.26</text:p>
          </table:table-cell>
          <table:table-cell office:value-type="float" office:value="130.29" calcext:value-type="float">
            <text:p>130.29</text:p>
          </table:table-cell>
          <table:table-cell table:number-columns-repeated="2" office:value-type="float" office:value="227.98" calcext:value-type="float">
            <text:p>227.98</text:p>
          </table:table-cell>
          <table:table-cell table:number-columns-repeated="3" office:value-type="float" office:value="78.77" calcext:value-type="float">
            <text:p>78.77</text:p>
          </table:table-cell>
          <table:table-cell table:number-columns-repeated="2" office:value-type="float" office:value="79.26" calcext:value-type="float">
            <text:p>79.26</text:p>
          </table:table-cell>
          <table:table-cell office:value-type="float" office:value="81.97" calcext:value-type="float">
            <text:p>81.97</text:p>
          </table:table-cell>
          <table:table-cell office:value-type="float" office:value="130.29" calcext:value-type="float">
            <text:p>130.29</text:p>
          </table:table-cell>
          <table:table-cell table:number-columns-repeated="2" office:value-type="float" office:value="356.95" calcext:value-type="float">
            <text:p>356.95</text:p>
          </table:table-cell>
          <table:table-cell/>
        </table:table-row>
        <table:table-row table:style-name="ro1">
          <table:table-cell office:value-type="string" calcext:value-type="string">
            <text:p>04-07-2015</text:p>
          </table:table-cell>
          <table:table-cell office:value-type="float" office:value="73.95" calcext:value-type="float">
            <text:p>73.95</text:p>
          </table:table-cell>
          <table:table-cell table:number-columns-repeated="5" office:value-type="float" office:value="71.4" calcext:value-type="float">
            <text:p>71.4</text:p>
          </table:table-cell>
          <table:table-cell table:number-columns-repeated="2" office:value-type="float" office:value="249.04" calcext:value-type="float">
            <text:p>249.04</text:p>
          </table:table-cell>
          <table:table-cell table:number-columns-repeated="3" office:value-type="float" office:value="70.19" calcext:value-type="float">
            <text:p>70.19</text:p>
          </table:table-cell>
          <table:table-cell table:number-columns-repeated="4" office:value-type="float" office:value="71.4" calcext:value-type="float">
            <text:p>71.4</text:p>
          </table:table-cell>
          <table:table-cell table:number-columns-repeated="2" office:value-type="float" office:value="322.52" calcext:value-type="float">
            <text:p>322.52</text:p>
          </table:table-cell>
          <table:table-cell/>
        </table:table-row>
        <table:table-row table:style-name="ro1">
          <table:table-cell office:value-type="string" calcext:value-type="string">
            <text:p>05-07-2015</text:p>
          </table:table-cell>
          <table:table-cell office:value-type="float" office:value="84.1" calcext:value-type="float">
            <text:p>84.1</text:p>
          </table:table-cell>
          <table:table-cell table:number-columns-repeated="4" office:value-type="float" office:value="82.33" calcext:value-type="float">
            <text:p>82.33</text:p>
          </table:table-cell>
          <table:table-cell office:value-type="float" office:value="111.42" calcext:value-type="float">
            <text:p>111.42</text:p>
          </table:table-cell>
          <table:table-cell table:number-columns-repeated="2" office:value-type="float" office:value="147.55" calcext:value-type="float">
            <text:p>147.55</text:p>
          </table:table-cell>
          <table:table-cell office:value-type="float" office:value="82.33" calcext:value-type="float">
            <text:p>82.33</text:p>
          </table:table-cell>
          <table:table-cell office:value-type="float" office:value="82.64" calcext:value-type="float">
            <text:p>82.64</text:p>
          </table:table-cell>
          <table:table-cell table:number-columns-repeated="4" office:value-type="float" office:value="82.33" calcext:value-type="float">
            <text:p>82.33</text:p>
          </table:table-cell>
          <table:table-cell office:value-type="float" office:value="159.04" calcext:value-type="float">
            <text:p>159.04</text:p>
          </table:table-cell>
          <table:table-cell table:number-columns-repeated="2" office:value-type="float" office:value="309.33" calcext:value-type="float">
            <text:p>309.33</text:p>
          </table:table-cell>
          <table:table-cell/>
        </table:table-row>
        <table:table-row table:style-name="ro1">
          <table:table-cell office:value-type="string" calcext:value-type="string">
            <text:p>06-07-2015</text:p>
          </table:table-cell>
          <table:table-cell office:value-type="float" office:value="82.27" calcext:value-type="float">
            <text:p>82.27</text:p>
          </table:table-cell>
          <table:table-cell table:number-columns-repeated="4" office:value-type="float" office:value="76.65" calcext:value-type="float">
            <text:p>76.65</text:p>
          </table:table-cell>
          <table:table-cell office:value-type="float" office:value="304.25" calcext:value-type="float">
            <text:p>304.25</text:p>
          </table:table-cell>
          <table:table-cell table:number-columns-repeated="8" office:value-type="float" office:value="76.65" calcext:value-type="float">
            <text:p>76.65</text:p>
          </table:table-cell>
          <table:table-cell office:value-type="float" office:value="307.27" calcext:value-type="float">
            <text:p>307.27</text:p>
          </table:table-cell>
          <table:table-cell table:number-columns-repeated="2" office:value-type="float" office:value="325.83" calcext:value-type="float">
            <text:p>325.83</text:p>
          </table:table-cell>
          <table:table-cell/>
        </table:table-row>
        <table:table-row table:style-name="ro1">
          <table:table-cell office:value-type="string" calcext:value-type="string">
            <text:p>07-07-2015</text:p>
          </table:table-cell>
          <table:table-cell office:value-type="float" office:value="80.51" calcext:value-type="float">
            <text:p>80.51</text:p>
          </table:table-cell>
          <table:table-cell table:number-columns-repeated="4" office:value-type="float" office:value="75.15" calcext:value-type="float">
            <text:p>75.15</text:p>
          </table:table-cell>
          <table:table-cell office:value-type="float" office:value="249.85" calcext:value-type="float">
            <text:p>249.85</text:p>
          </table:table-cell>
          <table:table-cell table:number-columns-repeated="2" office:value-type="float" office:value="187.76" calcext:value-type="float">
            <text:p>187.76</text:p>
          </table:table-cell>
          <table:table-cell table:number-columns-repeated="5" office:value-type="float" office:value="75.15" calcext:value-type="float">
            <text:p>75.15</text:p>
          </table:table-cell>
          <table:table-cell office:value-type="float" office:value="74.87" calcext:value-type="float">
            <text:p>74.87</text:p>
          </table:table-cell>
          <table:table-cell office:value-type="float" office:value="249.85" calcext:value-type="float">
            <text:p>249.85</text:p>
          </table:table-cell>
          <table:table-cell table:number-columns-repeated="2" office:value-type="float" office:value="337.96" calcext:value-type="float">
            <text:p>337.96</text:p>
          </table:table-cell>
          <table:table-cell/>
        </table:table-row>
        <table:table-row table:style-name="ro1">
          <table:table-cell office:value-type="string" calcext:value-type="string">
            <text:p>08-07-2015</text:p>
          </table:table-cell>
          <table:table-cell office:value-type="float" office:value="65.9" calcext:value-type="float">
            <text:p>65.9</text:p>
          </table:table-cell>
          <table:table-cell table:number-columns-repeated="4" office:value-type="float" office:value="60.28" calcext:value-type="float">
            <text:p>60.28</text:p>
          </table:table-cell>
          <table:table-cell office:value-type="float" office:value="269.5" calcext:value-type="float">
            <text:p>269.5</text:p>
          </table:table-cell>
          <table:table-cell table:number-columns-repeated="7" office:value-type="float" office:value="60.28" calcext:value-type="float">
            <text:p>60.28</text:p>
          </table:table-cell>
          <table:table-cell office:value-type="float" office:value="60.09" calcext:value-type="float">
            <text:p>60.09</text:p>
          </table:table-cell>
          <table:table-cell office:value-type="float" office:value="269.5" calcext:value-type="float">
            <text:p>269.5</text:p>
          </table:table-cell>
          <table:table-cell table:number-columns-repeated="2" office:value-type="float" office:value="331.57" calcext:value-type="float">
            <text:p>331.57</text:p>
          </table:table-cell>
          <table:table-cell/>
        </table:table-row>
        <table:table-row table:style-name="ro1">
          <table:table-cell office:value-type="string" calcext:value-type="string">
            <text:p>09-07-2015</text:p>
          </table:table-cell>
          <table:table-cell office:value-type="float" office:value="46.52" calcext:value-type="float">
            <text:p>46.52</text:p>
          </table:table-cell>
          <table:table-cell table:number-columns-repeated="4" office:value-type="float" office:value="42.33" calcext:value-type="float">
            <text:p>42.33</text:p>
          </table:table-cell>
          <table:table-cell office:value-type="float" office:value="194.55" calcext:value-type="float">
            <text:p>194.55</text:p>
          </table:table-cell>
          <table:table-cell table:number-columns-repeated="5" office:value-type="float" office:value="42.33" calcext:value-type="float">
            <text:p>42.33</text:p>
          </table:table-cell>
          <table:table-cell table:number-columns-repeated="3" office:value-type="float" office:value="43.58" calcext:value-type="float">
            <text:p>43.58</text:p>
          </table:table-cell>
          <table:table-cell office:value-type="float" office:value="194.55" calcext:value-type="float">
            <text:p>194.55</text:p>
          </table:table-cell>
          <table:table-cell table:number-columns-repeated="2" office:value-type="float" office:value="289.33" calcext:value-type="float">
            <text:p>289.33</text:p>
          </table:table-cell>
          <table:table-cell/>
        </table:table-row>
        <table:table-row table:style-name="ro1">
          <table:table-cell office:value-type="string" calcext:value-type="string">
            <text:p>10-07-2015</text:p>
          </table:table-cell>
          <table:table-cell office:value-type="float" office:value="47.03" calcext:value-type="float">
            <text:p>47.03</text:p>
          </table:table-cell>
          <table:table-cell table:number-columns-repeated="4" office:value-type="float" office:value="40.41" calcext:value-type="float">
            <text:p>40.41</text:p>
          </table:table-cell>
          <table:table-cell office:value-type="float" office:value="263.92" calcext:value-type="float">
            <text:p>263.92</text:p>
          </table:table-cell>
          <table:table-cell table:number-columns-repeated="5" office:value-type="float" office:value="40.41" calcext:value-type="float">
            <text:p>40.41</text:p>
          </table:table-cell>
          <table:table-cell table:number-columns-repeated="2" office:value-type="float" office:value="40.5" calcext:value-type="float">
            <text:p>40.5</text:p>
          </table:table-cell>
          <table:table-cell office:value-type="float" office:value="41.13" calcext:value-type="float">
            <text:p>41.13</text:p>
          </table:table-cell>
          <table:table-cell office:value-type="float" office:value="263.92" calcext:value-type="float">
            <text:p>263.92</text:p>
          </table:table-cell>
          <table:table-cell table:number-columns-repeated="2" office:value-type="float" office:value="318.35" calcext:value-type="float">
            <text:p>318.35</text:p>
          </table:table-cell>
          <table:table-cell/>
        </table:table-row>
        <table:table-row table:style-name="ro1">
          <table:table-cell office:value-type="string" calcext:value-type="string">
            <text:p>11-07-2015</text:p>
          </table:table-cell>
          <table:table-cell office:value-type="float" office:value="67.63" calcext:value-type="float">
            <text:p>67.63</text:p>
          </table:table-cell>
          <table:table-cell table:number-columns-repeated="4" office:value-type="float" office:value="63.16" calcext:value-type="float">
            <text:p>63.16</text:p>
          </table:table-cell>
          <table:table-cell office:value-type="float" office:value="146.56" calcext:value-type="float">
            <text:p>146.56</text:p>
          </table:table-cell>
          <table:table-cell table:number-columns-repeated="2" office:value-type="float" office:value="162.93" calcext:value-type="float">
            <text:p>162.93</text:p>
          </table:table-cell>
          <table:table-cell table:number-columns-repeated="5" office:value-type="float" office:value="63.16" calcext:value-type="float">
            <text:p>63.16</text:p>
          </table:table-cell>
          <table:table-cell office:value-type="float" office:value="57.48" calcext:value-type="float">
            <text:p>57.48</text:p>
          </table:table-cell>
          <table:table-cell office:value-type="float" office:value="155.53" calcext:value-type="float">
            <text:p>155.53</text:p>
          </table:table-cell>
          <table:table-cell table:number-columns-repeated="2" office:value-type="float" office:value="240.05" calcext:value-type="float">
            <text:p>240.05</text:p>
          </table:table-cell>
          <table:table-cell/>
        </table:table-row>
        <table:table-row table:style-name="ro1">
          <table:table-cell office:value-type="string" calcext:value-type="string">
            <text:p>12-07-2015</text:p>
          </table:table-cell>
          <table:table-cell office:value-type="float" office:value="62.91" calcext:value-type="float">
            <text:p>62.91</text:p>
          </table:table-cell>
          <table:table-cell table:number-columns-repeated="4" office:value-type="float" office:value="63.24" calcext:value-type="float">
            <text:p>63.24</text:p>
          </table:table-cell>
          <table:table-cell office:value-type="float" office:value="131.83" calcext:value-type="float">
            <text:p>131.83</text:p>
          </table:table-cell>
          <table:table-cell table:number-columns-repeated="2" office:value-type="float" office:value="75.08" calcext:value-type="float">
            <text:p>75.08</text:p>
          </table:table-cell>
          <table:table-cell table:number-columns-repeated="5" office:value-type="float" office:value="63.24" calcext:value-type="float">
            <text:p>63.24</text:p>
          </table:table-cell>
          <table:table-cell office:value-type="float" office:value="57.02" calcext:value-type="float">
            <text:p>57.02</text:p>
          </table:table-cell>
          <table:table-cell office:value-type="float" office:value="139.46" calcext:value-type="float">
            <text:p>139.46</text:p>
          </table:table-cell>
          <table:table-cell table:number-columns-repeated="2" office:value-type="float" office:value="261.31" calcext:value-type="float">
            <text:p>261.31</text:p>
          </table:table-cell>
          <table:table-cell/>
        </table:table-row>
        <table:table-row table:style-name="ro1">
          <table:table-cell office:value-type="string" calcext:value-type="string">
            <text:p>13-07-2015</text:p>
          </table:table-cell>
          <table:table-cell office:value-type="float" office:value="85.92" calcext:value-type="float">
            <text:p>85.92</text:p>
          </table:table-cell>
          <table:table-cell table:number-columns-repeated="4" office:value-type="float" office:value="83.62" calcext:value-type="float">
            <text:p>83.62</text:p>
          </table:table-cell>
          <table:table-cell office:value-type="float" office:value="310.16" calcext:value-type="float">
            <text:p>310.16</text:p>
          </table:table-cell>
          <table:table-cell table:number-columns-repeated="2" office:value-type="float" office:value="144.65" calcext:value-type="float">
            <text:p>144.65</text:p>
          </table:table-cell>
          <table:table-cell table:number-columns-repeated="3" office:value-type="float" office:value="83.62" calcext:value-type="float">
            <text:p>83.62</text:p>
          </table:table-cell>
          <table:table-cell table:number-columns-repeated="2" office:value-type="float" office:value="82.1" calcext:value-type="float">
            <text:p>82.1</text:p>
          </table:table-cell>
          <table:table-cell office:value-type="float" office:value="62.59" calcext:value-type="float">
            <text:p>62.59</text:p>
          </table:table-cell>
          <table:table-cell office:value-type="float" office:value="310.76" calcext:value-type="float">
            <text:p>310.76</text:p>
          </table:table-cell>
          <table:table-cell table:number-columns-repeated="2" office:value-type="float" office:value="358.93" calcext:value-type="float">
            <text:p>358.93</text:p>
          </table:table-cell>
          <table:table-cell/>
        </table:table-row>
        <table:table-row table:style-name="ro1">
          <table:table-cell office:value-type="string" calcext:value-type="string">
            <text:p>14-07-2015</text:p>
          </table:table-cell>
          <table:table-cell office:value-type="float" office:value="90.45" calcext:value-type="float">
            <text:p>90.45</text:p>
          </table:table-cell>
          <table:table-cell table:number-columns-repeated="4" office:value-type="float" office:value="86.05" calcext:value-type="float">
            <text:p>86.05</text:p>
          </table:table-cell>
          <table:table-cell office:value-type="float" office:value="282.77" calcext:value-type="float">
            <text:p>282.77</text:p>
          </table:table-cell>
          <table:table-cell office:value-type="float" office:value="132.99" calcext:value-type="float">
            <text:p>132.99</text:p>
          </table:table-cell>
          <table:table-cell office:value-type="float" office:value="151.44" calcext:value-type="float">
            <text:p>151.44</text:p>
          </table:table-cell>
          <table:table-cell table:number-columns-repeated="5" office:value-type="float" office:value="86.05" calcext:value-type="float">
            <text:p>86.05</text:p>
          </table:table-cell>
          <table:table-cell office:value-type="float" office:value="66.57" calcext:value-type="float">
            <text:p>66.57</text:p>
          </table:table-cell>
          <table:table-cell office:value-type="float" office:value="282.77" calcext:value-type="float">
            <text:p>282.77</text:p>
          </table:table-cell>
          <table:table-cell table:number-columns-repeated="2" office:value-type="float" office:value="342.44" calcext:value-type="float">
            <text:p>342.44</text:p>
          </table:table-cell>
          <table:table-cell/>
        </table:table-row>
        <table:table-row table:style-name="ro1">
          <table:table-cell office:value-type="string" calcext:value-type="string">
            <text:p>15-07-2015</text:p>
          </table:table-cell>
          <table:table-cell office:value-type="float" office:value="76.33" calcext:value-type="float">
            <text:p>76.33</text:p>
          </table:table-cell>
          <table:table-cell table:number-columns-repeated="4" office:value-type="float" office:value="74.22" calcext:value-type="float">
            <text:p>74.22</text:p>
          </table:table-cell>
          <table:table-cell office:value-type="float" office:value="237.82" calcext:value-type="float">
            <text:p>237.82</text:p>
          </table:table-cell>
          <table:table-cell table:number-columns-repeated="7" office:value-type="float" office:value="74.22" calcext:value-type="float">
            <text:p>74.22</text:p>
          </table:table-cell>
          <table:table-cell office:value-type="float" office:value="64.25" calcext:value-type="float">
            <text:p>64.25</text:p>
          </table:table-cell>
          <table:table-cell office:value-type="float" office:value="237.82" calcext:value-type="float">
            <text:p>237.82</text:p>
          </table:table-cell>
          <table:table-cell table:number-columns-repeated="2" office:value-type="float" office:value="363.82" calcext:value-type="float">
            <text:p>363.82</text:p>
          </table:table-cell>
          <table:table-cell/>
        </table:table-row>
        <table:table-row table:style-name="ro1">
          <table:table-cell office:value-type="string" calcext:value-type="string">
            <text:p>16-07-2015</text:p>
          </table:table-cell>
          <table:table-cell office:value-type="float" office:value="92.04" calcext:value-type="float">
            <text:p>92.04</text:p>
          </table:table-cell>
          <table:table-cell table:number-columns-repeated="4" office:value-type="float" office:value="81.88" calcext:value-type="float">
            <text:p>81.88</text:p>
          </table:table-cell>
          <table:table-cell office:value-type="float" office:value="228.24" calcext:value-type="float">
            <text:p>228.24</text:p>
          </table:table-cell>
          <table:table-cell table:number-columns-repeated="2" office:value-type="float" office:value="234.52" calcext:value-type="float">
            <text:p>234.52</text:p>
          </table:table-cell>
          <table:table-cell table:number-columns-repeated="3" office:value-type="float" office:value="81.88" calcext:value-type="float">
            <text:p>81.88</text:p>
          </table:table-cell>
          <table:table-cell table:number-columns-repeated="2" office:value-type="float" office:value="81.58" calcext:value-type="float">
            <text:p>81.58</text:p>
          </table:table-cell>
          <table:table-cell office:value-type="float" office:value="78.88" calcext:value-type="float">
            <text:p>78.88</text:p>
          </table:table-cell>
          <table:table-cell office:value-type="float" office:value="228.24" calcext:value-type="float">
            <text:p>228.24</text:p>
          </table:table-cell>
          <table:table-cell table:number-columns-repeated="2" office:value-type="float" office:value="352.1" calcext:value-type="float">
            <text:p>352.1</text:p>
          </table:table-cell>
          <table:table-cell/>
        </table:table-row>
        <table:table-row table:style-name="ro1">
          <table:table-cell office:value-type="string" calcext:value-type="string">
            <text:p>17-07-2015</text:p>
          </table:table-cell>
          <table:table-cell office:value-type="float" office:value="77.41" calcext:value-type="float">
            <text:p>77.41</text:p>
          </table:table-cell>
          <table:table-cell table:number-columns-repeated="4" office:value-type="float" office:value="73.93" calcext:value-type="float">
            <text:p>73.93</text:p>
          </table:table-cell>
          <table:table-cell office:value-type="float" office:value="261.53" calcext:value-type="float">
            <text:p>261.53</text:p>
          </table:table-cell>
          <table:table-cell office:value-type="float" office:value="74.84" calcext:value-type="float">
            <text:p>74.84</text:p>
          </table:table-cell>
          <table:table-cell office:value-type="float" office:value="76.29" calcext:value-type="float">
            <text:p>76.29</text:p>
          </table:table-cell>
          <table:table-cell table:number-columns-repeated="6" office:value-type="float" office:value="73.93" calcext:value-type="float">
            <text:p>73.93</text:p>
          </table:table-cell>
          <table:table-cell office:value-type="float" office:value="261.53" calcext:value-type="float">
            <text:p>261.53</text:p>
          </table:table-cell>
          <table:table-cell table:number-columns-repeated="2" office:value-type="float" office:value="301.84" calcext:value-type="float">
            <text:p>301.84</text:p>
          </table:table-cell>
          <table:table-cell/>
        </table:table-row>
        <table:table-row table:style-name="ro1">
          <table:table-cell office:value-type="string" calcext:value-type="string">
            <text:p>18-07-2015</text:p>
          </table:table-cell>
          <table:table-cell office:value-type="float" office:value="51.86" calcext:value-type="float">
            <text:p>51.86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144.68" calcext:value-type="float">
            <text:p>144.68</text:p>
          </table:table-cell>
          <table:table-cell table:number-columns-repeated="8" office:value-type="float" office:value="48" calcext:value-type="float">
            <text:p>48</text:p>
          </table:table-cell>
          <table:table-cell office:value-type="float" office:value="182.75" calcext:value-type="float">
            <text:p>182.75</text:p>
          </table:table-cell>
          <table:table-cell table:number-columns-repeated="2" office:value-type="float" office:value="289.47" calcext:value-type="float">
            <text:p>289.47</text:p>
          </table:table-cell>
          <table:table-cell/>
        </table:table-row>
        <table:table-row table:style-name="ro1">
          <table:table-cell office:value-type="string" calcext:value-type="string">
            <text:p>19-07-2015</text:p>
          </table:table-cell>
          <table:table-cell office:value-type="float" office:value="68.89" calcext:value-type="float">
            <text:p>68.89</text:p>
          </table:table-cell>
          <table:table-cell table:number-columns-repeated="4" office:value-type="float" office:value="66.6" calcext:value-type="float">
            <text:p>66.6</text:p>
          </table:table-cell>
          <table:table-cell office:value-type="float" office:value="136.51" calcext:value-type="float">
            <text:p>136.51</text:p>
          </table:table-cell>
          <table:table-cell table:number-columns-repeated="8" office:value-type="float" office:value="66.6" calcext:value-type="float">
            <text:p>66.6</text:p>
          </table:table-cell>
          <table:table-cell office:value-type="float" office:value="144.04" calcext:value-type="float">
            <text:p>144.04</text:p>
          </table:table-cell>
          <table:table-cell table:number-columns-repeated="2" office:value-type="float" office:value="273.9" calcext:value-type="float">
            <text:p>273.9</text:p>
          </table:table-cell>
          <table:table-cell/>
        </table:table-row>
        <table:table-row table:style-name="ro1">
          <table:table-cell office:value-type="string" calcext:value-type="string">
            <text:p>20-07-2015</text:p>
          </table:table-cell>
          <table:table-cell office:value-type="float" office:value="78.99" calcext:value-type="float">
            <text:p>78.99</text:p>
          </table:table-cell>
          <table:table-cell table:number-columns-repeated="4" office:value-type="float" office:value="72.26" calcext:value-type="float">
            <text:p>72.26</text:p>
          </table:table-cell>
          <table:table-cell office:value-type="float" office:value="299.71" calcext:value-type="float">
            <text:p>299.71</text:p>
          </table:table-cell>
          <table:table-cell table:number-columns-repeated="2" office:value-type="float" office:value="91.23" calcext:value-type="float">
            <text:p>91.23</text:p>
          </table:table-cell>
          <table:table-cell table:number-columns-repeated="3" office:value-type="float" office:value="69.82" calcext:value-type="float">
            <text:p>69.82</text:p>
          </table:table-cell>
          <table:table-cell table:number-columns-repeated="3" office:value-type="float" office:value="72.26" calcext:value-type="float">
            <text:p>72.26</text:p>
          </table:table-cell>
          <table:table-cell office:value-type="float" office:value="299.71" calcext:value-type="float">
            <text:p>299.71</text:p>
          </table:table-cell>
          <table:table-cell table:number-columns-repeated="2" office:value-type="float" office:value="346.64" calcext:value-type="float">
            <text:p>346.64</text:p>
          </table:table-cell>
          <table:table-cell/>
        </table:table-row>
        <table:table-row table:style-name="ro1">
          <table:table-cell office:value-type="string" calcext:value-type="string">
            <text:p>21-07-2015</text:p>
          </table:table-cell>
          <table:table-cell office:value-type="float" office:value="69.5" calcext:value-type="float">
            <text:p>69.5</text:p>
          </table:table-cell>
          <table:table-cell table:number-columns-repeated="4" office:value-type="float" office:value="65.12" calcext:value-type="float">
            <text:p>65.12</text:p>
          </table:table-cell>
          <table:table-cell office:value-type="float" office:value="205.05" calcext:value-type="float">
            <text:p>205.05</text:p>
          </table:table-cell>
          <table:table-cell table:number-columns-repeated="8" office:value-type="float" office:value="65.12" calcext:value-type="float">
            <text:p>65.12</text:p>
          </table:table-cell>
          <table:table-cell office:value-type="float" office:value="205.05" calcext:value-type="float">
            <text:p>205.05</text:p>
          </table:table-cell>
          <table:table-cell table:number-columns-repeated="2" office:value-type="float" office:value="305.46" calcext:value-type="float">
            <text:p>305.46</text:p>
          </table:table-cell>
          <table:table-cell/>
        </table:table-row>
        <table:table-row table:style-name="ro1">
          <table:table-cell office:value-type="string" calcext:value-type="string">
            <text:p>22-07-2015</text:p>
          </table:table-cell>
          <table:table-cell office:value-type="float" office:value="76.75" calcext:value-type="float">
            <text:p>76.75</text:p>
          </table:table-cell>
          <table:table-cell table:number-columns-repeated="4" office:value-type="float" office:value="73.67" calcext:value-type="float">
            <text:p>73.67</text:p>
          </table:table-cell>
          <table:table-cell office:value-type="float" office:value="227.65" calcext:value-type="float">
            <text:p>227.65</text:p>
          </table:table-cell>
          <table:table-cell table:number-columns-repeated="2" office:value-type="float" office:value="93.36" calcext:value-type="float">
            <text:p>93.36</text:p>
          </table:table-cell>
          <table:table-cell table:number-columns-repeated="3" office:value-type="float" office:value="72.61" calcext:value-type="float">
            <text:p>72.61</text:p>
          </table:table-cell>
          <table:table-cell table:number-columns-repeated="3" office:value-type="float" office:value="73.05" calcext:value-type="float">
            <text:p>73.05</text:p>
          </table:table-cell>
          <table:table-cell office:value-type="float" office:value="227.65" calcext:value-type="float">
            <text:p>227.65</text:p>
          </table:table-cell>
          <table:table-cell table:number-columns-repeated="2" office:value-type="float" office:value="310.04" calcext:value-type="float">
            <text:p>310.04</text:p>
          </table:table-cell>
          <table:table-cell/>
        </table:table-row>
        <table:table-row table:style-name="ro1">
          <table:table-cell office:value-type="string" calcext:value-type="string">
            <text:p>23-07-2015</text:p>
          </table:table-cell>
          <table:table-cell office:value-type="float" office:value="72.61" calcext:value-type="float">
            <text:p>72.61</text:p>
          </table:table-cell>
          <table:table-cell table:number-columns-repeated="4" office:value-type="float" office:value="69.18" calcext:value-type="float">
            <text:p>69.18</text:p>
          </table:table-cell>
          <table:table-cell office:value-type="float" office:value="218.07" calcext:value-type="float">
            <text:p>218.07</text:p>
          </table:table-cell>
          <table:table-cell office:value-type="float" office:value="61.6" calcext:value-type="float">
            <text:p>61.6</text:p>
          </table:table-cell>
          <table:table-cell table:number-columns-repeated="7" office:value-type="float" office:value="69.18" calcext:value-type="float">
            <text:p>69.18</text:p>
          </table:table-cell>
          <table:table-cell office:value-type="float" office:value="218.07" calcext:value-type="float">
            <text:p>218.07</text:p>
          </table:table-cell>
          <table:table-cell table:number-columns-repeated="2" office:value-type="float" office:value="400.23" calcext:value-type="float">
            <text:p>400.23</text:p>
          </table:table-cell>
          <table:table-cell/>
        </table:table-row>
        <table:table-row table:style-name="ro1">
          <table:table-cell office:value-type="string" calcext:value-type="string">
            <text:p>24-07-2015</text:p>
          </table:table-cell>
          <table:table-cell office:value-type="float" office:value="76.69" calcext:value-type="float">
            <text:p>76.69</text:p>
          </table:table-cell>
          <table:table-cell table:number-columns-repeated="4" office:value-type="float" office:value="70.49" calcext:value-type="float">
            <text:p>70.49</text:p>
          </table:table-cell>
          <table:table-cell office:value-type="float" office:value="257.53" calcext:value-type="float">
            <text:p>257.53</text:p>
          </table:table-cell>
          <table:table-cell table:number-columns-repeated="2" office:value-type="float" office:value="152.6" calcext:value-type="float">
            <text:p>152.6</text:p>
          </table:table-cell>
          <table:table-cell table:number-columns-repeated="6" office:value-type="float" office:value="70.49" calcext:value-type="float">
            <text:p>70.49</text:p>
          </table:table-cell>
          <table:table-cell office:value-type="float" office:value="257.53" calcext:value-type="float">
            <text:p>257.53</text:p>
          </table:table-cell>
          <table:table-cell table:number-columns-repeated="2" office:value-type="float" office:value="379.46" calcext:value-type="float">
            <text:p>379.46</text:p>
          </table:table-cell>
          <table:table-cell/>
        </table:table-row>
        <table:table-row table:style-name="ro1">
          <table:table-cell office:value-type="string" calcext:value-type="string">
            <text:p>25-07-2015</text:p>
          </table:table-cell>
          <table:table-cell office:value-type="float" office:value="52.83" calcext:value-type="float">
            <text:p>52.83</text:p>
          </table:table-cell>
          <table:table-cell table:number-columns-repeated="4" office:value-type="float" office:value="48.34" calcext:value-type="float">
            <text:p>48.34</text:p>
          </table:table-cell>
          <table:table-cell office:value-type="float" office:value="190.73" calcext:value-type="float">
            <text:p>190.73</text:p>
          </table:table-cell>
          <table:table-cell table:number-columns-repeated="8" office:value-type="float" office:value="48.34" calcext:value-type="float">
            <text:p>48.34</text:p>
          </table:table-cell>
          <table:table-cell office:value-type="float" office:value="190.73" calcext:value-type="float">
            <text:p>190.73</text:p>
          </table:table-cell>
          <table:table-cell table:number-columns-repeated="2" office:value-type="float" office:value="365.98" calcext:value-type="float">
            <text:p>365.98</text:p>
          </table:table-cell>
          <table:table-cell/>
        </table:table-row>
        <table:table-row table:style-name="ro1">
          <table:table-cell office:value-type="string" calcext:value-type="string">
            <text:p>26-07-2015</text:p>
          </table:table-cell>
          <table:table-cell office:value-type="float" office:value="28.98" calcext:value-type="float">
            <text:p>28.98</text:p>
          </table:table-cell>
          <table:table-cell table:number-columns-repeated="4" office:value-type="float" office:value="26.19" calcext:value-type="float">
            <text:p>26.19</text:p>
          </table:table-cell>
          <table:table-cell office:value-type="float" office:value="66.8" calcext:value-type="float">
            <text:p>66.8</text:p>
          </table:table-cell>
          <table:table-cell office:value-type="float" office:value="20.39" calcext:value-type="float">
            <text:p>20.39</text:p>
          </table:table-cell>
          <table:table-cell office:value-type="float" office:value="26.19" calcext:value-type="float">
            <text:p>26.19</text:p>
          </table:table-cell>
          <table:table-cell table:number-columns-repeated="3" office:value-type="float" office:value="27.23" calcext:value-type="float">
            <text:p>27.23</text:p>
          </table:table-cell>
          <table:table-cell table:number-columns-repeated="3" office:value-type="float" office:value="30.58" calcext:value-type="float">
            <text:p>30.58</text:p>
          </table:table-cell>
          <table:table-cell office:value-type="float" office:value="66.8" calcext:value-type="float">
            <text:p>66.8</text:p>
          </table:table-cell>
          <table:table-cell table:number-columns-repeated="2" office:value-type="float" office:value="330.26" calcext:value-type="float">
            <text:p>330.26</text:p>
          </table:table-cell>
          <table:table-cell/>
        </table:table-row>
        <table:table-row table:style-name="ro1">
          <table:table-cell office:value-type="string" calcext:value-type="string">
            <text:p>27-07-2015</text:p>
          </table:table-cell>
          <table:table-cell office:value-type="float" office:value="72.05" calcext:value-type="float">
            <text:p>72.05</text:p>
          </table:table-cell>
          <table:table-cell table:number-columns-repeated="4" office:value-type="float" office:value="68.86" calcext:value-type="float">
            <text:p>68.86</text:p>
          </table:table-cell>
          <table:table-cell office:value-type="float" office:value="180.13" calcext:value-type="float">
            <text:p>180.13</text:p>
          </table:table-cell>
          <table:table-cell table:number-columns-repeated="2" office:value-type="float" office:value="78.7" calcext:value-type="float">
            <text:p>78.7</text:p>
          </table:table-cell>
          <table:table-cell table:number-columns-repeated="6" office:value-type="float" office:value="68.86" calcext:value-type="float">
            <text:p>68.86</text:p>
          </table:table-cell>
          <table:table-cell office:value-type="float" office:value="180.13" calcext:value-type="float">
            <text:p>180.13</text:p>
          </table:table-cell>
          <table:table-cell table:number-columns-repeated="2" office:value-type="float" office:value="340.9" calcext:value-type="float">
            <text:p>340.9</text:p>
          </table:table-cell>
          <table:table-cell/>
        </table:table-row>
        <table:table-row table:style-name="ro1">
          <table:table-cell office:value-type="string" calcext:value-type="string">
            <text:p>28-07-2015</text:p>
          </table:table-cell>
          <table:table-cell office:value-type="float" office:value="73.73" calcext:value-type="float">
            <text:p>73.73</text:p>
          </table:table-cell>
          <table:table-cell table:number-columns-repeated="4" office:value-type="float" office:value="68.93" calcext:value-type="float">
            <text:p>68.93</text:p>
          </table:table-cell>
          <table:table-cell office:value-type="float" office:value="255.61" calcext:value-type="float">
            <text:p>255.61</text:p>
          </table:table-cell>
          <table:table-cell table:number-columns-repeated="2" office:value-type="float" office:value="78.52" calcext:value-type="float">
            <text:p>78.52</text:p>
          </table:table-cell>
          <table:table-cell table:number-columns-repeated="6" office:value-type="float" office:value="68.93" calcext:value-type="float">
            <text:p>68.93</text:p>
          </table:table-cell>
          <table:table-cell office:value-type="float" office:value="255.61" calcext:value-type="float">
            <text:p>255.61</text:p>
          </table:table-cell>
          <table:table-cell table:number-columns-repeated="2" office:value-type="float" office:value="353.39" calcext:value-type="float">
            <text:p>353.39</text:p>
          </table:table-cell>
          <table:table-cell/>
        </table:table-row>
        <table:table-row table:style-name="ro1">
          <table:table-cell office:value-type="string" calcext:value-type="string">
            <text:p>29-07-2015</text:p>
          </table:table-cell>
          <table:table-cell office:value-type="float" office:value="59.51" calcext:value-type="float">
            <text:p>59.51</text:p>
          </table:table-cell>
          <table:table-cell table:number-columns-repeated="4" office:value-type="float" office:value="57.03" calcext:value-type="float">
            <text:p>57.03</text:p>
          </table:table-cell>
          <table:table-cell office:value-type="float" office:value="202.74" calcext:value-type="float">
            <text:p>202.74</text:p>
          </table:table-cell>
          <table:table-cell table:number-columns-repeated="8" office:value-type="float" office:value="57.03" calcext:value-type="float">
            <text:p>57.03</text:p>
          </table:table-cell>
          <table:table-cell office:value-type="float" office:value="202.74" calcext:value-type="float">
            <text:p>202.74</text:p>
          </table:table-cell>
          <table:table-cell table:number-columns-repeated="2" office:value-type="float" office:value="369.79" calcext:value-type="float">
            <text:p>369.79</text:p>
          </table:table-cell>
          <table:table-cell/>
        </table:table-row>
        <table:table-row table:style-name="ro1">
          <table:table-cell office:value-type="string" calcext:value-type="string">
            <text:p>30-07-2015</text:p>
          </table:table-cell>
          <table:table-cell office:value-type="float" office:value="55.81" calcext:value-type="float">
            <text:p>55.81</text:p>
          </table:table-cell>
          <table:table-cell table:number-columns-repeated="4" office:value-type="float" office:value="53.44" calcext:value-type="float">
            <text:p>53.44</text:p>
          </table:table-cell>
          <table:table-cell office:value-type="float" office:value="193.37" calcext:value-type="float">
            <text:p>193.37</text:p>
          </table:table-cell>
          <table:table-cell table:number-columns-repeated="2" office:value-type="float" office:value="56.57" calcext:value-type="float">
            <text:p>56.57</text:p>
          </table:table-cell>
          <table:table-cell office:value-type="float" office:value="53.44" calcext:value-type="float">
            <text:p>53.44</text:p>
          </table:table-cell>
          <table:table-cell office:value-type="float" office:value="54.93" calcext:value-type="float">
            <text:p>54.93</text:p>
          </table:table-cell>
          <table:table-cell table:number-columns-repeated="3" office:value-type="float" office:value="53.44" calcext:value-type="float">
            <text:p>53.44</text:p>
          </table:table-cell>
          <table:table-cell office:value-type="float" office:value="53.25" calcext:value-type="float">
            <text:p>53.25</text:p>
          </table:table-cell>
          <table:table-cell office:value-type="float" office:value="193.37" calcext:value-type="float">
            <text:p>193.37</text:p>
          </table:table-cell>
          <table:table-cell table:number-columns-repeated="2" office:value-type="float" office:value="341.49" calcext:value-type="float">
            <text:p>341.49</text:p>
          </table:table-cell>
          <table:table-cell/>
        </table:table-row>
        <table:table-row table:style-name="ro1">
          <table:table-cell office:value-type="string" calcext:value-type="string">
            <text:p>31-07-2015</text:p>
          </table:table-cell>
          <table:table-cell office:value-type="float" office:value="48.01" calcext:value-type="float">
            <text:p>48.01</text:p>
          </table:table-cell>
          <table:table-cell table:number-columns-repeated="4" office:value-type="float" office:value="46.25" calcext:value-type="float">
            <text:p>46.25</text:p>
          </table:table-cell>
          <table:table-cell office:value-type="float" office:value="155.48" calcext:value-type="float">
            <text:p>155.48</text:p>
          </table:table-cell>
          <table:table-cell table:number-columns-repeated="2" office:value-type="float" office:value="47.3" calcext:value-type="float">
            <text:p>47.3</text:p>
          </table:table-cell>
          <table:table-cell office:value-type="float" office:value="46.25" calcext:value-type="float">
            <text:p>46.25</text:p>
          </table:table-cell>
          <table:table-cell office:value-type="float" office:value="47.3" calcext:value-type="float">
            <text:p>47.3</text:p>
          </table:table-cell>
          <table:table-cell table:number-columns-repeated="4" office:value-type="float" office:value="46.25" calcext:value-type="float">
            <text:p>46.25</text:p>
          </table:table-cell>
          <table:table-cell office:value-type="float" office:value="155.48" calcext:value-type="float">
            <text:p>155.48</text:p>
          </table:table-cell>
          <table:table-cell table:number-columns-repeated="2" office:value-type="float" office:value="319.67" calcext:value-type="float">
            <text:p>319.67</text:p>
          </table:table-cell>
          <table:table-cell/>
        </table:table-row>
        <table:table-row table:style-name="ro1">
          <table:table-cell office:value-type="string" calcext:value-type="string">
            <text:p>01-08-2015</text:p>
          </table:table-cell>
          <table:table-cell office:value-type="float" office:value="50.03" calcext:value-type="float">
            <text:p>50.03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" office:value-type="float" office:value="104.54" calcext:value-type="float">
            <text:p>104.54</text:p>
          </table:table-cell>
          <table:table-cell office:value-type="float" office:value="48.93" calcext:value-type="float">
            <text:p>48.93</text:p>
          </table:table-cell>
          <table:table-cell office:value-type="float" office:value="62.02" calcext:value-type="float">
            <text:p>62.02</text:p>
          </table:table-cell>
          <table:table-cell office:value-type="float" office:value="48.93" calcext:value-type="float">
            <text:p>48.9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2" office:value-type="float" office:value="288.63" calcext:value-type="float">
            <text:p>288.63</text:p>
          </table:table-cell>
          <table:table-cell/>
        </table:table-row>
        <table:table-row table:style-name="ro1">
          <table:table-cell office:value-type="string" calcext:value-type="string">
            <text:p>02-08-2015</text:p>
          </table:table-cell>
          <table:table-cell office:value-type="float" office:value="56.13" calcext:value-type="float">
            <text:p>56.13</text:p>
          </table:table-cell>
          <table:table-cell table:number-columns-repeated="5" office:value-type="float" office:value="51.16" calcext:value-type="float">
            <text:p>51.16</text:p>
          </table:table-cell>
          <table:table-cell table:number-columns-repeated="2" office:value-type="float" office:value="95.62" calcext:value-type="float">
            <text:p>95.62</text:p>
          </table:table-cell>
          <table:table-cell office:value-type="float" office:value="51.68" calcext:value-type="float">
            <text:p>51.68</text:p>
          </table:table-cell>
          <table:table-cell office:value-type="float" office:value="65.36" calcext:value-type="float">
            <text:p>65.36</text:p>
          </table:table-cell>
          <table:table-cell office:value-type="float" office:value="51.68" calcext:value-type="float">
            <text:p>51.68</text:p>
          </table:table-cell>
          <table:table-cell table:number-columns-repeated="4" office:value-type="float" office:value="51.16" calcext:value-type="float">
            <text:p>51.16</text:p>
          </table:table-cell>
          <table:table-cell table:number-columns-repeated="2" office:value-type="float" office:value="301.09" calcext:value-type="float">
            <text:p>301.09</text:p>
          </table:table-cell>
          <table:table-cell/>
        </table:table-row>
        <table:table-row table:style-name="ro1">
          <table:table-cell office:value-type="string" calcext:value-type="string">
            <text:p>03-08-2015</text:p>
          </table:table-cell>
          <table:table-cell office:value-type="float" office:value="69.06" calcext:value-type="float">
            <text:p>69.06</text:p>
          </table:table-cell>
          <table:table-cell table:number-columns-repeated="2" office:value-type="float" office:value="58.26" calcext:value-type="float">
            <text:p>58.26</text:p>
          </table:table-cell>
          <table:table-cell table:number-columns-repeated="2" office:value-type="float" office:value="97.33" calcext:value-type="float">
            <text:p>97.33</text:p>
          </table:table-cell>
          <table:table-cell office:value-type="float" office:value="200.92" calcext:value-type="float">
            <text:p>200.92</text:p>
          </table:table-cell>
          <table:table-cell office:value-type="float" office:value="97.33" calcext:value-type="float">
            <text:p>97.33</text:p>
          </table:table-cell>
          <table:table-cell office:value-type="float" office:value="97.56" calcext:value-type="float">
            <text:p>97.56</text:p>
          </table:table-cell>
          <table:table-cell table:number-columns-repeated="3" office:value-type="float" office:value="69.63" calcext:value-type="float">
            <text:p>69.63</text:p>
          </table:table-cell>
          <table:table-cell table:number-columns-repeated="3" office:value-type="float" office:value="58.26" calcext:value-type="float">
            <text:p>58.26</text:p>
          </table:table-cell>
          <table:table-cell office:value-type="float" office:value="205.29" calcext:value-type="float">
            <text:p>205.29</text:p>
          </table:table-cell>
          <table:table-cell table:number-columns-repeated="2" office:value-type="float" office:value="329.28" calcext:value-type="float">
            <text:p>329.28</text:p>
          </table:table-cell>
          <table:table-cell/>
        </table:table-row>
        <table:table-row table:style-name="ro1">
          <table:table-cell office:value-type="string" calcext:value-type="string">
            <text:p>04-08-2015</text:p>
          </table:table-cell>
          <table:table-cell office:value-type="float" office:value="63.92" calcext:value-type="float">
            <text:p>63.92</text:p>
          </table:table-cell>
          <table:table-cell table:number-columns-repeated="2" office:value-type="float" office:value="53.99" calcext:value-type="float">
            <text:p>53.99</text:p>
          </table:table-cell>
          <table:table-cell table:number-columns-repeated="2" office:value-type="float" office:value="100.53" calcext:value-type="float">
            <text:p>100.53</text:p>
          </table:table-cell>
          <table:table-cell office:value-type="float" office:value="236.66" calcext:value-type="float">
            <text:p>236.66</text:p>
          </table:table-cell>
          <table:table-cell table:number-columns-repeated="2" office:value-type="float" office:value="100.53" calcext:value-type="float">
            <text:p>100.53</text:p>
          </table:table-cell>
          <table:table-cell table:number-columns-repeated="3" office:value-type="float" office:value="64.62" calcext:value-type="float">
            <text:p>64.62</text:p>
          </table:table-cell>
          <table:table-cell table:number-columns-repeated="3" office:value-type="float" office:value="53.99" calcext:value-type="float">
            <text:p>53.99</text:p>
          </table:table-cell>
          <table:table-cell office:value-type="float" office:value="241.03" calcext:value-type="float">
            <text:p>241.03</text:p>
          </table:table-cell>
          <table:table-cell table:number-columns-repeated="2" office:value-type="float" office:value="335.43" calcext:value-type="float">
            <text:p>335.43</text:p>
          </table:table-cell>
          <table:table-cell/>
        </table:table-row>
        <table:table-row table:style-name="ro1">
          <table:table-cell office:value-type="string" calcext:value-type="string">
            <text:p>05-08-2015</text:p>
          </table:table-cell>
          <table:table-cell office:value-type="float" office:value="67.18" calcext:value-type="float">
            <text:p>67.18</text:p>
          </table:table-cell>
          <table:table-cell table:number-columns-repeated="2" office:value-type="float" office:value="57.23" calcext:value-type="float">
            <text:p>57.23</text:p>
          </table:table-cell>
          <table:table-cell table:number-columns-repeated="2" office:value-type="float" office:value="113.98" calcext:value-type="float">
            <text:p>113.98</text:p>
          </table:table-cell>
          <table:table-cell office:value-type="float" office:value="219.64" calcext:value-type="float">
            <text:p>219.64</text:p>
          </table:table-cell>
          <table:table-cell table:number-columns-repeated="2" office:value-type="float" office:value="175.54" calcext:value-type="float">
            <text:p>175.54</text:p>
          </table:table-cell>
          <table:table-cell office:value-type="float" office:value="64.71" calcext:value-type="float">
            <text:p>64.71</text:p>
          </table:table-cell>
          <table:table-cell office:value-type="float" office:value="64.8" calcext:value-type="float">
            <text:p>64.8</text:p>
          </table:table-cell>
          <table:table-cell office:value-type="float" office:value="64.71" calcext:value-type="float">
            <text:p>64.71</text:p>
          </table:table-cell>
          <table:table-cell table:number-columns-repeated="3" office:value-type="float" office:value="57.23" calcext:value-type="float">
            <text:p>57.23</text:p>
          </table:table-cell>
          <table:table-cell office:value-type="float" office:value="219.64" calcext:value-type="float">
            <text:p>219.64</text:p>
          </table:table-cell>
          <table:table-cell table:number-columns-repeated="2" office:value-type="float" office:value="342.61" calcext:value-type="float">
            <text:p>342.61</text:p>
          </table:table-cell>
          <table:table-cell/>
        </table:table-row>
        <table:table-row table:style-name="ro1">
          <table:table-cell office:value-type="string" calcext:value-type="string">
            <text:p>06-08-2015</text:p>
          </table:table-cell>
          <table:table-cell office:value-type="float" office:value="64.53" calcext:value-type="float">
            <text:p>64.53</text:p>
          </table:table-cell>
          <table:table-cell table:number-columns-repeated="2" office:value-type="float" office:value="63.95" calcext:value-type="float">
            <text:p>63.95</text:p>
          </table:table-cell>
          <table:table-cell table:number-columns-repeated="2" office:value-type="float" office:value="112.41" calcext:value-type="float">
            <text:p>112.41</text:p>
          </table:table-cell>
          <table:table-cell office:value-type="float" office:value="183.66" calcext:value-type="float">
            <text:p>183.66</text:p>
          </table:table-cell>
          <table:table-cell table:number-columns-repeated="2" office:value-type="float" office:value="112.41" calcext:value-type="float">
            <text:p>112.41</text:p>
          </table:table-cell>
          <table:table-cell table:number-columns-repeated="2" office:value-type="float" office:value="61.36" calcext:value-type="float">
            <text:p>61.36</text:p>
          </table:table-cell>
          <table:table-cell office:value-type="float" office:value="56.38" calcext:value-type="float">
            <text:p>56.38</text:p>
          </table:table-cell>
          <table:table-cell table:number-columns-repeated="3" office:value-type="float" office:value="61.63" calcext:value-type="float">
            <text:p>61.63</text:p>
          </table:table-cell>
          <table:table-cell office:value-type="float" office:value="183.66" calcext:value-type="float">
            <text:p>183.66</text:p>
          </table:table-cell>
          <table:table-cell table:number-columns-repeated="2" office:value-type="float" office:value="353.6" calcext:value-type="float">
            <text:p>353.6</text:p>
          </table:table-cell>
          <table:table-cell/>
        </table:table-row>
        <table:table-row table:style-name="ro1">
          <table:table-cell office:value-type="string" calcext:value-type="string">
            <text:p>07-08-2015</text:p>
          </table:table-cell>
          <table:table-cell office:value-type="float" office:value="61.9" calcext:value-type="float">
            <text:p>61.9</text:p>
          </table:table-cell>
          <table:table-cell table:number-columns-repeated="4" office:value-type="float" office:value="62.85" calcext:value-type="float">
            <text:p>62.85</text:p>
          </table:table-cell>
          <table:table-cell office:value-type="float" office:value="210.73" calcext:value-type="float">
            <text:p>210.73</text:p>
          </table:table-cell>
          <table:table-cell table:number-columns-repeated="2" office:value-type="float" office:value="190.82" calcext:value-type="float">
            <text:p>190.82</text:p>
          </table:table-cell>
          <table:table-cell office:value-type="float" office:value="59.92" calcext:value-type="float">
            <text:p>59.92</text:p>
          </table:table-cell>
          <table:table-cell office:value-type="float" office:value="63.04" calcext:value-type="float">
            <text:p>63.04</text:p>
          </table:table-cell>
          <table:table-cell office:value-type="float" office:value="44.05" calcext:value-type="float">
            <text:p>44.05</text:p>
          </table:table-cell>
          <table:table-cell table:number-columns-repeated="3" office:value-type="float" office:value="62.85" calcext:value-type="float">
            <text:p>62.85</text:p>
          </table:table-cell>
          <table:table-cell office:value-type="float" office:value="210.73" calcext:value-type="float">
            <text:p>210.73</text:p>
          </table:table-cell>
          <table:table-cell table:number-columns-repeated="2" office:value-type="float" office:value="355.78" calcext:value-type="float">
            <text:p>355.78</text:p>
          </table:table-cell>
          <table:table-cell/>
        </table:table-row>
        <table:table-row table:style-name="ro1">
          <table:table-cell office:value-type="string" calcext:value-type="string">
            <text:p>08-08-2015</text:p>
          </table:table-cell>
          <table:table-cell office:value-type="float" office:value="47.28" calcext:value-type="float">
            <text:p>47.28</text:p>
          </table:table-cell>
          <table:table-cell table:number-columns-repeated="4" office:value-type="float" office:value="43.03" calcext:value-type="float">
            <text:p>43.03</text:p>
          </table:table-cell>
          <table:table-cell office:value-type="float" office:value="84.86" calcext:value-type="float">
            <text:p>84.86</text:p>
          </table:table-cell>
          <table:table-cell office:value-type="float" office:value="65.24" calcext:value-type="float">
            <text:p>65.24</text:p>
          </table:table-cell>
          <table:table-cell office:value-type="float" office:value="176.32" calcext:value-type="float">
            <text:p>176.32</text:p>
          </table:table-cell>
          <table:table-cell office:value-type="float" office:value="43.03" calcext:value-type="float">
            <text:p>43.03</text:p>
          </table:table-cell>
          <table:table-cell office:value-type="float" office:value="65.24" calcext:value-type="float">
            <text:p>65.24</text:p>
          </table:table-cell>
          <table:table-cell office:value-type="float" office:value="42.84" calcext:value-type="float">
            <text:p>42.84</text:p>
          </table:table-cell>
          <table:table-cell table:number-columns-repeated="3" office:value-type="float" office:value="43.03" calcext:value-type="float">
            <text:p>43.03</text:p>
          </table:table-cell>
          <table:table-cell office:value-type="float" office:value="90.6" calcext:value-type="float">
            <text:p>90.6</text:p>
          </table:table-cell>
          <table:table-cell table:number-columns-repeated="2" office:value-type="float" office:value="336.99" calcext:value-type="float">
            <text:p>336.99</text:p>
          </table:table-cell>
          <table:table-cell/>
        </table:table-row>
        <table:table-row table:style-name="ro1">
          <table:table-cell office:value-type="string" calcext:value-type="string">
            <text:p>09-08-2015</text:p>
          </table:table-cell>
          <table:table-cell office:value-type="float" office:value="58.51" calcext:value-type="float">
            <text:p>58.51</text:p>
          </table:table-cell>
          <table:table-cell table:number-columns-repeated="4" office:value-type="float" office:value="52.09" calcext:value-type="float">
            <text:p>52.09</text:p>
          </table:table-cell>
          <table:table-cell office:value-type="float" office:value="203.07" calcext:value-type="float">
            <text:p>203.07</text:p>
          </table:table-cell>
          <table:table-cell office:value-type="float" office:value="96.54" calcext:value-type="float">
            <text:p>96.54</text:p>
          </table:table-cell>
          <table:table-cell office:value-type="float" office:value="169.19" calcext:value-type="float">
            <text:p>169.19</text:p>
          </table:table-cell>
          <table:table-cell office:value-type="float" office:value="52.09" calcext:value-type="float">
            <text:p>52.09</text:p>
          </table:table-cell>
          <table:table-cell office:value-type="float" office:value="74.2" calcext:value-type="float">
            <text:p>74.2</text:p>
          </table:table-cell>
          <table:table-cell office:value-type="float" office:value="45.79" calcext:value-type="float">
            <text:p>45.79</text:p>
          </table:table-cell>
          <table:table-cell table:number-columns-repeated="3" office:value-type="float" office:value="52.09" calcext:value-type="float">
            <text:p>52.09</text:p>
          </table:table-cell>
          <table:table-cell office:value-type="float" office:value="205.98" calcext:value-type="float">
            <text:p>205.98</text:p>
          </table:table-cell>
          <table:table-cell table:number-columns-repeated="2" office:value-type="float" office:value="330.49" calcext:value-type="float">
            <text:p>330.49</text:p>
          </table:table-cell>
          <table:table-cell/>
        </table:table-row>
        <table:table-row table:style-name="ro1">
          <table:table-cell office:value-type="string" calcext:value-type="string">
            <text:p>10-08-2015</text:p>
          </table:table-cell>
          <table:table-cell office:value-type="float" office:value="87.01" calcext:value-type="float">
            <text:p>87.01</text:p>
          </table:table-cell>
          <table:table-cell table:number-columns-repeated="2" office:value-type="float" office:value="66.82" calcext:value-type="float">
            <text:p>66.82</text:p>
          </table:table-cell>
          <table:table-cell table:number-columns-repeated="2" office:value-type="float" office:value="131.42" calcext:value-type="float">
            <text:p>131.42</text:p>
          </table:table-cell>
          <table:table-cell office:value-type="float" office:value="292.62" calcext:value-type="float">
            <text:p>292.62</text:p>
          </table:table-cell>
          <table:table-cell office:value-type="float" office:value="318.17" calcext:value-type="float">
            <text:p>318.17</text:p>
          </table:table-cell>
          <table:table-cell office:value-type="float" office:value="322.68" calcext:value-type="float">
            <text:p>322.68</text:p>
          </table:table-cell>
          <table:table-cell office:value-type="float" office:value="72.12" calcext:value-type="float">
            <text:p>72.12</text:p>
          </table:table-cell>
          <table:table-cell office:value-type="float" office:value="76.16" calcext:value-type="float">
            <text:p>76.16</text:p>
          </table:table-cell>
          <table:table-cell office:value-type="float" office:value="47.43" calcext:value-type="float">
            <text:p>47.43</text:p>
          </table:table-cell>
          <table:table-cell table:number-columns-repeated="3" office:value-type="float" office:value="66.82" calcext:value-type="float">
            <text:p>66.82</text:p>
          </table:table-cell>
          <table:table-cell office:value-type="float" office:value="292.62" calcext:value-type="float">
            <text:p>292.62</text:p>
          </table:table-cell>
          <table:table-cell table:number-columns-repeated="2" office:value-type="float" office:value="383.48" calcext:value-type="float">
            <text:p>383.48</text:p>
          </table:table-cell>
          <table:table-cell/>
        </table:table-row>
        <table:table-row table:style-name="ro1">
          <table:table-cell office:value-type="string" calcext:value-type="string">
            <text:p>11-08-2015</text:p>
          </table:table-cell>
          <table:table-cell office:value-type="float" office:value="78.04" calcext:value-type="float">
            <text:p>78.04</text:p>
          </table:table-cell>
          <table:table-cell table:number-columns-repeated="2" office:value-type="float" office:value="63.24" calcext:value-type="float">
            <text:p>63.24</text:p>
          </table:table-cell>
          <table:table-cell table:number-columns-repeated="2" office:value-type="float" office:value="67.2" calcext:value-type="float">
            <text:p>67.2</text:p>
          </table:table-cell>
          <table:table-cell office:value-type="float" office:value="272.1" calcext:value-type="float">
            <text:p>272.1</text:p>
          </table:table-cell>
          <table:table-cell office:value-type="float" office:value="276.87" calcext:value-type="float">
            <text:p>276.87</text:p>
          </table:table-cell>
          <table:table-cell office:value-type="float" office:value="308.88" calcext:value-type="float">
            <text:p>308.88</text:p>
          </table:table-cell>
          <table:table-cell office:value-type="float" office:value="67.2" calcext:value-type="float">
            <text:p>67.2</text:p>
          </table:table-cell>
          <table:table-cell office:value-type="float" office:value="77.52" calcext:value-type="float">
            <text:p>77.52</text:p>
          </table:table-cell>
          <table:table-cell office:value-type="float" office:value="64.83" calcext:value-type="float">
            <text:p>64.83</text:p>
          </table:table-cell>
          <table:table-cell table:number-columns-repeated="2" office:value-type="float" office:value="63.24" calcext:value-type="float">
            <text:p>63.24</text:p>
          </table:table-cell>
          <table:table-cell office:value-type="float" office:value="61.55" calcext:value-type="float">
            <text:p>61.55</text:p>
          </table:table-cell>
          <table:table-cell office:value-type="float" office:value="272.1" calcext:value-type="float">
            <text:p>272.1</text:p>
          </table:table-cell>
          <table:table-cell table:number-columns-repeated="2" office:value-type="float" office:value="417.99" calcext:value-type="float">
            <text:p>417.99</text:p>
          </table:table-cell>
          <table:table-cell/>
        </table:table-row>
        <table:table-row table:style-name="ro1">
          <table:table-cell office:value-type="string" calcext:value-type="string">
            <text:p>12-08-2015</text:p>
          </table:table-cell>
          <table:table-cell office:value-type="float" office:value="87.01" calcext:value-type="float">
            <text:p>87.01</text:p>
          </table:table-cell>
          <table:table-cell table:number-columns-repeated="4" office:value-type="float" office:value="89.28" calcext:value-type="float">
            <text:p>89.28</text:p>
          </table:table-cell>
          <table:table-cell office:value-type="float" office:value="310.83" calcext:value-type="float">
            <text:p>310.83</text:p>
          </table:table-cell>
          <table:table-cell office:value-type="float" office:value="270.09" calcext:value-type="float">
            <text:p>270.09</text:p>
          </table:table-cell>
          <table:table-cell office:value-type="float" office:value="270.34" calcext:value-type="float">
            <text:p>270.34</text:p>
          </table:table-cell>
          <table:table-cell office:value-type="float" office:value="72.53" calcext:value-type="float">
            <text:p>72.53</text:p>
          </table:table-cell>
          <table:table-cell office:value-type="float" office:value="81.23" calcext:value-type="float">
            <text:p>81.23</text:p>
          </table:table-cell>
          <table:table-cell office:value-type="float" office:value="69.86" calcext:value-type="float">
            <text:p>69.86</text:p>
          </table:table-cell>
          <table:table-cell table:number-columns-repeated="2" office:value-type="float" office:value="66.14" calcext:value-type="float">
            <text:p>66.14</text:p>
          </table:table-cell>
          <table:table-cell office:value-type="float" office:value="63.73" calcext:value-type="float">
            <text:p>63.73</text:p>
          </table:table-cell>
          <table:table-cell office:value-type="float" office:value="310.83" calcext:value-type="float">
            <text:p>310.83</text:p>
          </table:table-cell>
          <table:table-cell table:number-columns-repeated="2" office:value-type="float" office:value="451.2" calcext:value-type="float">
            <text:p>451.2</text:p>
          </table:table-cell>
          <table:table-cell/>
        </table:table-row>
        <table:table-row table:style-name="ro1">
          <table:table-cell office:value-type="string" calcext:value-type="string">
            <text:p>13-08-2015</text:p>
          </table:table-cell>
          <table:table-cell office:value-type="float" office:value="94.39" calcext:value-type="float">
            <text:p>94.39</text:p>
          </table:table-cell>
          <table:table-cell table:number-columns-repeated="2" office:value-type="float" office:value="71.9" calcext:value-type="float">
            <text:p>71.9</text:p>
          </table:table-cell>
          <table:table-cell table:number-columns-repeated="2" office:value-type="float" office:value="262.39" calcext:value-type="float">
            <text:p>262.39</text:p>
          </table:table-cell>
          <table:table-cell office:value-type="float" office:value="285.34" calcext:value-type="float">
            <text:p>285.34</text:p>
          </table:table-cell>
          <table:table-cell office:value-type="float" office:value="280.2" calcext:value-type="float">
            <text:p>280.2</text:p>
          </table:table-cell>
          <table:table-cell office:value-type="float" office:value="295.48" calcext:value-type="float">
            <text:p>295.48</text:p>
          </table:table-cell>
          <table:table-cell office:value-type="float" office:value="84.28" calcext:value-type="float">
            <text:p>84.28</text:p>
          </table:table-cell>
          <table:table-cell office:value-type="float" office:value="87.26" calcext:value-type="float">
            <text:p>87.26</text:p>
          </table:table-cell>
          <table:table-cell office:value-type="float" office:value="77.16" calcext:value-type="float">
            <text:p>77.16</text:p>
          </table:table-cell>
          <table:table-cell table:number-columns-repeated="3" office:value-type="float" office:value="71.9" calcext:value-type="float">
            <text:p>71.9</text:p>
          </table:table-cell>
          <table:table-cell office:value-type="float" office:value="285.34" calcext:value-type="float">
            <text:p>285.34</text:p>
          </table:table-cell>
          <table:table-cell table:number-columns-repeated="2" office:value-type="float" office:value="424.71" calcext:value-type="float">
            <text:p>424.71</text:p>
          </table:table-cell>
          <table:table-cell/>
        </table:table-row>
        <table:table-row table:style-name="ro1">
          <table:table-cell office:value-type="string" calcext:value-type="string">
            <text:p>14-08-2015</text:p>
          </table:table-cell>
          <table:table-cell office:value-type="float" office:value="80.72" calcext:value-type="float">
            <text:p>80.72</text:p>
          </table:table-cell>
          <table:table-cell table:number-columns-repeated="2" office:value-type="float" office:value="75.54" calcext:value-type="float">
            <text:p>75.54</text:p>
          </table:table-cell>
          <table:table-cell table:number-columns-repeated="2" office:value-type="float" office:value="75.67" calcext:value-type="float">
            <text:p>75.67</text:p>
          </table:table-cell>
          <table:table-cell office:value-type="float" office:value="251.02" calcext:value-type="float">
            <text:p>251.02</text:p>
          </table:table-cell>
          <table:table-cell office:value-type="float" office:value="72.83" calcext:value-type="float">
            <text:p>72.83</text:p>
          </table:table-cell>
          <table:table-cell office:value-type="float" office:value="160.39" calcext:value-type="float">
            <text:p>160.39</text:p>
          </table:table-cell>
          <table:table-cell office:value-type="float" office:value="75.92" calcext:value-type="float">
            <text:p>75.92</text:p>
          </table:table-cell>
          <table:table-cell office:value-type="float" office:value="76.17" calcext:value-type="float">
            <text:p>76.17</text:p>
          </table:table-cell>
          <table:table-cell office:value-type="float" office:value="75.9" calcext:value-type="float">
            <text:p>75.9</text:p>
          </table:table-cell>
          <table:table-cell table:number-columns-repeated="2" office:value-type="float" office:value="75.54" calcext:value-type="float">
            <text:p>75.54</text:p>
          </table:table-cell>
          <table:table-cell office:value-type="float" office:value="72.69" calcext:value-type="float">
            <text:p>72.69</text:p>
          </table:table-cell>
          <table:table-cell office:value-type="float" office:value="251.02" calcext:value-type="float">
            <text:p>251.02</text:p>
          </table:table-cell>
          <table:table-cell table:number-columns-repeated="2" office:value-type="float" office:value="382.85" calcext:value-type="float">
            <text:p>382.85</text:p>
          </table:table-cell>
          <table:table-cell/>
        </table:table-row>
        <table:table-row table:style-name="ro1">
          <table:table-cell office:value-type="string" calcext:value-type="string">
            <text:p>15-08-2015</text:p>
          </table:table-cell>
          <table:table-cell office:value-type="float" office:value="81.78" calcext:value-type="float">
            <text:p>81.78</text:p>
          </table:table-cell>
          <table:table-cell table:number-columns-repeated="4" office:value-type="float" office:value="78.64" calcext:value-type="float">
            <text:p>78.64</text:p>
          </table:table-cell>
          <table:table-cell office:value-type="float" office:value="202.86" calcext:value-type="float">
            <text:p>202.86</text:p>
          </table:table-cell>
          <table:table-cell office:value-type="float" office:value="178.53" calcext:value-type="float">
            <text:p>178.53</text:p>
          </table:table-cell>
          <table:table-cell office:value-type="float" office:value="206.04" calcext:value-type="float">
            <text:p>206.04</text:p>
          </table:table-cell>
          <table:table-cell office:value-type="float" office:value="78.64" calcext:value-type="float">
            <text:p>78.64</text:p>
          </table:table-cell>
          <table:table-cell office:value-type="float" office:value="83.4" calcext:value-type="float">
            <text:p>83.4</text:p>
          </table:table-cell>
          <table:table-cell table:number-columns-repeated="3" office:value-type="float" office:value="78.64" calcext:value-type="float">
            <text:p>78.64</text:p>
          </table:table-cell>
          <table:table-cell office:value-type="float" office:value="64.67" calcext:value-type="float">
            <text:p>64.67</text:p>
          </table:table-cell>
          <table:table-cell office:value-type="float" office:value="202.86" calcext:value-type="float">
            <text:p>202.86</text:p>
          </table:table-cell>
          <table:table-cell table:number-columns-repeated="2" office:value-type="float" office:value="327.74" calcext:value-type="float">
            <text:p>327.74</text:p>
          </table:table-cell>
          <table:table-cell/>
        </table:table-row>
        <table:table-row table:style-name="ro1">
          <table:table-cell office:value-type="string" calcext:value-type="string">
            <text:p>16-08-2015</text:p>
          </table:table-cell>
          <table:table-cell office:value-type="float" office:value="83.1" calcext:value-type="float">
            <text:p>83.1</text:p>
          </table:table-cell>
          <table:table-cell table:number-columns-repeated="4" office:value-type="float" office:value="82.16" calcext:value-type="float">
            <text:p>82.16</text:p>
          </table:table-cell>
          <table:table-cell office:value-type="float" office:value="95.44" calcext:value-type="float">
            <text:p>95.44</text:p>
          </table:table-cell>
          <table:table-cell office:value-type="float" office:value="104.48" calcext:value-type="float">
            <text:p>104.48</text:p>
          </table:table-cell>
          <table:table-cell office:value-type="float" office:value="196.98" calcext:value-type="float">
            <text:p>196.98</text:p>
          </table:table-cell>
          <table:table-cell office:value-type="float" office:value="82.16" calcext:value-type="float">
            <text:p>82.16</text:p>
          </table:table-cell>
          <table:table-cell office:value-type="float" office:value="84.92" calcext:value-type="float">
            <text:p>84.92</text:p>
          </table:table-cell>
          <table:table-cell table:number-columns-repeated="3" office:value-type="float" office:value="82.16" calcext:value-type="float">
            <text:p>82.16</text:p>
          </table:table-cell>
          <table:table-cell office:value-type="float" office:value="67.18" calcext:value-type="float">
            <text:p>67.18</text:p>
          </table:table-cell>
          <table:table-cell office:value-type="float" office:value="95.44" calcext:value-type="float">
            <text:p>95.44</text:p>
          </table:table-cell>
          <table:table-cell table:number-columns-repeated="2" office:value-type="float" office:value="326.13" calcext:value-type="float">
            <text:p>326.13</text:p>
          </table:table-cell>
          <table:table-cell/>
        </table:table-row>
        <table:table-row table:style-name="ro1">
          <table:table-cell office:value-type="string" calcext:value-type="string">
            <text:p>17-08-2015</text:p>
          </table:table-cell>
          <table:table-cell office:value-type="float" office:value="88.64" calcext:value-type="float">
            <text:p>88.64</text:p>
          </table:table-cell>
          <table:table-cell table:number-columns-repeated="2" office:value-type="float" office:value="84.76" calcext:value-type="float">
            <text:p>84.76</text:p>
          </table:table-cell>
          <table:table-cell table:number-columns-repeated="2" office:value-type="float" office:value="85.35" calcext:value-type="float">
            <text:p>85.35</text:p>
          </table:table-cell>
          <table:table-cell office:value-type="float" office:value="274.92" calcext:value-type="float">
            <text:p>274.92</text:p>
          </table:table-cell>
          <table:table-cell table:number-columns-repeated="5" office:value-type="float" office:value="85.35" calcext:value-type="float">
            <text:p>85.35</text:p>
          </table:table-cell>
          <table:table-cell table:number-columns-repeated="2" office:value-type="float" office:value="84.76" calcext:value-type="float">
            <text:p>84.76</text:p>
          </table:table-cell>
          <table:table-cell office:value-type="float" office:value="77.1" calcext:value-type="float">
            <text:p>77.1</text:p>
          </table:table-cell>
          <table:table-cell office:value-type="float" office:value="274.92" calcext:value-type="float">
            <text:p>274.92</text:p>
          </table:table-cell>
          <table:table-cell table:number-columns-repeated="2" office:value-type="float" office:value="333.82" calcext:value-type="float">
            <text:p>333.82</text:p>
          </table:table-cell>
          <table:table-cell/>
        </table:table-row>
        <table:table-row table:style-name="ro1">
          <table:table-cell office:value-type="string" calcext:value-type="string">
            <text:p>18-08-2015</text:p>
          </table:table-cell>
          <table:table-cell office:value-type="float" office:value="96.02" calcext:value-type="float">
            <text:p>96.02</text:p>
          </table:table-cell>
          <table:table-cell table:number-columns-repeated="4" office:value-type="float" office:value="90.25" calcext:value-type="float">
            <text:p>90.25</text:p>
          </table:table-cell>
          <table:table-cell office:value-type="float" office:value="270.37" calcext:value-type="float">
            <text:p>270.37</text:p>
          </table:table-cell>
          <table:table-cell office:value-type="float" office:value="90.17" calcext:value-type="float">
            <text:p>90.17</text:p>
          </table:table-cell>
          <table:table-cell office:value-type="float" office:value="90.25" calcext:value-type="float">
            <text:p>90.25</text:p>
          </table:table-cell>
          <table:table-cell table:number-columns-repeated="3" office:value-type="float" office:value="90.17" calcext:value-type="float">
            <text:p>90.17</text:p>
          </table:table-cell>
          <table:table-cell table:number-columns-repeated="2" office:value-type="float" office:value="90.26" calcext:value-type="float">
            <text:p>90.26</text:p>
          </table:table-cell>
          <table:table-cell office:value-type="float" office:value="78.73" calcext:value-type="float">
            <text:p>78.73</text:p>
          </table:table-cell>
          <table:table-cell office:value-type="float" office:value="270.37" calcext:value-type="float">
            <text:p>270.37</text:p>
          </table:table-cell>
          <table:table-cell table:number-columns-repeated="2" office:value-type="float" office:value="324.74" calcext:value-type="float">
            <text:p>324.74</text:p>
          </table:table-cell>
          <table:table-cell/>
        </table:table-row>
        <table:table-row table:style-name="ro1">
          <table:table-cell office:value-type="string" calcext:value-type="string">
            <text:p>19-08-2015</text:p>
          </table:table-cell>
          <table:table-cell office:value-type="float" office:value="132.31" calcext:value-type="float">
            <text:p>132.31</text:p>
          </table:table-cell>
          <table:table-cell table:number-columns-repeated="2" office:value-type="float" office:value="172.91" calcext:value-type="float">
            <text:p>172.91</text:p>
          </table:table-cell>
          <table:table-cell table:number-columns-repeated="2" office:value-type="float" office:value="228.15" calcext:value-type="float">
            <text:p>228.15</text:p>
          </table:table-cell>
          <table:table-cell office:value-type="float" office:value="301.62" calcext:value-type="float">
            <text:p>301.62</text:p>
          </table:table-cell>
          <table:table-cell office:value-type="float" office:value="228.15" calcext:value-type="float">
            <text:p>228.15</text:p>
          </table:table-cell>
          <table:table-cell office:value-type="float" office:value="228.46" calcext:value-type="float">
            <text:p>228.46</text:p>
          </table:table-cell>
          <table:table-cell table:number-columns-repeated="3" office:value-type="float" office:value="102.21" calcext:value-type="float">
            <text:p>102.21</text:p>
          </table:table-cell>
          <table:table-cell table:number-columns-repeated="2" office:value-type="float" office:value="162.12" calcext:value-type="float">
            <text:p>162.12</text:p>
          </table:table-cell>
          <table:table-cell office:value-type="float" office:value="69.25" calcext:value-type="float">
            <text:p>69.25</text:p>
          </table:table-cell>
          <table:table-cell office:value-type="float" office:value="301.62" calcext:value-type="float">
            <text:p>301.62</text:p>
          </table:table-cell>
          <table:table-cell table:number-columns-repeated="2" office:value-type="float" office:value="340.32" calcext:value-type="float">
            <text:p>340.32</text:p>
          </table:table-cell>
          <table:table-cell/>
        </table:table-row>
        <table:table-row table:style-name="ro1">
          <table:table-cell office:value-type="string" calcext:value-type="string">
            <text:p>20-08-2015</text:p>
          </table:table-cell>
          <table:table-cell office:value-type="float" office:value="159.82" calcext:value-type="float">
            <text:p>159.82</text:p>
          </table:table-cell>
          <table:table-cell table:number-columns-repeated="4" office:value-type="float" office:value="255.38" calcext:value-type="float">
            <text:p>255.38</text:p>
          </table:table-cell>
          <table:table-cell office:value-type="float" office:value="289.98" calcext:value-type="float">
            <text:p>289.98</text:p>
          </table:table-cell>
          <table:table-cell office:value-type="float" office:value="255.38" calcext:value-type="float">
            <text:p>255.38</text:p>
          </table:table-cell>
          <table:table-cell office:value-type="float" office:value="256.01" calcext:value-type="float">
            <text:p>256.01</text:p>
          </table:table-cell>
          <table:table-cell table:number-columns-repeated="2" office:value-type="float" office:value="122.55" calcext:value-type="float">
            <text:p>122.55</text:p>
          </table:table-cell>
          <table:table-cell office:value-type="float" office:value="121.16" calcext:value-type="float">
            <text:p>121.16</text:p>
          </table:table-cell>
          <table:table-cell table:number-columns-repeated="2" office:value-type="float" office:value="187.36" calcext:value-type="float">
            <text:p>187.36</text:p>
          </table:table-cell>
          <table:table-cell office:value-type="float" office:value="83.76" calcext:value-type="float">
            <text:p>83.76</text:p>
          </table:table-cell>
          <table:table-cell office:value-type="float" office:value="289.98" calcext:value-type="float">
            <text:p>289.98</text:p>
          </table:table-cell>
          <table:table-cell table:number-columns-repeated="2" office:value-type="float" office:value="370.71" calcext:value-type="float">
            <text:p>370.71</text:p>
          </table:table-cell>
          <table:table-cell/>
        </table:table-row>
        <table:table-row table:style-name="ro1">
          <table:table-cell office:value-type="string" calcext:value-type="string">
            <text:p>21-08-2015</text:p>
          </table:table-cell>
          <table:table-cell office:value-type="float" office:value="148.77" calcext:value-type="float">
            <text:p>148.77</text:p>
          </table:table-cell>
          <table:table-cell table:number-columns-repeated="2" office:value-type="float" office:value="165.71" calcext:value-type="float">
            <text:p>165.71</text:p>
          </table:table-cell>
          <table:table-cell table:number-columns-repeated="2" office:value-type="float" office:value="184.79" calcext:value-type="float">
            <text:p>184.79</text:p>
          </table:table-cell>
          <table:table-cell office:value-type="float" office:value="300.32" calcext:value-type="float">
            <text:p>300.32</text:p>
          </table:table-cell>
          <table:table-cell office:value-type="float" office:value="191.87" calcext:value-type="float">
            <text:p>191.87</text:p>
          </table:table-cell>
          <table:table-cell office:value-type="float" office:value="192.25" calcext:value-type="float">
            <text:p>192.25</text:p>
          </table:table-cell>
          <table:table-cell table:number-columns-repeated="3" office:value-type="float" office:value="121.44" calcext:value-type="float">
            <text:p>121.44</text:p>
          </table:table-cell>
          <table:table-cell table:number-columns-repeated="2" office:value-type="float" office:value="160.97" calcext:value-type="float">
            <text:p>160.97</text:p>
          </table:table-cell>
          <table:table-cell office:value-type="float" office:value="127.14" calcext:value-type="float">
            <text:p>127.14</text:p>
          </table:table-cell>
          <table:table-cell office:value-type="float" office:value="300.32" calcext:value-type="float">
            <text:p>300.32</text:p>
          </table:table-cell>
          <table:table-cell table:number-columns-repeated="2" office:value-type="float" office:value="360.56" calcext:value-type="float">
            <text:p>360.56</text:p>
          </table:table-cell>
          <table:table-cell/>
        </table:table-row>
        <table:table-row table:style-name="ro1">
          <table:table-cell office:value-type="string" calcext:value-type="string">
            <text:p>22-08-2015</text:p>
          </table:table-cell>
          <table:table-cell office:value-type="float" office:value="130.16" calcext:value-type="float">
            <text:p>130.16</text:p>
          </table:table-cell>
          <table:table-cell table:number-columns-repeated="4" office:value-type="float" office:value="144.3" calcext:value-type="float">
            <text:p>144.3</text:p>
          </table:table-cell>
          <table:table-cell office:value-type="float" office:value="232.35" calcext:value-type="float">
            <text:p>232.35</text:p>
          </table:table-cell>
          <table:table-cell table:number-columns-repeated="2" office:value-type="float" office:value="150.02" calcext:value-type="float">
            <text:p>150.02</text:p>
          </table:table-cell>
          <table:table-cell table:number-columns-repeated="3" office:value-type="float" office:value="111.12" calcext:value-type="float">
            <text:p>111.12</text:p>
          </table:table-cell>
          <table:table-cell table:number-columns-repeated="3" office:value-type="float" office:value="144.3" calcext:value-type="float">
            <text:p>144.3</text:p>
          </table:table-cell>
          <table:table-cell office:value-type="float" office:value="232.35" calcext:value-type="float">
            <text:p>232.35</text:p>
          </table:table-cell>
          <table:table-cell table:number-columns-repeated="2" office:value-type="float" office:value="315.95" calcext:value-type="float">
            <text:p>315.95</text:p>
          </table:table-cell>
          <table:table-cell/>
        </table:table-row>
        <table:table-row table:style-name="ro1">
          <table:table-cell office:value-type="string" calcext:value-type="string">
            <text:p>23-08-2015</text:p>
          </table:table-cell>
          <table:table-cell office:value-type="float" office:value="120.02" calcext:value-type="float">
            <text:p>120.02</text:p>
          </table:table-cell>
          <table:table-cell table:number-columns-repeated="4" office:value-type="float" office:value="125.73" calcext:value-type="float">
            <text:p>125.73</text:p>
          </table:table-cell>
          <table:table-cell office:value-type="float" office:value="238.37" calcext:value-type="float">
            <text:p>238.37</text:p>
          </table:table-cell>
          <table:table-cell office:value-type="float" office:value="115.21" calcext:value-type="float">
            <text:p>115.21</text:p>
          </table:table-cell>
          <table:table-cell office:value-type="float" office:value="125.73" calcext:value-type="float">
            <text:p>125.73</text:p>
          </table:table-cell>
          <table:table-cell table:number-columns-repeated="3" office:value-type="float" office:value="112.44" calcext:value-type="float">
            <text:p>112.44</text:p>
          </table:table-cell>
          <table:table-cell table:number-columns-repeated="2" office:value-type="float" office:value="125.73" calcext:value-type="float">
            <text:p>125.73</text:p>
          </table:table-cell>
          <table:table-cell office:value-type="float" office:value="110.45" calcext:value-type="float">
            <text:p>110.45</text:p>
          </table:table-cell>
          <table:table-cell office:value-type="float" office:value="238.37" calcext:value-type="float">
            <text:p>238.37</text:p>
          </table:table-cell>
          <table:table-cell table:number-columns-repeated="2" office:value-type="float" office:value="333.11" calcext:value-type="float">
            <text:p>333.11</text:p>
          </table:table-cell>
          <table:table-cell/>
        </table:table-row>
        <table:table-row table:style-name="ro1">
          <table:table-cell office:value-type="string" calcext:value-type="string">
            <text:p>24-08-2015</text:p>
          </table:table-cell>
          <table:table-cell office:value-type="float" office:value="148.87" calcext:value-type="float">
            <text:p>148.87</text:p>
          </table:table-cell>
          <table:table-cell table:number-columns-repeated="4" office:value-type="float" office:value="171.94" calcext:value-type="float">
            <text:p>171.94</text:p>
          </table:table-cell>
          <table:table-cell office:value-type="float" office:value="355.68" calcext:value-type="float">
            <text:p>355.68</text:p>
          </table:table-cell>
          <table:table-cell office:value-type="float" office:value="168.65" calcext:value-type="float">
            <text:p>168.65</text:p>
          </table:table-cell>
          <table:table-cell office:value-type="float" office:value="171.94" calcext:value-type="float">
            <text:p>171.94</text:p>
          </table:table-cell>
          <table:table-cell table:number-columns-repeated="2" office:value-type="float" office:value="115.29" calcext:value-type="float">
            <text:p>115.29</text:p>
          </table:table-cell>
          <table:table-cell office:value-type="float" office:value="109.92" calcext:value-type="float">
            <text:p>109.92</text:p>
          </table:table-cell>
          <table:table-cell table:number-columns-repeated="2" office:value-type="float" office:value="169.96" calcext:value-type="float">
            <text:p>169.96</text:p>
          </table:table-cell>
          <table:table-cell office:value-type="float" office:value="141.09" calcext:value-type="float">
            <text:p>141.09</text:p>
          </table:table-cell>
          <table:table-cell office:value-type="float" office:value="355.68" calcext:value-type="float">
            <text:p>355.68</text:p>
          </table:table-cell>
          <table:table-cell table:number-columns-repeated="2" office:value-type="float" office:value="379.12" calcext:value-type="float">
            <text:p>379.12</text:p>
          </table:table-cell>
          <table:table-cell/>
        </table:table-row>
        <table:table-row table:style-name="ro1">
          <table:table-cell office:value-type="string" calcext:value-type="string">
            <text:p>25-08-2015</text:p>
          </table:table-cell>
          <table:table-cell office:value-type="float" office:value="135.7" calcext:value-type="float">
            <text:p>135.7</text:p>
          </table:table-cell>
          <table:table-cell table:number-columns-repeated="4" office:value-type="float" office:value="156.09" calcext:value-type="float">
            <text:p>156.09</text:p>
          </table:table-cell>
          <table:table-cell office:value-type="float" office:value="277.15" calcext:value-type="float">
            <text:p>277.15</text:p>
          </table:table-cell>
          <table:table-cell office:value-type="float" office:value="153.41" calcext:value-type="float">
            <text:p>153.41</text:p>
          </table:table-cell>
          <table:table-cell office:value-type="float" office:value="156.09" calcext:value-type="float">
            <text:p>156.09</text:p>
          </table:table-cell>
          <table:table-cell table:number-columns-repeated="2" office:value-type="float" office:value="105.42" calcext:value-type="float">
            <text:p>105.42</text:p>
          </table:table-cell>
          <table:table-cell office:value-type="float" office:value="102.32" calcext:value-type="float">
            <text:p>102.32</text:p>
          </table:table-cell>
          <table:table-cell table:number-columns-repeated="2" office:value-type="float" office:value="150.59" calcext:value-type="float">
            <text:p>150.59</text:p>
          </table:table-cell>
          <table:table-cell office:value-type="float" office:value="123.68" calcext:value-type="float">
            <text:p>123.68</text:p>
          </table:table-cell>
          <table:table-cell office:value-type="float" office:value="277.15" calcext:value-type="float">
            <text:p>277.15</text:p>
          </table:table-cell>
          <table:table-cell table:number-columns-repeated="2" office:value-type="float" office:value="333.53" calcext:value-type="float">
            <text:p>333.53</text:p>
          </table:table-cell>
          <table:table-cell/>
        </table:table-row>
        <table:table-row table:style-name="ro1">
          <table:table-cell office:value-type="string" calcext:value-type="string">
            <text:p>26-08-2015</text:p>
          </table:table-cell>
          <table:table-cell office:value-type="float" office:value="136.65" calcext:value-type="float">
            <text:p>136.65</text:p>
          </table:table-cell>
          <table:table-cell table:number-columns-repeated="4" office:value-type="float" office:value="179.48" calcext:value-type="float">
            <text:p>179.48</text:p>
          </table:table-cell>
          <table:table-cell office:value-type="float" office:value="269.9" calcext:value-type="float">
            <text:p>269.9</text:p>
          </table:table-cell>
          <table:table-cell table:number-columns-repeated="2" office:value-type="float" office:value="179.48" calcext:value-type="float">
            <text:p>179.48</text:p>
          </table:table-cell>
          <table:table-cell table:number-columns-repeated="3" office:value-type="float" office:value="101.63" calcext:value-type="float">
            <text:p>101.63</text:p>
          </table:table-cell>
          <table:table-cell table:number-columns-repeated="2" office:value-type="float" office:value="179.48" calcext:value-type="float">
            <text:p>179.48</text:p>
          </table:table-cell>
          <table:table-cell office:value-type="float" office:value="119.02" calcext:value-type="float">
            <text:p>119.02</text:p>
          </table:table-cell>
          <table:table-cell office:value-type="float" office:value="269.9" calcext:value-type="float">
            <text:p>269.9</text:p>
          </table:table-cell>
          <table:table-cell table:number-columns-repeated="2" office:value-type="float" office:value="331.38" calcext:value-type="float">
            <text:p>331.38</text:p>
          </table:table-cell>
          <table:table-cell/>
        </table:table-row>
        <table:table-row table:style-name="ro1">
          <table:table-cell office:value-type="string" calcext:value-type="string">
            <text:p>27-08-2015</text:p>
          </table:table-cell>
          <table:table-cell office:value-type="float" office:value="119.61" calcext:value-type="float">
            <text:p>119.61</text:p>
          </table:table-cell>
          <table:table-cell table:number-columns-repeated="4" office:value-type="float" office:value="131.5" calcext:value-type="float">
            <text:p>131.5</text:p>
          </table:table-cell>
          <table:table-cell office:value-type="float" office:value="270.84" calcext:value-type="float">
            <text:p>270.84</text:p>
          </table:table-cell>
          <table:table-cell office:value-type="float" office:value="131.27" calcext:value-type="float">
            <text:p>131.27</text:p>
          </table:table-cell>
          <table:table-cell office:value-type="float" office:value="131.5" calcext:value-type="float">
            <text:p>131.5</text:p>
          </table:table-cell>
          <table:table-cell table:number-columns-repeated="3" office:value-type="float" office:value="87.22" calcext:value-type="float">
            <text:p>87.22</text:p>
          </table:table-cell>
          <table:table-cell table:number-columns-repeated="2" office:value-type="float" office:value="131.5" calcext:value-type="float">
            <text:p>131.5</text:p>
          </table:table-cell>
          <table:table-cell office:value-type="float" office:value="129.22" calcext:value-type="float">
            <text:p>129.22</text:p>
          </table:table-cell>
          <table:table-cell office:value-type="float" office:value="270.84" calcext:value-type="float">
            <text:p>270.84</text:p>
          </table:table-cell>
          <table:table-cell table:number-columns-repeated="2" office:value-type="float" office:value="326.96" calcext:value-type="float">
            <text:p>326.96</text:p>
          </table:table-cell>
          <table:table-cell/>
        </table:table-row>
        <table:table-row table:style-name="ro1">
          <table:table-cell office:value-type="string" calcext:value-type="string">
            <text:p>28-08-2015</text:p>
          </table:table-cell>
          <table:table-cell office:value-type="float" office:value="120.36" calcext:value-type="float">
            <text:p>120.36</text:p>
          </table:table-cell>
          <table:table-cell table:number-columns-repeated="4" office:value-type="float" office:value="138.32" calcext:value-type="float">
            <text:p>138.32</text:p>
          </table:table-cell>
          <table:table-cell office:value-type="float" office:value="230.88" calcext:value-type="float">
            <text:p>230.88</text:p>
          </table:table-cell>
          <table:table-cell table:number-columns-repeated="2" office:value-type="float" office:value="195.53" calcext:value-type="float">
            <text:p>195.53</text:p>
          </table:table-cell>
          <table:table-cell table:number-columns-repeated="3" office:value-type="float" office:value="83.41" calcext:value-type="float">
            <text:p>83.41</text:p>
          </table:table-cell>
          <table:table-cell table:number-columns-repeated="2" office:value-type="float" office:value="138.32" calcext:value-type="float">
            <text:p>138.32</text:p>
          </table:table-cell>
          <table:table-cell office:value-type="float" office:value="131.33" calcext:value-type="float">
            <text:p>131.33</text:p>
          </table:table-cell>
          <table:table-cell office:value-type="float" office:value="230.88" calcext:value-type="float">
            <text:p>230.88</text:p>
          </table:table-cell>
          <table:table-cell table:number-columns-repeated="2" office:value-type="float" office:value="319.3" calcext:value-type="float">
            <text:p>319.3</text:p>
          </table:table-cell>
          <table:table-cell/>
        </table:table-row>
        <table:table-row table:style-name="ro1">
          <table:table-cell office:value-type="string" calcext:value-type="string">
            <text:p>29-08-2015</text:p>
          </table:table-cell>
          <table:table-cell office:value-type="float" office:value="103.91" calcext:value-type="float">
            <text:p>103.91</text:p>
          </table:table-cell>
          <table:table-cell table:number-columns-repeated="4" office:value-type="float" office:value="124.34" calcext:value-type="float">
            <text:p>124.34</text:p>
          </table:table-cell>
          <table:table-cell office:value-type="float" office:value="198.31" calcext:value-type="float">
            <text:p>198.31</text:p>
          </table:table-cell>
          <table:table-cell office:value-type="float" office:value="159.32" calcext:value-type="float">
            <text:p>159.32</text:p>
          </table:table-cell>
          <table:table-cell office:value-type="float" office:value="163.72" calcext:value-type="float">
            <text:p>163.72</text:p>
          </table:table-cell>
          <table:table-cell table:number-columns-repeated="3" office:value-type="float" office:value="88.52" calcext:value-type="float">
            <text:p>88.52</text:p>
          </table:table-cell>
          <table:table-cell table:number-columns-repeated="3" office:value-type="float" office:value="124.34" calcext:value-type="float">
            <text:p>124.34</text:p>
          </table:table-cell>
          <table:table-cell office:value-type="float" office:value="198.31" calcext:value-type="float">
            <text:p>198.31</text:p>
          </table:table-cell>
          <table:table-cell table:number-columns-repeated="2" office:value-type="float" office:value="305.37" calcext:value-type="float">
            <text:p>305.37</text:p>
          </table:table-cell>
          <table:table-cell/>
        </table:table-row>
        <table:table-row table:style-name="ro1">
          <table:table-cell office:value-type="string" calcext:value-type="string">
            <text:p>30-08-2015</text:p>
          </table:table-cell>
          <table:table-cell office:value-type="float" office:value="113.9" calcext:value-type="float">
            <text:p>113.9</text:p>
          </table:table-cell>
          <table:table-cell table:number-columns-repeated="4" office:value-type="float" office:value="143.35" calcext:value-type="float">
            <text:p>143.35</text:p>
          </table:table-cell>
          <table:table-cell office:value-type="float" office:value="235.27" calcext:value-type="float">
            <text:p>235.27</text:p>
          </table:table-cell>
          <table:table-cell table:number-columns-repeated="2" office:value-type="float" office:value="191.12" calcext:value-type="float">
            <text:p>191.12</text:p>
          </table:table-cell>
          <table:table-cell table:number-columns-repeated="3" office:value-type="float" office:value="83.95" calcext:value-type="float">
            <text:p>83.95</text:p>
          </table:table-cell>
          <table:table-cell table:number-columns-repeated="2" office:value-type="float" office:value="143.31" calcext:value-type="float">
            <text:p>143.31</text:p>
          </table:table-cell>
          <table:table-cell office:value-type="float" office:value="139.16" calcext:value-type="float">
            <text:p>139.16</text:p>
          </table:table-cell>
          <table:table-cell office:value-type="float" office:value="235.27" calcext:value-type="float">
            <text:p>235.27</text:p>
          </table:table-cell>
          <table:table-cell table:number-columns-repeated="2" office:value-type="float" office:value="328.24" calcext:value-type="float">
            <text:p>328.24</text:p>
          </table:table-cell>
          <table:table-cell/>
        </table:table-row>
        <table:table-row table:style-name="ro1">
          <table:table-cell office:value-type="string" calcext:value-type="string">
            <text:p>31-08-2015</text:p>
          </table:table-cell>
          <table:table-cell office:value-type="float" office:value="134.69" calcext:value-type="float">
            <text:p>134.69</text:p>
          </table:table-cell>
          <table:table-cell table:number-columns-repeated="4" office:value-type="float" office:value="234.82" calcext:value-type="float">
            <text:p>234.82</text:p>
          </table:table-cell>
          <table:table-cell office:value-type="float" office:value="306.67" calcext:value-type="float">
            <text:p>306.67</text:p>
          </table:table-cell>
          <table:table-cell office:value-type="float" office:value="234.34" calcext:value-type="float">
            <text:p>234.34</text:p>
          </table:table-cell>
          <table:table-cell office:value-type="float" office:value="239.42" calcext:value-type="float">
            <text:p>239.42</text:p>
          </table:table-cell>
          <table:table-cell table:number-columns-repeated="3" office:value-type="float" office:value="87.94" calcext:value-type="float">
            <text:p>87.94</text:p>
          </table:table-cell>
          <table:table-cell table:number-columns-repeated="2" office:value-type="float" office:value="182.64" calcext:value-type="float">
            <text:p>182.64</text:p>
          </table:table-cell>
          <table:table-cell office:value-type="float" office:value="149.21" calcext:value-type="float">
            <text:p>149.21</text:p>
          </table:table-cell>
          <table:table-cell office:value-type="float" office:value="306.67" calcext:value-type="float">
            <text:p>306.67</text:p>
          </table:table-cell>
          <table:table-cell table:number-columns-repeated="2" office:value-type="float" office:value="344.18" calcext:value-type="float">
            <text:p>344.18</text:p>
          </table:table-cell>
          <table:table-cell/>
        </table:table-row>
        <table:table-row table:style-name="ro1">
          <table:table-cell office:value-type="string" calcext:value-type="string">
            <text:p>01-09-2015</text:p>
          </table:table-cell>
          <table:table-cell office:value-type="float" office:value="122.84" calcext:value-type="float">
            <text:p>122.84</text:p>
          </table:table-cell>
          <table:table-cell table:number-columns-repeated="4" office:value-type="float" office:value="219.05" calcext:value-type="float">
            <text:p>219.05</text:p>
          </table:table-cell>
          <table:table-cell office:value-type="float" office:value="267.61" calcext:value-type="float">
            <text:p>267.61</text:p>
          </table:table-cell>
          <table:table-cell office:value-type="float" office:value="204.02" calcext:value-type="float">
            <text:p>204.02</text:p>
          </table:table-cell>
          <table:table-cell office:value-type="float" office:value="221.82" calcext:value-type="float">
            <text:p>221.82</text:p>
          </table:table-cell>
          <table:table-cell table:number-columns-repeated="3" office:value-type="float" office:value="75.57" calcext:value-type="float">
            <text:p>75.57</text:p>
          </table:table-cell>
          <table:table-cell table:number-columns-repeated="2" office:value-type="float" office:value="148.79" calcext:value-type="float">
            <text:p>148.79</text:p>
          </table:table-cell>
          <table:table-cell office:value-type="float" office:value="133.75" calcext:value-type="float">
            <text:p>133.75</text:p>
          </table:table-cell>
          <table:table-cell office:value-type="float" office:value="267.61" calcext:value-type="float">
            <text:p>267.61</text:p>
          </table:table-cell>
          <table:table-cell table:number-columns-repeated="2" office:value-type="float" office:value="323.99" calcext:value-type="float">
            <text:p>323.99</text:p>
          </table:table-cell>
          <table:table-cell/>
        </table:table-row>
        <table:table-row table:style-name="ro1">
          <table:table-cell office:value-type="string" calcext:value-type="string">
            <text:p>02-09-2015</text:p>
          </table:table-cell>
          <table:table-cell office:value-type="float" office:value="120.16" calcext:value-type="float">
            <text:p>120.16</text:p>
          </table:table-cell>
          <table:table-cell table:number-columns-repeated="4" office:value-type="float" office:value="139.43" calcext:value-type="float">
            <text:p>139.43</text:p>
          </table:table-cell>
          <table:table-cell office:value-type="float" office:value="246.38" calcext:value-type="float">
            <text:p>246.38</text:p>
          </table:table-cell>
          <table:table-cell office:value-type="float" office:value="84.76" calcext:value-type="float">
            <text:p>84.76</text:p>
          </table:table-cell>
          <table:table-cell office:value-type="float" office:value="139.43" calcext:value-type="float">
            <text:p>139.43</text:p>
          </table:table-cell>
          <table:table-cell table:number-columns-repeated="3" office:value-type="float" office:value="81.53" calcext:value-type="float">
            <text:p>81.53</text:p>
          </table:table-cell>
          <table:table-cell table:number-columns-repeated="2" office:value-type="float" office:value="139.19" calcext:value-type="float">
            <text:p>139.19</text:p>
          </table:table-cell>
          <table:table-cell office:value-type="float" office:value="135.32" calcext:value-type="float">
            <text:p>135.32</text:p>
          </table:table-cell>
          <table:table-cell office:value-type="float" office:value="246.38" calcext:value-type="float">
            <text:p>246.38</text:p>
          </table:table-cell>
          <table:table-cell table:number-columns-repeated="2" office:value-type="float" office:value="306.39" calcext:value-type="float">
            <text:p>306.39</text:p>
          </table:table-cell>
          <table:table-cell/>
        </table:table-row>
        <table:table-row table:style-name="ro1">
          <table:table-cell office:value-type="string" calcext:value-type="string">
            <text:p>03-09-2015</text:p>
          </table:table-cell>
          <table:table-cell office:value-type="float" office:value="132.45" calcext:value-type="float">
            <text:p>132.45</text:p>
          </table:table-cell>
          <table:table-cell table:number-columns-repeated="3" office:value-type="float" office:value="279.37" calcext:value-type="float">
            <text:p>279.37</text:p>
          </table:table-cell>
          <table:table-cell office:value-type="float" office:value="310.41" calcext:value-type="float">
            <text:p>310.41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5.73" calcext:value-type="float">
            <text:p>165.73</text:p>
          </table:table-cell>
          <table:table-cell office:value-type="float" office:value="310.95" calcext:value-type="float">
            <text:p>310.95</text:p>
          </table:table-cell>
          <table:table-cell table:number-columns-repeated="3" office:value-type="float" office:value="78.72" calcext:value-type="float">
            <text:p>78.72</text:p>
          </table:table-cell>
          <table:table-cell table:number-columns-repeated="2" office:value-type="float" office:value="168.64" calcext:value-type="float">
            <text:p>168.64</text:p>
          </table:table-cell>
          <table:table-cell office:value-type="float" office:value="160.55" calcext:value-type="float">
            <text:p>160.55</text:p>
          </table:table-cell>
          <table:table-cell office:value-type="float" office:value="275.47" calcext:value-type="float">
            <text:p>275.47</text:p>
          </table:table-cell>
          <table:table-cell table:number-columns-repeated="2" office:value-type="float" office:value="317.04" calcext:value-type="float">
            <text:p>317.04</text:p>
          </table:table-cell>
          <table:table-cell/>
        </table:table-row>
        <table:table-row table:style-name="ro1">
          <table:table-cell office:value-type="string" calcext:value-type="string">
            <text:p>04-09-2015</text:p>
          </table:table-cell>
          <table:table-cell office:value-type="float" office:value="144.32" calcext:value-type="float">
            <text:p>144.32</text:p>
          </table:table-cell>
          <table:table-cell table:number-columns-repeated="3" office:value-type="float" office:value="196.76" calcext:value-type="float">
            <text:p>196.76</text:p>
          </table:table-cell>
          <table:table-cell office:value-type="float" office:value="249.72" calcext:value-type="float">
            <text:p>249.72</text:p>
          </table:table-cell>
          <table:table-cell office:value-type="float" office:value="254.82" calcext:value-type="float">
            <text:p>254.82</text:p>
          </table:table-cell>
          <table:table-cell office:value-type="float" office:value="208.12" calcext:value-type="float">
            <text:p>208.12</text:p>
          </table:table-cell>
          <table:table-cell office:value-type="float" office:value="263.19" calcext:value-type="float">
            <text:p>263.19</text:p>
          </table:table-cell>
          <table:table-cell table:number-columns-repeated="3" office:value-type="float" office:value="88.31" calcext:value-type="float">
            <text:p>88.31</text:p>
          </table:table-cell>
          <table:table-cell table:number-columns-repeated="2" office:value-type="float" office:value="195.91" calcext:value-type="float">
            <text:p>195.91</text:p>
          </table:table-cell>
          <table:table-cell office:value-type="float" office:value="168.49" calcext:value-type="float">
            <text:p>168.49</text:p>
          </table:table-cell>
          <table:table-cell office:value-type="float" office:value="254.82" calcext:value-type="float">
            <text:p>254.82</text:p>
          </table:table-cell>
          <table:table-cell table:number-columns-repeated="2" office:value-type="float" office:value="329.81" calcext:value-type="float">
            <text:p>329.81</text:p>
          </table:table-cell>
          <table:table-cell/>
        </table:table-row>
        <table:table-row table:style-name="ro1">
          <table:table-cell office:value-type="string" calcext:value-type="string">
            <text:p>05-09-2015</text:p>
          </table:table-cell>
          <table:table-cell office:value-type="float" office:value="113.21" calcext:value-type="float">
            <text:p>113.21</text:p>
          </table:table-cell>
          <table:table-cell table:number-columns-repeated="4" office:value-type="float" office:value="140.25" calcext:value-type="float">
            <text:p>140.25</text:p>
          </table:table-cell>
          <table:table-cell office:value-type="float" office:value="180.53" calcext:value-type="float">
            <text:p>180.53</text:p>
          </table:table-cell>
          <table:table-cell office:value-type="float" office:value="80.91" calcext:value-type="float">
            <text:p>80.91</text:p>
          </table:table-cell>
          <table:table-cell office:value-type="float" office:value="140.25" calcext:value-type="float">
            <text:p>140.25</text:p>
          </table:table-cell>
          <table:table-cell table:number-columns-repeated="3" office:value-type="float" office:value="77.06" calcext:value-type="float">
            <text:p>77.06</text:p>
          </table:table-cell>
          <table:table-cell table:number-columns-repeated="3" office:value-type="float" office:value="141.76" calcext:value-type="float">
            <text:p>141.76</text:p>
          </table:table-cell>
          <table:table-cell office:value-type="float" office:value="180.53" calcext:value-type="float">
            <text:p>180.53</text:p>
          </table:table-cell>
          <table:table-cell table:number-columns-repeated="2" office:value-type="float" office:value="275.84" calcext:value-type="float">
            <text:p>275.84</text:p>
          </table:table-cell>
          <table:table-cell/>
        </table:table-row>
        <table:table-row table:style-name="ro1">
          <table:table-cell office:value-type="string" calcext:value-type="string">
            <text:p>06-09-2015</text:p>
          </table:table-cell>
          <table:table-cell office:value-type="float" office:value="82.46" calcext:value-type="float">
            <text:p>82.46</text:p>
          </table:table-cell>
          <table:table-cell table:number-columns-repeated="4" office:value-type="float" office:value="107.03" calcext:value-type="float">
            <text:p>107.03</text:p>
          </table:table-cell>
          <table:table-cell office:value-type="float" office:value="145.51" calcext:value-type="float">
            <text:p>145.51</text:p>
          </table:table-cell>
          <table:table-cell office:value-type="float" office:value="38.99" calcext:value-type="float">
            <text:p>38.99</text:p>
          </table:table-cell>
          <table:table-cell office:value-type="float" office:value="107.03" calcext:value-type="float">
            <text:p>107.03</text:p>
          </table:table-cell>
          <table:table-cell table:number-columns-repeated="3" office:value-type="float" office:value="56.41" calcext:value-type="float">
            <text:p>56.41</text:p>
          </table:table-cell>
          <table:table-cell table:number-columns-repeated="2" office:value-type="float" office:value="135.18" calcext:value-type="float">
            <text:p>135.18</text:p>
          </table:table-cell>
          <table:table-cell office:value-type="float" office:value="134.94" calcext:value-type="float">
            <text:p>134.94</text:p>
          </table:table-cell>
          <table:table-cell office:value-type="float" office:value="145.51" calcext:value-type="float">
            <text:p>145.51</text:p>
          </table:table-cell>
          <table:table-cell table:number-columns-repeated="2" office:value-type="float" office:value="301.33" calcext:value-type="float">
            <text:p>301.33</text:p>
          </table:table-cell>
          <table:table-cell/>
        </table:table-row>
        <table:table-row table:style-name="ro1">
          <table:table-cell office:value-type="string" calcext:value-type="string">
            <text:p>07-09-2015</text:p>
          </table:table-cell>
          <table:table-cell office:value-type="float" office:value="153.88" calcext:value-type="float">
            <text:p>153.88</text:p>
          </table:table-cell>
          <table:table-cell table:number-columns-repeated="3" office:value-type="float" office:value="190.82" calcext:value-type="float">
            <text:p>190.82</text:p>
          </table:table-cell>
          <table:table-cell office:value-type="float" office:value="230.18" calcext:value-type="float">
            <text:p>230.18</text:p>
          </table:table-cell>
          <table:table-cell office:value-type="float" office:value="228.73" calcext:value-type="float">
            <text:p>228.73</text:p>
          </table:table-cell>
          <table:table-cell office:value-type="float" office:value="207.63" calcext:value-type="float">
            <text:p>207.63</text:p>
          </table:table-cell>
          <table:table-cell office:value-type="float" office:value="230.18" calcext:value-type="float">
            <text:p>230.18</text:p>
          </table:table-cell>
          <table:table-cell table:number-columns-repeated="3" office:value-type="float" office:value="112.75" calcext:value-type="float">
            <text:p>112.75</text:p>
          </table:table-cell>
          <table:table-cell table:number-columns-repeated="2" office:value-type="float" office:value="170.46" calcext:value-type="float">
            <text:p>170.46</text:p>
          </table:table-cell>
          <table:table-cell office:value-type="float" office:value="161.88" calcext:value-type="float">
            <text:p>161.88</text:p>
          </table:table-cell>
          <table:table-cell office:value-type="float" office:value="228.73" calcext:value-type="float">
            <text:p>228.73</text:p>
          </table:table-cell>
          <table:table-cell table:number-columns-repeated="2" office:value-type="float" office:value="308.35" calcext:value-type="float">
            <text:p>308.35</text:p>
          </table:table-cell>
          <table:table-cell/>
        </table:table-row>
        <table:table-row table:style-name="ro1">
          <table:table-cell office:value-type="string" calcext:value-type="string">
            <text:p>08-09-2015</text:p>
          </table:table-cell>
          <table:table-cell office:value-type="float" office:value="160.39" calcext:value-type="float">
            <text:p>160.39</text:p>
          </table:table-cell>
          <table:table-cell table:number-columns-repeated="3" office:value-type="float" office:value="170.81" calcext:value-type="float">
            <text:p>170.81</text:p>
          </table:table-cell>
          <table:table-cell office:value-type="float" office:value="238.37" calcext:value-type="float">
            <text:p>238.37</text:p>
          </table:table-cell>
          <table:table-cell office:value-type="float" office:value="275.33" calcext:value-type="float">
            <text:p>275.33</text:p>
          </table:table-cell>
          <table:table-cell office:value-type="float" office:value="227.93" calcext:value-type="float">
            <text:p>227.93</text:p>
          </table:table-cell>
          <table:table-cell office:value-type="float" office:value="239.06" calcext:value-type="float">
            <text:p>239.06</text:p>
          </table:table-cell>
          <table:table-cell table:number-columns-repeated="3" office:value-type="float" office:value="115.81" calcext:value-type="float">
            <text:p>115.81</text:p>
          </table:table-cell>
          <table:table-cell table:number-columns-repeated="2" office:value-type="float" office:value="170.81" calcext:value-type="float">
            <text:p>170.81</text:p>
          </table:table-cell>
          <table:table-cell office:value-type="float" office:value="169.48" calcext:value-type="float">
            <text:p>169.48</text:p>
          </table:table-cell>
          <table:table-cell office:value-type="float" office:value="275.33" calcext:value-type="float">
            <text:p>275.33</text:p>
          </table:table-cell>
          <table:table-cell table:number-columns-repeated="2" office:value-type="float" office:value="324.29" calcext:value-type="float">
            <text:p>324.29</text:p>
          </table:table-cell>
          <table:table-cell/>
        </table:table-row>
        <table:table-row table:style-name="ro1">
          <table:table-cell office:value-type="string" calcext:value-type="string">
            <text:p>09-09-2015</text:p>
          </table:table-cell>
          <table:table-cell office:value-type="float" office:value="160.93" calcext:value-type="float">
            <text:p>160.93</text:p>
          </table:table-cell>
          <table:table-cell office:value-type="float" office:value="192.56" calcext:value-type="float">
            <text:p>192.56</text:p>
          </table:table-cell>
          <table:table-cell office:value-type="float" office:value="199.61" calcext:value-type="float">
            <text:p>199.61</text:p>
          </table:table-cell>
          <table:table-cell office:value-type="float" office:value="204.81" calcext:value-type="float">
            <text:p>204.81</text:p>
          </table:table-cell>
          <table:table-cell office:value-type="float" office:value="239.91" calcext:value-type="float">
            <text:p>239.91</text:p>
          </table:table-cell>
          <table:table-cell office:value-type="float" office:value="277.82" calcext:value-type="float">
            <text:p>277.82</text:p>
          </table:table-cell>
          <table:table-cell table:number-columns-repeated="2" office:value-type="float" office:value="240.86" calcext:value-type="float">
            <text:p>240.86</text:p>
          </table:table-cell>
          <table:table-cell table:number-columns-repeated="3" office:value-type="float" office:value="109.81" calcext:value-type="float">
            <text:p>109.81</text:p>
          </table:table-cell>
          <table:table-cell table:number-columns-repeated="2" office:value-type="float" office:value="199.61" calcext:value-type="float">
            <text:p>199.61</text:p>
          </table:table-cell>
          <table:table-cell office:value-type="float" office:value="168.27" calcext:value-type="float">
            <text:p>168.27</text:p>
          </table:table-cell>
          <table:table-cell office:value-type="float" office:value="277.82" calcext:value-type="float">
            <text:p>277.82</text:p>
          </table:table-cell>
          <table:table-cell table:number-columns-repeated="2" office:value-type="float" office:value="328.88" calcext:value-type="float">
            <text:p>328.88</text:p>
          </table:table-cell>
          <table:table-cell/>
        </table:table-row>
        <table:table-row table:style-name="ro1">
          <table:table-cell office:value-type="string" calcext:value-type="string">
            <text:p>10-09-2015</text:p>
          </table:table-cell>
          <table:table-cell office:value-type="float" office:value="162.89" calcext:value-type="float">
            <text:p>162.89</text:p>
          </table:table-cell>
          <table:table-cell office:value-type="float" office:value="193.47" calcext:value-type="float">
            <text:p>193.47</text:p>
          </table:table-cell>
          <table:table-cell table:number-columns-repeated="2" office:value-type="float" office:value="218.91" calcext:value-type="float">
            <text:p>218.91</text:p>
          </table:table-cell>
          <table:table-cell office:value-type="float" office:value="235.49" calcext:value-type="float">
            <text:p>235.49</text:p>
          </table:table-cell>
          <table:table-cell office:value-type="float" office:value="285.27" calcext:value-type="float">
            <text:p>285.27</text:p>
          </table:table-cell>
          <table:table-cell office:value-type="float" office:value="228.09" calcext:value-type="float">
            <text:p>228.09</text:p>
          </table:table-cell>
          <table:table-cell office:value-type="float" office:value="235.49" calcext:value-type="float">
            <text:p>235.49</text:p>
          </table:table-cell>
          <table:table-cell table:number-columns-repeated="3" office:value-type="float" office:value="100.29" calcext:value-type="float">
            <text:p>100.29</text:p>
          </table:table-cell>
          <table:table-cell table:number-columns-repeated="2" office:value-type="float" office:value="179.73" calcext:value-type="float">
            <text:p>179.73</text:p>
          </table:table-cell>
          <table:table-cell office:value-type="float" office:value="174.04" calcext:value-type="float">
            <text:p>174.04</text:p>
          </table:table-cell>
          <table:table-cell office:value-type="float" office:value="285.27" calcext:value-type="float">
            <text:p>285.27</text:p>
          </table:table-cell>
          <table:table-cell table:number-columns-repeated="2" office:value-type="float" office:value="343.32" calcext:value-type="float">
            <text:p>343.32</text:p>
          </table:table-cell>
          <table:table-cell/>
        </table:table-row>
        <table:table-row table:style-name="ro1">
          <table:table-cell office:value-type="string" calcext:value-type="string">
            <text:p>11-09-2015</text:p>
          </table:table-cell>
          <table:table-cell office:value-type="float" office:value="150.2" calcext:value-type="float">
            <text:p>150.2</text:p>
          </table:table-cell>
          <table:table-cell table:number-columns-repeated="4" office:value-type="float" office:value="182.43" calcext:value-type="float">
            <text:p>182.43</text:p>
          </table:table-cell>
          <table:table-cell office:value-type="float" office:value="257.71" calcext:value-type="float">
            <text:p>257.71</text:p>
          </table:table-cell>
          <table:table-cell office:value-type="float" office:value="141.54" calcext:value-type="float">
            <text:p>141.54</text:p>
          </table:table-cell>
          <table:table-cell office:value-type="float" office:value="182.43" calcext:value-type="float">
            <text:p>182.43</text:p>
          </table:table-cell>
          <table:table-cell table:number-columns-repeated="3" office:value-type="float" office:value="96.52" calcext:value-type="float">
            <text:p>96.52</text:p>
          </table:table-cell>
          <table:table-cell table:number-columns-repeated="2" office:value-type="float" office:value="165.95" calcext:value-type="float">
            <text:p>165.95</text:p>
          </table:table-cell>
          <table:table-cell office:value-type="float" office:value="165.49" calcext:value-type="float">
            <text:p>165.49</text:p>
          </table:table-cell>
          <table:table-cell office:value-type="float" office:value="257.71" calcext:value-type="float">
            <text:p>257.71</text:p>
          </table:table-cell>
          <table:table-cell table:number-columns-repeated="2" office:value-type="float" office:value="329.96" calcext:value-type="float">
            <text:p>329.96</text:p>
          </table:table-cell>
          <table:table-cell/>
        </table:table-row>
        <table:table-row table:style-name="ro1">
          <table:table-cell office:value-type="string" calcext:value-type="string">
            <text:p>12-09-2015</text:p>
          </table:table-cell>
          <table:table-cell office:value-type="float" office:value="122.13" calcext:value-type="float">
            <text:p>122.13</text:p>
          </table:table-cell>
          <table:table-cell table:number-columns-repeated="4" office:value-type="float" office:value="155.61" calcext:value-type="float">
            <text:p>155.61</text:p>
          </table:table-cell>
          <table:table-cell office:value-type="float" office:value="193.53" calcext:value-type="float">
            <text:p>193.53</text:p>
          </table:table-cell>
          <table:table-cell office:value-type="float" office:value="110.28" calcext:value-type="float">
            <text:p>110.28</text:p>
          </table:table-cell>
          <table:table-cell office:value-type="float" office:value="172.29" calcext:value-type="float">
            <text:p>172.29</text:p>
          </table:table-cell>
          <table:table-cell table:number-columns-repeated="3" office:value-type="float" office:value="95.47" calcext:value-type="float">
            <text:p>95.47</text:p>
          </table:table-cell>
          <table:table-cell table:number-columns-repeated="3" office:value-type="float" office:value="155.61" calcext:value-type="float">
            <text:p>155.61</text:p>
          </table:table-cell>
          <table:table-cell office:value-type="float" office:value="193.53" calcext:value-type="float">
            <text:p>193.53</text:p>
          </table:table-cell>
          <table:table-cell table:number-columns-repeated="2" office:value-type="float" office:value="277.67" calcext:value-type="float">
            <text:p>277.67</text:p>
          </table:table-cell>
          <table:table-cell/>
        </table:table-row>
        <table:table-row table:style-name="ro1">
          <table:table-cell office:value-type="string" calcext:value-type="string">
            <text:p>13-09-2015</text:p>
          </table:table-cell>
          <table:table-cell office:value-type="float" office:value="127.24" calcext:value-type="float">
            <text:p>127.24</text:p>
          </table:table-cell>
          <table:table-cell table:number-columns-repeated="4" office:value-type="float" office:value="153.82" calcext:value-type="float">
            <text:p>153.82</text:p>
          </table:table-cell>
          <table:table-cell office:value-type="float" office:value="177.64" calcext:value-type="float">
            <text:p>177.64</text:p>
          </table:table-cell>
          <table:table-cell office:value-type="float" office:value="142.61" calcext:value-type="float">
            <text:p>142.61</text:p>
          </table:table-cell>
          <table:table-cell office:value-type="float" office:value="157.53" calcext:value-type="float">
            <text:p>157.53</text:p>
          </table:table-cell>
          <table:table-cell table:number-columns-repeated="3" office:value-type="float" office:value="102.36" calcext:value-type="float">
            <text:p>102.36</text:p>
          </table:table-cell>
          <table:table-cell table:number-columns-repeated="3" office:value-type="float" office:value="153.82" calcext:value-type="float">
            <text:p>153.82</text:p>
          </table:table-cell>
          <table:table-cell office:value-type="float" office:value="177.64" calcext:value-type="float">
            <text:p>177.64</text:p>
          </table:table-cell>
          <table:table-cell table:number-columns-repeated="2" office:value-type="float" office:value="281.18" calcext:value-type="float">
            <text:p>281.18</text:p>
          </table:table-cell>
          <table:table-cell/>
        </table:table-row>
        <table:table-row table:style-name="ro1">
          <table:table-cell office:value-type="string" calcext:value-type="string">
            <text:p>14-09-2015</text:p>
          </table:table-cell>
          <table:table-cell office:value-type="float" office:value="143.62" calcext:value-type="float">
            <text:p>143.62</text:p>
          </table:table-cell>
          <table:table-cell table:number-columns-repeated="4" office:value-type="float" office:value="146.93" calcext:value-type="float">
            <text:p>146.93</text:p>
          </table:table-cell>
          <table:table-cell office:value-type="float" office:value="256.14" calcext:value-type="float">
            <text:p>256.14</text:p>
          </table:table-cell>
          <table:table-cell office:value-type="float" office:value="140.41" calcext:value-type="float">
            <text:p>140.4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10.02" calcext:value-type="float">
            <text:p>110.02</text:p>
          </table:table-cell>
          <table:table-cell table:number-columns-repeated="2" office:value-type="float" office:value="149.99" calcext:value-type="float">
            <text:p>149.99</text:p>
          </table:table-cell>
          <table:table-cell office:value-type="float" office:value="149.01" calcext:value-type="float">
            <text:p>149.01</text:p>
          </table:table-cell>
          <table:table-cell office:value-type="float" office:value="256.14" calcext:value-type="float">
            <text:p>256.14</text:p>
          </table:table-cell>
          <table:table-cell table:number-columns-repeated="2" office:value-type="float" office:value="297.55" calcext:value-type="float">
            <text:p>297.55</text:p>
          </table:table-cell>
          <table:table-cell/>
        </table:table-row>
        <table:table-row table:style-name="ro1">
          <table:table-cell office:value-type="string" calcext:value-type="string">
            <text:p>15-09-2015</text:p>
          </table:table-cell>
          <table:table-cell office:value-type="float" office:value="138.8" calcext:value-type="float">
            <text:p>138.8</text:p>
          </table:table-cell>
          <table:table-cell table:number-columns-repeated="4" office:value-type="float" office:value="138.73" calcext:value-type="float">
            <text:p>138.73</text:p>
          </table:table-cell>
          <table:table-cell office:value-type="float" office:value="283.6" calcext:value-type="float">
            <text:p>283.6</text:p>
          </table:table-cell>
          <table:table-cell office:value-type="float" office:value="115.32" calcext:value-type="float">
            <text:p>115.32</text:p>
          </table:table-cell>
          <table:table-cell office:value-type="float" office:value="138.73" calcext:value-type="float">
            <text:p>138.73</text:p>
          </table:table-cell>
          <table:table-cell table:number-columns-repeated="3" office:value-type="float" office:value="102.3" calcext:value-type="float">
            <text:p>102.3</text:p>
          </table:table-cell>
          <table:table-cell table:number-columns-repeated="2" office:value-type="float" office:value="157.2" calcext:value-type="float">
            <text:p>157.2</text:p>
          </table:table-cell>
          <table:table-cell office:value-type="float" office:value="156.51" calcext:value-type="float">
            <text:p>156.51</text:p>
          </table:table-cell>
          <table:table-cell office:value-type="float" office:value="283.6" calcext:value-type="float">
            <text:p>283.6</text:p>
          </table:table-cell>
          <table:table-cell table:number-columns-repeated="2" office:value-type="float" office:value="309.79" calcext:value-type="float">
            <text:p>309.79</text:p>
          </table:table-cell>
          <table:table-cell/>
        </table:table-row>
        <table:table-row table:style-name="ro1">
          <table:table-cell office:value-type="string" calcext:value-type="string">
            <text:p>16-09-2015</text:p>
          </table:table-cell>
          <table:table-cell office:value-type="float" office:value="151.72" calcext:value-type="float">
            <text:p>151.72</text:p>
          </table:table-cell>
          <table:table-cell table:number-columns-repeated="2" office:value-type="float" office:value="195.63" calcext:value-type="float">
            <text:p>195.63</text:p>
          </table:table-cell>
          <table:table-cell table:number-columns-repeated="2" office:value-type="float" office:value="207.47" calcext:value-type="float">
            <text:p>207.47</text:p>
          </table:table-cell>
          <table:table-cell office:value-type="float" office:value="310" calcext:value-type="float">
            <text:p>310</text:p>
          </table:table-cell>
          <table:table-cell office:value-type="float" office:value="149.56" calcext:value-type="float">
            <text:p>149.56</text:p>
          </table:table-cell>
          <table:table-cell office:value-type="float" office:value="207.47" calcext:value-type="float">
            <text:p>207.47</text:p>
          </table:table-cell>
          <table:table-cell table:number-columns-repeated="3" office:value-type="float" office:value="97.89" calcext:value-type="float">
            <text:p>97.89</text:p>
          </table:table-cell>
          <table:table-cell table:number-columns-repeated="2" office:value-type="float" office:value="164.8" calcext:value-type="float">
            <text:p>164.8</text:p>
          </table:table-cell>
          <table:table-cell office:value-type="float" office:value="164.64" calcext:value-type="float">
            <text:p>164.64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23.51" calcext:value-type="float">
            <text:p>323.51</text:p>
          </table:table-cell>
          <table:table-cell/>
        </table:table-row>
        <table:table-row table:style-name="ro1">
          <table:table-cell office:value-type="string" calcext:value-type="string">
            <text:p>17-09-2015</text:p>
          </table:table-cell>
          <table:table-cell office:value-type="float" office:value="139.89" calcext:value-type="float">
            <text:p>139.89</text:p>
          </table:table-cell>
          <table:table-cell table:number-columns-repeated="4" office:value-type="float" office:value="144.26" calcext:value-type="float">
            <text:p>144.26</text:p>
          </table:table-cell>
          <table:table-cell office:value-type="float" office:value="277.04" calcext:value-type="float">
            <text:p>277.04</text:p>
          </table:table-cell>
          <table:table-cell office:value-type="float" office:value="113.2" calcext:value-type="float">
            <text:p>113.2</text:p>
          </table:table-cell>
          <table:table-cell office:value-type="float" office:value="144.26" calcext:value-type="float">
            <text:p>144.26</text:p>
          </table:table-cell>
          <table:table-cell table:number-columns-repeated="3" office:value-type="float" office:value="104.51" calcext:value-type="float">
            <text:p>104.51</text:p>
          </table:table-cell>
          <table:table-cell table:number-columns-repeated="2" office:value-type="float" office:value="166.32" calcext:value-type="float">
            <text:p>166.32</text:p>
          </table:table-cell>
          <table:table-cell office:value-type="float" office:value="151.22" calcext:value-type="float">
            <text:p>151.22</text:p>
          </table:table-cell>
          <table:table-cell office:value-type="float" office:value="277.04" calcext:value-type="float">
            <text:p>277.04</text:p>
          </table:table-cell>
          <table:table-cell table:number-columns-repeated="2" office:value-type="float" office:value="373.63" calcext:value-type="float">
            <text:p>373.63</text:p>
          </table:table-cell>
          <table:table-cell/>
        </table:table-row>
        <table:table-row table:style-name="ro1">
          <table:table-cell office:value-type="string" calcext:value-type="string">
            <text:p>18-09-2015</text:p>
          </table:table-cell>
          <table:table-cell office:value-type="float" office:value="109.45" calcext:value-type="float">
            <text:p>109.45</text:p>
          </table:table-cell>
          <table:table-cell table:number-columns-repeated="4" office:value-type="float" office:value="120.24" calcext:value-type="float">
            <text:p>120.24</text:p>
          </table:table-cell>
          <table:table-cell office:value-type="float" office:value="133.97" calcext:value-type="float">
            <text:p>133.97</text:p>
          </table:table-cell>
          <table:table-cell office:value-type="float" office:value="112.13" calcext:value-type="float">
            <text:p>112.13</text:p>
          </table:table-cell>
          <table:table-cell office:value-type="float" office:value="125.64" calcext:value-type="float">
            <text:p>125.64</text:p>
          </table:table-cell>
          <table:table-cell table:number-columns-repeated="3" office:value-type="float" office:value="86.1" calcext:value-type="float">
            <text:p>86.1</text:p>
          </table:table-cell>
          <table:table-cell table:number-columns-repeated="2" office:value-type="float" office:value="162.48" calcext:value-type="float">
            <text:p>162.48</text:p>
          </table:table-cell>
          <table:table-cell office:value-type="float" office:value="149.18" calcext:value-type="float">
            <text:p>149.18</text:p>
          </table:table-cell>
          <table:table-cell office:value-type="float" office:value="133.97" calcext:value-type="float">
            <text:p>133.97</text:p>
          </table:table-cell>
          <table:table-cell table:number-columns-repeated="2" office:value-type="float" office:value="339.86" calcext:value-type="float">
            <text:p>339.86</text:p>
          </table:table-cell>
          <table:table-cell/>
        </table:table-row>
        <table:table-row table:style-name="ro1">
          <table:table-cell office:value-type="string" calcext:value-type="string">
            <text:p>19-09-2015</text:p>
          </table:table-cell>
          <table:table-cell office:value-type="float" office:value="98.58" calcext:value-type="float">
            <text:p>98.58</text:p>
          </table:table-cell>
          <table:table-cell table:number-columns-repeated="4" office:value-type="float" office:value="117.24" calcext:value-type="float">
            <text:p>117.24</text:p>
          </table:table-cell>
          <table:table-cell office:value-type="float" office:value="144.47" calcext:value-type="float">
            <text:p>144.47</text:p>
          </table:table-cell>
          <table:table-cell table:number-columns-repeated="2" office:value-type="float" office:value="124.07" calcext:value-type="float">
            <text:p>124.07</text:p>
          </table:table-cell>
          <table:table-cell table:number-columns-repeated="3" office:value-type="float" office:value="82.19" calcext:value-type="float">
            <text:p>82.19</text:p>
          </table:table-cell>
          <table:table-cell table:number-columns-repeated="3" office:value-type="float" office:value="117.24" calcext:value-type="float">
            <text:p>117.24</text:p>
          </table:table-cell>
          <table:table-cell office:value-type="float" office:value="144.47" calcext:value-type="float">
            <text:p>144.47</text:p>
          </table:table-cell>
          <table:table-cell table:number-columns-repeated="2" office:value-type="float" office:value="309.33" calcext:value-type="float">
            <text:p>309.33</text:p>
          </table:table-cell>
          <table:table-cell/>
        </table:table-row>
        <table:table-row table:style-name="ro1">
          <table:table-cell office:value-type="string" calcext:value-type="string">
            <text:p>20-09-2015</text:p>
          </table:table-cell>
          <table:table-cell office:value-type="float" office:value="111.15" calcext:value-type="float">
            <text:p>111.15</text:p>
          </table:table-cell>
          <table:table-cell table:number-columns-repeated="4" office:value-type="float" office:value="127.61" calcext:value-type="float">
            <text:p>127.61</text:p>
          </table:table-cell>
          <table:table-cell office:value-type="float" office:value="192.51" calcext:value-type="float">
            <text:p>192.51</text:p>
          </table:table-cell>
          <table:table-cell office:value-type="float" office:value="121.44" calcext:value-type="float">
            <text:p>121.44</text:p>
          </table:table-cell>
          <table:table-cell office:value-type="float" office:value="127.61" calcext:value-type="float">
            <text:p>127.61</text:p>
          </table:table-cell>
          <table:table-cell table:number-columns-repeated="3" office:value-type="float" office:value="95.86" calcext:value-type="float">
            <text:p>95.86</text:p>
          </table:table-cell>
          <table:table-cell table:number-columns-repeated="3" office:value-type="float" office:value="127.61" calcext:value-type="float">
            <text:p>127.61</text:p>
          </table:table-cell>
          <table:table-cell office:value-type="float" office:value="192.51" calcext:value-type="float">
            <text:p>192.51</text:p>
          </table:table-cell>
          <table:table-cell table:number-columns-repeated="2" office:value-type="float" office:value="318.97" calcext:value-type="float">
            <text:p>318.97</text:p>
          </table:table-cell>
          <table:table-cell/>
        </table:table-row>
        <table:table-row table:style-name="ro1">
          <table:table-cell office:value-type="string" calcext:value-type="string">
            <text:p>21-09-2015</text:p>
          </table:table-cell>
          <table:table-cell office:value-type="float" office:value="155.77" calcext:value-type="float">
            <text:p>155.77</text:p>
          </table:table-cell>
          <table:table-cell table:number-columns-repeated="4" office:value-type="float" office:value="167.52" calcext:value-type="float">
            <text:p>167.52</text:p>
          </table:table-cell>
          <table:table-cell office:value-type="float" office:value="287.09" calcext:value-type="float">
            <text:p>287.09</text:p>
          </table:table-cell>
          <table:table-cell office:value-type="float" office:value="243.91" calcext:value-type="float">
            <text:p>243.91</text:p>
          </table:table-cell>
          <table:table-cell office:value-type="float" office:value="192.53" calcext:value-type="float">
            <text:p>192.53</text:p>
          </table:table-cell>
          <table:table-cell table:number-columns-repeated="3" office:value-type="float" office:value="103.68" calcext:value-type="float">
            <text:p>103.68</text:p>
          </table:table-cell>
          <table:table-cell table:number-columns-repeated="2" office:value-type="float" office:value="169.64" calcext:value-type="float">
            <text:p>169.64</text:p>
          </table:table-cell>
          <table:table-cell office:value-type="float" office:value="169.21" calcext:value-type="float">
            <text:p>169.21</text:p>
          </table:table-cell>
          <table:table-cell office:value-type="float" office:value="287.09" calcext:value-type="float">
            <text:p>287.09</text:p>
          </table:table-cell>
          <table:table-cell table:number-columns-repeated="2" office:value-type="float" office:value="359.43" calcext:value-type="float">
            <text:p>359.43</text:p>
          </table:table-cell>
          <table:table-cell/>
        </table:table-row>
        <table:table-row table:style-name="ro1">
          <table:table-cell office:value-type="string" calcext:value-type="string">
            <text:p>22-09-2015</text:p>
          </table:table-cell>
          <table:table-cell office:value-type="float" office:value="138.27" calcext:value-type="float">
            <text:p>138.27</text:p>
          </table:table-cell>
          <table:table-cell table:number-columns-repeated="4" office:value-type="float" office:value="148.74" calcext:value-type="float">
            <text:p>148.74</text:p>
          </table:table-cell>
          <table:table-cell office:value-type="float" office:value="244.39" calcext:value-type="float">
            <text:p>244.39</text:p>
          </table:table-cell>
          <table:table-cell office:value-type="float" office:value="161.37" calcext:value-type="float">
            <text:p>161.37</text:p>
          </table:table-cell>
          <table:table-cell office:value-type="float" office:value="165.45" calcext:value-type="float">
            <text:p>165.45</text:p>
          </table:table-cell>
          <table:table-cell table:number-columns-repeated="3" office:value-type="float" office:value="99.66" calcext:value-type="float">
            <text:p>99.66</text:p>
          </table:table-cell>
          <table:table-cell table:number-columns-repeated="2" office:value-type="float" office:value="162.65" calcext:value-type="float">
            <text:p>162.65</text:p>
          </table:table-cell>
          <table:table-cell office:value-type="float" office:value="162.61" calcext:value-type="float">
            <text:p>162.61</text:p>
          </table:table-cell>
          <table:table-cell office:value-type="float" office:value="244.39" calcext:value-type="float">
            <text:p>244.39</text:p>
          </table:table-cell>
          <table:table-cell table:number-columns-repeated="2" office:value-type="float" office:value="374.72" calcext:value-type="float">
            <text:p>374.72</text:p>
          </table:table-cell>
          <table:table-cell/>
        </table:table-row>
        <table:table-row table:style-name="ro1">
          <table:table-cell office:value-type="string" calcext:value-type="string">
            <text:p>23-09-2015</text:p>
          </table:table-cell>
          <table:table-cell office:value-type="float" office:value="141.18" calcext:value-type="float">
            <text:p>141.18</text:p>
          </table:table-cell>
          <table:table-cell table:number-columns-repeated="4" office:value-type="float" office:value="151.03" calcext:value-type="float">
            <text:p>151.03</text:p>
          </table:table-cell>
          <table:table-cell office:value-type="float" office:value="216.05" calcext:value-type="float">
            <text:p>216.05</text:p>
          </table:table-cell>
          <table:table-cell office:value-type="float" office:value="272.21" calcext:value-type="float">
            <text:p>272.21</text:p>
          </table:table-cell>
          <table:table-cell office:value-type="float" office:value="242.54" calcext:value-type="float">
            <text:p>242.54</text:p>
          </table:table-cell>
          <table:table-cell table:number-columns-repeated="3" office:value-type="float" office:value="99.83" calcext:value-type="float">
            <text:p>99.83</text:p>
          </table:table-cell>
          <table:table-cell table:number-columns-repeated="2" office:value-type="float" office:value="164.18" calcext:value-type="float">
            <text:p>164.18</text:p>
          </table:table-cell>
          <table:table-cell office:value-type="float" office:value="163.99" calcext:value-type="float">
            <text:p>163.99</text:p>
          </table:table-cell>
          <table:table-cell office:value-type="float" office:value="216.05" calcext:value-type="float">
            <text:p>216.05</text:p>
          </table:table-cell>
          <table:table-cell table:number-columns-repeated="2" office:value-type="float" office:value="360.75" calcext:value-type="float">
            <text:p>360.75</text:p>
          </table:table-cell>
          <table:table-cell/>
        </table:table-row>
        <table:table-row table:style-name="ro1">
          <table:table-cell office:value-type="string" calcext:value-type="string">
            <text:p>24-09-2015</text:p>
          </table:table-cell>
          <table:table-cell office:value-type="float" office:value="124.67" calcext:value-type="float">
            <text:p>124.67</text:p>
          </table:table-cell>
          <table:table-cell table:number-columns-repeated="4" office:value-type="float" office:value="138.41" calcext:value-type="float">
            <text:p>138.41</text:p>
          </table:table-cell>
          <table:table-cell office:value-type="float" office:value="225.34" calcext:value-type="float">
            <text:p>225.34</text:p>
          </table:table-cell>
          <table:table-cell office:value-type="float" office:value="134.73" calcext:value-type="float">
            <text:p>134.73</text:p>
          </table:table-cell>
          <table:table-cell office:value-type="float" office:value="206.93" calcext:value-type="float">
            <text:p>206.93</text:p>
          </table:table-cell>
          <table:table-cell table:number-columns-repeated="3" office:value-type="float" office:value="99.36" calcext:value-type="float">
            <text:p>99.36</text:p>
          </table:table-cell>
          <table:table-cell table:number-columns-repeated="2" office:value-type="float" office:value="149.73" calcext:value-type="float">
            <text:p>149.73</text:p>
          </table:table-cell>
          <table:table-cell office:value-type="float" office:value="148.64" calcext:value-type="float">
            <text:p>148.64</text:p>
          </table:table-cell>
          <table:table-cell office:value-type="float" office:value="225.34" calcext:value-type="float">
            <text:p>225.34</text:p>
          </table:table-cell>
          <table:table-cell table:number-columns-repeated="2" office:value-type="float" office:value="404.02" calcext:value-type="float">
            <text:p>404.02</text:p>
          </table:table-cell>
          <table:table-cell/>
        </table:table-row>
        <table:table-row table:style-name="ro1">
          <table:table-cell office:value-type="string" calcext:value-type="string">
            <text:p>25-09-2015</text:p>
          </table:table-cell>
          <table:table-cell office:value-type="float" office:value="113.8" calcext:value-type="float">
            <text:p>113.8</text:p>
          </table:table-cell>
          <table:table-cell table:number-columns-repeated="4" office:value-type="float" office:value="114.1" calcext:value-type="float">
            <text:p>114.1</text:p>
          </table:table-cell>
          <table:table-cell office:value-type="float" office:value="232.54" calcext:value-type="float">
            <text:p>232.54</text:p>
          </table:table-cell>
          <table:table-cell office:value-type="float" office:value="114.1" calcext:value-type="float">
            <text:p>114.1</text:p>
          </table:table-cell>
          <table:table-cell office:value-type="float" office:value="237.01" calcext:value-type="float">
            <text:p>237.01</text:p>
          </table:table-cell>
          <table:table-cell table:number-columns-repeated="3" office:value-type="float" office:value="100.54" calcext:value-type="float">
            <text:p>100.54</text:p>
          </table:table-cell>
          <table:table-cell table:number-columns-repeated="3" office:value-type="float" office:value="134.17" calcext:value-type="float">
            <text:p>134.17</text:p>
          </table:table-cell>
          <table:table-cell office:value-type="float" office:value="232.54" calcext:value-type="float">
            <text:p>232.54</text:p>
          </table:table-cell>
          <table:table-cell table:number-columns-repeated="2" office:value-type="float" office:value="394.94" calcext:value-type="float">
            <text:p>394.94</text:p>
          </table:table-cell>
          <table:table-cell/>
        </table:table-row>
        <table:table-row table:style-name="ro1">
          <table:table-cell office:value-type="string" calcext:value-type="string">
            <text:p>26-09-2015</text:p>
          </table:table-cell>
          <table:table-cell office:value-type="float" office:value="108.75" calcext:value-type="float">
            <text:p>108.75</text:p>
          </table:table-cell>
          <table:table-cell table:number-columns-repeated="4" office:value-type="float" office:value="106.19" calcext:value-type="float">
            <text:p>106.19</text:p>
          </table:table-cell>
          <table:table-cell office:value-type="float" office:value="227.94" calcext:value-type="float">
            <text:p>227.94</text:p>
          </table:table-cell>
          <table:table-cell office:value-type="float" office:value="106.19" calcext:value-type="float">
            <text:p>106.19</text:p>
          </table:table-cell>
          <table:table-cell office:value-type="float" office:value="160.65" calcext:value-type="float">
            <text:p>160.65</text:p>
          </table:table-cell>
          <table:table-cell table:number-columns-repeated="3" office:value-type="float" office:value="105.04" calcext:value-type="float">
            <text:p>105.04</text:p>
          </table:table-cell>
          <table:table-cell table:number-columns-repeated="3" office:value-type="float" office:value="108.14" calcext:value-type="float">
            <text:p>108.14</text:p>
          </table:table-cell>
          <table:table-cell office:value-type="float" office:value="227.94" calcext:value-type="float">
            <text:p>227.94</text:p>
          </table:table-cell>
          <table:table-cell table:number-columns-repeated="2" office:value-type="float" office:value="319.13" calcext:value-type="float">
            <text:p>319.13</text:p>
          </table:table-cell>
          <table:table-cell/>
        </table:table-row>
        <table:table-row table:style-name="ro1">
          <table:table-cell office:value-type="string" calcext:value-type="string">
            <text:p>27-09-2015</text:p>
          </table:table-cell>
          <table:table-cell office:value-type="float" office:value="109.58" calcext:value-type="float">
            <text:p>109.58</text:p>
          </table:table-cell>
          <table:table-cell table:number-columns-repeated="4" office:value-type="float" office:value="110.19" calcext:value-type="float">
            <text:p>110.19</text:p>
          </table:table-cell>
          <table:table-cell office:value-type="float" office:value="190.12" calcext:value-type="float">
            <text:p>190.12</text:p>
          </table:table-cell>
          <table:table-cell table:number-columns-repeated="2" office:value-type="float" office:value="127.71" calcext:value-type="float">
            <text:p>127.71</text:p>
          </table:table-cell>
          <table:table-cell table:number-columns-repeated="3" office:value-type="float" office:value="107.48" calcext:value-type="float">
            <text:p>107.48</text:p>
          </table:table-cell>
          <table:table-cell table:number-columns-repeated="3" office:value-type="float" office:value="111.43" calcext:value-type="float">
            <text:p>111.43</text:p>
          </table:table-cell>
          <table:table-cell office:value-type="float" office:value="190.12" calcext:value-type="float">
            <text:p>190.12</text:p>
          </table:table-cell>
          <table:table-cell table:number-columns-repeated="2" office:value-type="float" office:value="302.06" calcext:value-type="float">
            <text:p>302.06</text:p>
          </table:table-cell>
          <table:table-cell/>
        </table:table-row>
        <table:table-row table:style-name="ro1">
          <table:table-cell office:value-type="string" calcext:value-type="string">
            <text:p>28-09-2015</text:p>
          </table:table-cell>
          <table:table-cell office:value-type="float" office:value="132.22" calcext:value-type="float">
            <text:p>132.22</text:p>
          </table:table-cell>
          <table:table-cell table:number-columns-repeated="4" office:value-type="float" office:value="140.71" calcext:value-type="float">
            <text:p>140.71</text:p>
          </table:table-cell>
          <table:table-cell office:value-type="float" office:value="275.83" calcext:value-type="float">
            <text:p>275.83</text:p>
          </table:table-cell>
          <table:table-cell table:number-columns-repeated="2" office:value-type="float" office:value="218.34" calcext:value-type="float">
            <text:p>218.34</text:p>
          </table:table-cell>
          <table:table-cell table:number-columns-repeated="3" office:value-type="float" office:value="108.77" calcext:value-type="float">
            <text:p>108.77</text:p>
          </table:table-cell>
          <table:table-cell table:number-columns-repeated="2" office:value-type="float" office:value="140.71" calcext:value-type="float">
            <text:p>140.71</text:p>
          </table:table-cell>
          <table:table-cell office:value-type="float" office:value="138.84" calcext:value-type="float">
            <text:p>138.84</text:p>
          </table:table-cell>
          <table:table-cell office:value-type="float" office:value="275.83" calcext:value-type="float">
            <text:p>275.83</text:p>
          </table:table-cell>
          <table:table-cell table:number-columns-repeated="2" office:value-type="float" office:value="351.17" calcext:value-type="float">
            <text:p>351.17</text:p>
          </table:table-cell>
          <table:table-cell/>
        </table:table-row>
        <table:table-row table:style-name="ro1">
          <table:table-cell office:value-type="string" calcext:value-type="string">
            <text:p>29-09-2015</text:p>
          </table:table-cell>
          <table:table-cell office:value-type="float" office:value="123.05" calcext:value-type="float">
            <text:p>123.05</text:p>
          </table:table-cell>
          <table:table-cell table:number-columns-repeated="4" office:value-type="float" office:value="130.86" calcext:value-type="float">
            <text:p>130.86</text:p>
          </table:table-cell>
          <table:table-cell office:value-type="float" office:value="274.22" calcext:value-type="float">
            <text:p>274.22</text:p>
          </table:table-cell>
          <table:table-cell office:value-type="float" office:value="215.28" calcext:value-type="float">
            <text:p>215.28</text:p>
          </table:table-cell>
          <table:table-cell office:value-type="float" office:value="217.87" calcext:value-type="float">
            <text:p>217.87</text:p>
          </table:table-cell>
          <table:table-cell table:number-columns-repeated="3" office:value-type="float" office:value="103.77" calcext:value-type="float">
            <text:p>103.77</text:p>
          </table:table-cell>
          <table:table-cell table:number-columns-repeated="2" office:value-type="float" office:value="130.86" calcext:value-type="float">
            <text:p>130.86</text:p>
          </table:table-cell>
          <table:table-cell office:value-type="float" office:value="130.48" calcext:value-type="float">
            <text:p>130.48</text:p>
          </table:table-cell>
          <table:table-cell office:value-type="float" office:value="274.22" calcext:value-type="float">
            <text:p>274.22</text:p>
          </table:table-cell>
          <table:table-cell table:number-columns-repeated="2" office:value-type="float" office:value="357.48" calcext:value-type="float">
            <text:p>357.48</text:p>
          </table:table-cell>
          <table:table-cell/>
        </table:table-row>
        <table:table-row table:style-name="ro1">
          <table:table-cell office:value-type="string" calcext:value-type="string">
            <text:p>30-09-2015</text:p>
          </table:table-cell>
          <table:table-cell office:value-type="float" office:value="113.08" calcext:value-type="float">
            <text:p>113.08</text:p>
          </table:table-cell>
          <table:table-cell table:number-columns-repeated="4" office:value-type="float" office:value="111.47" calcext:value-type="float">
            <text:p>111.47</text:p>
          </table:table-cell>
          <table:table-cell office:value-type="float" office:value="258.46" calcext:value-type="float">
            <text:p>258.46</text:p>
          </table:table-cell>
          <table:table-cell office:value-type="float" office:value="202.39" calcext:value-type="float">
            <text:p>202.39</text:p>
          </table:table-cell>
          <table:table-cell office:value-type="float" office:value="232.63" calcext:value-type="float">
            <text:p>232.63</text:p>
          </table:table-cell>
          <table:table-cell table:number-columns-repeated="3" office:value-type="float" office:value="99.41" calcext:value-type="float">
            <text:p>99.41</text:p>
          </table:table-cell>
          <table:table-cell table:number-columns-repeated="3" office:value-type="float" office:value="111.47" calcext:value-type="float">
            <text:p>111.47</text:p>
          </table:table-cell>
          <table:table-cell office:value-type="float" office:value="258.46" calcext:value-type="float">
            <text:p>258.46</text:p>
          </table:table-cell>
          <table:table-cell table:number-columns-repeated="2" office:value-type="float" office:value="372.47" calcext:value-type="float">
            <text:p>372.47</text:p>
          </table:table-cell>
          <table:table-cell/>
        </table:table-row>
        <table:table-row table:style-name="ro1">
          <table:table-cell office:value-type="string" calcext:value-type="string">
            <text:p>01-10-2015</text:p>
          </table:table-cell>
          <table:table-cell office:value-type="float" office:value="101.01" calcext:value-type="float">
            <text:p>101.01</text:p>
          </table:table-cell>
          <table:table-cell table:number-columns-repeated="4" office:value-type="float" office:value="96.78" calcext:value-type="float">
            <text:p>96.78</text:p>
          </table:table-cell>
          <table:table-cell office:value-type="float" office:value="217.64" calcext:value-type="float">
            <text:p>217.64</text:p>
          </table:table-cell>
          <table:table-cell office:value-type="float" office:value="157.57" calcext:value-type="float">
            <text:p>157.57</text:p>
          </table:table-cell>
          <table:table-cell office:value-type="float" office:value="176.54" calcext:value-type="float">
            <text:p>176.54</text:p>
          </table:table-cell>
          <table:table-cell table:number-columns-repeated="3" office:value-type="float" office:value="96.74" calcext:value-type="float">
            <text:p>96.74</text:p>
          </table:table-cell>
          <table:table-cell table:number-columns-repeated="3" office:value-type="float" office:value="97.44" calcext:value-type="float">
            <text:p>97.44</text:p>
          </table:table-cell>
          <table:table-cell office:value-type="float" office:value="217.64" calcext:value-type="float">
            <text:p>217.64</text:p>
          </table:table-cell>
          <table:table-cell table:number-columns-repeated="2" office:value-type="float" office:value="348.14" calcext:value-type="float">
            <text:p>348.14</text:p>
          </table:table-cell>
          <table:table-cell/>
        </table:table-row>
        <table:table-row table:style-name="ro1">
          <table:table-cell office:value-type="string" calcext:value-type="string">
            <text:p>02-10-2015</text:p>
          </table:table-cell>
          <table:table-cell office:value-type="float" office:value="87.68" calcext:value-type="float">
            <text:p>87.68</text:p>
          </table:table-cell>
          <table:table-cell table:number-columns-repeated="4" office:value-type="float" office:value="81.29" calcext:value-type="float">
            <text:p>81.29</text:p>
          </table:table-cell>
          <table:table-cell office:value-type="float" office:value="211.57" calcext:value-type="float">
            <text:p>211.57</text:p>
          </table:table-cell>
          <table:table-cell table:number-columns-repeated="2" office:value-type="float" office:value="167.35" calcext:value-type="float">
            <text:p>167.35</text:p>
          </table:table-cell>
          <table:table-cell table:number-columns-repeated="6" office:value-type="float" office:value="81.29" calcext:value-type="float">
            <text:p>81.29</text:p>
          </table:table-cell>
          <table:table-cell office:value-type="float" office:value="211.57" calcext:value-type="float">
            <text:p>211.57</text:p>
          </table:table-cell>
          <table:table-cell table:number-columns-repeated="2" office:value-type="float" office:value="315.28" calcext:value-type="float">
            <text:p>315.28</text:p>
          </table:table-cell>
          <table:table-cell/>
        </table:table-row>
        <table:table-row table:style-name="ro1">
          <table:table-cell office:value-type="string" calcext:value-type="string">
            <text:p>03-10-2015</text:p>
          </table:table-cell>
          <table:table-cell office:value-type="float" office:value="94.86" calcext:value-type="float">
            <text:p>94.86</text:p>
          </table:table-cell>
          <table:table-cell table:number-columns-repeated="2" office:value-type="float" office:value="93.55" calcext:value-type="float">
            <text:p>93.55</text:p>
          </table:table-cell>
          <table:table-cell table:number-columns-repeated="2" office:value-type="float" office:value="93.67" calcext:value-type="float">
            <text:p>93.67</text:p>
          </table:table-cell>
          <table:table-cell office:value-type="float" office:value="125.71" calcext:value-type="float">
            <text:p>125.71</text:p>
          </table:table-cell>
          <table:table-cell table:number-columns-repeated="2" office:value-type="float" office:value="166.84" calcext:value-type="float">
            <text:p>166.84</text:p>
          </table:table-cell>
          <table:table-cell table:number-columns-repeated="3" office:value-type="float" office:value="93.67" calcext:value-type="float">
            <text:p>93.67</text:p>
          </table:table-cell>
          <table:table-cell table:number-columns-repeated="3" office:value-type="float" office:value="93.55" calcext:value-type="float">
            <text:p>93.55</text:p>
          </table:table-cell>
          <table:table-cell office:value-type="float" office:value="183.05" calcext:value-type="float">
            <text:p>183.05</text:p>
          </table:table-cell>
          <table:table-cell table:number-columns-repeated="2" office:value-type="float" office:value="249.18" calcext:value-type="float">
            <text:p>249.18</text:p>
          </table:table-cell>
          <table:table-cell/>
        </table:table-row>
        <table:table-row table:style-name="ro1">
          <table:table-cell office:value-type="string" calcext:value-type="string">
            <text:p>04-10-2015</text:p>
          </table:table-cell>
          <table:table-cell office:value-type="float" office:value="101.57" calcext:value-type="float">
            <text:p>101.57</text:p>
          </table:table-cell>
          <table:table-cell table:number-columns-repeated="2" office:value-type="float" office:value="97.95" calcext:value-type="float">
            <text:p>97.95</text:p>
          </table:table-cell>
          <table:table-cell table:number-columns-repeated="2" office:value-type="float" office:value="100.57" calcext:value-type="float">
            <text:p>100.57</text:p>
          </table:table-cell>
          <table:table-cell office:value-type="float" office:value="116.51" calcext:value-type="float">
            <text:p>116.51</text:p>
          </table:table-cell>
          <table:table-cell table:number-columns-repeated="2" office:value-type="float" office:value="186.55" calcext:value-type="float">
            <text:p>186.55</text:p>
          </table:table-cell>
          <table:table-cell table:number-columns-repeated="3" office:value-type="float" office:value="100.57" calcext:value-type="float">
            <text:p>100.57</text:p>
          </table:table-cell>
          <table:table-cell table:number-columns-repeated="3" office:value-type="float" office:value="97.95" calcext:value-type="float">
            <text:p>97.95</text:p>
          </table:table-cell>
          <table:table-cell office:value-type="float" office:value="189.53" calcext:value-type="float">
            <text:p>189.53</text:p>
          </table:table-cell>
          <table:table-cell table:number-columns-repeated="2" office:value-type="float" office:value="224.86" calcext:value-type="float">
            <text:p>224.86</text:p>
          </table:table-cell>
          <table:table-cell/>
        </table:table-row>
        <table:table-row table:style-name="ro1">
          <table:table-cell office:value-type="string" calcext:value-type="string">
            <text:p>05-10-2015</text:p>
          </table:table-cell>
          <table:table-cell office:value-type="float" office:value="120.68" calcext:value-type="float">
            <text:p>120.68</text:p>
          </table:table-cell>
          <table:table-cell table:number-columns-repeated="3" office:value-type="float" office:value="123.24" calcext:value-type="float">
            <text:p>123.24</text:p>
          </table:table-cell>
          <table:table-cell office:value-type="float" office:value="171.22" calcext:value-type="float">
            <text:p>171.22</text:p>
          </table:table-cell>
          <table:table-cell office:value-type="float" office:value="242.83" calcext:value-type="float">
            <text:p>242.83</text:p>
          </table:table-cell>
          <table:table-cell table:number-columns-repeated="2" office:value-type="float" office:value="231.76" calcext:value-type="float">
            <text:p>231.76</text:p>
          </table:table-cell>
          <table:table-cell table:number-columns-repeated="3" office:value-type="float" office:value="109.81" calcext:value-type="float">
            <text:p>109.81</text:p>
          </table:table-cell>
          <table:table-cell table:number-columns-repeated="2" office:value-type="float" office:value="123.24" calcext:value-type="float">
            <text:p>123.24</text:p>
          </table:table-cell>
          <table:table-cell office:value-type="float" office:value="114.67" calcext:value-type="float">
            <text:p>114.67</text:p>
          </table:table-cell>
          <table:table-cell office:value-type="float" office:value="242.83" calcext:value-type="float">
            <text:p>242.83</text:p>
          </table:table-cell>
          <table:table-cell table:number-columns-repeated="2" office:value-type="float" office:value="368.9" calcext:value-type="float">
            <text:p>368.9</text:p>
          </table:table-cell>
          <table:table-cell/>
        </table:table-row>
        <table:table-row table:style-name="ro1">
          <table:table-cell office:value-type="string" calcext:value-type="string">
            <text:p>06-10-2015</text:p>
          </table:table-cell>
          <table:table-cell office:value-type="float" office:value="103.24" calcext:value-type="float">
            <text:p>103.24</text:p>
          </table:table-cell>
          <table:table-cell table:number-columns-repeated="4" office:value-type="float" office:value="98.83" calcext:value-type="float">
            <text:p>98.83</text:p>
          </table:table-cell>
          <table:table-cell office:value-type="float" office:value="240.52" calcext:value-type="float">
            <text:p>240.52</text:p>
          </table:table-cell>
          <table:table-cell table:number-columns-repeated="5" office:value-type="float" office:value="98.83" calcext:value-type="float">
            <text:p>98.83</text:p>
          </table:table-cell>
          <table:table-cell table:number-columns-repeated="2" office:value-type="float" office:value="100.27" calcext:value-type="float">
            <text:p>100.27</text:p>
          </table:table-cell>
          <table:table-cell office:value-type="float" office:value="100.18" calcext:value-type="float">
            <text:p>100.18</text:p>
          </table:table-cell>
          <table:table-cell office:value-type="float" office:value="240.52" calcext:value-type="float">
            <text:p>240.52</text:p>
          </table:table-cell>
          <table:table-cell table:number-columns-repeated="2" office:value-type="float" office:value="348.42" calcext:value-type="float">
            <text:p>348.42</text:p>
          </table:table-cell>
          <table:table-cell/>
        </table:table-row>
        <table:table-row table:style-name="ro1">
          <table:table-cell office:value-type="string" calcext:value-type="string">
            <text:p>07-10-2015</text:p>
          </table:table-cell>
          <table:table-cell office:value-type="float" office:value="116.44" calcext:value-type="float">
            <text:p>116.44</text:p>
          </table:table-cell>
          <table:table-cell table:number-columns-repeated="4" office:value-type="float" office:value="107.95" calcext:value-type="float">
            <text:p>107.95</text:p>
          </table:table-cell>
          <table:table-cell office:value-type="float" office:value="449.42" calcext:value-type="float">
            <text:p>449.42</text:p>
          </table:table-cell>
          <table:table-cell table:number-columns-repeated="5" office:value-type="float" office:value="107.95" calcext:value-type="float">
            <text:p>107.95</text:p>
          </table:table-cell>
          <table:table-cell table:number-columns-repeated="3" office:value-type="float" office:value="112.06" calcext:value-type="float">
            <text:p>112.06</text:p>
          </table:table-cell>
          <table:table-cell office:value-type="float" office:value="449.42" calcext:value-type="float">
            <text:p>449.42</text:p>
          </table:table-cell>
          <table:table-cell table:number-columns-repeated="2" office:value-type="float" office:value="479.17" calcext:value-type="float">
            <text:p>479.17</text:p>
          </table:table-cell>
          <table:table-cell/>
        </table:table-row>
        <table:table-row table:style-name="ro1">
          <table:table-cell office:value-type="string" calcext:value-type="string">
            <text:p>08-10-2015</text:p>
          </table:table-cell>
          <table:table-cell office:value-type="float" office:value="147.29" calcext:value-type="float">
            <text:p>147.29</text:p>
          </table:table-cell>
          <table:table-cell table:number-columns-repeated="2" office:value-type="float" office:value="135.97" calcext:value-type="float">
            <text:p>135.97</text:p>
          </table:table-cell>
          <table:table-cell table:number-columns-repeated="2" office:value-type="float" office:value="136.85" calcext:value-type="float">
            <text:p>136.85</text:p>
          </table:table-cell>
          <table:table-cell office:value-type="float" office:value="496.05" calcext:value-type="float">
            <text:p>496.05</text:p>
          </table:table-cell>
          <table:table-cell table:number-columns-repeated="2" office:value-type="float" office:value="149.94" calcext:value-type="float">
            <text:p>149.94</text:p>
          </table:table-cell>
          <table:table-cell table:number-columns-repeated="3" office:value-type="float" office:value="136.85" calcext:value-type="float">
            <text:p>136.85</text:p>
          </table:table-cell>
          <table:table-cell table:number-columns-repeated="3" office:value-type="float" office:value="135.97" calcext:value-type="float">
            <text:p>135.97</text:p>
          </table:table-cell>
          <table:table-cell office:value-type="float" office:value="496.05" calcext:value-type="float">
            <text:p>496.05</text:p>
          </table:table-cell>
          <table:table-cell table:number-columns-repeated="2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09-10-2015</text:p>
          </table:table-cell>
          <table:table-cell office:value-type="float" office:value="162.55" calcext:value-type="float">
            <text:p>162.55</text:p>
          </table:table-cell>
          <table:table-cell table:number-columns-repeated="2" office:value-type="float" office:value="148.21" calcext:value-type="float">
            <text:p>148.21</text:p>
          </table:table-cell>
          <table:table-cell table:number-columns-repeated="2" office:value-type="float" office:value="191.12" calcext:value-type="float">
            <text:p>191.12</text:p>
          </table:table-cell>
          <table:table-cell office:value-type="float" office:value="419.3" calcext:value-type="float">
            <text:p>419.3</text:p>
          </table:table-cell>
          <table:table-cell table:number-columns-repeated="2" office:value-type="float" office:value="243.91" calcext:value-type="float">
            <text:p>243.91</text:p>
          </table:table-cell>
          <table:table-cell table:number-columns-repeated="3" office:value-type="float" office:value="153.06" calcext:value-type="float">
            <text:p>153.06</text:p>
          </table:table-cell>
          <table:table-cell table:number-columns-repeated="2" office:value-type="float" office:value="148.21" calcext:value-type="float">
            <text:p>148.21</text:p>
          </table:table-cell>
          <table:table-cell office:value-type="float" office:value="147.88" calcext:value-type="float">
            <text:p>147.88</text:p>
          </table:table-cell>
          <table:table-cell office:value-type="float" office:value="419.3" calcext:value-type="float">
            <text:p>419.3</text:p>
          </table:table-cell>
          <table:table-cell table:number-columns-repeated="2" office:value-type="float" office:value="517.6" calcext:value-type="float">
            <text:p>517.6</text:p>
          </table:table-cell>
          <table:table-cell/>
        </table:table-row>
        <table:table-row table:style-name="ro1">
          <table:table-cell office:value-type="string" calcext:value-type="string">
            <text:p>10-10-2015</text:p>
          </table:table-cell>
          <table:table-cell office:value-type="float" office:value="155.1" calcext:value-type="float">
            <text:p>155.1</text:p>
          </table:table-cell>
          <table:table-cell table:number-columns-repeated="2" office:value-type="float" office:value="152.81" calcext:value-type="float">
            <text:p>152.81</text:p>
          </table:table-cell>
          <table:table-cell table:number-columns-repeated="2" office:value-type="float" office:value="153.94" calcext:value-type="float">
            <text:p>153.94</text:p>
          </table:table-cell>
          <table:table-cell office:value-type="float" office:value="241.19" calcext:value-type="float">
            <text:p>241.19</text:p>
          </table:table-cell>
          <table:table-cell table:number-columns-repeated="5" office:value-type="float" office:value="153.94" calcext:value-type="float">
            <text:p>153.94</text:p>
          </table:table-cell>
          <table:table-cell table:number-columns-repeated="3" office:value-type="float" office:value="152.81" calcext:value-type="float">
            <text:p>152.81</text:p>
          </table:table-cell>
          <table:table-cell office:value-type="float" office:value="241.19" calcext:value-type="float">
            <text:p>241.19</text:p>
          </table:table-cell>
          <table:table-cell table:number-columns-repeated="2" office:value-type="float" office:value="472.11" calcext:value-type="float">
            <text:p>472.11</text:p>
          </table:table-cell>
          <table:table-cell office:value-type="float" office:value="241.19" calcext:value-type="float">
            <text:p>241.19</text:p>
          </table:table-cell>
        </table:table-row>
        <table:table-row table:style-name="ro1">
          <table:table-cell office:value-type="string" calcext:value-type="string">
            <text:p>11-10-2015</text:p>
          </table:table-cell>
          <table:table-cell office:value-type="float" office:value="150.81" calcext:value-type="float">
            <text:p>150.81</text:p>
          </table:table-cell>
          <table:table-cell table:number-columns-repeated="4" office:value-type="float" office:value="150.18" calcext:value-type="float">
            <text:p>150.18</text:p>
          </table:table-cell>
          <table:table-cell office:value-type="float" office:value="177.04" calcext:value-type="float">
            <text:p>177.04</text:p>
          </table:table-cell>
          <table:table-cell office:value-type="float" office:value="150.17" calcext:value-type="float">
            <text:p>150.17</text:p>
          </table:table-cell>
          <table:table-cell office:value-type="float" office:value="150.49" calcext:value-type="float">
            <text:p>150.49</text:p>
          </table:table-cell>
          <table:table-cell table:number-columns-repeated="6" office:value-type="float" office:value="150.18" calcext:value-type="float">
            <text:p>150.18</text:p>
          </table:table-cell>
          <table:table-cell office:value-type="float" office:value="177.04" calcext:value-type="float">
            <text:p>177.04</text:p>
          </table:table-cell>
          <table:table-cell table:number-columns-repeated="2" office:value-type="float" office:value="483.38" calcext:value-type="float">
            <text:p>483.38</text:p>
          </table:table-cell>
          <table:table-cell office:value-type="float" office:value="177.04" calcext:value-type="float">
            <text:p>177.04</text:p>
          </table:table-cell>
        </table:table-row>
        <table:table-row table:style-name="ro1">
          <table:table-cell office:value-type="string" calcext:value-type="string">
            <text:p>12-10-2015</text:p>
          </table:table-cell>
          <table:table-cell office:value-type="float" office:value="172.18" calcext:value-type="float">
            <text:p>172.18</text:p>
          </table:table-cell>
          <table:table-cell table:number-columns-repeated="3" office:value-type="float" office:value="184.3" calcext:value-type="float">
            <text:p>184.3</text:p>
          </table:table-cell>
          <table:table-cell office:value-type="float" office:value="195.92" calcext:value-type="float">
            <text:p>195.92</text:p>
          </table:table-cell>
          <table:table-cell office:value-type="float" office:value="295.08" calcext:value-type="float">
            <text:p>295.08</text:p>
          </table:table-cell>
          <table:table-cell office:value-type="float" office:value="185.49" calcext:value-type="float">
            <text:p>185.49</text:p>
          </table:table-cell>
          <table:table-cell office:value-type="float" office:value="195.92" calcext:value-type="float">
            <text:p>195.92</text:p>
          </table:table-cell>
          <table:table-cell table:number-columns-repeated="3" office:value-type="float" office:value="165.29" calcext:value-type="float">
            <text:p>165.29</text:p>
          </table:table-cell>
          <table:table-cell table:number-columns-repeated="2" office:value-type="float" office:value="184.3" calcext:value-type="float">
            <text:p>184.3</text:p>
          </table:table-cell>
          <table:table-cell office:value-type="float" office:value="157.88" calcext:value-type="float">
            <text:p>157.88</text:p>
          </table:table-cell>
          <table:table-cell office:value-type="float" office:value="296.75" calcext:value-type="float">
            <text:p>296.75</text:p>
          </table:table-cell>
          <table:table-cell table:number-columns-repeated="2" office:value-type="float" office:value="517.99" calcext:value-type="float">
            <text:p>517.99</text:p>
          </table:table-cell>
          <table:table-cell/>
        </table:table-row>
        <table:table-row table:style-name="ro1">
          <table:table-cell office:value-type="string" calcext:value-type="string">
            <text:p>13-10-2015</text:p>
          </table:table-cell>
          <table:table-cell office:value-type="float" office:value="170.74" calcext:value-type="float">
            <text:p>170.74</text:p>
          </table:table-cell>
          <table:table-cell table:number-columns-repeated="2" office:value-type="float" office:value="161.18" calcext:value-type="float">
            <text:p>161.18</text:p>
          </table:table-cell>
          <table:table-cell table:number-columns-repeated="2" office:value-type="float" office:value="195.81" calcext:value-type="float">
            <text:p>195.81</text:p>
          </table:table-cell>
          <table:table-cell office:value-type="float" office:value="232.46" calcext:value-type="float">
            <text:p>232.46</text:p>
          </table:table-cell>
          <table:table-cell table:number-columns-repeated="2" office:value-type="float" office:value="195.81" calcext:value-type="float">
            <text:p>195.81</text:p>
          </table:table-cell>
          <table:table-cell table:number-columns-repeated="3" office:value-type="float" office:value="169.26" calcext:value-type="float">
            <text:p>169.26</text:p>
          </table:table-cell>
          <table:table-cell table:number-columns-repeated="2" office:value-type="float" office:value="161.18" calcext:value-type="float">
            <text:p>161.18</text:p>
          </table:table-cell>
          <table:table-cell office:value-type="float" office:value="159.2" calcext:value-type="float">
            <text:p>159.2</text:p>
          </table:table-cell>
          <table:table-cell office:value-type="float" office:value="232.59" calcext:value-type="float">
            <text:p>232.59</text:p>
          </table:table-cell>
          <table:table-cell table:number-columns-repeated="2" office:value-type="float" office:value="529.14" calcext:value-type="float">
            <text:p>529.14</text:p>
          </table:table-cell>
          <table:table-cell/>
        </table:table-row>
        <table:table-row table:style-name="ro1">
          <table:table-cell office:value-type="string" calcext:value-type="string">
            <text:p>14-10-2015</text:p>
          </table:table-cell>
          <table:table-cell office:value-type="float" office:value="173.63" calcext:value-type="float">
            <text:p>173.63</text:p>
          </table:table-cell>
          <table:table-cell table:number-columns-repeated="2" office:value-type="float" office:value="167.43" calcext:value-type="float">
            <text:p>167.43</text:p>
          </table:table-cell>
          <table:table-cell table:number-columns-repeated="2" office:value-type="float" office:value="178.05" calcext:value-type="float">
            <text:p>178.05</text:p>
          </table:table-cell>
          <table:table-cell office:value-type="float" office:value="237.83" calcext:value-type="float">
            <text:p>237.83</text:p>
          </table:table-cell>
          <table:table-cell table:number-columns-repeated="5" office:value-type="float" office:value="178.05" calcext:value-type="float">
            <text:p>178.05</text:p>
          </table:table-cell>
          <table:table-cell table:number-columns-repeated="2" office:value-type="float" office:value="167.43" calcext:value-type="float">
            <text:p>167.43</text:p>
          </table:table-cell>
          <table:table-cell office:value-type="float" office:value="157.74" calcext:value-type="float">
            <text:p>157.74</text:p>
          </table:table-cell>
          <table:table-cell office:value-type="float" office:value="237.83" calcext:value-type="float">
            <text:p>237.83</text:p>
          </table:table-cell>
          <table:table-cell table:number-columns-repeated="2" office:value-type="float" office:value="860.33" calcext:value-type="float">
            <text:p>860.33</text:p>
          </table:table-cell>
          <table:table-cell/>
        </table:table-row>
        <table:table-row table:style-name="ro1">
          <table:table-cell office:value-type="string" calcext:value-type="string">
            <text:p>15-10-2015</text:p>
          </table:table-cell>
          <table:table-cell office:value-type="float" office:value="175.99" calcext:value-type="float">
            <text:p>175.99</text:p>
          </table:table-cell>
          <table:table-cell table:number-columns-repeated="2" office:value-type="float" office:value="172.11" calcext:value-type="float">
            <text:p>172.11</text:p>
          </table:table-cell>
          <table:table-cell table:number-columns-repeated="2" office:value-type="float" office:value="175.63" calcext:value-type="float">
            <text:p>175.63</text:p>
          </table:table-cell>
          <table:table-cell office:value-type="float" office:value="216.84" calcext:value-type="float">
            <text:p>216.84</text:p>
          </table:table-cell>
          <table:table-cell table:number-columns-repeated="2" office:value-type="float" office:value="175.63" calcext:value-type="float">
            <text:p>175.63</text:p>
          </table:table-cell>
          <table:table-cell table:number-columns-repeated="3" office:value-type="float" office:value="175.76" calcext:value-type="float">
            <text:p>175.76</text:p>
          </table:table-cell>
          <table:table-cell table:number-columns-repeated="3" office:value-type="float" office:value="172.11" calcext:value-type="float">
            <text:p>172.11</text:p>
          </table:table-cell>
          <table:table-cell office:value-type="float" office:value="216.84" calcext:value-type="float">
            <text:p>216.84</text:p>
          </table:table-cell>
          <table:table-cell table:number-columns-repeated="2" office:value-type="float" office:value="486.85" calcext:value-type="float">
            <text:p>486.85</text:p>
          </table:table-cell>
          <table:table-cell/>
        </table:table-row>
        <table:table-row table:style-name="ro1">
          <table:table-cell office:value-type="string" calcext:value-type="string">
            <text:p>16-10-2015</text:p>
          </table:table-cell>
          <table:table-cell office:value-type="float" office:value="178.45" calcext:value-type="float">
            <text:p>178.45</text:p>
          </table:table-cell>
          <table:table-cell table:number-columns-repeated="2" office:value-type="float" office:value="175.09" calcext:value-type="float">
            <text:p>175.09</text:p>
          </table:table-cell>
          <table:table-cell table:number-columns-repeated="2" office:value-type="float" office:value="177.82" calcext:value-type="float">
            <text:p>177.82</text:p>
          </table:table-cell>
          <table:table-cell office:value-type="float" office:value="240.23" calcext:value-type="float">
            <text:p>240.23</text:p>
          </table:table-cell>
          <table:table-cell table:number-columns-repeated="5" office:value-type="float" office:value="177.82" calcext:value-type="float">
            <text:p>177.82</text:p>
          </table:table-cell>
          <table:table-cell table:number-columns-repeated="2" office:value-type="float" office:value="175.09" calcext:value-type="float">
            <text:p>175.09</text:p>
          </table:table-cell>
          <table:table-cell office:value-type="float" office:value="175.07" calcext:value-type="float">
            <text:p>175.07</text:p>
          </table:table-cell>
          <table:table-cell office:value-type="float" office:value="240.23" calcext:value-type="float">
            <text:p>240.23</text:p>
          </table:table-cell>
          <table:table-cell table:number-columns-repeated="2" office:value-type="float" office:value="580.78" calcext:value-type="float">
            <text:p>580.78</text:p>
          </table:table-cell>
          <table:table-cell/>
        </table:table-row>
        <table:table-row table:style-name="ro1">
          <table:table-cell office:value-type="string" calcext:value-type="string">
            <text:p>17-10-2015</text:p>
          </table:table-cell>
          <table:table-cell office:value-type="float" office:value="174.13" calcext:value-type="float">
            <text:p>174.13</text:p>
          </table:table-cell>
          <table:table-cell table:number-columns-repeated="2" office:value-type="float" office:value="174.27" calcext:value-type="float">
            <text:p>174.27</text:p>
          </table:table-cell>
          <table:table-cell table:number-columns-repeated="8" office:value-type="float" office:value="174.4" calcext:value-type="float">
            <text:p>174.4</text:p>
          </table:table-cell>
          <table:table-cell table:number-columns-repeated="2" office:value-type="float" office:value="174.27" calcext:value-type="float">
            <text:p>174.27</text:p>
          </table:table-cell>
          <table:table-cell office:value-type="float" office:value="172.93" calcext:value-type="float">
            <text:p>172.93</text:p>
          </table:table-cell>
          <table:table-cell office:value-type="float" office:value="174.4" calcext:value-type="float">
            <text:p>174.4</text:p>
          </table:table-cell>
          <table:table-cell table:number-columns-repeated="2" office:value-type="float" office:value="445.38" calcext:value-type="float">
            <text:p>445.38</text:p>
          </table:table-cell>
          <table:table-cell office:value-type="float" office:value="174.4" calcext:value-type="float">
            <text:p>174.4</text:p>
          </table:table-cell>
        </table:table-row>
        <table:table-row table:style-name="ro1">
          <table:table-cell office:value-type="string" calcext:value-type="string">
            <text:p>18-10-2015</text:p>
          </table:table-cell>
          <table:table-cell office:value-type="float" office:value="177.35" calcext:value-type="float">
            <text:p>177.35</text:p>
          </table:table-cell>
          <table:table-cell table:number-columns-repeated="3" office:value-type="float" office:value="178.77" calcext:value-type="float">
            <text:p>178.77</text:p>
          </table:table-cell>
          <table:table-cell office:value-type="float" office:value="182.62" calcext:value-type="float">
            <text:p>182.62</text:p>
          </table:table-cell>
          <table:table-cell office:value-type="float" office:value="178.77" calcext:value-type="float">
            <text:p>178.77</text:p>
          </table:table-cell>
          <table:table-cell table:number-columns-repeated="2" office:value-type="float" office:value="183.11" calcext:value-type="float">
            <text:p>183.11</text:p>
          </table:table-cell>
          <table:table-cell table:number-columns-repeated="3" office:value-type="float" office:value="178.69" calcext:value-type="float">
            <text:p>178.69</text:p>
          </table:table-cell>
          <table:table-cell table:number-columns-repeated="2" office:value-type="float" office:value="178.77" calcext:value-type="float">
            <text:p>178.77</text:p>
          </table:table-cell>
          <table:table-cell office:value-type="float" office:value="170.16" calcext:value-type="float">
            <text:p>170.16</text:p>
          </table:table-cell>
          <table:table-cell office:value-type="float" office:value="178.77" calcext:value-type="float">
            <text:p>178.77</text:p>
          </table:table-cell>
          <table:table-cell table:number-columns-repeated="2" office:value-type="float" office:value="409.79" calcext:value-type="float">
            <text:p>409.79</text:p>
          </table:table-cell>
          <table:table-cell office:value-type="float" office:value="178.77" calcext:value-type="float">
            <text:p>178.77</text:p>
          </table:table-cell>
        </table:table-row>
        <table:table-row table:style-name="ro1">
          <table:table-cell office:value-type="string" calcext:value-type="string">
            <text:p>19-10-2015</text:p>
          </table:table-cell>
          <table:table-cell office:value-type="float" office:value="228.09" calcext:value-type="float">
            <text:p>228.09</text:p>
          </table:table-cell>
          <table:table-cell table:number-columns-repeated="3" office:value-type="float" office:value="274.8" calcext:value-type="float">
            <text:p>274.8</text:p>
          </table:table-cell>
          <table:table-cell office:value-type="float" office:value="293.45" calcext:value-type="float">
            <text:p>293.45</text:p>
          </table:table-cell>
          <table:table-cell office:value-type="float" office:value="282.63" calcext:value-type="float">
            <text:p>282.63</text:p>
          </table:table-cell>
          <table:table-cell office:value-type="float" office:value="293.7" calcext:value-type="float">
            <text:p>293.7</text:p>
          </table:table-cell>
          <table:table-cell office:value-type="float" office:value="294.31" calcext:value-type="float">
            <text:p>294.31</text:p>
          </table:table-cell>
          <table:table-cell table:number-columns-repeated="3" office:value-type="float" office:value="201.12" calcext:value-type="float">
            <text:p>201.12</text:p>
          </table:table-cell>
          <table:table-cell table:number-columns-repeated="2" office:value-type="float" office:value="271.07" calcext:value-type="float">
            <text:p>271.07</text:p>
          </table:table-cell>
          <table:table-cell office:value-type="float" office:value="160.91" calcext:value-type="float">
            <text:p>160.91</text:p>
          </table:table-cell>
          <table:table-cell office:value-type="float" office:value="285.5" calcext:value-type="float">
            <text:p>285.5</text:p>
          </table:table-cell>
          <table:table-cell table:number-columns-repeated="2" office:value-type="float" office:value="352.05" calcext:value-type="float">
            <text:p>352.05</text:p>
          </table:table-cell>
          <table:table-cell/>
        </table:table-row>
        <table:table-row table:style-name="ro1">
          <table:table-cell office:value-type="string" calcext:value-type="string">
            <text:p>20-10-2015</text:p>
          </table:table-cell>
          <table:table-cell office:value-type="float" office:value="227.27" calcext:value-type="float">
            <text:p>227.27</text:p>
          </table:table-cell>
          <table:table-cell table:number-columns-repeated="2" office:value-type="float" office:value="275.78" calcext:value-type="float">
            <text:p>275.78</text:p>
          </table:table-cell>
          <table:table-cell office:value-type="float" office:value="278.35" calcext:value-type="float">
            <text:p>278.35</text:p>
          </table:table-cell>
          <table:table-cell office:value-type="float" office:value="327" calcext:value-type="float">
            <text:p>327</text:p>
          </table:table-cell>
          <table:table-cell office:value-type="float" office:value="280.42" calcext:value-type="float">
            <text:p>280.42</text:p>
          </table:table-cell>
          <table:table-cell office:value-type="float" office:value="308.63" calcext:value-type="float">
            <text:p>308.63</text:p>
          </table:table-cell>
          <table:table-cell office:value-type="float" office:value="329.77" calcext:value-type="float">
            <text:p>329.77</text:p>
          </table:table-cell>
          <table:table-cell table:number-columns-repeated="3" office:value-type="float" office:value="198.29" calcext:value-type="float">
            <text:p>198.29</text:p>
          </table:table-cell>
          <table:table-cell table:number-columns-repeated="2" office:value-type="float" office:value="265.4" calcext:value-type="float">
            <text:p>265.4</text:p>
          </table:table-cell>
          <table:table-cell office:value-type="float" office:value="162.89" calcext:value-type="float">
            <text:p>162.89</text:p>
          </table:table-cell>
          <table:table-cell office:value-type="float" office:value="288.38" calcext:value-type="float">
            <text:p>288.38</text:p>
          </table:table-cell>
          <table:table-cell table:number-columns-repeated="2" office:value-type="float" office:value="365.78" calcext:value-type="float">
            <text:p>365.78</text:p>
          </table:table-cell>
          <table:table-cell/>
        </table:table-row>
        <table:table-row table:style-name="ro1">
          <table:table-cell office:value-type="string" calcext:value-type="string">
            <text:p>21-10-2015</text:p>
          </table:table-cell>
          <table:table-cell office:value-type="float" office:value="187.36" calcext:value-type="float">
            <text:p>187.36</text:p>
          </table:table-cell>
          <table:table-cell table:number-columns-repeated="2" office:value-type="float" office:value="190.77" calcext:value-type="float">
            <text:p>190.77</text:p>
          </table:table-cell>
          <table:table-cell office:value-type="float" office:value="193.71" calcext:value-type="float">
            <text:p>193.71</text:p>
          </table:table-cell>
          <table:table-cell office:value-type="float" office:value="250.87" calcext:value-type="float">
            <text:p>250.87</text:p>
          </table:table-cell>
          <table:table-cell office:value-type="float" office:value="232.53" calcext:value-type="float">
            <text:p>232.53</text:p>
          </table:table-cell>
          <table:table-cell office:value-type="float" office:value="205.42" calcext:value-type="float">
            <text:p>205.42</text:p>
          </table:table-cell>
          <table:table-cell office:value-type="float" office:value="250.87" calcext:value-type="float">
            <text:p>250.87</text:p>
          </table:table-cell>
          <table:table-cell table:number-columns-repeated="3" office:value-type="float" office:value="188.17" calcext:value-type="float">
            <text:p>188.17</text:p>
          </table:table-cell>
          <table:table-cell table:number-columns-repeated="2" office:value-type="float" office:value="190.74" calcext:value-type="float">
            <text:p>190.74</text:p>
          </table:table-cell>
          <table:table-cell office:value-type="float" office:value="166.8" calcext:value-type="float">
            <text:p>166.8</text:p>
          </table:table-cell>
          <table:table-cell office:value-type="float" office:value="246.33" calcext:value-type="float">
            <text:p>246.33</text:p>
          </table:table-cell>
          <table:table-cell table:number-columns-repeated="2" office:value-type="float" office:value="372.26" calcext:value-type="float">
            <text:p>372.26</text:p>
          </table:table-cell>
          <table:table-cell/>
        </table:table-row>
        <table:table-row table:style-name="ro1">
          <table:table-cell office:value-type="string" calcext:value-type="string">
            <text:p>22-10-2015</text:p>
          </table:table-cell>
          <table:table-cell office:value-type="float" office:value="177.89" calcext:value-type="float">
            <text:p>177.89</text:p>
          </table:table-cell>
          <table:table-cell table:number-columns-repeated="4" office:value-type="float" office:value="177.52" calcext:value-type="float">
            <text:p>177.52</text:p>
          </table:table-cell>
          <table:table-cell office:value-type="float" office:value="234.42" calcext:value-type="float">
            <text:p>234.42</text:p>
          </table:table-cell>
          <table:table-cell table:number-columns-repeated="2" office:value-type="float" office:value="177.52" calcext:value-type="float">
            <text:p>177.52</text:p>
          </table:table-cell>
          <table:table-cell table:number-columns-repeated="3" office:value-type="float" office:value="178.04" calcext:value-type="float">
            <text:p>178.04</text:p>
          </table:table-cell>
          <table:table-cell table:number-columns-repeated="2" office:value-type="float" office:value="177.52" calcext:value-type="float">
            <text:p>177.52</text:p>
          </table:table-cell>
          <table:table-cell office:value-type="float" office:value="169.65" calcext:value-type="float">
            <text:p>169.65</text:p>
          </table:table-cell>
          <table:table-cell office:value-type="float" office:value="237.68" calcext:value-type="float">
            <text:p>237.68</text:p>
          </table:table-cell>
          <table:table-cell table:number-columns-repeated="2" office:value-type="float" office:value="582.99" calcext:value-type="float">
            <text:p>582.99</text:p>
          </table:table-cell>
          <table:table-cell/>
        </table:table-row>
        <table:table-row table:style-name="ro1">
          <table:table-cell office:value-type="string" calcext:value-type="string">
            <text:p>23-10-2015</text:p>
          </table:table-cell>
          <table:table-cell office:value-type="float" office:value="178.21" calcext:value-type="float">
            <text:p>178.21</text:p>
          </table:table-cell>
          <table:table-cell table:number-columns-repeated="4" office:value-type="float" office:value="173.9" calcext:value-type="float">
            <text:p>173.9</text:p>
          </table:table-cell>
          <table:table-cell office:value-type="float" office:value="250.86" calcext:value-type="float">
            <text:p>250.86</text:p>
          </table:table-cell>
          <table:table-cell table:number-columns-repeated="2" office:value-type="float" office:value="175.05" calcext:value-type="float">
            <text:p>175.05</text:p>
          </table:table-cell>
          <table:table-cell table:number-columns-repeated="3" office:value-type="float" office:value="179.41" calcext:value-type="float">
            <text:p>179.41</text:p>
          </table:table-cell>
          <table:table-cell table:number-columns-repeated="2" office:value-type="float" office:value="173.9" calcext:value-type="float">
            <text:p>173.9</text:p>
          </table:table-cell>
          <table:table-cell office:value-type="float" office:value="167.98" calcext:value-type="float">
            <text:p>167.98</text:p>
          </table:table-cell>
          <table:table-cell office:value-type="float" office:value="254.75" calcext:value-type="float">
            <text:p>254.75</text:p>
          </table:table-cell>
          <table:table-cell table:number-columns-repeated="2" office:value-type="float" office:value="434.17" calcext:value-type="float">
            <text:p>434.17</text:p>
          </table:table-cell>
          <table:table-cell/>
        </table:table-row>
        <table:table-row table:style-name="ro1">
          <table:table-cell office:value-type="string" calcext:value-type="string">
            <text:p>24-10-2015</text:p>
          </table:table-cell>
          <table:table-cell office:value-type="float" office:value="177.84" calcext:value-type="float">
            <text:p>177.84</text:p>
          </table:table-cell>
          <table:table-cell table:number-columns-repeated="12" office:value-type="float" office:value="178.55" calcext:value-type="float">
            <text:p>178.55</text:p>
          </table:table-cell>
          <table:table-cell office:value-type="float" office:value="171.25" calcext:value-type="float">
            <text:p>171.25</text:p>
          </table:table-cell>
          <table:table-cell office:value-type="float" office:value="233.95" calcext:value-type="float">
            <text:p>233.95</text:p>
          </table:table-cell>
          <table:table-cell table:number-columns-repeated="2" office:value-type="float" office:value="304.29" calcext:value-type="float">
            <text:p>304.29</text:p>
          </table:table-cell>
          <table:table-cell office:value-type="float" office:value="178.55" calcext:value-type="float">
            <text:p>178.55</text:p>
          </table:table-cell>
        </table:table-row>
        <table:table-row table:style-name="ro1">
          <table:table-cell office:value-type="string" calcext:value-type="string">
            <text:p>25-10-2015</text:p>
          </table:table-cell>
          <table:table-cell office:value-type="float" office:value="172.23" calcext:value-type="float">
            <text:p>172.23</text:p>
          </table:table-cell>
          <table:table-cell table:number-columns-repeated="5" office:value-type="float" office:value="171.6" calcext:value-type="float">
            <text:p>171.6</text:p>
          </table:table-cell>
          <table:table-cell table:number-columns-repeated="2" office:value-type="float" office:value="171.82" calcext:value-type="float">
            <text:p>171.82</text:p>
          </table:table-cell>
          <table:table-cell table:number-columns-repeated="3" office:value-type="float" office:value="173.45" calcext:value-type="float">
            <text:p>173.45</text:p>
          </table:table-cell>
          <table:table-cell table:number-columns-repeated="2" office:value-type="float" office:value="171.6" calcext:value-type="float">
            <text:p>171.6</text:p>
          </table:table-cell>
          <table:table-cell office:value-type="float" office:value="167.49" calcext:value-type="float">
            <text:p>167.49</text:p>
          </table:table-cell>
          <table:table-cell office:value-type="float" office:value="194.95" calcext:value-type="float">
            <text:p>194.95</text:p>
          </table:table-cell>
          <table:table-cell table:number-columns-repeated="2" office:value-type="float" office:value="274.89" calcext:value-type="float">
            <text:p>274.89</text:p>
          </table:table-cell>
          <table:table-cell office:value-type="float" office:value="171.6" calcext:value-type="float">
            <text:p>171.6</text:p>
          </table:table-cell>
        </table:table-row>
        <table:table-row table:style-name="ro1">
          <table:table-cell office:value-type="string" calcext:value-type="string">
            <text:p>26-10-2015</text:p>
          </table:table-cell>
          <table:table-cell office:value-type="float" office:value="198.83" calcext:value-type="float">
            <text:p>198.83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61.85" calcext:value-type="float">
            <text:p>261.85</text:p>
          </table:table-cell>
          <table:table-cell office:value-type="float" office:value="268.87" calcext:value-type="float">
            <text:p>268.87</text:p>
          </table:table-cell>
          <table:table-cell office:value-type="float" office:value="263.12" calcext:value-type="float">
            <text:p>263.12</text:p>
          </table:table-cell>
          <table:table-cell office:value-type="float" office:value="261.85" calcext:value-type="float">
            <text:p>261.85</text:p>
          </table:table-cell>
          <table:table-cell office:value-type="float" office:value="268.87" calcext:value-type="float">
            <text:p>268.87</text:p>
          </table:table-cell>
          <table:table-cell table:number-columns-repeated="3" office:value-type="float" office:value="191.59" calcext:value-type="float">
            <text:p>191.59</text:p>
          </table:table-cell>
          <table:table-cell table:number-columns-repeated="2" office:value-type="float" office:value="203.92" calcext:value-type="float">
            <text:p>203.92</text:p>
          </table:table-cell>
          <table:table-cell office:value-type="float" office:value="175.55" calcext:value-type="float">
            <text:p>175.55</text:p>
          </table:table-cell>
          <table:table-cell office:value-type="float" office:value="269.4" calcext:value-type="float">
            <text:p>269.4</text:p>
          </table:table-cell>
          <table:table-cell table:number-columns-repeated="2" office:value-type="float" office:value="347.81" calcext:value-type="float">
            <text:p>347.81</text:p>
          </table:table-cell>
          <table:table-cell/>
        </table:table-row>
        <table:table-row table:style-name="ro1">
          <table:table-cell office:value-type="string" calcext:value-type="string">
            <text:p>27-10-2015</text:p>
          </table:table-cell>
          <table:table-cell office:value-type="float" office:value="200.35" calcext:value-type="float">
            <text:p>200.35</text:p>
          </table:table-cell>
          <table:table-cell table:number-columns-repeated="2" office:value-type="float" office:value="206.28" calcext:value-type="float">
            <text:p>206.28</text:p>
          </table:table-cell>
          <table:table-cell office:value-type="float" office:value="236.01" calcext:value-type="float">
            <text:p>236.01</text:p>
          </table:table-cell>
          <table:table-cell office:value-type="float" office:value="238.42" calcext:value-type="float">
            <text:p>238.42</text:p>
          </table:table-cell>
          <table:table-cell office:value-type="float" office:value="260.05" calcext:value-type="float">
            <text:p>260.05</text:p>
          </table:table-cell>
          <table:table-cell office:value-type="float" office:value="231.76" calcext:value-type="float">
            <text:p>231.76</text:p>
          </table:table-cell>
          <table:table-cell office:value-type="float" office:value="238.42" calcext:value-type="float">
            <text:p>238.42</text:p>
          </table:table-cell>
          <table:table-cell table:number-columns-repeated="3" office:value-type="float" office:value="195.03" calcext:value-type="float">
            <text:p>195.03</text:p>
          </table:table-cell>
          <table:table-cell table:number-columns-repeated="2" office:value-type="float" office:value="206.28" calcext:value-type="float">
            <text:p>206.28</text:p>
          </table:table-cell>
          <table:table-cell office:value-type="float" office:value="181.14" calcext:value-type="float">
            <text:p>181.14</text:p>
          </table:table-cell>
          <table:table-cell office:value-type="float" office:value="265.12" calcext:value-type="float">
            <text:p>265.12</text:p>
          </table:table-cell>
          <table:table-cell table:number-columns-repeated="2" office:value-type="float" office:value="345.32" calcext:value-type="float">
            <text:p>345.32</text:p>
          </table:table-cell>
          <table:table-cell/>
        </table:table-row>
        <table:table-row table:style-name="ro1">
          <table:table-cell office:value-type="string" calcext:value-type="string">
            <text:p>28-10-2015</text:p>
          </table:table-cell>
          <table:table-cell office:value-type="float" office:value="198.89" calcext:value-type="float">
            <text:p>198.89</text:p>
          </table:table-cell>
          <table:table-cell table:number-columns-repeated="4" office:value-type="float" office:value="201.96" calcext:value-type="float">
            <text:p>201.96</text:p>
          </table:table-cell>
          <table:table-cell office:value-type="float" office:value="298.74" calcext:value-type="float">
            <text:p>298.74</text:p>
          </table:table-cell>
          <table:table-cell office:value-type="float" office:value="201.91" calcext:value-type="float">
            <text:p>201.91</text:p>
          </table:table-cell>
          <table:table-cell office:value-type="float" office:value="201.96" calcext:value-type="float">
            <text:p>201.96</text:p>
          </table:table-cell>
          <table:table-cell table:number-columns-repeated="3" office:value-type="float" office:value="195.07" calcext:value-type="float">
            <text:p>195.07</text:p>
          </table:table-cell>
          <table:table-cell table:number-columns-repeated="2" office:value-type="float" office:value="201.96" calcext:value-type="float">
            <text:p>201.96</text:p>
          </table:table-cell>
          <table:table-cell office:value-type="float" office:value="184.88" calcext:value-type="float">
            <text:p>184.88</text:p>
          </table:table-cell>
          <table:table-cell office:value-type="float" office:value="298.74" calcext:value-type="float">
            <text:p>298.74</text:p>
          </table:table-cell>
          <table:table-cell table:number-columns-repeated="2" office:value-type="float" office:value="339.47" calcext:value-type="float">
            <text:p>339.47</text:p>
          </table:table-cell>
          <table:table-cell/>
        </table:table-row>
        <table:table-row table:style-name="ro1">
          <table:table-cell office:value-type="string" calcext:value-type="string">
            <text:p>29-10-2015</text:p>
          </table:table-cell>
          <table:table-cell office:value-type="float" office:value="219.1" calcext:value-type="float">
            <text:p>219.1</text:p>
          </table:table-cell>
          <table:table-cell table:number-columns-repeated="2" office:value-type="float" office:value="218.09" calcext:value-type="float">
            <text:p>218.09</text:p>
          </table:table-cell>
          <table:table-cell office:value-type="float" office:value="266.2" calcext:value-type="float">
            <text:p>266.2</text:p>
          </table:table-cell>
          <table:table-cell office:value-type="float" office:value="321.66" calcext:value-type="float">
            <text:p>321.66</text:p>
          </table:table-cell>
          <table:table-cell office:value-type="float" office:value="306.33" calcext:value-type="float">
            <text:p>306.33</text:p>
          </table:table-cell>
          <table:table-cell table:number-columns-repeated="2" office:value-type="float" office:value="328.84" calcext:value-type="float">
            <text:p>328.84</text:p>
          </table:table-cell>
          <table:table-cell table:number-columns-repeated="3" office:value-type="float" office:value="194.48" calcext:value-type="float">
            <text:p>194.48</text:p>
          </table:table-cell>
          <table:table-cell table:number-columns-repeated="2" office:value-type="float" office:value="217.42" calcext:value-type="float">
            <text:p>217.42</text:p>
          </table:table-cell>
          <table:table-cell office:value-type="float" office:value="181.43" calcext:value-type="float">
            <text:p>181.43</text:p>
          </table:table-cell>
          <table:table-cell office:value-type="float" office:value="306.33" calcext:value-type="float">
            <text:p>306.33</text:p>
          </table:table-cell>
          <table:table-cell table:number-columns-repeated="2" office:value-type="float" office:value="358.02" calcext:value-type="float">
            <text:p>358.02</text:p>
          </table:table-cell>
          <table:table-cell/>
        </table:table-row>
        <table:table-row table:style-name="ro1">
          <table:table-cell office:value-type="string" calcext:value-type="string">
            <text:p>30-10-2015</text:p>
          </table:table-cell>
          <table:table-cell office:value-type="float" office:value="203.5" calcext:value-type="float">
            <text:p>203.5</text:p>
          </table:table-cell>
          <table:table-cell table:number-columns-repeated="2" office:value-type="float" office:value="199.71" calcext:value-type="float">
            <text:p>199.71</text:p>
          </table:table-cell>
          <table:table-cell office:value-type="float" office:value="264.92" calcext:value-type="float">
            <text:p>264.92</text:p>
          </table:table-cell>
          <table:table-cell office:value-type="float" office:value="271.07" calcext:value-type="float">
            <text:p>271.07</text:p>
          </table:table-cell>
          <table:table-cell office:value-type="float" office:value="288.91" calcext:value-type="float">
            <text:p>288.91</text:p>
          </table:table-cell>
          <table:table-cell office:value-type="float" office:value="265.5" calcext:value-type="float">
            <text:p>265.5</text:p>
          </table:table-cell>
          <table:table-cell office:value-type="float" office:value="274.75" calcext:value-type="float">
            <text:p>274.75</text:p>
          </table:table-cell>
          <table:table-cell table:number-columns-repeated="3" office:value-type="float" office:value="196.33" calcext:value-type="float">
            <text:p>196.33</text:p>
          </table:table-cell>
          <table:table-cell table:number-columns-repeated="2" office:value-type="float" office:value="198.11" calcext:value-type="float">
            <text:p>198.11</text:p>
          </table:table-cell>
          <table:table-cell office:value-type="float" office:value="180.22" calcext:value-type="float">
            <text:p>180.22</text:p>
          </table:table-cell>
          <table:table-cell office:value-type="float" office:value="296.54" calcext:value-type="float">
            <text:p>296.54</text:p>
          </table:table-cell>
          <table:table-cell table:number-columns-repeated="2" office:value-type="float" office:value="337.03" calcext:value-type="float">
            <text:p>337.03</text:p>
          </table:table-cell>
          <table:table-cell/>
        </table:table-row>
        <table:table-row table:style-name="ro1">
          <table:table-cell office:value-type="string" calcext:value-type="string">
            <text:p>31-10-2015</text:p>
          </table:table-cell>
          <table:table-cell office:value-type="float" office:value="185.31" calcext:value-type="float">
            <text:p>185.31</text:p>
          </table:table-cell>
          <table:table-cell table:number-columns-repeated="4" office:value-type="float" office:value="185.8" calcext:value-type="float">
            <text:p>185.8</text:p>
          </table:table-cell>
          <table:table-cell office:value-type="float" office:value="186.94" calcext:value-type="float">
            <text:p>186.94</text:p>
          </table:table-cell>
          <table:table-cell table:number-columns-repeated="7" office:value-type="float" office:value="185.8" calcext:value-type="float">
            <text:p>185.8</text:p>
          </table:table-cell>
          <table:table-cell office:value-type="float" office:value="183.09" calcext:value-type="float">
            <text:p>183.09</text:p>
          </table:table-cell>
          <table:table-cell office:value-type="float" office:value="267.56" calcext:value-type="float">
            <text:p>267.56</text:p>
          </table:table-cell>
          <table:table-cell table:number-columns-repeated="2" office:value-type="float" office:value="287.83" calcext:value-type="float">
            <text:p>287.83</text:p>
          </table:table-cell>
          <table:table-cell office:value-type="float" office:value="186.94" calcext:value-type="float">
            <text:p>186.94</text:p>
          </table:table-cell>
        </table:table-row>
        <table:table-row table:style-name="ro1">
          <table:table-cell office:value-type="string" calcext:value-type="string">
            <text:p>01-11-2015</text:p>
          </table:table-cell>
          <table:table-cell office:value-type="float" office:value="182.87" calcext:value-type="float">
            <text:p>182.87</text:p>
          </table:table-cell>
          <table:table-cell table:number-columns-repeated="2" office:value-type="float" office:value="182.8" calcext:value-type="float">
            <text:p>182.8</text:p>
          </table:table-cell>
          <table:table-cell table:number-columns-repeated="3" office:value-type="float" office:value="182.84" calcext:value-type="float">
            <text:p>182.84</text:p>
          </table:table-cell>
          <table:table-cell table:number-columns-repeated="2" office:value-type="float" office:value="190.63" calcext:value-type="float">
            <text:p>190.63</text:p>
          </table:table-cell>
          <table:table-cell table:number-columns-repeated="3" office:value-type="float" office:value="183.64" calcext:value-type="float">
            <text:p>183.64</text:p>
          </table:table-cell>
          <table:table-cell table:number-columns-repeated="2" office:value-type="float" office:value="182.58" calcext:value-type="float">
            <text:p>182.58</text:p>
          </table:table-cell>
          <table:table-cell office:value-type="float" office:value="179.68" calcext:value-type="float">
            <text:p>179.68</text:p>
          </table:table-cell>
          <table:table-cell office:value-type="float" office:value="233.35" calcext:value-type="float">
            <text:p>233.35</text:p>
          </table:table-cell>
          <table:table-cell table:number-columns-repeated="2" office:value-type="float" office:value="281.11" calcext:value-type="float">
            <text:p>281.11</text:p>
          </table:table-cell>
          <table:table-cell office:value-type="float" office:value="182.84" calcext:value-type="float">
            <text:p>182.84</text:p>
          </table:table-cell>
        </table:table-row>
        <table:table-row table:style-name="ro1">
          <table:table-cell office:value-type="string" calcext:value-type="string">
            <text:p>02-11-2015</text:p>
          </table:table-cell>
          <table:table-cell office:value-type="float" office:value="189.54" calcext:value-type="float">
            <text:p>189.54</text:p>
          </table:table-cell>
          <table:table-cell table:number-columns-repeated="2" office:value-type="float" office:value="184.33" calcext:value-type="float">
            <text:p>184.33</text:p>
          </table:table-cell>
          <table:table-cell office:value-type="float" office:value="189.73" calcext:value-type="float">
            <text:p>189.73</text:p>
          </table:table-cell>
          <table:table-cell office:value-type="float" office:value="202.7" calcext:value-type="float">
            <text:p>202.7</text:p>
          </table:table-cell>
          <table:table-cell office:value-type="float" office:value="225.33" calcext:value-type="float">
            <text:p>225.33</text:p>
          </table:table-cell>
          <table:table-cell office:value-type="float" office:value="241.78" calcext:value-type="float">
            <text:p>241.78</text:p>
          </table:table-cell>
          <table:table-cell office:value-type="float" office:value="244.82" calcext:value-type="float">
            <text:p>244.82</text:p>
          </table:table-cell>
          <table:table-cell table:number-columns-repeated="3" office:value-type="float" office:value="189.93" calcext:value-type="float">
            <text:p>189.93</text:p>
          </table:table-cell>
          <table:table-cell table:number-columns-repeated="2" office:value-type="float" office:value="184.22" calcext:value-type="float">
            <text:p>184.22</text:p>
          </table:table-cell>
          <table:table-cell office:value-type="float" office:value="181.86" calcext:value-type="float">
            <text:p>181.86</text:p>
          </table:table-cell>
          <table:table-cell office:value-type="float" office:value="324.38" calcext:value-type="float">
            <text:p>324.38</text:p>
          </table:table-cell>
          <table:table-cell table:number-columns-repeated="2" office:value-type="float" office:value="333.49" calcext:value-type="float">
            <text:p>333.49</text:p>
          </table:table-cell>
          <table:table-cell/>
        </table:table-row>
        <table:table-row table:style-name="ro1">
          <table:table-cell office:value-type="string" calcext:value-type="string">
            <text:p>03-11-2015</text:p>
          </table:table-cell>
          <table:table-cell office:value-type="float" office:value="193.28" calcext:value-type="float">
            <text:p>193.28</text:p>
          </table:table-cell>
          <table:table-cell table:number-columns-repeated="2" office:value-type="float" office:value="190.8" calcext:value-type="float">
            <text:p>190.8</text:p>
          </table:table-cell>
          <table:table-cell office:value-type="float" office:value="191.62" calcext:value-type="float">
            <text:p>191.62</text:p>
          </table:table-cell>
          <table:table-cell office:value-type="float" office:value="227.47" calcext:value-type="float">
            <text:p>227.47</text:p>
          </table:table-cell>
          <table:table-cell office:value-type="float" office:value="249.92" calcext:value-type="float">
            <text:p>249.92</text:p>
          </table:table-cell>
          <table:table-cell table:number-columns-repeated="2" office:value-type="float" office:value="244.64" calcext:value-type="float">
            <text:p>244.64</text:p>
          </table:table-cell>
          <table:table-cell table:number-columns-repeated="3" office:value-type="float" office:value="191.71" calcext:value-type="float">
            <text:p>191.71</text:p>
          </table:table-cell>
          <table:table-cell table:number-columns-repeated="2" office:value-type="float" office:value="187.28" calcext:value-type="float">
            <text:p>187.28</text:p>
          </table:table-cell>
          <table:table-cell office:value-type="float" office:value="180.69" calcext:value-type="float">
            <text:p>180.69</text:p>
          </table:table-cell>
          <table:table-cell office:value-type="float" office:value="322.48" calcext:value-type="float">
            <text:p>322.48</text:p>
          </table:table-cell>
          <table:table-cell table:number-columns-repeated="2" office:value-type="float" office:value="352.41" calcext:value-type="float">
            <text:p>352.41</text:p>
          </table:table-cell>
          <table:table-cell/>
        </table:table-row>
        <table:table-row table:style-name="ro1">
          <table:table-cell office:value-type="string" calcext:value-type="string">
            <text:p>04-11-2015</text:p>
          </table:table-cell>
          <table:table-cell office:value-type="float" office:value="192.66" calcext:value-type="float">
            <text:p>192.66</text:p>
          </table:table-cell>
          <table:table-cell table:number-columns-repeated="2" office:value-type="float" office:value="188.75" calcext:value-type="float">
            <text:p>188.75</text:p>
          </table:table-cell>
          <table:table-cell office:value-type="float" office:value="197.87" calcext:value-type="float">
            <text:p>197.87</text:p>
          </table:table-cell>
          <table:table-cell office:value-type="float" office:value="222.92" calcext:value-type="float">
            <text:p>222.92</text:p>
          </table:table-cell>
          <table:table-cell office:value-type="float" office:value="203.74" calcext:value-type="float">
            <text:p>203.74</text:p>
          </table:table-cell>
          <table:table-cell office:value-type="float" office:value="224.5" calcext:value-type="float">
            <text:p>224.5</text:p>
          </table:table-cell>
          <table:table-cell office:value-type="float" office:value="230.15" calcext:value-type="float">
            <text:p>230.15</text:p>
          </table:table-cell>
          <table:table-cell table:number-columns-repeated="3" office:value-type="float" office:value="192.26" calcext:value-type="float">
            <text:p>192.26</text:p>
          </table:table-cell>
          <table:table-cell table:number-columns-repeated="2" office:value-type="float" office:value="188.75" calcext:value-type="float">
            <text:p>188.75</text:p>
          </table:table-cell>
          <table:table-cell office:value-type="float" office:value="179.28" calcext:value-type="float">
            <text:p>179.28</text:p>
          </table:table-cell>
          <table:table-cell office:value-type="float" office:value="226.03" calcext:value-type="float">
            <text:p>226.03</text:p>
          </table:table-cell>
          <table:table-cell table:number-columns-repeated="2" office:value-type="float" office:value="339.94" calcext:value-type="float">
            <text:p>339.94</text:p>
          </table:table-cell>
          <table:table-cell office:value-type="float" office:value="203.74" calcext:value-type="float">
            <text:p>203.74</text:p>
          </table:table-cell>
        </table:table-row>
        <table:table-row table:style-name="ro1">
          <table:table-cell office:value-type="string" calcext:value-type="string">
            <text:p>05-11-2015</text:p>
          </table:table-cell>
          <table:table-cell office:value-type="float" office:value="194.38" calcext:value-type="float">
            <text:p>194.38</text:p>
          </table:table-cell>
          <table:table-cell table:number-columns-repeated="4" office:value-type="float" office:value="201.57" calcext:value-type="float">
            <text:p>201.57</text:p>
          </table:table-cell>
          <table:table-cell office:value-type="float" office:value="313.14" calcext:value-type="float">
            <text:p>313.14</text:p>
          </table:table-cell>
          <table:table-cell table:number-columns-repeated="2" office:value-type="float" office:value="201.57" calcext:value-type="float">
            <text:p>201.57</text:p>
          </table:table-cell>
          <table:table-cell table:number-columns-repeated="3" office:value-type="float" office:value="189.79" calcext:value-type="float">
            <text:p>189.79</text:p>
          </table:table-cell>
          <table:table-cell table:number-columns-repeated="2" office:value-type="float" office:value="187.88" calcext:value-type="float">
            <text:p>187.88</text:p>
          </table:table-cell>
          <table:table-cell office:value-type="float" office:value="167.69" calcext:value-type="float">
            <text:p>167.69</text:p>
          </table:table-cell>
          <table:table-cell office:value-type="float" office:value="321.8" calcext:value-type="float">
            <text:p>321.8</text:p>
          </table:table-cell>
          <table:table-cell table:number-columns-repeated="2" office:value-type="float" office:value="386.01" calcext:value-type="float">
            <text:p>386.01</text:p>
          </table:table-cell>
          <table:table-cell/>
        </table:table-row>
        <table:table-row table:style-name="ro1">
          <table:table-cell office:value-type="string" calcext:value-type="string">
            <text:p>06-11-2015</text:p>
          </table:table-cell>
          <table:table-cell office:value-type="float" office:value="192.02" calcext:value-type="float">
            <text:p>192.02</text:p>
          </table:table-cell>
          <table:table-cell table:number-columns-repeated="4" office:value-type="float" office:value="191.84" calcext:value-type="float">
            <text:p>191.84</text:p>
          </table:table-cell>
          <table:table-cell office:value-type="float" office:value="272.26" calcext:value-type="float">
            <text:p>272.26</text:p>
          </table:table-cell>
          <table:table-cell office:value-type="float" office:value="192.65" calcext:value-type="float">
            <text:p>192.65</text:p>
          </table:table-cell>
          <table:table-cell office:value-type="float" office:value="198.97" calcext:value-type="float">
            <text:p>198.97</text:p>
          </table:table-cell>
          <table:table-cell table:number-columns-repeated="3" office:value-type="float" office:value="187.55" calcext:value-type="float">
            <text:p>187.55</text:p>
          </table:table-cell>
          <table:table-cell table:number-columns-repeated="2" office:value-type="float" office:value="188.59" calcext:value-type="float">
            <text:p>188.59</text:p>
          </table:table-cell>
          <table:table-cell office:value-type="float" office:value="170.43" calcext:value-type="float">
            <text:p>170.43</text:p>
          </table:table-cell>
          <table:table-cell office:value-type="float" office:value="274.97" calcext:value-type="float">
            <text:p>274.97</text:p>
          </table:table-cell>
          <table:table-cell table:number-columns-repeated="2" office:value-type="float" office:value="359.53" calcext:value-type="float">
            <text:p>359.53</text:p>
          </table:table-cell>
          <table:table-cell/>
        </table:table-row>
        <table:table-row table:style-name="ro1">
          <table:table-cell office:value-type="string" calcext:value-type="string">
            <text:p>07-11-2015</text:p>
          </table:table-cell>
          <table:table-cell office:value-type="float" office:value="172.73" calcext:value-type="float">
            <text:p>172.73</text:p>
          </table:table-cell>
          <table:table-cell table:number-columns-repeated="4" office:value-type="float" office:value="171.52" calcext:value-type="float">
            <text:p>171.52</text:p>
          </table:table-cell>
          <table:table-cell office:value-type="float" office:value="221.92" calcext:value-type="float">
            <text:p>221.92</text:p>
          </table:table-cell>
          <table:table-cell table:number-columns-repeated="2" office:value-type="float" office:value="169.63" calcext:value-type="float">
            <text:p>169.63</text:p>
          </table:table-cell>
          <table:table-cell table:number-columns-repeated="3" office:value-type="float" office:value="172.54" calcext:value-type="float">
            <text:p>172.54</text:p>
          </table:table-cell>
          <table:table-cell table:number-columns-repeated="2" office:value-type="float" office:value="171.52" calcext:value-type="float">
            <text:p>171.52</text:p>
          </table:table-cell>
          <table:table-cell office:value-type="float" office:value="163.73" calcext:value-type="float">
            <text:p>163.73</text:p>
          </table:table-cell>
          <table:table-cell office:value-type="float" office:value="221.92" calcext:value-type="float">
            <text:p>221.92</text:p>
          </table:table-cell>
          <table:table-cell table:number-columns-repeated="2" office:value-type="float" office:value="350.81" calcext:value-type="float">
            <text:p>350.81</text:p>
          </table:table-cell>
          <table:table-cell office:value-type="float" office:value="221.92" calcext:value-type="float">
            <text:p>221.92</text:p>
          </table:table-cell>
        </table:table-row>
        <table:table-row table:style-name="ro1">
          <table:table-cell office:value-type="string" calcext:value-type="string">
            <text:p>08-11-2015</text:p>
          </table:table-cell>
          <table:table-cell office:value-type="float" office:value="167.43" calcext:value-type="float">
            <text:p>167.43</text:p>
          </table:table-cell>
          <table:table-cell table:number-columns-repeated="4" office:value-type="float" office:value="165.32" calcext:value-type="float">
            <text:p>165.32</text:p>
          </table:table-cell>
          <table:table-cell office:value-type="float" office:value="217.81" calcext:value-type="float">
            <text:p>217.81</text:p>
          </table:table-cell>
          <table:table-cell table:number-columns-repeated="2" office:value-type="float" office:value="118.83" calcext:value-type="float">
            <text:p>118.83</text:p>
          </table:table-cell>
          <table:table-cell table:number-columns-repeated="3" office:value-type="float" office:value="170.62" calcext:value-type="float">
            <text:p>170.62</text:p>
          </table:table-cell>
          <table:table-cell table:number-columns-repeated="2" office:value-type="float" office:value="164.92" calcext:value-type="float">
            <text:p>164.92</text:p>
          </table:table-cell>
          <table:table-cell office:value-type="float" office:value="156.34" calcext:value-type="float">
            <text:p>156.34</text:p>
          </table:table-cell>
          <table:table-cell office:value-type="float" office:value="217.81" calcext:value-type="float">
            <text:p>217.81</text:p>
          </table:table-cell>
          <table:table-cell table:number-columns-repeated="2" office:value-type="float" office:value="298.55" calcext:value-type="float">
            <text:p>298.55</text:p>
          </table:table-cell>
          <table:table-cell office:value-type="float" office:value="217.81" calcext:value-type="float">
            <text:p>217.81</text:p>
          </table:table-cell>
        </table:table-row>
        <table:table-row table:style-name="ro1">
          <table:table-cell office:value-type="string" calcext:value-type="string">
            <text:p>09-11-2015</text:p>
          </table:table-cell>
          <table:table-cell office:value-type="float" office:value="170.95" calcext:value-type="float">
            <text:p>170.95</text:p>
          </table:table-cell>
          <table:table-cell table:number-columns-repeated="4" office:value-type="float" office:value="168.56" calcext:value-type="float">
            <text:p>168.56</text:p>
          </table:table-cell>
          <table:table-cell office:value-type="float" office:value="269.94" calcext:value-type="float">
            <text:p>269.94</text:p>
          </table:table-cell>
          <table:table-cell office:value-type="float" office:value="162.92" calcext:value-type="float">
            <text:p>162.92</text:p>
          </table:table-cell>
          <table:table-cell office:value-type="float" office:value="165.48" calcext:value-type="float">
            <text:p>165.48</text:p>
          </table:table-cell>
          <table:table-cell table:number-columns-repeated="3" office:value-type="float" office:value="169.51" calcext:value-type="float">
            <text:p>169.51</text:p>
          </table:table-cell>
          <table:table-cell table:number-columns-repeated="2" office:value-type="float" office:value="169.05" calcext:value-type="float">
            <text:p>169.05</text:p>
          </table:table-cell>
          <table:table-cell office:value-type="float" office:value="152.81" calcext:value-type="float">
            <text:p>152.81</text:p>
          </table:table-cell>
          <table:table-cell office:value-type="float" office:value="269.94" calcext:value-type="float">
            <text:p>269.94</text:p>
          </table:table-cell>
          <table:table-cell table:number-columns-repeated="2" office:value-type="float" office:value="367.41" calcext:value-type="float">
            <text:p>367.41</text:p>
          </table:table-cell>
          <table:table-cell/>
        </table:table-row>
        <table:table-row table:style-name="ro1">
          <table:table-cell office:value-type="string" calcext:value-type="string">
            <text:p>10-11-2015</text:p>
          </table:table-cell>
          <table:table-cell office:value-type="float" office:value="169.39" calcext:value-type="float">
            <text:p>169.39</text:p>
          </table:table-cell>
          <table:table-cell table:number-columns-repeated="4" office:value-type="float" office:value="165.91" calcext:value-type="float">
            <text:p>165.91</text:p>
          </table:table-cell>
          <table:table-cell office:value-type="float" office:value="256.79" calcext:value-type="float">
            <text:p>256.79</text:p>
          </table:table-cell>
          <table:table-cell office:value-type="float" office:value="161.22" calcext:value-type="float">
            <text:p>161.22</text:p>
          </table:table-cell>
          <table:table-cell office:value-type="float" office:value="161.21" calcext:value-type="float">
            <text:p>161.21</text:p>
          </table:table-cell>
          <table:table-cell table:number-columns-repeated="2" office:value-type="float" office:value="169.93" calcext:value-type="float">
            <text:p>169.93</text:p>
          </table:table-cell>
          <table:table-cell office:value-type="float" office:value="169.89" calcext:value-type="float">
            <text:p>169.89</text:p>
          </table:table-cell>
          <table:table-cell table:number-columns-repeated="2" office:value-type="float" office:value="165.91" calcext:value-type="float">
            <text:p>165.91</text:p>
          </table:table-cell>
          <table:table-cell office:value-type="float" office:value="146.28" calcext:value-type="float">
            <text:p>146.28</text:p>
          </table:table-cell>
          <table:table-cell office:value-type="float" office:value="256.79" calcext:value-type="float">
            <text:p>256.79</text:p>
          </table:table-cell>
          <table:table-cell table:number-columns-repeated="2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11-11-2015</text:p>
          </table:table-cell>
          <table:table-cell office:value-type="float" office:value="180.74" calcext:value-type="float">
            <text:p>180.74</text:p>
          </table:table-cell>
          <table:table-cell table:number-columns-repeated="4" office:value-type="float" office:value="181.7" calcext:value-type="float">
            <text:p>181.7</text:p>
          </table:table-cell>
          <table:table-cell office:value-type="float" office:value="254.47" calcext:value-type="float">
            <text:p>254.47</text:p>
          </table:table-cell>
          <table:table-cell table:number-columns-repeated="2" office:value-type="float" office:value="181.7" calcext:value-type="float">
            <text:p>181.7</text:p>
          </table:table-cell>
          <table:table-cell table:number-columns-repeated="3" office:value-type="float" office:value="179.84" calcext:value-type="float">
            <text:p>179.84</text:p>
          </table:table-cell>
          <table:table-cell table:number-columns-repeated="2" office:value-type="float" office:value="181.7" calcext:value-type="float">
            <text:p>181.7</text:p>
          </table:table-cell>
          <table:table-cell office:value-type="float" office:value="158.67" calcext:value-type="float">
            <text:p>158.67</text:p>
          </table:table-cell>
          <table:table-cell office:value-type="float" office:value="254.47" calcext:value-type="float">
            <text:p>254.47</text:p>
          </table:table-cell>
          <table:table-cell table:number-columns-repeated="2" office:value-type="float" office:value="334.76" calcext:value-type="float">
            <text:p>334.76</text:p>
          </table:table-cell>
          <table:table-cell/>
        </table:table-row>
        <table:table-row table:style-name="ro1">
          <table:table-cell office:value-type="string" calcext:value-type="string">
            <text:p>12-11-2015</text:p>
          </table:table-cell>
          <table:table-cell office:value-type="float" office:value="181.14" calcext:value-type="float">
            <text:p>181.14</text:p>
          </table:table-cell>
          <table:table-cell table:number-columns-repeated="4" office:value-type="float" office:value="181.52" calcext:value-type="float">
            <text:p>181.52</text:p>
          </table:table-cell>
          <table:table-cell office:value-type="float" office:value="253.02" calcext:value-type="float">
            <text:p>253.02</text:p>
          </table:table-cell>
          <table:table-cell table:number-columns-repeated="2" office:value-type="float" office:value="181.52" calcext:value-type="float">
            <text:p>181.52</text:p>
          </table:table-cell>
          <table:table-cell table:number-columns-repeated="3" office:value-type="float" office:value="180.36" calcext:value-type="float">
            <text:p>180.36</text:p>
          </table:table-cell>
          <table:table-cell table:number-columns-repeated="2" office:value-type="float" office:value="181.52" calcext:value-type="float">
            <text:p>181.52</text:p>
          </table:table-cell>
          <table:table-cell office:value-type="float" office:value="164.54" calcext:value-type="float">
            <text:p>164.54</text:p>
          </table:table-cell>
          <table:table-cell office:value-type="float" office:value="253.02" calcext:value-type="float">
            <text:p>253.02</text:p>
          </table:table-cell>
          <table:table-cell table:number-columns-repeated="2" office:value-type="float" office:value="350.51" calcext:value-type="float">
            <text:p>350.51</text:p>
          </table:table-cell>
          <table:table-cell/>
        </table:table-row>
        <table:table-row table:style-name="ro1">
          <table:table-cell office:value-type="string" calcext:value-type="string">
            <text:p>13-11-2015</text:p>
          </table:table-cell>
          <table:table-cell office:value-type="float" office:value="173.62" calcext:value-type="float">
            <text:p>173.62</text:p>
          </table:table-cell>
          <table:table-cell table:number-columns-repeated="4" office:value-type="float" office:value="173.67" calcext:value-type="float">
            <text:p>173.67</text:p>
          </table:table-cell>
          <table:table-cell office:value-type="float" office:value="233.72" calcext:value-type="float">
            <text:p>233.72</text:p>
          </table:table-cell>
          <table:table-cell table:number-columns-repeated="5" office:value-type="float" office:value="173.67" calcext:value-type="float">
            <text:p>173.67</text:p>
          </table:table-cell>
          <table:table-cell table:number-columns-repeated="2" office:value-type="float" office:value="173.69" calcext:value-type="float">
            <text:p>173.69</text:p>
          </table:table-cell>
          <table:table-cell office:value-type="float" office:value="163.46" calcext:value-type="float">
            <text:p>163.46</text:p>
          </table:table-cell>
          <table:table-cell office:value-type="float" office:value="233.72" calcext:value-type="float">
            <text:p>233.72</text:p>
          </table:table-cell>
          <table:table-cell table:number-columns-repeated="2" office:value-type="float" office:value="322.97" calcext:value-type="float">
            <text:p>322.97</text:p>
          </table:table-cell>
          <table:table-cell/>
        </table:table-row>
        <table:table-row table:style-name="ro1">
          <table:table-cell office:value-type="string" calcext:value-type="string">
            <text:p>14-11-2015</text:p>
          </table:table-cell>
          <table:table-cell office:value-type="float" office:value="154.21" calcext:value-type="float">
            <text:p>154.21</text:p>
          </table:table-cell>
          <table:table-cell table:number-columns-repeated="4" office:value-type="float" office:value="153.85" calcext:value-type="float">
            <text:p>153.85</text:p>
          </table:table-cell>
          <table:table-cell office:value-type="float" office:value="158.55" calcext:value-type="float">
            <text:p>158.55</text:p>
          </table:table-cell>
          <table:table-cell table:number-columns-repeated="2" office:value-type="float" office:value="153.85" calcext:value-type="float">
            <text:p>153.85</text:p>
          </table:table-cell>
          <table:table-cell table:number-columns-repeated="3" office:value-type="float" office:value="154.55" calcext:value-type="float">
            <text:p>154.55</text:p>
          </table:table-cell>
          <table:table-cell table:number-columns-repeated="2" office:value-type="float" office:value="154.47" calcext:value-type="float">
            <text:p>154.47</text:p>
          </table:table-cell>
          <table:table-cell office:value-type="float" office:value="152.39" calcext:value-type="float">
            <text:p>152.39</text:p>
          </table:table-cell>
          <table:table-cell office:value-type="float" office:value="158.55" calcext:value-type="float">
            <text:p>158.55</text:p>
          </table:table-cell>
          <table:table-cell table:number-columns-repeated="2" office:value-type="float" office:value="324.23" calcext:value-type="float">
            <text:p>324.23</text:p>
          </table:table-cell>
          <table:table-cell office:value-type="float" office:value="158.55" calcext:value-type="float">
            <text:p>158.55</text:p>
          </table:table-cell>
        </table:table-row>
        <table:table-row table:style-name="ro1">
          <table:table-cell office:value-type="string" calcext:value-type="string">
            <text:p>15-11-2015</text:p>
          </table:table-cell>
          <table:table-cell office:value-type="float" office:value="168.97" calcext:value-type="float">
            <text:p>168.97</text:p>
          </table:table-cell>
          <table:table-cell table:number-columns-repeated="6" office:value-type="float" office:value="170.22" calcext:value-type="float">
            <text:p>170.22</text:p>
          </table:table-cell>
          <table:table-cell office:value-type="float" office:value="171.47" calcext:value-type="float">
            <text:p>171.47</text:p>
          </table:table-cell>
          <table:table-cell table:number-columns-repeated="3" office:value-type="float" office:value="170.1" calcext:value-type="float">
            <text:p>170.1</text:p>
          </table:table-cell>
          <table:table-cell table:number-columns-repeated="2" office:value-type="float" office:value="170.22" calcext:value-type="float">
            <text:p>170.22</text:p>
          </table:table-cell>
          <table:table-cell office:value-type="float" office:value="162.89" calcext:value-type="float">
            <text:p>162.89</text:p>
          </table:table-cell>
          <table:table-cell office:value-type="float" office:value="170.22" calcext:value-type="float">
            <text:p>170.22</text:p>
          </table:table-cell>
          <table:table-cell table:number-columns-repeated="2" office:value-type="float" office:value="312.17" calcext:value-type="float">
            <text:p>312.17</text:p>
          </table:table-cell>
          <table:table-cell office:value-type="float" office:value="170.22" calcext:value-type="float">
            <text:p>170.22</text:p>
          </table:table-cell>
        </table:table-row>
        <table:table-row table:style-name="ro1">
          <table:table-cell office:value-type="string" calcext:value-type="string">
            <text:p>16-11-2015</text:p>
          </table:table-cell>
          <table:table-cell office:value-type="float" office:value="178.43" calcext:value-type="float">
            <text:p>178.43</text:p>
          </table:table-cell>
          <table:table-cell table:number-columns-repeated="4" office:value-type="float" office:value="177.54" calcext:value-type="float">
            <text:p>177.54</text:p>
          </table:table-cell>
          <table:table-cell office:value-type="float" office:value="244.43" calcext:value-type="float">
            <text:p>244.43</text:p>
          </table:table-cell>
          <table:table-cell table:number-columns-repeated="7" office:value-type="float" office:value="177.54" calcext:value-type="float">
            <text:p>177.54</text:p>
          </table:table-cell>
          <table:table-cell office:value-type="float" office:value="168.88" calcext:value-type="float">
            <text:p>168.88</text:p>
          </table:table-cell>
          <table:table-cell office:value-type="float" office:value="244.43" calcext:value-type="float">
            <text:p>244.43</text:p>
          </table:table-cell>
          <table:table-cell office:value-type="float" office:value="382.39" calcext:value-type="float">
            <text:p>382.39</text:p>
          </table:table-cell>
          <table:table-cell office:value-type="float" office:value="382.75" calcext:value-type="float">
            <text:p>382.75</text:p>
          </table:table-cell>
          <table:table-cell/>
        </table:table-row>
        <table:table-row table:style-name="ro1">
          <table:table-cell office:value-type="string" calcext:value-type="string">
            <text:p>17-11-2015</text:p>
          </table:table-cell>
          <table:table-cell office:value-type="float" office:value="184.73" calcext:value-type="float">
            <text:p>184.73</text:p>
          </table:table-cell>
          <table:table-cell table:number-columns-repeated="4" office:value-type="float" office:value="186.38" calcext:value-type="float">
            <text:p>186.38</text:p>
          </table:table-cell>
          <table:table-cell office:value-type="float" office:value="236.93" calcext:value-type="float">
            <text:p>236.93</text:p>
          </table:table-cell>
          <table:table-cell office:value-type="float" office:value="186.38" calcext:value-type="float">
            <text:p>186.38</text:p>
          </table:table-cell>
          <table:table-cell office:value-type="float" office:value="186.43" calcext:value-type="float">
            <text:p>186.43</text:p>
          </table:table-cell>
          <table:table-cell table:number-columns-repeated="3" office:value-type="float" office:value="183.34" calcext:value-type="float">
            <text:p>183.34</text:p>
          </table:table-cell>
          <table:table-cell table:number-columns-repeated="2" office:value-type="float" office:value="186.38" calcext:value-type="float">
            <text:p>186.38</text:p>
          </table:table-cell>
          <table:table-cell office:value-type="float" office:value="168.26" calcext:value-type="float">
            <text:p>168.26</text:p>
          </table:table-cell>
          <table:table-cell office:value-type="float" office:value="236.93" calcext:value-type="float">
            <text:p>236.93</text:p>
          </table:table-cell>
          <table:table-cell office:value-type="float" office:value="337.87" calcext:value-type="float">
            <text:p>337.87</text:p>
          </table:table-cell>
          <table:table-cell office:value-type="float" office:value="347.72" calcext:value-type="float">
            <text:p>347.72</text:p>
          </table:table-cell>
          <table:table-cell/>
        </table:table-row>
        <table:table-row table:style-name="ro1">
          <table:table-cell office:value-type="string" calcext:value-type="string">
            <text:p>18-11-2015</text:p>
          </table:table-cell>
          <table:table-cell office:value-type="float" office:value="181.54" calcext:value-type="float">
            <text:p>181.54</text:p>
          </table:table-cell>
          <table:table-cell table:number-columns-repeated="4" office:value-type="float" office:value="180.4" calcext:value-type="float">
            <text:p>180.4</text:p>
          </table:table-cell>
          <table:table-cell office:value-type="float" office:value="238.33" calcext:value-type="float">
            <text:p>238.33</text:p>
          </table:table-cell>
          <table:table-cell office:value-type="float" office:value="180.4" calcext:value-type="float">
            <text:p>180.4</text:p>
          </table:table-cell>
          <table:table-cell office:value-type="float" office:value="180.94" calcext:value-type="float">
            <text:p>180.94</text:p>
          </table:table-cell>
          <table:table-cell table:number-columns-repeated="5" office:value-type="float" office:value="180.4" calcext:value-type="float">
            <text:p>180.4</text:p>
          </table:table-cell>
          <table:table-cell office:value-type="float" office:value="168.87" calcext:value-type="float">
            <text:p>168.87</text:p>
          </table:table-cell>
          <table:table-cell office:value-type="float" office:value="238.33" calcext:value-type="float">
            <text:p>238.33</text:p>
          </table:table-cell>
          <table:table-cell table:number-columns-repeated="2" office:value-type="float" office:value="350.43" calcext:value-type="float">
            <text:p>350.43</text:p>
          </table:table-cell>
          <table:table-cell/>
        </table:table-row>
        <table:table-row table:style-name="ro1">
          <table:table-cell office:value-type="string" calcext:value-type="string">
            <text:p>19-11-2015</text:p>
          </table:table-cell>
          <table:table-cell office:value-type="float" office:value="185.23" calcext:value-type="float">
            <text:p>185.23</text:p>
          </table:table-cell>
          <table:table-cell table:number-columns-repeated="4" office:value-type="float" office:value="183.81" calcext:value-type="float">
            <text:p>183.81</text:p>
          </table:table-cell>
          <table:table-cell office:value-type="float" office:value="263.93" calcext:value-type="float">
            <text:p>263.93</text:p>
          </table:table-cell>
          <table:table-cell table:number-columns-repeated="2" office:value-type="float" office:value="164.55" calcext:value-type="float">
            <text:p>164.55</text:p>
          </table:table-cell>
          <table:table-cell table:number-columns-repeated="3" office:value-type="float" office:value="183.72" calcext:value-type="float">
            <text:p>183.72</text:p>
          </table:table-cell>
          <table:table-cell table:number-columns-repeated="2" office:value-type="float" office:value="183.81" calcext:value-type="float">
            <text:p>183.81</text:p>
          </table:table-cell>
          <table:table-cell office:value-type="float" office:value="173.07" calcext:value-type="float">
            <text:p>173.07</text:p>
          </table:table-cell>
          <table:table-cell office:value-type="float" office:value="263.93" calcext:value-type="float">
            <text:p>263.93</text:p>
          </table:table-cell>
          <table:table-cell table:number-columns-repeated="2" office:value-type="float" office:value="340.41" calcext:value-type="float">
            <text:p>340.41</text:p>
          </table:table-cell>
          <table:table-cell/>
        </table:table-row>
        <table:table-row table:style-name="ro1">
          <table:table-cell office:value-type="string" calcext:value-type="string">
            <text:p>20-11-2015</text:p>
          </table:table-cell>
          <table:table-cell office:value-type="float" office:value="205.17" calcext:value-type="float">
            <text:p>205.17</text:p>
          </table:table-cell>
          <table:table-cell table:number-columns-repeated="2" office:value-type="float" office:value="200.13" calcext:value-type="float">
            <text:p>200.13</text:p>
          </table:table-cell>
          <table:table-cell table:number-columns-repeated="2" office:value-type="float" office:value="203.45" calcext:value-type="float">
            <text:p>203.45</text:p>
          </table:table-cell>
          <table:table-cell office:value-type="float" office:value="255.03" calcext:value-type="float">
            <text:p>255.03</text:p>
          </table:table-cell>
          <table:table-cell office:value-type="float" office:value="203.86" calcext:value-type="float">
            <text:p>203.86</text:p>
          </table:table-cell>
          <table:table-cell table:number-columns-repeated="2" office:value-type="float" office:value="203.45" calcext:value-type="float">
            <text:p>203.45</text:p>
          </table:table-cell>
          <table:table-cell table:number-columns-repeated="2" office:value-type="float" office:value="197.93" calcext:value-type="float">
            <text:p>197.93</text:p>
          </table:table-cell>
          <table:table-cell table:number-columns-repeated="2" office:value-type="float" office:value="199.83" calcext:value-type="float">
            <text:p>199.83</text:p>
          </table:table-cell>
          <table:table-cell office:value-type="float" office:value="176.49" calcext:value-type="float">
            <text:p>176.49</text:p>
          </table:table-cell>
          <table:table-cell office:value-type="float" office:value="255.03" calcext:value-type="float">
            <text:p>255.03</text:p>
          </table:table-cell>
          <table:table-cell table:number-columns-repeated="2" office:value-type="float" office:value="342.91" calcext:value-type="float">
            <text:p>342.91</text:p>
          </table:table-cell>
          <table:table-cell/>
        </table:table-row>
        <table:table-row table:style-name="ro1">
          <table:table-cell office:value-type="string" calcext:value-type="string">
            <text:p>21-11-2015</text:p>
          </table:table-cell>
          <table:table-cell office:value-type="float" office:value="185.77" calcext:value-type="float">
            <text:p>185.77</text:p>
          </table:table-cell>
          <table:table-cell table:number-columns-repeated="2" office:value-type="float" office:value="185.32" calcext:value-type="float">
            <text:p>185.32</text:p>
          </table:table-cell>
          <table:table-cell table:number-columns-repeated="2" office:value-type="float" office:value="185.6" calcext:value-type="float">
            <text:p>185.6</text:p>
          </table:table-cell>
          <table:table-cell office:value-type="float" office:value="191.87" calcext:value-type="float">
            <text:p>191.87</text:p>
          </table:table-cell>
          <table:table-cell table:number-columns-repeated="3" office:value-type="float" office:value="185.6" calcext:value-type="float">
            <text:p>185.6</text:p>
          </table:table-cell>
          <table:table-cell table:number-columns-repeated="2" office:value-type="float" office:value="185.4" calcext:value-type="float">
            <text:p>185.4</text:p>
          </table:table-cell>
          <table:table-cell table:number-columns-repeated="2" office:value-type="float" office:value="185.32" calcext:value-type="float">
            <text:p>185.32</text:p>
          </table:table-cell>
          <table:table-cell office:value-type="float" office:value="182.29" calcext:value-type="float">
            <text:p>182.29</text:p>
          </table:table-cell>
          <table:table-cell office:value-type="float" office:value="191.87" calcext:value-type="float">
            <text:p>191.87</text:p>
          </table:table-cell>
          <table:table-cell table:number-columns-repeated="2" office:value-type="float" office:value="339.83" calcext:value-type="float">
            <text:p>339.83</text:p>
          </table:table-cell>
          <table:table-cell office:value-type="float" office:value="191.87" calcext:value-type="float">
            <text:p>191.87</text:p>
          </table:table-cell>
        </table:table-row>
        <table:table-row table:style-name="ro1">
          <table:table-cell office:value-type="string" calcext:value-type="string">
            <text:p>22-11-2015</text:p>
          </table:table-cell>
          <table:table-cell office:value-type="float" office:value="181.71" calcext:value-type="float">
            <text:p>181.71</text:p>
          </table:table-cell>
          <table:table-cell table:number-columns-repeated="4" office:value-type="float" office:value="182.05" calcext:value-type="float">
            <text:p>182.05</text:p>
          </table:table-cell>
          <table:table-cell office:value-type="float" office:value="184.8" calcext:value-type="float">
            <text:p>184.8</text:p>
          </table:table-cell>
          <table:table-cell office:value-type="float" office:value="181.25" calcext:value-type="float">
            <text:p>181.25</text:p>
          </table:table-cell>
          <table:table-cell table:number-columns-repeated="2" office:value-type="float" office:value="182.05" calcext:value-type="float">
            <text:p>182.05</text:p>
          </table:table-cell>
          <table:table-cell table:number-columns-repeated="2" office:value-type="float" office:value="181.25" calcext:value-type="float">
            <text:p>181.25</text:p>
          </table:table-cell>
          <table:table-cell table:number-columns-repeated="2" office:value-type="float" office:value="182.05" calcext:value-type="float">
            <text:p>182.05</text:p>
          </table:table-cell>
          <table:table-cell office:value-type="float" office:value="180.97" calcext:value-type="float">
            <text:p>180.97</text:p>
          </table:table-cell>
          <table:table-cell office:value-type="float" office:value="184.8" calcext:value-type="float">
            <text:p>184.8</text:p>
          </table:table-cell>
          <table:table-cell table:number-columns-repeated="2" office:value-type="float" office:value="313.97" calcext:value-type="float">
            <text:p>313.97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string" calcext:value-type="string">
            <text:p>23-11-2015</text:p>
          </table:table-cell>
          <table:table-cell office:value-type="float" office:value="306.9" calcext:value-type="float">
            <text:p>306.9</text:p>
          </table:table-cell>
          <table:table-cell table:number-columns-repeated="2" office:value-type="float" office:value="201.36" calcext:value-type="float">
            <text:p>201.36</text:p>
          </table:table-cell>
          <table:table-cell table:number-columns-repeated="2" office:value-type="float" office:value="460.6" calcext:value-type="float">
            <text:p>460.6</text:p>
          </table:table-cell>
          <table:table-cell office:value-type="float" office:value="472.46" calcext:value-type="float">
            <text:p>472.46</text:p>
          </table:table-cell>
          <table:table-cell office:value-type="float" office:value="352.74" calcext:value-type="float">
            <text:p>352.74</text:p>
          </table:table-cell>
          <table:table-cell office:value-type="float" office:value="460.6" calcext:value-type="float">
            <text:p>460.6</text:p>
          </table:table-cell>
          <table:table-cell office:value-type="float" office:value="284.57" calcext:value-type="float">
            <text:p>284.57</text:p>
          </table:table-cell>
          <table:table-cell table:number-columns-repeated="2" office:value-type="float" office:value="263.02" calcext:value-type="float">
            <text:p>263.02</text:p>
          </table:table-cell>
          <table:table-cell table:number-columns-repeated="2" office:value-type="float" office:value="191.89" calcext:value-type="float">
            <text:p>191.89</text:p>
          </table:table-cell>
          <table:table-cell office:value-type="float" office:value="182.09" calcext:value-type="float">
            <text:p>182.09</text:p>
          </table:table-cell>
          <table:table-cell office:value-type="float" office:value="472.46" calcext:value-type="float">
            <text:p>472.46</text:p>
          </table:table-cell>
          <table:table-cell table:number-columns-repeated="2" office:value-type="float" office:value="496.88" calcext:value-type="float">
            <text:p>496.88</text:p>
          </table:table-cell>
          <table:table-cell/>
        </table:table-row>
        <table:table-row table:style-name="ro1">
          <table:table-cell office:value-type="string" calcext:value-type="string">
            <text:p>24-11-2015</text:p>
          </table:table-cell>
          <table:table-cell office:value-type="float" office:value="191.86" calcext:value-type="float">
            <text:p>191.86</text:p>
          </table:table-cell>
          <table:table-cell table:number-columns-repeated="2" office:value-type="float" office:value="186.85" calcext:value-type="float">
            <text:p>186.85</text:p>
          </table:table-cell>
          <table:table-cell table:number-columns-repeated="2" office:value-type="float" office:value="189.36" calcext:value-type="float">
            <text:p>189.36</text:p>
          </table:table-cell>
          <table:table-cell office:value-type="float" office:value="274.94" calcext:value-type="float">
            <text:p>274.94</text:p>
          </table:table-cell>
          <table:table-cell table:number-columns-repeated="5" office:value-type="float" office:value="189.36" calcext:value-type="float">
            <text:p>189.36</text:p>
          </table:table-cell>
          <table:table-cell table:number-columns-repeated="2" office:value-type="float" office:value="181.3" calcext:value-type="float">
            <text:p>181.3</text:p>
          </table:table-cell>
          <table:table-cell office:value-type="float" office:value="181.23" calcext:value-type="float">
            <text:p>181.23</text:p>
          </table:table-cell>
          <table:table-cell office:value-type="float" office:value="274.94" calcext:value-type="float">
            <text:p>274.94</text:p>
          </table:table-cell>
          <table:table-cell office:value-type="float" office:value="355.09" calcext:value-type="float">
            <text:p>355.09</text:p>
          </table:table-cell>
          <table:table-cell office:value-type="float" office:value="355.78" calcext:value-type="float">
            <text:p>355.78</text:p>
          </table:table-cell>
          <table:table-cell/>
        </table:table-row>
        <table:table-row table:style-name="ro1">
          <table:table-cell office:value-type="string" calcext:value-type="string">
            <text:p>25-11-2015</text:p>
          </table:table-cell>
          <table:table-cell office:value-type="float" office:value="231.23" calcext:value-type="float">
            <text:p>231.23</text:p>
          </table:table-cell>
          <table:table-cell table:number-columns-repeated="2" office:value-type="float" office:value="210.21" calcext:value-type="float">
            <text:p>210.21</text:p>
          </table:table-cell>
          <table:table-cell office:value-type="float" office:value="242.73" calcext:value-type="float">
            <text:p>242.73</text:p>
          </table:table-cell>
          <table:table-cell office:value-type="float" office:value="244.88" calcext:value-type="float">
            <text:p>244.88</text:p>
          </table:table-cell>
          <table:table-cell office:value-type="float" office:value="245.69" calcext:value-type="float">
            <text:p>245.69</text:p>
          </table:table-cell>
          <table:table-cell office:value-type="float" office:value="242.73" calcext:value-type="float">
            <text:p>242.73</text:p>
          </table:table-cell>
          <table:table-cell office:value-type="float" office:value="244.88" calcext:value-type="float">
            <text:p>244.88</text:p>
          </table:table-cell>
          <table:table-cell table:number-columns-repeated="3" office:value-type="float" office:value="229.01" calcext:value-type="float">
            <text:p>229.01</text:p>
          </table:table-cell>
          <table:table-cell table:number-columns-repeated="2" office:value-type="float" office:value="191.26" calcext:value-type="float">
            <text:p>191.26</text:p>
          </table:table-cell>
          <table:table-cell office:value-type="float" office:value="181.04" calcext:value-type="float">
            <text:p>181.04</text:p>
          </table:table-cell>
          <table:table-cell office:value-type="float" office:value="245.69" calcext:value-type="float">
            <text:p>245.69</text:p>
          </table:table-cell>
          <table:table-cell table:number-columns-repeated="2" office:value-type="float" office:value="324.96" calcext:value-type="float">
            <text:p>324.96</text:p>
          </table:table-cell>
          <table:table-cell/>
        </table:table-row>
        <table:table-row table:style-name="ro1">
          <table:table-cell office:value-type="string" calcext:value-type="string">
            <text:p>26-11-2015</text:p>
          </table:table-cell>
          <table:table-cell office:value-type="float" office:value="210.68" calcext:value-type="float">
            <text:p>210.68</text:p>
          </table:table-cell>
          <table:table-cell table:number-columns-repeated="2" office:value-type="float" office:value="188.31" calcext:value-type="float">
            <text:p>188.31</text:p>
          </table:table-cell>
          <table:table-cell office:value-type="float" office:value="248.79" calcext:value-type="float">
            <text:p>248.79</text:p>
          </table:table-cell>
          <table:table-cell office:value-type="float" office:value="249.26" calcext:value-type="float">
            <text:p>249.26</text:p>
          </table:table-cell>
          <table:table-cell office:value-type="float" office:value="250.44" calcext:value-type="float">
            <text:p>250.44</text:p>
          </table:table-cell>
          <table:table-cell office:value-type="float" office:value="248.03" calcext:value-type="float">
            <text:p>248.03</text:p>
          </table:table-cell>
          <table:table-cell office:value-type="float" office:value="249.26" calcext:value-type="float">
            <text:p>249.26</text:p>
          </table:table-cell>
          <table:table-cell office:value-type="float" office:value="247.93" calcext:value-type="float">
            <text:p>247.93</text:p>
          </table:table-cell>
          <table:table-cell table:number-columns-repeated="2" office:value-type="float" office:value="197.45" calcext:value-type="float">
            <text:p>197.45</text:p>
          </table:table-cell>
          <table:table-cell table:number-columns-repeated="2" office:value-type="float" office:value="186.25" calcext:value-type="float">
            <text:p>186.25</text:p>
          </table:table-cell>
          <table:table-cell office:value-type="float" office:value="180.15" calcext:value-type="float">
            <text:p>180.15</text:p>
          </table:table-cell>
          <table:table-cell office:value-type="float" office:value="250.44" calcext:value-type="float">
            <text:p>250.44</text:p>
          </table:table-cell>
          <table:table-cell office:value-type="float" office:value="327.3" calcext:value-type="float">
            <text:p>327.3</text:p>
          </table:table-cell>
          <table:table-cell office:value-type="float" office:value="335.63" calcext:value-type="float">
            <text:p>335.63</text:p>
          </table:table-cell>
          <table:table-cell/>
        </table:table-row>
        <table:table-row table:style-name="ro1">
          <table:table-cell office:value-type="string" calcext:value-type="string">
            <text:p>27-11-2015</text:p>
          </table:table-cell>
          <table:table-cell office:value-type="float" office:value="169.45" calcext:value-type="float">
            <text:p>169.45</text:p>
          </table:table-cell>
          <table:table-cell table:number-columns-repeated="4" office:value-type="float" office:value="168.39" calcext:value-type="float">
            <text:p>168.39</text:p>
          </table:table-cell>
          <table:table-cell office:value-type="float" office:value="232.58" calcext:value-type="float">
            <text:p>232.58</text:p>
          </table:table-cell>
          <table:table-cell table:number-columns-repeated="8" office:value-type="float" office:value="168.39" calcext:value-type="float">
            <text:p>168.39</text:p>
          </table:table-cell>
          <table:table-cell office:value-type="float" office:value="232.58" calcext:value-type="float">
            <text:p>232.58</text:p>
          </table:table-cell>
          <table:table-cell table:number-columns-repeated="2" office:value-type="float" office:value="353.94" calcext:value-type="float">
            <text:p>353.94</text:p>
          </table:table-cell>
          <table:table-cell/>
        </table:table-row>
        <table:table-row table:style-name="ro1">
          <table:table-cell office:value-type="string" calcext:value-type="string">
            <text:p>28-11-2015</text:p>
          </table:table-cell>
          <table:table-cell office:value-type="float" office:value="154.3" calcext:value-type="float">
            <text:p>154.3</text:p>
          </table:table-cell>
          <table:table-cell table:number-columns-repeated="5" office:value-type="float" office:value="154.29" calcext:value-type="float">
            <text:p>154.29</text:p>
          </table:table-cell>
          <table:table-cell office:value-type="float" office:value="151.6" calcext:value-type="float">
            <text:p>151.6</text:p>
          </table:table-cell>
          <table:table-cell office:value-type="float" office:value="154.29" calcext:value-type="float">
            <text:p>154.29</text:p>
          </table:table-cell>
          <table:table-cell table:number-columns-repeated="3" office:value-type="float" office:value="154.39" calcext:value-type="float">
            <text:p>154.39</text:p>
          </table:table-cell>
          <table:table-cell table:number-columns-repeated="4" office:value-type="float" office:value="154.29" calcext:value-type="float">
            <text:p>154.29</text:p>
          </table:table-cell>
          <table:table-cell table:number-columns-repeated="2" office:value-type="float" office:value="266.19" calcext:value-type="float">
            <text:p>266.19</text:p>
          </table:table-cell>
          <table:table-cell/>
        </table:table-row>
        <table:table-row table:style-name="ro1">
          <table:table-cell office:value-type="string" calcext:value-type="string">
            <text:p>29-11-2015</text:p>
          </table:table-cell>
          <table:table-cell office:value-type="float" office:value="146.15" calcext:value-type="float">
            <text:p>146.15</text:p>
          </table:table-cell>
          <table:table-cell table:number-columns-repeated="5" office:value-type="float" office:value="147.79" calcext:value-type="float">
            <text:p>147.79</text:p>
          </table:table-cell>
          <table:table-cell office:value-type="float" office:value="94.8" calcext:value-type="float">
            <text:p>94.8</text:p>
          </table:table-cell>
          <table:table-cell table:number-columns-repeated="4" office:value-type="float" office:value="147.79" calcext:value-type="float">
            <text:p>147.79</text:p>
          </table:table-cell>
          <table:table-cell table:number-columns-repeated="3" office:value-type="float" office:value="148.37" calcext:value-type="float">
            <text:p>148.37</text:p>
          </table:table-cell>
          <table:table-cell office:value-type="float" office:value="147.79" calcext:value-type="float">
            <text:p>147.79</text:p>
          </table:table-cell>
          <table:table-cell table:number-columns-repeated="2" office:value-type="float" office:value="314.29" calcext:value-type="float">
            <text:p>314.29</text:p>
          </table:table-cell>
          <table:table-cell/>
        </table:table-row>
        <table:table-row table:style-name="ro1">
          <table:table-cell office:value-type="string" calcext:value-type="string">
            <text:p>30-11-2015</text:p>
          </table:table-cell>
          <table:table-cell office:value-type="float" office:value="169.57" calcext:value-type="float">
            <text:p>169.57</text:p>
          </table:table-cell>
          <table:table-cell table:number-columns-repeated="4" office:value-type="float" office:value="168.17" calcext:value-type="float">
            <text:p>168.17</text:p>
          </table:table-cell>
          <table:table-cell office:value-type="float" office:value="226.31" calcext:value-type="float">
            <text:p>226.31</text:p>
          </table:table-cell>
          <table:table-cell office:value-type="float" office:value="138.12" calcext:value-type="float">
            <text:p>138.12</text:p>
          </table:table-cell>
          <table:table-cell office:value-type="float" office:value="141.42" calcext:value-type="float">
            <text:p>141.42</text:p>
          </table:table-cell>
          <table:table-cell office:value-type="float" office:value="169.93" calcext:value-type="float">
            <text:p>169.93</text:p>
          </table:table-cell>
          <table:table-cell table:number-columns-repeated="2" office:value-type="float" office:value="169.9" calcext:value-type="float">
            <text:p>169.9</text:p>
          </table:table-cell>
          <table:table-cell table:number-columns-repeated="2" office:value-type="float" office:value="168.63" calcext:value-type="float">
            <text:p>168.63</text:p>
          </table:table-cell>
          <table:table-cell office:value-type="float" office:value="163.29" calcext:value-type="float">
            <text:p>163.29</text:p>
          </table:table-cell>
          <table:table-cell office:value-type="float" office:value="226.31" calcext:value-type="float">
            <text:p>226.31</text:p>
          </table:table-cell>
          <table:table-cell table:number-columns-repeated="2" office:value-type="float" office:value="329.14" calcext:value-type="float">
            <text:p>329.14</text:p>
          </table:table-cell>
          <table:table-cell/>
        </table:table-row>
        <table:table-row table:style-name="ro1">
          <table:table-cell office:value-type="string" calcext:value-type="string">
            <text:p>01-12-2015</text:p>
          </table:table-cell>
          <table:table-cell office:value-type="float" office:value="177.77" calcext:value-type="float">
            <text:p>177.77</text:p>
          </table:table-cell>
          <table:table-cell table:number-columns-repeated="2" office:value-type="float" office:value="172.27" calcext:value-type="float">
            <text:p>172.27</text:p>
          </table:table-cell>
          <table:table-cell table:number-columns-repeated="2" office:value-type="float" office:value="178.87" calcext:value-type="float">
            <text:p>178.87</text:p>
          </table:table-cell>
          <table:table-cell office:value-type="float" office:value="250.99" calcext:value-type="float">
            <text:p>250.99</text:p>
          </table:table-cell>
          <table:table-cell office:value-type="float" office:value="176.7" calcext:value-type="float">
            <text:p>176.7</text:p>
          </table:table-cell>
          <table:table-cell office:value-type="float" office:value="178.87" calcext:value-type="float">
            <text:p>178.87</text:p>
          </table:table-cell>
          <table:table-cell office:value-type="float" office:value="178.88" calcext:value-type="float">
            <text:p>178.88</text:p>
          </table:table-cell>
          <table:table-cell table:number-columns-repeated="2" office:value-type="float" office:value="176.46" calcext:value-type="float">
            <text:p>176.46</text:p>
          </table:table-cell>
          <table:table-cell table:number-columns-repeated="2" office:value-type="float" office:value="173.09" calcext:value-type="float">
            <text:p>173.09</text:p>
          </table:table-cell>
          <table:table-cell office:value-type="float" office:value="167.03" calcext:value-type="float">
            <text:p>167.03</text:p>
          </table:table-cell>
          <table:table-cell office:value-type="float" office:value="250.99" calcext:value-type="float">
            <text:p>250.99</text:p>
          </table:table-cell>
          <table:table-cell table:number-columns-repeated="2" office:value-type="float" office:value="312.17" calcext:value-type="float">
            <text:p>312.17</text:p>
          </table:table-cell>
          <table:table-cell/>
        </table:table-row>
        <table:table-row table:style-name="ro1">
          <table:table-cell office:value-type="string" calcext:value-type="string">
            <text:p>02-12-2015</text:p>
          </table:table-cell>
          <table:table-cell office:value-type="float" office:value="188.86" calcext:value-type="float">
            <text:p>188.86</text:p>
          </table:table-cell>
          <table:table-cell table:number-columns-repeated="4" office:value-type="float" office:value="201.41" calcext:value-type="float">
            <text:p>201.41</text:p>
          </table:table-cell>
          <table:table-cell office:value-type="float" office:value="298.95" calcext:value-type="float">
            <text:p>298.95</text:p>
          </table:table-cell>
          <table:table-cell office:value-type="float" office:value="178.98" calcext:value-type="float">
            <text:p>178.98</text:p>
          </table:table-cell>
          <table:table-cell office:value-type="float" office:value="201.41" calcext:value-type="float">
            <text:p>201.41</text:p>
          </table:table-cell>
          <table:table-cell office:value-type="float" office:value="181.91" calcext:value-type="float">
            <text:p>181.91</text:p>
          </table:table-cell>
          <table:table-cell table:number-columns-repeated="2" office:value-type="float" office:value="178.98" calcext:value-type="float">
            <text:p>178.98</text:p>
          </table:table-cell>
          <table:table-cell table:number-columns-repeated="2" office:value-type="float" office:value="201.41" calcext:value-type="float">
            <text:p>201.41</text:p>
          </table:table-cell>
          <table:table-cell office:value-type="float" office:value="168.17" calcext:value-type="float">
            <text:p>168.17</text:p>
          </table:table-cell>
          <table:table-cell office:value-type="float" office:value="298.95" calcext:value-type="float">
            <text:p>298.95</text:p>
          </table:table-cell>
          <table:table-cell table:number-columns-repeated="2" office:value-type="float" office:value="340.16" calcext:value-type="float">
            <text:p>340.16</text:p>
          </table:table-cell>
          <table:table-cell/>
        </table:table-row>
        <table:table-row table:style-name="ro1">
          <table:table-cell office:value-type="string" calcext:value-type="string">
            <text:p>03-12-2015</text:p>
          </table:table-cell>
          <table:table-cell office:value-type="float" office:value="183.48" calcext:value-type="float">
            <text:p>183.48</text:p>
          </table:table-cell>
          <table:table-cell table:number-columns-repeated="2" office:value-type="float" office:value="173.69" calcext:value-type="float">
            <text:p>173.69</text:p>
          </table:table-cell>
          <table:table-cell table:number-columns-repeated="2" office:value-type="float" office:value="192.63" calcext:value-type="float">
            <text:p>192.63</text:p>
          </table:table-cell>
          <table:table-cell office:value-type="float" office:value="248.29" calcext:value-type="float">
            <text:p>248.29</text:p>
          </table:table-cell>
          <table:table-cell office:value-type="float" office:value="190.93" calcext:value-type="float">
            <text:p>190.93</text:p>
          </table:table-cell>
          <table:table-cell table:number-columns-repeated="2" office:value-type="float" office:value="192.63" calcext:value-type="float">
            <text:p>192.63</text:p>
          </table:table-cell>
          <table:table-cell table:number-columns-repeated="2" office:value-type="float" office:value="190.93" calcext:value-type="float">
            <text:p>190.93</text:p>
          </table:table-cell>
          <table:table-cell table:number-columns-repeated="2" office:value-type="float" office:value="173.69" calcext:value-type="float">
            <text:p>173.69</text:p>
          </table:table-cell>
          <table:table-cell office:value-type="float" office:value="161.12" calcext:value-type="float">
            <text:p>161.12</text:p>
          </table:table-cell>
          <table:table-cell office:value-type="float" office:value="248.29" calcext:value-type="float">
            <text:p>248.29</text:p>
          </table:table-cell>
          <table:table-cell table:number-columns-repeated="2" office:value-type="float" office:value="330.27" calcext:value-type="float">
            <text:p>330.27</text:p>
          </table:table-cell>
          <table:table-cell/>
        </table:table-row>
        <table:table-row table:style-name="ro1">
          <table:table-cell office:value-type="string" calcext:value-type="string">
            <text:p>04-12-2015</text:p>
          </table:table-cell>
          <table:table-cell office:value-type="float" office:value="154.44" calcext:value-type="float">
            <text:p>154.44</text:p>
          </table:table-cell>
          <table:table-cell table:number-columns-repeated="4" office:value-type="float" office:value="153.12" calcext:value-type="float">
            <text:p>153.12</text:p>
          </table:table-cell>
          <table:table-cell office:value-type="float" office:value="220.93" calcext:value-type="float">
            <text:p>220.93</text:p>
          </table:table-cell>
          <table:table-cell table:number-columns-repeated="5" office:value-type="float" office:value="153.12" calcext:value-type="float">
            <text:p>153.12</text:p>
          </table:table-cell>
          <table:table-cell table:number-columns-repeated="2" office:value-type="float" office:value="154.91" calcext:value-type="float">
            <text:p>154.91</text:p>
          </table:table-cell>
          <table:table-cell office:value-type="float" office:value="151.73" calcext:value-type="float">
            <text:p>151.73</text:p>
          </table:table-cell>
          <table:table-cell office:value-type="float" office:value="220.93" calcext:value-type="float">
            <text:p>220.93</text:p>
          </table:table-cell>
          <table:table-cell table:number-columns-repeated="2" office:value-type="float" office:value="306.3" calcext:value-type="float">
            <text:p>306.3</text:p>
          </table:table-cell>
          <table:table-cell/>
        </table:table-row>
        <table:table-row table:style-name="ro1">
          <table:table-cell office:value-type="string" calcext:value-type="string">
            <text:p>05-12-2015</text:p>
          </table:table-cell>
          <table:table-cell office:value-type="float" office:value="119.81" calcext:value-type="float">
            <text:p>119.81</text:p>
          </table:table-cell>
          <table:table-cell table:number-columns-repeated="10" office:value-type="float" office:value="113.61" calcext:value-type="float">
            <text:p>113.61</text:p>
          </table:table-cell>
          <table:table-cell table:number-columns-repeated="3" office:value-type="float" office:value="138.08" calcext:value-type="float">
            <text:p>138.08</text:p>
          </table:table-cell>
          <table:table-cell office:value-type="float" office:value="113.61" calcext:value-type="float">
            <text:p>113.61</text:p>
          </table:table-cell>
          <table:table-cell table:number-columns-repeated="2" office:value-type="float" office:value="252.08" calcext:value-type="float">
            <text:p>252.08</text:p>
          </table:table-cell>
          <table:table-cell/>
        </table:table-row>
        <table:table-row table:style-name="ro1">
          <table:table-cell office:value-type="string" calcext:value-type="string">
            <text:p>06-12-2015</text:p>
          </table:table-cell>
          <table:table-cell office:value-type="float" office:value="95.31" calcext:value-type="float">
            <text:p>95.31</text:p>
          </table:table-cell>
          <table:table-cell table:number-columns-repeated="5" office:value-type="float" office:value="84.7" calcext:value-type="float">
            <text:p>84.7</text:p>
          </table:table-cell>
          <table:table-cell office:value-type="float" office:value="84.24" calcext:value-type="float">
            <text:p>84.24</text:p>
          </table:table-cell>
          <table:table-cell table:number-columns-repeated="4" office:value-type="float" office:value="84.7" calcext:value-type="float">
            <text:p>84.7</text:p>
          </table:table-cell>
          <table:table-cell table:number-columns-repeated="3" office:value-type="float" office:value="139.08" calcext:value-type="float">
            <text:p>139.08</text:p>
          </table:table-cell>
          <table:table-cell office:value-type="float" office:value="84.7" calcext:value-type="float">
            <text:p>84.7</text:p>
          </table:table-cell>
          <table:table-cell table:number-columns-repeated="2" office:value-type="float" office:value="202.07" calcext:value-type="float">
            <text:p>202.07</text:p>
          </table:table-cell>
          <table:table-cell/>
        </table:table-row>
        <table:table-row table:style-name="ro1">
          <table:table-cell office:value-type="string" calcext:value-type="string">
            <text:p>07-12-2015</text:p>
          </table:table-cell>
          <table:table-cell office:value-type="float" office:value="157.7" calcext:value-type="float">
            <text:p>157.7</text:p>
          </table:table-cell>
          <table:table-cell table:number-columns-repeated="2" office:value-type="float" office:value="146.76" calcext:value-type="float">
            <text:p>146.76</text:p>
          </table:table-cell>
          <table:table-cell office:value-type="float" office:value="174.61" calcext:value-type="float">
            <text:p>174.61</text:p>
          </table:table-cell>
          <table:table-cell office:value-type="float" office:value="182.34" calcext:value-type="float">
            <text:p>182.34</text:p>
          </table:table-cell>
          <table:table-cell office:value-type="float" office:value="212.47" calcext:value-type="float">
            <text:p>212.47</text:p>
          </table:table-cell>
          <table:table-cell office:value-type="float" office:value="174.61" calcext:value-type="float">
            <text:p>174.61</text:p>
          </table:table-cell>
          <table:table-cell office:value-type="float" office:value="182.34" calcext:value-type="float">
            <text:p>182.34</text:p>
          </table:table-cell>
          <table:table-cell table:number-columns-repeated="3" office:value-type="float" office:value="173.42" calcext:value-type="float">
            <text:p>173.42</text:p>
          </table:table-cell>
          <table:table-cell table:number-columns-repeated="2" office:value-type="float" office:value="153.88" calcext:value-type="float">
            <text:p>153.88</text:p>
          </table:table-cell>
          <table:table-cell office:value-type="float" office:value="146.4" calcext:value-type="float">
            <text:p>146.4</text:p>
          </table:table-cell>
          <table:table-cell office:value-type="float" office:value="212.47" calcext:value-type="float">
            <text:p>212.47</text:p>
          </table:table-cell>
          <table:table-cell table:number-columns-repeated="2" office:value-type="float" office:value="315.66" calcext:value-type="float">
            <text:p>315.66</text:p>
          </table:table-cell>
          <table:table-cell/>
        </table:table-row>
        <table:table-row table:style-name="ro1">
          <table:table-cell office:value-type="string" calcext:value-type="string">
            <text:p>08-12-2015</text:p>
          </table:table-cell>
          <table:table-cell office:value-type="float" office:value="163.07" calcext:value-type="float">
            <text:p>163.07</text:p>
          </table:table-cell>
          <table:table-cell table:number-columns-repeated="4" office:value-type="float" office:value="175.02" calcext:value-type="float">
            <text:p>175.02</text:p>
          </table:table-cell>
          <table:table-cell office:value-type="float" office:value="233.44" calcext:value-type="float">
            <text:p>233.44</text:p>
          </table:table-cell>
          <table:table-cell office:value-type="float" office:value="159.32" calcext:value-type="float">
            <text:p>159.32</text:p>
          </table:table-cell>
          <table:table-cell office:value-type="float" office:value="175.02" calcext:value-type="float">
            <text:p>175.02</text:p>
          </table:table-cell>
          <table:table-cell table:number-columns-repeated="3" office:value-type="float" office:value="159.32" calcext:value-type="float">
            <text:p>159.32</text:p>
          </table:table-cell>
          <table:table-cell table:number-columns-repeated="2" office:value-type="float" office:value="175.61" calcext:value-type="float">
            <text:p>175.61</text:p>
          </table:table-cell>
          <table:table-cell office:value-type="float" office:value="146.61" calcext:value-type="float">
            <text:p>146.61</text:p>
          </table:table-cell>
          <table:table-cell office:value-type="float" office:value="233.44" calcext:value-type="float">
            <text:p>233.44</text:p>
          </table:table-cell>
          <table:table-cell table:number-columns-repeated="2" office:value-type="float" office:value="327.06" calcext:value-type="float">
            <text:p>327.06</text:p>
          </table:table-cell>
          <table:table-cell/>
        </table:table-row>
        <table:table-row table:style-name="ro1">
          <table:table-cell office:value-type="string" calcext:value-type="string">
            <text:p>09-12-2015</text:p>
          </table:table-cell>
          <table:table-cell office:value-type="float" office:value="146.81" calcext:value-type="float">
            <text:p>146.81</text:p>
          </table:table-cell>
          <table:table-cell table:number-columns-repeated="4" office:value-type="float" office:value="144.19" calcext:value-type="float">
            <text:p>144.19</text:p>
          </table:table-cell>
          <table:table-cell office:value-type="float" office:value="230.1" calcext:value-type="float">
            <text:p>230.1</text:p>
          </table:table-cell>
          <table:table-cell table:number-columns-repeated="5" office:value-type="float" office:value="144.19" calcext:value-type="float">
            <text:p>144.19</text:p>
          </table:table-cell>
          <table:table-cell table:number-columns-repeated="2" office:value-type="float" office:value="150.35" calcext:value-type="float">
            <text:p>150.35</text:p>
          </table:table-cell>
          <table:table-cell office:value-type="float" office:value="144.73" calcext:value-type="float">
            <text:p>144.73</text:p>
          </table:table-cell>
          <table:table-cell office:value-type="float" office:value="230.1" calcext:value-type="float">
            <text:p>230.1</text:p>
          </table:table-cell>
          <table:table-cell table:number-columns-repeated="2" office:value-type="float" office:value="319.52" calcext:value-type="float">
            <text:p>319.52</text:p>
          </table:table-cell>
          <table:table-cell/>
        </table:table-row>
        <table:table-row table:style-name="ro1">
          <table:table-cell office:value-type="string" calcext:value-type="string">
            <text:p>10-12-2015</text:p>
          </table:table-cell>
          <table:table-cell office:value-type="float" office:value="138.9" calcext:value-type="float">
            <text:p>138.9</text:p>
          </table:table-cell>
          <table:table-cell table:number-columns-repeated="4" office:value-type="float" office:value="134.61" calcext:value-type="float">
            <text:p>134.61</text:p>
          </table:table-cell>
          <table:table-cell office:value-type="float" office:value="217.52" calcext:value-type="float">
            <text:p>217.52</text:p>
          </table:table-cell>
          <table:table-cell table:number-columns-repeated="5" office:value-type="float" office:value="134.61" calcext:value-type="float">
            <text:p>134.61</text:p>
          </table:table-cell>
          <table:table-cell table:number-columns-repeated="2" office:value-type="float" office:value="145.15" calcext:value-type="float">
            <text:p>145.15</text:p>
          </table:table-cell>
          <table:table-cell office:value-type="float" office:value="143.81" calcext:value-type="float">
            <text:p>143.81</text:p>
          </table:table-cell>
          <table:table-cell office:value-type="float" office:value="217.52" calcext:value-type="float">
            <text:p>217.52</text:p>
          </table:table-cell>
          <table:table-cell table:number-columns-repeated="2" office:value-type="float" office:value="313.81" calcext:value-type="float">
            <text:p>313.81</text:p>
          </table:table-cell>
          <table:table-cell/>
        </table:table-row>
        <table:table-row table:style-name="ro1">
          <table:table-cell office:value-type="string" calcext:value-type="string">
            <text:p>11-12-2015</text:p>
          </table:table-cell>
          <table:table-cell office:value-type="float" office:value="149.77" calcext:value-type="float">
            <text:p>149.77</text:p>
          </table:table-cell>
          <table:table-cell table:number-columns-repeated="4" office:value-type="float" office:value="147.03" calcext:value-type="float">
            <text:p>147.03</text:p>
          </table:table-cell>
          <table:table-cell office:value-type="float" office:value="274.79" calcext:value-type="float">
            <text:p>274.79</text:p>
          </table:table-cell>
          <table:table-cell table:number-columns-repeated="5" office:value-type="float" office:value="147.03" calcext:value-type="float">
            <text:p>147.03</text:p>
          </table:table-cell>
          <table:table-cell table:number-columns-repeated="2" office:value-type="float" office:value="149.62" calcext:value-type="float">
            <text:p>149.62</text:p>
          </table:table-cell>
          <table:table-cell office:value-type="float" office:value="144.92" calcext:value-type="float">
            <text:p>144.92</text:p>
          </table:table-cell>
          <table:table-cell office:value-type="float" office:value="274.79" calcext:value-type="float">
            <text:p>274.79</text:p>
          </table:table-cell>
          <table:table-cell table:number-columns-repeated="2" office:value-type="float" office:value="291.12" calcext:value-type="float">
            <text:p>291.12</text:p>
          </table:table-cell>
          <table:table-cell/>
        </table:table-row>
        <table:table-row table:style-name="ro1">
          <table:table-cell office:value-type="string" calcext:value-type="string">
            <text:p>12-12-2015</text:p>
          </table:table-cell>
          <table:table-cell office:value-type="float" office:value="147.62" calcext:value-type="float">
            <text:p>147.62</text:p>
          </table:table-cell>
          <table:table-cell table:number-columns-repeated="4" office:value-type="float" office:value="146.85" calcext:value-type="float">
            <text:p>146.85</text:p>
          </table:table-cell>
          <table:table-cell office:value-type="float" office:value="201.23" calcext:value-type="float">
            <text:p>201.23</text:p>
          </table:table-cell>
          <table:table-cell office:value-type="float" office:value="146.8" calcext:value-type="float">
            <text:p>146.8</text:p>
          </table:table-cell>
          <table:table-cell table:number-columns-repeated="4" office:value-type="float" office:value="146.85" calcext:value-type="float">
            <text:p>146.85</text:p>
          </table:table-cell>
          <table:table-cell table:number-columns-repeated="2" office:value-type="float" office:value="148.64" calcext:value-type="float">
            <text:p>148.64</text:p>
          </table:table-cell>
          <table:table-cell office:value-type="float" office:value="147.83" calcext:value-type="float">
            <text:p>147.83</text:p>
          </table:table-cell>
          <table:table-cell office:value-type="float" office:value="201.23" calcext:value-type="float">
            <text:p>201.23</text:p>
          </table:table-cell>
          <table:table-cell table:number-columns-repeated="2" office:value-type="float" office:value="248.1" calcext:value-type="float">
            <text:p>248.1</text:p>
          </table:table-cell>
          <table:table-cell/>
        </table:table-row>
        <table:table-row table:style-name="ro1">
          <table:table-cell office:value-type="string" calcext:value-type="string">
            <text:p>13-12-2015</text:p>
          </table:table-cell>
          <table:table-cell office:value-type="float" office:value="163.79" calcext:value-type="float">
            <text:p>163.79</text:p>
          </table:table-cell>
          <table:table-cell table:number-columns-repeated="2" office:value-type="float" office:value="166.04" calcext:value-type="float">
            <text:p>166.04</text:p>
          </table:table-cell>
          <table:table-cell table:number-columns-repeated="2" office:value-type="float" office:value="176.08" calcext:value-type="float">
            <text:p>176.08</text:p>
          </table:table-cell>
          <table:table-cell office:value-type="float" office:value="191.85" calcext:value-type="float">
            <text:p>191.85</text:p>
          </table:table-cell>
          <table:table-cell office:value-type="float" office:value="173.51" calcext:value-type="float">
            <text:p>173.51</text:p>
          </table:table-cell>
          <table:table-cell office:value-type="float" office:value="176.08" calcext:value-type="float">
            <text:p>176.08</text:p>
          </table:table-cell>
          <table:table-cell table:number-columns-repeated="3" office:value-type="float" office:value="159.16" calcext:value-type="float">
            <text:p>159.16</text:p>
          </table:table-cell>
          <table:table-cell table:number-columns-repeated="2" office:value-type="float" office:value="166.04" calcext:value-type="float">
            <text:p>166.04</text:p>
          </table:table-cell>
          <table:table-cell office:value-type="float" office:value="151.28" calcext:value-type="float">
            <text:p>151.28</text:p>
          </table:table-cell>
          <table:table-cell office:value-type="float" office:value="191.85" calcext:value-type="float">
            <text:p>191.85</text:p>
          </table:table-cell>
          <table:table-cell table:number-columns-repeated="2" office:value-type="float" office:value="287.35" calcext:value-type="float">
            <text:p>287.35</text:p>
          </table:table-cell>
          <table:table-cell/>
        </table:table-row>
        <table:table-row table:style-name="ro1">
          <table:table-cell office:value-type="string" calcext:value-type="string">
            <text:p>14-12-2015</text:p>
          </table:table-cell>
          <table:table-cell office:value-type="float" office:value="253.64" calcext:value-type="float">
            <text:p>253.64</text:p>
          </table:table-cell>
          <table:table-cell table:number-columns-repeated="2" office:value-type="float" office:value="225.62" calcext:value-type="float">
            <text:p>225.62</text:p>
          </table:table-cell>
          <table:table-cell table:number-columns-repeated="2" office:value-type="float" office:value="287.69" calcext:value-type="float">
            <text:p>287.69</text:p>
          </table:table-cell>
          <table:table-cell office:value-type="float" office:value="302.06" calcext:value-type="float">
            <text:p>302.06</text:p>
          </table:table-cell>
          <table:table-cell office:value-type="float" office:value="286.67" calcext:value-type="float">
            <text:p>286.67</text:p>
          </table:table-cell>
          <table:table-cell office:value-type="float" office:value="287.69" calcext:value-type="float">
            <text:p>287.69</text:p>
          </table:table-cell>
          <table:table-cell office:value-type="float" office:value="218.76" calcext:value-type="float">
            <text:p>218.76</text:p>
          </table:table-cell>
          <table:table-cell office:value-type="float" office:value="208.72" calcext:value-type="float">
            <text:p>208.72</text:p>
          </table:table-cell>
          <table:table-cell office:value-type="float" office:value="185.41" calcext:value-type="float">
            <text:p>185.41</text:p>
          </table:table-cell>
          <table:table-cell table:number-columns-repeated="2" office:value-type="float" office:value="203.9" calcext:value-type="float">
            <text:p>203.9</text:p>
          </table:table-cell>
          <table:table-cell office:value-type="float" office:value="155.21" calcext:value-type="float">
            <text:p>155.21</text:p>
          </table:table-cell>
          <table:table-cell office:value-type="float" office:value="302.06" calcext:value-type="float">
            <text:p>302.06</text:p>
          </table:table-cell>
          <table:table-cell office:value-type="float" office:value="328.52" calcext:value-type="float">
            <text:p>328.52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15-12-2015</text:p>
          </table:table-cell>
          <table:table-cell office:value-type="float" office:value="207.49" calcext:value-type="float">
            <text:p>207.49</text:p>
          </table:table-cell>
          <table:table-cell table:number-columns-repeated="2" office:value-type="float" office:value="165.2" calcext:value-type="float">
            <text:p>165.2</text:p>
          </table:table-cell>
          <table:table-cell office:value-type="float" office:value="281.75" calcext:value-type="float">
            <text:p>281.75</text:p>
          </table:table-cell>
          <table:table-cell office:value-type="float" office:value="282.08" calcext:value-type="float">
            <text:p>282.08</text:p>
          </table:table-cell>
          <table:table-cell office:value-type="float" office:value="287.73" calcext:value-type="float">
            <text:p>287.73</text:p>
          </table:table-cell>
          <table:table-cell office:value-type="float" office:value="281.75" calcext:value-type="float">
            <text:p>281.75</text:p>
          </table:table-cell>
          <table:table-cell office:value-type="float" office:value="282.08" calcext:value-type="float">
            <text:p>282.08</text:p>
          </table:table-cell>
          <table:table-cell table:number-columns-repeated="3" office:value-type="float" office:value="160.46" calcext:value-type="float">
            <text:p>160.46</text:p>
          </table:table-cell>
          <table:table-cell table:number-columns-repeated="2" office:value-type="float" office:value="163.68" calcext:value-type="float">
            <text:p>163.68</text:p>
          </table:table-cell>
          <table:table-cell office:value-type="float" office:value="147.1" calcext:value-type="float">
            <text:p>147.1</text:p>
          </table:table-cell>
          <table:table-cell office:value-type="float" office:value="287.73" calcext:value-type="float">
            <text:p>287.73</text:p>
          </table:table-cell>
          <table:table-cell table:number-columns-repeated="2" office:value-type="float" office:value="333.36" calcext:value-type="float">
            <text:p>333.36</text:p>
          </table:table-cell>
          <table:table-cell/>
        </table:table-row>
        <table:table-row table:style-name="ro1">
          <table:table-cell office:value-type="string" calcext:value-type="string">
            <text:p>16-12-2015</text:p>
          </table:table-cell>
          <table:table-cell office:value-type="float" office:value="225.03" calcext:value-type="float">
            <text:p>225.03</text:p>
          </table:table-cell>
          <table:table-cell table:number-columns-repeated="2" office:value-type="float" office:value="207.97" calcext:value-type="float">
            <text:p>207.97</text:p>
          </table:table-cell>
          <table:table-cell table:number-columns-repeated="2" office:value-type="float" office:value="260.02" calcext:value-type="float">
            <text:p>260.02</text:p>
          </table:table-cell>
          <table:table-cell office:value-type="float" office:value="271.05" calcext:value-type="float">
            <text:p>271.05</text:p>
          </table:table-cell>
          <table:table-cell office:value-type="float" office:value="253.3" calcext:value-type="float">
            <text:p>253.3</text:p>
          </table:table-cell>
          <table:table-cell office:value-type="float" office:value="260.02" calcext:value-type="float">
            <text:p>260.02</text:p>
          </table:table-cell>
          <table:table-cell table:number-columns-repeated="3" office:value-type="float" office:value="164.64" calcext:value-type="float">
            <text:p>164.64</text:p>
          </table:table-cell>
          <table:table-cell table:number-columns-repeated="2" office:value-type="float" office:value="204.17" calcext:value-type="float">
            <text:p>204.17</text:p>
          </table:table-cell>
          <table:table-cell office:value-type="float" office:value="147.82" calcext:value-type="float">
            <text:p>147.82</text:p>
          </table:table-cell>
          <table:table-cell office:value-type="float" office:value="271.05" calcext:value-type="float">
            <text:p>271.05</text:p>
          </table:table-cell>
          <table:table-cell table:number-columns-repeated="2" office:value-type="float" office:value="335.58" calcext:value-type="float">
            <text:p>335.58</text:p>
          </table:table-cell>
          <table:table-cell/>
        </table:table-row>
        <table:table-row table:style-name="ro1">
          <table:table-cell office:value-type="string" calcext:value-type="string">
            <text:p>17-12-2015</text:p>
          </table:table-cell>
          <table:table-cell office:value-type="float" office:value="199.12" calcext:value-type="float">
            <text:p>199.12</text:p>
          </table:table-cell>
          <table:table-cell table:number-columns-repeated="2" office:value-type="float" office:value="206.61" calcext:value-type="float">
            <text:p>206.61</text:p>
          </table:table-cell>
          <table:table-cell table:number-columns-repeated="2" office:value-type="float" office:value="217.23" calcext:value-type="float">
            <text:p>217.23</text:p>
          </table:table-cell>
          <table:table-cell office:value-type="float" office:value="262.01" calcext:value-type="float">
            <text:p>262.01</text:p>
          </table:table-cell>
          <table:table-cell office:value-type="float" office:value="214.41" calcext:value-type="float">
            <text:p>214.41</text:p>
          </table:table-cell>
          <table:table-cell office:value-type="float" office:value="217.23" calcext:value-type="float">
            <text:p>217.23</text:p>
          </table:table-cell>
          <table:table-cell table:number-columns-repeated="3" office:value-type="float" office:value="153.74" calcext:value-type="float">
            <text:p>153.74</text:p>
          </table:table-cell>
          <table:table-cell table:number-columns-repeated="2" office:value-type="float" office:value="206.26" calcext:value-type="float">
            <text:p>206.26</text:p>
          </table:table-cell>
          <table:table-cell office:value-type="float" office:value="137.19" calcext:value-type="float">
            <text:p>137.19</text:p>
          </table:table-cell>
          <table:table-cell office:value-type="float" office:value="262.01" calcext:value-type="float">
            <text:p>262.01</text:p>
          </table:table-cell>
          <table:table-cell table:number-columns-repeated="2" office:value-type="float" office:value="327.14" calcext:value-type="float">
            <text:p>327.14</text:p>
          </table:table-cell>
          <table:table-cell/>
        </table:table-row>
        <table:table-row table:style-name="ro1">
          <table:table-cell office:value-type="string" calcext:value-type="string">
            <text:p>18-12-2015</text:p>
          </table:table-cell>
          <table:table-cell office:value-type="float" office:value="138.09" calcext:value-type="float">
            <text:p>138.09</text:p>
          </table:table-cell>
          <table:table-cell table:number-columns-repeated="4" office:value-type="float" office:value="135.7" calcext:value-type="float">
            <text:p>135.7</text:p>
          </table:table-cell>
          <table:table-cell office:value-type="float" office:value="222.61" calcext:value-type="float">
            <text:p>222.61</text:p>
          </table:table-cell>
          <table:table-cell table:number-columns-repeated="7" office:value-type="float" office:value="135.7" calcext:value-type="float">
            <text:p>135.7</text:p>
          </table:table-cell>
          <table:table-cell office:value-type="float" office:value="132.48" calcext:value-type="float">
            <text:p>132.48</text:p>
          </table:table-cell>
          <table:table-cell office:value-type="float" office:value="222.61" calcext:value-type="float">
            <text:p>222.61</text:p>
          </table:table-cell>
          <table:table-cell table:number-columns-repeated="2" office:value-type="float" office:value="328.86" calcext:value-type="float">
            <text:p>328.86</text:p>
          </table:table-cell>
          <table:table-cell/>
        </table:table-row>
        <table:table-row table:style-name="ro1">
          <table:table-cell office:value-type="string" calcext:value-type="string">
            <text:p>19-12-2015</text:p>
          </table:table-cell>
          <table:table-cell office:value-type="float" office:value="115.88" calcext:value-type="float">
            <text:p>115.88</text:p>
          </table:table-cell>
          <table:table-cell table:number-columns-repeated="4" office:value-type="float" office:value="115.78" calcext:value-type="float">
            <text:p>115.78</text:p>
          </table:table-cell>
          <table:table-cell office:value-type="float" office:value="129.36" calcext:value-type="float">
            <text:p>129.36</text:p>
          </table:table-cell>
          <table:table-cell office:value-type="float" office:value="113.12" calcext:value-type="float">
            <text:p>113.12</text:p>
          </table:table-cell>
          <table:table-cell office:value-type="float" office:value="115.78" calcext:value-type="float">
            <text:p>115.78</text:p>
          </table:table-cell>
          <table:table-cell table:number-columns-repeated="3" office:value-type="float" office:value="115.6" calcext:value-type="float">
            <text:p>115.6</text:p>
          </table:table-cell>
          <table:table-cell table:number-columns-repeated="3" office:value-type="float" office:value="115.78" calcext:value-type="float">
            <text:p>115.78</text:p>
          </table:table-cell>
          <table:table-cell office:value-type="float" office:value="129.36" calcext:value-type="float">
            <text:p>129.36</text:p>
          </table:table-cell>
          <table:table-cell table:number-columns-repeated="2" office:value-type="float" office:value="296.19" calcext:value-type="float">
            <text:p>296.19</text:p>
          </table:table-cell>
          <table:table-cell/>
        </table:table-row>
        <table:table-row table:style-name="ro1">
          <table:table-cell office:value-type="string" calcext:value-type="string">
            <text:p>20-12-2015</text:p>
          </table:table-cell>
          <table:table-cell office:value-type="float" office:value="95.62" calcext:value-type="float">
            <text:p>95.62</text:p>
          </table:table-cell>
          <table:table-cell table:number-columns-repeated="10" office:value-type="float" office:value="95.61" calcext:value-type="float">
            <text:p>95.61</text:p>
          </table:table-cell>
          <table:table-cell table:number-columns-repeated="3" office:value-type="float" office:value="95.79" calcext:value-type="float">
            <text:p>95.79</text:p>
          </table:table-cell>
          <table:table-cell office:value-type="float" office:value="95.61" calcext:value-type="float">
            <text:p>95.61</text:p>
          </table:table-cell>
          <table:table-cell table:number-columns-repeated="2" office:value-type="float" office:value="276.89" calcext:value-type="float">
            <text:p>276.89</text:p>
          </table:table-cell>
          <table:table-cell/>
        </table:table-row>
        <table:table-row table:style-name="ro1">
          <table:table-cell office:value-type="string" calcext:value-type="string">
            <text:p>21-12-2015</text:p>
          </table:table-cell>
          <table:table-cell office:value-type="float" office:value="100.41" calcext:value-type="float">
            <text:p>100.41</text:p>
          </table:table-cell>
          <table:table-cell table:number-columns-repeated="4" office:value-type="float" office:value="98.82" calcext:value-type="float">
            <text:p>98.82</text:p>
          </table:table-cell>
          <table:table-cell office:value-type="float" office:value="162.31" calcext:value-type="float">
            <text:p>162.31</text:p>
          </table:table-cell>
          <table:table-cell office:value-type="float" office:value="97.07" calcext:value-type="float">
            <text:p>97.07</text:p>
          </table:table-cell>
          <table:table-cell table:number-columns-repeated="4" office:value-type="float" office:value="98.82" calcext:value-type="float">
            <text:p>98.82</text:p>
          </table:table-cell>
          <table:table-cell table:number-columns-repeated="3" office:value-type="float" office:value="105.83" calcext:value-type="float">
            <text:p>105.83</text:p>
          </table:table-cell>
          <table:table-cell office:value-type="float" office:value="164.65" calcext:value-type="float">
            <text:p>164.65</text:p>
          </table:table-cell>
          <table:table-cell table:number-columns-repeated="2" office:value-type="float" office:value="308.77" calcext:value-type="float">
            <text:p>308.77</text:p>
          </table:table-cell>
          <table:table-cell/>
        </table:table-row>
        <table:table-row table:style-name="ro1">
          <table:table-cell office:value-type="string" calcext:value-type="string">
            <text:p>22-12-2015</text:p>
          </table:table-cell>
          <table:table-cell office:value-type="float" office:value="96.5" calcext:value-type="float">
            <text:p>96.5</text:p>
          </table:table-cell>
          <table:table-cell table:number-columns-repeated="4" office:value-type="float" office:value="97.68" calcext:value-type="float">
            <text:p>97.68</text:p>
          </table:table-cell>
          <table:table-cell office:value-type="float" office:value="152.48" calcext:value-type="float">
            <text:p>152.48</text:p>
          </table:table-cell>
          <table:table-cell office:value-type="float" office:value="79.67" calcext:value-type="float">
            <text:p>79.67</text:p>
          </table:table-cell>
          <table:table-cell office:value-type="float" office:value="85.58" calcext:value-type="float">
            <text:p>85.58</text:p>
          </table:table-cell>
          <table:table-cell table:number-columns-repeated="6" office:value-type="float" office:value="97.68" calcext:value-type="float">
            <text:p>97.68</text:p>
          </table:table-cell>
          <table:table-cell office:value-type="float" office:value="163.96" calcext:value-type="float">
            <text:p>163.96</text:p>
          </table:table-cell>
          <table:table-cell table:number-columns-repeated="2" office:value-type="float" office:value="255.23" calcext:value-type="float">
            <text:p>255.23</text:p>
          </table:table-cell>
          <table:table-cell/>
        </table:table-row>
        <table:table-row table:style-name="ro1">
          <table:table-cell office:value-type="string" calcext:value-type="string">
            <text:p>23-12-2015</text:p>
          </table:table-cell>
          <table:table-cell office:value-type="float" office:value="88.71" calcext:value-type="float">
            <text:p>88.71</text:p>
          </table:table-cell>
          <table:table-cell table:number-columns-repeated="4" office:value-type="float" office:value="88.7" calcext:value-type="float">
            <text:p>88.7</text:p>
          </table:table-cell>
          <table:table-cell office:value-type="float" office:value="126.16" calcext:value-type="float">
            <text:p>126.16</text:p>
          </table:table-cell>
          <table:table-cell office:value-type="float" office:value="85.36" calcext:value-type="float">
            <text:p>85.36</text:p>
          </table:table-cell>
          <table:table-cell office:value-type="float" office:value="86.01" calcext:value-type="float">
            <text:p>86.01</text:p>
          </table:table-cell>
          <table:table-cell office:value-type="float" office:value="88.7" calcext:value-type="float">
            <text:p>88.7</text:p>
          </table:table-cell>
          <table:table-cell office:value-type="float" office:value="88.01" calcext:value-type="float">
            <text:p>88.01</text:p>
          </table:table-cell>
          <table:table-cell table:number-columns-repeated="4" office:value-type="float" office:value="88.7" calcext:value-type="float">
            <text:p>88.7</text:p>
          </table:table-cell>
          <table:table-cell office:value-type="float" office:value="126.16" calcext:value-type="float">
            <text:p>126.16</text:p>
          </table:table-cell>
          <table:table-cell table:number-columns-repeated="2" office:value-type="float" office:value="252.12" calcext:value-type="float">
            <text:p>252.12</text:p>
          </table:table-cell>
          <table:table-cell/>
        </table:table-row>
        <table:table-row table:style-name="ro1">
          <table:table-cell office:value-type="string" calcext:value-type="string">
            <text:p>24-12-2015</text:p>
          </table:table-cell>
          <table:table-cell office:value-type="float" office:value="78.44" calcext:value-type="float">
            <text:p>78.44</text:p>
          </table:table-cell>
          <table:table-cell table:number-columns-repeated="5" office:value-type="float" office:value="81.6" calcext:value-type="float">
            <text:p>81.6</text:p>
          </table:table-cell>
          <table:table-cell office:value-type="float" office:value="72.68" calcext:value-type="float">
            <text:p>72.68</text:p>
          </table:table-cell>
          <table:table-cell office:value-type="float" office:value="80.63" calcext:value-type="float">
            <text:p>80.63</text:p>
          </table:table-cell>
          <table:table-cell office:value-type="float" office:value="76.94" calcext:value-type="float">
            <text:p>76.94</text:p>
          </table:table-cell>
          <table:table-cell office:value-type="float" office:value="74.91" calcext:value-type="float">
            <text:p>74.91</text:p>
          </table:table-cell>
          <table:table-cell office:value-type="float" office:value="76.94" calcext:value-type="float">
            <text:p>76.94</text:p>
          </table:table-cell>
          <table:table-cell table:number-columns-repeated="3" office:value-type="float" office:value="81.6" calcext:value-type="float">
            <text:p>81.6</text:p>
          </table:table-cell>
          <table:table-cell office:value-type="float" office:value="94.07" calcext:value-type="float">
            <text:p>94.07</text:p>
          </table:table-cell>
          <table:table-cell table:number-columns-repeated="2" office:value-type="float" office:value="214.84" calcext:value-type="float">
            <text:p>214.84</text:p>
          </table:table-cell>
          <table:table-cell/>
        </table:table-row>
        <table:table-row table:style-name="ro1">
          <table:table-cell office:value-type="string" calcext:value-type="string">
            <text:p>25-12-2015</text:p>
          </table:table-cell>
          <table:table-cell office:value-type="float" office:value="65.22" calcext:value-type="float">
            <text:p>65.22</text:p>
          </table:table-cell>
          <table:table-cell table:number-columns-repeated="5" office:value-type="float" office:value="66.61" calcext:value-type="float">
            <text:p>66.61</text:p>
          </table:table-cell>
          <table:table-cell office:value-type="float" office:value="61.65" calcext:value-type="float">
            <text:p>61.65</text:p>
          </table:table-cell>
          <table:table-cell office:value-type="float" office:value="64.62" calcext:value-type="float">
            <text:p>64.62</text:p>
          </table:table-cell>
          <table:table-cell office:value-type="float" office:value="66.59" calcext:value-type="float">
            <text:p>66.59</text:p>
          </table:table-cell>
          <table:table-cell office:value-type="float" office:value="65.13" calcext:value-type="float">
            <text:p>65.13</text:p>
          </table:table-cell>
          <table:table-cell office:value-type="float" office:value="66.59" calcext:value-type="float">
            <text:p>66.59</text:p>
          </table:table-cell>
          <table:table-cell table:number-columns-repeated="2" office:value-type="float" office:value="67.08" calcext:value-type="float">
            <text:p>67.08</text:p>
          </table:table-cell>
          <table:table-cell office:value-type="float" office:value="67.29" calcext:value-type="float">
            <text:p>67.29</text:p>
          </table:table-cell>
          <table:table-cell office:value-type="float" office:value="66.61" calcext:value-type="float">
            <text:p>66.61</text:p>
          </table:table-cell>
          <table:table-cell table:number-columns-repeated="2" office:value-type="float" office:value="177.85" calcext:value-type="float">
            <text:p>177.85</text:p>
          </table:table-cell>
          <table:table-cell/>
        </table:table-row>
        <table:table-row table:style-name="ro1">
          <table:table-cell office:value-type="string" calcext:value-type="string">
            <text:p>26-12-2015</text:p>
          </table:table-cell>
          <table:table-cell office:value-type="float" office:value="89.34" calcext:value-type="float">
            <text:p>89.34</text:p>
          </table:table-cell>
          <table:table-cell table:number-columns-repeated="5" office:value-type="float" office:value="90.49" calcext:value-type="float">
            <text:p>90.49</text:p>
          </table:table-cell>
          <table:table-cell office:value-type="float" office:value="82.62" calcext:value-type="float">
            <text:p>82.62</text:p>
          </table:table-cell>
          <table:table-cell office:value-type="float" office:value="90.49" calcext:value-type="float">
            <text:p>90.49</text:p>
          </table:table-cell>
          <table:table-cell office:value-type="float" office:value="87.34" calcext:value-type="float">
            <text:p>87.34</text:p>
          </table:table-cell>
          <table:table-cell office:value-type="float" office:value="83.67" calcext:value-type="float">
            <text:p>83.67</text:p>
          </table:table-cell>
          <table:table-cell office:value-type="float" office:value="87.34" calcext:value-type="float">
            <text:p>87.34</text:p>
          </table:table-cell>
          <table:table-cell table:number-columns-repeated="4" office:value-type="float" office:value="90.49" calcext:value-type="float">
            <text:p>90.49</text:p>
          </table:table-cell>
          <table:table-cell table:number-columns-repeated="2" office:value-type="float" office:value="189.65" calcext:value-type="float">
            <text:p>189.65</text:p>
          </table:table-cell>
          <table:table-cell/>
        </table:table-row>
        <table:table-row table:style-name="ro1">
          <table:table-cell office:value-type="string" calcext:value-type="string">
            <text:p>27-12-2015</text:p>
          </table:table-cell>
          <table:table-cell office:value-type="float" office:value="103.21" calcext:value-type="float">
            <text:p>103.21</text:p>
          </table:table-cell>
          <table:table-cell table:number-columns-repeated="4" office:value-type="float" office:value="109.96" calcext:value-type="float">
            <text:p>109.96</text:p>
          </table:table-cell>
          <table:table-cell office:value-type="float" office:value="140.22" calcext:value-type="float">
            <text:p>140.22</text:p>
          </table:table-cell>
          <table:table-cell office:value-type="float" office:value="74.98" calcext:value-type="float">
            <text:p>74.98</text:p>
          </table:table-cell>
          <table:table-cell office:value-type="float" office:value="109.96" calcext:value-type="float">
            <text:p>109.96</text:p>
          </table:table-cell>
          <table:table-cell office:value-type="float" office:value="102.38" calcext:value-type="float">
            <text:p>102.38</text:p>
          </table:table-cell>
          <table:table-cell office:value-type="float" office:value="88.83" calcext:value-type="float">
            <text:p>88.83</text:p>
          </table:table-cell>
          <table:table-cell office:value-type="float" office:value="102.38" calcext:value-type="float">
            <text:p>102.38</text:p>
          </table:table-cell>
          <table:table-cell table:number-columns-repeated="3" office:value-type="float" office:value="109.96" calcext:value-type="float">
            <text:p>109.96</text:p>
          </table:table-cell>
          <table:table-cell office:value-type="float" office:value="151.68" calcext:value-type="float">
            <text:p>151.68</text:p>
          </table:table-cell>
          <table:table-cell table:number-columns-repeated="2" office:value-type="float" office:value="230.65" calcext:value-type="float">
            <text:p>230.65</text:p>
          </table:table-cell>
          <table:table-cell/>
        </table:table-row>
        <table:table-row table:style-name="ro1">
          <table:table-cell office:value-type="string" calcext:value-type="string">
            <text:p>28-12-2015</text:p>
          </table:table-cell>
          <table:table-cell office:value-type="float" office:value="158.14" calcext:value-type="float">
            <text:p>158.14</text:p>
          </table:table-cell>
          <table:table-cell table:number-columns-repeated="3" office:value-type="float" office:value="140.7" calcext:value-type="float">
            <text:p>140.7</text:p>
          </table:table-cell>
          <table:table-cell office:value-type="float" office:value="147.95" calcext:value-type="float">
            <text:p>147.95</text:p>
          </table:table-cell>
          <table:table-cell office:value-type="float" office:value="297.19" calcext:value-type="float">
            <text:p>297.19</text:p>
          </table:table-cell>
          <table:table-cell office:value-type="float" office:value="132.14" calcext:value-type="float">
            <text:p>132.14</text:p>
          </table:table-cell>
          <table:table-cell office:value-type="float" office:value="147.95" calcext:value-type="float">
            <text:p>147.95</text:p>
          </table:table-cell>
          <table:table-cell office:value-type="float" office:value="134.67" calcext:value-type="float">
            <text:p>134.67</text:p>
          </table:table-cell>
          <table:table-cell office:value-type="float" office:value="131.04" calcext:value-type="float">
            <text:p>131.04</text:p>
          </table:table-cell>
          <table:table-cell office:value-type="float" office:value="134.53" calcext:value-type="float">
            <text:p>134.53</text:p>
          </table:table-cell>
          <table:table-cell table:number-columns-repeated="3" office:value-type="float" office:value="134.22" calcext:value-type="float">
            <text:p>134.22</text:p>
          </table:table-cell>
          <table:table-cell office:value-type="float" office:value="297.19" calcext:value-type="float">
            <text:p>297.19</text:p>
          </table:table-cell>
          <table:table-cell table:number-columns-repeated="2" office:value-type="float" office:value="306.46" calcext:value-type="float">
            <text:p>306.46</text:p>
          </table:table-cell>
          <table:table-cell/>
        </table:table-row>
        <table:table-row table:style-name="ro1">
          <table:table-cell office:value-type="string" calcext:value-type="string">
            <text:p>29-12-2015</text:p>
          </table:table-cell>
          <table:table-cell office:value-type="float" office:value="122.7" calcext:value-type="float">
            <text:p>122.7</text:p>
          </table:table-cell>
          <table:table-cell table:number-columns-repeated="4" office:value-type="float" office:value="121.01" calcext:value-type="float">
            <text:p>121.01</text:p>
          </table:table-cell>
          <table:table-cell office:value-type="float" office:value="251.13" calcext:value-type="float">
            <text:p>251.13</text:p>
          </table:table-cell>
          <table:table-cell office:value-type="float" office:value="111.29" calcext:value-type="float">
            <text:p>111.29</text:p>
          </table:table-cell>
          <table:table-cell office:value-type="float" office:value="121.01" calcext:value-type="float">
            <text:p>121.01</text:p>
          </table:table-cell>
          <table:table-cell office:value-type="float" office:value="120.8" calcext:value-type="float">
            <text:p>120.8</text:p>
          </table:table-cell>
          <table:table-cell office:value-type="float" office:value="111.29" calcext:value-type="float">
            <text:p>111.29</text:p>
          </table:table-cell>
          <table:table-cell office:value-type="float" office:value="120.8" calcext:value-type="float">
            <text:p>120.8</text:p>
          </table:table-cell>
          <table:table-cell table:number-columns-repeated="3" office:value-type="float" office:value="121.01" calcext:value-type="float">
            <text:p>121.01</text:p>
          </table:table-cell>
          <table:table-cell office:value-type="float" office:value="251.13" calcext:value-type="float">
            <text:p>251.13</text:p>
          </table:table-cell>
          <table:table-cell table:number-columns-repeated="2" office:value-type="float" office:value="313.88" calcext:value-type="float">
            <text:p>313.88</text:p>
          </table:table-cell>
          <table:table-cell/>
        </table:table-row>
        <table:table-row table:style-name="ro1">
          <table:table-cell office:value-type="string" calcext:value-type="string">
            <text:p>30-12-2015</text:p>
          </table:table-cell>
          <table:table-cell office:value-type="float" office:value="119.46" calcext:value-type="float">
            <text:p>119.46</text:p>
          </table:table-cell>
          <table:table-cell table:number-columns-repeated="4" office:value-type="float" office:value="116.88" calcext:value-type="float">
            <text:p>116.88</text:p>
          </table:table-cell>
          <table:table-cell office:value-type="float" office:value="237.15" calcext:value-type="float">
            <text:p>237.15</text:p>
          </table:table-cell>
          <table:table-cell office:value-type="float" office:value="116.82" calcext:value-type="float">
            <text:p>116.82</text:p>
          </table:table-cell>
          <table:table-cell table:number-columns-repeated="2" office:value-type="float" office:value="116.88" calcext:value-type="float">
            <text:p>116.88</text:p>
          </table:table-cell>
          <table:table-cell office:value-type="float" office:value="116.82" calcext:value-type="float">
            <text:p>116.82</text:p>
          </table:table-cell>
          <table:table-cell table:number-columns-repeated="4" office:value-type="float" office:value="116.88" calcext:value-type="float">
            <text:p>116.88</text:p>
          </table:table-cell>
          <table:table-cell office:value-type="float" office:value="237.15" calcext:value-type="float">
            <text:p>237.15</text:p>
          </table:table-cell>
          <table:table-cell table:number-columns-repeated="2" office:value-type="float" office:value="291.13" calcext:value-type="float">
            <text:p>291.13</text:p>
          </table:table-cell>
          <table:table-cell/>
        </table:table-row>
        <table:table-row table:style-name="ro1">
          <table:table-cell office:value-type="string" calcext:value-type="string">
            <text:p>31-12-2015</text:p>
          </table:table-cell>
          <table:table-cell office:value-type="float" office:value="115.46" calcext:value-type="float">
            <text:p>115.46</text:p>
          </table:table-cell>
          <table:table-cell table:number-columns-repeated="4" office:value-type="float" office:value="114.05" calcext:value-type="float">
            <text:p>114.05</text:p>
          </table:table-cell>
          <table:table-cell office:value-type="float" office:value="187.73" calcext:value-type="float">
            <text:p>187.73</text:p>
          </table:table-cell>
          <table:table-cell office:value-type="float" office:value="102.05" calcext:value-type="float">
            <text:p>102.05</text:p>
          </table:table-cell>
          <table:table-cell table:number-columns-repeated="7" office:value-type="float" office:value="114.05" calcext:value-type="float">
            <text:p>114.05</text:p>
          </table:table-cell>
          <table:table-cell office:value-type="float" office:value="187.73" calcext:value-type="float">
            <text:p>187.73</text:p>
          </table:table-cell>
          <table:table-cell table:number-columns-repeated="2" office:value-type="float" office:value="254.75" calcext:value-type="float">
            <text:p>254.75</text:p>
          </table:table-cell>
          <table:table-cell/>
        </table:table-row>
        <table:table-row table:style-name="ro1">
          <table:table-cell office:value-type="string" calcext:value-type="string">
            <text:p>01-01-2016</text:p>
          </table:table-cell>
          <table:table-cell office:value-type="float" office:value="123.9" calcext:value-type="float">
            <text:p>123.9</text:p>
          </table:table-cell>
          <table:table-cell table:number-columns-repeated="2" office:value-type="float" office:value="123.78" calcext:value-type="float">
            <text:p>123.78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6.26" calcext:value-type="float">
            <text:p>126.26</text:p>
          </table:table-cell>
          <table:table-cell table:number-columns-repeated="5" office:value-type="float" office:value="124" calcext:value-type="float">
            <text:p>124</text:p>
          </table:table-cell>
          <table:table-cell table:number-columns-repeated="3" office:value-type="float" office:value="123.78" calcext:value-type="float">
            <text:p>123.78</text:p>
          </table:table-cell>
          <table:table-cell office:value-type="float" office:value="126.26" calcext:value-type="float">
            <text:p>126.26</text:p>
          </table:table-cell>
          <table:table-cell table:number-columns-repeated="2" office:value-type="float" office:value="210.11" calcext:value-type="float">
            <text:p>210.11</text:p>
          </table:table-cell>
          <table:table-cell/>
        </table:table-row>
        <table:table-row table:style-name="ro1">
          <table:table-cell office:value-type="string" calcext:value-type="string">
            <text:p>02-01-2016</text:p>
          </table:table-cell>
          <table:table-cell office:value-type="float" office:value="117.11" calcext:value-type="float">
            <text:p>117.11</text:p>
          </table:table-cell>
          <table:table-cell table:number-columns-repeated="4" office:value-type="float" office:value="116.51" calcext:value-type="float">
            <text:p>116.51</text:p>
          </table:table-cell>
          <table:table-cell office:value-type="float" office:value="174.91" calcext:value-type="float">
            <text:p>174.91</text:p>
          </table:table-cell>
          <table:table-cell office:value-type="float" office:value="106.91" calcext:value-type="float">
            <text:p>106.91</text:p>
          </table:table-cell>
          <table:table-cell table:number-columns-repeated="2" office:value-type="float" office:value="116.51" calcext:value-type="float">
            <text:p>116.51</text:p>
          </table:table-cell>
          <table:table-cell office:value-type="float" office:value="114.88" calcext:value-type="float">
            <text:p>114.88</text:p>
          </table:table-cell>
          <table:table-cell office:value-type="float" office:value="116.51" calcext:value-type="float">
            <text:p>116.51</text:p>
          </table:table-cell>
          <table:table-cell table:number-columns-repeated="3" office:value-type="float" office:value="116.6" calcext:value-type="float">
            <text:p>116.6</text:p>
          </table:table-cell>
          <table:table-cell office:value-type="float" office:value="174.91" calcext:value-type="float">
            <text:p>174.91</text:p>
          </table:table-cell>
          <table:table-cell table:number-columns-repeated="2" office:value-type="float" office:value="236.85" calcext:value-type="float">
            <text:p>236.85</text:p>
          </table:table-cell>
          <table:table-cell/>
        </table:table-row>
        <table:table-row table:style-name="ro1">
          <table:table-cell office:value-type="string" calcext:value-type="string">
            <text:p>03-01-2016</text:p>
          </table:table-cell>
          <table:table-cell office:value-type="float" office:value="125.35" calcext:value-type="float">
            <text:p>125.35</text:p>
          </table:table-cell>
          <table:table-cell table:number-columns-repeated="4" office:value-type="float" office:value="126.53" calcext:value-type="float">
            <text:p>126.53</text:p>
          </table:table-cell>
          <table:table-cell office:value-type="float" office:value="144.67" calcext:value-type="float">
            <text:p>144.67</text:p>
          </table:table-cell>
          <table:table-cell office:value-type="float" office:value="87.83" calcext:value-type="float">
            <text:p>87.83</text:p>
          </table:table-cell>
          <table:table-cell table:number-columns-repeated="2" office:value-type="float" office:value="126.53" calcext:value-type="float">
            <text:p>126.53</text:p>
          </table:table-cell>
          <table:table-cell office:value-type="float" office:value="119.76" calcext:value-type="float">
            <text:p>119.76</text:p>
          </table:table-cell>
          <table:table-cell office:value-type="float" office:value="126.53" calcext:value-type="float">
            <text:p>126.53</text:p>
          </table:table-cell>
          <table:table-cell table:number-columns-repeated="3" office:value-type="float" office:value="127.03" calcext:value-type="float">
            <text:p>127.03</text:p>
          </table:table-cell>
          <table:table-cell office:value-type="float" office:value="144.67" calcext:value-type="float">
            <text:p>144.67</text:p>
          </table:table-cell>
          <table:table-cell table:number-columns-repeated="2" office:value-type="float" office:value="270.7" calcext:value-type="float">
            <text:p>270.7</text:p>
          </table:table-cell>
          <table:table-cell office:value-type="float" office:value="144.67" calcext:value-type="float">
            <text:p>144.67</text:p>
          </table:table-cell>
        </table:table-row>
        <table:table-row table:style-name="ro1">
          <table:table-cell office:value-type="string" calcext:value-type="string">
            <text:p>04-01-2016</text:p>
          </table:table-cell>
          <table:table-cell office:value-type="float" office:value="143.31" calcext:value-type="float">
            <text:p>143.31</text:p>
          </table:table-cell>
          <table:table-cell table:number-columns-repeated="2" office:value-type="float" office:value="139.46" calcext:value-type="float">
            <text:p>139.46</text:p>
          </table:table-cell>
          <table:table-cell table:number-columns-repeated="2" office:value-type="float" office:value="142.23" calcext:value-type="float">
            <text:p>142.23</text:p>
          </table:table-cell>
          <table:table-cell office:value-type="float" office:value="216.34" calcext:value-type="float">
            <text:p>216.34</text:p>
          </table:table-cell>
          <table:table-cell office:value-type="float" office:value="126.25" calcext:value-type="float">
            <text:p>126.25</text:p>
          </table:table-cell>
          <table:table-cell table:number-columns-repeated="2" office:value-type="float" office:value="142.23" calcext:value-type="float">
            <text:p>142.23</text:p>
          </table:table-cell>
          <table:table-cell office:value-type="float" office:value="138.54" calcext:value-type="float">
            <text:p>138.54</text:p>
          </table:table-cell>
          <table:table-cell office:value-type="float" office:value="139.53" calcext:value-type="float">
            <text:p>139.53</text:p>
          </table:table-cell>
          <table:table-cell table:number-columns-repeated="3" office:value-type="float" office:value="139.46" calcext:value-type="float">
            <text:p>139.46</text:p>
          </table:table-cell>
          <table:table-cell office:value-type="float" office:value="216.34" calcext:value-type="float">
            <text:p>216.34</text:p>
          </table:table-cell>
          <table:table-cell table:number-columns-repeated="2" office:value-type="float" office:value="334.48" calcext:value-type="float">
            <text:p>334.48</text:p>
          </table:table-cell>
          <table:table-cell office:value-type="float" office:value="216.34" calcext:value-type="float">
            <text:p>216.34</text:p>
          </table:table-cell>
        </table:table-row>
        <table:table-row table:style-name="ro1">
          <table:table-cell office:value-type="string" calcext:value-type="string">
            <text:p>05-01-2016</text:p>
          </table:table-cell>
          <table:table-cell office:value-type="float" office:value="170.74" calcext:value-type="float">
            <text:p>170.74</text:p>
          </table:table-cell>
          <table:table-cell table:number-columns-repeated="4" office:value-type="float" office:value="158.05" calcext:value-type="float">
            <text:p>158.05</text:p>
          </table:table-cell>
          <table:table-cell office:value-type="float" office:value="245.52" calcext:value-type="float">
            <text:p>245.52</text:p>
          </table:table-cell>
          <table:table-cell office:value-type="float" office:value="147.48" calcext:value-type="float">
            <text:p>147.48</text:p>
          </table:table-cell>
          <table:table-cell table:number-columns-repeated="2" office:value-type="float" office:value="158.05" calcext:value-type="float">
            <text:p>158.05</text:p>
          </table:table-cell>
          <table:table-cell table:number-columns-repeated="2" office:value-type="float" office:value="147.48" calcext:value-type="float">
            <text:p>147.48</text:p>
          </table:table-cell>
          <table:table-cell table:number-columns-repeated="2" office:value-type="float" office:value="158.05" calcext:value-type="float">
            <text:p>158.05</text:p>
          </table:table-cell>
          <table:table-cell office:value-type="float" office:value="152.47" calcext:value-type="float">
            <text:p>152.47</text:p>
          </table:table-cell>
          <table:table-cell office:value-type="float" office:value="245.52" calcext:value-type="float">
            <text:p>245.52</text:p>
          </table:table-cell>
          <table:table-cell table:number-columns-repeated="2" office:value-type="float" office:value="345.8" calcext:value-type="float">
            <text:p>345.8</text:p>
          </table:table-cell>
          <table:table-cell office:value-type="float" office:value="245.52" calcext:value-type="float">
            <text:p>245.52</text:p>
          </table:table-cell>
        </table:table-row>
        <table:table-row table:style-name="ro1">
          <table:table-cell office:value-type="string" calcext:value-type="string">
            <text:p>06-01-2016</text:p>
          </table:table-cell>
          <table:table-cell office:value-type="float" office:value="224.52" calcext:value-type="float">
            <text:p>224.52</text:p>
          </table:table-cell>
          <table:table-cell table:number-columns-repeated="4" office:value-type="float" office:value="214.1" calcext:value-type="float">
            <text:p>214.1</text:p>
          </table:table-cell>
          <table:table-cell office:value-type="float" office:value="272.15" calcext:value-type="float">
            <text:p>272.15</text:p>
          </table:table-cell>
          <table:table-cell office:value-type="float" office:value="192.17" calcext:value-type="float">
            <text:p>192.17</text:p>
          </table:table-cell>
          <table:table-cell table:number-columns-repeated="2" office:value-type="float" office:value="214.1" calcext:value-type="float">
            <text:p>214.1</text:p>
          </table:table-cell>
          <table:table-cell table:number-columns-repeated="2" office:value-type="float" office:value="192.17" calcext:value-type="float">
            <text:p>192.17</text:p>
          </table:table-cell>
          <table:table-cell table:number-columns-repeated="3" office:value-type="float" office:value="214.1" calcext:value-type="float">
            <text:p>214.1</text:p>
          </table:table-cell>
          <table:table-cell office:value-type="float" office:value="272.15" calcext:value-type="float">
            <text:p>272.15</text:p>
          </table:table-cell>
          <table:table-cell table:number-columns-repeated="2" office:value-type="float" office:value="321.48" calcext:value-type="float">
            <text:p>321.48</text:p>
          </table:table-cell>
          <table:table-cell office:value-type="float" office:value="272.15" calcext:value-type="float">
            <text:p>272.15</text:p>
          </table:table-cell>
        </table:table-row>
        <table:table-row table:style-name="ro1">
          <table:table-cell office:value-type="string" calcext:value-type="string">
            <text:p>07-01-2016</text:p>
          </table:table-cell>
          <table:table-cell office:value-type="float" office:value="290.51" calcext:value-type="float">
            <text:p>290.51</text:p>
          </table:table-cell>
          <table:table-cell table:number-columns-repeated="4" office:value-type="float" office:value="372.9" calcext:value-type="float">
            <text:p>372.9</text:p>
          </table:table-cell>
          <table:table-cell office:value-type="float" office:value="432.02" calcext:value-type="float">
            <text:p>432.02</text:p>
          </table:table-cell>
          <table:table-cell office:value-type="float" office:value="178.92" calcext:value-type="float">
            <text:p>178.92</text:p>
          </table:table-cell>
          <table:table-cell office:value-type="float" office:value="372.9" calcext:value-type="float">
            <text:p>372.9</text:p>
          </table:table-cell>
          <table:table-cell office:value-type="float" office:value="359.29" calcext:value-type="float">
            <text:p>359.29</text:p>
          </table:table-cell>
          <table:table-cell table:number-columns-repeated="2" office:value-type="float" office:value="178.92" calcext:value-type="float">
            <text:p>178.92</text:p>
          </table:table-cell>
          <table:table-cell table:number-columns-repeated="3" office:value-type="float" office:value="372.9" calcext:value-type="float">
            <text:p>372.9</text:p>
          </table:table-cell>
          <table:table-cell office:value-type="float" office:value="432.02" calcext:value-type="float">
            <text:p>432.02</text:p>
          </table:table-cell>
          <table:table-cell table:number-columns-repeated="2" office:value-type="float" office:value="440.42" calcext:value-type="float">
            <text:p>440.42</text:p>
          </table:table-cell>
          <table:table-cell office:value-type="float" office:value="432.02" calcext:value-type="float">
            <text:p>432.02</text:p>
          </table:table-cell>
        </table:table-row>
        <table:table-row table:style-name="ro1">
          <table:table-cell office:value-type="string" calcext:value-type="string">
            <text:p>08-01-2016</text:p>
          </table:table-cell>
          <table:table-cell office:value-type="float" office:value="244.32" calcext:value-type="float">
            <text:p>244.32</text:p>
          </table:table-cell>
          <table:table-cell table:number-columns-repeated="4" office:value-type="float" office:value="227.38" calcext:value-type="float">
            <text:p>227.38</text:p>
          </table:table-cell>
          <table:table-cell office:value-type="float" office:value="396.27" calcext:value-type="float">
            <text:p>396.27</text:p>
          </table:table-cell>
          <table:table-cell office:value-type="float" office:value="191.07" calcext:value-type="float">
            <text:p>191.07</text:p>
          </table:table-cell>
          <table:table-cell office:value-type="float" office:value="227.38" calcext:value-type="float">
            <text:p>227.38</text:p>
          </table:table-cell>
          <table:table-cell office:value-type="float" office:value="221.1" calcext:value-type="float">
            <text:p>221.1</text:p>
          </table:table-cell>
          <table:table-cell office:value-type="float" office:value="200.59" calcext:value-type="float">
            <text:p>200.59</text:p>
          </table:table-cell>
          <table:table-cell office:value-type="float" office:value="201.29" calcext:value-type="float">
            <text:p>201.29</text:p>
          </table:table-cell>
          <table:table-cell table:number-columns-repeated="3" office:value-type="float" office:value="227.38" calcext:value-type="float">
            <text:p>227.38</text:p>
          </table:table-cell>
          <table:table-cell office:value-type="float" office:value="396.27" calcext:value-type="float">
            <text:p>396.27</text:p>
          </table:table-cell>
          <table:table-cell table:number-columns-repeated="2" office:value-type="float" office:value="432.22" calcext:value-type="float">
            <text:p>432.22</text:p>
          </table:table-cell>
          <table:table-cell office:value-type="float" office:value="396.27" calcext:value-type="float">
            <text:p>396.27</text:p>
          </table:table-cell>
        </table:table-row>
        <table:table-row table:style-name="ro1">
          <table:table-cell office:value-type="string" calcext:value-type="string">
            <text:p>09-01-2016</text:p>
          </table:table-cell>
          <table:table-cell office:value-type="float" office:value="198.69" calcext:value-type="float">
            <text:p>198.69</text:p>
          </table:table-cell>
          <table:table-cell table:number-columns-repeated="4" office:value-type="float" office:value="184.89" calcext:value-type="float">
            <text:p>184.89</text:p>
          </table:table-cell>
          <table:table-cell office:value-type="float" office:value="253.89" calcext:value-type="float">
            <text:p>253.89</text:p>
          </table:table-cell>
          <table:table-cell office:value-type="float" office:value="182.12" calcext:value-type="float">
            <text:p>182.12</text:p>
          </table:table-cell>
          <table:table-cell office:value-type="float" office:value="184.89" calcext:value-type="float">
            <text:p>184.89</text:p>
          </table:table-cell>
          <table:table-cell table:number-columns-repeated="3" office:value-type="float" office:value="182.12" calcext:value-type="float">
            <text:p>182.12</text:p>
          </table:table-cell>
          <table:table-cell table:number-columns-repeated="2" office:value-type="float" office:value="184.89" calcext:value-type="float">
            <text:p>184.89</text:p>
          </table:table-cell>
          <table:table-cell office:value-type="float" office:value="183.66" calcext:value-type="float">
            <text:p>183.66</text:p>
          </table:table-cell>
          <table:table-cell office:value-type="float" office:value="253.89" calcext:value-type="float">
            <text:p>253.89</text:p>
          </table:table-cell>
          <table:table-cell table:number-columns-repeated="2" office:value-type="float" office:value="622.66" calcext:value-type="float">
            <text:p>622.66</text:p>
          </table:table-cell>
          <table:table-cell office:value-type="float" office:value="253.89" calcext:value-type="float">
            <text:p>253.89</text:p>
          </table:table-cell>
        </table:table-row>
        <table:table-row table:style-name="ro1">
          <table:table-cell office:value-type="string" calcext:value-type="string">
            <text:p>10-01-2016</text:p>
          </table:table-cell>
          <table:table-cell office:value-type="float" office:value="164.88" calcext:value-type="float">
            <text:p>164.88</text:p>
          </table:table-cell>
          <table:table-cell table:number-columns-repeated="4" office:value-type="float" office:value="160.44" calcext:value-type="float">
            <text:p>160.44</text:p>
          </table:table-cell>
          <table:table-cell office:value-type="float" office:value="218.46" calcext:value-type="float">
            <text:p>218.46</text:p>
          </table:table-cell>
          <table:table-cell office:value-type="float" office:value="158.04" calcext:value-type="float">
            <text:p>158.04</text:p>
          </table:table-cell>
          <table:table-cell office:value-type="float" office:value="160.5" calcext:value-type="float">
            <text:p>160.5</text:p>
          </table:table-cell>
          <table:table-cell office:value-type="float" office:value="160.44" calcext:value-type="float">
            <text:p>160.44</text:p>
          </table:table-cell>
          <table:table-cell table:number-columns-repeated="2" office:value-type="float" office:value="160.21" calcext:value-type="float">
            <text:p>160.21</text:p>
          </table:table-cell>
          <table:table-cell table:number-columns-repeated="2" office:value-type="float" office:value="160.44" calcext:value-type="float">
            <text:p>160.44</text:p>
          </table:table-cell>
          <table:table-cell office:value-type="float" office:value="160.31" calcext:value-type="float">
            <text:p>160.31</text:p>
          </table:table-cell>
          <table:table-cell office:value-type="float" office:value="218.46" calcext:value-type="float">
            <text:p>218.46</text:p>
          </table:table-cell>
          <table:table-cell table:number-columns-repeated="2" office:value-type="float" office:value="342.85" calcext:value-type="float">
            <text:p>342.85</text:p>
          </table:table-cell>
          <table:table-cell office:value-type="float" office:value="218.46" calcext:value-type="float">
            <text:p>218.46</text:p>
          </table:table-cell>
        </table:table-row>
        <table:table-row table:style-name="ro1">
          <table:table-cell office:value-type="string" calcext:value-type="string">
            <text:p>11-01-2016</text:p>
          </table:table-cell>
          <table:table-cell office:value-type="float" office:value="249.01" calcext:value-type="float">
            <text:p>249.01</text:p>
          </table:table-cell>
          <table:table-cell table:number-columns-repeated="2" office:value-type="float" office:value="184.17" calcext:value-type="float">
            <text:p>184.17</text:p>
          </table:table-cell>
          <table:table-cell office:value-type="float" office:value="242.3" calcext:value-type="float">
            <text:p>242.3</text:p>
          </table:table-cell>
          <table:table-cell office:value-type="float" office:value="244.09" calcext:value-type="float">
            <text:p>244.09</text:p>
          </table:table-cell>
          <table:table-cell office:value-type="float" office:value="314.27" calcext:value-type="float">
            <text:p>314.27</text:p>
          </table:table-cell>
          <table:table-cell office:value-type="float" office:value="242.3" calcext:value-type="float">
            <text:p>242.3</text:p>
          </table:table-cell>
          <table:table-cell office:value-type="float" office:value="244.09" calcext:value-type="float">
            <text:p>244.09</text:p>
          </table:table-cell>
          <table:table-cell table:number-columns-repeated="3" office:value-type="float" office:value="242.3" calcext:value-type="float">
            <text:p>242.3</text:p>
          </table:table-cell>
          <table:table-cell table:number-columns-repeated="2" office:value-type="float" office:value="184.17" calcext:value-type="float">
            <text:p>184.17</text:p>
          </table:table-cell>
          <table:table-cell office:value-type="float" office:value="183.78" calcext:value-type="float">
            <text:p>183.78</text:p>
          </table:table-cell>
          <table:table-cell office:value-type="float" office:value="314.27" calcext:value-type="float">
            <text:p>314.27</text:p>
          </table:table-cell>
          <table:table-cell table:number-columns-repeated="2" office:value-type="float" office:value="652.17" calcext:value-type="float">
            <text:p>652.17</text:p>
          </table:table-cell>
          <table:table-cell/>
        </table:table-row>
        <table:table-row table:style-name="ro1">
          <table:table-cell office:value-type="string" calcext:value-type="string">
            <text:p>12-01-2016</text:p>
          </table:table-cell>
          <table:table-cell office:value-type="float" office:value="233.7" calcext:value-type="float">
            <text:p>233.7</text:p>
          </table:table-cell>
          <table:table-cell table:number-columns-repeated="2" office:value-type="float" office:value="181.96" calcext:value-type="float">
            <text:p>181.96</text:p>
          </table:table-cell>
          <table:table-cell office:value-type="float" office:value="228.17" calcext:value-type="float">
            <text:p>228.17</text:p>
          </table:table-cell>
          <table:table-cell office:value-type="float" office:value="228.26" calcext:value-type="float">
            <text:p>228.26</text:p>
          </table:table-cell>
          <table:table-cell office:value-type="float" office:value="255.6" calcext:value-type="float">
            <text:p>255.6</text:p>
          </table:table-cell>
          <table:table-cell office:value-type="float" office:value="220.34" calcext:value-type="float">
            <text:p>220.34</text:p>
          </table:table-cell>
          <table:table-cell office:value-type="float" office:value="228.49" calcext:value-type="float">
            <text:p>228.49</text:p>
          </table:table-cell>
          <table:table-cell table:number-columns-repeated="3" office:value-type="float" office:value="220.34" calcext:value-type="float">
            <text:p>220.34</text:p>
          </table:table-cell>
          <table:table-cell table:number-columns-repeated="3" office:value-type="float" office:value="181.96" calcext:value-type="float">
            <text:p>181.96</text:p>
          </table:table-cell>
          <table:table-cell office:value-type="float" office:value="255.6" calcext:value-type="float">
            <text:p>255.6</text:p>
          </table:table-cell>
          <table:table-cell table:number-columns-repeated="2" office:value-type="float" office:value="494.85" calcext:value-type="float">
            <text:p>494.85</text:p>
          </table:table-cell>
          <table:table-cell/>
        </table:table-row>
        <table:table-row table:style-name="ro1">
          <table:table-cell office:value-type="string" calcext:value-type="string">
            <text:p>13-01-2016</text:p>
          </table:table-cell>
          <table:table-cell office:value-type="float" office:value="250.59" calcext:value-type="float">
            <text:p>250.59</text:p>
          </table:table-cell>
          <table:table-cell table:number-columns-repeated="2" office:value-type="float" office:value="228.99" calcext:value-type="float">
            <text:p>228.99</text:p>
          </table:table-cell>
          <table:table-cell table:number-columns-repeated="2" office:value-type="float" office:value="257.18" calcext:value-type="float">
            <text:p>257.18</text:p>
          </table:table-cell>
          <table:table-cell office:value-type="float" office:value="274.75" calcext:value-type="float">
            <text:p>274.75</text:p>
          </table:table-cell>
          <table:table-cell office:value-type="float" office:value="218.13" calcext:value-type="float">
            <text:p>218.13</text:p>
          </table:table-cell>
          <table:table-cell office:value-type="float" office:value="257.18" calcext:value-type="float">
            <text:p>257.18</text:p>
          </table:table-cell>
          <table:table-cell office:value-type="float" office:value="223.98" calcext:value-type="float">
            <text:p>223.98</text:p>
          </table:table-cell>
          <table:table-cell table:number-columns-repeated="2" office:value-type="float" office:value="217.23" calcext:value-type="float">
            <text:p>217.23</text:p>
          </table:table-cell>
          <table:table-cell table:number-columns-repeated="3" office:value-type="float" office:value="228.99" calcext:value-type="float">
            <text:p>228.99</text:p>
          </table:table-cell>
          <table:table-cell office:value-type="float" office:value="274.75" calcext:value-type="float">
            <text:p>274.75</text:p>
          </table:table-cell>
          <table:table-cell office:value-type="float" office:value="560.35" calcext:value-type="float">
            <text:p>560.35</text:p>
          </table:table-cell>
          <table:table-cell office:value-type="float" office:value="594.21" calcext:value-type="float">
            <text:p>594.21</text:p>
          </table:table-cell>
          <table:table-cell/>
        </table:table-row>
        <table:table-row table:style-name="ro1">
          <table:table-cell office:value-type="string" calcext:value-type="string">
            <text:p>14-01-2016</text:p>
          </table:table-cell>
          <table:table-cell office:value-type="float" office:value="321.09" calcext:value-type="float">
            <text:p>321.09</text:p>
          </table:table-cell>
          <table:table-cell table:number-columns-repeated="2" office:value-type="float" office:value="194.4" calcext:value-type="float">
            <text:p>194.4</text:p>
          </table:table-cell>
          <table:table-cell table:number-columns-repeated="2" office:value-type="float" office:value="416.78" calcext:value-type="float">
            <text:p>416.78</text:p>
          </table:table-cell>
          <table:table-cell office:value-type="float" office:value="423.35" calcext:value-type="float">
            <text:p>423.35</text:p>
          </table:table-cell>
          <table:table-cell office:value-type="float" office:value="225.02" calcext:value-type="float">
            <text:p>225.02</text:p>
          </table:table-cell>
          <table:table-cell table:number-columns-repeated="2" office:value-type="float" office:value="416.78" calcext:value-type="float">
            <text:p>416.78</text:p>
          </table:table-cell>
          <table:table-cell table:number-columns-repeated="2" office:value-type="float" office:value="225.02" calcext:value-type="float">
            <text:p>225.02</text:p>
          </table:table-cell>
          <table:table-cell table:number-columns-repeated="3" office:value-type="float" office:value="193.68" calcext:value-type="float">
            <text:p>193.68</text:p>
          </table:table-cell>
          <table:table-cell office:value-type="float" office:value="406.26" calcext:value-type="float">
            <text:p>406.26</text:p>
          </table:table-cell>
          <table:table-cell table:number-columns-repeated="2" office:value-type="float" office:value="421.1" calcext:value-type="float">
            <text:p>421.1</text:p>
          </table:table-cell>
          <table:table-cell/>
        </table:table-row>
        <table:table-row table:style-name="ro1">
          <table:table-cell office:value-type="string" calcext:value-type="string">
            <text:p>15-01-2016</text:p>
          </table:table-cell>
          <table:table-cell office:value-type="float" office:value="312.76" calcext:value-type="float">
            <text:p>312.76</text:p>
          </table:table-cell>
          <table:table-cell table:number-columns-repeated="2" office:value-type="float" office:value="192.85" calcext:value-type="float">
            <text:p>192.85</text:p>
          </table:table-cell>
          <table:table-cell table:number-columns-repeated="2" office:value-type="float" office:value="434.56" calcext:value-type="float">
            <text:p>434.56</text:p>
          </table:table-cell>
          <table:table-cell office:value-type="float" office:value="451.83" calcext:value-type="float">
            <text:p>451.83</text:p>
          </table:table-cell>
          <table:table-cell office:value-type="float" office:value="252.46" calcext:value-type="float">
            <text:p>252.46</text:p>
          </table:table-cell>
          <table:table-cell office:value-type="float" office:value="434.56" calcext:value-type="float">
            <text:p>434.56</text:p>
          </table:table-cell>
          <table:table-cell office:value-type="float" office:value="434.54" calcext:value-type="float">
            <text:p>434.54</text:p>
          </table:table-cell>
          <table:table-cell table:number-columns-repeated="2" office:value-type="float" office:value="254.35" calcext:value-type="float">
            <text:p>254.35</text:p>
          </table:table-cell>
          <table:table-cell table:number-columns-repeated="3" office:value-type="float" office:value="192.85" calcext:value-type="float">
            <text:p>192.85</text:p>
          </table:table-cell>
          <table:table-cell office:value-type="float" office:value="451.83" calcext:value-type="float">
            <text:p>451.83</text:p>
          </table:table-cell>
          <table:table-cell office:value-type="float" office:value="475.06" calcext:value-type="float">
            <text:p>475.06</text:p>
          </table:table-cell>
          <table:table-cell office:value-type="float" office:value="485.22" calcext:value-type="float">
            <text:p>485.22</text:p>
          </table:table-cell>
          <table:table-cell/>
        </table:table-row>
        <table:table-row table:style-name="ro1">
          <table:table-cell office:value-type="string" calcext:value-type="string">
            <text:p>16-01-2016</text:p>
          </table:table-cell>
          <table:table-cell office:value-type="float" office:value="201.07" calcext:value-type="float">
            <text:p>201.07</text:p>
          </table:table-cell>
          <table:table-cell table:number-columns-repeated="2" office:value-type="float" office:value="185.56" calcext:value-type="float">
            <text:p>185.56</text:p>
          </table:table-cell>
          <table:table-cell table:number-columns-repeated="2" office:value-type="float" office:value="208.79" calcext:value-type="float">
            <text:p>208.79</text:p>
          </table:table-cell>
          <table:table-cell office:value-type="float" office:value="222.66" calcext:value-type="float">
            <text:p>222.66</text:p>
          </table:table-cell>
          <table:table-cell office:value-type="float" office:value="207.47" calcext:value-type="float">
            <text:p>207.47</text:p>
          </table:table-cell>
          <table:table-cell table:number-columns-repeated="2" office:value-type="float" office:value="208.79" calcext:value-type="float">
            <text:p>208.79</text:p>
          </table:table-cell>
          <table:table-cell table:number-columns-repeated="2" office:value-type="float" office:value="207.47" calcext:value-type="float">
            <text:p>207.47</text:p>
          </table:table-cell>
          <table:table-cell table:number-columns-repeated="2" office:value-type="float" office:value="185.56" calcext:value-type="float">
            <text:p>185.56</text:p>
          </table:table-cell>
          <table:table-cell office:value-type="float" office:value="171.97" calcext:value-type="float">
            <text:p>171.97</text:p>
          </table:table-cell>
          <table:table-cell office:value-type="float" office:value="222.66" calcext:value-type="float">
            <text:p>222.66</text:p>
          </table:table-cell>
          <table:table-cell table:number-columns-repeated="2" office:value-type="float" office:value="289.84" calcext:value-type="float">
            <text:p>289.84</text:p>
          </table:table-cell>
          <table:table-cell office:value-type="float" office:value="222.66" calcext:value-type="float">
            <text:p>222.66</text:p>
          </table:table-cell>
        </table:table-row>
        <table:table-row table:style-name="ro1">
          <table:table-cell office:value-type="string" calcext:value-type="string">
            <text:p>17-01-2016</text:p>
          </table:table-cell>
          <table:table-cell office:value-type="float" office:value="189.91" calcext:value-type="float">
            <text:p>189.91</text:p>
          </table:table-cell>
          <table:table-cell table:number-columns-repeated="2" office:value-type="float" office:value="181.05" calcext:value-type="float">
            <text:p>181.05</text:p>
          </table:table-cell>
          <table:table-cell office:value-type="float" office:value="197.28" calcext:value-type="float">
            <text:p>197.28</text:p>
          </table:table-cell>
          <table:table-cell office:value-type="float" office:value="197.43" calcext:value-type="float">
            <text:p>197.43</text:p>
          </table:table-cell>
          <table:table-cell office:value-type="float" office:value="206" calcext:value-type="float">
            <text:p>206</text:p>
          </table:table-cell>
          <table:table-cell office:value-type="float" office:value="196.97" calcext:value-type="float">
            <text:p>196.97</text:p>
          </table:table-cell>
          <table:table-cell office:value-type="float" office:value="197.43" calcext:value-type="float">
            <text:p>197.43</text:p>
          </table:table-cell>
          <table:table-cell table:number-columns-repeated="3" office:value-type="float" office:value="197.28" calcext:value-type="float">
            <text:p>197.28</text:p>
          </table:table-cell>
          <table:table-cell table:number-columns-repeated="2" office:value-type="float" office:value="181.05" calcext:value-type="float">
            <text:p>181.05</text:p>
          </table:table-cell>
          <table:table-cell office:value-type="float" office:value="178.07" calcext:value-type="float">
            <text:p>178.0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72.98" calcext:value-type="float">
            <text:p>272.9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18-01-2016</text:p>
          </table:table-cell>
          <table:table-cell office:value-type="float" office:value="367.62" calcext:value-type="float">
            <text:p>367.62</text:p>
          </table:table-cell>
          <table:table-cell table:number-columns-repeated="4" office:value-type="float" office:value="322.43" calcext:value-type="float">
            <text:p>322.43</text:p>
          </table:table-cell>
          <table:table-cell office:value-type="float" office:value="422.92" calcext:value-type="float">
            <text:p>422.92</text:p>
          </table:table-cell>
          <table:table-cell office:value-type="float" office:value="282.17" calcext:value-type="float">
            <text:p>282.17</text:p>
          </table:table-cell>
          <table:table-cell table:number-columns-repeated="2" office:value-type="float" office:value="322.43" calcext:value-type="float">
            <text:p>322.43</text:p>
          </table:table-cell>
          <table:table-cell table:number-columns-repeated="2" office:value-type="float" office:value="283.04" calcext:value-type="float">
            <text:p>283.04</text:p>
          </table:table-cell>
          <table:table-cell table:number-columns-repeated="2" office:value-type="float" office:value="320.27" calcext:value-type="float">
            <text:p>320.27</text:p>
          </table:table-cell>
          <table:table-cell office:value-type="float" office:value="319.2" calcext:value-type="float">
            <text:p>319.2</text:p>
          </table:table-cell>
          <table:table-cell office:value-type="float" office:value="422.92" calcext:value-type="float">
            <text:p>422.92</text:p>
          </table:table-cell>
          <table:table-cell table:number-columns-repeated="2" office:value-type="float" office:value="435.19" calcext:value-type="float">
            <text:p>435.19</text:p>
          </table:table-cell>
          <table:table-cell/>
        </table:table-row>
        <table:table-row table:style-name="ro1">
          <table:table-cell office:value-type="string" calcext:value-type="string">
            <text:p>19-01-2016</text:p>
          </table:table-cell>
          <table:table-cell office:value-type="float" office:value="413.16" calcext:value-type="float">
            <text:p>413.16</text:p>
          </table:table-cell>
          <table:table-cell table:number-columns-repeated="4" office:value-type="float" office:value="426.54" calcext:value-type="float">
            <text:p>426.54</text:p>
          </table:table-cell>
          <table:table-cell office:value-type="float" office:value="441.81" calcext:value-type="float">
            <text:p>441.81</text:p>
          </table:table-cell>
          <table:table-cell office:value-type="float" office:value="327.08" calcext:value-type="float">
            <text:p>327.08</text:p>
          </table:table-cell>
          <table:table-cell office:value-type="float" office:value="426.54" calcext:value-type="float">
            <text:p>426.54</text:p>
          </table:table-cell>
          <table:table-cell office:value-type="float" office:value="353.03" calcext:value-type="float">
            <text:p>353.03</text:p>
          </table:table-cell>
          <table:table-cell table:number-columns-repeated="2" office:value-type="float" office:value="341.08" calcext:value-type="float">
            <text:p>341.08</text:p>
          </table:table-cell>
          <table:table-cell table:number-columns-repeated="3" office:value-type="float" office:value="426.54" calcext:value-type="float">
            <text:p>426.54</text:p>
          </table:table-cell>
          <table:table-cell office:value-type="float" office:value="417.84" calcext:value-type="float">
            <text:p>417.84</text:p>
          </table:table-cell>
          <table:table-cell table:number-columns-repeated="2" office:value-type="float" office:value="423.96" calcext:value-type="float">
            <text:p>423.96</text:p>
          </table:table-cell>
          <table:table-cell/>
        </table:table-row>
        <table:table-row table:style-name="ro1">
          <table:table-cell office:value-type="string" calcext:value-type="string">
            <text:p>20-01-2016</text:p>
          </table:table-cell>
          <table:table-cell office:value-type="float" office:value="375.94" calcext:value-type="float">
            <text:p>375.94</text:p>
          </table:table-cell>
          <table:table-cell table:number-columns-repeated="4" office:value-type="float" office:value="380.01" calcext:value-type="float">
            <text:p>380.01</text:p>
          </table:table-cell>
          <table:table-cell office:value-type="float" office:value="395.49" calcext:value-type="float">
            <text:p>395.49</text:p>
          </table:table-cell>
          <table:table-cell office:value-type="float" office:value="363.04" calcext:value-type="float">
            <text:p>363.04</text:p>
          </table:table-cell>
          <table:table-cell office:value-type="float" office:value="380.01" calcext:value-type="float">
            <text:p>380.01</text:p>
          </table:table-cell>
          <table:table-cell office:value-type="float" office:value="379.6" calcext:value-type="float">
            <text:p>379.6</text:p>
          </table:table-cell>
          <table:table-cell table:number-columns-repeated="2" office:value-type="float" office:value="363.04" calcext:value-type="float">
            <text:p>363.04</text:p>
          </table:table-cell>
          <table:table-cell table:number-columns-repeated="2" office:value-type="float" office:value="380.01" calcext:value-type="float">
            <text:p>380.01</text:p>
          </table:table-cell>
          <table:table-cell office:value-type="float" office:value="320.36" calcext:value-type="float">
            <text:p>320.36</text:p>
          </table:table-cell>
          <table:table-cell office:value-type="float" office:value="389.45" calcext:value-type="float">
            <text:p>389.45</text:p>
          </table:table-cell>
          <table:table-cell table:number-columns-repeated="2" office:value-type="float" office:value="389.75" calcext:value-type="float">
            <text:p>389.75</text:p>
          </table:table-cell>
          <table:table-cell/>
        </table:table-row>
        <table:table-row table:style-name="ro1">
          <table:table-cell office:value-type="string" calcext:value-type="string">
            <text:p>21-01-2016</text:p>
          </table:table-cell>
          <table:table-cell office:value-type="float" office:value="604.35" calcext:value-type="float">
            <text:p>604.35</text:p>
          </table:table-cell>
          <table:table-cell table:number-columns-repeated="4" office:value-type="float" office:value="657.46" calcext:value-type="float">
            <text:p>657.46</text:p>
          </table:table-cell>
          <table:table-cell office:value-type="float" office:value="685.93" calcext:value-type="float">
            <text:p>685.93</text:p>
          </table:table-cell>
          <table:table-cell office:value-type="float" office:value="387.04" calcext:value-type="float">
            <text:p>387.04</text:p>
          </table:table-cell>
          <table:table-cell office:value-type="float" office:value="657.46" calcext:value-type="float">
            <text:p>657.46</text:p>
          </table:table-cell>
          <table:table-cell office:value-type="float" office:value="644.72" calcext:value-type="float">
            <text:p>644.72</text:p>
          </table:table-cell>
          <table:table-cell table:number-columns-repeated="2" office:value-type="float" office:value="387.04" calcext:value-type="float">
            <text:p>387.04</text:p>
          </table:table-cell>
          <table:table-cell table:number-columns-repeated="3" office:value-type="float" office:value="657.46" calcext:value-type="float">
            <text:p>657.46</text:p>
          </table:table-cell>
          <table:table-cell office:value-type="float" office:value="681.52" calcext:value-type="float">
            <text:p>681.52</text:p>
          </table:table-cell>
          <table:table-cell table:number-columns-repeated="2" office:value-type="float" office:value="683.66" calcext:value-type="float">
            <text:p>683.66</text:p>
          </table:table-cell>
          <table:table-cell/>
        </table:table-row>
        <table:table-row table:style-name="ro1">
          <table:table-cell office:value-type="string" calcext:value-type="string">
            <text:p>22-01-2016</text:p>
          </table:table-cell>
          <table:table-cell office:value-type="float" office:value="279.82" calcext:value-type="float">
            <text:p>279.82</text:p>
          </table:table-cell>
          <table:table-cell table:number-columns-repeated="4" office:value-type="float" office:value="312.35" calcext:value-type="float">
            <text:p>312.35</text:p>
          </table:table-cell>
          <table:table-cell office:value-type="float" office:value="399.15" calcext:value-type="float">
            <text:p>399.15</text:p>
          </table:table-cell>
          <table:table-cell office:value-type="float" office:value="207.42" calcext:value-type="float">
            <text:p>207.42</text:p>
          </table:table-cell>
          <table:table-cell office:value-type="float" office:value="312.35" calcext:value-type="float">
            <text:p>312.35</text:p>
          </table:table-cell>
          <table:table-cell office:value-type="float" office:value="288.16" calcext:value-type="float">
            <text:p>288.16</text:p>
          </table:table-cell>
          <table:table-cell table:number-columns-repeated="2" office:value-type="float" office:value="207.42" calcext:value-type="float">
            <text:p>207.42</text:p>
          </table:table-cell>
          <table:table-cell table:number-columns-repeated="3" office:value-type="float" office:value="312.35" calcext:value-type="float">
            <text:p>312.35</text:p>
          </table:table-cell>
          <table:table-cell office:value-type="float" office:value="399.15" calcext:value-type="float">
            <text:p>399.15</text:p>
          </table:table-cell>
          <table:table-cell table:number-columns-repeated="2" office:value-type="float" office:value="412.96" calcext:value-type="float">
            <text:p>412.96</text:p>
          </table:table-cell>
          <table:table-cell/>
        </table:table-row>
        <table:table-row table:style-name="ro1">
          <table:table-cell office:value-type="string" calcext:value-type="string">
            <text:p>23-01-2016</text:p>
          </table:table-cell>
          <table:table-cell office:value-type="float" office:value="183.42" calcext:value-type="float">
            <text:p>183.42</text:p>
          </table:table-cell>
          <table:table-cell table:number-columns-repeated="3" office:value-type="float" office:value="178.01" calcext:value-type="float">
            <text:p>178.01</text:p>
          </table:table-cell>
          <table:table-cell office:value-type="float" office:value="178.06" calcext:value-type="float">
            <text:p>178.06</text:p>
          </table:table-cell>
          <table:table-cell office:value-type="float" office:value="227.63" calcext:value-type="float">
            <text:p>227.63</text:p>
          </table:table-cell>
          <table:table-cell office:value-type="float" office:value="178.01" calcext:value-type="float">
            <text:p>178.01</text:p>
          </table:table-cell>
          <table:table-cell office:value-type="float" office:value="178.06" calcext:value-type="float">
            <text:p>178.06</text:p>
          </table:table-cell>
          <table:table-cell table:number-columns-repeated="5" office:value-type="float" office:value="178.01" calcext:value-type="float">
            <text:p>178.01</text:p>
          </table:table-cell>
          <table:table-cell office:value-type="float" office:value="177.25" calcext:value-type="float">
            <text:p>177.25</text:p>
          </table:table-cell>
          <table:table-cell office:value-type="float" office:value="227.63" calcext:value-type="float">
            <text:p>227.63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27.63" calcext:value-type="float">
            <text:p>227.63</text:p>
          </table:table-cell>
        </table:table-row>
        <table:table-row table:style-name="ro1">
          <table:table-cell office:value-type="string" calcext:value-type="string">
            <text:p>24-01-2016</text:p>
          </table:table-cell>
          <table:table-cell office:value-type="float" office:value="168.29" calcext:value-type="float">
            <text:p>168.29</text:p>
          </table:table-cell>
          <table:table-cell table:number-columns-repeated="4" office:value-type="float" office:value="166.16" calcext:value-type="float">
            <text:p>166.16</text:p>
          </table:table-cell>
          <table:table-cell office:value-type="float" office:value="184.63" calcext:value-type="float">
            <text:p>184.63</text:p>
          </table:table-cell>
          <table:table-cell table:number-columns-repeated="7" office:value-type="float" office:value="166.16" calcext:value-type="float">
            <text:p>166.16</text:p>
          </table:table-cell>
          <table:table-cell office:value-type="float" office:value="162.58" calcext:value-type="float">
            <text:p>162.58</text:p>
          </table:table-cell>
          <table:table-cell office:value-type="float" office:value="184.63" calcext:value-type="float">
            <text:p>184.63</text:p>
          </table:table-cell>
          <table:table-cell table:number-columns-repeated="2" office:value-type="float" office:value="260.5" calcext:value-type="float">
            <text:p>260.5</text:p>
          </table:table-cell>
          <table:table-cell office:value-type="float" office:value="184.63" calcext:value-type="float">
            <text:p>184.63</text:p>
          </table:table-cell>
        </table:table-row>
        <table:table-row table:style-name="ro1">
          <table:table-cell office:value-type="string" calcext:value-type="string">
            <text:p>25-01-2016</text:p>
          </table:table-cell>
          <table:table-cell office:value-type="float" office:value="197.12" calcext:value-type="float">
            <text:p>197.12</text:p>
          </table:table-cell>
          <table:table-cell table:number-columns-repeated="2" office:value-type="float" office:value="174.85" calcext:value-type="float">
            <text:p>174.85</text:p>
          </table:table-cell>
          <table:table-cell office:value-type="float" office:value="180.46" calcext:value-type="float">
            <text:p>180.46</text:p>
          </table:table-cell>
          <table:table-cell office:value-type="float" office:value="180.76" calcext:value-type="float">
            <text:p>180.76</text:p>
          </table:table-cell>
          <table:table-cell office:value-type="float" office:value="249.51" calcext:value-type="float">
            <text:p>249.51</text:p>
          </table:table-cell>
          <table:table-cell office:value-type="float" office:value="180.46" calcext:value-type="float">
            <text:p>180.46</text:p>
          </table:table-cell>
          <table:table-cell office:value-type="float" office:value="180.76" calcext:value-type="float">
            <text:p>180.76</text:p>
          </table:table-cell>
          <table:table-cell table:number-columns-repeated="3" office:value-type="float" office:value="180.46" calcext:value-type="float">
            <text:p>180.46</text:p>
          </table:table-cell>
          <table:table-cell table:number-columns-repeated="3" office:value-type="float" office:value="174.85" calcext:value-type="float">
            <text:p>174.85</text:p>
          </table:table-cell>
          <table:table-cell office:value-type="float" office:value="249.51" calcext:value-type="float">
            <text:p>249.51</text:p>
          </table:table-cell>
          <table:table-cell office:value-type="float" office:value="341.7" calcext:value-type="float">
            <text:p>341.7</text:p>
          </table:table-cell>
          <table:table-cell office:value-type="float" office:value="367.12" calcext:value-type="float">
            <text:p>367.12</text:p>
          </table:table-cell>
          <table:table-cell/>
        </table:table-row>
        <table:table-row table:style-name="ro1">
          <table:table-cell office:value-type="string" calcext:value-type="string">
            <text:p>26-01-2016</text:p>
          </table:table-cell>
          <table:table-cell office:value-type="float" office:value="138.02" calcext:value-type="float">
            <text:p>138.02</text:p>
          </table:table-cell>
          <table:table-cell table:number-columns-repeated="4" office:value-type="float" office:value="135.78" calcext:value-type="float">
            <text:p>135.78</text:p>
          </table:table-cell>
          <table:table-cell office:value-type="float" office:value="211.08" calcext:value-type="float">
            <text:p>211.08</text:p>
          </table:table-cell>
          <table:table-cell table:number-columns-repeated="7" office:value-type="float" office:value="135.78" calcext:value-type="float">
            <text:p>135.78</text:p>
          </table:table-cell>
          <table:table-cell office:value-type="float" office:value="132.31" calcext:value-type="float">
            <text:p>132.31</text:p>
          </table:table-cell>
          <table:table-cell office:value-type="float" office:value="211.08" calcext:value-type="float">
            <text:p>211.08</text:p>
          </table:table-cell>
          <table:table-cell table:number-columns-repeated="2" office:value-type="float" office:value="311.92" calcext:value-type="float">
            <text:p>311.92</text:p>
          </table:table-cell>
          <table:table-cell/>
        </table:table-row>
        <table:table-row table:style-name="ro1">
          <table:table-cell office:value-type="string" calcext:value-type="string">
            <text:p>27-01-2016</text:p>
          </table:table-cell>
          <table:table-cell office:value-type="float" office:value="127.39" calcext:value-type="float">
            <text:p>127.39</text:p>
          </table:table-cell>
          <table:table-cell table:number-columns-repeated="2" office:value-type="float" office:value="124.3" calcext:value-type="float">
            <text:p>124.3</text:p>
          </table:table-cell>
          <table:table-cell table:number-columns-repeated="2" office:value-type="float" office:value="124.32" calcext:value-type="float">
            <text:p>124.32</text:p>
          </table:table-cell>
          <table:table-cell office:value-type="float" office:value="215.29" calcext:value-type="float">
            <text:p>215.29</text:p>
          </table:table-cell>
          <table:table-cell office:value-type="float" office:value="109.1" calcext:value-type="float">
            <text:p>109.1</text:p>
          </table:table-cell>
          <table:table-cell office:value-type="float" office:value="111.04" calcext:value-type="float">
            <text:p>111.04</text:p>
          </table:table-cell>
          <table:table-cell table:number-columns-repeated="3" office:value-type="float" office:value="124.48" calcext:value-type="float">
            <text:p>124.48</text:p>
          </table:table-cell>
          <table:table-cell table:number-columns-repeated="2" office:value-type="float" office:value="124.3" calcext:value-type="float">
            <text:p>124.3</text:p>
          </table:table-cell>
          <table:table-cell office:value-type="float" office:value="123" calcext:value-type="float">
            <text:p>123</text:p>
          </table:table-cell>
          <table:table-cell office:value-type="float" office:value="215.29" calcext:value-type="float">
            <text:p>215.29</text:p>
          </table:table-cell>
          <table:table-cell table:number-columns-repeated="2" office:value-type="float" office:value="288.47" calcext:value-type="float">
            <text:p>288.47</text:p>
          </table:table-cell>
          <table:table-cell/>
        </table:table-row>
        <table:table-row table:style-name="ro1">
          <table:table-cell office:value-type="string" calcext:value-type="string">
            <text:p>28-01-2016</text:p>
          </table:table-cell>
          <table:table-cell office:value-type="float" office:value="128.07" calcext:value-type="float">
            <text:p>128.07</text:p>
          </table:table-cell>
          <table:table-cell table:number-columns-repeated="4" office:value-type="float" office:value="125.28" calcext:value-type="float">
            <text:p>125.28</text:p>
          </table:table-cell>
          <table:table-cell office:value-type="float" office:value="214.18" calcext:value-type="float">
            <text:p>214.18</text:p>
          </table:table-cell>
          <table:table-cell office:value-type="float" office:value="123.13" calcext:value-type="float">
            <text:p>123.13</text:p>
          </table:table-cell>
          <table:table-cell office:value-type="float" office:value="123.48" calcext:value-type="float">
            <text:p>123.48</text:p>
          </table:table-cell>
          <table:table-cell table:number-columns-repeated="6" office:value-type="float" office:value="125.28" calcext:value-type="float">
            <text:p>125.28</text:p>
          </table:table-cell>
          <table:table-cell office:value-type="float" office:value="218.9" calcext:value-type="float">
            <text:p>218.9</text:p>
          </table:table-cell>
          <table:table-cell table:number-columns-repeated="2" office:value-type="float" office:value="288.74" calcext:value-type="float">
            <text:p>288.74</text:p>
          </table:table-cell>
          <table:table-cell/>
        </table:table-row>
        <table:table-row table:style-name="ro1">
          <table:table-cell office:value-type="string" calcext:value-type="string">
            <text:p>29-01-2016</text:p>
          </table:table-cell>
          <table:table-cell office:value-type="float" office:value="124.79" calcext:value-type="float">
            <text:p>124.79</text:p>
          </table:table-cell>
          <table:table-cell table:number-columns-repeated="4" office:value-type="float" office:value="120.32" calcext:value-type="float">
            <text:p>120.32</text:p>
          </table:table-cell>
          <table:table-cell office:value-type="float" office:value="210.77" calcext:value-type="float">
            <text:p>210.77</text:p>
          </table:table-cell>
          <table:table-cell table:number-columns-repeated="2" office:value-type="float" office:value="120.32" calcext:value-type="float">
            <text:p>120.32</text:p>
          </table:table-cell>
          <table:table-cell table:number-columns-repeated="3" office:value-type="float" office:value="121.31" calcext:value-type="float">
            <text:p>121.31</text:p>
          </table:table-cell>
          <table:table-cell table:number-columns-repeated="2" office:value-type="float" office:value="123.17" calcext:value-type="float">
            <text:p>123.17</text:p>
          </table:table-cell>
          <table:table-cell office:value-type="float" office:value="121.6" calcext:value-type="float">
            <text:p>121.6</text:p>
          </table:table-cell>
          <table:table-cell office:value-type="float" office:value="210.77" calcext:value-type="float">
            <text:p>210.77</text:p>
          </table:table-cell>
          <table:table-cell table:number-columns-repeated="2" office:value-type="float" office:value="280.82" calcext:value-type="float">
            <text:p>280.82</text:p>
          </table:table-cell>
          <table:table-cell/>
        </table:table-row>
        <table:table-row table:style-name="ro1">
          <table:table-cell office:value-type="string" calcext:value-type="string">
            <text:p>30-01-2016</text:p>
          </table:table-cell>
          <table:table-cell office:value-type="float" office:value="110.78" calcext:value-type="float">
            <text:p>110.78</text:p>
          </table:table-cell>
          <table:table-cell table:number-columns-repeated="5" office:value-type="float" office:value="101.85" calcext:value-type="float">
            <text:p>101.85</text:p>
          </table:table-cell>
          <table:table-cell office:value-type="float" office:value="84.93" calcext:value-type="float">
            <text:p>84.93</text:p>
          </table:table-cell>
          <table:table-cell office:value-type="float" office:value="101.99" calcext:value-type="float">
            <text:p>101.99</text:p>
          </table:table-cell>
          <table:table-cell table:number-columns-repeated="3" office:value-type="float" office:value="114.08" calcext:value-type="float">
            <text:p>114.08</text:p>
          </table:table-cell>
          <table:table-cell table:number-columns-repeated="2" office:value-type="float" office:value="114.92" calcext:value-type="float">
            <text:p>114.92</text:p>
          </table:table-cell>
          <table:table-cell office:value-type="float" office:value="114.22" calcext:value-type="float">
            <text:p>114.22</text:p>
          </table:table-cell>
          <table:table-cell office:value-type="float" office:value="103.43" calcext:value-type="float">
            <text:p>103.43</text:p>
          </table:table-cell>
          <table:table-cell table:number-columns-repeated="2" office:value-type="float" office:value="222.51" calcext:value-type="float">
            <text:p>222.51</text:p>
          </table:table-cell>
          <table:table-cell/>
        </table:table-row>
        <table:table-row table:style-name="ro1">
          <table:table-cell office:value-type="string" calcext:value-type="string">
            <text:p>31-01-2016</text:p>
          </table:table-cell>
          <table:table-cell office:value-type="float" office:value="123.54" calcext:value-type="float">
            <text:p>123.54</text:p>
          </table:table-cell>
          <table:table-cell table:number-columns-repeated="4" office:value-type="float" office:value="122.79" calcext:value-type="float">
            <text:p>122.79</text:p>
          </table:table-cell>
          <table:table-cell office:value-type="float" office:value="160.06" calcext:value-type="float">
            <text:p>160.06</text:p>
          </table:table-cell>
          <table:table-cell office:value-type="float" office:value="83.85" calcext:value-type="float">
            <text:p>83.85</text:p>
          </table:table-cell>
          <table:table-cell office:value-type="float" office:value="103.04" calcext:value-type="float">
            <text:p>103.04</text:p>
          </table:table-cell>
          <table:table-cell table:number-columns-repeated="3" office:value-type="float" office:value="123.01" calcext:value-type="float">
            <text:p>123.01</text:p>
          </table:table-cell>
          <table:table-cell table:number-columns-repeated="3" office:value-type="float" office:value="122.79" calcext:value-type="float">
            <text:p>122.79</text:p>
          </table:table-cell>
          <table:table-cell office:value-type="float" office:value="160.06" calcext:value-type="float">
            <text:p>160.06</text:p>
          </table:table-cell>
          <table:table-cell table:number-columns-repeated="2" office:value-type="float" office:value="227.01" calcext:value-type="float">
            <text:p>227.01</text:p>
          </table:table-cell>
          <table:table-cell/>
        </table:table-row>
        <table:table-row table:style-name="ro1">
          <table:table-cell office:value-type="string" calcext:value-type="string">
            <text:p>01-02-2016</text:p>
          </table:table-cell>
          <table:table-cell office:value-type="float" office:value="143.47" calcext:value-type="float">
            <text:p>143.47</text:p>
          </table:table-cell>
          <table:table-cell table:number-columns-repeated="2" office:value-type="float" office:value="131.75" calcext:value-type="float">
            <text:p>131.75</text:p>
          </table:table-cell>
          <table:table-cell table:number-columns-repeated="2" office:value-type="float" office:value="138.97" calcext:value-type="float">
            <text:p>138.97</text:p>
          </table:table-cell>
          <table:table-cell office:value-type="float" office:value="223.44" calcext:value-type="float">
            <text:p>223.44</text:p>
          </table:table-cell>
          <table:table-cell office:value-type="float" office:value="135.66" calcext:value-type="float">
            <text:p>135.66</text:p>
          </table:table-cell>
          <table:table-cell office:value-type="float" office:value="139.77" calcext:value-type="float">
            <text:p>139.77</text:p>
          </table:table-cell>
          <table:table-cell table:number-columns-repeated="3" office:value-type="float" office:value="138.98" calcext:value-type="float">
            <text:p>138.98</text:p>
          </table:table-cell>
          <table:table-cell table:number-columns-repeated="3" office:value-type="float" office:value="131.75" calcext:value-type="float">
            <text:p>131.75</text:p>
          </table:table-cell>
          <table:table-cell office:value-type="float" office:value="223.44" calcext:value-type="float">
            <text:p>223.44</text:p>
          </table:table-cell>
          <table:table-cell table:number-columns-repeated="2" office:value-type="float" office:value="287.33" calcext:value-type="float">
            <text:p>287.33</text:p>
          </table:table-cell>
          <table:table-cell/>
        </table:table-row>
        <table:table-row table:style-name="ro1">
          <table:table-cell office:value-type="string" calcext:value-type="string">
            <text:p>02-02-2016</text:p>
          </table:table-cell>
          <table:table-cell office:value-type="float" office:value="128.49" calcext:value-type="float">
            <text:p>128.49</text:p>
          </table:table-cell>
          <table:table-cell table:number-columns-repeated="4" office:value-type="float" office:value="126.1" calcext:value-type="float">
            <text:p>126.1</text:p>
          </table:table-cell>
          <table:table-cell office:value-type="float" office:value="222.45" calcext:value-type="float">
            <text:p>222.45</text:p>
          </table:table-cell>
          <table:table-cell office:value-type="float" office:value="99.33" calcext:value-type="float">
            <text:p>99.33</text:p>
          </table:table-cell>
          <table:table-cell office:value-type="float" office:value="107.98" calcext:value-type="float">
            <text:p>107.98</text:p>
          </table:table-cell>
          <table:table-cell table:number-columns-repeated="3" office:value-type="float" office:value="126.31" calcext:value-type="float">
            <text:p>126.31</text:p>
          </table:table-cell>
          <table:table-cell table:number-columns-repeated="3" office:value-type="float" office:value="126.37" calcext:value-type="float">
            <text:p>126.37</text:p>
          </table:table-cell>
          <table:table-cell office:value-type="float" office:value="222.45" calcext:value-type="float">
            <text:p>222.45</text:p>
          </table:table-cell>
          <table:table-cell table:number-columns-repeated="2" office:value-type="float" office:value="228.32" calcext:value-type="float">
            <text:p>228.32</text:p>
          </table:table-cell>
          <table:table-cell/>
        </table:table-row>
        <table:table-row table:style-name="ro1">
          <table:table-cell office:value-type="string" calcext:value-type="string">
            <text:p>03-02-2016</text:p>
          </table:table-cell>
          <table:table-cell office:value-type="float" office:value="137.21" calcext:value-type="float">
            <text:p>137.21</text:p>
          </table:table-cell>
          <table:table-cell table:number-columns-repeated="4" office:value-type="float" office:value="132.48" calcext:value-type="float">
            <text:p>132.48</text:p>
          </table:table-cell>
          <table:table-cell office:value-type="float" office:value="226.74" calcext:value-type="float">
            <text:p>226.74</text:p>
          </table:table-cell>
          <table:table-cell office:value-type="float" office:value="123.32" calcext:value-type="float">
            <text:p>123.32</text:p>
          </table:table-cell>
          <table:table-cell office:value-type="float" office:value="123.36" calcext:value-type="float">
            <text:p>123.36</text:p>
          </table:table-cell>
          <table:table-cell table:number-columns-repeated="6" office:value-type="float" office:value="132.48" calcext:value-type="float">
            <text:p>132.48</text:p>
          </table:table-cell>
          <table:table-cell office:value-type="float" office:value="226.74" calcext:value-type="float">
            <text:p>226.74</text:p>
          </table:table-cell>
          <table:table-cell table:number-columns-repeated="2" office:value-type="float" office:value="232.39" calcext:value-type="float">
            <text:p>232.39</text:p>
          </table:table-cell>
          <table:table-cell/>
        </table:table-row>
        <table:table-row table:style-name="ro1">
          <table:table-cell office:value-type="string" calcext:value-type="string">
            <text:p>04-02-2016</text:p>
          </table:table-cell>
          <table:table-cell office:value-type="float" office:value="139.43" calcext:value-type="float">
            <text:p>139.43</text:p>
          </table:table-cell>
          <table:table-cell table:number-columns-repeated="2" office:value-type="float" office:value="135.04" calcext:value-type="float">
            <text:p>135.04</text:p>
          </table:table-cell>
          <table:table-cell table:number-columns-repeated="2" office:value-type="float" office:value="135.94" calcext:value-type="float">
            <text:p>135.94</text:p>
          </table:table-cell>
          <table:table-cell office:value-type="float" office:value="217.87" calcext:value-type="float">
            <text:p>217.87</text:p>
          </table:table-cell>
          <table:table-cell office:value-type="float" office:value="135.81" calcext:value-type="float">
            <text:p>135.81</text:p>
          </table:table-cell>
          <table:table-cell office:value-type="float" office:value="136.24" calcext:value-type="float">
            <text:p>136.24</text:p>
          </table:table-cell>
          <table:table-cell table:number-columns-repeated="3" office:value-type="float" office:value="135.94" calcext:value-type="float">
            <text:p>135.94</text:p>
          </table:table-cell>
          <table:table-cell table:number-columns-repeated="3" office:value-type="float" office:value="135.04" calcext:value-type="float">
            <text:p>135.04</text:p>
          </table:table-cell>
          <table:table-cell office:value-type="float" office:value="217.87" calcext:value-type="float">
            <text:p>217.87</text:p>
          </table:table-cell>
          <table:table-cell table:number-columns-repeated="2" office:value-type="float" office:value="235.37" calcext:value-type="float">
            <text:p>235.37</text:p>
          </table:table-cell>
          <table:table-cell/>
        </table:table-row>
        <table:table-row table:style-name="ro1">
          <table:table-cell office:value-type="string" calcext:value-type="string">
            <text:p>05-02-2016</text:p>
          </table:table-cell>
          <table:table-cell office:value-type="float" office:value="171.72" calcext:value-type="float">
            <text:p>171.72</text:p>
          </table:table-cell>
          <table:table-cell table:number-columns-repeated="2" office:value-type="float" office:value="153.38" calcext:value-type="float">
            <text:p>153.38</text:p>
          </table:table-cell>
          <table:table-cell table:number-columns-repeated="2" office:value-type="float" office:value="155.05" calcext:value-type="float">
            <text:p>155.05</text:p>
          </table:table-cell>
          <table:table-cell office:value-type="float" office:value="252.33" calcext:value-type="float">
            <text:p>252.33</text:p>
          </table:table-cell>
          <table:table-cell table:number-columns-repeated="5" office:value-type="float" office:value="155.05" calcext:value-type="float">
            <text:p>155.05</text:p>
          </table:table-cell>
          <table:table-cell table:number-columns-repeated="2" office:value-type="float" office:value="153.38" calcext:value-type="float">
            <text:p>153.38</text:p>
          </table:table-cell>
          <table:table-cell office:value-type="float" office:value="151.24" calcext:value-type="float">
            <text:p>151.24</text:p>
          </table:table-cell>
          <table:table-cell office:value-type="float" office:value="252.33" calcext:value-type="float">
            <text:p>252.33</text:p>
          </table:table-cell>
          <table:table-cell table:number-columns-repeated="2" office:value-type="float" office:value="260.83" calcext:value-type="float">
            <text:p>260.83</text:p>
          </table:table-cell>
          <table:table-cell/>
        </table:table-row>
        <table:table-row table:style-name="ro1">
          <table:table-cell office:value-type="string" calcext:value-type="string">
            <text:p>06-02-2016</text:p>
          </table:table-cell>
          <table:table-cell office:value-type="float" office:value="121.18" calcext:value-type="float">
            <text:p>121.18</text:p>
          </table:table-cell>
          <table:table-cell table:number-columns-repeated="4" office:value-type="float" office:value="119.44" calcext:value-type="float">
            <text:p>119.44</text:p>
          </table:table-cell>
          <table:table-cell office:value-type="float" office:value="201.07" calcext:value-type="float">
            <text:p>201.07</text:p>
          </table:table-cell>
          <table:table-cell office:value-type="float" office:value="114.56" calcext:value-type="float">
            <text:p>114.56</text:p>
          </table:table-cell>
          <table:table-cell table:number-columns-repeated="4" office:value-type="float" office:value="119.44" calcext:value-type="float">
            <text:p>119.44</text:p>
          </table:table-cell>
          <table:table-cell table:number-columns-repeated="3" office:value-type="float" office:value="119.51" calcext:value-type="float">
            <text:p>119.51</text:p>
          </table:table-cell>
          <table:table-cell office:value-type="float" office:value="220.38" calcext:value-type="float">
            <text:p>220.38</text:p>
          </table:table-cell>
          <table:table-cell table:number-columns-repeated="2" office:value-type="float" office:value="221.4" calcext:value-type="float">
            <text:p>221.4</text:p>
          </table:table-cell>
          <table:table-cell/>
        </table:table-row>
        <table:table-row table:style-name="ro1">
          <table:table-cell office:value-type="string" calcext:value-type="string">
            <text:p>07-02-2016</text:p>
          </table:table-cell>
          <table:table-cell office:value-type="float" office:value="111.59" calcext:value-type="float">
            <text:p>111.59</text:p>
          </table:table-cell>
          <table:table-cell table:number-columns-repeated="4" office:value-type="float" office:value="109.7" calcext:value-type="float">
            <text:p>109.7</text:p>
          </table:table-cell>
          <table:table-cell office:value-type="float" office:value="112.54" calcext:value-type="float">
            <text:p>112.54</text:p>
          </table:table-cell>
          <table:table-cell office:value-type="float" office:value="71.02" calcext:value-type="float">
            <text:p>71.02</text:p>
          </table:table-cell>
          <table:table-cell office:value-type="float" office:value="109.24" calcext:value-type="float">
            <text:p>109.24</text:p>
          </table:table-cell>
          <table:table-cell table:number-columns-repeated="3" office:value-type="float" office:value="110.54" calcext:value-type="float">
            <text:p>110.54</text:p>
          </table:table-cell>
          <table:table-cell table:number-columns-repeated="3" office:value-type="float" office:value="116.88" calcext:value-type="float">
            <text:p>116.88</text:p>
          </table:table-cell>
          <table:table-cell office:value-type="float" office:value="172.15" calcext:value-type="float">
            <text:p>172.15</text:p>
          </table:table-cell>
          <table:table-cell table:number-columns-repeated="2" office:value-type="float" office:value="188.7" calcext:value-type="float">
            <text:p>188.7</text:p>
          </table:table-cell>
          <table:table-cell/>
        </table:table-row>
        <table:table-row table:style-name="ro1">
          <table:table-cell office:value-type="string" calcext:value-type="string">
            <text:p>08-02-2016</text:p>
          </table:table-cell>
          <table:table-cell office:value-type="float" office:value="115.5" calcext:value-type="float">
            <text:p>115.5</text:p>
          </table:table-cell>
          <table:table-cell table:number-columns-repeated="4" office:value-type="float" office:value="107.48" calcext:value-type="float">
            <text:p>107.48</text:p>
          </table:table-cell>
          <table:table-cell office:value-type="float" office:value="213.87" calcext:value-type="float">
            <text:p>213.87</text:p>
          </table:table-cell>
          <table:table-cell office:value-type="float" office:value="97.89" calcext:value-type="float">
            <text:p>97.89</text:p>
          </table:table-cell>
          <table:table-cell office:value-type="float" office:value="107.48" calcext:value-type="float">
            <text:p>107.48</text:p>
          </table:table-cell>
          <table:table-cell table:number-columns-repeated="3" office:value-type="float" office:value="111.18" calcext:value-type="float">
            <text:p>111.18</text:p>
          </table:table-cell>
          <table:table-cell table:number-columns-repeated="2" office:value-type="float" office:value="126.34" calcext:value-type="float">
            <text:p>126.34</text:p>
          </table:table-cell>
          <table:table-cell office:value-type="float" office:value="119.55" calcext:value-type="float">
            <text:p>119.55</text:p>
          </table:table-cell>
          <table:table-cell office:value-type="float" office:value="215.88" calcext:value-type="float">
            <text:p>215.88</text:p>
          </table:table-cell>
          <table:table-cell table:number-columns-repeated="2" office:value-type="float" office:value="234.58" calcext:value-type="float">
            <text:p>234.58</text:p>
          </table:table-cell>
          <table:table-cell/>
        </table:table-row>
        <table:table-row table:style-name="ro1">
          <table:table-cell office:value-type="string" calcext:value-type="string">
            <text:p>09-02-2016</text:p>
          </table:table-cell>
          <table:table-cell office:value-type="float" office:value="128.2" calcext:value-type="float">
            <text:p>128.2</text:p>
          </table:table-cell>
          <table:table-cell table:number-columns-repeated="4" office:value-type="float" office:value="126.68" calcext:value-type="float">
            <text:p>126.68</text:p>
          </table:table-cell>
          <table:table-cell office:value-type="float" office:value="202.98" calcext:value-type="float">
            <text:p>202.98</text:p>
          </table:table-cell>
          <table:table-cell table:number-columns-repeated="2" office:value-type="float" office:value="99.88" calcext:value-type="float">
            <text:p>99.88</text:p>
          </table:table-cell>
          <table:table-cell table:number-columns-repeated="3" office:value-type="float" office:value="126.68" calcext:value-type="float">
            <text:p>126.68</text:p>
          </table:table-cell>
          <table:table-cell table:number-columns-repeated="3" office:value-type="float" office:value="128.12" calcext:value-type="float">
            <text:p>128.12</text:p>
          </table:table-cell>
          <table:table-cell office:value-type="float" office:value="203.58" calcext:value-type="float">
            <text:p>203.58</text:p>
          </table:table-cell>
          <table:table-cell table:number-columns-repeated="2" office:value-type="float" office:value="223.99" calcext:value-type="float">
            <text:p>223.99</text:p>
          </table:table-cell>
          <table:table-cell/>
        </table:table-row>
        <table:table-row table:style-name="ro1">
          <table:table-cell office:value-type="string" calcext:value-type="string">
            <text:p>10-02-2016</text:p>
          </table:table-cell>
          <table:table-cell office:value-type="float" office:value="149.39" calcext:value-type="float">
            <text:p>149.39</text:p>
          </table:table-cell>
          <table:table-cell table:number-columns-repeated="3" office:value-type="float" office:value="146.72" calcext:value-type="float">
            <text:p>146.72</text:p>
          </table:table-cell>
          <table:table-cell office:value-type="float" office:value="148.9" calcext:value-type="float">
            <text:p>148.9</text:p>
          </table:table-cell>
          <table:table-cell office:value-type="float" office:value="208.71" calcext:value-type="float">
            <text:p>208.71</text:p>
          </table:table-cell>
          <table:table-cell office:value-type="float" office:value="146.72" calcext:value-type="float">
            <text:p>146.72</text:p>
          </table:table-cell>
          <table:table-cell office:value-type="float" office:value="148.9" calcext:value-type="float">
            <text:p>148.9</text:p>
          </table:table-cell>
          <table:table-cell table:number-columns-repeated="3" office:value-type="float" office:value="139.26" calcext:value-type="float">
            <text:p>139.26</text:p>
          </table:table-cell>
          <table:table-cell table:number-columns-repeated="2" office:value-type="float" office:value="146.72" calcext:value-type="float">
            <text:p>146.72</text:p>
          </table:table-cell>
          <table:table-cell office:value-type="float" office:value="146.11" calcext:value-type="float">
            <text:p>146.11</text:p>
          </table:table-cell>
          <table:table-cell office:value-type="float" office:value="215.95" calcext:value-type="float">
            <text:p>215.95</text:p>
          </table:table-cell>
          <table:table-cell table:number-columns-repeated="2" office:value-type="float" office:value="221.87" calcext:value-type="float">
            <text:p>221.87</text:p>
          </table:table-cell>
          <table:table-cell/>
        </table:table-row>
        <table:table-row table:style-name="ro1">
          <table:table-cell office:value-type="string" calcext:value-type="string">
            <text:p>11-02-2016</text:p>
          </table:table-cell>
          <table:table-cell office:value-type="float" office:value="153.4" calcext:value-type="float">
            <text:p>153.4</text:p>
          </table:table-cell>
          <table:table-cell table:number-columns-repeated="2" office:value-type="float" office:value="144.16" calcext:value-type="float">
            <text:p>144.16</text:p>
          </table:table-cell>
          <table:table-cell table:number-columns-repeated="2" office:value-type="float" office:value="153.36" calcext:value-type="float">
            <text:p>153.36</text:p>
          </table:table-cell>
          <table:table-cell office:value-type="float" office:value="232.78" calcext:value-type="float">
            <text:p>232.78</text:p>
          </table:table-cell>
          <table:table-cell table:number-columns-repeated="2" office:value-type="float" office:value="154.35" calcext:value-type="float">
            <text:p>154.35</text:p>
          </table:table-cell>
          <table:table-cell table:number-columns-repeated="3" office:value-type="float" office:value="144.92" calcext:value-type="float">
            <text:p>144.92</text:p>
          </table:table-cell>
          <table:table-cell table:number-columns-repeated="2" office:value-type="float" office:value="144.16" calcext:value-type="float">
            <text:p>144.16</text:p>
          </table:table-cell>
          <table:table-cell office:value-type="float" office:value="144" calcext:value-type="float">
            <text:p>144</text:p>
          </table:table-cell>
          <table:table-cell office:value-type="float" office:value="251.43" calcext:value-type="float">
            <text:p>251.43</text:p>
          </table:table-cell>
          <table:table-cell table:number-columns-repeated="2" office:value-type="float" office:value="258.1" calcext:value-type="float">
            <text:p>258.1</text:p>
          </table:table-cell>
          <table:table-cell/>
        </table:table-row>
        <table:table-row table:style-name="ro1">
          <table:table-cell office:value-type="string" calcext:value-type="string">
            <text:p>12-02-2016</text:p>
          </table:table-cell>
          <table:table-cell office:value-type="float" office:value="162.8" calcext:value-type="float">
            <text:p>162.8</text:p>
          </table:table-cell>
          <table:table-cell table:number-columns-repeated="2" office:value-type="float" office:value="141.5" calcext:value-type="float">
            <text:p>141.5</text:p>
          </table:table-cell>
          <table:table-cell office:value-type="float" office:value="172.74" calcext:value-type="float">
            <text:p>172.74</text:p>
          </table:table-cell>
          <table:table-cell office:value-type="float" office:value="183.29" calcext:value-type="float">
            <text:p>183.29</text:p>
          </table:table-cell>
          <table:table-cell office:value-type="float" office:value="239.87" calcext:value-type="float">
            <text:p>239.87</text:p>
          </table:table-cell>
          <table:table-cell office:value-type="float" office:value="179.18" calcext:value-type="float">
            <text:p>179.18</text:p>
          </table:table-cell>
          <table:table-cell office:value-type="float" office:value="184.12" calcext:value-type="float">
            <text:p>184.12</text:p>
          </table:table-cell>
          <table:table-cell table:number-columns-repeated="2" office:value-type="float" office:value="162.94" calcext:value-type="float">
            <text:p>162.94</text:p>
          </table:table-cell>
          <table:table-cell office:value-type="float" office:value="154.91" calcext:value-type="float">
            <text:p>154.91</text:p>
          </table:table-cell>
          <table:table-cell table:number-columns-repeated="2" office:value-type="float" office:value="141.5" calcext:value-type="float">
            <text:p>141.5</text:p>
          </table:table-cell>
          <table:table-cell office:value-type="float" office:value="141.39" calcext:value-type="float">
            <text:p>141.39</text:p>
          </table:table-cell>
          <table:table-cell office:value-type="float" office:value="258.67" calcext:value-type="float">
            <text:p>258.67</text:p>
          </table:table-cell>
          <table:table-cell table:number-columns-repeated="2" office:value-type="float" office:value="277.12" calcext:value-type="float">
            <text:p>277.12</text:p>
          </table:table-cell>
          <table:table-cell/>
        </table:table-row>
        <table:table-row table:style-name="ro1">
          <table:table-cell office:value-type="string" calcext:value-type="string">
            <text:p>13-02-2016</text:p>
          </table:table-cell>
          <table:table-cell office:value-type="float" office:value="140.53" calcext:value-type="float">
            <text:p>140.53</text:p>
          </table:table-cell>
          <table:table-cell table:number-columns-repeated="4" office:value-type="float" office:value="139.06" calcext:value-type="float">
            <text:p>139.06</text:p>
          </table:table-cell>
          <table:table-cell office:value-type="float" office:value="170.45" calcext:value-type="float">
            <text:p>170.45</text:p>
          </table:table-cell>
          <table:table-cell table:number-columns-repeated="8" office:value-type="float" office:value="139.06" calcext:value-type="float">
            <text:p>139.06</text:p>
          </table:table-cell>
          <table:table-cell office:value-type="float" office:value="237.09" calcext:value-type="float">
            <text:p>237.09</text:p>
          </table:table-cell>
          <table:table-cell table:number-columns-repeated="2" office:value-type="float" office:value="238.81" calcext:value-type="float">
            <text:p>238.81</text:p>
          </table:table-cell>
          <table:table-cell office:value-type="float" office:value="170.45" calcext:value-type="float">
            <text:p>170.45</text:p>
          </table:table-cell>
        </table:table-row>
        <table:table-row table:style-name="ro1">
          <table:table-cell office:value-type="string" calcext:value-type="string">
            <text:p>14-02-2016</text:p>
          </table:table-cell>
          <table:table-cell office:value-type="float" office:value="130.69" calcext:value-type="float">
            <text:p>130.69</text:p>
          </table:table-cell>
          <table:table-cell table:number-columns-repeated="3" office:value-type="float" office:value="130.82" calcext:value-type="float">
            <text:p>130.82</text:p>
          </table:table-cell>
          <table:table-cell office:value-type="float" office:value="131.54" calcext:value-type="float">
            <text:p>131.54</text:p>
          </table:table-cell>
          <table:table-cell office:value-type="float" office:value="137.39" calcext:value-type="float">
            <text:p>137.39</text:p>
          </table:table-cell>
          <table:table-cell office:value-type="float" office:value="128.83" calcext:value-type="float">
            <text:p>128.83</text:p>
          </table:table-cell>
          <table:table-cell table:number-columns-repeated="4" office:value-type="float" office:value="130.1" calcext:value-type="float">
            <text:p>130.1</text:p>
          </table:table-cell>
          <table:table-cell table:number-columns-repeated="3" office:value-type="float" office:value="130.82" calcext:value-type="float">
            <text:p>130.82</text:p>
          </table:table-cell>
          <table:table-cell office:value-type="float" office:value="209.69" calcext:value-type="float">
            <text:p>209.69</text:p>
          </table:table-cell>
          <table:table-cell table:number-columns-repeated="2" office:value-type="float" office:value="222.29" calcext:value-type="float">
            <text:p>222.29</text:p>
          </table:table-cell>
          <table:table-cell office:value-type="float" office:value="137.39" calcext:value-type="float">
            <text:p>137.39</text:p>
          </table:table-cell>
        </table:table-row>
        <table:table-row table:style-name="ro1">
          <table:table-cell office:value-type="string" calcext:value-type="string">
            <text:p>15-02-2016</text:p>
          </table:table-cell>
          <table:table-cell office:value-type="float" office:value="170.87" calcext:value-type="float">
            <text:p>170.87</text:p>
          </table:table-cell>
          <table:table-cell table:number-columns-repeated="2" office:value-type="float" office:value="155.37" calcext:value-type="float">
            <text:p>155.37</text:p>
          </table:table-cell>
          <table:table-cell table:number-columns-repeated="2" office:value-type="float" office:value="160.47" calcext:value-type="float">
            <text:p>160.47</text:p>
          </table:table-cell>
          <table:table-cell office:value-type="float" office:value="214.88" calcext:value-type="float">
            <text:p>214.88</text:p>
          </table:table-cell>
          <table:table-cell office:value-type="float" office:value="158.02" calcext:value-type="float">
            <text:p>158.02</text:p>
          </table:table-cell>
          <table:table-cell office:value-type="float" office:value="160.47" calcext:value-type="float">
            <text:p>160.47</text:p>
          </table:table-cell>
          <table:table-cell table:number-columns-repeated="3" office:value-type="float" office:value="156.33" calcext:value-type="float">
            <text:p>156.33</text:p>
          </table:table-cell>
          <table:table-cell table:number-columns-repeated="3" office:value-type="float" office:value="155.37" calcext:value-type="float">
            <text:p>155.37</text:p>
          </table:table-cell>
          <table:table-cell office:value-type="float" office:value="224.99" calcext:value-type="float">
            <text:p>224.99</text:p>
          </table:table-cell>
          <table:table-cell table:number-columns-repeated="2" office:value-type="float" office:value="245.97" calcext:value-type="float">
            <text:p>245.97</text:p>
          </table:table-cell>
          <table:table-cell/>
        </table:table-row>
        <table:table-row table:style-name="ro1">
          <table:table-cell office:value-type="string" calcext:value-type="string">
            <text:p>16-02-2016</text:p>
          </table:table-cell>
          <table:table-cell office:value-type="float" office:value="200.42" calcext:value-type="float">
            <text:p>200.42</text:p>
          </table:table-cell>
          <table:table-cell table:number-columns-repeated="2" office:value-type="float" office:value="191.97" calcext:value-type="float">
            <text:p>191.97</text:p>
          </table:table-cell>
          <table:table-cell office:value-type="float" office:value="195.33" calcext:value-type="float">
            <text:p>195.33</text:p>
          </table:table-cell>
          <table:table-cell office:value-type="float" office:value="202.8" calcext:value-type="float">
            <text:p>202.8</text:p>
          </table:table-cell>
          <table:table-cell office:value-type="float" office:value="208.58" calcext:value-type="float">
            <text:p>208.58</text:p>
          </table:table-cell>
          <table:table-cell office:value-type="float" office:value="195.33" calcext:value-type="float">
            <text:p>195.33</text:p>
          </table:table-cell>
          <table:table-cell office:value-type="float" office:value="209.47" calcext:value-type="float">
            <text:p>209.47</text:p>
          </table:table-cell>
          <table:table-cell table:number-columns-repeated="3" office:value-type="float" office:value="186.03" calcext:value-type="float">
            <text:p>186.03</text:p>
          </table:table-cell>
          <table:table-cell table:number-columns-repeated="2" office:value-type="float" office:value="191.97" calcext:value-type="float">
            <text:p>191.97</text:p>
          </table:table-cell>
          <table:table-cell office:value-type="float" office:value="190.47" calcext:value-type="float">
            <text:p>190.47</text:p>
          </table:table-cell>
          <table:table-cell office:value-type="float" office:value="211.55" calcext:value-type="float">
            <text:p>211.55</text:p>
          </table:table-cell>
          <table:table-cell table:number-columns-repeated="2" office:value-type="float" office:value="243.11" calcext:value-type="float">
            <text:p>243.11</text:p>
          </table:table-cell>
          <table:table-cell/>
        </table:table-row>
        <table:table-row table:style-name="ro1">
          <table:table-cell office:value-type="string" calcext:value-type="string">
            <text:p>17-02-2016</text:p>
          </table:table-cell>
          <table:table-cell office:value-type="float" office:value="139.95" calcext:value-type="float">
            <text:p>139.95</text:p>
          </table:table-cell>
          <table:table-cell table:number-columns-repeated="3" office:value-type="float" office:value="138.64" calcext:value-type="float">
            <text:p>138.64</text:p>
          </table:table-cell>
          <table:table-cell office:value-type="float" office:value="141.56" calcext:value-type="float">
            <text:p>141.5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37.89" calcext:value-type="float">
            <text:p>137.89</text:p>
          </table:table-cell>
          <table:table-cell office:value-type="float" office:value="141.56" calcext:value-type="float">
            <text:p>141.56</text:p>
          </table:table-cell>
          <table:table-cell table:number-columns-repeated="5" office:value-type="float" office:value="138.64" calcext:value-type="float">
            <text:p>138.64</text:p>
          </table:table-cell>
          <table:table-cell office:value-type="float" office:value="135.53" calcext:value-type="float">
            <text:p>135.53</text:p>
          </table:table-cell>
          <table:table-cell office:value-type="float" office:value="208.47" calcext:value-type="float">
            <text:p>208.47</text:p>
          </table:table-cell>
          <table:table-cell table:number-columns-repeated="2" office:value-type="float" office:value="244.89" calcext:value-type="float">
            <text:p>244.89</text:p>
          </table:table-cell>
          <table:table-cell/>
        </table:table-row>
        <table:table-row table:style-name="ro1">
          <table:table-cell office:value-type="string" calcext:value-type="string">
            <text:p>18-02-2016</text:p>
          </table:table-cell>
          <table:table-cell office:value-type="float" office:value="180.16" calcext:value-type="float">
            <text:p>180.16</text:p>
          </table:table-cell>
          <table:table-cell table:number-columns-repeated="3" office:value-type="float" office:value="172.4" calcext:value-type="float">
            <text:p>172.4</text:p>
          </table:table-cell>
          <table:table-cell office:value-type="float" office:value="197.58" calcext:value-type="float">
            <text:p>197.58</text:p>
          </table:table-cell>
          <table:table-cell office:value-type="float" office:value="199.29" calcext:value-type="float">
            <text:p>199.29</text:p>
          </table:table-cell>
          <table:table-cell office:value-type="float" office:value="172.4" calcext:value-type="float">
            <text:p>172.4</text:p>
          </table:table-cell>
          <table:table-cell office:value-type="float" office:value="197.58" calcext:value-type="float">
            <text:p>197.58</text:p>
          </table:table-cell>
          <table:table-cell table:number-columns-repeated="5" office:value-type="float" office:value="172.4" calcext:value-type="float">
            <text:p>172.4</text:p>
          </table:table-cell>
          <table:table-cell office:value-type="float" office:value="137.96" calcext:value-type="float">
            <text:p>137.96</text:p>
          </table:table-cell>
          <table:table-cell office:value-type="float" office:value="204.43" calcext:value-type="float">
            <text:p>204.43</text:p>
          </table:table-cell>
          <table:table-cell table:number-columns-repeated="2" office:value-type="float" office:value="209.22" calcext:value-type="float">
            <text:p>209.22</text:p>
          </table:table-cell>
          <table:table-cell/>
        </table:table-row>
        <table:table-row table:style-name="ro1">
          <table:table-cell office:value-type="string" calcext:value-type="string">
            <text:p>19-02-2016</text:p>
          </table:table-cell>
          <table:table-cell office:value-type="float" office:value="159.25" calcext:value-type="float">
            <text:p>159.25</text:p>
          </table:table-cell>
          <table:table-cell table:number-columns-repeated="3" office:value-type="float" office:value="154.5" calcext:value-type="float">
            <text:p>154.5</text:p>
          </table:table-cell>
          <table:table-cell office:value-type="float" office:value="180.06" calcext:value-type="float">
            <text:p>180.06</text:p>
          </table:table-cell>
          <table:table-cell office:value-type="float" office:value="203.16" calcext:value-type="float">
            <text:p>203.16</text:p>
          </table:table-cell>
          <table:table-cell office:value-type="float" office:value="154.5" calcext:value-type="float">
            <text:p>154.5</text:p>
          </table:table-cell>
          <table:table-cell office:value-type="float" office:value="180.06" calcext:value-type="float">
            <text:p>180.06</text:p>
          </table:table-cell>
          <table:table-cell table:number-columns-repeated="3" office:value-type="float" office:value="154.5" calcext:value-type="float">
            <text:p>154.5</text:p>
          </table:table-cell>
          <table:table-cell table:number-columns-repeated="2" office:value-type="float" office:value="154.59" calcext:value-type="float">
            <text:p>154.59</text:p>
          </table:table-cell>
          <table:table-cell office:value-type="float" office:value="135.62" calcext:value-type="float">
            <text:p>135.62</text:p>
          </table:table-cell>
          <table:table-cell office:value-type="float" office:value="210.04" calcext:value-type="float">
            <text:p>210.04</text:p>
          </table:table-cell>
          <table:table-cell table:number-columns-repeated="2" office:value-type="float" office:value="210.05" calcext:value-type="float">
            <text:p>210.05</text:p>
          </table:table-cell>
          <table:table-cell/>
        </table:table-row>
        <table:table-row table:style-name="ro1">
          <table:table-cell office:value-type="string" calcext:value-type="string">
            <text:p>20-02-2016</text:p>
          </table:table-cell>
          <table:table-cell office:value-type="float" office:value="125.12" calcext:value-type="float">
            <text:p>125.12</text:p>
          </table:table-cell>
          <table:table-cell table:number-columns-repeated="4" office:value-type="float" office:value="122.04" calcext:value-type="float">
            <text:p>122.04</text:p>
          </table:table-cell>
          <table:table-cell office:value-type="float" office:value="154.45" calcext:value-type="float">
            <text:p>154.45</text:p>
          </table:table-cell>
          <table:table-cell office:value-type="float" office:value="98.13" calcext:value-type="float">
            <text:p>98.13</text:p>
          </table:table-cell>
          <table:table-cell office:value-type="float" office:value="102.38" calcext:value-type="float">
            <text:p>102.38</text:p>
          </table:table-cell>
          <table:table-cell table:number-columns-repeated="3" office:value-type="float" office:value="122.19" calcext:value-type="float">
            <text:p>122.19</text:p>
          </table:table-cell>
          <table:table-cell table:number-columns-repeated="2" office:value-type="float" office:value="134.04" calcext:value-type="float">
            <text:p>134.04</text:p>
          </table:table-cell>
          <table:table-cell office:value-type="float" office:value="130.79" calcext:value-type="float">
            <text:p>130.79</text:p>
          </table:table-cell>
          <table:table-cell table:number-columns-repeated="3" office:value-type="float" office:value="156.85" calcext:value-type="float">
            <text:p>156.85</text:p>
          </table:table-cell>
          <table:table-cell/>
        </table:table-row>
        <table:table-row table:style-name="ro1">
          <table:table-cell office:value-type="string" calcext:value-type="string">
            <text:p>21-02-2016</text:p>
          </table:table-cell>
          <table:table-cell office:value-type="float" office:value="121.07" calcext:value-type="float">
            <text:p>121.07</text:p>
          </table:table-cell>
          <table:table-cell table:number-columns-repeated="4" office:value-type="float" office:value="120.11" calcext:value-type="float">
            <text:p>120.11</text:p>
          </table:table-cell>
          <table:table-cell office:value-type="float" office:value="120.21" calcext:value-type="float">
            <text:p>120.21</text:p>
          </table:table-cell>
          <table:table-cell office:value-type="float" office:value="69.82" calcext:value-type="float">
            <text:p>69.82</text:p>
          </table:table-cell>
          <table:table-cell office:value-type="float" office:value="92.73" calcext:value-type="float">
            <text:p>92.73</text:p>
          </table:table-cell>
          <table:table-cell table:number-columns-repeated="3" office:value-type="float" office:value="120.11" calcext:value-type="float">
            <text:p>120.11</text:p>
          </table:table-cell>
          <table:table-cell table:number-columns-repeated="2" office:value-type="float" office:value="135.66" calcext:value-type="float">
            <text:p>135.66</text:p>
          </table:table-cell>
          <table:table-cell office:value-type="float" office:value="129.3" calcext:value-type="float">
            <text:p>129.3</text:p>
          </table:table-cell>
          <table:table-cell table:number-columns-repeated="3" office:value-type="float" office:value="136.88" calcext:value-type="float">
            <text:p>136.88</text:p>
          </table:table-cell>
          <table:table-cell/>
        </table:table-row>
        <table:table-row table:style-name="ro1">
          <table:table-cell office:value-type="string" calcext:value-type="string">
            <text:p>22-02-2016</text:p>
          </table:table-cell>
          <table:table-cell office:value-type="float" office:value="138.88" calcext:value-type="float">
            <text:p>138.88</text:p>
          </table:table-cell>
          <table:table-cell table:number-columns-repeated="4" office:value-type="float" office:value="139.26" calcext:value-type="float">
            <text:p>139.26</text:p>
          </table:table-cell>
          <table:table-cell office:value-type="float" office:value="148.82" calcext:value-type="float">
            <text:p>148.82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4.21" calcext:value-type="float">
            <text:p>114.21</text:p>
          </table:table-cell>
          <table:table-cell office:value-type="float" office:value="139.26" calcext:value-type="float">
            <text:p>139.26</text:p>
          </table:table-cell>
          <table:table-cell office:value-type="float" office:value="139.04" calcext:value-type="float">
            <text:p>139.04</text:p>
          </table:table-cell>
          <table:table-cell office:value-type="float" office:value="139.26" calcext:value-type="float">
            <text:p>139.26</text:p>
          </table:table-cell>
          <table:table-cell table:number-columns-repeated="2" office:value-type="float" office:value="141.87" calcext:value-type="float">
            <text:p>141.87</text:p>
          </table:table-cell>
          <table:table-cell office:value-type="float" office:value="139.24" calcext:value-type="float">
            <text:p>139.24</text:p>
          </table:table-cell>
          <table:table-cell table:number-columns-repeated="3" office:value-type="float" office:value="190.39" calcext:value-type="float">
            <text:p>190.39</text:p>
          </table:table-cell>
          <table:table-cell office:value-type="float" office:value="148.82" calcext:value-type="float">
            <text:p>148.82</text:p>
          </table:table-cell>
        </table:table-row>
        <table:table-row table:style-name="ro1">
          <table:table-cell office:value-type="string" calcext:value-type="string">
            <text:p>23-02-2016</text:p>
          </table:table-cell>
          <table:table-cell office:value-type="float" office:value="147.38" calcext:value-type="float">
            <text:p>147.38</text:p>
          </table:table-cell>
          <table:table-cell table:number-columns-repeated="4" office:value-type="float" office:value="147.58" calcext:value-type="float">
            <text:p>147.58</text:p>
          </table:table-cell>
          <table:table-cell office:value-type="float" office:value="154.74" calcext:value-type="float">
            <text:p>154.74</text:p>
          </table:table-cell>
          <table:table-cell office:value-type="float" office:value="146.54" calcext:value-type="float">
            <text:p>146.54</text:p>
          </table:table-cell>
          <table:table-cell table:number-columns-repeated="6" office:value-type="float" office:value="147.58" calcext:value-type="float">
            <text:p>147.58</text:p>
          </table:table-cell>
          <table:table-cell office:value-type="float" office:value="144.72" calcext:value-type="float">
            <text:p>144.72</text:p>
          </table:table-cell>
          <table:table-cell table:number-columns-repeated="3" office:value-type="float" office:value="183.33" calcext:value-type="float">
            <text:p>183.33</text:p>
          </table:table-cell>
          <table:table-cell office:value-type="float" office:value="154.74" calcext:value-type="float">
            <text:p>154.74</text:p>
          </table:table-cell>
        </table:table-row>
        <table:table-row table:style-name="ro1">
          <table:table-cell office:value-type="string" calcext:value-type="string">
            <text:p>24-02-2016</text:p>
          </table:table-cell>
          <table:table-cell office:value-type="float" office:value="152.33" calcext:value-type="float">
            <text:p>152.33</text:p>
          </table:table-cell>
          <table:table-cell table:number-columns-repeated="4" office:value-type="float" office:value="149.38" calcext:value-type="float">
            <text:p>149.38</text:p>
          </table:table-cell>
          <table:table-cell office:value-type="float" office:value="210.45" calcext:value-type="float">
            <text:p>210.45</text:p>
          </table:table-cell>
          <table:table-cell table:number-columns-repeated="7" office:value-type="float" office:value="149.38" calcext:value-type="float">
            <text:p>149.38</text:p>
          </table:table-cell>
          <table:table-cell office:value-type="float" office:value="147.56" calcext:value-type="float">
            <text:p>147.56</text:p>
          </table:table-cell>
          <table:table-cell office:value-type="float" office:value="210.45" calcext:value-type="float">
            <text:p>210.45</text:p>
          </table:table-cell>
          <table:table-cell table:number-columns-repeated="2" office:value-type="float" office:value="211.06" calcext:value-type="float">
            <text:p>211.06</text:p>
          </table:table-cell>
          <table:table-cell/>
        </table:table-row>
        <table:table-row table:style-name="ro1">
          <table:table-cell office:value-type="string" calcext:value-type="string">
            <text:p>25-02-2016</text:p>
          </table:table-cell>
          <table:table-cell office:value-type="float" office:value="193.15" calcext:value-type="float">
            <text:p>193.15</text:p>
          </table:table-cell>
          <table:table-cell table:number-columns-repeated="3" office:value-type="float" office:value="192.72" calcext:value-type="float">
            <text:p>192.72</text:p>
          </table:table-cell>
          <table:table-cell office:value-type="float" office:value="193.67" calcext:value-type="float">
            <text:p>193.67</text:p>
          </table:table-cell>
          <table:table-cell office:value-type="float" office:value="220.2" calcext:value-type="float">
            <text:p>220.2</text:p>
          </table:table-cell>
          <table:table-cell office:value-type="float" office:value="191.08" calcext:value-type="float">
            <text:p>191.08</text:p>
          </table:table-cell>
          <table:table-cell office:value-type="float" office:value="193.67" calcext:value-type="float">
            <text:p>193.67</text:p>
          </table:table-cell>
          <table:table-cell office:value-type="float" office:value="176.77" calcext:value-type="float">
            <text:p>176.77</text:p>
          </table:table-cell>
          <table:table-cell table:number-columns-repeated="2" office:value-type="float" office:value="176.4" calcext:value-type="float">
            <text:p>176.4</text:p>
          </table:table-cell>
          <table:table-cell table:number-columns-repeated="2" office:value-type="float" office:value="192.72" calcext:value-type="float">
            <text:p>192.72</text:p>
          </table:table-cell>
          <table:table-cell office:value-type="float" office:value="162.76" calcext:value-type="float">
            <text:p>162.76</text:p>
          </table:table-cell>
          <table:table-cell office:value-type="float" office:value="220.67" calcext:value-type="float">
            <text:p>220.67</text:p>
          </table:table-cell>
          <table:table-cell table:number-columns-repeated="2" office:value-type="float" office:value="220.75" calcext:value-type="float">
            <text:p>220.75</text:p>
          </table:table-cell>
          <table:table-cell/>
        </table:table-row>
        <table:table-row table:style-name="ro1">
          <table:table-cell office:value-type="string" calcext:value-type="string">
            <text:p>26-02-2016</text:p>
          </table:table-cell>
          <table:table-cell office:value-type="float" office:value="178.06" calcext:value-type="float">
            <text:p>178.06</text:p>
          </table:table-cell>
          <table:table-cell table:number-columns-repeated="3" office:value-type="float" office:value="169.37" calcext:value-type="float">
            <text:p>169.37</text:p>
          </table:table-cell>
          <table:table-cell office:value-type="float" office:value="175.46" calcext:value-type="float">
            <text:p>175.46</text:p>
          </table:table-cell>
          <table:table-cell office:value-type="float" office:value="211.28" calcext:value-type="float">
            <text:p>211.28</text:p>
          </table:table-cell>
          <table:table-cell office:value-type="float" office:value="164.35" calcext:value-type="float">
            <text:p>164.35</text:p>
          </table:table-cell>
          <table:table-cell office:value-type="float" office:value="175.46" calcext:value-type="float">
            <text:p>175.46</text:p>
          </table:table-cell>
          <table:table-cell table:number-columns-repeated="3" office:value-type="float" office:value="164.46" calcext:value-type="float">
            <text:p>164.46</text:p>
          </table:table-cell>
          <table:table-cell table:number-columns-repeated="3" office:value-type="float" office:value="169.37" calcext:value-type="float">
            <text:p>169.37</text:p>
          </table:table-cell>
          <table:table-cell office:value-type="float" office:value="214.33" calcext:value-type="float">
            <text:p>214.33</text:p>
          </table:table-cell>
          <table:table-cell table:number-columns-repeated="2" office:value-type="float" office:value="214.39" calcext:value-type="float">
            <text:p>214.39</text:p>
          </table:table-cell>
          <table:table-cell/>
        </table:table-row>
        <table:table-row table:style-name="ro1">
          <table:table-cell office:value-type="string" calcext:value-type="string">
            <text:p>27-02-2016</text:p>
          </table:table-cell>
          <table:table-cell office:value-type="float" office:value="146.51" calcext:value-type="float">
            <text:p>146.51</text:p>
          </table:table-cell>
          <table:table-cell table:number-columns-repeated="3" office:value-type="float" office:value="145.64" calcext:value-type="float">
            <text:p>145.64</text:p>
          </table:table-cell>
          <table:table-cell office:value-type="float" office:value="147.14" calcext:value-type="float">
            <text:p>147.14</text:p>
          </table:table-cell>
          <table:table-cell office:value-type="float" office:value="163.81" calcext:value-type="float">
            <text:p>163.81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7.14" calcext:value-type="float">
            <text:p>147.14</text:p>
          </table:table-cell>
          <table:table-cell table:number-columns-repeated="6" office:value-type="float" office:value="145.64" calcext:value-type="float">
            <text:p>145.64</text:p>
          </table:table-cell>
          <table:table-cell table:number-columns-repeated="3" office:value-type="float" office:value="197.15" calcext:value-type="float">
            <text:p>197.15</text:p>
          </table:table-cell>
          <table:table-cell office:value-type="float" office:value="163.81" calcext:value-type="float">
            <text:p>163.81</text:p>
          </table:table-cell>
        </table:table-row>
        <table:table-row table:style-name="ro1">
          <table:table-cell office:value-type="string" calcext:value-type="string">
            <text:p>28-02-2016</text:p>
          </table:table-cell>
          <table:table-cell office:value-type="float" office:value="141.99" calcext:value-type="float">
            <text:p>141.99</text:p>
          </table:table-cell>
          <table:table-cell table:number-columns-repeated="3" office:value-type="float" office:value="141.3" calcext:value-type="float">
            <text:p>141.3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8.65" calcext:value-type="float">
            <text:p>148.65</text:p>
          </table:table-cell>
          <table:table-cell office:value-type="float" office:value="141.29" calcext:value-type="float">
            <text:p>141.29</text:p>
          </table:table-cell>
          <table:table-cell office:value-type="float" office:value="142.89" calcext:value-type="float">
            <text:p>142.89</text:p>
          </table:table-cell>
          <table:table-cell table:number-columns-repeated="3" office:value-type="float" office:value="141.1" calcext:value-type="float">
            <text:p>141.1</text:p>
          </table:table-cell>
          <table:table-cell table:number-columns-repeated="3" office:value-type="float" office:value="141.3" calcext:value-type="float">
            <text:p>141.3</text:p>
          </table:table-cell>
          <table:table-cell table:number-columns-repeated="3" office:value-type="float" office:value="194.97" calcext:value-type="float">
            <text:p>194.97</text:p>
          </table:table-cell>
          <table:table-cell office:value-type="float" office:value="148.65" calcext:value-type="float">
            <text:p>148.65</text:p>
          </table:table-cell>
        </table:table-row>
        <table:table-row table:style-name="ro1">
          <table:table-cell office:value-type="string" calcext:value-type="string">
            <text:p>29-02-2016</text:p>
          </table:table-cell>
          <table:table-cell office:value-type="float" office:value="185.82" calcext:value-type="float">
            <text:p>185.82</text:p>
          </table:table-cell>
          <table:table-cell table:number-columns-repeated="3" office:value-type="float" office:value="165.73" calcext:value-type="float">
            <text:p>165.73</text:p>
          </table:table-cell>
          <table:table-cell office:value-type="float" office:value="173.51" calcext:value-type="float">
            <text:p>173.51</text:p>
          </table:table-cell>
          <table:table-cell office:value-type="float" office:value="225.84" calcext:value-type="float">
            <text:p>225.84</text:p>
          </table:table-cell>
          <table:table-cell office:value-type="float" office:value="165.55" calcext:value-type="float">
            <text:p>165.55</text:p>
          </table:table-cell>
          <table:table-cell office:value-type="float" office:value="173.51" calcext:value-type="float">
            <text:p>173.51</text:p>
          </table:table-cell>
          <table:table-cell table:number-columns-repeated="3" office:value-type="float" office:value="165.26" calcext:value-type="float">
            <text:p>165.26</text:p>
          </table:table-cell>
          <table:table-cell table:number-columns-repeated="2" office:value-type="float" office:value="165.73" calcext:value-type="float">
            <text:p>165.73</text:p>
          </table:table-cell>
          <table:table-cell office:value-type="float" office:value="161.64" calcext:value-type="float">
            <text:p>161.64</text:p>
          </table:table-cell>
          <table:table-cell table:number-columns-repeated="3" office:value-type="float" office:value="226.7" calcext:value-type="float">
            <text:p>226.7</text:p>
          </table:table-cell>
          <table:table-cell/>
        </table:table-row>
        <table:table-row table:style-name="ro1">
          <table:table-cell office:value-type="string" calcext:value-type="string">
            <text:p>01-03-2016</text:p>
          </table:table-cell>
          <table:table-cell office:value-type="float" office:value="153.46" calcext:value-type="float">
            <text:p>153.46</text:p>
          </table:table-cell>
          <table:table-cell table:number-columns-repeated="3" office:value-type="float" office:value="149.07" calcext:value-type="float">
            <text:p>149.07</text:p>
          </table:table-cell>
          <table:table-cell office:value-type="float" office:value="154.86" calcext:value-type="float">
            <text:p>154.86</text:p>
          </table:table-cell>
          <table:table-cell office:value-type="float" office:value="211.41" calcext:value-type="float">
            <text:p>211.41</text:p>
          </table:table-cell>
          <table:table-cell office:value-type="float" office:value="149.07" calcext:value-type="float">
            <text:p>149.07</text:p>
          </table:table-cell>
          <table:table-cell office:value-type="float" office:value="154.86" calcext:value-type="float">
            <text:p>154.86</text:p>
          </table:table-cell>
          <table:table-cell table:number-columns-repeated="2" office:value-type="float" office:value="149.07" calcext:value-type="float">
            <text:p>149.07</text:p>
          </table:table-cell>
          <table:table-cell office:value-type="float" office:value="146.74" calcext:value-type="float">
            <text:p>146.74</text:p>
          </table:table-cell>
          <table:table-cell table:number-columns-repeated="3" office:value-type="float" office:value="149.07" calcext:value-type="float">
            <text:p>149.07</text:p>
          </table:table-cell>
          <table:table-cell office:value-type="float" office:value="211.41" calcext:value-type="float">
            <text:p>211.41</text:p>
          </table:table-cell>
          <table:table-cell table:number-columns-repeated="2" office:value-type="float" office:value="212.99" calcext:value-type="float">
            <text:p>212.99</text:p>
          </table:table-cell>
          <table:table-cell/>
        </table:table-row>
        <table:table-row table:style-name="ro1">
          <table:table-cell office:value-type="string" calcext:value-type="string">
            <text:p>02-03-2016</text:p>
          </table:table-cell>
          <table:table-cell office:value-type="float" office:value="178.59" calcext:value-type="float">
            <text:p>178.59</text:p>
          </table:table-cell>
          <table:table-cell table:number-columns-repeated="2" office:value-type="float" office:value="162.36" calcext:value-type="float">
            <text:p>162.36</text:p>
          </table:table-cell>
          <table:table-cell office:value-type="float" office:value="162.88" calcext:value-type="float">
            <text:p>162.88</text:p>
          </table:table-cell>
          <table:table-cell office:value-type="float" office:value="174.24" calcext:value-type="float">
            <text:p>174.24</text:p>
          </table:table-cell>
          <table:table-cell office:value-type="float" office:value="220.22" calcext:value-type="float">
            <text:p>220.22</text:p>
          </table:table-cell>
          <table:table-cell office:value-type="float" office:value="159.83" calcext:value-type="float">
            <text:p>159.83</text:p>
          </table:table-cell>
          <table:table-cell office:value-type="float" office:value="174.24" calcext:value-type="float">
            <text:p>174.24</text:p>
          </table:table-cell>
          <table:table-cell table:number-columns-repeated="3" office:value-type="float" office:value="162.88" calcext:value-type="float">
            <text:p>162.88</text:p>
          </table:table-cell>
          <table:table-cell table:number-columns-repeated="3" office:value-type="float" office:value="162.36" calcext:value-type="float">
            <text:p>162.36</text:p>
          </table:table-cell>
          <table:table-cell office:value-type="float" office:value="221.93" calcext:value-type="float">
            <text:p>221.93</text:p>
          </table:table-cell>
          <table:table-cell table:number-columns-repeated="2" office:value-type="float" office:value="223.09" calcext:value-type="float">
            <text:p>223.09</text:p>
          </table:table-cell>
          <table:table-cell/>
        </table:table-row>
        <table:table-row table:style-name="ro1">
          <table:table-cell office:value-type="string" calcext:value-type="string">
            <text:p>03-03-2016</text:p>
          </table:table-cell>
          <table:table-cell office:value-type="float" office:value="190.61" calcext:value-type="float">
            <text:p>190.61</text:p>
          </table:table-cell>
          <table:table-cell table:number-columns-repeated="3" office:value-type="float" office:value="167.13" calcext:value-type="float">
            <text:p>167.13</text:p>
          </table:table-cell>
          <table:table-cell office:value-type="float" office:value="198.11" calcext:value-type="float">
            <text:p>198.11</text:p>
          </table:table-cell>
          <table:table-cell office:value-type="float" office:value="228.05" calcext:value-type="float">
            <text:p>228.05</text:p>
          </table:table-cell>
          <table:table-cell office:value-type="float" office:value="166.49" calcext:value-type="float">
            <text:p>166.49</text:p>
          </table:table-cell>
          <table:table-cell office:value-type="float" office:value="198.11" calcext:value-type="float">
            <text:p>198.11</text:p>
          </table:table-cell>
          <table:table-cell table:number-columns-repeated="5" office:value-type="float" office:value="167.13" calcext:value-type="float">
            <text:p>167.13</text:p>
          </table:table-cell>
          <table:table-cell office:value-type="float" office:value="166.69" calcext:value-type="float">
            <text:p>166.69</text:p>
          </table:table-cell>
          <table:table-cell table:number-columns-repeated="3" office:value-type="float" office:value="229.68" calcext:value-type="float">
            <text:p>229.68</text:p>
          </table:table-cell>
          <table:table-cell/>
        </table:table-row>
        <table:table-row table:style-name="ro1">
          <table:table-cell office:value-type="string" calcext:value-type="string">
            <text:p>04-03-2016</text:p>
          </table:table-cell>
          <table:table-cell office:value-type="float" office:value="177.35" calcext:value-type="float">
            <text:p>177.35</text:p>
          </table:table-cell>
          <table:table-cell table:number-columns-repeated="3" office:value-type="float" office:value="165.49" calcext:value-type="float">
            <text:p>165.49</text:p>
          </table:table-cell>
          <table:table-cell office:value-type="float" office:value="169.03" calcext:value-type="float">
            <text:p>169.03</text:p>
          </table:table-cell>
          <table:table-cell office:value-type="float" office:value="229.68" calcext:value-type="float">
            <text:p>229.6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69.03" calcext:value-type="float">
            <text:p>169.03</text:p>
          </table:table-cell>
          <table:table-cell table:number-columns-repeated="5" office:value-type="float" office:value="165.49" calcext:value-type="float">
            <text:p>165.49</text:p>
          </table:table-cell>
          <table:table-cell office:value-type="float" office:value="165.48" calcext:value-type="float">
            <text:p>165.48</text:p>
          </table:table-cell>
          <table:table-cell table:number-columns-repeated="3" office:value-type="float" office:value="229.68" calcext:value-type="float">
            <text:p>229.68</text:p>
          </table:table-cell>
          <table:table-cell/>
        </table:table-row>
        <table:table-row table:style-name="ro1">
          <table:table-cell office:value-type="string" calcext:value-type="string">
            <text:p>05-03-2016</text:p>
          </table:table-cell>
          <table:table-cell office:value-type="float" office:value="149.97" calcext:value-type="float">
            <text:p>149.97</text:p>
          </table:table-cell>
          <table:table-cell table:number-columns-repeated="4" office:value-type="float" office:value="149.88" calcext:value-type="float">
            <text:p>149.88</text:p>
          </table:table-cell>
          <table:table-cell office:value-type="float" office:value="156.11" calcext:value-type="float">
            <text:p>156.11</text:p>
          </table:table-cell>
          <table:table-cell office:value-type="float" office:value="144.69" calcext:value-type="float">
            <text:p>144.69</text:p>
          </table:table-cell>
          <table:table-cell table:number-columns-repeated="7" office:value-type="float" office:value="149.88" calcext:value-type="float">
            <text:p>149.88</text:p>
          </table:table-cell>
          <table:table-cell table:number-columns-repeated="3" office:value-type="float" office:value="197.95" calcext:value-type="float">
            <text:p>197.95</text:p>
          </table:table-cell>
          <table:table-cell office:value-type="float" office:value="156.11" calcext:value-type="float">
            <text:p>156.11</text:p>
          </table:table-cell>
        </table:table-row>
        <table:table-row table:style-name="ro1">
          <table:table-cell office:value-type="string" calcext:value-type="string">
            <text:p>06-03-2016</text:p>
          </table:table-cell>
          <table:table-cell office:value-type="float" office:value="147.66" calcext:value-type="float">
            <text:p>147.66</text:p>
          </table:table-cell>
          <table:table-cell table:number-columns-repeated="3" office:value-type="float" office:value="147.65" calcext:value-type="float">
            <text:p>147.65</text:p>
          </table:table-cell>
          <table:table-cell office:value-type="float" office:value="147.79" calcext:value-type="float">
            <text:p>147.79</text:p>
          </table:table-cell>
          <table:table-cell table:number-columns-repeated="2" office:value-type="float" office:value="147.65" calcext:value-type="float">
            <text:p>147.65</text:p>
          </table:table-cell>
          <table:table-cell office:value-type="float" office:value="147.79" calcext:value-type="float">
            <text:p>147.79</text:p>
          </table:table-cell>
          <table:table-cell table:number-columns-repeated="6" office:value-type="float" office:value="147.65" calcext:value-type="float">
            <text:p>147.65</text:p>
          </table:table-cell>
          <table:table-cell office:value-type="float" office:value="187.33" calcext:value-type="float">
            <text:p>187.33</text:p>
          </table:table-cell>
          <table:table-cell table:number-columns-repeated="2" office:value-type="float" office:value="188.1" calcext:value-type="float">
            <text:p>188.1</text:p>
          </table:table-cell>
          <table:table-cell office:value-type="float" office:value="147.65" calcext:value-type="float">
            <text:p>147.65</text:p>
          </table:table-cell>
        </table:table-row>
        <table:table-row table:style-name="ro1">
          <table:table-cell office:value-type="string" calcext:value-type="string">
            <text:p>07-03-2016</text:p>
          </table:table-cell>
          <table:table-cell office:value-type="float" office:value="174.96" calcext:value-type="float">
            <text:p>174.96</text:p>
          </table:table-cell>
          <table:table-cell table:number-columns-repeated="3" office:value-type="float" office:value="175.24" calcext:value-type="float">
            <text:p>175.24</text:p>
          </table:table-cell>
          <table:table-cell office:value-type="float" office:value="178.35" calcext:value-type="float">
            <text:p>178.35</text:p>
          </table:table-cell>
          <table:table-cell table:number-columns-repeated="2" office:value-type="float" office:value="175.24" calcext:value-type="float">
            <text:p>175.24</text:p>
          </table:table-cell>
          <table:table-cell office:value-type="float" office:value="178.35" calcext:value-type="float">
            <text:p>178.35</text:p>
          </table:table-cell>
          <table:table-cell table:number-columns-repeated="3" office:value-type="float" office:value="172.83" calcext:value-type="float">
            <text:p>172.83</text:p>
          </table:table-cell>
          <table:table-cell table:number-columns-repeated="3" office:value-type="float" office:value="175.24" calcext:value-type="float">
            <text:p>175.24</text:p>
          </table:table-cell>
          <table:table-cell table:number-columns-repeated="3" office:value-type="float" office:value="212.21" calcext:value-type="float">
            <text:p>212.21</text:p>
          </table:table-cell>
          <table:table-cell/>
        </table:table-row>
        <table:table-row table:style-name="ro1">
          <table:table-cell office:value-type="string" calcext:value-type="string">
            <text:p>08-03-2016</text:p>
          </table:table-cell>
          <table:table-cell office:value-type="float" office:value="189.85" calcext:value-type="float">
            <text:p>189.85</text:p>
          </table:table-cell>
          <table:table-cell table:number-columns-repeated="3" office:value-type="float" office:value="191.15" calcext:value-type="float">
            <text:p>191.15</text:p>
          </table:table-cell>
          <table:table-cell office:value-type="float" office:value="193.13" calcext:value-type="float">
            <text:p>193.13</text:p>
          </table:table-cell>
          <table:table-cell office:value-type="float" office:value="191.15" calcext:value-type="float">
            <text:p>191.15</text:p>
          </table:table-cell>
          <table:table-cell office:value-type="float" office:value="191.35" calcext:value-type="float">
            <text:p>191.35</text:p>
          </table:table-cell>
          <table:table-cell office:value-type="float" office:value="193.13" calcext:value-type="float">
            <text:p>193.13</text:p>
          </table:table-cell>
          <table:table-cell table:number-columns-repeated="3" office:value-type="float" office:value="183.11" calcext:value-type="float">
            <text:p>183.11</text:p>
          </table:table-cell>
          <table:table-cell table:number-columns-repeated="3" office:value-type="float" office:value="191.15" calcext:value-type="float">
            <text:p>191.15</text:p>
          </table:table-cell>
          <table:table-cell table:number-columns-repeated="3" office:value-type="float" office:value="218.78" calcext:value-type="float">
            <text:p>218.78</text:p>
          </table:table-cell>
          <table:table-cell/>
        </table:table-row>
        <table:table-row table:style-name="ro1">
          <table:table-cell office:value-type="string" calcext:value-type="string">
            <text:p>09-03-2016</text:p>
          </table:table-cell>
          <table:table-cell office:value-type="float" office:value="181.11" calcext:value-type="float">
            <text:p>181.11</text:p>
          </table:table-cell>
          <table:table-cell table:number-columns-repeated="3" office:value-type="float" office:value="170.6" calcext:value-type="float">
            <text:p>170.6</text:p>
          </table:table-cell>
          <table:table-cell office:value-type="float" office:value="175.11" calcext:value-type="float">
            <text:p>175.11</text:p>
          </table:table-cell>
          <table:table-cell office:value-type="float" office:value="247.04" calcext:value-type="float">
            <text:p>247.04</text:p>
          </table:table-cell>
          <table:table-cell office:value-type="float" office:value="170.6" calcext:value-type="float">
            <text:p>170.6</text:p>
          </table:table-cell>
          <table:table-cell office:value-type="float" office:value="175.11" calcext:value-type="float">
            <text:p>175.11</text:p>
          </table:table-cell>
          <table:table-cell table:number-columns-repeated="3" office:value-type="float" office:value="167.83" calcext:value-type="float">
            <text:p>167.83</text:p>
          </table:table-cell>
          <table:table-cell table:number-columns-repeated="3" office:value-type="float" office:value="170.6" calcext:value-type="float">
            <text:p>170.6</text:p>
          </table:table-cell>
          <table:table-cell table:number-columns-repeated="3" office:value-type="float" office:value="250.85" calcext:value-type="float">
            <text:p>250.85</text:p>
          </table:table-cell>
          <table:table-cell/>
        </table:table-row>
        <table:table-row table:style-name="ro1">
          <table:table-cell office:value-type="string" calcext:value-type="string">
            <text:p>10-03-2016</text:p>
          </table:table-cell>
          <table:table-cell office:value-type="float" office:value="186.62" calcext:value-type="float">
            <text:p>186.62</text:p>
          </table:table-cell>
          <table:table-cell table:number-columns-repeated="3" office:value-type="float" office:value="177.77" calcext:value-type="float">
            <text:p>177.77</text:p>
          </table:table-cell>
          <table:table-cell office:value-type="float" office:value="177.84" calcext:value-type="float">
            <text:p>177.84</text:p>
          </table:table-cell>
          <table:table-cell office:value-type="float" office:value="241.63" calcext:value-type="float">
            <text:p>241.63</text:p>
          </table:table-cell>
          <table:table-cell office:value-type="float" office:value="177.41" calcext:value-type="float">
            <text:p>177.41</text:p>
          </table:table-cell>
          <table:table-cell office:value-type="float" office:value="177.84" calcext:value-type="float">
            <text:p>177.84</text:p>
          </table:table-cell>
          <table:table-cell table:number-columns-repeated="3" office:value-type="float" office:value="172.87" calcext:value-type="float">
            <text:p>172.87</text:p>
          </table:table-cell>
          <table:table-cell table:number-columns-repeated="3" office:value-type="float" office:value="177.77" calcext:value-type="float">
            <text:p>177.77</text:p>
          </table:table-cell>
          <table:table-cell table:number-columns-repeated="3" office:value-type="float" office:value="245.15" calcext:value-type="float">
            <text:p>245.15</text:p>
          </table:table-cell>
          <table:table-cell/>
        </table:table-row>
        <table:table-row table:style-name="ro1">
          <table:table-cell office:value-type="string" calcext:value-type="string">
            <text:p>11-03-2016</text:p>
          </table:table-cell>
          <table:table-cell office:value-type="float" office:value="199.43" calcext:value-type="float">
            <text:p>199.43</text:p>
          </table:table-cell>
          <table:table-cell table:number-columns-repeated="4" office:value-type="float" office:value="199.91" calcext:value-type="float">
            <text:p>199.91</text:p>
          </table:table-cell>
          <table:table-cell office:value-type="float" office:value="237.1" calcext:value-type="float">
            <text:p>237.1</text:p>
          </table:table-cell>
          <table:table-cell table:number-columns-repeated="2" office:value-type="float" office:value="199.91" calcext:value-type="float">
            <text:p>199.91</text:p>
          </table:table-cell>
          <table:table-cell table:number-columns-repeated="3" office:value-type="float" office:value="182.9" calcext:value-type="float">
            <text:p>182.9</text:p>
          </table:table-cell>
          <table:table-cell table:number-columns-repeated="2" office:value-type="float" office:value="199.91" calcext:value-type="float">
            <text:p>199.91</text:p>
          </table:table-cell>
          <table:table-cell office:value-type="float" office:value="160.11" calcext:value-type="float">
            <text:p>160.11</text:p>
          </table:table-cell>
          <table:table-cell table:number-columns-repeated="3" office:value-type="float" office:value="238.78" calcext:value-type="float">
            <text:p>238.78</text:p>
          </table:table-cell>
          <table:table-cell/>
        </table:table-row>
        <table:table-row table:style-name="ro1">
          <table:table-cell office:value-type="string" calcext:value-type="string">
            <text:p>12-03-2016</text:p>
          </table:table-cell>
          <table:table-cell office:value-type="float" office:value="168.15" calcext:value-type="float">
            <text:p>168.15</text:p>
          </table:table-cell>
          <table:table-cell table:number-columns-repeated="7" office:value-type="float" office:value="172.32" calcext:value-type="float">
            <text:p>172.32</text:p>
          </table:table-cell>
          <table:table-cell table:number-columns-repeated="3" office:value-type="float" office:value="169.94" calcext:value-type="float">
            <text:p>169.94</text:p>
          </table:table-cell>
          <table:table-cell table:number-columns-repeated="2" office:value-type="float" office:value="172.32" calcext:value-type="float">
            <text:p>172.32</text:p>
          </table:table-cell>
          <table:table-cell office:value-type="float" office:value="143.58" calcext:value-type="float">
            <text:p>143.58</text:p>
          </table:table-cell>
          <table:table-cell table:number-columns-repeated="3" office:value-type="float" office:value="184.42" calcext:value-type="float">
            <text:p>184.42</text:p>
          </table:table-cell>
          <table:table-cell office:value-type="float" office:value="172.32" calcext:value-type="float">
            <text:p>172.32</text:p>
          </table:table-cell>
        </table:table-row>
        <table:table-row table:style-name="ro1">
          <table:table-cell office:value-type="string" calcext:value-type="string">
            <text:p>13-03-2016</text:p>
          </table:table-cell>
          <table:table-cell office:value-type="float" office:value="160.46" calcext:value-type="float">
            <text:p>160.46</text:p>
          </table:table-cell>
          <table:table-cell table:number-columns-repeated="3" office:value-type="float" office:value="163.2" calcext:value-type="float">
            <text:p>163.2</text:p>
          </table:table-cell>
          <table:table-cell office:value-type="float" office:value="163.44" calcext:value-type="float">
            <text:p>163.44</text:p>
          </table:table-cell>
          <table:table-cell table:number-columns-repeated="2" office:value-type="float" office:value="163.2" calcext:value-type="float">
            <text:p>163.2</text:p>
          </table:table-cell>
          <table:table-cell office:value-type="float" office:value="163.44" calcext:value-type="float">
            <text:p>163.44</text:p>
          </table:table-cell>
          <table:table-cell table:number-columns-repeated="5" office:value-type="float" office:value="163.2" calcext:value-type="float">
            <text:p>163.2</text:p>
          </table:table-cell>
          <table:table-cell office:value-type="float" office:value="142.47" calcext:value-type="float">
            <text:p>142.47</text:p>
          </table:table-cell>
          <table:table-cell table:number-columns-repeated="3" office:value-type="float" office:value="173.33" calcext:value-type="float">
            <text:p>173.33</text:p>
          </table:table-cell>
          <table:table-cell office:value-type="float" office:value="163.2" calcext:value-type="float">
            <text:p>163.2</text:p>
          </table:table-cell>
        </table:table-row>
        <table:table-row table:style-name="ro1">
          <table:table-cell office:value-type="string" calcext:value-type="string">
            <text:p>14-03-2016</text:p>
          </table:table-cell>
          <table:table-cell office:value-type="float" office:value="168.41" calcext:value-type="float">
            <text:p>168.41</text:p>
          </table:table-cell>
          <table:table-cell table:number-columns-repeated="3" office:value-type="float" office:value="169.06" calcext:value-type="float">
            <text:p>169.06</text:p>
          </table:table-cell>
          <table:table-cell office:value-type="float" office:value="187.71" calcext:value-type="float">
            <text:p>187.71</text:p>
          </table:table-cell>
          <table:table-cell office:value-type="float" office:value="239.66" calcext:value-type="float">
            <text:p>239.66</text:p>
          </table:table-cell>
          <table:table-cell office:value-type="float" office:value="170.87" calcext:value-type="float">
            <text:p>170.87</text:p>
          </table:table-cell>
          <table:table-cell office:value-type="float" office:value="187.71" calcext:value-type="float">
            <text:p>187.71</text:p>
          </table:table-cell>
          <table:table-cell table:number-columns-repeated="3" office:value-type="float" office:value="166.94" calcext:value-type="float">
            <text:p>166.94</text:p>
          </table:table-cell>
          <table:table-cell table:number-columns-repeated="2" office:value-type="float" office:value="169.06" calcext:value-type="float">
            <text:p>169.06</text:p>
          </table:table-cell>
          <table:table-cell office:value-type="float" office:value="152.85" calcext:value-type="float">
            <text:p>152.85</text:p>
          </table:table-cell>
          <table:table-cell table:number-columns-repeated="3" office:value-type="float" office:value="239.66" calcext:value-type="float">
            <text:p>239.66</text:p>
          </table:table-cell>
          <table:table-cell/>
        </table:table-row>
        <table:table-row table:style-name="ro1">
          <table:table-cell office:value-type="string" calcext:value-type="string">
            <text:p>15-03-2016</text:p>
          </table:table-cell>
          <table:table-cell office:value-type="float" office:value="165.81" calcext:value-type="float">
            <text:p>165.81</text:p>
          </table:table-cell>
          <table:table-cell table:number-columns-repeated="3" office:value-type="float" office:value="167.54" calcext:value-type="float">
            <text:p>167.54</text:p>
          </table:table-cell>
          <table:table-cell office:value-type="float" office:value="185.76" calcext:value-type="float">
            <text:p>185.76</text:p>
          </table:table-cell>
          <table:table-cell office:value-type="float" office:value="216.94" calcext:value-type="float">
            <text:p>216.94</text:p>
          </table:table-cell>
          <table:table-cell office:value-type="float" office:value="167.54" calcext:value-type="float">
            <text:p>167.54</text:p>
          </table:table-cell>
          <table:table-cell office:value-type="float" office:value="185.76" calcext:value-type="float">
            <text:p>185.76</text:p>
          </table:table-cell>
          <table:table-cell table:number-columns-repeated="3" office:value-type="float" office:value="165.07" calcext:value-type="float">
            <text:p>165.07</text:p>
          </table:table-cell>
          <table:table-cell table:number-columns-repeated="2" office:value-type="float" office:value="167.54" calcext:value-type="float">
            <text:p>167.54</text:p>
          </table:table-cell>
          <table:table-cell office:value-type="float" office:value="151.82" calcext:value-type="float">
            <text:p>151.82</text:p>
          </table:table-cell>
          <table:table-cell table:number-columns-repeated="3" office:value-type="float" office:value="221.09" calcext:value-type="float">
            <text:p>221.09</text:p>
          </table:table-cell>
          <table:table-cell/>
        </table:table-row>
        <table:table-row table:style-name="ro1">
          <table:table-cell office:value-type="string" calcext:value-type="string">
            <text:p>16-03-2016</text:p>
          </table:table-cell>
          <table:table-cell office:value-type="float" office:value="162.24" calcext:value-type="float">
            <text:p>162.24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79.01" calcext:value-type="float">
            <text:p>179.01</text:p>
          </table:table-cell>
          <table:table-cell office:value-type="float" office:value="198" calcext:value-type="float">
            <text:p>198</text:p>
          </table:table-cell>
          <table:table-cell office:value-type="float" office:value="165.24" calcext:value-type="float">
            <text:p>165.24</text:p>
          </table:table-cell>
          <table:table-cell office:value-type="float" office:value="179.01" calcext:value-type="float">
            <text:p>179.01</text:p>
          </table:table-cell>
          <table:table-cell table:number-columns-repeated="3" office:value-type="float" office:value="162.85" calcext:value-type="float">
            <text:p>162.85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53.08" calcext:value-type="float">
            <text:p>153.08</text:p>
          </table:table-cell>
          <table:table-cell table:number-columns-repeated="3" office:value-type="float" office:value="210.6" calcext:value-type="float">
            <text:p>210.6</text:p>
          </table:table-cell>
          <table:table-cell/>
        </table:table-row>
        <table:table-row table:style-name="ro1">
          <table:table-cell office:value-type="string" calcext:value-type="string">
            <text:p>17-03-2016</text:p>
          </table:table-cell>
          <table:table-cell office:value-type="float" office:value="163.2" calcext:value-type="float">
            <text:p>163.2</text:p>
          </table:table-cell>
          <table:table-cell table:number-columns-repeated="3" office:value-type="float" office:value="165.28" calcext:value-type="float">
            <text:p>165.28</text:p>
          </table:table-cell>
          <table:table-cell office:value-type="float" office:value="176.16" calcext:value-type="float">
            <text:p>176.16</text:p>
          </table:table-cell>
          <table:table-cell office:value-type="float" office:value="179.79" calcext:value-type="float">
            <text:p>179.79</text:p>
          </table:table-cell>
          <table:table-cell office:value-type="float" office:value="165.28" calcext:value-type="float">
            <text:p>165.28</text:p>
          </table:table-cell>
          <table:table-cell office:value-type="float" office:value="176.16" calcext:value-type="float">
            <text:p>176.16</text:p>
          </table:table-cell>
          <table:table-cell table:number-columns-repeated="3" office:value-type="float" office:value="165.2" calcext:value-type="float">
            <text:p>165.2</text:p>
          </table:table-cell>
          <table:table-cell table:number-columns-repeated="2" office:value-type="float" office:value="165.28" calcext:value-type="float">
            <text:p>165.28</text:p>
          </table:table-cell>
          <table:table-cell office:value-type="float" office:value="151.08" calcext:value-type="float">
            <text:p>151.08</text:p>
          </table:table-cell>
          <table:table-cell table:number-columns-repeated="3" office:value-type="float" office:value="204.28" calcext:value-type="float">
            <text:p>204.28</text:p>
          </table:table-cell>
          <table:table-cell/>
        </table:table-row>
        <table:table-row table:style-name="ro1">
          <table:table-cell office:value-type="string" calcext:value-type="string">
            <text:p>18-03-2016</text:p>
          </table:table-cell>
          <table:table-cell office:value-type="float" office:value="162.75" calcext:value-type="float">
            <text:p>162.75</text:p>
          </table:table-cell>
          <table:table-cell table:number-columns-repeated="3" office:value-type="float" office:value="162.14" calcext:value-type="float">
            <text:p>162.14</text:p>
          </table:table-cell>
          <table:table-cell office:value-type="float" office:value="165.7" calcext:value-type="float">
            <text:p>165.7</text:p>
          </table:table-cell>
          <table:table-cell office:value-type="float" office:value="217.32" calcext:value-type="float">
            <text:p>217.32</text:p>
          </table:table-cell>
          <table:table-cell office:value-type="float" office:value="162.14" calcext:value-type="float">
            <text:p>162.14</text:p>
          </table:table-cell>
          <table:table-cell office:value-type="float" office:value="165.7" calcext:value-type="float">
            <text:p>165.7</text:p>
          </table:table-cell>
          <table:table-cell table:number-columns-repeated="3" office:value-type="float" office:value="162.14" calcext:value-type="float">
            <text:p>162.14</text:p>
          </table:table-cell>
          <table:table-cell table:number-columns-repeated="2" office:value-type="float" office:value="162.94" calcext:value-type="float">
            <text:p>162.94</text:p>
          </table:table-cell>
          <table:table-cell office:value-type="float" office:value="154.78" calcext:value-type="float">
            <text:p>154.78</text:p>
          </table:table-cell>
          <table:table-cell table:number-columns-repeated="3" office:value-type="float" office:value="217.32" calcext:value-type="float">
            <text:p>217.32</text:p>
          </table:table-cell>
          <table:table-cell/>
        </table:table-row>
        <table:table-row table:style-name="ro1">
          <table:table-cell office:value-type="string" calcext:value-type="string">
            <text:p>19-03-2016</text:p>
          </table:table-cell>
          <table:table-cell office:value-type="float" office:value="159.81" calcext:value-type="float">
            <text:p>159.81</text:p>
          </table:table-cell>
          <table:table-cell table:number-columns-repeated="4" office:value-type="float" office:value="159.93" calcext:value-type="float">
            <text:p>159.93</text:p>
          </table:table-cell>
          <table:table-cell office:value-type="float" office:value="161.05" calcext:value-type="float">
            <text:p>161.05</text:p>
          </table:table-cell>
          <table:table-cell table:number-columns-repeated="7" office:value-type="float" office:value="159.93" calcext:value-type="float">
            <text:p>159.93</text:p>
          </table:table-cell>
          <table:table-cell office:value-type="float" office:value="158.28" calcext:value-type="float">
            <text:p>158.28</text:p>
          </table:table-cell>
          <table:table-cell table:number-columns-repeated="3" office:value-type="float" office:value="166.55" calcext:value-type="float">
            <text:p>166.55</text:p>
          </table:table-cell>
          <table:table-cell/>
        </table:table-row>
        <table:table-row table:style-name="ro1">
          <table:table-cell office:value-type="string" calcext:value-type="string">
            <text:p>20-03-2016</text:p>
          </table:table-cell>
          <table:table-cell office:value-type="float" office:value="151.9" calcext:value-type="float">
            <text:p>151.9</text:p>
          </table:table-cell>
          <table:table-cell table:number-columns-repeated="4" office:value-type="float" office:value="151.91" calcext:value-type="float">
            <text:p>151.91</text:p>
          </table:table-cell>
          <table:table-cell office:value-type="float" office:value="152.28" calcext:value-type="float">
            <text:p>152.28</text:p>
          </table:table-cell>
          <table:table-cell office:value-type="float" office:value="150.11" calcext:value-type="float">
            <text:p>150.11</text:p>
          </table:table-cell>
          <table:table-cell table:number-columns-repeated="7" office:value-type="float" office:value="151.91" calcext:value-type="float">
            <text:p>151.91</text:p>
          </table:table-cell>
          <table:table-cell table:number-columns-repeated="3" office:value-type="float" office:value="224.42" calcext:value-type="float">
            <text:p>224.42</text:p>
          </table:table-cell>
          <table:table-cell/>
        </table:table-row>
        <table:table-row table:style-name="ro1">
          <table:table-cell office:value-type="string" calcext:value-type="string">
            <text:p>21-03-2016</text:p>
          </table:table-cell>
          <table:table-cell office:value-type="float" office:value="161.78" calcext:value-type="float">
            <text:p>161.78</text:p>
          </table:table-cell>
          <table:table-cell table:number-columns-repeated="4" office:value-type="float" office:value="159.95" calcext:value-type="float">
            <text:p>159.95</text:p>
          </table:table-cell>
          <table:table-cell office:value-type="float" office:value="267.14" calcext:value-type="float">
            <text:p>267.14</text:p>
          </table:table-cell>
          <table:table-cell table:number-columns-repeated="8" office:value-type="float" office:value="159.95" calcext:value-type="float">
            <text:p>159.95</text:p>
          </table:table-cell>
          <table:table-cell office:value-type="float" office:value="271.45" calcext:value-type="float">
            <text:p>271.45</text:p>
          </table:table-cell>
          <table:table-cell office:value-type="float" office:value="276.57" calcext:value-type="float">
            <text:p>276.57</text:p>
          </table:table-cell>
          <table:table-cell office:value-type="float" office:value="305.39" calcext:value-type="float">
            <text:p>305.39</text:p>
          </table:table-cell>
          <table:table-cell/>
        </table:table-row>
        <table:table-row table:style-name="ro1">
          <table:table-cell office:value-type="string" calcext:value-type="string">
            <text:p>22-03-2016</text:p>
          </table:table-cell>
          <table:table-cell office:value-type="float" office:value="162.88" calcext:value-type="float">
            <text:p>162.88</text:p>
          </table:table-cell>
          <table:table-cell table:number-columns-repeated="4" office:value-type="float" office:value="164.84" calcext:value-type="float">
            <text:p>164.84</text:p>
          </table:table-cell>
          <table:table-cell office:value-type="float" office:value="243.65" calcext:value-type="float">
            <text:p>243.65</text:p>
          </table:table-cell>
          <table:table-cell office:value-type="float" office:value="163.13" calcext:value-type="float">
            <text:p>163.13</text:p>
          </table:table-cell>
          <table:table-cell office:value-type="float" office:value="164.84" calcext:value-type="float">
            <text:p>164.84</text:p>
          </table:table-cell>
          <table:table-cell table:number-columns-repeated="3" office:value-type="float" office:value="160.31" calcext:value-type="float">
            <text:p>160.31</text:p>
          </table:table-cell>
          <table:table-cell table:number-columns-repeated="3" office:value-type="float" office:value="164.84" calcext:value-type="float">
            <text:p>164.84</text:p>
          </table:table-cell>
          <table:table-cell office:value-type="float" office:value="246.74" calcext:value-type="float">
            <text:p>246.74</text:p>
          </table:table-cell>
          <table:table-cell office:value-type="float" office:value="248.01" calcext:value-type="float">
            <text:p>248.01</text:p>
          </table:table-cell>
          <table:table-cell office:value-type="float" office:value="327.86" calcext:value-type="float">
            <text:p>327.86</text:p>
          </table:table-cell>
          <table:table-cell/>
        </table:table-row>
        <table:table-row table:style-name="ro1">
          <table:table-cell office:value-type="string" calcext:value-type="string">
            <text:p>23-03-2016</text:p>
          </table:table-cell>
          <table:table-cell office:value-type="float" office:value="162.02" calcext:value-type="float">
            <text:p>162.02</text:p>
          </table:table-cell>
          <table:table-cell table:number-columns-repeated="3" office:value-type="float" office:value="160.92" calcext:value-type="float">
            <text:p>160.92</text:p>
          </table:table-cell>
          <table:table-cell office:value-type="float" office:value="161.86" calcext:value-type="float">
            <text:p>161.86</text:p>
          </table:table-cell>
          <table:table-cell office:value-type="float" office:value="258.43" calcext:value-type="float">
            <text:p>258.43</text:p>
          </table:table-cell>
          <table:table-cell office:value-type="float" office:value="160.92" calcext:value-type="float">
            <text:p>160.92</text:p>
          </table:table-cell>
          <table:table-cell office:value-type="float" office:value="161.86" calcext:value-type="float">
            <text:p>161.86</text:p>
          </table:table-cell>
          <table:table-cell table:number-columns-repeated="3" office:value-type="float" office:value="160.22" calcext:value-type="float">
            <text:p>160.22</text:p>
          </table:table-cell>
          <table:table-cell table:number-columns-repeated="2" office:value-type="float" office:value="160.92" calcext:value-type="float">
            <text:p>160.92</text:p>
          </table:table-cell>
          <table:table-cell office:value-type="float" office:value="160.67" calcext:value-type="float">
            <text:p>160.67</text:p>
          </table:table-cell>
          <table:table-cell office:value-type="float" office:value="268.02" calcext:value-type="float">
            <text:p>268.02</text:p>
          </table:table-cell>
          <table:table-cell office:value-type="float" office:value="283.84" calcext:value-type="float">
            <text:p>283.84</text:p>
          </table:table-cell>
          <table:table-cell office:value-type="float" office:value="336.71" calcext:value-type="float">
            <text:p>336.71</text:p>
          </table:table-cell>
          <table:table-cell/>
        </table:table-row>
        <table:table-row table:style-name="ro1">
          <table:table-cell office:value-type="string" calcext:value-type="string">
            <text:p>24-03-2016</text:p>
          </table:table-cell>
          <table:table-cell office:value-type="float" office:value="158.92" calcext:value-type="float">
            <text:p>158.92</text:p>
          </table:table-cell>
          <table:table-cell table:number-columns-repeated="3" office:value-type="float" office:value="157.76" calcext:value-type="float">
            <text:p>157.76</text:p>
          </table:table-cell>
          <table:table-cell office:value-type="float" office:value="160.67" calcext:value-type="float">
            <text:p>160.67</text:p>
          </table:table-cell>
          <table:table-cell office:value-type="float" office:value="223.84" calcext:value-type="float">
            <text:p>223.84</text:p>
          </table:table-cell>
          <table:table-cell office:value-type="float" office:value="157.76" calcext:value-type="float">
            <text:p>157.76</text:p>
          </table:table-cell>
          <table:table-cell office:value-type="float" office:value="160.67" calcext:value-type="float">
            <text:p>160.67</text:p>
          </table:table-cell>
          <table:table-cell table:number-columns-repeated="3" office:value-type="float" office:value="157.7" calcext:value-type="float">
            <text:p>157.7</text:p>
          </table:table-cell>
          <table:table-cell table:number-columns-repeated="3" office:value-type="float" office:value="157.76" calcext:value-type="float">
            <text:p>157.76</text:p>
          </table:table-cell>
          <table:table-cell office:value-type="float" office:value="234.53" calcext:value-type="float">
            <text:p>234.53</text:p>
          </table:table-cell>
          <table:table-cell office:value-type="float" office:value="246.58" calcext:value-type="float">
            <text:p>246.58</text:p>
          </table:table-cell>
          <table:table-cell office:value-type="float" office:value="266.6" calcext:value-type="float">
            <text:p>266.6</text:p>
          </table:table-cell>
          <table:table-cell/>
        </table:table-row>
        <table:table-row table:style-name="ro1">
          <table:table-cell office:value-type="string" calcext:value-type="string">
            <text:p>25-03-2016</text:p>
          </table:table-cell>
          <table:table-cell office:value-type="float" office:value="153.38" calcext:value-type="float">
            <text:p>153.38</text:p>
          </table:table-cell>
          <table:table-cell table:number-columns-repeated="4" office:value-type="float" office:value="152.92" calcext:value-type="float">
            <text:p>152.92</text:p>
          </table:table-cell>
          <table:table-cell office:value-type="float" office:value="166.56" calcext:value-type="float">
            <text:p>166.56</text:p>
          </table:table-cell>
          <table:table-cell table:number-columns-repeated="8" office:value-type="float" office:value="152.92" calcext:value-type="float">
            <text:p>152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4.2" calcext:value-type="float">
            <text:p>224.2</text:p>
          </table:table-cell>
          <table:table-cell office:value-type="float" office:value="259.3" calcext:value-type="float">
            <text:p>259.3</text:p>
          </table:table-cell>
          <table:table-cell/>
        </table:table-row>
        <table:table-row table:style-name="ro1">
          <table:table-cell office:value-type="string" calcext:value-type="string">
            <text:p>26-03-2016</text:p>
          </table:table-cell>
          <table:table-cell office:value-type="float" office:value="145.54" calcext:value-type="float">
            <text:p>145.54</text:p>
          </table:table-cell>
          <table:table-cell table:number-columns-repeated="4" office:value-type="float" office:value="145.62" calcext:value-type="float">
            <text:p>145.62</text:p>
          </table:table-cell>
          <table:table-cell office:value-type="float" office:value="145.8" calcext:value-type="float">
            <text:p>145.8</text:p>
          </table:table-cell>
          <table:table-cell office:value-type="float" office:value="143.01" calcext:value-type="float">
            <text:p>143.01</text:p>
          </table:table-cell>
          <table:table-cell office:value-type="float" office:value="144.81" calcext:value-type="float">
            <text:p>144.81</text:p>
          </table:table-cell>
          <table:table-cell table:number-columns-repeated="6" office:value-type="float" office:value="145.62" calcext:value-type="float">
            <text:p>145.62</text:p>
          </table:table-cell>
          <table:table-cell office:value-type="float" office:value="218.1" calcext:value-type="float">
            <text:p>218.1</text:p>
          </table:table-cell>
          <table:table-cell table:number-columns-repeated="2" office:value-type="float" office:value="233.41" calcext:value-type="float">
            <text:p>233.41</text:p>
          </table:table-cell>
          <table:table-cell/>
        </table:table-row>
        <table:table-row table:style-name="ro1">
          <table:table-cell office:value-type="string" calcext:value-type="string">
            <text:p>27-03-2016</text:p>
          </table:table-cell>
          <table:table-cell office:value-type="float" office:value="125.8" calcext:value-type="float">
            <text:p>125.8</text:p>
          </table:table-cell>
          <table:table-cell table:number-columns-repeated="5" office:value-type="float" office:value="124.45" calcext:value-type="float">
            <text:p>124.45</text:p>
          </table:table-cell>
          <table:table-cell office:value-type="float" office:value="95.07" calcext:value-type="float">
            <text:p>95.07</text:p>
          </table:table-cell>
          <table:table-cell office:value-type="float" office:value="103.13" calcext:value-type="float">
            <text:p>103.13</text:p>
          </table:table-cell>
          <table:table-cell table:number-columns-repeated="3" office:value-type="float" office:value="127.62" calcext:value-type="float">
            <text:p>127.62</text:p>
          </table:table-cell>
          <table:table-cell table:number-columns-repeated="3" office:value-type="float" office:value="126.01" calcext:value-type="float">
            <text:p>126.01</text:p>
          </table:table-cell>
          <table:table-cell office:value-type="float" office:value="154.45" calcext:value-type="float">
            <text:p>154.45</text:p>
          </table:table-cell>
          <table:table-cell table:number-columns-repeated="2" office:value-type="float" office:value="168.61" calcext:value-type="float">
            <text:p>168.61</text:p>
          </table:table-cell>
          <table:table-cell/>
        </table:table-row>
        <table:table-row table:style-name="ro1">
          <table:table-cell office:value-type="string" calcext:value-type="string">
            <text:p>28-03-2016</text:p>
          </table:table-cell>
          <table:table-cell office:value-type="float" office:value="125.29" calcext:value-type="float">
            <text:p>125.29</text:p>
          </table:table-cell>
          <table:table-cell table:number-columns-repeated="4" office:value-type="float" office:value="126.91" calcext:value-type="float">
            <text:p>126.91</text:p>
          </table:table-cell>
          <table:table-cell office:value-type="float" office:value="133.36" calcext:value-type="float">
            <text:p>133.36</text:p>
          </table:table-cell>
          <table:table-cell office:value-type="float" office:value="27.4" calcext:value-type="float">
            <text:p>27.4</text:p>
          </table:table-cell>
          <table:table-cell office:value-type="float" office:value="67.19" calcext:value-type="float">
            <text:p>67.19</text:p>
          </table:table-cell>
          <table:table-cell table:number-columns-repeated="3" office:value-type="float" office:value="128.24" calcext:value-type="float">
            <text:p>128.24</text:p>
          </table:table-cell>
          <table:table-cell table:number-columns-repeated="3" office:value-type="float" office:value="126.91" calcext:value-type="float">
            <text:p>126.91</text:p>
          </table:table-cell>
          <table:table-cell office:value-type="float" office:value="182.31" calcext:value-type="float">
            <text:p>182.31</text:p>
          </table:table-cell>
          <table:table-cell table:number-columns-repeated="2" office:value-type="float" office:value="193.68" calcext:value-type="float">
            <text:p>193.68</text:p>
          </table:table-cell>
          <table:table-cell/>
        </table:table-row>
        <table:table-row table:style-name="ro1">
          <table:table-cell office:value-type="string" calcext:value-type="string">
            <text:p>29-03-2016</text:p>
          </table:table-cell>
          <table:table-cell office:value-type="float" office:value="148.19" calcext:value-type="float">
            <text:p>148.19</text:p>
          </table:table-cell>
          <table:table-cell table:number-columns-repeated="4" office:value-type="float" office:value="146.57" calcext:value-type="float">
            <text:p>146.57</text:p>
          </table:table-cell>
          <table:table-cell office:value-type="float" office:value="223.9" calcext:value-type="float">
            <text:p>223.9</text:p>
          </table:table-cell>
          <table:table-cell office:value-type="float" office:value="137.01" calcext:value-type="float">
            <text:p>137.01</text:p>
          </table:table-cell>
          <table:table-cell office:value-type="float" office:value="147.03" calcext:value-type="float">
            <text:p>147.03</text:p>
          </table:table-cell>
          <table:table-cell table:number-columns-repeated="3" office:value-type="float" office:value="146.7" calcext:value-type="float">
            <text:p>146.7</text:p>
          </table:table-cell>
          <table:table-cell table:number-columns-repeated="3" office:value-type="float" office:value="146.57" calcext:value-type="float">
            <text:p>146.57</text:p>
          </table:table-cell>
          <table:table-cell office:value-type="float" office:value="227.29" calcext:value-type="float">
            <text:p>227.29</text:p>
          </table:table-cell>
          <table:table-cell table:number-columns-repeated="2" office:value-type="float" office:value="239.48" calcext:value-type="float">
            <text:p>239.48</text:p>
          </table:table-cell>
          <table:table-cell/>
        </table:table-row>
        <table:table-row table:style-name="ro1">
          <table:table-cell office:value-type="string" calcext:value-type="string">
            <text:p>30-03-2016</text:p>
          </table:table-cell>
          <table:table-cell office:value-type="float" office:value="162.35" calcext:value-type="float">
            <text:p>162.35</text:p>
          </table:table-cell>
          <table:table-cell table:number-columns-repeated="4" office:value-type="float" office:value="159.55" calcext:value-type="float">
            <text:p>159.55</text:p>
          </table:table-cell>
          <table:table-cell office:value-type="float" office:value="261.62" calcext:value-type="float">
            <text:p>261.62</text:p>
          </table:table-cell>
          <table:table-cell table:number-columns-repeated="7" office:value-type="float" office:value="159.55" calcext:value-type="float">
            <text:p>159.55</text:p>
          </table:table-cell>
          <table:table-cell office:value-type="float" office:value="159.47" calcext:value-type="float">
            <text:p>159.47</text:p>
          </table:table-cell>
          <table:table-cell office:value-type="float" office:value="264.51" calcext:value-type="float">
            <text:p>264.51</text:p>
          </table:table-cell>
          <table:table-cell office:value-type="float" office:value="272.68" calcext:value-type="float">
            <text:p>272.68</text:p>
          </table:table-cell>
          <table:table-cell office:value-type="float" office:value="272.93" calcext:value-type="float">
            <text:p>272.93</text:p>
          </table:table-cell>
          <table:table-cell/>
        </table:table-row>
        <table:table-row table:style-name="ro1">
          <table:table-cell office:value-type="string" calcext:value-type="string">
            <text:p>31-03-2016</text:p>
          </table:table-cell>
          <table:table-cell office:value-type="float" office:value="167.12" calcext:value-type="float">
            <text:p>167.12</text:p>
          </table:table-cell>
          <table:table-cell table:number-columns-repeated="3" office:value-type="float" office:value="162.92" calcext:value-type="float">
            <text:p>162.92</text:p>
          </table:table-cell>
          <table:table-cell office:value-type="float" office:value="196.84" calcext:value-type="float">
            <text:p>196.84</text:p>
          </table:table-cell>
          <table:table-cell office:value-type="float" office:value="224.98" calcext:value-type="float">
            <text:p>224.98</text:p>
          </table:table-cell>
          <table:table-cell office:value-type="float" office:value="163.32" calcext:value-type="float">
            <text:p>163.32</text:p>
          </table:table-cell>
          <table:table-cell office:value-type="float" office:value="196.84" calcext:value-type="float">
            <text:p>196.84</text:p>
          </table:table-cell>
          <table:table-cell table:number-columns-repeated="3" office:value-type="float" office:value="161.48" calcext:value-type="float">
            <text:p>161.48</text:p>
          </table:table-cell>
          <table:table-cell table:number-columns-repeated="3" office:value-type="float" office:value="162.92" calcext:value-type="float">
            <text:p>162.92</text:p>
          </table:table-cell>
          <table:table-cell table:number-columns-repeated="3" office:value-type="float" office:value="224.98" calcext:value-type="float">
            <text:p>224.98</text:p>
          </table:table-cell>
          <table:table-cell/>
        </table:table-row>
        <table:table-row table:style-name="ro1">
          <table:table-cell office:value-type="string" calcext:value-type="string">
            <text:p>01-04-2016</text:p>
          </table:table-cell>
          <table:table-cell office:value-type="float" office:value="170.41" calcext:value-type="float">
            <text:p>170.41</text:p>
          </table:table-cell>
          <table:table-cell table:number-columns-repeated="3" office:value-type="float" office:value="165.98" calcext:value-type="float">
            <text:p>165.98</text:p>
          </table:table-cell>
          <table:table-cell office:value-type="float" office:value="185.72" calcext:value-type="float">
            <text:p>185.72</text:p>
          </table:table-cell>
          <table:table-cell office:value-type="float" office:value="210.88" calcext:value-type="float">
            <text:p>210.88</text:p>
          </table:table-cell>
          <table:table-cell office:value-type="float" office:value="173.4" calcext:value-type="float">
            <text:p>173.4</text:p>
          </table:table-cell>
          <table:table-cell office:value-type="float" office:value="185.72" calcext:value-type="float">
            <text:p>185.72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3" office:value-type="float" office:value="165.98" calcext:value-type="float">
            <text:p>165.98</text:p>
          </table:table-cell>
          <table:table-cell table:number-columns-repeated="3" office:value-type="float" office:value="223.66" calcext:value-type="float">
            <text:p>223.66</text:p>
          </table:table-cell>
          <table:table-cell/>
        </table:table-row>
        <table:table-row table:style-name="ro1">
          <table:table-cell office:value-type="string" calcext:value-type="string">
            <text:p>02-04-2016</text:p>
          </table:table-cell>
          <table:table-cell office:value-type="float" office:value="153.02" calcext:value-type="float">
            <text:p>153.02</text:p>
          </table:table-cell>
          <table:table-cell table:number-columns-repeated="5" office:value-type="float" office:value="153.04" calcext:value-type="float">
            <text:p>153.04</text:p>
          </table:table-cell>
          <table:table-cell office:value-type="float" office:value="152.46" calcext:value-type="float">
            <text:p>152.46</text:p>
          </table:table-cell>
          <table:table-cell office:value-type="float" office:value="153.18" calcext:value-type="float">
            <text:p>153.18</text:p>
          </table:table-cell>
          <table:table-cell table:number-columns-repeated="6" office:value-type="float" office:value="153.04" calcext:value-type="float">
            <text:p>153.04</text:p>
          </table:table-cell>
          <table:table-cell table:number-columns-repeated="3" office:value-type="float" office:value="222.73" calcext:value-type="float">
            <text:p>222.73</text:p>
          </table:table-cell>
          <table:table-cell/>
        </table:table-row>
        <table:table-row table:style-name="ro1">
          <table:table-cell office:value-type="string" calcext:value-type="string">
            <text:p>03-04-2016</text:p>
          </table:table-cell>
          <table:table-cell office:value-type="float" office:value="147.25" calcext:value-type="float">
            <text:p>147.25</text:p>
          </table:table-cell>
          <table:table-cell table:number-columns-repeated="5" office:value-type="float" office:value="147.27" calcext:value-type="float">
            <text:p>147.27</text:p>
          </table:table-cell>
          <table:table-cell office:value-type="float" office:value="146.82" calcext:value-type="float">
            <text:p>146.82</text:p>
          </table:table-cell>
          <table:table-cell office:value-type="float" office:value="147.62" calcext:value-type="float">
            <text:p>147.62</text:p>
          </table:table-cell>
          <table:table-cell table:number-columns-repeated="3" office:value-type="float" office:value="147.23" calcext:value-type="float">
            <text:p>147.23</text:p>
          </table:table-cell>
          <table:table-cell table:number-columns-repeated="3" office:value-type="float" office:value="147.27" calcext:value-type="float">
            <text:p>147.27</text:p>
          </table:table-cell>
          <table:table-cell table:number-columns-repeated="3" office:value-type="float" office:value="226.8" calcext:value-type="float">
            <text:p>226.8</text:p>
          </table:table-cell>
          <table:table-cell/>
        </table:table-row>
        <table:table-row table:style-name="ro1">
          <table:table-cell office:value-type="string" calcext:value-type="string">
            <text:p>04-04-2016</text:p>
          </table:table-cell>
          <table:table-cell office:value-type="float" office:value="172.07" calcext:value-type="float">
            <text:p>172.07</text:p>
          </table:table-cell>
          <table:table-cell table:number-columns-repeated="3" office:value-type="float" office:value="170.1" calcext:value-type="float">
            <text:p>170.1</text:p>
          </table:table-cell>
          <table:table-cell office:value-type="float" office:value="172.91" calcext:value-type="float">
            <text:p>172.91</text:p>
          </table:table-cell>
          <table:table-cell office:value-type="float" office:value="245.17" calcext:value-type="float">
            <text:p>245.17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2.91" calcext:value-type="float">
            <text:p>172.91</text:p>
          </table:table-cell>
          <table:table-cell table:number-columns-repeated="3" office:value-type="float" office:value="169.33" calcext:value-type="float">
            <text:p>169.33</text:p>
          </table:table-cell>
          <table:table-cell table:number-columns-repeated="2" office:value-type="float" office:value="170.1" calcext:value-type="float">
            <text:p>170.1</text:p>
          </table:table-cell>
          <table:table-cell office:value-type="float" office:value="154.03" calcext:value-type="float">
            <text:p>154.03</text:p>
          </table:table-cell>
          <table:table-cell table:number-columns-repeated="3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05-04-2016</text:p>
          </table:table-cell>
          <table:table-cell office:value-type="float" office:value="168.91" calcext:value-type="float">
            <text:p>168.91</text:p>
          </table:table-cell>
          <table:table-cell table:number-columns-repeated="3" office:value-type="float" office:value="185.7" calcext:value-type="float">
            <text:p>185.7</text:p>
          </table:table-cell>
          <table:table-cell office:value-type="float" office:value="186.43" calcext:value-type="float">
            <text:p>186.43</text:p>
          </table:table-cell>
          <table:table-cell office:value-type="float" office:value="213.8" calcext:value-type="float">
            <text:p>213.8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6.43" calcext:value-type="float">
            <text:p>186.43</text:p>
          </table:table-cell>
          <table:table-cell table:number-columns-repeated="3" office:value-type="float" office:value="164.42" calcext:value-type="float">
            <text:p>164.42</text:p>
          </table:table-cell>
          <table:table-cell table:number-columns-repeated="2" office:value-type="float" office:value="185.7" calcext:value-type="float">
            <text:p>185.7</text:p>
          </table:table-cell>
          <table:table-cell office:value-type="float" office:value="149.84" calcext:value-type="float">
            <text:p>149.84</text:p>
          </table:table-cell>
          <table:table-cell table:number-columns-repeated="3" office:value-type="float" office:value="234.4" calcext:value-type="float">
            <text:p>234.4</text:p>
          </table:table-cell>
          <table:table-cell/>
        </table:table-row>
        <table:table-row table:style-name="ro1">
          <table:table-cell office:value-type="string" calcext:value-type="string">
            <text:p>06-04-2016</text:p>
          </table:table-cell>
          <table:table-cell office:value-type="float" office:value="156.17" calcext:value-type="float">
            <text:p>156.17</text:p>
          </table:table-cell>
          <table:table-cell table:number-columns-repeated="4" office:value-type="float" office:value="156.45" calcext:value-type="float">
            <text:p>156.45</text:p>
          </table:table-cell>
          <table:table-cell office:value-type="float" office:value="211.58" calcext:value-type="float">
            <text:p>211.58</text:p>
          </table:table-cell>
          <table:table-cell office:value-type="float" office:value="155.7" calcext:value-type="float">
            <text:p>155.7</text:p>
          </table:table-cell>
          <table:table-cell office:value-type="float" office:value="156.45" calcext:value-type="float">
            <text:p>156.4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5.7" calcext:value-type="float">
            <text:p>155.7</text:p>
          </table:table-cell>
          <table:table-cell office:value-type="float" office:value="155.88" calcext:value-type="float">
            <text:p>155.88</text:p>
          </table:table-cell>
          <table:table-cell table:number-columns-repeated="2" office:value-type="float" office:value="156.89" calcext:value-type="float">
            <text:p>156.89</text:p>
          </table:table-cell>
          <table:table-cell office:value-type="float" office:value="147.93" calcext:value-type="float">
            <text:p>147.93</text:p>
          </table:table-cell>
          <table:table-cell table:number-columns-repeated="3" office:value-type="float" office:value="219.46" calcext:value-type="float">
            <text:p>219.46</text:p>
          </table:table-cell>
          <table:table-cell/>
        </table:table-row>
        <table:table-row table:style-name="ro1">
          <table:table-cell office:value-type="string" calcext:value-type="string">
            <text:p>07-04-2016</text:p>
          </table:table-cell>
          <table:table-cell office:value-type="float" office:value="150.59" calcext:value-type="float">
            <text:p>150.59</text:p>
          </table:table-cell>
          <table:table-cell table:number-columns-repeated="4" office:value-type="float" office:value="150.06" calcext:value-type="float">
            <text:p>150.06</text:p>
          </table:table-cell>
          <table:table-cell office:value-type="float" office:value="173.91" calcext:value-type="float">
            <text:p>173.91</text:p>
          </table:table-cell>
          <table:table-cell office:value-type="float" office:value="149.9" calcext:value-type="float">
            <text:p>149.9</text:p>
          </table:table-cell>
          <table:table-cell table:number-columns-repeated="3" office:value-type="float" office:value="150.06" calcext:value-type="float">
            <text:p>150.06</text:p>
          </table:table-cell>
          <table:table-cell office:value-type="float" office:value="150.09" calcext:value-type="float">
            <text:p>150.09</text:p>
          </table:table-cell>
          <table:table-cell table:number-columns-repeated="2" office:value-type="float" office:value="153.36" calcext:value-type="float">
            <text:p>153.36</text:p>
          </table:table-cell>
          <table:table-cell office:value-type="float" office:value="148.32" calcext:value-type="float">
            <text:p>148.32</text:p>
          </table:table-cell>
          <table:table-cell table:number-columns-repeated="3" office:value-type="float" office:value="215.02" calcext:value-type="float">
            <text:p>215.02</text:p>
          </table:table-cell>
          <table:table-cell/>
        </table:table-row>
        <table:table-row table:style-name="ro1">
          <table:table-cell office:value-type="string" calcext:value-type="string">
            <text:p>08-04-2016</text:p>
          </table:table-cell>
          <table:table-cell office:value-type="float" office:value="160.59" calcext:value-type="float">
            <text:p>160.59</text:p>
          </table:table-cell>
          <table:table-cell table:number-columns-repeated="4" office:value-type="float" office:value="161" calcext:value-type="float">
            <text:p>161</text:p>
          </table:table-cell>
          <table:table-cell office:value-type="float" office:value="185.36" calcext:value-type="float">
            <text:p>185.36</text:p>
          </table:table-cell>
          <table:table-cell table:number-columns-repeated="7" office:value-type="float" office:value="161" calcext:value-type="float">
            <text:p>161</text:p>
          </table:table-cell>
          <table:table-cell office:value-type="float" office:value="150.38" calcext:value-type="float">
            <text:p>150.38</text:p>
          </table:table-cell>
          <table:table-cell table:number-columns-repeated="2" office:value-type="float" office:value="235.18" calcext:value-type="float">
            <text:p>235.18</text:p>
          </table:table-cell>
          <table:table-cell office:value-type="float" office:value="236.08" calcext:value-type="float">
            <text:p>236.08</text:p>
          </table:table-cell>
          <table:table-cell/>
        </table:table-row>
        <table:table-row table:style-name="ro1">
          <table:table-cell office:value-type="string" calcext:value-type="string">
            <text:p>09-04-2016</text:p>
          </table:table-cell>
          <table:table-cell office:value-type="float" office:value="158.11" calcext:value-type="float">
            <text:p>158.11</text:p>
          </table:table-cell>
          <table:table-cell table:number-columns-repeated="12" office:value-type="float" office:value="159.89" calcext:value-type="float">
            <text:p>159.89</text:p>
          </table:table-cell>
          <table:table-cell office:value-type="float" office:value="150.27" calcext:value-type="float">
            <text:p>150.27</text:p>
          </table:table-cell>
          <table:table-cell table:number-columns-repeated="3" office:value-type="float" office:value="230.96" calcext:value-type="float">
            <text:p>230.96</text:p>
          </table:table-cell>
          <table:table-cell/>
        </table:table-row>
        <table:table-row table:style-name="ro1">
          <table:table-cell office:value-type="string" calcext:value-type="string">
            <text:p>10-04-2016</text:p>
          </table:table-cell>
          <table:table-cell office:value-type="float" office:value="152.07" calcext:value-type="float">
            <text:p>152.07</text:p>
          </table:table-cell>
          <table:table-cell table:number-columns-repeated="12" office:value-type="float" office:value="152.63" calcext:value-type="float">
            <text:p>152.63</text:p>
          </table:table-cell>
          <table:table-cell office:value-type="float" office:value="149.5" calcext:value-type="float">
            <text:p>149.5</text:p>
          </table:table-cell>
          <table:table-cell table:number-columns-repeated="3" office:value-type="float" office:value="224.18" calcext:value-type="float">
            <text:p>224.18</text:p>
          </table:table-cell>
          <table:table-cell/>
        </table:table-row>
        <table:table-row table:style-name="ro1">
          <table:table-cell office:value-type="string" calcext:value-type="string">
            <text:p>11-04-2016</text:p>
          </table:table-cell>
          <table:table-cell office:value-type="float" office:value="170.52" calcext:value-type="float">
            <text:p>170.52</text:p>
          </table:table-cell>
          <table:table-cell table:number-columns-repeated="4" office:value-type="float" office:value="167.12" calcext:value-type="float">
            <text:p>167.12</text:p>
          </table:table-cell>
          <table:table-cell office:value-type="float" office:value="235.24" calcext:value-type="float">
            <text:p>235.24</text:p>
          </table:table-cell>
          <table:table-cell office:value-type="float" office:value="166.02" calcext:value-type="float">
            <text:p>166.02</text:p>
          </table:table-cell>
          <table:table-cell office:value-type="float" office:value="167.12" calcext:value-type="float">
            <text:p>167.12</text:p>
          </table:table-cell>
          <table:table-cell table:number-columns-repeated="3" office:value-type="float" office:value="166.02" calcext:value-type="float">
            <text:p>166.02</text:p>
          </table:table-cell>
          <table:table-cell table:number-columns-repeated="2" office:value-type="float" office:value="167.12" calcext:value-type="float">
            <text:p>167.12</text:p>
          </table:table-cell>
          <table:table-cell office:value-type="float" office:value="150.08" calcext:value-type="float">
            <text:p>150.08</text:p>
          </table:table-cell>
          <table:table-cell table:number-columns-repeated="3" office:value-type="float" office:value="249.31" calcext:value-type="float">
            <text:p>249.31</text:p>
          </table:table-cell>
          <table:table-cell/>
        </table:table-row>
        <table:table-row table:style-name="ro1">
          <table:table-cell office:value-type="string" calcext:value-type="string">
            <text:p>12-04-2016</text:p>
          </table:table-cell>
          <table:table-cell office:value-type="float" office:value="165.05" calcext:value-type="float">
            <text:p>165.05</text:p>
          </table:table-cell>
          <table:table-cell table:number-columns-repeated="4" office:value-type="float" office:value="164.91" calcext:value-type="float">
            <text:p>164.91</text:p>
          </table:table-cell>
          <table:table-cell office:value-type="float" office:value="214.29" calcext:value-type="float">
            <text:p>214.29</text:p>
          </table:table-cell>
          <table:table-cell table:number-columns-repeated="7" office:value-type="float" office:value="164.91" calcext:value-type="float">
            <text:p>164.91</text:p>
          </table:table-cell>
          <table:table-cell office:value-type="float" office:value="151.31" calcext:value-type="float">
            <text:p>151.31</text:p>
          </table:table-cell>
          <table:table-cell table:number-columns-repeated="3" office:value-type="float" office:value="222.52" calcext:value-type="float">
            <text:p>222.52</text:p>
          </table:table-cell>
          <table:table-cell/>
        </table:table-row>
        <table:table-row table:style-name="ro1">
          <table:table-cell office:value-type="string" calcext:value-type="string">
            <text:p>13-04-2016</text:p>
          </table:table-cell>
          <table:table-cell office:value-type="float" office:value="180.8" calcext:value-type="float">
            <text:p>180.8</text:p>
          </table:table-cell>
          <table:table-cell table:number-columns-repeated="4" office:value-type="float" office:value="181.76" calcext:value-type="float">
            <text:p>181.76</text:p>
          </table:table-cell>
          <table:table-cell office:value-type="float" office:value="219.59" calcext:value-type="float">
            <text:p>219.59</text:p>
          </table:table-cell>
          <table:table-cell table:number-columns-repeated="2" office:value-type="float" office:value="181.76" calcext:value-type="float">
            <text:p>181.76</text:p>
          </table:table-cell>
          <table:table-cell table:number-columns-repeated="3" office:value-type="float" office:value="180.25" calcext:value-type="float">
            <text:p>180.25</text:p>
          </table:table-cell>
          <table:table-cell table:number-columns-repeated="2" office:value-type="float" office:value="181.76" calcext:value-type="float">
            <text:p>181.76</text:p>
          </table:table-cell>
          <table:table-cell office:value-type="float" office:value="157.04" calcext:value-type="float">
            <text:p>157.04</text:p>
          </table:table-cell>
          <table:table-cell office:value-type="float" office:value="231.02" calcext:value-type="float">
            <text:p>231.02</text:p>
          </table:table-cell>
          <table:table-cell table:number-columns-repeated="2" office:value-type="float" office:value="231.66" calcext:value-type="float">
            <text:p>231.66</text:p>
          </table:table-cell>
          <table:table-cell/>
        </table:table-row>
        <table:table-row table:style-name="ro1">
          <table:table-cell office:value-type="string" calcext:value-type="string">
            <text:p>14-04-2016</text:p>
          </table:table-cell>
          <table:table-cell office:value-type="float" office:value="178.34" calcext:value-type="float">
            <text:p>178.34</text:p>
          </table:table-cell>
          <table:table-cell table:number-columns-repeated="4" office:value-type="float" office:value="185.68" calcext:value-type="float">
            <text:p>185.68</text:p>
          </table:table-cell>
          <table:table-cell office:value-type="float" office:value="218.35" calcext:value-type="float">
            <text:p>218.35</text:p>
          </table:table-cell>
          <table:table-cell table:number-columns-repeated="2" office:value-type="float" office:value="185.68" calcext:value-type="float">
            <text:p>185.68</text:p>
          </table:table-cell>
          <table:table-cell table:number-columns-repeated="3" office:value-type="float" office:value="169.2" calcext:value-type="float">
            <text:p>169.2</text:p>
          </table:table-cell>
          <table:table-cell table:number-columns-repeated="2" office:value-type="float" office:value="185.68" calcext:value-type="float">
            <text:p>185.68</text:p>
          </table:table-cell>
          <table:table-cell office:value-type="float" office:value="157.83" calcext:value-type="float">
            <text:p>157.83</text:p>
          </table:table-cell>
          <table:table-cell table:number-columns-repeated="3" office:value-type="float" office:value="229.75" calcext:value-type="float">
            <text:p>229.75</text:p>
          </table:table-cell>
          <table:table-cell/>
        </table:table-row>
        <table:table-row table:style-name="ro1">
          <table:table-cell office:value-type="string" calcext:value-type="string">
            <text:p>15-04-2016</text:p>
          </table:table-cell>
          <table:table-cell office:value-type="float" office:value="167.58" calcext:value-type="float">
            <text:p>167.58</text:p>
          </table:table-cell>
          <table:table-cell table:number-columns-repeated="4" office:value-type="float" office:value="166.1" calcext:value-type="float">
            <text:p>166.1</text:p>
          </table:table-cell>
          <table:table-cell office:value-type="float" office:value="230.81" calcext:value-type="float">
            <text:p>230.81</text:p>
          </table:table-cell>
          <table:table-cell table:number-columns-repeated="7" office:value-type="float" office:value="166.1" calcext:value-type="float">
            <text:p>166.1</text:p>
          </table:table-cell>
          <table:table-cell office:value-type="float" office:value="157.22" calcext:value-type="float">
            <text:p>157.22</text:p>
          </table:table-cell>
          <table:table-cell office:value-type="float" office:value="251.4" calcext:value-type="float">
            <text:p>251.4</text:p>
          </table:table-cell>
          <table:table-cell office:value-type="float" office:value="256.89" calcext:value-type="float">
            <text:p>256.89</text:p>
          </table:table-cell>
          <table:table-cell office:value-type="float" office:value="342.29" calcext:value-type="float">
            <text:p>342.29</text:p>
          </table:table-cell>
          <table:table-cell/>
        </table:table-row>
        <table:table-row table:style-name="ro1">
          <table:table-cell office:value-type="string" calcext:value-type="string">
            <text:p>16-04-2016</text:p>
          </table:table-cell>
          <table:table-cell office:value-type="float" office:value="153.87" calcext:value-type="float">
            <text:p>153.87</text:p>
          </table:table-cell>
          <table:table-cell table:number-columns-repeated="4" office:value-type="float" office:value="153.68" calcext:value-type="float">
            <text:p>153.68</text:p>
          </table:table-cell>
          <table:table-cell office:value-type="float" office:value="154.27" calcext:value-type="float">
            <text:p>154.27</text:p>
          </table:table-cell>
          <table:table-cell office:value-type="float" office:value="153.46" calcext:value-type="float">
            <text:p>153.46</text:p>
          </table:table-cell>
          <table:table-cell table:number-columns-repeated="4" office:value-type="float" office:value="153.68" calcext:value-type="float">
            <text:p>153.68</text:p>
          </table:table-cell>
          <table:table-cell table:number-columns-repeated="2" office:value-type="float" office:value="160.2" calcext:value-type="float">
            <text:p>160.2</text:p>
          </table:table-cell>
          <table:table-cell office:value-type="float" office:value="150.9" calcext:value-type="float">
            <text:p>150.9</text:p>
          </table:table-cell>
          <table:table-cell office:value-type="float" office:value="178.38" calcext:value-type="float">
            <text:p>178.38</text:p>
          </table:table-cell>
          <table:table-cell office:value-type="float" office:value="190.42" calcext:value-type="float">
            <text:p>190.42</text:p>
          </table:table-cell>
          <table:table-cell office:value-type="float" office:value="218.5" calcext:value-type="float">
            <text:p>218.5</text:p>
          </table:table-cell>
          <table:table-cell/>
        </table:table-row>
        <table:table-row table:style-name="ro1">
          <table:table-cell office:value-type="string" calcext:value-type="string">
            <text:p>17-04-2016</text:p>
          </table:table-cell>
          <table:table-cell office:value-type="float" office:value="141.16" calcext:value-type="float">
            <text:p>141.16</text:p>
          </table:table-cell>
          <table:table-cell table:number-columns-repeated="4" office:value-type="float" office:value="137.7" calcext:value-type="float">
            <text:p>137.7</text:p>
          </table:table-cell>
          <table:table-cell office:value-type="float" office:value="148.91" calcext:value-type="float">
            <text:p>148.91</text:p>
          </table:table-cell>
          <table:table-cell office:value-type="float" office:value="128.11" calcext:value-type="float">
            <text:p>128.11</text:p>
          </table:table-cell>
          <table:table-cell office:value-type="float" office:value="136.9" calcext:value-type="float">
            <text:p>136.9</text:p>
          </table:table-cell>
          <table:table-cell table:number-columns-repeated="2" office:value-type="float" office:value="137.76" calcext:value-type="float">
            <text:p>137.76</text:p>
          </table:table-cell>
          <table:table-cell office:value-type="float" office:value="139.04" calcext:value-type="float">
            <text:p>139.04</text:p>
          </table:table-cell>
          <table:table-cell table:number-columns-repeated="2" office:value-type="float" office:value="160.55" calcext:value-type="float">
            <text:p>160.55</text:p>
          </table:table-cell>
          <table:table-cell office:value-type="float" office:value="147.76" calcext:value-type="float">
            <text:p>147.76</text:p>
          </table:table-cell>
          <table:table-cell office:value-type="float" office:value="158.55" calcext:value-type="float">
            <text:p>158.55</text:p>
          </table:table-cell>
          <table:table-cell office:value-type="float" office:value="163.17" calcext:value-type="float">
            <text:p>163.17</text:p>
          </table:table-cell>
          <table:table-cell office:value-type="float" office:value="211.81" calcext:value-type="float">
            <text:p>211.81</text:p>
          </table:table-cell>
          <table:table-cell/>
        </table:table-row>
        <table:table-row table:style-name="ro1">
          <table:table-cell office:value-type="string" calcext:value-type="string">
            <text:p>18-04-2016</text:p>
          </table:table-cell>
          <table:table-cell office:value-type="float" office:value="157.6" calcext:value-type="float">
            <text:p>157.6</text:p>
          </table:table-cell>
          <table:table-cell table:number-columns-repeated="4" office:value-type="float" office:value="153.84" calcext:value-type="float">
            <text:p>153.84</text:p>
          </table:table-cell>
          <table:table-cell office:value-type="float" office:value="251.54" calcext:value-type="float">
            <text:p>251.54</text:p>
          </table:table-cell>
          <table:table-cell table:number-columns-repeated="2" office:value-type="float" office:value="153.84" calcext:value-type="float">
            <text:p>153.84</text:p>
          </table:table-cell>
          <table:table-cell table:number-columns-repeated="3" office:value-type="float" office:value="153.94" calcext:value-type="float">
            <text:p>153.94</text:p>
          </table:table-cell>
          <table:table-cell table:number-columns-repeated="2" office:value-type="float" office:value="159.11" calcext:value-type="float">
            <text:p>159.11</text:p>
          </table:table-cell>
          <table:table-cell office:value-type="float" office:value="152.55" calcext:value-type="float">
            <text:p>152.55</text:p>
          </table:table-cell>
          <table:table-cell office:value-type="float" office:value="251.54" calcext:value-type="float">
            <text:p>251.54</text:p>
          </table:table-cell>
          <table:table-cell office:value-type="float" office:value="255.35" calcext:value-type="float">
            <text:p>255.35</text:p>
          </table:table-cell>
          <table:table-cell office:value-type="float" office:value="273.18" calcext:value-type="float">
            <text:p>273.18</text:p>
          </table:table-cell>
          <table:table-cell/>
        </table:table-row>
        <table:table-row table:style-name="ro1">
          <table:table-cell office:value-type="string" calcext:value-type="string">
            <text:p>19-04-2016</text:p>
          </table:table-cell>
          <table:table-cell office:value-type="float" office:value="153.14" calcext:value-type="float">
            <text:p>153.14</text:p>
          </table:table-cell>
          <table:table-cell table:number-columns-repeated="4" office:value-type="float" office:value="147.26" calcext:value-type="float">
            <text:p>147.26</text:p>
          </table:table-cell>
          <table:table-cell office:value-type="float" office:value="213.95" calcext:value-type="float">
            <text:p>213.95</text:p>
          </table:table-cell>
          <table:table-cell office:value-type="float" office:value="139.83" calcext:value-type="float">
            <text:p>139.83</text:p>
          </table:table-cell>
          <table:table-cell office:value-type="float" office:value="147.26" calcext:value-type="float">
            <text:p>147.26</text:p>
          </table:table-cell>
          <table:table-cell table:number-columns-repeated="3" office:value-type="float" office:value="150.04" calcext:value-type="float">
            <text:p>150.04</text:p>
          </table:table-cell>
          <table:table-cell table:number-columns-repeated="2" office:value-type="float" office:value="161.5" calcext:value-type="float">
            <text:p>161.5</text:p>
          </table:table-cell>
          <table:table-cell office:value-type="float" office:value="150.51" calcext:value-type="float">
            <text:p>150.51</text:p>
          </table:table-cell>
          <table:table-cell table:number-columns-repeated="3" office:value-type="float" office:value="213.95" calcext:value-type="float">
            <text:p>213.95</text:p>
          </table:table-cell>
          <table:table-cell/>
        </table:table-row>
        <table:table-row table:style-name="ro1">
          <table:table-cell office:value-type="string" calcext:value-type="string">
            <text:p>20-04-2016</text:p>
          </table:table-cell>
          <table:table-cell office:value-type="float" office:value="161.47" calcext:value-type="float">
            <text:p>161.47</text:p>
          </table:table-cell>
          <table:table-cell table:number-columns-repeated="4" office:value-type="float" office:value="159.34" calcext:value-type="float">
            <text:p>159.34</text:p>
          </table:table-cell>
          <table:table-cell office:value-type="float" office:value="209.12" calcext:value-type="float">
            <text:p>209.12</text:p>
          </table:table-cell>
          <table:table-cell table:number-columns-repeated="2" office:value-type="float" office:value="159.34" calcext:value-type="float">
            <text:p>159.34</text:p>
          </table:table-cell>
          <table:table-cell table:number-columns-repeated="2" office:value-type="float" office:value="159.96" calcext:value-type="float">
            <text:p>159.96</text:p>
          </table:table-cell>
          <table:table-cell office:value-type="float" office:value="160.25" calcext:value-type="float">
            <text:p>160.25</text:p>
          </table:table-cell>
          <table:table-cell table:number-columns-repeated="2" office:value-type="float" office:value="164.21" calcext:value-type="float">
            <text:p>164.21</text:p>
          </table:table-cell>
          <table:table-cell office:value-type="float" office:value="157.71" calcext:value-type="float">
            <text:p>157.71</text:p>
          </table:table-cell>
          <table:table-cell office:value-type="float" office:value="209.12" calcext:value-type="float">
            <text:p>209.12</text:p>
          </table:table-cell>
          <table:table-cell table:number-columns-repeated="2" office:value-type="float" office:value="215.61" calcext:value-type="float">
            <text:p>215.61</text:p>
          </table:table-cell>
          <table:table-cell/>
        </table:table-row>
        <table:table-row table:style-name="ro1">
          <table:table-cell office:value-type="string" calcext:value-type="string">
            <text:p>21-04-2016</text:p>
          </table:table-cell>
          <table:table-cell office:value-type="float" office:value="162.36" calcext:value-type="float">
            <text:p>162.36</text:p>
          </table:table-cell>
          <table:table-cell table:number-columns-repeated="4" office:value-type="float" office:value="159.4" calcext:value-type="float">
            <text:p>159.4</text:p>
          </table:table-cell>
          <table:table-cell office:value-type="float" office:value="241.83" calcext:value-type="float">
            <text:p>241.83</text:p>
          </table:table-cell>
          <table:table-cell table:number-columns-repeated="7" office:value-type="float" office:value="159.4" calcext:value-type="float">
            <text:p>159.4</text:p>
          </table:table-cell>
          <table:table-cell office:value-type="float" office:value="158.33" calcext:value-type="float">
            <text:p>158.33</text:p>
          </table:table-cell>
          <table:table-cell office:value-type="float" office:value="241.83" calcext:value-type="float">
            <text:p>241.83</text:p>
          </table:table-cell>
          <table:table-cell office:value-type="float" office:value="247.57" calcext:value-type="float">
            <text:p>247.57</text:p>
          </table:table-cell>
          <table:table-cell office:value-type="float" office:value="266.52" calcext:value-type="float">
            <text:p>266.52</text:p>
          </table:table-cell>
          <table:table-cell/>
        </table:table-row>
        <table:table-row table:style-name="ro1">
          <table:table-cell office:value-type="string" calcext:value-type="string">
            <text:p>22-04-2016</text:p>
          </table:table-cell>
          <table:table-cell office:value-type="float" office:value="161.81" calcext:value-type="float">
            <text:p>161.81</text:p>
          </table:table-cell>
          <table:table-cell table:number-columns-repeated="4" office:value-type="float" office:value="159.56" calcext:value-type="float">
            <text:p>159.56</text:p>
          </table:table-cell>
          <table:table-cell office:value-type="float" office:value="219.82" calcext:value-type="float">
            <text:p>219.82</text:p>
          </table:table-cell>
          <table:table-cell table:number-columns-repeated="5" office:value-type="float" office:value="159.56" calcext:value-type="float">
            <text:p>159.56</text:p>
          </table:table-cell>
          <table:table-cell table:number-columns-repeated="2" office:value-type="float" office:value="159.7" calcext:value-type="float">
            <text:p>159.7</text:p>
          </table:table-cell>
          <table:table-cell office:value-type="float" office:value="157.28" calcext:value-type="float">
            <text:p>157.28</text:p>
          </table:table-cell>
          <table:table-cell table:number-columns-repeated="3" office:value-type="float" office:value="219.96" calcext:value-type="float">
            <text:p>219.96</text:p>
          </table:table-cell>
          <table:table-cell/>
        </table:table-row>
        <table:table-row table:style-name="ro1">
          <table:table-cell office:value-type="string" calcext:value-type="string">
            <text:p>23-04-2016</text:p>
          </table:table-cell>
          <table:table-cell office:value-type="float" office:value="161.52" calcext:value-type="float">
            <text:p>161.52</text:p>
          </table:table-cell>
          <table:table-cell table:number-columns-repeated="4" office:value-type="float" office:value="161.84" calcext:value-type="float">
            <text:p>161.84</text:p>
          </table:table-cell>
          <table:table-cell office:value-type="float" office:value="183.57" calcext:value-type="float">
            <text:p>183.57</text:p>
          </table:table-cell>
          <table:table-cell table:number-columns-repeated="5" office:value-type="float" office:value="161.84" calcext:value-type="float">
            <text:p>161.84</text:p>
          </table:table-cell>
          <table:table-cell table:number-columns-repeated="2" office:value-type="float" office:value="164.75" calcext:value-type="float">
            <text:p>164.75</text:p>
          </table:table-cell>
          <table:table-cell office:value-type="float" office:value="154.36" calcext:value-type="float">
            <text:p>154.36</text:p>
          </table:table-cell>
          <table:table-cell table:number-columns-repeated="2" office:value-type="float" office:value="185.52" calcext:value-type="float">
            <text:p>185.52</text:p>
          </table:table-cell>
          <table:table-cell office:value-type="float" office:value="242.25" calcext:value-type="float">
            <text:p>242.25</text:p>
          </table:table-cell>
          <table:table-cell/>
        </table:table-row>
        <table:table-row table:style-name="ro1">
          <table:table-cell office:value-type="string" calcext:value-type="string">
            <text:p>24-04-2016</text:p>
          </table:table-cell>
          <table:table-cell office:value-type="float" office:value="159.61" calcext:value-type="float">
            <text:p>159.61</text:p>
          </table:table-cell>
          <table:table-cell table:number-columns-repeated="4" office:value-type="float" office:value="159.11" calcext:value-type="float">
            <text:p>159.11</text:p>
          </table:table-cell>
          <table:table-cell office:value-type="float" office:value="170.15" calcext:value-type="float">
            <text:p>170.15</text:p>
          </table:table-cell>
          <table:table-cell office:value-type="float" office:value="158.11" calcext:value-type="float">
            <text:p>158.11</text:p>
          </table:table-cell>
          <table:table-cell table:number-columns-repeated="4" office:value-type="float" office:value="159.11" calcext:value-type="float">
            <text:p>159.11</text:p>
          </table:table-cell>
          <table:table-cell table:number-columns-repeated="2" office:value-type="float" office:value="166.63" calcext:value-type="float">
            <text:p>166.63</text:p>
          </table:table-cell>
          <table:table-cell office:value-type="float" office:value="155.03" calcext:value-type="float">
            <text:p>155.03</text:p>
          </table:table-cell>
          <table:table-cell office:value-type="float" office:value="177.59" calcext:value-type="float">
            <text:p>177.59</text:p>
          </table:table-cell>
          <table:table-cell office:value-type="float" office:value="193.3" calcext:value-type="float">
            <text:p>193.3</text:p>
          </table:table-cell>
          <table:table-cell office:value-type="float" office:value="203.41" calcext:value-type="float">
            <text:p>203.41</text:p>
          </table:table-cell>
          <table:table-cell/>
        </table:table-row>
        <table:table-row table:style-name="ro1">
          <table:table-cell office:value-type="string" calcext:value-type="string">
            <text:p>25-04-2016</text:p>
          </table:table-cell>
          <table:table-cell office:value-type="float" office:value="185.54" calcext:value-type="float">
            <text:p>185.54</text:p>
          </table:table-cell>
          <table:table-cell table:number-columns-repeated="2" office:value-type="float" office:value="181.25" calcext:value-type="float">
            <text:p>181.25</text:p>
          </table:table-cell>
          <table:table-cell table:number-columns-repeated="2" office:value-type="float" office:value="181.44" calcext:value-type="float">
            <text:p>181.44</text:p>
          </table:table-cell>
          <table:table-cell office:value-type="float" office:value="237.92" calcext:value-type="float">
            <text:p>237.92</text:p>
          </table:table-cell>
          <table:table-cell office:value-type="float" office:value="181.44" calcext:value-type="float">
            <text:p>181.44</text:p>
          </table:table-cell>
          <table:table-cell office:value-type="float" office:value="181.97" calcext:value-type="float">
            <text:p>181.97</text:p>
          </table:table-cell>
          <table:table-cell table:number-columns-repeated="3" office:value-type="float" office:value="181.44" calcext:value-type="float">
            <text:p>181.44</text:p>
          </table:table-cell>
          <table:table-cell table:number-columns-repeated="2" office:value-type="float" office:value="182.71" calcext:value-type="float">
            <text:p>182.71</text:p>
          </table:table-cell>
          <table:table-cell office:value-type="float" office:value="162.07" calcext:value-type="float">
            <text:p>162.07</text:p>
          </table:table-cell>
          <table:table-cell office:value-type="float" office:value="237.92" calcext:value-type="float">
            <text:p>237.92</text:p>
          </table:table-cell>
          <table:table-cell office:value-type="float" office:value="260.64" calcext:value-type="float">
            <text:p>260.64</text:p>
          </table:table-cell>
          <table:table-cell office:value-type="float" office:value="290.02" calcext:value-type="float">
            <text:p>290.02</text:p>
          </table:table-cell>
          <table:table-cell/>
        </table:table-row>
        <table:table-row table:style-name="ro1">
          <table:table-cell office:value-type="string" calcext:value-type="string">
            <text:p>26-04-2016</text:p>
          </table:table-cell>
          <table:table-cell office:value-type="float" office:value="184.73" calcext:value-type="float">
            <text:p>184.73</text:p>
          </table:table-cell>
          <table:table-cell table:number-columns-repeated="4" office:value-type="float" office:value="179.19" calcext:value-type="float">
            <text:p>179.19</text:p>
          </table:table-cell>
          <table:table-cell office:value-type="float" office:value="243.8" calcext:value-type="float">
            <text:p>243.8</text:p>
          </table:table-cell>
          <table:table-cell table:number-columns-repeated="5" office:value-type="float" office:value="179.19" calcext:value-type="float">
            <text:p>179.19</text:p>
          </table:table-cell>
          <table:table-cell table:number-columns-repeated="2" office:value-type="float" office:value="180.14" calcext:value-type="float">
            <text:p>180.14</text:p>
          </table:table-cell>
          <table:table-cell office:value-type="float" office:value="163.49" calcext:value-type="float">
            <text:p>163.49</text:p>
          </table:table-cell>
          <table:table-cell office:value-type="float" office:value="243.8" calcext:value-type="float">
            <text:p>243.8</text:p>
          </table:table-cell>
          <table:table-cell office:value-type="float" office:value="289.31" calcext:value-type="float">
            <text:p>289.31</text:p>
          </table:table-cell>
          <table:table-cell office:value-type="float" office:value="340.17" calcext:value-type="float">
            <text:p>340.17</text:p>
          </table:table-cell>
          <table:table-cell/>
        </table:table-row>
        <table:table-row table:style-name="ro1">
          <table:table-cell office:value-type="string" calcext:value-type="string">
            <text:p>27-04-2016</text:p>
          </table:table-cell>
          <table:table-cell office:value-type="float" office:value="180.31" calcext:value-type="float">
            <text:p>180.31</text:p>
          </table:table-cell>
          <table:table-cell table:number-columns-repeated="4" office:value-type="float" office:value="179.28" calcext:value-type="float">
            <text:p>179.28</text:p>
          </table:table-cell>
          <table:table-cell office:value-type="float" office:value="214.39" calcext:value-type="float">
            <text:p>214.39</text:p>
          </table:table-cell>
          <table:table-cell table:number-columns-repeated="5" office:value-type="float" office:value="179.28" calcext:value-type="float">
            <text:p>179.28</text:p>
          </table:table-cell>
          <table:table-cell table:number-columns-repeated="2" office:value-type="float" office:value="179.33" calcext:value-type="float">
            <text:p>179.33</text:p>
          </table:table-cell>
          <table:table-cell office:value-type="float" office:value="164.41" calcext:value-type="float">
            <text:p>164.41</text:p>
          </table:table-cell>
          <table:table-cell office:value-type="float" office:value="214.39" calcext:value-type="float">
            <text:p>214.39</text:p>
          </table:table-cell>
          <table:table-cell office:value-type="float" office:value="237.12" calcext:value-type="float">
            <text:p>237.12</text:p>
          </table:table-cell>
          <table:table-cell office:value-type="float" office:value="292.51" calcext:value-type="float">
            <text:p>292.51</text:p>
          </table:table-cell>
          <table:table-cell/>
        </table:table-row>
        <table:table-row table:style-name="ro1">
          <table:table-cell office:value-type="string" calcext:value-type="string">
            <text:p>28-04-2016</text:p>
          </table:table-cell>
          <table:table-cell office:value-type="float" office:value="188.86" calcext:value-type="float">
            <text:p>188.86</text:p>
          </table:table-cell>
          <table:table-cell table:number-columns-repeated="4" office:value-type="float" office:value="191.17" calcext:value-type="float">
            <text:p>191.17</text:p>
          </table:table-cell>
          <table:table-cell office:value-type="float" office:value="206.13" calcext:value-type="float">
            <text:p>206.13</text:p>
          </table:table-cell>
          <table:table-cell table:number-columns-repeated="7" office:value-type="float" office:value="191.17" calcext:value-type="float">
            <text:p>191.17</text:p>
          </table:table-cell>
          <table:table-cell office:value-type="float" office:value="163.89" calcext:value-type="float">
            <text:p>163.89</text:p>
          </table:table-cell>
          <table:table-cell office:value-type="float" office:value="206.13" calcext:value-type="float">
            <text:p>206.13</text:p>
          </table:table-cell>
          <table:table-cell office:value-type="float" office:value="222.27" calcext:value-type="float">
            <text:p>222.27</text:p>
          </table:table-cell>
          <table:table-cell office:value-type="float" office:value="338.92" calcext:value-type="float">
            <text:p>338.92</text:p>
          </table:table-cell>
          <table:table-cell/>
        </table:table-row>
        <table:table-row table:style-name="ro1">
          <table:table-cell office:value-type="string" calcext:value-type="string">
            <text:p>29-04-2016</text:p>
          </table:table-cell>
          <table:table-cell office:value-type="float" office:value="168.53" calcext:value-type="float">
            <text:p>168.53</text:p>
          </table:table-cell>
          <table:table-cell table:number-columns-repeated="2" office:value-type="float" office:value="166.44" calcext:value-type="float">
            <text:p>166.44</text:p>
          </table:table-cell>
          <table:table-cell table:number-columns-repeated="2" office:value-type="float" office:value="167.39" calcext:value-type="float">
            <text:p>167.39</text:p>
          </table:table-cell>
          <table:table-cell office:value-type="float" office:value="247.53" calcext:value-type="float">
            <text:p>247.53</text:p>
          </table:table-cell>
          <table:table-cell office:value-type="float" office:value="165.1" calcext:value-type="float">
            <text:p>165.1</text:p>
          </table:table-cell>
          <table:table-cell office:value-type="float" office:value="167.76" calcext:value-type="float">
            <text:p>167.76</text:p>
          </table:table-cell>
          <table:table-cell table:number-columns-repeated="3" office:value-type="float" office:value="167.39" calcext:value-type="float">
            <text:p>167.39</text:p>
          </table:table-cell>
          <table:table-cell table:number-columns-repeated="2" office:value-type="float" office:value="166.49" calcext:value-type="float">
            <text:p>166.49</text:p>
          </table:table-cell>
          <table:table-cell office:value-type="float" office:value="165.24" calcext:value-type="float">
            <text:p>165.24</text:p>
          </table:table-cell>
          <table:table-cell office:value-type="float" office:value="247.53" calcext:value-type="float">
            <text:p>247.53</text:p>
          </table:table-cell>
          <table:table-cell table:number-columns-repeated="2" office:value-type="float" office:value="302.52" calcext:value-type="float">
            <text:p>302.52</text:p>
          </table:table-cell>
          <table:table-cell/>
        </table:table-row>
        <table:table-row table:style-name="ro1">
          <table:table-cell office:value-type="string" calcext:value-type="string">
            <text:p>30-04-2016</text:p>
          </table:table-cell>
          <table:table-cell office:value-type="float" office:value="167.07" calcext:value-type="float">
            <text:p>167.07</text:p>
          </table:table-cell>
          <table:table-cell table:number-columns-repeated="10" office:value-type="float" office:value="168.56" calcext:value-type="float">
            <text:p>168.56</text:p>
          </table:table-cell>
          <table:table-cell table:number-columns-repeated="2" office:value-type="float" office:value="168.79" calcext:value-type="float">
            <text:p>168.79</text:p>
          </table:table-cell>
          <table:table-cell office:value-type="float" office:value="159.06" calcext:value-type="float">
            <text:p>159.06</text:p>
          </table:table-cell>
          <table:table-cell office:value-type="float" office:value="176.38" calcext:value-type="float">
            <text:p>176.38</text:p>
          </table:table-cell>
          <table:table-cell table:number-columns-repeated="2" office:value-type="float" office:value="179.38" calcext:value-type="float">
            <text:p>179.38</text:p>
          </table:table-cell>
          <table:table-cell/>
        </table:table-row>
        <table:table-row table:style-name="ro1">
          <table:table-cell office:value-type="string" calcext:value-type="string">
            <text:p>01-05-2016</text:p>
          </table:table-cell>
          <table:table-cell office:value-type="float" office:value="161.27" calcext:value-type="float">
            <text:p>161.27</text:p>
          </table:table-cell>
          <table:table-cell table:number-columns-repeated="5" office:value-type="float" office:value="161.61" calcext:value-type="float">
            <text:p>161.61</text:p>
          </table:table-cell>
          <table:table-cell office:value-type="float" office:value="160.9" calcext:value-type="float">
            <text:p>160.9</text:p>
          </table:table-cell>
          <table:table-cell office:value-type="float" office:value="161.82" calcext:value-type="float">
            <text:p>161.82</text:p>
          </table:table-cell>
          <table:table-cell table:number-columns-repeated="3" office:value-type="float" office:value="161.61" calcext:value-type="float">
            <text:p>161.61</text:p>
          </table:table-cell>
          <table:table-cell table:number-columns-repeated="2" office:value-type="float" office:value="165.11" calcext:value-type="float">
            <text:p>165.11</text:p>
          </table:table-cell>
          <table:table-cell office:value-type="float" office:value="155.61" calcext:value-type="float">
            <text:p>155.61</text:p>
          </table:table-cell>
          <table:table-cell table:number-columns-repeated="3" office:value-type="float" office:value="163.65" calcext:value-type="float">
            <text:p>163.65</text:p>
          </table:table-cell>
          <table:table-cell/>
        </table:table-row>
        <table:table-row table:style-name="ro1">
          <table:table-cell office:value-type="string" calcext:value-type="string">
            <text:p>02-05-2016</text:p>
          </table:table-cell>
          <table:table-cell office:value-type="float" office:value="179.95" calcext:value-type="float">
            <text:p>179.95</text:p>
          </table:table-cell>
          <table:table-cell table:number-columns-repeated="5" office:value-type="float" office:value="185.67" calcext:value-type="float">
            <text:p>185.67</text:p>
          </table:table-cell>
          <table:table-cell office:value-type="float" office:value="185.23" calcext:value-type="float">
            <text:p>185.23</text:p>
          </table:table-cell>
          <table:table-cell office:value-type="float" office:value="189.98" calcext:value-type="float">
            <text:p>189.98</text:p>
          </table:table-cell>
          <table:table-cell table:number-columns-repeated="3" office:value-type="float" office:value="185.67" calcext:value-type="float">
            <text:p>185.67</text:p>
          </table:table-cell>
          <table:table-cell table:number-columns-repeated="2" office:value-type="float" office:value="186.02" calcext:value-type="float">
            <text:p>186.02</text:p>
          </table:table-cell>
          <table:table-cell office:value-type="float" office:value="165.02" calcext:value-type="float">
            <text:p>165.02</text:p>
          </table:table-cell>
          <table:table-cell office:value-type="float" office:value="196.91" calcext:value-type="float">
            <text:p>196.91</text:p>
          </table:table-cell>
          <table:table-cell table:number-columns-repeated="2" office:value-type="float" office:value="218.63" calcext:value-type="float">
            <text:p>218.63</text:p>
          </table:table-cell>
          <table:table-cell/>
        </table:table-row>
        <table:table-row table:style-name="ro1">
          <table:table-cell office:value-type="string" calcext:value-type="string">
            <text:p>03-05-2016</text:p>
          </table:table-cell>
          <table:table-cell office:value-type="float" office:value="179.36" calcext:value-type="float">
            <text:p>179.36</text:p>
          </table:table-cell>
          <table:table-cell table:number-columns-repeated="10" office:value-type="float" office:value="181.7" calcext:value-type="float">
            <text:p>181.7</text:p>
          </table:table-cell>
          <table:table-cell table:number-columns-repeated="2" office:value-type="float" office:value="181.8" calcext:value-type="float">
            <text:p>181.8</text:p>
          </table:table-cell>
          <table:table-cell office:value-type="float" office:value="167.72" calcext:value-type="float">
            <text:p>167.72</text:p>
          </table:table-cell>
          <table:table-cell office:value-type="float" office:value="189.24" calcext:value-type="float">
            <text:p>189.24</text:p>
          </table:table-cell>
          <table:table-cell table:number-columns-repeated="2" office:value-type="float" office:value="209.52" calcext:value-type="float">
            <text:p>209.52</text:p>
          </table:table-cell>
          <table:table-cell/>
        </table:table-row>
        <table:table-row table:style-name="ro1">
          <table:table-cell office:value-type="string" calcext:value-type="string">
            <text:p>04-05-2016</text:p>
          </table:table-cell>
          <table:table-cell office:value-type="float" office:value="186.43" calcext:value-type="float">
            <text:p>186.43</text:p>
          </table:table-cell>
          <table:table-cell table:number-columns-repeated="4" office:value-type="float" office:value="188.7" calcext:value-type="float">
            <text:p>188.7</text:p>
          </table:table-cell>
          <table:table-cell office:value-type="float" office:value="231.63" calcext:value-type="float">
            <text:p>231.63</text:p>
          </table:table-cell>
          <table:table-cell table:number-columns-repeated="2" office:value-type="float" office:value="192.52" calcext:value-type="float">
            <text:p>192.52</text:p>
          </table:table-cell>
          <table:table-cell table:number-columns-repeated="5" office:value-type="float" office:value="188.7" calcext:value-type="float">
            <text:p>188.7</text:p>
          </table:table-cell>
          <table:table-cell office:value-type="float" office:value="166.37" calcext:value-type="float">
            <text:p>166.37</text:p>
          </table:table-cell>
          <table:table-cell office:value-type="float" office:value="232.9" calcext:value-type="float">
            <text:p>232.9</text:p>
          </table:table-cell>
          <table:table-cell office:value-type="float" office:value="240.05" calcext:value-type="float">
            <text:p>240.05</text:p>
          </table:table-cell>
          <table:table-cell office:value-type="float" office:value="246.18" calcext:value-type="float">
            <text:p>246.18</text:p>
          </table:table-cell>
          <table:table-cell/>
        </table:table-row>
        <table:table-row table:style-name="ro1">
          <table:table-cell office:value-type="string" calcext:value-type="string">
            <text:p>05-05-2016</text:p>
          </table:table-cell>
          <table:table-cell office:value-type="float" office:value="158.67" calcext:value-type="float">
            <text:p>158.67</text:p>
          </table:table-cell>
          <table:table-cell table:number-columns-repeated="4" office:value-type="float" office:value="158.47" calcext:value-type="float">
            <text:p>158.47</text:p>
          </table:table-cell>
          <table:table-cell office:value-type="float" office:value="167.51" calcext:value-type="float">
            <text:p>167.51</text:p>
          </table:table-cell>
          <table:table-cell office:value-type="float" office:value="158.47" calcext:value-type="float">
            <text:p>158.47</text:p>
          </table:table-cell>
          <table:table-cell office:value-type="float" office:value="158.49" calcext:value-type="float">
            <text:p>158.49</text:p>
          </table:table-cell>
          <table:table-cell table:number-columns-repeated="5" office:value-type="float" office:value="158.47" calcext:value-type="float">
            <text:p>158.47</text:p>
          </table:table-cell>
          <table:table-cell office:value-type="float" office:value="158.18" calcext:value-type="float">
            <text:p>158.18</text:p>
          </table:table-cell>
          <table:table-cell office:value-type="float" office:value="186.15" calcext:value-type="float">
            <text:p>186.15</text:p>
          </table:table-cell>
          <table:table-cell table:number-columns-repeated="2" office:value-type="float" office:value="272.62" calcext:value-type="float">
            <text:p>272.62</text:p>
          </table:table-cell>
          <table:table-cell/>
        </table:table-row>
        <table:table-row table:style-name="ro1">
          <table:table-cell office:value-type="string" calcext:value-type="string">
            <text:p>06-05-2016</text:p>
          </table:table-cell>
          <table:table-cell office:value-type="float" office:value="162.45" calcext:value-type="float">
            <text:p>162.45</text:p>
          </table:table-cell>
          <table:table-cell table:number-columns-repeated="3" office:value-type="float" office:value="161.95" calcext:value-type="float">
            <text:p>161.95</text:p>
          </table:table-cell>
          <table:table-cell office:value-type="float" office:value="163.15" calcext:value-type="float">
            <text:p>163.15</text:p>
          </table:table-cell>
          <table:table-cell office:value-type="float" office:value="192.14" calcext:value-type="float">
            <text:p>192.14</text:p>
          </table:table-cell>
          <table:table-cell office:value-type="float" office:value="161.95" calcext:value-type="float">
            <text:p>161.95</text:p>
          </table:table-cell>
          <table:table-cell office:value-type="float" office:value="163.34" calcext:value-type="float">
            <text:p>163.34</text:p>
          </table:table-cell>
          <table:table-cell table:number-columns-repeated="5" office:value-type="float" office:value="161.95" calcext:value-type="float">
            <text:p>161.95</text:p>
          </table:table-cell>
          <table:table-cell office:value-type="float" office:value="160.46" calcext:value-type="float">
            <text:p>160.46</text:p>
          </table:table-cell>
          <table:table-cell office:value-type="float" office:value="192.14" calcext:value-type="float">
            <text:p>192.14</text:p>
          </table:table-cell>
          <table:table-cell table:number-columns-repeated="2" office:value-type="float" office:value="224.09" calcext:value-type="float">
            <text:p>224.09</text:p>
          </table:table-cell>
          <table:table-cell/>
        </table:table-row>
        <table:table-row table:style-name="ro1">
          <table:table-cell office:value-type="string" calcext:value-type="string">
            <text:p>07-05-2016</text:p>
          </table:table-cell>
          <table:table-cell office:value-type="float" office:value="138.04" calcext:value-type="float">
            <text:p>138.04</text:p>
          </table:table-cell>
          <table:table-cell table:number-columns-repeated="5" office:value-type="float" office:value="138.06" calcext:value-type="float">
            <text:p>138.06</text:p>
          </table:table-cell>
          <table:table-cell office:value-type="float" office:value="138.04" calcext:value-type="float">
            <text:p>138.04</text:p>
          </table:table-cell>
          <table:table-cell table:number-columns-repeated="10" office:value-type="float" office:value="138.06" calcext:value-type="float">
            <text:p>138.06</text:p>
          </table:table-cell>
          <table:table-cell/>
        </table:table-row>
        <table:table-row table:style-name="ro1">
          <table:table-cell office:value-type="string" calcext:value-type="string">
            <text:p>08-05-2016</text:p>
          </table:table-cell>
          <table:table-cell office:value-type="float" office:value="120.92" calcext:value-type="float">
            <text:p>120.92</text:p>
          </table:table-cell>
          <table:table-cell table:number-columns-repeated="10" office:value-type="float" office:value="118.4" calcext:value-type="float">
            <text:p>118.4</text:p>
          </table:table-cell>
          <table:table-cell table:number-columns-repeated="3" office:value-type="float" office:value="125.39" calcext:value-type="float">
            <text:p>125.39</text:p>
          </table:table-cell>
          <table:table-cell table:number-columns-repeated="3" office:value-type="float" office:value="118.4" calcext:value-type="float">
            <text:p>118.4</text:p>
          </table:table-cell>
          <table:table-cell/>
        </table:table-row>
        <table:table-row table:style-name="ro1">
          <table:table-cell office:value-type="string" calcext:value-type="string">
            <text:p>09-05-2016</text:p>
          </table:table-cell>
          <table:table-cell office:value-type="float" office:value="157.83" calcext:value-type="float">
            <text:p>157.83</text:p>
          </table:table-cell>
          <table:table-cell table:number-columns-repeated="3" office:value-type="float" office:value="157.34" calcext:value-type="float">
            <text:p>157.34</text:p>
          </table:table-cell>
          <table:table-cell office:value-type="float" office:value="160.31" calcext:value-type="float">
            <text:p>160.31</text:p>
          </table:table-cell>
          <table:table-cell office:value-type="float" office:value="160.07" calcext:value-type="float">
            <text:p>160.07</text:p>
          </table:table-cell>
          <table:table-cell office:value-type="float" office:value="157.34" calcext:value-type="float">
            <text:p>157.34</text:p>
          </table:table-cell>
          <table:table-cell office:value-type="float" office:value="160.4" calcext:value-type="float">
            <text:p>160.4</text:p>
          </table:table-cell>
          <table:table-cell table:number-columns-repeated="6" office:value-type="float" office:value="157.34" calcext:value-type="float">
            <text:p>157.34</text:p>
          </table:table-cell>
          <table:table-cell office:value-type="float" office:value="160.07" calcext:value-type="float">
            <text:p>160.07</text:p>
          </table:table-cell>
          <table:table-cell table:number-columns-repeated="2" office:value-type="float" office:value="202.35" calcext:value-type="float">
            <text:p>202.35</text:p>
          </table:table-cell>
          <table:table-cell/>
        </table:table-row>
        <table:table-row table:style-name="ro1">
          <table:table-cell office:value-type="string" calcext:value-type="string">
            <text:p>10-05-2016</text:p>
          </table:table-cell>
          <table:table-cell office:value-type="float" office:value="177.24" calcext:value-type="float">
            <text:p>177.24</text:p>
          </table:table-cell>
          <table:table-cell table:number-columns-repeated="3" office:value-type="float" office:value="174.68" calcext:value-type="float">
            <text:p>174.68</text:p>
          </table:table-cell>
          <table:table-cell office:value-type="float" office:value="176.35" calcext:value-type="float">
            <text:p>176.35</text:p>
          </table:table-cell>
          <table:table-cell office:value-type="float" office:value="227.72" calcext:value-type="float">
            <text:p>227.72</text:p>
          </table:table-cell>
          <table:table-cell office:value-type="float" office:value="174.68" calcext:value-type="float">
            <text:p>174.68</text:p>
          </table:table-cell>
          <table:table-cell office:value-type="float" office:value="176.61" calcext:value-type="float">
            <text:p>176.61</text:p>
          </table:table-cell>
          <table:table-cell table:number-columns-repeated="3" office:value-type="float" office:value="171.69" calcext:value-type="float">
            <text:p>171.69</text:p>
          </table:table-cell>
          <table:table-cell table:number-columns-repeated="2" office:value-type="float" office:value="173.7" calcext:value-type="float">
            <text:p>173.7</text:p>
          </table:table-cell>
          <table:table-cell office:value-type="float" office:value="168.61" calcext:value-type="float">
            <text:p>168.61</text:p>
          </table:table-cell>
          <table:table-cell office:value-type="float" office:value="227.72" calcext:value-type="float">
            <text:p>227.72</text:p>
          </table:table-cell>
          <table:table-cell table:number-columns-repeated="2" office:value-type="float" office:value="248.67" calcext:value-type="float">
            <text:p>248.67</text:p>
          </table:table-cell>
          <table:table-cell/>
        </table:table-row>
        <table:table-row table:style-name="ro1">
          <table:table-cell office:value-type="string" calcext:value-type="string">
            <text:p>11-05-2016</text:p>
          </table:table-cell>
          <table:table-cell office:value-type="float" office:value="180.43" calcext:value-type="float">
            <text:p>180.43</text:p>
          </table:table-cell>
          <table:table-cell table:number-columns-repeated="4" office:value-type="float" office:value="181.49" calcext:value-type="float">
            <text:p>181.49</text:p>
          </table:table-cell>
          <table:table-cell office:value-type="float" office:value="247.5" calcext:value-type="float">
            <text:p>247.5</text:p>
          </table:table-cell>
          <table:table-cell table:number-columns-repeated="2" office:value-type="float" office:value="181.49" calcext:value-type="float">
            <text:p>181.49</text:p>
          </table:table-cell>
          <table:table-cell table:number-columns-repeated="3" office:value-type="float" office:value="171.17" calcext:value-type="float">
            <text:p>171.17</text:p>
          </table:table-cell>
          <table:table-cell table:number-columns-repeated="2" office:value-type="float" office:value="182.05" calcext:value-type="float">
            <text:p>182.05</text:p>
          </table:table-cell>
          <table:table-cell office:value-type="float" office:value="168.39" calcext:value-type="float">
            <text:p>168.39</text:p>
          </table:table-cell>
          <table:table-cell office:value-type="float" office:value="247.5" calcext:value-type="float">
            <text:p>247.5</text:p>
          </table:table-cell>
          <table:table-cell table:number-columns-repeated="2" office:value-type="float" office:value="253.59" calcext:value-type="float">
            <text:p>253.59</text:p>
          </table:table-cell>
          <table:table-cell/>
        </table:table-row>
        <table:table-row table:style-name="ro1">
          <table:table-cell office:value-type="string" calcext:value-type="string">
            <text:p>12-05-2016</text:p>
          </table:table-cell>
          <table:table-cell office:value-type="float" office:value="173.52" calcext:value-type="float">
            <text:p>173.52</text:p>
          </table:table-cell>
          <table:table-cell table:number-columns-repeated="4" office:value-type="float" office:value="183.98" calcext:value-type="float">
            <text:p>183.98</text:p>
          </table:table-cell>
          <table:table-cell office:value-type="float" office:value="237.07" calcext:value-type="float">
            <text:p>237.07</text:p>
          </table:table-cell>
          <table:table-cell table:number-columns-repeated="2" office:value-type="float" office:value="183.98" calcext:value-type="float">
            <text:p>183.98</text:p>
          </table:table-cell>
          <table:table-cell table:number-columns-repeated="3" office:value-type="float" office:value="166.07" calcext:value-type="float">
            <text:p>166.07</text:p>
          </table:table-cell>
          <table:table-cell table:number-columns-repeated="2" office:value-type="float" office:value="183.13" calcext:value-type="float">
            <text:p>183.13</text:p>
          </table:table-cell>
          <table:table-cell office:value-type="float" office:value="164.23" calcext:value-type="float">
            <text:p>164.23</text:p>
          </table:table-cell>
          <table:table-cell office:value-type="float" office:value="237.07" calcext:value-type="float">
            <text:p>237.07</text:p>
          </table:table-cell>
          <table:table-cell table:number-columns-repeated="2" office:value-type="float" office:value="249.94" calcext:value-type="float">
            <text:p>249.94</text:p>
          </table:table-cell>
          <table:table-cell/>
        </table:table-row>
        <table:table-row table:style-name="ro1">
          <table:table-cell office:value-type="string" calcext:value-type="string">
            <text:p>13-05-2016</text:p>
          </table:table-cell>
          <table:table-cell office:value-type="float" office:value="186.46" calcext:value-type="float">
            <text:p>186.46</text:p>
          </table:table-cell>
          <table:table-cell table:number-columns-repeated="3" office:value-type="float" office:value="192.9" calcext:value-type="float">
            <text:p>192.9</text:p>
          </table:table-cell>
          <table:table-cell office:value-type="float" office:value="195.33" calcext:value-type="float">
            <text:p>195.33</text:p>
          </table:table-cell>
          <table:table-cell office:value-type="float" office:value="248.22" calcext:value-type="float">
            <text:p>248.22</text:p>
          </table:table-cell>
          <table:table-cell office:value-type="float" office:value="192.9" calcext:value-type="float">
            <text:p>192.9</text:p>
          </table:table-cell>
          <table:table-cell office:value-type="float" office:value="197.38" calcext:value-type="float">
            <text:p>197.38</text:p>
          </table:table-cell>
          <table:table-cell table:number-columns-repeated="3" office:value-type="float" office:value="176.41" calcext:value-type="float">
            <text:p>176.41</text:p>
          </table:table-cell>
          <table:table-cell table:number-columns-repeated="2" office:value-type="float" office:value="178.2" calcext:value-type="float">
            <text:p>178.2</text:p>
          </table:table-cell>
          <table:table-cell office:value-type="float" office:value="169.5" calcext:value-type="float">
            <text:p>169.5</text:p>
          </table:table-cell>
          <table:table-cell office:value-type="float" office:value="248.22" calcext:value-type="float">
            <text:p>248.22</text:p>
          </table:table-cell>
          <table:table-cell table:number-columns-repeated="2" office:value-type="float" office:value="263.17" calcext:value-type="float">
            <text:p>263.17</text:p>
          </table:table-cell>
          <table:table-cell/>
        </table:table-row>
        <table:table-row table:style-name="ro1">
          <table:table-cell office:value-type="string" calcext:value-type="string">
            <text:p>14-05-2016</text:p>
          </table:table-cell>
          <table:table-cell office:value-type="float" office:value="151.15" calcext:value-type="float">
            <text:p>151.15</text:p>
          </table:table-cell>
          <table:table-cell table:number-columns-repeated="5" office:value-type="float" office:value="151.14" calcext:value-type="float">
            <text:p>151.14</text:p>
          </table:table-cell>
          <table:table-cell office:value-type="float" office:value="146.8" calcext:value-type="float">
            <text:p>146.8</text:p>
          </table:table-cell>
          <table:table-cell table:number-columns-repeated="4" office:value-type="float" office:value="151.14" calcext:value-type="float">
            <text:p>151.14</text:p>
          </table:table-cell>
          <table:table-cell table:number-columns-repeated="3" office:value-type="float" office:value="151.25" calcext:value-type="float">
            <text:p>151.25</text:p>
          </table:table-cell>
          <table:table-cell office:value-type="float" office:value="151.14" calcext:value-type="float">
            <text:p>151.14</text:p>
          </table:table-cell>
          <table:table-cell table:number-columns-repeated="2" office:value-type="float" office:value="167.18" calcext:value-type="float">
            <text:p>167.18</text:p>
          </table:table-cell>
          <table:table-cell/>
        </table:table-row>
        <table:table-row table:style-name="ro1">
          <table:table-cell office:value-type="string" calcext:value-type="string">
            <text:p>15-05-2016</text:p>
          </table:table-cell>
          <table:table-cell office:value-type="float" office:value="149.02" calcext:value-type="float">
            <text:p>149.02</text:p>
          </table:table-cell>
          <table:table-cell table:number-columns-repeated="4" office:value-type="float" office:value="148.94" calcext:value-type="float">
            <text:p>148.94</text:p>
          </table:table-cell>
          <table:table-cell office:value-type="float" office:value="151.55" calcext:value-type="float">
            <text:p>151.55</text:p>
          </table:table-cell>
          <table:table-cell table:number-columns-repeated="7" office:value-type="float" office:value="148.94" calcext:value-type="float">
            <text:p>148.94</text:p>
          </table:table-cell>
          <table:table-cell office:value-type="float" office:value="148.92" calcext:value-type="float">
            <text:p>148.92</text:p>
          </table:table-cell>
          <table:table-cell office:value-type="float" office:value="151.55" calcext:value-type="float">
            <text:p>151.55</text:p>
          </table:table-cell>
          <table:table-cell table:number-columns-repeated="2" office:value-type="float" office:value="177.37" calcext:value-type="float">
            <text:p>177.37</text:p>
          </table:table-cell>
          <table:table-cell/>
        </table:table-row>
        <table:table-row table:style-name="ro1">
          <table:table-cell office:value-type="string" calcext:value-type="string">
            <text:p>16-05-2016</text:p>
          </table:table-cell>
          <table:table-cell office:value-type="float" office:value="166.7" calcext:value-type="float">
            <text:p>166.7</text:p>
          </table:table-cell>
          <table:table-cell table:number-columns-repeated="4" office:value-type="float" office:value="164.48" calcext:value-type="float">
            <text:p>164.48</text:p>
          </table:table-cell>
          <table:table-cell office:value-type="float" office:value="238.96" calcext:value-type="float">
            <text:p>238.96</text:p>
          </table:table-cell>
          <table:table-cell office:value-type="float" office:value="161.69" calcext:value-type="float">
            <text:p>161.69</text:p>
          </table:table-cell>
          <table:table-cell office:value-type="float" office:value="164.48" calcext:value-type="float">
            <text:p>164.48</text:p>
          </table:table-cell>
          <table:table-cell table:number-columns-repeated="3" office:value-type="float" office:value="163.83" calcext:value-type="float">
            <text:p>163.83</text:p>
          </table:table-cell>
          <table:table-cell table:number-columns-repeated="2" office:value-type="float" office:value="164.29" calcext:value-type="float">
            <text:p>164.29</text:p>
          </table:table-cell>
          <table:table-cell office:value-type="float" office:value="162.45" calcext:value-type="float">
            <text:p>162.45</text:p>
          </table:table-cell>
          <table:table-cell office:value-type="float" office:value="238.96" calcext:value-type="float">
            <text:p>238.96</text:p>
          </table:table-cell>
          <table:table-cell table:number-columns-repeated="2" office:value-type="float" office:value="239.62" calcext:value-type="float">
            <text:p>239.62</text:p>
          </table:table-cell>
          <table:table-cell/>
        </table:table-row>
        <table:table-row table:style-name="ro1">
          <table:table-cell office:value-type="string" calcext:value-type="string">
            <text:p>17-05-2016</text:p>
          </table:table-cell>
          <table:table-cell office:value-type="float" office:value="183.9" calcext:value-type="float">
            <text:p>183.9</text:p>
          </table:table-cell>
          <table:table-cell table:number-columns-repeated="4" office:value-type="float" office:value="194.2" calcext:value-type="float">
            <text:p>194.2</text:p>
          </table:table-cell>
          <table:table-cell office:value-type="float" office:value="235.51" calcext:value-type="float">
            <text:p>235.51</text:p>
          </table:table-cell>
          <table:table-cell office:value-type="float" office:value="176.93" calcext:value-type="float">
            <text:p>176.93</text:p>
          </table:table-cell>
          <table:table-cell office:value-type="float" office:value="194.2" calcext:value-type="float">
            <text:p>194.2</text:p>
          </table:table-cell>
          <table:table-cell table:number-columns-repeated="3" office:value-type="float" office:value="176.69" calcext:value-type="float">
            <text:p>176.69</text:p>
          </table:table-cell>
          <table:table-cell table:number-columns-repeated="2" office:value-type="float" office:value="188.87" calcext:value-type="float">
            <text:p>188.87</text:p>
          </table:table-cell>
          <table:table-cell office:value-type="float" office:value="167.77" calcext:value-type="float">
            <text:p>167.77</text:p>
          </table:table-cell>
          <table:table-cell office:value-type="float" office:value="235.51" calcext:value-type="float">
            <text:p>235.51</text:p>
          </table:table-cell>
          <table:table-cell table:number-columns-repeated="2" office:value-type="float" office:value="248.6" calcext:value-type="float">
            <text:p>248.6</text:p>
          </table:table-cell>
          <table:table-cell/>
        </table:table-row>
        <table:table-row table:style-name="ro1">
          <table:table-cell office:value-type="string" calcext:value-type="string">
            <text:p>18-05-2016</text:p>
          </table:table-cell>
          <table:table-cell office:value-type="float" office:value="204.22" calcext:value-type="float">
            <text:p>204.22</text:p>
          </table:table-cell>
          <table:table-cell table:number-columns-repeated="3" office:value-type="float" office:value="222.3" calcext:value-type="float">
            <text:p>222.3</text:p>
          </table:table-cell>
          <table:table-cell office:value-type="float" office:value="222.55" calcext:value-type="float">
            <text:p>222.55</text:p>
          </table:table-cell>
          <table:table-cell office:value-type="float" office:value="236.54" calcext:value-type="float">
            <text:p>236.54</text:p>
          </table:table-cell>
          <table:table-cell office:value-type="float" office:value="209" calcext:value-type="float">
            <text:p>209</text:p>
          </table:table-cell>
          <table:table-cell office:value-type="float" office:value="222.56" calcext:value-type="float">
            <text:p>222.56</text:p>
          </table:table-cell>
          <table:table-cell table:number-columns-repeated="3" office:value-type="float" office:value="188.04" calcext:value-type="float">
            <text:p>188.04</text:p>
          </table:table-cell>
          <table:table-cell table:number-columns-repeated="2" office:value-type="float" office:value="218.59" calcext:value-type="float">
            <text:p>218.59</text:p>
          </table:table-cell>
          <table:table-cell office:value-type="float" office:value="172.04" calcext:value-type="float">
            <text:p>172.04</text:p>
          </table:table-cell>
          <table:table-cell office:value-type="float" office:value="236.54" calcext:value-type="float">
            <text:p>236.54</text:p>
          </table:table-cell>
          <table:table-cell table:number-columns-repeated="2" office:value-type="float" office:value="283.66" calcext:value-type="float">
            <text:p>283.66</text:p>
          </table:table-cell>
          <table:table-cell/>
        </table:table-row>
        <table:table-row table:style-name="ro1">
          <table:table-cell office:value-type="string" calcext:value-type="string">
            <text:p>19-05-2016</text:p>
          </table:table-cell>
          <table:table-cell office:value-type="float" office:value="218.56" calcext:value-type="float">
            <text:p>218.56</text:p>
          </table:table-cell>
          <table:table-cell table:number-columns-repeated="3" office:value-type="float" office:value="242.58" calcext:value-type="float">
            <text:p>242.58</text:p>
          </table:table-cell>
          <table:table-cell office:value-type="float" office:value="244.6" calcext:value-type="float">
            <text:p>244.6</text:p>
          </table:table-cell>
          <table:table-cell office:value-type="float" office:value="266.38" calcext:value-type="float">
            <text:p>266.38</text:p>
          </table:table-cell>
          <table:table-cell office:value-type="float" office:value="242.58" calcext:value-type="float">
            <text:p>242.58</text:p>
          </table:table-cell>
          <table:table-cell office:value-type="float" office:value="244.85" calcext:value-type="float">
            <text:p>244.85</text:p>
          </table:table-cell>
          <table:table-cell table:number-columns-repeated="3" office:value-type="float" office:value="183.45" calcext:value-type="float">
            <text:p>183.45</text:p>
          </table:table-cell>
          <table:table-cell table:number-columns-repeated="2" office:value-type="float" office:value="241.37" calcext:value-type="float">
            <text:p>241.37</text:p>
          </table:table-cell>
          <table:table-cell office:value-type="float" office:value="225.12" calcext:value-type="float">
            <text:p>225.12</text:p>
          </table:table-cell>
          <table:table-cell office:value-type="float" office:value="266.38" calcext:value-type="float">
            <text:p>266.38</text:p>
          </table:table-cell>
          <table:table-cell table:number-columns-repeated="2" office:value-type="float" office:value="280.36" calcext:value-type="float">
            <text:p>280.36</text:p>
          </table:table-cell>
          <table:table-cell/>
        </table:table-row>
        <table:table-row table:style-name="ro1">
          <table:table-cell office:value-type="string" calcext:value-type="string">
            <text:p>20-05-2016</text:p>
          </table:table-cell>
          <table:table-cell office:value-type="float" office:value="186.56" calcext:value-type="float">
            <text:p>186.56</text:p>
          </table:table-cell>
          <table:table-cell table:number-columns-repeated="4" office:value-type="float" office:value="184.84" calcext:value-type="float">
            <text:p>184.84</text:p>
          </table:table-cell>
          <table:table-cell office:value-type="float" office:value="278.93" calcext:value-type="float">
            <text:p>278.93</text:p>
          </table:table-cell>
          <table:table-cell office:value-type="float" office:value="184.6" calcext:value-type="float">
            <text:p>184.6</text:p>
          </table:table-cell>
          <table:table-cell office:value-type="float" office:value="187.74" calcext:value-type="float">
            <text:p>187.74</text:p>
          </table:table-cell>
          <table:table-cell table:number-columns-repeated="3" office:value-type="float" office:value="178.63" calcext:value-type="float">
            <text:p>178.63</text:p>
          </table:table-cell>
          <table:table-cell table:number-columns-repeated="2" office:value-type="float" office:value="184.84" calcext:value-type="float">
            <text:p>184.84</text:p>
          </table:table-cell>
          <table:table-cell office:value-type="float" office:value="182.61" calcext:value-type="float">
            <text:p>182.61</text:p>
          </table:table-cell>
          <table:table-cell office:value-type="float" office:value="278.93" calcext:value-type="float">
            <text:p>278.93</text:p>
          </table:table-cell>
          <table:table-cell table:number-columns-repeated="2" office:value-type="float" office:value="335.55" calcext:value-type="float">
            <text:p>335.55</text:p>
          </table:table-cell>
          <table:table-cell/>
        </table:table-row>
        <table:table-row table:style-name="ro1">
          <table:table-cell office:value-type="string" calcext:value-type="string">
            <text:p>21-05-2016</text:p>
          </table:table-cell>
          <table:table-cell office:value-type="float" office:value="171.32" calcext:value-type="float">
            <text:p>171.32</text:p>
          </table:table-cell>
          <table:table-cell table:number-columns-repeated="4" office:value-type="float" office:value="170.19" calcext:value-type="float">
            <text:p>170.19</text:p>
          </table:table-cell>
          <table:table-cell office:value-type="float" office:value="198.81" calcext:value-type="float">
            <text:p>198.81</text:p>
          </table:table-cell>
          <table:table-cell office:value-type="float" office:value="169.91" calcext:value-type="float">
            <text:p>169.91</text:p>
          </table:table-cell>
          <table:table-cell office:value-type="float" office:value="170.19" calcext:value-type="float">
            <text:p>170.19</text:p>
          </table:table-cell>
          <table:table-cell table:number-columns-repeated="3" office:value-type="float" office:value="169.91" calcext:value-type="float">
            <text:p>169.91</text:p>
          </table:table-cell>
          <table:table-cell table:number-columns-repeated="2" office:value-type="float" office:value="170.19" calcext:value-type="float">
            <text:p>170.19</text:p>
          </table:table-cell>
          <table:table-cell office:value-type="float" office:value="172.34" calcext:value-type="float">
            <text:p>172.34</text:p>
          </table:table-cell>
          <table:table-cell office:value-type="float" office:value="198.81" calcext:value-type="float">
            <text:p>198.81</text:p>
          </table:table-cell>
          <table:table-cell table:number-columns-repeated="2" office:value-type="float" office:value="211.71" calcext:value-type="float">
            <text:p>211.71</text:p>
          </table:table-cell>
          <table:table-cell/>
        </table:table-row>
        <table:table-row table:style-name="ro1">
          <table:table-cell office:value-type="string" calcext:value-type="string">
            <text:p>22-05-2016</text:p>
          </table:table-cell>
          <table:table-cell office:value-type="float" office:value="164.42" calcext:value-type="float">
            <text:p>164.42</text:p>
          </table:table-cell>
          <table:table-cell table:number-columns-repeated="5" office:value-type="float" office:value="164.73" calcext:value-type="float">
            <text:p>164.73</text:p>
          </table:table-cell>
          <table:table-cell office:value-type="float" office:value="162.56" calcext:value-type="float">
            <text:p>162.56</text:p>
          </table:table-cell>
          <table:table-cell office:value-type="float" office:value="164.76" calcext:value-type="float">
            <text:p>164.76</text:p>
          </table:table-cell>
          <table:table-cell table:number-columns-repeated="3" office:value-type="float" office:value="163.85" calcext:value-type="float">
            <text:p>163.85</text:p>
          </table:table-cell>
          <table:table-cell table:number-columns-repeated="2" office:value-type="float" office:value="164.73" calcext:value-type="float">
            <text:p>164.73</text:p>
          </table:table-cell>
          <table:table-cell office:value-type="float" office:value="164.78" calcext:value-type="float">
            <text:p>164.78</text:p>
          </table:table-cell>
          <table:table-cell office:value-type="float" office:value="164.73" calcext:value-type="float">
            <text:p>164.73</text:p>
          </table:table-cell>
          <table:table-cell table:number-columns-repeated="2" office:value-type="float" office:value="189.72" calcext:value-type="float">
            <text:p>189.72</text:p>
          </table:table-cell>
          <table:table-cell/>
        </table:table-row>
        <table:table-row table:style-name="ro1">
          <table:table-cell office:value-type="string" calcext:value-type="string">
            <text:p>23-05-2016</text:p>
          </table:table-cell>
          <table:table-cell office:value-type="float" office:value="180.38" calcext:value-type="float">
            <text:p>180.38</text:p>
          </table:table-cell>
          <table:table-cell table:number-columns-repeated="4" office:value-type="float" office:value="180.17" calcext:value-type="float">
            <text:p>180.17</text:p>
          </table:table-cell>
          <table:table-cell office:value-type="float" office:value="228.93" calcext:value-type="float">
            <text:p>228.93</text:p>
          </table:table-cell>
          <table:table-cell office:value-type="float" office:value="179.68" calcext:value-type="float">
            <text:p>179.68</text:p>
          </table:table-cell>
          <table:table-cell office:value-type="float" office:value="217.44" calcext:value-type="float">
            <text:p>217.44</text:p>
          </table:table-cell>
          <table:table-cell table:number-columns-repeated="3" office:value-type="float" office:value="177.13" calcext:value-type="float">
            <text:p>177.13</text:p>
          </table:table-cell>
          <table:table-cell table:number-columns-repeated="2" office:value-type="float" office:value="180.17" calcext:value-type="float">
            <text:p>180.17</text:p>
          </table:table-cell>
          <table:table-cell office:value-type="float" office:value="172.1" calcext:value-type="float">
            <text:p>172.1</text:p>
          </table:table-cell>
          <table:table-cell office:value-type="float" office:value="228.93" calcext:value-type="float">
            <text:p>228.93</text:p>
          </table:table-cell>
          <table:table-cell table:number-columns-repeated="2" office:value-type="float" office:value="291.04" calcext:value-type="float">
            <text:p>291.04</text:p>
          </table:table-cell>
          <table:table-cell/>
        </table:table-row>
        <table:table-row table:style-name="ro1">
          <table:table-cell office:value-type="string" calcext:value-type="string">
            <text:p>24-05-2016</text:p>
          </table:table-cell>
          <table:table-cell office:value-type="float" office:value="178.12" calcext:value-type="float">
            <text:p>178.12</text:p>
          </table:table-cell>
          <table:table-cell table:number-columns-repeated="4" office:value-type="float" office:value="178.98" calcext:value-type="float">
            <text:p>178.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77.3" calcext:value-type="float">
            <text:p>177.3</text:p>
          </table:table-cell>
          <table:table-cell office:value-type="float" office:value="217.82" calcext:value-type="float">
            <text:p>217.82</text:p>
          </table:table-cell>
          <table:table-cell table:number-columns-repeated="3" office:value-type="float" office:value="172.39" calcext:value-type="float">
            <text:p>172.39</text:p>
          </table:table-cell>
          <table:table-cell table:number-columns-repeated="2" office:value-type="float" office:value="178.98" calcext:value-type="float">
            <text:p>178.98</text:p>
          </table:table-cell>
          <table:table-cell office:value-type="float" office:value="174.38" calcext:value-type="float">
            <text:p>174.38</text:p>
          </table:table-cell>
          <table:table-cell office:value-type="float" office:value="226.25" calcext:value-type="float">
            <text:p>226.25</text:p>
          </table:table-cell>
          <table:table-cell table:number-columns-repeated="2" office:value-type="float" office:value="299.42" calcext:value-type="float">
            <text:p>299.42</text:p>
          </table:table-cell>
          <table:table-cell/>
        </table:table-row>
        <table:table-row table:style-name="ro1">
          <table:table-cell office:value-type="string" calcext:value-type="string">
            <text:p>25-05-2016</text:p>
          </table:table-cell>
          <table:table-cell office:value-type="float" office:value="179.58" calcext:value-type="float">
            <text:p>179.58</text:p>
          </table:table-cell>
          <table:table-cell table:number-columns-repeated="4" office:value-type="float" office:value="180.81" calcext:value-type="float">
            <text:p>180.81</text:p>
          </table:table-cell>
          <table:table-cell office:value-type="float" office:value="211.12" calcext:value-type="float">
            <text:p>211.12</text:p>
          </table:table-cell>
          <table:table-cell office:value-type="float" office:value="175.49" calcext:value-type="float">
            <text:p>175.49</text:p>
          </table:table-cell>
          <table:table-cell office:value-type="float" office:value="227.03" calcext:value-type="float">
            <text:p>227.03</text:p>
          </table:table-cell>
          <table:table-cell table:number-columns-repeated="3" office:value-type="float" office:value="175.15" calcext:value-type="float">
            <text:p>175.15</text:p>
          </table:table-cell>
          <table:table-cell table:number-columns-repeated="2" office:value-type="float" office:value="180.81" calcext:value-type="float">
            <text:p>180.81</text:p>
          </table:table-cell>
          <table:table-cell office:value-type="float" office:value="175.05" calcext:value-type="float">
            <text:p>175.05</text:p>
          </table:table-cell>
          <table:table-cell office:value-type="float" office:value="211.56" calcext:value-type="float">
            <text:p>211.56</text:p>
          </table:table-cell>
          <table:table-cell table:number-columns-repeated="2" office:value-type="float" office:value="311.43" calcext:value-type="float">
            <text:p>311.43</text:p>
          </table:table-cell>
          <table:table-cell/>
        </table:table-row>
        <table:table-row table:style-name="ro1">
          <table:table-cell office:value-type="string" calcext:value-type="string">
            <text:p>26-05-2016</text:p>
          </table:table-cell>
          <table:table-cell office:value-type="float" office:value="187.22" calcext:value-type="float">
            <text:p>187.22</text:p>
          </table:table-cell>
          <table:table-cell table:number-columns-repeated="4" office:value-type="float" office:value="188.09" calcext:value-type="float">
            <text:p>188.09</text:p>
          </table:table-cell>
          <table:table-cell office:value-type="float" office:value="243.17" calcext:value-type="float">
            <text:p>243.17</text:p>
          </table:table-cell>
          <table:table-cell office:value-type="float" office:value="187.51" calcext:value-type="float">
            <text:p>187.51</text:p>
          </table:table-cell>
          <table:table-cell office:value-type="float" office:value="206.02" calcext:value-type="float">
            <text:p>206.02</text:p>
          </table:table-cell>
          <table:table-cell table:number-columns-repeated="3" office:value-type="float" office:value="183.66" calcext:value-type="float">
            <text:p>183.66</text:p>
          </table:table-cell>
          <table:table-cell table:number-columns-repeated="2" office:value-type="float" office:value="188.09" calcext:value-type="float">
            <text:p>188.09</text:p>
          </table:table-cell>
          <table:table-cell office:value-type="float" office:value="179.05" calcext:value-type="float">
            <text:p>179.05</text:p>
          </table:table-cell>
          <table:table-cell office:value-type="float" office:value="244.29" calcext:value-type="float">
            <text:p>244.29</text:p>
          </table:table-cell>
          <table:table-cell table:number-columns-repeated="2" office:value-type="float" office:value="294.25" calcext:value-type="float">
            <text:p>294.25</text:p>
          </table:table-cell>
          <table:table-cell/>
        </table:table-row>
        <table:table-row table:style-name="ro1">
          <table:table-cell office:value-type="string" calcext:value-type="string">
            <text:p>27-05-2016</text:p>
          </table:table-cell>
          <table:table-cell office:value-type="float" office:value="192.74" calcext:value-type="float">
            <text:p>192.74</text:p>
          </table:table-cell>
          <table:table-cell table:number-columns-repeated="4" office:value-type="float" office:value="197.06" calcext:value-type="float">
            <text:p>197.06</text:p>
          </table:table-cell>
          <table:table-cell office:value-type="float" office:value="303.65" calcext:value-type="float">
            <text:p>303.65</text:p>
          </table:table-cell>
          <table:table-cell office:value-type="float" office:value="197.06" calcext:value-type="float">
            <text:p>197.06</text:p>
          </table:table-cell>
          <table:table-cell office:value-type="float" office:value="213.17" calcext:value-type="float">
            <text:p>213.17</text:p>
          </table:table-cell>
          <table:table-cell table:number-columns-repeated="3" office:value-type="float" office:value="181.73" calcext:value-type="float">
            <text:p>181.73</text:p>
          </table:table-cell>
          <table:table-cell table:number-columns-repeated="2" office:value-type="float" office:value="189.18" calcext:value-type="float">
            <text:p>189.18</text:p>
          </table:table-cell>
          <table:table-cell office:value-type="float" office:value="180.24" calcext:value-type="float">
            <text:p>180.24</text:p>
          </table:table-cell>
          <table:table-cell office:value-type="float" office:value="303.65" calcext:value-type="float">
            <text:p>303.65</text:p>
          </table:table-cell>
          <table:table-cell table:number-columns-repeated="2" office:value-type="float" office:value="331.39" calcext:value-type="float">
            <text:p>331.39</text:p>
          </table:table-cell>
          <table:table-cell/>
        </table:table-row>
        <table:table-row table:style-name="ro1">
          <table:table-cell office:value-type="string" calcext:value-type="string">
            <text:p>28-05-2016</text:p>
          </table:table-cell>
          <table:table-cell office:value-type="float" office:value="171.45" calcext:value-type="float">
            <text:p>171.45</text:p>
          </table:table-cell>
          <table:table-cell table:number-columns-repeated="5" office:value-type="float" office:value="174.32" calcext:value-type="float">
            <text:p>174.32</text:p>
          </table:table-cell>
          <table:table-cell office:value-type="float" office:value="172.92" calcext:value-type="float">
            <text:p>172.92</text:p>
          </table:table-cell>
          <table:table-cell office:value-type="float" office:value="177.98" calcext:value-type="float">
            <text:p>177.98</text:p>
          </table:table-cell>
          <table:table-cell table:number-columns-repeated="3" office:value-type="float" office:value="171.32" calcext:value-type="float">
            <text:p>171.32</text:p>
          </table:table-cell>
          <table:table-cell table:number-columns-repeated="2" office:value-type="float" office:value="174.32" calcext:value-type="float">
            <text:p>174.32</text:p>
          </table:table-cell>
          <table:table-cell office:value-type="float" office:value="170.37" calcext:value-type="float">
            <text:p>170.37</text:p>
          </table:table-cell>
          <table:table-cell office:value-type="float" office:value="174.32" calcext:value-type="float">
            <text:p>174.32</text:p>
          </table:table-cell>
          <table:table-cell office:value-type="float" office:value="271.71" calcext:value-type="float">
            <text:p>271.71</text:p>
          </table:table-cell>
          <table:table-cell office:value-type="float" office:value="307.98" calcext:value-type="float">
            <text:p>307.98</text:p>
          </table:table-cell>
          <table:table-cell/>
        </table:table-row>
        <table:table-row table:style-name="ro1">
          <table:table-cell office:value-type="string" calcext:value-type="string">
            <text:p>29-05-2016</text:p>
          </table:table-cell>
          <table:table-cell table:number-columns-repeated="15" office:value-type="float" office:value="154.98" calcext:value-type="float">
            <text:p>154.98</text:p>
          </table:table-cell>
          <table:table-cell table:number-columns-repeated="2" office:value-type="float" office:value="206.76" calcext:value-type="float">
            <text:p>206.76</text:p>
          </table:table-cell>
          <table:table-cell/>
        </table:table-row>
        <table:table-row table:style-name="ro1">
          <table:table-cell office:value-type="string" calcext:value-type="string">
            <text:p>30-05-2016</text:p>
          </table:table-cell>
          <table:table-cell office:value-type="float" office:value="167.76" calcext:value-type="float">
            <text:p>167.76</text:p>
          </table:table-cell>
          <table:table-cell table:number-columns-repeated="4" office:value-type="float" office:value="168.99" calcext:value-type="float">
            <text:p>168.99</text:p>
          </table:table-cell>
          <table:table-cell office:value-type="float" office:value="239.23" calcext:value-type="float">
            <text:p>239.23</text:p>
          </table:table-cell>
          <table:table-cell office:value-type="float" office:value="161.11" calcext:value-type="float">
            <text:p>161.11</text:p>
          </table:table-cell>
          <table:table-cell office:value-type="float" office:value="168.99" calcext:value-type="float">
            <text:p>168.99</text:p>
          </table:table-cell>
          <table:table-cell table:number-columns-repeated="2" office:value-type="float" office:value="161.11" calcext:value-type="float">
            <text:p>161.11</text:p>
          </table:table-cell>
          <table:table-cell office:value-type="float" office:value="160.2" calcext:value-type="float">
            <text:p>160.2</text:p>
          </table:table-cell>
          <table:table-cell table:number-columns-repeated="2" office:value-type="float" office:value="168.99" calcext:value-type="float">
            <text:p>168.99</text:p>
          </table:table-cell>
          <table:table-cell office:value-type="float" office:value="165.2" calcext:value-type="float">
            <text:p>165.2</text:p>
          </table:table-cell>
          <table:table-cell office:value-type="float" office:value="239.23" calcext:value-type="float">
            <text:p>239.23</text:p>
          </table:table-cell>
          <table:table-cell office:value-type="float" office:value="288.49" calcext:value-type="float">
            <text:p>288.49</text:p>
          </table:table-cell>
          <table:table-cell office:value-type="float" office:value="289.44" calcext:value-type="float">
            <text:p>289.44</text:p>
          </table:table-cell>
          <table:table-cell/>
        </table:table-row>
        <table:table-row table:style-name="ro1">
          <table:table-cell office:value-type="string" calcext:value-type="string">
            <text:p>31-05-2016</text:p>
          </table:table-cell>
          <table:table-cell office:value-type="float" office:value="180.55" calcext:value-type="float">
            <text:p>180.55</text:p>
          </table:table-cell>
          <table:table-cell table:number-columns-repeated="4" office:value-type="float" office:value="205.25" calcext:value-type="float">
            <text:p>205.25</text:p>
          </table:table-cell>
          <table:table-cell office:value-type="float" office:value="273.17" calcext:value-type="float">
            <text:p>273.17</text:p>
          </table:table-cell>
          <table:table-cell office:value-type="float" office:value="196.17" calcext:value-type="float">
            <text:p>196.17</text:p>
          </table:table-cell>
          <table:table-cell office:value-type="float" office:value="206.2" calcext:value-type="float">
            <text:p>206.2</text:p>
          </table:table-cell>
          <table:table-cell table:number-columns-repeated="2" office:value-type="float" office:value="169.25" calcext:value-type="float">
            <text:p>169.25</text:p>
          </table:table-cell>
          <table:table-cell office:value-type="float" office:value="167.66" calcext:value-type="float">
            <text:p>167.66</text:p>
          </table:table-cell>
          <table:table-cell table:number-columns-repeated="2" office:value-type="float" office:value="197.09" calcext:value-type="float">
            <text:p>197.09</text:p>
          </table:table-cell>
          <table:table-cell office:value-type="float" office:value="174.08" calcext:value-type="float">
            <text:p>174.08</text:p>
          </table:table-cell>
          <table:table-cell office:value-type="float" office:value="273.17" calcext:value-type="float">
            <text:p>273.17</text:p>
          </table:table-cell>
          <table:table-cell table:number-columns-repeated="2" office:value-type="float" office:value="304.47" calcext:value-type="float">
            <text:p>304.47</text:p>
          </table:table-cell>
          <table:table-cell/>
        </table:table-row>
        <table:table-row table:style-name="ro1">
          <table:table-cell office:value-type="string" calcext:value-type="string">
            <text:p>01-06-2016</text:p>
          </table:table-cell>
          <table:table-cell office:value-type="float" office:value="190.11" calcext:value-type="float">
            <text:p>190.11</text:p>
          </table:table-cell>
          <table:table-cell table:number-columns-repeated="4" office:value-type="float" office:value="225.82" calcext:value-type="float">
            <text:p>225.82</text:p>
          </table:table-cell>
          <table:table-cell office:value-type="float" office:value="289.14" calcext:value-type="float">
            <text:p>289.14</text:p>
          </table:table-cell>
          <table:table-cell office:value-type="float" office:value="225.76" calcext:value-type="float">
            <text:p>225.76</text:p>
          </table:table-cell>
          <table:table-cell office:value-type="float" office:value="225.82" calcext:value-type="float">
            <text:p>225.82</text:p>
          </table:table-cell>
          <table:table-cell table:number-columns-repeated="3" office:value-type="float" office:value="169.08" calcext:value-type="float">
            <text:p>169.08</text:p>
          </table:table-cell>
          <table:table-cell table:number-columns-repeated="2" office:value-type="float" office:value="205.85" calcext:value-type="float">
            <text:p>205.85</text:p>
          </table:table-cell>
          <table:table-cell office:value-type="float" office:value="179.96" calcext:value-type="float">
            <text:p>179.96</text:p>
          </table:table-cell>
          <table:table-cell office:value-type="float" office:value="289.14" calcext:value-type="float">
            <text:p>289.14</text:p>
          </table:table-cell>
          <table:table-cell table:number-columns-repeated="2" office:value-type="float" office:value="304.23" calcext:value-type="float">
            <text:p>304.23</text:p>
          </table:table-cell>
          <table:table-cell/>
        </table:table-row>
        <table:table-row table:style-name="ro1">
          <table:table-cell office:value-type="string" calcext:value-type="string">
            <text:p>02-06-2016</text:p>
          </table:table-cell>
          <table:table-cell office:value-type="float" office:value="183.23" calcext:value-type="float">
            <text:p>183.23</text:p>
          </table:table-cell>
          <table:table-cell table:number-columns-repeated="4" office:value-type="float" office:value="218.49" calcext:value-type="float">
            <text:p>218.49</text:p>
          </table:table-cell>
          <table:table-cell office:value-type="float" office:value="262.69" calcext:value-type="float">
            <text:p>262.69</text:p>
          </table:table-cell>
          <table:table-cell office:value-type="float" office:value="214.04" calcext:value-type="float">
            <text:p>214.04</text:p>
          </table:table-cell>
          <table:table-cell office:value-type="float" office:value="218.49" calcext:value-type="float">
            <text:p>218.49</text:p>
          </table:table-cell>
          <table:table-cell table:number-columns-repeated="3" office:value-type="float" office:value="161.18" calcext:value-type="float">
            <text:p>161.18</text:p>
          </table:table-cell>
          <table:table-cell table:number-columns-repeated="2" office:value-type="float" office:value="200.27" calcext:value-type="float">
            <text:p>200.27</text:p>
          </table:table-cell>
          <table:table-cell office:value-type="float" office:value="177.72" calcext:value-type="float">
            <text:p>177.72</text:p>
          </table:table-cell>
          <table:table-cell office:value-type="float" office:value="262.69" calcext:value-type="float">
            <text:p>262.69</text:p>
          </table:table-cell>
          <table:table-cell table:number-columns-repeated="2" office:value-type="float" office:value="282.42" calcext:value-type="float">
            <text:p>282.42</text:p>
          </table:table-cell>
          <table:table-cell/>
        </table:table-row>
        <table:table-row table:style-name="ro1">
          <table:table-cell office:value-type="string" calcext:value-type="string">
            <text:p>03-06-2016</text:p>
          </table:table-cell>
          <table:table-cell office:value-type="float" office:value="182.39" calcext:value-type="float">
            <text:p>182.39</text:p>
          </table:table-cell>
          <table:table-cell table:number-columns-repeated="2" office:value-type="float" office:value="210.68" calcext:value-type="float">
            <text:p>210.68</text:p>
          </table:table-cell>
          <table:table-cell table:number-columns-repeated="2" office:value-type="float" office:value="215.22" calcext:value-type="float">
            <text:p>215.22</text:p>
          </table:table-cell>
          <table:table-cell office:value-type="float" office:value="245.48" calcext:value-type="float">
            <text:p>245.48</text:p>
          </table:table-cell>
          <table:table-cell office:value-type="float" office:value="214.81" calcext:value-type="float">
            <text:p>214.81</text:p>
          </table:table-cell>
          <table:table-cell office:value-type="float" office:value="215.47" calcext:value-type="float">
            <text:p>215.47</text:p>
          </table:table-cell>
          <table:table-cell table:number-columns-repeated="2" office:value-type="float" office:value="163.87" calcext:value-type="float">
            <text:p>163.87</text:p>
          </table:table-cell>
          <table:table-cell office:value-type="float" office:value="163.55" calcext:value-type="float">
            <text:p>163.55</text:p>
          </table:table-cell>
          <table:table-cell table:number-columns-repeated="2" office:value-type="float" office:value="196.86" calcext:value-type="float">
            <text:p>196.86</text:p>
          </table:table-cell>
          <table:table-cell office:value-type="float" office:value="177.59" calcext:value-type="float">
            <text:p>177.59</text:p>
          </table:table-cell>
          <table:table-cell office:value-type="float" office:value="245.48" calcext:value-type="float">
            <text:p>245.48</text:p>
          </table:table-cell>
          <table:table-cell table:number-columns-repeated="2" office:value-type="float" office:value="288.38" calcext:value-type="float">
            <text:p>288.38</text:p>
          </table:table-cell>
          <table:table-cell/>
        </table:table-row>
        <table:table-row table:style-name="ro1">
          <table:table-cell office:value-type="string" calcext:value-type="string">
            <text:p>04-06-2016</text:p>
          </table:table-cell>
          <table:table-cell office:value-type="float" office:value="169.97" calcext:value-type="float">
            <text:p>169.97</text:p>
          </table:table-cell>
          <table:table-cell table:number-columns-repeated="4" office:value-type="float" office:value="189.8" calcext:value-type="float">
            <text:p>189.8</text:p>
          </table:table-cell>
          <table:table-cell office:value-type="float" office:value="190.34" calcext:value-type="float">
            <text:p>190.34</text:p>
          </table:table-cell>
          <table:table-cell office:value-type="float" office:value="186.85" calcext:value-type="float">
            <text:p>186.85</text:p>
          </table:table-cell>
          <table:table-cell office:value-type="float" office:value="189.8" calcext:value-type="float">
            <text:p>189.8</text:p>
          </table:table-cell>
          <table:table-cell table:number-columns-repeated="3" office:value-type="float" office:value="162.84" calcext:value-type="float">
            <text:p>162.84</text:p>
          </table:table-cell>
          <table:table-cell table:number-columns-repeated="2" office:value-type="float" office:value="185.23" calcext:value-type="float">
            <text:p>185.23</text:p>
          </table:table-cell>
          <table:table-cell office:value-type="float" office:value="171.29" calcext:value-type="float">
            <text:p>171.29</text:p>
          </table:table-cell>
          <table:table-cell office:value-type="float" office:value="190.34" calcext:value-type="float">
            <text:p>190.34</text:p>
          </table:table-cell>
          <table:table-cell table:number-columns-repeated="2" office:value-type="float" office:value="262.61" calcext:value-type="float">
            <text:p>262.61</text:p>
          </table:table-cell>
          <table:table-cell/>
        </table:table-row>
        <table:table-row table:style-name="ro1">
          <table:table-cell office:value-type="string" calcext:value-type="string">
            <text:p>05-06-2016</text:p>
          </table:table-cell>
          <table:table-cell office:value-type="float" office:value="165.92" calcext:value-type="float">
            <text:p>165.92</text:p>
          </table:table-cell>
          <table:table-cell table:number-columns-repeated="4" office:value-type="float" office:value="188.23" calcext:value-type="float">
            <text:p>188.23</text:p>
          </table:table-cell>
          <table:table-cell office:value-type="float" office:value="189.66" calcext:value-type="float">
            <text:p>189.66</text:p>
          </table:table-cell>
          <table:table-cell office:value-type="float" office:value="169.83" calcext:value-type="float">
            <text:p>169.83</text:p>
          </table:table-cell>
          <table:table-cell office:value-type="float" office:value="188.23" calcext:value-type="float">
            <text:p>188.23</text:p>
          </table:table-cell>
          <table:table-cell table:number-columns-repeated="3" office:value-type="float" office:value="159.4" calcext:value-type="float">
            <text:p>159.4</text:p>
          </table:table-cell>
          <table:table-cell table:number-columns-repeated="2" office:value-type="float" office:value="184.4" calcext:value-type="float">
            <text:p>184.4</text:p>
          </table:table-cell>
          <table:table-cell office:value-type="float" office:value="168.43" calcext:value-type="float">
            <text:p>168.43</text:p>
          </table:table-cell>
          <table:table-cell office:value-type="float" office:value="189.66" calcext:value-type="float">
            <text:p>189.66</text:p>
          </table:table-cell>
          <table:table-cell table:number-columns-repeated="2" office:value-type="float" office:value="212.77" calcext:value-type="float">
            <text:p>212.77</text:p>
          </table:table-cell>
          <table:table-cell/>
        </table:table-row>
        <table:table-row table:style-name="ro1">
          <table:table-cell office:value-type="string" calcext:value-type="string">
            <text:p>06-06-2016</text:p>
          </table:table-cell>
          <table:table-cell office:value-type="float" office:value="200.29" calcext:value-type="float">
            <text:p>200.29</text:p>
          </table:table-cell>
          <table:table-cell table:number-columns-repeated="4" office:value-type="float" office:value="229.47" calcext:value-type="float">
            <text:p>229.47</text:p>
          </table:table-cell>
          <table:table-cell office:value-type="float" office:value="312.7" calcext:value-type="float">
            <text:p>312.7</text:p>
          </table:table-cell>
          <table:table-cell office:value-type="float" office:value="227.17" calcext:value-type="float">
            <text:p>227.17</text:p>
          </table:table-cell>
          <table:table-cell office:value-type="float" office:value="229.74" calcext:value-type="float">
            <text:p>229.74</text:p>
          </table:table-cell>
          <table:table-cell table:number-columns-repeated="2" office:value-type="float" office:value="169.27" calcext:value-type="float">
            <text:p>169.27</text:p>
          </table:table-cell>
          <table:table-cell office:value-type="float" office:value="167.77" calcext:value-type="float">
            <text:p>167.77</text:p>
          </table:table-cell>
          <table:table-cell table:number-columns-repeated="2" office:value-type="float" office:value="213.41" calcext:value-type="float">
            <text:p>213.41</text:p>
          </table:table-cell>
          <table:table-cell office:value-type="float" office:value="182.48" calcext:value-type="float">
            <text:p>182.48</text:p>
          </table:table-cell>
          <table:table-cell table:number-columns-repeated="3" office:value-type="float" office:value="312.7" calcext:value-type="float">
            <text:p>312.7</text:p>
          </table:table-cell>
          <table:table-cell/>
        </table:table-row>
        <table:table-row table:style-name="ro1">
          <table:table-cell office:value-type="string" calcext:value-type="string">
            <text:p>07-06-2016</text:p>
          </table:table-cell>
          <table:table-cell office:value-type="float" office:value="203.78" calcext:value-type="float">
            <text:p>203.78</text:p>
          </table:table-cell>
          <table:table-cell table:number-columns-repeated="4" office:value-type="float" office:value="242.19" calcext:value-type="float">
            <text:p>242.19</text:p>
          </table:table-cell>
          <table:table-cell office:value-type="float" office:value="279.92" calcext:value-type="float">
            <text:p>279.92</text:p>
          </table:table-cell>
          <table:table-cell office:value-type="float" office:value="216.58" calcext:value-type="float">
            <text:p>216.58</text:p>
          </table:table-cell>
          <table:table-cell office:value-type="float" office:value="242.19" calcext:value-type="float">
            <text:p>242.19</text:p>
          </table:table-cell>
          <table:table-cell table:number-columns-repeated="2" office:value-type="float" office:value="175.76" calcext:value-type="float">
            <text:p>175.76</text:p>
          </table:table-cell>
          <table:table-cell office:value-type="float" office:value="169.22" calcext:value-type="float">
            <text:p>169.22</text:p>
          </table:table-cell>
          <table:table-cell table:number-columns-repeated="2" office:value-type="float" office:value="231.97" calcext:value-type="float">
            <text:p>231.97</text:p>
          </table:table-cell>
          <table:table-cell office:value-type="float" office:value="189.39" calcext:value-type="float">
            <text:p>189.39</text:p>
          </table:table-cell>
          <table:table-cell table:number-columns-repeated="3" office:value-type="float" office:value="279.92" calcext:value-type="float">
            <text:p>279.92</text:p>
          </table:table-cell>
          <table:table-cell/>
        </table:table-row>
        <table:table-row table:style-name="ro1">
          <table:table-cell office:value-type="string" calcext:value-type="string">
            <text:p>08-06-2016</text:p>
          </table:table-cell>
          <table:table-cell office:value-type="float" office:value="197.51" calcext:value-type="float">
            <text:p>197.51</text:p>
          </table:table-cell>
          <table:table-cell table:number-columns-repeated="3" office:value-type="float" office:value="216.44" calcext:value-type="float">
            <text:p>216.44</text:p>
          </table:table-cell>
          <table:table-cell office:value-type="float" office:value="220.8" calcext:value-type="float">
            <text:p>220.8</text:p>
          </table:table-cell>
          <table:table-cell office:value-type="float" office:value="257.13" calcext:value-type="float">
            <text:p>257.13</text:p>
          </table:table-cell>
          <table:table-cell office:value-type="float" office:value="211.13" calcext:value-type="float">
            <text:p>211.13</text:p>
          </table:table-cell>
          <table:table-cell office:value-type="float" office:value="220.8" calcext:value-type="float">
            <text:p>220.8</text:p>
          </table:table-cell>
          <table:table-cell table:number-columns-repeated="2" office:value-type="float" office:value="176.13" calcext:value-type="float">
            <text:p>176.13</text:p>
          </table:table-cell>
          <table:table-cell office:value-type="float" office:value="175.98" calcext:value-type="float">
            <text:p>175.98</text:p>
          </table:table-cell>
          <table:table-cell table:number-columns-repeated="2" office:value-type="float" office:value="207.77" calcext:value-type="float">
            <text:p>207.77</text:p>
          </table:table-cell>
          <table:table-cell office:value-type="float" office:value="190.18" calcext:value-type="float">
            <text:p>190.18</text:p>
          </table:table-cell>
          <table:table-cell office:value-type="float" office:value="257.13" calcext:value-type="float">
            <text:p>257.13</text:p>
          </table:table-cell>
          <table:table-cell table:number-columns-repeated="2" office:value-type="float" office:value="262.73" calcext:value-type="float">
            <text:p>262.73</text:p>
          </table:table-cell>
          <table:table-cell/>
        </table:table-row>
        <table:table-row table:style-name="ro1">
          <table:table-cell office:value-type="string" calcext:value-type="string">
            <text:p>09-06-2016</text:p>
          </table:table-cell>
          <table:table-cell office:value-type="float" office:value="201.15" calcext:value-type="float">
            <text:p>201.15</text:p>
          </table:table-cell>
          <table:table-cell table:number-columns-repeated="4" office:value-type="float" office:value="239.19" calcext:value-type="float">
            <text:p>239.19</text:p>
          </table:table-cell>
          <table:table-cell office:value-type="float" office:value="239.65" calcext:value-type="float">
            <text:p>239.65</text:p>
          </table:table-cell>
          <table:table-cell office:value-type="float" office:value="215.8" calcext:value-type="float">
            <text:p>215.8</text:p>
          </table:table-cell>
          <table:table-cell office:value-type="float" office:value="239.19" calcext:value-type="float">
            <text:p>239.19</text:p>
          </table:table-cell>
          <table:table-cell table:number-columns-repeated="3" office:value-type="float" office:value="177.51" calcext:value-type="float">
            <text:p>177.51</text:p>
          </table:table-cell>
          <table:table-cell table:number-columns-repeated="2" office:value-type="float" office:value="242.28" calcext:value-type="float">
            <text:p>242.28</text:p>
          </table:table-cell>
          <table:table-cell office:value-type="float" office:value="187.74" calcext:value-type="float">
            <text:p>187.74</text:p>
          </table:table-cell>
          <table:table-cell office:value-type="float" office:value="239.65" calcext:value-type="float">
            <text:p>239.65</text:p>
          </table:table-cell>
          <table:table-cell table:number-columns-repeated="2" office:value-type="float" office:value="264.93" calcext:value-type="float">
            <text:p>264.93</text:p>
          </table:table-cell>
          <table:table-cell/>
        </table:table-row>
        <table:table-row table:style-name="ro1">
          <table:table-cell office:value-type="string" calcext:value-type="string">
            <text:p>10-06-2016</text:p>
          </table:table-cell>
          <table:table-cell office:value-type="float" office:value="196.98" calcext:value-type="float">
            <text:p>196.98</text:p>
          </table:table-cell>
          <table:table-cell table:number-columns-repeated="4" office:value-type="float" office:value="231.1" calcext:value-type="float">
            <text:p>231.1</text:p>
          </table:table-cell>
          <table:table-cell office:value-type="float" office:value="250.84" calcext:value-type="float">
            <text:p>250.84</text:p>
          </table:table-cell>
          <table:table-cell office:value-type="float" office:value="189.45" calcext:value-type="float">
            <text:p>189.45</text:p>
          </table:table-cell>
          <table:table-cell office:value-type="float" office:value="231.1" calcext:value-type="float">
            <text:p>231.1</text:p>
          </table:table-cell>
          <table:table-cell table:number-columns-repeated="3" office:value-type="float" office:value="176.3" calcext:value-type="float">
            <text:p>176.3</text:p>
          </table:table-cell>
          <table:table-cell table:number-columns-repeated="2" office:value-type="float" office:value="231.36" calcext:value-type="float">
            <text:p>231.36</text:p>
          </table:table-cell>
          <table:table-cell office:value-type="float" office:value="188.42" calcext:value-type="float">
            <text:p>188.42</text:p>
          </table:table-cell>
          <table:table-cell office:value-type="float" office:value="267.13" calcext:value-type="float">
            <text:p>267.13</text:p>
          </table:table-cell>
          <table:table-cell table:number-columns-repeated="2" office:value-type="float" office:value="267.87" calcext:value-type="float">
            <text:p>267.87</text:p>
          </table:table-cell>
          <table:table-cell/>
        </table:table-row>
        <table:table-row table:style-name="ro1">
          <table:table-cell office:value-type="string" calcext:value-type="string">
            <text:p>11-06-2016</text:p>
          </table:table-cell>
          <table:table-cell office:value-type="float" office:value="191.14" calcext:value-type="float">
            <text:p>191.14</text:p>
          </table:table-cell>
          <table:table-cell table:number-columns-repeated="4" office:value-type="float" office:value="218.41" calcext:value-type="float">
            <text:p>218.41</text:p>
          </table:table-cell>
          <table:table-cell office:value-type="float" office:value="225.7" calcext:value-type="float">
            <text:p>225.7</text:p>
          </table:table-cell>
          <table:table-cell office:value-type="float" office:value="198.36" calcext:value-type="float">
            <text:p>198.36</text:p>
          </table:table-cell>
          <table:table-cell office:value-type="float" office:value="218.41" calcext:value-type="float">
            <text:p>218.41</text:p>
          </table:table-cell>
          <table:table-cell table:number-columns-repeated="3" office:value-type="float" office:value="178.82" calcext:value-type="float">
            <text:p>178.82</text:p>
          </table:table-cell>
          <table:table-cell table:number-columns-repeated="2" office:value-type="float" office:value="218.41" calcext:value-type="float">
            <text:p>218.41</text:p>
          </table:table-cell>
          <table:table-cell office:value-type="float" office:value="184.15" calcext:value-type="float">
            <text:p>184.15</text:p>
          </table:table-cell>
          <table:table-cell office:value-type="float" office:value="225.7" calcext:value-type="float">
            <text:p>225.7</text:p>
          </table:table-cell>
          <table:table-cell table:number-columns-repeated="2" office:value-type="float" office:value="227.39" calcext:value-type="float">
            <text:p>227.39</text:p>
          </table:table-cell>
          <table:table-cell/>
        </table:table-row>
        <table:table-row table:style-name="ro1">
          <table:table-cell office:value-type="string" calcext:value-type="string">
            <text:p>12-06-2016</text:p>
          </table:table-cell>
          <table:table-cell office:value-type="float" office:value="187.83" calcext:value-type="float">
            <text:p>187.83</text:p>
          </table:table-cell>
          <table:table-cell table:number-columns-repeated="5" office:value-type="float" office:value="214.56" calcext:value-type="float">
            <text:p>214.56</text:p>
          </table:table-cell>
          <table:table-cell office:value-type="float" office:value="185.48" calcext:value-type="float">
            <text:p>185.48</text:p>
          </table:table-cell>
          <table:table-cell office:value-type="float" office:value="214.56" calcext:value-type="float">
            <text:p>214.56</text:p>
          </table:table-cell>
          <table:table-cell table:number-columns-repeated="3" office:value-type="float" office:value="178.5" calcext:value-type="float">
            <text:p>178.5</text:p>
          </table:table-cell>
          <table:table-cell table:number-columns-repeated="2" office:value-type="float" office:value="214.56" calcext:value-type="float">
            <text:p>214.56</text:p>
          </table:table-cell>
          <table:table-cell office:value-type="float" office:value="185.21" calcext:value-type="float">
            <text:p>185.21</text:p>
          </table:table-cell>
          <table:table-cell office:value-type="float" office:value="214.56" calcext:value-type="float">
            <text:p>214.56</text:p>
          </table:table-cell>
          <table:table-cell table:number-columns-repeated="2" office:value-type="float" office:value="232.87" calcext:value-type="float">
            <text:p>232.87</text:p>
          </table:table-cell>
          <table:table-cell/>
        </table:table-row>
        <table:table-row table:style-name="ro1">
          <table:table-cell office:value-type="string" calcext:value-type="string">
            <text:p>13-06-2016</text:p>
          </table:table-cell>
          <table:table-cell office:value-type="float" office:value="207.07" calcext:value-type="float">
            <text:p>207.07</text:p>
          </table:table-cell>
          <table:table-cell table:number-columns-repeated="5" office:value-type="float" office:value="229.36" calcext:value-type="float">
            <text:p>229.36</text:p>
          </table:table-cell>
          <table:table-cell office:value-type="float" office:value="212.36" calcext:value-type="float">
            <text:p>212.36</text:p>
          </table:table-cell>
          <table:table-cell office:value-type="float" office:value="229.36" calcext:value-type="float">
            <text:p>229.36</text:p>
          </table:table-cell>
          <table:table-cell table:number-columns-repeated="3" office:value-type="float" office:value="190.97" calcext:value-type="float">
            <text:p>190.97</text:p>
          </table:table-cell>
          <table:table-cell table:number-columns-repeated="2" office:value-type="float" office:value="229.36" calcext:value-type="float">
            <text:p>229.36</text:p>
          </table:table-cell>
          <table:table-cell office:value-type="float" office:value="192.41" calcext:value-type="float">
            <text:p>192.41</text:p>
          </table:table-cell>
          <table:table-cell office:value-type="float" office:value="229.36" calcext:value-type="float">
            <text:p>229.36</text:p>
          </table:table-cell>
          <table:table-cell table:number-columns-repeated="2" office:value-type="float" office:value="289.33" calcext:value-type="float">
            <text:p>289.33</text:p>
          </table:table-cell>
          <table:table-cell/>
        </table:table-row>
        <table:table-row table:style-name="ro1">
          <table:table-cell office:value-type="string" calcext:value-type="string">
            <text:p>14-06-2016</text:p>
          </table:table-cell>
          <table:table-cell office:value-type="float" office:value="205.87" calcext:value-type="float">
            <text:p>205.87</text:p>
          </table:table-cell>
          <table:table-cell table:number-columns-repeated="4" office:value-type="float" office:value="273.03" calcext:value-type="float">
            <text:p>273.03</text:p>
          </table:table-cell>
          <table:table-cell office:value-type="float" office:value="283.05" calcext:value-type="float">
            <text:p>283.05</text:p>
          </table:table-cell>
          <table:table-cell office:value-type="float" office:value="225.49" calcext:value-type="float">
            <text:p>225.49</text:p>
          </table:table-cell>
          <table:table-cell office:value-type="float" office:value="273.03" calcext:value-type="float">
            <text:p>273.03</text:p>
          </table:table-cell>
          <table:table-cell table:number-columns-repeated="3" office:value-type="float" office:value="189.51" calcext:value-type="float">
            <text:p>189.51</text:p>
          </table:table-cell>
          <table:table-cell table:number-columns-repeated="2" office:value-type="float" office:value="273.03" calcext:value-type="float">
            <text:p>273.03</text:p>
          </table:table-cell>
          <table:table-cell office:value-type="float" office:value="187.05" calcext:value-type="float">
            <text:p>187.05</text:p>
          </table:table-cell>
          <table:table-cell office:value-type="float" office:value="293.56" calcext:value-type="float">
            <text:p>293.56</text:p>
          </table:table-cell>
          <table:table-cell table:number-columns-repeated="2" office:value-type="float" office:value="314.57" calcext:value-type="float">
            <text:p>314.57</text:p>
          </table:table-cell>
          <table:table-cell/>
        </table:table-row>
        <table:table-row table:style-name="ro1">
          <table:table-cell office:value-type="string" calcext:value-type="string">
            <text:p>15-06-2016</text:p>
          </table:table-cell>
          <table:table-cell office:value-type="float" office:value="212.89" calcext:value-type="float">
            <text:p>212.89</text:p>
          </table:table-cell>
          <table:table-cell table:number-columns-repeated="4" office:value-type="float" office:value="240.61" calcext:value-type="float">
            <text:p>240.61</text:p>
          </table:table-cell>
          <table:table-cell office:value-type="float" office:value="266.94" calcext:value-type="float">
            <text:p>266.94</text:p>
          </table:table-cell>
          <table:table-cell office:value-type="float" office:value="229.06" calcext:value-type="float">
            <text:p>229.06</text:p>
          </table:table-cell>
          <table:table-cell office:value-type="float" office:value="240.61" calcext:value-type="float">
            <text:p>240.61</text:p>
          </table:table-cell>
          <table:table-cell table:number-columns-repeated="2" office:value-type="float" office:value="199.46" calcext:value-type="float">
            <text:p>199.46</text:p>
          </table:table-cell>
          <table:table-cell office:value-type="float" office:value="195.29" calcext:value-type="float">
            <text:p>195.29</text:p>
          </table:table-cell>
          <table:table-cell table:number-columns-repeated="2" office:value-type="float" office:value="239.85" calcext:value-type="float">
            <text:p>239.85</text:p>
          </table:table-cell>
          <table:table-cell office:value-type="float" office:value="188.67" calcext:value-type="float">
            <text:p>188.67</text:p>
          </table:table-cell>
          <table:table-cell office:value-type="float" office:value="266.94" calcext:value-type="float">
            <text:p>266.94</text:p>
          </table:table-cell>
          <table:table-cell table:number-columns-repeated="2" office:value-type="float" office:value="283.43" calcext:value-type="float">
            <text:p>283.43</text:p>
          </table:table-cell>
          <table:table-cell/>
        </table:table-row>
        <table:table-row table:style-name="ro1">
          <table:table-cell office:value-type="string" calcext:value-type="string">
            <text:p>16-06-2016</text:p>
          </table:table-cell>
          <table:table-cell office:value-type="float" office:value="213.08" calcext:value-type="float">
            <text:p>213.08</text:p>
          </table:table-cell>
          <table:table-cell table:number-columns-repeated="5" office:value-type="float" office:value="273.7" calcext:value-type="float">
            <text:p>273.7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3.7" calcext:value-type="float">
            <text:p>273.7</text:p>
          </table:table-cell>
          <table:table-cell table:number-columns-repeated="2" office:value-type="float" office:value="196.55" calcext:value-type="float">
            <text:p>196.55</text:p>
          </table:table-cell>
          <table:table-cell office:value-type="float" office:value="195.78" calcext:value-type="float">
            <text:p>195.78</text:p>
          </table:table-cell>
          <table:table-cell table:number-columns-repeated="2" office:value-type="float" office:value="273.7" calcext:value-type="float">
            <text:p>273.7</text:p>
          </table:table-cell>
          <table:table-cell office:value-type="float" office:value="187.26" calcext:value-type="float">
            <text:p>187.26</text:p>
          </table:table-cell>
          <table:table-cell office:value-type="float" office:value="273.7" calcext:value-type="float">
            <text:p>273.7</text:p>
          </table:table-cell>
          <table:table-cell table:number-columns-repeated="2" office:value-type="float" office:value="295.06" calcext:value-type="float">
            <text:p>295.06</text:p>
          </table:table-cell>
          <table:table-cell/>
        </table:table-row>
        <table:table-row table:style-name="ro1">
          <table:table-cell office:value-type="string" calcext:value-type="string">
            <text:p>17-06-2016</text:p>
          </table:table-cell>
          <table:table-cell office:value-type="float" office:value="206.12" calcext:value-type="float">
            <text:p>206.12</text:p>
          </table:table-cell>
          <table:table-cell table:number-columns-repeated="4" office:value-type="float" office:value="256.6" calcext:value-type="float">
            <text:p>256.6</text:p>
          </table:table-cell>
          <table:table-cell office:value-type="float" office:value="265.3" calcext:value-type="float">
            <text:p>265.3</text:p>
          </table:table-cell>
          <table:table-cell office:value-type="float" office:value="251.54" calcext:value-type="float">
            <text:p>251.54</text:p>
          </table:table-cell>
          <table:table-cell office:value-type="float" office:value="256.6" calcext:value-type="float">
            <text:p>256.6</text:p>
          </table:table-cell>
          <table:table-cell table:number-columns-repeated="3" office:value-type="float" office:value="195.63" calcext:value-type="float">
            <text:p>195.63</text:p>
          </table:table-cell>
          <table:table-cell table:number-columns-repeated="2" office:value-type="float" office:value="256.6" calcext:value-type="float">
            <text:p>256.6</text:p>
          </table:table-cell>
          <table:table-cell office:value-type="float" office:value="183.77" calcext:value-type="float">
            <text:p>183.77</text:p>
          </table:table-cell>
          <table:table-cell office:value-type="float" office:value="265.3" calcext:value-type="float">
            <text:p>265.3</text:p>
          </table:table-cell>
          <table:table-cell table:number-columns-repeated="2" office:value-type="float" office:value="280.57" calcext:value-type="float">
            <text:p>280.57</text:p>
          </table:table-cell>
          <table:table-cell/>
        </table:table-row>
        <table:table-row table:style-name="ro1">
          <table:table-cell office:value-type="string" calcext:value-type="string">
            <text:p>18-06-2016</text:p>
          </table:table-cell>
          <table:table-cell office:value-type="float" office:value="183.73" calcext:value-type="float">
            <text:p>183.73</text:p>
          </table:table-cell>
          <table:table-cell table:number-columns-repeated="5" office:value-type="float" office:value="187.98" calcext:value-type="float">
            <text:p>187.98</text:p>
          </table:table-cell>
          <table:table-cell office:value-type="float" office:value="182.42" calcext:value-type="float">
            <text:p>182.42</text:p>
          </table:table-cell>
          <table:table-cell office:value-type="float" office:value="187.98" calcext:value-type="float">
            <text:p>187.98</text:p>
          </table:table-cell>
          <table:table-cell table:number-columns-repeated="3" office:value-type="float" office:value="183.19" calcext:value-type="float">
            <text:p>183.19</text:p>
          </table:table-cell>
          <table:table-cell table:number-columns-repeated="2" office:value-type="float" office:value="187.98" calcext:value-type="float">
            <text:p>187.98</text:p>
          </table:table-cell>
          <table:table-cell office:value-type="float" office:value="181.29" calcext:value-type="float">
            <text:p>181.29</text:p>
          </table:table-cell>
          <table:table-cell office:value-type="float" office:value="187.98" calcext:value-type="float">
            <text:p>187.98</text:p>
          </table:table-cell>
          <table:table-cell table:number-columns-repeated="2" office:value-type="float" office:value="188.44" calcext:value-type="float">
            <text:p>188.44</text:p>
          </table:table-cell>
          <table:table-cell/>
        </table:table-row>
        <table:table-row table:style-name="ro1">
          <table:table-cell office:value-type="string" calcext:value-type="string">
            <text:p>19-06-2016</text:p>
          </table:table-cell>
          <table:table-cell office:value-type="float" office:value="175.97" calcext:value-type="float">
            <text:p>175.97</text:p>
          </table:table-cell>
          <table:table-cell table:number-columns-repeated="5" office:value-type="float" office:value="186.4" calcext:value-type="float">
            <text:p>186.4</text:p>
          </table:table-cell>
          <table:table-cell office:value-type="float" office:value="169.68" calcext:value-type="float">
            <text:p>169.68</text:p>
          </table:table-cell>
          <table:table-cell office:value-type="float" office:value="186.4" calcext:value-type="float">
            <text:p>186.4</text:p>
          </table:table-cell>
          <table:table-cell table:number-columns-repeated="3" office:value-type="float" office:value="171.13" calcext:value-type="float">
            <text:p>171.13</text:p>
          </table:table-cell>
          <table:table-cell table:number-columns-repeated="2" office:value-type="float" office:value="188.89" calcext:value-type="float">
            <text:p>188.89</text:p>
          </table:table-cell>
          <table:table-cell office:value-type="float" office:value="176.22" calcext:value-type="float">
            <text:p>176.22</text:p>
          </table:table-cell>
          <table:table-cell office:value-type="float" office:value="186.4" calcext:value-type="float">
            <text:p>186.4</text:p>
          </table:table-cell>
          <table:table-cell table:number-columns-repeated="2" office:value-type="float" office:value="233.33" calcext:value-type="float">
            <text:p>233.33</text:p>
          </table:table-cell>
          <table:table-cell/>
        </table:table-row>
        <table:table-row table:style-name="ro1">
          <table:table-cell office:value-type="string" calcext:value-type="string">
            <text:p>20-06-2016</text:p>
          </table:table-cell>
          <table:table-cell office:value-type="float" office:value="205.1" calcext:value-type="float">
            <text:p>205.1</text:p>
          </table:table-cell>
          <table:table-cell table:number-columns-repeated="4" office:value-type="float" office:value="245.86" calcext:value-type="float">
            <text:p>245.86</text:p>
          </table:table-cell>
          <table:table-cell office:value-type="float" office:value="246.28" calcext:value-type="float">
            <text:p>246.28</text:p>
          </table:table-cell>
          <table:table-cell office:value-type="float" office:value="194" calcext:value-type="float">
            <text:p>194</text:p>
          </table:table-cell>
          <table:table-cell office:value-type="float" office:value="245.86" calcext:value-type="float">
            <text:p>245.86</text:p>
          </table:table-cell>
          <table:table-cell table:number-columns-repeated="2" office:value-type="float" office:value="191.29" calcext:value-type="float">
            <text:p>191.29</text:p>
          </table:table-cell>
          <table:table-cell office:value-type="float" office:value="185.91" calcext:value-type="float">
            <text:p>185.91</text:p>
          </table:table-cell>
          <table:table-cell table:number-columns-repeated="2" office:value-type="float" office:value="245.86" calcext:value-type="float">
            <text:p>245.86</text:p>
          </table:table-cell>
          <table:table-cell office:value-type="float" office:value="186.33" calcext:value-type="float">
            <text:p>186.33</text:p>
          </table:table-cell>
          <table:table-cell office:value-type="float" office:value="246.28" calcext:value-type="float">
            <text:p>246.28</text:p>
          </table:table-cell>
          <table:table-cell table:number-columns-repeated="2" office:value-type="float" office:value="349.07" calcext:value-type="float">
            <text:p>349.07</text:p>
          </table:table-cell>
          <table:table-cell/>
        </table:table-row>
        <table:table-row table:style-name="ro1">
          <table:table-cell office:value-type="string" calcext:value-type="string">
            <text:p>21-06-2016</text:p>
          </table:table-cell>
          <table:table-cell office:value-type="float" office:value="206.57" calcext:value-type="float">
            <text:p>206.57</text:p>
          </table:table-cell>
          <table:table-cell table:number-columns-repeated="5" office:value-type="float" office:value="247.07" calcext:value-type="float">
            <text:p>247.07</text:p>
          </table:table-cell>
          <table:table-cell office:value-type="float" office:value="246.56" calcext:value-type="float">
            <text:p>246.56</text:p>
          </table:table-cell>
          <table:table-cell office:value-type="float" office:value="247.07" calcext:value-type="float">
            <text:p>247.07</text:p>
          </table:table-cell>
          <table:table-cell table:number-columns-repeated="2" office:value-type="float" office:value="193.36" calcext:value-type="float">
            <text:p>193.36</text:p>
          </table:table-cell>
          <table:table-cell office:value-type="float" office:value="184.78" calcext:value-type="float">
            <text:p>184.78</text:p>
          </table:table-cell>
          <table:table-cell table:number-columns-repeated="2" office:value-type="float" office:value="247.23" calcext:value-type="float">
            <text:p>247.23</text:p>
          </table:table-cell>
          <table:table-cell office:value-type="float" office:value="185.62" calcext:value-type="float">
            <text:p>185.62</text:p>
          </table:table-cell>
          <table:table-cell office:value-type="float" office:value="401.51" calcext:value-type="float">
            <text:p>401.51</text:p>
          </table:table-cell>
          <table:table-cell table:number-columns-repeated="2" office:value-type="float" office:value="421.43" calcext:value-type="float">
            <text:p>421.43</text:p>
          </table:table-cell>
          <table:table-cell/>
        </table:table-row>
        <table:table-row table:style-name="ro1">
          <table:table-cell office:value-type="string" calcext:value-type="string">
            <text:p>22-06-2016</text:p>
          </table:table-cell>
          <table:table-cell office:value-type="float" office:value="209.47" calcext:value-type="float">
            <text:p>209.47</text:p>
          </table:table-cell>
          <table:table-cell table:number-columns-repeated="5" office:value-type="float" office:value="266.6" calcext:value-type="float">
            <text:p>266.6</text:p>
          </table:table-cell>
          <table:table-cell office:value-type="float" office:value="246.9" calcext:value-type="float">
            <text:p>246.9</text:p>
          </table:table-cell>
          <table:table-cell office:value-type="float" office:value="266.6" calcext:value-type="float">
            <text:p>266.6</text:p>
          </table:table-cell>
          <table:table-cell table:number-columns-repeated="2" office:value-type="float" office:value="191.25" calcext:value-type="float">
            <text:p>191.25</text:p>
          </table:table-cell>
          <table:table-cell office:value-type="float" office:value="183.13" calcext:value-type="float">
            <text:p>183.13</text:p>
          </table:table-cell>
          <table:table-cell table:number-columns-repeated="2" office:value-type="float" office:value="266.6" calcext:value-type="float">
            <text:p>266.6</text:p>
          </table:table-cell>
          <table:table-cell office:value-type="float" office:value="190.55" calcext:value-type="float">
            <text:p>190.55</text:p>
          </table:table-cell>
          <table:table-cell office:value-type="float" office:value="266.6" calcext:value-type="float">
            <text:p>266.6</text:p>
          </table:table-cell>
          <table:table-cell table:number-columns-repeated="2" office:value-type="float" office:value="476.72" calcext:value-type="float">
            <text:p>476.72</text:p>
          </table:table-cell>
          <table:table-cell/>
        </table:table-row>
        <table:table-row table:style-name="ro1">
          <table:table-cell office:value-type="string" calcext:value-type="string">
            <text:p>23-06-2016</text:p>
          </table:table-cell>
          <table:table-cell office:value-type="float" office:value="207.82" calcext:value-type="float">
            <text:p>207.82</text:p>
          </table:table-cell>
          <table:table-cell table:number-columns-repeated="5" office:value-type="float" office:value="244.69" calcext:value-type="float">
            <text:p>244.69</text:p>
          </table:table-cell>
          <table:table-cell office:value-type="float" office:value="221.23" calcext:value-type="float">
            <text:p>221.23</text:p>
          </table:table-cell>
          <table:table-cell office:value-type="float" office:value="244.69" calcext:value-type="float">
            <text:p>244.69</text:p>
          </table:table-cell>
          <table:table-cell table:number-columns-repeated="2" office:value-type="float" office:value="186.7" calcext:value-type="float">
            <text:p>186.7</text:p>
          </table:table-cell>
          <table:table-cell office:value-type="float" office:value="180.64" calcext:value-type="float">
            <text:p>180.64</text:p>
          </table:table-cell>
          <table:table-cell table:number-columns-repeated="2" office:value-type="float" office:value="244.69" calcext:value-type="float">
            <text:p>244.69</text:p>
          </table:table-cell>
          <table:table-cell office:value-type="float" office:value="190.8" calcext:value-type="float">
            <text:p>190.8</text:p>
          </table:table-cell>
          <table:table-cell office:value-type="float" office:value="244.69" calcext:value-type="float">
            <text:p>244.69</text:p>
          </table:table-cell>
          <table:table-cell table:number-columns-repeated="2" office:value-type="float" office:value="355.15" calcext:value-type="float">
            <text:p>355.15</text:p>
          </table:table-cell>
          <table:table-cell/>
        </table:table-row>
        <table:table-row table:style-name="ro1">
          <table:table-cell office:value-type="string" calcext:value-type="string">
            <text:p>24-06-2016</text:p>
          </table:table-cell>
          <table:table-cell office:value-type="float" office:value="200.91" calcext:value-type="float">
            <text:p>200.91</text:p>
          </table:table-cell>
          <table:table-cell table:number-columns-repeated="5" office:value-type="float" office:value="223.73" calcext:value-type="float">
            <text:p>223.73</text:p>
          </table:table-cell>
          <table:table-cell office:value-type="float" office:value="223.29" calcext:value-type="float">
            <text:p>223.29</text:p>
          </table:table-cell>
          <table:table-cell office:value-type="float" office:value="227.55" calcext:value-type="float">
            <text:p>227.55</text:p>
          </table:table-cell>
          <table:table-cell table:number-columns-repeated="2" office:value-type="float" office:value="183.76" calcext:value-type="float">
            <text:p>183.76</text:p>
          </table:table-cell>
          <table:table-cell office:value-type="float" office:value="183.44" calcext:value-type="float">
            <text:p>183.44</text:p>
          </table:table-cell>
          <table:table-cell table:number-columns-repeated="2" office:value-type="float" office:value="223.43" calcext:value-type="float">
            <text:p>223.43</text:p>
          </table:table-cell>
          <table:table-cell office:value-type="float" office:value="189.04" calcext:value-type="float">
            <text:p>189.04</text:p>
          </table:table-cell>
          <table:table-cell office:value-type="float" office:value="223.73" calcext:value-type="float">
            <text:p>223.73</text:p>
          </table:table-cell>
          <table:table-cell table:number-columns-repeated="2" office:value-type="float" office:value="272.14" calcext:value-type="float">
            <text:p>272.14</text:p>
          </table:table-cell>
          <table:table-cell/>
        </table:table-row>
        <table:table-row table:style-name="ro1">
          <table:table-cell office:value-type="string" calcext:value-type="string">
            <text:p>25-06-2016</text:p>
          </table:table-cell>
          <table:table-cell office:value-type="float" office:value="189.36" calcext:value-type="float">
            <text:p>189.36</text:p>
          </table:table-cell>
          <table:table-cell table:number-columns-repeated="5" office:value-type="float" office:value="212.08" calcext:value-type="float">
            <text:p>212.08</text:p>
          </table:table-cell>
          <table:table-cell office:value-type="float" office:value="208.36" calcext:value-type="float">
            <text:p>208.36</text:p>
          </table:table-cell>
          <table:table-cell office:value-type="float" office:value="212.08" calcext:value-type="float">
            <text:p>212.08</text:p>
          </table:table-cell>
          <table:table-cell table:number-columns-repeated="3" office:value-type="float" office:value="179.6" calcext:value-type="float">
            <text:p>179.6</text:p>
          </table:table-cell>
          <table:table-cell table:number-columns-repeated="2" office:value-type="float" office:value="212.65" calcext:value-type="float">
            <text:p>212.65</text:p>
          </table:table-cell>
          <table:table-cell office:value-type="float" office:value="185.67" calcext:value-type="float">
            <text:p>185.67</text:p>
          </table:table-cell>
          <table:table-cell office:value-type="float" office:value="212.08" calcext:value-type="float">
            <text:p>212.08</text:p>
          </table:table-cell>
          <table:table-cell table:number-columns-repeated="2" office:value-type="float" office:value="248.5" calcext:value-type="float">
            <text:p>248.5</text:p>
          </table:table-cell>
          <table:table-cell/>
        </table:table-row>
        <table:table-row table:style-name="ro1">
          <table:table-cell office:value-type="string" calcext:value-type="string">
            <text:p>26-06-2016</text:p>
          </table:table-cell>
          <table:table-cell office:value-type="float" office:value="176.68" calcext:value-type="float">
            <text:p>176.68</text:p>
          </table:table-cell>
          <table:table-cell table:number-columns-repeated="5" office:value-type="float" office:value="201.28" calcext:value-type="float">
            <text:p>201.28</text:p>
          </table:table-cell>
          <table:table-cell office:value-type="float" office:value="173.59" calcext:value-type="float">
            <text:p>173.59</text:p>
          </table:table-cell>
          <table:table-cell office:value-type="float" office:value="201.28" calcext:value-type="float">
            <text:p>201.28</text:p>
          </table:table-cell>
          <table:table-cell table:number-columns-repeated="3" office:value-type="float" office:value="163.73" calcext:value-type="float">
            <text:p>163.73</text:p>
          </table:table-cell>
          <table:table-cell table:number-columns-repeated="2" office:value-type="float" office:value="201.42" calcext:value-type="float">
            <text:p>201.42</text:p>
          </table:table-cell>
          <table:table-cell office:value-type="float" office:value="180.34" calcext:value-type="float">
            <text:p>180.34</text:p>
          </table:table-cell>
          <table:table-cell office:value-type="float" office:value="201.28" calcext:value-type="float">
            <text:p>201.28</text:p>
          </table:table-cell>
          <table:table-cell table:number-columns-repeated="2" office:value-type="float" office:value="203.86" calcext:value-type="float">
            <text:p>203.86</text:p>
          </table:table-cell>
          <table:table-cell/>
        </table:table-row>
        <table:table-row table:style-name="ro1">
          <table:table-cell office:value-type="string" calcext:value-type="string">
            <text:p>27-06-2016</text:p>
          </table:table-cell>
          <table:table-cell office:value-type="float" office:value="211.29" calcext:value-type="float">
            <text:p>211.29</text:p>
          </table:table-cell>
          <table:table-cell table:number-columns-repeated="5" office:value-type="float" office:value="403.06" calcext:value-type="float">
            <text:p>403.06</text:p>
          </table:table-cell>
          <table:table-cell office:value-type="float" office:value="202" calcext:value-type="float">
            <text:p>202</text:p>
          </table:table-cell>
          <table:table-cell office:value-type="float" office:value="403.06" calcext:value-type="float">
            <text:p>403.06</text:p>
          </table:table-cell>
          <table:table-cell table:number-columns-repeated="3" office:value-type="float" office:value="177.17" calcext:value-type="float">
            <text:p>177.17</text:p>
          </table:table-cell>
          <table:table-cell table:number-columns-repeated="2" office:value-type="float" office:value="320.11" calcext:value-type="float">
            <text:p>320.11</text:p>
          </table:table-cell>
          <table:table-cell office:value-type="float" office:value="184.34" calcext:value-type="float">
            <text:p>184.34</text:p>
          </table:table-cell>
          <table:table-cell table:number-columns-repeated="3" office:value-type="float" office:value="403.06" calcext:value-type="float">
            <text:p>403.06</text:p>
          </table:table-cell>
          <table:table-cell/>
        </table:table-row>
        <table:table-row table:style-name="ro1">
          <table:table-cell office:value-type="string" calcext:value-type="string">
            <text:p>28-06-2016</text:p>
          </table:table-cell>
          <table:table-cell office:value-type="float" office:value="220.68" calcext:value-type="float">
            <text:p>220.68</text:p>
          </table:table-cell>
          <table:table-cell table:number-columns-repeated="5" office:value-type="float" office:value="582.23" calcext:value-type="float">
            <text:p>582.23</text:p>
          </table:table-cell>
          <table:table-cell office:value-type="float" office:value="246.62" calcext:value-type="float">
            <text:p>246.62</text:p>
          </table:table-cell>
          <table:table-cell office:value-type="float" office:value="582.23" calcext:value-type="float">
            <text:p>582.23</text:p>
          </table:table-cell>
          <table:table-cell table:number-columns-repeated="3" office:value-type="float" office:value="181.65" calcext:value-type="float">
            <text:p>181.65</text:p>
          </table:table-cell>
          <table:table-cell table:number-columns-repeated="2" office:value-type="float" office:value="259.29" calcext:value-type="float">
            <text:p>259.29</text:p>
          </table:table-cell>
          <table:table-cell office:value-type="float" office:value="185.58" calcext:value-type="float">
            <text:p>185.58</text:p>
          </table:table-cell>
          <table:table-cell table:number-columns-repeated="3" office:value-type="float" office:value="582.23" calcext:value-type="float">
            <text:p>582.23</text:p>
          </table:table-cell>
          <table:table-cell/>
        </table:table-row>
        <table:table-row table:style-name="ro1">
          <table:table-cell office:value-type="string" calcext:value-type="string">
            <text:p>29-06-2016</text:p>
          </table:table-cell>
          <table:table-cell office:value-type="float" office:value="214.46" calcext:value-type="float">
            <text:p>214.46</text:p>
          </table:table-cell>
          <table:table-cell table:number-columns-repeated="5" office:value-type="float" office:value="359.16" calcext:value-type="float">
            <text:p>359.16</text:p>
          </table:table-cell>
          <table:table-cell office:value-type="float" office:value="204" calcext:value-type="float">
            <text:p>204</text:p>
          </table:table-cell>
          <table:table-cell office:value-type="float" office:value="359.16" calcext:value-type="float">
            <text:p>359.16</text:p>
          </table:table-cell>
          <table:table-cell table:number-columns-repeated="3" office:value-type="float" office:value="176.07" calcext:value-type="float">
            <text:p>176.07</text:p>
          </table:table-cell>
          <table:table-cell table:number-columns-repeated="2" office:value-type="float" office:value="230.31" calcext:value-type="float">
            <text:p>230.31</text:p>
          </table:table-cell>
          <table:table-cell office:value-type="float" office:value="186" calcext:value-type="float">
            <text:p>186</text:p>
          </table:table-cell>
          <table:table-cell office:value-type="float" office:value="359.16" calcext:value-type="float">
            <text:p>359.16</text:p>
          </table:table-cell>
          <table:table-cell table:number-columns-repeated="2" office:value-type="float" office:value="360.04" calcext:value-type="float">
            <text:p>360.04</text:p>
          </table:table-cell>
          <table:table-cell/>
        </table:table-row>
        <table:table-row table:style-name="ro1">
          <table:table-cell office:value-type="string" calcext:value-type="string">
            <text:p>30-06-2016</text:p>
          </table:table-cell>
          <table:table-cell office:value-type="float" office:value="201.95" calcext:value-type="float">
            <text:p>201.95</text:p>
          </table:table-cell>
          <table:table-cell table:number-columns-repeated="4" office:value-type="float" office:value="262.57" calcext:value-type="float">
            <text:p>262.57</text:p>
          </table:table-cell>
          <table:table-cell office:value-type="float" office:value="263.35" calcext:value-type="float">
            <text:p>263.35</text:p>
          </table:table-cell>
          <table:table-cell office:value-type="float" office:value="197.13" calcext:value-type="float">
            <text:p>197.13</text:p>
          </table:table-cell>
          <table:table-cell office:value-type="float" office:value="262.57" calcext:value-type="float">
            <text:p>262.57</text:p>
          </table:table-cell>
          <table:table-cell table:number-columns-repeated="3" office:value-type="float" office:value="172.37" calcext:value-type="float">
            <text:p>172.37</text:p>
          </table:table-cell>
          <table:table-cell table:number-columns-repeated="2" office:value-type="float" office:value="223.52" calcext:value-type="float">
            <text:p>223.52</text:p>
          </table:table-cell>
          <table:table-cell office:value-type="float" office:value="184.61" calcext:value-type="float">
            <text:p>184.61</text:p>
          </table:table-cell>
          <table:table-cell office:value-type="float" office:value="263.35" calcext:value-type="float">
            <text:p>263.35</text:p>
          </table:table-cell>
          <table:table-cell table:number-columns-repeated="2" office:value-type="float" office:value="286.66" calcext:value-type="float">
            <text:p>286.66</text:p>
          </table:table-cell>
          <table:table-cell/>
        </table:table-row>
        <table:table-row table:style-name="ro1">
          <table:table-cell office:value-type="string" calcext:value-type="string">
            <text:p>01-07-2016</text:p>
          </table:table-cell>
          <table:table-cell office:value-type="float" office:value="188.41" calcext:value-type="float">
            <text:p>188.41</text:p>
          </table:table-cell>
          <table:table-cell table:number-columns-repeated="4" office:value-type="float" office:value="216.17" calcext:value-type="float">
            <text:p>216.17</text:p>
          </table:table-cell>
          <table:table-cell office:value-type="float" office:value="228.45" calcext:value-type="float">
            <text:p>228.45</text:p>
          </table:table-cell>
          <table:table-cell office:value-type="float" office:value="180.03" calcext:value-type="float">
            <text:p>180.03</text:p>
          </table:table-cell>
          <table:table-cell office:value-type="float" office:value="216.17" calcext:value-type="float">
            <text:p>216.17</text:p>
          </table:table-cell>
          <table:table-cell table:number-columns-repeated="3" office:value-type="float" office:value="169.93" calcext:value-type="float">
            <text:p>169.93</text:p>
          </table:table-cell>
          <table:table-cell table:number-columns-repeated="2" office:value-type="float" office:value="209.67" calcext:value-type="float">
            <text:p>209.67</text:p>
          </table:table-cell>
          <table:table-cell office:value-type="float" office:value="191.79" calcext:value-type="float">
            <text:p>191.79</text:p>
          </table:table-cell>
          <table:table-cell office:value-type="float" office:value="228.45" calcext:value-type="float">
            <text:p>228.45</text:p>
          </table:table-cell>
          <table:table-cell table:number-columns-repeated="2" office:value-type="float" office:value="852.76" calcext:value-type="float">
            <text:p>852.76</text:p>
          </table:table-cell>
          <table:table-cell/>
        </table:table-row>
        <table:table-row table:style-name="ro1">
          <table:table-cell office:value-type="string" calcext:value-type="string">
            <text:p>02-07-2016</text:p>
          </table:table-cell>
          <table:table-cell office:value-type="float" office:value="160.2" calcext:value-type="float">
            <text:p>160.2</text:p>
          </table:table-cell>
          <table:table-cell table:number-columns-repeated="5" office:value-type="float" office:value="171.71" calcext:value-type="float">
            <text:p>171.71</text:p>
          </table:table-cell>
          <table:table-cell office:value-type="float" office:value="156.55" calcext:value-type="float">
            <text:p>156.55</text:p>
          </table:table-cell>
          <table:table-cell office:value-type="float" office:value="171.71" calcext:value-type="float">
            <text:p>171.71</text:p>
          </table:table-cell>
          <table:table-cell table:number-columns-repeated="3" office:value-type="float" office:value="154.43" calcext:value-type="float">
            <text:p>154.43</text:p>
          </table:table-cell>
          <table:table-cell table:number-columns-repeated="4" office:value-type="float" office:value="171.71" calcext:value-type="float">
            <text:p>171.71</text:p>
          </table:table-cell>
          <table:table-cell table:number-columns-repeated="2" office:value-type="float" office:value="600.24" calcext:value-type="float">
            <text:p>600.24</text:p>
          </table:table-cell>
          <table:table-cell/>
        </table:table-row>
        <table:table-row table:style-name="ro1">
          <table:table-cell office:value-type="string" calcext:value-type="string">
            <text:p>03-07-2016</text:p>
          </table:table-cell>
          <table:table-cell office:value-type="float" office:value="157.44" calcext:value-type="float">
            <text:p>157.44</text:p>
          </table:table-cell>
          <table:table-cell table:number-columns-repeated="5" office:value-type="float" office:value="175.05" calcext:value-type="float">
            <text:p>175.05</text:p>
          </table:table-cell>
          <table:table-cell office:value-type="float" office:value="145.51" calcext:value-type="float">
            <text:p>145.51</text:p>
          </table:table-cell>
          <table:table-cell office:value-type="float" office:value="175.05" calcext:value-type="float">
            <text:p>175.05</text:p>
          </table:table-cell>
          <table:table-cell table:number-columns-repeated="3" office:value-type="float" office:value="148.37" calcext:value-type="float">
            <text:p>148.37</text:p>
          </table:table-cell>
          <table:table-cell table:number-columns-repeated="2" office:value-type="float" office:value="171.02" calcext:value-type="float">
            <text:p>171.02</text:p>
          </table:table-cell>
          <table:table-cell office:value-type="float" office:value="170.89" calcext:value-type="float">
            <text:p>170.89</text:p>
          </table:table-cell>
          <table:table-cell office:value-type="float" office:value="175.05" calcext:value-type="float">
            <text:p>175.05</text:p>
          </table:table-cell>
          <table:table-cell table:number-columns-repeated="2" office:value-type="float" office:value="294.71" calcext:value-type="float">
            <text:p>294.71</text:p>
          </table:table-cell>
          <table:table-cell/>
        </table:table-row>
        <table:table-row table:style-name="ro1">
          <table:table-cell office:value-type="string" calcext:value-type="string">
            <text:p>04-07-2016</text:p>
          </table:table-cell>
          <table:table-cell office:value-type="float" office:value="193.02" calcext:value-type="float">
            <text:p>193.02</text:p>
          </table:table-cell>
          <table:table-cell table:number-columns-repeated="4" office:value-type="float" office:value="234.91" calcext:value-type="float">
            <text:p>234.91</text:p>
          </table:table-cell>
          <table:table-cell office:value-type="float" office:value="289.49" calcext:value-type="float">
            <text:p>289.49</text:p>
          </table:table-cell>
          <table:table-cell office:value-type="float" office:value="229.36" calcext:value-type="float">
            <text:p>229.36</text:p>
          </table:table-cell>
          <table:table-cell office:value-type="float" office:value="235.16" calcext:value-type="float">
            <text:p>235.16</text:p>
          </table:table-cell>
          <table:table-cell table:number-columns-repeated="3" office:value-type="float" office:value="168.89" calcext:value-type="float">
            <text:p>168.89</text:p>
          </table:table-cell>
          <table:table-cell table:number-columns-repeated="2" office:value-type="float" office:value="225.3" calcext:value-type="float">
            <text:p>225.3</text:p>
          </table:table-cell>
          <table:table-cell office:value-type="float" office:value="186.29" calcext:value-type="float">
            <text:p>186.29</text:p>
          </table:table-cell>
          <table:table-cell office:value-type="float" office:value="289.49" calcext:value-type="float">
            <text:p>289.49</text:p>
          </table:table-cell>
          <table:table-cell table:number-columns-repeated="2" office:value-type="float" office:value="294.11" calcext:value-type="float">
            <text:p>294.11</text:p>
          </table:table-cell>
          <table:table-cell/>
        </table:table-row>
        <table:table-row table:style-name="ro1">
          <table:table-cell office:value-type="string" calcext:value-type="string">
            <text:p>05-07-2016</text:p>
          </table:table-cell>
          <table:table-cell office:value-type="float" office:value="185.36" calcext:value-type="float">
            <text:p>185.36</text:p>
          </table:table-cell>
          <table:table-cell table:number-columns-repeated="4" office:value-type="float" office:value="214.98" calcext:value-type="float">
            <text:p>214.98</text:p>
          </table:table-cell>
          <table:table-cell office:value-type="float" office:value="221.57" calcext:value-type="float">
            <text:p>221.57</text:p>
          </table:table-cell>
          <table:table-cell office:value-type="float" office:value="200.77" calcext:value-type="float">
            <text:p>200.77</text:p>
          </table:table-cell>
          <table:table-cell office:value-type="float" office:value="215.76" calcext:value-type="float">
            <text:p>215.76</text:p>
          </table:table-cell>
          <table:table-cell table:number-columns-repeated="2" office:value-type="float" office:value="166.18" calcext:value-type="float">
            <text:p>166.18</text:p>
          </table:table-cell>
          <table:table-cell office:value-type="float" office:value="165.46" calcext:value-type="float">
            <text:p>165.46</text:p>
          </table:table-cell>
          <table:table-cell table:number-columns-repeated="2" office:value-type="float" office:value="222.21" calcext:value-type="float">
            <text:p>222.21</text:p>
          </table:table-cell>
          <table:table-cell office:value-type="float" office:value="187.64" calcext:value-type="float">
            <text:p>187.64</text:p>
          </table:table-cell>
          <table:table-cell office:value-type="float" office:value="221.57" calcext:value-type="float">
            <text:p>221.57</text:p>
          </table:table-cell>
          <table:table-cell table:number-columns-repeated="2" office:value-type="float" office:value="285.31" calcext:value-type="float">
            <text:p>285.31</text:p>
          </table:table-cell>
          <table:table-cell/>
        </table:table-row>
        <table:table-row table:style-name="ro1">
          <table:table-cell office:value-type="string" calcext:value-type="string">
            <text:p>06-07-2016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185.62" calcext:value-type="float">
            <text:p>185.62</text:p>
          </table:table-cell>
          <table:table-cell office:value-type="float" office:value="209.58" calcext:value-type="float">
            <text:p>209.58</text:p>
          </table:table-cell>
          <table:table-cell office:value-type="float" office:value="140.55" calcext:value-type="float">
            <text:p>140.55</text:p>
          </table:table-cell>
          <table:table-cell office:value-type="float" office:value="185.62" calcext:value-type="float">
            <text:p>185.62</text:p>
          </table:table-cell>
          <table:table-cell table:number-columns-repeated="3" office:value-type="float" office:value="149.27" calcext:value-type="float">
            <text:p>149.27</text:p>
          </table:table-cell>
          <table:table-cell table:number-columns-repeated="2" office:value-type="float" office:value="215.57" calcext:value-type="float">
            <text:p>215.57</text:p>
          </table:table-cell>
          <table:table-cell office:value-type="float" office:value="177.36" calcext:value-type="float">
            <text:p>177.36</text:p>
          </table:table-cell>
          <table:table-cell office:value-type="float" office:value="209.58" calcext:value-type="float">
            <text:p>209.58</text:p>
          </table:table-cell>
          <table:table-cell table:number-columns-repeated="2" office:value-type="float" office:value="261.82" calcext:value-type="float">
            <text:p>261.82</text:p>
          </table:table-cell>
          <table:table-cell/>
        </table:table-row>
        <table:table-row table:style-name="ro1">
          <table:table-cell office:value-type="string" calcext:value-type="string">
            <text:p>07-07-2016</text:p>
          </table:table-cell>
          <table:table-cell office:value-type="float" office:value="186.6" calcext:value-type="float">
            <text:p>186.6</text:p>
          </table:table-cell>
          <table:table-cell table:number-columns-repeated="4" office:value-type="float" office:value="212.64" calcext:value-type="float">
            <text:p>212.64</text:p>
          </table:table-cell>
          <table:table-cell office:value-type="float" office:value="247.83" calcext:value-type="float">
            <text:p>247.83</text:p>
          </table:table-cell>
          <table:table-cell office:value-type="float" office:value="169.14" calcext:value-type="float">
            <text:p>169.14</text:p>
          </table:table-cell>
          <table:table-cell office:value-type="float" office:value="212.64" calcext:value-type="float">
            <text:p>212.64</text:p>
          </table:table-cell>
          <table:table-cell table:number-columns-repeated="3" office:value-type="float" office:value="169.14" calcext:value-type="float">
            <text:p>169.14</text:p>
          </table:table-cell>
          <table:table-cell table:number-columns-repeated="2" office:value-type="float" office:value="221.37" calcext:value-type="float">
            <text:p>221.37</text:p>
          </table:table-cell>
          <table:table-cell office:value-type="float" office:value="194.45" calcext:value-type="float">
            <text:p>194.45</text:p>
          </table:table-cell>
          <table:table-cell office:value-type="float" office:value="247.83" calcext:value-type="float">
            <text:p>247.83</text:p>
          </table:table-cell>
          <table:table-cell table:number-columns-repeated="2" office:value-type="float" office:value="251.17" calcext:value-type="float">
            <text:p>251.17</text:p>
          </table:table-cell>
          <table:table-cell/>
        </table:table-row>
        <table:table-row table:style-name="ro1">
          <table:table-cell office:value-type="string" calcext:value-type="string">
            <text:p>08-07-2016</text:p>
          </table:table-cell>
          <table:table-cell office:value-type="float" office:value="190.9" calcext:value-type="float">
            <text:p>190.9</text:p>
          </table:table-cell>
          <table:table-cell table:number-columns-repeated="4" office:value-type="float" office:value="217.55" calcext:value-type="float">
            <text:p>217.55</text:p>
          </table:table-cell>
          <table:table-cell office:value-type="float" office:value="244.59" calcext:value-type="float">
            <text:p>244.59</text:p>
          </table:table-cell>
          <table:table-cell office:value-type="float" office:value="212.43" calcext:value-type="float">
            <text:p>212.43</text:p>
          </table:table-cell>
          <table:table-cell office:value-type="float" office:value="217.55" calcext:value-type="float">
            <text:p>217.55</text:p>
          </table:table-cell>
          <table:table-cell table:number-columns-repeated="2" office:value-type="float" office:value="172.41" calcext:value-type="float">
            <text:p>172.41</text:p>
          </table:table-cell>
          <table:table-cell office:value-type="float" office:value="170.17" calcext:value-type="float">
            <text:p>170.17</text:p>
          </table:table-cell>
          <table:table-cell table:number-columns-repeated="2" office:value-type="float" office:value="226.21" calcext:value-type="float">
            <text:p>226.21</text:p>
          </table:table-cell>
          <table:table-cell office:value-type="float" office:value="193.85" calcext:value-type="float">
            <text:p>193.85</text:p>
          </table:table-cell>
          <table:table-cell office:value-type="float" office:value="244.59" calcext:value-type="float">
            <text:p>244.59</text:p>
          </table:table-cell>
          <table:table-cell table:number-columns-repeated="2" office:value-type="float" office:value="276.9" calcext:value-type="float">
            <text:p>276.9</text:p>
          </table:table-cell>
          <table:table-cell/>
        </table:table-row>
        <table:table-row table:style-name="ro1">
          <table:table-cell office:value-type="string" calcext:value-type="string">
            <text:p>09-07-2016</text:p>
          </table:table-cell>
          <table:table-cell office:value-type="float" office:value="175.43" calcext:value-type="float">
            <text:p>175.43</text:p>
          </table:table-cell>
          <table:table-cell table:number-columns-repeated="5" office:value-type="float" office:value="198.93" calcext:value-type="float">
            <text:p>198.93</text:p>
          </table:table-cell>
          <table:table-cell office:value-type="float" office:value="173.36" calcext:value-type="float">
            <text:p>173.36</text:p>
          </table:table-cell>
          <table:table-cell office:value-type="float" office:value="198.93" calcext:value-type="float">
            <text:p>198.93</text:p>
          </table:table-cell>
          <table:table-cell table:number-columns-repeated="2" office:value-type="float" office:value="165.44" calcext:value-type="float">
            <text:p>165.44</text:p>
          </table:table-cell>
          <table:table-cell office:value-type="float" office:value="165.12" calcext:value-type="float">
            <text:p>165.12</text:p>
          </table:table-cell>
          <table:table-cell table:number-columns-repeated="2" office:value-type="float" office:value="216.08" calcext:value-type="float">
            <text:p>216.08</text:p>
          </table:table-cell>
          <table:table-cell office:value-type="float" office:value="182.22" calcext:value-type="float">
            <text:p>182.22</text:p>
          </table:table-cell>
          <table:table-cell office:value-type="float" office:value="198.93" calcext:value-type="float">
            <text:p>198.93</text:p>
          </table:table-cell>
          <table:table-cell table:number-columns-repeated="2" office:value-type="float" office:value="240.88" calcext:value-type="float">
            <text:p>240.88</text:p>
          </table:table-cell>
          <table:table-cell/>
        </table:table-row>
        <table:table-row table:style-name="ro1">
          <table:table-cell office:value-type="string" calcext:value-type="string">
            <text:p>10-07-2016</text:p>
          </table:table-cell>
          <table:table-cell office:value-type="float" office:value="175.84" calcext:value-type="float">
            <text:p>175.84</text:p>
          </table:table-cell>
          <table:table-cell table:number-columns-repeated="5" office:value-type="float" office:value="201.69" calcext:value-type="float">
            <text:p>201.69</text:p>
          </table:table-cell>
          <table:table-cell office:value-type="float" office:value="174.89" calcext:value-type="float">
            <text:p>174.89</text:p>
          </table:table-cell>
          <table:table-cell office:value-type="float" office:value="201.69" calcext:value-type="float">
            <text:p>201.69</text:p>
          </table:table-cell>
          <table:table-cell table:number-columns-repeated="2" office:value-type="float" office:value="164.92" calcext:value-type="float">
            <text:p>164.92</text:p>
          </table:table-cell>
          <table:table-cell office:value-type="float" office:value="164.88" calcext:value-type="float">
            <text:p>164.88</text:p>
          </table:table-cell>
          <table:table-cell table:number-columns-repeated="2" office:value-type="float" office:value="216.32" calcext:value-type="float">
            <text:p>216.32</text:p>
          </table:table-cell>
          <table:table-cell office:value-type="float" office:value="179.43" calcext:value-type="float">
            <text:p>179.43</text:p>
          </table:table-cell>
          <table:table-cell office:value-type="float" office:value="201.69" calcext:value-type="float">
            <text:p>201.69</text:p>
          </table:table-cell>
          <table:table-cell table:number-columns-repeated="2" office:value-type="float" office:value="241.67" calcext:value-type="float">
            <text:p>241.67</text:p>
          </table:table-cell>
          <table:table-cell/>
        </table:table-row>
        <table:table-row table:style-name="ro1">
          <table:table-cell office:value-type="string" calcext:value-type="string">
            <text:p>11-07-2016</text:p>
          </table:table-cell>
          <table:table-cell office:value-type="float" office:value="184.91" calcext:value-type="float">
            <text:p>184.91</text:p>
          </table:table-cell>
          <table:table-cell table:number-columns-repeated="4" office:value-type="float" office:value="207.99" calcext:value-type="float">
            <text:p>207.99</text:p>
          </table:table-cell>
          <table:table-cell office:value-type="float" office:value="264.83" calcext:value-type="float">
            <text:p>264.83</text:p>
          </table:table-cell>
          <table:table-cell office:value-type="float" office:value="174.56" calcext:value-type="float">
            <text:p>174.56</text:p>
          </table:table-cell>
          <table:table-cell office:value-type="float" office:value="207.99" calcext:value-type="float">
            <text:p>207.99</text:p>
          </table:table-cell>
          <table:table-cell table:number-columns-repeated="2" office:value-type="float" office:value="166.87" calcext:value-type="float">
            <text:p>166.87</text:p>
          </table:table-cell>
          <table:table-cell office:value-type="float" office:value="166.33" calcext:value-type="float">
            <text:p>166.33</text:p>
          </table:table-cell>
          <table:table-cell table:number-columns-repeated="2" office:value-type="float" office:value="220.91" calcext:value-type="float">
            <text:p>220.91</text:p>
          </table:table-cell>
          <table:table-cell office:value-type="float" office:value="188.64" calcext:value-type="float">
            <text:p>188.64</text:p>
          </table:table-cell>
          <table:table-cell office:value-type="float" office:value="264.83" calcext:value-type="float">
            <text:p>264.83</text:p>
          </table:table-cell>
          <table:table-cell table:number-columns-repeated="2" office:value-type="float" office:value="270.74" calcext:value-type="float">
            <text:p>270.74</text:p>
          </table:table-cell>
          <table:table-cell/>
        </table:table-row>
        <table:table-row table:style-name="ro1">
          <table:table-cell office:value-type="string" calcext:value-type="string">
            <text:p>12-07-2016</text:p>
          </table:table-cell>
          <table:table-cell office:value-type="float" office:value="189.69" calcext:value-type="float">
            <text:p>189.69</text:p>
          </table:table-cell>
          <table:table-cell table:number-columns-repeated="4" office:value-type="float" office:value="221.2" calcext:value-type="float">
            <text:p>221.2</text:p>
          </table:table-cell>
          <table:table-cell office:value-type="float" office:value="247.11" calcext:value-type="float">
            <text:p>247.11</text:p>
          </table:table-cell>
          <table:table-cell office:value-type="float" office:value="208.23" calcext:value-type="float">
            <text:p>208.23</text:p>
          </table:table-cell>
          <table:table-cell office:value-type="float" office:value="221.06" calcext:value-type="float">
            <text:p>221.06</text:p>
          </table:table-cell>
          <table:table-cell table:number-columns-repeated="2" office:value-type="float" office:value="172.33" calcext:value-type="float">
            <text:p>172.33</text:p>
          </table:table-cell>
          <table:table-cell office:value-type="float" office:value="165.74" calcext:value-type="float">
            <text:p>165.74</text:p>
          </table:table-cell>
          <table:table-cell table:number-columns-repeated="2" office:value-type="float" office:value="229.24" calcext:value-type="float">
            <text:p>229.24</text:p>
          </table:table-cell>
          <table:table-cell office:value-type="float" office:value="190.29" calcext:value-type="float">
            <text:p>190.29</text:p>
          </table:table-cell>
          <table:table-cell office:value-type="float" office:value="247.11" calcext:value-type="float">
            <text:p>247.11</text:p>
          </table:table-cell>
          <table:table-cell table:number-columns-repeated="2" office:value-type="float" office:value="253.73" calcext:value-type="float">
            <text:p>253.73</text:p>
          </table:table-cell>
          <table:table-cell/>
        </table:table-row>
        <table:table-row table:style-name="ro1">
          <table:table-cell office:value-type="string" calcext:value-type="string">
            <text:p>13-07-2016</text:p>
          </table:table-cell>
          <table:table-cell office:value-type="float" office:value="194.59" calcext:value-type="float">
            <text:p>194.59</text:p>
          </table:table-cell>
          <table:table-cell table:number-columns-repeated="4" office:value-type="float" office:value="244.71" calcext:value-type="float">
            <text:p>244.71</text:p>
          </table:table-cell>
          <table:table-cell office:value-type="float" office:value="261" calcext:value-type="float">
            <text:p>261</text:p>
          </table:table-cell>
          <table:table-cell office:value-type="float" office:value="237.89" calcext:value-type="float">
            <text:p>237.89</text:p>
          </table:table-cell>
          <table:table-cell office:value-type="float" office:value="244.71" calcext:value-type="float">
            <text:p>244.71</text:p>
          </table:table-cell>
          <table:table-cell table:number-columns-repeated="2" office:value-type="float" office:value="172.79" calcext:value-type="float">
            <text:p>172.79</text:p>
          </table:table-cell>
          <table:table-cell office:value-type="float" office:value="165.56" calcext:value-type="float">
            <text:p>165.56</text:p>
          </table:table-cell>
          <table:table-cell table:number-columns-repeated="2" office:value-type="float" office:value="247.42" calcext:value-type="float">
            <text:p>247.42</text:p>
          </table:table-cell>
          <table:table-cell office:value-type="float" office:value="192.7" calcext:value-type="float">
            <text:p>192.7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2.6" calcext:value-type="float">
            <text:p>262.6</text:p>
          </table:table-cell>
          <table:table-cell/>
        </table:table-row>
        <table:table-row table:style-name="ro1">
          <table:table-cell office:value-type="string" calcext:value-type="string">
            <text:p>14-07-2016</text:p>
          </table:table-cell>
          <table:table-cell office:value-type="float" office:value="189.51" calcext:value-type="float">
            <text:p>189.51</text:p>
          </table:table-cell>
          <table:table-cell table:number-columns-repeated="4" office:value-type="float" office:value="224.24" calcext:value-type="float">
            <text:p>224.24</text:p>
          </table:table-cell>
          <table:table-cell office:value-type="float" office:value="234.77" calcext:value-type="float">
            <text:p>234.77</text:p>
          </table:table-cell>
          <table:table-cell office:value-type="float" office:value="188.67" calcext:value-type="float">
            <text:p>188.67</text:p>
          </table:table-cell>
          <table:table-cell office:value-type="float" office:value="224.24" calcext:value-type="float">
            <text:p>224.24</text:p>
          </table:table-cell>
          <table:table-cell table:number-columns-repeated="2" office:value-type="float" office:value="174.16" calcext:value-type="float">
            <text:p>174.16</text:p>
          </table:table-cell>
          <table:table-cell office:value-type="float" office:value="167.27" calcext:value-type="float">
            <text:p>167.27</text:p>
          </table:table-cell>
          <table:table-cell table:number-columns-repeated="2" office:value-type="float" office:value="233.99" calcext:value-type="float">
            <text:p>233.99</text:p>
          </table:table-cell>
          <table:table-cell office:value-type="float" office:value="188.72" calcext:value-type="float">
            <text:p>188.72</text:p>
          </table:table-cell>
          <table:table-cell table:number-columns-repeated="3" office:value-type="float" office:value="234.77" calcext:value-type="float">
            <text:p>234.77</text:p>
          </table:table-cell>
          <table:table-cell/>
        </table:table-row>
        <table:table-row table:style-name="ro1">
          <table:table-cell office:value-type="string" calcext:value-type="string">
            <text:p>15-07-2016</text:p>
          </table:table-cell>
          <table:table-cell office:value-type="float" office:value="184.42" calcext:value-type="float">
            <text:p>184.42</text:p>
          </table:table-cell>
          <table:table-cell table:number-columns-repeated="4" office:value-type="float" office:value="217.42" calcext:value-type="float">
            <text:p>217.42</text:p>
          </table:table-cell>
          <table:table-cell office:value-type="float" office:value="232.31" calcext:value-type="float">
            <text:p>232.31</text:p>
          </table:table-cell>
          <table:table-cell office:value-type="float" office:value="179.98" calcext:value-type="float">
            <text:p>179.98</text:p>
          </table:table-cell>
          <table:table-cell office:value-type="float" office:value="217.42" calcext:value-type="float">
            <text:p>217.42</text:p>
          </table:table-cell>
          <table:table-cell table:number-columns-repeated="2" office:value-type="float" office:value="172.19" calcext:value-type="float">
            <text:p>172.19</text:p>
          </table:table-cell>
          <table:table-cell office:value-type="float" office:value="163.38" calcext:value-type="float">
            <text:p>163.38</text:p>
          </table:table-cell>
          <table:table-cell table:number-columns-repeated="2" office:value-type="float" office:value="230.01" calcext:value-type="float">
            <text:p>230.01</text:p>
          </table:table-cell>
          <table:table-cell office:value-type="float" office:value="192.4" calcext:value-type="float">
            <text:p>192.4</text:p>
          </table:table-cell>
          <table:table-cell table:number-columns-repeated="3" office:value-type="float" office:value="232.31" calcext:value-type="float">
            <text:p>232.31</text:p>
          </table:table-cell>
          <table:table-cell/>
        </table:table-row>
        <table:table-row table:style-name="ro1">
          <table:table-cell office:value-type="string" calcext:value-type="string">
            <text:p>16-07-2016</text:p>
          </table:table-cell>
          <table:table-cell office:value-type="float" office:value="182.27" calcext:value-type="float">
            <text:p>182.27</text:p>
          </table:table-cell>
          <table:table-cell table:number-columns-repeated="5" office:value-type="float" office:value="210.89" calcext:value-type="float">
            <text:p>210.89</text:p>
          </table:table-cell>
          <table:table-cell office:value-type="float" office:value="172.71" calcext:value-type="float">
            <text:p>172.71</text:p>
          </table:table-cell>
          <table:table-cell office:value-type="float" office:value="210.89" calcext:value-type="float">
            <text:p>210.89</text:p>
          </table:table-cell>
          <table:table-cell table:number-columns-repeated="2" office:value-type="float" office:value="172.71" calcext:value-type="float">
            <text:p>172.71</text:p>
          </table:table-cell>
          <table:table-cell office:value-type="float" office:value="167.01" calcext:value-type="float">
            <text:p>167.01</text:p>
          </table:table-cell>
          <table:table-cell table:number-columns-repeated="2" office:value-type="float" office:value="224.35" calcext:value-type="float">
            <text:p>224.35</text:p>
          </table:table-cell>
          <table:table-cell office:value-type="float" office:value="190.61" calcext:value-type="float">
            <text:p>190.61</text:p>
          </table:table-cell>
          <table:table-cell table:number-columns-repeated="3" office:value-type="float" office:value="210.89" calcext:value-type="float">
            <text:p>210.89</text:p>
          </table:table-cell>
          <table:table-cell/>
        </table:table-row>
        <table:table-row table:style-name="ro1">
          <table:table-cell office:value-type="string" calcext:value-type="string">
            <text:p>17-07-2016</text:p>
          </table:table-cell>
          <table:table-cell office:value-type="float" office:value="176.01" calcext:value-type="float">
            <text:p>176.01</text:p>
          </table:table-cell>
          <table:table-cell table:number-columns-repeated="5" office:value-type="float" office:value="193.72" calcext:value-type="float">
            <text:p>193.72</text:p>
          </table:table-cell>
          <table:table-cell office:value-type="float" office:value="174.55" calcext:value-type="float">
            <text:p>174.55</text:p>
          </table:table-cell>
          <table:table-cell office:value-type="float" office:value="193.72" calcext:value-type="float">
            <text:p>193.72</text:p>
          </table:table-cell>
          <table:table-cell table:number-columns-repeated="2" office:value-type="float" office:value="169.66" calcext:value-type="float">
            <text:p>169.66</text:p>
          </table:table-cell>
          <table:table-cell office:value-type="float" office:value="163.54" calcext:value-type="float">
            <text:p>163.54</text:p>
          </table:table-cell>
          <table:table-cell table:number-columns-repeated="2" office:value-type="float" office:value="193.72" calcext:value-type="float">
            <text:p>193.72</text:p>
          </table:table-cell>
          <table:table-cell office:value-type="float" office:value="188.89" calcext:value-type="float">
            <text:p>188.89</text:p>
          </table:table-cell>
          <table:table-cell office:value-type="float" office:value="193.72" calcext:value-type="float">
            <text:p>193.72</text:p>
          </table:table-cell>
          <table:table-cell table:number-columns-repeated="2" office:value-type="float" office:value="194.91" calcext:value-type="float">
            <text:p>194.91</text:p>
          </table:table-cell>
          <table:table-cell/>
        </table:table-row>
        <table:table-row table:style-name="ro1">
          <table:table-cell office:value-type="string" calcext:value-type="string">
            <text:p>18-07-2016</text:p>
          </table:table-cell>
          <table:table-cell office:value-type="float" office:value="197.12" calcext:value-type="float">
            <text:p>197.12</text:p>
          </table:table-cell>
          <table:table-cell table:number-columns-repeated="4" office:value-type="float" office:value="222" calcext:value-type="float">
            <text:p>222</text:p>
          </table:table-cell>
          <table:table-cell office:value-type="float" office:value="222.35" calcext:value-type="float">
            <text:p>222.35</text:p>
          </table:table-cell>
          <table:table-cell office:value-type="float" office:value="214.24" calcext:value-type="float">
            <text:p>214.24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81.01" calcext:value-type="float">
            <text:p>181.01</text:p>
          </table:table-cell>
          <table:table-cell office:value-type="float" office:value="168.8" calcext:value-type="float">
            <text:p>168.8</text:p>
          </table:table-cell>
          <table:table-cell table:number-columns-repeated="2" office:value-type="float" office:value="221.44" calcext:value-type="float">
            <text:p>221.44</text:p>
          </table:table-cell>
          <table:table-cell office:value-type="float" office:value="201.31" calcext:value-type="float">
            <text:p>201.31</text:p>
          </table:table-cell>
          <table:table-cell office:value-type="float" office:value="222.35" calcext:value-type="float">
            <text:p>222.35</text:p>
          </table:table-cell>
          <table:table-cell table:number-columns-repeated="2" office:value-type="float" office:value="225.99" calcext:value-type="float">
            <text:p>225.99</text:p>
          </table:table-cell>
          <table:table-cell/>
        </table:table-row>
        <table:table-row table:style-name="ro1">
          <table:table-cell office:value-type="string" calcext:value-type="string">
            <text:p>19-07-2016</text:p>
          </table:table-cell>
          <table:table-cell office:value-type="float" office:value="207.13" calcext:value-type="float">
            <text:p>207.13</text:p>
          </table:table-cell>
          <table:table-cell table:number-columns-repeated="3" office:value-type="float" office:value="235.94" calcext:value-type="float">
            <text:p>235.94</text:p>
          </table:table-cell>
          <table:table-cell office:value-type="float" office:value="237.02" calcext:value-type="float">
            <text:p>237.02</text:p>
          </table:table-cell>
          <table:table-cell office:value-type="float" office:value="237.18" calcext:value-type="float">
            <text:p>237.18</text:p>
          </table:table-cell>
          <table:table-cell office:value-type="float" office:value="234.33" calcext:value-type="float">
            <text:p>234.33</text:p>
          </table:table-cell>
          <table:table-cell office:value-type="float" office:value="237.02" calcext:value-type="float">
            <text:p>237.02</text:p>
          </table:table-cell>
          <table:table-cell table:number-columns-repeated="2" office:value-type="float" office:value="183.36" calcext:value-type="float">
            <text:p>183.36</text:p>
          </table:table-cell>
          <table:table-cell office:value-type="float" office:value="168.7" calcext:value-type="float">
            <text:p>168.7</text:p>
          </table:table-cell>
          <table:table-cell table:number-columns-repeated="2" office:value-type="float" office:value="228.49" calcext:value-type="float">
            <text:p>228.49</text:p>
          </table:table-cell>
          <table:table-cell office:value-type="float" office:value="206.47" calcext:value-type="float">
            <text:p>206.47</text:p>
          </table:table-cell>
          <table:table-cell office:value-type="float" office:value="237.18" calcext:value-type="float">
            <text:p>237.18</text:p>
          </table:table-cell>
          <table:table-cell table:number-columns-repeated="2" office:value-type="float" office:value="250.34" calcext:value-type="float">
            <text:p>250.34</text:p>
          </table:table-cell>
          <table:table-cell/>
        </table:table-row>
        <table:table-row table:style-name="ro1">
          <table:table-cell office:value-type="string" calcext:value-type="string">
            <text:p>20-07-2016</text:p>
          </table:table-cell>
          <table:table-cell office:value-type="float" office:value="200.85" calcext:value-type="float">
            <text:p>200.85</text:p>
          </table:table-cell>
          <table:table-cell table:number-columns-repeated="3" office:value-type="float" office:value="226.9" calcext:value-type="float">
            <text:p>226.9</text:p>
          </table:table-cell>
          <table:table-cell office:value-type="float" office:value="227.07" calcext:value-type="float">
            <text:p>227.07</text:p>
          </table:table-cell>
          <table:table-cell office:value-type="float" office:value="228.92" calcext:value-type="float">
            <text:p>228.92</text:p>
          </table:table-cell>
          <table:table-cell office:value-type="float" office:value="216.94" calcext:value-type="float">
            <text:p>216.94</text:p>
          </table:table-cell>
          <table:table-cell office:value-type="float" office:value="227.07" calcext:value-type="float">
            <text:p>227.07</text:p>
          </table:table-cell>
          <table:table-cell table:number-columns-repeated="2" office:value-type="float" office:value="182.11" calcext:value-type="float">
            <text:p>182.11</text:p>
          </table:table-cell>
          <table:table-cell office:value-type="float" office:value="168.79" calcext:value-type="float">
            <text:p>168.79</text:p>
          </table:table-cell>
          <table:table-cell table:number-columns-repeated="2" office:value-type="float" office:value="225.6" calcext:value-type="float">
            <text:p>225.6</text:p>
          </table:table-cell>
          <table:table-cell office:value-type="float" office:value="206.51" calcext:value-type="float">
            <text:p>206.51</text:p>
          </table:table-cell>
          <table:table-cell office:value-type="float" office:value="228.92" calcext:value-type="float">
            <text:p>228.92</text:p>
          </table:table-cell>
          <table:table-cell table:number-columns-repeated="2" office:value-type="float" office:value="249.49" calcext:value-type="float">
            <text:p>249.49</text:p>
          </table:table-cell>
          <table:table-cell/>
        </table:table-row>
        <table:table-row table:style-name="ro1">
          <table:table-cell office:value-type="string" calcext:value-type="string">
            <text:p>21-07-2016</text:p>
          </table:table-cell>
          <table:table-cell office:value-type="float" office:value="205.26" calcext:value-type="float">
            <text:p>205.26</text:p>
          </table:table-cell>
          <table:table-cell table:number-columns-repeated="3" office:value-type="float" office:value="231.11" calcext:value-type="float">
            <text:p>231.11</text:p>
          </table:table-cell>
          <table:table-cell office:value-type="float" office:value="231.96" calcext:value-type="float">
            <text:p>231.96</text:p>
          </table:table-cell>
          <table:table-cell office:value-type="float" office:value="231.11" calcext:value-type="float">
            <text:p>231.11</text:p>
          </table:table-cell>
          <table:table-cell office:value-type="float" office:value="223.89" calcext:value-type="float">
            <text:p>223.89</text:p>
          </table:table-cell>
          <table:table-cell office:value-type="float" office:value="231.96" calcext:value-type="float">
            <text:p>231.96</text:p>
          </table:table-cell>
          <table:table-cell table:number-columns-repeated="2" office:value-type="float" office:value="183.51" calcext:value-type="float">
            <text:p>183.51</text:p>
          </table:table-cell>
          <table:table-cell office:value-type="float" office:value="170.69" calcext:value-type="float">
            <text:p>170.69</text:p>
          </table:table-cell>
          <table:table-cell table:number-columns-repeated="2" office:value-type="float" office:value="231.11" calcext:value-type="float">
            <text:p>231.11</text:p>
          </table:table-cell>
          <table:table-cell office:value-type="float" office:value="205.45" calcext:value-type="float">
            <text:p>205.45</text:p>
          </table:table-cell>
          <table:table-cell office:value-type="float" office:value="231.11" calcext:value-type="float">
            <text:p>231.11</text:p>
          </table:table-cell>
          <table:table-cell table:number-columns-repeated="2" office:value-type="float" office:value="242.27" calcext:value-type="float">
            <text:p>242.27</text:p>
          </table:table-cell>
          <table:table-cell/>
        </table:table-row>
        <table:table-row table:style-name="ro1">
          <table:table-cell office:value-type="string" calcext:value-type="string">
            <text:p>22-07-2016</text:p>
          </table:table-cell>
          <table:table-cell office:value-type="float" office:value="201.94" calcext:value-type="float">
            <text:p>201.94</text:p>
          </table:table-cell>
          <table:table-cell table:number-columns-repeated="4" office:value-type="float" office:value="232.89" calcext:value-type="float">
            <text:p>232.89</text:p>
          </table:table-cell>
          <table:table-cell office:value-type="float" office:value="234.67" calcext:value-type="float">
            <text:p>234.67</text:p>
          </table:table-cell>
          <table:table-cell table:number-columns-repeated="2" office:value-type="float" office:value="232.89" calcext:value-type="float">
            <text:p>232.89</text:p>
          </table:table-cell>
          <table:table-cell table:number-columns-repeated="2" office:value-type="float" office:value="186.55" calcext:value-type="float">
            <text:p>186.55</text:p>
          </table:table-cell>
          <table:table-cell office:value-type="float" office:value="167.85" calcext:value-type="float">
            <text:p>167.85</text:p>
          </table:table-cell>
          <table:table-cell table:number-columns-repeated="2" office:value-type="float" office:value="232.86" calcext:value-type="float">
            <text:p>232.86</text:p>
          </table:table-cell>
          <table:table-cell office:value-type="float" office:value="204.47" calcext:value-type="float">
            <text:p>204.47</text:p>
          </table:table-cell>
          <table:table-cell office:value-type="float" office:value="234.67" calcext:value-type="float">
            <text:p>234.67</text:p>
          </table:table-cell>
          <table:table-cell table:number-columns-repeated="2" office:value-type="float" office:value="261.03" calcext:value-type="float">
            <text:p>261.03</text:p>
          </table:table-cell>
          <table:table-cell/>
        </table:table-row>
        <table:table-row table:style-name="ro1">
          <table:table-cell office:value-type="string" calcext:value-type="string">
            <text:p>23-07-2016</text:p>
          </table:table-cell>
          <table:table-cell office:value-type="float" office:value="194.37" calcext:value-type="float">
            <text:p>194.37</text:p>
          </table:table-cell>
          <table:table-cell table:number-columns-repeated="5" office:value-type="float" office:value="224.09" calcext:value-type="float">
            <text:p>224.09</text:p>
          </table:table-cell>
          <table:table-cell office:value-type="float" office:value="218.46" calcext:value-type="float">
            <text:p>218.46</text:p>
          </table:table-cell>
          <table:table-cell office:value-type="float" office:value="224.09" calcext:value-type="float">
            <text:p>224.0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69.96" calcext:value-type="float">
            <text:p>169.96</text:p>
          </table:table-cell>
          <table:table-cell table:number-columns-repeated="2" office:value-type="float" office:value="224.09" calcext:value-type="float">
            <text:p>224.09</text:p>
          </table:table-cell>
          <table:table-cell office:value-type="float" office:value="194.48" calcext:value-type="float">
            <text:p>194.48</text:p>
          </table:table-cell>
          <table:table-cell office:value-type="float" office:value="224.09" calcext:value-type="float">
            <text:p>224.09</text:p>
          </table:table-cell>
          <table:table-cell table:number-columns-repeated="2" office:value-type="float" office:value="232.47" calcext:value-type="float">
            <text:p>232.47</text:p>
          </table:table-cell>
          <table:table-cell/>
        </table:table-row>
        <table:table-row table:style-name="ro1">
          <table:table-cell office:value-type="string" calcext:value-type="string">
            <text:p>24-07-2016</text:p>
          </table:table-cell>
          <table:table-cell office:value-type="float" office:value="190.49" calcext:value-type="float">
            <text:p>190.49</text:p>
          </table:table-cell>
          <table:table-cell table:number-columns-repeated="5" office:value-type="float" office:value="217.83" calcext:value-type="float">
            <text:p>217.83</text:p>
          </table:table-cell>
          <table:table-cell office:value-type="float" office:value="200.02" calcext:value-type="float">
            <text:p>200.02</text:p>
          </table:table-cell>
          <table:table-cell office:value-type="float" office:value="217.83" calcext:value-type="float">
            <text:p>217.83</text:p>
          </table:table-cell>
          <table:table-cell table:number-columns-repeated="2" office:value-type="float" office:value="187.16" calcext:value-type="float">
            <text:p>187.16</text:p>
          </table:table-cell>
          <table:table-cell office:value-type="float" office:value="171.44" calcext:value-type="float">
            <text:p>171.44</text:p>
          </table:table-cell>
          <table:table-cell table:number-columns-repeated="2" office:value-type="float" office:value="217.83" calcext:value-type="float">
            <text:p>217.83</text:p>
          </table:table-cell>
          <table:table-cell office:value-type="float" office:value="193.59" calcext:value-type="float">
            <text:p>193.59</text:p>
          </table:table-cell>
          <table:table-cell office:value-type="float" office:value="217.83" calcext:value-type="float">
            <text:p>217.83</text:p>
          </table:table-cell>
          <table:table-cell table:number-columns-repeated="2" office:value-type="float" office:value="221.41" calcext:value-type="float">
            <text:p>221.41</text:p>
          </table:table-cell>
          <table:table-cell/>
        </table:table-row>
        <table:table-row table:style-name="ro1">
          <table:table-cell office:value-type="string" calcext:value-type="string">
            <text:p>25-07-2016</text:p>
          </table:table-cell>
          <table:table-cell office:value-type="float" office:value="206.88" calcext:value-type="float">
            <text:p>206.88</text:p>
          </table:table-cell>
          <table:table-cell table:number-columns-repeated="3" office:value-type="float" office:value="235.17" calcext:value-type="float">
            <text:p>235.17</text:p>
          </table:table-cell>
          <table:table-cell office:value-type="float" office:value="237.11" calcext:value-type="float">
            <text:p>237.11</text:p>
          </table:table-cell>
          <table:table-cell office:value-type="float" office:value="255.83" calcext:value-type="float">
            <text:p>255.83</text:p>
          </table:table-cell>
          <table:table-cell office:value-type="float" office:value="235.17" calcext:value-type="float">
            <text:p>235.17</text:p>
          </table:table-cell>
          <table:table-cell office:value-type="float" office:value="237.11" calcext:value-type="float">
            <text:p>237.11</text:p>
          </table:table-cell>
          <table:table-cell table:number-columns-repeated="2" office:value-type="float" office:value="188.57" calcext:value-type="float">
            <text:p>188.57</text:p>
          </table:table-cell>
          <table:table-cell office:value-type="float" office:value="169.46" calcext:value-type="float">
            <text:p>169.46</text:p>
          </table:table-cell>
          <table:table-cell table:number-columns-repeated="2" office:value-type="float" office:value="235.17" calcext:value-type="float">
            <text:p>235.17</text:p>
          </table:table-cell>
          <table:table-cell office:value-type="float" office:value="208.03" calcext:value-type="float">
            <text:p>208.03</text:p>
          </table:table-cell>
          <table:table-cell office:value-type="float" office:value="255.83" calcext:value-type="float">
            <text:p>255.83</text:p>
          </table:table-cell>
          <table:table-cell table:number-columns-repeated="2" office:value-type="float" office:value="260.37" calcext:value-type="float">
            <text:p>260.37</text:p>
          </table:table-cell>
          <table:table-cell/>
        </table:table-row>
        <table:table-row table:style-name="ro1">
          <table:table-cell office:value-type="string" calcext:value-type="string">
            <text:p>26-07-2016</text:p>
          </table:table-cell>
          <table:table-cell office:value-type="float" office:value="202.53" calcext:value-type="float">
            <text:p>202.53</text:p>
          </table:table-cell>
          <table:table-cell table:number-columns-repeated="3" office:value-type="float" office:value="231.79" calcext:value-type="float">
            <text:p>231.79</text:p>
          </table:table-cell>
          <table:table-cell office:value-type="float" office:value="234.22" calcext:value-type="float">
            <text:p>234.22</text:p>
          </table:table-cell>
          <table:table-cell office:value-type="float" office:value="259.85" calcext:value-type="float">
            <text:p>259.85</text:p>
          </table:table-cell>
          <table:table-cell office:value-type="float" office:value="230.77" calcext:value-type="float">
            <text:p>230.77</text:p>
          </table:table-cell>
          <table:table-cell office:value-type="float" office:value="234.22" calcext:value-type="float">
            <text:p>234.22</text:p>
          </table:table-cell>
          <table:table-cell table:number-columns-repeated="2" office:value-type="float" office:value="185.23" calcext:value-type="float">
            <text:p>185.23</text:p>
          </table:table-cell>
          <table:table-cell office:value-type="float" office:value="166.44" calcext:value-type="float">
            <text:p>166.44</text:p>
          </table:table-cell>
          <table:table-cell table:number-columns-repeated="2" office:value-type="float" office:value="231.79" calcext:value-type="float">
            <text:p>231.79</text:p>
          </table:table-cell>
          <table:table-cell office:value-type="float" office:value="202.41" calcext:value-type="float">
            <text:p>202.41</text:p>
          </table:table-cell>
          <table:table-cell office:value-type="float" office:value="259.85" calcext:value-type="float">
            <text:p>259.85</text:p>
          </table:table-cell>
          <table:table-cell table:number-columns-repeated="2" office:value-type="float" office:value="267.08" calcext:value-type="float">
            <text:p>267.08</text:p>
          </table:table-cell>
          <table:table-cell/>
        </table:table-row>
        <table:table-row table:style-name="ro1">
          <table:table-cell office:value-type="string" calcext:value-type="string">
            <text:p>27-07-2016</text:p>
          </table:table-cell>
          <table:table-cell office:value-type="float" office:value="201.35" calcext:value-type="float">
            <text:p>201.35</text:p>
          </table:table-cell>
          <table:table-cell table:number-columns-repeated="3" office:value-type="float" office:value="230.27" calcext:value-type="float">
            <text:p>230.27</text:p>
          </table:table-cell>
          <table:table-cell office:value-type="float" office:value="242.44" calcext:value-type="float">
            <text:p>242.44</text:p>
          </table:table-cell>
          <table:table-cell office:value-type="float" office:value="268.18" calcext:value-type="float">
            <text:p>268.18</text:p>
          </table:table-cell>
          <table:table-cell office:value-type="float" office:value="219.4" calcext:value-type="float">
            <text:p>219.4</text:p>
          </table:table-cell>
          <table:table-cell office:value-type="float" office:value="242.44" calcext:value-type="float">
            <text:p>242.44</text:p>
          </table:table-cell>
          <table:table-cell table:number-columns-repeated="2" office:value-type="float" office:value="185.55" calcext:value-type="float">
            <text:p>185.55</text:p>
          </table:table-cell>
          <table:table-cell office:value-type="float" office:value="163.99" calcext:value-type="float">
            <text:p>163.99</text:p>
          </table:table-cell>
          <table:table-cell table:number-columns-repeated="2" office:value-type="float" office:value="230.27" calcext:value-type="float">
            <text:p>230.27</text:p>
          </table:table-cell>
          <table:table-cell office:value-type="float" office:value="200.82" calcext:value-type="float">
            <text:p>200.82</text:p>
          </table:table-cell>
          <table:table-cell office:value-type="float" office:value="268.18" calcext:value-type="float">
            <text:p>268.18</text:p>
          </table:table-cell>
          <table:table-cell table:number-columns-repeated="2" office:value-type="float" office:value="270.16" calcext:value-type="float">
            <text:p>270.16</text:p>
          </table:table-cell>
          <table:table-cell/>
        </table:table-row>
        <table:table-row table:style-name="ro1">
          <table:table-cell office:value-type="string" calcext:value-type="string">
            <text:p>28-07-2016</text:p>
          </table:table-cell>
          <table:table-cell office:value-type="float" office:value="195.82" calcext:value-type="float">
            <text:p>195.82</text:p>
          </table:table-cell>
          <table:table-cell table:number-columns-repeated="4" office:value-type="float" office:value="221.4" calcext:value-type="float">
            <text:p>221.4</text:p>
          </table:table-cell>
          <table:table-cell office:value-type="float" office:value="265.01" calcext:value-type="float">
            <text:p>265.01</text:p>
          </table:table-cell>
          <table:table-cell office:value-type="float" office:value="220.14" calcext:value-type="float">
            <text:p>220.14</text:p>
          </table:table-cell>
          <table:table-cell office:value-type="float" office:value="222.08" calcext:value-type="float">
            <text:p>222.08</text:p>
          </table:table-cell>
          <table:table-cell table:number-columns-repeated="2" office:value-type="float" office:value="180.96" calcext:value-type="float">
            <text:p>180.96</text:p>
          </table:table-cell>
          <table:table-cell office:value-type="float" office:value="167.38" calcext:value-type="float">
            <text:p>167.38</text:p>
          </table:table-cell>
          <table:table-cell table:number-columns-repeated="2" office:value-type="float" office:value="221.4" calcext:value-type="float">
            <text:p>221.4</text:p>
          </table:table-cell>
          <table:table-cell office:value-type="float" office:value="199.67" calcext:value-type="float">
            <text:p>199.67</text:p>
          </table:table-cell>
          <table:table-cell office:value-type="float" office:value="265.01" calcext:value-type="float">
            <text:p>265.01</text:p>
          </table:table-cell>
          <table:table-cell office:value-type="float" office:value="282.35" calcext:value-type="float">
            <text:p>282.35</text:p>
          </table:table-cell>
          <table:table-cell office:value-type="float" office:value="286.21" calcext:value-type="float">
            <text:p>286.21</text:p>
          </table:table-cell>
          <table:table-cell/>
        </table:table-row>
        <table:table-row table:style-name="ro1">
          <table:table-cell office:value-type="string" calcext:value-type="string">
            <text:p>29-07-2016</text:p>
          </table:table-cell>
          <table:table-cell office:value-type="float" office:value="194.23" calcext:value-type="float">
            <text:p>194.23</text:p>
          </table:table-cell>
          <table:table-cell table:number-columns-repeated="4" office:value-type="float" office:value="219.6" calcext:value-type="float">
            <text:p>219.6</text:p>
          </table:table-cell>
          <table:table-cell office:value-type="float" office:value="265.33" calcext:value-type="float">
            <text:p>265.33</text:p>
          </table:table-cell>
          <table:table-cell office:value-type="float" office:value="215.38" calcext:value-type="float">
            <text:p>215.38</text:p>
          </table:table-cell>
          <table:table-cell office:value-type="float" office:value="219.6" calcext:value-type="float">
            <text:p>219.6</text:p>
          </table:table-cell>
          <table:table-cell table:number-columns-repeated="2" office:value-type="float" office:value="179.71" calcext:value-type="float">
            <text:p>179.71</text:p>
          </table:table-cell>
          <table:table-cell office:value-type="float" office:value="163.57" calcext:value-type="float">
            <text:p>163.57</text:p>
          </table:table-cell>
          <table:table-cell table:number-columns-repeated="2" office:value-type="float" office:value="219.6" calcext:value-type="float">
            <text:p>219.6</text:p>
          </table:table-cell>
          <table:table-cell office:value-type="float" office:value="200.06" calcext:value-type="float">
            <text:p>200.06</text:p>
          </table:table-cell>
          <table:table-cell office:value-type="float" office:value="265.33" calcext:value-type="float">
            <text:p>265.33</text:p>
          </table:table-cell>
          <table:table-cell office:value-type="float" office:value="295.43" calcext:value-type="float">
            <text:p>295.43</text:p>
          </table:table-cell>
          <table:table-cell office:value-type="float" office:value="500.69" calcext:value-type="float">
            <text:p>500.69</text:p>
          </table:table-cell>
          <table:table-cell/>
        </table:table-row>
        <table:table-row table:style-name="ro1">
          <table:table-cell office:value-type="string" calcext:value-type="string">
            <text:p>30-07-2016</text:p>
          </table:table-cell>
          <table:table-cell office:value-type="float" office:value="183.08" calcext:value-type="float">
            <text:p>183.08</text:p>
          </table:table-cell>
          <table:table-cell table:number-columns-repeated="5" office:value-type="float" office:value="207.14" calcext:value-type="float">
            <text:p>207.14</text:p>
          </table:table-cell>
          <table:table-cell office:value-type="float" office:value="200.19" calcext:value-type="float">
            <text:p>200.19</text:p>
          </table:table-cell>
          <table:table-cell office:value-type="float" office:value="207.14" calcext:value-type="float">
            <text:p>207.14</text:p>
          </table:table-cell>
          <table:table-cell table:number-columns-repeated="2" office:value-type="float" office:value="180.94" calcext:value-type="float">
            <text:p>180.94</text:p>
          </table:table-cell>
          <table:table-cell office:value-type="float" office:value="160.4" calcext:value-type="float">
            <text:p>160.4</text:p>
          </table:table-cell>
          <table:table-cell table:number-columns-repeated="2" office:value-type="float" office:value="207.14" calcext:value-type="float">
            <text:p>207.14</text:p>
          </table:table-cell>
          <table:table-cell office:value-type="float" office:value="187.41" calcext:value-type="float">
            <text:p>187.41</text:p>
          </table:table-cell>
          <table:table-cell office:value-type="float" office:value="207.14" calcext:value-type="float">
            <text:p>207.14</text:p>
          </table:table-cell>
          <table:table-cell table:number-columns-repeated="2" office:value-type="float" office:value="278.36" calcext:value-type="float">
            <text:p>278.36</text:p>
          </table:table-cell>
          <table:table-cell/>
        </table:table-row>
        <table:table-row table:style-name="ro1">
          <table:table-cell office:value-type="string" calcext:value-type="string">
            <text:p>31-07-2016</text:p>
          </table:table-cell>
          <table:table-cell office:value-type="float" office:value="178.21" calcext:value-type="float">
            <text:p>178.21</text:p>
          </table:table-cell>
          <table:table-cell table:number-columns-repeated="5" office:value-type="float" office:value="191.84" calcext:value-type="float">
            <text:p>191.84</text:p>
          </table:table-cell>
          <table:table-cell office:value-type="float" office:value="187.64" calcext:value-type="float">
            <text:p>187.64</text:p>
          </table:table-cell>
          <table:table-cell office:value-type="float" office:value="191.84" calcext:value-type="float">
            <text:p>191.84</text:p>
          </table:table-cell>
          <table:table-cell table:number-columns-repeated="2" office:value-type="float" office:value="177.1" calcext:value-type="float">
            <text:p>177.1</text:p>
          </table:table-cell>
          <table:table-cell office:value-type="float" office:value="162.32" calcext:value-type="float">
            <text:p>162.32</text:p>
          </table:table-cell>
          <table:table-cell table:number-columns-repeated="2" office:value-type="float" office:value="191.84" calcext:value-type="float">
            <text:p>191.84</text:p>
          </table:table-cell>
          <table:table-cell office:value-type="float" office:value="182.4" calcext:value-type="float">
            <text:p>182.4</text:p>
          </table:table-cell>
          <table:table-cell office:value-type="float" office:value="191.84" calcext:value-type="float">
            <text:p>191.84</text:p>
          </table:table-cell>
          <table:table-cell table:number-columns-repeated="2" office:value-type="float" office:value="241.3" calcext:value-type="float">
            <text:p>241.3</text:p>
          </table:table-cell>
          <table:table-cell/>
        </table:table-row>
        <table:table-row table:style-name="ro1">
          <table:table-cell office:value-type="string" calcext:value-type="string">
            <text:p>01-08-2016</text:p>
          </table:table-cell>
          <table:table-cell office:value-type="float" office:value="190.46" calcext:value-type="float">
            <text:p>190.46</text:p>
          </table:table-cell>
          <table:table-cell table:number-columns-repeated="4" office:value-type="float" office:value="215.81" calcext:value-type="float">
            <text:p>215.81</text:p>
          </table:table-cell>
          <table:table-cell office:value-type="float" office:value="215.98" calcext:value-type="float">
            <text:p>215.98</text:p>
          </table:table-cell>
          <table:table-cell office:value-type="float" office:value="197.28" calcext:value-type="float">
            <text:p>197.28</text:p>
          </table:table-cell>
          <table:table-cell office:value-type="float" office:value="215.81" calcext:value-type="float">
            <text:p>215.81</text:p>
          </table:table-cell>
          <table:table-cell table:number-columns-repeated="2" office:value-type="float" office:value="179.07" calcext:value-type="float">
            <text:p>179.07</text:p>
          </table:table-cell>
          <table:table-cell office:value-type="float" office:value="162.93" calcext:value-type="float">
            <text:p>162.93</text:p>
          </table:table-cell>
          <table:table-cell table:number-columns-repeated="2" office:value-type="float" office:value="216.71" calcext:value-type="float">
            <text:p>216.71</text:p>
          </table:table-cell>
          <table:table-cell office:value-type="float" office:value="196.96" calcext:value-type="float">
            <text:p>196.96</text:p>
          </table:table-cell>
          <table:table-cell office:value-type="float" office:value="215.98" calcext:value-type="float">
            <text:p>215.98</text:p>
          </table:table-cell>
          <table:table-cell table:number-columns-repeated="2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02-08-2016</text:p>
          </table:table-cell>
          <table:table-cell office:value-type="float" office:value="196.2" calcext:value-type="float">
            <text:p>196.2</text:p>
          </table:table-cell>
          <table:table-cell table:number-columns-repeated="4" office:value-type="float" office:value="234.75" calcext:value-type="float">
            <text:p>234.75</text:p>
          </table:table-cell>
          <table:table-cell office:value-type="float" office:value="246.61" calcext:value-type="float">
            <text:p>246.61</text:p>
          </table:table-cell>
          <table:table-cell table:number-columns-repeated="2" office:value-type="float" office:value="234.75" calcext:value-type="float">
            <text:p>234.75</text:p>
          </table:table-cell>
          <table:table-cell table:number-columns-repeated="2" office:value-type="float" office:value="178.29" calcext:value-type="float">
            <text:p>178.29</text:p>
          </table:table-cell>
          <table:table-cell office:value-type="float" office:value="165.3" calcext:value-type="float">
            <text:p>165.3</text:p>
          </table:table-cell>
          <table:table-cell table:number-columns-repeated="2" office:value-type="float" office:value="230.83" calcext:value-type="float">
            <text:p>230.83</text:p>
          </table:table-cell>
          <table:table-cell office:value-type="float" office:value="199.47" calcext:value-type="float">
            <text:p>199.47</text:p>
          </table:table-cell>
          <table:table-cell office:value-type="float" office:value="246.61" calcext:value-type="float">
            <text:p>246.61</text:p>
          </table:table-cell>
          <table:table-cell table:number-columns-repeated="2" office:value-type="float" office:value="279.31" calcext:value-type="float">
            <text:p>279.31</text:p>
          </table:table-cell>
          <table:table-cell/>
        </table:table-row>
        <table:table-row table:style-name="ro1">
          <table:table-cell office:value-type="string" calcext:value-type="string">
            <text:p>03-08-2016</text:p>
          </table:table-cell>
          <table:table-cell office:value-type="float" office:value="189.04" calcext:value-type="float">
            <text:p>189.04</text:p>
          </table:table-cell>
          <table:table-cell table:number-columns-repeated="4" office:value-type="float" office:value="223.75" calcext:value-type="float">
            <text:p>223.75</text:p>
          </table:table-cell>
          <table:table-cell office:value-type="float" office:value="242.77" calcext:value-type="float">
            <text:p>242.77</text:p>
          </table:table-cell>
          <table:table-cell office:value-type="float" office:value="179.12" calcext:value-type="float">
            <text:p>179.12</text:p>
          </table:table-cell>
          <table:table-cell office:value-type="float" office:value="223.75" calcext:value-type="float">
            <text:p>223.75</text:p>
          </table:table-cell>
          <table:table-cell table:number-columns-repeated="2" office:value-type="float" office:value="170.97" calcext:value-type="float">
            <text:p>170.97</text:p>
          </table:table-cell>
          <table:table-cell office:value-type="float" office:value="165.74" calcext:value-type="float">
            <text:p>165.74</text:p>
          </table:table-cell>
          <table:table-cell table:number-columns-repeated="2" office:value-type="float" office:value="220.31" calcext:value-type="float">
            <text:p>220.31</text:p>
          </table:table-cell>
          <table:table-cell office:value-type="float" office:value="198.01" calcext:value-type="float">
            <text:p>198.01</text:p>
          </table:table-cell>
          <table:table-cell office:value-type="float" office:value="242.77" calcext:value-type="float">
            <text:p>242.77</text:p>
          </table:table-cell>
          <table:table-cell table:number-columns-repeated="2" office:value-type="float" office:value="276.73" calcext:value-type="float">
            <text:p>276.73</text:p>
          </table:table-cell>
          <table:table-cell/>
        </table:table-row>
        <table:table-row table:style-name="ro1">
          <table:table-cell office:value-type="string" calcext:value-type="string">
            <text:p>04-08-2016</text:p>
          </table:table-cell>
          <table:table-cell office:value-type="float" office:value="182.49" calcext:value-type="float">
            <text:p>182.49</text:p>
          </table:table-cell>
          <table:table-cell table:number-columns-repeated="5" office:value-type="float" office:value="217.58" calcext:value-type="float">
            <text:p>217.58</text:p>
          </table:table-cell>
          <table:table-cell office:value-type="float" office:value="160.36" calcext:value-type="float">
            <text:p>160.36</text:p>
          </table:table-cell>
          <table:table-cell office:value-type="float" office:value="217.58" calcext:value-type="float">
            <text:p>217.58</text:p>
          </table:table-cell>
          <table:table-cell table:number-columns-repeated="2" office:value-type="float" office:value="160.36" calcext:value-type="float">
            <text:p>160.36</text:p>
          </table:table-cell>
          <table:table-cell office:value-type="float" office:value="160.27" calcext:value-type="float">
            <text:p>160.27</text:p>
          </table:table-cell>
          <table:table-cell table:number-columns-repeated="2" office:value-type="float" office:value="219.66" calcext:value-type="float">
            <text:p>219.66</text:p>
          </table:table-cell>
          <table:table-cell office:value-type="float" office:value="192.51" calcext:value-type="float">
            <text:p>192.51</text:p>
          </table:table-cell>
          <table:table-cell office:value-type="float" office:value="217.58" calcext:value-type="float">
            <text:p>217.58</text:p>
          </table:table-cell>
          <table:table-cell table:number-columns-repeated="2" office:value-type="float" office:value="273.73" calcext:value-type="float">
            <text:p>273.73</text:p>
          </table:table-cell>
          <table:table-cell/>
        </table:table-row>
        <table:table-row table:style-name="ro1">
          <table:table-cell office:value-type="string" calcext:value-type="string">
            <text:p>05-08-2016</text:p>
          </table:table-cell>
          <table:table-cell office:value-type="float" office:value="190.41" calcext:value-type="float">
            <text:p>190.41</text:p>
          </table:table-cell>
          <table:table-cell table:number-columns-repeated="4" office:value-type="float" office:value="234.6" calcext:value-type="float">
            <text:p>234.6</text:p>
          </table:table-cell>
          <table:table-cell office:value-type="float" office:value="237.06" calcext:value-type="float">
            <text:p>237.06</text:p>
          </table:table-cell>
          <table:table-cell office:value-type="float" office:value="218.21" calcext:value-type="float">
            <text:p>218.21</text:p>
          </table:table-cell>
          <table:table-cell office:value-type="float" office:value="234.6" calcext:value-type="float">
            <text:p>234.6</text:p>
          </table:table-cell>
          <table:table-cell table:number-columns-repeated="2" office:value-type="float" office:value="164.7" calcext:value-type="float">
            <text:p>164.7</text:p>
          </table:table-cell>
          <table:table-cell office:value-type="float" office:value="164.33" calcext:value-type="float">
            <text:p>164.33</text:p>
          </table:table-cell>
          <table:table-cell table:number-columns-repeated="2" office:value-type="float" office:value="231.78" calcext:value-type="float">
            <text:p>231.78</text:p>
          </table:table-cell>
          <table:table-cell office:value-type="float" office:value="194.57" calcext:value-type="float">
            <text:p>194.57</text:p>
          </table:table-cell>
          <table:table-cell office:value-type="float" office:value="237.06" calcext:value-type="float">
            <text:p>237.06</text:p>
          </table:table-cell>
          <table:table-cell table:number-columns-repeated="2" office:value-type="float" office:value="309.31" calcext:value-type="float">
            <text:p>309.31</text:p>
          </table:table-cell>
          <table:table-cell/>
        </table:table-row>
        <table:table-row table:style-name="ro1">
          <table:table-cell office:value-type="string" calcext:value-type="string">
            <text:p>06-08-2016</text:p>
          </table:table-cell>
          <table:table-cell office:value-type="float" office:value="169.13" calcext:value-type="float">
            <text:p>169.13</text:p>
          </table:table-cell>
          <table:table-cell table:number-columns-repeated="5" office:value-type="float" office:value="203.93" calcext:value-type="float">
            <text:p>203.93</text:p>
          </table:table-cell>
          <table:table-cell office:value-type="float" office:value="156.86" calcext:value-type="float">
            <text:p>156.86</text:p>
          </table:table-cell>
          <table:table-cell office:value-type="float" office:value="203.93" calcext:value-type="float">
            <text:p>203.93</text:p>
          </table:table-cell>
          <table:table-cell table:number-columns-repeated="3" office:value-type="float" office:value="156.85" calcext:value-type="float">
            <text:p>156.85</text:p>
          </table:table-cell>
          <table:table-cell table:number-columns-repeated="2" office:value-type="float" office:value="203.99" calcext:value-type="float">
            <text:p>203.99</text:p>
          </table:table-cell>
          <table:table-cell office:value-type="float" office:value="187.55" calcext:value-type="float">
            <text:p>187.55</text:p>
          </table:table-cell>
          <table:table-cell office:value-type="float" office:value="203.93" calcext:value-type="float">
            <text:p>203.93</text:p>
          </table:table-cell>
          <table:table-cell table:number-columns-repeated="2" office:value-type="float" office:value="264.09" calcext:value-type="float">
            <text:p>264.09</text:p>
          </table:table-cell>
          <table:table-cell/>
        </table:table-row>
        <table:table-row table:style-name="ro1">
          <table:table-cell office:value-type="string" calcext:value-type="string">
            <text:p>07-08-2016</text:p>
          </table:table-cell>
          <table:table-cell office:value-type="float" office:value="154.72" calcext:value-type="float">
            <text:p>154.72</text:p>
          </table:table-cell>
          <table:table-cell table:number-columns-repeated="5" office:value-type="float" office:value="179.69" calcext:value-type="float">
            <text:p>179.69</text:p>
          </table:table-cell>
          <table:table-cell office:value-type="float" office:value="141.82" calcext:value-type="float">
            <text:p>141.82</text:p>
          </table:table-cell>
          <table:table-cell office:value-type="float" office:value="179.69" calcext:value-type="float">
            <text:p>179.69</text:p>
          </table:table-cell>
          <table:table-cell table:number-columns-repeated="3" office:value-type="float" office:value="141.82" calcext:value-type="float">
            <text:p>141.82</text:p>
          </table:table-cell>
          <table:table-cell table:number-columns-repeated="2" office:value-type="float" office:value="190.68" calcext:value-type="float">
            <text:p>190.68</text:p>
          </table:table-cell>
          <table:table-cell office:value-type="float" office:value="178.84" calcext:value-type="float">
            <text:p>178.84</text:p>
          </table:table-cell>
          <table:table-cell office:value-type="float" office:value="179.69" calcext:value-type="float">
            <text:p>179.69</text:p>
          </table:table-cell>
          <table:table-cell table:number-columns-repeated="2" office:value-type="float" office:value="280.69" calcext:value-type="float">
            <text:p>280.69</text:p>
          </table:table-cell>
          <table:table-cell/>
        </table:table-row>
        <table:table-row table:style-name="ro1">
          <table:table-cell office:value-type="string" calcext:value-type="string">
            <text:p>08-08-2016</text:p>
          </table:table-cell>
          <table:table-cell office:value-type="float" office:value="165.59" calcext:value-type="float">
            <text:p>165.59</text:p>
          </table:table-cell>
          <table:table-cell table:number-columns-repeated="4" office:value-type="float" office:value="184.08" calcext:value-type="float">
            <text:p>184.08</text:p>
          </table:table-cell>
          <table:table-cell office:value-type="float" office:value="241.84" calcext:value-type="float">
            <text:p>241.84</text:p>
          </table:table-cell>
          <table:table-cell office:value-type="float" office:value="138.56" calcext:value-type="float">
            <text:p>138.56</text:p>
          </table:table-cell>
          <table:table-cell office:value-type="float" office:value="184.08" calcext:value-type="float">
            <text:p>184.08</text:p>
          </table:table-cell>
          <table:table-cell table:number-columns-repeated="3" office:value-type="float" office:value="138.83" calcext:value-type="float">
            <text:p>138.83</text:p>
          </table:table-cell>
          <table:table-cell table:number-columns-repeated="2" office:value-type="float" office:value="197.61" calcext:value-type="float">
            <text:p>197.61</text:p>
          </table:table-cell>
          <table:table-cell office:value-type="float" office:value="189.14" calcext:value-type="float">
            <text:p>189.14</text:p>
          </table:table-cell>
          <table:table-cell office:value-type="float" office:value="241.84" calcext:value-type="float">
            <text:p>241.84</text:p>
          </table:table-cell>
          <table:table-cell table:number-columns-repeated="2" office:value-type="float" office:value="292.86" calcext:value-type="float">
            <text:p>292.86</text:p>
          </table:table-cell>
          <table:table-cell/>
        </table:table-row>
        <table:table-row table:style-name="ro1">
          <table:table-cell office:value-type="string" calcext:value-type="string">
            <text:p>09-08-2016</text:p>
          </table:table-cell>
          <table:table-cell office:value-type="float" office:value="172.72" calcext:value-type="float">
            <text:p>172.72</text:p>
          </table:table-cell>
          <table:table-cell table:number-columns-repeated="5" office:value-type="float" office:value="206.77" calcext:value-type="float">
            <text:p>206.77</text:p>
          </table:table-cell>
          <table:table-cell office:value-type="float" office:value="148.19" calcext:value-type="float">
            <text:p>148.19</text:p>
          </table:table-cell>
          <table:table-cell office:value-type="float" office:value="206.77" calcext:value-type="float">
            <text:p>206.77</text:p>
          </table:table-cell>
          <table:table-cell table:number-columns-repeated="3" office:value-type="float" office:value="148.19" calcext:value-type="float">
            <text:p>148.19</text:p>
          </table:table-cell>
          <table:table-cell table:number-columns-repeated="2" office:value-type="float" office:value="208.87" calcext:value-type="float">
            <text:p>208.87</text:p>
          </table:table-cell>
          <table:table-cell office:value-type="float" office:value="184.9" calcext:value-type="float">
            <text:p>184.9</text:p>
          </table:table-cell>
          <table:table-cell office:value-type="float" office:value="206.77" calcext:value-type="float">
            <text:p>206.77</text:p>
          </table:table-cell>
          <table:table-cell table:number-columns-repeated="2" office:value-type="float" office:value="219.75" calcext:value-type="float">
            <text:p>219.75</text:p>
          </table:table-cell>
          <table:table-cell/>
        </table:table-row>
        <table:table-row table:style-name="ro1">
          <table:table-cell office:value-type="string" calcext:value-type="string">
            <text:p>10-08-2016</text:p>
          </table:table-cell>
          <table:table-cell office:value-type="float" office:value="186.11" calcext:value-type="float">
            <text:p>186.11</text:p>
          </table:table-cell>
          <table:table-cell table:number-columns-repeated="4" office:value-type="float" office:value="231.78" calcext:value-type="float">
            <text:p>231.78</text:p>
          </table:table-cell>
          <table:table-cell office:value-type="float" office:value="245.82" calcext:value-type="float">
            <text:p>245.82</text:p>
          </table:table-cell>
          <table:table-cell office:value-type="float" office:value="158.67" calcext:value-type="float">
            <text:p>158.67</text:p>
          </table:table-cell>
          <table:table-cell office:value-type="float" office:value="231.78" calcext:value-type="float">
            <text:p>231.78</text:p>
          </table:table-cell>
          <table:table-cell table:number-columns-repeated="2" office:value-type="float" office:value="157.14" calcext:value-type="float">
            <text:p>157.14</text:p>
          </table:table-cell>
          <table:table-cell office:value-type="float" office:value="152.79" calcext:value-type="float">
            <text:p>152.79</text:p>
          </table:table-cell>
          <table:table-cell table:number-columns-repeated="2" office:value-type="float" office:value="228.03" calcext:value-type="float">
            <text:p>228.03</text:p>
          </table:table-cell>
          <table:table-cell office:value-type="float" office:value="189.19" calcext:value-type="float">
            <text:p>189.19</text:p>
          </table:table-cell>
          <table:table-cell table:number-columns-repeated="3" office:value-type="float" office:value="245.82" calcext:value-type="float">
            <text:p>245.82</text:p>
          </table:table-cell>
          <table:table-cell/>
        </table:table-row>
        <table:table-row table:style-name="ro1">
          <table:table-cell office:value-type="string" calcext:value-type="string">
            <text:p>11-08-2016</text:p>
          </table:table-cell>
          <table:table-cell office:value-type="float" office:value="194.02" calcext:value-type="float">
            <text:p>194.02</text:p>
          </table:table-cell>
          <table:table-cell table:number-columns-repeated="4" office:value-type="float" office:value="251.69" calcext:value-type="float">
            <text:p>251.69</text:p>
          </table:table-cell>
          <table:table-cell office:value-type="float" office:value="252.07" calcext:value-type="float">
            <text:p>252.07</text:p>
          </table:table-cell>
          <table:table-cell office:value-type="float" office:value="210.43" calcext:value-type="float">
            <text:p>210.43</text:p>
          </table:table-cell>
          <table:table-cell office:value-type="float" office:value="251.69" calcext:value-type="float">
            <text:p>251.69</text:p>
          </table:table-cell>
          <table:table-cell table:number-columns-repeated="2" office:value-type="float" office:value="159.74" calcext:value-type="float">
            <text:p>159.74</text:p>
          </table:table-cell>
          <table:table-cell office:value-type="float" office:value="150.24" calcext:value-type="float">
            <text:p>150.24</text:p>
          </table:table-cell>
          <table:table-cell table:number-columns-repeated="2" office:value-type="float" office:value="221.21" calcext:value-type="float">
            <text:p>221.21</text:p>
          </table:table-cell>
          <table:table-cell office:value-type="float" office:value="200.61" calcext:value-type="float">
            <text:p>200.61</text:p>
          </table:table-cell>
          <table:table-cell table:number-columns-repeated="3" office:value-type="float" office:value="252.07" calcext:value-type="float">
            <text:p>252.07</text:p>
          </table:table-cell>
          <table:table-cell/>
        </table:table-row>
        <table:table-row table:style-name="ro1">
          <table:table-cell office:value-type="string" calcext:value-type="string">
            <text:p>12-08-2016</text:p>
          </table:table-cell>
          <table:table-cell office:value-type="float" office:value="185.72" calcext:value-type="float">
            <text:p>185.72</text:p>
          </table:table-cell>
          <table:table-cell table:number-columns-repeated="4" office:value-type="float" office:value="222.38" calcext:value-type="float">
            <text:p>222.38</text:p>
          </table:table-cell>
          <table:table-cell office:value-type="float" office:value="260.55" calcext:value-type="float">
            <text:p>260.55</text:p>
          </table:table-cell>
          <table:table-cell office:value-type="float" office:value="196.29" calcext:value-type="float">
            <text:p>196.29</text:p>
          </table:table-cell>
          <table:table-cell office:value-type="float" office:value="222.38" calcext:value-type="float">
            <text:p>222.38</text:p>
          </table:table-cell>
          <table:table-cell table:number-columns-repeated="2" office:value-type="float" office:value="156.17" calcext:value-type="float">
            <text:p>156.17</text:p>
          </table:table-cell>
          <table:table-cell office:value-type="float" office:value="148.79" calcext:value-type="float">
            <text:p>148.79</text:p>
          </table:table-cell>
          <table:table-cell table:number-columns-repeated="2" office:value-type="float" office:value="213.4" calcext:value-type="float">
            <text:p>213.4</text:p>
          </table:table-cell>
          <table:table-cell office:value-type="float" office:value="198.92" calcext:value-type="float">
            <text:p>198.92</text:p>
          </table:table-cell>
          <table:table-cell office:value-type="float" office:value="260.55" calcext:value-type="float">
            <text:p>260.55</text:p>
          </table:table-cell>
          <table:table-cell table:number-columns-repeated="2" office:value-type="float" office:value="262.71" calcext:value-type="float">
            <text:p>262.71</text:p>
          </table:table-cell>
          <table:table-cell/>
        </table:table-row>
        <table:table-row table:style-name="ro1">
          <table:table-cell office:value-type="string" calcext:value-type="string">
            <text:p>13-08-2016</text:p>
          </table:table-cell>
          <table:table-cell office:value-type="float" office:value="153.85" calcext:value-type="float">
            <text:p>153.85</text:p>
          </table:table-cell>
          <table:table-cell table:number-columns-repeated="4" office:value-type="float" office:value="176.5" calcext:value-type="float">
            <text:p>176.5</text:p>
          </table:table-cell>
          <table:table-cell office:value-type="float" office:value="179.84" calcext:value-type="float">
            <text:p>179.84</text:p>
          </table:table-cell>
          <table:table-cell office:value-type="float" office:value="139.16" calcext:value-type="float">
            <text:p>139.16</text:p>
          </table:table-cell>
          <table:table-cell office:value-type="float" office:value="176.5" calcext:value-type="float">
            <text:p>176.5</text:p>
          </table:table-cell>
          <table:table-cell table:number-columns-repeated="3" office:value-type="float" office:value="139.16" calcext:value-type="float">
            <text:p>139.16</text:p>
          </table:table-cell>
          <table:table-cell table:number-columns-repeated="2" office:value-type="float" office:value="184.08" calcext:value-type="float">
            <text:p>184.08</text:p>
          </table:table-cell>
          <table:table-cell office:value-type="float" office:value="182.75" calcext:value-type="float">
            <text:p>182.75</text:p>
          </table:table-cell>
          <table:table-cell office:value-type="float" office:value="179.84" calcext:value-type="float">
            <text:p>179.84</text:p>
          </table:table-cell>
          <table:table-cell table:number-columns-repeated="2" office:value-type="float" office:value="182.44" calcext:value-type="float">
            <text:p>182.44</text:p>
          </table:table-cell>
          <table:table-cell/>
        </table:table-row>
        <table:table-row table:style-name="ro1">
          <table:table-cell office:value-type="string" calcext:value-type="string">
            <text:p>14-08-2016</text:p>
          </table:table-cell>
          <table:table-cell office:value-type="float" office:value="163.72" calcext:value-type="float">
            <text:p>163.72</text:p>
          </table:table-cell>
          <table:table-cell table:number-columns-repeated="5" office:value-type="float" office:value="189.09" calcext:value-type="float">
            <text:p>189.09</text:p>
          </table:table-cell>
          <table:table-cell office:value-type="float" office:value="160.45" calcext:value-type="float">
            <text:p>160.45</text:p>
          </table:table-cell>
          <table:table-cell office:value-type="float" office:value="170.04" calcext:value-type="float">
            <text:p>170.04</text:p>
          </table:table-cell>
          <table:table-cell table:number-columns-repeated="2" office:value-type="float" office:value="146.73" calcext:value-type="float">
            <text:p>146.73</text:p>
          </table:table-cell>
          <table:table-cell office:value-type="float" office:value="145.93" calcext:value-type="float">
            <text:p>145.93</text:p>
          </table:table-cell>
          <table:table-cell table:number-columns-repeated="2" office:value-type="float" office:value="194.4" calcext:value-type="float">
            <text:p>194.4</text:p>
          </table:table-cell>
          <table:table-cell office:value-type="float" office:value="190.85" calcext:value-type="float">
            <text:p>190.85</text:p>
          </table:table-cell>
          <table:table-cell table:number-columns-repeated="3" office:value-type="float" office:value="189.09" calcext:value-type="float">
            <text:p>189.09</text:p>
          </table:table-cell>
          <table:table-cell/>
        </table:table-row>
        <table:table-row table:style-name="ro1">
          <table:table-cell office:value-type="string" calcext:value-type="string">
            <text:p>15-08-2016</text:p>
          </table:table-cell>
          <table:table-cell office:value-type="float" office:value="190.01" calcext:value-type="float">
            <text:p>190.01</text:p>
          </table:table-cell>
          <table:table-cell table:number-columns-repeated="4" office:value-type="float" office:value="237.01" calcext:value-type="float">
            <text:p>237.01</text:p>
          </table:table-cell>
          <table:table-cell office:value-type="float" office:value="242.42" calcext:value-type="float">
            <text:p>242.42</text:p>
          </table:table-cell>
          <table:table-cell office:value-type="float" office:value="236.91" calcext:value-type="float">
            <text:p>236.91</text:p>
          </table:table-cell>
          <table:table-cell office:value-type="float" office:value="237.23" calcext:value-type="float">
            <text:p>237.23</text:p>
          </table:table-cell>
          <table:table-cell table:number-columns-repeated="3" office:value-type="float" office:value="151.86" calcext:value-type="float">
            <text:p>151.86</text:p>
          </table:table-cell>
          <table:table-cell table:number-columns-repeated="2" office:value-type="float" office:value="210.27" calcext:value-type="float">
            <text:p>210.27</text:p>
          </table:table-cell>
          <table:table-cell office:value-type="float" office:value="200.31" calcext:value-type="float">
            <text:p>200.31</text:p>
          </table:table-cell>
          <table:table-cell table:number-columns-repeated="3" office:value-type="float" office:value="242.42" calcext:value-type="float">
            <text:p>242.42</text:p>
          </table:table-cell>
          <table:table-cell/>
        </table:table-row>
        <table:table-row table:style-name="ro1">
          <table:table-cell office:value-type="string" calcext:value-type="string">
            <text:p>16-08-2016</text:p>
          </table:table-cell>
          <table:table-cell office:value-type="float" office:value="190.82" calcext:value-type="float">
            <text:p>190.82</text:p>
          </table:table-cell>
          <table:table-cell table:number-columns-repeated="4" office:value-type="float" office:value="229.17" calcext:value-type="float">
            <text:p>229.17</text:p>
          </table:table-cell>
          <table:table-cell office:value-type="float" office:value="233.01" calcext:value-type="float">
            <text:p>233.01</text:p>
          </table:table-cell>
          <table:table-cell table:number-columns-repeated="2" office:value-type="float" office:value="229.17" calcext:value-type="float">
            <text:p>229.17</text:p>
          </table:table-cell>
          <table:table-cell table:number-columns-repeated="3" office:value-type="float" office:value="155.82" calcext:value-type="float">
            <text:p>155.82</text:p>
          </table:table-cell>
          <table:table-cell table:number-columns-repeated="2" office:value-type="float" office:value="229.69" calcext:value-type="float">
            <text:p>229.69</text:p>
          </table:table-cell>
          <table:table-cell office:value-type="float" office:value="194.82" calcext:value-type="float">
            <text:p>194.82</text:p>
          </table:table-cell>
          <table:table-cell table:number-columns-repeated="3" office:value-type="float" office:value="233.01" calcext:value-type="float">
            <text:p>233.01</text:p>
          </table:table-cell>
          <table:table-cell/>
        </table:table-row>
        <table:table-row table:style-name="ro1">
          <table:table-cell office:value-type="string" calcext:value-type="string">
            <text:p>17-08-2016</text:p>
          </table:table-cell>
          <table:table-cell office:value-type="float" office:value="199.04" calcext:value-type="float">
            <text:p>199.04</text:p>
          </table:table-cell>
          <table:table-cell table:number-columns-repeated="7" office:value-type="float" office:value="243.42" calcext:value-type="float">
            <text:p>243.42</text:p>
          </table:table-cell>
          <table:table-cell table:number-columns-repeated="3" office:value-type="float" office:value="157.57" calcext:value-type="float">
            <text:p>157.57</text:p>
          </table:table-cell>
          <table:table-cell table:number-columns-repeated="2" office:value-type="float" office:value="229.1" calcext:value-type="float">
            <text:p>229.1</text:p>
          </table:table-cell>
          <table:table-cell office:value-type="float" office:value="193.21" calcext:value-type="float">
            <text:p>193.21</text:p>
          </table:table-cell>
          <table:table-cell table:number-columns-repeated="3" office:value-type="float" office:value="243.42" calcext:value-type="float">
            <text:p>243.42</text:p>
          </table:table-cell>
          <table:table-cell/>
        </table:table-row>
        <table:table-row table:style-name="ro1">
          <table:table-cell office:value-type="string" calcext:value-type="string">
            <text:p>18-08-2016</text:p>
          </table:table-cell>
          <table:table-cell office:value-type="float" office:value="195.47" calcext:value-type="float">
            <text:p>195.47</text:p>
          </table:table-cell>
          <table:table-cell table:number-columns-repeated="4" office:value-type="float" office:value="237.42" calcext:value-type="float">
            <text:p>237.42</text:p>
          </table:table-cell>
          <table:table-cell office:value-type="float" office:value="241.77" calcext:value-type="float">
            <text:p>241.77</text:p>
          </table:table-cell>
          <table:table-cell office:value-type="float" office:value="235.58" calcext:value-type="float">
            <text:p>235.58</text:p>
          </table:table-cell>
          <table:table-cell office:value-type="float" office:value="237.42" calcext:value-type="float">
            <text:p>237.42</text:p>
          </table:table-cell>
          <table:table-cell table:number-columns-repeated="3" office:value-type="float" office:value="158.25" calcext:value-type="float">
            <text:p>158.25</text:p>
          </table:table-cell>
          <table:table-cell table:number-columns-repeated="2" office:value-type="float" office:value="237.75" calcext:value-type="float">
            <text:p>237.75</text:p>
          </table:table-cell>
          <table:table-cell office:value-type="float" office:value="190.41" calcext:value-type="float">
            <text:p>190.41</text:p>
          </table:table-cell>
          <table:table-cell office:value-type="float" office:value="241.77" calcext:value-type="float">
            <text:p>241.77</text:p>
          </table:table-cell>
          <table:table-cell table:number-columns-repeated="2" office:value-type="float" office:value="242.53" calcext:value-type="float">
            <text:p>242.53</text:p>
          </table:table-cell>
          <table:table-cell/>
        </table:table-row>
        <table:table-row table:style-name="ro1">
          <table:table-cell office:value-type="string" calcext:value-type="string">
            <text:p>19-08-2016</text:p>
          </table:table-cell>
          <table:table-cell office:value-type="float" office:value="204.6" calcext:value-type="float">
            <text:p>204.6</text:p>
          </table:table-cell>
          <table:table-cell table:number-columns-repeated="5" office:value-type="float" office:value="266.84" calcext:value-type="float">
            <text:p>266.84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6.84" calcext:value-type="float">
            <text:p>266.84</text:p>
          </table:table-cell>
          <table:table-cell table:number-columns-repeated="3" office:value-type="float" office:value="163.07" calcext:value-type="float">
            <text:p>163.07</text:p>
          </table:table-cell>
          <table:table-cell table:number-columns-repeated="2" office:value-type="float" office:value="259.39" calcext:value-type="float">
            <text:p>259.39</text:p>
          </table:table-cell>
          <table:table-cell office:value-type="float" office:value="194.65" calcext:value-type="float">
            <text:p>194.65</text:p>
          </table:table-cell>
          <table:table-cell office:value-type="float" office:value="266.84" calcext:value-type="float">
            <text:p>266.84</text:p>
          </table:table-cell>
          <table:table-cell table:number-columns-repeated="2" office:value-type="float" office:value="269.81" calcext:value-type="float">
            <text:p>269.81</text:p>
          </table:table-cell>
          <table:table-cell/>
        </table:table-row>
        <table:table-row table:style-name="ro1">
          <table:table-cell office:value-type="string" calcext:value-type="string">
            <text:p>20-08-2016</text:p>
          </table:table-cell>
          <table:table-cell office:value-type="float" office:value="185.94" calcext:value-type="float">
            <text:p>185.94</text:p>
          </table:table-cell>
          <table:table-cell table:number-columns-repeated="5" office:value-type="float" office:value="231.7" calcext:value-type="float">
            <text:p>231.7</text:p>
          </table:table-cell>
          <table:table-cell office:value-type="float" office:value="189.94" calcext:value-type="float">
            <text:p>189.94</text:p>
          </table:table-cell>
          <table:table-cell office:value-type="float" office:value="231.7" calcext:value-type="float">
            <text:p>231.7</text:p>
          </table:table-cell>
          <table:table-cell table:number-columns-repeated="3" office:value-type="float" office:value="163.49" calcext:value-type="float">
            <text:p>163.49</text:p>
          </table:table-cell>
          <table:table-cell table:number-columns-repeated="2" office:value-type="float" office:value="212.85" calcext:value-type="float">
            <text:p>212.85</text:p>
          </table:table-cell>
          <table:table-cell office:value-type="float" office:value="191.91" calcext:value-type="float">
            <text:p>191.91</text:p>
          </table:table-cell>
          <table:table-cell office:value-type="float" office:value="231.7" calcext:value-type="float">
            <text:p>231.7</text:p>
          </table:table-cell>
          <table:table-cell table:number-columns-repeated="2" office:value-type="float" office:value="233.47" calcext:value-type="float">
            <text:p>233.47</text:p>
          </table:table-cell>
          <table:table-cell/>
        </table:table-row>
        <table:table-row table:style-name="ro1">
          <table:table-cell office:value-type="string" calcext:value-type="string">
            <text:p>21-08-2016</text:p>
          </table:table-cell>
          <table:table-cell office:value-type="float" office:value="175.89" calcext:value-type="float">
            <text:p>175.89</text:p>
          </table:table-cell>
          <table:table-cell table:number-columns-repeated="5" office:value-type="float" office:value="221.4" calcext:value-type="float">
            <text:p>221.4</text:p>
          </table:table-cell>
          <table:table-cell office:value-type="float" office:value="165.4" calcext:value-type="float">
            <text:p>165.4</text:p>
          </table:table-cell>
          <table:table-cell office:value-type="float" office:value="221.4" calcext:value-type="float">
            <text:p>221.4</text:p>
          </table:table-cell>
          <table:table-cell table:number-columns-repeated="3" office:value-type="float" office:value="148.25" calcext:value-type="float">
            <text:p>148.25</text:p>
          </table:table-cell>
          <table:table-cell table:number-columns-repeated="2" office:value-type="float" office:value="214.14" calcext:value-type="float">
            <text:p>214.14</text:p>
          </table:table-cell>
          <table:table-cell office:value-type="float" office:value="191.72" calcext:value-type="float">
            <text:p>191.72</text:p>
          </table:table-cell>
          <table:table-cell office:value-type="float" office:value="221.4" calcext:value-type="float">
            <text:p>221.4</text:p>
          </table:table-cell>
          <table:table-cell table:number-columns-repeated="2" office:value-type="float" office:value="222.3" calcext:value-type="float">
            <text:p>222.3</text:p>
          </table:table-cell>
          <table:table-cell/>
        </table:table-row>
        <table:table-row table:style-name="ro1">
          <table:table-cell office:value-type="string" calcext:value-type="string">
            <text:p>22-08-2016</text:p>
          </table:table-cell>
          <table:table-cell office:value-type="float" office:value="212.19" calcext:value-type="float">
            <text:p>212.19</text:p>
          </table:table-cell>
          <table:table-cell table:number-columns-repeated="5" office:value-type="float" office:value="274.95" calcext:value-type="float">
            <text:p>274.95</text:p>
          </table:table-cell>
          <table:table-cell office:value-type="float" office:value="263.61" calcext:value-type="float">
            <text:p>263.61</text:p>
          </table:table-cell>
          <table:table-cell office:value-type="float" office:value="274.95" calcext:value-type="float">
            <text:p>274.95</text:p>
          </table:table-cell>
          <table:table-cell table:number-columns-repeated="2" office:value-type="float" office:value="164.63" calcext:value-type="float">
            <text:p>164.63</text:p>
          </table:table-cell>
          <table:table-cell office:value-type="float" office:value="164.5" calcext:value-type="float">
            <text:p>164.5</text:p>
          </table:table-cell>
          <table:table-cell table:number-columns-repeated="2" office:value-type="float" office:value="254.55" calcext:value-type="float">
            <text:p>254.55</text:p>
          </table:table-cell>
          <table:table-cell office:value-type="float" office:value="198.53" calcext:value-type="float">
            <text:p>198.53</text:p>
          </table:table-cell>
          <table:table-cell office:value-type="float" office:value="274.95" calcext:value-type="float">
            <text:p>274.95</text:p>
          </table:table-cell>
          <table:table-cell table:number-columns-repeated="2" office:value-type="float" office:value="276.77" calcext:value-type="float">
            <text:p>276.77</text:p>
          </table:table-cell>
          <table:table-cell/>
        </table:table-row>
        <table:table-row table:style-name="ro1">
          <table:table-cell office:value-type="string" calcext:value-type="string">
            <text:p>23-08-2016</text:p>
          </table:table-cell>
          <table:table-cell office:value-type="float" office:value="204.47" calcext:value-type="float">
            <text:p>204.47</text:p>
          </table:table-cell>
          <table:table-cell table:number-columns-repeated="5" office:value-type="float" office:value="264.07" calcext:value-type="float">
            <text:p>264.07</text:p>
          </table:table-cell>
          <table:table-cell office:value-type="float" office:value="263.48" calcext:value-type="float">
            <text:p>263.48</text:p>
          </table:table-cell>
          <table:table-cell office:value-type="float" office:value="264.07" calcext:value-type="float">
            <text:p>264.07</text:p>
          </table:table-cell>
          <table:table-cell table:number-columns-repeated="2" office:value-type="float" office:value="167.91" calcext:value-type="float">
            <text:p>167.91</text:p>
          </table:table-cell>
          <table:table-cell office:value-type="float" office:value="162.14" calcext:value-type="float">
            <text:p>162.14</text:p>
          </table:table-cell>
          <table:table-cell table:number-columns-repeated="2" office:value-type="float" office:value="265.78" calcext:value-type="float">
            <text:p>265.78</text:p>
          </table:table-cell>
          <table:table-cell office:value-type="float" office:value="196.49" calcext:value-type="float">
            <text:p>196.49</text:p>
          </table:table-cell>
          <table:table-cell table:number-columns-repeated="3" office:value-type="float" office:value="264.07" calcext:value-type="float">
            <text:p>264.07</text:p>
          </table:table-cell>
          <table:table-cell/>
        </table:table-row>
        <table:table-row table:style-name="ro1">
          <table:table-cell office:value-type="string" calcext:value-type="string">
            <text:p>24-08-2016</text:p>
          </table:table-cell>
          <table:table-cell office:value-type="float" office:value="206.41" calcext:value-type="float">
            <text:p>206.41</text:p>
          </table:table-cell>
          <table:table-cell table:number-columns-repeated="5" office:value-type="float" office:value="265.26" calcext:value-type="float">
            <text:p>265.26</text:p>
          </table:table-cell>
          <table:table-cell office:value-type="float" office:value="264.29" calcext:value-type="float">
            <text:p>264.29</text:p>
          </table:table-cell>
          <table:table-cell office:value-type="float" office:value="265.26" calcext:value-type="float">
            <text:p>265.26</text:p>
          </table:table-cell>
          <table:table-cell table:number-columns-repeated="2" office:value-type="float" office:value="170.69" calcext:value-type="float">
            <text:p>170.69</text:p>
          </table:table-cell>
          <table:table-cell office:value-type="float" office:value="161.96" calcext:value-type="float">
            <text:p>161.96</text:p>
          </table:table-cell>
          <table:table-cell table:number-columns-repeated="2" office:value-type="float" office:value="229.08" calcext:value-type="float">
            <text:p>229.08</text:p>
          </table:table-cell>
          <table:table-cell office:value-type="float" office:value="198.16" calcext:value-type="float">
            <text:p>198.16</text:p>
          </table:table-cell>
          <table:table-cell office:value-type="float" office:value="265.26" calcext:value-type="float">
            <text:p>265.26</text:p>
          </table:table-cell>
          <table:table-cell table:number-columns-repeated="2" office:value-type="float" office:value="265.38" calcext:value-type="float">
            <text:p>265.38</text:p>
          </table:table-cell>
          <table:table-cell/>
        </table:table-row>
        <table:table-row table:style-name="ro1">
          <table:table-cell office:value-type="string" calcext:value-type="string">
            <text:p>25-08-2016</text:p>
          </table:table-cell>
          <table:table-cell office:value-type="float" office:value="200.39" calcext:value-type="float">
            <text:p>200.39</text:p>
          </table:table-cell>
          <table:table-cell table:number-columns-repeated="5" office:value-type="float" office:value="233.7" calcext:value-type="float">
            <text:p>233.7</text:p>
          </table:table-cell>
          <table:table-cell office:value-type="float" office:value="232.59" calcext:value-type="float">
            <text:p>232.59</text:p>
          </table:table-cell>
          <table:table-cell office:value-type="float" office:value="233.7" calcext:value-type="float">
            <text:p>233.7</text:p>
          </table:table-cell>
          <table:table-cell table:number-columns-repeated="2" office:value-type="float" office:value="169.84" calcext:value-type="float">
            <text:p>169.84</text:p>
          </table:table-cell>
          <table:table-cell office:value-type="float" office:value="165.15" calcext:value-type="float">
            <text:p>165.15</text:p>
          </table:table-cell>
          <table:table-cell table:number-columns-repeated="2" office:value-type="float" office:value="237.41" calcext:value-type="float">
            <text:p>237.41</text:p>
          </table:table-cell>
          <table:table-cell office:value-type="float" office:value="197.72" calcext:value-type="float">
            <text:p>197.72</text:p>
          </table:table-cell>
          <table:table-cell office:value-type="float" office:value="233.7" calcext:value-type="float">
            <text:p>233.7</text:p>
          </table:table-cell>
          <table:table-cell table:number-columns-repeated="2" office:value-type="float" office:value="244.92" calcext:value-type="float">
            <text:p>244.92</text:p>
          </table:table-cell>
          <table:table-cell/>
        </table:table-row>
        <table:table-row table:style-name="ro1">
          <table:table-cell office:value-type="string" calcext:value-type="string">
            <text:p>26-08-2016</text:p>
          </table:table-cell>
          <table:table-cell office:value-type="float" office:value="192.42" calcext:value-type="float">
            <text:p>192.42</text:p>
          </table:table-cell>
          <table:table-cell table:number-columns-repeated="4" office:value-type="float" office:value="222.67" calcext:value-type="float">
            <text:p>222.67</text:p>
          </table:table-cell>
          <table:table-cell office:value-type="float" office:value="242.38" calcext:value-type="float">
            <text:p>242.38</text:p>
          </table:table-cell>
          <table:table-cell office:value-type="float" office:value="219.89" calcext:value-type="float">
            <text:p>219.89</text:p>
          </table:table-cell>
          <table:table-cell office:value-type="float" office:value="222.67" calcext:value-type="float">
            <text:p>222.67</text:p>
          </table:table-cell>
          <table:table-cell table:number-columns-repeated="2" office:value-type="float" office:value="165.86" calcext:value-type="float">
            <text:p>165.86</text:p>
          </table:table-cell>
          <table:table-cell office:value-type="float" office:value="158.89" calcext:value-type="float">
            <text:p>158.89</text:p>
          </table:table-cell>
          <table:table-cell table:number-columns-repeated="2" office:value-type="float" office:value="226.07" calcext:value-type="float">
            <text:p>226.07</text:p>
          </table:table-cell>
          <table:table-cell office:value-type="float" office:value="190.7" calcext:value-type="float">
            <text:p>190.7</text:p>
          </table:table-cell>
          <table:table-cell office:value-type="float" office:value="242.38" calcext:value-type="float">
            <text:p>242.38</text:p>
          </table:table-cell>
          <table:table-cell table:number-columns-repeated="2" office:value-type="float" office:value="244.58" calcext:value-type="float">
            <text:p>244.58</text:p>
          </table:table-cell>
          <table:table-cell/>
        </table:table-row>
        <table:table-row table:style-name="ro1">
          <table:table-cell office:value-type="string" calcext:value-type="string">
            <text:p>27-08-2016</text:p>
          </table:table-cell>
          <table:table-cell office:value-type="float" office:value="173.73" calcext:value-type="float">
            <text:p>173.73</text:p>
          </table:table-cell>
          <table:table-cell table:number-columns-repeated="3" office:value-type="float" office:value="195.39" calcext:value-type="float">
            <text:p>195.39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5.39" calcext:value-type="float">
            <text:p>195.39</text:p>
          </table:table-cell>
          <table:table-cell office:value-type="float" office:value="197.52" calcext:value-type="float">
            <text:p>197.52</text:p>
          </table:table-cell>
          <table:table-cell office:value-type="float" office:value="197.79" calcext:value-type="float">
            <text:p>197.79</text:p>
          </table:table-cell>
          <table:table-cell table:number-columns-repeated="2" office:value-type="float" office:value="165.74" calcext:value-type="float">
            <text:p>165.74</text:p>
          </table:table-cell>
          <table:table-cell office:value-type="float" office:value="156.55" calcext:value-type="float">
            <text:p>156.55</text:p>
          </table:table-cell>
          <table:table-cell table:number-columns-repeated="2" office:value-type="float" office:value="197.45" calcext:value-type="float">
            <text:p>197.45</text:p>
          </table:table-cell>
          <table:table-cell office:value-type="float" office:value="181.18" calcext:value-type="float">
            <text:p>181.18</text:p>
          </table:table-cell>
          <table:table-cell office:value-type="float" office:value="195.39" calcext:value-type="float">
            <text:p>195.39</text:p>
          </table:table-cell>
          <table:table-cell table:number-columns-repeated="2" office:value-type="float" office:value="212.76" calcext:value-type="float">
            <text:p>212.76</text:p>
          </table:table-cell>
          <table:table-cell/>
        </table:table-row>
        <table:table-row table:style-name="ro1">
          <table:table-cell office:value-type="string" calcext:value-type="string">
            <text:p>28-08-2016</text:p>
          </table:table-cell>
          <table:table-cell office:value-type="float" office:value="171.39" calcext:value-type="float">
            <text:p>171.39</text:p>
          </table:table-cell>
          <table:table-cell table:number-columns-repeated="5" office:value-type="float" office:value="202.3" calcext:value-type="float">
            <text:p>202.3</text:p>
          </table:table-cell>
          <table:table-cell office:value-type="float" office:value="173.13" calcext:value-type="float">
            <text:p>173.13</text:p>
          </table:table-cell>
          <table:table-cell office:value-type="float" office:value="202.3" calcext:value-type="float">
            <text:p>202.3</text:p>
          </table:table-cell>
          <table:table-cell table:number-columns-repeated="2" office:value-type="float" office:value="155.16" calcext:value-type="float">
            <text:p>155.16</text:p>
          </table:table-cell>
          <table:table-cell office:value-type="float" office:value="147.57" calcext:value-type="float">
            <text:p>147.57</text:p>
          </table:table-cell>
          <table:table-cell table:number-columns-repeated="2" office:value-type="float" office:value="203.38" calcext:value-type="float">
            <text:p>203.38</text:p>
          </table:table-cell>
          <table:table-cell office:value-type="float" office:value="177.65" calcext:value-type="float">
            <text:p>177.65</text:p>
          </table:table-cell>
          <table:table-cell office:value-type="float" office:value="202.3" calcext:value-type="float">
            <text:p>202.3</text:p>
          </table:table-cell>
          <table:table-cell table:number-columns-repeated="2" office:value-type="float" office:value="207.77" calcext:value-type="float">
            <text:p>207.77</text:p>
          </table:table-cell>
          <table:table-cell/>
        </table:table-row>
        <table:table-row table:style-name="ro1">
          <table:table-cell office:value-type="string" calcext:value-type="string">
            <text:p>29-08-2016</text:p>
          </table:table-cell>
          <table:table-cell office:value-type="float" office:value="199.7" calcext:value-type="float">
            <text:p>199.7</text:p>
          </table:table-cell>
          <table:table-cell table:number-columns-repeated="4" office:value-type="float" office:value="233.45" calcext:value-type="float">
            <text:p>233.45</text:p>
          </table:table-cell>
          <table:table-cell office:value-type="float" office:value="250.61" calcext:value-type="float">
            <text:p>250.61</text:p>
          </table:table-cell>
          <table:table-cell office:value-type="float" office:value="187.3" calcext:value-type="float">
            <text:p>187.3</text:p>
          </table:table-cell>
          <table:table-cell office:value-type="float" office:value="233.45" calcext:value-type="float">
            <text:p>233.45</text:p>
          </table:table-cell>
          <table:table-cell table:number-columns-repeated="2" office:value-type="float" office:value="173.59" calcext:value-type="float">
            <text:p>173.59</text:p>
          </table:table-cell>
          <table:table-cell office:value-type="float" office:value="148.15" calcext:value-type="float">
            <text:p>148.15</text:p>
          </table:table-cell>
          <table:table-cell table:number-columns-repeated="2" office:value-type="float" office:value="230.51" calcext:value-type="float">
            <text:p>230.51</text:p>
          </table:table-cell>
          <table:table-cell office:value-type="float" office:value="193.46" calcext:value-type="float">
            <text:p>193.46</text:p>
          </table:table-cell>
          <table:table-cell office:value-type="float" office:value="250.61" calcext:value-type="float">
            <text:p>250.61</text:p>
          </table:table-cell>
          <table:table-cell table:number-columns-repeated="2" office:value-type="float" office:value="251.32" calcext:value-type="float">
            <text:p>251.32</text:p>
          </table:table-cell>
          <table:table-cell/>
        </table:table-row>
        <table:table-row table:style-name="ro1">
          <table:table-cell office:value-type="string" calcext:value-type="string">
            <text:p>30-08-2016</text:p>
          </table:table-cell>
          <table:table-cell office:value-type="float" office:value="211.7" calcext:value-type="float">
            <text:p>211.7</text:p>
          </table:table-cell>
          <table:table-cell table:number-columns-repeated="4" office:value-type="float" office:value="258.57" calcext:value-type="float">
            <text:p>258.57</text:p>
          </table:table-cell>
          <table:table-cell office:value-type="float" office:value="263.8" calcext:value-type="float">
            <text:p>263.8</text:p>
          </table:table-cell>
          <table:table-cell office:value-type="float" office:value="258.44" calcext:value-type="float">
            <text:p>258.44</text:p>
          </table:table-cell>
          <table:table-cell office:value-type="float" office:value="258.57" calcext:value-type="float">
            <text:p>258.57</text:p>
          </table:table-cell>
          <table:table-cell table:number-columns-repeated="2" office:value-type="float" office:value="177.18" calcext:value-type="float">
            <text:p>177.18</text:p>
          </table:table-cell>
          <table:table-cell office:value-type="float" office:value="153.26" calcext:value-type="float">
            <text:p>153.26</text:p>
          </table:table-cell>
          <table:table-cell table:number-columns-repeated="2" office:value-type="float" office:value="241.52" calcext:value-type="float">
            <text:p>241.52</text:p>
          </table:table-cell>
          <table:table-cell office:value-type="float" office:value="196.14" calcext:value-type="float">
            <text:p>196.14</text:p>
          </table:table-cell>
          <table:table-cell table:number-columns-repeated="3" office:value-type="float" office:value="263.8" calcext:value-type="float">
            <text:p>263.8</text:p>
          </table:table-cell>
          <table:table-cell/>
        </table:table-row>
        <table:table-row table:style-name="ro1">
          <table:table-cell office:value-type="string" calcext:value-type="string">
            <text:p>31-08-2016</text:p>
          </table:table-cell>
          <table:table-cell office:value-type="float" office:value="198.95" calcext:value-type="float">
            <text:p>198.95</text:p>
          </table:table-cell>
          <table:table-cell table:number-columns-repeated="2" office:value-type="float" office:value="241.46" calcext:value-type="float">
            <text:p>241.46</text:p>
          </table:table-cell>
          <table:table-cell office:value-type="float" office:value="243.87" calcext:value-type="float">
            <text:p>243.87</text:p>
          </table:table-cell>
          <table:table-cell office:value-type="float" office:value="246.28" calcext:value-type="float">
            <text:p>246.28</text:p>
          </table:table-cell>
          <table:table-cell office:value-type="float" office:value="246.57" calcext:value-type="float">
            <text:p>246.57</text:p>
          </table:table-cell>
          <table:table-cell office:value-type="float" office:value="240.87" calcext:value-type="float">
            <text:p>240.87</text:p>
          </table:table-cell>
          <table:table-cell office:value-type="float" office:value="246.57" calcext:value-type="float">
            <text:p>246.57</text:p>
          </table:table-cell>
          <table:table-cell table:number-columns-repeated="2" office:value-type="float" office:value="176.22" calcext:value-type="float">
            <text:p>176.22</text:p>
          </table:table-cell>
          <table:table-cell office:value-type="float" office:value="150.03" calcext:value-type="float">
            <text:p>150.03</text:p>
          </table:table-cell>
          <table:table-cell table:number-columns-repeated="2" office:value-type="float" office:value="199.5" calcext:value-type="float">
            <text:p>199.5</text:p>
          </table:table-cell>
          <table:table-cell office:value-type="float" office:value="195.75" calcext:value-type="float">
            <text:p>195.75</text:p>
          </table:table-cell>
          <table:table-cell office:value-type="float" office:value="246.57" calcext:value-type="float">
            <text:p>246.57</text:p>
          </table:table-cell>
          <table:table-cell office:value-type="float" office:value="269.36" calcext:value-type="float">
            <text:p>269.36</text:p>
          </table:table-cell>
          <table:table-cell office:value-type="float" office:value="272.43" calcext:value-type="float">
            <text:p>272.43</text:p>
          </table:table-cell>
          <table:table-cell/>
        </table:table-row>
        <table:table-row table:style-name="ro1">
          <table:table-cell office:value-type="string" calcext:value-type="string">
            <text:p>01-09-2016</text:p>
          </table:table-cell>
          <table:table-cell office:value-type="float" office:value="189.9" calcext:value-type="float">
            <text:p>189.9</text:p>
          </table:table-cell>
          <table:table-cell table:number-columns-repeated="4" office:value-type="float" office:value="226.77" calcext:value-type="float">
            <text:p>226.77</text:p>
          </table:table-cell>
          <table:table-cell office:value-type="float" office:value="228.22" calcext:value-type="float">
            <text:p>228.22</text:p>
          </table:table-cell>
          <table:table-cell office:value-type="float" office:value="227.32" calcext:value-type="float">
            <text:p>227.32</text:p>
          </table:table-cell>
          <table:table-cell office:value-type="float" office:value="227.35" calcext:value-type="float">
            <text:p>227.35</text:p>
          </table:table-cell>
          <table:table-cell table:number-columns-repeated="2" office:value-type="float" office:value="171.39" calcext:value-type="float">
            <text:p>171.39</text:p>
          </table:table-cell>
          <table:table-cell office:value-type="float" office:value="140.51" calcext:value-type="float">
            <text:p>140.51</text:p>
          </table:table-cell>
          <table:table-cell table:number-columns-repeated="2" office:value-type="float" office:value="205.31" calcext:value-type="float">
            <text:p>205.31</text:p>
          </table:table-cell>
          <table:table-cell office:value-type="float" office:value="189.72" calcext:value-type="float">
            <text:p>189.72</text:p>
          </table:table-cell>
          <table:table-cell office:value-type="float" office:value="228.22" calcext:value-type="float">
            <text:p>228.22</text:p>
          </table:table-cell>
          <table:table-cell table:number-columns-repeated="2" office:value-type="float" office:value="246.97" calcext:value-type="float">
            <text:p>246.97</text:p>
          </table:table-cell>
          <table:table-cell/>
        </table:table-row>
        <table:table-row table:style-name="ro1">
          <table:table-cell office:value-type="string" calcext:value-type="string">
            <text:p>02-09-2016</text:p>
          </table:table-cell>
          <table:table-cell office:value-type="float" office:value="185.27" calcext:value-type="float">
            <text:p>185.27</text:p>
          </table:table-cell>
          <table:table-cell table:number-columns-repeated="4" office:value-type="float" office:value="224.95" calcext:value-type="float">
            <text:p>224.95</text:p>
          </table:table-cell>
          <table:table-cell office:value-type="float" office:value="234.25" calcext:value-type="float">
            <text:p>234.25</text:p>
          </table:table-cell>
          <table:table-cell office:value-type="float" office:value="223.09" calcext:value-type="float">
            <text:p>223.09</text:p>
          </table:table-cell>
          <table:table-cell office:value-type="float" office:value="224.95" calcext:value-type="float">
            <text:p>224.95</text:p>
          </table:table-cell>
          <table:table-cell table:number-columns-repeated="2" office:value-type="float" office:value="170.68" calcext:value-type="float">
            <text:p>170.68</text:p>
          </table:table-cell>
          <table:table-cell office:value-type="float" office:value="134.08" calcext:value-type="float">
            <text:p>134.08</text:p>
          </table:table-cell>
          <table:table-cell table:number-columns-repeated="2" office:value-type="float" office:value="221.66" calcext:value-type="float">
            <text:p>221.66</text:p>
          </table:table-cell>
          <table:table-cell office:value-type="float" office:value="187.38" calcext:value-type="float">
            <text:p>187.38</text:p>
          </table:table-cell>
          <table:table-cell office:value-type="float" office:value="234.25" calcext:value-type="float">
            <text:p>234.25</text:p>
          </table:table-cell>
          <table:table-cell table:number-columns-repeated="2" office:value-type="float" office:value="254.15" calcext:value-type="float">
            <text:p>254.15</text:p>
          </table:table-cell>
          <table:table-cell/>
        </table:table-row>
        <table:table-row table:style-name="ro1">
          <table:table-cell office:value-type="string" calcext:value-type="string">
            <text:p>03-09-2016</text:p>
          </table:table-cell>
          <table:table-cell office:value-type="float" office:value="176.82" calcext:value-type="float">
            <text:p>176.82</text:p>
          </table:table-cell>
          <table:table-cell table:number-columns-repeated="5" office:value-type="float" office:value="211" calcext:value-type="float">
            <text:p>211</text:p>
          </table:table-cell>
          <table:table-cell table:number-columns-repeated="2" office:value-type="float" office:value="216.3" calcext:value-type="float">
            <text:p>216.3</text:p>
          </table:table-cell>
          <table:table-cell table:number-columns-repeated="2" office:value-type="float" office:value="170.79" calcext:value-type="float">
            <text:p>170.79</text:p>
          </table:table-cell>
          <table:table-cell office:value-type="float" office:value="125.69" calcext:value-type="float">
            <text:p>125.69</text:p>
          </table:table-cell>
          <table:table-cell table:number-columns-repeated="2" office:value-type="float" office:value="201.97" calcext:value-type="float">
            <text:p>201.97</text:p>
          </table:table-cell>
          <table:table-cell office:value-type="float" office:value="183.5" calcext:value-type="float">
            <text:p>183.5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31.06" calcext:value-type="float">
            <text:p>231.06</text:p>
          </table:table-cell>
          <table:table-cell/>
        </table:table-row>
        <table:table-row table:style-name="ro1">
          <table:table-cell office:value-type="string" calcext:value-type="string">
            <text:p>04-09-2016</text:p>
          </table:table-cell>
          <table:table-cell office:value-type="float" office:value="170.48" calcext:value-type="float">
            <text:p>170.48</text:p>
          </table:table-cell>
          <table:table-cell table:number-columns-repeated="5" office:value-type="float" office:value="193.66" calcext:value-type="float">
            <text:p>193.66</text:p>
          </table:table-cell>
          <table:table-cell office:value-type="float" office:value="182.97" calcext:value-type="float">
            <text:p>182.97</text:p>
          </table:table-cell>
          <table:table-cell office:value-type="float" office:value="193.66" calcext:value-type="float">
            <text:p>193.66</text:p>
          </table:table-cell>
          <table:table-cell table:number-columns-repeated="2" office:value-type="float" office:value="166.64" calcext:value-type="float">
            <text:p>166.64</text:p>
          </table:table-cell>
          <table:table-cell office:value-type="float" office:value="134.3" calcext:value-type="float">
            <text:p>134.3</text:p>
          </table:table-cell>
          <table:table-cell table:number-columns-repeated="2" office:value-type="float" office:value="190.35" calcext:value-type="float">
            <text:p>190.35</text:p>
          </table:table-cell>
          <table:table-cell office:value-type="float" office:value="179.37" calcext:value-type="float">
            <text:p>179.37</text:p>
          </table:table-cell>
          <table:table-cell office:value-type="float" office:value="193.66" calcext:value-type="float">
            <text:p>193.66</text:p>
          </table:table-cell>
          <table:table-cell table:number-columns-repeated="2" office:value-type="float" office:value="202.8" calcext:value-type="float">
            <text:p>202.8</text:p>
          </table:table-cell>
          <table:table-cell/>
        </table:table-row>
        <table:table-row table:style-name="ro1">
          <table:table-cell office:value-type="string" calcext:value-type="string">
            <text:p>05-09-2016</text:p>
          </table:table-cell>
          <table:table-cell office:value-type="float" office:value="198.83" calcext:value-type="float">
            <text:p>198.83</text:p>
          </table:table-cell>
          <table:table-cell table:number-columns-repeated="2" office:value-type="float" office:value="264.31" calcext:value-type="float">
            <text:p>264.31</text:p>
          </table:table-cell>
          <table:table-cell table:number-columns-repeated="2" office:value-type="float" office:value="272.63" calcext:value-type="float">
            <text:p>272.63</text:p>
          </table:table-cell>
          <table:table-cell office:value-type="float" office:value="272.67" calcext:value-type="float">
            <text:p>272.67</text:p>
          </table:table-cell>
          <table:table-cell table:number-columns-repeated="2" office:value-type="float" office:value="273.7" calcext:value-type="float">
            <text:p>273.7</text:p>
          </table:table-cell>
          <table:table-cell office:value-type="float" office:value="169.76" calcext:value-type="float">
            <text:p>169.76</text:p>
          </table:table-cell>
          <table:table-cell office:value-type="float" office:value="169.63" calcext:value-type="float">
            <text:p>169.63</text:p>
          </table:table-cell>
          <table:table-cell office:value-type="float" office:value="148.4" calcext:value-type="float">
            <text:p>148.4</text:p>
          </table:table-cell>
          <table:table-cell table:number-columns-repeated="2" office:value-type="float" office:value="208.65" calcext:value-type="float">
            <text:p>208.65</text:p>
          </table:table-cell>
          <table:table-cell office:value-type="float" office:value="193.05" calcext:value-type="float">
            <text:p>193.05</text:p>
          </table:table-cell>
          <table:table-cell table:number-columns-repeated="3" office:value-type="float" office:value="272.67" calcext:value-type="float">
            <text:p>272.67</text:p>
          </table:table-cell>
          <table:table-cell/>
        </table:table-row>
        <table:table-row table:style-name="ro1">
          <table:table-cell office:value-type="string" calcext:value-type="string">
            <text:p>06-09-2016</text:p>
          </table:table-cell>
          <table:table-cell office:value-type="float" office:value="193.3" calcext:value-type="float">
            <text:p>193.3</text:p>
          </table:table-cell>
          <table:table-cell table:number-columns-repeated="2" office:value-type="float" office:value="222.07" calcext:value-type="float">
            <text:p>222.07</text:p>
          </table:table-cell>
          <table:table-cell office:value-type="float" office:value="225.95" calcext:value-type="float">
            <text:p>225.95</text:p>
          </table:table-cell>
          <table:table-cell office:value-type="float" office:value="228.59" calcext:value-type="float">
            <text:p>228.59</text:p>
          </table:table-cell>
          <table:table-cell office:value-type="float" office:value="275.37" calcext:value-type="float">
            <text:p>275.37</text:p>
          </table:table-cell>
          <table:table-cell office:value-type="float" office:value="225.08" calcext:value-type="float">
            <text:p>225.08</text:p>
          </table:table-cell>
          <table:table-cell office:value-type="float" office:value="242.75" calcext:value-type="float">
            <text:p>242.75</text:p>
          </table:table-cell>
          <table:table-cell office:value-type="float" office:value="194.2" calcext:value-type="float">
            <text:p>194.2</text:p>
          </table:table-cell>
          <table:table-cell office:value-type="float" office:value="174.45" calcext:value-type="float">
            <text:p>174.4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08.55" calcext:value-type="float">
            <text:p>208.55</text:p>
          </table:table-cell>
          <table:table-cell office:value-type="float" office:value="193.79" calcext:value-type="float">
            <text:p>193.79</text:p>
          </table:table-cell>
          <table:table-cell office:value-type="float" office:value="275.37" calcext:value-type="float">
            <text:p>275.37</text:p>
          </table:table-cell>
          <table:table-cell table:number-columns-repeated="2" office:value-type="float" office:value="275.41" calcext:value-type="float">
            <text:p>275.41</text:p>
          </table:table-cell>
          <table:table-cell/>
        </table:table-row>
        <table:table-row table:style-name="ro1">
          <table:table-cell office:value-type="string" calcext:value-type="string">
            <text:p>07-09-2016</text:p>
          </table:table-cell>
          <table:table-cell office:value-type="float" office:value="185.09" calcext:value-type="float">
            <text:p>185.09</text:p>
          </table:table-cell>
          <table:table-cell table:number-columns-repeated="2" office:value-type="float" office:value="206.69" calcext:value-type="float">
            <text:p>206.69</text:p>
          </table:table-cell>
          <table:table-cell office:value-type="float" office:value="217.37" calcext:value-type="float">
            <text:p>217.37</text:p>
          </table:table-cell>
          <table:table-cell office:value-type="float" office:value="218.44" calcext:value-type="float">
            <text:p>218.44</text:p>
          </table:table-cell>
          <table:table-cell office:value-type="float" office:value="247.76" calcext:value-type="float">
            <text:p>247.76</text:p>
          </table:table-cell>
          <table:table-cell office:value-type="float" office:value="217.37" calcext:value-type="float">
            <text:p>217.37</text:p>
          </table:table-cell>
          <table:table-cell office:value-type="float" office:value="221.52" calcext:value-type="float">
            <text:p>221.52</text:p>
          </table:table-cell>
          <table:table-cell office:value-type="float" office:value="178.5" calcext:value-type="float">
            <text:p>178.5</text:p>
          </table:table-cell>
          <table:table-cell office:value-type="float" office:value="170.13" calcext:value-type="float">
            <text:p>170.13</text:p>
          </table:table-cell>
          <table:table-cell office:value-type="float" office:value="148.63" calcext:value-type="float">
            <text:p>148.63</text:p>
          </table:table-cell>
          <table:table-cell table:number-columns-repeated="2" office:value-type="float" office:value="200.39" calcext:value-type="float">
            <text:p>200.39</text:p>
          </table:table-cell>
          <table:table-cell office:value-type="float" office:value="189.73" calcext:value-type="float">
            <text:p>189.73</text:p>
          </table:table-cell>
          <table:table-cell office:value-type="float" office:value="247.76" calcext:value-type="float">
            <text:p>247.76</text:p>
          </table:table-cell>
          <table:table-cell table:number-columns-repeated="2" office:value-type="float" office:value="254.12" calcext:value-type="float">
            <text:p>254.12</text:p>
          </table:table-cell>
          <table:table-cell/>
        </table:table-row>
        <table:table-row table:style-name="ro1">
          <table:table-cell office:value-type="string" calcext:value-type="string">
            <text:p>08-09-2016</text:p>
          </table:table-cell>
          <table:table-cell office:value-type="float" office:value="194.49" calcext:value-type="float">
            <text:p>194.49</text:p>
          </table:table-cell>
          <table:table-cell table:number-columns-repeated="2" office:value-type="float" office:value="234.17" calcext:value-type="float">
            <text:p>234.17</text:p>
          </table:table-cell>
          <table:table-cell table:number-columns-repeated="2" office:value-type="float" office:value="237.04" calcext:value-type="float">
            <text:p>237.04</text:p>
          </table:table-cell>
          <table:table-cell office:value-type="float" office:value="263.97" calcext:value-type="float">
            <text:p>263.97</text:p>
          </table:table-cell>
          <table:table-cell office:value-type="float" office:value="235.13" calcext:value-type="float">
            <text:p>235.13</text:p>
          </table:table-cell>
          <table:table-cell office:value-type="float" office:value="237.04" calcext:value-type="float">
            <text:p>237.04</text:p>
          </table:table-cell>
          <table:table-cell office:value-type="float" office:value="186.52" calcext:value-type="float">
            <text:p>186.52</text:p>
          </table:table-cell>
          <table:table-cell office:value-type="float" office:value="175.94" calcext:value-type="float">
            <text:p>175.94</text:p>
          </table:table-cell>
          <table:table-cell office:value-type="float" office:value="150.58" calcext:value-type="float">
            <text:p>150.58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189.4" calcext:value-type="float">
            <text:p>189.4</text:p>
          </table:table-cell>
          <table:table-cell office:value-type="float" office:value="263.97" calcext:value-type="float">
            <text:p>263.97</text:p>
          </table:table-cell>
          <table:table-cell table:number-columns-repeated="2" office:value-type="float" office:value="264.69" calcext:value-type="float">
            <text:p>264.69</text:p>
          </table:table-cell>
          <table:table-cell/>
        </table:table-row>
        <table:table-row table:style-name="ro1">
          <table:table-cell office:value-type="string" calcext:value-type="string">
            <text:p>09-09-2016</text:p>
          </table:table-cell>
          <table:table-cell office:value-type="float" office:value="189.27" calcext:value-type="float">
            <text:p>189.27</text:p>
          </table:table-cell>
          <table:table-cell table:number-columns-repeated="2" office:value-type="float" office:value="221.59" calcext:value-type="float">
            <text:p>221.59</text:p>
          </table:table-cell>
          <table:table-cell office:value-type="float" office:value="234.18" calcext:value-type="float">
            <text:p>234.18</text:p>
          </table:table-cell>
          <table:table-cell office:value-type="float" office:value="234.24" calcext:value-type="float">
            <text:p>234.24</text:p>
          </table:table-cell>
          <table:table-cell office:value-type="float" office:value="297.7" calcext:value-type="float">
            <text:p>297.7</text:p>
          </table:table-cell>
          <table:table-cell office:value-type="float" office:value="234.18" calcext:value-type="float">
            <text:p>234.18</text:p>
          </table:table-cell>
          <table:table-cell office:value-type="float" office:value="237.73" calcext:value-type="float">
            <text:p>237.73</text:p>
          </table:table-cell>
          <table:table-cell office:value-type="float" office:value="172.48" calcext:value-type="float">
            <text:p>172.48</text:p>
          </table:table-cell>
          <table:table-cell office:value-type="float" office:value="172.28" calcext:value-type="float">
            <text:p>172.28</text:p>
          </table:table-cell>
          <table:table-cell office:value-type="float" office:value="145.55" calcext:value-type="float">
            <text:p>145.55</text:p>
          </table:table-cell>
          <table:table-cell table:number-columns-repeated="2" office:value-type="float" office:value="212.19" calcext:value-type="float">
            <text:p>212.19</text:p>
          </table:table-cell>
          <table:table-cell office:value-type="float" office:value="187.84" calcext:value-type="float">
            <text:p>187.84</text:p>
          </table:table-cell>
          <table:table-cell office:value-type="float" office:value="297.7" calcext:value-type="float">
            <text:p>297.7</text:p>
          </table:table-cell>
          <table:table-cell table:number-columns-repeated="2" office:value-type="float" office:value="298.31" calcext:value-type="float">
            <text:p>298.31</text:p>
          </table:table-cell>
          <table:table-cell/>
        </table:table-row>
        <table:table-row table:style-name="ro1">
          <table:table-cell office:value-type="string" calcext:value-type="string">
            <text:p>10-09-2016</text:p>
          </table:table-cell>
          <table:table-cell office:value-type="float" office:value="180.65" calcext:value-type="float">
            <text:p>180.65</text:p>
          </table:table-cell>
          <table:table-cell table:number-columns-repeated="4" office:value-type="float" office:value="205.18" calcext:value-type="float">
            <text:p>205.18</text:p>
          </table:table-cell>
          <table:table-cell office:value-type="float" office:value="228.9" calcext:value-type="float">
            <text:p>228.9</text:p>
          </table:table-cell>
          <table:table-cell office:value-type="float" office:value="200.11" calcext:value-type="float">
            <text:p>200.11</text:p>
          </table:table-cell>
          <table:table-cell office:value-type="float" office:value="205.21" calcext:value-type="float">
            <text:p>205.21</text:p>
          </table:table-cell>
          <table:table-cell table:number-columns-repeated="2" office:value-type="float" office:value="174.18" calcext:value-type="float">
            <text:p>174.18</text:p>
          </table:table-cell>
          <table:table-cell office:value-type="float" office:value="142.79" calcext:value-type="float">
            <text:p>142.79</text:p>
          </table:table-cell>
          <table:table-cell table:number-columns-repeated="2" office:value-type="float" office:value="202.37" calcext:value-type="float">
            <text:p>202.37</text:p>
          </table:table-cell>
          <table:table-cell office:value-type="float" office:value="181.34" calcext:value-type="float">
            <text:p>181.34</text:p>
          </table:table-cell>
          <table:table-cell office:value-type="float" office:value="228.9" calcext:value-type="float">
            <text:p>228.9</text:p>
          </table:table-cell>
          <table:table-cell table:number-columns-repeated="2" office:value-type="float" office:value="252.99" calcext:value-type="float">
            <text:p>252.99</text:p>
          </table:table-cell>
          <table:table-cell/>
        </table:table-row>
        <table:table-row table:style-name="ro1">
          <table:table-cell office:value-type="string" calcext:value-type="string">
            <text:p>11-09-2016</text:p>
          </table:table-cell>
          <table:table-cell office:value-type="float" office:value="171.29" calcext:value-type="float">
            <text:p>171.29</text:p>
          </table:table-cell>
          <table:table-cell table:number-columns-repeated="5" office:value-type="float" office:value="185.46" calcext:value-type="float">
            <text:p>185.46</text:p>
          </table:table-cell>
          <table:table-cell office:value-type="float" office:value="200.41" calcext:value-type="float">
            <text:p>200.41</text:p>
          </table:table-cell>
          <table:table-cell office:value-type="float" office:value="201.09" calcext:value-type="float">
            <text:p>201.09</text:p>
          </table:table-cell>
          <table:table-cell table:number-columns-repeated="2" office:value-type="float" office:value="174.54" calcext:value-type="float">
            <text:p>174.54</text:p>
          </table:table-cell>
          <table:table-cell office:value-type="float" office:value="148.62" calcext:value-type="float">
            <text:p>148.62</text:p>
          </table:table-cell>
          <table:table-cell table:number-columns-repeated="2" office:value-type="float" office:value="184.18" calcext:value-type="float">
            <text:p>184.18</text:p>
          </table:table-cell>
          <table:table-cell office:value-type="float" office:value="174.47" calcext:value-type="float">
            <text:p>174.47</text:p>
          </table:table-cell>
          <table:table-cell office:value-type="float" office:value="185.46" calcext:value-type="float">
            <text:p>185.46</text:p>
          </table:table-cell>
          <table:table-cell table:number-columns-repeated="2" office:value-type="float" office:value="232.17" calcext:value-type="float">
            <text:p>232.17</text:p>
          </table:table-cell>
          <table:table-cell/>
        </table:table-row>
        <table:table-row table:style-name="ro1">
          <table:table-cell office:value-type="string" calcext:value-type="string">
            <text:p>12-09-2016</text:p>
          </table:table-cell>
          <table:table-cell office:value-type="float" office:value="190.62" calcext:value-type="float">
            <text:p>190.62</text:p>
          </table:table-cell>
          <table:table-cell table:number-columns-repeated="2" office:value-type="float" office:value="223.79" calcext:value-type="float">
            <text:p>223.79</text:p>
          </table:table-cell>
          <table:table-cell table:number-columns-repeated="2" office:value-type="float" office:value="228.05" calcext:value-type="float">
            <text:p>228.05</text:p>
          </table:table-cell>
          <table:table-cell office:value-type="float" office:value="259.5" calcext:value-type="float">
            <text:p>259.5</text:p>
          </table:table-cell>
          <table:table-cell office:value-type="float" office:value="225.38" calcext:value-type="float">
            <text:p>225.38</text:p>
          </table:table-cell>
          <table:table-cell office:value-type="float" office:value="228.05" calcext:value-type="float">
            <text:p>228.05</text:p>
          </table:table-cell>
          <table:table-cell office:value-type="float" office:value="187.71" calcext:value-type="float">
            <text:p>187.71</text:p>
          </table:table-cell>
          <table:table-cell office:value-type="float" office:value="176.77" calcext:value-type="float">
            <text:p>176.77</text:p>
          </table:table-cell>
          <table:table-cell office:value-type="float" office:value="148.76" calcext:value-type="float">
            <text:p>148.76</text:p>
          </table:table-cell>
          <table:table-cell table:number-columns-repeated="2" office:value-type="float" office:value="215.62" calcext:value-type="float">
            <text:p>215.62</text:p>
          </table:table-cell>
          <table:table-cell office:value-type="float" office:value="186.35" calcext:value-type="float">
            <text:p>186.35</text:p>
          </table:table-cell>
          <table:table-cell office:value-type="float" office:value="259.5" calcext:value-type="float">
            <text:p>259.5</text:p>
          </table:table-cell>
          <table:table-cell table:number-columns-repeated="2" office:value-type="float" office:value="261.3" calcext:value-type="float">
            <text:p>261.3</text:p>
          </table:table-cell>
          <table:table-cell/>
        </table:table-row>
        <table:table-row table:style-name="ro1">
          <table:table-cell office:value-type="string" calcext:value-type="string">
            <text:p>13-09-2016</text:p>
          </table:table-cell>
          <table:table-cell office:value-type="float" office:value="192.02" calcext:value-type="float">
            <text:p>192.02</text:p>
          </table:table-cell>
          <table:table-cell table:number-columns-repeated="4" office:value-type="float" office:value="228.97" calcext:value-type="float">
            <text:p>228.97</text:p>
          </table:table-cell>
          <table:table-cell office:value-type="float" office:value="278.72" calcext:value-type="float">
            <text:p>278.72</text:p>
          </table:table-cell>
          <table:table-cell office:value-type="float" office:value="220.86" calcext:value-type="float">
            <text:p>220.86</text:p>
          </table:table-cell>
          <table:table-cell office:value-type="float" office:value="228.97" calcext:value-type="float">
            <text:p>228.97</text:p>
          </table:table-cell>
          <table:table-cell table:number-columns-repeated="2" office:value-type="float" office:value="177.41" calcext:value-type="float">
            <text:p>177.41</text:p>
          </table:table-cell>
          <table:table-cell office:value-type="float" office:value="149.24" calcext:value-type="float">
            <text:p>149.24</text:p>
          </table:table-cell>
          <table:table-cell table:number-columns-repeated="2" office:value-type="float" office:value="225.84" calcext:value-type="float">
            <text:p>225.84</text:p>
          </table:table-cell>
          <table:table-cell office:value-type="float" office:value="186.82" calcext:value-type="float">
            <text:p>186.82</text:p>
          </table:table-cell>
          <table:table-cell table:number-columns-repeated="3" office:value-type="float" office:value="267.06" calcext:value-type="float">
            <text:p>267.06</text:p>
          </table:table-cell>
          <table:table-cell/>
        </table:table-row>
        <table:table-row table:style-name="ro1">
          <table:table-cell office:value-type="string" calcext:value-type="string">
            <text:p>14-09-2016</text:p>
          </table:table-cell>
          <table:table-cell office:value-type="float" office:value="194.25" calcext:value-type="float">
            <text:p>194.25</text:p>
          </table:table-cell>
          <table:table-cell table:number-columns-repeated="3" office:value-type="float" office:value="224.36" calcext:value-type="float">
            <text:p>224.36</text:p>
          </table:table-cell>
          <table:table-cell office:value-type="float" office:value="228.47" calcext:value-type="float">
            <text:p>228.47</text:p>
          </table:table-cell>
          <table:table-cell office:value-type="float" office:value="290.24" calcext:value-type="float">
            <text:p>290.24</text:p>
          </table:table-cell>
          <table:table-cell office:value-type="float" office:value="204.9" calcext:value-type="float">
            <text:p>204.9</text:p>
          </table:table-cell>
          <table:table-cell office:value-type="float" office:value="228.47" calcext:value-type="float">
            <text:p>228.47</text:p>
          </table:table-cell>
          <table:table-cell table:number-columns-repeated="2" office:value-type="float" office:value="176.62" calcext:value-type="float">
            <text:p>176.62</text:p>
          </table:table-cell>
          <table:table-cell office:value-type="float" office:value="154.33" calcext:value-type="float">
            <text:p>154.33</text:p>
          </table:table-cell>
          <table:table-cell table:number-columns-repeated="2" office:value-type="float" office:value="224.35" calcext:value-type="float">
            <text:p>224.35</text:p>
          </table:table-cell>
          <table:table-cell office:value-type="float" office:value="186.06" calcext:value-type="float">
            <text:p>186.06</text:p>
          </table:table-cell>
          <table:table-cell table:number-columns-repeated="3" office:value-type="float" office:value="275.41" calcext:value-type="float">
            <text:p>275.41</text:p>
          </table:table-cell>
          <table:table-cell/>
        </table:table-row>
        <table:table-row table:style-name="ro1">
          <table:table-cell office:value-type="string" calcext:value-type="string">
            <text:p>15-09-2016</text:p>
          </table:table-cell>
          <table:table-cell office:value-type="float" office:value="192.51" calcext:value-type="float">
            <text:p>192.51</text:p>
          </table:table-cell>
          <table:table-cell table:number-columns-repeated="3" office:value-type="float" office:value="219.38" calcext:value-type="float">
            <text:p>219.38</text:p>
          </table:table-cell>
          <table:table-cell office:value-type="float" office:value="221.55" calcext:value-type="float">
            <text:p>221.55</text:p>
          </table:table-cell>
          <table:table-cell office:value-type="float" office:value="261.49" calcext:value-type="float">
            <text:p>261.49</text:p>
          </table:table-cell>
          <table:table-cell office:value-type="float" office:value="205.17" calcext:value-type="float">
            <text:p>205.17</text:p>
          </table:table-cell>
          <table:table-cell office:value-type="float" office:value="221.55" calcext:value-type="float">
            <text:p>221.55</text:p>
          </table:table-cell>
          <table:table-cell table:number-columns-repeated="2" office:value-type="float" office:value="173.88" calcext:value-type="float">
            <text:p>173.88</text:p>
          </table:table-cell>
          <table:table-cell office:value-type="float" office:value="156.15" calcext:value-type="float">
            <text:p>156.15</text:p>
          </table:table-cell>
          <table:table-cell table:number-columns-repeated="2" office:value-type="float" office:value="216.13" calcext:value-type="float">
            <text:p>216.13</text:p>
          </table:table-cell>
          <table:table-cell office:value-type="float" office:value="182.2" calcext:value-type="float">
            <text:p>182.2</text:p>
          </table:table-cell>
          <table:table-cell table:number-columns-repeated="3" office:value-type="float" office:value="261.49" calcext:value-type="float">
            <text:p>261.49</text:p>
          </table:table-cell>
          <table:table-cell/>
        </table:table-row>
        <table:table-row table:style-name="ro1">
          <table:table-cell office:value-type="string" calcext:value-type="string">
            <text:p>16-09-2016</text:p>
          </table:table-cell>
          <table:table-cell office:value-type="float" office:value="183.62" calcext:value-type="float">
            <text:p>183.62</text:p>
          </table:table-cell>
          <table:table-cell table:number-columns-repeated="4" office:value-type="float" office:value="205.54" calcext:value-type="float">
            <text:p>205.54</text:p>
          </table:table-cell>
          <table:table-cell office:value-type="float" office:value="247.25" calcext:value-type="float">
            <text:p>247.25</text:p>
          </table:table-cell>
          <table:table-cell office:value-type="float" office:value="185.26" calcext:value-type="float">
            <text:p>185.26</text:p>
          </table:table-cell>
          <table:table-cell office:value-type="float" office:value="205.54" calcext:value-type="float">
            <text:p>205.54</text:p>
          </table:table-cell>
          <table:table-cell table:number-columns-repeated="2" office:value-type="float" office:value="171.88" calcext:value-type="float">
            <text:p>171.88</text:p>
          </table:table-cell>
          <table:table-cell office:value-type="float" office:value="151.82" calcext:value-type="float">
            <text:p>151.82</text:p>
          </table:table-cell>
          <table:table-cell table:number-columns-repeated="2" office:value-type="float" office:value="204.65" calcext:value-type="float">
            <text:p>204.65</text:p>
          </table:table-cell>
          <table:table-cell office:value-type="float" office:value="181.93" calcext:value-type="float">
            <text:p>181.93</text:p>
          </table:table-cell>
          <table:table-cell table:number-columns-repeated="3" office:value-type="float" office:value="247.25" calcext:value-type="float">
            <text:p>247.25</text:p>
          </table:table-cell>
          <table:table-cell/>
        </table:table-row>
        <table:table-row table:style-name="ro1">
          <table:table-cell office:value-type="string" calcext:value-type="string">
            <text:p>17-09-2016</text:p>
          </table:table-cell>
          <table:table-cell office:value-type="float" office:value="178.63" calcext:value-type="float">
            <text:p>178.63</text:p>
          </table:table-cell>
          <table:table-cell table:number-columns-repeated="4" office:value-type="float" office:value="196.07" calcext:value-type="float">
            <text:p>196.07</text:p>
          </table:table-cell>
          <table:table-cell office:value-type="float" office:value="201.54" calcext:value-type="float">
            <text:p>201.54</text:p>
          </table:table-cell>
          <table:table-cell office:value-type="float" office:value="192.29" calcext:value-type="float">
            <text:p>192.29</text:p>
          </table:table-cell>
          <table:table-cell office:value-type="float" office:value="196.07" calcext:value-type="float">
            <text:p>196.07</text:p>
          </table:table-cell>
          <table:table-cell table:number-columns-repeated="2" office:value-type="float" office:value="177.38" calcext:value-type="float">
            <text:p>177.38</text:p>
          </table:table-cell>
          <table:table-cell office:value-type="float" office:value="152.63" calcext:value-type="float">
            <text:p>152.63</text:p>
          </table:table-cell>
          <table:table-cell table:number-columns-repeated="2" office:value-type="float" office:value="196.07" calcext:value-type="float">
            <text:p>196.07</text:p>
          </table:table-cell>
          <table:table-cell office:value-type="float" office:value="177.49" calcext:value-type="float">
            <text:p>177.49</text:p>
          </table:table-cell>
          <table:table-cell office:value-type="float" office:value="201.54" calcext:value-type="float">
            <text:p>201.54</text:p>
          </table:table-cell>
          <table:table-cell table:number-columns-repeated="2" office:value-type="float" office:value="202.29" calcext:value-type="float">
            <text:p>202.29</text:p>
          </table:table-cell>
          <table:table-cell/>
        </table:table-row>
        <table:table-row table:style-name="ro1">
          <table:table-cell office:value-type="string" calcext:value-type="string">
            <text:p>18-09-2016</text:p>
          </table:table-cell>
          <table:table-cell office:value-type="float" office:value="176.81" calcext:value-type="float">
            <text:p>176.81</text:p>
          </table:table-cell>
          <table:table-cell table:number-columns-repeated="5" office:value-type="float" office:value="198.71" calcext:value-type="float">
            <text:p>198.71</text:p>
          </table:table-cell>
          <table:table-cell office:value-type="float" office:value="184.17" calcext:value-type="float">
            <text:p>184.17</text:p>
          </table:table-cell>
          <table:table-cell office:value-type="float" office:value="198.71" calcext:value-type="float">
            <text:p>198.71</text:p>
          </table:table-cell>
          <table:table-cell table:number-columns-repeated="2" office:value-type="float" office:value="170.3" calcext:value-type="float">
            <text:p>170.3</text:p>
          </table:table-cell>
          <table:table-cell office:value-type="float" office:value="156.68" calcext:value-type="float">
            <text:p>156.68</text:p>
          </table:table-cell>
          <table:table-cell table:number-columns-repeated="2" office:value-type="float" office:value="198.71" calcext:value-type="float">
            <text:p>198.71</text:p>
          </table:table-cell>
          <table:table-cell office:value-type="float" office:value="176.56" calcext:value-type="float">
            <text:p>176.56</text:p>
          </table:table-cell>
          <table:table-cell office:value-type="float" office:value="198.71" calcext:value-type="float">
            <text:p>198.71</text:p>
          </table:table-cell>
          <table:table-cell table:number-columns-repeated="2" office:value-type="float" office:value="209.65" calcext:value-type="float">
            <text:p>209.65</text:p>
          </table:table-cell>
          <table:table-cell/>
        </table:table-row>
        <table:table-row table:style-name="ro1">
          <table:table-cell office:value-type="string" calcext:value-type="string">
            <text:p>19-09-2016</text:p>
          </table:table-cell>
          <table:table-cell office:value-type="float" office:value="209.12" calcext:value-type="float">
            <text:p>209.12</text:p>
          </table:table-cell>
          <table:table-cell table:number-columns-repeated="4" office:value-type="float" office:value="259.52" calcext:value-type="float">
            <text:p>259.52</text:p>
          </table:table-cell>
          <table:table-cell office:value-type="float" office:value="261.55" calcext:value-type="float">
            <text:p>261.55</text:p>
          </table:table-cell>
          <table:table-cell office:value-type="float" office:value="259.13" calcext:value-type="float">
            <text:p>259.13</text:p>
          </table:table-cell>
          <table:table-cell office:value-type="float" office:value="259.82" calcext:value-type="float">
            <text:p>259.82</text:p>
          </table:table-cell>
          <table:table-cell table:number-columns-repeated="2" office:value-type="float" office:value="178.92" calcext:value-type="float">
            <text:p>178.92</text:p>
          </table:table-cell>
          <table:table-cell office:value-type="float" office:value="173.52" calcext:value-type="float">
            <text:p>173.52</text:p>
          </table:table-cell>
          <table:table-cell table:number-columns-repeated="2" office:value-type="float" office:value="245.67" calcext:value-type="float">
            <text:p>245.67</text:p>
          </table:table-cell>
          <table:table-cell office:value-type="float" office:value="189.63" calcext:value-type="float">
            <text:p>189.63</text:p>
          </table:table-cell>
          <table:table-cell office:value-type="float" office:value="261.55" calcext:value-type="float">
            <text:p>261.55</text:p>
          </table:table-cell>
          <table:table-cell table:number-columns-repeated="2" office:value-type="float" office:value="269.62" calcext:value-type="float">
            <text:p>269.62</text:p>
          </table:table-cell>
          <table:table-cell/>
        </table:table-row>
        <table:table-row table:style-name="ro1">
          <table:table-cell office:value-type="string" calcext:value-type="string">
            <text:p>20-09-2016</text:p>
          </table:table-cell>
          <table:table-cell office:value-type="float" office:value="203.24" calcext:value-type="float">
            <text:p>203.24</text:p>
          </table:table-cell>
          <table:table-cell table:number-columns-repeated="3" office:value-type="float" office:value="254.31" calcext:value-type="float">
            <text:p>254.31</text:p>
          </table:table-cell>
          <table:table-cell office:value-type="float" office:value="257.38" calcext:value-type="float">
            <text:p>257.38</text:p>
          </table:table-cell>
          <table:table-cell office:value-type="float" office:value="254.86" calcext:value-type="float">
            <text:p>254.86</text:p>
          </table:table-cell>
          <table:table-cell office:value-type="float" office:value="258.37" calcext:value-type="float">
            <text:p>258.37</text:p>
          </table:table-cell>
          <table:table-cell office:value-type="float" office:value="258.96" calcext:value-type="float">
            <text:p>258.96</text:p>
          </table:table-cell>
          <table:table-cell table:number-columns-repeated="2" office:value-type="float" office:value="179.2" calcext:value-type="float">
            <text:p>179.2</text:p>
          </table:table-cell>
          <table:table-cell office:value-type="float" office:value="179.14" calcext:value-type="float">
            <text:p>179.14</text:p>
          </table:table-cell>
          <table:table-cell table:number-columns-repeated="2" office:value-type="float" office:value="237.16" calcext:value-type="float">
            <text:p>237.16</text:p>
          </table:table-cell>
          <table:table-cell office:value-type="float" office:value="190.06" calcext:value-type="float">
            <text:p>190.06</text:p>
          </table:table-cell>
          <table:table-cell office:value-type="float" office:value="254.86" calcext:value-type="float">
            <text:p>254.86</text:p>
          </table:table-cell>
          <table:table-cell table:number-columns-repeated="2" office:value-type="float" office:value="272.53" calcext:value-type="float">
            <text:p>272.53</text:p>
          </table:table-cell>
          <table:table-cell/>
        </table:table-row>
        <table:table-row table:style-name="ro1">
          <table:table-cell office:value-type="string" calcext:value-type="string">
            <text:p>21-09-2016</text:p>
          </table:table-cell>
          <table:table-cell office:value-type="float" office:value="203.75" calcext:value-type="float">
            <text:p>203.75</text:p>
          </table:table-cell>
          <table:table-cell table:number-columns-repeated="3" office:value-type="float" office:value="234.98" calcext:value-type="float">
            <text:p>234.98</text:p>
          </table:table-cell>
          <table:table-cell office:value-type="float" office:value="239.06" calcext:value-type="float">
            <text:p>239.06</text:p>
          </table:table-cell>
          <table:table-cell office:value-type="float" office:value="253.98" calcext:value-type="float">
            <text:p>253.98</text:p>
          </table:table-cell>
          <table:table-cell office:value-type="float" office:value="260.97" calcext:value-type="float">
            <text:p>260.97</text:p>
          </table:table-cell>
          <table:table-cell office:value-type="float" office:value="262.26" calcext:value-type="float">
            <text:p>262.26</text:p>
          </table:table-cell>
          <table:table-cell table:number-columns-repeated="2" office:value-type="float" office:value="181.36" calcext:value-type="float">
            <text:p>181.36</text:p>
          </table:table-cell>
          <table:table-cell office:value-type="float" office:value="181.29" calcext:value-type="float">
            <text:p>181.29</text:p>
          </table:table-cell>
          <table:table-cell table:number-columns-repeated="2" office:value-type="float" office:value="234.98" calcext:value-type="float">
            <text:p>234.98</text:p>
          </table:table-cell>
          <table:table-cell office:value-type="float" office:value="193.81" calcext:value-type="float">
            <text:p>193.81</text:p>
          </table:table-cell>
          <table:table-cell office:value-type="float" office:value="253.98" calcext:value-type="float">
            <text:p>253.98</text:p>
          </table:table-cell>
          <table:table-cell table:number-columns-repeated="2" office:value-type="float" office:value="261.83" calcext:value-type="float">
            <text:p>261.83</text:p>
          </table:table-cell>
          <table:table-cell/>
        </table:table-row>
        <table:table-row table:style-name="ro1">
          <table:table-cell office:value-type="string" calcext:value-type="string">
            <text:p>22-09-2016</text:p>
          </table:table-cell>
          <table:table-cell office:value-type="float" office:value="198.01" calcext:value-type="float">
            <text:p>198.01</text:p>
          </table:table-cell>
          <table:table-cell table:number-columns-repeated="3" office:value-type="float" office:value="234.22" calcext:value-type="float">
            <text:p>234.22</text:p>
          </table:table-cell>
          <table:table-cell office:value-type="float" office:value="256.82" calcext:value-type="float">
            <text:p>256.82</text:p>
          </table:table-cell>
          <table:table-cell office:value-type="float" office:value="261.83" calcext:value-type="float">
            <text:p>261.83</text:p>
          </table:table-cell>
          <table:table-cell office:value-type="float" office:value="242.99" calcext:value-type="float">
            <text:p>242.99</text:p>
          </table:table-cell>
          <table:table-cell office:value-type="float" office:value="257.96" calcext:value-type="float">
            <text:p>257.96</text:p>
          </table:table-cell>
          <table:table-cell table:number-columns-repeated="3" office:value-type="float" office:value="179.32" calcext:value-type="float">
            <text:p>179.32</text:p>
          </table:table-cell>
          <table:table-cell table:number-columns-repeated="2" office:value-type="float" office:value="234.22" calcext:value-type="float">
            <text:p>234.22</text:p>
          </table:table-cell>
          <table:table-cell office:value-type="float" office:value="190" calcext:value-type="float">
            <text:p>190</text:p>
          </table:table-cell>
          <table:table-cell office:value-type="float" office:value="261.83" calcext:value-type="float">
            <text:p>261.83</text:p>
          </table:table-cell>
          <table:table-cell table:number-columns-repeated="2" office:value-type="float" office:value="297.37" calcext:value-type="float">
            <text:p>297.37</text:p>
          </table:table-cell>
          <table:table-cell/>
        </table:table-row>
        <table:table-row table:style-name="ro1">
          <table:table-cell office:value-type="string" calcext:value-type="string">
            <text:p>23-09-2016</text:p>
          </table:table-cell>
          <table:table-cell office:value-type="float" office:value="194.5" calcext:value-type="float">
            <text:p>194.5</text:p>
          </table:table-cell>
          <table:table-cell table:number-columns-repeated="3" office:value-type="float" office:value="224.75" calcext:value-type="float">
            <text:p>224.75</text:p>
          </table:table-cell>
          <table:table-cell office:value-type="float" office:value="231.5" calcext:value-type="float">
            <text:p>231.5</text:p>
          </table:table-cell>
          <table:table-cell office:value-type="float" office:value="254.4" calcext:value-type="float">
            <text:p>254.4</text:p>
          </table:table-cell>
          <table:table-cell office:value-type="float" office:value="216.29" calcext:value-type="float">
            <text:p>216.29</text:p>
          </table:table-cell>
          <table:table-cell office:value-type="float" office:value="240.85" calcext:value-type="float">
            <text:p>240.85</text:p>
          </table:table-cell>
          <table:table-cell table:number-columns-repeated="3" office:value-type="float" office:value="178.98" calcext:value-type="float">
            <text:p>178.98</text:p>
          </table:table-cell>
          <table:table-cell table:number-columns-repeated="2" office:value-type="float" office:value="224.75" calcext:value-type="float">
            <text:p>224.75</text:p>
          </table:table-cell>
          <table:table-cell office:value-type="float" office:value="189.12" calcext:value-type="float">
            <text:p>189.12</text:p>
          </table:table-cell>
          <table:table-cell office:value-type="float" office:value="254.4" calcext:value-type="float">
            <text:p>254.4</text:p>
          </table:table-cell>
          <table:table-cell table:number-columns-repeated="2" office:value-type="float" office:value="278.45" calcext:value-type="float">
            <text:p>278.45</text:p>
          </table:table-cell>
          <table:table-cell/>
        </table:table-row>
        <table:table-row table:style-name="ro1">
          <table:table-cell office:value-type="string" calcext:value-type="string">
            <text:p>24-09-2016</text:p>
          </table:table-cell>
          <table:table-cell office:value-type="float" office:value="185.35" calcext:value-type="float">
            <text:p>185.35</text:p>
          </table:table-cell>
          <table:table-cell table:number-columns-repeated="4" office:value-type="float" office:value="209.06" calcext:value-type="float">
            <text:p>209.06</text:p>
          </table:table-cell>
          <table:table-cell office:value-type="float" office:value="210.57" calcext:value-type="float">
            <text:p>210.57</text:p>
          </table:table-cell>
          <table:table-cell office:value-type="float" office:value="206.46" calcext:value-type="float">
            <text:p>206.46</text:p>
          </table:table-cell>
          <table:table-cell office:value-type="float" office:value="226.44" calcext:value-type="float">
            <text:p>226.44</text:p>
          </table:table-cell>
          <table:table-cell office:value-type="float" office:value="178.46" calcext:value-type="float">
            <text:p>178.46</text:p>
          </table:table-cell>
          <table:table-cell table:number-columns-repeated="2" office:value-type="float" office:value="178.33" calcext:value-type="float">
            <text:p>178.33</text:p>
          </table:table-cell>
          <table:table-cell table:number-columns-repeated="2" office:value-type="float" office:value="209.06" calcext:value-type="float">
            <text:p>209.06</text:p>
          </table:table-cell>
          <table:table-cell office:value-type="float" office:value="180.47" calcext:value-type="float">
            <text:p>180.47</text:p>
          </table:table-cell>
          <table:table-cell office:value-type="float" office:value="210.57" calcext:value-type="float">
            <text:p>210.57</text:p>
          </table:table-cell>
          <table:table-cell table:number-columns-repeated="2" office:value-type="float" office:value="259.67" calcext:value-type="float">
            <text:p>259.67</text:p>
          </table:table-cell>
          <table:table-cell/>
        </table:table-row>
        <table:table-row table:style-name="ro1">
          <table:table-cell office:value-type="string" calcext:value-type="string">
            <text:p>25-09-2016</text:p>
          </table:table-cell>
          <table:table-cell office:value-type="float" office:value="175.19" calcext:value-type="float">
            <text:p>175.19</text:p>
          </table:table-cell>
          <table:table-cell table:number-columns-repeated="4" office:value-type="float" office:value="190.85" calcext:value-type="float">
            <text:p>190.85</text:p>
          </table:table-cell>
          <table:table-cell office:value-type="float" office:value="191.81" calcext:value-type="float">
            <text:p>191.81</text:p>
          </table:table-cell>
          <table:table-cell office:value-type="float" office:value="169.22" calcext:value-type="float">
            <text:p>169.22</text:p>
          </table:table-cell>
          <table:table-cell office:value-type="float" office:value="202.36" calcext:value-type="float">
            <text:p>202.36</text:p>
          </table:table-cell>
          <table:table-cell office:value-type="float" office:value="169.29" calcext:value-type="float">
            <text:p>169.29</text:p>
          </table:table-cell>
          <table:table-cell table:number-columns-repeated="2" office:value-type="float" office:value="167.27" calcext:value-type="float">
            <text:p>167.27</text:p>
          </table:table-cell>
          <table:table-cell table:number-columns-repeated="2" office:value-type="float" office:value="190.85" calcext:value-type="float">
            <text:p>190.85</text:p>
          </table:table-cell>
          <table:table-cell office:value-type="float" office:value="177.31" calcext:value-type="float">
            <text:p>177.31</text:p>
          </table:table-cell>
          <table:table-cell office:value-type="float" office:value="191.81" calcext:value-type="float">
            <text:p>191.81</text:p>
          </table:table-cell>
          <table:table-cell table:number-columns-repeated="2" office:value-type="float" office:value="235.34" calcext:value-type="float">
            <text:p>235.34</text:p>
          </table:table-cell>
          <table:table-cell/>
        </table:table-row>
        <table:table-row table:style-name="ro1">
          <table:table-cell office:value-type="string" calcext:value-type="string">
            <text:p>26-09-2016</text:p>
          </table:table-cell>
          <table:table-cell office:value-type="float" office:value="202.59" calcext:value-type="float">
            <text:p>202.59</text:p>
          </table:table-cell>
          <table:table-cell table:number-columns-repeated="3" office:value-type="float" office:value="231.59" calcext:value-type="float">
            <text:p>231.59</text:p>
          </table:table-cell>
          <table:table-cell office:value-type="float" office:value="258.64" calcext:value-type="float">
            <text:p>258.64</text:p>
          </table:table-cell>
          <table:table-cell office:value-type="float" office:value="268.2" calcext:value-type="float">
            <text:p>268.2</text:p>
          </table:table-cell>
          <table:table-cell office:value-type="float" office:value="271.64" calcext:value-type="float">
            <text:p>271.64</text:p>
          </table:table-cell>
          <table:table-cell office:value-type="float" office:value="338.41" calcext:value-type="float">
            <text:p>338.41</text:p>
          </table:table-cell>
          <table:table-cell office:value-type="float" office:value="188.48" calcext:value-type="float">
            <text:p>188.48</text:p>
          </table:table-cell>
          <table:table-cell table:number-columns-repeated="2" office:value-type="float" office:value="179.97" calcext:value-type="float">
            <text:p>179.97</text:p>
          </table:table-cell>
          <table:table-cell table:number-columns-repeated="2" office:value-type="float" office:value="231.59" calcext:value-type="float">
            <text:p>231.59</text:p>
          </table:table-cell>
          <table:table-cell office:value-type="float" office:value="187.77" calcext:value-type="float">
            <text:p>187.77</text:p>
          </table:table-cell>
          <table:table-cell office:value-type="float" office:value="268.2" calcext:value-type="float">
            <text:p>268.2</text:p>
          </table:table-cell>
          <table:table-cell table:number-columns-repeated="2" office:value-type="float" office:value="277.28" calcext:value-type="float">
            <text:p>277.28</text:p>
          </table:table-cell>
          <table:table-cell/>
        </table:table-row>
        <table:table-row table:style-name="ro1">
          <table:table-cell office:value-type="string" calcext:value-type="string">
            <text:p>27-09-2016</text:p>
          </table:table-cell>
          <table:table-cell office:value-type="float" office:value="193.77" calcext:value-type="float">
            <text:p>193.77</text:p>
          </table:table-cell>
          <table:table-cell table:number-columns-repeated="3" office:value-type="float" office:value="217.93" calcext:value-type="float">
            <text:p>217.93</text:p>
          </table:table-cell>
          <table:table-cell office:value-type="float" office:value="232.48" calcext:value-type="float">
            <text:p>232.48</text:p>
          </table:table-cell>
          <table:table-cell office:value-type="float" office:value="257.88" calcext:value-type="float">
            <text:p>257.88</text:p>
          </table:table-cell>
          <table:table-cell office:value-type="float" office:value="219.76" calcext:value-type="float">
            <text:p>219.76</text:p>
          </table:table-cell>
          <table:table-cell office:value-type="float" office:value="307.31" calcext:value-type="float">
            <text:p>307.31</text:p>
          </table:table-cell>
          <table:table-cell office:value-type="float" office:value="178.05" calcext:value-type="float">
            <text:p>178.05</text:p>
          </table:table-cell>
          <table:table-cell table:number-columns-repeated="2" office:value-type="float" office:value="177.6" calcext:value-type="float">
            <text:p>177.6</text:p>
          </table:table-cell>
          <table:table-cell table:number-columns-repeated="2" office:value-type="float" office:value="218.04" calcext:value-type="float">
            <text:p>218.04</text:p>
          </table:table-cell>
          <table:table-cell office:value-type="float" office:value="187.32" calcext:value-type="float">
            <text:p>187.32</text:p>
          </table:table-cell>
          <table:table-cell office:value-type="float" office:value="257.88" calcext:value-type="float">
            <text:p>257.88</text:p>
          </table:table-cell>
          <table:table-cell table:number-columns-repeated="2" office:value-type="float" office:value="258.6" calcext:value-type="float">
            <text:p>258.6</text:p>
          </table:table-cell>
          <table:table-cell/>
        </table:table-row>
        <table:table-row table:style-name="ro1">
          <table:table-cell office:value-type="string" calcext:value-type="string">
            <text:p>28-09-2016</text:p>
          </table:table-cell>
          <table:table-cell office:value-type="float" office:value="171.43" calcext:value-type="float">
            <text:p>171.43</text:p>
          </table:table-cell>
          <table:table-cell table:number-columns-repeated="4" office:value-type="float" office:value="176.17" calcext:value-type="float">
            <text:p>176.17</text:p>
          </table:table-cell>
          <table:table-cell office:value-type="float" office:value="218.37" calcext:value-type="float">
            <text:p>218.37</text:p>
          </table:table-cell>
          <table:table-cell office:value-type="float" office:value="156.01" calcext:value-type="float">
            <text:p>156.01</text:p>
          </table:table-cell>
          <table:table-cell office:value-type="float" office:value="196.9" calcext:value-type="float">
            <text:p>196.9</text:p>
          </table:table-cell>
          <table:table-cell office:value-type="float" office:value="162.01" calcext:value-type="float">
            <text:p>162.01</text:p>
          </table:table-cell>
          <table:table-cell table:number-columns-repeated="2" office:value-type="float" office:value="161.56" calcext:value-type="float">
            <text:p>161.56</text:p>
          </table:table-cell>
          <table:table-cell table:number-columns-repeated="2" office:value-type="float" office:value="186.94" calcext:value-type="float">
            <text:p>186.94</text:p>
          </table:table-cell>
          <table:table-cell office:value-type="float" office:value="185.83" calcext:value-type="float">
            <text:p>185.83</text:p>
          </table:table-cell>
          <table:table-cell office:value-type="float" office:value="218.37" calcext:value-type="float">
            <text:p>218.37</text:p>
          </table:table-cell>
          <table:table-cell table:number-columns-repeated="2" office:value-type="float" office:value="221.59" calcext:value-type="float">
            <text:p>221.59</text:p>
          </table:table-cell>
          <table:table-cell/>
        </table:table-row>
        <table:table-row table:style-name="ro1">
          <table:table-cell office:value-type="string" calcext:value-type="string">
            <text:p>29-09-2016</text:p>
          </table:table-cell>
          <table:table-cell office:value-type="float" office:value="173.35" calcext:value-type="float">
            <text:p>173.35</text:p>
          </table:table-cell>
          <table:table-cell table:number-columns-repeated="4" office:value-type="float" office:value="175.98" calcext:value-type="float">
            <text:p>175.98</text:p>
          </table:table-cell>
          <table:table-cell office:value-type="float" office:value="227.12" calcext:value-type="float">
            <text:p>227.12</text:p>
          </table:table-cell>
          <table:table-cell office:value-type="float" office:value="146.24" calcext:value-type="float">
            <text:p>146.24</text:p>
          </table:table-cell>
          <table:table-cell office:value-type="float" office:value="187.94" calcext:value-type="float">
            <text:p>187.94</text:p>
          </table:table-cell>
          <table:table-cell office:value-type="float" office:value="171.87" calcext:value-type="float">
            <text:p>171.87</text:p>
          </table:table-cell>
          <table:table-cell table:number-columns-repeated="2" office:value-type="float" office:value="156.19" calcext:value-type="float">
            <text:p>156.19</text:p>
          </table:table-cell>
          <table:table-cell table:number-columns-repeated="2" office:value-type="float" office:value="185.21" calcext:value-type="float">
            <text:p>185.21</text:p>
          </table:table-cell>
          <table:table-cell office:value-type="float" office:value="183.16" calcext:value-type="float">
            <text:p>183.16</text:p>
          </table:table-cell>
          <table:table-cell office:value-type="float" office:value="227.12" calcext:value-type="float">
            <text:p>227.12</text:p>
          </table:table-cell>
          <table:table-cell table:number-columns-repeated="2" office:value-type="float" office:value="228.56" calcext:value-type="float">
            <text:p>228.56</text:p>
          </table:table-cell>
          <table:table-cell/>
        </table:table-row>
        <table:table-row table:style-name="ro1">
          <table:table-cell office:value-type="string" calcext:value-type="string">
            <text:p>30-09-2016</text:p>
          </table:table-cell>
          <table:table-cell office:value-type="float" office:value="174.34" calcext:value-type="float">
            <text:p>174.34</text:p>
          </table:table-cell>
          <table:table-cell table:number-columns-repeated="4" office:value-type="float" office:value="183.22" calcext:value-type="float">
            <text:p>183.22</text:p>
          </table:table-cell>
          <table:table-cell office:value-type="float" office:value="228.58" calcext:value-type="float">
            <text:p>228.58</text:p>
          </table:table-cell>
          <table:table-cell office:value-type="float" office:value="168" calcext:value-type="float">
            <text:p>168</text:p>
          </table:table-cell>
          <table:table-cell office:value-type="float" office:value="238.95" calcext:value-type="float">
            <text:p>238.95</text:p>
          </table:table-cell>
          <table:table-cell office:value-type="float" office:value="182.57" calcext:value-type="float">
            <text:p>182.57</text:p>
          </table:table-cell>
          <table:table-cell table:number-columns-repeated="2" office:value-type="float" office:value="164.6" calcext:value-type="float">
            <text:p>164.6</text:p>
          </table:table-cell>
          <table:table-cell table:number-columns-repeated="2" office:value-type="float" office:value="183.62" calcext:value-type="float">
            <text:p>183.62</text:p>
          </table:table-cell>
          <table:table-cell office:value-type="float" office:value="187.46" calcext:value-type="float">
            <text:p>187.46</text:p>
          </table:table-cell>
          <table:table-cell office:value-type="float" office:value="228.58" calcext:value-type="float">
            <text:p>228.58</text:p>
          </table:table-cell>
          <table:table-cell table:number-columns-repeated="2" office:value-type="float" office:value="233.05" calcext:value-type="float">
            <text:p>233.05</text:p>
          </table:table-cell>
          <table:table-cell/>
        </table:table-row>
        <table:table-row table:style-name="ro1">
          <table:table-cell office:value-type="string" calcext:value-type="string">
            <text:p>01-10-2016</text:p>
          </table:table-cell>
          <table:table-cell office:value-type="float" office:value="188.88" calcext:value-type="float">
            <text:p>188.88</text:p>
          </table:table-cell>
          <table:table-cell table:number-columns-repeated="3" office:value-type="float" office:value="200.84" calcext:value-type="float">
            <text:p>200.84</text:p>
          </table:table-cell>
          <table:table-cell office:value-type="float" office:value="213.1" calcext:value-type="float">
            <text:p>213.1</text:p>
          </table:table-cell>
          <table:table-cell office:value-type="float" office:value="224.12" calcext:value-type="float">
            <text:p>224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1.38" calcext:value-type="float">
            <text:p>241.38</text:p>
          </table:table-cell>
          <table:table-cell office:value-type="float" office:value="199.06" calcext:value-type="float">
            <text:p>199.06</text:p>
          </table:table-cell>
          <table:table-cell office:value-type="float" office:value="179.66" calcext:value-type="float">
            <text:p>179.66</text:p>
          </table:table-cell>
          <table:table-cell office:value-type="float" office:value="178.22" calcext:value-type="float">
            <text:p>178.22</text:p>
          </table:table-cell>
          <table:table-cell table:number-columns-repeated="2" office:value-type="float" office:value="201.25" calcext:value-type="float">
            <text:p>201.25</text:p>
          </table:table-cell>
          <table:table-cell office:value-type="float" office:value="183.05" calcext:value-type="float">
            <text:p>183.05</text:p>
          </table:table-cell>
          <table:table-cell office:value-type="float" office:value="224.12" calcext:value-type="float">
            <text:p>224.12</text:p>
          </table:table-cell>
          <table:table-cell table:number-columns-repeated="2" office:value-type="float" office:value="254.69" calcext:value-type="float">
            <text:p>254.69</text:p>
          </table:table-cell>
          <table:table-cell/>
        </table:table-row>
        <table:table-row table:style-name="ro1">
          <table:table-cell office:value-type="string" calcext:value-type="string">
            <text:p>02-10-2016</text:p>
          </table:table-cell>
          <table:table-cell office:value-type="float" office:value="191.8" calcext:value-type="float">
            <text:p>191.8</text:p>
          </table:table-cell>
          <table:table-cell table:number-columns-repeated="3" office:value-type="float" office:value="205.62" calcext:value-type="float">
            <text:p>205.62</text:p>
          </table:table-cell>
          <table:table-cell office:value-type="float" office:value="207.29" calcext:value-type="float">
            <text:p>207.29</text:p>
          </table:table-cell>
          <table:table-cell office:value-type="float" office:value="224.39" calcext:value-type="float">
            <text:p>224.39</text:p>
          </table:table-cell>
          <table:table-cell office:value-type="float" office:value="223.56" calcext:value-type="float">
            <text:p>223.56</text:p>
          </table:table-cell>
          <table:table-cell office:value-type="float" office:value="226.3" calcext:value-type="float">
            <text:p>226.3</text:p>
          </table:table-cell>
          <table:table-cell office:value-type="float" office:value="202.94" calcext:value-type="float">
            <text:p>202.94</text:p>
          </table:table-cell>
          <table:table-cell table:number-columns-repeated="2" office:value-type="float" office:value="181.5" calcext:value-type="float">
            <text:p>181.5</text:p>
          </table:table-cell>
          <table:table-cell table:number-columns-repeated="2" office:value-type="float" office:value="205.62" calcext:value-type="float">
            <text:p>205.62</text:p>
          </table:table-cell>
          <table:table-cell office:value-type="float" office:value="185.67" calcext:value-type="float">
            <text:p>185.67</text:p>
          </table:table-cell>
          <table:table-cell office:value-type="float" office:value="224.39" calcext:value-type="float">
            <text:p>224.39</text:p>
          </table:table-cell>
          <table:table-cell table:number-columns-repeated="2" office:value-type="float" office:value="235.9" calcext:value-type="float">
            <text:p>235.9</text:p>
          </table:table-cell>
          <table:table-cell/>
        </table:table-row>
        <table:table-row table:style-name="ro1">
          <table:table-cell office:value-type="string" calcext:value-type="string">
            <text:p>03-10-2016</text:p>
          </table:table-cell>
          <table:table-cell office:value-type="float" office:value="204.39" calcext:value-type="float">
            <text:p>204.39</text:p>
          </table:table-cell>
          <table:table-cell table:number-columns-repeated="4" office:value-type="float" office:value="221.07" calcext:value-type="float">
            <text:p>221.07</text:p>
          </table:table-cell>
          <table:table-cell office:value-type="float" office:value="302.99" calcext:value-type="float">
            <text:p>302.99</text:p>
          </table:table-cell>
          <table:table-cell office:value-type="float" office:value="201.86" calcext:value-type="float">
            <text:p>201.86</text:p>
          </table:table-cell>
          <table:table-cell office:value-type="float" office:value="226.18" calcext:value-type="float">
            <text:p>226.18</text:p>
          </table:table-cell>
          <table:table-cell office:value-type="float" office:value="220.39" calcext:value-type="float">
            <text:p>220.39</text:p>
          </table:table-cell>
          <table:table-cell office:value-type="float" office:value="192.05" calcext:value-type="float">
            <text:p>192.05</text:p>
          </table:table-cell>
          <table:table-cell office:value-type="float" office:value="190.31" calcext:value-type="float">
            <text:p>190.31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95.21" calcext:value-type="float">
            <text:p>195.21</text:p>
          </table:table-cell>
          <table:table-cell office:value-type="float" office:value="302.99" calcext:value-type="float">
            <text:p>302.99</text:p>
          </table:table-cell>
          <table:table-cell table:number-columns-repeated="2" office:value-type="float" office:value="304.17" calcext:value-type="float">
            <text:p>304.17</text:p>
          </table:table-cell>
          <table:table-cell/>
        </table:table-row>
        <table:table-row table:style-name="ro1">
          <table:table-cell office:value-type="string" calcext:value-type="string">
            <text:p>04-10-2016</text:p>
          </table:table-cell>
          <table:table-cell office:value-type="float" office:value="205.53" calcext:value-type="float">
            <text:p>205.53</text:p>
          </table:table-cell>
          <table:table-cell table:number-columns-repeated="4" office:value-type="float" office:value="225.88" calcext:value-type="float">
            <text:p>225.88</text:p>
          </table:table-cell>
          <table:table-cell office:value-type="float" office:value="281.79" calcext:value-type="float">
            <text:p>281.79</text:p>
          </table:table-cell>
          <table:table-cell office:value-type="float" office:value="221.51" calcext:value-type="float">
            <text:p>221.51</text:p>
          </table:table-cell>
          <table:table-cell office:value-type="float" office:value="226.67" calcext:value-type="float">
            <text:p>226.67</text:p>
          </table:table-cell>
          <table:table-cell office:value-type="float" office:value="225.88" calcext:value-type="float">
            <text:p>225.88</text:p>
          </table:table-cell>
          <table:table-cell office:value-type="float" office:value="192.58" calcext:value-type="float">
            <text:p>192.58</text:p>
          </table:table-cell>
          <table:table-cell office:value-type="float" office:value="191.21" calcext:value-type="float">
            <text:p>191.21</text:p>
          </table:table-cell>
          <table:table-cell table:number-columns-repeated="2" office:value-type="float" office:value="227.88" calcext:value-type="float">
            <text:p>227.88</text:p>
          </table:table-cell>
          <table:table-cell office:value-type="float" office:value="194.85" calcext:value-type="float">
            <text:p>194.85</text:p>
          </table:table-cell>
          <table:table-cell table:number-columns-repeated="3" office:value-type="float" office:value="281.79" calcext:value-type="float">
            <text:p>281.79</text:p>
          </table:table-cell>
          <table:table-cell/>
        </table:table-row>
        <table:table-row table:style-name="ro1">
          <table:table-cell office:value-type="string" calcext:value-type="string">
            <text:p>05-10-2016</text:p>
          </table:table-cell>
          <table:table-cell office:value-type="float" office:value="206.21" calcext:value-type="float">
            <text:p>206.21</text:p>
          </table:table-cell>
          <table:table-cell table:number-columns-repeated="4" office:value-type="float" office:value="228.47" calcext:value-type="float">
            <text:p>228.47</text:p>
          </table:table-cell>
          <table:table-cell office:value-type="float" office:value="258.92" calcext:value-type="float">
            <text:p>258.92</text:p>
          </table:table-cell>
          <table:table-cell office:value-type="float" office:value="197.38" calcext:value-type="float">
            <text:p>197.38</text:p>
          </table:table-cell>
          <table:table-cell office:value-type="float" office:value="221.23" calcext:value-type="float">
            <text:p>221.23</text:p>
          </table:table-cell>
          <table:table-cell office:value-type="float" office:value="228.39" calcext:value-type="float">
            <text:p>228.39</text:p>
          </table:table-cell>
          <table:table-cell table:number-columns-repeated="2" office:value-type="float" office:value="194.88" calcext:value-type="float">
            <text:p>194.88</text:p>
          </table:table-cell>
          <table:table-cell table:number-columns-repeated="2" office:value-type="float" office:value="235.95" calcext:value-type="float">
            <text:p>235.95</text:p>
          </table:table-cell>
          <table:table-cell office:value-type="float" office:value="196.69" calcext:value-type="float">
            <text:p>196.69</text:p>
          </table:table-cell>
          <table:table-cell office:value-type="float" office:value="258.92" calcext:value-type="float">
            <text:p>258.92</text:p>
          </table:table-cell>
          <table:table-cell table:number-columns-repeated="2" office:value-type="float" office:value="259.4" calcext:value-type="float">
            <text:p>259.4</text:p>
          </table:table-cell>
          <table:table-cell/>
        </table:table-row>
        <table:table-row table:style-name="ro1">
          <table:table-cell office:value-type="string" calcext:value-type="string">
            <text:p>06-10-2016</text:p>
          </table:table-cell>
          <table:table-cell office:value-type="float" office:value="210.4" calcext:value-type="float">
            <text:p>210.4</text:p>
          </table:table-cell>
          <table:table-cell table:number-columns-repeated="4" office:value-type="float" office:value="240.57" calcext:value-type="float">
            <text:p>240.57</text:p>
          </table:table-cell>
          <table:table-cell office:value-type="float" office:value="292.96" calcext:value-type="float">
            <text:p>292.96</text:p>
          </table:table-cell>
          <table:table-cell office:value-type="float" office:value="185.98" calcext:value-type="float">
            <text:p>185.98</text:p>
          </table:table-cell>
          <table:table-cell office:value-type="float" office:value="231.86" calcext:value-type="float">
            <text:p>231.86</text:p>
          </table:table-cell>
          <table:table-cell office:value-type="float" office:value="214.69" calcext:value-type="float">
            <text:p>214.69</text:p>
          </table:table-cell>
          <table:table-cell office:value-type="float" office:value="199.13" calcext:value-type="float">
            <text:p>199.13</text:p>
          </table:table-cell>
          <table:table-cell office:value-type="float" office:value="199.28" calcext:value-type="float">
            <text:p>199.28</text:p>
          </table:table-cell>
          <table:table-cell table:number-columns-repeated="2" office:value-type="float" office:value="246.67" calcext:value-type="float">
            <text:p>246.67</text:p>
          </table:table-cell>
          <table:table-cell office:value-type="float" office:value="193.24" calcext:value-type="float">
            <text:p>193.24</text:p>
          </table:table-cell>
          <table:table-cell office:value-type="float" office:value="292.96" calcext:value-type="float">
            <text:p>292.96</text:p>
          </table:table-cell>
          <table:table-cell office:value-type="float" office:value="295.36" calcext:value-type="float">
            <text:p>295.36</text:p>
          </table:table-cell>
          <table:table-cell office:value-type="float" office:value="292.61" calcext:value-type="float">
            <text:p>292.61</text:p>
          </table:table-cell>
          <table:table-cell/>
        </table:table-row>
        <table:table-row table:style-name="ro1">
          <table:table-cell office:value-type="string" calcext:value-type="string">
            <text:p>07-10-2016</text:p>
          </table:table-cell>
          <table:table-cell office:value-type="float" office:value="214.84" calcext:value-type="float">
            <text:p>214.84</text:p>
          </table:table-cell>
          <table:table-cell table:number-columns-repeated="4" office:value-type="float" office:value="244.47" calcext:value-type="float">
            <text:p>244.47</text:p>
          </table:table-cell>
          <table:table-cell office:value-type="float" office:value="290.31" calcext:value-type="float">
            <text:p>290.31</text:p>
          </table:table-cell>
          <table:table-cell office:value-type="float" office:value="208.42" calcext:value-type="float">
            <text:p>208.42</text:p>
          </table:table-cell>
          <table:table-cell office:value-type="float" office:value="277.6" calcext:value-type="float">
            <text:p>277.6</text:p>
          </table:table-cell>
          <table:table-cell office:value-type="float" office:value="217.47" calcext:value-type="float">
            <text:p>217.47</text:p>
          </table:table-cell>
          <table:table-cell office:value-type="float" office:value="203.4" calcext:value-type="float">
            <text:p>203.4</text:p>
          </table:table-cell>
          <table:table-cell office:value-type="float" office:value="202.99" calcext:value-type="float">
            <text:p>202.99</text:p>
          </table:table-cell>
          <table:table-cell table:number-columns-repeated="2" office:value-type="float" office:value="247.22" calcext:value-type="float">
            <text:p>247.22</text:p>
          </table:table-cell>
          <table:table-cell office:value-type="float" office:value="196.14" calcext:value-type="float">
            <text:p>196.14</text:p>
          </table:table-cell>
          <table:table-cell office:value-type="float" office:value="290.31" calcext:value-type="float">
            <text:p>290.31</text:p>
          </table:table-cell>
          <table:table-cell table:number-columns-repeated="2" office:value-type="float" office:value="309.68" calcext:value-type="float">
            <text:p>309.68</text:p>
          </table:table-cell>
          <table:table-cell/>
        </table:table-row>
        <table:table-row table:style-name="ro1">
          <table:table-cell office:value-type="string" calcext:value-type="string">
            <text:p>08-10-2016</text:p>
          </table:table-cell>
          <table:table-cell office:value-type="float" office:value="215.28" calcext:value-type="float">
            <text:p>215.28</text:p>
          </table:table-cell>
          <table:table-cell table:number-columns-repeated="5" office:value-type="float" office:value="238.34" calcext:value-type="float">
            <text:p>238.34</text:p>
          </table:table-cell>
          <table:table-cell office:value-type="float" office:value="213.75" calcext:value-type="float">
            <text:p>213.75</text:p>
          </table:table-cell>
          <table:table-cell office:value-type="float" office:value="238.34" calcext:value-type="float">
            <text:p>238.34</text:p>
          </table:table-cell>
          <table:table-cell table:number-columns-repeated="3" office:value-type="float" office:value="209.81" calcext:value-type="float">
            <text:p>209.81</text:p>
          </table:table-cell>
          <table:table-cell table:number-columns-repeated="2" office:value-type="float" office:value="245.93" calcext:value-type="float">
            <text:p>245.93</text:p>
          </table:table-cell>
          <table:table-cell office:value-type="float" office:value="197.56" calcext:value-type="float">
            <text:p>197.56</text:p>
          </table:table-cell>
          <table:table-cell office:value-type="float" office:value="238.34" calcext:value-type="float">
            <text:p>238.34</text:p>
          </table:table-cell>
          <table:table-cell table:number-columns-repeated="2" office:value-type="float" office:value="274.38" calcext:value-type="float">
            <text:p>274.38</text:p>
          </table:table-cell>
          <table:table-cell/>
        </table:table-row>
        <table:table-row table:style-name="ro1">
          <table:table-cell office:value-type="string" calcext:value-type="string">
            <text:p>09-10-2016</text:p>
          </table:table-cell>
          <table:table-cell office:value-type="float" office:value="217.95" calcext:value-type="float">
            <text:p>217.95</text:p>
          </table:table-cell>
          <table:table-cell table:number-columns-repeated="5" office:value-type="float" office:value="235.6" calcext:value-type="float">
            <text:p>235.6</text:p>
          </table:table-cell>
          <table:table-cell office:value-type="float" office:value="216.68" calcext:value-type="float">
            <text:p>216.68</text:p>
          </table:table-cell>
          <table:table-cell office:value-type="float" office:value="235.27" calcext:value-type="float">
            <text:p>235.27</text:p>
          </table:table-cell>
          <table:table-cell office:value-type="float" office:value="216.47" calcext:value-type="float">
            <text:p>216.47</text:p>
          </table:table-cell>
          <table:table-cell table:number-columns-repeated="2" office:value-type="float" office:value="213.51" calcext:value-type="float">
            <text:p>213.51</text:p>
          </table:table-cell>
          <table:table-cell table:number-columns-repeated="2" office:value-type="float" office:value="246.63" calcext:value-type="float">
            <text:p>246.63</text:p>
          </table:table-cell>
          <table:table-cell office:value-type="float" office:value="198.14" calcext:value-type="float">
            <text:p>198.14</text:p>
          </table:table-cell>
          <table:table-cell office:value-type="float" office:value="235.6" calcext:value-type="float">
            <text:p>235.6</text:p>
          </table:table-cell>
          <table:table-cell table:number-columns-repeated="2" office:value-type="float" office:value="249.88" calcext:value-type="float">
            <text:p>249.88</text:p>
          </table:table-cell>
          <table:table-cell/>
        </table:table-row>
        <table:table-row table:style-name="ro1">
          <table:table-cell office:value-type="string" calcext:value-type="string">
            <text:p>10-10-2016</text:p>
          </table:table-cell>
          <table:table-cell office:value-type="float" office:value="243.38" calcext:value-type="float">
            <text:p>243.38</text:p>
          </table:table-cell>
          <table:table-cell table:number-columns-repeated="5" office:value-type="float" office:value="359.93" calcext:value-type="float">
            <text:p>359.93</text:p>
          </table:table-cell>
          <table:table-cell office:value-type="float" office:value="312.44" calcext:value-type="float">
            <text:p>312.44</text:p>
          </table:table-cell>
          <table:table-cell office:value-type="float" office:value="359.93" calcext:value-type="float">
            <text:p>359.93</text:p>
          </table:table-cell>
          <table:table-cell office:value-type="float" office:value="249.77" calcext:value-type="float">
            <text:p>249.77</text:p>
          </table:table-cell>
          <table:table-cell office:value-type="float" office:value="216.97" calcext:value-type="float">
            <text:p>216.97</text:p>
          </table:table-cell>
          <table:table-cell office:value-type="float" office:value="216.88" calcext:value-type="float">
            <text:p>216.88</text:p>
          </table:table-cell>
          <table:table-cell table:number-columns-repeated="2" office:value-type="float" office:value="272.64" calcext:value-type="float">
            <text:p>272.64</text:p>
          </table:table-cell>
          <table:table-cell office:value-type="float" office:value="204.13" calcext:value-type="float">
            <text:p>204.13</text:p>
          </table:table-cell>
          <table:table-cell office:value-type="float" office:value="359.93" calcext:value-type="float">
            <text:p>359.93</text:p>
          </table:table-cell>
          <table:table-cell table:number-columns-repeated="2" office:value-type="float" office:value="362.72" calcext:value-type="float">
            <text:p>362.72</text:p>
          </table:table-cell>
          <table:table-cell/>
        </table:table-row>
        <table:table-row table:style-name="ro1">
          <table:table-cell office:value-type="string" calcext:value-type="string">
            <text:p>11-10-2016</text:p>
          </table:table-cell>
          <table:table-cell office:value-type="float" office:value="239.78" calcext:value-type="float">
            <text:p>239.78</text:p>
          </table:table-cell>
          <table:table-cell table:number-columns-repeated="3" office:value-type="float" office:value="272.31" calcext:value-type="float">
            <text:p>272.31</text:p>
          </table:table-cell>
          <table:table-cell office:value-type="float" office:value="284.85" calcext:value-type="float">
            <text:p>284.85</text:p>
          </table:table-cell>
          <table:table-cell office:value-type="float" office:value="272.31" calcext:value-type="float">
            <text:p>272.31</text:p>
          </table:table-cell>
          <table:table-cell office:value-type="float" office:value="221.05" calcext:value-type="float">
            <text:p>221.05</text:p>
          </table:table-cell>
          <table:table-cell office:value-type="float" office:value="285.49" calcext:value-type="float">
            <text:p>285.49</text:p>
          </table:table-cell>
          <table:table-cell office:value-type="float" office:value="267.07" calcext:value-type="float">
            <text:p>267.07</text:p>
          </table:table-cell>
          <table:table-cell table:number-columns-repeated="2" office:value-type="float" office:value="218.83" calcext:value-type="float">
            <text:p>218.83</text:p>
          </table:table-cell>
          <table:table-cell table:number-columns-repeated="2" office:value-type="float" office:value="272.33" calcext:value-type="float">
            <text:p>272.33</text:p>
          </table:table-cell>
          <table:table-cell office:value-type="float" office:value="203.97" calcext:value-type="float">
            <text:p>203.97</text:p>
          </table:table-cell>
          <table:table-cell office:value-type="float" office:value="272.31" calcext:value-type="float">
            <text:p>272.31</text:p>
          </table:table-cell>
          <table:table-cell table:number-columns-repeated="2" office:value-type="float" office:value="294.91" calcext:value-type="float">
            <text:p>294.91</text:p>
          </table:table-cell>
          <table:table-cell/>
        </table:table-row>
        <table:table-row table:style-name="ro1">
          <table:table-cell office:value-type="string" calcext:value-type="string">
            <text:p>12-10-2016</text:p>
          </table:table-cell>
          <table:table-cell office:value-type="float" office:value="246.89" calcext:value-type="float">
            <text:p>246.89</text:p>
          </table:table-cell>
          <table:table-cell table:number-columns-repeated="5" office:value-type="float" office:value="293.18" calcext:value-type="float">
            <text:p>293.18</text:p>
          </table:table-cell>
          <table:table-cell office:value-type="float" office:value="257.08" calcext:value-type="float">
            <text:p>257.08</text:p>
          </table:table-cell>
          <table:table-cell office:value-type="float" office:value="293.18" calcext:value-type="float">
            <text:p>293.18</text:p>
          </table:table-cell>
          <table:table-cell office:value-type="float" office:value="290.28" calcext:value-type="float">
            <text:p>290.28</text:p>
          </table:table-cell>
          <table:table-cell table:number-columns-repeated="2" office:value-type="float" office:value="219.43" calcext:value-type="float">
            <text:p>219.43</text:p>
          </table:table-cell>
          <table:table-cell table:number-columns-repeated="2" office:value-type="float" office:value="293.79" calcext:value-type="float">
            <text:p>293.79</text:p>
          </table:table-cell>
          <table:table-cell office:value-type="float" office:value="205.56" calcext:value-type="float">
            <text:p>205.56</text:p>
          </table:table-cell>
          <table:table-cell table:number-columns-repeated="3" office:value-type="float" office:value="293.18" calcext:value-type="float">
            <text:p>293.18</text:p>
          </table:table-cell>
          <table:table-cell/>
        </table:table-row>
        <table:table-row table:style-name="ro1">
          <table:table-cell office:value-type="string" calcext:value-type="string">
            <text:p>13-10-2016</text:p>
          </table:table-cell>
          <table:table-cell office:value-type="float" office:value="249.66" calcext:value-type="float">
            <text:p>249.66</text:p>
          </table:table-cell>
          <table:table-cell table:number-columns-repeated="5" office:value-type="float" office:value="315.5" calcext:value-type="float">
            <text:p>315.5</text:p>
          </table:table-cell>
          <table:table-cell office:value-type="float" office:value="232.16" calcext:value-type="float">
            <text:p>232.16</text:p>
          </table:table-cell>
          <table:table-cell office:value-type="float" office:value="276.02" calcext:value-type="float">
            <text:p>276.02</text:p>
          </table:table-cell>
          <table:table-cell office:value-type="float" office:value="314.03" calcext:value-type="float">
            <text:p>314.03</text:p>
          </table:table-cell>
          <table:table-cell table:number-columns-repeated="2" office:value-type="float" office:value="222.69" calcext:value-type="float">
            <text:p>222.69</text:p>
          </table:table-cell>
          <table:table-cell table:number-columns-repeated="2" office:value-type="float" office:value="317.28" calcext:value-type="float">
            <text:p>317.28</text:p>
          </table:table-cell>
          <table:table-cell office:value-type="float" office:value="203.46" calcext:value-type="float">
            <text:p>203.46</text:p>
          </table:table-cell>
          <table:table-cell table:number-columns-repeated="3" office:value-type="float" office:value="315.5" calcext:value-type="float">
            <text:p>315.5</text:p>
          </table:table-cell>
          <table:table-cell/>
        </table:table-row>
        <table:table-row table:style-name="ro1">
          <table:table-cell office:value-type="string" calcext:value-type="string">
            <text:p>14-10-2016</text:p>
          </table:table-cell>
          <table:table-cell office:value-type="float" office:value="233.85" calcext:value-type="float">
            <text:p>233.85</text:p>
          </table:table-cell>
          <table:table-cell table:number-columns-repeated="4" office:value-type="float" office:value="264.16" calcext:value-type="float">
            <text:p>264.16</text:p>
          </table:table-cell>
          <table:table-cell office:value-type="float" office:value="265.22" calcext:value-type="float">
            <text:p>265.22</text:p>
          </table:table-cell>
          <table:table-cell office:value-type="float" office:value="207.09" calcext:value-type="float">
            <text:p>207.09</text:p>
          </table:table-cell>
          <table:table-cell office:value-type="float" office:value="220.97" calcext:value-type="float">
            <text:p>220.97</text:p>
          </table:table-cell>
          <table:table-cell office:value-type="float" office:value="241.75" calcext:value-type="float">
            <text:p>241.75</text:p>
          </table:table-cell>
          <table:table-cell office:value-type="float" office:value="217.5" calcext:value-type="float">
            <text:p>217.5</text:p>
          </table:table-cell>
          <table:table-cell office:value-type="float" office:value="222.91" calcext:value-type="float">
            <text:p>222.91</text:p>
          </table:table-cell>
          <table:table-cell table:number-columns-repeated="2" office:value-type="float" office:value="264.16" calcext:value-type="float">
            <text:p>264.16</text:p>
          </table:table-cell>
          <table:table-cell office:value-type="float" office:value="204.35" calcext:value-type="float">
            <text:p>204.35</text:p>
          </table:table-cell>
          <table:table-cell office:value-type="float" office:value="265.22" calcext:value-type="float">
            <text:p>265.22</text:p>
          </table:table-cell>
          <table:table-cell table:number-columns-repeated="2" office:value-type="float" office:value="267.88" calcext:value-type="float">
            <text:p>267.88</text:p>
          </table:table-cell>
          <table:table-cell/>
        </table:table-row>
        <table:table-row table:style-name="ro1">
          <table:table-cell office:value-type="string" calcext:value-type="string">
            <text:p>15-10-2016</text:p>
          </table:table-cell>
          <table:table-cell office:value-type="float" office:value="221.82" calcext:value-type="float">
            <text:p>221.82</text:p>
          </table:table-cell>
          <table:table-cell table:number-columns-repeated="5" office:value-type="float" office:value="229.54" calcext:value-type="float">
            <text:p>229.54</text:p>
          </table:table-cell>
          <table:table-cell office:value-type="float" office:value="192.81" calcext:value-type="float">
            <text:p>192.81</text:p>
          </table:table-cell>
          <table:table-cell office:value-type="float" office:value="223.86" calcext:value-type="float">
            <text:p>223.86</text:p>
          </table:table-cell>
          <table:table-cell office:value-type="float" office:value="226.32" calcext:value-type="float">
            <text:p>226.32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57" calcext:value-type="float">
            <text:p>221.57</text:p>
          </table:table-cell>
          <table:table-cell table:number-columns-repeated="2" office:value-type="float" office:value="236.67" calcext:value-type="float">
            <text:p>236.67</text:p>
          </table:table-cell>
          <table:table-cell office:value-type="float" office:value="201.15" calcext:value-type="float">
            <text:p>201.15</text:p>
          </table:table-cell>
          <table:table-cell table:number-columns-repeated="3" office:value-type="float" office:value="229.54" calcext:value-type="float">
            <text:p>229.54</text:p>
          </table:table-cell>
          <table:table-cell/>
        </table:table-row>
        <table:table-row table:style-name="ro1">
          <table:table-cell office:value-type="string" calcext:value-type="string">
            <text:p>16-10-2016</text:p>
          </table:table-cell>
          <table:table-cell office:value-type="float" office:value="229.1" calcext:value-type="float">
            <text:p>229.1</text:p>
          </table:table-cell>
          <table:table-cell table:number-columns-repeated="5" office:value-type="float" office:value="236.14" calcext:value-type="float">
            <text:p>236.14</text:p>
          </table:table-cell>
          <table:table-cell office:value-type="float" office:value="233.45" calcext:value-type="float">
            <text:p>233.45</text:p>
          </table:table-cell>
          <table:table-cell office:value-type="float" office:value="248.34" calcext:value-type="float">
            <text:p>248.34</text:p>
          </table:table-cell>
          <table:table-cell office:value-type="float" office:value="229.13" calcext:value-type="float">
            <text:p>229.13</text:p>
          </table:table-cell>
          <table:table-cell office:value-type="float" office:value="228.95" calcext:value-type="float">
            <text:p>228.95</text:p>
          </table:table-cell>
          <table:table-cell office:value-type="float" office:value="229.13" calcext:value-type="float">
            <text:p>229.13</text:p>
          </table:table-cell>
          <table:table-cell table:number-columns-repeated="2" office:value-type="float" office:value="236.63" calcext:value-type="float">
            <text:p>236.63</text:p>
          </table:table-cell>
          <table:table-cell office:value-type="float" office:value="201.06" calcext:value-type="float">
            <text:p>201.06</text:p>
          </table:table-cell>
          <table:table-cell table:number-columns-repeated="3" office:value-type="float" office:value="236.14" calcext:value-type="float">
            <text:p>236.14</text:p>
          </table:table-cell>
          <table:table-cell/>
        </table:table-row>
        <table:table-row table:style-name="ro1">
          <table:table-cell office:value-type="string" calcext:value-type="string">
            <text:p>17-10-2016</text:p>
          </table:table-cell>
          <table:table-cell office:value-type="float" office:value="245.28" calcext:value-type="float">
            <text:p>245.28</text:p>
          </table:table-cell>
          <table:table-cell table:number-columns-repeated="3" office:value-type="float" office:value="267.17" calcext:value-type="float">
            <text:p>267.17</text:p>
          </table:table-cell>
          <table:table-cell office:value-type="float" office:value="289.59" calcext:value-type="float">
            <text:p>289.59</text:p>
          </table:table-cell>
          <table:table-cell office:value-type="float" office:value="267.17" calcext:value-type="float">
            <text:p>267.17</text:p>
          </table:table-cell>
          <table:table-cell office:value-type="float" office:value="234.65" calcext:value-type="float">
            <text:p>234.65</text:p>
          </table:table-cell>
          <table:table-cell office:value-type="float" office:value="311.62" calcext:value-type="float">
            <text:p>311.62</text:p>
          </table:table-cell>
          <table:table-cell table:number-columns-repeated="3" office:value-type="float" office:value="228.55" calcext:value-type="float">
            <text:p>228.55</text:p>
          </table:table-cell>
          <table:table-cell table:number-columns-repeated="2" office:value-type="float" office:value="268.25" calcext:value-type="float">
            <text:p>268.25</text:p>
          </table:table-cell>
          <table:table-cell office:value-type="float" office:value="208.26" calcext:value-type="float">
            <text:p>208.26</text:p>
          </table:table-cell>
          <table:table-cell office:value-type="float" office:value="267.17" calcext:value-type="float">
            <text:p>267.17</text:p>
          </table:table-cell>
          <table:table-cell office:value-type="float" office:value="289.23" calcext:value-type="float">
            <text:p>289.23</text:p>
          </table:table-cell>
          <table:table-cell office:value-type="float" office:value="289.59" calcext:value-type="float">
            <text:p>289.59</text:p>
          </table:table-cell>
          <table:table-cell/>
        </table:table-row>
        <table:table-row table:style-name="ro1">
          <table:table-cell office:value-type="string" calcext:value-type="string">
            <text:p>18-10-2016</text:p>
          </table:table-cell>
          <table:table-cell office:value-type="float" office:value="258.15" calcext:value-type="float">
            <text:p>258.15</text:p>
          </table:table-cell>
          <table:table-cell table:number-columns-repeated="3" office:value-type="float" office:value="273.99" calcext:value-type="float">
            <text:p>273.99</text:p>
          </table:table-cell>
          <table:table-cell office:value-type="float" office:value="305.21" calcext:value-type="float">
            <text:p>305.21</text:p>
          </table:table-cell>
          <table:table-cell office:value-type="float" office:value="275.18" calcext:value-type="float">
            <text:p>275.18</text:p>
          </table:table-cell>
          <table:table-cell office:value-type="float" office:value="268.45" calcext:value-type="float">
            <text:p>268.45</text:p>
          </table:table-cell>
          <table:table-cell office:value-type="float" office:value="306.2" calcext:value-type="float">
            <text:p>306.2</text:p>
          </table:table-cell>
          <table:table-cell table:number-columns-repeated="3" office:value-type="float" office:value="238.94" calcext:value-type="float">
            <text:p>238.94</text:p>
          </table:table-cell>
          <table:table-cell table:number-columns-repeated="2" office:value-type="float" office:value="275.54" calcext:value-type="float">
            <text:p>275.54</text:p>
          </table:table-cell>
          <table:table-cell office:value-type="float" office:value="212.62" calcext:value-type="float">
            <text:p>212.62</text:p>
          </table:table-cell>
          <table:table-cell office:value-type="float" office:value="275.18" calcext:value-type="float">
            <text:p>275.18</text:p>
          </table:table-cell>
          <table:table-cell office:value-type="float" office:value="304.18" calcext:value-type="float">
            <text:p>304.18</text:p>
          </table:table-cell>
          <table:table-cell office:value-type="float" office:value="305.21" calcext:value-type="float">
            <text:p>305.21</text:p>
          </table:table-cell>
          <table:table-cell/>
        </table:table-row>
        <table:table-row table:style-name="ro1">
          <table:table-cell office:value-type="string" calcext:value-type="string">
            <text:p>19-10-2016</text:p>
          </table:table-cell>
          <table:table-cell office:value-type="float" office:value="264.7" calcext:value-type="float">
            <text:p>264.7</text:p>
          </table:table-cell>
          <table:table-cell table:number-columns-repeated="3" office:value-type="float" office:value="284.9" calcext:value-type="float">
            <text:p>284.9</text:p>
          </table:table-cell>
          <table:table-cell office:value-type="float" office:value="307.08" calcext:value-type="float">
            <text:p>307.08</text:p>
          </table:table-cell>
          <table:table-cell office:value-type="float" office:value="287.48" calcext:value-type="float">
            <text:p>287.48</text:p>
          </table:table-cell>
          <table:table-cell office:value-type="float" office:value="261.97" calcext:value-type="float">
            <text:p>261.97</text:p>
          </table:table-cell>
          <table:table-cell office:value-type="float" office:value="305.72" calcext:value-type="float">
            <text:p>305.7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43.52" calcext:value-type="float">
            <text:p>243.52</text:p>
          </table:table-cell>
          <table:table-cell office:value-type="float" office:value="244.43" calcext:value-type="float">
            <text:p>244.43</text:p>
          </table:table-cell>
          <table:table-cell table:number-columns-repeated="2" office:value-type="float" office:value="289.16" calcext:value-type="float">
            <text:p>289.16</text:p>
          </table:table-cell>
          <table:table-cell office:value-type="float" office:value="214.64" calcext:value-type="float">
            <text:p>214.64</text:p>
          </table:table-cell>
          <table:table-cell office:value-type="float" office:value="287.48" calcext:value-type="float">
            <text:p>287.48</text:p>
          </table:table-cell>
          <table:table-cell office:value-type="float" office:value="306.54" calcext:value-type="float">
            <text:p>306.54</text:p>
          </table:table-cell>
          <table:table-cell office:value-type="float" office:value="307.08" calcext:value-type="float">
            <text:p>307.08</text:p>
          </table:table-cell>
          <table:table-cell/>
        </table:table-row>
        <table:table-row table:style-name="ro1">
          <table:table-cell office:value-type="string" calcext:value-type="string">
            <text:p>20-10-2016</text:p>
          </table:table-cell>
          <table:table-cell office:value-type="float" office:value="274.36" calcext:value-type="float">
            <text:p>274.36</text:p>
          </table:table-cell>
          <table:table-cell table:number-columns-repeated="3" office:value-type="float" office:value="298.41" calcext:value-type="float">
            <text:p>298.41</text:p>
          </table:table-cell>
          <table:table-cell office:value-type="float" office:value="299.17" calcext:value-type="float">
            <text:p>299.17</text:p>
          </table:table-cell>
          <table:table-cell office:value-type="float" office:value="298.41" calcext:value-type="float">
            <text:p>298.41</text:p>
          </table:table-cell>
          <table:table-cell office:value-type="float" office:value="268.89" calcext:value-type="float">
            <text:p>268.89</text:p>
          </table:table-cell>
          <table:table-cell office:value-type="float" office:value="297.1" calcext:value-type="float">
            <text:p>297.1</text:p>
          </table:table-cell>
          <table:table-cell office:value-type="float" office:value="251.46" calcext:value-type="float">
            <text:p>251.46</text:p>
          </table:table-cell>
          <table:table-cell office:value-type="float" office:value="250.65" calcext:value-type="float">
            <text:p>250.65</text:p>
          </table:table-cell>
          <table:table-cell office:value-type="float" office:value="251.46" calcext:value-type="float">
            <text:p>251.46</text:p>
          </table:table-cell>
          <table:table-cell table:number-columns-repeated="2" office:value-type="float" office:value="304.26" calcext:value-type="float">
            <text:p>304.26</text:p>
          </table:table-cell>
          <table:table-cell office:value-type="float" office:value="209.92" calcext:value-type="float">
            <text:p>209.92</text:p>
          </table:table-cell>
          <table:table-cell table:number-columns-repeated="2" office:value-type="float" office:value="298.41" calcext:value-type="float">
            <text:p>298.41</text:p>
          </table:table-cell>
          <table:table-cell office:value-type="float" office:value="299.17" calcext:value-type="float">
            <text:p>299.17</text:p>
          </table:table-cell>
          <table:table-cell/>
        </table:table-row>
        <table:table-row table:style-name="ro1">
          <table:table-cell office:value-type="string" calcext:value-type="string">
            <text:p>21-10-2016</text:p>
          </table:table-cell>
          <table:table-cell office:value-type="float" office:value="262.18" calcext:value-type="float">
            <text:p>262.18</text:p>
          </table:table-cell>
          <table:table-cell table:number-columns-repeated="5" office:value-type="float" office:value="286.94" calcext:value-type="float">
            <text:p>286.94</text:p>
          </table:table-cell>
          <table:table-cell office:value-type="float" office:value="246.51" calcext:value-type="float">
            <text:p>246.51</text:p>
          </table:table-cell>
          <table:table-cell office:value-type="float" office:value="286.26" calcext:value-type="float">
            <text:p>286.26</text:p>
          </table:table-cell>
          <table:table-cell office:value-type="float" office:value="262.88" calcext:value-type="float">
            <text:p>262.88</text:p>
          </table:table-cell>
          <table:table-cell office:value-type="float" office:value="246.52" calcext:value-type="float">
            <text:p>246.52</text:p>
          </table:table-cell>
          <table:table-cell office:value-type="float" office:value="251.02" calcext:value-type="float">
            <text:p>251.02</text:p>
          </table:table-cell>
          <table:table-cell table:number-columns-repeated="2" office:value-type="float" office:value="290.7" calcext:value-type="float">
            <text:p>290.7</text:p>
          </table:table-cell>
          <table:table-cell office:value-type="float" office:value="209.33" calcext:value-type="float">
            <text:p>209.33</text:p>
          </table:table-cell>
          <table:table-cell office:value-type="float" office:value="286.94" calcext:value-type="float">
            <text:p>286.94</text:p>
          </table:table-cell>
          <table:table-cell table:number-columns-repeated="2" office:value-type="float" office:value="287.65" calcext:value-type="float">
            <text:p>287.65</text:p>
          </table:table-cell>
          <table:table-cell/>
        </table:table-row>
        <table:table-row table:style-name="ro1">
          <table:table-cell office:value-type="string" calcext:value-type="string">
            <text:p>22-10-2016</text:p>
          </table:table-cell>
          <table:table-cell office:value-type="float" office:value="254.38" calcext:value-type="float">
            <text:p>254.38</text:p>
          </table:table-cell>
          <table:table-cell table:number-columns-repeated="5" office:value-type="float" office:value="261.78" calcext:value-type="float">
            <text:p>261.78</text:p>
          </table:table-cell>
          <table:table-cell office:value-type="float" office:value="249.72" calcext:value-type="float">
            <text:p>249.72</text:p>
          </table:table-cell>
          <table:table-cell office:value-type="float" office:value="262.09" calcext:value-type="float">
            <text:p>262.09</text:p>
          </table:table-cell>
          <table:table-cell office:value-type="float" office:value="255.1" calcext:value-type="float">
            <text:p>255.1</text:p>
          </table:table-cell>
          <table:table-cell office:value-type="float" office:value="249.72" calcext:value-type="float">
            <text:p>249.72</text:p>
          </table:table-cell>
          <table:table-cell office:value-type="float" office:value="255.1" calcext:value-type="float">
            <text:p>255.1</text:p>
          </table:table-cell>
          <table:table-cell table:number-columns-repeated="2" office:value-type="float" office:value="271.93" calcext:value-type="float">
            <text:p>271.93</text:p>
          </table:table-cell>
          <table:table-cell office:value-type="float" office:value="206.42" calcext:value-type="float">
            <text:p>206.42</text:p>
          </table:table-cell>
          <table:table-cell table:number-columns-repeated="3" office:value-type="float" office:value="261.78" calcext:value-type="float">
            <text:p>261.78</text:p>
          </table:table-cell>
          <table:table-cell/>
        </table:table-row>
        <table:table-row table:style-name="ro1">
          <table:table-cell office:value-type="string" calcext:value-type="string">
            <text:p>23-10-2016</text:p>
          </table:table-cell>
          <table:table-cell office:value-type="float" office:value="254.66" calcext:value-type="float">
            <text:p>254.66</text:p>
          </table:table-cell>
          <table:table-cell table:number-columns-repeated="5" office:value-type="float" office:value="261.68" calcext:value-type="float">
            <text:p>261.68</text:p>
          </table:table-cell>
          <table:table-cell office:value-type="float" office:value="257.95" calcext:value-type="float">
            <text:p>257.95</text:p>
          </table:table-cell>
          <table:table-cell office:value-type="float" office:value="261.68" calcext:value-type="float">
            <text:p>261.68</text:p>
          </table:table-cell>
          <table:table-cell office:value-type="float" office:value="254.79" calcext:value-type="float">
            <text:p>254.79</text:p>
          </table:table-cell>
          <table:table-cell office:value-type="float" office:value="251.85" calcext:value-type="float">
            <text:p>251.85</text:p>
          </table:table-cell>
          <table:table-cell office:value-type="float" office:value="254.79" calcext:value-type="float">
            <text:p>254.79</text:p>
          </table:table-cell>
          <table:table-cell table:number-columns-repeated="2" office:value-type="float" office:value="272.38" calcext:value-type="float">
            <text:p>272.38</text:p>
          </table:table-cell>
          <table:table-cell office:value-type="float" office:value="207.31" calcext:value-type="float">
            <text:p>207.31</text:p>
          </table:table-cell>
          <table:table-cell table:number-columns-repeated="3" office:value-type="float" office:value="261.68" calcext:value-type="float">
            <text:p>261.68</text:p>
          </table:table-cell>
          <table:table-cell/>
        </table:table-row>
        <table:table-row table:style-name="ro1">
          <table:table-cell office:value-type="string" calcext:value-type="string">
            <text:p>24-10-2016</text:p>
          </table:table-cell>
          <table:table-cell office:value-type="float" office:value="283.91" calcext:value-type="float">
            <text:p>283.91</text:p>
          </table:table-cell>
          <table:table-cell table:number-columns-repeated="5" office:value-type="float" office:value="301.09" calcext:value-type="float">
            <text:p>301.09</text:p>
          </table:table-cell>
          <table:table-cell office:value-type="float" office:value="300.65" calcext:value-type="float">
            <text:p>300.65</text:p>
          </table:table-cell>
          <table:table-cell office:value-type="float" office:value="301.01" calcext:value-type="float">
            <text:p>301.01</text:p>
          </table:table-cell>
          <table:table-cell table:number-columns-repeated="3" office:value-type="float" office:value="259.63" calcext:value-type="float">
            <text:p>259.63</text:p>
          </table:table-cell>
          <table:table-cell table:number-columns-repeated="2" office:value-type="float" office:value="306.2" calcext:value-type="float">
            <text:p>306.2</text:p>
          </table:table-cell>
          <table:table-cell office:value-type="float" office:value="214.9" calcext:value-type="float">
            <text:p>214.9</text:p>
          </table:table-cell>
          <table:table-cell table:number-columns-repeated="3" office:value-type="float" office:value="301.09" calcext:value-type="float">
            <text:p>301.09</text:p>
          </table:table-cell>
          <table:table-cell/>
        </table:table-row>
        <table:table-row table:style-name="ro1">
          <table:table-cell office:value-type="string" calcext:value-type="string">
            <text:p>25-10-2016</text:p>
          </table:table-cell>
          <table:table-cell office:value-type="float" office:value="304.91" calcext:value-type="float">
            <text:p>304.91</text:p>
          </table:table-cell>
          <table:table-cell table:number-columns-repeated="5" office:value-type="float" office:value="382.31" calcext:value-type="float">
            <text:p>382.31</text:p>
          </table:table-cell>
          <table:table-cell office:value-type="float" office:value="387.15" calcext:value-type="float">
            <text:p>387.15</text:p>
          </table:table-cell>
          <table:table-cell office:value-type="float" office:value="387.27" calcext:value-type="float">
            <text:p>387.27</text:p>
          </table:table-cell>
          <table:table-cell office:value-type="float" office:value="263.3" calcext:value-type="float">
            <text:p>263.3</text:p>
          </table:table-cell>
          <table:table-cell office:value-type="float" office:value="263.24" calcext:value-type="float">
            <text:p>263.24</text:p>
          </table:table-cell>
          <table:table-cell office:value-type="float" office:value="263.3" calcext:value-type="float">
            <text:p>263.3</text:p>
          </table:table-cell>
          <table:table-cell table:number-columns-repeated="2" office:value-type="float" office:value="383.61" calcext:value-type="float">
            <text:p>383.61</text:p>
          </table:table-cell>
          <table:table-cell office:value-type="float" office:value="217.57" calcext:value-type="float">
            <text:p>217.57</text:p>
          </table:table-cell>
          <table:table-cell table:number-columns-repeated="3" office:value-type="float" office:value="382.31" calcext:value-type="float">
            <text:p>382.31</text:p>
          </table:table-cell>
          <table:table-cell/>
        </table:table-row>
        <table:table-row table:style-name="ro1">
          <table:table-cell office:value-type="string" calcext:value-type="string">
            <text:p>26-10-2016</text:p>
          </table:table-cell>
          <table:table-cell office:value-type="float" office:value="297.91" calcext:value-type="float">
            <text:p>297.91</text:p>
          </table:table-cell>
          <table:table-cell table:number-columns-repeated="5" office:value-type="float" office:value="331.95" calcext:value-type="float">
            <text:p>331.95</text:p>
          </table:table-cell>
          <table:table-cell office:value-type="float" office:value="295.57" calcext:value-type="float">
            <text:p>295.57</text:p>
          </table:table-cell>
          <table:table-cell office:value-type="float" office:value="331.1" calcext:value-type="float">
            <text:p>331.1</text:p>
          </table:table-cell>
          <table:table-cell table:number-columns-repeated="3" office:value-type="float" office:value="263.46" calcext:value-type="float">
            <text:p>263.46</text:p>
          </table:table-cell>
          <table:table-cell table:number-columns-repeated="2" office:value-type="float" office:value="331.95" calcext:value-type="float">
            <text:p>331.95</text:p>
          </table:table-cell>
          <table:table-cell office:value-type="float" office:value="231.93" calcext:value-type="float">
            <text:p>231.93</text:p>
          </table:table-cell>
          <table:table-cell table:number-columns-repeated="3" office:value-type="float" office:value="331.95" calcext:value-type="float">
            <text:p>331.95</text:p>
          </table:table-cell>
          <table:table-cell/>
        </table:table-row>
        <table:table-row table:style-name="ro1">
          <table:table-cell office:value-type="string" calcext:value-type="string">
            <text:p>27-10-2016</text:p>
          </table:table-cell>
          <table:table-cell office:value-type="float" office:value="275.5" calcext:value-type="float">
            <text:p>275.5</text:p>
          </table:table-cell>
          <table:table-cell table:number-columns-repeated="5" office:value-type="float" office:value="289.5" calcext:value-type="float">
            <text:p>289.5</text:p>
          </table:table-cell>
          <table:table-cell office:value-type="float" office:value="267.74" calcext:value-type="float">
            <text:p>267.74</text:p>
          </table:table-cell>
          <table:table-cell office:value-type="float" office:value="288.8" calcext:value-type="float">
            <text:p>288.8</text:p>
          </table:table-cell>
          <table:table-cell office:value-type="float" office:value="261.13" calcext:value-type="float">
            <text:p>261.13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1.13" calcext:value-type="float">
            <text:p>261.13</text:p>
          </table:table-cell>
          <table:table-cell table:number-columns-repeated="2" office:value-type="float" office:value="289.5" calcext:value-type="float">
            <text:p>289.5</text:p>
          </table:table-cell>
          <table:table-cell office:value-type="float" office:value="227.25" calcext:value-type="float">
            <text:p>227.25</text:p>
          </table:table-cell>
          <table:table-cell office:value-type="float" office:value="289.5" calcext:value-type="float">
            <text:p>289.5</text:p>
          </table:table-cell>
          <table:table-cell table:number-columns-repeated="2" office:value-type="float" office:value="290.26" calcext:value-type="float">
            <text:p>290.26</text:p>
          </table:table-cell>
          <table:table-cell/>
        </table:table-row>
        <table:table-row table:style-name="ro1">
          <table:table-cell office:value-type="string" calcext:value-type="string">
            <text:p>28-10-2016</text:p>
          </table:table-cell>
          <table:table-cell office:value-type="float" office:value="250.26" calcext:value-type="float">
            <text:p>250.26</text:p>
          </table:table-cell>
          <table:table-cell table:number-columns-repeated="4" office:value-type="float" office:value="256.92" calcext:value-type="float">
            <text:p>256.92</text:p>
          </table:table-cell>
          <table:table-cell office:value-type="float" office:value="257.04" calcext:value-type="float">
            <text:p>257.04</text:p>
          </table:table-cell>
          <table:table-cell office:value-type="float" office:value="240.18" calcext:value-type="float">
            <text:p>240.18</text:p>
          </table:table-cell>
          <table:table-cell table:number-columns-repeated="2" office:value-type="float" office:value="250.76" calcext:value-type="float">
            <text:p>250.76</text:p>
          </table:table-cell>
          <table:table-cell office:value-type="float" office:value="245.11" calcext:value-type="float">
            <text:p>245.11</text:p>
          </table:table-cell>
          <table:table-cell office:value-type="float" office:value="251.57" calcext:value-type="float">
            <text:p>251.57</text:p>
          </table:table-cell>
          <table:table-cell table:number-columns-repeated="2" office:value-type="float" office:value="256.98" calcext:value-type="float">
            <text:p>256.98</text:p>
          </table:table-cell>
          <table:table-cell office:value-type="float" office:value="220.81" calcext:value-type="float">
            <text:p>220.81</text:p>
          </table:table-cell>
          <table:table-cell table:number-columns-repeated="3" office:value-type="float" office:value="257.04" calcext:value-type="float">
            <text:p>257.04</text:p>
          </table:table-cell>
          <table:table-cell/>
        </table:table-row>
        <table:table-row table:style-name="ro1">
          <table:table-cell office:value-type="string" calcext:value-type="string">
            <text:p>29-10-2016</text:p>
          </table:table-cell>
          <table:table-cell office:value-type="float" office:value="242.92" calcext:value-type="float">
            <text:p>242.92</text:p>
          </table:table-cell>
          <table:table-cell table:number-columns-repeated="5" office:value-type="float" office:value="241.53" calcext:value-type="float">
            <text:p>241.53</text:p>
          </table:table-cell>
          <table:table-cell table:number-columns-repeated="2" office:value-type="float" office:value="240.75" calcext:value-type="float">
            <text:p>240.75</text:p>
          </table:table-cell>
          <table:table-cell table:number-columns-repeated="3" office:value-type="float" office:value="244.22" calcext:value-type="float">
            <text:p>244.22</text:p>
          </table:table-cell>
          <table:table-cell table:number-columns-repeated="2" office:value-type="float" office:value="241.53" calcext:value-type="float">
            <text:p>241.53</text:p>
          </table:table-cell>
          <table:table-cell office:value-type="float" office:value="239.68" calcext:value-type="float">
            <text:p>239.68</text:p>
          </table:table-cell>
          <table:table-cell table:number-columns-repeated="3" office:value-type="float" office:value="241.53" calcext:value-type="float">
            <text:p>241.53</text:p>
          </table:table-cell>
          <table:table-cell/>
        </table:table-row>
        <table:table-row table:style-name="ro1">
          <table:table-cell office:value-type="string" calcext:value-type="string">
            <text:p>30-10-2016</text:p>
          </table:table-cell>
          <table:table-cell office:value-type="float" office:value="266.05" calcext:value-type="float">
            <text:p>266.05</text:p>
          </table:table-cell>
          <table:table-cell table:number-columns-repeated="3" office:value-type="float" office:value="269.26" calcext:value-type="float">
            <text:p>269.26</text:p>
          </table:table-cell>
          <table:table-cell office:value-type="float" office:value="269.52" calcext:value-type="float">
            <text:p>269.52</text:p>
          </table:table-cell>
          <table:table-cell office:value-type="float" office:value="269.26" calcext:value-type="float">
            <text:p>269.26</text:p>
          </table:table-cell>
          <table:table-cell office:value-type="float" office:value="269.3" calcext:value-type="float">
            <text:p>269.3</text:p>
          </table:table-cell>
          <table:table-cell office:value-type="float" office:value="269.53" calcext:value-type="float">
            <text:p>269.53</text:p>
          </table:table-cell>
          <table:table-cell office:value-type="float" office:value="263.52" calcext:value-type="float">
            <text:p>263.52</text:p>
          </table:table-cell>
          <table:table-cell table:number-columns-repeated="2" office:value-type="float" office:value="262.52" calcext:value-type="float">
            <text:p>262.52</text:p>
          </table:table-cell>
          <table:table-cell table:number-columns-repeated="2" office:value-type="float" office:value="269.26" calcext:value-type="float">
            <text:p>269.26</text:p>
          </table:table-cell>
          <table:table-cell office:value-type="float" office:value="242.06" calcext:value-type="float">
            <text:p>242.06</text:p>
          </table:table-cell>
          <table:table-cell table:number-columns-repeated="3" office:value-type="float" office:value="269.26" calcext:value-type="float">
            <text:p>269.26</text:p>
          </table:table-cell>
          <table:table-cell/>
        </table:table-row>
        <table:table-row table:style-name="ro1">
          <table:table-cell office:value-type="string" calcext:value-type="string">
            <text:p>31-10-2016</text:p>
          </table:table-cell>
          <table:table-cell office:value-type="float" office:value="305.06" calcext:value-type="float">
            <text:p>305.06</text:p>
          </table:table-cell>
          <table:table-cell table:number-columns-repeated="5" office:value-type="float" office:value="326.05" calcext:value-type="float">
            <text:p>326.05</text:p>
          </table:table-cell>
          <table:table-cell office:value-type="float" office:value="319.72" calcext:value-type="float">
            <text:p>319.72</text:p>
          </table:table-cell>
          <table:table-cell office:value-type="float" office:value="320.78" calcext:value-type="float">
            <text:p>320.78</text:p>
          </table:table-cell>
          <table:table-cell office:value-type="float" office:value="276.43" calcext:value-type="float">
            <text:p>276.43</text:p>
          </table:table-cell>
          <table:table-cell office:value-type="float" office:value="276.27" calcext:value-type="float">
            <text:p>276.27</text:p>
          </table:table-cell>
          <table:table-cell office:value-type="float" office:value="276.43" calcext:value-type="float">
            <text:p>276.43</text:p>
          </table:table-cell>
          <table:table-cell table:number-columns-repeated="2" office:value-type="float" office:value="325.65" calcext:value-type="float">
            <text:p>325.65</text:p>
          </table:table-cell>
          <table:table-cell office:value-type="float" office:value="248.82" calcext:value-type="float">
            <text:p>248.82</text:p>
          </table:table-cell>
          <table:table-cell table:number-columns-repeated="3" office:value-type="float" office:value="326.05" calcext:value-type="float">
            <text:p>326.05</text:p>
          </table:table-cell>
          <table:table-cell/>
        </table:table-row>
        <table:table-row table:style-name="ro1">
          <table:table-cell office:value-type="string" calcext:value-type="string">
            <text:p>01-11-2016</text:p>
          </table:table-cell>
          <table:table-cell office:value-type="float" office:value="269.91" calcext:value-type="float">
            <text:p>269.91</text:p>
          </table:table-cell>
          <table:table-cell table:number-columns-repeated="5" office:value-type="float" office:value="284.84" calcext:value-type="float">
            <text:p>284.84</text:p>
          </table:table-cell>
          <table:table-cell office:value-type="float" office:value="260.51" calcext:value-type="float">
            <text:p>260.51</text:p>
          </table:table-cell>
          <table:table-cell office:value-type="float" office:value="284.84" calcext:value-type="float">
            <text:p>284.84</text:p>
          </table:table-cell>
          <table:table-cell office:value-type="float" office:value="276.18" calcext:value-type="float">
            <text:p>276.18</text:p>
          </table:table-cell>
          <table:table-cell office:value-type="float" office:value="260.51" calcext:value-type="float">
            <text:p>260.51</text:p>
          </table:table-cell>
          <table:table-cell office:value-type="float" office:value="267.41" calcext:value-type="float">
            <text:p>267.41</text:p>
          </table:table-cell>
          <table:table-cell table:number-columns-repeated="2" office:value-type="float" office:value="286.51" calcext:value-type="float">
            <text:p>286.51</text:p>
          </table:table-cell>
          <table:table-cell office:value-type="float" office:value="230.75" calcext:value-type="float">
            <text:p>230.75</text:p>
          </table:table-cell>
          <table:table-cell table:number-columns-repeated="3" office:value-type="float" office:value="284.84" calcext:value-type="float">
            <text:p>284.84</text:p>
          </table:table-cell>
          <table:table-cell/>
        </table:table-row>
        <table:table-row table:style-name="ro1">
          <table:table-cell office:value-type="string" calcext:value-type="string">
            <text:p>02-11-2016</text:p>
          </table:table-cell>
          <table:table-cell office:value-type="float" office:value="277.88" calcext:value-type="float">
            <text:p>277.88</text:p>
          </table:table-cell>
          <table:table-cell table:number-columns-repeated="5" office:value-type="float" office:value="286.31" calcext:value-type="float">
            <text:p>286.31</text:p>
          </table:table-cell>
          <table:table-cell office:value-type="float" office:value="282.12" calcext:value-type="float">
            <text:p>282.12</text:p>
          </table:table-cell>
          <table:table-cell office:value-type="float" office:value="286.31" calcext:value-type="float">
            <text:p>286.31</text:p>
          </table:table-cell>
          <table:table-cell office:value-type="float" office:value="285.55" calcext:value-type="float">
            <text:p>285.55</text:p>
          </table:table-cell>
          <table:table-cell office:value-type="float" office:value="275.6" calcext:value-type="float">
            <text:p>275.6</text:p>
          </table:table-cell>
          <table:table-cell office:value-type="float" office:value="276.14" calcext:value-type="float">
            <text:p>276.14</text:p>
          </table:table-cell>
          <table:table-cell table:number-columns-repeated="2" office:value-type="float" office:value="286.66" calcext:value-type="float">
            <text:p>286.66</text:p>
          </table:table-cell>
          <table:table-cell office:value-type="float" office:value="238.08" calcext:value-type="float">
            <text:p>238.08</text:p>
          </table:table-cell>
          <table:table-cell table:number-columns-repeated="3" office:value-type="float" office:value="285.69" calcext:value-type="float">
            <text:p>285.69</text:p>
          </table:table-cell>
          <table:table-cell/>
        </table:table-row>
        <table:table-row table:style-name="ro1">
          <table:table-cell office:value-type="string" calcext:value-type="string">
            <text:p>03-11-2016</text:p>
          </table:table-cell>
          <table:table-cell office:value-type="float" office:value="310.32" calcext:value-type="float">
            <text:p>310.32</text:p>
          </table:table-cell>
          <table:table-cell table:number-columns-repeated="5" office:value-type="float" office:value="337.45" calcext:value-type="float">
            <text:p>337.45</text:p>
          </table:table-cell>
          <table:table-cell office:value-type="float" office:value="336.79" calcext:value-type="float">
            <text:p>336.79</text:p>
          </table:table-cell>
          <table:table-cell office:value-type="float" office:value="337.45" calcext:value-type="float">
            <text:p>337.45</text:p>
          </table:table-cell>
          <table:table-cell office:value-type="float" office:value="334.77" calcext:value-type="float">
            <text:p>334.77</text:p>
          </table:table-cell>
          <table:table-cell office:value-type="float" office:value="287.75" calcext:value-type="float">
            <text:p>287.75</text:p>
          </table:table-cell>
          <table:table-cell office:value-type="float" office:value="288.18" calcext:value-type="float">
            <text:p>288.18</text:p>
          </table:table-cell>
          <table:table-cell table:number-columns-repeated="2" office:value-type="float" office:value="329.36" calcext:value-type="float">
            <text:p>329.36</text:p>
          </table:table-cell>
          <table:table-cell office:value-type="float" office:value="237.68" calcext:value-type="float">
            <text:p>237.68</text:p>
          </table:table-cell>
          <table:table-cell table:number-columns-repeated="3" office:value-type="float" office:value="337.45" calcext:value-type="float">
            <text:p>337.45</text:p>
          </table:table-cell>
          <table:table-cell/>
        </table:table-row>
        <table:table-row table:style-name="ro1">
          <table:table-cell office:value-type="string" calcext:value-type="string">
            <text:p>04-11-2016</text:p>
          </table:table-cell>
          <table:table-cell office:value-type="float" office:value="298.12" calcext:value-type="float">
            <text:p>298.12</text:p>
          </table:table-cell>
          <table:table-cell table:number-columns-repeated="5" office:value-type="float" office:value="311.12" calcext:value-type="float">
            <text:p>311.12</text:p>
          </table:table-cell>
          <table:table-cell office:value-type="float" office:value="308.01" calcext:value-type="float">
            <text:p>308.01</text:p>
          </table:table-cell>
          <table:table-cell office:value-type="float" office:value="311.12" calcext:value-type="float">
            <text:p>311.12</text:p>
          </table:table-cell>
          <table:table-cell office:value-type="float" office:value="291.05" calcext:value-type="float">
            <text:p>291.05</text:p>
          </table:table-cell>
          <table:table-cell office:value-type="float" office:value="286.69" calcext:value-type="float">
            <text:p>286.69</text:p>
          </table:table-cell>
          <table:table-cell office:value-type="float" office:value="289.24" calcext:value-type="float">
            <text:p>289.24</text:p>
          </table:table-cell>
          <table:table-cell table:number-columns-repeated="2" office:value-type="float" office:value="311.64" calcext:value-type="float">
            <text:p>311.64</text:p>
          </table:table-cell>
          <table:table-cell office:value-type="float" office:value="233.76" calcext:value-type="float">
            <text:p>233.76</text:p>
          </table:table-cell>
          <table:table-cell table:number-columns-repeated="3" office:value-type="float" office:value="311.12" calcext:value-type="float">
            <text:p>311.12</text:p>
          </table:table-cell>
          <table:table-cell/>
        </table:table-row>
        <table:table-row table:style-name="ro1">
          <table:table-cell office:value-type="string" calcext:value-type="string">
            <text:p>05-11-2016</text:p>
          </table:table-cell>
          <table:table-cell office:value-type="float" office:value="286.21" calcext:value-type="float">
            <text:p>286.21</text:p>
          </table:table-cell>
          <table:table-cell table:number-columns-repeated="5" office:value-type="float" office:value="290.22" calcext:value-type="float">
            <text:p>290.22</text:p>
          </table:table-cell>
          <table:table-cell office:value-type="float" office:value="289.02" calcext:value-type="float">
            <text:p>289.02</text:p>
          </table:table-cell>
          <table:table-cell table:number-columns-repeated="2" office:value-type="float" office:value="290.22" calcext:value-type="float">
            <text:p>290.22</text:p>
          </table:table-cell>
          <table:table-cell office:value-type="float" office:value="289.02" calcext:value-type="float">
            <text:p>289.02</text:p>
          </table:table-cell>
          <table:table-cell office:value-type="float" office:value="290.11" calcext:value-type="float">
            <text:p>290.11</text:p>
          </table:table-cell>
          <table:table-cell table:number-columns-repeated="2" office:value-type="float" office:value="291.82" calcext:value-type="float">
            <text:p>291.82</text:p>
          </table:table-cell>
          <table:table-cell office:value-type="float" office:value="228.33" calcext:value-type="float">
            <text:p>228.33</text:p>
          </table:table-cell>
          <table:table-cell table:number-columns-repeated="3" office:value-type="float" office:value="290.22" calcext:value-type="float">
            <text:p>290.22</text:p>
          </table:table-cell>
          <table:table-cell/>
        </table:table-row>
        <table:table-row table:style-name="ro1">
          <table:table-cell office:value-type="string" calcext:value-type="string">
            <text:p>06-11-2016</text:p>
          </table:table-cell>
          <table:table-cell office:value-type="float" office:value="274.73" calcext:value-type="float">
            <text:p>274.73</text:p>
          </table:table-cell>
          <table:table-cell table:number-columns-repeated="5" office:value-type="float" office:value="284.8" calcext:value-type="float">
            <text:p>284.8</text:p>
          </table:table-cell>
          <table:table-cell office:value-type="float" office:value="264.67" calcext:value-type="float">
            <text:p>264.67</text:p>
          </table:table-cell>
          <table:table-cell office:value-type="float" office:value="282.95" calcext:value-type="float">
            <text:p>282.95</text:p>
          </table:table-cell>
          <table:table-cell office:value-type="float" office:value="284.8" calcext:value-type="float">
            <text:p>284.8</text:p>
          </table:table-cell>
          <table:table-cell office:value-type="float" office:value="267.38" calcext:value-type="float">
            <text:p>267.38</text:p>
          </table:table-cell>
          <table:table-cell office:value-type="float" office:value="280.95" calcext:value-type="float">
            <text:p>280.95</text:p>
          </table:table-cell>
          <table:table-cell table:number-columns-repeated="2" office:value-type="float" office:value="295.79" calcext:value-type="float">
            <text:p>295.79</text:p>
          </table:table-cell>
          <table:table-cell office:value-type="float" office:value="230.35" calcext:value-type="float">
            <text:p>230.35</text:p>
          </table:table-cell>
          <table:table-cell table:number-columns-repeated="3" office:value-type="float" office:value="284.8" calcext:value-type="float">
            <text:p>284.8</text:p>
          </table:table-cell>
          <table:table-cell/>
        </table:table-row>
        <table:table-row table:style-name="ro1">
          <table:table-cell office:value-type="string" calcext:value-type="string">
            <text:p>07-11-2016</text:p>
          </table:table-cell>
          <table:table-cell office:value-type="float" office:value="316.88" calcext:value-type="float">
            <text:p>316.88</text:p>
          </table:table-cell>
          <table:table-cell table:number-columns-repeated="5" office:value-type="float" office:value="336.14" calcext:value-type="float">
            <text:p>336.14</text:p>
          </table:table-cell>
          <table:table-cell office:value-type="float" office:value="305.82" calcext:value-type="float">
            <text:p>305.82</text:p>
          </table:table-cell>
          <table:table-cell table:number-columns-repeated="2" office:value-type="float" office:value="336.14" calcext:value-type="float">
            <text:p>336.1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2.45" calcext:value-type="float">
            <text:p>312.45</text:p>
          </table:table-cell>
          <table:table-cell table:number-columns-repeated="2" office:value-type="float" office:value="346.49" calcext:value-type="float">
            <text:p>346.49</text:p>
          </table:table-cell>
          <table:table-cell office:value-type="float" office:value="242.72" calcext:value-type="float">
            <text:p>242.72</text:p>
          </table:table-cell>
          <table:table-cell office:value-type="float" office:value="333.21" calcext:value-type="float">
            <text:p>333.21</text:p>
          </table:table-cell>
          <table:table-cell table:number-columns-repeated="2" office:value-type="float" office:value="332.96" calcext:value-type="float">
            <text:p>332.96</text:p>
          </table:table-cell>
          <table:table-cell/>
        </table:table-row>
        <table:table-row table:style-name="ro1">
          <table:table-cell office:value-type="string" calcext:value-type="string">
            <text:p>08-11-2016</text:p>
          </table:table-cell>
          <table:table-cell office:value-type="float" office:value="355.63" calcext:value-type="float">
            <text:p>355.63</text:p>
          </table:table-cell>
          <table:table-cell table:number-columns-repeated="5" office:value-type="float" office:value="405.12" calcext:value-type="float">
            <text:p>405.12</text:p>
          </table:table-cell>
          <table:table-cell office:value-type="float" office:value="401.05" calcext:value-type="float">
            <text:p>401.05</text:p>
          </table:table-cell>
          <table:table-cell office:value-type="float" office:value="405.12" calcext:value-type="float">
            <text:p>405.12</text:p>
          </table:table-cell>
          <table:table-cell office:value-type="float" office:value="397.23" calcext:value-type="float">
            <text:p>397.23</text:p>
          </table:table-cell>
          <table:table-cell office:value-type="float" office:value="305.17" calcext:value-type="float">
            <text:p>305.17</text:p>
          </table:table-cell>
          <table:table-cell office:value-type="float" office:value="308.23" calcext:value-type="float">
            <text:p>308.23</text:p>
          </table:table-cell>
          <table:table-cell table:number-columns-repeated="2" office:value-type="float" office:value="406.43" calcext:value-type="float">
            <text:p>406.43</text:p>
          </table:table-cell>
          <table:table-cell office:value-type="float" office:value="243.96" calcext:value-type="float">
            <text:p>243.96</text:p>
          </table:table-cell>
          <table:table-cell office:value-type="float" office:value="397.84" calcext:value-type="float">
            <text:p>397.84</text:p>
          </table:table-cell>
          <table:table-cell table:number-columns-repeated="2" office:value-type="float" office:value="379.8" calcext:value-type="float">
            <text:p>379.8</text:p>
          </table:table-cell>
          <table:table-cell/>
        </table:table-row>
        <table:table-row table:style-name="ro1">
          <table:table-cell office:value-type="string" calcext:value-type="string">
            <text:p>09-11-2016</text:p>
          </table:table-cell>
          <table:table-cell office:value-type="float" office:value="347.13" calcext:value-type="float">
            <text:p>347.13</text:p>
          </table:table-cell>
          <table:table-cell table:number-columns-repeated="5" office:value-type="float" office:value="372.65" calcext:value-type="float">
            <text:p>372.65</text:p>
          </table:table-cell>
          <table:table-cell office:value-type="float" office:value="355.75" calcext:value-type="float">
            <text:p>355.75</text:p>
          </table:table-cell>
          <table:table-cell table:number-columns-repeated="2" office:value-type="float" office:value="372.65" calcext:value-type="float">
            <text:p>372.65</text:p>
          </table:table-cell>
          <table:table-cell office:value-type="float" office:value="327.81" calcext:value-type="float">
            <text:p>327.81</text:p>
          </table:table-cell>
          <table:table-cell office:value-type="float" office:value="334.43" calcext:value-type="float">
            <text:p>334.43</text:p>
          </table:table-cell>
          <table:table-cell table:number-columns-repeated="2" office:value-type="float" office:value="374.47" calcext:value-type="float">
            <text:p>374.47</text:p>
          </table:table-cell>
          <table:table-cell office:value-type="float" office:value="245.99" calcext:value-type="float">
            <text:p>245.99</text:p>
          </table:table-cell>
          <table:table-cell office:value-type="float" office:value="368.47" calcext:value-type="float">
            <text:p>368.47</text:p>
          </table:table-cell>
          <table:table-cell table:number-columns-repeated="2" office:value-type="float" office:value="359.26" calcext:value-type="float">
            <text:p>359.26</text:p>
          </table:table-cell>
          <table:table-cell/>
        </table:table-row>
        <table:table-row table:style-name="ro1">
          <table:table-cell office:value-type="string" calcext:value-type="string">
            <text:p>10-11-2016</text:p>
          </table:table-cell>
          <table:table-cell office:value-type="float" office:value="349.94" calcext:value-type="float">
            <text:p>349.94</text:p>
          </table:table-cell>
          <table:table-cell table:number-columns-repeated="5" office:value-type="float" office:value="407.54" calcext:value-type="float">
            <text:p>407.54</text:p>
          </table:table-cell>
          <table:table-cell office:value-type="float" office:value="389.09" calcext:value-type="float">
            <text:p>389.09</text:p>
          </table:table-cell>
          <table:table-cell office:value-type="float" office:value="407.54" calcext:value-type="float">
            <text:p>407.54</text:p>
          </table:table-cell>
          <table:table-cell office:value-type="float" office:value="352.27" calcext:value-type="float">
            <text:p>352.27</text:p>
          </table:table-cell>
          <table:table-cell office:value-type="float" office:value="296.3" calcext:value-type="float">
            <text:p>296.3</text:p>
          </table:table-cell>
          <table:table-cell office:value-type="float" office:value="302.31" calcext:value-type="float">
            <text:p>302.31</text:p>
          </table:table-cell>
          <table:table-cell table:number-columns-repeated="2" office:value-type="float" office:value="408.04" calcext:value-type="float">
            <text:p>408.04</text:p>
          </table:table-cell>
          <table:table-cell office:value-type="float" office:value="256.21" calcext:value-type="float">
            <text:p>256.21</text:p>
          </table:table-cell>
          <table:table-cell office:value-type="float" office:value="402.14" calcext:value-type="float">
            <text:p>402.14</text:p>
          </table:table-cell>
          <table:table-cell table:number-columns-repeated="2" office:value-type="float" office:value="395.97" calcext:value-type="float">
            <text:p>395.97</text:p>
          </table:table-cell>
          <table:table-cell/>
        </table:table-row>
        <table:table-row table:style-name="ro1">
          <table:table-cell office:value-type="string" calcext:value-type="string">
            <text:p>11-11-2016</text:p>
          </table:table-cell>
          <table:table-cell office:value-type="float" office:value="341.11" calcext:value-type="float">
            <text:p>341.11</text:p>
          </table:table-cell>
          <table:table-cell table:number-columns-repeated="5" office:value-type="float" office:value="412.34" calcext:value-type="float">
            <text:p>412.34</text:p>
          </table:table-cell>
          <table:table-cell office:value-type="float" office:value="354.9" calcext:value-type="float">
            <text:p>354.9</text:p>
          </table:table-cell>
          <table:table-cell office:value-type="float" office:value="412.34" calcext:value-type="float">
            <text:p>412.34</text:p>
          </table:table-cell>
          <table:table-cell office:value-type="float" office:value="365.13" calcext:value-type="float">
            <text:p>365.13</text:p>
          </table:table-cell>
          <table:table-cell office:value-type="float" office:value="299.01" calcext:value-type="float">
            <text:p>299.01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412.34" calcext:value-type="float">
            <text:p>412.34</text:p>
          </table:table-cell>
          <table:table-cell office:value-type="float" office:value="258.44" calcext:value-type="float">
            <text:p>258.44</text:p>
          </table:table-cell>
          <table:table-cell office:value-type="float" office:value="409.32" calcext:value-type="float">
            <text:p>409.32</text:p>
          </table:table-cell>
          <table:table-cell table:number-columns-repeated="2" office:value-type="float" office:value="364.47" calcext:value-type="float">
            <text:p>364.47</text:p>
          </table:table-cell>
          <table:table-cell/>
        </table:table-row>
        <table:table-row table:style-name="ro1">
          <table:table-cell office:value-type="string" calcext:value-type="string">
            <text:p>12-11-2016</text:p>
          </table:table-cell>
          <table:table-cell office:value-type="float" office:value="297.24" calcext:value-type="float">
            <text:p>297.24</text:p>
          </table:table-cell>
          <table:table-cell table:number-columns-repeated="5" office:value-type="float" office:value="319.54" calcext:value-type="float">
            <text:p>319.54</text:p>
          </table:table-cell>
          <table:table-cell office:value-type="float" office:value="280.91" calcext:value-type="float">
            <text:p>280.91</text:p>
          </table:table-cell>
          <table:table-cell office:value-type="float" office:value="319.54" calcext:value-type="float">
            <text:p>319.54</text:p>
          </table:table-cell>
          <table:table-cell office:value-type="float" office:value="293.53" calcext:value-type="float">
            <text:p>293.53</text:p>
          </table:table-cell>
          <table:table-cell office:value-type="float" office:value="280.84" calcext:value-type="float">
            <text:p>280.84</text:p>
          </table:table-cell>
          <table:table-cell office:value-type="float" office:value="293.53" calcext:value-type="float">
            <text:p>293.53</text:p>
          </table:table-cell>
          <table:table-cell table:number-columns-repeated="2" office:value-type="float" office:value="320.23" calcext:value-type="float">
            <text:p>320.23</text:p>
          </table:table-cell>
          <table:table-cell office:value-type="float" office:value="240.06" calcext:value-type="float">
            <text:p>240.06</text:p>
          </table:table-cell>
          <table:table-cell table:number-columns-repeated="3" office:value-type="float" office:value="319.54" calcext:value-type="float">
            <text:p>319.54</text:p>
          </table:table-cell>
          <table:table-cell/>
        </table:table-row>
        <table:table-row table:style-name="ro1">
          <table:table-cell office:value-type="string" calcext:value-type="string">
            <text:p>13-11-2016</text:p>
          </table:table-cell>
          <table:table-cell office:value-type="float" office:value="288.95" calcext:value-type="float">
            <text:p>288.95</text:p>
          </table:table-cell>
          <table:table-cell table:number-columns-repeated="5" office:value-type="float" office:value="304.14" calcext:value-type="float">
            <text:p>304.14</text:p>
          </table:table-cell>
          <table:table-cell office:value-type="float" office:value="276.42" calcext:value-type="float">
            <text:p>276.42</text:p>
          </table:table-cell>
          <table:table-cell office:value-type="float" office:value="304.14" calcext:value-type="float">
            <text:p>304.14</text:p>
          </table:table-cell>
          <table:table-cell office:value-type="float" office:value="289.73" calcext:value-type="float">
            <text:p>289.73</text:p>
          </table:table-cell>
          <table:table-cell office:value-type="float" office:value="276.36" calcext:value-type="float">
            <text:p>276.36</text:p>
          </table:table-cell>
          <table:table-cell office:value-type="float" office:value="289.73" calcext:value-type="float">
            <text:p>289.73</text:p>
          </table:table-cell>
          <table:table-cell table:number-columns-repeated="2" office:value-type="float" office:value="314.25" calcext:value-type="float">
            <text:p>314.25</text:p>
          </table:table-cell>
          <table:table-cell office:value-type="float" office:value="234.94" calcext:value-type="float">
            <text:p>234.94</text:p>
          </table:table-cell>
          <table:table-cell office:value-type="float" office:value="302.9" calcext:value-type="float">
            <text:p>302.9</text:p>
          </table:table-cell>
          <table:table-cell table:number-columns-repeated="2" office:value-type="float" office:value="300.16" calcext:value-type="float">
            <text:p>300.16</text:p>
          </table:table-cell>
          <table:table-cell/>
        </table:table-row>
        <table:table-row table:style-name="ro1">
          <table:table-cell office:value-type="string" calcext:value-type="string">
            <text:p>14-11-2016</text:p>
          </table:table-cell>
          <table:table-cell office:value-type="float" office:value="296.67" calcext:value-type="float">
            <text:p>296.67</text:p>
          </table:table-cell>
          <table:table-cell table:number-columns-repeated="4" office:value-type="float" office:value="318.25" calcext:value-type="float">
            <text:p>318.25</text:p>
          </table:table-cell>
          <table:table-cell office:value-type="float" office:value="318.47" calcext:value-type="float">
            <text:p>318.47</text:p>
          </table:table-cell>
          <table:table-cell office:value-type="float" office:value="270.91" calcext:value-type="float">
            <text:p>270.91</text:p>
          </table:table-cell>
          <table:table-cell office:value-type="float" office:value="318.25" calcext:value-type="float">
            <text:p>318.25</text:p>
          </table:table-cell>
          <table:table-cell office:value-type="float" office:value="292.93" calcext:value-type="float">
            <text:p>292.93</text:p>
          </table:table-cell>
          <table:table-cell office:value-type="float" office:value="271.86" calcext:value-type="float">
            <text:p>271.86</text:p>
          </table:table-cell>
          <table:table-cell office:value-type="float" office:value="292.93" calcext:value-type="float">
            <text:p>292.93</text:p>
          </table:table-cell>
          <table:table-cell table:number-columns-repeated="2" office:value-type="float" office:value="322.44" calcext:value-type="float">
            <text:p>322.44</text:p>
          </table:table-cell>
          <table:table-cell office:value-type="float" office:value="240.47" calcext:value-type="float">
            <text:p>240.47</text:p>
          </table:table-cell>
          <table:table-cell office:value-type="float" office:value="315.43" calcext:value-type="float">
            <text:p>315.43</text:p>
          </table:table-cell>
          <table:table-cell table:number-columns-repeated="2" office:value-type="float" office:value="314.74" calcext:value-type="float">
            <text:p>314.74</text:p>
          </table:table-cell>
          <table:table-cell/>
        </table:table-row>
        <table:table-row table:style-name="ro1">
          <table:table-cell office:value-type="string" calcext:value-type="string">
            <text:p>15-11-2016</text:p>
          </table:table-cell>
          <table:table-cell office:value-type="float" office:value="289.42" calcext:value-type="float">
            <text:p>289.42</text:p>
          </table:table-cell>
          <table:table-cell table:number-columns-repeated="4" office:value-type="float" office:value="304.93" calcext:value-type="float">
            <text:p>304.93</text:p>
          </table:table-cell>
          <table:table-cell office:value-type="float" office:value="305.88" calcext:value-type="float">
            <text:p>305.88</text:p>
          </table:table-cell>
          <table:table-cell office:value-type="float" office:value="268.48" calcext:value-type="float">
            <text:p>268.48</text:p>
          </table:table-cell>
          <table:table-cell office:value-type="float" office:value="304.93" calcext:value-type="float">
            <text:p>304.93</text:p>
          </table:table-cell>
          <table:table-cell office:value-type="float" office:value="297.81" calcext:value-type="float">
            <text:p>297.81</text:p>
          </table:table-cell>
          <table:table-cell office:value-type="float" office:value="268.48" calcext:value-type="float">
            <text:p>268.48</text:p>
          </table:table-cell>
          <table:table-cell office:value-type="float" office:value="291.81" calcext:value-type="float">
            <text:p>291.81</text:p>
          </table:table-cell>
          <table:table-cell table:number-columns-repeated="2" office:value-type="float" office:value="309.46" calcext:value-type="float">
            <text:p>309.46</text:p>
          </table:table-cell>
          <table:table-cell office:value-type="float" office:value="237.04" calcext:value-type="float">
            <text:p>237.04</text:p>
          </table:table-cell>
          <table:table-cell office:value-type="float" office:value="304.3" calcext:value-type="float">
            <text:p>304.3</text:p>
          </table:table-cell>
          <table:table-cell table:number-columns-repeated="2" office:value-type="float" office:value="303.18" calcext:value-type="float">
            <text:p>303.18</text:p>
          </table:table-cell>
          <table:table-cell/>
        </table:table-row>
        <table:table-row table:style-name="ro1">
          <table:table-cell office:value-type="string" calcext:value-type="string">
            <text:p>16-11-2016</text:p>
          </table:table-cell>
          <table:table-cell office:value-type="float" office:value="292.41" calcext:value-type="float">
            <text:p>292.41</text:p>
          </table:table-cell>
          <table:table-cell table:number-columns-repeated="5" office:value-type="float" office:value="317.64" calcext:value-type="float">
            <text:p>317.64</text:p>
          </table:table-cell>
          <table:table-cell office:value-type="float" office:value="275.96" calcext:value-type="float">
            <text:p>275.96</text:p>
          </table:table-cell>
          <table:table-cell office:value-type="float" office:value="317.64" calcext:value-type="float">
            <text:p>317.64</text:p>
          </table:table-cell>
          <table:table-cell office:value-type="float" office:value="301.53" calcext:value-type="float">
            <text:p>301.53</text:p>
          </table:table-cell>
          <table:table-cell office:value-type="float" office:value="269.02" calcext:value-type="float">
            <text:p>269.02</text:p>
          </table:table-cell>
          <table:table-cell office:value-type="float" office:value="289.44" calcext:value-type="float">
            <text:p>289.44</text:p>
          </table:table-cell>
          <table:table-cell table:number-columns-repeated="2" office:value-type="float" office:value="318.15" calcext:value-type="float">
            <text:p>318.15</text:p>
          </table:table-cell>
          <table:table-cell office:value-type="float" office:value="234.91" calcext:value-type="float">
            <text:p>234.91</text:p>
          </table:table-cell>
          <table:table-cell office:value-type="float" office:value="314.5" calcext:value-type="float">
            <text:p>314.5</text:p>
          </table:table-cell>
          <table:table-cell table:number-columns-repeated="2" office:value-type="float" office:value="312.09" calcext:value-type="float">
            <text:p>312.09</text:p>
          </table:table-cell>
          <table:table-cell/>
        </table:table-row>
        <table:table-row table:style-name="ro1">
          <table:table-cell office:value-type="string" calcext:value-type="string">
            <text:p>17-11-2016</text:p>
          </table:table-cell>
          <table:table-cell office:value-type="float" office:value="277.61" calcext:value-type="float">
            <text:p>277.61</text:p>
          </table:table-cell>
          <table:table-cell table:number-columns-repeated="5" office:value-type="float" office:value="296.33" calcext:value-type="float">
            <text:p>296.33</text:p>
          </table:table-cell>
          <table:table-cell office:value-type="float" office:value="236.47" calcext:value-type="float">
            <text:p>236.47</text:p>
          </table:table-cell>
          <table:table-cell office:value-type="float" office:value="296.33" calcext:value-type="float">
            <text:p>296.33</text:p>
          </table:table-cell>
          <table:table-cell office:value-type="float" office:value="277.71" calcext:value-type="float">
            <text:p>277.71</text:p>
          </table:table-cell>
          <table:table-cell office:value-type="float" office:value="260.53" calcext:value-type="float">
            <text:p>260.53</text:p>
          </table:table-cell>
          <table:table-cell office:value-type="float" office:value="275.67" calcext:value-type="float">
            <text:p>275.67</text:p>
          </table:table-cell>
          <table:table-cell table:number-columns-repeated="2" office:value-type="float" office:value="310.07" calcext:value-type="float">
            <text:p>310.07</text:p>
          </table:table-cell>
          <table:table-cell office:value-type="float" office:value="230.91" calcext:value-type="float">
            <text:p>230.91</text:p>
          </table:table-cell>
          <table:table-cell office:value-type="float" office:value="295.59" calcext:value-type="float">
            <text:p>295.59</text:p>
          </table:table-cell>
          <table:table-cell office:value-type="float" office:value="294.88" calcext:value-type="float">
            <text:p>294.88</text:p>
          </table:table-cell>
          <table:table-cell office:value-type="float" office:value="294.82" calcext:value-type="float">
            <text:p>294.82</text:p>
          </table:table-cell>
          <table:table-cell/>
        </table:table-row>
        <table:table-row table:style-name="ro1">
          <table:table-cell office:value-type="string" calcext:value-type="string">
            <text:p>18-11-2016</text:p>
          </table:table-cell>
          <table:table-cell office:value-type="float" office:value="268.29" calcext:value-type="float">
            <text:p>268.29</text:p>
          </table:table-cell>
          <table:table-cell table:number-columns-repeated="4" office:value-type="float" office:value="278.08" calcext:value-type="float">
            <text:p>278.08</text:p>
          </table:table-cell>
          <table:table-cell office:value-type="float" office:value="281.63" calcext:value-type="float">
            <text:p>281.63</text:p>
          </table:table-cell>
          <table:table-cell office:value-type="float" office:value="179.89" calcext:value-type="float">
            <text:p>179.89</text:p>
          </table:table-cell>
          <table:table-cell office:value-type="float" office:value="278.08" calcext:value-type="float">
            <text:p>278.08</text:p>
          </table:table-cell>
          <table:table-cell office:value-type="float" office:value="276.36" calcext:value-type="float">
            <text:p>276.36</text:p>
          </table:table-cell>
          <table:table-cell office:value-type="float" office:value="252.4" calcext:value-type="float">
            <text:p>252.4</text:p>
          </table:table-cell>
          <table:table-cell office:value-type="float" office:value="274.4" calcext:value-type="float">
            <text:p>274.4</text:p>
          </table:table-cell>
          <table:table-cell table:number-columns-repeated="2" office:value-type="float" office:value="300.64" calcext:value-type="float">
            <text:p>300.64</text:p>
          </table:table-cell>
          <table:table-cell office:value-type="float" office:value="233.69" calcext:value-type="float">
            <text:p>233.69</text:p>
          </table:table-cell>
          <table:table-cell office:value-type="float" office:value="281.63" calcext:value-type="float">
            <text:p>281.63</text:p>
          </table:table-cell>
          <table:table-cell table:number-columns-repeated="2" office:value-type="float" office:value="280.7" calcext:value-type="float">
            <text:p>280.7</text:p>
          </table:table-cell>
          <table:table-cell/>
        </table:table-row>
        <table:table-row table:style-name="ro1">
          <table:table-cell office:value-type="string" calcext:value-type="string">
            <text:p>19-11-2016</text:p>
          </table:table-cell>
          <table:table-cell office:value-type="float" office:value="260.16" calcext:value-type="float">
            <text:p>260.16</text:p>
          </table:table-cell>
          <table:table-cell table:number-columns-repeated="5" office:value-type="float" office:value="257.79" calcext:value-type="float">
            <text:p>257.79</text:p>
          </table:table-cell>
          <table:table-cell office:value-type="float" office:value="222.38" calcext:value-type="float">
            <text:p>222.38</text:p>
          </table:table-cell>
          <table:table-cell office:value-type="float" office:value="257.79" calcext:value-type="float">
            <text:p>257.79</text:p>
          </table:table-cell>
          <table:table-cell office:value-type="float" office:value="263.37" calcext:value-type="float">
            <text:p>263.37</text:p>
          </table:table-cell>
          <table:table-cell office:value-type="float" office:value="258.42" calcext:value-type="float">
            <text:p>258.42</text:p>
          </table:table-cell>
          <table:table-cell office:value-type="float" office:value="263.25" calcext:value-type="float">
            <text:p>263.25</text:p>
          </table:table-cell>
          <table:table-cell table:number-columns-repeated="2" office:value-type="float" office:value="291.82" calcext:value-type="float">
            <text:p>291.82</text:p>
          </table:table-cell>
          <table:table-cell office:value-type="float" office:value="230.52" calcext:value-type="float">
            <text:p>230.52</text:p>
          </table:table-cell>
          <table:table-cell table:number-columns-repeated="3" office:value-type="float" office:value="257.79" calcext:value-type="float">
            <text:p>257.79</text:p>
          </table:table-cell>
          <table:table-cell/>
        </table:table-row>
        <table:table-row table:style-name="ro1">
          <table:table-cell office:value-type="string" calcext:value-type="string">
            <text:p>20-11-2016</text:p>
          </table:table-cell>
          <table:table-cell office:value-type="float" office:value="255.26" calcext:value-type="float">
            <text:p>255.26</text:p>
          </table:table-cell>
          <table:table-cell table:number-columns-repeated="5" office:value-type="float" office:value="264.9" calcext:value-type="float">
            <text:p>264.9</text:p>
          </table:table-cell>
          <table:table-cell office:value-type="float" office:value="109.73" calcext:value-type="float">
            <text:p>109.73</text:p>
          </table:table-cell>
          <table:table-cell office:value-type="float" office:value="264.9" calcext:value-type="float">
            <text:p>264.9</text:p>
          </table:table-cell>
          <table:table-cell office:value-type="float" office:value="266.43" calcext:value-type="float">
            <text:p>266.43</text:p>
          </table:table-cell>
          <table:table-cell office:value-type="float" office:value="249.59" calcext:value-type="float">
            <text:p>249.59</text:p>
          </table:table-cell>
          <table:table-cell office:value-type="float" office:value="266.33" calcext:value-type="float">
            <text:p>266.33</text:p>
          </table:table-cell>
          <table:table-cell table:number-columns-repeated="2" office:value-type="float" office:value="289.06" calcext:value-type="float">
            <text:p>289.06</text:p>
          </table:table-cell>
          <table:table-cell office:value-type="float" office:value="232.93" calcext:value-type="float">
            <text:p>232.93</text:p>
          </table:table-cell>
          <table:table-cell table:number-columns-repeated="3" office:value-type="float" office:value="264.9" calcext:value-type="float">
            <text:p>264.9</text:p>
          </table:table-cell>
          <table:table-cell/>
        </table:table-row>
        <table:table-row table:style-name="ro1">
          <table:table-cell office:value-type="string" calcext:value-type="string">
            <text:p>21-11-2016</text:p>
          </table:table-cell>
          <table:table-cell office:value-type="float" office:value="278.51" calcext:value-type="float">
            <text:p>278.51</text:p>
          </table:table-cell>
          <table:table-cell table:number-columns-repeated="5" office:value-type="float" office:value="261.06" calcext:value-type="float">
            <text:p>261.06</text:p>
          </table:table-cell>
          <table:table-cell office:value-type="float" office:value="239.36" calcext:value-type="float">
            <text:p>239.3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76.95" calcext:value-type="float">
            <text:p>276.95</text:p>
          </table:table-cell>
          <table:table-cell office:value-type="float" office:value="272.61" calcext:value-type="float">
            <text:p>272.61</text:p>
          </table:table-cell>
          <table:table-cell office:value-type="float" office:value="276.95" calcext:value-type="float">
            <text:p>276.95</text:p>
          </table:table-cell>
          <table:table-cell table:number-columns-repeated="2" office:value-type="float" office:value="305.8" calcext:value-type="float">
            <text:p>305.8</text:p>
          </table:table-cell>
          <table:table-cell office:value-type="float" office:value="242.77" calcext:value-type="float">
            <text:p>242.77</text:p>
          </table:table-cell>
          <table:table-cell table:number-columns-repeated="3" office:value-type="float" office:value="261.06" calcext:value-type="float">
            <text:p>261.06</text:p>
          </table:table-cell>
          <table:table-cell/>
        </table:table-row>
        <table:table-row table:style-name="ro1">
          <table:table-cell office:value-type="string" calcext:value-type="string">
            <text:p>22-11-2016</text:p>
          </table:table-cell>
          <table:table-cell office:value-type="float" office:value="284.18" calcext:value-type="float">
            <text:p>284.18</text:p>
          </table:table-cell>
          <table:table-cell table:number-columns-repeated="5" office:value-type="float" office:value="291" calcext:value-type="float">
            <text:p>291</text:p>
          </table:table-cell>
          <table:table-cell office:value-type="float" office:value="263.86" calcext:value-type="float">
            <text:p>263.86</text:p>
          </table:table-cell>
          <table:table-cell office:value-type="float" office:value="291" calcext:value-type="float">
            <text:p>291</text:p>
          </table:table-cell>
          <table:table-cell office:value-type="float" office:value="271.5" calcext:value-type="float">
            <text:p>271.5</text:p>
          </table:table-cell>
          <table:table-cell office:value-type="float" office:value="268.05" calcext:value-type="float">
            <text:p>268.05</text:p>
          </table:table-cell>
          <table:table-cell office:value-type="float" office:value="271.5" calcext:value-type="float">
            <text:p>271.5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238.25" calcext:value-type="float">
            <text:p>238.25</text:p>
          </table:table-cell>
          <table:table-cell table:number-columns-repeated="3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23-11-2016</text:p>
          </table:table-cell>
          <table:table-cell office:value-type="float" office:value="285.41" calcext:value-type="float">
            <text:p>285.41</text:p>
          </table:table-cell>
          <table:table-cell table:number-columns-repeated="3" office:value-type="float" office:value="294.75" calcext:value-type="float">
            <text:p>294.75</text:p>
          </table:table-cell>
          <table:table-cell office:value-type="float" office:value="296.69" calcext:value-type="float">
            <text:p>296.69</text:p>
          </table:table-cell>
          <table:table-cell office:value-type="float" office:value="294.75" calcext:value-type="float">
            <text:p>294.75</text:p>
          </table:table-cell>
          <table:table-cell office:value-type="float" office:value="272.56" calcext:value-type="float">
            <text:p>272.56</text:p>
          </table:table-cell>
          <table:table-cell office:value-type="float" office:value="296.69" calcext:value-type="float">
            <text:p>296.69</text:p>
          </table:table-cell>
          <table:table-cell office:value-type="float" office:value="271.95" calcext:value-type="float">
            <text:p>271.95</text:p>
          </table:table-cell>
          <table:table-cell office:value-type="float" office:value="270.12" calcext:value-type="float">
            <text:p>270.12</text:p>
          </table:table-cell>
          <table:table-cell office:value-type="float" office:value="270.23" calcext:value-type="float">
            <text:p>270.23</text:p>
          </table:table-cell>
          <table:table-cell table:number-columns-repeated="2" office:value-type="float" office:value="307.94" calcext:value-type="float">
            <text:p>307.94</text:p>
          </table:table-cell>
          <table:table-cell office:value-type="float" office:value="245.9" calcext:value-type="float">
            <text:p>245.9</text:p>
          </table:table-cell>
          <table:table-cell table:number-columns-repeated="2" office:value-type="float" office:value="294.75" calcext:value-type="float">
            <text:p>294.75</text:p>
          </table:table-cell>
          <table:table-cell office:value-type="float" office:value="296.69" calcext:value-type="float">
            <text:p>296.69</text:p>
          </table:table-cell>
          <table:table-cell/>
        </table:table-row>
        <table:table-row table:style-name="ro1">
          <table:table-cell office:value-type="string" calcext:value-type="string">
            <text:p>24-11-2016</text:p>
          </table:table-cell>
          <table:table-cell office:value-type="float" office:value="282.65" calcext:value-type="float">
            <text:p>282.65</text:p>
          </table:table-cell>
          <table:table-cell table:number-columns-repeated="3" office:value-type="float" office:value="292.51" calcext:value-type="float">
            <text:p>292.51</text:p>
          </table:table-cell>
          <table:table-cell office:value-type="float" office:value="294.82" calcext:value-type="float">
            <text:p>294.82</text:p>
          </table:table-cell>
          <table:table-cell office:value-type="float" office:value="292.51" calcext:value-type="float">
            <text:p>292.51</text:p>
          </table:table-cell>
          <table:table-cell office:value-type="float" office:value="278.15" calcext:value-type="float">
            <text:p>278.15</text:p>
          </table:table-cell>
          <table:table-cell office:value-type="float" office:value="294.82" calcext:value-type="float">
            <text:p>294.82</text:p>
          </table:table-cell>
          <table:table-cell office:value-type="float" office:value="267.58" calcext:value-type="float">
            <text:p>267.58</text:p>
          </table:table-cell>
          <table:table-cell office:value-type="float" office:value="267.33" calcext:value-type="float">
            <text:p>267.33</text:p>
          </table:table-cell>
          <table:table-cell office:value-type="float" office:value="267.58" calcext:value-type="float">
            <text:p>267.58</text:p>
          </table:table-cell>
          <table:table-cell table:number-columns-repeated="2" office:value-type="float" office:value="301.52" calcext:value-type="float">
            <text:p>301.52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92.51" calcext:value-type="float">
            <text:p>292.51</text:p>
          </table:table-cell>
          <table:table-cell office:value-type="float" office:value="294.82" calcext:value-type="float">
            <text:p>294.82</text:p>
          </table:table-cell>
          <table:table-cell/>
        </table:table-row>
        <table:table-row table:style-name="ro1">
          <table:table-cell office:value-type="string" calcext:value-type="string">
            <text:p>25-11-2016</text:p>
          </table:table-cell>
          <table:table-cell office:value-type="float" office:value="274.91" calcext:value-type="float">
            <text:p>274.91</text:p>
          </table:table-cell>
          <table:table-cell table:number-columns-repeated="3" office:value-type="float" office:value="287.11" calcext:value-type="float">
            <text:p>287.11</text:p>
          </table:table-cell>
          <table:table-cell office:value-type="float" office:value="307.75" calcext:value-type="float">
            <text:p>307.75</text:p>
          </table:table-cell>
          <table:table-cell office:value-type="float" office:value="289.55" calcext:value-type="float">
            <text:p>289.55</text:p>
          </table:table-cell>
          <table:table-cell office:value-type="float" office:value="272.78" calcext:value-type="float">
            <text:p>272.78</text:p>
          </table:table-cell>
          <table:table-cell office:value-type="float" office:value="308.42" calcext:value-type="float">
            <text:p>308.42</text:p>
          </table:table-cell>
          <table:table-cell office:value-type="float" office:value="269.61" calcext:value-type="float">
            <text:p>269.61</text:p>
          </table:table-cell>
          <table:table-cell office:value-type="float" office:value="265.91" calcext:value-type="float">
            <text:p>265.91</text:p>
          </table:table-cell>
          <table:table-cell office:value-type="float" office:value="266.72" calcext:value-type="float">
            <text:p>266.72</text:p>
          </table:table-cell>
          <table:table-cell table:number-columns-repeated="2" office:value-type="float" office:value="285.77" calcext:value-type="float">
            <text:p>285.77</text:p>
          </table:table-cell>
          <table:table-cell office:value-type="float" office:value="244.77" calcext:value-type="float">
            <text:p>244.77</text:p>
          </table:table-cell>
          <table:table-cell table:number-columns-repeated="2" office:value-type="float" office:value="289.55" calcext:value-type="float">
            <text:p>289.55</text:p>
          </table:table-cell>
          <table:table-cell office:value-type="float" office:value="307.75" calcext:value-type="float">
            <text:p>307.75</text:p>
          </table:table-cell>
          <table:table-cell/>
        </table:table-row>
        <table:table-row table:style-name="ro1">
          <table:table-cell office:value-type="string" calcext:value-type="string">
            <text:p>26-11-2016</text:p>
          </table:table-cell>
          <table:table-cell office:value-type="float" office:value="241.95" calcext:value-type="float">
            <text:p>241.95</text:p>
          </table:table-cell>
          <table:table-cell table:number-columns-repeated="5" office:value-type="float" office:value="242.13" calcext:value-type="float">
            <text:p>242.13</text:p>
          </table:table-cell>
          <table:table-cell office:value-type="float" office:value="239.08" calcext:value-type="float">
            <text:p>239.08</text:p>
          </table:table-cell>
          <table:table-cell office:value-type="float" office:value="242.13" calcext:value-type="float">
            <text:p>242.13</text:p>
          </table:table-cell>
          <table:table-cell office:value-type="float" office:value="246.04" calcext:value-type="float">
            <text:p>246.04</text:p>
          </table:table-cell>
          <table:table-cell office:value-type="float" office:value="242.99" calcext:value-type="float">
            <text:p>242.99</text:p>
          </table:table-cell>
          <table:table-cell office:value-type="float" office:value="246.04" calcext:value-type="float">
            <text:p>246.04</text:p>
          </table:table-cell>
          <table:table-cell table:number-columns-repeated="2" office:value-type="float" office:value="242.13" calcext:value-type="float">
            <text:p>242.13</text:p>
          </table:table-cell>
          <table:table-cell office:value-type="float" office:value="230.16" calcext:value-type="float">
            <text:p>230.16</text:p>
          </table:table-cell>
          <table:table-cell table:number-columns-repeated="3" office:value-type="float" office:value="242.13" calcext:value-type="float">
            <text:p>242.13</text:p>
          </table:table-cell>
          <table:table-cell/>
        </table:table-row>
        <table:table-row table:style-name="ro1">
          <table:table-cell office:value-type="string" calcext:value-type="string">
            <text:p>27-11-2016</text:p>
          </table:table-cell>
          <table:table-cell office:value-type="float" office:value="241.91" calcext:value-type="float">
            <text:p>241.91</text:p>
          </table:table-cell>
          <table:table-cell table:number-columns-repeated="5" office:value-type="float" office:value="229.11" calcext:value-type="float">
            <text:p>229.11</text:p>
          </table:table-cell>
          <table:table-cell office:value-type="float" office:value="228.89" calcext:value-type="float">
            <text:p>228.89</text:p>
          </table:table-cell>
          <table:table-cell office:value-type="float" office:value="229.11" calcext:value-type="float">
            <text:p>229.11</text:p>
          </table:table-cell>
          <table:table-cell office:value-type="float" office:value="246.57" calcext:value-type="float">
            <text:p>246.57</text:p>
          </table:table-cell>
          <table:table-cell office:value-type="float" office:value="246.35" calcext:value-type="float">
            <text:p>246.35</text:p>
          </table:table-cell>
          <table:table-cell office:value-type="float" office:value="246.57" calcext:value-type="float">
            <text:p>246.57</text:p>
          </table:table-cell>
          <table:table-cell table:number-columns-repeated="2" office:value-type="float" office:value="253.17" calcext:value-type="float">
            <text:p>253.17</text:p>
          </table:table-cell>
          <table:table-cell office:value-type="float" office:value="226.25" calcext:value-type="float">
            <text:p>226.25</text:p>
          </table:table-cell>
          <table:table-cell table:number-columns-repeated="3" office:value-type="float" office:value="229.11" calcext:value-type="float">
            <text:p>229.11</text:p>
          </table:table-cell>
          <table:table-cell/>
        </table:table-row>
        <table:table-row table:style-name="ro1">
          <table:table-cell office:value-type="string" calcext:value-type="string">
            <text:p>28-11-2016</text:p>
          </table:table-cell>
          <table:table-cell office:value-type="float" office:value="290.7" calcext:value-type="float">
            <text:p>290.7</text:p>
          </table:table-cell>
          <table:table-cell table:number-columns-repeated="5" office:value-type="float" office:value="307.3" calcext:value-type="float">
            <text:p>307.3</text:p>
          </table:table-cell>
          <table:table-cell office:value-type="float" office:value="300.75" calcext:value-type="float">
            <text:p>300.75</text:p>
          </table:table-cell>
          <table:table-cell office:value-type="float" office:value="305.58" calcext:value-type="float">
            <text:p>305.58</text:p>
          </table:table-cell>
          <table:table-cell office:value-type="float" office:value="310.38" calcext:value-type="float">
            <text:p>310.38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92" calcext:value-type="float">
            <text:p>268.92</text:p>
          </table:table-cell>
          <table:table-cell table:number-columns-repeated="2" office:value-type="float" office:value="301.61" calcext:value-type="float">
            <text:p>301.61</text:p>
          </table:table-cell>
          <table:table-cell office:value-type="float" office:value="243.04" calcext:value-type="float">
            <text:p>243.04</text:p>
          </table:table-cell>
          <table:table-cell table:number-columns-repeated="3" office:value-type="float" office:value="306.36" calcext:value-type="float">
            <text:p>306.36</text:p>
          </table:table-cell>
          <table:table-cell/>
        </table:table-row>
        <table:table-row table:style-name="ro1">
          <table:table-cell office:value-type="string" calcext:value-type="string">
            <text:p>29-11-2016</text:p>
          </table:table-cell>
          <table:table-cell office:value-type="float" office:value="274.88" calcext:value-type="float">
            <text:p>274.88</text:p>
          </table:table-cell>
          <table:table-cell table:number-columns-repeated="5" office:value-type="float" office:value="291.52" calcext:value-type="float">
            <text:p>291.52</text:p>
          </table:table-cell>
          <table:table-cell office:value-type="float" office:value="255.48" calcext:value-type="float">
            <text:p>255.48</text:p>
          </table:table-cell>
          <table:table-cell office:value-type="float" office:value="291.52" calcext:value-type="float">
            <text:p>291.52</text:p>
          </table:table-cell>
          <table:table-cell office:value-type="float" office:value="290.84" calcext:value-type="float">
            <text:p>290.84</text:p>
          </table:table-cell>
          <table:table-cell office:value-type="float" office:value="255.72" calcext:value-type="float">
            <text:p>255.72</text:p>
          </table:table-cell>
          <table:table-cell office:value-type="float" office:value="270.01" calcext:value-type="float">
            <text:p>270.01</text:p>
          </table:table-cell>
          <table:table-cell table:number-columns-repeated="2" office:value-type="float" office:value="293.15" calcext:value-type="float">
            <text:p>293.15</text:p>
          </table:table-cell>
          <table:table-cell office:value-type="float" office:value="228.61" calcext:value-type="float">
            <text:p>228.61</text:p>
          </table:table-cell>
          <table:table-cell table:number-columns-repeated="3" office:value-type="float" office:value="290.88" calcext:value-type="float">
            <text:p>290.88</text:p>
          </table:table-cell>
          <table:table-cell/>
        </table:table-row>
        <table:table-row table:style-name="ro1">
          <table:table-cell office:value-type="string" calcext:value-type="string">
            <text:p>30-11-2016</text:p>
          </table:table-cell>
          <table:table-cell office:value-type="float" office:value="256.76" calcext:value-type="float">
            <text:p>256.76</text:p>
          </table:table-cell>
          <table:table-cell table:number-columns-repeated="5" office:value-type="float" office:value="260.9" calcext:value-type="float">
            <text:p>260.9</text:p>
          </table:table-cell>
          <table:table-cell office:value-type="float" office:value="237.69" calcext:value-type="float">
            <text:p>237.69</text:p>
          </table:table-cell>
          <table:table-cell office:value-type="float" office:value="260.9" calcext:value-type="float">
            <text:p>260.9</text:p>
          </table:table-cell>
          <table:table-cell office:value-type="float" office:value="267.77" calcext:value-type="float">
            <text:p>267.77</text:p>
          </table:table-cell>
          <table:table-cell office:value-type="float" office:value="245.85" calcext:value-type="float">
            <text:p>245.85</text:p>
          </table:table-cell>
          <table:table-cell office:value-type="float" office:value="258.52" calcext:value-type="float">
            <text:p>258.52</text:p>
          </table:table-cell>
          <table:table-cell table:number-columns-repeated="2" office:value-type="float" office:value="271.26" calcext:value-type="float">
            <text:p>271.26</text:p>
          </table:table-cell>
          <table:table-cell office:value-type="float" office:value="220.61" calcext:value-type="float">
            <text:p>220.61</text:p>
          </table:table-cell>
          <table:table-cell table:number-columns-repeated="3" office:value-type="float" office:value="260.9" calcext:value-type="float">
            <text:p>260.9</text:p>
          </table:table-cell>
          <table:table-cell/>
        </table:table-row>
        <table:table-row table:style-name="ro1">
          <table:table-cell office:value-type="string" calcext:value-type="string">
            <text:p>01-12-2016</text:p>
          </table:table-cell>
          <table:table-cell office:value-type="float" office:value="253.51" calcext:value-type="float">
            <text:p>253.51</text:p>
          </table:table-cell>
          <table:table-cell table:number-columns-repeated="5" office:value-type="float" office:value="269.6" calcext:value-type="float">
            <text:p>269.6</text:p>
          </table:table-cell>
          <table:table-cell office:value-type="float" office:value="200.14" calcext:value-type="float">
            <text:p>200.14</text:p>
          </table:table-cell>
          <table:table-cell office:value-type="float" office:value="240.04" calcext:value-type="float">
            <text:p>240.04</text:p>
          </table:table-cell>
          <table:table-cell office:value-type="float" office:value="269.42" calcext:value-type="float">
            <text:p>269.42</text:p>
          </table:table-cell>
          <table:table-cell office:value-type="float" office:value="241.25" calcext:value-type="float">
            <text:p>241.25</text:p>
          </table:table-cell>
          <table:table-cell office:value-type="float" office:value="255.53" calcext:value-type="float">
            <text:p>255.53</text:p>
          </table:table-cell>
          <table:table-cell table:number-columns-repeated="2" office:value-type="float" office:value="276.35" calcext:value-type="float">
            <text:p>276.35</text:p>
          </table:table-cell>
          <table:table-cell office:value-type="float" office:value="220.72" calcext:value-type="float">
            <text:p>220.72</text:p>
          </table:table-cell>
          <table:table-cell table:number-columns-repeated="3" office:value-type="float" office:value="269.6" calcext:value-type="float">
            <text:p>269.6</text:p>
          </table:table-cell>
          <table:table-cell/>
        </table:table-row>
        <table:table-row table:style-name="ro1">
          <table:table-cell office:value-type="string" calcext:value-type="string">
            <text:p>02-12-2016</text:p>
          </table:table-cell>
          <table:table-cell office:value-type="float" office:value="265.22" calcext:value-type="float">
            <text:p>265.22</text:p>
          </table:table-cell>
          <table:table-cell table:number-columns-repeated="5" office:value-type="float" office:value="273.66" calcext:value-type="float">
            <text:p>273.66</text:p>
          </table:table-cell>
          <table:table-cell office:value-type="float" office:value="229.47" calcext:value-type="float">
            <text:p>229.4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68.35" calcext:value-type="float">
            <text:p>268.35</text:p>
          </table:table-cell>
          <table:table-cell office:value-type="float" office:value="257.21" calcext:value-type="float">
            <text:p>257.21</text:p>
          </table:table-cell>
          <table:table-cell office:value-type="float" office:value="258.72" calcext:value-type="float">
            <text:p>258.72</text:p>
          </table:table-cell>
          <table:table-cell table:number-columns-repeated="2" office:value-type="float" office:value="284.27" calcext:value-type="float">
            <text:p>284.27</text:p>
          </table:table-cell>
          <table:table-cell office:value-type="float" office:value="219.59" calcext:value-type="float">
            <text:p>219.59</text:p>
          </table:table-cell>
          <table:table-cell table:number-columns-repeated="3" office:value-type="float" office:value="273.66" calcext:value-type="float">
            <text:p>273.66</text:p>
          </table:table-cell>
          <table:table-cell/>
        </table:table-row>
        <table:table-row table:style-name="ro1">
          <table:table-cell office:value-type="string" calcext:value-type="string">
            <text:p>03-12-2016</text:p>
          </table:table-cell>
          <table:table-cell office:value-type="float" office:value="267.09" calcext:value-type="float">
            <text:p>267.09</text:p>
          </table:table-cell>
          <table:table-cell table:number-columns-repeated="5" office:value-type="float" office:value="281.29" calcext:value-type="float">
            <text:p>281.29</text:p>
          </table:table-cell>
          <table:table-cell office:value-type="float" office:value="260.59" calcext:value-type="float">
            <text:p>260.59</text:p>
          </table:table-cell>
          <table:table-cell office:value-type="float" office:value="281.29" calcext:value-type="float">
            <text:p>281.29</text:p>
          </table:table-cell>
          <table:table-cell office:value-type="float" office:value="261.64" calcext:value-type="float">
            <text:p>261.64</text:p>
          </table:table-cell>
          <table:table-cell table:number-columns-repeated="2" office:value-type="float" office:value="259.53" calcext:value-type="float">
            <text:p>259.53</text:p>
          </table:table-cell>
          <table:table-cell table:number-columns-repeated="2" office:value-type="float" office:value="284.26" calcext:value-type="float">
            <text:p>284.26</text:p>
          </table:table-cell>
          <table:table-cell office:value-type="float" office:value="210.49" calcext:value-type="float">
            <text:p>210.49</text:p>
          </table:table-cell>
          <table:table-cell table:number-columns-repeated="3" office:value-type="float" office:value="281.29" calcext:value-type="float">
            <text:p>281.29</text:p>
          </table:table-cell>
          <table:table-cell/>
        </table:table-row>
        <table:table-row table:style-name="ro1">
          <table:table-cell office:value-type="string" calcext:value-type="string">
            <text:p>04-12-2016</text:p>
          </table:table-cell>
          <table:table-cell office:value-type="float" office:value="255.21" calcext:value-type="float">
            <text:p>255.21</text:p>
          </table:table-cell>
          <table:table-cell table:number-columns-repeated="5" office:value-type="float" office:value="261.2" calcext:value-type="float">
            <text:p>261.2</text:p>
          </table:table-cell>
          <table:table-cell office:value-type="float" office:value="256.66" calcext:value-type="float">
            <text:p>256.66</text:p>
          </table:table-cell>
          <table:table-cell office:value-type="float" office:value="261.2" calcext:value-type="float">
            <text:p>261.2</text:p>
          </table:table-cell>
          <table:table-cell office:value-type="float" office:value="254.99" calcext:value-type="float">
            <text:p>254.99</text:p>
          </table:table-cell>
          <table:table-cell office:value-type="float" office:value="254.94" calcext:value-type="float">
            <text:p>254.94</text:p>
          </table:table-cell>
          <table:table-cell office:value-type="float" office:value="254.99" calcext:value-type="float">
            <text:p>254.99</text:p>
          </table:table-cell>
          <table:table-cell table:number-columns-repeated="2" office:value-type="float" office:value="261.2" calcext:value-type="float">
            <text:p>261.2</text:p>
          </table:table-cell>
          <table:table-cell office:value-type="float" office:value="204.58" calcext:value-type="float">
            <text:p>204.58</text:p>
          </table:table-cell>
          <table:table-cell table:number-columns-repeated="3" office:value-type="float" office:value="261.2" calcext:value-type="float">
            <text:p>261.2</text:p>
          </table:table-cell>
          <table:table-cell/>
        </table:table-row>
        <table:table-row table:style-name="ro1">
          <table:table-cell office:value-type="string" calcext:value-type="string">
            <text:p>05-12-2016</text:p>
          </table:table-cell>
          <table:table-cell office:value-type="float" office:value="259.67" calcext:value-type="float">
            <text:p>259.67</text:p>
          </table:table-cell>
          <table:table-cell table:number-columns-repeated="5" office:value-type="float" office:value="272.3" calcext:value-type="float">
            <text:p>272.3</text:p>
          </table:table-cell>
          <table:table-cell office:value-type="float" office:value="258.04" calcext:value-type="float">
            <text:p>258.04</text:p>
          </table:table-cell>
          <table:table-cell office:value-type="float" office:value="272.3" calcext:value-type="float">
            <text:p>272.3</text:p>
          </table:table-cell>
          <table:table-cell office:value-type="float" office:value="250.99" calcext:value-type="float">
            <text:p>250.99</text:p>
          </table:table-cell>
          <table:table-cell office:value-type="float" office:value="249.4" calcext:value-type="float">
            <text:p>249.4</text:p>
          </table:table-cell>
          <table:table-cell office:value-type="float" office:value="250.99" calcext:value-type="float">
            <text:p>250.99</text:p>
          </table:table-cell>
          <table:table-cell table:number-columns-repeated="2" office:value-type="float" office:value="272.94" calcext:value-type="float">
            <text:p>272.94</text:p>
          </table:table-cell>
          <table:table-cell office:value-type="float" office:value="215.77" calcext:value-type="float">
            <text:p>215.77</text:p>
          </table:table-cell>
          <table:table-cell office:value-type="float" office:value="271.94" calcext:value-type="float">
            <text:p>271.94</text:p>
          </table:table-cell>
          <table:table-cell table:number-columns-repeated="2" office:value-type="float" office:value="273.65" calcext:value-type="float">
            <text:p>273.65</text:p>
          </table:table-cell>
          <table:table-cell/>
        </table:table-row>
        <table:table-row table:style-name="ro1">
          <table:table-cell office:value-type="string" calcext:value-type="string">
            <text:p>06-12-2016</text:p>
          </table:table-cell>
          <table:table-cell office:value-type="float" office:value="311.71" calcext:value-type="float">
            <text:p>311.71</text:p>
          </table:table-cell>
          <table:table-cell table:number-columns-repeated="3" office:value-type="float" office:value="391.35" calcext:value-type="float">
            <text:p>391.35</text:p>
          </table:table-cell>
          <table:table-cell office:value-type="float" office:value="400.32" calcext:value-type="float">
            <text:p>400.32</text:p>
          </table:table-cell>
          <table:table-cell table:number-columns-repeated="2" office:value-type="float" office:value="391.35" calcext:value-type="float">
            <text:p>391.35</text:p>
          </table:table-cell>
          <table:table-cell office:value-type="float" office:value="400.32" calcext:value-type="float">
            <text:p>400.32</text:p>
          </table:table-cell>
          <table:table-cell office:value-type="float" office:value="336.17" calcext:value-type="float">
            <text:p>336.17</text:p>
          </table:table-cell>
          <table:table-cell office:value-type="float" office:value="248.26" calcext:value-type="float">
            <text:p>248.26</text:p>
          </table:table-cell>
          <table:table-cell office:value-type="float" office:value="251.63" calcext:value-type="float">
            <text:p>251.63</text:p>
          </table:table-cell>
          <table:table-cell table:number-columns-repeated="2" office:value-type="float" office:value="317.73" calcext:value-type="float">
            <text:p>317.73</text:p>
          </table:table-cell>
          <table:table-cell office:value-type="float" office:value="219.29" calcext:value-type="float">
            <text:p>219.29</text:p>
          </table:table-cell>
          <table:table-cell office:value-type="float" office:value="391.09" calcext:value-type="float">
            <text:p>391.09</text:p>
          </table:table-cell>
          <table:table-cell table:number-columns-repeated="2" office:value-type="float" office:value="391.8" calcext:value-type="float">
            <text:p>391.8</text:p>
          </table:table-cell>
          <table:table-cell/>
        </table:table-row>
        <table:table-row table:style-name="ro1">
          <table:table-cell office:value-type="string" calcext:value-type="string">
            <text:p>07-12-2016</text:p>
          </table:table-cell>
          <table:table-cell office:value-type="float" office:value="248.93" calcext:value-type="float">
            <text:p>248.93</text:p>
          </table:table-cell>
          <table:table-cell table:number-columns-repeated="3" office:value-type="float" office:value="266.07" calcext:value-type="float">
            <text:p>266.07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07" calcext:value-type="float">
            <text:p>266.07</text:p>
          </table:table-cell>
          <table:table-cell office:value-type="float" office:value="233.88" calcext:value-type="float">
            <text:p>233.88</text:p>
          </table:table-cell>
          <table:table-cell office:value-type="float" office:value="266.55" calcext:value-type="float">
            <text:p>266.55</text:p>
          </table:table-cell>
          <table:table-cell office:value-type="float" office:value="255.77" calcext:value-type="float">
            <text:p>255.77</text:p>
          </table:table-cell>
          <table:table-cell office:value-type="float" office:value="234.58" calcext:value-type="float">
            <text:p>234.58</text:p>
          </table:table-cell>
          <table:table-cell office:value-type="float" office:value="243.42" calcext:value-type="float">
            <text:p>243.42</text:p>
          </table:table-cell>
          <table:table-cell table:number-columns-repeated="2" office:value-type="float" office:value="265.99" calcext:value-type="float">
            <text:p>265.99</text:p>
          </table:table-cell>
          <table:table-cell office:value-type="float" office:value="214.4" calcext:value-type="float">
            <text:p>214.4</text:p>
          </table:table-cell>
          <table:table-cell office:value-type="float" office:value="266.09" calcext:value-type="float">
            <text:p>266.09</text:p>
          </table:table-cell>
          <table:table-cell table:number-columns-repeated="2" office:value-type="float" office:value="272.74" calcext:value-type="float">
            <text:p>272.74</text:p>
          </table:table-cell>
          <table:table-cell/>
        </table:table-row>
        <table:table-row table:style-name="ro1">
          <table:table-cell office:value-type="string" calcext:value-type="string">
            <text:p>08-12-2016</text:p>
          </table:table-cell>
          <table:table-cell office:value-type="float" office:value="229.45" calcext:value-type="float">
            <text:p>229.45</text:p>
          </table:table-cell>
          <table:table-cell table:number-columns-repeated="4" office:value-type="float" office:value="229.86" calcext:value-type="float">
            <text:p>229.86</text:p>
          </table:table-cell>
          <table:table-cell office:value-type="float" office:value="280.96" calcext:value-type="float">
            <text:p>280.96</text:p>
          </table:table-cell>
          <table:table-cell office:value-type="float" office:value="200.55" calcext:value-type="float">
            <text:p>200.55</text:p>
          </table:table-cell>
          <table:table-cell office:value-type="float" office:value="206.87" calcext:value-type="float">
            <text:p>206.87</text:p>
          </table:table-cell>
          <table:table-cell office:value-type="float" office:value="229.76" calcext:value-type="float">
            <text:p>229.76</text:p>
          </table:table-cell>
          <table:table-cell office:value-type="float" office:value="222.84" calcext:value-type="float">
            <text:p>222.84</text:p>
          </table:table-cell>
          <table:table-cell office:value-type="float" office:value="226.46" calcext:value-type="float">
            <text:p>226.46</text:p>
          </table:table-cell>
          <table:table-cell table:number-columns-repeated="2" office:value-type="float" office:value="229.86" calcext:value-type="float">
            <text:p>229.86</text:p>
          </table:table-cell>
          <table:table-cell office:value-type="float" office:value="212.18" calcext:value-type="float">
            <text:p>212.18</text:p>
          </table:table-cell>
          <table:table-cell table:number-columns-repeated="3" office:value-type="float" office:value="280.96" calcext:value-type="float">
            <text:p>280.96</text:p>
          </table:table-cell>
          <table:table-cell/>
        </table:table-row>
        <table:table-row table:style-name="ro1">
          <table:table-cell office:value-type="string" calcext:value-type="string">
            <text:p>09-12-2016</text:p>
          </table:table-cell>
          <table:table-cell office:value-type="float" office:value="226.51" calcext:value-type="float">
            <text:p>226.51</text:p>
          </table:table-cell>
          <table:table-cell table:number-columns-repeated="4" office:value-type="float" office:value="232.35" calcext:value-type="float">
            <text:p>232.35</text:p>
          </table:table-cell>
          <table:table-cell office:value-type="float" office:value="253.49" calcext:value-type="float">
            <text:p>253.49</text:p>
          </table:table-cell>
          <table:table-cell office:value-type="float" office:value="218.61" calcext:value-type="float">
            <text:p>218.61</text:p>
          </table:table-cell>
          <table:table-cell office:value-type="float" office:value="232.35" calcext:value-type="float">
            <text:p>232.35</text:p>
          </table:table-cell>
          <table:table-cell office:value-type="float" office:value="222.88" calcext:value-type="float">
            <text:p>222.88</text:p>
          </table:table-cell>
          <table:table-cell table:number-columns-repeated="2" office:value-type="float" office:value="219.37" calcext:value-type="float">
            <text:p>219.37</text:p>
          </table:table-cell>
          <table:table-cell table:number-columns-repeated="2" office:value-type="float" office:value="232.35" calcext:value-type="float">
            <text:p>232.35</text:p>
          </table:table-cell>
          <table:table-cell office:value-type="float" office:value="206.85" calcext:value-type="float">
            <text:p>206.85</text:p>
          </table:table-cell>
          <table:table-cell office:value-type="float" office:value="253.49" calcext:value-type="float">
            <text:p>253.49</text:p>
          </table:table-cell>
          <table:table-cell table:number-columns-repeated="2" office:value-type="float" office:value="257.86" calcext:value-type="float">
            <text:p>257.86</text:p>
          </table:table-cell>
          <table:table-cell/>
        </table:table-row>
        <table:table-row table:style-name="ro1">
          <table:table-cell office:value-type="string" calcext:value-type="string">
            <text:p>10-12-2016</text:p>
          </table:table-cell>
          <table:table-cell office:value-type="float" office:value="223.78" calcext:value-type="float">
            <text:p>223.78</text:p>
          </table:table-cell>
          <table:table-cell table:number-columns-repeated="5" office:value-type="float" office:value="234.14" calcext:value-type="float">
            <text:p>234.14</text:p>
          </table:table-cell>
          <table:table-cell office:value-type="float" office:value="208.57" calcext:value-type="float">
            <text:p>208.57</text:p>
          </table:table-cell>
          <table:table-cell office:value-type="float" office:value="225.56" calcext:value-type="float">
            <text:p>225.56</text:p>
          </table:table-cell>
          <table:table-cell office:value-type="float" office:value="228.61" calcext:value-type="float">
            <text:p>228.61</text:p>
          </table:table-cell>
          <table:table-cell office:value-type="float" office:value="218.9" calcext:value-type="float">
            <text:p>218.9</text:p>
          </table:table-cell>
          <table:table-cell office:value-type="float" office:value="219.12" calcext:value-type="float">
            <text:p>219.12</text:p>
          </table:table-cell>
          <table:table-cell table:number-columns-repeated="2" office:value-type="float" office:value="234.14" calcext:value-type="float">
            <text:p>234.14</text:p>
          </table:table-cell>
          <table:table-cell office:value-type="float" office:value="207.24" calcext:value-type="float">
            <text:p>207.24</text:p>
          </table:table-cell>
          <table:table-cell office:value-type="float" office:value="234.14" calcext:value-type="float">
            <text:p>234.14</text:p>
          </table:table-cell>
          <table:table-cell table:number-columns-repeated="2" office:value-type="float" office:value="236.07" calcext:value-type="float">
            <text:p>236.07</text:p>
          </table:table-cell>
          <table:table-cell/>
        </table:table-row>
        <table:table-row table:style-name="ro1">
          <table:table-cell office:value-type="string" calcext:value-type="string">
            <text:p>11-12-2016</text:p>
          </table:table-cell>
          <table:table-cell office:value-type="float" office:value="224.8" calcext:value-type="float">
            <text:p>224.8</text:p>
          </table:table-cell>
          <table:table-cell table:number-columns-repeated="5" office:value-type="float" office:value="236.42" calcext:value-type="float">
            <text:p>236.42</text:p>
          </table:table-cell>
          <table:table-cell office:value-type="float" office:value="213.83" calcext:value-type="float">
            <text:p>213.83</text:p>
          </table:table-cell>
          <table:table-cell office:value-type="float" office:value="234.9" calcext:value-type="float">
            <text:p>234.9</text:p>
          </table:table-cell>
          <table:table-cell office:value-type="float" office:value="228.73" calcext:value-type="float">
            <text:p>228.73</text:p>
          </table:table-cell>
          <table:table-cell office:value-type="float" office:value="220.77" calcext:value-type="float">
            <text:p>220.77</text:p>
          </table:table-cell>
          <table:table-cell office:value-type="float" office:value="221.55" calcext:value-type="float">
            <text:p>221.55</text:p>
          </table:table-cell>
          <table:table-cell table:number-columns-repeated="2" office:value-type="float" office:value="236.42" calcext:value-type="float">
            <text:p>236.42</text:p>
          </table:table-cell>
          <table:table-cell office:value-type="float" office:value="208.74" calcext:value-type="float">
            <text:p>208.74</text:p>
          </table:table-cell>
          <table:table-cell table:number-columns-repeated="3" office:value-type="float" office:value="236.42" calcext:value-type="float">
            <text:p>236.42</text:p>
          </table:table-cell>
          <table:table-cell/>
        </table:table-row>
        <table:table-row table:style-name="ro1">
          <table:table-cell office:value-type="string" calcext:value-type="string">
            <text:p>12-12-2016</text:p>
          </table:table-cell>
          <table:table-cell office:value-type="float" office:value="271.82" calcext:value-type="float">
            <text:p>271.82</text:p>
          </table:table-cell>
          <table:table-cell table:number-columns-repeated="5" office:value-type="float" office:value="320.06" calcext:value-type="float">
            <text:p>320.06</text:p>
          </table:table-cell>
          <table:table-cell office:value-type="float" office:value="303.48" calcext:value-type="float">
            <text:p>303.48</text:p>
          </table:table-cell>
          <table:table-cell office:value-type="float" office:value="319.72" calcext:value-type="float">
            <text:p>319.72</text:p>
          </table:table-cell>
          <table:table-cell office:value-type="float" office:value="307.14" calcext:value-type="float">
            <text:p>307.14</text:p>
          </table:table-cell>
          <table:table-cell table:number-columns-repeated="2" office:value-type="float" office:value="232.11" calcext:value-type="float">
            <text:p>232.11</text:p>
          </table:table-cell>
          <table:table-cell table:number-columns-repeated="2" office:value-type="float" office:value="279.19" calcext:value-type="float">
            <text:p>279.19</text:p>
          </table:table-cell>
          <table:table-cell office:value-type="float" office:value="215.94" calcext:value-type="float">
            <text:p>215.94</text:p>
          </table:table-cell>
          <table:table-cell table:number-columns-repeated="3" office:value-type="float" office:value="320.06" calcext:value-type="float">
            <text:p>320.06</text:p>
          </table:table-cell>
          <table:table-cell/>
        </table:table-row>
        <table:table-row table:style-name="ro1">
          <table:table-cell office:value-type="string" calcext:value-type="string">
            <text:p>13-12-2016</text:p>
          </table:table-cell>
          <table:table-cell office:value-type="float" office:value="252.21" calcext:value-type="float">
            <text:p>252.21</text:p>
          </table:table-cell>
          <table:table-cell table:number-columns-repeated="3" office:value-type="float" office:value="261.34" calcext:value-type="float">
            <text:p>261.34</text:p>
          </table:table-cell>
          <table:table-cell office:value-type="float" office:value="290.68" calcext:value-type="float">
            <text:p>290.68</text:p>
          </table:table-cell>
          <table:table-cell office:value-type="float" office:value="284.52" calcext:value-type="float">
            <text:p>284.52</text:p>
          </table:table-cell>
          <table:table-cell office:value-type="float" office:value="259.37" calcext:value-type="float">
            <text:p>259.37</text:p>
          </table:table-cell>
          <table:table-cell office:value-type="float" office:value="290.68" calcext:value-type="float">
            <text:p>290.68</text:p>
          </table:table-cell>
          <table:table-cell office:value-type="float" office:value="258.62" calcext:value-type="float">
            <text:p>258.62</text:p>
          </table:table-cell>
          <table:table-cell table:number-columns-repeated="2" office:value-type="float" office:value="236.93" calcext:value-type="float">
            <text:p>236.93</text:p>
          </table:table-cell>
          <table:table-cell table:number-columns-repeated="2" office:value-type="float" office:value="248.63" calcext:value-type="float">
            <text:p>248.63</text:p>
          </table:table-cell>
          <table:table-cell office:value-type="float" office:value="216.02" calcext:value-type="float">
            <text:p>216.02</text:p>
          </table:table-cell>
          <table:table-cell office:value-type="float" office:value="284.52" calcext:value-type="float">
            <text:p>284.52</text:p>
          </table:table-cell>
          <table:table-cell office:value-type="float" office:value="284.19" calcext:value-type="float">
            <text:p>284.19</text:p>
          </table:table-cell>
          <table:table-cell office:value-type="float" office:value="292.68" calcext:value-type="float">
            <text:p>292.68</text:p>
          </table:table-cell>
          <table:table-cell/>
        </table:table-row>
        <table:table-row table:style-name="ro1">
          <table:table-cell office:value-type="string" calcext:value-type="string">
            <text:p>14-12-2016</text:p>
          </table:table-cell>
          <table:table-cell office:value-type="float" office:value="272.75" calcext:value-type="float">
            <text:p>272.75</text:p>
          </table:table-cell>
          <table:table-cell table:number-columns-repeated="3" office:value-type="float" office:value="303.49" calcext:value-type="float">
            <text:p>303.49</text:p>
          </table:table-cell>
          <table:table-cell office:value-type="float" office:value="322.83" calcext:value-type="float">
            <text:p>322.83</text:p>
          </table:table-cell>
          <table:table-cell office:value-type="float" office:value="325.9" calcext:value-type="float">
            <text:p>325.9</text:p>
          </table:table-cell>
          <table:table-cell office:value-type="float" office:value="301.24" calcext:value-type="float">
            <text:p>301.24</text:p>
          </table:table-cell>
          <table:table-cell office:value-type="float" office:value="322.83" calcext:value-type="float">
            <text:p>322.83</text:p>
          </table:table-cell>
          <table:table-cell office:value-type="float" office:value="246.8" calcext:value-type="float">
            <text:p>246.8</text:p>
          </table:table-cell>
          <table:table-cell office:value-type="float" office:value="240.88" calcext:value-type="float">
            <text:p>240.88</text:p>
          </table:table-cell>
          <table:table-cell office:value-type="float" office:value="239.91" calcext:value-type="float">
            <text:p>239.91</text:p>
          </table:table-cell>
          <table:table-cell table:number-columns-repeated="2" office:value-type="float" office:value="264.56" calcext:value-type="float">
            <text:p>264.56</text:p>
          </table:table-cell>
          <table:table-cell office:value-type="float" office:value="215.96" calcext:value-type="float">
            <text:p>215.96</text:p>
          </table:table-cell>
          <table:table-cell office:value-type="float" office:value="325.9" calcext:value-type="float">
            <text:p>325.9</text:p>
          </table:table-cell>
          <table:table-cell office:value-type="float" office:value="325.67" calcext:value-type="float">
            <text:p>325.67</text:p>
          </table:table-cell>
          <table:table-cell office:value-type="float" office:value="326.26" calcext:value-type="float">
            <text:p>326.26</text:p>
          </table:table-cell>
          <table:table-cell/>
        </table:table-row>
        <table:table-row table:style-name="ro1">
          <table:table-cell office:value-type="string" calcext:value-type="string">
            <text:p>15-12-2016</text:p>
          </table:table-cell>
          <table:table-cell office:value-type="float" office:value="264.23" calcext:value-type="float">
            <text:p>264.23</text:p>
          </table:table-cell>
          <table:table-cell table:number-columns-repeated="3" office:value-type="float" office:value="297.52" calcext:value-type="float">
            <text:p>297.52</text:p>
          </table:table-cell>
          <table:table-cell office:value-type="float" office:value="332.89" calcext:value-type="float">
            <text:p>332.89</text:p>
          </table:table-cell>
          <table:table-cell office:value-type="float" office:value="332.26" calcext:value-type="float">
            <text:p>332.26</text:p>
          </table:table-cell>
          <table:table-cell office:value-type="float" office:value="249.74" calcext:value-type="float">
            <text:p>249.74</text:p>
          </table:table-cell>
          <table:table-cell office:value-type="float" office:value="332.89" calcext:value-type="float">
            <text:p>332.89</text:p>
          </table:table-cell>
          <table:table-cell office:value-type="float" office:value="294.95" calcext:value-type="float">
            <text:p>294.95</text:p>
          </table:table-cell>
          <table:table-cell office:value-type="float" office:value="239.59" calcext:value-type="float">
            <text:p>239.59</text:p>
          </table:table-cell>
          <table:table-cell office:value-type="float" office:value="239.63" calcext:value-type="float">
            <text:p>239.63</text:p>
          </table:table-cell>
          <table:table-cell table:number-columns-repeated="2" office:value-type="float" office:value="277.13" calcext:value-type="float">
            <text:p>277.13</text:p>
          </table:table-cell>
          <table:table-cell office:value-type="float" office:value="213.39" calcext:value-type="float">
            <text:p>213.39</text:p>
          </table:table-cell>
          <table:table-cell table:number-columns-repeated="2" office:value-type="float" office:value="332.26" calcext:value-type="float">
            <text:p>332.26</text:p>
          </table:table-cell>
          <table:table-cell office:value-type="float" office:value="334.58" calcext:value-type="float">
            <text:p>334.58</text:p>
          </table:table-cell>
          <table:table-cell/>
        </table:table-row>
        <table:table-row table:style-name="ro1">
          <table:table-cell office:value-type="string" calcext:value-type="string">
            <text:p>16-12-2016</text:p>
          </table:table-cell>
          <table:table-cell office:value-type="float" office:value="271.75" calcext:value-type="float">
            <text:p>271.75</text:p>
          </table:table-cell>
          <table:table-cell table:number-columns-repeated="2" office:value-type="float" office:value="324.62" calcext:value-type="float">
            <text:p>324.62</text:p>
          </table:table-cell>
          <table:table-cell office:value-type="float" office:value="342.3" calcext:value-type="float">
            <text:p>342.3</text:p>
          </table:table-cell>
          <table:table-cell office:value-type="float" office:value="345.31" calcext:value-type="float">
            <text:p>345.31</text:p>
          </table:table-cell>
          <table:table-cell office:value-type="float" office:value="342.3" calcext:value-type="float">
            <text:p>342.3</text:p>
          </table:table-cell>
          <table:table-cell office:value-type="float" office:value="299.13" calcext:value-type="float">
            <text:p>299.13</text:p>
          </table:table-cell>
          <table:table-cell office:value-type="float" office:value="345.31" calcext:value-type="float">
            <text:p>345.31</text:p>
          </table:table-cell>
          <table:table-cell office:value-type="float" office:value="332.92" calcext:value-type="float">
            <text:p>332.92</text:p>
          </table:table-cell>
          <table:table-cell table:number-columns-repeated="2" office:value-type="float" office:value="237.03" calcext:value-type="float">
            <text:p>237.03</text:p>
          </table:table-cell>
          <table:table-cell table:number-columns-repeated="2" office:value-type="float" office:value="296.88" calcext:value-type="float">
            <text:p>296.88</text:p>
          </table:table-cell>
          <table:table-cell office:value-type="float" office:value="208.49" calcext:value-type="float">
            <text:p>208.49</text:p>
          </table:table-cell>
          <table:table-cell table:number-columns-repeated="2" office:value-type="float" office:value="342.3" calcext:value-type="float">
            <text:p>342.3</text:p>
          </table:table-cell>
          <table:table-cell office:value-type="float" office:value="345.31" calcext:value-type="float">
            <text:p>345.31</text:p>
          </table:table-cell>
          <table:table-cell/>
        </table:table-row>
        <table:table-row table:style-name="ro1">
          <table:table-cell office:value-type="string" calcext:value-type="string">
            <text:p>17-12-2016</text:p>
          </table:table-cell>
          <table:table-cell office:value-type="float" office:value="241.46" calcext:value-type="float">
            <text:p>241.46</text:p>
          </table:table-cell>
          <table:table-cell table:number-columns-repeated="3" office:value-type="float" office:value="257.43" calcext:value-type="float">
            <text:p>257.43</text:p>
          </table:table-cell>
          <table:table-cell office:value-type="float" office:value="263.04" calcext:value-type="float">
            <text:p>263.04</text:p>
          </table:table-cell>
          <table:table-cell office:value-type="float" office:value="257.43" calcext:value-type="float">
            <text:p>257.43</text:p>
          </table:table-cell>
          <table:table-cell office:value-type="float" office:value="246.53" calcext:value-type="float">
            <text:p>246.53</text:p>
          </table:table-cell>
          <table:table-cell office:value-type="float" office:value="263.04" calcext:value-type="float">
            <text:p>263.04</text:p>
          </table:table-cell>
          <table:table-cell office:value-type="float" office:value="251.74" calcext:value-type="float">
            <text:p>251.74</text:p>
          </table:table-cell>
          <table:table-cell office:value-type="float" office:value="235.45" calcext:value-type="float">
            <text:p>235.45</text:p>
          </table:table-cell>
          <table:table-cell office:value-type="float" office:value="234.92" calcext:value-type="float">
            <text:p>234.92</text:p>
          </table:table-cell>
          <table:table-cell table:number-columns-repeated="2" office:value-type="float" office:value="246.86" calcext:value-type="float">
            <text:p>246.86</text:p>
          </table:table-cell>
          <table:table-cell office:value-type="float" office:value="198.72" calcext:value-type="float">
            <text:p>198.72</text:p>
          </table:table-cell>
          <table:table-cell office:value-type="float" office:value="257.43" calcext:value-type="float">
            <text:p>257.43</text:p>
          </table:table-cell>
          <table:table-cell office:value-type="float" office:value="259.66" calcext:value-type="float">
            <text:p>259.66</text:p>
          </table:table-cell>
          <table:table-cell office:value-type="float" office:value="263.04" calcext:value-type="float">
            <text:p>263.04</text:p>
          </table:table-cell>
          <table:table-cell/>
        </table:table-row>
        <table:table-row table:style-name="ro1">
          <table:table-cell office:value-type="string" calcext:value-type="string">
            <text:p>18-12-2016</text:p>
          </table:table-cell>
          <table:table-cell office:value-type="float" office:value="235.24" calcext:value-type="float">
            <text:p>235.24</text:p>
          </table:table-cell>
          <table:table-cell table:number-columns-repeated="3" office:value-type="float" office:value="244.32" calcext:value-type="float">
            <text:p>244.32</text:p>
          </table:table-cell>
          <table:table-cell office:value-type="float" office:value="252.2" calcext:value-type="float">
            <text:p>252.2</text:p>
          </table:table-cell>
          <table:table-cell office:value-type="float" office:value="244.32" calcext:value-type="float">
            <text:p>244.32</text:p>
          </table:table-cell>
          <table:table-cell office:value-type="float" office:value="238.35" calcext:value-type="float">
            <text:p>238.35</text:p>
          </table:table-cell>
          <table:table-cell office:value-type="float" office:value="252.2" calcext:value-type="float">
            <text:p>252.2</text:p>
          </table:table-cell>
          <table:table-cell office:value-type="float" office:value="239.41" calcext:value-type="float">
            <text:p>239.41</text:p>
          </table:table-cell>
          <table:table-cell office:value-type="float" office:value="230.73" calcext:value-type="float">
            <text:p>230.73</text:p>
          </table:table-cell>
          <table:table-cell office:value-type="float" office:value="230.27" calcext:value-type="float">
            <text:p>230.27</text:p>
          </table:table-cell>
          <table:table-cell table:number-columns-repeated="2" office:value-type="float" office:value="236.33" calcext:value-type="float">
            <text:p>236.33</text:p>
          </table:table-cell>
          <table:table-cell office:value-type="float" office:value="200.3" calcext:value-type="float">
            <text:p>200.3</text:p>
          </table:table-cell>
          <table:table-cell table:number-columns-repeated="2" office:value-type="float" office:value="244.32" calcext:value-type="float">
            <text:p>244.32</text:p>
          </table:table-cell>
          <table:table-cell office:value-type="float" office:value="252.2" calcext:value-type="float">
            <text:p>252.2</text:p>
          </table:table-cell>
          <table:table-cell/>
        </table:table-row>
        <table:table-row table:style-name="ro1">
          <table:table-cell office:value-type="string" calcext:value-type="string">
            <text:p>19-12-2016</text:p>
          </table:table-cell>
          <table:table-cell office:value-type="float" office:value="245.2" calcext:value-type="float">
            <text:p>245.2</text:p>
          </table:table-cell>
          <table:table-cell table:number-columns-repeated="3" office:value-type="float" office:value="252.5" calcext:value-type="float">
            <text:p>252.5</text:p>
          </table:table-cell>
          <table:table-cell office:value-type="float" office:value="278.88" calcext:value-type="float">
            <text:p>278.88</text:p>
          </table:table-cell>
          <table:table-cell office:value-type="float" office:value="256.27" calcext:value-type="float">
            <text:p>256.27</text:p>
          </table:table-cell>
          <table:table-cell office:value-type="float" office:value="252.5" calcext:value-type="float">
            <text:p>252.5</text:p>
          </table:table-cell>
          <table:table-cell office:value-type="float" office:value="278.88" calcext:value-type="float">
            <text:p>278.88</text:p>
          </table:table-cell>
          <table:table-cell office:value-type="float" office:value="251.66" calcext:value-type="float">
            <text:p>251.66</text:p>
          </table:table-cell>
          <table:table-cell table:number-columns-repeated="4" office:value-type="float" office:value="234.99" calcext:value-type="float">
            <text:p>234.99</text:p>
          </table:table-cell>
          <table:table-cell office:value-type="float" office:value="214.93" calcext:value-type="float">
            <text:p>214.93</text:p>
          </table:table-cell>
          <table:table-cell table:number-columns-repeated="2" office:value-type="float" office:value="256.27" calcext:value-type="float">
            <text:p>256.27</text:p>
          </table:table-cell>
          <table:table-cell office:value-type="float" office:value="278.88" calcext:value-type="float">
            <text:p>278.88</text:p>
          </table:table-cell>
          <table:table-cell/>
        </table:table-row>
        <table:table-row table:style-name="ro1">
          <table:table-cell office:value-type="string" calcext:value-type="string">
            <text:p>20-12-2016</text:p>
          </table:table-cell>
          <table:table-cell office:value-type="float" office:value="237.72" calcext:value-type="float">
            <text:p>237.72</text:p>
          </table:table-cell>
          <table:table-cell table:number-columns-repeated="3" office:value-type="float" office:value="242.13" calcext:value-type="float">
            <text:p>242.13</text:p>
          </table:table-cell>
          <table:table-cell office:value-type="float" office:value="306.98" calcext:value-type="float">
            <text:p>306.98</text:p>
          </table:table-cell>
          <table:table-cell office:value-type="float" office:value="242.64" calcext:value-type="float">
            <text:p>242.64</text:p>
          </table:table-cell>
          <table:table-cell office:value-type="float" office:value="241.22" calcext:value-type="float">
            <text:p>241.22</text:p>
          </table:table-cell>
          <table:table-cell office:value-type="float" office:value="306.98" calcext:value-type="float">
            <text:p>306.98</text:p>
          </table:table-cell>
          <table:table-cell office:value-type="float" office:value="241.28" calcext:value-type="float">
            <text:p>241.28</text:p>
          </table:table-cell>
          <table:table-cell table:number-columns-repeated="2" office:value-type="float" office:value="230.5" calcext:value-type="float">
            <text:p>230.5</text:p>
          </table:table-cell>
          <table:table-cell table:number-columns-repeated="2" office:value-type="float" office:value="235.45" calcext:value-type="float">
            <text:p>235.45</text:p>
          </table:table-cell>
          <table:table-cell office:value-type="float" office:value="218.59" calcext:value-type="float">
            <text:p>218.59</text:p>
          </table:table-cell>
          <table:table-cell table:number-columns-repeated="2" office:value-type="float" office:value="242.64" calcext:value-type="float">
            <text:p>242.64</text:p>
          </table:table-cell>
          <table:table-cell office:value-type="float" office:value="306.98" calcext:value-type="float">
            <text:p>306.98</text:p>
          </table:table-cell>
          <table:table-cell/>
        </table:table-row>
        <table:table-row table:style-name="ro1">
          <table:table-cell office:value-type="string" calcext:value-type="string">
            <text:p>21-12-2016</text:p>
          </table:table-cell>
          <table:table-cell office:value-type="float" office:value="221.56" calcext:value-type="float">
            <text:p>221.56</text:p>
          </table:table-cell>
          <table:table-cell table:number-columns-repeated="4" office:value-type="float" office:value="222.24" calcext:value-type="float">
            <text:p>222.24</text:p>
          </table:table-cell>
          <table:table-cell office:value-type="float" office:value="228.86" calcext:value-type="float">
            <text:p>228.86</text:p>
          </table:table-cell>
          <table:table-cell office:value-type="float" office:value="221.08" calcext:value-type="float">
            <text:p>221.08</text:p>
          </table:table-cell>
          <table:table-cell office:value-type="float" office:value="273.39" calcext:value-type="float">
            <text:p>273.39</text:p>
          </table:table-cell>
          <table:table-cell office:value-type="float" office:value="222.24" calcext:value-type="float">
            <text:p>222.24</text:p>
          </table:table-cell>
          <table:table-cell office:value-type="float" office:value="221.08" calcext:value-type="float">
            <text:p>221.08</text:p>
          </table:table-cell>
          <table:table-cell office:value-type="float" office:value="221.61" calcext:value-type="float">
            <text:p>221.61</text:p>
          </table:table-cell>
          <table:table-cell table:number-columns-repeated="2" office:value-type="float" office:value="222.24" calcext:value-type="float">
            <text:p>222.24</text:p>
          </table:table-cell>
          <table:table-cell office:value-type="float" office:value="215.7" calcext:value-type="float">
            <text:p>215.7</text:p>
          </table:table-cell>
          <table:table-cell table:number-columns-repeated="2" office:value-type="float" office:value="228.86" calcext:value-type="float">
            <text:p>228.86</text:p>
          </table:table-cell>
          <table:table-cell office:value-type="float" office:value="229.86" calcext:value-type="float">
            <text:p>229.86</text:p>
          </table:table-cell>
          <table:table-cell/>
        </table:table-row>
        <table:table-row table:style-name="ro1">
          <table:table-cell office:value-type="string" calcext:value-type="string">
            <text:p>22-12-2016</text:p>
          </table:table-cell>
          <table:table-cell office:value-type="float" office:value="217.61" calcext:value-type="float">
            <text:p>217.61</text:p>
          </table:table-cell>
          <table:table-cell table:number-columns-repeated="3" office:value-type="float" office:value="218.51" calcext:value-type="float">
            <text:p>218.51</text:p>
          </table:table-cell>
          <table:table-cell office:value-type="float" office:value="272.91" calcext:value-type="float">
            <text:p>272.91</text:p>
          </table:table-cell>
          <table:table-cell office:value-type="float" office:value="224.76" calcext:value-type="float">
            <text:p>224.76</text:p>
          </table:table-cell>
          <table:table-cell office:value-type="float" office:value="216.76" calcext:value-type="float">
            <text:p>216.76</text:p>
          </table:table-cell>
          <table:table-cell office:value-type="float" office:value="272.91" calcext:value-type="float">
            <text:p>272.91</text:p>
          </table:table-cell>
          <table:table-cell office:value-type="float" office:value="218.94" calcext:value-type="float">
            <text:p>218.94</text:p>
          </table:table-cell>
          <table:table-cell table:number-columns-repeated="2" office:value-type="float" office:value="216.98" calcext:value-type="float">
            <text:p>216.98</text:p>
          </table:table-cell>
          <table:table-cell table:number-columns-repeated="2" office:value-type="float" office:value="216.75" calcext:value-type="float">
            <text:p>216.75</text:p>
          </table:table-cell>
          <table:table-cell office:value-type="float" office:value="210.25" calcext:value-type="float">
            <text:p>210.25</text:p>
          </table:table-cell>
          <table:table-cell office:value-type="float" office:value="227.84" calcext:value-type="float">
            <text:p>227.84</text:p>
          </table:table-cell>
          <table:table-cell office:value-type="float" office:value="248.46" calcext:value-type="float">
            <text:p>248.46</text:p>
          </table:table-cell>
          <table:table-cell office:value-type="float" office:value="274.77" calcext:value-type="float">
            <text:p>274.77</text:p>
          </table:table-cell>
          <table:table-cell/>
        </table:table-row>
        <table:table-row table:style-name="ro1">
          <table:table-cell office:value-type="string" calcext:value-type="string">
            <text:p>23-12-2016</text:p>
          </table:table-cell>
          <table:table-cell office:value-type="float" office:value="207.18" calcext:value-type="float">
            <text:p>207.18</text:p>
          </table:table-cell>
          <table:table-cell table:number-columns-repeated="4" office:value-type="float" office:value="202.93" calcext:value-type="float">
            <text:p>202.93</text:p>
          </table:table-cell>
          <table:table-cell office:value-type="float" office:value="204.11" calcext:value-type="float">
            <text:p>204.11</text:p>
          </table:table-cell>
          <table:table-cell office:value-type="float" office:value="194.63" calcext:value-type="float">
            <text:p>194.63</text:p>
          </table:table-cell>
          <table:table-cell office:value-type="float" office:value="198.07" calcext:value-type="float">
            <text:p>198.07</text:p>
          </table:table-cell>
          <table:table-cell table:number-columns-repeated="3" office:value-type="float" office:value="210.76" calcext:value-type="float">
            <text:p>210.76</text:p>
          </table:table-cell>
          <table:table-cell table:number-columns-repeated="2" office:value-type="float" office:value="205.26" calcext:value-type="float">
            <text:p>205.26</text:p>
          </table:table-cell>
          <table:table-cell office:value-type="float" office:value="204.72" calcext:value-type="float">
            <text:p>204.72</text:p>
          </table:table-cell>
          <table:table-cell office:value-type="float" office:value="204.11" calcext:value-type="float">
            <text:p>204.11</text:p>
          </table:table-cell>
          <table:table-cell table:number-columns-repeated="2" office:value-type="float" office:value="206.1" calcext:value-type="float">
            <text:p>206.1</text:p>
          </table:table-cell>
          <table:table-cell/>
        </table:table-row>
        <table:table-row table:style-name="ro1">
          <table:table-cell office:value-type="string" calcext:value-type="string">
            <text:p>24-12-2016</text:p>
          </table:table-cell>
          <table:table-cell office:value-type="float" office:value="190.21" calcext:value-type="float">
            <text:p>190.21</text:p>
          </table:table-cell>
          <table:table-cell table:number-columns-repeated="5" office:value-type="float" office:value="161.75" calcext:value-type="float">
            <text:p>161.75</text:p>
          </table:table-cell>
          <table:table-cell office:value-type="float" office:value="49.11" calcext:value-type="float">
            <text:p>49.11</text:p>
          </table:table-cell>
          <table:table-cell office:value-type="float" office:value="78.29" calcext:value-type="float">
            <text:p>78.29</text:p>
          </table:table-cell>
          <table:table-cell table:number-columns-repeated="3" office:value-type="float" office:value="209.05" calcext:value-type="float">
            <text:p>209.05</text:p>
          </table:table-cell>
          <table:table-cell table:number-columns-repeated="3" office:value-type="float" office:value="184.11" calcext:value-type="float">
            <text:p>184.11</text:p>
          </table:table-cell>
          <table:table-cell table:number-columns-repeated="3" office:value-type="float" office:value="161.75" calcext:value-type="float">
            <text:p>161.75</text:p>
          </table:table-cell>
          <table:table-cell/>
        </table:table-row>
        <table:table-row table:style-name="ro1">
          <table:table-cell office:value-type="string" calcext:value-type="string">
            <text:p>25-12-2016</text:p>
          </table:table-cell>
          <table:table-cell office:value-type="float" office:value="185.37" calcext:value-type="float">
            <text:p>185.37</text:p>
          </table:table-cell>
          <table:table-cell table:number-columns-repeated="5" office:value-type="float" office:value="160.17" calcext:value-type="float">
            <text:p>160.17</text:p>
          </table:table-cell>
          <table:table-cell office:value-type="float" office:value="-18.45" calcext:value-type="float">
            <text:p>-18.45</text:p>
          </table:table-cell>
          <table:table-cell office:value-type="float" office:value="-15.38" calcext:value-type="float">
            <text:p>-15.38</text:p>
          </table:table-cell>
          <table:table-cell table:number-columns-repeated="3" office:value-type="float" office:value="210.47" calcext:value-type="float">
            <text:p>210.47</text:p>
          </table:table-cell>
          <table:table-cell table:number-columns-repeated="2" office:value-type="float" office:value="182.66" calcext:value-type="float">
            <text:p>182.66</text:p>
          </table:table-cell>
          <table:table-cell office:value-type="float" office:value="183.17" calcext:value-type="float">
            <text:p>183.17</text:p>
          </table:table-cell>
          <table:table-cell table:number-columns-repeated="3" office:value-type="float" office:value="160.17" calcext:value-type="float">
            <text:p>160.17</text:p>
          </table:table-cell>
          <table:table-cell/>
        </table:table-row>
        <table:table-row table:style-name="ro1">
          <table:table-cell office:value-type="string" calcext:value-type="string">
            <text:p>26-12-2016</text:p>
          </table:table-cell>
          <table:table-cell office:value-type="float" office:value="182.41" calcext:value-type="float">
            <text:p>182.41</text:p>
          </table:table-cell>
          <table:table-cell table:number-columns-repeated="5" office:value-type="float" office:value="168.69" calcext:value-type="float">
            <text:p>168.69</text:p>
          </table:table-cell>
          <table:table-cell table:number-columns-repeated="2" office:value-type="float" office:value="-46.67" calcext:value-type="float">
            <text:p>-46.67</text:p>
          </table:table-cell>
          <table:table-cell table:number-columns-repeated="3" office:value-type="float" office:value="209.3" calcext:value-type="float">
            <text:p>209.3</text:p>
          </table:table-cell>
          <table:table-cell table:number-columns-repeated="2" office:value-type="float" office:value="168.69" calcext:value-type="float">
            <text:p>168.69</text:p>
          </table:table-cell>
          <table:table-cell office:value-type="float" office:value="181.47" calcext:value-type="float">
            <text:p>181.47</text:p>
          </table:table-cell>
          <table:table-cell table:number-columns-repeated="3" office:value-type="float" office:value="168.69" calcext:value-type="float">
            <text:p>168.69</text:p>
          </table:table-cell>
          <table:table-cell/>
        </table:table-row>
        <table:table-row table:style-name="ro1">
          <table:table-cell office:value-type="string" calcext:value-type="string">
            <text:p>27-12-2016</text:p>
          </table:table-cell>
          <table:table-cell office:value-type="float" office:value="198.2" calcext:value-type="float">
            <text:p>198.2</text:p>
          </table:table-cell>
          <table:table-cell table:number-columns-repeated="4" office:value-type="float" office:value="189.82" calcext:value-type="float">
            <text:p>189.82</text:p>
          </table:table-cell>
          <table:table-cell office:value-type="float" office:value="192.4" calcext:value-type="float">
            <text:p>192.4</text:p>
          </table:table-cell>
          <table:table-cell office:value-type="float" office:value="35.51" calcext:value-type="float">
            <text:p>35.51</text:p>
          </table:table-cell>
          <table:table-cell office:value-type="float" office:value="72.49" calcext:value-type="float">
            <text:p>72.49</text:p>
          </table:table-cell>
          <table:table-cell office:value-type="float" office:value="210.76" calcext:value-type="float">
            <text:p>210.76</text:p>
          </table:table-cell>
          <table:table-cell office:value-type="float" office:value="210.74" calcext:value-type="float">
            <text:p>210.74</text:p>
          </table:table-cell>
          <table:table-cell office:value-type="float" office:value="210.76" calcext:value-type="float">
            <text:p>210.76</text:p>
          </table:table-cell>
          <table:table-cell table:number-columns-repeated="2" office:value-type="float" office:value="202.6" calcext:value-type="float">
            <text:p>202.6</text:p>
          </table:table-cell>
          <table:table-cell office:value-type="float" office:value="200.36" calcext:value-type="float">
            <text:p>200.36</text:p>
          </table:table-cell>
          <table:table-cell table:number-columns-repeated="3" office:value-type="float" office:value="192.4" calcext:value-type="float">
            <text:p>192.4</text:p>
          </table:table-cell>
          <table:table-cell/>
        </table:table-row>
        <table:table-row table:style-name="ro1">
          <table:table-cell office:value-type="string" calcext:value-type="string">
            <text:p>28-12-2016</text:p>
          </table:table-cell>
          <table:table-cell office:value-type="float" office:value="227.71" calcext:value-type="float">
            <text:p>227.71</text:p>
          </table:table-cell>
          <table:table-cell table:number-columns-repeated="3" office:value-type="float" office:value="231.86" calcext:value-type="float">
            <text:p>231.86</text:p>
          </table:table-cell>
          <table:table-cell table:number-columns-repeated="2" office:value-type="float" office:value="240.15" calcext:value-type="float">
            <text:p>240.15</text:p>
          </table:table-cell>
          <table:table-cell office:value-type="float" office:value="221.26" calcext:value-type="float">
            <text:p>221.26</text:p>
          </table:table-cell>
          <table:table-cell office:value-type="float" office:value="233.89" calcext:value-type="float">
            <text:p>233.89</text:p>
          </table:table-cell>
          <table:table-cell office:value-type="float" office:value="230.12" calcext:value-type="float">
            <text:p>230.12</text:p>
          </table:table-cell>
          <table:table-cell office:value-type="float" office:value="224.37" calcext:value-type="float">
            <text:p>224.37</text:p>
          </table:table-cell>
          <table:table-cell office:value-type="float" office:value="224.47" calcext:value-type="float">
            <text:p>224.47</text:p>
          </table:table-cell>
          <table:table-cell table:number-columns-repeated="2" office:value-type="float" office:value="221.67" calcext:value-type="float">
            <text:p>221.67</text:p>
          </table:table-cell>
          <table:table-cell office:value-type="float" office:value="208.52" calcext:value-type="float">
            <text:p>208.52</text:p>
          </table:table-cell>
          <table:table-cell table:number-columns-repeated="3" office:value-type="float" office:value="240.15" calcext:value-type="float">
            <text:p>240.15</text:p>
          </table:table-cell>
          <table:table-cell/>
        </table:table-row>
        <table:table-row table:style-name="ro1">
          <table:table-cell office:value-type="string" calcext:value-type="string">
            <text:p>29-12-2016</text:p>
          </table:table-cell>
          <table:table-cell office:value-type="float" office:value="225.14" calcext:value-type="float">
            <text:p>225.14</text:p>
          </table:table-cell>
          <table:table-cell table:number-columns-repeated="3" office:value-type="float" office:value="226.73" calcext:value-type="float">
            <text:p>226.73</text:p>
          </table:table-cell>
          <table:table-cell office:value-type="float" office:value="227.84" calcext:value-type="float">
            <text:p>227.84</text:p>
          </table:table-cell>
          <table:table-cell office:value-type="float" office:value="237.19" calcext:value-type="float">
            <text:p>237.19</text:p>
          </table:table-cell>
          <table:table-cell office:value-type="float" office:value="223.43" calcext:value-type="float">
            <text:p>223.43</text:p>
          </table:table-cell>
          <table:table-cell office:value-type="float" office:value="227.84" calcext:value-type="float">
            <text:p>227.84</text:p>
          </table:table-cell>
          <table:table-cell office:value-type="float" office:value="226.73" calcext:value-type="float">
            <text:p>226.73</text:p>
          </table:table-cell>
          <table:table-cell office:value-type="float" office:value="223.43" calcext:value-type="float">
            <text:p>223.43</text:p>
          </table:table-cell>
          <table:table-cell table:number-columns-repeated="3" office:value-type="float" office:value="224.2" calcext:value-type="float">
            <text:p>224.2</text:p>
          </table:table-cell>
          <table:table-cell office:value-type="float" office:value="209.5" calcext:value-type="float">
            <text:p>209.5</text:p>
          </table:table-cell>
          <table:table-cell table:number-columns-repeated="3" office:value-type="float" office:value="237.19" calcext:value-type="float">
            <text:p>237.19</text:p>
          </table:table-cell>
          <table:table-cell/>
        </table:table-row>
        <table:table-row table:style-name="ro1">
          <table:table-cell office:value-type="string" calcext:value-type="string">
            <text:p>30-12-2016</text:p>
          </table:table-cell>
          <table:table-cell office:value-type="float" office:value="216.33" calcext:value-type="float">
            <text:p>216.33</text:p>
          </table:table-cell>
          <table:table-cell table:number-columns-repeated="4" office:value-type="float" office:value="213.98" calcext:value-type="float">
            <text:p>213.98</text:p>
          </table:table-cell>
          <table:table-cell office:value-type="float" office:value="218.32" calcext:value-type="float">
            <text:p>218.32</text:p>
          </table:table-cell>
          <table:table-cell office:value-type="float" office:value="213.97" calcext:value-type="float">
            <text:p>213.97</text:p>
          </table:table-cell>
          <table:table-cell office:value-type="float" office:value="213.98" calcext:value-type="float">
            <text:p>213.98</text:p>
          </table:table-cell>
          <table:table-cell office:value-type="float" office:value="218.15" calcext:value-type="float">
            <text:p>218.15</text:p>
          </table:table-cell>
          <table:table-cell office:value-type="float" office:value="218.14" calcext:value-type="float">
            <text:p>218.14</text:p>
          </table:table-cell>
          <table:table-cell office:value-type="float" office:value="218.15" calcext:value-type="float">
            <text:p>218.15</text:p>
          </table:table-cell>
          <table:table-cell table:number-columns-repeated="2" office:value-type="float" office:value="213.98" calcext:value-type="float">
            <text:p>213.98</text:p>
          </table:table-cell>
          <table:table-cell office:value-type="float" office:value="212.64" calcext:value-type="float">
            <text:p>212.64</text:p>
          </table:table-cell>
          <table:table-cell table:number-columns-repeated="3" office:value-type="float" office:value="218.32" calcext:value-type="float">
            <text:p>218.32</text:p>
          </table:table-cell>
          <table:table-cell/>
        </table:table-row>
        <table:table-row table:style-name="ro1">
          <table:table-cell office:value-type="string" calcext:value-type="string">
            <text:p>31-12-2016</text:p>
          </table:table-cell>
          <table:table-cell office:value-type="float" office:value="198.97" calcext:value-type="float">
            <text:p>198.97</text:p>
          </table:table-cell>
          <table:table-cell table:number-columns-repeated="7" office:value-type="float" office:value="173.75" calcext:value-type="float">
            <text:p>173.75</text:p>
          </table:table-cell>
          <table:table-cell table:number-columns-repeated="3" office:value-type="float" office:value="209.74" calcext:value-type="float">
            <text:p>209.74</text:p>
          </table:table-cell>
          <table:table-cell table:number-columns-repeated="3" office:value-type="float" office:value="190.11" calcext:value-type="float">
            <text:p>190.11</text:p>
          </table:table-cell>
          <table:table-cell table:number-columns-repeated="3" office:value-type="float" office:value="173.75" calcext:value-type="float">
            <text:p>173.75</text:p>
          </table:table-cell>
          <table:table-cell/>
        </table:table-row>
        <table:table-row table:style-name="ro1">
          <table:table-cell office:value-type="string" calcext:value-type="string">
            <text:p>01-01-2017</text:p>
          </table:table-cell>
          <table:table-cell office:value-type="float" office:value="209.23" calcext:value-type="float">
            <text:p>209.23</text:p>
          </table:table-cell>
          <table:table-cell table:number-columns-repeated="5" office:value-type="float" office:value="204.78" calcext:value-type="float">
            <text:p>204.78</text:p>
          </table:table-cell>
          <table:table-cell table:number-columns-repeated="2" office:value-type="float" office:value="180.93" calcext:value-type="float">
            <text:p>180.93</text:p>
          </table:table-cell>
          <table:table-cell office:value-type="float" office:value="216.05" calcext:value-type="float">
            <text:p>216.05</text:p>
          </table:table-cell>
          <table:table-cell table:number-columns-repeated="2" office:value-type="float" office:value="216.04" calcext:value-type="float">
            <text:p>216.04</text:p>
          </table:table-cell>
          <table:table-cell table:number-columns-repeated="3" office:value-type="float" office:value="204.76" calcext:value-type="float">
            <text:p>204.76</text:p>
          </table:table-cell>
          <table:table-cell table:number-columns-repeated="3" office:value-type="float" office:value="204.78" calcext:value-type="float">
            <text:p>204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1-2017</text:p>
          </table:table-cell>
          <table:table-cell office:value-type="float" office:value="241.82" calcext:value-type="float">
            <text:p>241.82</text:p>
          </table:table-cell>
          <table:table-cell table:number-columns-repeated="3" office:value-type="float" office:value="248.7" calcext:value-type="float">
            <text:p>248.7</text:p>
          </table:table-cell>
          <table:table-cell office:value-type="float" office:value="249.88" calcext:value-type="float">
            <text:p>249.88</text:p>
          </table:table-cell>
          <table:table-cell office:value-type="float" office:value="248.7" calcext:value-type="float">
            <text:p>248.7</text:p>
          </table:table-cell>
          <table:table-cell office:value-type="float" office:value="248.52" calcext:value-type="float">
            <text:p>248.52</text:p>
          </table:table-cell>
          <table:table-cell office:value-type="float" office:value="250.56" calcext:value-type="float">
            <text:p>250.56</text:p>
          </table:table-cell>
          <table:table-cell office:value-type="float" office:value="248.71" calcext:value-type="float">
            <text:p>248.71</text:p>
          </table:table-cell>
          <table:table-cell table:number-columns-repeated="2" office:value-type="float" office:value="230.02" calcext:value-type="float">
            <text:p>230.02</text:p>
          </table:table-cell>
          <table:table-cell table:number-columns-repeated="3" office:value-type="float" office:value="231.82" calcext:value-type="float">
            <text:p>231.82</text:p>
          </table:table-cell>
          <table:table-cell table:number-columns-repeated="2" office:value-type="float" office:value="248.7" calcext:value-type="float">
            <text:p>248.7</text:p>
          </table:table-cell>
          <table:table-cell office:value-type="float" office:value="249.88" calcext:value-type="float">
            <text:p>249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1-2017</text:p>
          </table:table-cell>
          <table:table-cell office:value-type="float" office:value="234.81" calcext:value-type="float">
            <text:p>234.81</text:p>
          </table:table-cell>
          <table:table-cell table:number-columns-repeated="5" office:value-type="float" office:value="244.93" calcext:value-type="float">
            <text:p>244.93</text:p>
          </table:table-cell>
          <table:table-cell office:value-type="float" office:value="211.62" calcext:value-type="float">
            <text:p>211.62</text:p>
          </table:table-cell>
          <table:table-cell office:value-type="float" office:value="234.19" calcext:value-type="float">
            <text:p>234.19</text:p>
          </table:table-cell>
          <table:table-cell office:value-type="float" office:value="243.39" calcext:value-type="float">
            <text:p>243.39</text:p>
          </table:table-cell>
          <table:table-cell office:value-type="float" office:value="224.98" calcext:value-type="float">
            <text:p>224.98</text:p>
          </table:table-cell>
          <table:table-cell office:value-type="float" office:value="229.31" calcext:value-type="float">
            <text:p>229.31</text:p>
          </table:table-cell>
          <table:table-cell table:number-columns-repeated="3" office:value-type="float" office:value="239.29" calcext:value-type="float">
            <text:p>239.29</text:p>
          </table:table-cell>
          <table:table-cell table:number-columns-repeated="3" office:value-type="float" office:value="244.93" calcext:value-type="float">
            <text:p>244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1-2017</text:p>
          </table:table-cell>
          <table:table-cell office:value-type="float" office:value="227.99" calcext:value-type="float">
            <text:p>227.99</text:p>
          </table:table-cell>
          <table:table-cell table:number-columns-repeated="5" office:value-type="float" office:value="234.96" calcext:value-type="float">
            <text:p>234.96</text:p>
          </table:table-cell>
          <table:table-cell office:value-type="float" office:value="165.54" calcext:value-type="float">
            <text:p>165.54</text:p>
          </table:table-cell>
          <table:table-cell office:value-type="float" office:value="181.36" calcext:value-type="float">
            <text:p>181.36</text:p>
          </table:table-cell>
          <table:table-cell office:value-type="float" office:value="229.86" calcext:value-type="float">
            <text:p>229.86</text:p>
          </table:table-cell>
          <table:table-cell office:value-type="float" office:value="222.67" calcext:value-type="float">
            <text:p>222.67</text:p>
          </table:table-cell>
          <table:table-cell office:value-type="float" office:value="224.52" calcext:value-type="float">
            <text:p>224.52</text:p>
          </table:table-cell>
          <table:table-cell table:number-columns-repeated="3" office:value-type="float" office:value="234.96" calcext:value-type="float">
            <text:p>234.96</text:p>
          </table:table-cell>
          <table:table-cell table:number-columns-repeated="3" office:value-type="float" office:value="234.78" calcext:value-type="float">
            <text:p>234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1-2017</text:p>
          </table:table-cell>
          <table:table-cell office:value-type="float" office:value="290.75" calcext:value-type="float">
            <text:p>290.75</text:p>
          </table:table-cell>
          <table:table-cell table:number-columns-repeated="5" office:value-type="float" office:value="324.8" calcext:value-type="float">
            <text:p>324.8</text:p>
          </table:table-cell>
          <table:table-cell office:value-type="float" office:value="319.24" calcext:value-type="float">
            <text:p>319.24</text:p>
          </table:table-cell>
          <table:table-cell office:value-type="float" office:value="324.8" calcext:value-type="float">
            <text:p>324.8</text:p>
          </table:table-cell>
          <table:table-cell office:value-type="float" office:value="323.14" calcext:value-type="float">
            <text:p>323.14</text:p>
          </table:table-cell>
          <table:table-cell office:value-type="float" office:value="243.54" calcext:value-type="float">
            <text:p>243.54</text:p>
          </table:table-cell>
          <table:table-cell office:value-type="float" office:value="239.68" calcext:value-type="float">
            <text:p>239.68</text:p>
          </table:table-cell>
          <table:table-cell table:number-columns-repeated="2" office:value-type="float" office:value="244.48" calcext:value-type="float">
            <text:p>244.48</text:p>
          </table:table-cell>
          <table:table-cell office:value-type="float" office:value="242.48" calcext:value-type="float">
            <text:p>242.48</text:p>
          </table:table-cell>
          <table:table-cell office:value-type="float" office:value="323.77" calcext:value-type="float">
            <text:p>323.77</text:p>
          </table:table-cell>
          <table:table-cell table:number-columns-repeated="2" office:value-type="float" office:value="315.81" calcext:value-type="float">
            <text:p>315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1-2017</text:p>
          </table:table-cell>
          <table:table-cell office:value-type="float" office:value="238.89" calcext:value-type="float">
            <text:p>238.89</text:p>
          </table:table-cell>
          <table:table-cell table:number-columns-repeated="3" office:value-type="float" office:value="250.21" calcext:value-type="float">
            <text:p>250.21</text:p>
          </table:table-cell>
          <table:table-cell office:value-type="float" office:value="295.58" calcext:value-type="float">
            <text:p>295.58</text:p>
          </table:table-cell>
          <table:table-cell office:value-type="float" office:value="250.9" calcext:value-type="float">
            <text:p>250.9</text:p>
          </table:table-cell>
          <table:table-cell office:value-type="float" office:value="238.64" calcext:value-type="float">
            <text:p>238.64</text:p>
          </table:table-cell>
          <table:table-cell office:value-type="float" office:value="310.84" calcext:value-type="float">
            <text:p>310.84</text:p>
          </table:table-cell>
          <table:table-cell office:value-type="float" office:value="239.05" calcext:value-type="float">
            <text:p>239.05</text:p>
          </table:table-cell>
          <table:table-cell office:value-type="float" office:value="230.82" calcext:value-type="float">
            <text:p>230.82</text:p>
          </table:table-cell>
          <table:table-cell table:number-columns-repeated="3" office:value-type="float" office:value="231.53" calcext:value-type="float">
            <text:p>231.53</text:p>
          </table:table-cell>
          <table:table-cell office:value-type="float" office:value="202.64" calcext:value-type="float">
            <text:p>202.64</text:p>
          </table:table-cell>
          <table:table-cell office:value-type="float" office:value="246.06" calcext:value-type="float">
            <text:p>246.06</text:p>
          </table:table-cell>
          <table:table-cell office:value-type="float" office:value="244.87" calcext:value-type="float">
            <text:p>244.87</text:p>
          </table:table-cell>
          <table:table-cell office:value-type="float" office:value="254.33" calcext:value-type="float">
            <text:p>254.33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1-2017</text:p>
          </table:table-cell>
          <table:table-cell office:value-type="float" office:value="225.24" calcext:value-type="float">
            <text:p>225.24</text:p>
          </table:table-cell>
          <table:table-cell table:number-columns-repeated="3" office:value-type="float" office:value="231.16" calcext:value-type="float">
            <text:p>23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31.16" calcext:value-type="float">
            <text:p>231.16</text:p>
          </table:table-cell>
          <table:table-cell office:value-type="float" office:value="222.68" calcext:value-type="float">
            <text:p>222.68</text:p>
          </table:table-cell>
          <table:table-cell office:value-type="float" office:value="231.2" calcext:value-type="float">
            <text:p>231.2</text:p>
          </table:table-cell>
          <table:table-cell office:value-type="float" office:value="231.16" calcext:value-type="float">
            <text:p>231.16</text:p>
          </table:table-cell>
          <table:table-cell table:number-columns-repeated="4" office:value-type="float" office:value="224.03" calcext:value-type="float">
            <text:p>224.03</text:p>
          </table:table-cell>
          <table:table-cell office:value-type="float" office:value="195.22" calcext:value-type="float">
            <text:p>195.22</text:p>
          </table:table-cell>
          <table:table-cell office:value-type="float" office:value="231.16" calcext:value-type="float">
            <text:p>231.16</text:p>
          </table:table-cell>
          <table:table-cell table:number-columns-repeated="2" office:value-type="float" office:value="231.2" calcext:value-type="float">
            <text:p>231.2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1-2017</text:p>
          </table:table-cell>
          <table:table-cell office:value-type="float" office:value="228.14" calcext:value-type="float">
            <text:p>228.14</text:p>
          </table:table-cell>
          <table:table-cell table:number-columns-repeated="3" office:value-type="float" office:value="229.76" calcext:value-type="float">
            <text:p>229.76</text:p>
          </table:table-cell>
          <table:table-cell office:value-type="float" office:value="242.36" calcext:value-type="float">
            <text:p>242.36</text:p>
          </table:table-cell>
          <table:table-cell office:value-type="float" office:value="229.76" calcext:value-type="float">
            <text:p>229.76</text:p>
          </table:table-cell>
          <table:table-cell office:value-type="float" office:value="229.71" calcext:value-type="float">
            <text:p>229.71</text:p>
          </table:table-cell>
          <table:table-cell office:value-type="float" office:value="242.36" calcext:value-type="float">
            <text:p>242.36</text:p>
          </table:table-cell>
          <table:table-cell office:value-type="float" office:value="229.76" calcext:value-type="float">
            <text:p>229.76</text:p>
          </table:table-cell>
          <table:table-cell table:number-columns-repeated="2" office:value-type="float" office:value="228.9" calcext:value-type="float">
            <text:p>228.9</text:p>
          </table:table-cell>
          <table:table-cell table:number-columns-repeated="2" office:value-type="float" office:value="228.87" calcext:value-type="float">
            <text:p>228.87</text:p>
          </table:table-cell>
          <table:table-cell office:value-type="float" office:value="194" calcext:value-type="float">
            <text:p>194</text:p>
          </table:table-cell>
          <table:table-cell office:value-type="float" office:value="229.76" calcext:value-type="float">
            <text:p>229.76</text:p>
          </table:table-cell>
          <table:table-cell office:value-type="float" office:value="230.32" calcext:value-type="float">
            <text:p>230.32</text:p>
          </table:table-cell>
          <table:table-cell office:value-type="float" office:value="242.36" calcext:value-type="float">
            <text:p>242.36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1-2017</text:p>
          </table:table-cell>
          <table:table-cell office:value-type="float" office:value="229.7" calcext:value-type="float">
            <text:p>229.7</text:p>
          </table:table-cell>
          <table:table-cell table:number-columns-repeated="3" office:value-type="float" office:value="233.44" calcext:value-type="float">
            <text:p>233.44</text:p>
          </table:table-cell>
          <table:table-cell office:value-type="float" office:value="278.08" calcext:value-type="float">
            <text:p>278.08</text:p>
          </table:table-cell>
          <table:table-cell office:value-type="float" office:value="244.94" calcext:value-type="float">
            <text:p>244.94</text:p>
          </table:table-cell>
          <table:table-cell office:value-type="float" office:value="226.98" calcext:value-type="float">
            <text:p>226.98</text:p>
          </table:table-cell>
          <table:table-cell office:value-type="float" office:value="278.08" calcext:value-type="float">
            <text:p>278.08</text:p>
          </table:table-cell>
          <table:table-cell office:value-type="float" office:value="227.88" calcext:value-type="float">
            <text:p>227.88</text:p>
          </table:table-cell>
          <table:table-cell table:number-columns-repeated="4" office:value-type="float" office:value="226.96" calcext:value-type="float">
            <text:p>226.96</text:p>
          </table:table-cell>
          <table:table-cell office:value-type="float" office:value="199.11" calcext:value-type="float">
            <text:p>199.11</text:p>
          </table:table-cell>
          <table:table-cell office:value-type="float" office:value="244.94" calcext:value-type="float">
            <text:p>244.94</text:p>
          </table:table-cell>
          <table:table-cell table:number-columns-repeated="2" office:value-type="float" office:value="285.43" calcext:value-type="float">
            <text:p>285.43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1-2017</text:p>
          </table:table-cell>
          <table:table-cell office:value-type="float" office:value="220.3" calcext:value-type="float">
            <text:p>220.3</text:p>
          </table:table-cell>
          <table:table-cell table:number-columns-repeated="3" office:value-type="float" office:value="219.77" calcext:value-type="float">
            <text:p>219.77</text:p>
          </table:table-cell>
          <table:table-cell office:value-type="float" office:value="228.55" calcext:value-type="float">
            <text:p>228.55</text:p>
          </table:table-cell>
          <table:table-cell office:value-type="float" office:value="225.11" calcext:value-type="float">
            <text:p>225.11</text:p>
          </table:table-cell>
          <table:table-cell office:value-type="float" office:value="219.77" calcext:value-type="float">
            <text:p>219.77</text:p>
          </table:table-cell>
          <table:table-cell office:value-type="float" office:value="228.55" calcext:value-type="float">
            <text:p>228.55</text:p>
          </table:table-cell>
          <table:table-cell table:number-columns-repeated="3" office:value-type="float" office:value="222.04" calcext:value-type="float">
            <text:p>222.04</text:p>
          </table:table-cell>
          <table:table-cell table:number-columns-repeated="2" office:value-type="float" office:value="219.77" calcext:value-type="float">
            <text:p>219.77</text:p>
          </table:table-cell>
          <table:table-cell office:value-type="float" office:value="199.31" calcext:value-type="float">
            <text:p>199.31</text:p>
          </table:table-cell>
          <table:table-cell office:value-type="float" office:value="225.11" calcext:value-type="float">
            <text:p>225.11</text:p>
          </table:table-cell>
          <table:table-cell office:value-type="float" office:value="254.26" calcext:value-type="float">
            <text:p>254.26</text:p>
          </table:table-cell>
          <table:table-cell office:value-type="float" office:value="257.43" calcext:value-type="float">
            <text:p>257.4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1-2017</text:p>
          </table:table-cell>
          <table:table-cell office:value-type="float" office:value="206.03" calcext:value-type="float">
            <text:p>206.03</text:p>
          </table:table-cell>
          <table:table-cell table:number-columns-repeated="4" office:value-type="float" office:value="202.97" calcext:value-type="float">
            <text:p>202.97</text:p>
          </table:table-cell>
          <table:table-cell office:value-type="float" office:value="207.7" calcext:value-type="float">
            <text:p>207.7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9.07" calcext:value-type="float">
            <text:p>199.07</text:p>
          </table:table-cell>
          <table:table-cell table:number-columns-repeated="3" office:value-type="float" office:value="209.23" calcext:value-type="float">
            <text:p>209.23</text:p>
          </table:table-cell>
          <table:table-cell table:number-columns-repeated="2" office:value-type="float" office:value="203.13" calcext:value-type="float">
            <text:p>203.13</text:p>
          </table:table-cell>
          <table:table-cell office:value-type="float" office:value="197.74" calcext:value-type="float">
            <text:p>197.74</text:p>
          </table:table-cell>
          <table:table-cell table:number-columns-repeated="3" office:value-type="float" office:value="207.7" calcext:value-type="float">
            <text:p>207.7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1-2017</text:p>
          </table:table-cell>
          <table:table-cell office:value-type="float" office:value="209.08" calcext:value-type="float">
            <text:p>209.08</text:p>
          </table:table-cell>
          <table:table-cell table:number-columns-repeated="4" office:value-type="float" office:value="203.05" calcext:value-type="float">
            <text:p>203.05</text:p>
          </table:table-cell>
          <table:table-cell office:value-type="float" office:value="222.09" calcext:value-type="float">
            <text:p>222.09</text:p>
          </table:table-cell>
          <table:table-cell office:value-type="float" office:value="165.72" calcext:value-type="float">
            <text:p>165.72</text:p>
          </table:table-cell>
          <table:table-cell office:value-type="float" office:value="175.59" calcext:value-type="float">
            <text:p>175.59</text:p>
          </table:table-cell>
          <table:table-cell table:number-columns-repeated="3" office:value-type="float" office:value="214.88" calcext:value-type="float">
            <text:p>214.88</text:p>
          </table:table-cell>
          <table:table-cell table:number-columns-repeated="2" office:value-type="float" office:value="208.08" calcext:value-type="float">
            <text:p>208.08</text:p>
          </table:table-cell>
          <table:table-cell office:value-type="float" office:value="188.29" calcext:value-type="float">
            <text:p>188.29</text:p>
          </table:table-cell>
          <table:table-cell office:value-type="float" office:value="222.09" calcext:value-type="float">
            <text:p>222.09</text:p>
          </table:table-cell>
          <table:table-cell table:number-columns-repeated="2" office:value-type="float" office:value="223.2" calcext:value-type="float">
            <text:p>223.2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1-2017</text:p>
          </table:table-cell>
          <table:table-cell office:value-type="float" office:value="243.67" calcext:value-type="float">
            <text:p>243.67</text:p>
          </table:table-cell>
          <table:table-cell table:number-columns-repeated="3" office:value-type="float" office:value="260.31" calcext:value-type="float">
            <text:p>260.31</text:p>
          </table:table-cell>
          <table:table-cell office:value-type="float" office:value="276.28" calcext:value-type="float">
            <text:p>276.28</text:p>
          </table:table-cell>
          <table:table-cell office:value-type="float" office:value="274.41" calcext:value-type="float">
            <text:p>274.41</text:p>
          </table:table-cell>
          <table:table-cell office:value-type="float" office:value="253.98" calcext:value-type="float">
            <text:p>253.98</text:p>
          </table:table-cell>
          <table:table-cell office:value-type="float" office:value="276.28" calcext:value-type="float">
            <text:p>276.28</text:p>
          </table:table-cell>
          <table:table-cell office:value-type="float" office:value="259.47" calcext:value-type="float">
            <text:p>259.47</text:p>
          </table:table-cell>
          <table:table-cell office:value-type="float" office:value="233.67" calcext:value-type="float">
            <text:p>233.67</text:p>
          </table:table-cell>
          <table:table-cell table:number-columns-repeated="3" office:value-type="float" office:value="227.12" calcext:value-type="float">
            <text:p>227.12</text:p>
          </table:table-cell>
          <table:table-cell office:value-type="float" office:value="193" calcext:value-type="float">
            <text:p>193</text:p>
          </table:table-cell>
          <table:table-cell office:value-type="float" office:value="274.41" calcext:value-type="float">
            <text:p>274.41</text:p>
          </table:table-cell>
          <table:table-cell table:number-columns-repeated="2" office:value-type="float" office:value="276.28" calcext:value-type="float">
            <text:p>276.28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1-2017</text:p>
          </table:table-cell>
          <table:table-cell office:value-type="float" office:value="224.81" calcext:value-type="float">
            <text:p>224.81</text:p>
          </table:table-cell>
          <table:table-cell table:number-columns-repeated="4" office:value-type="float" office:value="228.88" calcext:value-type="float">
            <text:p>228.88</text:p>
          </table:table-cell>
          <table:table-cell office:value-type="float" office:value="229.1" calcext:value-type="float">
            <text:p>229.1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8.66" calcext:value-type="float">
            <text:p>228.66</text:p>
          </table:table-cell>
          <table:table-cell office:value-type="float" office:value="228.87" calcext:value-type="float">
            <text:p>228.87</text:p>
          </table:table-cell>
          <table:table-cell office:value-type="float" office:value="225.36" calcext:value-type="float">
            <text:p>225.36</text:p>
          </table:table-cell>
          <table:table-cell table:number-columns-repeated="3" office:value-type="float" office:value="224.68" calcext:value-type="float">
            <text:p>224.68</text:p>
          </table:table-cell>
          <table:table-cell office:value-type="float" office:value="189.95" calcext:value-type="float">
            <text:p>189.95</text:p>
          </table:table-cell>
          <table:table-cell table:number-columns-repeated="3" office:value-type="float" office:value="229.1" calcext:value-type="float">
            <text:p>229.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1-2017</text:p>
          </table:table-cell>
          <table:table-cell office:value-type="float" office:value="226.52" calcext:value-type="float">
            <text:p>226.52</text:p>
          </table:table-cell>
          <table:table-cell table:number-columns-repeated="2" office:value-type="float" office:value="230.03" calcext:value-type="float">
            <text:p>230.03</text:p>
          </table:table-cell>
          <table:table-cell office:value-type="float" office:value="230.59" calcext:value-type="float">
            <text:p>230.59</text:p>
          </table:table-cell>
          <table:table-cell office:value-type="float" office:value="238.15" calcext:value-type="float">
            <text:p>238.15</text:p>
          </table:table-cell>
          <table:table-cell office:value-type="float" office:value="230.59" calcext:value-type="float">
            <text:p>230.59</text:p>
          </table:table-cell>
          <table:table-cell office:value-type="float" office:value="230.47" calcext:value-type="float">
            <text:p>230.47</text:p>
          </table:table-cell>
          <table:table-cell office:value-type="float" office:value="238.15" calcext:value-type="float">
            <text:p>238.15</text:p>
          </table:table-cell>
          <table:table-cell table:number-columns-repeated="2" office:value-type="float" office:value="229.7" calcext:value-type="float">
            <text:p>229.7</text:p>
          </table:table-cell>
          <table:table-cell office:value-type="float" office:value="223.44" calcext:value-type="float">
            <text:p>223.44</text:p>
          </table:table-cell>
          <table:table-cell table:number-columns-repeated="2" office:value-type="float" office:value="222.19" calcext:value-type="float">
            <text:p>222.19</text:p>
          </table:table-cell>
          <table:table-cell office:value-type="float" office:value="188.59" calcext:value-type="float">
            <text:p>188.59</text:p>
          </table:table-cell>
          <table:table-cell table:number-columns-repeated="2" office:value-type="float" office:value="230.59" calcext:value-type="float">
            <text:p>230.59</text:p>
          </table:table-cell>
          <table:table-cell office:value-type="float" office:value="238.15" calcext:value-type="float">
            <text:p>238.15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1-2017</text:p>
          </table:table-cell>
          <table:table-cell office:value-type="float" office:value="317.37" calcext:value-type="float">
            <text:p>317.37</text:p>
          </table:table-cell>
          <table:table-cell table:number-columns-repeated="2" office:value-type="float" office:value="365.88" calcext:value-type="float">
            <text:p>365.88</text:p>
          </table:table-cell>
          <table:table-cell office:value-type="float" office:value="382.83" calcext:value-type="float">
            <text:p>382.83</text:p>
          </table:table-cell>
          <table:table-cell office:value-type="float" office:value="384.06" calcext:value-type="float">
            <text:p>384.06</text:p>
          </table:table-cell>
          <table:table-cell office:value-type="float" office:value="389.52" calcext:value-type="float">
            <text:p>389.52</text:p>
          </table:table-cell>
          <table:table-cell office:value-type="float" office:value="381.27" calcext:value-type="float">
            <text:p>381.27</text:p>
          </table:table-cell>
          <table:table-cell office:value-type="float" office:value="384.06" calcext:value-type="float">
            <text:p>384.06</text:p>
          </table:table-cell>
          <table:table-cell office:value-type="float" office:value="306.5" calcext:value-type="float">
            <text:p>306.5</text:p>
          </table:table-cell>
          <table:table-cell office:value-type="float" office:value="266.04" calcext:value-type="float">
            <text:p>266.04</text:p>
          </table:table-cell>
          <table:table-cell office:value-type="float" office:value="231.72" calcext:value-type="float">
            <text:p>231.72</text:p>
          </table:table-cell>
          <table:table-cell table:number-columns-repeated="2" office:value-type="float" office:value="310.23" calcext:value-type="float">
            <text:p>310.23</text:p>
          </table:table-cell>
          <table:table-cell office:value-type="float" office:value="189.63" calcext:value-type="float">
            <text:p>189.63</text:p>
          </table:table-cell>
          <table:table-cell table:number-columns-repeated="2" office:value-type="float" office:value="389.52" calcext:value-type="float">
            <text:p>389.52</text:p>
          </table:table-cell>
          <table:table-cell office:value-type="float" office:value="390.76" calcext:value-type="float">
            <text:p>390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1-2017</text:p>
          </table:table-cell>
          <table:table-cell office:value-type="float" office:value="243.58" calcext:value-type="float">
            <text:p>243.58</text:p>
          </table:table-cell>
          <table:table-cell table:number-columns-repeated="2" office:value-type="float" office:value="241.63" calcext:value-type="float">
            <text:p>241.63</text:p>
          </table:table-cell>
          <table:table-cell office:value-type="float" office:value="255.75" calcext:value-type="float">
            <text:p>255.75</text:p>
          </table:table-cell>
          <table:table-cell office:value-type="float" office:value="371.7" calcext:value-type="float">
            <text:p>371.7</text:p>
          </table:table-cell>
          <table:table-cell office:value-type="float" office:value="269.96" calcext:value-type="float">
            <text:p>269.96</text:p>
          </table:table-cell>
          <table:table-cell office:value-type="float" office:value="255.72" calcext:value-type="float">
            <text:p>255.72</text:p>
          </table:table-cell>
          <table:table-cell office:value-type="float" office:value="371.7" calcext:value-type="float">
            <text:p>371.7</text:p>
          </table:table-cell>
          <table:table-cell office:value-type="float" office:value="254.53" calcext:value-type="float">
            <text:p>254.53</text:p>
          </table:table-cell>
          <table:table-cell office:value-type="float" office:value="236.42" calcext:value-type="float">
            <text:p>236.42</text:p>
          </table:table-cell>
          <table:table-cell office:value-type="float" office:value="228.43" calcext:value-type="float">
            <text:p>228.43</text:p>
          </table:table-cell>
          <table:table-cell table:number-columns-repeated="2" office:value-type="float" office:value="228.17" calcext:value-type="float">
            <text:p>228.17</text:p>
          </table:table-cell>
          <table:table-cell office:value-type="float" office:value="190.98" calcext:value-type="float">
            <text:p>190.98</text:p>
          </table:table-cell>
          <table:table-cell office:value-type="float" office:value="269.96" calcext:value-type="float">
            <text:p>269.96</text:p>
          </table:table-cell>
          <table:table-cell office:value-type="float" office:value="277.38" calcext:value-type="float">
            <text:p>277.38</text:p>
          </table:table-cell>
          <table:table-cell office:value-type="float" office:value="371.7" calcext:value-type="float">
            <text:p>371.7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1-2017</text:p>
          </table:table-cell>
          <table:table-cell office:value-type="float" office:value="220.1" calcext:value-type="float">
            <text:p>220.1</text:p>
          </table:table-cell>
          <table:table-cell table:number-columns-repeated="3" office:value-type="float" office:value="221.1" calcext:value-type="float">
            <text:p>221.1</text:p>
          </table:table-cell>
          <table:table-cell office:value-type="float" office:value="221.58" calcext:value-type="float">
            <text:p>221.58</text:p>
          </table:table-cell>
          <table:table-cell office:value-type="float" office:value="242.83" calcext:value-type="float">
            <text:p>242.83</text:p>
          </table:table-cell>
          <table:table-cell table:number-columns-repeated="4" office:value-type="float" office:value="221.58" calcext:value-type="float">
            <text:p>221.58</text:p>
          </table:table-cell>
          <table:table-cell office:value-type="float" office:value="221.23" calcext:value-type="float">
            <text:p>221.23</text:p>
          </table:table-cell>
          <table:table-cell table:number-columns-repeated="2" office:value-type="float" office:value="217.05" calcext:value-type="float">
            <text:p>217.05</text:p>
          </table:table-cell>
          <table:table-cell office:value-type="float" office:value="183.17" calcext:value-type="float">
            <text:p>183.17</text:p>
          </table:table-cell>
          <table:table-cell office:value-type="float" office:value="242.83" calcext:value-type="float">
            <text:p>242.83</text:p>
          </table:table-cell>
          <table:table-cell office:value-type="float" office:value="274.6" calcext:value-type="float">
            <text:p>274.6</text:p>
          </table:table-cell>
          <table:table-cell office:value-type="float" office:value="324.85" calcext:value-type="float">
            <text:p>324.85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1-2017</text:p>
          </table:table-cell>
          <table:table-cell office:value-type="float" office:value="213.61" calcext:value-type="float">
            <text:p>213.61</text:p>
          </table:table-cell>
          <table:table-cell table:number-columns-repeated="4" office:value-type="float" office:value="215.9" calcext:value-type="float">
            <text:p>215.9</text:p>
          </table:table-cell>
          <table:table-cell office:value-type="float" office:value="220.38" calcext:value-type="float">
            <text:p>220.38</text:p>
          </table:table-cell>
          <table:table-cell office:value-type="float" office:value="216.58" calcext:value-type="float">
            <text:p>216.58</text:p>
          </table:table-cell>
          <table:table-cell office:value-type="float" office:value="215.9" calcext:value-type="float">
            <text:p>215.9</text:p>
          </table:table-cell>
          <table:table-cell table:number-columns-repeated="2" office:value-type="float" office:value="216.58" calcext:value-type="float">
            <text:p>216.58</text:p>
          </table:table-cell>
          <table:table-cell office:value-type="float" office:value="216.32" calcext:value-type="float">
            <text:p>216.32</text:p>
          </table:table-cell>
          <table:table-cell table:number-columns-repeated="2" office:value-type="float" office:value="209.87" calcext:value-type="float">
            <text:p>209.87</text:p>
          </table:table-cell>
          <table:table-cell office:value-type="float" office:value="176.7" calcext:value-type="float">
            <text:p>176.7</text:p>
          </table:table-cell>
          <table:table-cell office:value-type="float" office:value="220.38" calcext:value-type="float">
            <text:p>220.38</text:p>
          </table:table-cell>
          <table:table-cell office:value-type="float" office:value="291.24" calcext:value-type="float">
            <text:p>291.24</text:p>
          </table:table-cell>
          <table:table-cell office:value-type="float" office:value="298.99" calcext:value-type="float">
            <text:p>298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1-2017</text:p>
          </table:table-cell>
          <table:table-cell office:value-type="float" office:value="212.62" calcext:value-type="float">
            <text:p>212.62</text:p>
          </table:table-cell>
          <table:table-cell table:number-columns-repeated="4" office:value-type="float" office:value="213.55" calcext:value-type="float">
            <text:p>213.55</text:p>
          </table:table-cell>
          <table:table-cell office:value-type="float" office:value="242.6" calcext:value-type="float">
            <text:p>242.6</text:p>
          </table:table-cell>
          <table:table-cell table:number-columns-repeated="2" office:value-type="float" office:value="213.55" calcext:value-type="float">
            <text:p>213.55</text:p>
          </table:table-cell>
          <table:table-cell table:number-columns-repeated="3" office:value-type="float" office:value="213.68" calcext:value-type="float">
            <text:p>213.68</text:p>
          </table:table-cell>
          <table:table-cell table:number-columns-repeated="2" office:value-type="float" office:value="209.02" calcext:value-type="float">
            <text:p>209.02</text:p>
          </table:table-cell>
          <table:table-cell office:value-type="float" office:value="178.77" calcext:value-type="float">
            <text:p>178.77</text:p>
          </table:table-cell>
          <table:table-cell office:value-type="float" office:value="242.6" calcext:value-type="float">
            <text:p>242.6</text:p>
          </table:table-cell>
          <table:table-cell office:value-type="float" office:value="275.42" calcext:value-type="float">
            <text:p>275.42</text:p>
          </table:table-cell>
          <table:table-cell office:value-type="float" office:value="293.47" calcext:value-type="float">
            <text:p>293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1-2017</text:p>
          </table:table-cell>
          <table:table-cell office:value-type="float" office:value="211.4" calcext:value-type="float">
            <text:p>211.4</text:p>
          </table:table-cell>
          <table:table-cell table:number-columns-repeated="9" office:value-type="float" office:value="213.6" calcext:value-type="float">
            <text:p>213.6</text:p>
          </table:table-cell>
          <table:table-cell office:value-type="float" office:value="212.73" calcext:value-type="float">
            <text:p>212.73</text:p>
          </table:table-cell>
          <table:table-cell table:number-columns-repeated="2" office:value-type="float" office:value="207.57" calcext:value-type="float">
            <text:p>207.57</text:p>
          </table:table-cell>
          <table:table-cell office:value-type="float" office:value="177.84" calcext:value-type="float">
            <text:p>177.84</text:p>
          </table:table-cell>
          <table:table-cell office:value-type="float" office:value="213.6" calcext:value-type="float">
            <text:p>213.6</text:p>
          </table:table-cell>
          <table:table-cell office:value-type="float" office:value="224.82" calcext:value-type="float">
            <text:p>224.82</text:p>
          </table:table-cell>
          <table:table-cell office:value-type="float" office:value="283.32" calcext:value-type="float">
            <text:p>283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1-2017</text:p>
          </table:table-cell>
          <table:table-cell office:value-type="float" office:value="213.84" calcext:value-type="float">
            <text:p>213.84</text:p>
          </table:table-cell>
          <table:table-cell table:number-columns-repeated="5" office:value-type="float" office:value="216.03" calcext:value-type="float">
            <text:p>216.03</text:p>
          </table:table-cell>
          <table:table-cell table:number-columns-repeated="4" office:value-type="float" office:value="216.15" calcext:value-type="float">
            <text:p>216.15</text:p>
          </table:table-cell>
          <table:table-cell office:value-type="float" office:value="215.25" calcext:value-type="float">
            <text:p>215.25</text:p>
          </table:table-cell>
          <table:table-cell table:number-columns-repeated="2" office:value-type="float" office:value="210.53" calcext:value-type="float">
            <text:p>210.53</text:p>
          </table:table-cell>
          <table:table-cell office:value-type="float" office:value="177.99" calcext:value-type="float">
            <text:p>177.99</text:p>
          </table:table-cell>
          <table:table-cell office:value-type="float" office:value="216.03" calcext:value-type="float">
            <text:p>216.03</text:p>
          </table:table-cell>
          <table:table-cell office:value-type="float" office:value="221.42" calcext:value-type="float">
            <text:p>221.42</text:p>
          </table:table-cell>
          <table:table-cell office:value-type="float" office:value="237" calcext:value-type="float">
            <text:p>237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1-2017</text:p>
          </table:table-cell>
          <table:table-cell office:value-type="float" office:value="218.38" calcext:value-type="float">
            <text:p>218.38</text:p>
          </table:table-cell>
          <table:table-cell table:number-columns-repeated="2" office:value-type="float" office:value="217.92" calcext:value-type="float">
            <text:p>217.92</text:p>
          </table:table-cell>
          <table:table-cell table:number-columns-repeated="2" office:value-type="float" office:value="217.94" calcext:value-type="float">
            <text:p>217.94</text:p>
          </table:table-cell>
          <table:table-cell office:value-type="float" office:value="263.4" calcext:value-type="float">
            <text:p>263.4</text:p>
          </table:table-cell>
          <table:table-cell table:number-columns-repeated="4" office:value-type="float" office:value="219.03" calcext:value-type="float">
            <text:p>219.03</text:p>
          </table:table-cell>
          <table:table-cell office:value-type="float" office:value="217.24" calcext:value-type="float">
            <text:p>217.24</text:p>
          </table:table-cell>
          <table:table-cell table:number-columns-repeated="2" office:value-type="float" office:value="216.05" calcext:value-type="float">
            <text:p>216.05</text:p>
          </table:table-cell>
          <table:table-cell office:value-type="float" office:value="186.71" calcext:value-type="float">
            <text:p>186.71</text:p>
          </table:table-cell>
          <table:table-cell office:value-type="float" office:value="263.4" calcext:value-type="float">
            <text:p>263.4</text:p>
          </table:table-cell>
          <table:table-cell office:value-type="float" office:value="270.22" calcext:value-type="float">
            <text:p>270.22</text:p>
          </table:table-cell>
          <table:table-cell office:value-type="float" office:value="296.34" calcext:value-type="float">
            <text:p>296.34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1-2017</text:p>
          </table:table-cell>
          <table:table-cell office:value-type="float" office:value="234.01" calcext:value-type="float">
            <text:p>234.01</text:p>
          </table:table-cell>
          <table:table-cell table:number-columns-repeated="2" office:value-type="float" office:value="261.53" calcext:value-type="float">
            <text:p>261.53</text:p>
          </table:table-cell>
          <table:table-cell office:value-type="float" office:value="270.1" calcext:value-type="float">
            <text:p>270.1</text:p>
          </table:table-cell>
          <table:table-cell office:value-type="float" office:value="284.5" calcext:value-type="float">
            <text:p>284.5</text:p>
          </table:table-cell>
          <table:table-cell office:value-type="float" office:value="316.5" calcext:value-type="float">
            <text:p>316.5</text:p>
          </table:table-cell>
          <table:table-cell office:value-type="float" office:value="270.1" calcext:value-type="float">
            <text:p>270.1</text:p>
          </table:table-cell>
          <table:table-cell office:value-type="float" office:value="284.5" calcext:value-type="float">
            <text:p>284.5</text:p>
          </table:table-cell>
          <table:table-cell office:value-type="float" office:value="233.85" calcext:value-type="float">
            <text:p>233.85</text:p>
          </table:table-cell>
          <table:table-cell office:value-type="float" office:value="229.62" calcext:value-type="float">
            <text:p>229.62</text:p>
          </table:table-cell>
          <table:table-cell table:number-columns-repeated="3" office:value-type="float" office:value="219.7" calcext:value-type="float">
            <text:p>219.7</text:p>
          </table:table-cell>
          <table:table-cell office:value-type="float" office:value="185.88" calcext:value-type="float">
            <text:p>185.88</text:p>
          </table:table-cell>
          <table:table-cell office:value-type="float" office:value="316.5" calcext:value-type="float">
            <text:p>316.5</text:p>
          </table:table-cell>
          <table:table-cell office:value-type="float" office:value="337.57" calcext:value-type="float">
            <text:p>337.57</text:p>
          </table:table-cell>
          <table:table-cell office:value-type="float" office:value="351.55" calcext:value-type="float">
            <text:p>351.55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1-2017</text:p>
          </table:table-cell>
          <table:table-cell office:value-type="float" office:value="219.82" calcext:value-type="float">
            <text:p>219.82</text:p>
          </table:table-cell>
          <table:table-cell table:number-columns-repeated="2" office:value-type="float" office:value="218.55" calcext:value-type="float">
            <text:p>218.55</text:p>
          </table:table-cell>
          <table:table-cell office:value-type="float" office:value="221.65" calcext:value-type="float">
            <text:p>221.65</text:p>
          </table:table-cell>
          <table:table-cell office:value-type="float" office:value="243.65" calcext:value-type="float">
            <text:p>243.65</text:p>
          </table:table-cell>
          <table:table-cell office:value-type="float" office:value="244.27" calcext:value-type="float">
            <text:p>244.27</text:p>
          </table:table-cell>
          <table:table-cell office:value-type="float" office:value="222.15" calcext:value-type="float">
            <text:p>222.15</text:p>
          </table:table-cell>
          <table:table-cell office:value-type="float" office:value="243.77" calcext:value-type="float">
            <text:p>243.77</text:p>
          </table:table-cell>
          <table:table-cell table:number-columns-repeated="2" office:value-type="float" office:value="221.76" calcext:value-type="float">
            <text:p>221.76</text:p>
          </table:table-cell>
          <table:table-cell office:value-type="float" office:value="218.53" calcext:value-type="float">
            <text:p>218.53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185.55" calcext:value-type="float">
            <text:p>185.55</text:p>
          </table:table-cell>
          <table:table-cell office:value-type="float" office:value="244.27" calcext:value-type="float">
            <text:p>244.27</text:p>
          </table:table-cell>
          <table:table-cell office:value-type="float" office:value="309.36" calcext:value-type="float">
            <text:p>309.36</text:p>
          </table:table-cell>
          <table:table-cell office:value-type="float" office:value="388.44" calcext:value-type="float">
            <text:p>388.44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1-2017</text:p>
          </table:table-cell>
          <table:table-cell office:value-type="float" office:value="220.83" calcext:value-type="float">
            <text:p>220.83</text:p>
          </table:table-cell>
          <table:table-cell table:number-columns-repeated="2" office:value-type="float" office:value="219.2" calcext:value-type="float">
            <text:p>219.2</text:p>
          </table:table-cell>
          <table:table-cell office:value-type="float" office:value="220.35" calcext:value-type="float">
            <text:p>220.35</text:p>
          </table:table-cell>
          <table:table-cell office:value-type="float" office:value="289.31" calcext:value-type="float">
            <text:p>289.31</text:p>
          </table:table-cell>
          <table:table-cell office:value-type="float" office:value="245.3" calcext:value-type="float">
            <text:p>245.3</text:p>
          </table:table-cell>
          <table:table-cell office:value-type="float" office:value="222.86" calcext:value-type="float">
            <text:p>222.86</text:p>
          </table:table-cell>
          <table:table-cell office:value-type="float" office:value="290.57" calcext:value-type="float">
            <text:p>290.57</text:p>
          </table:table-cell>
          <table:table-cell table:number-columns-repeated="2" office:value-type="float" office:value="222.86" calcext:value-type="float">
            <text:p>222.86</text:p>
          </table:table-cell>
          <table:table-cell office:value-type="float" office:value="219.95" calcext:value-type="float">
            <text:p>219.95</text:p>
          </table:table-cell>
          <table:table-cell table:number-columns-repeated="2" office:value-type="float" office:value="217.47" calcext:value-type="float">
            <text:p>217.47</text:p>
          </table:table-cell>
          <table:table-cell office:value-type="float" office:value="184.23" calcext:value-type="float">
            <text:p>184.23</text:p>
          </table:table-cell>
          <table:table-cell office:value-type="float" office:value="245.3" calcext:value-type="float">
            <text:p>245.3</text:p>
          </table:table-cell>
          <table:table-cell office:value-type="float" office:value="286.39" calcext:value-type="float">
            <text:p>286.39</text:p>
          </table:table-cell>
          <table:table-cell office:value-type="float" office:value="289.73" calcext:value-type="float">
            <text:p>289.73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1-2017</text:p>
          </table:table-cell>
          <table:table-cell office:value-type="float" office:value="225.69" calcext:value-type="float">
            <text:p>225.69</text:p>
          </table:table-cell>
          <table:table-cell table:number-columns-repeated="3" office:value-type="float" office:value="227.49" calcext:value-type="float">
            <text:p>227.49</text:p>
          </table:table-cell>
          <table:table-cell office:value-type="float" office:value="279.78" calcext:value-type="float">
            <text:p>279.78</text:p>
          </table:table-cell>
          <table:table-cell office:value-type="float" office:value="258.82" calcext:value-type="float">
            <text:p>258.82</text:p>
          </table:table-cell>
          <table:table-cell office:value-type="float" office:value="226.54" calcext:value-type="float">
            <text:p>226.54</text:p>
          </table:table-cell>
          <table:table-cell office:value-type="float" office:value="279.78" calcext:value-type="float">
            <text:p>279.78</text:p>
          </table:table-cell>
          <table:table-cell table:number-columns-repeated="2" office:value-type="float" office:value="226.54" calcext:value-type="float">
            <text:p>226.54</text:p>
          </table:table-cell>
          <table:table-cell office:value-type="float" office:value="222.79" calcext:value-type="float">
            <text:p>222.79</text:p>
          </table:table-cell>
          <table:table-cell table:number-columns-repeated="2" office:value-type="float" office:value="225.8" calcext:value-type="float">
            <text:p>225.8</text:p>
          </table:table-cell>
          <table:table-cell office:value-type="float" office:value="180.25" calcext:value-type="float">
            <text:p>180.25</text:p>
          </table:table-cell>
          <table:table-cell office:value-type="float" office:value="258.82" calcext:value-type="float">
            <text:p>258.82</text:p>
          </table:table-cell>
          <table:table-cell table:number-columns-repeated="2" office:value-type="float" office:value="281.28" calcext:value-type="float">
            <text:p>281.28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1-2017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218.84" calcext:value-type="float">
            <text:p>218.84</text:p>
          </table:table-cell>
          <table:table-cell office:value-type="float" office:value="224.47" calcext:value-type="float">
            <text:p>224.47</text:p>
          </table:table-cell>
          <table:table-cell office:value-type="float" office:value="218.84" calcext:value-type="float">
            <text:p>218.84</text:p>
          </table:table-cell>
          <table:table-cell office:value-type="float" office:value="218.68" calcext:value-type="float">
            <text:p>218.68</text:p>
          </table:table-cell>
          <table:table-cell office:value-type="float" office:value="224.47" calcext:value-type="float">
            <text:p>224.47</text:p>
          </table:table-cell>
          <table:table-cell table:number-columns-repeated="2" office:value-type="float" office:value="218.68" calcext:value-type="float">
            <text:p>218.68</text:p>
          </table:table-cell>
          <table:table-cell office:value-type="float" office:value="217.69" calcext:value-type="float">
            <text:p>217.69</text:p>
          </table:table-cell>
          <table:table-cell table:number-columns-repeated="2" office:value-type="float" office:value="217.77" calcext:value-type="float">
            <text:p>217.77</text:p>
          </table:table-cell>
          <table:table-cell office:value-type="float" office:value="171.23" calcext:value-type="float">
            <text:p>171.23</text:p>
          </table:table-cell>
          <table:table-cell office:value-type="float" office:value="218.84" calcext:value-type="float">
            <text:p>218.84</text:p>
          </table:table-cell>
          <table:table-cell table:number-columns-repeated="2" office:value-type="float" office:value="224.47" calcext:value-type="float">
            <text:p>224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1-2017</text:p>
          </table:table-cell>
          <table:table-cell office:value-type="float" office:value="211.52" calcext:value-type="float">
            <text:p>211.52</text:p>
          </table:table-cell>
          <table:table-cell table:number-columns-repeated="12" office:value-type="float" office:value="213.45" calcext:value-type="float">
            <text:p>213.45</text:p>
          </table:table-cell>
          <table:table-cell office:value-type="float" office:value="170.81" calcext:value-type="float">
            <text:p>170.81</text:p>
          </table:table-cell>
          <table:table-cell table:number-columns-repeated="3" office:value-type="float" office:value="213.45" calcext:value-type="float">
            <text:p>213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1-2017</text:p>
          </table:table-cell>
          <table:table-cell office:value-type="float" office:value="227.32" calcext:value-type="float">
            <text:p>227.32</text:p>
          </table:table-cell>
          <table:table-cell table:number-columns-repeated="2" office:value-type="float" office:value="237.13" calcext:value-type="float">
            <text:p>237.13</text:p>
          </table:table-cell>
          <table:table-cell office:value-type="float" office:value="240.29" calcext:value-type="float">
            <text:p>240.29</text:p>
          </table:table-cell>
          <table:table-cell office:value-type="float" office:value="286.49" calcext:value-type="float">
            <text:p>286.49</text:p>
          </table:table-cell>
          <table:table-cell office:value-type="float" office:value="242.59" calcext:value-type="float">
            <text:p>242.59</text:p>
          </table:table-cell>
          <table:table-cell office:value-type="float" office:value="240.49" calcext:value-type="float">
            <text:p>240.49</text:p>
          </table:table-cell>
          <table:table-cell office:value-type="float" office:value="286.49" calcext:value-type="float">
            <text:p>286.49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6.2" calcext:value-type="float">
            <text:p>226.2</text:p>
          </table:table-cell>
          <table:table-cell office:value-type="float" office:value="224.3" calcext:value-type="float">
            <text:p>224.3</text:p>
          </table:table-cell>
          <table:table-cell table:number-columns-repeated="2" office:value-type="float" office:value="227.07" calcext:value-type="float">
            <text:p>227.07</text:p>
          </table:table-cell>
          <table:table-cell office:value-type="float" office:value="173.62" calcext:value-type="float">
            <text:p>173.62</text:p>
          </table:table-cell>
          <table:table-cell office:value-type="float" office:value="242.59" calcext:value-type="float">
            <text:p>242.59</text:p>
          </table:table-cell>
          <table:table-cell table:number-columns-repeated="2" office:value-type="float" office:value="286.49" calcext:value-type="float">
            <text:p>286.49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1-2017</text:p>
          </table:table-cell>
          <table:table-cell office:value-type="float" office:value="237.93" calcext:value-type="float">
            <text:p>237.93</text:p>
          </table:table-cell>
          <table:table-cell table:number-columns-repeated="2" office:value-type="float" office:value="258.9" calcext:value-type="float">
            <text:p>258.9</text:p>
          </table:table-cell>
          <table:table-cell office:value-type="float" office:value="261.85" calcext:value-type="float">
            <text:p>261.85</text:p>
          </table:table-cell>
          <table:table-cell office:value-type="float" office:value="273.45" calcext:value-type="float">
            <text:p>273.45</text:p>
          </table:table-cell>
          <table:table-cell office:value-type="float" office:value="271.46" calcext:value-type="float">
            <text:p>271.46</text:p>
          </table:table-cell>
          <table:table-cell office:value-type="float" office:value="256.15" calcext:value-type="float">
            <text:p>256.15</text:p>
          </table:table-cell>
          <table:table-cell office:value-type="float" office:value="273.45" calcext:value-type="float">
            <text:p>273.45</text:p>
          </table:table-cell>
          <table:table-cell table:number-columns-repeated="2" office:value-type="float" office:value="229.29" calcext:value-type="float">
            <text:p>229.29</text:p>
          </table:table-cell>
          <table:table-cell office:value-type="float" office:value="225.88" calcext:value-type="float">
            <text:p>225.88</text:p>
          </table:table-cell>
          <table:table-cell table:number-columns-repeated="2" office:value-type="float" office:value="235.44" calcext:value-type="float">
            <text:p>235.44</text:p>
          </table:table-cell>
          <table:table-cell office:value-type="float" office:value="180.03" calcext:value-type="float">
            <text:p>180.03</text:p>
          </table:table-cell>
          <table:table-cell office:value-type="float" office:value="271.46" calcext:value-type="float">
            <text:p>271.46</text:p>
          </table:table-cell>
          <table:table-cell table:number-columns-repeated="2" office:value-type="float" office:value="273.61" calcext:value-type="float">
            <text:p>273.61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2-2017</text:p>
          </table:table-cell>
          <table:table-cell office:value-type="float" office:value="232.97" calcext:value-type="float">
            <text:p>232.97</text:p>
          </table:table-cell>
          <table:table-cell table:number-columns-repeated="2" office:value-type="float" office:value="237.26" calcext:value-type="float">
            <text:p>237.26</text:p>
          </table:table-cell>
          <table:table-cell office:value-type="float" office:value="238.22" calcext:value-type="float">
            <text:p>238.22</text:p>
          </table:table-cell>
          <table:table-cell office:value-type="float" office:value="289.73" calcext:value-type="float">
            <text:p>289.73</text:p>
          </table:table-cell>
          <table:table-cell office:value-type="float" office:value="278.55" calcext:value-type="float">
            <text:p>278.55</text:p>
          </table:table-cell>
          <table:table-cell office:value-type="float" office:value="233.77" calcext:value-type="float">
            <text:p>233.77</text:p>
          </table:table-cell>
          <table:table-cell office:value-type="float" office:value="289.73" calcext:value-type="float">
            <text:p>289.73</text:p>
          </table:table-cell>
          <table:table-cell table:number-columns-repeated="2" office:value-type="float" office:value="227.96" calcext:value-type="float">
            <text:p>227.96</text:p>
          </table:table-cell>
          <table:table-cell office:value-type="float" office:value="225.29" calcext:value-type="float">
            <text:p>225.29</text:p>
          </table:table-cell>
          <table:table-cell table:number-columns-repeated="2" office:value-type="float" office:value="235.42" calcext:value-type="float">
            <text:p>235.42</text:p>
          </table:table-cell>
          <table:table-cell office:value-type="float" office:value="191.01" calcext:value-type="float">
            <text:p>191.01</text:p>
          </table:table-cell>
          <table:table-cell office:value-type="float" office:value="278.55" calcext:value-type="float">
            <text:p>278.55</text:p>
          </table:table-cell>
          <table:table-cell table:number-columns-repeated="2" office:value-type="float" office:value="293" calcext:value-type="float">
            <text:p>293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2-2017</text:p>
          </table:table-cell>
          <table:table-cell office:value-type="float" office:value="233.7" calcext:value-type="float">
            <text:p>233.7</text:p>
          </table:table-cell>
          <table:table-cell table:number-columns-repeated="3" office:value-type="float" office:value="236.76" calcext:value-type="float">
            <text:p>236.76</text:p>
          </table:table-cell>
          <table:table-cell office:value-type="float" office:value="277.21" calcext:value-type="float">
            <text:p>277.21</text:p>
          </table:table-cell>
          <table:table-cell office:value-type="float" office:value="260.51" calcext:value-type="float">
            <text:p>260.51</text:p>
          </table:table-cell>
          <table:table-cell office:value-type="float" office:value="233.1" calcext:value-type="float">
            <text:p>233.1</text:p>
          </table:table-cell>
          <table:table-cell office:value-type="float" office:value="277.21" calcext:value-type="float">
            <text:p>277.21</text:p>
          </table:table-cell>
          <table:table-cell table:number-columns-repeated="2" office:value-type="float" office:value="233.1" calcext:value-type="float">
            <text:p>233.1</text:p>
          </table:table-cell>
          <table:table-cell office:value-type="float" office:value="228.67" calcext:value-type="float">
            <text:p>228.67</text:p>
          </table:table-cell>
          <table:table-cell table:number-columns-repeated="2" office:value-type="float" office:value="236.76" calcext:value-type="float">
            <text:p>236.76</text:p>
          </table:table-cell>
          <table:table-cell office:value-type="float" office:value="202.32" calcext:value-type="float">
            <text:p>202.32</text:p>
          </table:table-cell>
          <table:table-cell office:value-type="float" office:value="260.51" calcext:value-type="float">
            <text:p>260.51</text:p>
          </table:table-cell>
          <table:table-cell table:number-columns-repeated="2" office:value-type="float" office:value="278.34" calcext:value-type="float">
            <text:p>278.34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2-2017</text:p>
          </table:table-cell>
          <table:table-cell office:value-type="float" office:value="241.34" calcext:value-type="float">
            <text:p>241.34</text:p>
          </table:table-cell>
          <table:table-cell table:number-columns-repeated="3" office:value-type="float" office:value="248.38" calcext:value-type="float">
            <text:p>248.38</text:p>
          </table:table-cell>
          <table:table-cell office:value-type="float" office:value="277.14" calcext:value-type="float">
            <text:p>277.14</text:p>
          </table:table-cell>
          <table:table-cell office:value-type="float" office:value="291" calcext:value-type="float">
            <text:p>291</text:p>
          </table:table-cell>
          <table:table-cell office:value-type="float" office:value="242.32" calcext:value-type="float">
            <text:p>242.32</text:p>
          </table:table-cell>
          <table:table-cell office:value-type="float" office:value="277.14" calcext:value-type="float">
            <text:p>277.14</text:p>
          </table:table-cell>
          <table:table-cell table:number-columns-repeated="2" office:value-type="float" office:value="239.13" calcext:value-type="float">
            <text:p>239.13</text:p>
          </table:table-cell>
          <table:table-cell office:value-type="float" office:value="232.7" calcext:value-type="float">
            <text:p>232.7</text:p>
          </table:table-cell>
          <table:table-cell table:number-columns-repeated="2" office:value-type="float" office:value="248.38" calcext:value-type="float">
            <text:p>248.38</text:p>
          </table:table-cell>
          <table:table-cell office:value-type="float" office:value="186.41" calcext:value-type="float">
            <text:p>186.41</text:p>
          </table:table-cell>
          <table:table-cell table:number-columns-repeated="3" office:value-type="float" office:value="291" calcext:value-type="float">
            <text:p>291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2-2017</text:p>
          </table:table-cell>
          <table:table-cell office:value-type="float" office:value="235.1" calcext:value-type="float">
            <text:p>235.1</text:p>
          </table:table-cell>
          <table:table-cell table:number-columns-repeated="3" office:value-type="float" office:value="237.64" calcext:value-type="float">
            <text:p>237.64</text:p>
          </table:table-cell>
          <table:table-cell office:value-type="float" office:value="239.25" calcext:value-type="float">
            <text:p>239.25</text:p>
          </table:table-cell>
          <table:table-cell office:value-type="float" office:value="237.65" calcext:value-type="float">
            <text:p>237.65</text:p>
          </table:table-cell>
          <table:table-cell office:value-type="float" office:value="234.29" calcext:value-type="float">
            <text:p>234.29</text:p>
          </table:table-cell>
          <table:table-cell office:value-type="float" office:value="239.25" calcext:value-type="float">
            <text:p>239.25</text:p>
          </table:table-cell>
          <table:table-cell office:value-type="float" office:value="237.64" calcext:value-type="float">
            <text:p>237.64</text:p>
          </table:table-cell>
          <table:table-cell office:value-type="float" office:value="237.56" calcext:value-type="float">
            <text:p>237.56</text:p>
          </table:table-cell>
          <table:table-cell office:value-type="float" office:value="234.09" calcext:value-type="float">
            <text:p>234.09</text:p>
          </table:table-cell>
          <table:table-cell table:number-columns-repeated="2" office:value-type="float" office:value="236.76" calcext:value-type="float">
            <text:p>236.76</text:p>
          </table:table-cell>
          <table:table-cell office:value-type="float" office:value="186.45" calcext:value-type="float">
            <text:p>186.45</text:p>
          </table:table-cell>
          <table:table-cell office:value-type="float" office:value="237.65" calcext:value-type="float">
            <text:p>237.65</text:p>
          </table:table-cell>
          <table:table-cell table:number-columns-repeated="2" office:value-type="float" office:value="239.25" calcext:value-type="float">
            <text:p>239.25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2-2017</text:p>
          </table:table-cell>
          <table:table-cell office:value-type="float" office:value="233.86" calcext:value-type="float">
            <text:p>233.86</text:p>
          </table:table-cell>
          <table:table-cell table:number-columns-repeated="9" office:value-type="float" office:value="235.79" calcext:value-type="float">
            <text:p>235.79</text:p>
          </table:table-cell>
          <table:table-cell office:value-type="float" office:value="234.66" calcext:value-type="float">
            <text:p>234.66</text:p>
          </table:table-cell>
          <table:table-cell table:number-columns-repeated="2" office:value-type="float" office:value="235.79" calcext:value-type="float">
            <text:p>235.79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235.79" calcext:value-type="float">
            <text:p>235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2-2017</text:p>
          </table:table-cell>
          <table:table-cell office:value-type="float" office:value="248.14" calcext:value-type="float">
            <text:p>248.14</text:p>
          </table:table-cell>
          <table:table-cell table:number-columns-repeated="3" office:value-type="float" office:value="259.84" calcext:value-type="float">
            <text:p>259.84</text:p>
          </table:table-cell>
          <table:table-cell office:value-type="float" office:value="277.04" calcext:value-type="float">
            <text:p>277.04</text:p>
          </table:table-cell>
          <table:table-cell office:value-type="float" office:value="290.34" calcext:value-type="float">
            <text:p>290.34</text:p>
          </table:table-cell>
          <table:table-cell office:value-type="float" office:value="243.02" calcext:value-type="float">
            <text:p>243.02</text:p>
          </table:table-cell>
          <table:table-cell office:value-type="float" office:value="277.04" calcext:value-type="float">
            <text:p>277.04</text:p>
          </table:table-cell>
          <table:table-cell table:number-columns-repeated="2" office:value-type="float" office:value="243.02" calcext:value-type="float">
            <text:p>243.02</text:p>
          </table:table-cell>
          <table:table-cell office:value-type="float" office:value="239.11" calcext:value-type="float">
            <text:p>239.11</text:p>
          </table:table-cell>
          <table:table-cell table:number-columns-repeated="2" office:value-type="float" office:value="248.81" calcext:value-type="float">
            <text:p>248.81</text:p>
          </table:table-cell>
          <table:table-cell office:value-type="float" office:value="194.72" calcext:value-type="float">
            <text:p>194.72</text:p>
          </table:table-cell>
          <table:table-cell table:number-columns-repeated="3" office:value-type="float" office:value="290.34" calcext:value-type="float">
            <text:p>290.34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2-2017</text:p>
          </table:table-cell>
          <table:table-cell office:value-type="float" office:value="263.35" calcext:value-type="float">
            <text:p>263.35</text:p>
          </table:table-cell>
          <table:table-cell table:number-columns-repeated="4" office:value-type="float" office:value="313.32" calcext:value-type="float">
            <text:p>313.32</text:p>
          </table:table-cell>
          <table:table-cell office:value-type="float" office:value="326.88" calcext:value-type="float">
            <text:p>326.88</text:p>
          </table:table-cell>
          <table:table-cell office:value-type="float" office:value="242.07" calcext:value-type="float">
            <text:p>242.07</text:p>
          </table:table-cell>
          <table:table-cell office:value-type="float" office:value="313.32" calcext:value-type="float">
            <text:p>313.32</text:p>
          </table:table-cell>
          <table:table-cell office:value-type="float" office:value="261.7" calcext:value-type="float">
            <text:p>261.7</text:p>
          </table:table-cell>
          <table:table-cell office:value-type="float" office:value="242.07" calcext:value-type="float">
            <text:p>242.07</text:p>
          </table:table-cell>
          <table:table-cell office:value-type="float" office:value="240.1" calcext:value-type="float">
            <text:p>240.1</text:p>
          </table:table-cell>
          <table:table-cell table:number-columns-repeated="2" office:value-type="float" office:value="265.99" calcext:value-type="float">
            <text:p>265.99</text:p>
          </table:table-cell>
          <table:table-cell office:value-type="float" office:value="243.11" calcext:value-type="float">
            <text:p>243.11</text:p>
          </table:table-cell>
          <table:table-cell table:number-columns-repeated="3" office:value-type="float" office:value="322.73" calcext:value-type="float">
            <text:p>322.73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2-2017</text:p>
          </table:table-cell>
          <table:table-cell office:value-type="float" office:value="290.39" calcext:value-type="float">
            <text:p>290.39</text:p>
          </table:table-cell>
          <table:table-cell table:number-columns-repeated="4" office:value-type="float" office:value="339.69" calcext:value-type="float">
            <text:p>339.69</text:p>
          </table:table-cell>
          <table:table-cell office:value-type="float" office:value="345.9" calcext:value-type="float">
            <text:p>345.9</text:p>
          </table:table-cell>
          <table:table-cell office:value-type="float" office:value="247.48" calcext:value-type="float">
            <text:p>247.48</text:p>
          </table:table-cell>
          <table:table-cell office:value-type="float" office:value="339.69" calcext:value-type="float">
            <text:p>339.69</text:p>
          </table:table-cell>
          <table:table-cell office:value-type="float" office:value="255.05" calcext:value-type="float">
            <text:p>255.05</text:p>
          </table:table-cell>
          <table:table-cell office:value-type="float" office:value="247.48" calcext:value-type="float">
            <text:p>247.48</text:p>
          </table:table-cell>
          <table:table-cell office:value-type="float" office:value="244.35" calcext:value-type="float">
            <text:p>244.35</text:p>
          </table:table-cell>
          <table:table-cell table:number-columns-repeated="3" office:value-type="float" office:value="339.69" calcext:value-type="float">
            <text:p>339.69</text:p>
          </table:table-cell>
          <table:table-cell table:number-columns-repeated="3" office:value-type="float" office:value="345.9" calcext:value-type="float">
            <text:p>345.9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2-2017</text:p>
          </table:table-cell>
          <table:table-cell office:value-type="float" office:value="326.68" calcext:value-type="float">
            <text:p>326.68</text:p>
          </table:table-cell>
          <table:table-cell table:number-columns-repeated="3" office:value-type="float" office:value="346.24" calcext:value-type="float">
            <text:p>346.24</text:p>
          </table:table-cell>
          <table:table-cell office:value-type="float" office:value="346.56" calcext:value-type="float">
            <text:p>346.56</text:p>
          </table:table-cell>
          <table:table-cell office:value-type="float" office:value="353.25" calcext:value-type="float">
            <text:p>353.25</text:p>
          </table:table-cell>
          <table:table-cell office:value-type="float" office:value="339.25" calcext:value-type="float">
            <text:p>339.25</text:p>
          </table:table-cell>
          <table:table-cell office:value-type="float" office:value="346.56" calcext:value-type="float">
            <text:p>346.56</text:p>
          </table:table-cell>
          <table:table-cell table:number-columns-repeated="2" office:value-type="float" office:value="263.99" calcext:value-type="float">
            <text:p>263.99</text:p>
          </table:table-cell>
          <table:table-cell office:value-type="float" office:value="247.51" calcext:value-type="float">
            <text:p>247.51</text:p>
          </table:table-cell>
          <table:table-cell table:number-columns-repeated="3" office:value-type="float" office:value="346.24" calcext:value-type="float">
            <text:p>346.24</text:p>
          </table:table-cell>
          <table:table-cell table:number-columns-repeated="3" office:value-type="float" office:value="353.25" calcext:value-type="float">
            <text:p>353.25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2-2017</text:p>
          </table:table-cell>
          <table:table-cell office:value-type="float" office:value="274.61" calcext:value-type="float">
            <text:p>274.61</text:p>
          </table:table-cell>
          <table:table-cell table:number-columns-repeated="4" office:value-type="float" office:value="288.53" calcext:value-type="float">
            <text:p>288.53</text:p>
          </table:table-cell>
          <table:table-cell office:value-type="float" office:value="311.67" calcext:value-type="float">
            <text:p>311.67</text:p>
          </table:table-cell>
          <table:table-cell office:value-type="float" office:value="250.06" calcext:value-type="float">
            <text:p>250.06</text:p>
          </table:table-cell>
          <table:table-cell office:value-type="float" office:value="288.53" calcext:value-type="float">
            <text:p>288.53</text:p>
          </table:table-cell>
          <table:table-cell office:value-type="float" office:value="255.09" calcext:value-type="float">
            <text:p>255.09</text:p>
          </table:table-cell>
          <table:table-cell office:value-type="float" office:value="250.06" calcext:value-type="float">
            <text:p>250.06</text:p>
          </table:table-cell>
          <table:table-cell office:value-type="float" office:value="249.25" calcext:value-type="float">
            <text:p>249.25</text:p>
          </table:table-cell>
          <table:table-cell table:number-columns-repeated="3" office:value-type="float" office:value="288.53" calcext:value-type="float">
            <text:p>288.53</text:p>
          </table:table-cell>
          <table:table-cell table:number-columns-repeated="3" office:value-type="float" office:value="311.67" calcext:value-type="float">
            <text:p>311.67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2-2017</text:p>
          </table:table-cell>
          <table:table-cell office:value-type="float" office:value="238.9" calcext:value-type="float">
            <text:p>238.9</text:p>
          </table:table-cell>
          <table:table-cell table:number-columns-repeated="4" office:value-type="float" office:value="239.9" calcext:value-type="float">
            <text:p>239.9</text:p>
          </table:table-cell>
          <table:table-cell office:value-type="float" office:value="243.63" calcext:value-type="float">
            <text:p>243.63</text:p>
          </table:table-cell>
          <table:table-cell office:value-type="float" office:value="239.48" calcext:value-type="float">
            <text:p>239.48</text:p>
          </table:table-cell>
          <table:table-cell office:value-type="float" office:value="239.9" calcext:value-type="float">
            <text:p>239.9</text:p>
          </table:table-cell>
          <table:table-cell office:value-type="float" office:value="239.78" calcext:value-type="float">
            <text:p>239.78</text:p>
          </table:table-cell>
          <table:table-cell table:number-columns-repeated="2" office:value-type="float" office:value="239.48" calcext:value-type="float">
            <text:p>239.48</text:p>
          </table:table-cell>
          <table:table-cell table:number-columns-repeated="2" office:value-type="float" office:value="239.9" calcext:value-type="float">
            <text:p>239.9</text:p>
          </table:table-cell>
          <table:table-cell office:value-type="float" office:value="185.69" calcext:value-type="float">
            <text:p>185.69</text:p>
          </table:table-cell>
          <table:table-cell office:value-type="float" office:value="260.47" calcext:value-type="float">
            <text:p>260.47</text:p>
          </table:table-cell>
          <table:table-cell table:number-columns-repeated="2" office:value-type="float" office:value="265.07" calcext:value-type="float">
            <text:p>265.07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2-2017</text:p>
          </table:table-cell>
          <table:table-cell office:value-type="float" office:value="233.24" calcext:value-type="float">
            <text:p>233.24</text:p>
          </table:table-cell>
          <table:table-cell table:number-columns-repeated="3" office:value-type="float" office:value="235.37" calcext:value-type="float">
            <text:p>235.37</text:p>
          </table:table-cell>
          <table:table-cell office:value-type="float" office:value="237.1" calcext:value-type="float">
            <text:p>237.1</text:p>
          </table:table-cell>
          <table:table-cell office:value-type="float" office:value="235.37" calcext:value-type="float">
            <text:p>235.37</text:p>
          </table:table-cell>
          <table:table-cell office:value-type="float" office:value="235.11" calcext:value-type="float">
            <text:p>235.11</text:p>
          </table:table-cell>
          <table:table-cell office:value-type="float" office:value="237.1" calcext:value-type="float">
            <text:p>237.1</text:p>
          </table:table-cell>
          <table:table-cell table:number-columns-repeated="2" office:value-type="float" office:value="235.38" calcext:value-type="float">
            <text:p>235.38</text:p>
          </table:table-cell>
          <table:table-cell office:value-type="float" office:value="235.18" calcext:value-type="float">
            <text:p>235.18</text:p>
          </table:table-cell>
          <table:table-cell table:number-columns-repeated="2" office:value-type="float" office:value="235.17" calcext:value-type="float">
            <text:p>235.17</text:p>
          </table:table-cell>
          <table:table-cell office:value-type="float" office:value="182.98" calcext:value-type="float">
            <text:p>182.98</text:p>
          </table:table-cell>
          <table:table-cell office:value-type="float" office:value="235.37" calcext:value-type="float">
            <text:p>235.37</text:p>
          </table:table-cell>
          <table:table-cell table:number-columns-repeated="2" office:value-type="float" office:value="237.24" calcext:value-type="float">
            <text:p>237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2-2017</text:p>
          </table:table-cell>
          <table:table-cell office:value-type="float" office:value="244.39" calcext:value-type="float">
            <text:p>244.39</text:p>
          </table:table-cell>
          <table:table-cell table:number-columns-repeated="2" office:value-type="float" office:value="241.27" calcext:value-type="float">
            <text:p>241.27</text:p>
          </table:table-cell>
          <table:table-cell office:value-type="float" office:value="247.8" calcext:value-type="float">
            <text:p>247.8</text:p>
          </table:table-cell>
          <table:table-cell office:value-type="float" office:value="292.25" calcext:value-type="float">
            <text:p>292.25</text:p>
          </table:table-cell>
          <table:table-cell office:value-type="float" office:value="248.92" calcext:value-type="float">
            <text:p>248.92</text:p>
          </table:table-cell>
          <table:table-cell office:value-type="float" office:value="247.8" calcext:value-type="float">
            <text:p>247.8</text:p>
          </table:table-cell>
          <table:table-cell office:value-type="float" office:value="292.25" calcext:value-type="float">
            <text:p>292.25</text:p>
          </table:table-cell>
          <table:table-cell table:number-columns-repeated="2" office:value-type="float" office:value="248.54" calcext:value-type="float">
            <text:p>248.54</text:p>
          </table:table-cell>
          <table:table-cell office:value-type="float" office:value="242.28" calcext:value-type="float">
            <text:p>242.28</text:p>
          </table:table-cell>
          <table:table-cell table:number-columns-repeated="2" office:value-type="float" office:value="241.27" calcext:value-type="float">
            <text:p>241.27</text:p>
          </table:table-cell>
          <table:table-cell office:value-type="float" office:value="184.9" calcext:value-type="float">
            <text:p>184.9</text:p>
          </table:table-cell>
          <table:table-cell office:value-type="float" office:value="248.92" calcext:value-type="float">
            <text:p>248.92</text:p>
          </table:table-cell>
          <table:table-cell table:number-columns-repeated="2" office:value-type="float" office:value="293.44" calcext:value-type="float">
            <text:p>293.44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2-2017</text:p>
          </table:table-cell>
          <table:table-cell office:value-type="float" office:value="248.04" calcext:value-type="float">
            <text:p>248.04</text:p>
          </table:table-cell>
          <table:table-cell table:number-columns-repeated="3" office:value-type="float" office:value="254.19" calcext:value-type="float">
            <text:p>254.19</text:p>
          </table:table-cell>
          <table:table-cell office:value-type="float" office:value="289.57" calcext:value-type="float">
            <text:p>289.57</text:p>
          </table:table-cell>
          <table:table-cell office:value-type="float" office:value="262.52" calcext:value-type="float">
            <text:p>262.52</text:p>
          </table:table-cell>
          <table:table-cell office:value-type="float" office:value="249.92" calcext:value-type="float">
            <text:p>249.92</text:p>
          </table:table-cell>
          <table:table-cell office:value-type="float" office:value="289.57" calcext:value-type="float">
            <text:p>289.57</text:p>
          </table:table-cell>
          <table:table-cell table:number-columns-repeated="3" office:value-type="float" office:value="243.33" calcext:value-type="float">
            <text:p>243.33</text:p>
          </table:table-cell>
          <table:table-cell table:number-columns-repeated="2" office:value-type="float" office:value="254.14" calcext:value-type="float">
            <text:p>254.14</text:p>
          </table:table-cell>
          <table:table-cell office:value-type="float" office:value="183.23" calcext:value-type="float">
            <text:p>183.23</text:p>
          </table:table-cell>
          <table:table-cell office:value-type="float" office:value="262.52" calcext:value-type="float">
            <text:p>262.52</text:p>
          </table:table-cell>
          <table:table-cell office:value-type="float" office:value="300.79" calcext:value-type="float">
            <text:p>300.79</text:p>
          </table:table-cell>
          <table:table-cell office:value-type="float" office:value="301.84" calcext:value-type="float">
            <text:p>301.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2-2017</text:p>
          </table:table-cell>
          <table:table-cell office:value-type="float" office:value="265.96" calcext:value-type="float">
            <text:p>265.96</text:p>
          </table:table-cell>
          <table:table-cell table:number-columns-repeated="4" office:value-type="float" office:value="321.29" calcext:value-type="float">
            <text:p>321.29</text:p>
          </table:table-cell>
          <table:table-cell office:value-type="float" office:value="330.92" calcext:value-type="float">
            <text:p>330.92</text:p>
          </table:table-cell>
          <table:table-cell table:number-columns-repeated="2" office:value-type="float" office:value="321.29" calcext:value-type="float">
            <text:p>321.29</text:p>
          </table:table-cell>
          <table:table-cell table:number-columns-repeated="2" office:value-type="float" office:value="246.86" calcext:value-type="float">
            <text:p>246.86</text:p>
          </table:table-cell>
          <table:table-cell office:value-type="float" office:value="246.83" calcext:value-type="float">
            <text:p>246.83</text:p>
          </table:table-cell>
          <table:table-cell table:number-columns-repeated="2" office:value-type="float" office:value="316.81" calcext:value-type="float">
            <text:p>316.81</text:p>
          </table:table-cell>
          <table:table-cell office:value-type="float" office:value="175.63" calcext:value-type="float">
            <text:p>175.63</text:p>
          </table:table-cell>
          <table:table-cell office:value-type="float" office:value="330.92" calcext:value-type="float">
            <text:p>330.92</text:p>
          </table:table-cell>
          <table:table-cell table:number-columns-repeated="2" office:value-type="float" office:value="346.93" calcext:value-type="float">
            <text:p>346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2-2017</text:p>
          </table:table-cell>
          <table:table-cell office:value-type="float" office:value="234.21" calcext:value-type="float">
            <text:p>234.21</text:p>
          </table:table-cell>
          <table:table-cell table:number-columns-repeated="3" office:value-type="float" office:value="234.61" calcext:value-type="float">
            <text:p>234.61</text:p>
          </table:table-cell>
          <table:table-cell office:value-type="float" office:value="240.97" calcext:value-type="float">
            <text:p>240.97</text:p>
          </table:table-cell>
          <table:table-cell office:value-type="float" office:value="264.64" calcext:value-type="float">
            <text:p>264.64</text:p>
          </table:table-cell>
          <table:table-cell office:value-type="float" office:value="234.54" calcext:value-type="float">
            <text:p>234.54</text:p>
          </table:table-cell>
          <table:table-cell office:value-type="float" office:value="240.97" calcext:value-type="float">
            <text:p>240.97</text:p>
          </table:table-cell>
          <table:table-cell table:number-columns-repeated="3" office:value-type="float" office:value="234.54" calcext:value-type="float">
            <text:p>234.54</text:p>
          </table:table-cell>
          <table:table-cell table:number-columns-repeated="2" office:value-type="float" office:value="234.61" calcext:value-type="float">
            <text:p>234.61</text:p>
          </table:table-cell>
          <table:table-cell office:value-type="float" office:value="177.56" calcext:value-type="float">
            <text:p>177.56</text:p>
          </table:table-cell>
          <table:table-cell office:value-type="float" office:value="264.64" calcext:value-type="float">
            <text:p>264.64</text:p>
          </table:table-cell>
          <table:table-cell table:number-columns-repeated="2" office:value-type="float" office:value="278.87" calcext:value-type="float">
            <text:p>278.87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2-2017</text:p>
          </table:table-cell>
          <table:table-cell office:value-type="float" office:value="232.38" calcext:value-type="float">
            <text:p>232.38</text:p>
          </table:table-cell>
          <table:table-cell table:number-columns-repeated="2" office:value-type="float" office:value="231.43" calcext:value-type="float">
            <text:p>231.43</text:p>
          </table:table-cell>
          <table:table-cell table:number-columns-repeated="2" office:value-type="float" office:value="231.58" calcext:value-type="float">
            <text:p>231.58</text:p>
          </table:table-cell>
          <table:table-cell office:value-type="float" office:value="242.53" calcext:value-type="float">
            <text:p>242.53</text:p>
          </table:table-cell>
          <table:table-cell office:value-type="float" office:value="232.47" calcext:value-type="float">
            <text:p>232.47</text:p>
          </table:table-cell>
          <table:table-cell office:value-type="float" office:value="231.58" calcext:value-type="float">
            <text:p>231.58</text:p>
          </table:table-cell>
          <table:table-cell table:number-columns-repeated="3" office:value-type="float" office:value="232.98" calcext:value-type="float">
            <text:p>232.98</text:p>
          </table:table-cell>
          <table:table-cell table:number-columns-repeated="2" office:value-type="float" office:value="231.43" calcext:value-type="float">
            <text:p>231.43</text:p>
          </table:table-cell>
          <table:table-cell office:value-type="float" office:value="194.13" calcext:value-type="float">
            <text:p>194.13</text:p>
          </table:table-cell>
          <table:table-cell office:value-type="float" office:value="242.53" calcext:value-type="float">
            <text:p>242.53</text:p>
          </table:table-cell>
          <table:table-cell office:value-type="float" office:value="267.26" calcext:value-type="float">
            <text:p>267.26</text:p>
          </table:table-cell>
          <table:table-cell office:value-type="float" office:value="279.84" calcext:value-type="float">
            <text:p>279.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2-2017</text:p>
          </table:table-cell>
          <table:table-cell office:value-type="float" office:value="224.59" calcext:value-type="float">
            <text:p>224.59</text:p>
          </table:table-cell>
          <table:table-cell table:number-columns-repeated="4" office:value-type="float" office:value="224.14" calcext:value-type="float">
            <text:p>224.14</text:p>
          </table:table-cell>
          <table:table-cell office:value-type="float" office:value="224.54" calcext:value-type="float">
            <text:p>224.54</text:p>
          </table:table-cell>
          <table:table-cell table:number-columns-repeated="2" office:value-type="float" office:value="224.14" calcext:value-type="float">
            <text:p>224.14</text:p>
          </table:table-cell>
          <table:table-cell table:number-columns-repeated="3" office:value-type="float" office:value="225.48" calcext:value-type="float">
            <text:p>225.48</text:p>
          </table:table-cell>
          <table:table-cell table:number-columns-repeated="2" office:value-type="float" office:value="224.14" calcext:value-type="float">
            <text:p>224.14</text:p>
          </table:table-cell>
          <table:table-cell office:value-type="float" office:value="186.62" calcext:value-type="float">
            <text:p>186.62</text:p>
          </table:table-cell>
          <table:table-cell office:value-type="float" office:value="224.54" calcext:value-type="float">
            <text:p>224.54</text:p>
          </table:table-cell>
          <table:table-cell table:number-columns-repeated="2" office:value-type="float" office:value="277.86" calcext:value-type="float">
            <text:p>277.86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2-2017</text:p>
          </table:table-cell>
          <table:table-cell office:value-type="float" office:value="215.16" calcext:value-type="float">
            <text:p>215.16</text:p>
          </table:table-cell>
          <table:table-cell table:number-columns-repeated="5" office:value-type="float" office:value="201.48" calcext:value-type="float">
            <text:p>201.48</text:p>
          </table:table-cell>
          <table:table-cell office:value-type="float" office:value="159.19" calcext:value-type="float">
            <text:p>159.19</text:p>
          </table:table-cell>
          <table:table-cell office:value-type="float" office:value="184.41" calcext:value-type="float">
            <text:p>184.41</text:p>
          </table:table-cell>
          <table:table-cell table:number-columns-repeated="3" office:value-type="float" office:value="224.93" calcext:value-type="float">
            <text:p>224.93</text:p>
          </table:table-cell>
          <table:table-cell table:number-columns-repeated="2" office:value-type="float" office:value="201.48" calcext:value-type="float">
            <text:p>201.48</text:p>
          </table:table-cell>
          <table:table-cell office:value-type="float" office:value="193.06" calcext:value-type="float">
            <text:p>193.06</text:p>
          </table:table-cell>
          <table:table-cell office:value-type="float" office:value="201.48" calcext:value-type="float">
            <text:p>201.48</text:p>
          </table:table-cell>
          <table:table-cell table:number-columns-repeated="2" office:value-type="float" office:value="204.72" calcext:value-type="float">
            <text:p>204.72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2-2017</text:p>
          </table:table-cell>
          <table:table-cell office:value-type="float" office:value="221.35" calcext:value-type="float">
            <text:p>221.35</text:p>
          </table:table-cell>
          <table:table-cell table:number-columns-repeated="4" office:value-type="float" office:value="213.16" calcext:value-type="float">
            <text:p>213.16</text:p>
          </table:table-cell>
          <table:table-cell office:value-type="float" office:value="273.52" calcext:value-type="float">
            <text:p>273.52</text:p>
          </table:table-cell>
          <table:table-cell office:value-type="float" office:value="101.93" calcext:value-type="float">
            <text:p>101.93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227.03" calcext:value-type="float">
            <text:p>227.03</text:p>
          </table:table-cell>
          <table:table-cell table:number-columns-repeated="2" office:value-type="float" office:value="213.16" calcext:value-type="float">
            <text:p>213.16</text:p>
          </table:table-cell>
          <table:table-cell office:value-type="float" office:value="210.88" calcext:value-type="float">
            <text:p>210.88</text:p>
          </table:table-cell>
          <table:table-cell table:number-columns-repeated="3" office:value-type="float" office:value="273.52" calcext:value-type="float">
            <text:p>273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2-2017</text:p>
          </table:table-cell>
          <table:table-cell office:value-type="float" office:value="223.76" calcext:value-type="float">
            <text:p>223.76</text:p>
          </table:table-cell>
          <table:table-cell table:number-columns-repeated="4" office:value-type="float" office:value="218.18" calcext:value-type="float">
            <text:p>218.18</text:p>
          </table:table-cell>
          <table:table-cell office:value-type="float" office:value="259.86" calcext:value-type="float">
            <text:p>259.86</text:p>
          </table:table-cell>
          <table:table-cell office:value-type="float" office:value="194.22" calcext:value-type="float">
            <text:p>194.22</text:p>
          </table:table-cell>
          <table:table-cell office:value-type="float" office:value="198.58" calcext:value-type="float">
            <text:p>198.58</text:p>
          </table:table-cell>
          <table:table-cell table:number-columns-repeated="3" office:value-type="float" office:value="225.58" calcext:value-type="float">
            <text:p>225.58</text:p>
          </table:table-cell>
          <table:table-cell table:number-columns-repeated="2" office:value-type="float" office:value="218.18" calcext:value-type="float">
            <text:p>218.18</text:p>
          </table:table-cell>
          <table:table-cell office:value-type="float" office:value="213.5" calcext:value-type="float">
            <text:p>213.5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0" calcext:value-type="float">
            <text:p>260</text:p>
          </table:table-cell>
          <table:table-cell office:value-type="float" office:value="261.08" calcext:value-type="float">
            <text:p>261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2-2017</text:p>
          </table:table-cell>
          <table:table-cell office:value-type="float" office:value="216.91" calcext:value-type="float">
            <text:p>216.91</text:p>
          </table:table-cell>
          <table:table-cell table:number-columns-repeated="4" office:value-type="float" office:value="211.75" calcext:value-type="float">
            <text:p>211.75</text:p>
          </table:table-cell>
          <table:table-cell office:value-type="float" office:value="232.2" calcext:value-type="float">
            <text:p>232.2</text:p>
          </table:table-cell>
          <table:table-cell office:value-type="float" office:value="167.94" calcext:value-type="float">
            <text:p>167.94</text:p>
          </table:table-cell>
          <table:table-cell office:value-type="float" office:value="171.3" calcext:value-type="float">
            <text:p>171.3</text:p>
          </table:table-cell>
          <table:table-cell table:number-columns-repeated="3" office:value-type="float" office:value="220.17" calcext:value-type="float">
            <text:p>220.17</text:p>
          </table:table-cell>
          <table:table-cell table:number-columns-repeated="3" office:value-type="float" office:value="211.75" calcext:value-type="float">
            <text:p>211.75</text:p>
          </table:table-cell>
          <table:table-cell office:value-type="float" office:value="232.2" calcext:value-type="float">
            <text:p>232.2</text:p>
          </table:table-cell>
          <table:table-cell office:value-type="float" office:value="232.85" calcext:value-type="float">
            <text:p>232.85</text:p>
          </table:table-cell>
          <table:table-cell office:value-type="float" office:value="248.62" calcext:value-type="float">
            <text:p>248.62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2-2017</text:p>
          </table:table-cell>
          <table:table-cell office:value-type="float" office:value="221.62" calcext:value-type="float">
            <text:p>221.62</text:p>
          </table:table-cell>
          <table:table-cell table:number-columns-repeated="5" office:value-type="float" office:value="210.77" calcext:value-type="float">
            <text:p>210.77</text:p>
          </table:table-cell>
          <table:table-cell office:value-type="float" office:value="175.54" calcext:value-type="float">
            <text:p>175.54</text:p>
          </table:table-cell>
          <table:table-cell office:value-type="float" office:value="175.62" calcext:value-type="float">
            <text:p>175.62</text:p>
          </table:table-cell>
          <table:table-cell table:number-columns-repeated="3" office:value-type="float" office:value="229.53" calcext:value-type="float">
            <text:p>229.53</text:p>
          </table:table-cell>
          <table:table-cell table:number-columns-repeated="2" office:value-type="float" office:value="216.8" calcext:value-type="float">
            <text:p>216.8</text:p>
          </table:table-cell>
          <table:table-cell office:value-type="float" office:value="203.49" calcext:value-type="float">
            <text:p>203.49</text:p>
          </table:table-cell>
          <table:table-cell table:number-columns-repeated="2" office:value-type="float" office:value="210.77" calcext:value-type="float">
            <text:p>210.77</text:p>
          </table:table-cell>
          <table:table-cell office:value-type="float" office:value="220.51" calcext:value-type="float">
            <text:p>220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2-2017</text:p>
          </table:table-cell>
          <table:table-cell office:value-type="float" office:value="228.03" calcext:value-type="float">
            <text:p>228.03</text:p>
          </table:table-cell>
          <table:table-cell table:number-columns-repeated="2" office:value-type="float" office:value="224.72" calcext:value-type="float">
            <text:p>224.72</text:p>
          </table:table-cell>
          <table:table-cell table:number-columns-repeated="3" office:value-type="float" office:value="224.81" calcext:value-type="float">
            <text:p>224.81</text:p>
          </table:table-cell>
          <table:table-cell table:number-columns-repeated="2" office:value-type="float" office:value="190.25" calcext:value-type="float">
            <text:p>190.25</text:p>
          </table:table-cell>
          <table:table-cell table:number-columns-repeated="3" office:value-type="float" office:value="232.38" calcext:value-type="float">
            <text:p>232.38</text:p>
          </table:table-cell>
          <table:table-cell table:number-columns-repeated="2" office:value-type="float" office:value="224.72" calcext:value-type="float">
            <text:p>224.72</text:p>
          </table:table-cell>
          <table:table-cell office:value-type="float" office:value="190.65" calcext:value-type="float">
            <text:p>190.65</text:p>
          </table:table-cell>
          <table:table-cell table:number-columns-repeated="3" office:value-type="float" office:value="224.81" calcext:value-type="float">
            <text:p>224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2-2017</text:p>
          </table:table-cell>
          <table:table-cell office:value-type="float" office:value="224.5" calcext:value-type="float">
            <text:p>224.5</text:p>
          </table:table-cell>
          <table:table-cell table:number-columns-repeated="4" office:value-type="float" office:value="222.79" calcext:value-type="float">
            <text:p>222.79</text:p>
          </table:table-cell>
          <table:table-cell office:value-type="float" office:value="222.96" calcext:value-type="float">
            <text:p>222.96</text:p>
          </table:table-cell>
          <table:table-cell office:value-type="float" office:value="203.54" calcext:value-type="float">
            <text:p>203.54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227.37" calcext:value-type="float">
            <text:p>227.37</text:p>
          </table:table-cell>
          <table:table-cell table:number-columns-repeated="2" office:value-type="float" office:value="222.79" calcext:value-type="float">
            <text:p>222.79</text:p>
          </table:table-cell>
          <table:table-cell office:value-type="float" office:value="181.03" calcext:value-type="float">
            <text:p>181.03</text:p>
          </table:table-cell>
          <table:table-cell table:number-columns-repeated="3" office:value-type="float" office:value="222.96" calcext:value-type="float">
            <text:p>222.96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2-2017</text:p>
          </table:table-cell>
          <table:table-cell office:value-type="float" office:value="216.53" calcext:value-type="float">
            <text:p>216.53</text:p>
          </table:table-cell>
          <table:table-cell table:number-columns-repeated="5" office:value-type="float" office:value="212.86" calcext:value-type="float">
            <text:p>212.86</text:p>
          </table:table-cell>
          <table:table-cell table:number-columns-repeated="2" office:value-type="float" office:value="151.47" calcext:value-type="float">
            <text:p>151.47</text:p>
          </table:table-cell>
          <table:table-cell table:number-columns-repeated="3" office:value-type="float" office:value="222.98" calcext:value-type="float">
            <text:p>222.98</text:p>
          </table:table-cell>
          <table:table-cell table:number-columns-repeated="2" office:value-type="float" office:value="212.86" calcext:value-type="float">
            <text:p>212.86</text:p>
          </table:table-cell>
          <table:table-cell office:value-type="float" office:value="181.11" calcext:value-type="float">
            <text:p>181.11</text:p>
          </table:table-cell>
          <table:table-cell table:number-columns-repeated="3" office:value-type="float" office:value="212.86" calcext:value-type="float">
            <text:p>212.86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2-2017</text:p>
          </table:table-cell>
          <table:table-cell office:value-type="float" office:value="227.36" calcext:value-type="float">
            <text:p>227.36</text:p>
          </table:table-cell>
          <table:table-cell table:number-columns-repeated="4" office:value-type="float" office:value="222.54" calcext:value-type="float">
            <text:p>222.54</text:p>
          </table:table-cell>
          <table:table-cell office:value-type="float" office:value="256.31" calcext:value-type="float">
            <text:p>256.31</text:p>
          </table:table-cell>
          <table:table-cell table:number-columns-repeated="2" office:value-type="float" office:value="196.74" calcext:value-type="float">
            <text:p>196.74</text:p>
          </table:table-cell>
          <table:table-cell table:number-columns-repeated="3" office:value-type="float" office:value="229.68" calcext:value-type="float">
            <text:p>229.68</text:p>
          </table:table-cell>
          <table:table-cell table:number-columns-repeated="2" office:value-type="float" office:value="222.54" calcext:value-type="float">
            <text:p>222.54</text:p>
          </table:table-cell>
          <table:table-cell office:value-type="float" office:value="188.1" calcext:value-type="float">
            <text:p>188.1</text:p>
          </table:table-cell>
          <table:table-cell table:number-columns-repeated="2" office:value-type="float" office:value="256.31" calcext:value-type="float">
            <text:p>256.31</text:p>
          </table:table-cell>
          <table:table-cell office:value-type="float" office:value="256.19" calcext:value-type="float">
            <text:p>256.19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2-2017</text:p>
          </table:table-cell>
          <table:table-cell office:value-type="float" office:value="222.03" calcext:value-type="float">
            <text:p>222.03</text:p>
          </table:table-cell>
          <table:table-cell table:number-columns-repeated="4" office:value-type="float" office:value="218.27" calcext:value-type="float">
            <text:p>218.27</text:p>
          </table:table-cell>
          <table:table-cell office:value-type="float" office:value="221.07" calcext:value-type="float">
            <text:p>221.07</text:p>
          </table:table-cell>
          <table:table-cell office:value-type="float" office:value="188.61" calcext:value-type="float">
            <text:p>188.61</text:p>
          </table:table-cell>
          <table:table-cell office:value-type="float" office:value="188.72" calcext:value-type="float">
            <text:p>188.72</text:p>
          </table:table-cell>
          <table:table-cell table:number-columns-repeated="3" office:value-type="float" office:value="227.01" calcext:value-type="float">
            <text:p>227.01</text:p>
          </table:table-cell>
          <table:table-cell table:number-columns-repeated="2" office:value-type="float" office:value="218.27" calcext:value-type="float">
            <text:p>218.27</text:p>
          </table:table-cell>
          <table:table-cell office:value-type="float" office:value="185.46" calcext:value-type="float">
            <text:p>185.46</text:p>
          </table:table-cell>
          <table:table-cell table:number-columns-repeated="2" office:value-type="float" office:value="221.07" calcext:value-type="float">
            <text:p>221.07</text:p>
          </table:table-cell>
          <table:table-cell office:value-type="float" office:value="220.76" calcext:value-type="float">
            <text:p>220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3-2017</text:p>
          </table:table-cell>
          <table:table-cell office:value-type="float" office:value="229.19" calcext:value-type="float">
            <text:p>229.19</text:p>
          </table:table-cell>
          <table:table-cell table:number-columns-repeated="4" office:value-type="float" office:value="228.74" calcext:value-type="float">
            <text:p>228.74</text:p>
          </table:table-cell>
          <table:table-cell office:value-type="float" office:value="236.49" calcext:value-type="float">
            <text:p>236.49</text:p>
          </table:table-cell>
          <table:table-cell office:value-type="float" office:value="225.3" calcext:value-type="float">
            <text:p>225.3</text:p>
          </table:table-cell>
          <table:table-cell office:value-type="float" office:value="228.88" calcext:value-type="float">
            <text:p>228.88</text:p>
          </table:table-cell>
          <table:table-cell office:value-type="float" office:value="232.87" calcext:value-type="float">
            <text:p>232.87</text:p>
          </table:table-cell>
          <table:table-cell table:number-columns-repeated="2" office:value-type="float" office:value="232.67" calcext:value-type="float">
            <text:p>232.67</text:p>
          </table:table-cell>
          <table:table-cell table:number-columns-repeated="2" office:value-type="float" office:value="228.74" calcext:value-type="float">
            <text:p>228.74</text:p>
          </table:table-cell>
          <table:table-cell office:value-type="float" office:value="181.29" calcext:value-type="float">
            <text:p>181.29</text:p>
          </table:table-cell>
          <table:table-cell office:value-type="float" office:value="236.49" calcext:value-type="float">
            <text:p>236.49</text:p>
          </table:table-cell>
          <table:table-cell table:number-columns-repeated="2" office:value-type="float" office:value="241.96" calcext:value-type="float">
            <text:p>241.96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3-2017</text:p>
          </table:table-cell>
          <table:table-cell office:value-type="float" office:value="228.92" calcext:value-type="float">
            <text:p>228.92</text:p>
          </table:table-cell>
          <table:table-cell table:number-columns-repeated="3" office:value-type="float" office:value="229.94" calcext:value-type="float">
            <text:p>229.94</text:p>
          </table:table-cell>
          <table:table-cell office:value-type="float" office:value="230.05" calcext:value-type="float">
            <text:p>230.05</text:p>
          </table:table-cell>
          <table:table-cell office:value-type="float" office:value="232.7" calcext:value-type="float">
            <text:p>232.7</text:p>
          </table:table-cell>
          <table:table-cell office:value-type="float" office:value="227.88" calcext:value-type="float">
            <text:p>227.88</text:p>
          </table:table-cell>
          <table:table-cell office:value-type="float" office:value="229.41" calcext:value-type="float">
            <text:p>229.41</text:p>
          </table:table-cell>
          <table:table-cell office:value-type="float" office:value="232.73" calcext:value-type="float">
            <text:p>232.73</text:p>
          </table:table-cell>
          <table:table-cell table:number-columns-repeated="2" office:value-type="float" office:value="231.08" calcext:value-type="float">
            <text:p>231.08</text:p>
          </table:table-cell>
          <table:table-cell table:number-columns-repeated="2" office:value-type="float" office:value="229.94" calcext:value-type="float">
            <text:p>229.94</text:p>
          </table:table-cell>
          <table:table-cell office:value-type="float" office:value="183.95" calcext:value-type="float">
            <text:p>183.95</text:p>
          </table:table-cell>
          <table:table-cell table:number-columns-repeated="2" office:value-type="float" office:value="232.7" calcext:value-type="float">
            <text:p>232.7</text:p>
          </table:table-cell>
          <table:table-cell office:value-type="float" office:value="232.65" calcext:value-type="float">
            <text:p>232.65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3-2017</text:p>
          </table:table-cell>
          <table:table-cell office:value-type="float" office:value="234.04" calcext:value-type="float">
            <text:p>234.04</text:p>
          </table:table-cell>
          <table:table-cell table:number-columns-repeated="3" office:value-type="float" office:value="230.86" calcext:value-type="float">
            <text:p>230.86</text:p>
          </table:table-cell>
          <table:table-cell office:value-type="float" office:value="235.07" calcext:value-type="float">
            <text:p>235.07</text:p>
          </table:table-cell>
          <table:table-cell office:value-type="float" office:value="247.53" calcext:value-type="float">
            <text:p>247.53</text:p>
          </table:table-cell>
          <table:table-cell office:value-type="float" office:value="230.7" calcext:value-type="float">
            <text:p>230.7</text:p>
          </table:table-cell>
          <table:table-cell office:value-type="float" office:value="235.22" calcext:value-type="float">
            <text:p>235.22</text:p>
          </table:table-cell>
          <table:table-cell table:number-columns-repeated="3" office:value-type="float" office:value="234.32" calcext:value-type="float">
            <text:p>234.32</text:p>
          </table:table-cell>
          <table:table-cell table:number-columns-repeated="2" office:value-type="float" office:value="230.86" calcext:value-type="float">
            <text:p>230.86</text:p>
          </table:table-cell>
          <table:table-cell office:value-type="float" office:value="190.76" calcext:value-type="float">
            <text:p>190.76</text:p>
          </table:table-cell>
          <table:table-cell table:number-columns-repeated="3" office:value-type="float" office:value="247.53" calcext:value-type="float">
            <text:p>247.53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3-2017</text:p>
          </table:table-cell>
          <table:table-cell office:value-type="float" office:value="225.51" calcext:value-type="float">
            <text:p>225.51</text:p>
          </table:table-cell>
          <table:table-cell table:number-columns-repeated="5" office:value-type="float" office:value="224.26" calcext:value-type="float">
            <text:p>224.26</text:p>
          </table:table-cell>
          <table:table-cell office:value-type="float" office:value="212.27" calcext:value-type="float">
            <text:p>212.27</text:p>
          </table:table-cell>
          <table:table-cell office:value-type="float" office:value="223.19" calcext:value-type="float">
            <text:p>223.19</text:p>
          </table:table-cell>
          <table:table-cell table:number-columns-repeated="3" office:value-type="float" office:value="227.73" calcext:value-type="float">
            <text:p>227.73</text:p>
          </table:table-cell>
          <table:table-cell table:number-columns-repeated="2" office:value-type="float" office:value="224.26" calcext:value-type="float">
            <text:p>224.26</text:p>
          </table:table-cell>
          <table:table-cell office:value-type="float" office:value="188.92" calcext:value-type="float">
            <text:p>188.92</text:p>
          </table:table-cell>
          <table:table-cell table:number-columns-repeated="3" office:value-type="float" office:value="224.26" calcext:value-type="float">
            <text:p>224.26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3-2017</text:p>
          </table:table-cell>
          <table:table-cell office:value-type="float" office:value="221.61" calcext:value-type="float">
            <text:p>221.61</text:p>
          </table:table-cell>
          <table:table-cell table:number-columns-repeated="5" office:value-type="float" office:value="211.18" calcext:value-type="float">
            <text:p>211.18</text:p>
          </table:table-cell>
          <table:table-cell office:value-type="float" office:value="130.46" calcext:value-type="float">
            <text:p>130.46</text:p>
          </table:table-cell>
          <table:table-cell office:value-type="float" office:value="165.3" calcext:value-type="float">
            <text:p>165.3</text:p>
          </table:table-cell>
          <table:table-cell office:value-type="float" office:value="228.55" calcext:value-type="float">
            <text:p>228.55</text:p>
          </table:table-cell>
          <table:table-cell table:number-columns-repeated="2" office:value-type="float" office:value="228.39" calcext:value-type="float">
            <text:p>228.39</text:p>
          </table:table-cell>
          <table:table-cell table:number-columns-repeated="2" office:value-type="float" office:value="211.76" calcext:value-type="float">
            <text:p>211.76</text:p>
          </table:table-cell>
          <table:table-cell office:value-type="float" office:value="185.79" calcext:value-type="float">
            <text:p>185.79</text:p>
          </table:table-cell>
          <table:table-cell table:number-columns-repeated="3" office:value-type="float" office:value="211.18" calcext:value-type="float">
            <text:p>211.18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3-2017</text:p>
          </table:table-cell>
          <table:table-cell office:value-type="float" office:value="245.23" calcext:value-type="float">
            <text:p>245.23</text:p>
          </table:table-cell>
          <table:table-cell table:number-columns-repeated="4" office:value-type="float" office:value="246.16" calcext:value-type="float">
            <text:p>246.16</text:p>
          </table:table-cell>
          <table:table-cell office:value-type="float" office:value="274.2" calcext:value-type="float">
            <text:p>274.2</text:p>
          </table:table-cell>
          <table:table-cell office:value-type="float" office:value="242.48" calcext:value-type="float">
            <text:p>242.48</text:p>
          </table:table-cell>
          <table:table-cell office:value-type="float" office:value="245.41" calcext:value-type="float">
            <text:p>245.41</text:p>
          </table:table-cell>
          <table:table-cell office:value-type="float" office:value="244.99" calcext:value-type="float">
            <text:p>244.99</text:p>
          </table:table-cell>
          <table:table-cell table:number-columns-repeated="2" office:value-type="float" office:value="244.56" calcext:value-type="float">
            <text:p>244.56</text:p>
          </table:table-cell>
          <table:table-cell table:number-columns-repeated="2" office:value-type="float" office:value="245.41" calcext:value-type="float">
            <text:p>245.41</text:p>
          </table:table-cell>
          <table:table-cell office:value-type="float" office:value="190.33" calcext:value-type="float">
            <text:p>190.33</text:p>
          </table:table-cell>
          <table:table-cell office:value-type="float" office:value="274.2" calcext:value-type="float">
            <text:p>274.2</text:p>
          </table:table-cell>
          <table:table-cell table:number-columns-repeated="2" office:value-type="float" office:value="268.25" calcext:value-type="float">
            <text:p>268.25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3-2017</text:p>
          </table:table-cell>
          <table:table-cell office:value-type="float" office:value="292.04" calcext:value-type="float">
            <text:p>292.04</text:p>
          </table:table-cell>
          <table:table-cell table:number-columns-repeated="3" office:value-type="float" office:value="309.49" calcext:value-type="float">
            <text:p>309.49</text:p>
          </table:table-cell>
          <table:table-cell office:value-type="float" office:value="310.01" calcext:value-type="float">
            <text:p>310.01</text:p>
          </table:table-cell>
          <table:table-cell office:value-type="float" office:value="309.49" calcext:value-type="float">
            <text:p>309.49</text:p>
          </table:table-cell>
          <table:table-cell table:number-columns-repeated="2" office:value-type="float" office:value="310.01" calcext:value-type="float">
            <text:p>310.01</text:p>
          </table:table-cell>
          <table:table-cell office:value-type="float" office:value="306.06" calcext:value-type="float">
            <text:p>306.06</text:p>
          </table:table-cell>
          <table:table-cell table:number-columns-repeated="2" office:value-type="float" office:value="305.67" calcext:value-type="float">
            <text:p>305.67</text:p>
          </table:table-cell>
          <table:table-cell table:number-columns-repeated="2" office:value-type="float" office:value="309.49" calcext:value-type="float">
            <text:p>309.49</text:p>
          </table:table-cell>
          <table:table-cell office:value-type="float" office:value="187.51" calcext:value-type="float">
            <text:p>187.51</text:p>
          </table:table-cell>
          <table:table-cell table:number-columns-repeated="2" office:value-type="float" office:value="309.16" calcext:value-type="float">
            <text:p>309.16</text:p>
          </table:table-cell>
          <table:table-cell office:value-type="float" office:value="309.68" calcext:value-type="float">
            <text:p>309.68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3-2017</text:p>
          </table:table-cell>
          <table:table-cell office:value-type="float" office:value="246.14" calcext:value-type="float">
            <text:p>246.14</text:p>
          </table:table-cell>
          <table:table-cell table:number-columns-repeated="7" office:value-type="float" office:value="251.3" calcext:value-type="float">
            <text:p>251.3</text:p>
          </table:table-cell>
          <table:table-cell office:value-type="float" office:value="250.84" calcext:value-type="float">
            <text:p>250.84</text:p>
          </table:table-cell>
          <table:table-cell table:number-columns-repeated="2" office:value-type="float" office:value="248.98" calcext:value-type="float">
            <text:p>248.98</text:p>
          </table:table-cell>
          <table:table-cell table:number-columns-repeated="2" office:value-type="float" office:value="251.87" calcext:value-type="float">
            <text:p>251.87</text:p>
          </table:table-cell>
          <table:table-cell office:value-type="float" office:value="186.05" calcext:value-type="float">
            <text:p>186.05</text:p>
          </table:table-cell>
          <table:table-cell table:number-columns-repeated="3" office:value-type="float" office:value="251.08" calcext:value-type="float">
            <text:p>251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3-2017</text:p>
          </table:table-cell>
          <table:table-cell office:value-type="float" office:value="238.35" calcext:value-type="float">
            <text:p>238.35</text:p>
          </table:table-cell>
          <table:table-cell table:number-columns-repeated="3" office:value-type="float" office:value="239.47" calcext:value-type="float">
            <text:p>239.47</text:p>
          </table:table-cell>
          <table:table-cell office:value-type="float" office:value="242.54" calcext:value-type="float">
            <text:p>242.54</text:p>
          </table:table-cell>
          <table:table-cell office:value-type="float" office:value="239.47" calcext:value-type="float">
            <text:p>239.47</text:p>
          </table:table-cell>
          <table:table-cell office:value-type="float" office:value="239.71" calcext:value-type="float">
            <text:p>239.71</text:p>
          </table:table-cell>
          <table:table-cell office:value-type="float" office:value="242.53" calcext:value-type="float">
            <text:p>242.53</text:p>
          </table:table-cell>
          <table:table-cell table:number-columns-repeated="3" office:value-type="float" office:value="240.41" calcext:value-type="float">
            <text:p>240.41</text:p>
          </table:table-cell>
          <table:table-cell table:number-columns-repeated="2" office:value-type="float" office:value="239.55" calcext:value-type="float">
            <text:p>239.55</text:p>
          </table:table-cell>
          <table:table-cell office:value-type="float" office:value="183.69" calcext:value-type="float">
            <text:p>183.69</text:p>
          </table:table-cell>
          <table:table-cell table:number-columns-repeated="2" office:value-type="float" office:value="238.17" calcext:value-type="float">
            <text:p>238.17</text:p>
          </table:table-cell>
          <table:table-cell office:value-type="float" office:value="266.32" calcext:value-type="float">
            <text:p>266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3-2017</text:p>
          </table:table-cell>
          <table:table-cell office:value-type="float" office:value="233.21" calcext:value-type="float">
            <text:p>233.21</text:p>
          </table:table-cell>
          <table:table-cell table:number-columns-repeated="4" office:value-type="float" office:value="234.76" calcext:value-type="float">
            <text:p>234.76</text:p>
          </table:table-cell>
          <table:table-cell office:value-type="float" office:value="240.87" calcext:value-type="float">
            <text:p>240.87</text:p>
          </table:table-cell>
          <table:table-cell table:number-columns-repeated="2" office:value-type="float" office:value="220.16" calcext:value-type="float">
            <text:p>220.16</text:p>
          </table:table-cell>
          <table:table-cell table:number-columns-repeated="3" office:value-type="float" office:value="235.51" calcext:value-type="float">
            <text:p>235.51</text:p>
          </table:table-cell>
          <table:table-cell table:number-columns-repeated="2" office:value-type="float" office:value="236.71" calcext:value-type="float">
            <text:p>236.71</text:p>
          </table:table-cell>
          <table:table-cell office:value-type="float" office:value="182.34" calcext:value-type="float">
            <text:p>182.34</text:p>
          </table:table-cell>
          <table:table-cell table:number-columns-repeated="2" office:value-type="float" office:value="240.87" calcext:value-type="float">
            <text:p>240.87</text:p>
          </table:table-cell>
          <table:table-cell office:value-type="float" office:value="264.46" calcext:value-type="float">
            <text:p>264.46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3-2017</text:p>
          </table:table-cell>
          <table:table-cell office:value-type="float" office:value="227.82" calcext:value-type="float">
            <text:p>227.82</text:p>
          </table:table-cell>
          <table:table-cell table:number-columns-repeated="5" office:value-type="float" office:value="230.93" calcext:value-type="float">
            <text:p>230.93</text:p>
          </table:table-cell>
          <table:table-cell table:number-columns-repeated="5" office:value-type="float" office:value="231.01" calcext:value-type="float">
            <text:p>231.01</text:p>
          </table:table-cell>
          <table:table-cell table:number-columns-repeated="2" office:value-type="float" office:value="230.93" calcext:value-type="float">
            <text:p>230.93</text:p>
          </table:table-cell>
          <table:table-cell office:value-type="float" office:value="172.09" calcext:value-type="float">
            <text:p>172.09</text:p>
          </table:table-cell>
          <table:table-cell table:number-columns-repeated="3" office:value-type="float" office:value="230.93" calcext:value-type="float">
            <text:p>230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3-2017</text:p>
          </table:table-cell>
          <table:table-cell office:value-type="float" office:value="213.7" calcext:value-type="float">
            <text:p>213.7</text:p>
          </table:table-cell>
          <table:table-cell table:number-columns-repeated="5" office:value-type="float" office:value="216.47" calcext:value-type="float">
            <text:p>216.47</text:p>
          </table:table-cell>
          <table:table-cell office:value-type="float" office:value="215.33" calcext:value-type="float">
            <text:p>215.33</text:p>
          </table:table-cell>
          <table:table-cell office:value-type="float" office:value="216.47" calcext:value-type="float">
            <text:p>216.47</text:p>
          </table:table-cell>
          <table:table-cell table:number-columns-repeated="3" office:value-type="float" office:value="218.19" calcext:value-type="float">
            <text:p>218.19</text:p>
          </table:table-cell>
          <table:table-cell table:number-columns-repeated="2" office:value-type="float" office:value="217.68" calcext:value-type="float">
            <text:p>217.68</text:p>
          </table:table-cell>
          <table:table-cell office:value-type="float" office:value="172.1" calcext:value-type="float">
            <text:p>172.1</text:p>
          </table:table-cell>
          <table:table-cell table:number-columns-repeated="2" office:value-type="float" office:value="216.47" calcext:value-type="float">
            <text:p>216.47</text:p>
          </table:table-cell>
          <table:table-cell office:value-type="float" office:value="240.62" calcext:value-type="float">
            <text:p>240.62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3-2017</text:p>
          </table:table-cell>
          <table:table-cell office:value-type="float" office:value="233.54" calcext:value-type="float">
            <text:p>233.54</text:p>
          </table:table-cell>
          <table:table-cell table:number-columns-repeated="3" office:value-type="float" office:value="237.33" calcext:value-type="float">
            <text:p>237.33</text:p>
          </table:table-cell>
          <table:table-cell office:value-type="float" office:value="254.89" calcext:value-type="float">
            <text:p>254.89</text:p>
          </table:table-cell>
          <table:table-cell office:value-type="float" office:value="237.33" calcext:value-type="float">
            <text:p>237.33</text:p>
          </table:table-cell>
          <table:table-cell office:value-type="float" office:value="254.08" calcext:value-type="float">
            <text:p>254.08</text:p>
          </table:table-cell>
          <table:table-cell office:value-type="float" office:value="254.22" calcext:value-type="float">
            <text:p>254.22</text:p>
          </table:table-cell>
          <table:table-cell table:number-columns-repeated="3" office:value-type="float" office:value="234.45" calcext:value-type="float">
            <text:p>234.45</text:p>
          </table:table-cell>
          <table:table-cell table:number-columns-repeated="2" office:value-type="float" office:value="237.8" calcext:value-type="float">
            <text:p>237.8</text:p>
          </table:table-cell>
          <table:table-cell office:value-type="float" office:value="179.93" calcext:value-type="float">
            <text:p>179.93</text:p>
          </table:table-cell>
          <table:table-cell table:number-columns-repeated="2" office:value-type="float" office:value="236.95" calcext:value-type="float">
            <text:p>236.95</text:p>
          </table:table-cell>
          <table:table-cell office:value-type="float" office:value="271.12" calcext:value-type="float">
            <text:p>271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3-2017</text:p>
          </table:table-cell>
          <table:table-cell office:value-type="float" office:value="219.28" calcext:value-type="float">
            <text:p>219.28</text:p>
          </table:table-cell>
          <table:table-cell table:number-columns-repeated="3" office:value-type="float" office:value="215.25" calcext:value-type="float">
            <text:p>215.25</text:p>
          </table:table-cell>
          <table:table-cell office:value-type="float" office:value="224.99" calcext:value-type="float">
            <text:p>224.99</text:p>
          </table:table-cell>
          <table:table-cell office:value-type="float" office:value="215.25" calcext:value-type="float">
            <text:p>215.25</text:p>
          </table:table-cell>
          <table:table-cell office:value-type="float" office:value="213.32" calcext:value-type="float">
            <text:p>213.32</text:p>
          </table:table-cell>
          <table:table-cell office:value-type="float" office:value="224.99" calcext:value-type="float">
            <text:p>224.99</text:p>
          </table:table-cell>
          <table:table-cell table:number-columns-repeated="3" office:value-type="float" office:value="224.97" calcext:value-type="float">
            <text:p>224.97</text:p>
          </table:table-cell>
          <table:table-cell table:number-columns-repeated="2" office:value-type="float" office:value="223.54" calcext:value-type="float">
            <text:p>223.54</text:p>
          </table:table-cell>
          <table:table-cell office:value-type="float" office:value="177.76" calcext:value-type="float">
            <text:p>177.76</text:p>
          </table:table-cell>
          <table:table-cell table:number-columns-repeated="2" office:value-type="float" office:value="215.25" calcext:value-type="float">
            <text:p>215.25</text:p>
          </table:table-cell>
          <table:table-cell office:value-type="float" office:value="237.15" calcext:value-type="float">
            <text:p>237.15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3-2017</text:p>
          </table:table-cell>
          <table:table-cell office:value-type="float" office:value="212.06" calcext:value-type="float">
            <text:p>212.06</text:p>
          </table:table-cell>
          <table:table-cell table:number-columns-repeated="5" office:value-type="float" office:value="177.72" calcext:value-type="float">
            <text:p>177.72</text:p>
          </table:table-cell>
          <table:table-cell table:number-columns-repeated="2" office:value-type="float" office:value="171.56" calcext:value-type="float">
            <text:p>171.56</text:p>
          </table:table-cell>
          <table:table-cell table:number-columns-repeated="3" office:value-type="float" office:value="223.92" calcext:value-type="float">
            <text:p>223.92</text:p>
          </table:table-cell>
          <table:table-cell table:number-columns-repeated="2" office:value-type="float" office:value="219.05" calcext:value-type="float">
            <text:p>219.05</text:p>
          </table:table-cell>
          <table:table-cell office:value-type="float" office:value="178.31" calcext:value-type="float">
            <text:p>178.31</text:p>
          </table:table-cell>
          <table:table-cell table:number-columns-repeated="3" office:value-type="float" office:value="177.72" calcext:value-type="float">
            <text:p>177.72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3-2017</text:p>
          </table:table-cell>
          <table:table-cell office:value-type="float" office:value="222.64" calcext:value-type="float">
            <text:p>222.64</text:p>
          </table:table-cell>
          <table:table-cell table:number-columns-repeated="3" office:value-type="float" office:value="215.06" calcext:value-type="float">
            <text:p>215.06</text:p>
          </table:table-cell>
          <table:table-cell office:value-type="float" office:value="224.73" calcext:value-type="float">
            <text:p>224.73</text:p>
          </table:table-cell>
          <table:table-cell office:value-type="float" office:value="215.85" calcext:value-type="float">
            <text:p>215.85</text:p>
          </table:table-cell>
          <table:table-cell office:value-type="float" office:value="207.5" calcext:value-type="float">
            <text:p>207.5</text:p>
          </table:table-cell>
          <table:table-cell office:value-type="float" office:value="221.49" calcext:value-type="float">
            <text:p>221.49</text:p>
          </table:table-cell>
          <table:table-cell table:number-columns-repeated="3" office:value-type="float" office:value="229.03" calcext:value-type="float">
            <text:p>229.03</text:p>
          </table:table-cell>
          <table:table-cell table:number-columns-repeated="2" office:value-type="float" office:value="224.77" calcext:value-type="float">
            <text:p>224.77</text:p>
          </table:table-cell>
          <table:table-cell office:value-type="float" office:value="175.25" calcext:value-type="float">
            <text:p>175.25</text:p>
          </table:table-cell>
          <table:table-cell table:number-columns-repeated="2" office:value-type="float" office:value="214.3" calcext:value-type="float">
            <text:p>214.3</text:p>
          </table:table-cell>
          <table:table-cell office:value-type="float" office:value="223.18" calcext:value-type="float">
            <text:p>223.18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3-2017</text:p>
          </table:table-cell>
          <table:table-cell office:value-type="float" office:value="209.4" calcext:value-type="float">
            <text:p>209.4</text:p>
          </table:table-cell>
          <table:table-cell table:number-columns-repeated="5" office:value-type="float" office:value="193.86" calcext:value-type="float">
            <text:p>193.86</text:p>
          </table:table-cell>
          <table:table-cell office:value-type="float" office:value="188.48" calcext:value-type="float">
            <text:p>188.48</text:p>
          </table:table-cell>
          <table:table-cell office:value-type="float" office:value="188.79" calcext:value-type="float">
            <text:p>188.79</text:p>
          </table:table-cell>
          <table:table-cell table:number-columns-repeated="3" office:value-type="float" office:value="219.57" calcext:value-type="float">
            <text:p>219.57</text:p>
          </table:table-cell>
          <table:table-cell table:number-columns-repeated="2" office:value-type="float" office:value="216.25" calcext:value-type="float">
            <text:p>216.25</text:p>
          </table:table-cell>
          <table:table-cell office:value-type="float" office:value="176.5" calcext:value-type="float">
            <text:p>176.5</text:p>
          </table:table-cell>
          <table:table-cell table:number-columns-repeated="3" office:value-type="float" office:value="193.86" calcext:value-type="float">
            <text:p>193.86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3-2017</text:p>
          </table:table-cell>
          <table:table-cell office:value-type="float" office:value="209.72" calcext:value-type="float">
            <text:p>209.72</text:p>
          </table:table-cell>
          <table:table-cell table:number-columns-repeated="5" office:value-type="float" office:value="197.04" calcext:value-type="float">
            <text:p>197.04</text:p>
          </table:table-cell>
          <table:table-cell office:value-type="float" office:value="169.03" calcext:value-type="float">
            <text:p>169.03</text:p>
          </table:table-cell>
          <table:table-cell office:value-type="float" office:value="169.41" calcext:value-type="float">
            <text:p>169.41</text:p>
          </table:table-cell>
          <table:table-cell table:number-columns-repeated="3" office:value-type="float" office:value="219.87" calcext:value-type="float">
            <text:p>219.87</text:p>
          </table:table-cell>
          <table:table-cell table:number-columns-repeated="2" office:value-type="float" office:value="218.13" calcext:value-type="float">
            <text:p>218.13</text:p>
          </table:table-cell>
          <table:table-cell office:value-type="float" office:value="173.4" calcext:value-type="float">
            <text:p>173.4</text:p>
          </table:table-cell>
          <table:table-cell table:number-columns-repeated="3" office:value-type="float" office:value="196.73" calcext:value-type="float">
            <text:p>196.73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3-2017</text:p>
          </table:table-cell>
          <table:table-cell office:value-type="float" office:value="212.89" calcext:value-type="float">
            <text:p>212.89</text:p>
          </table:table-cell>
          <table:table-cell table:number-columns-repeated="5" office:value-type="float" office:value="207.54" calcext:value-type="float">
            <text:p>207.54</text:p>
          </table:table-cell>
          <table:table-cell office:value-type="float" office:value="119.48" calcext:value-type="float">
            <text:p>119.48</text:p>
          </table:table-cell>
          <table:table-cell office:value-type="float" office:value="140.64" calcext:value-type="float">
            <text:p>140.64</text:p>
          </table:table-cell>
          <table:table-cell table:number-columns-repeated="3" office:value-type="float" office:value="218.78" calcext:value-type="float">
            <text:p>218.78</text:p>
          </table:table-cell>
          <table:table-cell table:number-columns-repeated="2" office:value-type="float" office:value="219.73" calcext:value-type="float">
            <text:p>219.73</text:p>
          </table:table-cell>
          <table:table-cell office:value-type="float" office:value="174.69" calcext:value-type="float">
            <text:p>174.69</text:p>
          </table:table-cell>
          <table:table-cell table:number-columns-repeated="3" office:value-type="float" office:value="207.54" calcext:value-type="float">
            <text:p>207.54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3-2017</text:p>
          </table:table-cell>
          <table:table-cell office:value-type="float" office:value="226.11" calcext:value-type="float">
            <text:p>226.11</text:p>
          </table:table-cell>
          <table:table-cell table:number-columns-repeated="5" office:value-type="float" office:value="223.01" calcext:value-type="float">
            <text:p>223.01</text:p>
          </table:table-cell>
          <table:table-cell office:value-type="float" office:value="206.85" calcext:value-type="float">
            <text:p>206.85</text:p>
          </table:table-cell>
          <table:table-cell office:value-type="float" office:value="207.07" calcext:value-type="float">
            <text:p>207.07</text:p>
          </table:table-cell>
          <table:table-cell table:number-columns-repeated="3" office:value-type="float" office:value="232.02" calcext:value-type="float">
            <text:p>232.02</text:p>
          </table:table-cell>
          <table:table-cell table:number-columns-repeated="2" office:value-type="float" office:value="235.15" calcext:value-type="float">
            <text:p>235.15</text:p>
          </table:table-cell>
          <table:table-cell office:value-type="float" office:value="176.95" calcext:value-type="float">
            <text:p>176.95</text:p>
          </table:table-cell>
          <table:table-cell table:number-columns-repeated="3" office:value-type="float" office:value="223.01" calcext:value-type="float">
            <text:p>223.01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3-2017</text:p>
          </table:table-cell>
          <table:table-cell office:value-type="float" office:value="213.79" calcext:value-type="float">
            <text:p>213.79</text:p>
          </table:table-cell>
          <table:table-cell table:number-columns-repeated="5" office:value-type="float" office:value="199.45" calcext:value-type="float">
            <text:p>199.45</text:p>
          </table:table-cell>
          <table:table-cell office:value-type="float" office:value="190.8" calcext:value-type="float">
            <text:p>190.8</text:p>
          </table:table-cell>
          <table:table-cell office:value-type="float" office:value="199.45" calcext:value-type="float">
            <text:p>199.45</text:p>
          </table:table-cell>
          <table:table-cell table:number-columns-repeated="3" office:value-type="float" office:value="222.38" calcext:value-type="float">
            <text:p>222.38</text:p>
          </table:table-cell>
          <table:table-cell table:number-columns-repeated="2" office:value-type="float" office:value="222.03" calcext:value-type="float">
            <text:p>222.03</text:p>
          </table:table-cell>
          <table:table-cell office:value-type="float" office:value="175.27" calcext:value-type="float">
            <text:p>175.27</text:p>
          </table:table-cell>
          <table:table-cell table:number-columns-repeated="3" office:value-type="float" office:value="199.45" calcext:value-type="float">
            <text:p>199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3-2017</text:p>
          </table:table-cell>
          <table:table-cell office:value-type="float" office:value="221.44" calcext:value-type="float">
            <text:p>221.44</text:p>
          </table:table-cell>
          <table:table-cell table:number-columns-repeated="5" office:value-type="float" office:value="213.09" calcext:value-type="float">
            <text:p>213.09</text:p>
          </table:table-cell>
          <table:table-cell office:value-type="float" office:value="220.25" calcext:value-type="float">
            <text:p>220.25</text:p>
          </table:table-cell>
          <table:table-cell office:value-type="float" office:value="220.66" calcext:value-type="float">
            <text:p>220.66</text:p>
          </table:table-cell>
          <table:table-cell table:number-columns-repeated="3" office:value-type="float" office:value="228.06" calcext:value-type="float">
            <text:p>228.06</text:p>
          </table:table-cell>
          <table:table-cell table:number-columns-repeated="2" office:value-type="float" office:value="222.53" calcext:value-type="float">
            <text:p>222.53</text:p>
          </table:table-cell>
          <table:table-cell office:value-type="float" office:value="183.16" calcext:value-type="float">
            <text:p>183.16</text:p>
          </table:table-cell>
          <table:table-cell table:number-columns-repeated="3" office:value-type="float" office:value="213.09" calcext:value-type="float">
            <text:p>213.09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3-2017</text:p>
          </table:table-cell>
          <table:table-cell office:value-type="float" office:value="228.84" calcext:value-type="float">
            <text:p>228.84</text:p>
          </table:table-cell>
          <table:table-cell table:number-columns-repeated="5" office:value-type="float" office:value="232.99" calcext:value-type="float">
            <text:p>232.99</text:p>
          </table:table-cell>
          <table:table-cell office:value-type="float" office:value="235.8" calcext:value-type="float">
            <text:p>235.8</text:p>
          </table:table-cell>
          <table:table-cell office:value-type="float" office:value="233.05" calcext:value-type="float">
            <text:p>233.05</text:p>
          </table:table-cell>
          <table:table-cell table:number-columns-repeated="3" office:value-type="float" office:value="235.47" calcext:value-type="float">
            <text:p>235.47</text:p>
          </table:table-cell>
          <table:table-cell table:number-columns-repeated="2" office:value-type="float" office:value="233.09" calcext:value-type="float">
            <text:p>233.09</text:p>
          </table:table-cell>
          <table:table-cell office:value-type="float" office:value="181.28" calcext:value-type="float">
            <text:p>181.28</text:p>
          </table:table-cell>
          <table:table-cell table:number-columns-repeated="3" office:value-type="float" office:value="232.99" calcext:value-type="float">
            <text:p>232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3-2017</text:p>
          </table:table-cell>
          <table:table-cell office:value-type="float" office:value="227.65" calcext:value-type="float">
            <text:p>227.65</text:p>
          </table:table-cell>
          <table:table-cell table:number-columns-repeated="5" office:value-type="float" office:value="237.37" calcext:value-type="float">
            <text:p>237.37</text:p>
          </table:table-cell>
          <table:table-cell table:number-columns-repeated="2" office:value-type="float" office:value="237.38" calcext:value-type="float">
            <text:p>237.38</text:p>
          </table:table-cell>
          <table:table-cell table:number-columns-repeated="3" office:value-type="float" office:value="230.6" calcext:value-type="float">
            <text:p>230.6</text:p>
          </table:table-cell>
          <table:table-cell table:number-columns-repeated="2" office:value-type="float" office:value="237.37" calcext:value-type="float">
            <text:p>237.37</text:p>
          </table:table-cell>
          <table:table-cell office:value-type="float" office:value="180.37" calcext:value-type="float">
            <text:p>180.37</text:p>
          </table:table-cell>
          <table:table-cell table:number-columns-repeated="3" office:value-type="float" office:value="237.37" calcext:value-type="float">
            <text:p>237.37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3-2017</text:p>
          </table:table-cell>
          <table:table-cell office:value-type="float" office:value="208.48" calcext:value-type="float">
            <text:p>208.48</text:p>
          </table:table-cell>
          <table:table-cell table:number-columns-repeated="5" office:value-type="float" office:value="207.38" calcext:value-type="float">
            <text:p>207.38</text:p>
          </table:table-cell>
          <table:table-cell office:value-type="float" office:value="201.63" calcext:value-type="float">
            <text:p>201.63</text:p>
          </table:table-cell>
          <table:table-cell office:value-type="float" office:value="199.44" calcext:value-type="float">
            <text:p>199.44</text:p>
          </table:table-cell>
          <table:table-cell table:number-columns-repeated="2" office:value-type="float" office:value="212.56" calcext:value-type="float">
            <text:p>212.56</text:p>
          </table:table-cell>
          <table:table-cell office:value-type="float" office:value="212.69" calcext:value-type="float">
            <text:p>212.69</text:p>
          </table:table-cell>
          <table:table-cell table:number-columns-repeated="2" office:value-type="float" office:value="208.91" calcext:value-type="float">
            <text:p>208.91</text:p>
          </table:table-cell>
          <table:table-cell office:value-type="float" office:value="178.69" calcext:value-type="float">
            <text:p>178.69</text:p>
          </table:table-cell>
          <table:table-cell table:number-columns-repeated="3" office:value-type="float" office:value="207.38" calcext:value-type="float">
            <text:p>207.38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3-2017</text:p>
          </table:table-cell>
          <table:table-cell office:value-type="float" office:value="204.17" calcext:value-type="float">
            <text:p>204.17</text:p>
          </table:table-cell>
          <table:table-cell table:number-columns-repeated="5" office:value-type="float" office:value="200.02" calcext:value-type="float">
            <text:p>200.02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4.88" calcext:value-type="float">
            <text:p>204.88</text:p>
          </table:table-cell>
          <table:table-cell table:number-columns-repeated="3" office:value-type="float" office:value="211.02" calcext:value-type="float">
            <text:p>211.02</text:p>
          </table:table-cell>
          <table:table-cell table:number-columns-repeated="2" office:value-type="float" office:value="207.24" calcext:value-type="float">
            <text:p>207.24</text:p>
          </table:table-cell>
          <table:table-cell office:value-type="float" office:value="177.59" calcext:value-type="float">
            <text:p>177.59</text:p>
          </table:table-cell>
          <table:table-cell table:number-columns-repeated="3" office:value-type="float" office:value="200.02" calcext:value-type="float">
            <text:p>200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3-2017</text:p>
          </table:table-cell>
          <table:table-cell office:value-type="float" office:value="219.2" calcext:value-type="float">
            <text:p>219.2</text:p>
          </table:table-cell>
          <table:table-cell table:number-columns-repeated="5" office:value-type="float" office:value="221.09" calcext:value-type="float">
            <text:p>221.09</text:p>
          </table:table-cell>
          <table:table-cell office:value-type="float" office:value="226.51" calcext:value-type="float">
            <text:p>226.51</text:p>
          </table:table-cell>
          <table:table-cell office:value-type="float" office:value="224.45" calcext:value-type="float">
            <text:p>224.45</text:p>
          </table:table-cell>
          <table:table-cell table:number-columns-repeated="3" office:value-type="float" office:value="221.34" calcext:value-type="float">
            <text:p>221.34</text:p>
          </table:table-cell>
          <table:table-cell table:number-columns-repeated="2" office:value-type="float" office:value="222.77" calcext:value-type="float">
            <text:p>222.77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221.09" calcext:value-type="float">
            <text:p>221.09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3-2017</text:p>
          </table:table-cell>
          <table:table-cell office:value-type="float" office:value="231.92" calcext:value-type="float">
            <text:p>231.92</text:p>
          </table:table-cell>
          <table:table-cell table:number-columns-repeated="5" office:value-type="float" office:value="243.4" calcext:value-type="float">
            <text:p>243.4</text:p>
          </table:table-cell>
          <table:table-cell office:value-type="float" office:value="254.31" calcext:value-type="float">
            <text:p>254.31</text:p>
          </table:table-cell>
          <table:table-cell office:value-type="float" office:value="250.48" calcext:value-type="float">
            <text:p>250.48</text:p>
          </table:table-cell>
          <table:table-cell table:number-columns-repeated="3" office:value-type="float" office:value="225.82" calcext:value-type="float">
            <text:p>225.82</text:p>
          </table:table-cell>
          <table:table-cell table:number-columns-repeated="2" office:value-type="float" office:value="246.4" calcext:value-type="float">
            <text:p>246.4</text:p>
          </table:table-cell>
          <table:table-cell office:value-type="float" office:value="180.48" calcext:value-type="float">
            <text:p>180.48</text:p>
          </table:table-cell>
          <table:table-cell table:number-columns-repeated="3" office:value-type="float" office:value="243.26" calcext:value-type="float">
            <text:p>243.26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3-2017</text:p>
          </table:table-cell>
          <table:table-cell office:value-type="float" office:value="227.89" calcext:value-type="float">
            <text:p>227.89</text:p>
          </table:table-cell>
          <table:table-cell table:number-columns-repeated="5" office:value-type="float" office:value="255.88" calcext:value-type="float">
            <text:p>255.88</text:p>
          </table:table-cell>
          <table:table-cell table:number-columns-repeated="2" office:value-type="float" office:value="238.72" calcext:value-type="float">
            <text:p>238.72</text:p>
          </table:table-cell>
          <table:table-cell table:number-columns-repeated="3" office:value-type="float" office:value="220.67" calcext:value-type="float">
            <text:p>220.67</text:p>
          </table:table-cell>
          <table:table-cell table:number-columns-repeated="2" office:value-type="float" office:value="255.89" calcext:value-type="float">
            <text:p>255.89</text:p>
          </table:table-cell>
          <table:table-cell office:value-type="float" office:value="184.08" calcext:value-type="float">
            <text:p>184.08</text:p>
          </table:table-cell>
          <table:table-cell table:number-columns-repeated="3" office:value-type="float" office:value="255.88" calcext:value-type="float">
            <text:p>255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3-2017</text:p>
          </table:table-cell>
          <table:table-cell office:value-type="float" office:value="224.33" calcext:value-type="float">
            <text:p>224.33</text:p>
          </table:table-cell>
          <table:table-cell table:number-columns-repeated="5" office:value-type="float" office:value="246.46" calcext:value-type="float">
            <text:p>246.46</text:p>
          </table:table-cell>
          <table:table-cell office:value-type="float" office:value="233.04" calcext:value-type="float">
            <text:p>233.04</text:p>
          </table:table-cell>
          <table:table-cell office:value-type="float" office:value="246.46" calcext:value-type="float">
            <text:p>246.46</text:p>
          </table:table-cell>
          <table:table-cell office:value-type="float" office:value="219.32" calcext:value-type="float">
            <text:p>219.32</text:p>
          </table:table-cell>
          <table:table-cell office:value-type="float" office:value="218.68" calcext:value-type="float">
            <text:p>218.68</text:p>
          </table:table-cell>
          <table:table-cell office:value-type="float" office:value="218.75" calcext:value-type="float">
            <text:p>218.75</text:p>
          </table:table-cell>
          <table:table-cell table:number-columns-repeated="2" office:value-type="float" office:value="246.46" calcext:value-type="float">
            <text:p>246.46</text:p>
          </table:table-cell>
          <table:table-cell office:value-type="float" office:value="184.81" calcext:value-type="float">
            <text:p>184.81</text:p>
          </table:table-cell>
          <table:table-cell table:number-columns-repeated="3" office:value-type="float" office:value="246.35" calcext:value-type="float">
            <text:p>246.35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3-2017</text:p>
          </table:table-cell>
          <table:table-cell office:value-type="float" office:value="217.17" calcext:value-type="float">
            <text:p>217.17</text:p>
          </table:table-cell>
          <table:table-cell table:number-columns-repeated="4" office:value-type="float" office:value="226.96" calcext:value-type="float">
            <text:p>226.96</text:p>
          </table:table-cell>
          <table:table-cell office:value-type="float" office:value="229.58" calcext:value-type="float">
            <text:p>229.58</text:p>
          </table:table-cell>
          <table:table-cell office:value-type="float" office:value="223.7" calcext:value-type="float">
            <text:p>223.7</text:p>
          </table:table-cell>
          <table:table-cell office:value-type="float" office:value="225.41" calcext:value-type="float">
            <text:p>225.41</text:p>
          </table:table-cell>
          <table:table-cell office:value-type="float" office:value="221.69" calcext:value-type="float">
            <text:p>221.69</text:p>
          </table:table-cell>
          <table:table-cell office:value-type="float" office:value="214.75" calcext:value-type="float">
            <text:p>214.75</text:p>
          </table:table-cell>
          <table:table-cell office:value-type="float" office:value="214.97" calcext:value-type="float">
            <text:p>214.97</text:p>
          </table:table-cell>
          <table:table-cell table:number-columns-repeated="2" office:value-type="float" office:value="228.7" calcext:value-type="float">
            <text:p>228.7</text:p>
          </table:table-cell>
          <table:table-cell office:value-type="float" office:value="183.98" calcext:value-type="float">
            <text:p>183.98</text:p>
          </table:table-cell>
          <table:table-cell table:number-columns-repeated="3" office:value-type="float" office:value="229.11" calcext:value-type="float">
            <text:p>229.11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4-2017</text:p>
          </table:table-cell>
          <table:table-cell office:value-type="float" office:value="201.95" calcext:value-type="float">
            <text:p>201.95</text:p>
          </table:table-cell>
          <table:table-cell table:number-columns-repeated="5" office:value-type="float" office:value="201.99" calcext:value-type="float">
            <text:p>201.99</text:p>
          </table:table-cell>
          <table:table-cell office:value-type="float" office:value="222.85" calcext:value-type="float">
            <text:p>222.85</text:p>
          </table:table-cell>
          <table:table-cell office:value-type="float" office:value="222.99" calcext:value-type="float">
            <text:p>222.99</text:p>
          </table:table-cell>
          <table:table-cell table:number-columns-repeated="3" office:value-type="float" office:value="204.5" calcext:value-type="float">
            <text:p>204.5</text:p>
          </table:table-cell>
          <table:table-cell table:number-columns-repeated="2" office:value-type="float" office:value="203.45" calcext:value-type="float">
            <text:p>203.45</text:p>
          </table:table-cell>
          <table:table-cell office:value-type="float" office:value="181.18" calcext:value-type="float">
            <text:p>181.18</text:p>
          </table:table-cell>
          <table:table-cell table:number-columns-repeated="3" office:value-type="float" office:value="201.99" calcext:value-type="float">
            <text:p>201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4-2017</text:p>
          </table:table-cell>
          <table:table-cell office:value-type="float" office:value="202.56" calcext:value-type="float">
            <text:p>202.56</text:p>
          </table:table-cell>
          <table:table-cell table:number-columns-repeated="5" office:value-type="float" office:value="204.1" calcext:value-type="float">
            <text:p>204.1</text:p>
          </table:table-cell>
          <table:table-cell office:value-type="float" office:value="206.85" calcext:value-type="float">
            <text:p>206.85</text:p>
          </table:table-cell>
          <table:table-cell office:value-type="float" office:value="207.65" calcext:value-type="float">
            <text:p>207.65</text:p>
          </table:table-cell>
          <table:table-cell table:number-columns-repeated="3" office:value-type="float" office:value="204.52" calcext:value-type="float">
            <text:p>204.52</text:p>
          </table:table-cell>
          <table:table-cell table:number-columns-repeated="2" office:value-type="float" office:value="204.1" calcext:value-type="float">
            <text:p>204.1</text:p>
          </table:table-cell>
          <table:table-cell office:value-type="float" office:value="182.26" calcext:value-type="float">
            <text:p>182.26</text:p>
          </table:table-cell>
          <table:table-cell table:number-columns-repeated="3" office:value-type="float" office:value="204.1" calcext:value-type="float">
            <text:p>204.1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4-2017</text:p>
          </table:table-cell>
          <table:table-cell office:value-type="float" office:value="228.54" calcext:value-type="float">
            <text:p>228.54</text:p>
          </table:table-cell>
          <table:table-cell table:number-columns-repeated="3" office:value-type="float" office:value="252.84" calcext:value-type="float">
            <text:p>252.84</text:p>
          </table:table-cell>
          <table:table-cell office:value-type="float" office:value="257.08" calcext:value-type="float">
            <text:p>257.08</text:p>
          </table:table-cell>
          <table:table-cell office:value-type="float" office:value="252.84" calcext:value-type="float">
            <text:p>252.84</text:p>
          </table:table-cell>
          <table:table-cell office:value-type="float" office:value="265.22" calcext:value-type="float">
            <text:p>265.22</text:p>
          </table:table-cell>
          <table:table-cell office:value-type="float" office:value="260.3" calcext:value-type="float">
            <text:p>260.3</text:p>
          </table:table-cell>
          <table:table-cell table:number-columns-repeated="3" office:value-type="float" office:value="217.71" calcext:value-type="float">
            <text:p>217.71</text:p>
          </table:table-cell>
          <table:table-cell table:number-columns-repeated="2" office:value-type="float" office:value="252.84" calcext:value-type="float">
            <text:p>252.84</text:p>
          </table:table-cell>
          <table:table-cell office:value-type="float" office:value="183.36" calcext:value-type="float">
            <text:p>183.36</text:p>
          </table:table-cell>
          <table:table-cell office:value-type="float" office:value="252.84" calcext:value-type="float">
            <text:p>252.84</text:p>
          </table:table-cell>
          <table:table-cell table:number-columns-repeated="2" office:value-type="float" office:value="257.08" calcext:value-type="float">
            <text:p>257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4-2017</text:p>
          </table:table-cell>
          <table:table-cell office:value-type="float" office:value="210.92" calcext:value-type="float">
            <text:p>210.92</text:p>
          </table:table-cell>
          <table:table-cell table:number-columns-repeated="3" office:value-type="float" office:value="211.13" calcext:value-type="float">
            <text:p>211.13</text:p>
          </table:table-cell>
          <table:table-cell office:value-type="float" office:value="241.81" calcext:value-type="float">
            <text:p>241.81</text:p>
          </table:table-cell>
          <table:table-cell office:value-type="float" office:value="211.13" calcext:value-type="float">
            <text:p>21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74.36" calcext:value-type="float">
            <text:p>274.36</text:p>
          </table:table-cell>
          <table:table-cell table:number-columns-repeated="3" office:value-type="float" office:value="211.99" calcext:value-type="float">
            <text:p>211.99</text:p>
          </table:table-cell>
          <table:table-cell table:number-columns-repeated="2" office:value-type="float" office:value="211.13" calcext:value-type="float">
            <text:p>211.13</text:p>
          </table:table-cell>
          <table:table-cell office:value-type="float" office:value="180.76" calcext:value-type="float">
            <text:p>180.76</text:p>
          </table:table-cell>
          <table:table-cell office:value-type="float" office:value="211.13" calcext:value-type="float">
            <text:p>211.13</text:p>
          </table:table-cell>
          <table:table-cell table:number-columns-repeated="2" office:value-type="float" office:value="241.81" calcext:value-type="float">
            <text:p>241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4-2017</text:p>
          </table:table-cell>
          <table:table-cell office:value-type="float" office:value="202.57" calcext:value-type="float">
            <text:p>202.57</text:p>
          </table:table-cell>
          <table:table-cell table:number-columns-repeated="3" office:value-type="float" office:value="199.26" calcext:value-type="float">
            <text:p>199.26</text:p>
          </table:table-cell>
          <table:table-cell office:value-type="float" office:value="216.83" calcext:value-type="float">
            <text:p>216.83</text:p>
          </table:table-cell>
          <table:table-cell office:value-type="float" office:value="222.11" calcext:value-type="float">
            <text:p>222.11</text:p>
          </table:table-cell>
          <table:table-cell office:value-type="float" office:value="104.13" calcext:value-type="float">
            <text:p>104.13</text:p>
          </table:table-cell>
          <table:table-cell office:value-type="float" office:value="216.59" calcext:value-type="float">
            <text:p>216.59</text:p>
          </table:table-cell>
          <table:table-cell table:number-columns-repeated="3" office:value-type="float" office:value="204.78" calcext:value-type="float">
            <text:p>204.78</text:p>
          </table:table-cell>
          <table:table-cell table:number-columns-repeated="2" office:value-type="float" office:value="200.06" calcext:value-type="float">
            <text:p>200.06</text:p>
          </table:table-cell>
          <table:table-cell office:value-type="float" office:value="182" calcext:value-type="float">
            <text:p>182</text:p>
          </table:table-cell>
          <table:table-cell office:value-type="float" office:value="222.11" calcext:value-type="float">
            <text:p>222.11</text:p>
          </table:table-cell>
          <table:table-cell table:number-columns-repeated="2" office:value-type="float" office:value="235.35" calcext:value-type="float">
            <text:p>235.35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4-2017</text:p>
          </table:table-cell>
          <table:table-cell office:value-type="float" office:value="207.06" calcext:value-type="float">
            <text:p>207.06</text:p>
          </table:table-cell>
          <table:table-cell table:number-columns-repeated="3" office:value-type="float" office:value="202.96" calcext:value-type="float">
            <text:p>202.96</text:p>
          </table:table-cell>
          <table:table-cell office:value-type="float" office:value="215.74" calcext:value-type="float">
            <text:p>215.74</text:p>
          </table:table-cell>
          <table:table-cell office:value-type="float" office:value="230.02" calcext:value-type="float">
            <text:p>230.02</text:p>
          </table:table-cell>
          <table:table-cell office:value-type="float" office:value="170.59" calcext:value-type="float">
            <text:p>170.59</text:p>
          </table:table-cell>
          <table:table-cell office:value-type="float" office:value="204.47" calcext:value-type="float">
            <text:p>204.47</text:p>
          </table:table-cell>
          <table:table-cell table:number-columns-repeated="3" office:value-type="float" office:value="209.62" calcext:value-type="float">
            <text:p>209.62</text:p>
          </table:table-cell>
          <table:table-cell table:number-columns-repeated="2" office:value-type="float" office:value="208.19" calcext:value-type="float">
            <text:p>208.19</text:p>
          </table:table-cell>
          <table:table-cell office:value-type="float" office:value="180.3" calcext:value-type="float">
            <text:p>180.3</text:p>
          </table:table-cell>
          <table:table-cell table:number-columns-repeated="3" office:value-type="float" office:value="230.02" calcext:value-type="float">
            <text:p>230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4-2017</text:p>
          </table:table-cell>
          <table:table-cell office:value-type="float" office:value="207.59" calcext:value-type="float">
            <text:p>207.59</text:p>
          </table:table-cell>
          <table:table-cell table:number-columns-repeated="3" office:value-type="float" office:value="214.81" calcext:value-type="float">
            <text:p>214.81</text:p>
          </table:table-cell>
          <table:table-cell office:value-type="float" office:value="231.85" calcext:value-type="float">
            <text:p>231.85</text:p>
          </table:table-cell>
          <table:table-cell office:value-type="float" office:value="239.59" calcext:value-type="float">
            <text:p>239.59</text:p>
          </table:table-cell>
          <table:table-cell office:value-type="float" office:value="173.92" calcext:value-type="float">
            <text:p>173.92</text:p>
          </table:table-cell>
          <table:table-cell office:value-type="float" office:value="226.97" calcext:value-type="float">
            <text:p>226.97</text:p>
          </table:table-cell>
          <table:table-cell table:number-columns-repeated="3" office:value-type="float" office:value="208.32" calcext:value-type="float">
            <text:p>208.32</text:p>
          </table:table-cell>
          <table:table-cell table:number-columns-repeated="2" office:value-type="float" office:value="216.26" calcext:value-type="float">
            <text:p>216.26</text:p>
          </table:table-cell>
          <table:table-cell office:value-type="float" office:value="181.18" calcext:value-type="float">
            <text:p>181.18</text:p>
          </table:table-cell>
          <table:table-cell table:number-columns-repeated="3" office:value-type="float" office:value="239.59" calcext:value-type="float">
            <text:p>239.59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4-2017</text:p>
          </table:table-cell>
          <table:table-cell office:value-type="float" office:value="207.68" calcext:value-type="float">
            <text:p>207.68</text:p>
          </table:table-cell>
          <table:table-cell table:number-columns-repeated="4" office:value-type="float" office:value="210.44" calcext:value-type="float">
            <text:p>210.44</text:p>
          </table:table-cell>
          <table:table-cell office:value-type="float" office:value="211.48" calcext:value-type="float">
            <text:p>211.48</text:p>
          </table:table-cell>
          <table:table-cell table:number-columns-repeated="5" office:value-type="float" office:value="210.44" calcext:value-type="float">
            <text:p>210.44</text:p>
          </table:table-cell>
          <table:table-cell table:number-columns-repeated="2" office:value-type="float" office:value="210.27" calcext:value-type="float">
            <text:p>210.27</text:p>
          </table:table-cell>
          <table:table-cell office:value-type="float" office:value="180.91" calcext:value-type="float">
            <text:p>180.91</text:p>
          </table:table-cell>
          <table:table-cell table:number-columns-repeated="3" office:value-type="float" office:value="211.48" calcext:value-type="float">
            <text:p>211.48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4-2017</text:p>
          </table:table-cell>
          <table:table-cell office:value-type="float" office:value="194.28" calcext:value-type="float">
            <text:p>194.28</text:p>
          </table:table-cell>
          <table:table-cell table:number-columns-repeated="5" office:value-type="float" office:value="189.72" calcext:value-type="float">
            <text:p>189.72</text:p>
          </table:table-cell>
          <table:table-cell office:value-type="float" office:value="197.66" calcext:value-type="float">
            <text:p>197.66</text:p>
          </table:table-cell>
          <table:table-cell office:value-type="float" office:value="199.77" calcext:value-type="float">
            <text:p>199.77</text:p>
          </table:table-cell>
          <table:table-cell table:number-columns-repeated="3" office:value-type="float" office:value="200.82" calcext:value-type="float">
            <text:p>200.82</text:p>
          </table:table-cell>
          <table:table-cell table:number-columns-repeated="2" office:value-type="float" office:value="190.17" calcext:value-type="float">
            <text:p>190.17</text:p>
          </table:table-cell>
          <table:table-cell office:value-type="float" office:value="179.35" calcext:value-type="float">
            <text:p>179.35</text:p>
          </table:table-cell>
          <table:table-cell table:number-columns-repeated="3" office:value-type="float" office:value="189.72" calcext:value-type="float">
            <text:p>189.72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4-2017</text:p>
          </table:table-cell>
          <table:table-cell office:value-type="float" office:value="192.79" calcext:value-type="float">
            <text:p>192.79</text:p>
          </table:table-cell>
          <table:table-cell table:number-columns-repeated="4" office:value-type="float" office:value="182.64" calcext:value-type="float">
            <text:p>182.64</text:p>
          </table:table-cell>
          <table:table-cell office:value-type="float" office:value="195.52" calcext:value-type="float">
            <text:p>195.52</text:p>
          </table:table-cell>
          <table:table-cell office:value-type="float" office:value="169.9" calcext:value-type="float">
            <text:p>169.9</text:p>
          </table:table-cell>
          <table:table-cell office:value-type="float" office:value="180.1" calcext:value-type="float">
            <text:p>180.1</text:p>
          </table:table-cell>
          <table:table-cell table:number-columns-repeated="3" office:value-type="float" office:value="199.46" calcext:value-type="float">
            <text:p>199.46</text:p>
          </table:table-cell>
          <table:table-cell table:number-columns-repeated="2" office:value-type="float" office:value="189.96" calcext:value-type="float">
            <text:p>189.96</text:p>
          </table:table-cell>
          <table:table-cell office:value-type="float" office:value="180.59" calcext:value-type="float">
            <text:p>180.59</text:p>
          </table:table-cell>
          <table:table-cell table:number-columns-repeated="3" office:value-type="float" office:value="195.52" calcext:value-type="float">
            <text:p>195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4-2017</text:p>
          </table:table-cell>
          <table:table-cell office:value-type="float" office:value="190.37" calcext:value-type="float">
            <text:p>190.37</text:p>
          </table:table-cell>
          <table:table-cell table:number-columns-repeated="4" office:value-type="float" office:value="166.53" calcext:value-type="float">
            <text:p>166.53</text:p>
          </table:table-cell>
          <table:table-cell office:value-type="float" office:value="172.98" calcext:value-type="float">
            <text:p>172.98</text:p>
          </table:table-cell>
          <table:table-cell office:value-type="float" office:value="164.2" calcext:value-type="float">
            <text:p>164.2</text:p>
          </table:table-cell>
          <table:table-cell office:value-type="float" office:value="166.53" calcext:value-type="float">
            <text:p>166.53</text:p>
          </table:table-cell>
          <table:table-cell table:number-columns-repeated="3" office:value-type="float" office:value="200.76" calcext:value-type="float">
            <text:p>200.76</text:p>
          </table:table-cell>
          <table:table-cell table:number-columns-repeated="2" office:value-type="float" office:value="190.8" calcext:value-type="float">
            <text:p>190.8</text:p>
          </table:table-cell>
          <table:table-cell office:value-type="float" office:value="175.79" calcext:value-type="float">
            <text:p>175.79</text:p>
          </table:table-cell>
          <table:table-cell table:number-columns-repeated="3" office:value-type="float" office:value="172.98" calcext:value-type="float">
            <text:p>172.98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4-2017</text:p>
          </table:table-cell>
          <table:table-cell office:value-type="float" office:value="202.17" calcext:value-type="float">
            <text:p>202.17</text:p>
          </table:table-cell>
          <table:table-cell table:number-columns-repeated="4" office:value-type="float" office:value="201.85" calcext:value-type="float">
            <text:p>201.85</text:p>
          </table:table-cell>
          <table:table-cell office:value-type="float" office:value="217.91" calcext:value-type="float">
            <text:p>217.91</text:p>
          </table:table-cell>
          <table:table-cell table:number-columns-repeated="2" office:value-type="float" office:value="198.43" calcext:value-type="float">
            <text:p>198.43</text:p>
          </table:table-cell>
          <table:table-cell table:number-columns-repeated="3" office:value-type="float" office:value="204.18" calcext:value-type="float">
            <text:p>204.18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182.16" calcext:value-type="float">
            <text:p>182.16</text:p>
          </table:table-cell>
          <table:table-cell table:number-columns-repeated="3" office:value-type="float" office:value="217.91" calcext:value-type="float">
            <text:p>217.91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4-2017</text:p>
          </table:table-cell>
          <table:table-cell office:value-type="float" office:value="202.46" calcext:value-type="float">
            <text:p>202.46</text:p>
          </table:table-cell>
          <table:table-cell table:number-columns-repeated="4" office:value-type="float" office:value="200.56" calcext:value-type="float">
            <text:p>200.56</text:p>
          </table:table-cell>
          <table:table-cell office:value-type="float" office:value="240.74" calcext:value-type="float">
            <text:p>240.74</text:p>
          </table:table-cell>
          <table:table-cell table:number-columns-repeated="2" office:value-type="float" office:value="192.49" calcext:value-type="float">
            <text:p>192.49</text:p>
          </table:table-cell>
          <table:table-cell table:number-columns-repeated="3" office:value-type="float" office:value="204.67" calcext:value-type="float">
            <text:p>204.67</text:p>
          </table:table-cell>
          <table:table-cell table:number-columns-repeated="2" office:value-type="float" office:value="200.91" calcext:value-type="float">
            <text:p>200.91</text:p>
          </table:table-cell>
          <table:table-cell office:value-type="float" office:value="181.21" calcext:value-type="float">
            <text:p>181.21</text:p>
          </table:table-cell>
          <table:table-cell table:number-columns-repeated="3" office:value-type="float" office:value="240.74" calcext:value-type="float">
            <text:p>240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4-2017</text:p>
          </table:table-cell>
          <table:table-cell office:value-type="float" office:value="207.28" calcext:value-type="float">
            <text:p>207.28</text:p>
          </table:table-cell>
          <table:table-cell table:number-columns-repeated="4" office:value-type="float" office:value="209.94" calcext:value-type="float">
            <text:p>209.94</text:p>
          </table:table-cell>
          <table:table-cell office:value-type="float" office:value="233.61" calcext:value-type="float">
            <text:p>233.61</text:p>
          </table:table-cell>
          <table:table-cell table:number-columns-repeated="2" office:value-type="float" office:value="209.94" calcext:value-type="float">
            <text:p>209.94</text:p>
          </table:table-cell>
          <table:table-cell table:number-columns-repeated="5" office:value-type="float" office:value="208.97" calcext:value-type="float">
            <text:p>208.97</text:p>
          </table:table-cell>
          <table:table-cell office:value-type="float" office:value="182.39" calcext:value-type="float">
            <text:p>182.39</text:p>
          </table:table-cell>
          <table:table-cell table:number-columns-repeated="3" office:value-type="float" office:value="233.61" calcext:value-type="float">
            <text:p>233.6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4-2017</text:p>
          </table:table-cell>
          <table:table-cell office:value-type="float" office:value="206.81" calcext:value-type="float">
            <text:p>206.81</text:p>
          </table:table-cell>
          <table:table-cell table:number-columns-repeated="4" office:value-type="float" office:value="209.28" calcext:value-type="float">
            <text:p>209.28</text:p>
          </table:table-cell>
          <table:table-cell office:value-type="float" office:value="209.74" calcext:value-type="float">
            <text:p>209.74</text:p>
          </table:table-cell>
          <table:table-cell table:number-columns-repeated="2" office:value-type="float" office:value="208.11" calcext:value-type="float">
            <text:p>208.11</text:p>
          </table:table-cell>
          <table:table-cell table:number-columns-repeated="3" office:value-type="float" office:value="209.3" calcext:value-type="float">
            <text:p>209.3</text:p>
          </table:table-cell>
          <table:table-cell table:number-columns-repeated="2" office:value-type="float" office:value="208.94" calcext:value-type="float">
            <text:p>208.94</text:p>
          </table:table-cell>
          <table:table-cell office:value-type="float" office:value="182.19" calcext:value-type="float">
            <text:p>182.19</text:p>
          </table:table-cell>
          <table:table-cell table:number-columns-repeated="3" office:value-type="float" office:value="209.74" calcext:value-type="float">
            <text:p>209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4-2017</text:p>
          </table:table-cell>
          <table:table-cell office:value-type="float" office:value="211.73" calcext:value-type="float">
            <text:p>211.73</text:p>
          </table:table-cell>
          <table:table-cell table:number-columns-repeated="6" office:value-type="float" office:value="214.51" calcext:value-type="float">
            <text:p>214.51</text:p>
          </table:table-cell>
          <table:table-cell office:value-type="float" office:value="214.74" calcext:value-type="float">
            <text:p>214.74</text:p>
          </table:table-cell>
          <table:table-cell table:number-columns-repeated="5" office:value-type="float" office:value="214.51" calcext:value-type="float">
            <text:p>214.51</text:p>
          </table:table-cell>
          <table:table-cell office:value-type="float" office:value="181.79" calcext:value-type="float">
            <text:p>181.79</text:p>
          </table:table-cell>
          <table:table-cell table:number-columns-repeated="3" office:value-type="float" office:value="214.51" calcext:value-type="float">
            <text:p>214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4-2017</text:p>
          </table:table-cell>
          <table:table-cell office:value-type="float" office:value="211.51" calcext:value-type="float">
            <text:p>211.51</text:p>
          </table:table-cell>
          <table:table-cell table:number-columns-repeated="4" office:value-type="float" office:value="213.35" calcext:value-type="float">
            <text:p>213.35</text:p>
          </table:table-cell>
          <table:table-cell office:value-type="float" office:value="218.95" calcext:value-type="float">
            <text:p>218.95</text:p>
          </table:table-cell>
          <table:table-cell office:value-type="float" office:value="208.56" calcext:value-type="float">
            <text:p>208.56</text:p>
          </table:table-cell>
          <table:table-cell office:value-type="float" office:value="208.96" calcext:value-type="float">
            <text:p>208.96</text:p>
          </table:table-cell>
          <table:table-cell office:value-type="float" office:value="214.27" calcext:value-type="float">
            <text:p>214.27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27" calcext:value-type="float">
            <text:p>214.27</text:p>
          </table:table-cell>
          <table:table-cell table:number-columns-repeated="2" office:value-type="float" office:value="213.35" calcext:value-type="float">
            <text:p>213.35</text:p>
          </table:table-cell>
          <table:table-cell office:value-type="float" office:value="182.47" calcext:value-type="float">
            <text:p>182.47</text:p>
          </table:table-cell>
          <table:table-cell table:number-columns-repeated="3" office:value-type="float" office:value="218.95" calcext:value-type="float">
            <text:p>218.95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4-2017</text:p>
          </table:table-cell>
          <table:table-cell office:value-type="float" office:value="242.08" calcext:value-type="float">
            <text:p>242.08</text:p>
          </table:table-cell>
          <table:table-cell table:number-columns-repeated="4" office:value-type="float" office:value="249.6" calcext:value-type="float">
            <text:p>249.6</text:p>
          </table:table-cell>
          <table:table-cell office:value-type="float" office:value="254.34" calcext:value-type="float">
            <text:p>254.34</text:p>
          </table:table-cell>
          <table:table-cell office:value-type="float" office:value="249.51" calcext:value-type="float">
            <text:p>249.51</text:p>
          </table:table-cell>
          <table:table-cell office:value-type="float" office:value="249.6" calcext:value-type="float">
            <text:p>249.6</text:p>
          </table:table-cell>
          <table:table-cell office:value-type="float" office:value="246.6" calcext:value-type="float">
            <text:p>246.6</text:p>
          </table:table-cell>
          <table:table-cell office:value-type="float" office:value="246.06" calcext:value-type="float">
            <text:p>246.06</text:p>
          </table:table-cell>
          <table:table-cell office:value-type="float" office:value="246.6" calcext:value-type="float">
            <text:p>246.6</text:p>
          </table:table-cell>
          <table:table-cell table:number-columns-repeated="2" office:value-type="float" office:value="246.48" calcext:value-type="float">
            <text:p>246.48</text:p>
          </table:table-cell>
          <table:table-cell office:value-type="float" office:value="182.67" calcext:value-type="float">
            <text:p>182.67</text:p>
          </table:table-cell>
          <table:table-cell table:number-columns-repeated="3" office:value-type="float" office:value="254.34" calcext:value-type="float">
            <text:p>254.34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4-2017</text:p>
          </table:table-cell>
          <table:table-cell office:value-type="float" office:value="249.12" calcext:value-type="float">
            <text:p>249.12</text:p>
          </table:table-cell>
          <table:table-cell table:number-columns-repeated="3" office:value-type="float" office:value="266.54" calcext:value-type="float">
            <text:p>266.54</text:p>
          </table:table-cell>
          <table:table-cell office:value-type="float" office:value="267.38" calcext:value-type="float">
            <text:p>267.38</text:p>
          </table:table-cell>
          <table:table-cell office:value-type="float" office:value="268.68" calcext:value-type="float">
            <text:p>268.68</text:p>
          </table:table-cell>
          <table:table-cell table:number-columns-repeated="2" office:value-type="float" office:value="267.61" calcext:value-type="float">
            <text:p>267.61</text:p>
          </table:table-cell>
          <table:table-cell office:value-type="float" office:value="261.51" calcext:value-type="float">
            <text:p>261.51</text:p>
          </table:table-cell>
          <table:table-cell office:value-type="float" office:value="260.61" calcext:value-type="float">
            <text:p>260.61</text:p>
          </table:table-cell>
          <table:table-cell office:value-type="float" office:value="261.51" calcext:value-type="float">
            <text:p>261.51</text:p>
          </table:table-cell>
          <table:table-cell table:number-columns-repeated="2" office:value-type="float" office:value="251.92" calcext:value-type="float">
            <text:p>251.92</text:p>
          </table:table-cell>
          <table:table-cell office:value-type="float" office:value="183.36" calcext:value-type="float">
            <text:p>183.36</text:p>
          </table:table-cell>
          <table:table-cell table:number-columns-repeated="2" office:value-type="float" office:value="268.68" calcext:value-type="float">
            <text:p>268.68</text:p>
          </table:table-cell>
          <table:table-cell office:value-type="float" office:value="269.52" calcext:value-type="float">
            <text:p>269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4-2017</text:p>
          </table:table-cell>
          <table:table-cell office:value-type="float" office:value="219.34" calcext:value-type="float">
            <text:p>219.34</text:p>
          </table:table-cell>
          <table:table-cell table:number-columns-repeated="3" office:value-type="float" office:value="221.83" calcext:value-type="float">
            <text:p>221.83</text:p>
          </table:table-cell>
          <table:table-cell office:value-type="float" office:value="230.62" calcext:value-type="float">
            <text:p>230.62</text:p>
          </table:table-cell>
          <table:table-cell office:value-type="float" office:value="236.23" calcext:value-type="float">
            <text:p>236.23</text:p>
          </table:table-cell>
          <table:table-cell office:value-type="float" office:value="221.83" calcext:value-type="float">
            <text:p>221.83</text:p>
          </table:table-cell>
          <table:table-cell office:value-type="float" office:value="230.62" calcext:value-type="float">
            <text:p>230.62</text:p>
          </table:table-cell>
          <table:table-cell table:number-columns-repeated="3" office:value-type="float" office:value="222.47" calcext:value-type="float">
            <text:p>222.47</text:p>
          </table:table-cell>
          <table:table-cell table:number-columns-repeated="2" office:value-type="float" office:value="221.7" calcext:value-type="float">
            <text:p>221.7</text:p>
          </table:table-cell>
          <table:table-cell office:value-type="float" office:value="180.56" calcext:value-type="float">
            <text:p>180.56</text:p>
          </table:table-cell>
          <table:table-cell office:value-type="float" office:value="236.23" calcext:value-type="float">
            <text:p>236.23</text:p>
          </table:table-cell>
          <table:table-cell office:value-type="float" office:value="241.81" calcext:value-type="float">
            <text:p>241.81</text:p>
          </table:table-cell>
          <table:table-cell office:value-type="float" office:value="242.8" calcext:value-type="float">
            <text:p>242.8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4-2017</text:p>
          </table:table-cell>
          <table:table-cell office:value-type="float" office:value="200.78" calcext:value-type="float">
            <text:p>200.78</text:p>
          </table:table-cell>
          <table:table-cell table:number-columns-repeated="4" office:value-type="float" office:value="149.7" calcext:value-type="float">
            <text:p>149.7</text:p>
          </table:table-cell>
          <table:table-cell office:value-type="float" office:value="246.27" calcext:value-type="float">
            <text:p>246.27</text:p>
          </table:table-cell>
          <table:table-cell office:value-type="float" office:value="135.71" calcext:value-type="float">
            <text:p>135.71</text:p>
          </table:table-cell>
          <table:table-cell office:value-type="float" office:value="149.79" calcext:value-type="float">
            <text:p>149.79</text:p>
          </table:table-cell>
          <table:table-cell table:number-columns-repeated="3" office:value-type="float" office:value="213.19" calcext:value-type="float">
            <text:p>213.19</text:p>
          </table:table-cell>
          <table:table-cell table:number-columns-repeated="2" office:value-type="float" office:value="210.87" calcext:value-type="float">
            <text:p>210.87</text:p>
          </table:table-cell>
          <table:table-cell office:value-type="float" office:value="173.87" calcext:value-type="float">
            <text:p>173.87</text:p>
          </table:table-cell>
          <table:table-cell table:number-columns-repeated="3" office:value-type="float" office:value="246.27" calcext:value-type="float">
            <text:p>246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4-2017</text:p>
          </table:table-cell>
          <table:table-cell office:value-type="float" office:value="191.96" calcext:value-type="float">
            <text:p>191.96</text:p>
          </table:table-cell>
          <table:table-cell table:number-columns-repeated="4" office:value-type="float" office:value="105.6" calcext:value-type="float">
            <text:p>105.6</text:p>
          </table:table-cell>
          <table:table-cell office:value-type="float" office:value="200.63" calcext:value-type="float">
            <text:p>200.63</text:p>
          </table:table-cell>
          <table:table-cell office:value-type="float" office:value="78.73" calcext:value-type="float">
            <text:p>78.73</text:p>
          </table:table-cell>
          <table:table-cell office:value-type="float" office:value="80.88" calcext:value-type="float">
            <text:p>80.88</text:p>
          </table:table-cell>
          <table:table-cell table:number-columns-repeated="2" office:value-type="float" office:value="211.65" calcext:value-type="float">
            <text:p>211.65</text:p>
          </table:table-cell>
          <table:table-cell office:value-type="float" office:value="211.68" calcext:value-type="float">
            <text:p>211.68</text:p>
          </table:table-cell>
          <table:table-cell table:number-columns-repeated="2" office:value-type="float" office:value="209.92" calcext:value-type="float">
            <text:p>209.92</text:p>
          </table:table-cell>
          <table:table-cell office:value-type="float" office:value="176.37" calcext:value-type="float">
            <text:p>176.37</text:p>
          </table:table-cell>
          <table:table-cell table:number-columns-repeated="3" office:value-type="float" office:value="200.63" calcext:value-type="float">
            <text:p>200.63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4-2017</text:p>
          </table:table-cell>
          <table:table-cell office:value-type="float" office:value="203.83" calcext:value-type="float">
            <text:p>203.83</text:p>
          </table:table-cell>
          <table:table-cell table:number-columns-repeated="4" office:value-type="float" office:value="196.64" calcext:value-type="float">
            <text:p>196.64</text:p>
          </table:table-cell>
          <table:table-cell office:value-type="float" office:value="197.18" calcext:value-type="float">
            <text:p>197.18</text:p>
          </table:table-cell>
          <table:table-cell office:value-type="float" office:value="77.79" calcext:value-type="float">
            <text:p>77.79</text:p>
          </table:table-cell>
          <table:table-cell office:value-type="float" office:value="122.88" calcext:value-type="float">
            <text:p>122.88</text:p>
          </table:table-cell>
          <table:table-cell office:value-type="float" office:value="213.72" calcext:value-type="float">
            <text:p>213.72</text:p>
          </table:table-cell>
          <table:table-cell office:value-type="float" office:value="213.54" calcext:value-type="float">
            <text:p>213.54</text:p>
          </table:table-cell>
          <table:table-cell office:value-type="float" office:value="213.72" calcext:value-type="float">
            <text:p>213.72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179.22" calcext:value-type="float">
            <text:p>179.22</text:p>
          </table:table-cell>
          <table:table-cell table:number-columns-repeated="3" office:value-type="float" office:value="197.18" calcext:value-type="float">
            <text:p>197.18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4-2017</text:p>
          </table:table-cell>
          <table:table-cell office:value-type="float" office:value="228.18" calcext:value-type="float">
            <text:p>228.18</text:p>
          </table:table-cell>
          <table:table-cell table:number-columns-repeated="4" office:value-type="float" office:value="239.44" calcext:value-type="float">
            <text:p>239.44</text:p>
          </table:table-cell>
          <table:table-cell office:value-type="float" office:value="292.11" calcext:value-type="float">
            <text:p>292.11</text:p>
          </table:table-cell>
          <table:table-cell office:value-type="float" office:value="198.02" calcext:value-type="float">
            <text:p>198.02</text:p>
          </table:table-cell>
          <table:table-cell office:value-type="float" office:value="210.27" calcext:value-type="float">
            <text:p>210.27</text:p>
          </table:table-cell>
          <table:table-cell office:value-type="float" office:value="240.84" calcext:value-type="float">
            <text:p>240.84</text:p>
          </table:table-cell>
          <table:table-cell office:value-type="float" office:value="218.01" calcext:value-type="float">
            <text:p>218.01</text:p>
          </table:table-cell>
          <table:table-cell office:value-type="float" office:value="240.84" calcext:value-type="float">
            <text:p>240.84</text:p>
          </table:table-cell>
          <table:table-cell table:number-columns-repeated="2" office:value-type="float" office:value="235.61" calcext:value-type="float">
            <text:p>235.61</text:p>
          </table:table-cell>
          <table:table-cell office:value-type="float" office:value="182.18" calcext:value-type="float">
            <text:p>182.18</text:p>
          </table:table-cell>
          <table:table-cell table:number-columns-repeated="3" office:value-type="float" office:value="292.11" calcext:value-type="float">
            <text:p>292.11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4-2017</text:p>
          </table:table-cell>
          <table:table-cell office:value-type="float" office:value="256.21" calcext:value-type="float">
            <text:p>256.21</text:p>
          </table:table-cell>
          <table:table-cell table:number-columns-repeated="4" office:value-type="float" office:value="263.61" calcext:value-type="float">
            <text:p>263.61</text:p>
          </table:table-cell>
          <table:table-cell office:value-type="float" office:value="275.61" calcext:value-type="float">
            <text:p>275.61</text:p>
          </table:table-cell>
          <table:table-cell office:value-type="float" office:value="263.83" calcext:value-type="float">
            <text:p>263.83</text:p>
          </table:table-cell>
          <table:table-cell office:value-type="float" office:value="263.92" calcext:value-type="float">
            <text:p>263.92</text:p>
          </table:table-cell>
          <table:table-cell office:value-type="float" office:value="263.61" calcext:value-type="float">
            <text:p>263.61</text:p>
          </table:table-cell>
          <table:table-cell office:value-type="float" office:value="245.6" calcext:value-type="float">
            <text:p>245.6</text:p>
          </table:table-cell>
          <table:table-cell office:value-type="float" office:value="263.61" calcext:value-type="float">
            <text:p>263.61</text:p>
          </table:table-cell>
          <table:table-cell table:number-columns-repeated="2" office:value-type="float" office:value="262.49" calcext:value-type="float">
            <text:p>262.49</text:p>
          </table:table-cell>
          <table:table-cell office:value-type="float" office:value="181.61" calcext:value-type="float">
            <text:p>181.61</text:p>
          </table:table-cell>
          <table:table-cell table:number-columns-repeated="3" office:value-type="float" office:value="275.61" calcext:value-type="float">
            <text:p>275.61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4-2017</text:p>
          </table:table-cell>
          <table:table-cell office:value-type="float" office:value="277.03" calcext:value-type="float">
            <text:p>277.03</text:p>
          </table:table-cell>
          <table:table-cell table:number-columns-repeated="5" office:value-type="float" office:value="288.66" calcext:value-type="float">
            <text:p>288.66</text:p>
          </table:table-cell>
          <table:table-cell table:number-columns-repeated="2" office:value-type="float" office:value="296.89" calcext:value-type="float">
            <text:p>296.89</text:p>
          </table:table-cell>
          <table:table-cell office:value-type="float" office:value="288.66" calcext:value-type="float">
            <text:p>288.66</text:p>
          </table:table-cell>
          <table:table-cell office:value-type="float" office:value="253.67" calcext:value-type="float">
            <text:p>253.67</text:p>
          </table:table-cell>
          <table:table-cell table:number-columns-repeated="3" office:value-type="float" office:value="288.66" calcext:value-type="float">
            <text:p>288.66</text:p>
          </table:table-cell>
          <table:table-cell office:value-type="float" office:value="185.35" calcext:value-type="float">
            <text:p>185.35</text:p>
          </table:table-cell>
          <table:table-cell table:number-columns-repeated="3" office:value-type="float" office:value="288.66" calcext:value-type="float">
            <text:p>288.66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4-2017</text:p>
          </table:table-cell>
          <table:table-cell office:value-type="float" office:value="266.47" calcext:value-type="float">
            <text:p>266.47</text:p>
          </table:table-cell>
          <table:table-cell table:number-columns-repeated="3" office:value-type="float" office:value="271.82" calcext:value-type="float">
            <text:p>271.82</text:p>
          </table:table-cell>
          <table:table-cell office:value-type="float" office:value="273.37" calcext:value-type="float">
            <text:p>273.37</text:p>
          </table:table-cell>
          <table:table-cell office:value-type="float" office:value="292.87" calcext:value-type="float">
            <text:p>292.87</text:p>
          </table:table-cell>
          <table:table-cell office:value-type="float" office:value="269.42" calcext:value-type="float">
            <text:p>269.42</text:p>
          </table:table-cell>
          <table:table-cell office:value-type="float" office:value="273.43" calcext:value-type="float">
            <text:p>273.43</text:p>
          </table:table-cell>
          <table:table-cell office:value-type="float" office:value="270.82" calcext:value-type="float">
            <text:p>270.82</text:p>
          </table:table-cell>
          <table:table-cell office:value-type="float" office:value="253.91" calcext:value-type="float">
            <text:p>253.91</text:p>
          </table:table-cell>
          <table:table-cell office:value-type="float" office:value="270.82" calcext:value-type="float">
            <text:p>270.82</text:p>
          </table:table-cell>
          <table:table-cell table:number-columns-repeated="2" office:value-type="float" office:value="271.61" calcext:value-type="float">
            <text:p>271.61</text:p>
          </table:table-cell>
          <table:table-cell office:value-type="float" office:value="179.69" calcext:value-type="float">
            <text:p>179.69</text:p>
          </table:table-cell>
          <table:table-cell table:number-columns-repeated="3" office:value-type="float" office:value="292.87" calcext:value-type="float">
            <text:p>292.87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4-2017</text:p>
          </table:table-cell>
          <table:table-cell office:value-type="float" office:value="262.3" calcext:value-type="float">
            <text:p>262.3</text:p>
          </table:table-cell>
          <table:table-cell table:number-columns-repeated="3" office:value-type="float" office:value="258.3" calcext:value-type="float">
            <text:p>258.3</text:p>
          </table:table-cell>
          <table:table-cell office:value-type="float" office:value="258.75" calcext:value-type="float">
            <text:p>258.75</text:p>
          </table:table-cell>
          <table:table-cell office:value-type="float" office:value="341.31" calcext:value-type="float">
            <text:p>34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258.75" calcext:value-type="float">
            <text:p>258.75</text:p>
          </table:table-cell>
          <table:table-cell office:value-type="float" office:value="256" calcext:value-type="float">
            <text:p>256</text:p>
          </table:table-cell>
          <table:table-cell office:value-type="float" office:value="252.27" calcext:value-type="float">
            <text:p>252.2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8.23" calcext:value-type="float">
            <text:p>258.23</text:p>
          </table:table-cell>
          <table:table-cell office:value-type="float" office:value="179.64" calcext:value-type="float">
            <text:p>179.64</text:p>
          </table:table-cell>
          <table:table-cell table:number-columns-repeated="3" office:value-type="float" office:value="290.89" calcext:value-type="float">
            <text:p>290.89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4-2017</text:p>
          </table:table-cell>
          <table:table-cell office:value-type="float" office:value="226.18" calcext:value-type="float">
            <text:p>226.18</text:p>
          </table:table-cell>
          <table:table-cell table:number-columns-repeated="5" office:value-type="float" office:value="230.6" calcext:value-type="float">
            <text:p>230.6</text:p>
          </table:table-cell>
          <table:table-cell office:value-type="float" office:value="230.21" calcext:value-type="float">
            <text:p>230.21</text:p>
          </table:table-cell>
          <table:table-cell office:value-type="float" office:value="230.8" calcext:value-type="float">
            <text:p>230.8</text:p>
          </table:table-cell>
          <table:table-cell table:number-columns-repeated="3" office:value-type="float" office:value="230.6" calcext:value-type="float">
            <text:p>230.6</text:p>
          </table:table-cell>
          <table:table-cell table:number-columns-repeated="2" office:value-type="float" office:value="230.71" calcext:value-type="float">
            <text:p>230.71</text:p>
          </table:table-cell>
          <table:table-cell office:value-type="float" office:value="178.38" calcext:value-type="float">
            <text:p>178.38</text:p>
          </table:table-cell>
          <table:table-cell table:number-columns-repeated="3" office:value-type="float" office:value="230.6" calcext:value-type="float">
            <text:p>230.6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4-2017</text:p>
          </table:table-cell>
          <table:table-cell office:value-type="float" office:value="210.77" calcext:value-type="float">
            <text:p>210.77</text:p>
          </table:table-cell>
          <table:table-cell table:number-columns-repeated="5" office:value-type="float" office:value="215.14" calcext:value-type="float">
            <text:p>215.14</text:p>
          </table:table-cell>
          <table:table-cell office:value-type="float" office:value="208.27" calcext:value-type="float">
            <text:p>208.27</text:p>
          </table:table-cell>
          <table:table-cell office:value-type="float" office:value="211.26" calcext:value-type="float">
            <text:p>211.26</text:p>
          </table:table-cell>
          <table:table-cell office:value-type="float" office:value="215.26" calcext:value-type="float">
            <text:p>215.26</text:p>
          </table:table-cell>
          <table:table-cell office:value-type="float" office:value="213.84" calcext:value-type="float">
            <text:p>213.84</text:p>
          </table:table-cell>
          <table:table-cell table:number-columns-repeated="3" office:value-type="float" office:value="216.3" calcext:value-type="float">
            <text:p>216.3</text:p>
          </table:table-cell>
          <table:table-cell office:value-type="float" office:value="178.2" calcext:value-type="float">
            <text:p>178.2</text:p>
          </table:table-cell>
          <table:table-cell table:number-columns-repeated="3" office:value-type="float" office:value="215.14" calcext:value-type="float">
            <text:p>215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5-2017</text:p>
          </table:table-cell>
          <table:table-cell office:value-type="float" office:value="202.25" calcext:value-type="float">
            <text:p>202.25</text:p>
          </table:table-cell>
          <table:table-cell table:number-columns-repeated="5" office:value-type="float" office:value="199.85" calcext:value-type="float">
            <text:p>199.85</text:p>
          </table:table-cell>
          <table:table-cell office:value-type="float" office:value="40.41" calcext:value-type="float">
            <text:p>40.41</text:p>
          </table:table-cell>
          <table:table-cell office:value-type="float" office:value="47.75" calcext:value-type="float">
            <text:p>47.75</text:p>
          </table:table-cell>
          <table:table-cell table:number-columns-repeated="2" office:value-type="float" office:value="212.91" calcext:value-type="float">
            <text:p>212.91</text:p>
          </table:table-cell>
          <table:table-cell table:number-columns-repeated="3" office:value-type="float" office:value="214.4" calcext:value-type="float">
            <text:p>214.4</text:p>
          </table:table-cell>
          <table:table-cell office:value-type="float" office:value="179.42" calcext:value-type="float">
            <text:p>179.42</text:p>
          </table:table-cell>
          <table:table-cell table:number-columns-repeated="3" office:value-type="float" office:value="199.85" calcext:value-type="float">
            <text:p>199.85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5-2017</text:p>
          </table:table-cell>
          <table:table-cell office:value-type="float" office:value="227.21" calcext:value-type="float">
            <text:p>227.21</text:p>
          </table:table-cell>
          <table:table-cell table:number-columns-repeated="4" office:value-type="float" office:value="227.63" calcext:value-type="float">
            <text:p>227.63</text:p>
          </table:table-cell>
          <table:table-cell office:value-type="float" office:value="228.13" calcext:value-type="float">
            <text:p>228.13</text:p>
          </table:table-cell>
          <table:table-cell office:value-type="float" office:value="204.99" calcext:value-type="float">
            <text:p>204.99</text:p>
          </table:table-cell>
          <table:table-cell office:value-type="float" office:value="205.27" calcext:value-type="float">
            <text:p>205.27</text:p>
          </table:table-cell>
          <table:table-cell office:value-type="float" office:value="233.07" calcext:value-type="float">
            <text:p>233.07</text:p>
          </table:table-cell>
          <table:table-cell office:value-type="float" office:value="231.87" calcext:value-type="float">
            <text:p>231.87</text:p>
          </table:table-cell>
          <table:table-cell office:value-type="float" office:value="233.07" calcext:value-type="float">
            <text:p>233.07</text:p>
          </table:table-cell>
          <table:table-cell table:number-columns-repeated="2" office:value-type="float" office:value="231.17" calcext:value-type="float">
            <text:p>231.17</text:p>
          </table:table-cell>
          <table:table-cell office:value-type="float" office:value="181.34" calcext:value-type="float">
            <text:p>181.34</text:p>
          </table:table-cell>
          <table:table-cell table:number-columns-repeated="3" office:value-type="float" office:value="228.13" calcext:value-type="float">
            <text:p>228.13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5-2017</text:p>
          </table:table-cell>
          <table:table-cell office:value-type="float" office:value="226.97" calcext:value-type="float">
            <text:p>226.97</text:p>
          </table:table-cell>
          <table:table-cell table:number-columns-repeated="7" office:value-type="float" office:value="230.65" calcext:value-type="float">
            <text:p>230.65</text:p>
          </table:table-cell>
          <table:table-cell table:number-columns-repeated="3" office:value-type="float" office:value="231.61" calcext:value-type="float">
            <text:p>231.61</text:p>
          </table:table-cell>
          <table:table-cell table:number-columns-repeated="2" office:value-type="float" office:value="230.65" calcext:value-type="float">
            <text:p>230.65</text:p>
          </table:table-cell>
          <table:table-cell office:value-type="float" office:value="183.22" calcext:value-type="float">
            <text:p>183.22</text:p>
          </table:table-cell>
          <table:table-cell table:number-columns-repeated="3" office:value-type="float" office:value="227.22" calcext:value-type="float">
            <text:p>227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5-2017</text:p>
          </table:table-cell>
          <table:table-cell office:value-type="float" office:value="220.03" calcext:value-type="float">
            <text:p>220.03</text:p>
          </table:table-cell>
          <table:table-cell table:number-columns-repeated="5" office:value-type="float" office:value="219" calcext:value-type="float">
            <text:p>219</text:p>
          </table:table-cell>
          <table:table-cell table:number-columns-repeated="2" office:value-type="float" office:value="218.64" calcext:value-type="float">
            <text:p>218.64</text:p>
          </table:table-cell>
          <table:table-cell table:number-columns-repeated="3" office:value-type="float" office:value="222.11" calcext:value-type="float">
            <text:p>222.11</text:p>
          </table:table-cell>
          <table:table-cell table:number-columns-repeated="2" office:value-type="float" office:value="221.12" calcext:value-type="float">
            <text:p>221.12</text:p>
          </table:table-cell>
          <table:table-cell office:value-type="float" office:value="196.21" calcext:value-type="float">
            <text:p>196.21</text:p>
          </table:table-cell>
          <table:table-cell table:number-columns-repeated="3" office:value-type="float" office:value="219" calcext:value-type="float">
            <text:p>219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5-2017</text:p>
          </table:table-cell>
          <table:table-cell office:value-type="float" office:value="224.39" calcext:value-type="float">
            <text:p>224.39</text:p>
          </table:table-cell>
          <table:table-cell table:number-columns-repeated="5" office:value-type="float" office:value="221.56" calcext:value-type="float">
            <text:p>221.56</text:p>
          </table:table-cell>
          <table:table-cell table:number-columns-repeated="2" office:value-type="float" office:value="235.76" calcext:value-type="float">
            <text:p>235.76</text:p>
          </table:table-cell>
          <table:table-cell table:number-columns-repeated="3" office:value-type="float" office:value="227.31" calcext:value-type="float">
            <text:p>227.31</text:p>
          </table:table-cell>
          <table:table-cell table:number-columns-repeated="2" office:value-type="float" office:value="226.01" calcext:value-type="float">
            <text:p>226.01</text:p>
          </table:table-cell>
          <table:table-cell office:value-type="float" office:value="197.62" calcext:value-type="float">
            <text:p>197.62</text:p>
          </table:table-cell>
          <table:table-cell table:number-columns-repeated="3" office:value-type="float" office:value="221.56" calcext:value-type="float">
            <text:p>221.56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5-2017</text:p>
          </table:table-cell>
          <table:table-cell office:value-type="float" office:value="223.78" calcext:value-type="float">
            <text:p>223.78</text:p>
          </table:table-cell>
          <table:table-cell table:number-columns-repeated="5" office:value-type="float" office:value="220.04" calcext:value-type="float">
            <text:p>220.04</text:p>
          </table:table-cell>
          <table:table-cell office:value-type="float" office:value="242.59" calcext:value-type="float">
            <text:p>242.59</text:p>
          </table:table-cell>
          <table:table-cell office:value-type="float" office:value="242.79" calcext:value-type="float">
            <text:p>242.79</text:p>
          </table:table-cell>
          <table:table-cell table:number-columns-repeated="3" office:value-type="float" office:value="225.68" calcext:value-type="float">
            <text:p>225.68</text:p>
          </table:table-cell>
          <table:table-cell table:number-columns-repeated="2" office:value-type="float" office:value="222.55" calcext:value-type="float">
            <text:p>222.55</text:p>
          </table:table-cell>
          <table:table-cell office:value-type="float" office:value="197.08" calcext:value-type="float">
            <text:p>197.08</text:p>
          </table:table-cell>
          <table:table-cell table:number-columns-repeated="3" office:value-type="float" office:value="220.04" calcext:value-type="float">
            <text:p>220.04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5-2017</text:p>
          </table:table-cell>
          <table:table-cell office:value-type="float" office:value="210.55" calcext:value-type="float">
            <text:p>210.55</text:p>
          </table:table-cell>
          <table:table-cell table:number-columns-repeated="4" office:value-type="float" office:value="210.27" calcext:value-type="float">
            <text:p>210.27</text:p>
          </table:table-cell>
          <table:table-cell office:value-type="float" office:value="209.85" calcext:value-type="float">
            <text:p>209.85</text:p>
          </table:table-cell>
          <table:table-cell office:value-type="float" office:value="210.71" calcext:value-type="float">
            <text:p>210.71</text:p>
          </table:table-cell>
          <table:table-cell office:value-type="float" office:value="210.74" calcext:value-type="float">
            <text:p>210.74</text:p>
          </table:table-cell>
          <table:table-cell table:number-columns-repeated="3" office:value-type="float" office:value="212.17" calcext:value-type="float">
            <text:p>212.17</text:p>
          </table:table-cell>
          <table:table-cell table:number-columns-repeated="2" office:value-type="float" office:value="211.02" calcext:value-type="float">
            <text:p>211.02</text:p>
          </table:table-cell>
          <table:table-cell office:value-type="float" office:value="197.51" calcext:value-type="float">
            <text:p>197.51</text:p>
          </table:table-cell>
          <table:table-cell table:number-columns-repeated="3" office:value-type="float" office:value="209.85" calcext:value-type="float">
            <text:p>209.85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5-2017</text:p>
          </table:table-cell>
          <table:table-cell office:value-type="float" office:value="223.75" calcext:value-type="float">
            <text:p>223.75</text:p>
          </table:table-cell>
          <table:table-cell table:number-columns-repeated="5" office:value-type="float" office:value="222.98" calcext:value-type="float">
            <text:p>222.98</text:p>
          </table:table-cell>
          <table:table-cell office:value-type="float" office:value="223.57" calcext:value-type="float">
            <text:p>223.57</text:p>
          </table:table-cell>
          <table:table-cell office:value-type="float" office:value="223.44" calcext:value-type="float">
            <text:p>223.44</text:p>
          </table:table-cell>
          <table:table-cell table:number-columns-repeated="5" office:value-type="float" office:value="224.87" calcext:value-type="float">
            <text:p>224.87</text:p>
          </table:table-cell>
          <table:table-cell office:value-type="float" office:value="221.84" calcext:value-type="float">
            <text:p>221.84</text:p>
          </table:table-cell>
          <table:table-cell table:number-columns-repeated="3" office:value-type="float" office:value="222.98" calcext:value-type="float">
            <text:p>222.98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5-2017</text:p>
          </table:table-cell>
          <table:table-cell office:value-type="float" office:value="258.49" calcext:value-type="float">
            <text:p>258.49</text:p>
          </table:table-cell>
          <table:table-cell table:number-columns-repeated="5" office:value-type="float" office:value="261.35" calcext:value-type="float">
            <text:p>261.35</text:p>
          </table:table-cell>
          <table:table-cell table:number-columns-repeated="2" office:value-type="float" office:value="267.15" calcext:value-type="float">
            <text:p>267.15</text:p>
          </table:table-cell>
          <table:table-cell table:number-columns-repeated="3" office:value-type="float" office:value="248.21" calcext:value-type="float">
            <text:p>248.21</text:p>
          </table:table-cell>
          <table:table-cell table:number-columns-repeated="2" office:value-type="float" office:value="261.35" calcext:value-type="float">
            <text:p>261.35</text:p>
          </table:table-cell>
          <table:table-cell office:value-type="float" office:value="217.73" calcext:value-type="float">
            <text:p>217.73</text:p>
          </table:table-cell>
          <table:table-cell table:number-columns-repeated="3" office:value-type="float" office:value="261.35" calcext:value-type="float">
            <text:p>261.35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5-2017</text:p>
          </table:table-cell>
          <table:table-cell office:value-type="float" office:value="270.29" calcext:value-type="float">
            <text:p>270.29</text:p>
          </table:table-cell>
          <table:table-cell table:number-columns-repeated="5" office:value-type="float" office:value="274.11" calcext:value-type="float">
            <text:p>274.11</text:p>
          </table:table-cell>
          <table:table-cell table:number-columns-repeated="2" office:value-type="float" office:value="283.74" calcext:value-type="float">
            <text:p>283.74</text:p>
          </table:table-cell>
          <table:table-cell office:value-type="float" office:value="261.43" calcext:value-type="float">
            <text:p>261.43</text:p>
          </table:table-cell>
          <table:table-cell office:value-type="float" office:value="261.2" calcext:value-type="float">
            <text:p>261.2</text:p>
          </table:table-cell>
          <table:table-cell office:value-type="float" office:value="261.43" calcext:value-type="float">
            <text:p>261.43</text:p>
          </table:table-cell>
          <table:table-cell table:number-columns-repeated="2" office:value-type="float" office:value="274.11" calcext:value-type="float">
            <text:p>274.11</text:p>
          </table:table-cell>
          <table:table-cell office:value-type="float" office:value="220.39" calcext:value-type="float">
            <text:p>220.39</text:p>
          </table:table-cell>
          <table:table-cell table:number-columns-repeated="3" office:value-type="float" office:value="273.88" calcext:value-type="float">
            <text:p>273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5-2017</text:p>
          </table:table-cell>
          <table:table-cell office:value-type="float" office:value="250.78" calcext:value-type="float">
            <text:p>250.78</text:p>
          </table:table-cell>
          <table:table-cell table:number-columns-repeated="5" office:value-type="float" office:value="254.98" calcext:value-type="float">
            <text:p>254.98</text:p>
          </table:table-cell>
          <table:table-cell office:value-type="float" office:value="254.84" calcext:value-type="float">
            <text:p>254.84</text:p>
          </table:table-cell>
          <table:table-cell office:value-type="float" office:value="254.98" calcext:value-type="float">
            <text:p>254.98</text:p>
          </table:table-cell>
          <table:table-cell table:number-columns-repeated="3" office:value-type="float" office:value="241.06" calcext:value-type="float">
            <text:p>241.06</text:p>
          </table:table-cell>
          <table:table-cell table:number-columns-repeated="2" office:value-type="float" office:value="255.1" calcext:value-type="float">
            <text:p>255.1</text:p>
          </table:table-cell>
          <table:table-cell office:value-type="float" office:value="230.96" calcext:value-type="float">
            <text:p>230.96</text:p>
          </table:table-cell>
          <table:table-cell table:number-columns-repeated="3" office:value-type="float" office:value="254.43" calcext:value-type="float">
            <text:p>254.43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5-2017</text:p>
          </table:table-cell>
          <table:table-cell office:value-type="float" office:value="231.82" calcext:value-type="float">
            <text:p>231.82</text:p>
          </table:table-cell>
          <table:table-cell table:number-columns-repeated="4" office:value-type="float" office:value="236.52" calcext:value-type="float">
            <text:p>236.52</text:p>
          </table:table-cell>
          <table:table-cell office:value-type="float" office:value="248.92" calcext:value-type="float">
            <text:p>248.92</text:p>
          </table:table-cell>
          <table:table-cell office:value-type="float" office:value="226.36" calcext:value-type="float">
            <text:p>226.36</text:p>
          </table:table-cell>
          <table:table-cell office:value-type="float" office:value="236.51" calcext:value-type="float">
            <text:p>236.51</text:p>
          </table:table-cell>
          <table:table-cell office:value-type="float" office:value="233.37" calcext:value-type="float">
            <text:p>233.37</text:p>
          </table:table-cell>
          <table:table-cell office:value-type="float" office:value="226.42" calcext:value-type="float">
            <text:p>226.42</text:p>
          </table:table-cell>
          <table:table-cell office:value-type="float" office:value="229.99" calcext:value-type="float">
            <text:p>229.99</text:p>
          </table:table-cell>
          <table:table-cell table:number-columns-repeated="2" office:value-type="float" office:value="236.8" calcext:value-type="float">
            <text:p>236.8</text:p>
          </table:table-cell>
          <table:table-cell office:value-type="float" office:value="217.08" calcext:value-type="float">
            <text:p>217.08</text:p>
          </table:table-cell>
          <table:table-cell table:number-columns-repeated="3" office:value-type="float" office:value="248.92" calcext:value-type="float">
            <text:p>248.92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5-2017</text:p>
          </table:table-cell>
          <table:table-cell office:value-type="float" office:value="223.19" calcext:value-type="float">
            <text:p>223.19</text:p>
          </table:table-cell>
          <table:table-cell table:number-columns-repeated="5" office:value-type="float" office:value="224.8" calcext:value-type="float">
            <text:p>224.8</text:p>
          </table:table-cell>
          <table:table-cell office:value-type="float" office:value="224.68" calcext:value-type="float">
            <text:p>224.68</text:p>
          </table:table-cell>
          <table:table-cell office:value-type="float" office:value="225.6" calcext:value-type="float">
            <text:p>225.6</text:p>
          </table:table-cell>
          <table:table-cell office:value-type="float" office:value="224.8" calcext:value-type="float">
            <text:p>224.8</text:p>
          </table:table-cell>
          <table:table-cell office:value-type="float" office:value="224.68" calcext:value-type="float">
            <text:p>224.68</text:p>
          </table:table-cell>
          <table:table-cell table:number-columns-repeated="3" office:value-type="float" office:value="224.8" calcext:value-type="float">
            <text:p>224.8</text:p>
          </table:table-cell>
          <table:table-cell office:value-type="float" office:value="198.55" calcext:value-type="float">
            <text:p>198.55</text:p>
          </table:table-cell>
          <table:table-cell office:value-type="float" office:value="224.8" calcext:value-type="float">
            <text:p>224.8</text:p>
          </table:table-cell>
          <table:table-cell table:number-columns-repeated="2" office:value-type="float" office:value="254.88" calcext:value-type="float">
            <text:p>254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5-2017</text:p>
          </table:table-cell>
          <table:table-cell office:value-type="float" office:value="211.68" calcext:value-type="float">
            <text:p>211.68</text:p>
          </table:table-cell>
          <table:table-cell table:number-columns-repeated="6" office:value-type="float" office:value="212.73" calcext:value-type="float">
            <text:p>212.73</text:p>
          </table:table-cell>
          <table:table-cell office:value-type="float" office:value="214.16" calcext:value-type="float">
            <text:p>214.16</text:p>
          </table:table-cell>
          <table:table-cell table:number-columns-repeated="3" office:value-type="float" office:value="214.26" calcext:value-type="float">
            <text:p>214.26</text:p>
          </table:table-cell>
          <table:table-cell table:number-columns-repeated="2" office:value-type="float" office:value="214.01" calcext:value-type="float">
            <text:p>214.01</text:p>
          </table:table-cell>
          <table:table-cell office:value-type="float" office:value="189.67" calcext:value-type="float">
            <text:p>189.67</text:p>
          </table:table-cell>
          <table:table-cell table:number-columns-repeated="3" office:value-type="float" office:value="212.73" calcext:value-type="float">
            <text:p>212.73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5-2017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44.83" calcext:value-type="float">
            <text:p>244.83</text:p>
          </table:table-cell>
          <table:table-cell office:value-type="float" office:value="247.89" calcext:value-type="float">
            <text:p>247.89</text:p>
          </table:table-cell>
          <table:table-cell office:value-type="float" office:value="249.36" calcext:value-type="float">
            <text:p>249.36</text:p>
          </table:table-cell>
          <table:table-cell office:value-type="float" office:value="243.7" calcext:value-type="float">
            <text:p>243.7</text:p>
          </table:table-cell>
          <table:table-cell office:value-type="float" office:value="247.92" calcext:value-type="float">
            <text:p>247.92</text:p>
          </table:table-cell>
          <table:table-cell table:number-columns-repeated="3" office:value-type="float" office:value="234.11" calcext:value-type="float">
            <text:p>234.11</text:p>
          </table:table-cell>
          <table:table-cell table:number-columns-repeated="2" office:value-type="float" office:value="236.76" calcext:value-type="float">
            <text:p>236.76</text:p>
          </table:table-cell>
          <table:table-cell office:value-type="float" office:value="198.17" calcext:value-type="float">
            <text:p>198.17</text:p>
          </table:table-cell>
          <table:table-cell office:value-type="float" office:value="249.36" calcext:value-type="float">
            <text:p>249.36</text:p>
          </table:table-cell>
          <table:table-cell table:number-columns-repeated="2" office:value-type="float" office:value="253.64" calcext:value-type="float">
            <text:p>253.64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5-2017</text:p>
          </table:table-cell>
          <table:table-cell office:value-type="float" office:value="224.4" calcext:value-type="float">
            <text:p>224.4</text:p>
          </table:table-cell>
          <table:table-cell table:number-columns-repeated="4" office:value-type="float" office:value="233.49" calcext:value-type="float">
            <text:p>233.49</text:p>
          </table:table-cell>
          <table:table-cell office:value-type="float" office:value="253.71" calcext:value-type="float">
            <text:p>253.71</text:p>
          </table:table-cell>
          <table:table-cell office:value-type="float" office:value="223.86" calcext:value-type="float">
            <text:p>223.86</text:p>
          </table:table-cell>
          <table:table-cell office:value-type="float" office:value="233.49" calcext:value-type="float">
            <text:p>233.49</text:p>
          </table:table-cell>
          <table:table-cell table:number-columns-repeated="3" office:value-type="float" office:value="222.29" calcext:value-type="float">
            <text:p>222.29</text:p>
          </table:table-cell>
          <table:table-cell table:number-columns-repeated="2" office:value-type="float" office:value="233.49" calcext:value-type="float">
            <text:p>233.49</text:p>
          </table:table-cell>
          <table:table-cell office:value-type="float" office:value="194.4" calcext:value-type="float">
            <text:p>194.4</text:p>
          </table:table-cell>
          <table:table-cell office:value-type="float" office:value="253.71" calcext:value-type="float">
            <text:p>253.71</text:p>
          </table:table-cell>
          <table:table-cell table:number-columns-repeated="2" office:value-type="float" office:value="255.02" calcext:value-type="float">
            <text:p>255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5-2017</text:p>
          </table:table-cell>
          <table:table-cell office:value-type="float" office:value="207.16" calcext:value-type="float">
            <text:p>207.16</text:p>
          </table:table-cell>
          <table:table-cell table:number-columns-repeated="4" office:value-type="float" office:value="225.15" calcext:value-type="float">
            <text:p>225.15</text:p>
          </table:table-cell>
          <table:table-cell office:value-type="float" office:value="226.06" calcext:value-type="float">
            <text:p>226.06</text:p>
          </table:table-cell>
          <table:table-cell table:number-columns-repeated="2" office:value-type="float" office:value="225.15" calcext:value-type="float">
            <text:p>225.15</text:p>
          </table:table-cell>
          <table:table-cell table:number-columns-repeated="3" office:value-type="float" office:value="202.39" calcext:value-type="float">
            <text:p>202.39</text:p>
          </table:table-cell>
          <table:table-cell table:number-columns-repeated="2" office:value-type="float" office:value="205.79" calcext:value-type="float">
            <text:p>205.79</text:p>
          </table:table-cell>
          <table:table-cell office:value-type="float" office:value="191.05" calcext:value-type="float">
            <text:p>191.05</text:p>
          </table:table-cell>
          <table:table-cell office:value-type="float" office:value="226.06" calcext:value-type="float">
            <text:p>226.06</text:p>
          </table:table-cell>
          <table:table-cell table:number-columns-repeated="2" office:value-type="float" office:value="247.48" calcext:value-type="float">
            <text:p>247.48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5-2017</text:p>
          </table:table-cell>
          <table:table-cell office:value-type="float" office:value="204.92" calcext:value-type="float">
            <text:p>204.92</text:p>
          </table:table-cell>
          <table:table-cell table:number-columns-repeated="4" office:value-type="float" office:value="208.34" calcext:value-type="float">
            <text:p>208.34</text:p>
          </table:table-cell>
          <table:table-cell office:value-type="float" office:value="240.98" calcext:value-type="float">
            <text:p>240.98</text:p>
          </table:table-cell>
          <table:table-cell office:value-type="float" office:value="199.78" calcext:value-type="float">
            <text:p>199.78</text:p>
          </table:table-cell>
          <table:table-cell office:value-type="float" office:value="212.14" calcext:value-type="float">
            <text:p>212.14</text:p>
          </table:table-cell>
          <table:table-cell table:number-columns-repeated="2" office:value-type="float" office:value="201.25" calcext:value-type="float">
            <text:p>201.2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8.34" calcext:value-type="float">
            <text:p>208.34</text:p>
          </table:table-cell>
          <table:table-cell office:value-type="float" office:value="186.18" calcext:value-type="float">
            <text:p>186.18</text:p>
          </table:table-cell>
          <table:table-cell office:value-type="float" office:value="240.98" calcext:value-type="float">
            <text:p>240.98</text:p>
          </table:table-cell>
          <table:table-cell table:number-columns-repeated="2" office:value-type="float" office:value="253.3" calcext:value-type="float">
            <text:p>253.3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5-2017</text:p>
          </table:table-cell>
          <table:table-cell office:value-type="float" office:value="208.39" calcext:value-type="float">
            <text:p>208.39</text:p>
          </table:table-cell>
          <table:table-cell table:number-columns-repeated="3" office:value-type="float" office:value="234.53" calcext:value-type="float">
            <text:p>234.53</text:p>
          </table:table-cell>
          <table:table-cell office:value-type="float" office:value="239.04" calcext:value-type="float">
            <text:p>239.04</text:p>
          </table:table-cell>
          <table:table-cell office:value-type="float" office:value="234.53" calcext:value-type="float">
            <text:p>234.53</text:p>
          </table:table-cell>
          <table:table-cell table:number-columns-repeated="2" office:value-type="float" office:value="239.73" calcext:value-type="float">
            <text:p>239.73</text:p>
          </table:table-cell>
          <table:table-cell table:number-columns-repeated="2" office:value-type="float" office:value="201.38" calcext:value-type="float">
            <text:p>201.38</text:p>
          </table:table-cell>
          <table:table-cell office:value-type="float" office:value="198.16" calcext:value-type="float">
            <text:p>198.16</text:p>
          </table:table-cell>
          <table:table-cell table:number-columns-repeated="2" office:value-type="float" office:value="234.53" calcext:value-type="float">
            <text:p>234.53</text:p>
          </table:table-cell>
          <table:table-cell office:value-type="float" office:value="192.24" calcext:value-type="float">
            <text:p>192.24</text:p>
          </table:table-cell>
          <table:table-cell office:value-type="float" office:value="234.53" calcext:value-type="float">
            <text:p>234.53</text:p>
          </table:table-cell>
          <table:table-cell table:number-columns-repeated="2" office:value-type="float" office:value="245.41" calcext:value-type="float">
            <text:p>245.41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5-2017</text:p>
          </table:table-cell>
          <table:table-cell office:value-type="float" office:value="177.22" calcext:value-type="float">
            <text:p>177.22</text:p>
          </table:table-cell>
          <table:table-cell table:number-columns-repeated="4" office:value-type="float" office:value="178.7" calcext:value-type="float">
            <text:p>178.7</text:p>
          </table:table-cell>
          <table:table-cell office:value-type="float" office:value="179.55" calcext:value-type="float">
            <text:p>179.55</text:p>
          </table:table-cell>
          <table:table-cell office:value-type="float" office:value="178.7" calcext:value-type="float">
            <text:p>178.7</text:p>
          </table:table-cell>
          <table:table-cell office:value-type="float" office:value="179.02" calcext:value-type="float">
            <text:p>179.02</text:p>
          </table:table-cell>
          <table:table-cell table:number-columns-repeated="3" office:value-type="float" office:value="176.89" calcext:value-type="float">
            <text:p>176.89</text:p>
          </table:table-cell>
          <table:table-cell table:number-columns-repeated="2" office:value-type="float" office:value="178.7" calcext:value-type="float">
            <text:p>178.7</text:p>
          </table:table-cell>
          <table:table-cell office:value-type="float" office:value="176.25" calcext:value-type="float">
            <text:p>176.25</text:p>
          </table:table-cell>
          <table:table-cell office:value-type="float" office:value="179.55" calcext:value-type="float">
            <text:p>179.55</text:p>
          </table:table-cell>
          <table:table-cell table:number-columns-repeated="2" office:value-type="float" office:value="210.24" calcext:value-type="float">
            <text:p>210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5-2017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139.81" calcext:value-type="float">
            <text:p>139.81</text:p>
          </table:table-cell>
          <table:table-cell office:value-type="float" office:value="142.65" calcext:value-type="float">
            <text:p>142.65</text:p>
          </table:table-cell>
          <table:table-cell office:value-type="float" office:value="153.04" calcext:value-type="float">
            <text:p>153.04</text:p>
          </table:table-cell>
          <table:table-cell office:value-type="float" office:value="155.27" calcext:value-type="float">
            <text:p>155.27</text:p>
          </table:table-cell>
          <table:table-cell table:number-columns-repeated="6" office:value-type="float" office:value="139.81" calcext:value-type="float">
            <text:p>139.81</text:p>
          </table:table-cell>
          <table:table-cell table:number-columns-repeated="3" office:value-type="float" office:value="142.65" calcext:value-type="float">
            <text:p>142.65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5-2017</text:p>
          </table:table-cell>
          <table:table-cell office:value-type="float" office:value="207.54" calcext:value-type="float">
            <text:p>207.54</text:p>
          </table:table-cell>
          <table:table-cell table:number-columns-repeated="2" office:value-type="float" office:value="233.33" calcext:value-type="float">
            <text:p>233.33</text:p>
          </table:table-cell>
          <table:table-cell office:value-type="float" office:value="234.69" calcext:value-type="float">
            <text:p>234.69</text:p>
          </table:table-cell>
          <table:table-cell office:value-type="float" office:value="243.15" calcext:value-type="float">
            <text:p>243.15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260.55" calcext:value-type="float">
            <text:p>260.55</text:p>
          </table:table-cell>
          <table:table-cell table:number-columns-repeated="3" office:value-type="float" office:value="192.55" calcext:value-type="float">
            <text:p>192.55</text:p>
          </table:table-cell>
          <table:table-cell table:number-columns-repeated="2" office:value-type="float" office:value="233.33" calcext:value-type="float">
            <text:p>233.33</text:p>
          </table:table-cell>
          <table:table-cell office:value-type="float" office:value="192.56" calcext:value-type="float">
            <text:p>192.56</text:p>
          </table:table-cell>
          <table:table-cell office:value-type="float" office:value="260.6" calcext:value-type="float">
            <text:p>260.6</text:p>
          </table:table-cell>
          <table:table-cell table:number-columns-repeated="2" office:value-type="float" office:value="268.58" calcext:value-type="float">
            <text:p>268.58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5-2017</text:p>
          </table:table-cell>
          <table:table-cell office:value-type="float" office:value="200.19" calcext:value-type="float">
            <text:p>200.19</text:p>
          </table:table-cell>
          <table:table-cell table:number-columns-repeated="2" office:value-type="float" office:value="219.4" calcext:value-type="float">
            <text:p>219.4</text:p>
          </table:table-cell>
          <table:table-cell office:value-type="float" office:value="223.54" calcext:value-type="float">
            <text:p>223.54</text:p>
          </table:table-cell>
          <table:table-cell office:value-type="float" office:value="231.43" calcext:value-type="float">
            <text:p>231.43</text:p>
          </table:table-cell>
          <table:table-cell office:value-type="float" office:value="231.29" calcext:value-type="float">
            <text:p>231.29</text:p>
          </table:table-cell>
          <table:table-cell office:value-type="float" office:value="241.18" calcext:value-type="float">
            <text:p>241.18</text:p>
          </table:table-cell>
          <table:table-cell office:value-type="float" office:value="246.43" calcext:value-type="float">
            <text:p>246.43</text:p>
          </table:table-cell>
          <table:table-cell table:number-columns-repeated="3" office:value-type="float" office:value="191.3" calcext:value-type="float">
            <text:p>191.3</text:p>
          </table:table-cell>
          <table:table-cell table:number-columns-repeated="2" office:value-type="float" office:value="215.96" calcext:value-type="float">
            <text:p>215.96</text:p>
          </table:table-cell>
          <table:table-cell office:value-type="float" office:value="191.41" calcext:value-type="float">
            <text:p>191.41</text:p>
          </table:table-cell>
          <table:table-cell office:value-type="float" office:value="231.29" calcext:value-type="float">
            <text:p>231.29</text:p>
          </table:table-cell>
          <table:table-cell table:number-columns-repeated="2" office:value-type="float" office:value="291.12" calcext:value-type="float">
            <text:p>291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5-2017</text:p>
          </table:table-cell>
          <table:table-cell office:value-type="float" office:value="194.44" calcext:value-type="float">
            <text:p>194.44</text:p>
          </table:table-cell>
          <table:table-cell table:number-columns-repeated="3" office:value-type="float" office:value="201.27" calcext:value-type="float">
            <text:p>201.27</text:p>
          </table:table-cell>
          <table:table-cell office:value-type="float" office:value="202.19" calcext:value-type="float">
            <text:p>202.19</text:p>
          </table:table-cell>
          <table:table-cell office:value-type="float" office:value="266.96" calcext:value-type="float">
            <text:p>266.96</text:p>
          </table:table-cell>
          <table:table-cell office:value-type="float" office:value="196.84" calcext:value-type="float">
            <text:p>196.84</text:p>
          </table:table-cell>
          <table:table-cell office:value-type="float" office:value="202.19" calcext:value-type="float">
            <text:p>202.19</text:p>
          </table:table-cell>
          <table:table-cell table:number-columns-repeated="2" office:value-type="float" office:value="188.72" calcext:value-type="float">
            <text:p>188.72</text:p>
          </table:table-cell>
          <table:table-cell office:value-type="float" office:value="187.57" calcext:value-type="float">
            <text:p>187.57</text:p>
          </table:table-cell>
          <table:table-cell table:number-columns-repeated="2" office:value-type="float" office:value="199.94" calcext:value-type="float">
            <text:p>199.94</text:p>
          </table:table-cell>
          <table:table-cell office:value-type="float" office:value="183.28" calcext:value-type="float">
            <text:p>183.28</text:p>
          </table:table-cell>
          <table:table-cell office:value-type="float" office:value="266.96" calcext:value-type="float">
            <text:p>266.96</text:p>
          </table:table-cell>
          <table:table-cell table:number-columns-repeated="2" office:value-type="float" office:value="294.04" calcext:value-type="float">
            <text:p>294.04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5-2017</text:p>
          </table:table-cell>
          <table:table-cell office:value-type="float" office:value="185.42" calcext:value-type="float">
            <text:p>185.42</text:p>
          </table:table-cell>
          <table:table-cell table:number-columns-repeated="4" office:value-type="float" office:value="185.01" calcext:value-type="float">
            <text:p>185.01</text:p>
          </table:table-cell>
          <table:table-cell office:value-type="float" office:value="195.96" calcext:value-type="float">
            <text:p>195.96</text:p>
          </table:table-cell>
          <table:table-cell office:value-type="float" office:value="184.5" calcext:value-type="float">
            <text:p>184.5</text:p>
          </table:table-cell>
          <table:table-cell office:value-type="float" office:value="186.14" calcext:value-type="float">
            <text:p>186.14</text:p>
          </table:table-cell>
          <table:table-cell table:number-columns-repeated="3" office:value-type="float" office:value="184.27" calcext:value-type="float">
            <text:p>184.27</text:p>
          </table:table-cell>
          <table:table-cell table:number-columns-repeated="2" office:value-type="float" office:value="185.01" calcext:value-type="float">
            <text:p>185.01</text:p>
          </table:table-cell>
          <table:table-cell office:value-type="float" office:value="180.54" calcext:value-type="float">
            <text:p>180.54</text:p>
          </table:table-cell>
          <table:table-cell office:value-type="float" office:value="195.96" calcext:value-type="float">
            <text:p>195.96</text:p>
          </table:table-cell>
          <table:table-cell table:number-columns-repeated="2" office:value-type="float" office:value="280.5" calcext:value-type="float">
            <text:p>280.5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5-2017</text:p>
          </table:table-cell>
          <table:table-cell office:value-type="float" office:value="196.91" calcext:value-type="float">
            <text:p>196.91</text:p>
          </table:table-cell>
          <table:table-cell table:number-columns-repeated="3" office:value-type="float" office:value="216.72" calcext:value-type="float">
            <text:p>216.72</text:p>
          </table:table-cell>
          <table:table-cell office:value-type="float" office:value="216.97" calcext:value-type="float">
            <text:p>216.97</text:p>
          </table:table-cell>
          <table:table-cell office:value-type="float" office:value="216.72" calcext:value-type="float">
            <text:p>216.72</text:p>
          </table:table-cell>
          <table:table-cell table:number-columns-repeated="2" office:value-type="float" office:value="237.22" calcext:value-type="float">
            <text:p>237.22</text:p>
          </table:table-cell>
          <table:table-cell table:number-columns-repeated="2" office:value-type="float" office:value="191.29" calcext:value-type="float">
            <text:p>191.29</text:p>
          </table:table-cell>
          <table:table-cell office:value-type="float" office:value="190.26" calcext:value-type="float">
            <text:p>190.26</text:p>
          </table:table-cell>
          <table:table-cell table:number-columns-repeated="2" office:value-type="float" office:value="214.14" calcext:value-type="float">
            <text:p>214.14</text:p>
          </table:table-cell>
          <table:table-cell office:value-type="float" office:value="182.92" calcext:value-type="float">
            <text:p>182.92</text:p>
          </table:table-cell>
          <table:table-cell office:value-type="float" office:value="216.72" calcext:value-type="float">
            <text:p>216.72</text:p>
          </table:table-cell>
          <table:table-cell table:number-columns-repeated="2" office:value-type="float" office:value="309.78" calcext:value-type="float">
            <text:p>309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5-2017</text:p>
          </table:table-cell>
          <table:table-cell office:value-type="float" office:value="187.68" calcext:value-type="float">
            <text:p>187.68</text:p>
          </table:table-cell>
          <table:table-cell table:number-columns-repeated="4" office:value-type="float" office:value="190.45" calcext:value-type="float">
            <text:p>190.45</text:p>
          </table:table-cell>
          <table:table-cell office:value-type="float" office:value="214.16" calcext:value-type="float">
            <text:p>214.16</text:p>
          </table:table-cell>
          <table:table-cell office:value-type="float" office:value="202.62" calcext:value-type="float">
            <text:p>202.62</text:p>
          </table:table-cell>
          <table:table-cell office:value-type="float" office:value="203.77" calcext:value-type="float">
            <text:p>203.77</text:p>
          </table:table-cell>
          <table:table-cell table:number-columns-repeated="2" office:value-type="float" office:value="186.59" calcext:value-type="float">
            <text:p>186.59</text:p>
          </table:table-cell>
          <table:table-cell office:value-type="float" office:value="184.84" calcext:value-type="float">
            <text:p>184.84</text:p>
          </table:table-cell>
          <table:table-cell table:number-columns-repeated="2" office:value-type="float" office:value="190.37" calcext:value-type="float">
            <text:p>190.37</text:p>
          </table:table-cell>
          <table:table-cell office:value-type="float" office:value="181.44" calcext:value-type="float">
            <text:p>181.44</text:p>
          </table:table-cell>
          <table:table-cell office:value-type="float" office:value="214.16" calcext:value-type="float">
            <text:p>214.16</text:p>
          </table:table-cell>
          <table:table-cell table:number-columns-repeated="2" office:value-type="float" office:value="231.21" calcext:value-type="float">
            <text:p>231.21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5-2017</text:p>
          </table:table-cell>
          <table:table-cell office:value-type="float" office:value="156.38" calcext:value-type="float">
            <text:p>156.38</text:p>
          </table:table-cell>
          <table:table-cell table:number-columns-repeated="4" office:value-type="float" office:value="156.84" calcext:value-type="float">
            <text:p>156.84</text:p>
          </table:table-cell>
          <table:table-cell office:value-type="float" office:value="157.86" calcext:value-type="float">
            <text:p>157.86</text:p>
          </table:table-cell>
          <table:table-cell office:value-type="float" office:value="149.41" calcext:value-type="float">
            <text:p>149.41</text:p>
          </table:table-cell>
          <table:table-cell office:value-type="float" office:value="160.7" calcext:value-type="float">
            <text:p>160.7</text:p>
          </table:table-cell>
          <table:table-cell table:number-columns-repeated="2" office:value-type="float" office:value="156.84" calcext:value-type="float">
            <text:p>156.84</text:p>
          </table:table-cell>
          <table:table-cell office:value-type="float" office:value="156.17" calcext:value-type="float">
            <text:p>156.17</text:p>
          </table:table-cell>
          <table:table-cell table:number-columns-repeated="2" office:value-type="float" office:value="156.84" calcext:value-type="float">
            <text:p>156.84</text:p>
          </table:table-cell>
          <table:table-cell office:value-type="float" office:value="155.42" calcext:value-type="float">
            <text:p>155.42</text:p>
          </table:table-cell>
          <table:table-cell table:number-columns-repeated="3" office:value-type="float" office:value="157.86" calcext:value-type="float">
            <text:p>157.86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5-2017</text:p>
          </table:table-cell>
          <table:table-cell office:value-type="float" office:value="210.37" calcext:value-type="float">
            <text:p>210.37</text:p>
          </table:table-cell>
          <table:table-cell table:number-columns-repeated="3" office:value-type="float" office:value="255.79" calcext:value-type="float">
            <text:p>255.79</text:p>
          </table:table-cell>
          <table:table-cell office:value-type="float" office:value="258.46" calcext:value-type="float">
            <text:p>258.46</text:p>
          </table:table-cell>
          <table:table-cell office:value-type="float" office:value="255.79" calcext:value-type="float">
            <text:p>255.79</text:p>
          </table:table-cell>
          <table:table-cell table:number-columns-repeated="2" office:value-type="float" office:value="265.43" calcext:value-type="float">
            <text:p>265.43</text:p>
          </table:table-cell>
          <table:table-cell table:number-columns-repeated="2" office:value-type="float" office:value="191.13" calcext:value-type="float">
            <text:p>191.13</text:p>
          </table:table-cell>
          <table:table-cell office:value-type="float" office:value="185.57" calcext:value-type="float">
            <text:p>185.57</text:p>
          </table:table-cell>
          <table:table-cell table:number-columns-repeated="2" office:value-type="float" office:value="255.79" calcext:value-type="float">
            <text:p>255.79</text:p>
          </table:table-cell>
          <table:table-cell office:value-type="float" office:value="178.03" calcext:value-type="float">
            <text:p>178.03</text:p>
          </table:table-cell>
          <table:table-cell office:value-type="float" office:value="255.79" calcext:value-type="float">
            <text:p>255.79</text:p>
          </table:table-cell>
          <table:table-cell table:number-columns-repeated="2" office:value-type="float" office:value="258.46" calcext:value-type="float">
            <text:p>258.46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5-2017</text:p>
          </table:table-cell>
          <table:table-cell office:value-type="float" office:value="221.48" calcext:value-type="float">
            <text:p>221.48</text:p>
          </table:table-cell>
          <table:table-cell table:number-columns-repeated="4" office:value-type="float" office:value="274.93" calcext:value-type="float">
            <text:p>274.93</text:p>
          </table:table-cell>
          <table:table-cell office:value-type="float" office:value="283.94" calcext:value-type="float">
            <text:p>283.94</text:p>
          </table:table-cell>
          <table:table-cell table:number-columns-repeated="2" office:value-type="float" office:value="275.17" calcext:value-type="float">
            <text:p>275.17</text:p>
          </table:table-cell>
          <table:table-cell table:number-columns-repeated="2" office:value-type="float" office:value="200.11" calcext:value-type="float">
            <text:p>200.11</text:p>
          </table:table-cell>
          <table:table-cell office:value-type="float" office:value="199.96" calcext:value-type="float">
            <text:p>199.96</text:p>
          </table:table-cell>
          <table:table-cell table:number-columns-repeated="2" office:value-type="float" office:value="274.93" calcext:value-type="float">
            <text:p>274.93</text:p>
          </table:table-cell>
          <table:table-cell office:value-type="float" office:value="181.56" calcext:value-type="float">
            <text:p>181.56</text:p>
          </table:table-cell>
          <table:table-cell office:value-type="float" office:value="283.94" calcext:value-type="float">
            <text:p>283.94</text:p>
          </table:table-cell>
          <table:table-cell table:number-columns-repeated="2" office:value-type="float" office:value="290.76" calcext:value-type="float">
            <text:p>290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5-2017</text:p>
          </table:table-cell>
          <table:table-cell office:value-type="float" office:value="198.84" calcext:value-type="float">
            <text:p>198.84</text:p>
          </table:table-cell>
          <table:table-cell table:number-columns-repeated="4" office:value-type="float" office:value="202.88" calcext:value-type="float">
            <text:p>202.88</text:p>
          </table:table-cell>
          <table:table-cell office:value-type="float" office:value="235.58" calcext:value-type="float">
            <text:p>235.58</text:p>
          </table:table-cell>
          <table:table-cell office:value-type="float" office:value="191.06" calcext:value-type="float">
            <text:p>191.06</text:p>
          </table:table-cell>
          <table:table-cell office:value-type="float" office:value="202.88" calcext:value-type="float">
            <text:p>202.88</text:p>
          </table:table-cell>
          <table:table-cell table:number-columns-repeated="3" office:value-type="float" office:value="191.06" calcext:value-type="float">
            <text:p>191.06</text:p>
          </table:table-cell>
          <table:table-cell table:number-columns-repeated="2" office:value-type="float" office:value="202.88" calcext:value-type="float">
            <text:p>202.88</text:p>
          </table:table-cell>
          <table:table-cell office:value-type="float" office:value="188.17" calcext:value-type="float">
            <text:p>188.17</text:p>
          </table:table-cell>
          <table:table-cell office:value-type="float" office:value="235.58" calcext:value-type="float">
            <text:p>235.58</text:p>
          </table:table-cell>
          <table:table-cell table:number-columns-repeated="2" office:value-type="float" office:value="242.05" calcext:value-type="float">
            <text:p>242.05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6-2017</text:p>
          </table:table-cell>
          <table:table-cell office:value-type="float" office:value="205.36" calcext:value-type="float">
            <text:p>205.36</text:p>
          </table:table-cell>
          <table:table-cell table:number-columns-repeated="5" office:value-type="float" office:value="230.4" calcext:value-type="float">
            <text:p>230.4</text:p>
          </table:table-cell>
          <table:table-cell table:number-columns-repeated="2" office:value-type="float" office:value="236.3" calcext:value-type="float">
            <text:p>236.3</text:p>
          </table:table-cell>
          <table:table-cell table:number-columns-repeated="3" office:value-type="float" office:value="192.56" calcext:value-type="float">
            <text:p>192.56</text:p>
          </table:table-cell>
          <table:table-cell table:number-columns-repeated="2" office:value-type="float" office:value="230.4" calcext:value-type="float">
            <text:p>230.4</text:p>
          </table:table-cell>
          <table:table-cell office:value-type="float" office:value="177.01" calcext:value-type="float">
            <text:p>177.01</text:p>
          </table:table-cell>
          <table:table-cell office:value-type="float" office:value="230.4" calcext:value-type="float">
            <text:p>230.4</text:p>
          </table:table-cell>
          <table:table-cell table:number-columns-repeated="2" office:value-type="float" office:value="241.05" calcext:value-type="float">
            <text:p>241.05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6-2017</text:p>
          </table:table-cell>
          <table:table-cell office:value-type="float" office:value="213.74" calcext:value-type="float">
            <text:p>213.74</text:p>
          </table:table-cell>
          <table:table-cell table:number-columns-repeated="5" office:value-type="float" office:value="260.06" calcext:value-type="float">
            <text:p>260.06</text:p>
          </table:table-cell>
          <table:table-cell office:value-type="float" office:value="267.01" calcext:value-type="float">
            <text:p>267.01</text:p>
          </table:table-cell>
          <table:table-cell office:value-type="float" office:value="267.74" calcext:value-type="float">
            <text:p>267.74</text:p>
          </table:table-cell>
          <table:table-cell office:value-type="float" office:value="200.65" calcext:value-type="float">
            <text:p>200.65</text:p>
          </table:table-cell>
          <table:table-cell office:value-type="float" office:value="201.01" calcext:value-type="float">
            <text:p>201.01</text:p>
          </table:table-cell>
          <table:table-cell office:value-type="float" office:value="199.7" calcext:value-type="float">
            <text:p>199.7</text:p>
          </table:table-cell>
          <table:table-cell table:number-columns-repeated="2" office:value-type="float" office:value="260.06" calcext:value-type="float">
            <text:p>260.06</text:p>
          </table:table-cell>
          <table:table-cell office:value-type="float" office:value="182.33" calcext:value-type="float">
            <text:p>182.33</text:p>
          </table:table-cell>
          <table:table-cell office:value-type="float" office:value="260.06" calcext:value-type="float">
            <text:p>260.06</text:p>
          </table:table-cell>
          <table:table-cell table:number-columns-repeated="2" office:value-type="float" office:value="262.96" calcext:value-type="float">
            <text:p>262.96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6-2017</text:p>
          </table:table-cell>
          <table:table-cell office:value-type="float" office:value="196.57" calcext:value-type="float">
            <text:p>196.57</text:p>
          </table:table-cell>
          <table:table-cell table:number-columns-repeated="5" office:value-type="float" office:value="203.63" calcext:value-type="float">
            <text:p>203.63</text:p>
          </table:table-cell>
          <table:table-cell table:number-columns-repeated="2" office:value-type="float" office:value="226.93" calcext:value-type="float">
            <text:p>226.93</text:p>
          </table:table-cell>
          <table:table-cell table:number-columns-repeated="2" office:value-type="float" office:value="195.89" calcext:value-type="float">
            <text:p>195.89</text:p>
          </table:table-cell>
          <table:table-cell office:value-type="float" office:value="195.57" calcext:value-type="float">
            <text:p>195.57</text:p>
          </table:table-cell>
          <table:table-cell table:number-columns-repeated="2" office:value-type="float" office:value="203.63" calcext:value-type="float">
            <text:p>203.63</text:p>
          </table:table-cell>
          <table:table-cell office:value-type="float" office:value="193.72" calcext:value-type="float">
            <text:p>193.72</text:p>
          </table:table-cell>
          <table:table-cell office:value-type="float" office:value="203.63" calcext:value-type="float">
            <text:p>203.63</text:p>
          </table:table-cell>
          <table:table-cell table:number-columns-repeated="2" office:value-type="float" office:value="285.01" calcext:value-type="float">
            <text:p>285.01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6-2017</text:p>
          </table:table-cell>
          <table:table-cell office:value-type="float" office:value="183.23" calcext:value-type="float">
            <text:p>183.23</text:p>
          </table:table-cell>
          <table:table-cell table:number-columns-repeated="3" office:value-type="float" office:value="184.45" calcext:value-type="float">
            <text:p>184.45</text:p>
          </table:table-cell>
          <table:table-cell office:value-type="float" office:value="184.61" calcext:value-type="float">
            <text:p>184.61</text:p>
          </table:table-cell>
          <table:table-cell office:value-type="float" office:value="184.82" calcext:value-type="float">
            <text:p>184.82</text:p>
          </table:table-cell>
          <table:table-cell office:value-type="float" office:value="185.39" calcext:value-type="float">
            <text:p>185.39</text:p>
          </table:table-cell>
          <table:table-cell office:value-type="float" office:value="195.3" calcext:value-type="float">
            <text:p>195.3</text:p>
          </table:table-cell>
          <table:table-cell office:value-type="float" office:value="182.88" calcext:value-type="float">
            <text:p>182.88</text:p>
          </table:table-cell>
          <table:table-cell office:value-type="float" office:value="183.16" calcext:value-type="float">
            <text:p>183.16</text:p>
          </table:table-cell>
          <table:table-cell office:value-type="float" office:value="182.88" calcext:value-type="float">
            <text:p>182.88</text:p>
          </table:table-cell>
          <table:table-cell table:number-columns-repeated="2" office:value-type="float" office:value="184.45" calcext:value-type="float">
            <text:p>184.45</text:p>
          </table:table-cell>
          <table:table-cell office:value-type="float" office:value="181.79" calcext:value-type="float">
            <text:p>181.79</text:p>
          </table:table-cell>
          <table:table-cell office:value-type="float" office:value="184.82" calcext:value-type="float">
            <text:p>184.82</text:p>
          </table:table-cell>
          <table:table-cell table:number-columns-repeated="2" office:value-type="float" office:value="237.44" calcext:value-type="float">
            <text:p>237.44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6-2017</text:p>
          </table:table-cell>
          <table:table-cell office:value-type="float" office:value="189.28" calcext:value-type="float">
            <text:p>189.28</text:p>
          </table:table-cell>
          <table:table-cell table:number-columns-repeated="4" office:value-type="float" office:value="188.78" calcext:value-type="float">
            <text:p>188.78</text:p>
          </table:table-cell>
          <table:table-cell office:value-type="float" office:value="358.88" calcext:value-type="float">
            <text:p>358.88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2.8" calcext:value-type="float">
            <text:p>202.8</text:p>
          </table:table-cell>
          <table:table-cell table:number-columns-repeated="3" office:value-type="float" office:value="185.85" calcext:value-type="float">
            <text:p>185.85</text:p>
          </table:table-cell>
          <table:table-cell table:number-columns-repeated="2" office:value-type="float" office:value="188.78" calcext:value-type="float">
            <text:p>188.78</text:p>
          </table:table-cell>
          <table:table-cell office:value-type="float" office:value="185.59" calcext:value-type="float">
            <text:p>185.59</text:p>
          </table:table-cell>
          <table:table-cell office:value-type="float" office:value="358.88" calcext:value-type="float">
            <text:p>358.88</text:p>
          </table:table-cell>
          <table:table-cell table:number-columns-repeated="2" office:value-type="float" office:value="374.59" calcext:value-type="float">
            <text:p>374.59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6-2017</text:p>
          </table:table-cell>
          <table:table-cell office:value-type="float" office:value="167.79" calcext:value-type="float">
            <text:p>167.79</text:p>
          </table:table-cell>
          <table:table-cell table:number-columns-repeated="4" office:value-type="float" office:value="159.63" calcext:value-type="float">
            <text:p>159.63</text:p>
          </table:table-cell>
          <table:table-cell office:value-type="float" office:value="224.68" calcext:value-type="float">
            <text:p>224.68</text:p>
          </table:table-cell>
          <table:table-cell office:value-type="float" office:value="155.12" calcext:value-type="float">
            <text:p>155.12</text:p>
          </table:table-cell>
          <table:table-cell office:value-type="float" office:value="160.92" calcext:value-type="float">
            <text:p>160.92</text:p>
          </table:table-cell>
          <table:table-cell table:number-columns-repeated="6" office:value-type="float" office:value="159.63" calcext:value-type="float">
            <text:p>159.63</text:p>
          </table:table-cell>
          <table:table-cell office:value-type="float" office:value="224.68" calcext:value-type="float">
            <text:p>224.68</text:p>
          </table:table-cell>
          <table:table-cell table:number-columns-repeated="2" office:value-type="float" office:value="474.61" calcext:value-type="float">
            <text:p>474.61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6-2017</text:p>
          </table:table-cell>
          <table:table-cell office:value-type="float" office:value="145.59" calcext:value-type="float">
            <text:p>145.59</text:p>
          </table:table-cell>
          <table:table-cell table:number-columns-repeated="4" office:value-type="float" office:value="134.3" calcext:value-type="float">
            <text:p>134.3</text:p>
          </table:table-cell>
          <table:table-cell office:value-type="float" office:value="268.03" calcext:value-type="float">
            <text:p>268.03</text:p>
          </table:table-cell>
          <table:table-cell office:value-type="float" office:value="124.03" calcext:value-type="float">
            <text:p>124.03</text:p>
          </table:table-cell>
          <table:table-cell table:number-columns-repeated="4" office:value-type="float" office:value="134.3" calcext:value-type="float">
            <text:p>134.3</text:p>
          </table:table-cell>
          <table:table-cell table:number-columns-repeated="2" office:value-type="float" office:value="134.72" calcext:value-type="float">
            <text:p>134.72</text:p>
          </table:table-cell>
          <table:table-cell office:value-type="float" office:value="135.05" calcext:value-type="float">
            <text:p>135.05</text:p>
          </table:table-cell>
          <table:table-cell office:value-type="float" office:value="269.9" calcext:value-type="float">
            <text:p>269.9</text:p>
          </table:table-cell>
          <table:table-cell table:number-columns-repeated="2" office:value-type="float" office:value="325.51" calcext:value-type="float">
            <text:p>325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6-2017</text:p>
          </table:table-cell>
          <table:table-cell office:value-type="float" office:value="179.61" calcext:value-type="float">
            <text:p>179.61</text:p>
          </table:table-cell>
          <table:table-cell table:number-columns-repeated="4" office:value-type="float" office:value="196.71" calcext:value-type="float">
            <text:p>196.71</text:p>
          </table:table-cell>
          <table:table-cell office:value-type="float" office:value="246.58" calcext:value-type="float">
            <text:p>246.58</text:p>
          </table:table-cell>
          <table:table-cell office:value-type="float" office:value="204.19" calcext:value-type="float">
            <text:p>204.19</text:p>
          </table:table-cell>
          <table:table-cell office:value-type="float" office:value="204.62" calcext:value-type="float">
            <text:p>204.62</text:p>
          </table:table-cell>
          <table:table-cell table:number-columns-repeated="3" office:value-type="float" office:value="165.99" calcext:value-type="float">
            <text:p>165.99</text:p>
          </table:table-cell>
          <table:table-cell table:number-columns-repeated="2" office:value-type="float" office:value="176.82" calcext:value-type="float">
            <text:p>176.82</text:p>
          </table:table-cell>
          <table:table-cell office:value-type="float" office:value="169.19" calcext:value-type="float">
            <text:p>169.19</text:p>
          </table:table-cell>
          <table:table-cell office:value-type="float" office:value="247.97" calcext:value-type="float">
            <text:p>247.97</text:p>
          </table:table-cell>
          <table:table-cell table:number-columns-repeated="2" office:value-type="float" office:value="327.3" calcext:value-type="float">
            <text:p>327.3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6-2017</text:p>
          </table:table-cell>
          <table:table-cell office:value-type="float" office:value="200.77" calcext:value-type="float">
            <text:p>200.77</text:p>
          </table:table-cell>
          <table:table-cell table:number-columns-repeated="4" office:value-type="float" office:value="233.79" calcext:value-type="float">
            <text:p>233.79</text:p>
          </table:table-cell>
          <table:table-cell office:value-type="float" office:value="272.64" calcext:value-type="float">
            <text:p>272.64</text:p>
          </table:table-cell>
          <table:table-cell table:number-columns-repeated="2" office:value-type="float" office:value="245.94" calcext:value-type="float">
            <text:p>245.94</text:p>
          </table:table-cell>
          <table:table-cell table:number-columns-repeated="3" office:value-type="float" office:value="185.3" calcext:value-type="float">
            <text:p>185.3</text:p>
          </table:table-cell>
          <table:table-cell table:number-columns-repeated="2" office:value-type="float" office:value="222.38" calcext:value-type="float">
            <text:p>222.38</text:p>
          </table:table-cell>
          <table:table-cell office:value-type="float" office:value="191.79" calcext:value-type="float">
            <text:p>191.79</text:p>
          </table:table-cell>
          <table:table-cell office:value-type="float" office:value="272.64" calcext:value-type="float">
            <text:p>272.64</text:p>
          </table:table-cell>
          <table:table-cell table:number-columns-repeated="2" office:value-type="float" office:value="338.33" calcext:value-type="float">
            <text:p>338.33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6-2017</text:p>
          </table:table-cell>
          <table:table-cell office:value-type="float" office:value="184.45" calcext:value-type="float">
            <text:p>184.45</text:p>
          </table:table-cell>
          <table:table-cell table:number-columns-repeated="5" office:value-type="float" office:value="200.28" calcext:value-type="float">
            <text:p>200.28</text:p>
          </table:table-cell>
          <table:table-cell table:number-columns-repeated="2" office:value-type="float" office:value="223.52" calcext:value-type="float">
            <text:p>223.52</text:p>
          </table:table-cell>
          <table:table-cell table:number-columns-repeated="2" office:value-type="float" office:value="179.92" calcext:value-type="float">
            <text:p>179.92</text:p>
          </table:table-cell>
          <table:table-cell office:value-type="float" office:value="178.39" calcext:value-type="float">
            <text:p>178.39</text:p>
          </table:table-cell>
          <table:table-cell table:number-columns-repeated="2" office:value-type="float" office:value="193.61" calcext:value-type="float">
            <text:p>193.61</text:p>
          </table:table-cell>
          <table:table-cell office:value-type="float" office:value="185.04" calcext:value-type="float">
            <text:p>185.04</text:p>
          </table:table-cell>
          <table:table-cell office:value-type="float" office:value="200.28" calcext:value-type="float">
            <text:p>200.28</text:p>
          </table:table-cell>
          <table:table-cell table:number-columns-repeated="2" office:value-type="float" office:value="347.79" calcext:value-type="float">
            <text:p>347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6-2017</text:p>
          </table:table-cell>
          <table:table-cell office:value-type="float" office:value="157.67" calcext:value-type="float">
            <text:p>157.67</text:p>
          </table:table-cell>
          <table:table-cell table:number-columns-repeated="5" office:value-type="float" office:value="160.13" calcext:value-type="float">
            <text:p>160.13</text:p>
          </table:table-cell>
          <table:table-cell office:value-type="float" office:value="158.75" calcext:value-type="float">
            <text:p>158.75</text:p>
          </table:table-cell>
          <table:table-cell office:value-type="float" office:value="170.9" calcext:value-type="float">
            <text:p>170.9</text:p>
          </table:table-cell>
          <table:table-cell table:number-columns-repeated="3" office:value-type="float" office:value="157.24" calcext:value-type="float">
            <text:p>157.24</text:p>
          </table:table-cell>
          <table:table-cell table:number-columns-repeated="2" office:value-type="float" office:value="160.13" calcext:value-type="float">
            <text:p>160.13</text:p>
          </table:table-cell>
          <table:table-cell office:value-type="float" office:value="154.89" calcext:value-type="float">
            <text:p>154.89</text:p>
          </table:table-cell>
          <table:table-cell office:value-type="float" office:value="160.13" calcext:value-type="float">
            <text:p>160.13</text:p>
          </table:table-cell>
          <table:table-cell table:number-columns-repeated="2" office:value-type="float" office:value="328.42" calcext:value-type="float">
            <text:p>328.42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6-2017</text:p>
          </table:table-cell>
          <table:table-cell office:value-type="float" office:value="171.66" calcext:value-type="float">
            <text:p>171.66</text:p>
          </table:table-cell>
          <table:table-cell table:number-columns-repeated="4" office:value-type="float" office:value="173.97" calcext:value-type="float">
            <text:p>173.97</text:p>
          </table:table-cell>
          <table:table-cell office:value-type="float" office:value="213.46" calcext:value-type="float">
            <text:p>213.46</text:p>
          </table:table-cell>
          <table:table-cell office:value-type="float" office:value="157.87" calcext:value-type="float">
            <text:p>157.87</text:p>
          </table:table-cell>
          <table:table-cell office:value-type="float" office:value="173.97" calcext:value-type="float">
            <text:p>173.97</text:p>
          </table:table-cell>
          <table:table-cell table:number-columns-repeated="3" office:value-type="float" office:value="166.9" calcext:value-type="float">
            <text:p>166.9</text:p>
          </table:table-cell>
          <table:table-cell table:number-columns-repeated="2" office:value-type="float" office:value="173.97" calcext:value-type="float">
            <text:p>173.97</text:p>
          </table:table-cell>
          <table:table-cell office:value-type="float" office:value="165.61" calcext:value-type="float">
            <text:p>165.61</text:p>
          </table:table-cell>
          <table:table-cell office:value-type="float" office:value="213.46" calcext:value-type="float">
            <text:p>213.46</text:p>
          </table:table-cell>
          <table:table-cell table:number-columns-repeated="2" office:value-type="float" office:value="296.96" calcext:value-type="float">
            <text:p>296.96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6-2017</text:p>
          </table:table-cell>
          <table:table-cell office:value-type="float" office:value="170.09" calcext:value-type="float">
            <text:p>170.09</text:p>
          </table:table-cell>
          <table:table-cell table:number-columns-repeated="4" office:value-type="float" office:value="183.28" calcext:value-type="float">
            <text:p>183.28</text:p>
          </table:table-cell>
          <table:table-cell office:value-type="float" office:value="204.28" calcext:value-type="float">
            <text:p>204.28</text:p>
          </table:table-cell>
          <table:table-cell office:value-type="float" office:value="177.62" calcext:value-type="float">
            <text:p>177.62</text:p>
          </table:table-cell>
          <table:table-cell office:value-type="float" office:value="183.28" calcext:value-type="float">
            <text:p>183.28</text:p>
          </table:table-cell>
          <table:table-cell table:number-columns-repeated="3" office:value-type="float" office:value="159.46" calcext:value-type="float">
            <text:p>159.46</text:p>
          </table:table-cell>
          <table:table-cell table:number-columns-repeated="2" office:value-type="float" office:value="183.28" calcext:value-type="float">
            <text:p>183.28</text:p>
          </table:table-cell>
          <table:table-cell office:value-type="float" office:value="159.26" calcext:value-type="float">
            <text:p>159.26</text:p>
          </table:table-cell>
          <table:table-cell office:value-type="float" office:value="204.28" calcext:value-type="float">
            <text:p>204.28</text:p>
          </table:table-cell>
          <table:table-cell table:number-columns-repeated="2" office:value-type="float" office:value="230.66" calcext:value-type="float">
            <text:p>230.66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6-2017</text:p>
          </table:table-cell>
          <table:table-cell office:value-type="float" office:value="202.91" calcext:value-type="float">
            <text:p>202.91</text:p>
          </table:table-cell>
          <table:table-cell table:number-columns-repeated="3" office:value-type="float" office:value="242.37" calcext:value-type="float">
            <text:p>242.37</text:p>
          </table:table-cell>
          <table:table-cell office:value-type="float" office:value="265.08" calcext:value-type="float">
            <text:p>265.08</text:p>
          </table:table-cell>
          <table:table-cell office:value-type="float" office:value="274.65" calcext:value-type="float">
            <text:p>274.65</text:p>
          </table:table-cell>
          <table:table-cell table:number-columns-repeated="2" office:value-type="float" office:value="267.89" calcext:value-type="float">
            <text:p>267.89</text:p>
          </table:table-cell>
          <table:table-cell table:number-columns-repeated="3" office:value-type="float" office:value="178.91" calcext:value-type="float">
            <text:p>178.91</text:p>
          </table:table-cell>
          <table:table-cell table:number-columns-repeated="2" office:value-type="float" office:value="239.25" calcext:value-type="float">
            <text:p>239.25</text:p>
          </table:table-cell>
          <table:table-cell office:value-type="float" office:value="180.97" calcext:value-type="float">
            <text:p>180.97</text:p>
          </table:table-cell>
          <table:table-cell office:value-type="float" office:value="274.65" calcext:value-type="float">
            <text:p>274.65</text:p>
          </table:table-cell>
          <table:table-cell table:number-columns-repeated="2" office:value-type="float" office:value="311.29" calcext:value-type="float">
            <text:p>311.29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6-2017</text:p>
          </table:table-cell>
          <table:table-cell office:value-type="float" office:value="196.9" calcext:value-type="float">
            <text:p>196.9</text:p>
          </table:table-cell>
          <table:table-cell table:number-columns-repeated="3" office:value-type="float" office:value="218.88" calcext:value-type="float">
            <text:p>218.88</text:p>
          </table:table-cell>
          <table:table-cell office:value-type="float" office:value="231.25" calcext:value-type="float">
            <text:p>231.25</text:p>
          </table:table-cell>
          <table:table-cell office:value-type="float" office:value="274.41" calcext:value-type="float">
            <text:p>274.41</text:p>
          </table:table-cell>
          <table:table-cell table:number-columns-repeated="2" office:value-type="float" office:value="240.23" calcext:value-type="float">
            <text:p>240.23</text:p>
          </table:table-cell>
          <table:table-cell table:number-columns-repeated="3" office:value-type="float" office:value="184.9" calcext:value-type="float">
            <text:p>184.9</text:p>
          </table:table-cell>
          <table:table-cell table:number-columns-repeated="2" office:value-type="float" office:value="205.49" calcext:value-type="float">
            <text:p>205.49</text:p>
          </table:table-cell>
          <table:table-cell office:value-type="float" office:value="175.22" calcext:value-type="float">
            <text:p>175.22</text:p>
          </table:table-cell>
          <table:table-cell office:value-type="float" office:value="274.41" calcext:value-type="float">
            <text:p>274.41</text:p>
          </table:table-cell>
          <table:table-cell table:number-columns-repeated="2" office:value-type="float" office:value="328.09" calcext:value-type="float">
            <text:p>328.09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6-2017</text:p>
          </table:table-cell>
          <table:table-cell office:value-type="float" office:value="178.61" calcext:value-type="float">
            <text:p>178.61</text:p>
          </table:table-cell>
          <table:table-cell table:number-columns-repeated="4" office:value-type="float" office:value="175.45" calcext:value-type="float">
            <text:p>175.45</text:p>
          </table:table-cell>
          <table:table-cell office:value-type="float" office:value="253.81" calcext:value-type="float">
            <text:p>253.81</text:p>
          </table:table-cell>
          <table:table-cell office:value-type="float" office:value="142.72" calcext:value-type="float">
            <text:p>142.72</text:p>
          </table:table-cell>
          <table:table-cell office:value-type="float" office:value="179.64" calcext:value-type="float">
            <text:p>179.64</text:p>
          </table:table-cell>
          <table:table-cell office:value-type="float" office:value="171.77" calcext:value-type="float">
            <text:p>171.77</text:p>
          </table:table-cell>
          <table:table-cell office:value-type="float" office:value="171.72" calcext:value-type="float">
            <text:p>171.72</text:p>
          </table:table-cell>
          <table:table-cell office:value-type="float" office:value="171.1" calcext:value-type="float">
            <text:p>171.1</text:p>
          </table:table-cell>
          <table:table-cell table:number-columns-repeated="2" office:value-type="float" office:value="171.32" calcext:value-type="float">
            <text:p>171.32</text:p>
          </table:table-cell>
          <table:table-cell office:value-type="float" office:value="171.05" calcext:value-type="float">
            <text:p>171.05</text:p>
          </table:table-cell>
          <table:table-cell office:value-type="float" office:value="253.81" calcext:value-type="float">
            <text:p>253.81</text:p>
          </table:table-cell>
          <table:table-cell table:number-columns-repeated="2" office:value-type="float" office:value="305.6" calcext:value-type="float">
            <text:p>305.6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6-2017</text:p>
          </table:table-cell>
          <table:table-cell office:value-type="float" office:value="162.44" calcext:value-type="float">
            <text:p>162.44</text:p>
          </table:table-cell>
          <table:table-cell table:number-columns-repeated="5" office:value-type="float" office:value="162.96" calcext:value-type="float">
            <text:p>162.9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5.8" calcext:value-type="float">
            <text:p>185.8</text:p>
          </table:table-cell>
          <table:table-cell table:number-columns-repeated="2" office:value-type="float" office:value="162.96" calcext:value-type="float">
            <text:p>162.96</text:p>
          </table:table-cell>
          <table:table-cell table:number-columns-repeated="3" office:value-type="float" office:value="162.12" calcext:value-type="float">
            <text:p>162.12</text:p>
          </table:table-cell>
          <table:table-cell office:value-type="float" office:value="161.75" calcext:value-type="float">
            <text:p>161.75</text:p>
          </table:table-cell>
          <table:table-cell office:value-type="float" office:value="162.96" calcext:value-type="float">
            <text:p>162.96</text:p>
          </table:table-cell>
          <table:table-cell table:number-columns-repeated="2" office:value-type="float" office:value="319.32" calcext:value-type="float">
            <text:p>319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6-2017</text:p>
          </table:table-cell>
          <table:table-cell office:value-type="float" office:value="176.49" calcext:value-type="float">
            <text:p>176.49</text:p>
          </table:table-cell>
          <table:table-cell table:number-columns-repeated="3" office:value-type="float" office:value="177.01" calcext:value-type="float">
            <text:p>177.01</text:p>
          </table:table-cell>
          <table:table-cell office:value-type="float" office:value="184.77" calcext:value-type="float">
            <text:p>184.77</text:p>
          </table:table-cell>
          <table:table-cell office:value-type="float" office:value="179.17" calcext:value-type="float">
            <text:p>179.17</text:p>
          </table:table-cell>
          <table:table-cell table:number-columns-repeated="2" office:value-type="float" office:value="213.82" calcext:value-type="float">
            <text:p>213.82</text:p>
          </table:table-cell>
          <table:table-cell office:value-type="float" office:value="177.01" calcext:value-type="float">
            <text:p>177.01</text:p>
          </table:table-cell>
          <table:table-cell office:value-type="float" office:value="177.63" calcext:value-type="float">
            <text:p>177.63</text:p>
          </table:table-cell>
          <table:table-cell table:number-columns-repeated="3" office:value-type="float" office:value="175.66" calcext:value-type="float">
            <text:p>175.66</text:p>
          </table:table-cell>
          <table:table-cell office:value-type="float" office:value="170.93" calcext:value-type="float">
            <text:p>170.93</text:p>
          </table:table-cell>
          <table:table-cell office:value-type="float" office:value="179.17" calcext:value-type="float">
            <text:p>179.17</text:p>
          </table:table-cell>
          <table:table-cell table:number-columns-repeated="2" office:value-type="float" office:value="320.07" calcext:value-type="float">
            <text:p>320.07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6-2017</text:p>
          </table:table-cell>
          <table:table-cell office:value-type="float" office:value="193.81" calcext:value-type="float">
            <text:p>193.81</text:p>
          </table:table-cell>
          <table:table-cell table:number-columns-repeated="3" office:value-type="float" office:value="194.91" calcext:value-type="float">
            <text:p>194.91</text:p>
          </table:table-cell>
          <table:table-cell office:value-type="float" office:value="272.25" calcext:value-type="float">
            <text:p>272.25</text:p>
          </table:table-cell>
          <table:table-cell office:value-type="float" office:value="232.65" calcext:value-type="float">
            <text:p>232.65</text:p>
          </table:table-cell>
          <table:table-cell table:number-columns-repeated="2" office:value-type="float" office:value="274.62" calcext:value-type="float">
            <text:p>274.62</text:p>
          </table:table-cell>
          <table:table-cell table:number-columns-repeated="2" office:value-type="float" office:value="183.84" calcext:value-type="float">
            <text:p>183.84</text:p>
          </table:table-cell>
          <table:table-cell office:value-type="float" office:value="182.97" calcext:value-type="float">
            <text:p>182.97</text:p>
          </table:table-cell>
          <table:table-cell table:number-columns-repeated="2" office:value-type="float" office:value="183.11" calcext:value-type="float">
            <text:p>183.11</text:p>
          </table:table-cell>
          <table:table-cell office:value-type="float" office:value="182.29" calcext:value-type="float">
            <text:p>182.29</text:p>
          </table:table-cell>
          <table:table-cell office:value-type="float" office:value="232.65" calcext:value-type="float">
            <text:p>232.65</text:p>
          </table:table-cell>
          <table:table-cell table:number-columns-repeated="2" office:value-type="float" office:value="296.88" calcext:value-type="float">
            <text:p>296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6-2017</text:p>
          </table:table-cell>
          <table:table-cell office:value-type="float" office:value="189.58" calcext:value-type="float">
            <text:p>189.58</text:p>
          </table:table-cell>
          <table:table-cell table:number-columns-repeated="3" office:value-type="float" office:value="190.97" calcext:value-type="float">
            <text:p>190.97</text:p>
          </table:table-cell>
          <table:table-cell office:value-type="float" office:value="242.86" calcext:value-type="float">
            <text:p>242.86</text:p>
          </table:table-cell>
          <table:table-cell office:value-type="float" office:value="237.52" calcext:value-type="float">
            <text:p>237.52</text:p>
          </table:table-cell>
          <table:table-cell office:value-type="float" office:value="190.97" calcext:value-type="float">
            <text:p>190.97</text:p>
          </table:table-cell>
          <table:table-cell office:value-type="float" office:value="242.86" calcext:value-type="float">
            <text:p>242.86</text:p>
          </table:table-cell>
          <table:table-cell table:number-columns-repeated="2" office:value-type="float" office:value="181.55" calcext:value-type="float">
            <text:p>181.55</text:p>
          </table:table-cell>
          <table:table-cell office:value-type="float" office:value="181.24" calcext:value-type="float">
            <text:p>181.24</text:p>
          </table:table-cell>
          <table:table-cell table:number-columns-repeated="2" office:value-type="float" office:value="181.19" calcext:value-type="float">
            <text:p>181.19</text:p>
          </table:table-cell>
          <table:table-cell office:value-type="float" office:value="180.32" calcext:value-type="float">
            <text:p>180.32</text:p>
          </table:table-cell>
          <table:table-cell office:value-type="float" office:value="237.52" calcext:value-type="float">
            <text:p>237.52</text:p>
          </table:table-cell>
          <table:table-cell table:number-columns-repeated="2" office:value-type="float" office:value="271.5" calcext:value-type="float">
            <text:p>271.5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6-2017</text:p>
          </table:table-cell>
          <table:table-cell office:value-type="float" office:value="198.19" calcext:value-type="float">
            <text:p>198.19</text:p>
          </table:table-cell>
          <table:table-cell table:number-columns-repeated="3" office:value-type="float" office:value="228.62" calcext:value-type="float">
            <text:p>228.62</text:p>
          </table:table-cell>
          <table:table-cell office:value-type="float" office:value="254.95" calcext:value-type="float">
            <text:p>254.95</text:p>
          </table:table-cell>
          <table:table-cell office:value-type="float" office:value="228.62" calcext:value-type="float">
            <text:p>228.62</text:p>
          </table:table-cell>
          <table:table-cell table:number-columns-repeated="2" office:value-type="float" office:value="279.29" calcext:value-type="float">
            <text:p>279.29</text:p>
          </table:table-cell>
          <table:table-cell table:number-columns-repeated="2" office:value-type="float" office:value="183.98" calcext:value-type="float">
            <text:p>183.98</text:p>
          </table:table-cell>
          <table:table-cell office:value-type="float" office:value="180.24" calcext:value-type="float">
            <text:p>180.24</text:p>
          </table:table-cell>
          <table:table-cell table:number-columns-repeated="2" office:value-type="float" office:value="181.09" calcext:value-type="float">
            <text:p>181.09</text:p>
          </table:table-cell>
          <table:table-cell office:value-type="float" office:value="178.92" calcext:value-type="float">
            <text:p>178.92</text:p>
          </table:table-cell>
          <table:table-cell office:value-type="float" office:value="228.62" calcext:value-type="float">
            <text:p>228.62</text:p>
          </table:table-cell>
          <table:table-cell table:number-columns-repeated="2" office:value-type="float" office:value="258.11" calcext:value-type="float">
            <text:p>258.11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6-2017</text:p>
          </table:table-cell>
          <table:table-cell office:value-type="float" office:value="205.07" calcext:value-type="float">
            <text:p>205.07</text:p>
          </table:table-cell>
          <table:table-cell table:number-columns-repeated="5" office:value-type="float" office:value="254.3" calcext:value-type="float">
            <text:p>254.3</text:p>
          </table:table-cell>
          <table:table-cell office:value-type="float" office:value="264.64" calcext:value-type="float">
            <text:p>264.64</text:p>
          </table:table-cell>
          <table:table-cell office:value-type="float" office:value="264.65" calcext:value-type="float">
            <text:p>264.65</text:p>
          </table:table-cell>
          <table:table-cell table:number-columns-repeated="2" office:value-type="float" office:value="188.49" calcext:value-type="float">
            <text:p>188.49</text:p>
          </table:table-cell>
          <table:table-cell office:value-type="float" office:value="179.64" calcext:value-type="float">
            <text:p>179.64</text:p>
          </table:table-cell>
          <table:table-cell table:number-columns-repeated="2" office:value-type="float" office:value="204.24" calcext:value-type="float">
            <text:p>204.24</text:p>
          </table:table-cell>
          <table:table-cell office:value-type="float" office:value="180.25" calcext:value-type="float">
            <text:p>180.25</text:p>
          </table:table-cell>
          <table:table-cell office:value-type="float" office:value="254.3" calcext:value-type="float">
            <text:p>254.3</text:p>
          </table:table-cell>
          <table:table-cell table:number-columns-repeated="2" office:value-type="float" office:value="262.41" calcext:value-type="float">
            <text:p>262.41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6-2017</text:p>
          </table:table-cell>
          <table:table-cell office:value-type="float" office:value="187.55" calcext:value-type="float">
            <text:p>187.55</text:p>
          </table:table-cell>
          <table:table-cell table:number-columns-repeated="4" office:value-type="float" office:value="196.53" calcext:value-type="float">
            <text:p>196.53</text:p>
          </table:table-cell>
          <table:table-cell office:value-type="float" office:value="196.93" calcext:value-type="float">
            <text:p>196.93</text:p>
          </table:table-cell>
          <table:table-cell table:number-columns-repeated="2" office:value-type="float" office:value="200.11" calcext:value-type="float">
            <text:p>200.11</text:p>
          </table:table-cell>
          <table:table-cell table:number-columns-repeated="2" office:value-type="float" office:value="185.99" calcext:value-type="float">
            <text:p>185.99</text:p>
          </table:table-cell>
          <table:table-cell office:value-type="float" office:value="176.84" calcext:value-type="float">
            <text:p>176.84</text:p>
          </table:table-cell>
          <table:table-cell table:number-columns-repeated="2" office:value-type="float" office:value="178.68" calcext:value-type="float">
            <text:p>178.68</text:p>
          </table:table-cell>
          <table:table-cell office:value-type="float" office:value="177.62" calcext:value-type="float">
            <text:p>177.62</text:p>
          </table:table-cell>
          <table:table-cell office:value-type="float" office:value="196.93" calcext:value-type="float">
            <text:p>196.93</text:p>
          </table:table-cell>
          <table:table-cell table:number-columns-repeated="2" office:value-type="float" office:value="237.7" calcext:value-type="float">
            <text:p>237.7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6-2017</text:p>
          </table:table-cell>
          <table:table-cell office:value-type="float" office:value="167.22" calcext:value-type="float">
            <text:p>167.22</text:p>
          </table:table-cell>
          <table:table-cell table:number-columns-repeated="5" office:value-type="float" office:value="167.72" calcext:value-type="float">
            <text:p>167.72</text:p>
          </table:table-cell>
          <table:table-cell office:value-type="float" office:value="167.71" calcext:value-type="float">
            <text:p>167.71</text:p>
          </table:table-cell>
          <table:table-cell office:value-type="float" office:value="169.04" calcext:value-type="float">
            <text:p>169.04</text:p>
          </table:table-cell>
          <table:table-cell table:number-columns-repeated="2" office:value-type="float" office:value="167.72" calcext:value-type="float">
            <text:p>167.72</text:p>
          </table:table-cell>
          <table:table-cell table:number-columns-repeated="3" office:value-type="float" office:value="167.43" calcext:value-type="float">
            <text:p>167.43</text:p>
          </table:table-cell>
          <table:table-cell office:value-type="float" office:value="167.04" calcext:value-type="float">
            <text:p>167.04</text:p>
          </table:table-cell>
          <table:table-cell office:value-type="float" office:value="167.72" calcext:value-type="float">
            <text:p>167.72</text:p>
          </table:table-cell>
          <table:table-cell table:number-columns-repeated="2" office:value-type="float" office:value="169.97" calcext:value-type="float">
            <text:p>169.97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6-2017</text:p>
          </table:table-cell>
          <table:table-cell office:value-type="float" office:value="148.56" calcext:value-type="float">
            <text:p>148.56</text:p>
          </table:table-cell>
          <table:table-cell table:number-columns-repeated="5" office:value-type="float" office:value="148.96" calcext:value-type="float">
            <text:p>148.96</text:p>
          </table:table-cell>
          <table:table-cell office:value-type="float" office:value="120.92" calcext:value-type="float">
            <text:p>120.92</text:p>
          </table:table-cell>
          <table:table-cell table:number-columns-repeated="8" office:value-type="float" office:value="148.96" calcext:value-type="float">
            <text:p>148.96</text:p>
          </table:table-cell>
          <table:table-cell table:number-columns-repeated="2" office:value-type="float" office:value="174.01" calcext:value-type="float">
            <text:p>174.01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6-2017</text:p>
          </table:table-cell>
          <table:table-cell office:value-type="float" office:value="174.48" calcext:value-type="float">
            <text:p>174.48</text:p>
          </table:table-cell>
          <table:table-cell table:number-columns-repeated="4" office:value-type="float" office:value="189.54" calcext:value-type="float">
            <text:p>189.54</text:p>
          </table:table-cell>
          <table:table-cell office:value-type="float" office:value="207.78" calcext:value-type="float">
            <text:p>207.78</text:p>
          </table:table-cell>
          <table:table-cell office:value-type="float" office:value="171.32" calcext:value-type="float">
            <text:p>171.32</text:p>
          </table:table-cell>
          <table:table-cell office:value-type="float" office:value="189.54" calcext:value-type="float">
            <text:p>189.54</text:p>
          </table:table-cell>
          <table:table-cell table:number-columns-repeated="2" office:value-type="float" office:value="167.81" calcext:value-type="float">
            <text:p>167.81</text:p>
          </table:table-cell>
          <table:table-cell office:value-type="float" office:value="166.65" calcext:value-type="float">
            <text:p>166.65</text:p>
          </table:table-cell>
          <table:table-cell table:number-columns-repeated="3" office:value-type="float" office:value="166.75" calcext:value-type="float">
            <text:p>166.75</text:p>
          </table:table-cell>
          <table:table-cell table:number-columns-repeated="3" office:value-type="float" office:value="207.78" calcext:value-type="float">
            <text:p>207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6-2017</text:p>
          </table:table-cell>
          <table:table-cell office:value-type="float" office:value="189.19" calcext:value-type="float">
            <text:p>189.19</text:p>
          </table:table-cell>
          <table:table-cell table:number-columns-repeated="3" office:value-type="float" office:value="257.41" calcext:value-type="float">
            <text:p>257.41</text:p>
          </table:table-cell>
          <table:table-cell office:value-type="float" office:value="275.67" calcext:value-type="float">
            <text:p>275.67</text:p>
          </table:table-cell>
          <table:table-cell office:value-type="float" office:value="257.41" calcext:value-type="float">
            <text:p>257.41</text:p>
          </table:table-cell>
          <table:table-cell table:number-columns-repeated="2" office:value-type="float" office:value="278.08" calcext:value-type="float">
            <text:p>278.08</text:p>
          </table:table-cell>
          <table:table-cell table:number-columns-repeated="3" office:value-type="float" office:value="175.98" calcext:value-type="float">
            <text:p>175.98</text:p>
          </table:table-cell>
          <table:table-cell table:number-columns-repeated="3" office:value-type="float" office:value="175.92" calcext:value-type="float">
            <text:p>175.92</text:p>
          </table:table-cell>
          <table:table-cell office:value-type="float" office:value="257.41" calcext:value-type="float">
            <text:p>257.41</text:p>
          </table:table-cell>
          <table:table-cell table:number-columns-repeated="2" office:value-type="float" office:value="281.27" calcext:value-type="float">
            <text:p>281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6-2017</text:p>
          </table:table-cell>
          <table:table-cell office:value-type="float" office:value="188.49" calcext:value-type="float">
            <text:p>188.49</text:p>
          </table:table-cell>
          <table:table-cell table:number-columns-repeated="4" office:value-type="float" office:value="253.98" calcext:value-type="float">
            <text:p>253.98</text:p>
          </table:table-cell>
          <table:table-cell office:value-type="float" office:value="255.96" calcext:value-type="float">
            <text:p>255.96</text:p>
          </table:table-cell>
          <table:table-cell office:value-type="float" office:value="251.47" calcext:value-type="float">
            <text:p>251.47</text:p>
          </table:table-cell>
          <table:table-cell office:value-type="float" office:value="253.98" calcext:value-type="float">
            <text:p>253.98</text:p>
          </table:table-cell>
          <table:table-cell table:number-columns-repeated="2" office:value-type="float" office:value="176.6" calcext:value-type="float">
            <text:p>176.6</text:p>
          </table:table-cell>
          <table:table-cell office:value-type="float" office:value="175.19" calcext:value-type="float">
            <text:p>175.19</text:p>
          </table:table-cell>
          <table:table-cell table:number-columns-repeated="2" office:value-type="float" office:value="175.18" calcext:value-type="float">
            <text:p>175.18</text:p>
          </table:table-cell>
          <table:table-cell office:value-type="float" office:value="175.17" calcext:value-type="float">
            <text:p>175.17</text:p>
          </table:table-cell>
          <table:table-cell office:value-type="float" office:value="255.96" calcext:value-type="float">
            <text:p>255.96</text:p>
          </table:table-cell>
          <table:table-cell table:number-columns-repeated="2" office:value-type="float" office:value="265.95" calcext:value-type="float">
            <text:p>265.95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6-2017</text:p>
          </table:table-cell>
          <table:table-cell office:value-type="float" office:value="185.14" calcext:value-type="float">
            <text:p>185.14</text:p>
          </table:table-cell>
          <table:table-cell table:number-columns-repeated="4" office:value-type="float" office:value="256.02" calcext:value-type="float">
            <text:p>256.02</text:p>
          </table:table-cell>
          <table:table-cell office:value-type="float" office:value="256.94" calcext:value-type="float">
            <text:p>256.94</text:p>
          </table:table-cell>
          <table:table-cell table:number-columns-repeated="2" office:value-type="float" office:value="256.02" calcext:value-type="float">
            <text:p>256.02</text:p>
          </table:table-cell>
          <table:table-cell table:number-columns-repeated="2" office:value-type="float" office:value="172.31" calcext:value-type="float">
            <text:p>172.31</text:p>
          </table:table-cell>
          <table:table-cell office:value-type="float" office:value="172.27" calcext:value-type="float">
            <text:p>172.27</text:p>
          </table:table-cell>
          <table:table-cell table:number-columns-repeated="3" office:value-type="float" office:value="170.31" calcext:value-type="float">
            <text:p>170.31</text:p>
          </table:table-cell>
          <table:table-cell office:value-type="float" office:value="256.94" calcext:value-type="float">
            <text:p>256.94</text:p>
          </table:table-cell>
          <table:table-cell table:number-columns-repeated="2" office:value-type="float" office:value="257.99" calcext:value-type="float">
            <text:p>257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6-2017</text:p>
          </table:table-cell>
          <table:table-cell office:value-type="float" office:value="181.05" calcext:value-type="float">
            <text:p>181.05</text:p>
          </table:table-cell>
          <table:table-cell table:number-columns-repeated="4" office:value-type="float" office:value="207.12" calcext:value-type="float">
            <text:p>207.12</text:p>
          </table:table-cell>
          <table:table-cell office:value-type="float" office:value="218.33" calcext:value-type="float">
            <text:p>218.33</text:p>
          </table:table-cell>
          <table:table-cell table:number-columns-repeated="2" office:value-type="float" office:value="207.75" calcext:value-type="float">
            <text:p>207.75</text:p>
          </table:table-cell>
          <table:table-cell table:number-columns-repeated="3" office:value-type="float" office:value="171.86" calcext:value-type="float">
            <text:p>171.86</text:p>
          </table:table-cell>
          <table:table-cell table:number-columns-repeated="2" office:value-type="float" office:value="170.04" calcext:value-type="float">
            <text:p>170.04</text:p>
          </table:table-cell>
          <table:table-cell office:value-type="float" office:value="169.52" calcext:value-type="float">
            <text:p>169.52</text:p>
          </table:table-cell>
          <table:table-cell office:value-type="float" office:value="218.33" calcext:value-type="float">
            <text:p>218.33</text:p>
          </table:table-cell>
          <table:table-cell table:number-columns-repeated="2" office:value-type="float" office:value="220.76" calcext:value-type="float">
            <text:p>220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7-2017</text:p>
          </table:table-cell>
          <table:table-cell office:value-type="float" office:value="179.58" calcext:value-type="float">
            <text:p>179.58</text:p>
          </table:table-cell>
          <table:table-cell table:number-columns-repeated="4" office:value-type="float" office:value="202.87" calcext:value-type="float">
            <text:p>202.87</text:p>
          </table:table-cell>
          <table:table-cell office:value-type="float" office:value="208.94" calcext:value-type="float">
            <text:p>208.94</text:p>
          </table:table-cell>
          <table:table-cell table:number-columns-repeated="2" office:value-type="float" office:value="202.87" calcext:value-type="float">
            <text:p>202.87</text:p>
          </table:table-cell>
          <table:table-cell table:number-columns-repeated="3" office:value-type="float" office:value="177.46" calcext:value-type="float">
            <text:p>177.46</text:p>
          </table:table-cell>
          <table:table-cell table:number-columns-repeated="2" office:value-type="float" office:value="169.94" calcext:value-type="float">
            <text:p>169.94</text:p>
          </table:table-cell>
          <table:table-cell office:value-type="float" office:value="166.37" calcext:value-type="float">
            <text:p>166.37</text:p>
          </table:table-cell>
          <table:table-cell office:value-type="float" office:value="208.94" calcext:value-type="float">
            <text:p>208.94</text:p>
          </table:table-cell>
          <table:table-cell table:number-columns-repeated="2" office:value-type="float" office:value="218.3" calcext:value-type="float">
            <text:p>218.3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7-2017</text:p>
          </table:table-cell>
          <table:table-cell office:value-type="float" office:value="170.81" calcext:value-type="float">
            <text:p>170.81</text:p>
          </table:table-cell>
          <table:table-cell table:number-columns-repeated="4" office:value-type="float" office:value="176.79" calcext:value-type="float">
            <text:p>176.79</text:p>
          </table:table-cell>
          <table:table-cell office:value-type="float" office:value="179.48" calcext:value-type="float">
            <text:p>179.48</text:p>
          </table:table-cell>
          <table:table-cell office:value-type="float" office:value="160.76" calcext:value-type="float">
            <text:p>160.76</text:p>
          </table:table-cell>
          <table:table-cell office:value-type="float" office:value="176.79" calcext:value-type="float">
            <text:p>176.79</text:p>
          </table:table-cell>
          <table:table-cell table:number-columns-repeated="2" office:value-type="float" office:value="171.05" calcext:value-type="float">
            <text:p>171.05</text:p>
          </table:table-cell>
          <table:table-cell office:value-type="float" office:value="171.03" calcext:value-type="float">
            <text:p>171.03</text:p>
          </table:table-cell>
          <table:table-cell table:number-columns-repeated="2" office:value-type="float" office:value="168.98" calcext:value-type="float">
            <text:p>168.98</text:p>
          </table:table-cell>
          <table:table-cell office:value-type="float" office:value="165.73" calcext:value-type="float">
            <text:p>165.73</text:p>
          </table:table-cell>
          <table:table-cell table:number-columns-repeated="3" office:value-type="float" office:value="179.48" calcext:value-type="float">
            <text:p>179.48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7-2017</text:p>
          </table:table-cell>
          <table:table-cell office:value-type="float" office:value="184.46" calcext:value-type="float">
            <text:p>184.46</text:p>
          </table:table-cell>
          <table:table-cell table:number-columns-repeated="4" office:value-type="float" office:value="194.47" calcext:value-type="float">
            <text:p>194.47</text:p>
          </table:table-cell>
          <table:table-cell office:value-type="float" office:value="324.82" calcext:value-type="float">
            <text:p>324.82</text:p>
          </table:table-cell>
          <table:table-cell office:value-type="float" office:value="167.61" calcext:value-type="float">
            <text:p>167.61</text:p>
          </table:table-cell>
          <table:table-cell office:value-type="float" office:value="194.47" calcext:value-type="float">
            <text:p>194.47</text:p>
          </table:table-cell>
          <table:table-cell table:number-columns-repeated="2" office:value-type="float" office:value="179.76" calcext:value-type="float">
            <text:p>179.76</text:p>
          </table:table-cell>
          <table:table-cell office:value-type="float" office:value="177.91" calcext:value-type="float">
            <text:p>177.9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1.78" calcext:value-type="float">
            <text:p>171.78</text:p>
          </table:table-cell>
          <table:table-cell table:number-columns-repeated="3" office:value-type="float" office:value="324.82" calcext:value-type="float">
            <text:p>324.82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7-2017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235.19" calcext:value-type="float">
            <text:p>235.19</text:p>
          </table:table-cell>
          <table:table-cell office:value-type="float" office:value="308.3" calcext:value-type="float">
            <text:p>308.3</text:p>
          </table:table-cell>
          <table:table-cell office:value-type="float" office:value="233.92" calcext:value-type="float">
            <text:p>233.92</text:p>
          </table:table-cell>
          <table:table-cell office:value-type="float" office:value="235.19" calcext:value-type="float">
            <text:p>235.19</text:p>
          </table:table-cell>
          <table:table-cell table:number-columns-repeated="2" office:value-type="float" office:value="183.14" calcext:value-type="float">
            <text:p>183.14</text:p>
          </table:table-cell>
          <table:table-cell office:value-type="float" office:value="181.4" calcext:value-type="float">
            <text:p>181.4</text:p>
          </table:table-cell>
          <table:table-cell table:number-columns-repeated="3" office:value-type="float" office:value="172.96" calcext:value-type="float">
            <text:p>172.96</text:p>
          </table:table-cell>
          <table:table-cell table:number-columns-repeated="3" office:value-type="float" office:value="308.3" calcext:value-type="float">
            <text:p>308.3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7-2017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282.49" calcext:value-type="float">
            <text:p>282.49</text:p>
          </table:table-cell>
          <table:table-cell office:value-type="float" office:value="282.83" calcext:value-type="float">
            <text:p>282.83</text:p>
          </table:table-cell>
          <table:table-cell office:value-type="float" office:value="293.44" calcext:value-type="float">
            <text:p>293.44</text:p>
          </table:table-cell>
          <table:table-cell table:number-columns-repeated="2" office:value-type="float" office:value="283.65" calcext:value-type="float">
            <text:p>283.65</text:p>
          </table:table-cell>
          <table:table-cell table:number-columns-repeated="2" office:value-type="float" office:value="187.81" calcext:value-type="float">
            <text:p>187.81</text:p>
          </table:table-cell>
          <table:table-cell office:value-type="float" office:value="186.96" calcext:value-type="float">
            <text:p>186.96</text:p>
          </table:table-cell>
          <table:table-cell table:number-columns-repeated="2" office:value-type="float" office:value="177.08" calcext:value-type="float">
            <text:p>177.08</text:p>
          </table:table-cell>
          <table:table-cell office:value-type="float" office:value="172.8" calcext:value-type="float">
            <text:p>172.8</text:p>
          </table:table-cell>
          <table:table-cell office:value-type="float" office:value="293.44" calcext:value-type="float">
            <text:p>293.44</text:p>
          </table:table-cell>
          <table:table-cell table:number-columns-repeated="2" office:value-type="float" office:value="296.31" calcext:value-type="float">
            <text:p>296.31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7-2017</text:p>
          </table:table-cell>
          <table:table-cell office:value-type="float" office:value="209.13" calcext:value-type="float">
            <text:p>209.13</text:p>
          </table:table-cell>
          <table:table-cell table:number-columns-repeated="4" office:value-type="float" office:value="289.34" calcext:value-type="float">
            <text:p>289.34</text:p>
          </table:table-cell>
          <table:table-cell office:value-type="float" office:value="302.16" calcext:value-type="float">
            <text:p>302.16</text:p>
          </table:table-cell>
          <table:table-cell office:value-type="float" office:value="292.7" calcext:value-type="float">
            <text:p>292.7</text:p>
          </table:table-cell>
          <table:table-cell office:value-type="float" office:value="293.29" calcext:value-type="float">
            <text:p>293.29</text:p>
          </table:table-cell>
          <table:table-cell table:number-columns-repeated="2" office:value-type="float" office:value="192.17" calcext:value-type="float">
            <text:p>192.17</text:p>
          </table:table-cell>
          <table:table-cell office:value-type="float" office:value="191.67" calcext:value-type="float">
            <text:p>191.67</text:p>
          </table:table-cell>
          <table:table-cell table:number-columns-repeated="2" office:value-type="float" office:value="186.46" calcext:value-type="float">
            <text:p>186.46</text:p>
          </table:table-cell>
          <table:table-cell office:value-type="float" office:value="166.91" calcext:value-type="float">
            <text:p>166.91</text:p>
          </table:table-cell>
          <table:table-cell office:value-type="float" office:value="302.16" calcext:value-type="float">
            <text:p>302.16</text:p>
          </table:table-cell>
          <table:table-cell table:number-columns-repeated="2" office:value-type="float" office:value="305.4" calcext:value-type="float">
            <text:p>305.4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7-2017</text:p>
          </table:table-cell>
          <table:table-cell office:value-type="float" office:value="209.26" calcext:value-type="float">
            <text:p>209.26</text:p>
          </table:table-cell>
          <table:table-cell table:number-columns-repeated="4" office:value-type="float" office:value="277.62" calcext:value-type="float">
            <text:p>277.62</text:p>
          </table:table-cell>
          <table:table-cell office:value-type="float" office:value="345.41" calcext:value-type="float">
            <text:p>345.41</text:p>
          </table:table-cell>
          <table:table-cell office:value-type="float" office:value="277.57" calcext:value-type="float">
            <text:p>277.57</text:p>
          </table:table-cell>
          <table:table-cell office:value-type="float" office:value="278.95" calcext:value-type="float">
            <text:p>278.95</text:p>
          </table:table-cell>
          <table:table-cell table:number-columns-repeated="2" office:value-type="float" office:value="199.97" calcext:value-type="float">
            <text:p>199.97</text:p>
          </table:table-cell>
          <table:table-cell office:value-type="float" office:value="198.49" calcext:value-type="float">
            <text:p>198.49</text:p>
          </table:table-cell>
          <table:table-cell table:number-columns-repeated="2" office:value-type="float" office:value="187.81" calcext:value-type="float">
            <text:p>187.81</text:p>
          </table:table-cell>
          <table:table-cell office:value-type="float" office:value="171.85" calcext:value-type="float">
            <text:p>171.85</text:p>
          </table:table-cell>
          <table:table-cell office:value-type="float" office:value="345.41" calcext:value-type="float">
            <text:p>345.41</text:p>
          </table:table-cell>
          <table:table-cell table:number-columns-repeated="2" office:value-type="float" office:value="351.52" calcext:value-type="float">
            <text:p>351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7-2017</text:p>
          </table:table-cell>
          <table:table-cell office:value-type="float" office:value="201.98" calcext:value-type="float">
            <text:p>201.98</text:p>
          </table:table-cell>
          <table:table-cell table:number-columns-repeated="4" office:value-type="float" office:value="239.7" calcext:value-type="float">
            <text:p>239.7</text:p>
          </table:table-cell>
          <table:table-cell office:value-type="float" office:value="272.67" calcext:value-type="float">
            <text:p>272.67</text:p>
          </table:table-cell>
          <table:table-cell office:value-type="float" office:value="232.48" calcext:value-type="float">
            <text:p>232.48</text:p>
          </table:table-cell>
          <table:table-cell office:value-type="float" office:value="239.7" calcext:value-type="float">
            <text:p>239.7</text:p>
          </table:table-cell>
          <table:table-cell table:number-columns-repeated="2" office:value-type="float" office:value="200.01" calcext:value-type="float">
            <text:p>200.01</text:p>
          </table:table-cell>
          <table:table-cell office:value-type="float" office:value="198.98" calcext:value-type="float">
            <text:p>198.98</text:p>
          </table:table-cell>
          <table:table-cell table:number-columns-repeated="2" office:value-type="float" office:value="181.6" calcext:value-type="float">
            <text:p>181.6</text:p>
          </table:table-cell>
          <table:table-cell office:value-type="float" office:value="166.2" calcext:value-type="float">
            <text:p>166.2</text:p>
          </table:table-cell>
          <table:table-cell office:value-type="float" office:value="272.67" calcext:value-type="float">
            <text:p>272.67</text:p>
          </table:table-cell>
          <table:table-cell table:number-columns-repeated="2" office:value-type="float" office:value="313.95" calcext:value-type="float">
            <text:p>313.95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7-2017</text:p>
          </table:table-cell>
          <table:table-cell office:value-type="float" office:value="200.81" calcext:value-type="float">
            <text:p>200.81</text:p>
          </table:table-cell>
          <table:table-cell table:number-columns-repeated="4" office:value-type="float" office:value="242.44" calcext:value-type="float">
            <text:p>242.44</text:p>
          </table:table-cell>
          <table:table-cell office:value-type="float" office:value="245.37" calcext:value-type="float">
            <text:p>245.37</text:p>
          </table:table-cell>
          <table:table-cell table:number-columns-repeated="2" office:value-type="float" office:value="244.68" calcext:value-type="float">
            <text:p>244.68</text:p>
          </table:table-cell>
          <table:table-cell table:number-columns-repeated="2" office:value-type="float" office:value="201.28" calcext:value-type="float">
            <text:p>201.28</text:p>
          </table:table-cell>
          <table:table-cell office:value-type="float" office:value="201.27" calcext:value-type="float">
            <text:p>201.27</text:p>
          </table:table-cell>
          <table:table-cell table:number-columns-repeated="2" office:value-type="float" office:value="176.7" calcext:value-type="float">
            <text:p>176.7</text:p>
          </table:table-cell>
          <table:table-cell office:value-type="float" office:value="157.68" calcext:value-type="float">
            <text:p>157.68</text:p>
          </table:table-cell>
          <table:table-cell office:value-type="float" office:value="245.37" calcext:value-type="float">
            <text:p>245.37</text:p>
          </table:table-cell>
          <table:table-cell table:number-columns-repeated="2" office:value-type="float" office:value="326.06" calcext:value-type="float">
            <text:p>326.06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7-2017</text:p>
          </table:table-cell>
          <table:table-cell office:value-type="float" office:value="207.75" calcext:value-type="float">
            <text:p>207.75</text:p>
          </table:table-cell>
          <table:table-cell table:number-columns-repeated="4" office:value-type="float" office:value="298.88" calcext:value-type="float">
            <text:p>298.88</text:p>
          </table:table-cell>
          <table:table-cell office:value-type="float" office:value="319.68" calcext:value-type="float">
            <text:p>319.68</text:p>
          </table:table-cell>
          <table:table-cell table:number-columns-repeated="2" office:value-type="float" office:value="300.01" calcext:value-type="float">
            <text:p>300.01</text:p>
          </table:table-cell>
          <table:table-cell table:number-columns-repeated="3" office:value-type="float" office:value="200.06" calcext:value-type="float">
            <text:p>200.06</text:p>
          </table:table-cell>
          <table:table-cell table:number-columns-repeated="2" office:value-type="float" office:value="173.12" calcext:value-type="float">
            <text:p>173.12</text:p>
          </table:table-cell>
          <table:table-cell office:value-type="float" office:value="165.82" calcext:value-type="float">
            <text:p>165.82</text:p>
          </table:table-cell>
          <table:table-cell office:value-type="float" office:value="319.68" calcext:value-type="float">
            <text:p>319.68</text:p>
          </table:table-cell>
          <table:table-cell table:number-columns-repeated="2" office:value-type="float" office:value="337.54" calcext:value-type="float">
            <text:p>337.54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7-2017</text:p>
          </table:table-cell>
          <table:table-cell office:value-type="float" office:value="205.69" calcext:value-type="float">
            <text:p>205.69</text:p>
          </table:table-cell>
          <table:table-cell table:number-columns-repeated="4" office:value-type="float" office:value="269.58" calcext:value-type="float">
            <text:p>269.58</text:p>
          </table:table-cell>
          <table:table-cell office:value-type="float" office:value="272.89" calcext:value-type="float">
            <text:p>272.89</text:p>
          </table:table-cell>
          <table:table-cell table:number-columns-repeated="2" office:value-type="float" office:value="271.17" calcext:value-type="float">
            <text:p>271.17</text:p>
          </table:table-cell>
          <table:table-cell table:number-columns-repeated="3" office:value-type="float" office:value="200.07" calcext:value-type="float">
            <text:p>200.07</text:p>
          </table:table-cell>
          <table:table-cell table:number-columns-repeated="2" office:value-type="float" office:value="176.31" calcext:value-type="float">
            <text:p>176.31</text:p>
          </table:table-cell>
          <table:table-cell office:value-type="float" office:value="161.48" calcext:value-type="float">
            <text:p>161.48</text:p>
          </table:table-cell>
          <table:table-cell office:value-type="float" office:value="272.89" calcext:value-type="float">
            <text:p>272.89</text:p>
          </table:table-cell>
          <table:table-cell table:number-columns-repeated="2" office:value-type="float" office:value="288.74" calcext:value-type="float">
            <text:p>288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7-2017</text:p>
          </table:table-cell>
          <table:table-cell office:value-type="float" office:value="205.01" calcext:value-type="float">
            <text:p>205.01</text:p>
          </table:table-cell>
          <table:table-cell table:number-columns-repeated="4" office:value-type="float" office:value="256.8" calcext:value-type="float">
            <text:p>256.8</text:p>
          </table:table-cell>
          <table:table-cell office:value-type="float" office:value="289.17" calcext:value-type="float">
            <text:p>289.17</text:p>
          </table:table-cell>
          <table:table-cell office:value-type="float" office:value="255.04" calcext:value-type="float">
            <text:p>255.04</text:p>
          </table:table-cell>
          <table:table-cell office:value-type="float" office:value="256.98" calcext:value-type="float">
            <text:p>256.98</text:p>
          </table:table-cell>
          <table:table-cell table:number-columns-repeated="3" office:value-type="float" office:value="199.98" calcext:value-type="float">
            <text:p>199.98</text:p>
          </table:table-cell>
          <table:table-cell table:number-columns-repeated="2" office:value-type="float" office:value="183.22" calcext:value-type="float">
            <text:p>183.22</text:p>
          </table:table-cell>
          <table:table-cell office:value-type="float" office:value="156.16" calcext:value-type="float">
            <text:p>156.16</text:p>
          </table:table-cell>
          <table:table-cell office:value-type="float" office:value="289.17" calcext:value-type="float">
            <text:p>289.17</text:p>
          </table:table-cell>
          <table:table-cell table:number-columns-repeated="2" office:value-type="float" office:value="298.77" calcext:value-type="float">
            <text:p>298.77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7-2017</text:p>
          </table:table-cell>
          <table:table-cell office:value-type="float" office:value="197.54" calcext:value-type="float">
            <text:p>197.54</text:p>
          </table:table-cell>
          <table:table-cell table:number-columns-repeated="4" office:value-type="float" office:value="235.62" calcext:value-type="float">
            <text:p>235.62</text:p>
          </table:table-cell>
          <table:table-cell office:value-type="float" office:value="256.01" calcext:value-type="float">
            <text:p>256.01</text:p>
          </table:table-cell>
          <table:table-cell office:value-type="float" office:value="240.37" calcext:value-type="float">
            <text:p>240.37</text:p>
          </table:table-cell>
          <table:table-cell office:value-type="float" office:value="240.51" calcext:value-type="float">
            <text:p>240.51</text:p>
          </table:table-cell>
          <table:table-cell table:number-columns-repeated="3" office:value-type="float" office:value="196.52" calcext:value-type="float">
            <text:p>196.52</text:p>
          </table:table-cell>
          <table:table-cell table:number-columns-repeated="2" office:value-type="float" office:value="182.12" calcext:value-type="float">
            <text:p>182.12</text:p>
          </table:table-cell>
          <table:table-cell office:value-type="float" office:value="153.59" calcext:value-type="float">
            <text:p>153.59</text:p>
          </table:table-cell>
          <table:table-cell table:number-columns-repeated="3" office:value-type="float" office:value="256.01" calcext:value-type="float">
            <text:p>256.01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7-2017</text:p>
          </table:table-cell>
          <table:table-cell office:value-type="float" office:value="203.49" calcext:value-type="float">
            <text:p>203.49</text:p>
          </table:table-cell>
          <table:table-cell table:number-columns-repeated="4" office:value-type="float" office:value="262.34" calcext:value-type="float">
            <text:p>262.34</text:p>
          </table:table-cell>
          <table:table-cell office:value-type="float" office:value="265.45" calcext:value-type="float">
            <text:p>265.45</text:p>
          </table:table-cell>
          <table:table-cell office:value-type="float" office:value="271.82" calcext:value-type="float">
            <text:p>271.82</text:p>
          </table:table-cell>
          <table:table-cell office:value-type="float" office:value="272.16" calcext:value-type="float">
            <text:p>272.16</text:p>
          </table:table-cell>
          <table:table-cell table:number-columns-repeated="3" office:value-type="float" office:value="200.22" calcext:value-type="float">
            <text:p>200.22</text:p>
          </table:table-cell>
          <table:table-cell table:number-columns-repeated="2" office:value-type="float" office:value="197.91" calcext:value-type="float">
            <text:p>197.91</text:p>
          </table:table-cell>
          <table:table-cell office:value-type="float" office:value="126.8" calcext:value-type="float">
            <text:p>126.8</text:p>
          </table:table-cell>
          <table:table-cell office:value-type="float" office:value="265.45" calcext:value-type="float">
            <text:p>265.45</text:p>
          </table:table-cell>
          <table:table-cell table:number-columns-repeated="2" office:value-type="float" office:value="267.88" calcext:value-type="float">
            <text:p>267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7-2017</text:p>
          </table:table-cell>
          <table:table-cell office:value-type="float" office:value="199.05" calcext:value-type="float">
            <text:p>199.05</text:p>
          </table:table-cell>
          <table:table-cell table:number-columns-repeated="5" office:value-type="float" office:value="220.66" calcext:value-type="float">
            <text:p>220.66</text:p>
          </table:table-cell>
          <table:table-cell table:number-columns-repeated="2" office:value-type="float" office:value="241.67" calcext:value-type="float">
            <text:p>241.67</text:p>
          </table:table-cell>
          <table:table-cell table:number-columns-repeated="3" office:value-type="float" office:value="199.37" calcext:value-type="float">
            <text:p>199.37</text:p>
          </table:table-cell>
          <table:table-cell table:number-columns-repeated="2" office:value-type="float" office:value="189.25" calcext:value-type="float">
            <text:p>189.25</text:p>
          </table:table-cell>
          <table:table-cell office:value-type="float" office:value="76.86" calcext:value-type="float">
            <text:p>76.86</text:p>
          </table:table-cell>
          <table:table-cell table:number-columns-repeated="3" office:value-type="float" office:value="220.66" calcext:value-type="float">
            <text:p>220.66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7-2017</text:p>
          </table:table-cell>
          <table:table-cell office:value-type="float" office:value="188.33" calcext:value-type="float">
            <text:p>188.33</text:p>
          </table:table-cell>
          <table:table-cell table:number-columns-repeated="4" office:value-type="float" office:value="195.49" calcext:value-type="float">
            <text:p>195.49</text:p>
          </table:table-cell>
          <table:table-cell office:value-type="float" office:value="195.8" calcext:value-type="float">
            <text:p>195.8</text:p>
          </table:table-cell>
          <table:table-cell table:number-columns-repeated="2" office:value-type="float" office:value="198.93" calcext:value-type="float">
            <text:p>198.93</text:p>
          </table:table-cell>
          <table:table-cell table:number-columns-repeated="3" office:value-type="float" office:value="194.87" calcext:value-type="float">
            <text:p>194.87</text:p>
          </table:table-cell>
          <table:table-cell table:number-columns-repeated="2" office:value-type="float" office:value="188.32" calcext:value-type="float">
            <text:p>188.32</text:p>
          </table:table-cell>
          <table:table-cell office:value-type="float" office:value="115.48" calcext:value-type="float">
            <text:p>115.48</text:p>
          </table:table-cell>
          <table:table-cell office:value-type="float" office:value="195.8" calcext:value-type="float">
            <text:p>195.8</text:p>
          </table:table-cell>
          <table:table-cell table:number-columns-repeated="2" office:value-type="float" office:value="196.33" calcext:value-type="float">
            <text:p>196.33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7-2017</text:p>
          </table:table-cell>
          <table:table-cell office:value-type="float" office:value="190.16" calcext:value-type="float">
            <text:p>190.16</text:p>
          </table:table-cell>
          <table:table-cell table:number-columns-repeated="4" office:value-type="float" office:value="195.01" calcext:value-type="float">
            <text:p>195.01</text:p>
          </table:table-cell>
          <table:table-cell office:value-type="float" office:value="236.92" calcext:value-type="float">
            <text:p>236.92</text:p>
          </table:table-cell>
          <table:table-cell table:number-columns-repeated="2" office:value-type="float" office:value="195.01" calcext:value-type="float">
            <text:p>195.01</text:p>
          </table:table-cell>
          <table:table-cell table:number-columns-repeated="3" office:value-type="float" office:value="193.38" calcext:value-type="float">
            <text:p>193.38</text:p>
          </table:table-cell>
          <table:table-cell table:number-columns-repeated="2" office:value-type="float" office:value="190.39" calcext:value-type="float">
            <text:p>190.39</text:p>
          </table:table-cell>
          <table:table-cell office:value-type="float" office:value="133.91" calcext:value-type="float">
            <text:p>133.91</text:p>
          </table:table-cell>
          <table:table-cell table:number-columns-repeated="3" office:value-type="float" office:value="236.92" calcext:value-type="float">
            <text:p>236.92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7-2017</text:p>
          </table:table-cell>
          <table:table-cell office:value-type="float" office:value="191.6" calcext:value-type="float">
            <text:p>191.6</text:p>
          </table:table-cell>
          <table:table-cell table:number-columns-repeated="4" office:value-type="float" office:value="208.61" calcext:value-type="float">
            <text:p>208.61</text:p>
          </table:table-cell>
          <table:table-cell office:value-type="float" office:value="210.07" calcext:value-type="float">
            <text:p>210.07</text:p>
          </table:table-cell>
          <table:table-cell table:number-columns-repeated="2" office:value-type="float" office:value="264.19" calcext:value-type="float">
            <text:p>264.19</text:p>
          </table:table-cell>
          <table:table-cell table:number-columns-repeated="3" office:value-type="float" office:value="194.95" calcext:value-type="float">
            <text:p>194.95</text:p>
          </table:table-cell>
          <table:table-cell table:number-columns-repeated="2" office:value-type="float" office:value="180.82" calcext:value-type="float">
            <text:p>180.82</text:p>
          </table:table-cell>
          <table:table-cell office:value-type="float" office:value="134.98" calcext:value-type="float">
            <text:p>134.98</text:p>
          </table:table-cell>
          <table:table-cell table:number-columns-repeated="3" office:value-type="float" office:value="210.07" calcext:value-type="float">
            <text:p>210.07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7-2017</text:p>
          </table:table-cell>
          <table:table-cell office:value-type="float" office:value="193.98" calcext:value-type="float">
            <text:p>193.98</text:p>
          </table:table-cell>
          <table:table-cell table:number-columns-repeated="3" office:value-type="float" office:value="219.8" calcext:value-type="float">
            <text:p>219.8</text:p>
          </table:table-cell>
          <table:table-cell office:value-type="float" office:value="230.41" calcext:value-type="float">
            <text:p>230.41</text:p>
          </table:table-cell>
          <table:table-cell office:value-type="float" office:value="225.86" calcext:value-type="float">
            <text:p>225.86</text:p>
          </table:table-cell>
          <table:table-cell table:number-columns-repeated="2" office:value-type="float" office:value="247.27" calcext:value-type="float">
            <text:p>247.27</text:p>
          </table:table-cell>
          <table:table-cell table:number-columns-repeated="3" office:value-type="float" office:value="196.34" calcext:value-type="float">
            <text:p>196.34</text:p>
          </table:table-cell>
          <table:table-cell table:number-columns-repeated="2" office:value-type="float" office:value="182.99" calcext:value-type="float">
            <text:p>182.99</text:p>
          </table:table-cell>
          <table:table-cell office:value-type="float" office:value="136.73" calcext:value-type="float">
            <text:p>136.73</text:p>
          </table:table-cell>
          <table:table-cell office:value-type="float" office:value="225.86" calcext:value-type="float">
            <text:p>225.86</text:p>
          </table:table-cell>
          <table:table-cell table:number-columns-repeated="2" office:value-type="float" office:value="233.98" calcext:value-type="float">
            <text:p>233.98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7-2017</text:p>
          </table:table-cell>
          <table:table-cell office:value-type="float" office:value="198.7" calcext:value-type="float">
            <text:p>198.7</text:p>
          </table:table-cell>
          <table:table-cell table:number-columns-repeated="4" office:value-type="float" office:value="237.05" calcext:value-type="float">
            <text:p>237.05</text:p>
          </table:table-cell>
          <table:table-cell office:value-type="float" office:value="237.41" calcext:value-type="float">
            <text:p>237.41</text:p>
          </table:table-cell>
          <table:table-cell table:number-columns-repeated="2" office:value-type="float" office:value="240.09" calcext:value-type="float">
            <text:p>240.09</text:p>
          </table:table-cell>
          <table:table-cell table:number-columns-repeated="3" office:value-type="float" office:value="201.01" calcext:value-type="float">
            <text:p>201.01</text:p>
          </table:table-cell>
          <table:table-cell table:number-columns-repeated="2" office:value-type="float" office:value="195.07" calcext:value-type="float">
            <text:p>195.07</text:p>
          </table:table-cell>
          <table:table-cell office:value-type="float" office:value="153.91" calcext:value-type="float">
            <text:p>153.91</text:p>
          </table:table-cell>
          <table:table-cell office:value-type="float" office:value="237.41" calcext:value-type="float">
            <text:p>237.41</text:p>
          </table:table-cell>
          <table:table-cell table:number-columns-repeated="2" office:value-type="float" office:value="239.4" calcext:value-type="float">
            <text:p>239.4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7-2017</text:p>
          </table:table-cell>
          <table:table-cell office:value-type="float" office:value="203.7" calcext:value-type="float">
            <text:p>203.7</text:p>
          </table:table-cell>
          <table:table-cell table:number-columns-repeated="4" office:value-type="float" office:value="242.7" calcext:value-type="float">
            <text:p>242.7</text:p>
          </table:table-cell>
          <table:table-cell office:value-type="float" office:value="251.52" calcext:value-type="float">
            <text:p>251.52</text:p>
          </table:table-cell>
          <table:table-cell table:number-columns-repeated="2" office:value-type="float" office:value="258.47" calcext:value-type="float">
            <text:p>258.47</text:p>
          </table:table-cell>
          <table:table-cell table:number-columns-repeated="3" office:value-type="float" office:value="203.89" calcext:value-type="float">
            <text:p>203.89</text:p>
          </table:table-cell>
          <table:table-cell table:number-columns-repeated="2" office:value-type="float" office:value="195.79" calcext:value-type="float">
            <text:p>195.79</text:p>
          </table:table-cell>
          <table:table-cell office:value-type="float" office:value="143.44" calcext:value-type="float">
            <text:p>143.44</text:p>
          </table:table-cell>
          <table:table-cell office:value-type="float" office:value="251.52" calcext:value-type="float">
            <text:p>251.52</text:p>
          </table:table-cell>
          <table:table-cell table:number-columns-repeated="2" office:value-type="float" office:value="255.1" calcext:value-type="float">
            <text:p>255.1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7-2017</text:p>
          </table:table-cell>
          <table:table-cell office:value-type="float" office:value="200.27" calcext:value-type="float">
            <text:p>200.27</text:p>
          </table:table-cell>
          <table:table-cell table:number-columns-repeated="7" office:value-type="float" office:value="224.81" calcext:value-type="float">
            <text:p>224.81</text:p>
          </table:table-cell>
          <table:table-cell table:number-columns-repeated="3" office:value-type="float" office:value="201.59" calcext:value-type="float">
            <text:p>201.59</text:p>
          </table:table-cell>
          <table:table-cell table:number-columns-repeated="2" office:value-type="float" office:value="195.74" calcext:value-type="float">
            <text:p>195.74</text:p>
          </table:table-cell>
          <table:table-cell office:value-type="float" office:value="98.18" calcext:value-type="float">
            <text:p>98.18</text:p>
          </table:table-cell>
          <table:table-cell table:number-columns-repeated="3" office:value-type="float" office:value="224.81" calcext:value-type="float">
            <text:p>224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7-2017</text:p>
          </table:table-cell>
          <table:table-cell office:value-type="float" office:value="190.48" calcext:value-type="float">
            <text:p>190.48</text:p>
          </table:table-cell>
          <table:table-cell table:number-columns-repeated="5" office:value-type="float" office:value="196.06" calcext:value-type="float">
            <text:p>196.06</text:p>
          </table:table-cell>
          <table:table-cell office:value-type="float" office:value="211.82" calcext:value-type="float">
            <text:p>211.82</text:p>
          </table:table-cell>
          <table:table-cell office:value-type="float" office:value="214.56" calcext:value-type="float">
            <text:p>214.56</text:p>
          </table:table-cell>
          <table:table-cell table:number-columns-repeated="3" office:value-type="float" office:value="195.06" calcext:value-type="float">
            <text:p>195.06</text:p>
          </table:table-cell>
          <table:table-cell table:number-columns-repeated="2" office:value-type="float" office:value="190.67" calcext:value-type="float">
            <text:p>190.67</text:p>
          </table:table-cell>
          <table:table-cell office:value-type="float" office:value="106.69" calcext:value-type="float">
            <text:p>106.69</text:p>
          </table:table-cell>
          <table:table-cell table:number-columns-repeated="3" office:value-type="float" office:value="196.06" calcext:value-type="float">
            <text:p>196.06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7-2017</text:p>
          </table:table-cell>
          <table:table-cell office:value-type="float" office:value="204.14" calcext:value-type="float">
            <text:p>204.14</text:p>
          </table:table-cell>
          <table:table-cell table:number-columns-repeated="2" office:value-type="float" office:value="241.71" calcext:value-type="float">
            <text:p>241.71</text:p>
          </table:table-cell>
          <table:table-cell table:number-columns-repeated="2" office:value-type="float" office:value="267.46" calcext:value-type="float">
            <text:p>267.46</text:p>
          </table:table-cell>
          <table:table-cell office:value-type="float" office:value="280.36" calcext:value-type="float">
            <text:p>280.36</text:p>
          </table:table-cell>
          <table:table-cell table:number-columns-repeated="2" office:value-type="float" office:value="288.4" calcext:value-type="float">
            <text:p>288.4</text:p>
          </table:table-cell>
          <table:table-cell table:number-columns-repeated="3" office:value-type="float" office:value="201.27" calcext:value-type="float">
            <text:p>201.27</text:p>
          </table:table-cell>
          <table:table-cell table:number-columns-repeated="2" office:value-type="float" office:value="198.28" calcext:value-type="float">
            <text:p>198.28</text:p>
          </table:table-cell>
          <table:table-cell office:value-type="float" office:value="120.71" calcext:value-type="float">
            <text:p>120.71</text:p>
          </table:table-cell>
          <table:table-cell table:number-columns-repeated="3" office:value-type="float" office:value="280.36" calcext:value-type="float">
            <text:p>280.36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7-2017</text:p>
          </table:table-cell>
          <table:table-cell office:value-type="float" office:value="202.98" calcext:value-type="float">
            <text:p>202.98</text:p>
          </table:table-cell>
          <table:table-cell table:number-columns-repeated="4" office:value-type="float" office:value="219.25" calcext:value-type="float">
            <text:p>219.25</text:p>
          </table:table-cell>
          <table:table-cell office:value-type="float" office:value="293.31" calcext:value-type="float">
            <text:p>293.31</text:p>
          </table:table-cell>
          <table:table-cell table:number-columns-repeated="2" office:value-type="float" office:value="222.06" calcext:value-type="float">
            <text:p>222.06</text:p>
          </table:table-cell>
          <table:table-cell table:number-columns-repeated="3" office:value-type="float" office:value="201.63" calcext:value-type="float">
            <text:p>201.63</text:p>
          </table:table-cell>
          <table:table-cell table:number-columns-repeated="2" office:value-type="float" office:value="199.06" calcext:value-type="float">
            <text:p>199.06</text:p>
          </table:table-cell>
          <table:table-cell office:value-type="float" office:value="118.82" calcext:value-type="float">
            <text:p>118.82</text:p>
          </table:table-cell>
          <table:table-cell office:value-type="float" office:value="293.31" calcext:value-type="float">
            <text:p>293.31</text:p>
          </table:table-cell>
          <table:table-cell table:number-columns-repeated="2" office:value-type="float" office:value="320.94" calcext:value-type="float">
            <text:p>320.94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7-2017</text:p>
          </table:table-cell>
          <table:table-cell office:value-type="float" office:value="197.47" calcext:value-type="float">
            <text:p>197.47</text:p>
          </table:table-cell>
          <table:table-cell table:number-columns-repeated="4" office:value-type="float" office:value="218.39" calcext:value-type="float">
            <text:p>218.39</text:p>
          </table:table-cell>
          <table:table-cell office:value-type="float" office:value="272.17" calcext:value-type="float">
            <text:p>272.17</text:p>
          </table:table-cell>
          <table:table-cell office:value-type="float" office:value="242.72" calcext:value-type="float">
            <text:p>242.72</text:p>
          </table:table-cell>
          <table:table-cell office:value-type="float" office:value="243.93" calcext:value-type="float">
            <text:p>243.93</text:p>
          </table:table-cell>
          <table:table-cell table:number-columns-repeated="3" office:value-type="float" office:value="199.21" calcext:value-type="float">
            <text:p>199.21</text:p>
          </table:table-cell>
          <table:table-cell table:number-columns-repeated="2" office:value-type="float" office:value="196.59" calcext:value-type="float">
            <text:p>196.59</text:p>
          </table:table-cell>
          <table:table-cell office:value-type="float" office:value="137.18" calcext:value-type="float">
            <text:p>137.18</text:p>
          </table:table-cell>
          <table:table-cell office:value-type="float" office:value="272.17" calcext:value-type="float">
            <text:p>272.17</text:p>
          </table:table-cell>
          <table:table-cell table:number-columns-repeated="2" office:value-type="float" office:value="302.68" calcext:value-type="float">
            <text:p>302.68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7-2017</text:p>
          </table:table-cell>
          <table:table-cell office:value-type="float" office:value="203.04" calcext:value-type="float">
            <text:p>203.04</text:p>
          </table:table-cell>
          <table:table-cell table:number-columns-repeated="2" office:value-type="float" office:value="224.54" calcext:value-type="float">
            <text:p>224.54</text:p>
          </table:table-cell>
          <table:table-cell table:number-columns-repeated="2" office:value-type="float" office:value="233.65" calcext:value-type="float">
            <text:p>233.65</text:p>
          </table:table-cell>
          <table:table-cell office:value-type="float" office:value="293.17" calcext:value-type="float">
            <text:p>293.17</text:p>
          </table:table-cell>
          <table:table-cell office:value-type="float" office:value="248.53" calcext:value-type="float">
            <text:p>248.53</text:p>
          </table:table-cell>
          <table:table-cell office:value-type="float" office:value="248.84" calcext:value-type="float">
            <text:p>248.84</text:p>
          </table:table-cell>
          <table:table-cell table:number-columns-repeated="3" office:value-type="float" office:value="204.56" calcext:value-type="float">
            <text:p>204.56</text:p>
          </table:table-cell>
          <table:table-cell table:number-columns-repeated="2" office:value-type="float" office:value="202.33" calcext:value-type="float">
            <text:p>202.33</text:p>
          </table:table-cell>
          <table:table-cell office:value-type="float" office:value="164.94" calcext:value-type="float">
            <text:p>164.94</text:p>
          </table:table-cell>
          <table:table-cell office:value-type="float" office:value="293.17" calcext:value-type="float">
            <text:p>293.17</text:p>
          </table:table-cell>
          <table:table-cell table:number-columns-repeated="2" office:value-type="float" office:value="303.78" calcext:value-type="float">
            <text:p>303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7-2017</text:p>
          </table:table-cell>
          <table:table-cell office:value-type="float" office:value="202.53" calcext:value-type="float">
            <text:p>202.53</text:p>
          </table:table-cell>
          <table:table-cell table:number-columns-repeated="4" office:value-type="float" office:value="213.25" calcext:value-type="float">
            <text:p>213.25</text:p>
          </table:table-cell>
          <table:table-cell office:value-type="float" office:value="239.21" calcext:value-type="float">
            <text:p>239.21</text:p>
          </table:table-cell>
          <table:table-cell office:value-type="float" office:value="219.44" calcext:value-type="float">
            <text:p>219.44</text:p>
          </table:table-cell>
          <table:table-cell office:value-type="float" office:value="220.13" calcext:value-type="float">
            <text:p>220.13</text:p>
          </table:table-cell>
          <table:table-cell table:number-columns-repeated="3" office:value-type="float" office:value="204.7" calcext:value-type="float">
            <text:p>204.7</text:p>
          </table:table-cell>
          <table:table-cell table:number-columns-repeated="2" office:value-type="float" office:value="203.87" calcext:value-type="float">
            <text:p>203.87</text:p>
          </table:table-cell>
          <table:table-cell office:value-type="float" office:value="158.67" calcext:value-type="float">
            <text:p>158.67</text:p>
          </table:table-cell>
          <table:table-cell office:value-type="float" office:value="239.21" calcext:value-type="float">
            <text:p>239.21</text:p>
          </table:table-cell>
          <table:table-cell table:number-columns-repeated="2" office:value-type="float" office:value="313.11" calcext:value-type="float">
            <text:p>313.11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7-2017</text:p>
          </table:table-cell>
          <table:table-cell office:value-type="float" office:value="165.58" calcext:value-type="float">
            <text:p>165.58</text:p>
          </table:table-cell>
          <table:table-cell table:number-columns-repeated="4" office:value-type="float" office:value="170.4" calcext:value-type="float">
            <text:p>170.4</text:p>
          </table:table-cell>
          <table:table-cell office:value-type="float" office:value="177.87" calcext:value-type="float">
            <text:p>177.87</text:p>
          </table:table-cell>
          <table:table-cell office:value-type="float" office:value="170.24" calcext:value-type="float">
            <text:p>170.24</text:p>
          </table:table-cell>
          <table:table-cell office:value-type="float" office:value="171.56" calcext:value-type="float">
            <text:p>171.56</text:p>
          </table:table-cell>
          <table:table-cell table:number-columns-repeated="5" office:value-type="float" office:value="170.4" calcext:value-type="float">
            <text:p>170.4</text:p>
          </table:table-cell>
          <table:table-cell office:value-type="float" office:value="145.71" calcext:value-type="float">
            <text:p>145.71</text:p>
          </table:table-cell>
          <table:table-cell office:value-type="float" office:value="189.01" calcext:value-type="float">
            <text:p>189.01</text:p>
          </table:table-cell>
          <table:table-cell table:number-columns-repeated="2" office:value-type="float" office:value="223.36" calcext:value-type="float">
            <text:p>223.36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7-2017</text:p>
          </table:table-cell>
          <table:table-cell office:value-type="float" office:value="175.95" calcext:value-type="float">
            <text:p>175.95</text:p>
          </table:table-cell>
          <table:table-cell table:number-columns-repeated="5" office:value-type="float" office:value="181.75" calcext:value-type="float">
            <text:p>181.75</text:p>
          </table:table-cell>
          <table:table-cell office:value-type="float" office:value="167.08" calcext:value-type="float">
            <text:p>167.08</text:p>
          </table:table-cell>
          <table:table-cell office:value-type="float" office:value="187.31" calcext:value-type="float">
            <text:p>187.31</text:p>
          </table:table-cell>
          <table:table-cell table:number-columns-repeated="3" office:value-type="float" office:value="183.38" calcext:value-type="float">
            <text:p>183.38</text:p>
          </table:table-cell>
          <table:table-cell table:number-columns-repeated="2" office:value-type="float" office:value="181.75" calcext:value-type="float">
            <text:p>181.75</text:p>
          </table:table-cell>
          <table:table-cell office:value-type="float" office:value="145.01" calcext:value-type="float">
            <text:p>145.01</text:p>
          </table:table-cell>
          <table:table-cell office:value-type="float" office:value="207.7" calcext:value-type="float">
            <text:p>207.7</text:p>
          </table:table-cell>
          <table:table-cell table:number-columns-repeated="2" office:value-type="float" office:value="225.94" calcext:value-type="float">
            <text:p>225.94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7-2017</text:p>
          </table:table-cell>
          <table:table-cell office:value-type="float" office:value="198.25" calcext:value-type="float">
            <text:p>198.25</text:p>
          </table:table-cell>
          <table:table-cell table:number-columns-repeated="4" office:value-type="float" office:value="199.99" calcext:value-type="float">
            <text:p>199.99</text:p>
          </table:table-cell>
          <table:table-cell office:value-type="float" office:value="257.45" calcext:value-type="float">
            <text:p>257.45</text:p>
          </table:table-cell>
          <table:table-cell office:value-type="float" office:value="203.19" calcext:value-type="float">
            <text:p>203.19</text:p>
          </table:table-cell>
          <table:table-cell office:value-type="float" office:value="206.45" calcext:value-type="float">
            <text:p>206.45</text:p>
          </table:table-cell>
          <table:table-cell table:number-columns-repeated="2" office:value-type="float" office:value="199.99" calcext:value-type="float">
            <text:p>199.99</text:p>
          </table:table-cell>
          <table:table-cell table:number-columns-repeated="3" office:value-type="float" office:value="199.94" calcext:value-type="float">
            <text:p>199.94</text:p>
          </table:table-cell>
          <table:table-cell office:value-type="float" office:value="153.33" calcext:value-type="float">
            <text:p>153.33</text:p>
          </table:table-cell>
          <table:table-cell office:value-type="float" office:value="257.45" calcext:value-type="float">
            <text:p>257.45</text:p>
          </table:table-cell>
          <table:table-cell table:number-columns-repeated="2" office:value-type="float" office:value="305.09" calcext:value-type="float">
            <text:p>305.09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8-2017</text:p>
          </table:table-cell>
          <table:table-cell office:value-type="float" office:value="201.03" calcext:value-type="float">
            <text:p>201.03</text:p>
          </table:table-cell>
          <table:table-cell table:number-columns-repeated="4" office:value-type="float" office:value="206.19" calcext:value-type="float">
            <text:p>206.19</text:p>
          </table:table-cell>
          <table:table-cell office:value-type="float" office:value="225.58" calcext:value-type="float">
            <text:p>225.58</text:p>
          </table:table-cell>
          <table:table-cell table:number-columns-repeated="2" office:value-type="float" office:value="256.18" calcext:value-type="float">
            <text:p>256.18</text:p>
          </table:table-cell>
          <table:table-cell table:number-columns-repeated="2" office:value-type="float" office:value="202.97" calcext:value-type="float">
            <text:p>202.97</text:p>
          </table:table-cell>
          <table:table-cell table:number-columns-repeated="3" office:value-type="float" office:value="202.7" calcext:value-type="float">
            <text:p>202.7</text:p>
          </table:table-cell>
          <table:table-cell office:value-type="float" office:value="145.47" calcext:value-type="float">
            <text:p>145.47</text:p>
          </table:table-cell>
          <table:table-cell office:value-type="float" office:value="225.58" calcext:value-type="float">
            <text:p>225.58</text:p>
          </table:table-cell>
          <table:table-cell table:number-columns-repeated="2" office:value-type="float" office:value="347.09" calcext:value-type="float">
            <text:p>347.09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8-2017</text:p>
          </table:table-cell>
          <table:table-cell office:value-type="float" office:value="203.06" calcext:value-type="float">
            <text:p>203.06</text:p>
          </table:table-cell>
          <table:table-cell table:number-columns-repeated="4" office:value-type="float" office:value="222.59" calcext:value-type="float">
            <text:p>222.59</text:p>
          </table:table-cell>
          <table:table-cell office:value-type="float" office:value="259.64" calcext:value-type="float">
            <text:p>259.64</text:p>
          </table:table-cell>
          <table:table-cell table:number-columns-repeated="2" office:value-type="float" office:value="238.53" calcext:value-type="float">
            <text:p>238.53</text:p>
          </table:table-cell>
          <table:table-cell table:number-columns-repeated="5" office:value-type="float" office:value="201.91" calcext:value-type="float">
            <text:p>201.91</text:p>
          </table:table-cell>
          <table:table-cell office:value-type="float" office:value="150.98" calcext:value-type="float">
            <text:p>150.98</text:p>
          </table:table-cell>
          <table:table-cell table:number-columns-repeated="3" office:value-type="float" office:value="259.64" calcext:value-type="float">
            <text:p>259.64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8-2017</text:p>
          </table:table-cell>
          <table:table-cell office:value-type="float" office:value="195.1" calcext:value-type="float">
            <text:p>195.1</text:p>
          </table:table-cell>
          <table:table-cell table:number-columns-repeated="4" office:value-type="float" office:value="205.99" calcext:value-type="float">
            <text:p>205.99</text:p>
          </table:table-cell>
          <table:table-cell office:value-type="float" office:value="242.88" calcext:value-type="float">
            <text:p>242.88</text:p>
          </table:table-cell>
          <table:table-cell office:value-type="float" office:value="204.18" calcext:value-type="float">
            <text:p>204.18</text:p>
          </table:table-cell>
          <table:table-cell office:value-type="float" office:value="206.2" calcext:value-type="float">
            <text:p>206.2</text:p>
          </table:table-cell>
          <table:table-cell table:number-columns-repeated="3" office:value-type="float" office:value="194.69" calcext:value-type="float">
            <text:p>194.69</text:p>
          </table:table-cell>
          <table:table-cell table:number-columns-repeated="2" office:value-type="float" office:value="196.47" calcext:value-type="float">
            <text:p>196.47</text:p>
          </table:table-cell>
          <table:table-cell office:value-type="float" office:value="153.99" calcext:value-type="float">
            <text:p>153.99</text:p>
          </table:table-cell>
          <table:table-cell table:number-columns-repeated="3" office:value-type="float" office:value="242.88" calcext:value-type="float">
            <text:p>242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8-2017</text:p>
          </table:table-cell>
          <table:table-cell office:value-type="float" office:value="182.38" calcext:value-type="float">
            <text:p>182.38</text:p>
          </table:table-cell>
          <table:table-cell table:number-columns-repeated="4" office:value-type="float" office:value="183.52" calcext:value-type="float">
            <text:p>183.52</text:p>
          </table:table-cell>
          <table:table-cell office:value-type="float" office:value="223.99" calcext:value-type="float">
            <text:p>223.99</text:p>
          </table:table-cell>
          <table:table-cell office:value-type="float" office:value="168.99" calcext:value-type="float">
            <text:p>168.99</text:p>
          </table:table-cell>
          <table:table-cell office:value-type="float" office:value="183.52" calcext:value-type="float">
            <text:p>183.52</text:p>
          </table:table-cell>
          <table:table-cell table:number-columns-repeated="3" office:value-type="float" office:value="183.47" calcext:value-type="float">
            <text:p>183.47</text:p>
          </table:table-cell>
          <table:table-cell table:number-columns-repeated="2" office:value-type="float" office:value="183.52" calcext:value-type="float">
            <text:p>183.52</text:p>
          </table:table-cell>
          <table:table-cell office:value-type="float" office:value="150.42" calcext:value-type="float">
            <text:p>150.42</text:p>
          </table:table-cell>
          <table:table-cell table:number-columns-repeated="3" office:value-type="float" office:value="223.99" calcext:value-type="float">
            <text:p>223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8-2017</text:p>
          </table:table-cell>
          <table:table-cell office:value-type="float" office:value="175.63" calcext:value-type="float">
            <text:p>175.63</text:p>
          </table:table-cell>
          <table:table-cell table:number-columns-repeated="5" office:value-type="float" office:value="181.76" calcext:value-type="float">
            <text:p>181.76</text:p>
          </table:table-cell>
          <table:table-cell office:value-type="float" office:value="181.65" calcext:value-type="float">
            <text:p>181.65</text:p>
          </table:table-cell>
          <table:table-cell office:value-type="float" office:value="181.76" calcext:value-type="float">
            <text:p>181.76</text:p>
          </table:table-cell>
          <table:table-cell table:number-columns-repeated="3" office:value-type="float" office:value="179.77" calcext:value-type="float">
            <text:p>179.77</text:p>
          </table:table-cell>
          <table:table-cell table:number-columns-repeated="2" office:value-type="float" office:value="181.51" calcext:value-type="float">
            <text:p>181.51</text:p>
          </table:table-cell>
          <table:table-cell office:value-type="float" office:value="150.5" calcext:value-type="float">
            <text:p>150.5</text:p>
          </table:table-cell>
          <table:table-cell table:number-columns-repeated="3" office:value-type="float" office:value="181.76" calcext:value-type="float">
            <text:p>181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8-2017</text:p>
          </table:table-cell>
          <table:table-cell office:value-type="float" office:value="152.14" calcext:value-type="float">
            <text:p>152.14</text:p>
          </table:table-cell>
          <table:table-cell table:number-columns-repeated="4" office:value-type="float" office:value="160.1" calcext:value-type="float">
            <text:p>160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169.99" calcext:value-type="float">
            <text:p>169.99</text:p>
          </table:table-cell>
          <table:table-cell table:number-columns-repeated="3" office:value-type="float" office:value="155.13" calcext:value-type="float">
            <text:p>155.13</text:p>
          </table:table-cell>
          <table:table-cell table:number-columns-repeated="2" office:value-type="float" office:value="157.56" calcext:value-type="float">
            <text:p>157.56</text:p>
          </table:table-cell>
          <table:table-cell office:value-type="float" office:value="143.22" calcext:value-type="float">
            <text:p>143.22</text:p>
          </table:table-cell>
          <table:table-cell table:number-columns-repeated="3" office:value-type="float" office:value="160.75" calcext:value-type="float">
            <text:p>160.75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8-2017</text:p>
          </table:table-cell>
          <table:table-cell office:value-type="float" office:value="198.77" calcext:value-type="float">
            <text:p>198.77</text:p>
          </table:table-cell>
          <table:table-cell table:number-columns-repeated="3" office:value-type="float" office:value="237.02" calcext:value-type="float">
            <text:p>237.02</text:p>
          </table:table-cell>
          <table:table-cell office:value-type="float" office:value="237.26" calcext:value-type="float">
            <text:p>237.26</text:p>
          </table:table-cell>
          <table:table-cell office:value-type="float" office:value="270.91" calcext:value-type="float">
            <text:p>270.91</text:p>
          </table:table-cell>
          <table:table-cell office:value-type="float" office:value="247" calcext:value-type="float">
            <text:p>247</text:p>
          </table:table-cell>
          <table:table-cell office:value-type="float" office:value="247.4" calcext:value-type="float">
            <text:p>247.4</text:p>
          </table:table-cell>
          <table:table-cell table:number-columns-repeated="3" office:value-type="float" office:value="194.07" calcext:value-type="float">
            <text:p>194.07</text:p>
          </table:table-cell>
          <table:table-cell table:number-columns-repeated="2" office:value-type="float" office:value="197.72" calcext:value-type="float">
            <text:p>197.72</text:p>
          </table:table-cell>
          <table:table-cell office:value-type="float" office:value="157.06" calcext:value-type="float">
            <text:p>157.06</text:p>
          </table:table-cell>
          <table:table-cell table:number-columns-repeated="3" office:value-type="float" office:value="270.91" calcext:value-type="float">
            <text:p>270.91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8-2017</text:p>
          </table:table-cell>
          <table:table-cell office:value-type="float" office:value="198.5" calcext:value-type="float">
            <text:p>198.5</text:p>
          </table:table-cell>
          <table:table-cell table:number-columns-repeated="4" office:value-type="float" office:value="226.38" calcext:value-type="float">
            <text:p>226.38</text:p>
          </table:table-cell>
          <table:table-cell office:value-type="float" office:value="273.99" calcext:value-type="float">
            <text:p>273.99</text:p>
          </table:table-cell>
          <table:table-cell table:number-columns-repeated="2" office:value-type="float" office:value="226.38" calcext:value-type="float">
            <text:p>226.38</text:p>
          </table:table-cell>
          <table:table-cell table:number-columns-repeated="3" office:value-type="float" office:value="194.85" calcext:value-type="float">
            <text:p>194.85</text:p>
          </table:table-cell>
          <table:table-cell table:number-columns-repeated="2" office:value-type="float" office:value="197.61" calcext:value-type="float">
            <text:p>197.61</text:p>
          </table:table-cell>
          <table:table-cell office:value-type="float" office:value="159.98" calcext:value-type="float">
            <text:p>159.98</text:p>
          </table:table-cell>
          <table:table-cell table:number-columns-repeated="3" office:value-type="float" office:value="273.99" calcext:value-type="float">
            <text:p>273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8-2017</text:p>
          </table:table-cell>
          <table:table-cell office:value-type="float" office:value="191.95" calcext:value-type="float">
            <text:p>191.95</text:p>
          </table:table-cell>
          <table:table-cell table:number-columns-repeated="4" office:value-type="float" office:value="204.5" calcext:value-type="float">
            <text:p>204.5</text:p>
          </table:table-cell>
          <table:table-cell office:value-type="float" office:value="299.26" calcext:value-type="float">
            <text:p>299.26</text:p>
          </table:table-cell>
          <table:table-cell office:value-type="float" office:value="202.88" calcext:value-type="float">
            <text:p>202.88</text:p>
          </table:table-cell>
          <table:table-cell office:value-type="float" office:value="204.5" calcext:value-type="float">
            <text:p>204.5</text:p>
          </table:table-cell>
          <table:table-cell table:number-columns-repeated="3" office:value-type="float" office:value="187.72" calcext:value-type="float">
            <text:p>187.72</text:p>
          </table:table-cell>
          <table:table-cell table:number-columns-repeated="2" office:value-type="float" office:value="189.1" calcext:value-type="float">
            <text:p>189.1</text:p>
          </table:table-cell>
          <table:table-cell office:value-type="float" office:value="157.98" calcext:value-type="float">
            <text:p>157.98</text:p>
          </table:table-cell>
          <table:table-cell table:number-columns-repeated="3" office:value-type="float" office:value="299.26" calcext:value-type="float">
            <text:p>299.26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8-2017</text:p>
          </table:table-cell>
          <table:table-cell office:value-type="float" office:value="197.62" calcext:value-type="float">
            <text:p>197.62</text:p>
          </table:table-cell>
          <table:table-cell table:number-columns-repeated="2" office:value-type="float" office:value="249.42" calcext:value-type="float">
            <text:p>249.42</text:p>
          </table:table-cell>
          <table:table-cell table:number-columns-repeated="2" office:value-type="float" office:value="259.63" calcext:value-type="float">
            <text:p>259.63</text:p>
          </table:table-cell>
          <table:table-cell office:value-type="float" office:value="285.09" calcext:value-type="float">
            <text:p>285.09</text:p>
          </table:table-cell>
          <table:table-cell table:number-columns-repeated="2" office:value-type="float" office:value="261.04" calcext:value-type="float">
            <text:p>261.04</text:p>
          </table:table-cell>
          <table:table-cell table:number-columns-repeated="3" office:value-type="float" office:value="192.39" calcext:value-type="float">
            <text:p>192.39</text:p>
          </table:table-cell>
          <table:table-cell table:number-columns-repeated="2" office:value-type="float" office:value="192.49" calcext:value-type="float">
            <text:p>192.49</text:p>
          </table:table-cell>
          <table:table-cell office:value-type="float" office:value="157.64" calcext:value-type="float">
            <text:p>157.64</text:p>
          </table:table-cell>
          <table:table-cell table:number-columns-repeated="3" office:value-type="float" office:value="285.09" calcext:value-type="float">
            <text:p>285.0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8-2017</text:p>
          </table:table-cell>
          <table:table-cell office:value-type="float" office:value="199.38" calcext:value-type="float">
            <text:p>199.38</text:p>
          </table:table-cell>
          <table:table-cell table:number-columns-repeated="2" office:value-type="float" office:value="247.19" calcext:value-type="float">
            <text:p>247.19</text:p>
          </table:table-cell>
          <table:table-cell office:value-type="float" office:value="271.19" calcext:value-type="float">
            <text:p>271.19</text:p>
          </table:table-cell>
          <table:table-cell office:value-type="float" office:value="277.63" calcext:value-type="float">
            <text:p>277.63</text:p>
          </table:table-cell>
          <table:table-cell office:value-type="float" office:value="284.33" calcext:value-type="float">
            <text:p>284.33</text:p>
          </table:table-cell>
          <table:table-cell table:number-columns-repeated="2" office:value-type="float" office:value="280.68" calcext:value-type="float">
            <text:p>280.68</text:p>
          </table:table-cell>
          <table:table-cell table:number-columns-repeated="3" office:value-type="float" office:value="193.58" calcext:value-type="float">
            <text:p>193.58</text:p>
          </table:table-cell>
          <table:table-cell table:number-columns-repeated="2" office:value-type="float" office:value="193.88" calcext:value-type="float">
            <text:p>193.88</text:p>
          </table:table-cell>
          <table:table-cell office:value-type="float" office:value="154.12" calcext:value-type="float">
            <text:p>154.12</text:p>
          </table:table-cell>
          <table:table-cell office:value-type="float" office:value="284.33" calcext:value-type="float">
            <text:p>284.33</text:p>
          </table:table-cell>
          <table:table-cell table:number-columns-repeated="2" office:value-type="float" office:value="288.67" calcext:value-type="float">
            <text:p>288.67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8-2017</text:p>
          </table:table-cell>
          <table:table-cell office:value-type="float" office:value="173.86" calcext:value-type="float">
            <text:p>173.86</text:p>
          </table:table-cell>
          <table:table-cell table:number-columns-repeated="4" office:value-type="float" office:value="177" calcext:value-type="float">
            <text:p>177</text:p>
          </table:table-cell>
          <table:table-cell office:value-type="float" office:value="179.6" calcext:value-type="float">
            <text:p>179.6</text:p>
          </table:table-cell>
          <table:table-cell office:value-type="float" office:value="176.83" calcext:value-type="float">
            <text:p>176.83</text:p>
          </table:table-cell>
          <table:table-cell table:number-columns-repeated="6" office:value-type="float" office:value="177" calcext:value-type="float">
            <text:p>177</text:p>
          </table:table-cell>
          <table:table-cell office:value-type="float" office:value="143.96" calcext:value-type="float">
            <text:p>143.96</text:p>
          </table:table-cell>
          <table:table-cell table:number-columns-repeated="3" office:value-type="float" office:value="179.6" calcext:value-type="float">
            <text:p>179.6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8-2017</text:p>
          </table:table-cell>
          <table:table-cell office:value-type="float" office:value="162.52" calcext:value-type="float">
            <text:p>162.52</text:p>
          </table:table-cell>
          <table:table-cell table:number-columns-repeated="4" office:value-type="float" office:value="172.48" calcext:value-type="float">
            <text:p>172.48</text:p>
          </table:table-cell>
          <table:table-cell office:value-type="float" office:value="181.25" calcext:value-type="float">
            <text:p>181.25</text:p>
          </table:table-cell>
          <table:table-cell office:value-type="float" office:value="163.84" calcext:value-type="float">
            <text:p>163.84</text:p>
          </table:table-cell>
          <table:table-cell office:value-type="float" office:value="168.35" calcext:value-type="float">
            <text:p>168.35</text:p>
          </table:table-cell>
          <table:table-cell table:number-columns-repeated="3" office:value-type="float" office:value="165.11" calcext:value-type="float">
            <text:p>165.11</text:p>
          </table:table-cell>
          <table:table-cell table:number-columns-repeated="2" office:value-type="float" office:value="164.58" calcext:value-type="float">
            <text:p>164.58</text:p>
          </table:table-cell>
          <table:table-cell office:value-type="float" office:value="144.37" calcext:value-type="float">
            <text:p>144.37</text:p>
          </table:table-cell>
          <table:table-cell office:value-type="float" office:value="181.25" calcext:value-type="float">
            <text:p>181.25</text:p>
          </table:table-cell>
          <table:table-cell table:number-columns-repeated="2" office:value-type="float" office:value="192.27" calcext:value-type="float">
            <text:p>192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8-2017</text:p>
          </table:table-cell>
          <table:table-cell office:value-type="float" office:value="202.92" calcext:value-type="float">
            <text:p>202.92</text:p>
          </table:table-cell>
          <table:table-cell table:number-columns-repeated="4" office:value-type="float" office:value="255.12" calcext:value-type="float">
            <text:p>255.12</text:p>
          </table:table-cell>
          <table:table-cell office:value-type="float" office:value="258.01" calcext:value-type="float">
            <text:p>258.01</text:p>
          </table:table-cell>
          <table:table-cell office:value-type="float" office:value="255.68" calcext:value-type="float">
            <text:p>255.68</text:p>
          </table:table-cell>
          <table:table-cell office:value-type="float" office:value="255.8" calcext:value-type="float">
            <text:p>255.8</text:p>
          </table:table-cell>
          <table:table-cell table:number-columns-repeated="3" office:value-type="float" office:value="197.36" calcext:value-type="float">
            <text:p>197.36</text:p>
          </table:table-cell>
          <table:table-cell table:number-columns-repeated="2" office:value-type="float" office:value="195.09" calcext:value-type="float">
            <text:p>195.09</text:p>
          </table:table-cell>
          <table:table-cell office:value-type="float" office:value="148.94" calcext:value-type="float">
            <text:p>148.94</text:p>
          </table:table-cell>
          <table:table-cell office:value-type="float" office:value="258.01" calcext:value-type="float">
            <text:p>258.01</text:p>
          </table:table-cell>
          <table:table-cell table:number-columns-repeated="2" office:value-type="float" office:value="258.07" calcext:value-type="float">
            <text:p>258.07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8-2017</text:p>
          </table:table-cell>
          <table:table-cell office:value-type="float" office:value="201.6" calcext:value-type="float">
            <text:p>201.6</text:p>
          </table:table-cell>
          <table:table-cell table:number-columns-repeated="4"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210.51" calcext:value-type="float">
            <text:p>210.51</text:p>
          </table:table-cell>
          <table:table-cell office:value-type="float" office:value="231.4" calcext:value-type="float">
            <text:p>231.4</text:p>
          </table:table-cell>
          <table:table-cell table:number-columns-repeated="3" office:value-type="float" office:value="196.22" calcext:value-type="float">
            <text:p>196.22</text:p>
          </table:table-cell>
          <table:table-cell table:number-columns-repeated="2" office:value-type="float" office:value="198.99" calcext:value-type="float">
            <text:p>198.99</text:p>
          </table:table-cell>
          <table:table-cell office:value-type="float" office:value="145.33" calcext:value-type="float">
            <text:p>145.33</text:p>
          </table:table-cell>
          <table:table-cell table:number-columns-repeated="3" office:value-type="float" office:value="268.8" calcext:value-type="float">
            <text:p>268.8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8-2017</text:p>
          </table:table-cell>
          <table:table-cell office:value-type="float" office:value="204.52" calcext:value-type="float">
            <text:p>204.52</text:p>
          </table:table-cell>
          <table:table-cell table:number-columns-repeated="3" office:value-type="float" office:value="266.86" calcext:value-type="float">
            <text:p>266.86</text:p>
          </table:table-cell>
          <table:table-cell office:value-type="float" office:value="267.61" calcext:value-type="float">
            <text:p>267.61</text:p>
          </table:table-cell>
          <table:table-cell office:value-type="float" office:value="375.57" calcext:value-type="float">
            <text:p>375.57</text:p>
          </table:table-cell>
          <table:table-cell table:number-columns-repeated="2" office:value-type="float" office:value="267.81" calcext:value-type="float">
            <text:p>267.81</text:p>
          </table:table-cell>
          <table:table-cell table:number-columns-repeated="3" office:value-type="float" office:value="197.97" calcext:value-type="float">
            <text:p>197.97</text:p>
          </table:table-cell>
          <table:table-cell table:number-columns-repeated="2" office:value-type="float" office:value="197.99" calcext:value-type="float">
            <text:p>197.99</text:p>
          </table:table-cell>
          <table:table-cell office:value-type="float" office:value="148.65" calcext:value-type="float">
            <text:p>148.65</text:p>
          </table:table-cell>
          <table:table-cell office:value-type="float" office:value="375.57" calcext:value-type="float">
            <text:p>375.57</text:p>
          </table:table-cell>
          <table:table-cell table:number-columns-repeated="2" office:value-type="float" office:value="376.36" calcext:value-type="float">
            <text:p>376.36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8-2017</text:p>
          </table:table-cell>
          <table:table-cell office:value-type="float" office:value="201.97" calcext:value-type="float">
            <text:p>201.97</text:p>
          </table:table-cell>
          <table:table-cell table:number-columns-repeated="4" office:value-type="float" office:value="288.9" calcext:value-type="float">
            <text:p>288.9</text:p>
          </table:table-cell>
          <table:table-cell office:value-type="float" office:value="314.5" calcext:value-type="float">
            <text:p>314.5</text:p>
          </table:table-cell>
          <table:table-cell office:value-type="float" office:value="282.27" calcext:value-type="float">
            <text:p>282.27</text:p>
          </table:table-cell>
          <table:table-cell office:value-type="float" office:value="288.9" calcext:value-type="float">
            <text:p>288.9</text:p>
          </table:table-cell>
          <table:table-cell table:number-columns-repeated="3" office:value-type="float" office:value="190.28" calcext:value-type="float">
            <text:p>190.28</text:p>
          </table:table-cell>
          <table:table-cell table:number-columns-repeated="2" office:value-type="float" office:value="194.51" calcext:value-type="float">
            <text:p>194.51</text:p>
          </table:table-cell>
          <table:table-cell office:value-type="float" office:value="145.94" calcext:value-type="float">
            <text:p>145.94</text:p>
          </table:table-cell>
          <table:table-cell table:number-columns-repeated="2" office:value-type="float" office:value="314.5" calcext:value-type="float">
            <text:p>314.5</text:p>
          </table:table-cell>
          <table:table-cell office:value-type="float" office:value="307.5" calcext:value-type="float">
            <text:p>307.5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8-2017</text:p>
          </table:table-cell>
          <table:table-cell office:value-type="float" office:value="200.93" calcext:value-type="float">
            <text:p>200.93</text:p>
          </table:table-cell>
          <table:table-cell table:number-columns-repeated="4" office:value-type="float" office:value="268.72" calcext:value-type="float">
            <text:p>268.72</text:p>
          </table:table-cell>
          <table:table-cell office:value-type="float" office:value="335.75" calcext:value-type="float">
            <text:p>335.75</text:p>
          </table:table-cell>
          <table:table-cell office:value-type="float" office:value="261.5" calcext:value-type="float">
            <text:p>261.5</text:p>
          </table:table-cell>
          <table:table-cell office:value-type="float" office:value="268.72" calcext:value-type="float">
            <text:p>268.72</text:p>
          </table:table-cell>
          <table:table-cell table:number-columns-repeated="3" office:value-type="float" office:value="191.5" calcext:value-type="float">
            <text:p>191.5</text:p>
          </table:table-cell>
          <table:table-cell table:number-columns-repeated="2" office:value-type="float" office:value="197.16" calcext:value-type="float">
            <text:p>197.16</text:p>
          </table:table-cell>
          <table:table-cell office:value-type="float" office:value="144.71" calcext:value-type="float">
            <text:p>144.71</text:p>
          </table:table-cell>
          <table:table-cell office:value-type="float" office:value="335.75" calcext:value-type="float">
            <text:p>335.75</text:p>
          </table:table-cell>
          <table:table-cell table:number-columns-repeated="2" office:value-type="float" office:value="337.84" calcext:value-type="float">
            <text:p>337.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8-2017</text:p>
          </table:table-cell>
          <table:table-cell office:value-type="float" office:value="186.4" calcext:value-type="float">
            <text:p>186.4</text:p>
          </table:table-cell>
          <table:table-cell table:number-columns-repeated="4" office:value-type="float" office:value="206.05" calcext:value-type="float">
            <text:p>206.05</text:p>
          </table:table-cell>
          <table:table-cell office:value-type="float" office:value="207.57" calcext:value-type="float">
            <text:p>207.57</text:p>
          </table:table-cell>
          <table:table-cell office:value-type="float" office:value="137.31" calcext:value-type="float">
            <text:p>137.31</text:p>
          </table:table-cell>
          <table:table-cell office:value-type="float" office:value="206.05" calcext:value-type="float">
            <text:p>206.05</text:p>
          </table:table-cell>
          <table:table-cell table:number-columns-repeated="3" office:value-type="float" office:value="185.26" calcext:value-type="float">
            <text:p>185.26</text:p>
          </table:table-cell>
          <table:table-cell table:number-columns-repeated="2" office:value-type="float" office:value="197.82" calcext:value-type="float">
            <text:p>197.82</text:p>
          </table:table-cell>
          <table:table-cell office:value-type="float" office:value="141.49" calcext:value-type="float">
            <text:p>141.49</text:p>
          </table:table-cell>
          <table:table-cell office:value-type="float" office:value="207.57" calcext:value-type="float">
            <text:p>207.57</text:p>
          </table:table-cell>
          <table:table-cell table:number-columns-repeated="2" office:value-type="float" office:value="234.23" calcext:value-type="float">
            <text:p>234.23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8-2017</text:p>
          </table:table-cell>
          <table:table-cell office:value-type="float" office:value="177.86" calcext:value-type="float">
            <text:p>177.86</text:p>
          </table:table-cell>
          <table:table-cell table:number-columns-repeated="5" office:value-type="float" office:value="185.81" calcext:value-type="float">
            <text:p>185.81</text:p>
          </table:table-cell>
          <table:table-cell office:value-type="float" office:value="123.09" calcext:value-type="float">
            <text:p>123.09</text:p>
          </table:table-cell>
          <table:table-cell office:value-type="float" office:value="185.81" calcext:value-type="float">
            <text:p>185.81</text:p>
          </table:table-cell>
          <table:table-cell table:number-columns-repeated="3" office:value-type="float" office:value="180.39" calcext:value-type="float">
            <text:p>180.39</text:p>
          </table:table-cell>
          <table:table-cell table:number-columns-repeated="2" office:value-type="float" office:value="184.01" calcext:value-type="float">
            <text:p>184.01</text:p>
          </table:table-cell>
          <table:table-cell office:value-type="float" office:value="142.39" calcext:value-type="float">
            <text:p>142.39</text:p>
          </table:table-cell>
          <table:table-cell office:value-type="float" office:value="198.97" calcext:value-type="float">
            <text:p>198.97</text:p>
          </table:table-cell>
          <table:table-cell table:number-columns-repeated="2" office:value-type="float" office:value="209.02" calcext:value-type="float">
            <text:p>209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8-2017</text:p>
          </table:table-cell>
          <table:table-cell office:value-type="float" office:value="203.67" calcext:value-type="float">
            <text:p>203.67</text:p>
          </table:table-cell>
          <table:table-cell table:number-columns-repeated="5" office:value-type="float" office:value="277.96" calcext:value-type="float">
            <text:p>277.96</text:p>
          </table:table-cell>
          <table:table-cell office:value-type="float" office:value="220.6" calcext:value-type="float">
            <text:p>220.6</text:p>
          </table:table-cell>
          <table:table-cell office:value-type="float" office:value="277.96" calcext:value-type="float">
            <text:p>277.96</text:p>
          </table:table-cell>
          <table:table-cell table:number-columns-repeated="3" office:value-type="float" office:value="193.36" calcext:value-type="float">
            <text:p>193.36</text:p>
          </table:table-cell>
          <table:table-cell table:number-columns-repeated="2" office:value-type="float" office:value="201.81" calcext:value-type="float">
            <text:p>201.81</text:p>
          </table:table-cell>
          <table:table-cell office:value-type="float" office:value="157.35" calcext:value-type="float">
            <text:p>157.35</text:p>
          </table:table-cell>
          <table:table-cell table:number-columns-repeated="3" office:value-type="float" office:value="277.96" calcext:value-type="float">
            <text:p>277.96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8-2017</text:p>
          </table:table-cell>
          <table:table-cell office:value-type="float" office:value="218.6" calcext:value-type="float">
            <text:p>218.6</text:p>
          </table:table-cell>
          <table:table-cell table:number-columns-repeated="4" office:value-type="float" office:value="329.37" calcext:value-type="float">
            <text:p>329.37</text:p>
          </table:table-cell>
          <table:table-cell office:value-type="float" office:value="329.83" calcext:value-type="float">
            <text:p>329.83</text:p>
          </table:table-cell>
          <table:table-cell table:number-columns-repeated="2" office:value-type="float" office:value="329.37" calcext:value-type="float">
            <text:p>329.37</text:p>
          </table:table-cell>
          <table:table-cell table:number-columns-repeated="3" office:value-type="float" office:value="201.02" calcext:value-type="float">
            <text:p>201.02</text:p>
          </table:table-cell>
          <table:table-cell table:number-columns-repeated="2" office:value-type="float" office:value="205.26" calcext:value-type="float">
            <text:p>205.26</text:p>
          </table:table-cell>
          <table:table-cell office:value-type="float" office:value="164.4" calcext:value-type="float">
            <text:p>164.4</text:p>
          </table:table-cell>
          <table:table-cell table:number-columns-repeated="3" office:value-type="float" office:value="329.83" calcext:value-type="float">
            <text:p>329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8-2017</text:p>
          </table:table-cell>
          <table:table-cell office:value-type="float" office:value="235.22" calcext:value-type="float">
            <text:p>235.22</text:p>
          </table:table-cell>
          <table:table-cell table:number-columns-repeated="5" office:value-type="float" office:value="441.5" calcext:value-type="float">
            <text:p>441.5</text:p>
          </table:table-cell>
          <table:table-cell office:value-type="float" office:value="441" calcext:value-type="float">
            <text:p>441</text:p>
          </table:table-cell>
          <table:table-cell office:value-type="float" office:value="441.5" calcext:value-type="float">
            <text:p>441.5</text:p>
          </table:table-cell>
          <table:table-cell table:number-columns-repeated="3" office:value-type="float" office:value="204.79" calcext:value-type="float">
            <text:p>204.79</text:p>
          </table:table-cell>
          <table:table-cell table:number-columns-repeated="2" office:value-type="float" office:value="214.28" calcext:value-type="float">
            <text:p>214.28</text:p>
          </table:table-cell>
          <table:table-cell office:value-type="float" office:value="166.94" calcext:value-type="float">
            <text:p>166.94</text:p>
          </table:table-cell>
          <table:table-cell table:number-columns-repeated="3" office:value-type="float" office:value="441.5" calcext:value-type="float">
            <text:p>441.5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8-2017</text:p>
          </table:table-cell>
          <table:table-cell office:value-type="float" office:value="229.17" calcext:value-type="float">
            <text:p>229.17</text:p>
          </table:table-cell>
          <table:table-cell table:number-columns-repeated="5" office:value-type="float" office:value="311.27" calcext:value-type="float">
            <text:p>311.27</text:p>
          </table:table-cell>
          <table:table-cell office:value-type="float" office:value="307.84" calcext:value-type="float">
            <text:p>307.84</text:p>
          </table:table-cell>
          <table:table-cell office:value-type="float" office:value="311.27" calcext:value-type="float">
            <text:p>311.27</text:p>
          </table:table-cell>
          <table:table-cell table:number-columns-repeated="3" office:value-type="float" office:value="212.22" calcext:value-type="float">
            <text:p>212.22</text:p>
          </table:table-cell>
          <table:table-cell table:number-columns-repeated="2" office:value-type="float" office:value="214.14" calcext:value-type="float">
            <text:p>214.14</text:p>
          </table:table-cell>
          <table:table-cell office:value-type="float" office:value="172.56" calcext:value-type="float">
            <text:p>172.56</text:p>
          </table:table-cell>
          <table:table-cell table:number-columns-repeated="3" office:value-type="float" office:value="311.27" calcext:value-type="float">
            <text:p>311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8-2017</text:p>
          </table:table-cell>
          <table:table-cell office:value-type="float" office:value="224.39" calcext:value-type="float">
            <text:p>224.39</text:p>
          </table:table-cell>
          <table:table-cell table:number-columns-repeated="2" office:value-type="float" office:value="281.58" calcext:value-type="float">
            <text:p>281.58</text:p>
          </table:table-cell>
          <table:table-cell table:number-columns-repeated="2" office:value-type="float" office:value="295.26" calcext:value-type="float">
            <text:p>295.26</text:p>
          </table:table-cell>
          <table:table-cell office:value-type="float" office:value="295.51" calcext:value-type="float">
            <text:p>295.51</text:p>
          </table:table-cell>
          <table:table-cell office:value-type="float" office:value="282.24" calcext:value-type="float">
            <text:p>282.24</text:p>
          </table:table-cell>
          <table:table-cell office:value-type="float" office:value="295.26" calcext:value-type="float">
            <text:p>295.26</text:p>
          </table:table-cell>
          <table:table-cell table:number-columns-repeated="3" office:value-type="float" office:value="215.9" calcext:value-type="float">
            <text:p>215.9</text:p>
          </table:table-cell>
          <table:table-cell table:number-columns-repeated="2" office:value-type="float" office:value="229.75" calcext:value-type="float">
            <text:p>229.75</text:p>
          </table:table-cell>
          <table:table-cell office:value-type="float" office:value="156.02" calcext:value-type="float">
            <text:p>156.02</text:p>
          </table:table-cell>
          <table:table-cell table:number-columns-repeated="3" office:value-type="float" office:value="295.51" calcext:value-type="float">
            <text:p>295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8-2017</text:p>
          </table:table-cell>
          <table:table-cell office:value-type="float" office:value="219.69" calcext:value-type="float">
            <text:p>219.69</text:p>
          </table:table-cell>
          <table:table-cell table:number-columns-repeated="3" office:value-type="float" office:value="252.03" calcext:value-type="float">
            <text:p>252.03</text:p>
          </table:table-cell>
          <table:table-cell office:value-type="float" office:value="257.43" calcext:value-type="float">
            <text:p>257.43</text:p>
          </table:table-cell>
          <table:table-cell office:value-type="float" office:value="252.03" calcext:value-type="float">
            <text:p>252.03</text:p>
          </table:table-cell>
          <table:table-cell office:value-type="float" office:value="256.24" calcext:value-type="float">
            <text:p>256.24</text:p>
          </table:table-cell>
          <table:table-cell office:value-type="float" office:value="257.98" calcext:value-type="float">
            <text:p>257.98</text:p>
          </table:table-cell>
          <table:table-cell table:number-columns-repeated="3" office:value-type="float" office:value="216.34" calcext:value-type="float">
            <text:p>216.34</text:p>
          </table:table-cell>
          <table:table-cell table:number-columns-repeated="2" office:value-type="float" office:value="246.04" calcext:value-type="float">
            <text:p>246.04</text:p>
          </table:table-cell>
          <table:table-cell office:value-type="float" office:value="151.29" calcext:value-type="float">
            <text:p>151.29</text:p>
          </table:table-cell>
          <table:table-cell office:value-type="float" office:value="252.03" calcext:value-type="float">
            <text:p>252.03</text:p>
          </table:table-cell>
          <table:table-cell table:number-columns-repeated="2" office:value-type="float" office:value="257.43" calcext:value-type="float">
            <text:p>257.43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8-2017</text:p>
          </table:table-cell>
          <table:table-cell office:value-type="float" office:value="222.04" calcext:value-type="float">
            <text:p>222.04</text:p>
          </table:table-cell>
          <table:table-cell table:number-columns-repeated="5" office:value-type="float" office:value="259.92" calcext:value-type="float">
            <text:p>259.92</text:p>
          </table:table-cell>
          <table:table-cell office:value-type="float" office:value="238.82" calcext:value-type="float">
            <text:p>238.82</text:p>
          </table:table-cell>
          <table:table-cell office:value-type="float" office:value="260.47" calcext:value-type="float">
            <text:p>260.47</text:p>
          </table:table-cell>
          <table:table-cell table:number-columns-repeated="3" office:value-type="float" office:value="217.81" calcext:value-type="float">
            <text:p>217.81</text:p>
          </table:table-cell>
          <table:table-cell table:number-columns-repeated="2" office:value-type="float" office:value="249.87" calcext:value-type="float">
            <text:p>249.87</text:p>
          </table:table-cell>
          <table:table-cell office:value-type="float" office:value="153.38" calcext:value-type="float">
            <text:p>153.38</text:p>
          </table:table-cell>
          <table:table-cell table:number-columns-repeated="3" office:value-type="float" office:value="259.92" calcext:value-type="float">
            <text:p>259.92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8-2017</text:p>
          </table:table-cell>
          <table:table-cell office:value-type="float" office:value="260.13" calcext:value-type="float">
            <text:p>260.13</text:p>
          </table:table-cell>
          <table:table-cell table:number-columns-repeated="2" office:value-type="float" office:value="352.63" calcext:value-type="float">
            <text:p>352.63</text:p>
          </table:table-cell>
          <table:table-cell office:value-type="float" office:value="353.57" calcext:value-type="float">
            <text:p>353.57</text:p>
          </table:table-cell>
          <table:table-cell office:value-type="float" office:value="353.68" calcext:value-type="float">
            <text:p>353.68</text:p>
          </table:table-cell>
          <table:table-cell office:value-type="float" office:value="353.57" calcext:value-type="float">
            <text:p>353.57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3.75" calcext:value-type="float">
            <text:p>353.75</text:p>
          </table:table-cell>
          <table:table-cell table:number-columns-repeated="3" office:value-type="float" office:value="222.84" calcext:value-type="float">
            <text:p>222.84</text:p>
          </table:table-cell>
          <table:table-cell table:number-columns-repeated="2" office:value-type="float" office:value="262.9" calcext:value-type="float">
            <text:p>262.9</text:p>
          </table:table-cell>
          <table:table-cell office:value-type="float" office:value="165.49" calcext:value-type="float">
            <text:p>165.49</text:p>
          </table:table-cell>
          <table:table-cell table:number-columns-repeated="2" office:value-type="float" office:value="353.57" calcext:value-type="float">
            <text:p>353.57</text:p>
          </table:table-cell>
          <table:table-cell office:value-type="float" office:value="353.68" calcext:value-type="float">
            <text:p>353.68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8-2017</text:p>
          </table:table-cell>
          <table:table-cell office:value-type="float" office:value="241.13" calcext:value-type="float">
            <text:p>241.13</text:p>
          </table:table-cell>
          <table:table-cell table:number-columns-repeated="3" office:value-type="float" office:value="257.96" calcext:value-type="float">
            <text:p>257.96</text:p>
          </table:table-cell>
          <table:table-cell office:value-type="float" office:value="286.99" calcext:value-type="float">
            <text:p>286.99</text:p>
          </table:table-cell>
          <table:table-cell office:value-type="float" office:value="264.91" calcext:value-type="float">
            <text:p>264.91</text:p>
          </table:table-cell>
          <table:table-cell office:value-type="float" office:value="255.19" calcext:value-type="float">
            <text:p>255.19</text:p>
          </table:table-cell>
          <table:table-cell office:value-type="float" office:value="286.99" calcext:value-type="float">
            <text:p>286.99</text:p>
          </table:table-cell>
          <table:table-cell table:number-columns-repeated="2" office:value-type="float" office:value="237.9" calcext:value-type="float">
            <text:p>237.9</text:p>
          </table:table-cell>
          <table:table-cell office:value-type="float" office:value="235.37" calcext:value-type="float">
            <text:p>235.37</text:p>
          </table:table-cell>
          <table:table-cell table:number-columns-repeated="2" office:value-type="float" office:value="246.21" calcext:value-type="float">
            <text:p>246.21</text:p>
          </table:table-cell>
          <table:table-cell office:value-type="float" office:value="154.86" calcext:value-type="float">
            <text:p>154.86</text:p>
          </table:table-cell>
          <table:table-cell office:value-type="float" office:value="264.91" calcext:value-type="float">
            <text:p>264.91</text:p>
          </table:table-cell>
          <table:table-cell table:number-columns-repeated="2" office:value-type="float" office:value="286.99" calcext:value-type="float">
            <text:p>286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8-2017</text:p>
          </table:table-cell>
          <table:table-cell office:value-type="float" office:value="246.74" calcext:value-type="float">
            <text:p>246.74</text:p>
          </table:table-cell>
          <table:table-cell table:number-columns-repeated="2" office:value-type="float" office:value="262.54" calcext:value-type="float">
            <text:p>262.54</text:p>
          </table:table-cell>
          <table:table-cell office:value-type="float" office:value="277.7" calcext:value-type="float">
            <text:p>277.7</text:p>
          </table:table-cell>
          <table:table-cell office:value-type="float" office:value="297.94" calcext:value-type="float">
            <text:p>297.94</text:p>
          </table:table-cell>
          <table:table-cell office:value-type="float" office:value="278.31" calcext:value-type="float">
            <text:p>278.31</text:p>
          </table:table-cell>
          <table:table-cell office:value-type="float" office:value="277.7" calcext:value-type="float">
            <text:p>277.7</text:p>
          </table:table-cell>
          <table:table-cell office:value-type="float" office:value="297.94" calcext:value-type="float">
            <text:p>297.94</text:p>
          </table:table-cell>
          <table:table-cell office:value-type="float" office:value="241.85" calcext:value-type="float">
            <text:p>241.85</text:p>
          </table:table-cell>
          <table:table-cell office:value-type="float" office:value="235.72" calcext:value-type="float">
            <text:p>235.72</text:p>
          </table:table-cell>
          <table:table-cell office:value-type="float" office:value="231.73" calcext:value-type="float">
            <text:p>231.73</text:p>
          </table:table-cell>
          <table:table-cell table:number-columns-repeated="2" office:value-type="float" office:value="247.92" calcext:value-type="float">
            <text:p>247.92</text:p>
          </table:table-cell>
          <table:table-cell office:value-type="float" office:value="169.83" calcext:value-type="float">
            <text:p>169.83</text:p>
          </table:table-cell>
          <table:table-cell office:value-type="float" office:value="278.31" calcext:value-type="float">
            <text:p>278.31</text:p>
          </table:table-cell>
          <table:table-cell table:number-columns-repeated="2" office:value-type="float" office:value="297.94" calcext:value-type="float">
            <text:p>297.94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8-2017</text:p>
          </table:table-cell>
          <table:table-cell office:value-type="float" office:value="250.16" calcext:value-type="float">
            <text:p>250.16</text:p>
          </table:table-cell>
          <table:table-cell table:number-columns-repeated="2" office:value-type="float" office:value="277.61" calcext:value-type="float">
            <text:p>277.61</text:p>
          </table:table-cell>
          <table:table-cell office:value-type="float" office:value="286.19" calcext:value-type="float">
            <text:p>286.19</text:p>
          </table:table-cell>
          <table:table-cell office:value-type="float" office:value="290.23" calcext:value-type="float">
            <text:p>290.23</text:p>
          </table:table-cell>
          <table:table-cell table:number-columns-repeated="2" office:value-type="float" office:value="286.19" calcext:value-type="float">
            <text:p>286.19</text:p>
          </table:table-cell>
          <table:table-cell office:value-type="float" office:value="290.23" calcext:value-type="float">
            <text:p>290.23</text:p>
          </table:table-cell>
          <table:table-cell office:value-type="float" office:value="253.98" calcext:value-type="float">
            <text:p>253.98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2" office:value-type="float" office:value="263.96" calcext:value-type="float">
            <text:p>263.96</text:p>
          </table:table-cell>
          <table:table-cell office:value-type="float" office:value="184.69" calcext:value-type="float">
            <text:p>184.69</text:p>
          </table:table-cell>
          <table:table-cell office:value-type="float" office:value="286.19" calcext:value-type="float">
            <text:p>286.19</text:p>
          </table:table-cell>
          <table:table-cell table:number-columns-repeated="2" office:value-type="float" office:value="290.23" calcext:value-type="float">
            <text:p>290.23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9-2017</text:p>
          </table:table-cell>
          <table:table-cell office:value-type="float" office:value="250.79" calcext:value-type="float">
            <text:p>250.79</text:p>
          </table:table-cell>
          <table:table-cell table:number-columns-repeated="2" office:value-type="float" office:value="269.6" calcext:value-type="float">
            <text:p>269.6</text:p>
          </table:table-cell>
          <table:table-cell office:value-type="float" office:value="283.56" calcext:value-type="float">
            <text:p>283.56</text:p>
          </table:table-cell>
          <table:table-cell office:value-type="float" office:value="296.64" calcext:value-type="float">
            <text:p>296.64</text:p>
          </table:table-cell>
          <table:table-cell office:value-type="float" office:value="283.56" calcext:value-type="float">
            <text:p>283.56</text:p>
          </table:table-cell>
          <table:table-cell office:value-type="float" office:value="284.69" calcext:value-type="float">
            <text:p>284.69</text:p>
          </table:table-cell>
          <table:table-cell office:value-type="float" office:value="296.9" calcext:value-type="float">
            <text:p>296.9</text:p>
          </table:table-cell>
          <table:table-cell office:value-type="float" office:value="246.31" calcext:value-type="float">
            <text:p>246.31</text:p>
          </table:table-cell>
          <table:table-cell table:number-columns-repeated="2" office:value-type="float" office:value="235.63" calcext:value-type="float">
            <text:p>235.63</text:p>
          </table:table-cell>
          <table:table-cell table:number-columns-repeated="2" office:value-type="float" office:value="254.89" calcext:value-type="float">
            <text:p>254.89</text:p>
          </table:table-cell>
          <table:table-cell office:value-type="float" office:value="186.01" calcext:value-type="float">
            <text:p>186.01</text:p>
          </table:table-cell>
          <table:table-cell office:value-type="float" office:value="283.56" calcext:value-type="float">
            <text:p>283.56</text:p>
          </table:table-cell>
          <table:table-cell table:number-columns-repeated="2" office:value-type="float" office:value="296.64" calcext:value-type="float">
            <text:p>296.64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9-2017</text:p>
          </table:table-cell>
          <table:table-cell office:value-type="float" office:value="237.95" calcext:value-type="float">
            <text:p>237.95</text:p>
          </table:table-cell>
          <table:table-cell table:number-columns-repeated="3" office:value-type="float" office:value="253.15" calcext:value-type="float">
            <text:p>253.15</text:p>
          </table:table-cell>
          <table:table-cell office:value-type="float" office:value="254.83" calcext:value-type="float">
            <text:p>254.83</text:p>
          </table:table-cell>
          <table:table-cell office:value-type="float" office:value="253.15" calcext:value-type="float">
            <text:p>253.15</text:p>
          </table:table-cell>
          <table:table-cell office:value-type="float" office:value="253.38" calcext:value-type="float">
            <text:p>253.38</text:p>
          </table:table-cell>
          <table:table-cell office:value-type="float" office:value="255.12" calcext:value-type="float">
            <text:p>255.12</text:p>
          </table:table-cell>
          <table:table-cell office:value-type="float" office:value="236.92" calcext:value-type="float">
            <text:p>236.92</text:p>
          </table:table-cell>
          <table:table-cell table:number-columns-repeated="2" office:value-type="float" office:value="233.8" calcext:value-type="float">
            <text:p>233.8</text:p>
          </table:table-cell>
          <table:table-cell table:number-columns-repeated="2" office:value-type="float" office:value="246.67" calcext:value-type="float">
            <text:p>246.67</text:p>
          </table:table-cell>
          <table:table-cell office:value-type="float" office:value="196.03" calcext:value-type="float">
            <text:p>196.03</text:p>
          </table:table-cell>
          <table:table-cell office:value-type="float" office:value="253.15" calcext:value-type="float">
            <text:p>253.15</text:p>
          </table:table-cell>
          <table:table-cell table:number-columns-repeated="2" office:value-type="float" office:value="254.83" calcext:value-type="float">
            <text:p>254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9-2017</text:p>
          </table:table-cell>
          <table:table-cell office:value-type="float" office:value="233.31" calcext:value-type="float">
            <text:p>233.31</text:p>
          </table:table-cell>
          <table:table-cell table:number-columns-repeated="3" office:value-type="float" office:value="248.08" calcext:value-type="float">
            <text:p>248.08</text:p>
          </table:table-cell>
          <table:table-cell office:value-type="float" office:value="249.21" calcext:value-type="float">
            <text:p>249.21</text:p>
          </table:table-cell>
          <table:table-cell office:value-type="float" office:value="248.08" calcext:value-type="float">
            <text:p>248.08</text:p>
          </table:table-cell>
          <table:table-cell office:value-type="float" office:value="244.85" calcext:value-type="float">
            <text:p>244.8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34.15" calcext:value-type="float">
            <text:p>234.15</text:p>
          </table:table-cell>
          <table:table-cell table:number-columns-repeated="2" office:value-type="float" office:value="232.94" calcext:value-type="float">
            <text:p>232.94</text:p>
          </table:table-cell>
          <table:table-cell table:number-columns-repeated="2" office:value-type="float" office:value="245.83" calcext:value-type="float">
            <text:p>245.83</text:p>
          </table:table-cell>
          <table:table-cell office:value-type="float" office:value="188.08" calcext:value-type="float">
            <text:p>188.08</text:p>
          </table:table-cell>
          <table:table-cell office:value-type="float" office:value="248.08" calcext:value-type="float">
            <text:p>248.08</text:p>
          </table:table-cell>
          <table:table-cell table:number-columns-repeated="2" office:value-type="float" office:value="249.21" calcext:value-type="float">
            <text:p>249.21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9-2017</text:p>
          </table:table-cell>
          <table:table-cell office:value-type="float" office:value="256.09" calcext:value-type="float">
            <text:p>256.09</text:p>
          </table:table-cell>
          <table:table-cell table:number-columns-repeated="2" office:value-type="float" office:value="261.43" calcext:value-type="float">
            <text:p>261.43</text:p>
          </table:table-cell>
          <table:table-cell office:value-type="float" office:value="293.81" calcext:value-type="float">
            <text:p>293.81</text:p>
          </table:table-cell>
          <table:table-cell office:value-type="float" office:value="296.86" calcext:value-type="float">
            <text:p>296.86</text:p>
          </table:table-cell>
          <table:table-cell office:value-type="float" office:value="293.95" calcext:value-type="float">
            <text:p>293.95</text:p>
          </table:table-cell>
          <table:table-cell office:value-type="float" office:value="272.65" calcext:value-type="float">
            <text:p>272.65</text:p>
          </table:table-cell>
          <table:table-cell office:value-type="float" office:value="298.02" calcext:value-type="float">
            <text:p>298.02</text:p>
          </table:table-cell>
          <table:table-cell table:number-columns-repeated="3" office:value-type="float" office:value="232.18" calcext:value-type="float">
            <text:p>232.18</text:p>
          </table:table-cell>
          <table:table-cell table:number-columns-repeated="2" office:value-type="float" office:value="258.4" calcext:value-type="float">
            <text:p>258.4</text:p>
          </table:table-cell>
          <table:table-cell office:value-type="float" office:value="195.98" calcext:value-type="float">
            <text:p>195.98</text:p>
          </table:table-cell>
          <table:table-cell office:value-type="float" office:value="293.95" calcext:value-type="float">
            <text:p>293.95</text:p>
          </table:table-cell>
          <table:table-cell table:number-columns-repeated="2" office:value-type="float" office:value="296.86" calcext:value-type="float">
            <text:p>296.86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9-2017</text:p>
          </table:table-cell>
          <table:table-cell office:value-type="float" office:value="258.01" calcext:value-type="float">
            <text:p>258.01</text:p>
          </table:table-cell>
          <table:table-cell table:number-columns-repeated="2" office:value-type="float" office:value="259.61" calcext:value-type="float">
            <text:p>259.61</text:p>
          </table:table-cell>
          <table:table-cell office:value-type="float" office:value="347.09" calcext:value-type="float">
            <text:p>347.09</text:p>
          </table:table-cell>
          <table:table-cell office:value-type="float" office:value="350.08" calcext:value-type="float">
            <text:p>350.08</text:p>
          </table:table-cell>
          <table:table-cell office:value-type="float" office:value="347.09" calcext:value-type="float">
            <text:p>347.09</text:p>
          </table:table-cell>
          <table:table-cell office:value-type="float" office:value="291.89" calcext:value-type="float">
            <text:p>291.89</text:p>
          </table:table-cell>
          <table:table-cell office:value-type="float" office:value="350.08" calcext:value-type="float">
            <text:p>350.08</text:p>
          </table:table-cell>
          <table:table-cell table:number-columns-repeated="3" office:value-type="float" office:value="232.64" calcext:value-type="float">
            <text:p>232.64</text:p>
          </table:table-cell>
          <table:table-cell table:number-columns-repeated="2" office:value-type="float" office:value="258.75" calcext:value-type="float">
            <text:p>258.75</text:p>
          </table:table-cell>
          <table:table-cell office:value-type="float" office:value="199.06" calcext:value-type="float">
            <text:p>199.06</text:p>
          </table:table-cell>
          <table:table-cell office:value-type="float" office:value="347.09" calcext:value-type="float">
            <text:p>347.09</text:p>
          </table:table-cell>
          <table:table-cell office:value-type="float" office:value="349.58" calcext:value-type="float">
            <text:p>349.58</text:p>
          </table:table-cell>
          <table:table-cell office:value-type="float" office:value="350.08" calcext:value-type="float">
            <text:p>350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9-2017</text:p>
          </table:table-cell>
          <table:table-cell office:value-type="float" office:value="249.19" calcext:value-type="float">
            <text:p>249.19</text:p>
          </table:table-cell>
          <table:table-cell table:number-columns-repeated="2" office:value-type="float" office:value="259.86" calcext:value-type="float">
            <text:p>259.86</text:p>
          </table:table-cell>
          <table:table-cell table:number-columns-repeated="3" office:value-type="float" office:value="333.03" calcext:value-type="float">
            <text:p>333.03</text:p>
          </table:table-cell>
          <table:table-cell office:value-type="float" office:value="267.5" calcext:value-type="float">
            <text:p>267.5</text:p>
          </table:table-cell>
          <table:table-cell office:value-type="float" office:value="333.03" calcext:value-type="float">
            <text:p>333.03</text:p>
          </table:table-cell>
          <table:table-cell office:value-type="float" office:value="227.52" calcext:value-type="float">
            <text:p>227.52</text:p>
          </table:table-cell>
          <table:table-cell office:value-type="float" office:value="227.28" calcext:value-type="float">
            <text:p>227.28</text:p>
          </table:table-cell>
          <table:table-cell office:value-type="float" office:value="227.34" calcext:value-type="float">
            <text:p>227.34</text:p>
          </table:table-cell>
          <table:table-cell table:number-columns-repeated="2" office:value-type="float" office:value="246.18" calcext:value-type="float">
            <text:p>246.18</text:p>
          </table:table-cell>
          <table:table-cell office:value-type="float" office:value="200.01" calcext:value-type="float">
            <text:p>200.01</text:p>
          </table:table-cell>
          <table:table-cell table:number-columns-repeated="3" office:value-type="float" office:value="333.03" calcext:value-type="float">
            <text:p>333.03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9-2017</text:p>
          </table:table-cell>
          <table:table-cell office:value-type="float" office:value="245.02" calcext:value-type="float">
            <text:p>245.02</text:p>
          </table:table-cell>
          <table:table-cell table:number-columns-repeated="2" office:value-type="float" office:value="254.62" calcext:value-type="float">
            <text:p>254.62</text:p>
          </table:table-cell>
          <table:table-cell office:value-type="float" office:value="308.72" calcext:value-type="float">
            <text:p>308.72</text:p>
          </table:table-cell>
          <table:table-cell office:value-type="float" office:value="309.27" calcext:value-type="float">
            <text:p>309.27</text:p>
          </table:table-cell>
          <table:table-cell office:value-type="float" office:value="308.72" calcext:value-type="float">
            <text:p>308.72</text:p>
          </table:table-cell>
          <table:table-cell office:value-type="float" office:value="250.73" calcext:value-type="float">
            <text:p>250.73</text:p>
          </table:table-cell>
          <table:table-cell office:value-type="float" office:value="310.15" calcext:value-type="float">
            <text:p>310.15</text:p>
          </table:table-cell>
          <table:table-cell office:value-type="float" office:value="226.13" calcext:value-type="float">
            <text:p>226.13</text:p>
          </table:table-cell>
          <table:table-cell office:value-type="float" office:value="226.11" calcext:value-type="float">
            <text:p>226.11</text:p>
          </table:table-cell>
          <table:table-cell office:value-type="float" office:value="226.13" calcext:value-type="float">
            <text:p>226.13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00.5" calcext:value-type="float">
            <text:p>200.5</text:p>
          </table:table-cell>
          <table:table-cell office:value-type="float" office:value="308.72" calcext:value-type="float">
            <text:p>308.72</text:p>
          </table:table-cell>
          <table:table-cell table:number-columns-repeated="2" office:value-type="float" office:value="309.27" calcext:value-type="float">
            <text:p>309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9-2017</text:p>
          </table:table-cell>
          <table:table-cell office:value-type="float" office:value="232.03" calcext:value-type="float">
            <text:p>232.03</text:p>
          </table:table-cell>
          <table:table-cell table:number-columns-repeated="2" office:value-type="float" office:value="242.1" calcext:value-type="float">
            <text:p>242.1</text:p>
          </table:table-cell>
          <table:table-cell office:value-type="float" office:value="279.46" calcext:value-type="float">
            <text:p>279.46</text:p>
          </table:table-cell>
          <table:table-cell office:value-type="float" office:value="280.83" calcext:value-type="float">
            <text:p>280.83</text:p>
          </table:table-cell>
          <table:table-cell office:value-type="float" office:value="282.76" calcext:value-type="float">
            <text:p>282.76</text:p>
          </table:table-cell>
          <table:table-cell office:value-type="float" office:value="229.32" calcext:value-type="float">
            <text:p>229.32</text:p>
          </table:table-cell>
          <table:table-cell office:value-type="float" office:value="280.83" calcext:value-type="float">
            <text:p>280.83</text:p>
          </table:table-cell>
          <table:table-cell table:number-columns-repeated="3" office:value-type="float" office:value="222.27" calcext:value-type="float">
            <text:p>222.27</text:p>
          </table:table-cell>
          <table:table-cell table:number-columns-repeated="2" office:value-type="float" office:value="242.1" calcext:value-type="float">
            <text:p>242.1</text:p>
          </table:table-cell>
          <table:table-cell office:value-type="float" office:value="199.78" calcext:value-type="float">
            <text:p>199.78</text:p>
          </table:table-cell>
          <table:table-cell table:number-columns-repeated="3" office:value-type="float" office:value="282.76" calcext:value-type="float">
            <text:p>282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9-2017</text:p>
          </table:table-cell>
          <table:table-cell office:value-type="float" office:value="222.67" calcext:value-type="float">
            <text:p>222.67</text:p>
          </table:table-cell>
          <table:table-cell table:number-columns-repeated="2" office:value-type="float" office:value="235.1" calcext:value-type="float">
            <text:p>235.1</text:p>
          </table:table-cell>
          <table:table-cell office:value-type="float" office:value="237.4" calcext:value-type="float">
            <text:p>237.4</text:p>
          </table:table-cell>
          <table:table-cell office:value-type="float" office:value="247.35" calcext:value-type="float">
            <text:p>247.35</text:p>
          </table:table-cell>
          <table:table-cell office:value-type="float" office:value="237.4" calcext:value-type="float">
            <text:p>237.4</text:p>
          </table:table-cell>
          <table:table-cell office:value-type="float" office:value="250.75" calcext:value-type="float">
            <text:p>250.75</text:p>
          </table:table-cell>
          <table:table-cell office:value-type="float" office:value="251.76" calcext:value-type="float">
            <text:p>251.76</text:p>
          </table:table-cell>
          <table:table-cell table:number-columns-repeated="3" office:value-type="float" office:value="220.56" calcext:value-type="float">
            <text:p>220.56</text:p>
          </table:table-cell>
          <table:table-cell table:number-columns-repeated="2" office:value-type="float" office:value="234.7" calcext:value-type="float">
            <text:p>234.7</text:p>
          </table:table-cell>
          <table:table-cell office:value-type="float" office:value="195.35" calcext:value-type="float">
            <text:p>195.35</text:p>
          </table:table-cell>
          <table:table-cell office:value-type="float" office:value="237.4" calcext:value-type="float">
            <text:p>237.4</text:p>
          </table:table-cell>
          <table:table-cell table:number-columns-repeated="2" office:value-type="float" office:value="248.47" calcext:value-type="float">
            <text:p>248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9-2017</text:p>
          </table:table-cell>
          <table:table-cell office:value-type="float" office:value="212.76" calcext:value-type="float">
            <text:p>212.76</text:p>
          </table:table-cell>
          <table:table-cell table:number-columns-repeated="3" office:value-type="float" office:value="227.74" calcext:value-type="float">
            <text:p>227.74</text:p>
          </table:table-cell>
          <table:table-cell office:value-type="float" office:value="227.93" calcext:value-type="float">
            <text:p>227.93</text:p>
          </table:table-cell>
          <table:table-cell office:value-type="float" office:value="227.74" calcext:value-type="float">
            <text:p>227.74</text:p>
          </table:table-cell>
          <table:table-cell office:value-type="float" office:value="200.37" calcext:value-type="float">
            <text:p>200.37</text:p>
          </table:table-cell>
          <table:table-cell office:value-type="float" office:value="227.93" calcext:value-type="float">
            <text:p>227.93</text:p>
          </table:table-cell>
          <table:table-cell table:number-columns-repeated="3" office:value-type="float" office:value="208.35" calcext:value-type="float">
            <text:p>208.35</text:p>
          </table:table-cell>
          <table:table-cell table:number-columns-repeated="2" office:value-type="float" office:value="226.93" calcext:value-type="float">
            <text:p>226.93</text:p>
          </table:table-cell>
          <table:table-cell office:value-type="float" office:value="194.09" calcext:value-type="float">
            <text:p>194.09</text:p>
          </table:table-cell>
          <table:table-cell office:value-type="float" office:value="227.74" calcext:value-type="float">
            <text:p>227.74</text:p>
          </table:table-cell>
          <table:table-cell table:number-columns-repeated="2" office:value-type="float" office:value="228.23" calcext:value-type="float">
            <text:p>228.2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9-2017</text:p>
          </table:table-cell>
          <table:table-cell office:value-type="float" office:value="213.52" calcext:value-type="float">
            <text:p>213.52</text:p>
          </table:table-cell>
          <table:table-cell table:number-columns-repeated="2" office:value-type="float" office:value="256.27" calcext:value-type="float">
            <text:p>256.27</text:p>
          </table:table-cell>
          <table:table-cell table:number-columns-repeated="2" office:value-type="float" office:value="263.23" calcext:value-type="float">
            <text:p>263.23</text:p>
          </table:table-cell>
          <table:table-cell office:value-type="float" office:value="266.45" calcext:value-type="float">
            <text:p>266.45</text:p>
          </table:table-cell>
          <table:table-cell office:value-type="float" office:value="155.58" calcext:value-type="float">
            <text:p>155.58</text:p>
          </table:table-cell>
          <table:table-cell office:value-type="float" office:value="263.23" calcext:value-type="float">
            <text:p>263.23</text:p>
          </table:table-cell>
          <table:table-cell table:number-columns-repeated="3" office:value-type="float" office:value="199.51" calcext:value-type="float">
            <text:p>199.51</text:p>
          </table:table-cell>
          <table:table-cell table:number-columns-repeated="2" office:value-type="float" office:value="232.02" calcext:value-type="float">
            <text:p>232.02</text:p>
          </table:table-cell>
          <table:table-cell office:value-type="float" office:value="197.35" calcext:value-type="float">
            <text:p>197.35</text:p>
          </table:table-cell>
          <table:table-cell table:number-columns-repeated="3" office:value-type="float" office:value="266.45" calcext:value-type="float">
            <text:p>266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9-2017</text:p>
          </table:table-cell>
          <table:table-cell office:value-type="float" office:value="219.51" calcext:value-type="float">
            <text:p>219.51</text:p>
          </table:table-cell>
          <table:table-cell table:number-columns-repeated="2" office:value-type="float" office:value="237.45" calcext:value-type="float">
            <text:p>237.45</text:p>
          </table:table-cell>
          <table:table-cell table:number-columns-repeated="3" office:value-type="float" office:value="245.54" calcext:value-type="float">
            <text:p>245.54</text:p>
          </table:table-cell>
          <table:table-cell office:value-type="float" office:value="187.81" calcext:value-type="float">
            <text:p>187.81</text:p>
          </table:table-cell>
          <table:table-cell office:value-type="float" office:value="245.54" calcext:value-type="float">
            <text:p>245.54</text:p>
          </table:table-cell>
          <table:table-cell table:number-columns-repeated="3" office:value-type="float" office:value="214.42" calcext:value-type="float">
            <text:p>214.42</text:p>
          </table:table-cell>
          <table:table-cell table:number-columns-repeated="2" office:value-type="float" office:value="232.96" calcext:value-type="float">
            <text:p>232.96</text:p>
          </table:table-cell>
          <table:table-cell office:value-type="float" office:value="199.63" calcext:value-type="float">
            <text:p>199.63</text:p>
          </table:table-cell>
          <table:table-cell table:number-columns-repeated="3" office:value-type="float" office:value="245.54" calcext:value-type="float">
            <text:p>245.54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9-2017</text:p>
          </table:table-cell>
          <table:table-cell office:value-type="float" office:value="221.95" calcext:value-type="float">
            <text:p>221.95</text:p>
          </table:table-cell>
          <table:table-cell table:number-columns-repeated="4" office:value-type="float" office:value="271.61" calcext:value-type="float">
            <text:p>271.61</text:p>
          </table:table-cell>
          <table:table-cell office:value-type="float" office:value="279.87" calcext:value-type="float">
            <text:p>279.87</text:p>
          </table:table-cell>
          <table:table-cell office:value-type="float" office:value="173.94" calcext:value-type="float">
            <text:p>173.94</text:p>
          </table:table-cell>
          <table:table-cell office:value-type="float" office:value="271.61" calcext:value-type="float">
            <text:p>271.61</text:p>
          </table:table-cell>
          <table:table-cell table:number-columns-repeated="3" office:value-type="float" office:value="198.26" calcext:value-type="float">
            <text:p>198.26</text:p>
          </table:table-cell>
          <table:table-cell table:number-columns-repeated="2" office:value-type="float" office:value="243.84" calcext:value-type="float">
            <text:p>243.84</text:p>
          </table:table-cell>
          <table:table-cell office:value-type="float" office:value="198.73" calcext:value-type="float">
            <text:p>198.73</text:p>
          </table:table-cell>
          <table:table-cell table:number-columns-repeated="3" office:value-type="float" office:value="279.87" calcext:value-type="float">
            <text:p>279.87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9-2017</text:p>
          </table:table-cell>
          <table:table-cell office:value-type="float" office:value="226.6" calcext:value-type="float">
            <text:p>226.6</text:p>
          </table:table-cell>
          <table:table-cell table:number-columns-repeated="4" office:value-type="float" office:value="285.62" calcext:value-type="float">
            <text:p>285.62</text:p>
          </table:table-cell>
          <table:table-cell office:value-type="float" office:value="286.5" calcext:value-type="float">
            <text:p>286.5</text:p>
          </table:table-cell>
          <table:table-cell office:value-type="float" office:value="225.31" calcext:value-type="float">
            <text:p>225.31</text:p>
          </table:table-cell>
          <table:table-cell office:value-type="float" office:value="285.62" calcext:value-type="float">
            <text:p>285.62</text:p>
          </table:table-cell>
          <table:table-cell table:number-columns-repeated="3" office:value-type="float" office:value="216.75" calcext:value-type="float">
            <text:p>216.75</text:p>
          </table:table-cell>
          <table:table-cell table:number-columns-repeated="2" office:value-type="float" office:value="246.18" calcext:value-type="float">
            <text:p>246.18</text:p>
          </table:table-cell>
          <table:table-cell office:value-type="float" office:value="204.89" calcext:value-type="float">
            <text:p>204.89</text:p>
          </table:table-cell>
          <table:table-cell table:number-columns-repeated="3" office:value-type="float" office:value="286.5" calcext:value-type="float">
            <text:p>286.5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9-2017</text:p>
          </table:table-cell>
          <table:table-cell office:value-type="float" office:value="232.35" calcext:value-type="float">
            <text:p>232.35</text:p>
          </table:table-cell>
          <table:table-cell table:number-columns-repeated="4" office:value-type="float" office:value="286.47" calcext:value-type="float">
            <text:p>286.47</text:p>
          </table:table-cell>
          <table:table-cell office:value-type="float" office:value="292.74" calcext:value-type="float">
            <text:p>292.74</text:p>
          </table:table-cell>
          <table:table-cell office:value-type="float" office:value="257.5" calcext:value-type="float">
            <text:p>257.5</text:p>
          </table:table-cell>
          <table:table-cell office:value-type="float" office:value="288.85" calcext:value-type="float">
            <text:p>288.85</text:p>
          </table:table-cell>
          <table:table-cell table:number-columns-repeated="3" office:value-type="float" office:value="222.48" calcext:value-type="float">
            <text:p>222.48</text:p>
          </table:table-cell>
          <table:table-cell table:number-columns-repeated="2" office:value-type="float" office:value="251.1" calcext:value-type="float">
            <text:p>251.1</text:p>
          </table:table-cell>
          <table:table-cell office:value-type="float" office:value="208.93" calcext:value-type="float">
            <text:p>208.93</text:p>
          </table:table-cell>
          <table:table-cell table:number-columns-repeated="3" office:value-type="float" office:value="292.74" calcext:value-type="float">
            <text:p>292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9-2017</text:p>
          </table:table-cell>
          <table:table-cell office:value-type="float" office:value="233.23" calcext:value-type="float">
            <text:p>233.23</text:p>
          </table:table-cell>
          <table:table-cell table:number-columns-repeated="5" office:value-type="float" office:value="268.23" calcext:value-type="float">
            <text:p>268.23</text:p>
          </table:table-cell>
          <table:table-cell office:value-type="float" office:value="275.52" calcext:value-type="float">
            <text:p>275.52</text:p>
          </table:table-cell>
          <table:table-cell office:value-type="float" office:value="274.23" calcext:value-type="float">
            <text:p>274.23</text:p>
          </table:table-cell>
          <table:table-cell table:number-columns-repeated="3" office:value-type="float" office:value="229.81" calcext:value-type="float">
            <text:p>229.81</text:p>
          </table:table-cell>
          <table:table-cell table:number-columns-repeated="2" office:value-type="float" office:value="255.36" calcext:value-type="float">
            <text:p>255.36</text:p>
          </table:table-cell>
          <table:table-cell office:value-type="float" office:value="209.97" calcext:value-type="float">
            <text:p>209.97</text:p>
          </table:table-cell>
          <table:table-cell table:number-columns-repeated="3" office:value-type="float" office:value="268.23" calcext:value-type="float">
            <text:p>268.23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9-2017</text:p>
          </table:table-cell>
          <table:table-cell office:value-type="float" office:value="233.02" calcext:value-type="float">
            <text:p>233.02</text:p>
          </table:table-cell>
          <table:table-cell table:number-columns-repeated="5" office:value-type="float" office:value="270.49" calcext:value-type="float">
            <text:p>270.49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2.03" calcext:value-type="float">
            <text:p>272.03</text:p>
          </table:table-cell>
          <table:table-cell table:number-columns-repeated="3" office:value-type="float" office:value="229.65" calcext:value-type="float">
            <text:p>229.65</text:p>
          </table:table-cell>
          <table:table-cell table:number-columns-repeated="2" office:value-type="float" office:value="250.5" calcext:value-type="float">
            <text:p>250.5</text:p>
          </table:table-cell>
          <table:table-cell office:value-type="float" office:value="210.34" calcext:value-type="float">
            <text:p>210.34</text:p>
          </table:table-cell>
          <table:table-cell table:number-columns-repeated="3" office:value-type="float" office:value="270.49" calcext:value-type="float">
            <text:p>270.49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9-2017</text:p>
          </table:table-cell>
          <table:table-cell office:value-type="float" office:value="251.69" calcext:value-type="float">
            <text:p>251.69</text:p>
          </table:table-cell>
          <table:table-cell table:number-columns-repeated="3" office:value-type="float" office:value="317.18" calcext:value-type="float">
            <text:p>317.18</text:p>
          </table:table-cell>
          <table:table-cell office:value-type="float" office:value="323.76" calcext:value-type="float">
            <text:p>323.76</text:p>
          </table:table-cell>
          <table:table-cell office:value-type="float" office:value="317.18" calcext:value-type="float">
            <text:p>317.18</text:p>
          </table:table-cell>
          <table:table-cell office:value-type="float" office:value="312.15" calcext:value-type="float">
            <text:p>312.15</text:p>
          </table:table-cell>
          <table:table-cell office:value-type="float" office:value="329.12" calcext:value-type="float">
            <text:p>329.12</text:p>
          </table:table-cell>
          <table:table-cell table:number-columns-repeated="3" office:value-type="float" office:value="235.22" calcext:value-type="float">
            <text:p>235.22</text:p>
          </table:table-cell>
          <table:table-cell table:number-columns-repeated="2" office:value-type="float" office:value="255.9" calcext:value-type="float">
            <text:p>255.9</text:p>
          </table:table-cell>
          <table:table-cell office:value-type="float" office:value="211.83" calcext:value-type="float">
            <text:p>211.83</text:p>
          </table:table-cell>
          <table:table-cell table:number-columns-repeated="2" office:value-type="float" office:value="317.18" calcext:value-type="float">
            <text:p>317.18</text:p>
          </table:table-cell>
          <table:table-cell office:value-type="float" office:value="321.26" calcext:value-type="float">
            <text:p>321.26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9-2017</text:p>
          </table:table-cell>
          <table:table-cell office:value-type="float" office:value="247.05" calcext:value-type="float">
            <text:p>247.05</text:p>
          </table:table-cell>
          <table:table-cell table:number-columns-repeated="3" office:value-type="float" office:value="303.59" calcext:value-type="float">
            <text:p>303.59</text:p>
          </table:table-cell>
          <table:table-cell office:value-type="float" office:value="303.79" calcext:value-type="float">
            <text:p>303.79</text:p>
          </table:table-cell>
          <table:table-cell office:value-type="float" office:value="303.59" calcext:value-type="float">
            <text:p>303.59</text:p>
          </table:table-cell>
          <table:table-cell office:value-type="float" office:value="288.06" calcext:value-type="float">
            <text:p>288.06</text:p>
          </table:table-cell>
          <table:table-cell office:value-type="float" office:value="303.95" calcext:value-type="float">
            <text:p>303.95</text:p>
          </table:table-cell>
          <table:table-cell table:number-columns-repeated="3" office:value-type="float" office:value="234.03" calcext:value-type="float">
            <text:p>234.03</text:p>
          </table:table-cell>
          <table:table-cell table:number-columns-repeated="2" office:value-type="float" office:value="253.94" calcext:value-type="float">
            <text:p>253.94</text:p>
          </table:table-cell>
          <table:table-cell office:value-type="float" office:value="211.43" calcext:value-type="float">
            <text:p>211.43</text:p>
          </table:table-cell>
          <table:table-cell table:number-columns-repeated="2" office:value-type="float" office:value="303.59" calcext:value-type="float">
            <text:p>303.59</text:p>
          </table:table-cell>
          <table:table-cell office:value-type="float" office:value="303.79" calcext:value-type="float">
            <text:p>303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9-2017</text:p>
          </table:table-cell>
          <table:table-cell office:value-type="float" office:value="249.78" calcext:value-type="float">
            <text:p>249.78</text:p>
          </table:table-cell>
          <table:table-cell table:number-columns-repeated="5" office:value-type="float" office:value="304.67" calcext:value-type="float">
            <text:p>304.67</text:p>
          </table:table-cell>
          <table:table-cell office:value-type="float" office:value="286.5" calcext:value-type="float">
            <text:p>286.5</text:p>
          </table:table-cell>
          <table:table-cell office:value-type="float" office:value="304.67" calcext:value-type="float">
            <text:p>304.67</text:p>
          </table:table-cell>
          <table:table-cell table:number-columns-repeated="3" office:value-type="float" office:value="233.44" calcext:value-type="float">
            <text:p>233.44</text:p>
          </table:table-cell>
          <table:table-cell table:number-columns-repeated="2" office:value-type="float" office:value="247.31" calcext:value-type="float">
            <text:p>247.31</text:p>
          </table:table-cell>
          <table:table-cell office:value-type="float" office:value="210.41" calcext:value-type="float">
            <text:p>210.41</text:p>
          </table:table-cell>
          <table:table-cell table:number-columns-repeated="3" office:value-type="float" office:value="304.67" calcext:value-type="float">
            <text:p>304.67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9-2017</text:p>
          </table:table-cell>
          <table:table-cell office:value-type="float" office:value="248.92" calcext:value-type="float">
            <text:p>248.92</text:p>
          </table:table-cell>
          <table:table-cell table:number-columns-repeated="3" office:value-type="float" office:value="282.71" calcext:value-type="float">
            <text:p>282.71</text:p>
          </table:table-cell>
          <table:table-cell office:value-type="float" office:value="291.36" calcext:value-type="float">
            <text:p>291.36</text:p>
          </table:table-cell>
          <table:table-cell office:value-type="float" office:value="282.71" calcext:value-type="float">
            <text:p>282.71</text:p>
          </table:table-cell>
          <table:table-cell office:value-type="float" office:value="283.06" calcext:value-type="float">
            <text:p>283.06</text:p>
          </table:table-cell>
          <table:table-cell office:value-type="float" office:value="291.36" calcext:value-type="float">
            <text:p>291.36</text:p>
          </table:table-cell>
          <table:table-cell table:number-columns-repeated="3" office:value-type="float" office:value="231.5" calcext:value-type="float">
            <text:p>231.5</text:p>
          </table:table-cell>
          <table:table-cell table:number-columns-repeated="2" office:value-type="float" office:value="245.89" calcext:value-type="float">
            <text:p>245.89</text:p>
          </table:table-cell>
          <table:table-cell office:value-type="float" office:value="212.31" calcext:value-type="float">
            <text:p>212.31</text:p>
          </table:table-cell>
          <table:table-cell office:value-type="float" office:value="282.71" calcext:value-type="float">
            <text:p>282.71</text:p>
          </table:table-cell>
          <table:table-cell office:value-type="float" office:value="287.66" calcext:value-type="float">
            <text:p>287.66</text:p>
          </table:table-cell>
          <table:table-cell office:value-type="float" office:value="291.36" calcext:value-type="float">
            <text:p>291.36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9-2017</text:p>
          </table:table-cell>
          <table:table-cell office:value-type="float" office:value="238.79" calcext:value-type="float">
            <text:p>238.79</text:p>
          </table:table-cell>
          <table:table-cell table:number-columns-repeated="2" office:value-type="float" office:value="251.02" calcext:value-type="float">
            <text:p>251.02</text:p>
          </table:table-cell>
          <table:table-cell office:value-type="float" office:value="269.62" calcext:value-type="float">
            <text:p>269.62</text:p>
          </table:table-cell>
          <table:table-cell office:value-type="float" office:value="303.52" calcext:value-type="float">
            <text:p>303.52</text:p>
          </table:table-cell>
          <table:table-cell office:value-type="float" office:value="269.62" calcext:value-type="float">
            <text:p>269.62</text:p>
          </table:table-cell>
          <table:table-cell office:value-type="float" office:value="294.91" calcext:value-type="float">
            <text:p>294.91</text:p>
          </table:table-cell>
          <table:table-cell office:value-type="float" office:value="306.84" calcext:value-type="float">
            <text:p>306.84</text:p>
          </table:table-cell>
          <table:table-cell table:number-columns-repeated="3" office:value-type="float" office:value="228.77" calcext:value-type="float">
            <text:p>228.77</text:p>
          </table:table-cell>
          <table:table-cell table:number-columns-repeated="2" office:value-type="float" office:value="248.09" calcext:value-type="float">
            <text:p>248.09</text:p>
          </table:table-cell>
          <table:table-cell office:value-type="float" office:value="211.11" calcext:value-type="float">
            <text:p>211.11</text:p>
          </table:table-cell>
          <table:table-cell office:value-type="float" office:value="269.62" calcext:value-type="float">
            <text:p>269.62</text:p>
          </table:table-cell>
          <table:table-cell office:value-type="float" office:value="290.14" calcext:value-type="float">
            <text:p>290.14</text:p>
          </table:table-cell>
          <table:table-cell office:value-type="float" office:value="303.52" calcext:value-type="float">
            <text:p>303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9-2017</text:p>
          </table:table-cell>
          <table:table-cell office:value-type="float" office:value="229.25" calcext:value-type="float">
            <text:p>229.25</text:p>
          </table:table-cell>
          <table:table-cell table:number-columns-repeated="3" office:value-type="float" office:value="241.46" calcext:value-type="float">
            <text:p>241.46</text:p>
          </table:table-cell>
          <table:table-cell office:value-type="float" office:value="262.3" calcext:value-type="float">
            <text:p>262.3</text:p>
          </table:table-cell>
          <table:table-cell office:value-type="float" office:value="241.46" calcext:value-type="float">
            <text:p>241.46</text:p>
          </table:table-cell>
          <table:table-cell table:number-columns-repeated="2" office:value-type="float" office:value="269.68" calcext:value-type="float">
            <text:p>269.68</text:p>
          </table:table-cell>
          <table:table-cell table:number-columns-repeated="3" office:value-type="float" office:value="226.87" calcext:value-type="float">
            <text:p>226.87</text:p>
          </table:table-cell>
          <table:table-cell table:number-columns-repeated="2" office:value-type="float" office:value="241.46" calcext:value-type="float">
            <text:p>241.46</text:p>
          </table:table-cell>
          <table:table-cell office:value-type="float" office:value="213.05" calcext:value-type="float">
            <text:p>213.05</text:p>
          </table:table-cell>
          <table:table-cell office:value-type="float" office:value="241.46" calcext:value-type="float">
            <text:p>241.46</text:p>
          </table:table-cell>
          <table:table-cell table:number-columns-repeated="2" office:value-type="float" office:value="267.45" calcext:value-type="float">
            <text:p>267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9-2017</text:p>
          </table:table-cell>
          <table:table-cell office:value-type="float" office:value="227.97" calcext:value-type="float">
            <text:p>227.97</text:p>
          </table:table-cell>
          <table:table-cell table:number-columns-repeated="3" office:value-type="float" office:value="242.57" calcext:value-type="float">
            <text:p>242.57</text:p>
          </table:table-cell>
          <table:table-cell office:value-type="float" office:value="243.81" calcext:value-type="float">
            <text:p>243.81</text:p>
          </table:table-cell>
          <table:table-cell office:value-type="float" office:value="242.57" calcext:value-type="float">
            <text:p>242.57</text:p>
          </table:table-cell>
          <table:table-cell table:number-columns-repeated="2" office:value-type="float" office:value="254.71" calcext:value-type="float">
            <text:p>254.71</text:p>
          </table:table-cell>
          <table:table-cell table:number-columns-repeated="3" office:value-type="float" office:value="225.89" calcext:value-type="float">
            <text:p>225.89</text:p>
          </table:table-cell>
          <table:table-cell table:number-columns-repeated="2" office:value-type="float" office:value="242.57" calcext:value-type="float">
            <text:p>242.57</text:p>
          </table:table-cell>
          <table:table-cell office:value-type="float" office:value="213.56" calcext:value-type="float">
            <text:p>213.56</text:p>
          </table:table-cell>
          <table:table-cell office:value-type="float" office:value="242.57" calcext:value-type="float">
            <text:p>242.57</text:p>
          </table:table-cell>
          <table:table-cell table:number-columns-repeated="2" office:value-type="float" office:value="249.31" calcext:value-type="float">
            <text:p>249.31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9-2017</text:p>
          </table:table-cell>
          <table:table-cell office:value-type="float" office:value="232.61" calcext:value-type="float">
            <text:p>232.61</text:p>
          </table:table-cell>
          <table:table-cell table:number-columns-repeated="4" office:value-type="float" office:value="247.76" calcext:value-type="float">
            <text:p>247.76</text:p>
          </table:table-cell>
          <table:table-cell office:value-type="float" office:value="254.66" calcext:value-type="float">
            <text:p>254.66</text:p>
          </table:table-cell>
          <table:table-cell office:value-type="float" office:value="250" calcext:value-type="float">
            <text:p>250</text:p>
          </table:table-cell>
          <table:table-cell office:value-type="float" office:value="311.72" calcext:value-type="float">
            <text:p>311.72</text:p>
          </table:table-cell>
          <table:table-cell table:number-columns-repeated="3" office:value-type="float" office:value="226.26" calcext:value-type="float">
            <text:p>226.26</text:p>
          </table:table-cell>
          <table:table-cell table:number-columns-repeated="2" office:value-type="float" office:value="247.76" calcext:value-type="float">
            <text:p>247.76</text:p>
          </table:table-cell>
          <table:table-cell office:value-type="float" office:value="216.16" calcext:value-type="float">
            <text:p>216.16</text:p>
          </table:table-cell>
          <table:table-cell table:number-columns-repeated="3" office:value-type="float" office:value="254.66" calcext:value-type="float">
            <text:p>254.66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9-2017</text:p>
          </table:table-cell>
          <table:table-cell office:value-type="float" office:value="236.33" calcext:value-type="float">
            <text:p>236.33</text:p>
          </table:table-cell>
          <table:table-cell table:number-columns-repeated="4" office:value-type="float" office:value="259.25" calcext:value-type="float">
            <text:p>259.25</text:p>
          </table:table-cell>
          <table:table-cell office:value-type="float" office:value="277.06" calcext:value-type="float">
            <text:p>277.06</text:p>
          </table:table-cell>
          <table:table-cell office:value-type="float" office:value="259.25" calcext:value-type="float">
            <text:p>259.25</text:p>
          </table:table-cell>
          <table:table-cell office:value-type="float" office:value="300.89" calcext:value-type="float">
            <text:p>300.89</text:p>
          </table:table-cell>
          <table:table-cell table:number-columns-repeated="3" office:value-type="float" office:value="225.59" calcext:value-type="float">
            <text:p>225.59</text:p>
          </table:table-cell>
          <table:table-cell table:number-columns-repeated="2" office:value-type="float" office:value="257.32" calcext:value-type="float">
            <text:p>257.32</text:p>
          </table:table-cell>
          <table:table-cell office:value-type="float" office:value="225.35" calcext:value-type="float">
            <text:p>225.35</text:p>
          </table:table-cell>
          <table:table-cell table:number-columns-repeated="3" office:value-type="float" office:value="277.06" calcext:value-type="float">
            <text:p>277.06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9-2017</text:p>
          </table:table-cell>
          <table:table-cell office:value-type="float" office:value="239.98" calcext:value-type="float">
            <text:p>239.98</text:p>
          </table:table-cell>
          <table:table-cell table:number-columns-repeated="2" office:value-type="float" office:value="265.65" calcext:value-type="float">
            <text:p>265.65</text:p>
          </table:table-cell>
          <table:table-cell table:number-columns-repeated="2" office:value-type="float" office:value="269.06" calcext:value-type="float">
            <text:p>269.06</text:p>
          </table:table-cell>
          <table:table-cell office:value-type="float" office:value="281.42" calcext:value-type="float">
            <text:p>281.42</text:p>
          </table:table-cell>
          <table:table-cell office:value-type="float" office:value="267.96" calcext:value-type="float">
            <text:p>267.96</text:p>
          </table:table-cell>
          <table:table-cell office:value-type="float" office:value="304.67" calcext:value-type="float">
            <text:p>304.67</text:p>
          </table:table-cell>
          <table:table-cell table:number-columns-repeated="3" office:value-type="float" office:value="227.18" calcext:value-type="float">
            <text:p>227.18</text:p>
          </table:table-cell>
          <table:table-cell table:number-columns-repeated="2" office:value-type="float" office:value="264.69" calcext:value-type="float">
            <text:p>264.69</text:p>
          </table:table-cell>
          <table:table-cell office:value-type="float" office:value="222.01" calcext:value-type="float">
            <text:p>222.01</text:p>
          </table:table-cell>
          <table:table-cell table:number-columns-repeated="3" office:value-type="float" office:value="281.42" calcext:value-type="float">
            <text:p>281.42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9-2017</text:p>
          </table:table-cell>
          <table:table-cell office:value-type="float" office:value="232.89" calcext:value-type="float">
            <text:p>232.89</text:p>
          </table:table-cell>
          <table:table-cell table:number-columns-repeated="4" office:value-type="float" office:value="242.56" calcext:value-type="float">
            <text:p>242.56</text:p>
          </table:table-cell>
          <table:table-cell office:value-type="float" office:value="295.04" calcext:value-type="float">
            <text:p>295.04</text:p>
          </table:table-cell>
          <table:table-cell office:value-type="float" office:value="238.88" calcext:value-type="float">
            <text:p>238.88</text:p>
          </table:table-cell>
          <table:table-cell office:value-type="float" office:value="299.29" calcext:value-type="float">
            <text:p>299.29</text:p>
          </table:table-cell>
          <table:table-cell table:number-columns-repeated="3" office:value-type="float" office:value="224.27" calcext:value-type="float">
            <text:p>224.27</text:p>
          </table:table-cell>
          <table:table-cell table:number-columns-repeated="2" office:value-type="float" office:value="242.56" calcext:value-type="float">
            <text:p>242.56</text:p>
          </table:table-cell>
          <table:table-cell office:value-type="float" office:value="224.88" calcext:value-type="float">
            <text:p>224.88</text:p>
          </table:table-cell>
          <table:table-cell table:number-columns-repeated="3" office:value-type="float" office:value="295.04" calcext:value-type="float">
            <text:p>295.04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9-2017</text:p>
          </table:table-cell>
          <table:table-cell office:value-type="float" office:value="228" calcext:value-type="float">
            <text:p>228</text:p>
          </table:table-cell>
          <table:table-cell table:number-columns-repeated="4" office:value-type="float" office:value="235.93" calcext:value-type="float">
            <text:p>235.93</text:p>
          </table:table-cell>
          <table:table-cell office:value-type="float" office:value="289.15" calcext:value-type="float">
            <text:p>289.15</text:p>
          </table:table-cell>
          <table:table-cell office:value-type="float" office:value="233.55" calcext:value-type="float">
            <text:p>233.55</text:p>
          </table:table-cell>
          <table:table-cell office:value-type="float" office:value="295.58" calcext:value-type="float">
            <text:p>295.58</text:p>
          </table:table-cell>
          <table:table-cell table:number-columns-repeated="3" office:value-type="float" office:value="220.82" calcext:value-type="float">
            <text:p>220.82</text:p>
          </table:table-cell>
          <table:table-cell table:number-columns-repeated="2" office:value-type="float" office:value="235.84" calcext:value-type="float">
            <text:p>235.84</text:p>
          </table:table-cell>
          <table:table-cell office:value-type="float" office:value="219.66" calcext:value-type="float">
            <text:p>219.66</text:p>
          </table:table-cell>
          <table:table-cell office:value-type="float" office:value="289.15" calcext:value-type="float">
            <text:p>289.15</text:p>
          </table:table-cell>
          <table:table-cell table:number-columns-repeated="2" office:value-type="float" office:value="291.79" calcext:value-type="float">
            <text:p>291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9-2017</text:p>
          </table:table-cell>
          <table:table-cell office:value-type="float" office:value="209.1" calcext:value-type="float">
            <text:p>209.1</text:p>
          </table:table-cell>
          <table:table-cell table:number-columns-repeated="4" office:value-type="float" office:value="217.66" calcext:value-type="float">
            <text:p>217.66</text:p>
          </table:table-cell>
          <table:table-cell office:value-type="float" office:value="234.72" calcext:value-type="float">
            <text:p>234.72</text:p>
          </table:table-cell>
          <table:table-cell office:value-type="float" office:value="228.05" calcext:value-type="float">
            <text:p>228.05</text:p>
          </table:table-cell>
          <table:table-cell office:value-type="float" office:value="261.94" calcext:value-type="float">
            <text:p>261.94</text:p>
          </table:table-cell>
          <table:table-cell table:number-columns-repeated="3" office:value-type="float" office:value="195.92" calcext:value-type="float">
            <text:p>195.92</text:p>
          </table:table-cell>
          <table:table-cell table:number-columns-repeated="2" office:value-type="float" office:value="217.66" calcext:value-type="float">
            <text:p>217.66</text:p>
          </table:table-cell>
          <table:table-cell office:value-type="float" office:value="212.23" calcext:value-type="float">
            <text:p>212.23</text:p>
          </table:table-cell>
          <table:table-cell office:value-type="float" office:value="234.72" calcext:value-type="float">
            <text:p>234.72</text:p>
          </table:table-cell>
          <table:table-cell table:number-columns-repeated="2" office:value-type="float" office:value="234.9" calcext:value-type="float">
            <text:p>234.9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10-2017</text:p>
          </table:table-cell>
          <table:table-cell office:value-type="float" office:value="201.18" calcext:value-type="float">
            <text:p>201.18</text:p>
          </table:table-cell>
          <table:table-cell table:number-columns-repeated="4" office:value-type="float" office:value="206.15" calcext:value-type="float">
            <text:p>206.15</text:p>
          </table:table-cell>
          <table:table-cell office:value-type="float" office:value="218.69" calcext:value-type="float">
            <text:p>218.69</text:p>
          </table:table-cell>
          <table:table-cell office:value-type="float" office:value="187.62" calcext:value-type="float">
            <text:p>187.62</text:p>
          </table:table-cell>
          <table:table-cell office:value-type="float" office:value="222.35" calcext:value-type="float">
            <text:p>222.35</text:p>
          </table:table-cell>
          <table:table-cell table:number-columns-repeated="3" office:value-type="float" office:value="191.98" calcext:value-type="float">
            <text:p>191.98</text:p>
          </table:table-cell>
          <table:table-cell table:number-columns-repeated="2" office:value-type="float" office:value="206.15" calcext:value-type="float">
            <text:p>206.15</text:p>
          </table:table-cell>
          <table:table-cell office:value-type="float" office:value="206.02" calcext:value-type="float">
            <text:p>206.02</text:p>
          </table:table-cell>
          <table:table-cell office:value-type="float" office:value="218.69" calcext:value-type="float">
            <text:p>218.69</text:p>
          </table:table-cell>
          <table:table-cell table:number-columns-repeated="2" office:value-type="float" office:value="219.43" calcext:value-type="float">
            <text:p>219.43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10-2017</text:p>
          </table:table-cell>
          <table:table-cell office:value-type="float" office:value="192.95" calcext:value-type="float">
            <text:p>192.95</text:p>
          </table:table-cell>
          <table:table-cell table:number-columns-repeated="4" office:value-type="float" office:value="200.11" calcext:value-type="float">
            <text:p>200.11</text:p>
          </table:table-cell>
          <table:table-cell office:value-type="float" office:value="246.27" calcext:value-type="float">
            <text:p>246.27</text:p>
          </table:table-cell>
          <table:table-cell office:value-type="float" office:value="135.25" calcext:value-type="float">
            <text:p>135.25</text:p>
          </table:table-cell>
          <table:table-cell office:value-type="float" office:value="138.36" calcext:value-type="float">
            <text:p>138.36</text:p>
          </table:table-cell>
          <table:table-cell office:value-type="float" office:value="189.94" calcext:value-type="float">
            <text:p>189.94</text:p>
          </table:table-cell>
          <table:table-cell office:value-type="float" office:value="136.18" calcext:value-type="float">
            <text:p>136.18</text:p>
          </table:table-cell>
          <table:table-cell office:value-type="float" office:value="189.94" calcext:value-type="float">
            <text:p>189.94</text:p>
          </table:table-cell>
          <table:table-cell table:number-columns-repeated="3" office:value-type="float" office:value="200.11" calcext:value-type="float">
            <text:p>200.11</text:p>
          </table:table-cell>
          <table:table-cell table:number-columns-repeated="3" office:value-type="float" office:value="246.27" calcext:value-type="float">
            <text:p>246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10-2017</text:p>
          </table:table-cell>
          <table:table-cell office:value-type="float" office:value="192.49" calcext:value-type="float">
            <text:p>192.49</text:p>
          </table:table-cell>
          <table:table-cell table:number-columns-repeated="3" office:value-type="float" office:value="194.47" calcext:value-type="float">
            <text:p>194.47</text:p>
          </table:table-cell>
          <table:table-cell office:value-type="float" office:value="196.38" calcext:value-type="float">
            <text:p>196.38</text:p>
          </table:table-cell>
          <table:table-cell office:value-type="float" office:value="224.05" calcext:value-type="float">
            <text:p>224.05</text:p>
          </table:table-cell>
          <table:table-cell office:value-type="float" office:value="166.4" calcext:value-type="float">
            <text:p>166.4</text:p>
          </table:table-cell>
          <table:table-cell office:value-type="float" office:value="177.48" calcext:value-type="float">
            <text:p>177.48</text:p>
          </table:table-cell>
          <table:table-cell office:value-type="float" office:value="181.62" calcext:value-type="float">
            <text:p>181.62</text:p>
          </table:table-cell>
          <table:table-cell office:value-type="float" office:value="166.41" calcext:value-type="float">
            <text:p>166.41</text:p>
          </table:table-cell>
          <table:table-cell office:value-type="float" office:value="181.62" calcext:value-type="float">
            <text:p>181.62</text:p>
          </table:table-cell>
          <table:table-cell table:number-columns-repeated="2" office:value-type="float" office:value="194.17" calcext:value-type="float">
            <text:p>194.17</text:p>
          </table:table-cell>
          <table:table-cell office:value-type="float" office:value="194.09" calcext:value-type="float">
            <text:p>194.09</text:p>
          </table:table-cell>
          <table:table-cell office:value-type="float" office:value="224.05" calcext:value-type="float">
            <text:p>224.05</text:p>
          </table:table-cell>
          <table:table-cell table:number-columns-repeated="2" office:value-type="float" office:value="228.9" calcext:value-type="float">
            <text:p>228.9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10-2017</text:p>
          </table:table-cell>
          <table:table-cell office:value-type="float" office:value="181.61" calcext:value-type="float">
            <text:p>181.61</text:p>
          </table:table-cell>
          <table:table-cell table:number-columns-repeated="5" office:value-type="float" office:value="192.89" calcext:value-type="float">
            <text:p>192.89</text:p>
          </table:table-cell>
          <table:table-cell office:value-type="float" office:value="171.36" calcext:value-type="float">
            <text:p>171.36</text:p>
          </table:table-cell>
          <table:table-cell office:value-type="float" office:value="192.89" calcext:value-type="float">
            <text:p>192.89</text:p>
          </table:table-cell>
          <table:table-cell office:value-type="float" office:value="163.17" calcext:value-type="float">
            <text:p>163.17</text:p>
          </table:table-cell>
          <table:table-cell office:value-type="float" office:value="150.65" calcext:value-type="float">
            <text:p>150.65</text:p>
          </table:table-cell>
          <table:table-cell office:value-type="float" office:value="163.17" calcext:value-type="float">
            <text:p>163.17</text:p>
          </table:table-cell>
          <table:table-cell table:number-columns-repeated="2" office:value-type="float" office:value="187.18" calcext:value-type="float">
            <text:p>187.18</text:p>
          </table:table-cell>
          <table:table-cell office:value-type="float" office:value="187.16" calcext:value-type="float">
            <text:p>187.16</text:p>
          </table:table-cell>
          <table:table-cell office:value-type="float" office:value="192.89" calcext:value-type="float">
            <text:p>192.89</text:p>
          </table:table-cell>
          <table:table-cell table:number-columns-repeated="2" office:value-type="float" office:value="200.75" calcext:value-type="float">
            <text:p>200.75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10-2017</text:p>
          </table:table-cell>
          <table:table-cell office:value-type="float" office:value="210.68" calcext:value-type="float">
            <text:p>210.68</text:p>
          </table:table-cell>
          <table:table-cell table:number-columns-repeated="2" office:value-type="float" office:value="228.84" calcext:value-type="float">
            <text:p>228.84</text:p>
          </table:table-cell>
          <table:table-cell table:number-columns-repeated="2" office:value-type="float" office:value="230.96" calcext:value-type="float">
            <text:p>230.96</text:p>
          </table:table-cell>
          <table:table-cell office:value-type="float" office:value="245.77" calcext:value-type="float">
            <text:p>245.77</text:p>
          </table:table-cell>
          <table:table-cell office:value-type="float" office:value="169.46" calcext:value-type="float">
            <text:p>169.46</text:p>
          </table:table-cell>
          <table:table-cell office:value-type="float" office:value="199.4" calcext:value-type="float">
            <text:p>199.4</text:p>
          </table:table-cell>
          <table:table-cell office:value-type="float" office:value="183.55" calcext:value-type="float">
            <text:p>183.55</text:p>
          </table:table-cell>
          <table:table-cell office:value-type="float" office:value="158.48" calcext:value-type="float">
            <text:p>158.48</text:p>
          </table:table-cell>
          <table:table-cell office:value-type="float" office:value="183.55" calcext:value-type="float">
            <text:p>183.55</text:p>
          </table:table-cell>
          <table:table-cell table:number-columns-repeated="2" office:value-type="float" office:value="222.11" calcext:value-type="float">
            <text:p>222.11</text:p>
          </table:table-cell>
          <table:table-cell office:value-type="float" office:value="217.56" calcext:value-type="float">
            <text:p>217.56</text:p>
          </table:table-cell>
          <table:table-cell office:value-type="float" office:value="245.77" calcext:value-type="float">
            <text:p>245.77</text:p>
          </table:table-cell>
          <table:table-cell table:number-columns-repeated="2" office:value-type="float" office:value="247.55" calcext:value-type="float">
            <text:p>247.55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10-2017</text:p>
          </table:table-cell>
          <table:table-cell office:value-type="float" office:value="224.29" calcext:value-type="float">
            <text:p>224.29</text:p>
          </table:table-cell>
          <table:table-cell table:number-columns-repeated="3" office:value-type="float" office:value="227.73" calcext:value-type="float">
            <text:p>227.73</text:p>
          </table:table-cell>
          <table:table-cell office:value-type="float" office:value="238.03" calcext:value-type="float">
            <text:p>238.03</text:p>
          </table:table-cell>
          <table:table-cell office:value-type="float" office:value="273.06" calcext:value-type="float">
            <text:p>273.06</text:p>
          </table:table-cell>
          <table:table-cell office:value-type="float" office:value="207.24" calcext:value-type="float">
            <text:p>207.24</text:p>
          </table:table-cell>
          <table:table-cell office:value-type="float" office:value="238.03" calcext:value-type="float">
            <text:p>238.03</text:p>
          </table:table-cell>
          <table:table-cell table:number-columns-repeated="3" office:value-type="float" office:value="210.34" calcext:value-type="float">
            <text:p>210.34</text:p>
          </table:table-cell>
          <table:table-cell table:number-columns-repeated="2" office:value-type="float" office:value="222.05" calcext:value-type="float">
            <text:p>222.05</text:p>
          </table:table-cell>
          <table:table-cell office:value-type="float" office:value="222.02" calcext:value-type="float">
            <text:p>222.02</text:p>
          </table:table-cell>
          <table:table-cell office:value-type="float" office:value="273.06" calcext:value-type="float">
            <text:p>273.06</text:p>
          </table:table-cell>
          <table:table-cell table:number-columns-repeated="2" office:value-type="float" office:value="277.26" calcext:value-type="float">
            <text:p>277.26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10-2017</text:p>
          </table:table-cell>
          <table:table-cell office:value-type="float" office:value="206.8" calcext:value-type="float">
            <text:p>206.8</text:p>
          </table:table-cell>
          <table:table-cell table:number-columns-repeated="5" office:value-type="float" office:value="214.97" calcext:value-type="float">
            <text:p>214.97</text:p>
          </table:table-cell>
          <table:table-cell office:value-type="float" office:value="146.5" calcext:value-type="float">
            <text:p>146.5</text:p>
          </table:table-cell>
          <table:table-cell office:value-type="float" office:value="214.97" calcext:value-type="float">
            <text:p>214.97</text:p>
          </table:table-cell>
          <table:table-cell table:number-columns-repeated="3" office:value-type="float" office:value="200.11" calcext:value-type="float">
            <text:p>200.11</text:p>
          </table:table-cell>
          <table:table-cell table:number-columns-repeated="3" office:value-type="float" office:value="214.81" calcext:value-type="float">
            <text:p>214.81</text:p>
          </table:table-cell>
          <table:table-cell office:value-type="float" office:value="214.97" calcext:value-type="float">
            <text:p>214.97</text:p>
          </table:table-cell>
          <table:table-cell table:number-columns-repeated="2" office:value-type="float" office:value="223.22" calcext:value-type="float">
            <text:p>223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10-2017</text:p>
          </table:table-cell>
          <table:table-cell office:value-type="float" office:value="213.58" calcext:value-type="float">
            <text:p>213.58</text:p>
          </table:table-cell>
          <table:table-cell table:number-columns-repeated="2" office:value-type="float" office:value="217.3" calcext:value-type="float">
            <text:p>217.3</text:p>
          </table:table-cell>
          <table:table-cell office:value-type="float" office:value="217.71" calcext:value-type="float">
            <text:p>217.71</text:p>
          </table:table-cell>
          <table:table-cell office:value-type="float" office:value="220.24" calcext:value-type="float">
            <text:p>220.24</text:p>
          </table:table-cell>
          <table:table-cell office:value-type="float" office:value="217.71" calcext:value-type="float">
            <text:p>217.71</text:p>
          </table:table-cell>
          <table:table-cell office:value-type="float" office:value="218.75" calcext:value-type="float">
            <text:p>218.75</text:p>
          </table:table-cell>
          <table:table-cell office:value-type="float" office:value="220.44" calcext:value-type="float">
            <text:p>220.44</text:p>
          </table:table-cell>
          <table:table-cell table:number-columns-repeated="3" office:value-type="float" office:value="207.84" calcext:value-type="float">
            <text:p>207.84</text:p>
          </table:table-cell>
          <table:table-cell table:number-columns-repeated="3" office:value-type="float" office:value="214.62" calcext:value-type="float">
            <text:p>214.62</text:p>
          </table:table-cell>
          <table:table-cell table:number-columns-repeated="3" office:value-type="float" office:value="220.24" calcext:value-type="float">
            <text:p>220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10-2017</text:p>
          </table:table-cell>
          <table:table-cell office:value-type="float" office:value="256.11" calcext:value-type="float">
            <text:p>256.11</text:p>
          </table:table-cell>
          <table:table-cell table:number-columns-repeated="2" office:value-type="float" office:value="240.86" calcext:value-type="float">
            <text:p>240.86</text:p>
          </table:table-cell>
          <table:table-cell office:value-type="float" office:value="305.43" calcext:value-type="float">
            <text:p>305.43</text:p>
          </table:table-cell>
          <table:table-cell office:value-type="float" office:value="306" calcext:value-type="float">
            <text:p>306</text:p>
          </table:table-cell>
          <table:table-cell office:value-type="float" office:value="305.43" calcext:value-type="float">
            <text:p>305.43</text:p>
          </table:table-cell>
          <table:table-cell table:number-columns-repeated="2" office:value-type="float" office:value="311.51" calcext:value-type="float">
            <text:p>311.51</text:p>
          </table:table-cell>
          <table:table-cell table:number-columns-repeated="3" office:value-type="float" office:value="229.36" calcext:value-type="float">
            <text:p>229.36</text:p>
          </table:table-cell>
          <table:table-cell table:number-columns-repeated="2" office:value-type="float" office:value="239.22" calcext:value-type="float">
            <text:p>239.22</text:p>
          </table:table-cell>
          <table:table-cell office:value-type="float" office:value="227.32" calcext:value-type="float">
            <text:p>227.32</text:p>
          </table:table-cell>
          <table:table-cell office:value-type="float" office:value="305.43" calcext:value-type="float">
            <text:p>305.43</text:p>
          </table:table-cell>
          <table:table-cell table:number-columns-repeated="2" office:value-type="float" office:value="306" calcext:value-type="float">
            <text:p>306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10-2017</text:p>
          </table:table-cell>
          <table:table-cell office:value-type="float" office:value="236.88" calcext:value-type="float">
            <text:p>236.88</text:p>
          </table:table-cell>
          <table:table-cell table:number-columns-repeated="2" office:value-type="float" office:value="239.25" calcext:value-type="float">
            <text:p>239.25</text:p>
          </table:table-cell>
          <table:table-cell table:number-columns-repeated="3" office:value-type="float" office:value="297.3" calcext:value-type="float">
            <text:p>297.3</text:p>
          </table:table-cell>
          <table:table-cell office:value-type="float" office:value="275.5" calcext:value-type="float">
            <text:p>275.5</text:p>
          </table:table-cell>
          <table:table-cell office:value-type="float" office:value="297.3" calcext:value-type="float">
            <text:p>297.3</text:p>
          </table:table-cell>
          <table:table-cell table:number-columns-repeated="3" office:value-type="float" office:value="221.55" calcext:value-type="float">
            <text:p>221.55</text:p>
          </table:table-cell>
          <table:table-cell table:number-columns-repeated="2" office:value-type="float" office:value="239.25" calcext:value-type="float">
            <text:p>239.25</text:p>
          </table:table-cell>
          <table:table-cell office:value-type="float" office:value="221.5" calcext:value-type="float">
            <text:p>221.5</text:p>
          </table:table-cell>
          <table:table-cell table:number-columns-repeated="3" office:value-type="float" office:value="297.3" calcext:value-type="float">
            <text:p>297.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10-2017</text:p>
          </table:table-cell>
          <table:table-cell office:value-type="float" office:value="237.57" calcext:value-type="float">
            <text:p>237.57</text:p>
          </table:table-cell>
          <table:table-cell table:number-columns-repeated="2" office:value-type="float" office:value="243.21" calcext:value-type="float">
            <text:p>243.21</text:p>
          </table:table-cell>
          <table:table-cell table:number-columns-repeated="3" office:value-type="float" office:value="376.39" calcext:value-type="float">
            <text:p>376.39</text:p>
          </table:table-cell>
          <table:table-cell office:value-type="float" office:value="241.6" calcext:value-type="float">
            <text:p>241.6</text:p>
          </table:table-cell>
          <table:table-cell office:value-type="float" office:value="277.69" calcext:value-type="float">
            <text:p>277.69</text:p>
          </table:table-cell>
          <table:table-cell table:number-columns-repeated="3" office:value-type="float" office:value="215.7" calcext:value-type="float">
            <text:p>215.7</text:p>
          </table:table-cell>
          <table:table-cell table:number-columns-repeated="2" office:value-type="float" office:value="241.31" calcext:value-type="float">
            <text:p>241.31</text:p>
          </table:table-cell>
          <table:table-cell office:value-type="float" office:value="217.1" calcext:value-type="float">
            <text:p>217.1</text:p>
          </table:table-cell>
          <table:table-cell table:number-columns-repeated="3" office:value-type="float" office:value="376.39" calcext:value-type="float">
            <text:p>376.39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10-2017</text:p>
          </table:table-cell>
          <table:table-cell office:value-type="float" office:value="213.51" calcext:value-type="float">
            <text:p>213.51</text:p>
          </table:table-cell>
          <table:table-cell table:number-columns-repeated="4" office:value-type="float" office:value="215.28" calcext:value-type="float">
            <text:p>215.28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6.89" calcext:value-type="float">
            <text:p>166.89</text:p>
          </table:table-cell>
          <table:table-cell office:value-type="float" office:value="185.18" calcext:value-type="float">
            <text:p>185.18</text:p>
          </table:table-cell>
          <table:table-cell office:value-type="float" office:value="211.01" calcext:value-type="float">
            <text:p>211.01</text:p>
          </table:table-cell>
          <table:table-cell office:value-type="float" office:value="208.1" calcext:value-type="float">
            <text:p>208.1</text:p>
          </table:table-cell>
          <table:table-cell office:value-type="float" office:value="211.01" calcext:value-type="float">
            <text:p>211.01</text:p>
          </table:table-cell>
          <table:table-cell table:number-columns-repeated="2" office:value-type="float" office:value="215.28" calcext:value-type="float">
            <text:p>215.28</text:p>
          </table:table-cell>
          <table:table-cell office:value-type="float" office:value="212.64" calcext:value-type="float">
            <text:p>212.64</text:p>
          </table:table-cell>
          <table:table-cell table:number-columns-repeated="3" office:value-type="float" office:value="232.39" calcext:value-type="float">
            <text:p>232.39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10-2017</text:p>
          </table:table-cell>
          <table:table-cell office:value-type="float" office:value="226.43" calcext:value-type="float">
            <text:p>226.43</text:p>
          </table:table-cell>
          <table:table-cell table:number-columns-repeated="2" office:value-type="float" office:value="235.9" calcext:value-type="float">
            <text:p>235.9</text:p>
          </table:table-cell>
          <table:table-cell office:value-type="float" office:value="243.43" calcext:value-type="float">
            <text:p>243.43</text:p>
          </table:table-cell>
          <table:table-cell office:value-type="float" office:value="264.92" calcext:value-type="float">
            <text:p>264.92</text:p>
          </table:table-cell>
          <table:table-cell office:value-type="float" office:value="261.45" calcext:value-type="float">
            <text:p>261.45</text:p>
          </table:table-cell>
          <table:table-cell office:value-type="float" office:value="239.54" calcext:value-type="float">
            <text:p>239.54</text:p>
          </table:table-cell>
          <table:table-cell office:value-type="float" office:value="292.49" calcext:value-type="float">
            <text:p>292.49</text:p>
          </table:table-cell>
          <table:table-cell table:number-columns-repeated="3" office:value-type="float" office:value="214.46" calcext:value-type="float">
            <text:p>214.46</text:p>
          </table:table-cell>
          <table:table-cell table:number-columns-repeated="2" office:value-type="float" office:value="228.13" calcext:value-type="float">
            <text:p>228.13</text:p>
          </table:table-cell>
          <table:table-cell office:value-type="float" office:value="215.47" calcext:value-type="float">
            <text:p>215.47</text:p>
          </table:table-cell>
          <table:table-cell office:value-type="float" office:value="261.45" calcext:value-type="float">
            <text:p>261.45</text:p>
          </table:table-cell>
          <table:table-cell office:value-type="float" office:value="263.9" calcext:value-type="float">
            <text:p>263.9</text:p>
          </table:table-cell>
          <table:table-cell office:value-type="float" office:value="268.2" calcext:value-type="float">
            <text:p>268.2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10-2017</text:p>
          </table:table-cell>
          <table:table-cell office:value-type="float" office:value="200.18" calcext:value-type="float">
            <text:p>200.18</text:p>
          </table:table-cell>
          <table:table-cell table:number-columns-repeated="5" office:value-type="float" office:value="199.76" calcext:value-type="float">
            <text:p>199.76</text:p>
          </table:table-cell>
          <table:table-cell office:value-type="float" office:value="196.69" calcext:value-type="float">
            <text:p>196.69</text:p>
          </table:table-cell>
          <table:table-cell office:value-type="float" office:value="232.63" calcext:value-type="float">
            <text:p>232.63</text:p>
          </table:table-cell>
          <table:table-cell table:number-columns-repeated="7" office:value-type="float" office:value="199.76" calcext:value-type="float">
            <text:p>199.76</text:p>
          </table:table-cell>
          <table:table-cell table:number-columns-repeated="2" office:value-type="float" office:value="204.27" calcext:value-type="float">
            <text:p>204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10-2017</text:p>
          </table:table-cell>
          <table:table-cell office:value-type="float" office:value="197.12" calcext:value-type="float">
            <text:p>197.12</text:p>
          </table:table-cell>
          <table:table-cell table:number-columns-repeated="5" office:value-type="float" office:value="196.33" calcext:value-type="float">
            <text:p>196.33</text:p>
          </table:table-cell>
          <table:table-cell office:value-type="float" office:value="202.42" calcext:value-type="float">
            <text:p>202.42</text:p>
          </table:table-cell>
          <table:table-cell office:value-type="float" office:value="230.9" calcext:value-type="float">
            <text:p>230.9</text:p>
          </table:table-cell>
          <table:table-cell table:number-columns-repeated="3" office:value-type="float" office:value="197.39" calcext:value-type="float">
            <text:p>197.39</text:p>
          </table:table-cell>
          <table:table-cell table:number-columns-repeated="6" office:value-type="float" office:value="196.33" calcext:value-type="float">
            <text:p>196.33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10-2017</text:p>
          </table:table-cell>
          <table:table-cell office:value-type="float" office:value="203.42" calcext:value-type="float">
            <text:p>203.42</text:p>
          </table:table-cell>
          <table:table-cell table:number-columns-repeated="3" office:value-type="float" office:value="201.28" calcext:value-type="float">
            <text:p>201.28</text:p>
          </table:table-cell>
          <table:table-cell office:value-type="float" office:value="258.15" calcext:value-type="float">
            <text:p>258.15</text:p>
          </table:table-cell>
          <table:table-cell office:value-type="float" office:value="222.24" calcext:value-type="float">
            <text:p>222.24</text:p>
          </table:table-cell>
          <table:table-cell office:value-type="float" office:value="242.7" calcext:value-type="float">
            <text:p>242.7</text:p>
          </table:table-cell>
          <table:table-cell office:value-type="float" office:value="286.95" calcext:value-type="float">
            <text:p>286.95</text:p>
          </table:table-cell>
          <table:table-cell table:number-columns-repeated="6" office:value-type="float" office:value="201.28" calcext:value-type="float">
            <text:p>201.28</text:p>
          </table:table-cell>
          <table:table-cell office:value-type="float" office:value="222.24" calcext:value-type="float">
            <text:p>222.24</text:p>
          </table:table-cell>
          <table:table-cell office:value-type="float" office:value="229.71" calcext:value-type="float">
            <text:p>229.71</text:p>
          </table:table-cell>
          <table:table-cell office:value-type="float" office:value="267.63" calcext:value-type="float">
            <text:p>267.63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10-2017</text:p>
          </table:table-cell>
          <table:table-cell office:value-type="float" office:value="205.98" calcext:value-type="float">
            <text:p>205.98</text:p>
          </table:table-cell>
          <table:table-cell table:number-columns-repeated="3" office:value-type="float" office:value="206.71" calcext:value-type="float">
            <text:p>206.71</text:p>
          </table:table-cell>
          <table:table-cell office:value-type="float" office:value="218.15" calcext:value-type="float">
            <text:p>218.15</text:p>
          </table:table-cell>
          <table:table-cell office:value-type="float" office:value="240.53" calcext:value-type="float">
            <text:p>240.53</text:p>
          </table:table-cell>
          <table:table-cell office:value-type="float" office:value="194.67" calcext:value-type="float">
            <text:p>194.67</text:p>
          </table:table-cell>
          <table:table-cell office:value-type="float" office:value="279.43" calcext:value-type="float">
            <text:p>279.43</text:p>
          </table:table-cell>
          <table:table-cell table:number-columns-repeated="3" office:value-type="float" office:value="202.73" calcext:value-type="float">
            <text:p>202.73</text:p>
          </table:table-cell>
          <table:table-cell table:number-columns-repeated="3" office:value-type="float" office:value="206.71" calcext:value-type="float">
            <text:p>206.71</text:p>
          </table:table-cell>
          <table:table-cell office:value-type="float" office:value="240.53" calcext:value-type="float">
            <text:p>240.53</text:p>
          </table:table-cell>
          <table:table-cell office:value-type="float" office:value="241.75" calcext:value-type="float">
            <text:p>241.75</text:p>
          </table:table-cell>
          <table:table-cell office:value-type="float" office:value="250.4" calcext:value-type="float">
            <text:p>250.4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10-2017</text:p>
          </table:table-cell>
          <table:table-cell office:value-type="float" office:value="221.45" calcext:value-type="float">
            <text:p>221.45</text:p>
          </table:table-cell>
          <table:table-cell table:number-columns-repeated="2" office:value-type="float" office:value="223.29" calcext:value-type="float">
            <text:p>223.29</text:p>
          </table:table-cell>
          <table:table-cell office:value-type="float" office:value="275.12" calcext:value-type="float">
            <text:p>275.12</text:p>
          </table:table-cell>
          <table:table-cell office:value-type="float" office:value="307.77" calcext:value-type="float">
            <text:p>307.77</text:p>
          </table:table-cell>
          <table:table-cell office:value-type="float" office:value="278.16" calcext:value-type="float">
            <text:p>278.16</text:p>
          </table:table-cell>
          <table:table-cell office:value-type="float" office:value="339.39" calcext:value-type="float">
            <text:p>339.39</text:p>
          </table:table-cell>
          <table:table-cell office:value-type="float" office:value="373.09" calcext:value-type="float">
            <text:p>373.09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2" office:value-type="float" office:value="211.98" calcext:value-type="float">
            <text:p>211.98</text:p>
          </table:table-cell>
          <table:table-cell office:value-type="float" office:value="204.76" calcext:value-type="float">
            <text:p>204.76</text:p>
          </table:table-cell>
          <table:table-cell office:value-type="float" office:value="278.16" calcext:value-type="float">
            <text:p>278.16</text:p>
          </table:table-cell>
          <table:table-cell office:value-type="float" office:value="281.3" calcext:value-type="float">
            <text:p>281.3</text:p>
          </table:table-cell>
          <table:table-cell office:value-type="float" office:value="311.21" calcext:value-type="float">
            <text:p>311.21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10-2017</text:p>
          </table:table-cell>
          <table:table-cell office:value-type="float" office:value="235.72" calcext:value-type="float">
            <text:p>235.72</text:p>
          </table:table-cell>
          <table:table-cell table:number-columns-repeated="2" office:value-type="float" office:value="244.96" calcext:value-type="float">
            <text:p>244.96</text:p>
          </table:table-cell>
          <table:table-cell office:value-type="float" office:value="297.03" calcext:value-type="float">
            <text:p>297.03</text:p>
          </table:table-cell>
          <table:table-cell office:value-type="float" office:value="309.16" calcext:value-type="float">
            <text:p>309.16</text:p>
          </table:table-cell>
          <table:table-cell office:value-type="float" office:value="319.2" calcext:value-type="float">
            <text:p>319.2</text:p>
          </table:table-cell>
          <table:table-cell office:value-type="float" office:value="308.25" calcext:value-type="float">
            <text:p>308.25</text:p>
          </table:table-cell>
          <table:table-cell office:value-type="float" office:value="314.66" calcext:value-type="float">
            <text:p>314.66</text:p>
          </table:table-cell>
          <table:table-cell table:number-columns-repeated="3" office:value-type="float" office:value="216.86" calcext:value-type="float">
            <text:p>216.86</text:p>
          </table:table-cell>
          <table:table-cell table:number-columns-repeated="2" office:value-type="float" office:value="223.99" calcext:value-type="float">
            <text:p>223.99</text:p>
          </table:table-cell>
          <table:table-cell office:value-type="float" office:value="218.3" calcext:value-type="float">
            <text:p>218.3</text:p>
          </table:table-cell>
          <table:table-cell table:number-columns-repeated="3" office:value-type="float" office:value="319.2" calcext:value-type="float">
            <text:p>319.2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10-2017</text:p>
          </table:table-cell>
          <table:table-cell office:value-type="float" office:value="228.67" calcext:value-type="float">
            <text:p>228.67</text:p>
          </table:table-cell>
          <table:table-cell table:number-columns-repeated="3" office:value-type="float" office:value="249.3" calcext:value-type="float">
            <text:p>249.3</text:p>
          </table:table-cell>
          <table:table-cell office:value-type="float" office:value="259.54" calcext:value-type="float">
            <text:p>259.54</text:p>
          </table:table-cell>
          <table:table-cell office:value-type="float" office:value="292.62" calcext:value-type="float">
            <text:p>292.62</text:p>
          </table:table-cell>
          <table:table-cell office:value-type="float" office:value="249.29" calcext:value-type="float">
            <text:p>249.29</text:p>
          </table:table-cell>
          <table:table-cell office:value-type="float" office:value="259.54" calcext:value-type="float">
            <text:p>259.54</text:p>
          </table:table-cell>
          <table:table-cell table:number-columns-repeated="3" office:value-type="float" office:value="215.25" calcext:value-type="float">
            <text:p>215.25</text:p>
          </table:table-cell>
          <table:table-cell table:number-columns-repeated="2" office:value-type="float" office:value="226.07" calcext:value-type="float">
            <text:p>226.07</text:p>
          </table:table-cell>
          <table:table-cell office:value-type="float" office:value="224.35" calcext:value-type="float">
            <text:p>224.35</text:p>
          </table:table-cell>
          <table:table-cell office:value-type="float" office:value="292.62" calcext:value-type="float">
            <text:p>292.62</text:p>
          </table:table-cell>
          <table:table-cell office:value-type="float" office:value="293.12" calcext:value-type="float">
            <text:p>293.12</text:p>
          </table:table-cell>
          <table:table-cell office:value-type="float" office:value="293.72" calcext:value-type="float">
            <text:p>293.72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10-2017</text:p>
          </table:table-cell>
          <table:table-cell office:value-type="float" office:value="215.11" calcext:value-type="float">
            <text:p>215.11</text:p>
          </table:table-cell>
          <table:table-cell table:number-columns-repeated="3" office:value-type="float" office:value="215.89" calcext:value-type="float">
            <text:p>215.89</text:p>
          </table:table-cell>
          <table:table-cell office:value-type="float" office:value="216.42" calcext:value-type="float">
            <text:p>216.42</text:p>
          </table:table-cell>
          <table:table-cell office:value-type="float" office:value="216.47" calcext:value-type="float">
            <text:p>216.47</text:p>
          </table:table-cell>
          <table:table-cell office:value-type="float" office:value="215.89" calcext:value-type="float">
            <text:p>215.89</text:p>
          </table:table-cell>
          <table:table-cell office:value-type="float" office:value="216.42" calcext:value-type="float">
            <text:p>216.42</text:p>
          </table:table-cell>
          <table:table-cell table:number-columns-repeated="3" office:value-type="float" office:value="214.88" calcext:value-type="float">
            <text:p>214.88</text:p>
          </table:table-cell>
          <table:table-cell table:number-columns-repeated="3" office:value-type="float" office:value="215.89" calcext:value-type="float">
            <text:p>215.89</text:p>
          </table:table-cell>
          <table:table-cell table:number-columns-repeated="3" office:value-type="float" office:value="216.47" calcext:value-type="float">
            <text:p>216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10-2017</text:p>
          </table:table-cell>
          <table:table-cell office:value-type="float" office:value="214.91" calcext:value-type="float">
            <text:p>214.91</text:p>
          </table:table-cell>
          <table:table-cell table:number-columns-repeated="3" office:value-type="float" office:value="215.4" calcext:value-type="float">
            <text:p>215.4</text:p>
          </table:table-cell>
          <table:table-cell office:value-type="float" office:value="233.1" calcext:value-type="float">
            <text:p>233.1</text:p>
          </table:table-cell>
          <table:table-cell office:value-type="float" office:value="216.27" calcext:value-type="float">
            <text:p>216.27</text:p>
          </table:table-cell>
          <table:table-cell office:value-type="float" office:value="215.44" calcext:value-type="float">
            <text:p>215.44</text:p>
          </table:table-cell>
          <table:table-cell office:value-type="float" office:value="233.1" calcext:value-type="float">
            <text:p>233.1</text:p>
          </table:table-cell>
          <table:table-cell table:number-columns-repeated="3" office:value-type="float" office:value="213.7" calcext:value-type="float">
            <text:p>213.7</text:p>
          </table:table-cell>
          <table:table-cell table:number-columns-repeated="3" office:value-type="float" office:value="215.28" calcext:value-type="float">
            <text:p>215.28</text:p>
          </table:table-cell>
          <table:table-cell office:value-type="float" office:value="216.27" calcext:value-type="float">
            <text:p>216.27</text:p>
          </table:table-cell>
          <table:table-cell office:value-type="float" office:value="221.33" calcext:value-type="float">
            <text:p>221.33</text:p>
          </table:table-cell>
          <table:table-cell office:value-type="float" office:value="233.13" calcext:value-type="float">
            <text:p>233.13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10-2017</text:p>
          </table:table-cell>
          <table:table-cell office:value-type="float" office:value="239.77" calcext:value-type="float">
            <text:p>239.77</text:p>
          </table:table-cell>
          <table:table-cell table:number-columns-repeated="2" office:value-type="float" office:value="234.77" calcext:value-type="float">
            <text:p>234.77</text:p>
          </table:table-cell>
          <table:table-cell office:value-type="float" office:value="239.1" calcext:value-type="float">
            <text:p>239.1</text:p>
          </table:table-cell>
          <table:table-cell office:value-type="float" office:value="302.28" calcext:value-type="float">
            <text:p>302.28</text:p>
          </table:table-cell>
          <table:table-cell office:value-type="float" office:value="335.83" calcext:value-type="float">
            <text:p>335.83</text:p>
          </table:table-cell>
          <table:table-cell office:value-type="float" office:value="256.97" calcext:value-type="float">
            <text:p>256.97</text:p>
          </table:table-cell>
          <table:table-cell office:value-type="float" office:value="302.28" calcext:value-type="float">
            <text:p>302.28</text:p>
          </table:table-cell>
          <table:table-cell table:number-columns-repeated="3" office:value-type="float" office:value="222.09" calcext:value-type="float">
            <text:p>222.09</text:p>
          </table:table-cell>
          <table:table-cell table:number-columns-repeated="3" office:value-type="float" office:value="233.37" calcext:value-type="float">
            <text:p>233.37</text:p>
          </table:table-cell>
          <table:table-cell office:value-type="float" office:value="335.83" calcext:value-type="float">
            <text:p>335.83</text:p>
          </table:table-cell>
          <table:table-cell office:value-type="float" office:value="336.86" calcext:value-type="float">
            <text:p>336.86</text:p>
          </table:table-cell>
          <table:table-cell office:value-type="float" office:value="341.26" calcext:value-type="float">
            <text:p>341.26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10-2017</text:p>
          </table:table-cell>
          <table:table-cell office:value-type="float" office:value="229.48" calcext:value-type="float">
            <text:p>229.48</text:p>
          </table:table-cell>
          <table:table-cell table:number-columns-repeated="3" office:value-type="float" office:value="225.15" calcext:value-type="float">
            <text:p>225.15</text:p>
          </table:table-cell>
          <table:table-cell office:value-type="float" office:value="273.69" calcext:value-type="float">
            <text:p>273.69</text:p>
          </table:table-cell>
          <table:table-cell office:value-type="float" office:value="312.27" calcext:value-type="float">
            <text:p>312.27</text:p>
          </table:table-cell>
          <table:table-cell office:value-type="float" office:value="225.15" calcext:value-type="float">
            <text:p>225.15</text:p>
          </table:table-cell>
          <table:table-cell office:value-type="float" office:value="273.69" calcext:value-type="float">
            <text:p>273.69</text:p>
          </table:table-cell>
          <table:table-cell office:value-type="float" office:value="224.16" calcext:value-type="float">
            <text:p>224.16</text:p>
          </table:table-cell>
          <table:table-cell table:number-columns-repeated="2" office:value-type="float" office:value="223.81" calcext:value-type="float">
            <text:p>223.81</text:p>
          </table:table-cell>
          <table:table-cell table:number-columns-repeated="3" office:value-type="float" office:value="225.15" calcext:value-type="float">
            <text:p>225.15</text:p>
          </table:table-cell>
          <table:table-cell office:value-type="float" office:value="312.27" calcext:value-type="float">
            <text:p>312.27</text:p>
          </table:table-cell>
          <table:table-cell office:value-type="float" office:value="313.67" calcext:value-type="float">
            <text:p>313.67</text:p>
          </table:table-cell>
          <table:table-cell office:value-type="float" office:value="346.19" calcext:value-type="float">
            <text:p>346.19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10-2017</text:p>
          </table:table-cell>
          <table:table-cell office:value-type="float" office:value="212.51" calcext:value-type="float">
            <text:p>212.51</text:p>
          </table:table-cell>
          <table:table-cell table:number-columns-repeated="3" office:value-type="float" office:value="208.63" calcext:value-type="float">
            <text:p>208.63</text:p>
          </table:table-cell>
          <table:table-cell office:value-type="float" office:value="222.13" calcext:value-type="float">
            <text:p>222.13</text:p>
          </table:table-cell>
          <table:table-cell office:value-type="float" office:value="224.34" calcext:value-type="float">
            <text:p>224.34</text:p>
          </table:table-cell>
          <table:table-cell office:value-type="float" office:value="204.55" calcext:value-type="float">
            <text:p>204.55</text:p>
          </table:table-cell>
          <table:table-cell office:value-type="float" office:value="212.14" calcext:value-type="float">
            <text:p>212.14</text:p>
          </table:table-cell>
          <table:table-cell table:number-columns-repeated="3" office:value-type="float" office:value="211.86" calcext:value-type="float">
            <text:p>211.86</text:p>
          </table:table-cell>
          <table:table-cell table:number-columns-repeated="3" office:value-type="float" office:value="211.98" calcext:value-type="float">
            <text:p>211.98</text:p>
          </table:table-cell>
          <table:table-cell table:number-columns-repeated="2" office:value-type="float" office:value="224.34" calcext:value-type="float">
            <text:p>224.34</text:p>
          </table:table-cell>
          <table:table-cell office:value-type="float" office:value="229.06" calcext:value-type="float">
            <text:p>229.06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10-2017</text:p>
          </table:table-cell>
          <table:table-cell office:value-type="float" office:value="220.09" calcext:value-type="float">
            <text:p>220.09</text:p>
          </table:table-cell>
          <table:table-cell table:number-columns-repeated="3" office:value-type="float" office:value="217.12" calcext:value-type="float">
            <text:p>217.12</text:p>
          </table:table-cell>
          <table:table-cell office:value-type="float" office:value="231.44" calcext:value-type="float">
            <text:p>231.44</text:p>
          </table:table-cell>
          <table:table-cell office:value-type="float" office:value="263.49" calcext:value-type="float">
            <text:p>263.49</text:p>
          </table:table-cell>
          <table:table-cell office:value-type="float" office:value="217.12" calcext:value-type="float">
            <text:p>217.12</text:p>
          </table:table-cell>
          <table:table-cell office:value-type="float" office:value="231.44" calcext:value-type="float">
            <text:p>231.44</text:p>
          </table:table-cell>
          <table:table-cell table:number-columns-repeated="3" office:value-type="float" office:value="215.06" calcext:value-type="float">
            <text:p>215.06</text:p>
          </table:table-cell>
          <table:table-cell table:number-columns-repeated="3" office:value-type="float" office:value="217.12" calcext:value-type="float">
            <text:p>217.12</text:p>
          </table:table-cell>
          <table:table-cell table:number-columns-repeated="3" office:value-type="float" office:value="263.49" calcext:value-type="float">
            <text:p>263.49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10-2017</text:p>
          </table:table-cell>
          <table:table-cell office:value-type="float" office:value="211.58" calcext:value-type="float">
            <text:p>211.58</text:p>
          </table:table-cell>
          <table:table-cell table:number-columns-repeated="3" office:value-type="float" office:value="207.8" calcext:value-type="float">
            <text:p>207.8</text:p>
          </table:table-cell>
          <table:table-cell office:value-type="float" office:value="217.74" calcext:value-type="float">
            <text:p>217.74</text:p>
          </table:table-cell>
          <table:table-cell office:value-type="float" office:value="261.82" calcext:value-type="float">
            <text:p>261.82</text:p>
          </table:table-cell>
          <table:table-cell office:value-type="float" office:value="197.32" calcext:value-type="float">
            <text:p>197.32</text:p>
          </table:table-cell>
          <table:table-cell office:value-type="float" office:value="206.94" calcext:value-type="float">
            <text:p>206.94</text:p>
          </table:table-cell>
          <table:table-cell table:number-columns-repeated="3" office:value-type="float" office:value="207.36" calcext:value-type="float">
            <text:p>207.36</text:p>
          </table:table-cell>
          <table:table-cell table:number-columns-repeated="3" office:value-type="float" office:value="207.8" calcext:value-type="float">
            <text:p>207.8</text:p>
          </table:table-cell>
          <table:table-cell office:value-type="float" office:value="261.82" calcext:value-type="float">
            <text:p>261.82</text:p>
          </table:table-cell>
          <table:table-cell office:value-type="float" office:value="267.56" calcext:value-type="float">
            <text:p>267.56</text:p>
          </table:table-cell>
          <table:table-cell office:value-type="float" office:value="269.06" calcext:value-type="float">
            <text:p>269.06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10-2017</text:p>
          </table:table-cell>
          <table:table-cell office:value-type="float" office:value="177.73" calcext:value-type="float">
            <text:p>177.73</text:p>
          </table:table-cell>
          <table:table-cell table:number-columns-repeated="4" office:value-type="float" office:value="187.6" calcext:value-type="float">
            <text:p>187.6</text:p>
          </table:table-cell>
          <table:table-cell office:value-type="float" office:value="190.66" calcext:value-type="float">
            <text:p>190.66</text:p>
          </table:table-cell>
          <table:table-cell office:value-type="float" office:value="-26.12" calcext:value-type="float">
            <text:p>-26.12</text:p>
          </table:table-cell>
          <table:table-cell office:value-type="float" office:value="108.03" calcext:value-type="float">
            <text:p>108.03</text:p>
          </table:table-cell>
          <table:table-cell table:number-columns-repeated="6" office:value-type="float" office:value="187.6" calcext:value-type="float">
            <text:p>187.6</text:p>
          </table:table-cell>
          <table:table-cell table:number-columns-repeated="3" office:value-type="float" office:value="190.66" calcext:value-type="float">
            <text:p>190.66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10-2017</text:p>
          </table:table-cell>
          <table:table-cell office:value-type="float" office:value="163.72" calcext:value-type="float">
            <text:p>163.72</text:p>
          </table:table-cell>
          <table:table-cell table:number-columns-repeated="5" office:value-type="float" office:value="172.8" calcext:value-type="float">
            <text:p>172.8</text:p>
          </table:table-cell>
          <table:table-cell office:value-type="float" office:value="1.82" calcext:value-type="float">
            <text:p>1.82</text:p>
          </table:table-cell>
          <table:table-cell office:value-type="float" office:value="83.43" calcext:value-type="float">
            <text:p>83.43</text:p>
          </table:table-cell>
          <table:table-cell table:number-columns-repeated="3" office:value-type="float" office:value="179.26" calcext:value-type="float">
            <text:p>179.26</text:p>
          </table:table-cell>
          <table:table-cell table:number-columns-repeated="2" office:value-type="float" office:value="173.96" calcext:value-type="float">
            <text:p>173.96</text:p>
          </table:table-cell>
          <table:table-cell office:value-type="float" office:value="175.18" calcext:value-type="float">
            <text:p>175.18</text:p>
          </table:table-cell>
          <table:table-cell table:number-columns-repeated="3" office:value-type="float" office:value="172.8" calcext:value-type="float">
            <text:p>172.8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10-2017</text:p>
          </table:table-cell>
          <table:table-cell office:value-type="float" office:value="205.32" calcext:value-type="float">
            <text:p>205.32</text:p>
          </table:table-cell>
          <table:table-cell table:number-columns-repeated="2" office:value-type="float" office:value="180.75" calcext:value-type="float">
            <text:p>180.75</text:p>
          </table:table-cell>
          <table:table-cell office:value-type="float" office:value="184.65" calcext:value-type="float">
            <text:p>184.65</text:p>
          </table:table-cell>
          <table:table-cell office:value-type="float" office:value="202.27" calcext:value-type="float">
            <text:p>202.27</text:p>
          </table:table-cell>
          <table:table-cell office:value-type="float" office:value="197.21" calcext:value-type="float">
            <text:p>197.21</text:p>
          </table:table-cell>
          <table:table-cell office:value-type="float" office:value="194.33" calcext:value-type="float">
            <text:p>194.33</text:p>
          </table:table-cell>
          <table:table-cell office:value-type="float" office:value="232.81" calcext:value-type="float">
            <text:p>232.81</text:p>
          </table:table-cell>
          <table:table-cell table:number-columns-repeated="3" office:value-type="float" office:value="213.54" calcext:value-type="float">
            <text:p>213.54</text:p>
          </table:table-cell>
          <table:table-cell table:number-columns-repeated="3" office:value-type="float" office:value="206.83" calcext:value-type="float">
            <text:p>206.83</text:p>
          </table:table-cell>
          <table:table-cell office:value-type="float" office:value="197.21" calcext:value-type="float">
            <text:p>197.21</text:p>
          </table:table-cell>
          <table:table-cell office:value-type="float" office:value="197.74" calcext:value-type="float">
            <text:p>197.74</text:p>
          </table:table-cell>
          <table:table-cell office:value-type="float" office:value="208.45" calcext:value-type="float">
            <text:p>208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10-2017</text:p>
          </table:table-cell>
          <table:table-cell office:value-type="float" office:value="235.85" calcext:value-type="float">
            <text:p>235.85</text:p>
          </table:table-cell>
          <table:table-cell table:number-columns-repeated="2" office:value-type="float" office:value="232.07" calcext:value-type="float">
            <text:p>232.07</text:p>
          </table:table-cell>
          <table:table-cell office:value-type="float" office:value="239.33" calcext:value-type="float">
            <text:p>239.33</text:p>
          </table:table-cell>
          <table:table-cell office:value-type="float" office:value="266.74" calcext:value-type="float">
            <text:p>266.74</text:p>
          </table:table-cell>
          <table:table-cell office:value-type="float" office:value="268.82" calcext:value-type="float">
            <text:p>268.82</text:p>
          </table:table-cell>
          <table:table-cell office:value-type="float" office:value="271.53" calcext:value-type="float">
            <text:p>271.53</text:p>
          </table:table-cell>
          <table:table-cell office:value-type="float" office:value="273.63" calcext:value-type="float">
            <text:p>273.63</text:p>
          </table:table-cell>
          <table:table-cell table:number-columns-repeated="3" office:value-type="float" office:value="223.91" calcext:value-type="float">
            <text:p>223.91</text:p>
          </table:table-cell>
          <table:table-cell table:number-columns-repeated="3" office:value-type="float" office:value="226.42" calcext:value-type="float">
            <text:p>226.42</text:p>
          </table:table-cell>
          <table:table-cell table:number-columns-repeated="2" office:value-type="float" office:value="268.82" calcext:value-type="float">
            <text:p>268.82</text:p>
          </table:table-cell>
          <table:table-cell office:value-type="float" office:value="270.95" calcext:value-type="float">
            <text:p>270.95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11-2017</text:p>
          </table:table-cell>
          <table:table-cell office:value-type="float" office:value="215.01" calcext:value-type="float">
            <text:p>215.01</text:p>
          </table:table-cell>
          <table:table-cell table:number-columns-repeated="3" office:value-type="float" office:value="213.48" calcext:value-type="float">
            <text:p>213.48</text:p>
          </table:table-cell>
          <table:table-cell office:value-type="float" office:value="217.64" calcext:value-type="float">
            <text:p>217.64</text:p>
          </table:table-cell>
          <table:table-cell office:value-type="float" office:value="228.46" calcext:value-type="float">
            <text:p>228.46</text:p>
          </table:table-cell>
          <table:table-cell office:value-type="float" office:value="208.21" calcext:value-type="float">
            <text:p>208.21</text:p>
          </table:table-cell>
          <table:table-cell office:value-type="float" office:value="219.19" calcext:value-type="float">
            <text:p>219.19</text:p>
          </table:table-cell>
          <table:table-cell table:number-columns-repeated="3" office:value-type="float" office:value="212.72" calcext:value-type="float">
            <text:p>212.72</text:p>
          </table:table-cell>
          <table:table-cell table:number-columns-repeated="3" office:value-type="float" office:value="213.48" calcext:value-type="float">
            <text:p>213.48</text:p>
          </table:table-cell>
          <table:table-cell office:value-type="float" office:value="228.46" calcext:value-type="float">
            <text:p>228.46</text:p>
          </table:table-cell>
          <table:table-cell office:value-type="float" office:value="224.39" calcext:value-type="float">
            <text:p>224.39</text:p>
          </table:table-cell>
          <table:table-cell office:value-type="float" office:value="223.88" calcext:value-type="float">
            <text:p>223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11-2017</text:p>
          </table:table-cell>
          <table:table-cell office:value-type="float" office:value="207.27" calcext:value-type="float">
            <text:p>207.27</text:p>
          </table:table-cell>
          <table:table-cell table:number-columns-repeated="3" office:value-type="float" office:value="199.86" calcext:value-type="float">
            <text:p>199.86</text:p>
          </table:table-cell>
          <table:table-cell office:value-type="float" office:value="240.73" calcext:value-type="float">
            <text:p>240.73</text:p>
          </table:table-cell>
          <table:table-cell office:value-type="float" office:value="239.42" calcext:value-type="float">
            <text:p>239.42</text:p>
          </table:table-cell>
          <table:table-cell office:value-type="float" office:value="224.24" calcext:value-type="float">
            <text:p>224.24</text:p>
          </table:table-cell>
          <table:table-cell office:value-type="float" office:value="246.03" calcext:value-type="float">
            <text:p>246.03</text:p>
          </table:table-cell>
          <table:table-cell table:number-columns-repeated="3" office:value-type="float" office:value="207.52" calcext:value-type="float">
            <text:p>207.52</text:p>
          </table:table-cell>
          <table:table-cell table:number-columns-repeated="3" office:value-type="float" office:value="199.86" calcext:value-type="float">
            <text:p>199.86</text:p>
          </table:table-cell>
          <table:table-cell table:number-columns-repeated="2" office:value-type="float" office:value="239.42" calcext:value-type="float">
            <text:p>239.42</text:p>
          </table:table-cell>
          <table:table-cell office:value-type="float" office:value="247.82" calcext:value-type="float">
            <text:p>247.82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11-2017</text:p>
          </table:table-cell>
          <table:table-cell office:value-type="float" office:value="219.29" calcext:value-type="float">
            <text:p>219.29</text:p>
          </table:table-cell>
          <table:table-cell table:number-columns-repeated="3" office:value-type="float" office:value="213.95" calcext:value-type="float">
            <text:p>213.95</text:p>
          </table:table-cell>
          <table:table-cell office:value-type="float" office:value="319.93" calcext:value-type="float">
            <text:p>319.93</text:p>
          </table:table-cell>
          <table:table-cell office:value-type="float" office:value="251.43" calcext:value-type="float">
            <text:p>251.43</text:p>
          </table:table-cell>
          <table:table-cell office:value-type="float" office:value="288.49" calcext:value-type="float">
            <text:p>288.49</text:p>
          </table:table-cell>
          <table:table-cell office:value-type="float" office:value="369.57" calcext:value-type="float">
            <text:p>369.57</text:p>
          </table:table-cell>
          <table:table-cell table:number-columns-repeated="3" office:value-type="float" office:value="215.49" calcext:value-type="float">
            <text:p>215.49</text:p>
          </table:table-cell>
          <table:table-cell table:number-columns-repeated="3" office:value-type="float" office:value="213.95" calcext:value-type="float">
            <text:p>213.95</text:p>
          </table:table-cell>
          <table:table-cell office:value-type="float" office:value="251.43" calcext:value-type="float">
            <text:p>251.43</text:p>
          </table:table-cell>
          <table:table-cell office:value-type="float" office:value="266.94" calcext:value-type="float">
            <text:p>266.94</text:p>
          </table:table-cell>
          <table:table-cell office:value-type="float" office:value="319.93" calcext:value-type="float">
            <text:p>319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11-2017</text:p>
          </table:table-cell>
          <table:table-cell office:value-type="float" office:value="206.32" calcext:value-type="float">
            <text:p>206.32</text:p>
          </table:table-cell>
          <table:table-cell table:number-columns-repeated="3" office:value-type="float" office:value="205.77" calcext:value-type="float">
            <text:p>205.77</text:p>
          </table:table-cell>
          <table:table-cell office:value-type="float" office:value="214.1" calcext:value-type="float">
            <text:p>214.1</text:p>
          </table:table-cell>
          <table:table-cell office:value-type="float" office:value="205.77" calcext:value-type="float">
            <text:p>205.77</text:p>
          </table:table-cell>
          <table:table-cell office:value-type="float" office:value="205.4" calcext:value-type="float">
            <text:p>205.4</text:p>
          </table:table-cell>
          <table:table-cell office:value-type="float" office:value="223.19" calcext:value-type="float">
            <text:p>223.19</text:p>
          </table:table-cell>
          <table:table-cell table:number-columns-repeated="3" office:value-type="float" office:value="206.74" calcext:value-type="float">
            <text:p>206.74</text:p>
          </table:table-cell>
          <table:table-cell table:number-columns-repeated="4" office:value-type="float" office:value="205.77" calcext:value-type="float">
            <text:p>205.77</text:p>
          </table:table-cell>
          <table:table-cell table:number-columns-repeated="2" office:value-type="float" office:value="214.6" calcext:value-type="float">
            <text:p>214.6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11-2017</text:p>
          </table:table-cell>
          <table:table-cell office:value-type="float" office:value="203.39" calcext:value-type="float">
            <text:p>203.39</text:p>
          </table:table-cell>
          <table:table-cell table:number-columns-repeated="3" office:value-type="float" office:value="203.22" calcext:value-type="float">
            <text:p>203.22</text:p>
          </table:table-cell>
          <table:table-cell office:value-type="float" office:value="217.01" calcext:value-type="float">
            <text:p>217.01</text:p>
          </table:table-cell>
          <table:table-cell office:value-type="float" office:value="203.22" calcext:value-type="float">
            <text:p>203.22</text:p>
          </table:table-cell>
          <table:table-cell office:value-type="float" office:value="202.04" calcext:value-type="float">
            <text:p>202.04</text:p>
          </table:table-cell>
          <table:table-cell office:value-type="float" office:value="203.95" calcext:value-type="float">
            <text:p>203.95</text:p>
          </table:table-cell>
          <table:table-cell table:number-columns-repeated="3" office:value-type="float" office:value="203.4" calcext:value-type="float">
            <text:p>203.4</text:p>
          </table:table-cell>
          <table:table-cell table:number-columns-repeated="4" office:value-type="float" office:value="203.22" calcext:value-type="float">
            <text:p>203.22</text:p>
          </table:table-cell>
          <table:table-cell table:number-columns-repeated="2" office:value-type="float" office:value="217.01" calcext:value-type="float">
            <text:p>217.01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11-2017</text:p>
          </table:table-cell>
          <table:table-cell office:value-type="float" office:value="222.76" calcext:value-type="float">
            <text:p>222.76</text:p>
          </table:table-cell>
          <table:table-cell table:number-columns-repeated="3" office:value-type="float" office:value="219.74" calcext:value-type="float">
            <text:p>219.74</text:p>
          </table:table-cell>
          <table:table-cell office:value-type="float" office:value="256.45" calcext:value-type="float">
            <text:p>256.45</text:p>
          </table:table-cell>
          <table:table-cell office:value-type="float" office:value="219.97" calcext:value-type="float">
            <text:p>219.97</text:p>
          </table:table-cell>
          <table:table-cell office:value-type="float" office:value="298.06" calcext:value-type="float">
            <text:p>298.06</text:p>
          </table:table-cell>
          <table:table-cell office:value-type="float" office:value="299.89" calcext:value-type="float">
            <text:p>299.89</text:p>
          </table:table-cell>
          <table:table-cell table:number-columns-repeated="6" office:value-type="float" office:value="219.74" calcext:value-type="float">
            <text:p>219.74</text:p>
          </table:table-cell>
          <table:table-cell office:value-type="float" office:value="219.97" calcext:value-type="float">
            <text:p>219.97</text:p>
          </table:table-cell>
          <table:table-cell office:value-type="float" office:value="246.24" calcext:value-type="float">
            <text:p>246.24</text:p>
          </table:table-cell>
          <table:table-cell office:value-type="float" office:value="256.45" calcext:value-type="float">
            <text:p>256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11-2017</text:p>
          </table:table-cell>
          <table:table-cell office:value-type="float" office:value="229.96" calcext:value-type="float">
            <text:p>229.96</text:p>
          </table:table-cell>
          <table:table-cell table:number-columns-repeated="3" office:value-type="float" office:value="229.88" calcext:value-type="float">
            <text:p>229.88</text:p>
          </table:table-cell>
          <table:table-cell office:value-type="float" office:value="282.98" calcext:value-type="float">
            <text:p>282.98</text:p>
          </table:table-cell>
          <table:table-cell office:value-type="float" office:value="252.79" calcext:value-type="float">
            <text:p>252.79</text:p>
          </table:table-cell>
          <table:table-cell office:value-type="float" office:value="238.31" calcext:value-type="float">
            <text:p>238.31</text:p>
          </table:table-cell>
          <table:table-cell office:value-type="float" office:value="304.37" calcext:value-type="float">
            <text:p>304.37</text:p>
          </table:table-cell>
          <table:table-cell office:value-type="float" office:value="229.88" calcext:value-type="float">
            <text:p>229.88</text:p>
          </table:table-cell>
          <table:table-cell table:number-columns-repeated="2" office:value-type="float" office:value="223.64" calcext:value-type="float">
            <text:p>223.64</text:p>
          </table:table-cell>
          <table:table-cell table:number-columns-repeated="2" office:value-type="float" office:value="226.97" calcext:value-type="float">
            <text:p>226.97</text:p>
          </table:table-cell>
          <table:table-cell office:value-type="float" office:value="226.71" calcext:value-type="float">
            <text:p>226.71</text:p>
          </table:table-cell>
          <table:table-cell office:value-type="float" office:value="252.79" calcext:value-type="float">
            <text:p>252.79</text:p>
          </table:table-cell>
          <table:table-cell office:value-type="float" office:value="276.35" calcext:value-type="float">
            <text:p>276.35</text:p>
          </table:table-cell>
          <table:table-cell office:value-type="float" office:value="283.74" calcext:value-type="float">
            <text:p>283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11-2017</text:p>
          </table:table-cell>
          <table:table-cell office:value-type="float" office:value="238.41" calcext:value-type="float">
            <text:p>238.41</text:p>
          </table:table-cell>
          <table:table-cell table:number-columns-repeated="3" office:value-type="float" office:value="231.12" calcext:value-type="float">
            <text:p>231.12</text:p>
          </table:table-cell>
          <table:table-cell office:value-type="float" office:value="283.86" calcext:value-type="float">
            <text:p>283.86</text:p>
          </table:table-cell>
          <table:table-cell office:value-type="float" office:value="238.43" calcext:value-type="float">
            <text:p>238.43</text:p>
          </table:table-cell>
          <table:table-cell office:value-type="float" office:value="422.71" calcext:value-type="float">
            <text:p>422.71</text:p>
          </table:table-cell>
          <table:table-cell office:value-type="float" office:value="429.05" calcext:value-type="float">
            <text:p>429.05</text:p>
          </table:table-cell>
          <table:table-cell office:value-type="float" office:value="231.2" calcext:value-type="float">
            <text:p>231.2</text:p>
          </table:table-cell>
          <table:table-cell table:number-columns-repeated="2" office:value-type="float" office:value="226.85" calcext:value-type="float">
            <text:p>226.85</text:p>
          </table:table-cell>
          <table:table-cell table:number-columns-repeated="3" office:value-type="float" office:value="227.54" calcext:value-type="float">
            <text:p>227.54</text:p>
          </table:table-cell>
          <table:table-cell office:value-type="float" office:value="238.43" calcext:value-type="float">
            <text:p>238.43</text:p>
          </table:table-cell>
          <table:table-cell office:value-type="float" office:value="269.19" calcext:value-type="float">
            <text:p>269.19</text:p>
          </table:table-cell>
          <table:table-cell office:value-type="float" office:value="283.86" calcext:value-type="float">
            <text:p>283.86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11-2017</text:p>
          </table:table-cell>
          <table:table-cell office:value-type="float" office:value="218.69" calcext:value-type="float">
            <text:p>218.69</text:p>
          </table:table-cell>
          <table:table-cell table:number-columns-repeated="3" office:value-type="float" office:value="217.98" calcext:value-type="float">
            <text:p>217.98</text:p>
          </table:table-cell>
          <table:table-cell office:value-type="float" office:value="222.53" calcext:value-type="float">
            <text:p>222.53</text:p>
          </table:table-cell>
          <table:table-cell office:value-type="float" office:value="219.3" calcext:value-type="float">
            <text:p>219.3</text:p>
          </table:table-cell>
          <table:table-cell office:value-type="float" office:value="224.49" calcext:value-type="float">
            <text:p>224.49</text:p>
          </table:table-cell>
          <table:table-cell office:value-type="float" office:value="229.04" calcext:value-type="float">
            <text:p>229.04</text:p>
          </table:table-cell>
          <table:table-cell table:number-columns-repeated="3" office:value-type="float" office:value="219.19" calcext:value-type="float">
            <text:p>219.19</text:p>
          </table:table-cell>
          <table:table-cell table:number-columns-repeated="3" office:value-type="float" office:value="217.98" calcext:value-type="float">
            <text:p>217.98</text:p>
          </table:table-cell>
          <table:table-cell office:value-type="float" office:value="219.3" calcext:value-type="float">
            <text:p>219.3</text:p>
          </table:table-cell>
          <table:table-cell table:number-columns-repeated="2" office:value-type="float" office:value="230.11" calcext:value-type="float">
            <text:p>230.11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11-2017</text:p>
          </table:table-cell>
          <table:table-cell office:value-type="float" office:value="218.14" calcext:value-type="float">
            <text:p>218.14</text:p>
          </table:table-cell>
          <table:table-cell table:number-columns-repeated="4" office:value-type="float" office:value="217.09" calcext:value-type="float">
            <text:p>217.09</text:p>
          </table:table-cell>
          <table:table-cell office:value-type="float" office:value="233.03" calcext:value-type="float">
            <text:p>233.03</text:p>
          </table:table-cell>
          <table:table-cell office:value-type="float" office:value="206.98" calcext:value-type="float">
            <text:p>206.98</text:p>
          </table:table-cell>
          <table:table-cell table:number-columns-repeated="7" office:value-type="float" office:value="217.09" calcext:value-type="float">
            <text:p>217.09</text:p>
          </table:table-cell>
          <table:table-cell table:number-columns-repeated="3" office:value-type="float" office:value="233.03" calcext:value-type="float">
            <text:p>233.0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11-2017</text:p>
          </table:table-cell>
          <table:table-cell office:value-type="float" office:value="213.55" calcext:value-type="float">
            <text:p>213.55</text:p>
          </table:table-cell>
          <table:table-cell table:number-columns-repeated="4" office:value-type="float" office:value="213.98" calcext:value-type="float">
            <text:p>213.98</text:p>
          </table:table-cell>
          <table:table-cell office:value-type="float" office:value="214.15" calcext:value-type="float">
            <text:p>214.15</text:p>
          </table:table-cell>
          <table:table-cell office:value-type="float" office:value="152.66" calcext:value-type="float">
            <text:p>152.66</text:p>
          </table:table-cell>
          <table:table-cell office:value-type="float" office:value="164.07" calcext:value-type="float">
            <text:p>164.07</text:p>
          </table:table-cell>
          <table:table-cell table:number-columns-repeated="3" office:value-type="float" office:value="214.03" calcext:value-type="float">
            <text:p>214.03</text:p>
          </table:table-cell>
          <table:table-cell table:number-columns-repeated="3" office:value-type="float" office:value="213.98" calcext:value-type="float">
            <text:p>213.98</text:p>
          </table:table-cell>
          <table:table-cell table:number-columns-repeated="3" office:value-type="float" office:value="214.15" calcext:value-type="float">
            <text:p>214.15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11-2017</text:p>
          </table:table-cell>
          <table:table-cell office:value-type="float" office:value="223.19" calcext:value-type="float">
            <text:p>223.19</text:p>
          </table:table-cell>
          <table:table-cell table:number-columns-repeated="3" office:value-type="float" office:value="221.61" calcext:value-type="float">
            <text:p>221.61</text:p>
          </table:table-cell>
          <table:table-cell office:value-type="float" office:value="233.12" calcext:value-type="float">
            <text:p>233.12</text:p>
          </table:table-cell>
          <table:table-cell office:value-type="float" office:value="221.61" calcext:value-type="float">
            <text:p>221.61</text:p>
          </table:table-cell>
          <table:table-cell table:number-columns-repeated="2" office:value-type="float" office:value="214.21" calcext:value-type="float">
            <text:p>214.21</text:p>
          </table:table-cell>
          <table:table-cell table:number-columns-repeated="3" office:value-type="float" office:value="223.77" calcext:value-type="float">
            <text:p>223.77</text:p>
          </table:table-cell>
          <table:table-cell table:number-columns-repeated="3" office:value-type="float" office:value="221.61" calcext:value-type="float">
            <text:p>221.61</text:p>
          </table:table-cell>
          <table:table-cell office:value-type="float" office:value="229.11" calcext:value-type="float">
            <text:p>229.11</text:p>
          </table:table-cell>
          <table:table-cell office:value-type="float" office:value="231" calcext:value-type="float">
            <text:p>231</text:p>
          </table:table-cell>
          <table:table-cell office:value-type="float" office:value="233.12" calcext:value-type="float">
            <text:p>233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11-2017</text:p>
          </table:table-cell>
          <table:table-cell office:value-type="float" office:value="256.48" calcext:value-type="float">
            <text:p>256.48</text:p>
          </table:table-cell>
          <table:table-cell table:number-columns-repeated="3" office:value-type="float" office:value="237.8" calcext:value-type="float">
            <text:p>237.8</text:p>
          </table:table-cell>
          <table:table-cell office:value-type="float" office:value="322.69" calcext:value-type="float">
            <text:p>322.69</text:p>
          </table:table-cell>
          <table:table-cell office:value-type="float" office:value="313.09" calcext:value-type="float">
            <text:p>313.09</text:p>
          </table:table-cell>
          <table:table-cell office:value-type="float" office:value="312.72" calcext:value-type="float">
            <text:p>312.72</text:p>
          </table:table-cell>
          <table:table-cell office:value-type="float" office:value="325.41" calcext:value-type="float">
            <text:p>325.41</text:p>
          </table:table-cell>
          <table:table-cell table:number-columns-repeated="3" office:value-type="float" office:value="237.56" calcext:value-type="float">
            <text:p>237.56</text:p>
          </table:table-cell>
          <table:table-cell table:number-columns-repeated="3" office:value-type="float" office:value="237.58" calcext:value-type="float">
            <text:p>237.58</text:p>
          </table:table-cell>
          <table:table-cell office:value-type="float" office:value="313.09" calcext:value-type="float">
            <text:p>313.09</text:p>
          </table:table-cell>
          <table:table-cell office:value-type="float" office:value="317.15" calcext:value-type="float">
            <text:p>317.15</text:p>
          </table:table-cell>
          <table:table-cell office:value-type="float" office:value="332.23" calcext:value-type="float">
            <text:p>332.23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11-2017</text:p>
          </table:table-cell>
          <table:table-cell office:value-type="float" office:value="240.13" calcext:value-type="float">
            <text:p>240.13</text:p>
          </table:table-cell>
          <table:table-cell table:number-columns-repeated="3" office:value-type="float" office:value="236.95" calcext:value-type="float">
            <text:p>236.95</text:p>
          </table:table-cell>
          <table:table-cell office:value-type="float" office:value="248.16" calcext:value-type="float">
            <text:p>248.16</text:p>
          </table:table-cell>
          <table:table-cell office:value-type="float" office:value="264.39" calcext:value-type="float">
            <text:p>264.39</text:p>
          </table:table-cell>
          <table:table-cell office:value-type="float" office:value="236.95" calcext:value-type="float">
            <text:p>236.95</text:p>
          </table:table-cell>
          <table:table-cell office:value-type="float" office:value="248.16" calcext:value-type="float">
            <text:p>248.16</text:p>
          </table:table-cell>
          <table:table-cell table:number-columns-repeated="6" office:value-type="float" office:value="236.95" calcext:value-type="float">
            <text:p>236.95</text:p>
          </table:table-cell>
          <table:table-cell table:number-columns-repeated="2" office:value-type="float" office:value="264.39" calcext:value-type="float">
            <text:p>264.39</text:p>
          </table:table-cell>
          <table:table-cell office:value-type="float" office:value="266.57" calcext:value-type="float">
            <text:p>266.57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11-2017</text:p>
          </table:table-cell>
          <table:table-cell office:value-type="float" office:value="235.33" calcext:value-type="float">
            <text:p>235.33</text:p>
          </table:table-cell>
          <table:table-cell table:number-columns-repeated="3" office:value-type="float" office:value="231.58" calcext:value-type="float">
            <text:p>231.58</text:p>
          </table:table-cell>
          <table:table-cell office:value-type="float" office:value="264.72" calcext:value-type="float">
            <text:p>264.72</text:p>
          </table:table-cell>
          <table:table-cell office:value-type="float" office:value="255.44" calcext:value-type="float">
            <text:p>255.44</text:p>
          </table:table-cell>
          <table:table-cell office:value-type="float" office:value="285.54" calcext:value-type="float">
            <text:p>285.54</text:p>
          </table:table-cell>
          <table:table-cell office:value-type="float" office:value="292.4" calcext:value-type="float">
            <text:p>292.4</text:p>
          </table:table-cell>
          <table:table-cell table:number-columns-repeated="3" office:value-type="float" office:value="231.65" calcext:value-type="float">
            <text:p>231.65</text:p>
          </table:table-cell>
          <table:table-cell table:number-columns-repeated="3" office:value-type="float" office:value="231.58" calcext:value-type="float">
            <text:p>231.58</text:p>
          </table:table-cell>
          <table:table-cell table:number-columns-repeated="2" office:value-type="float" office:value="255.44" calcext:value-type="float">
            <text:p>255.44</text:p>
          </table:table-cell>
          <table:table-cell office:value-type="float" office:value="267.8" calcext:value-type="float">
            <text:p>267.8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11-2017</text:p>
          </table:table-cell>
          <table:table-cell office:value-type="float" office:value="231.71" calcext:value-type="float">
            <text:p>231.71</text:p>
          </table:table-cell>
          <table:table-cell table:number-columns-repeated="3" office:value-type="float" office:value="228.82" calcext:value-type="float">
            <text:p>228.82</text:p>
          </table:table-cell>
          <table:table-cell office:value-type="float" office:value="250.47" calcext:value-type="float">
            <text:p>250.47</text:p>
          </table:table-cell>
          <table:table-cell office:value-type="float" office:value="247.02" calcext:value-type="float">
            <text:p>247.02</text:p>
          </table:table-cell>
          <table:table-cell office:value-type="float" office:value="233.67" calcext:value-type="float">
            <text:p>233.67</text:p>
          </table:table-cell>
          <table:table-cell office:value-type="float" office:value="252.81" calcext:value-type="float">
            <text:p>252.81</text:p>
          </table:table-cell>
          <table:table-cell table:number-columns-repeated="3" office:value-type="float" office:value="228.91" calcext:value-type="float">
            <text:p>228.91</text:p>
          </table:table-cell>
          <table:table-cell table:number-columns-repeated="3" office:value-type="float" office:value="228.82" calcext:value-type="float">
            <text:p>228.82</text:p>
          </table:table-cell>
          <table:table-cell office:value-type="float" office:value="247.02" calcext:value-type="float">
            <text:p>247.02</text:p>
          </table:table-cell>
          <table:table-cell office:value-type="float" office:value="249.06" calcext:value-type="float">
            <text:p>249.06</text:p>
          </table:table-cell>
          <table:table-cell office:value-type="float" office:value="267.08" calcext:value-type="float">
            <text:p>267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11-2017</text:p>
          </table:table-cell>
          <table:table-cell office:value-type="float" office:value="217.95" calcext:value-type="float">
            <text:p>217.95</text:p>
          </table:table-cell>
          <table:table-cell table:number-columns-repeated="4" office:value-type="float" office:value="217.51" calcext:value-type="float">
            <text:p>217.51</text:p>
          </table:table-cell>
          <table:table-cell office:value-type="float" office:value="224.75" calcext:value-type="float">
            <text:p>224.75</text:p>
          </table:table-cell>
          <table:table-cell table:number-columns-repeated="2" office:value-type="float" office:value="217.51" calcext:value-type="float">
            <text:p>217.51</text:p>
          </table:table-cell>
          <table:table-cell table:number-columns-repeated="3" office:value-type="float" office:value="218.17" calcext:value-type="float">
            <text:p>218.17</text:p>
          </table:table-cell>
          <table:table-cell table:number-columns-repeated="3" office:value-type="float" office:value="217.51" calcext:value-type="float">
            <text:p>217.5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48.64" calcext:value-type="float">
            <text:p>248.64</text:p>
          </table:table-cell>
          <table:table-cell office:value-type="float" office:value="295.74" calcext:value-type="float">
            <text:p>295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11-2017</text:p>
          </table:table-cell>
          <table:table-cell office:value-type="float" office:value="209.45" calcext:value-type="float">
            <text:p>209.45</text:p>
          </table:table-cell>
          <table:table-cell table:number-columns-repeated="5" office:value-type="float" office:value="202.76" calcext:value-type="float">
            <text:p>202.76</text:p>
          </table:table-cell>
          <table:table-cell office:value-type="float" office:value="148.54" calcext:value-type="float">
            <text:p>148.54</text:p>
          </table:table-cell>
          <table:table-cell office:value-type="float" office:value="151.69" calcext:value-type="float">
            <text:p>151.69</text:p>
          </table:table-cell>
          <table:table-cell table:number-columns-repeated="3" office:value-type="float" office:value="211.45" calcext:value-type="float">
            <text:p>211.45</text:p>
          </table:table-cell>
          <table:table-cell table:number-columns-repeated="3" office:value-type="float" office:value="209.62" calcext:value-type="float">
            <text:p>209.62</text:p>
          </table:table-cell>
          <table:table-cell office:value-type="float" office:value="202.76" calcext:value-type="float">
            <text:p>202.76</text:p>
          </table:table-cell>
          <table:table-cell office:value-type="float" office:value="235.26" calcext:value-type="float">
            <text:p>235.26</text:p>
          </table:table-cell>
          <table:table-cell office:value-type="float" office:value="237.58" calcext:value-type="float">
            <text:p>237.58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11-2017</text:p>
          </table:table-cell>
          <table:table-cell office:value-type="float" office:value="212.33" calcext:value-type="float">
            <text:p>212.33</text:p>
          </table:table-cell>
          <table:table-cell table:number-columns-repeated="5" office:value-type="float" office:value="212.9" calcext:value-type="float">
            <text:p>212.9</text:p>
          </table:table-cell>
          <table:table-cell table:number-columns-repeated="2" office:value-type="float" office:value="138.46" calcext:value-type="float">
            <text:p>138.46</text:p>
          </table:table-cell>
          <table:table-cell table:number-columns-repeated="5" office:value-type="float" office:value="212.93" calcext:value-type="float">
            <text:p>212.93</text:p>
          </table:table-cell>
          <table:table-cell table:number-columns-repeated="2" office:value-type="float" office:value="212.9" calcext:value-type="float">
            <text:p>212.9</text:p>
          </table:table-cell>
          <table:table-cell office:value-type="float" office:value="222.67" calcext:value-type="float">
            <text:p>222.67</text:p>
          </table:table-cell>
          <table:table-cell office:value-type="float" office:value="224.04" calcext:value-type="float">
            <text:p>224.04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11-2017</text:p>
          </table:table-cell>
          <table:table-cell office:value-type="float" office:value="291.84" calcext:value-type="float">
            <text:p>291.84</text:p>
          </table:table-cell>
          <table:table-cell table:number-columns-repeated="3" office:value-type="float" office:value="295.01" calcext:value-type="float">
            <text:p>295.01</text:p>
          </table:table-cell>
          <table:table-cell office:value-type="float" office:value="305.7" calcext:value-type="float">
            <text:p>305.7</text:p>
          </table:table-cell>
          <table:table-cell office:value-type="float" office:value="299.83" calcext:value-type="float">
            <text:p>299.83</text:p>
          </table:table-cell>
          <table:table-cell table:number-columns-repeated="2" office:value-type="float" office:value="308.8" calcext:value-type="float">
            <text:p>308.8</text:p>
          </table:table-cell>
          <table:table-cell table:number-columns-repeated="3" office:value-type="float" office:value="247.02" calcext:value-type="float">
            <text:p>247.02</text:p>
          </table:table-cell>
          <table:table-cell table:number-columns-repeated="3" office:value-type="float" office:value="295.01" calcext:value-type="float">
            <text:p>295.01</text:p>
          </table:table-cell>
          <table:table-cell office:value-type="float" office:value="299.83" calcext:value-type="float">
            <text:p>299.83</text:p>
          </table:table-cell>
          <table:table-cell office:value-type="float" office:value="300.71" calcext:value-type="float">
            <text:p>300.71</text:p>
          </table:table-cell>
          <table:table-cell office:value-type="float" office:value="309.52" calcext:value-type="float">
            <text:p>309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11-2017</text:p>
          </table:table-cell>
          <table:table-cell office:value-type="float" office:value="331.04" calcext:value-type="float">
            <text:p>331.04</text:p>
          </table:table-cell>
          <table:table-cell table:number-columns-repeated="5" office:value-type="float" office:value="362.97" calcext:value-type="float">
            <text:p>362.97</text:p>
          </table:table-cell>
          <table:table-cell office:value-type="float" office:value="366.85" calcext:value-type="float">
            <text:p>366.85</text:p>
          </table:table-cell>
          <table:table-cell office:value-type="float" office:value="367.85" calcext:value-type="float">
            <text:p>367.85</text:p>
          </table:table-cell>
          <table:table-cell table:number-columns-repeated="2" office:value-type="float" office:value="249.44" calcext:value-type="float">
            <text:p>249.44</text:p>
          </table:table-cell>
          <table:table-cell office:value-type="float" office:value="245.41" calcext:value-type="float">
            <text:p>245.41</text:p>
          </table:table-cell>
          <table:table-cell table:number-columns-repeated="3" office:value-type="float" office:value="361.37" calcext:value-type="float">
            <text:p>361.37</text:p>
          </table:table-cell>
          <table:table-cell office:value-type="float" office:value="362.97" calcext:value-type="float">
            <text:p>362.97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1.33" calcext:value-type="float">
            <text:p>371.33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11-2017</text:p>
          </table:table-cell>
          <table:table-cell office:value-type="float" office:value="233.5" calcext:value-type="float">
            <text:p>233.5</text:p>
          </table:table-cell>
          <table:table-cell table:number-columns-repeated="4" office:value-type="float" office:value="231.87" calcext:value-type="float">
            <text:p>231.87</text:p>
          </table:table-cell>
          <table:table-cell office:value-type="float" office:value="257.75" calcext:value-type="float">
            <text:p>257.75</text:p>
          </table:table-cell>
          <table:table-cell office:value-type="float" office:value="205.65" calcext:value-type="float">
            <text:p>205.65</text:p>
          </table:table-cell>
          <table:table-cell office:value-type="float" office:value="205.93" calcext:value-type="float">
            <text:p>205.93</text:p>
          </table:table-cell>
          <table:table-cell table:number-columns-repeated="3" office:value-type="float" office:value="229.78" calcext:value-type="float">
            <text:p>229.78</text:p>
          </table:table-cell>
          <table:table-cell table:number-columns-repeated="3" office:value-type="float" office:value="231.87" calcext:value-type="float">
            <text:p>231.87</text:p>
          </table:table-cell>
          <table:table-cell office:value-type="float" office:value="257.75" calcext:value-type="float">
            <text:p>257.75</text:p>
          </table:table-cell>
          <table:table-cell office:value-type="float" office:value="264.46" calcext:value-type="float">
            <text:p>264.46</text:p>
          </table:table-cell>
          <table:table-cell office:value-type="float" office:value="287.37" calcext:value-type="float">
            <text:p>287.37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11-2017</text:p>
          </table:table-cell>
          <table:table-cell office:value-type="float" office:value="212.88" calcext:value-type="float">
            <text:p>212.88</text:p>
          </table:table-cell>
          <table:table-cell table:number-columns-repeated="4" office:value-type="float" office:value="209.27" calcext:value-type="float">
            <text:p>209.27</text:p>
          </table:table-cell>
          <table:table-cell office:value-type="float" office:value="221.08" calcext:value-type="float">
            <text:p>221.08</text:p>
          </table:table-cell>
          <table:table-cell office:value-type="float" office:value="160.36" calcext:value-type="float">
            <text:p>160.36</text:p>
          </table:table-cell>
          <table:table-cell office:value-type="float" office:value="176.04" calcext:value-type="float">
            <text:p>176.04</text:p>
          </table:table-cell>
          <table:table-cell table:number-columns-repeated="3" office:value-type="float" office:value="214.19" calcext:value-type="float">
            <text:p>214.19</text:p>
          </table:table-cell>
          <table:table-cell table:number-columns-repeated="2" office:value-type="float" office:value="214.12" calcext:value-type="float">
            <text:p>214.12</text:p>
          </table:table-cell>
          <table:table-cell office:value-type="float" office:value="213.94" calcext:value-type="float">
            <text:p>213.94</text:p>
          </table:table-cell>
          <table:table-cell office:value-type="float" office:value="221.08" calcext:value-type="float">
            <text:p>221.08</text:p>
          </table:table-cell>
          <table:table-cell office:value-type="float" office:value="241.02" calcext:value-type="float">
            <text:p>241.02</text:p>
          </table:table-cell>
          <table:table-cell office:value-type="float" office:value="251.74" calcext:value-type="float">
            <text:p>251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11-2017</text:p>
          </table:table-cell>
          <table:table-cell office:value-type="float" office:value="235.49" calcext:value-type="float">
            <text:p>235.49</text:p>
          </table:table-cell>
          <table:table-cell table:number-columns-repeated="3" office:value-type="float" office:value="236.07" calcext:value-type="float">
            <text:p>236.07</text:p>
          </table:table-cell>
          <table:table-cell office:value-type="float" office:value="266.32" calcext:value-type="float">
            <text:p>266.32</text:p>
          </table:table-cell>
          <table:table-cell office:value-type="float" office:value="241.49" calcext:value-type="float">
            <text:p>241.49</text:p>
          </table:table-cell>
          <table:table-cell table:number-columns-repeated="2" office:value-type="float" office:value="282.22" calcext:value-type="float">
            <text:p>282.22</text:p>
          </table:table-cell>
          <table:table-cell table:number-columns-repeated="3" office:value-type="float" office:value="232.52" calcext:value-type="float">
            <text:p>232.52</text:p>
          </table:table-cell>
          <table:table-cell table:number-columns-repeated="2" office:value-type="float" office:value="232.21" calcext:value-type="float">
            <text:p>232.21</text:p>
          </table:table-cell>
          <table:table-cell office:value-type="float" office:value="212.85" calcext:value-type="float">
            <text:p>212.85</text:p>
          </table:table-cell>
          <table:table-cell office:value-type="float" office:value="241.49" calcext:value-type="float">
            <text:p>241.49</text:p>
          </table:table-cell>
          <table:table-cell office:value-type="float" office:value="246.03" calcext:value-type="float">
            <text:p>246.03</text:p>
          </table:table-cell>
          <table:table-cell office:value-type="float" office:value="283.5" calcext:value-type="float">
            <text:p>283.5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11-2017</text:p>
          </table:table-cell>
          <table:table-cell office:value-type="float" office:value="227.48" calcext:value-type="float">
            <text:p>227.48</text:p>
          </table:table-cell>
          <table:table-cell table:number-columns-repeated="3" office:value-type="float" office:value="226.53" calcext:value-type="float">
            <text:p>226.53</text:p>
          </table:table-cell>
          <table:table-cell office:value-type="float" office:value="253.42" calcext:value-type="float">
            <text:p>253.42</text:p>
          </table:table-cell>
          <table:table-cell table:number-columns-repeated="2" office:value-type="float" office:value="226.53" calcext:value-type="float">
            <text:p>226.53</text:p>
          </table:table-cell>
          <table:table-cell office:value-type="float" office:value="254.48" calcext:value-type="float">
            <text:p>254.48</text:p>
          </table:table-cell>
          <table:table-cell table:number-columns-repeated="5" office:value-type="float" office:value="226.53" calcext:value-type="float">
            <text:p>226.53</text:p>
          </table:table-cell>
          <table:table-cell office:value-type="float" office:value="221.78" calcext:value-type="float">
            <text:p>221.78</text:p>
          </table:table-cell>
          <table:table-cell office:value-type="float" office:value="226.53" calcext:value-type="float">
            <text:p>226.53</text:p>
          </table:table-cell>
          <table:table-cell table:number-columns-repeated="2" office:value-type="float" office:value="253.42" calcext:value-type="float">
            <text:p>253.42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11-2017</text:p>
          </table:table-cell>
          <table:table-cell office:value-type="float" office:value="213.06" calcext:value-type="float">
            <text:p>213.06</text:p>
          </table:table-cell>
          <table:table-cell table:number-columns-repeated="5" office:value-type="float" office:value="213.33" calcext:value-type="float">
            <text:p>213.33</text:p>
          </table:table-cell>
          <table:table-cell table:number-columns-repeated="2" office:value-type="float" office:value="178.38" calcext:value-type="float">
            <text:p>178.38</text:p>
          </table:table-cell>
          <table:table-cell table:number-columns-repeated="9" office:value-type="float" office:value="213.33" calcext:value-type="float">
            <text:p>213.33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11-2017</text:p>
          </table:table-cell>
          <table:table-cell office:value-type="float" office:value="244.85" calcext:value-type="float">
            <text:p>244.85</text:p>
          </table:table-cell>
          <table:table-cell table:number-columns-repeated="4" office:value-type="float" office:value="242.07" calcext:value-type="float">
            <text:p>242.07</text:p>
          </table:table-cell>
          <table:table-cell office:value-type="float" office:value="254.01" calcext:value-type="float">
            <text:p>254.01</text:p>
          </table:table-cell>
          <table:table-cell office:value-type="float" office:value="220.4" calcext:value-type="float">
            <text:p>220.4</text:p>
          </table:table-cell>
          <table:table-cell office:value-type="float" office:value="220.39" calcext:value-type="float">
            <text:p>220.39</text:p>
          </table:table-cell>
          <table:table-cell table:number-columns-repeated="3" office:value-type="float" office:value="241.58" calcext:value-type="float">
            <text:p>241.58</text:p>
          </table:table-cell>
          <table:table-cell table:number-columns-repeated="3" office:value-type="float" office:value="242.07" calcext:value-type="float">
            <text:p>242.07</text:p>
          </table:table-cell>
          <table:table-cell table:number-columns-repeated="3" office:value-type="float" office:value="254.01" calcext:value-type="float">
            <text:p>254.01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11-2017</text:p>
          </table:table-cell>
          <table:table-cell office:value-type="float" office:value="277.25" calcext:value-type="float">
            <text:p>277.25</text:p>
          </table:table-cell>
          <table:table-cell table:number-columns-repeated="3" office:value-type="float" office:value="275.4" calcext:value-type="float">
            <text:p>275.4</text:p>
          </table:table-cell>
          <table:table-cell office:value-type="float" office:value="276.23" calcext:value-type="float">
            <text:p>276.23</text:p>
          </table:table-cell>
          <table:table-cell office:value-type="float" office:value="279.59" calcext:value-type="float">
            <text:p>279.59</text:p>
          </table:table-cell>
          <table:table-cell table:number-columns-repeated="8" office:value-type="float" office:value="275.4" calcext:value-type="float">
            <text:p>275.4</text:p>
          </table:table-cell>
          <table:table-cell office:value-type="float" office:value="279.59" calcext:value-type="float">
            <text:p>279.59</text:p>
          </table:table-cell>
          <table:table-cell table:number-columns-repeated="2" office:value-type="float" office:value="279.22" calcext:value-type="float">
            <text:p>279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11-2017</text:p>
          </table:table-cell>
          <table:table-cell office:value-type="float" office:value="386.12" calcext:value-type="float">
            <text:p>386.12</text:p>
          </table:table-cell>
          <table:table-cell table:number-columns-repeated="3" office:value-type="float" office:value="358.01" calcext:value-type="float">
            <text:p>358.01</text:p>
          </table:table-cell>
          <table:table-cell office:value-type="float" office:value="388.24" calcext:value-type="float">
            <text:p>388.24</text:p>
          </table:table-cell>
          <table:table-cell office:value-type="float" office:value="381.99" calcext:value-type="float">
            <text:p>381.99</text:p>
          </table:table-cell>
          <table:table-cell office:value-type="float" office:value="358.46" calcext:value-type="float">
            <text:p>358.46</text:p>
          </table:table-cell>
          <table:table-cell office:value-type="float" office:value="388.24" calcext:value-type="float">
            <text:p>388.24</text:p>
          </table:table-cell>
          <table:table-cell table:number-columns-repeated="6" office:value-type="float" office:value="358.01" calcext:value-type="float">
            <text:p>358.01</text:p>
          </table:table-cell>
          <table:table-cell table:number-columns-repeated="2" office:value-type="float" office:value="381.99" calcext:value-type="float">
            <text:p>381.99</text:p>
          </table:table-cell>
          <table:table-cell office:value-type="float" office:value="388.24" calcext:value-type="float">
            <text:p>388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11-2017</text:p>
          </table:table-cell>
          <table:table-cell office:value-type="float" office:value="332.52" calcext:value-type="float">
            <text:p>332.52</text:p>
          </table:table-cell>
          <table:table-cell table:number-columns-repeated="3" office:value-type="float" office:value="328.63" calcext:value-type="float">
            <text:p>328.63</text:p>
          </table:table-cell>
          <table:table-cell office:value-type="float" office:value="337.46" calcext:value-type="float">
            <text:p>337.46</text:p>
          </table:table-cell>
          <table:table-cell office:value-type="float" office:value="329.76" calcext:value-type="float">
            <text:p>329.76</text:p>
          </table:table-cell>
          <table:table-cell office:value-type="float" office:value="328.63" calcext:value-type="float">
            <text:p>328.63</text:p>
          </table:table-cell>
          <table:table-cell office:value-type="float" office:value="340" calcext:value-type="float">
            <text:p>340</text:p>
          </table:table-cell>
          <table:table-cell table:number-columns-repeated="6" office:value-type="float" office:value="328.63" calcext:value-type="float">
            <text:p>328.63</text:p>
          </table:table-cell>
          <table:table-cell office:value-type="float" office:value="329.76" calcext:value-type="float">
            <text:p>329.76</text:p>
          </table:table-cell>
          <table:table-cell office:value-type="float" office:value="330.38" calcext:value-type="float">
            <text:p>330.38</text:p>
          </table:table-cell>
          <table:table-cell office:value-type="float" office:value="340.71" calcext:value-type="float">
            <text:p>340.71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12-2017</text:p>
          </table:table-cell>
          <table:table-cell office:value-type="float" office:value="302.63" calcext:value-type="float">
            <text:p>302.63</text:p>
          </table:table-cell>
          <table:table-cell table:number-columns-repeated="3" office:value-type="float" office:value="293.47" calcext:value-type="float">
            <text:p>293.47</text:p>
          </table:table-cell>
          <table:table-cell office:value-type="float" office:value="315.23" calcext:value-type="float">
            <text:p>315.23</text:p>
          </table:table-cell>
          <table:table-cell office:value-type="float" office:value="304.72" calcext:value-type="float">
            <text:p>304.72</text:p>
          </table:table-cell>
          <table:table-cell office:value-type="float" office:value="310.98" calcext:value-type="float">
            <text:p>310.98</text:p>
          </table:table-cell>
          <table:table-cell office:value-type="float" office:value="323.16" calcext:value-type="float">
            <text:p>323.16</text:p>
          </table:table-cell>
          <table:table-cell table:number-columns-repeated="5" office:value-type="float" office:value="293.47" calcext:value-type="float">
            <text:p>293.47</text:p>
          </table:table-cell>
          <table:table-cell office:value-type="float" office:value="272.48" calcext:value-type="float">
            <text:p>272.48</text:p>
          </table:table-cell>
          <table:table-cell table:number-columns-repeated="2" office:value-type="float" office:value="304.72" calcext:value-type="float">
            <text:p>304.72</text:p>
          </table:table-cell>
          <table:table-cell office:value-type="float" office:value="315.23" calcext:value-type="float">
            <text:p>315.23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12-2017</text:p>
          </table:table-cell>
          <table:table-cell office:value-type="float" office:value="226.8" calcext:value-type="float">
            <text:p>226.8</text:p>
          </table:table-cell>
          <table:table-cell table:number-columns-repeated="7" office:value-type="float" office:value="227.12" calcext:value-type="float">
            <text:p>227.12</text:p>
          </table:table-cell>
          <table:table-cell table:number-columns-repeated="3" office:value-type="float" office:value="227.21" calcext:value-type="float">
            <text:p>227.21</text:p>
          </table:table-cell>
          <table:table-cell table:number-columns-repeated="2" office:value-type="float" office:value="227.12" calcext:value-type="float">
            <text:p>227.12</text:p>
          </table:table-cell>
          <table:table-cell office:value-type="float" office:value="226.17" calcext:value-type="float">
            <text:p>226.17</text:p>
          </table:table-cell>
          <table:table-cell table:number-columns-repeated="3" office:value-type="float" office:value="227.12" calcext:value-type="float">
            <text:p>227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12-2017</text:p>
          </table:table-cell>
          <table:table-cell office:value-type="float" office:value="216.96" calcext:value-type="float">
            <text:p>216.96</text:p>
          </table:table-cell>
          <table:table-cell table:number-columns-repeated="5" office:value-type="float" office:value="216.87" calcext:value-type="float">
            <text:p>216.87</text:p>
          </table:table-cell>
          <table:table-cell office:value-type="float" office:value="217.03" calcext:value-type="float">
            <text:p>217.03</text:p>
          </table:table-cell>
          <table:table-cell office:value-type="float" office:value="216.87" calcext:value-type="float">
            <text:p>216.87</text:p>
          </table:table-cell>
          <table:table-cell table:number-columns-repeated="3" office:value-type="float" office:value="217.12" calcext:value-type="float">
            <text:p>217.12</text:p>
          </table:table-cell>
          <table:table-cell table:number-columns-repeated="6" office:value-type="float" office:value="216.87" calcext:value-type="float">
            <text:p>216.87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12-2017</text:p>
          </table:table-cell>
          <table:table-cell office:value-type="float" office:value="259.58" calcext:value-type="float">
            <text:p>259.58</text:p>
          </table:table-cell>
          <table:table-cell table:number-columns-repeated="2" office:value-type="float" office:value="247.68" calcext:value-type="float">
            <text:p>247.68</text:p>
          </table:table-cell>
          <table:table-cell office:value-type="float" office:value="257.96" calcext:value-type="float">
            <text:p>257.96</text:p>
          </table:table-cell>
          <table:table-cell office:value-type="float" office:value="271.9" calcext:value-type="float">
            <text:p>271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41.2" calcext:value-type="float">
            <text:p>241.2</text:p>
          </table:table-cell>
          <table:table-cell office:value-type="float" office:value="253.08" calcext:value-type="float">
            <text:p>253.08</text:p>
          </table:table-cell>
          <table:table-cell table:number-columns-repeated="3" office:value-type="float" office:value="259.51" calcext:value-type="float">
            <text:p>259.51</text:p>
          </table:table-cell>
          <table:table-cell table:number-columns-repeated="2" office:value-type="float" office:value="247.68" calcext:value-type="float">
            <text:p>247.68</text:p>
          </table:table-cell>
          <table:table-cell office:value-type="float" office:value="225.18" calcext:value-type="float">
            <text:p>225.18</text:p>
          </table:table-cell>
          <table:table-cell office:value-type="float" office:value="273.73" calcext:value-type="float">
            <text:p>273.73</text:p>
          </table:table-cell>
          <table:table-cell office:value-type="float" office:value="274.11" calcext:value-type="float">
            <text:p>274.11</text:p>
          </table:table-cell>
          <table:table-cell office:value-type="float" office:value="275.42" calcext:value-type="float">
            <text:p>275.42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12-2017</text:p>
          </table:table-cell>
          <table:table-cell office:value-type="float" office:value="231.42" calcext:value-type="float">
            <text:p>231.42</text:p>
          </table:table-cell>
          <table:table-cell table:number-columns-repeated="4" office:value-type="float" office:value="227.47" calcext:value-type="float">
            <text:p>227.47</text:p>
          </table:table-cell>
          <table:table-cell office:value-type="float" office:value="271.76" calcext:value-type="float">
            <text:p>271.76</text:p>
          </table:table-cell>
          <table:table-cell office:value-type="float" office:value="220.22" calcext:value-type="float">
            <text:p>220.22</text:p>
          </table:table-cell>
          <table:table-cell office:value-type="float" office:value="222.93" calcext:value-type="float">
            <text:p>222.93</text:p>
          </table:table-cell>
          <table:table-cell table:number-columns-repeated="6" office:value-type="float" office:value="227.54" calcext:value-type="float">
            <text:p>227.54</text:p>
          </table:table-cell>
          <table:table-cell table:number-columns-repeated="3" office:value-type="float" office:value="271.76" calcext:value-type="float">
            <text:p>271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12-2017</text:p>
          </table:table-cell>
          <table:table-cell office:value-type="float" office:value="232.93" calcext:value-type="float">
            <text:p>232.93</text:p>
          </table:table-cell>
          <table:table-cell table:number-columns-repeated="4" office:value-type="float" office:value="231.18" calcext:value-type="float">
            <text:p>231.18</text:p>
          </table:table-cell>
          <table:table-cell office:value-type="float" office:value="246.65" calcext:value-type="float">
            <text:p>246.65</text:p>
          </table:table-cell>
          <table:table-cell table:number-columns-repeated="2" office:value-type="float" office:value="204.8" calcext:value-type="float">
            <text:p>204.8</text:p>
          </table:table-cell>
          <table:table-cell table:number-columns-repeated="3" office:value-type="float" office:value="231.38" calcext:value-type="float">
            <text:p>231.38</text:p>
          </table:table-cell>
          <table:table-cell table:number-columns-repeated="2" office:value-type="float" office:value="231.18" calcext:value-type="float">
            <text:p>231.18</text:p>
          </table:table-cell>
          <table:table-cell office:value-type="float" office:value="228.7" calcext:value-type="float">
            <text:p>228.7</text:p>
          </table:table-cell>
          <table:table-cell table:number-columns-repeated="2" office:value-type="float" office:value="250.93" calcext:value-type="float">
            <text:p>250.93</text:p>
          </table:table-cell>
          <table:table-cell office:value-type="float" office:value="251.28" calcext:value-type="float">
            <text:p>251.28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12-2017</text:p>
          </table:table-cell>
          <table:table-cell office:value-type="float" office:value="213.63" calcext:value-type="float">
            <text:p>213.63</text:p>
          </table:table-cell>
          <table:table-cell table:number-columns-repeated="4" office:value-type="float" office:value="210.32" calcext:value-type="float">
            <text:p>210.32</text:p>
          </table:table-cell>
          <table:table-cell office:value-type="float" office:value="256.27" calcext:value-type="float">
            <text:p>256.27</text:p>
          </table:table-cell>
          <table:table-cell table:number-columns-repeated="2" office:value-type="float" office:value="210.32" calcext:value-type="float">
            <text:p>210.32</text:p>
          </table:table-cell>
          <table:table-cell table:number-columns-repeated="6" office:value-type="float" office:value="211.28" calcext:value-type="float">
            <text:p>211.28</text:p>
          </table:table-cell>
          <table:table-cell office:value-type="float" office:value="258.95" calcext:value-type="float">
            <text:p>258.95</text:p>
          </table:table-cell>
          <table:table-cell office:value-type="float" office:value="252.8" calcext:value-type="float">
            <text:p>252.8</text:p>
          </table:table-cell>
          <table:table-cell office:value-type="float" office:value="248.99" calcext:value-type="float">
            <text:p>248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12-2017</text:p>
          </table:table-cell>
          <table:table-cell office:value-type="float" office:value="207.96" calcext:value-type="float">
            <text:p>207.96</text:p>
          </table:table-cell>
          <table:table-cell table:number-columns-repeated="4" office:value-type="float" office:value="194.81" calcext:value-type="float">
            <text:p>194.81</text:p>
          </table:table-cell>
          <table:table-cell office:value-type="float" office:value="204.41" calcext:value-type="float">
            <text:p>204.41</text:p>
          </table:table-cell>
          <table:table-cell table:number-columns-repeated="2" office:value-type="float" office:value="187.64" calcext:value-type="float">
            <text:p>187.64</text:p>
          </table:table-cell>
          <table:table-cell table:number-columns-repeated="3" office:value-type="float" office:value="210.79" calcext:value-type="float">
            <text:p>210.79</text:p>
          </table:table-cell>
          <table:table-cell table:number-columns-repeated="3" office:value-type="float" office:value="207.9" calcext:value-type="float">
            <text:p>207.9</text:p>
          </table:table-cell>
          <table:table-cell table:number-columns-repeated="3" office:value-type="float" office:value="219.57" calcext:value-type="float">
            <text:p>219.57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12-2017</text:p>
          </table:table-cell>
          <table:table-cell office:value-type="float" office:value="202.15" calcext:value-type="float">
            <text:p>202.15</text:p>
          </table:table-cell>
          <table:table-cell table:number-columns-repeated="5" office:value-type="float" office:value="203.03" calcext:value-type="float">
            <text:p>203.03</text:p>
          </table:table-cell>
          <table:table-cell table:number-columns-repeated="2" office:value-type="float" office:value="123.03" calcext:value-type="float">
            <text:p>123.03</text:p>
          </table:table-cell>
          <table:table-cell table:number-columns-repeated="3" office:value-type="float" office:value="203.67" calcext:value-type="float">
            <text:p>203.67</text:p>
          </table:table-cell>
          <table:table-cell table:number-columns-repeated="6" office:value-type="float" office:value="203.03" calcext:value-type="float">
            <text:p>203.03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12-2017</text:p>
          </table:table-cell>
          <table:table-cell office:value-type="float" office:value="210.9" calcext:value-type="float">
            <text:p>210.9</text:p>
          </table:table-cell>
          <table:table-cell table:number-columns-repeated="5" office:value-type="float" office:value="211.11" calcext:value-type="float">
            <text:p>211.11</text:p>
          </table:table-cell>
          <table:table-cell table:number-columns-repeated="2" office:value-type="float" office:value="186.22" calcext:value-type="float">
            <text:p>186.22</text:p>
          </table:table-cell>
          <table:table-cell table:number-columns-repeated="3" office:value-type="float" office:value="211.12" calcext:value-type="float">
            <text:p>211.12</text:p>
          </table:table-cell>
          <table:table-cell table:number-columns-repeated="6" office:value-type="float" office:value="211.11" calcext:value-type="float">
            <text:p>211.11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12-2017</text:p>
          </table:table-cell>
          <table:table-cell office:value-type="float" office:value="301.95" calcext:value-type="float">
            <text:p>301.95</text:p>
          </table:table-cell>
          <table:table-cell table:number-columns-repeated="3" office:value-type="float" office:value="303.63" calcext:value-type="float">
            <text:p>303.63</text:p>
          </table:table-cell>
          <table:table-cell office:value-type="float" office:value="306.57" calcext:value-type="float">
            <text:p>306.57</text:p>
          </table:table-cell>
          <table:table-cell office:value-type="float" office:value="305.21" calcext:value-type="float">
            <text:p>305.21</text:p>
          </table:table-cell>
          <table:table-cell office:value-type="float" office:value="304.74" calcext:value-type="float">
            <text:p>304.74</text:p>
          </table:table-cell>
          <table:table-cell office:value-type="float" office:value="308.3" calcext:value-type="float">
            <text:p>308.3</text:p>
          </table:table-cell>
          <table:table-cell table:number-columns-repeated="5" office:value-type="float" office:value="303.63" calcext:value-type="float">
            <text:p>303.63</text:p>
          </table:table-cell>
          <table:table-cell office:value-type="float" office:value="236.85" calcext:value-type="float">
            <text:p>236.85</text:p>
          </table:table-cell>
          <table:table-cell office:value-type="float" office:value="305.21" calcext:value-type="float">
            <text:p>305.21</text:p>
          </table:table-cell>
          <table:table-cell table:number-columns-repeated="2" office:value-type="float" office:value="306.57" calcext:value-type="float">
            <text:p>306.57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12-2017</text:p>
          </table:table-cell>
          <table:table-cell office:value-type="float" office:value="247.65" calcext:value-type="float">
            <text:p>247.65</text:p>
          </table:table-cell>
          <table:table-cell table:number-columns-repeated="2" office:value-type="float" office:value="241.04" calcext:value-type="float">
            <text:p>241.04</text:p>
          </table:table-cell>
          <table:table-cell office:value-type="float" office:value="247.55" calcext:value-type="float">
            <text:p>247.55</text:p>
          </table:table-cell>
          <table:table-cell office:value-type="float" office:value="250.06" calcext:value-type="float">
            <text:p>250.06</text:p>
          </table:table-cell>
          <table:table-cell office:value-type="float" office:value="253.93" calcext:value-type="float">
            <text:p>253.93</text:p>
          </table:table-cell>
          <table:table-cell office:value-type="float" office:value="254.33" calcext:value-type="float">
            <text:p>254.33</text:p>
          </table:table-cell>
          <table:table-cell office:value-type="float" office:value="260.55" calcext:value-type="float">
            <text:p>260.55</text:p>
          </table:table-cell>
          <table:table-cell table:number-columns-repeated="3" office:value-type="float" office:value="237.09" calcext:value-type="float">
            <text:p>237.09</text:p>
          </table:table-cell>
          <table:table-cell table:number-columns-repeated="3" office:value-type="float" office:value="239.22" calcext:value-type="float">
            <text:p>239.22</text:p>
          </table:table-cell>
          <table:table-cell office:value-type="float" office:value="253.93" calcext:value-type="float">
            <text:p>253.93</text:p>
          </table:table-cell>
          <table:table-cell table:number-columns-repeated="2" office:value-type="float" office:value="254.29" calcext:value-type="float">
            <text:p>254.29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12-2017</text:p>
          </table:table-cell>
          <table:table-cell office:value-type="float" office:value="219.9" calcext:value-type="float">
            <text:p>219.9</text:p>
          </table:table-cell>
          <table:table-cell table:number-columns-repeated="4" office:value-type="float" office:value="218.65" calcext:value-type="float">
            <text:p>218.65</text:p>
          </table:table-cell>
          <table:table-cell office:value-type="float" office:value="238.79" calcext:value-type="float">
            <text:p>238.79</text:p>
          </table:table-cell>
          <table:table-cell office:value-type="float" office:value="179.08" calcext:value-type="float">
            <text:p>179.08</text:p>
          </table:table-cell>
          <table:table-cell office:value-type="float" office:value="193.16" calcext:value-type="float">
            <text:p>193.16</text:p>
          </table:table-cell>
          <table:table-cell table:number-columns-repeated="3" office:value-type="float" office:value="219.35" calcext:value-type="float">
            <text:p>219.35</text:p>
          </table:table-cell>
          <table:table-cell table:number-columns-repeated="3" office:value-type="float" office:value="218.66" calcext:value-type="float">
            <text:p>218.66</text:p>
          </table:table-cell>
          <table:table-cell table:number-columns-repeated="3" office:value-type="float" office:value="238.79" calcext:value-type="float">
            <text:p>238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12-2017</text:p>
          </table:table-cell>
          <table:table-cell office:value-type="float" office:value="228.57" calcext:value-type="float">
            <text:p>228.57</text:p>
          </table:table-cell>
          <table:table-cell table:number-columns-repeated="3" office:value-type="float" office:value="226.46" calcext:value-type="float">
            <text:p>226.46</text:p>
          </table:table-cell>
          <table:table-cell office:value-type="float" office:value="227.31" calcext:value-type="float">
            <text:p>227.31</text:p>
          </table:table-cell>
          <table:table-cell office:value-type="float" office:value="240.37" calcext:value-type="float">
            <text:p>240.37</text:p>
          </table:table-cell>
          <table:table-cell table:number-columns-repeated="2" office:value-type="float" office:value="199.85" calcext:value-type="float">
            <text:p>199.85</text:p>
          </table:table-cell>
          <table:table-cell table:number-columns-repeated="3" office:value-type="float" office:value="226.32" calcext:value-type="float">
            <text:p>226.32</text:p>
          </table:table-cell>
          <table:table-cell table:number-columns-repeated="2" office:value-type="float" office:value="226.47" calcext:value-type="float">
            <text:p>226.47</text:p>
          </table:table-cell>
          <table:table-cell office:value-type="float" office:value="226.16" calcext:value-type="float">
            <text:p>226.16</text:p>
          </table:table-cell>
          <table:table-cell table:number-columns-repeated="3" office:value-type="float" office:value="240.37" calcext:value-type="float">
            <text:p>240.37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12-2017</text:p>
          </table:table-cell>
          <table:table-cell office:value-type="float" office:value="280.68" calcext:value-type="float">
            <text:p>280.68</text:p>
          </table:table-cell>
          <table:table-cell table:number-columns-repeated="3" office:value-type="float" office:value="274" calcext:value-type="float">
            <text:p>274</text:p>
          </table:table-cell>
          <table:table-cell office:value-type="float" office:value="294.96" calcext:value-type="float">
            <text:p>294.96</text:p>
          </table:table-cell>
          <table:table-cell office:value-type="float" office:value="294.07" calcext:value-type="float">
            <text:p>294.07</text:p>
          </table:table-cell>
          <table:table-cell office:value-type="float" office:value="283.33" calcext:value-type="float">
            <text:p>283.33</text:p>
          </table:table-cell>
          <table:table-cell office:value-type="float" office:value="301.25" calcext:value-type="float">
            <text:p>301.25</text:p>
          </table:table-cell>
          <table:table-cell table:number-columns-repeated="5" office:value-type="float" office:value="274" calcext:value-type="float">
            <text:p>274</text:p>
          </table:table-cell>
          <table:table-cell office:value-type="float" office:value="266.03" calcext:value-type="float">
            <text:p>266.03</text:p>
          </table:table-cell>
          <table:table-cell table:number-columns-repeated="2" office:value-type="float" office:value="294.07" calcext:value-type="float">
            <text:p>294.07</text:p>
          </table:table-cell>
          <table:table-cell office:value-type="float" office:value="296.52" calcext:value-type="float">
            <text:p>296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12-2017</text:p>
          </table:table-cell>
          <table:table-cell office:value-type="float" office:value="231.67" calcext:value-type="float">
            <text:p>231.67</text:p>
          </table:table-cell>
          <table:table-cell table:number-columns-repeated="3" office:value-type="float" office:value="230.5" calcext:value-type="float">
            <text:p>230.5</text:p>
          </table:table-cell>
          <table:table-cell office:value-type="float" office:value="244.73" calcext:value-type="float">
            <text:p>244.73</text:p>
          </table:table-cell>
          <table:table-cell table:number-columns-repeated="2" office:value-type="float" office:value="230.5" calcext:value-type="float">
            <text:p>230.5</text:p>
          </table:table-cell>
          <table:table-cell office:value-type="float" office:value="246.52" calcext:value-type="float">
            <text:p>246.52</text:p>
          </table:table-cell>
          <table:table-cell table:number-columns-repeated="5" office:value-type="float" office:value="230.5" calcext:value-type="float">
            <text:p>230.5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0.5" calcext:value-type="float">
            <text:p>230.5</text:p>
          </table:table-cell>
          <table:table-cell office:value-type="float" office:value="233.12" calcext:value-type="float">
            <text:p>233.12</text:p>
          </table:table-cell>
          <table:table-cell office:value-type="float" office:value="244.73" calcext:value-type="float">
            <text:p>244.73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12-2017</text:p>
          </table:table-cell>
          <table:table-cell office:value-type="float" office:value="227.44" calcext:value-type="float">
            <text:p>227.44</text:p>
          </table:table-cell>
          <table:table-cell table:number-columns-repeated="3" office:value-type="float" office:value="225.54" calcext:value-type="float">
            <text:p>225.54</text:p>
          </table:table-cell>
          <table:table-cell office:value-type="float" office:value="255.29" calcext:value-type="float">
            <text:p>255.29</text:p>
          </table:table-cell>
          <table:table-cell office:value-type="float" office:value="225.54" calcext:value-type="float">
            <text:p>225.54</text:p>
          </table:table-cell>
          <table:table-cell office:value-type="float" office:value="238.16" calcext:value-type="float">
            <text:p>238.16</text:p>
          </table:table-cell>
          <table:table-cell office:value-type="float" office:value="258.62" calcext:value-type="float">
            <text:p>258.62</text:p>
          </table:table-cell>
          <table:table-cell table:number-columns-repeated="5" office:value-type="float" office:value="225.54" calcext:value-type="float">
            <text:p>225.54</text:p>
          </table:table-cell>
          <table:table-cell office:value-type="float" office:value="223.82" calcext:value-type="float">
            <text:p>223.82</text:p>
          </table:table-cell>
          <table:table-cell office:value-type="float" office:value="225.54" calcext:value-type="float">
            <text:p>225.54</text:p>
          </table:table-cell>
          <table:table-cell office:value-type="float" office:value="239.01" calcext:value-type="float">
            <text:p>239.01</text:p>
          </table:table-cell>
          <table:table-cell office:value-type="float" office:value="255.29" calcext:value-type="float">
            <text:p>255.29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12-2017</text:p>
          </table:table-cell>
          <table:table-cell office:value-type="float" office:value="280.57" calcext:value-type="float">
            <text:p>280.57</text:p>
          </table:table-cell>
          <table:table-cell table:number-columns-repeated="2" office:value-type="float" office:value="241.77" calcext:value-type="float">
            <text:p>241.77</text:p>
          </table:table-cell>
          <table:table-cell office:value-type="float" office:value="303.52" calcext:value-type="float">
            <text:p>303.52</text:p>
          </table:table-cell>
          <table:table-cell office:value-type="float" office:value="332.55" calcext:value-type="float">
            <text:p>332.55</text:p>
          </table:table-cell>
          <table:table-cell office:value-type="float" office:value="317.09" calcext:value-type="float">
            <text:p>317.09</text:p>
          </table:table-cell>
          <table:table-cell office:value-type="float" office:value="305.94" calcext:value-type="float">
            <text:p>305.94</text:p>
          </table:table-cell>
          <table:table-cell office:value-type="float" office:value="334.3" calcext:value-type="float">
            <text:p>334.3</text:p>
          </table:table-cell>
          <table:table-cell table:number-columns-repeated="3" office:value-type="float" office:value="303.33" calcext:value-type="float">
            <text:p>303.33</text:p>
          </table:table-cell>
          <table:table-cell table:number-columns-repeated="2" office:value-type="float" office:value="235.28" calcext:value-type="float">
            <text:p>235.28</text:p>
          </table:table-cell>
          <table:table-cell office:value-type="float" office:value="234.58" calcext:value-type="float">
            <text:p>234.58</text:p>
          </table:table-cell>
          <table:table-cell table:number-columns-repeated="2" office:value-type="float" office:value="317.09" calcext:value-type="float">
            <text:p>317.09</text:p>
          </table:table-cell>
          <table:table-cell office:value-type="float" office:value="333" calcext:value-type="float">
            <text:p>333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12-2017</text:p>
          </table:table-cell>
          <table:table-cell office:value-type="float" office:value="312.83" calcext:value-type="float">
            <text:p>312.83</text:p>
          </table:table-cell>
          <table:table-cell table:number-columns-repeated="2" office:value-type="float" office:value="239.87" calcext:value-type="float">
            <text:p>239.87</text:p>
          </table:table-cell>
          <table:table-cell office:value-type="float" office:value="345.24" calcext:value-type="float">
            <text:p>345.24</text:p>
          </table:table-cell>
          <table:table-cell office:value-type="float" office:value="388.24" calcext:value-type="float">
            <text:p>388.24</text:p>
          </table:table-cell>
          <table:table-cell office:value-type="float" office:value="349.71" calcext:value-type="float">
            <text:p>349.71</text:p>
          </table:table-cell>
          <table:table-cell office:value-type="float" office:value="390.05" calcext:value-type="float">
            <text:p>390.05</text:p>
          </table:table-cell>
          <table:table-cell office:value-type="float" office:value="407.59" calcext:value-type="float">
            <text:p>407.59</text:p>
          </table:table-cell>
          <table:table-cell table:number-columns-repeated="3" office:value-type="float" office:value="342.3" calcext:value-type="float">
            <text:p>342.3</text:p>
          </table:table-cell>
          <table:table-cell table:number-columns-repeated="2" office:value-type="float" office:value="235.5" calcext:value-type="float">
            <text:p>235.5</text:p>
          </table:table-cell>
          <table:table-cell office:value-type="float" office:value="226.11" calcext:value-type="float">
            <text:p>226.11</text:p>
          </table:table-cell>
          <table:table-cell table:number-columns-repeated="2" office:value-type="float" office:value="349.71" calcext:value-type="float">
            <text:p>349.71</text:p>
          </table:table-cell>
          <table:table-cell office:value-type="float" office:value="389.23" calcext:value-type="float">
            <text:p>389.23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12-2017</text:p>
          </table:table-cell>
          <table:table-cell office:value-type="float" office:value="243.33" calcext:value-type="float">
            <text:p>243.33</text:p>
          </table:table-cell>
          <table:table-cell table:number-columns-repeated="3" office:value-type="float" office:value="233.83" calcext:value-type="float">
            <text:p>233.83</text:p>
          </table:table-cell>
          <table:table-cell office:value-type="float" office:value="331.47" calcext:value-type="float">
            <text:p>331.47</text:p>
          </table:table-cell>
          <table:table-cell office:value-type="float" office:value="242.01" calcext:value-type="float">
            <text:p>242.01</text:p>
          </table:table-cell>
          <table:table-cell office:value-type="float" office:value="317.15" calcext:value-type="float">
            <text:p>317.15</text:p>
          </table:table-cell>
          <table:table-cell office:value-type="float" office:value="340.09" calcext:value-type="float">
            <text:p>340.09</text:p>
          </table:table-cell>
          <table:table-cell table:number-columns-repeated="5" office:value-type="float" office:value="233.83" calcext:value-type="float">
            <text:p>233.83</text:p>
          </table:table-cell>
          <table:table-cell office:value-type="float" office:value="222.03" calcext:value-type="float">
            <text:p>222.03</text:p>
          </table:table-cell>
          <table:table-cell office:value-type="float" office:value="242.01" calcext:value-type="float">
            <text:p>242.01</text:p>
          </table:table-cell>
          <table:table-cell office:value-type="float" office:value="260.49" calcext:value-type="float">
            <text:p>260.49</text:p>
          </table:table-cell>
          <table:table-cell office:value-type="float" office:value="332.79" calcext:value-type="float">
            <text:p>332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12-2017</text:p>
          </table:table-cell>
          <table:table-cell office:value-type="float" office:value="219.78" calcext:value-type="float">
            <text:p>219.78</text:p>
          </table:table-cell>
          <table:table-cell table:number-columns-repeated="3" office:value-type="float" office:value="218.25" calcext:value-type="float">
            <text:p>218.25</text:p>
          </table:table-cell>
          <table:table-cell office:value-type="float" office:value="244.87" calcext:value-type="float">
            <text:p>244.87</text:p>
          </table:table-cell>
          <table:table-cell office:value-type="float" office:value="221.41" calcext:value-type="float">
            <text:p>221.41</text:p>
          </table:table-cell>
          <table:table-cell office:value-type="float" office:value="241.29" calcext:value-type="float">
            <text:p>241.29</text:p>
          </table:table-cell>
          <table:table-cell office:value-type="float" office:value="252.05" calcext:value-type="float">
            <text:p>252.05</text:p>
          </table:table-cell>
          <table:table-cell table:number-columns-repeated="3" office:value-type="float" office:value="218.25" calcext:value-type="float">
            <text:p>218.25</text:p>
          </table:table-cell>
          <table:table-cell table:number-columns-repeated="3" office:value-type="float" office:value="218.19" calcext:value-type="float">
            <text:p>218.19</text:p>
          </table:table-cell>
          <table:table-cell office:value-type="float" office:value="221.41" calcext:value-type="float">
            <text:p>221.41</text:p>
          </table:table-cell>
          <table:table-cell office:value-type="float" office:value="243.58" calcext:value-type="float">
            <text:p>243.58</text:p>
          </table:table-cell>
          <table:table-cell office:value-type="float" office:value="257.44" calcext:value-type="float">
            <text:p>257.44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12-2017</text:p>
          </table:table-cell>
          <table:table-cell office:value-type="float" office:value="217.43" calcext:value-type="float">
            <text:p>217.43</text:p>
          </table:table-cell>
          <table:table-cell table:number-columns-repeated="4" office:value-type="float" office:value="215.56" calcext:value-type="float">
            <text:p>215.56</text:p>
          </table:table-cell>
          <table:table-cell office:value-type="float" office:value="244.68" calcext:value-type="float">
            <text:p>244.68</text:p>
          </table:table-cell>
          <table:table-cell table:number-columns-repeated="8" office:value-type="float" office:value="215.56" calcext:value-type="float">
            <text:p>215.56</text:p>
          </table:table-cell>
          <table:table-cell office:value-type="float" office:value="244.68" calcext:value-type="float">
            <text:p>244.68</text:p>
          </table:table-cell>
          <table:table-cell office:value-type="float" office:value="245.33" calcext:value-type="float">
            <text:p>245.33</text:p>
          </table:table-cell>
          <table:table-cell office:value-type="float" office:value="249.47" calcext:value-type="float">
            <text:p>249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12-2017</text:p>
          </table:table-cell>
          <table:table-cell office:value-type="float" office:value="174.94" calcext:value-type="float">
            <text:p>174.94</text:p>
          </table:table-cell>
          <table:table-cell table:number-columns-repeated="5" office:value-type="float" office:value="128.62" calcext:value-type="float">
            <text:p>128.62</text:p>
          </table:table-cell>
          <table:table-cell office:value-type="float" office:value="73.96" calcext:value-type="float">
            <text:p>73.96</text:p>
          </table:table-cell>
          <table:table-cell office:value-type="float" office:value="83.77" calcext:value-type="float">
            <text:p>83.77</text:p>
          </table:table-cell>
          <table:table-cell table:number-columns-repeated="3" office:value-type="float" office:value="190.75" calcext:value-type="float">
            <text:p>190.75</text:p>
          </table:table-cell>
          <table:table-cell table:number-columns-repeated="3" office:value-type="float" office:value="177.61" calcext:value-type="float">
            <text:p>177.61</text:p>
          </table:table-cell>
          <table:table-cell table:number-columns-repeated="3" office:value-type="float" office:value="128.62" calcext:value-type="float">
            <text:p>128.62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12-2017</text:p>
          </table:table-cell>
          <table:table-cell office:value-type="float" office:value="182.77" calcext:value-type="float">
            <text:p>182.77</text:p>
          </table:table-cell>
          <table:table-cell table:number-columns-repeated="5" office:value-type="float" office:value="177.2" calcext:value-type="float">
            <text:p>177.2</text:p>
          </table:table-cell>
          <table:table-cell office:value-type="float" office:value="-62.76" calcext:value-type="float">
            <text:p>-62.76</text:p>
          </table:table-cell>
          <table:table-cell office:value-type="float" office:value="-44.23" calcext:value-type="float">
            <text:p>-44.23</text:p>
          </table:table-cell>
          <table:table-cell table:number-columns-repeated="3" office:value-type="float" office:value="195.37" calcext:value-type="float">
            <text:p>195.37</text:p>
          </table:table-cell>
          <table:table-cell table:number-columns-repeated="3" office:value-type="float" office:value="187.19" calcext:value-type="float">
            <text:p>187.19</text:p>
          </table:table-cell>
          <table:table-cell table:number-columns-repeated="3" office:value-type="float" office:value="177.2" calcext:value-type="float">
            <text:p>177.2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12-2017</text:p>
          </table:table-cell>
          <table:table-cell office:value-type="float" office:value="190.78" calcext:value-type="float">
            <text:p>190.78</text:p>
          </table:table-cell>
          <table:table-cell table:number-columns-repeated="5" office:value-type="float" office:value="193.93" calcext:value-type="float">
            <text:p>193.93</text:p>
          </table:table-cell>
          <table:table-cell office:value-type="float" office:value="78.02" calcext:value-type="float">
            <text:p>78.02</text:p>
          </table:table-cell>
          <table:table-cell office:value-type="float" office:value="81.03" calcext:value-type="float">
            <text:p>81.03</text:p>
          </table:table-cell>
          <table:table-cell table:number-columns-repeated="3" office:value-type="float" office:value="194.06" calcext:value-type="float">
            <text:p>194.06</text:p>
          </table:table-cell>
          <table:table-cell table:number-columns-repeated="6" office:value-type="float" office:value="193.93" calcext:value-type="float">
            <text:p>193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12-2017</text:p>
          </table:table-cell>
          <table:table-cell office:value-type="float" office:value="191.46" calcext:value-type="float">
            <text:p>191.46</text:p>
          </table:table-cell>
          <table:table-cell table:number-columns-repeated="5" office:value-type="float" office:value="189.54" calcext:value-type="float">
            <text:p>189.54</text:p>
          </table:table-cell>
          <table:table-cell office:value-type="float" office:value="20.65" calcext:value-type="float">
            <text:p>20.65</text:p>
          </table:table-cell>
          <table:table-cell office:value-type="float" office:value="78.13" calcext:value-type="float">
            <text:p>78.13</text:p>
          </table:table-cell>
          <table:table-cell table:number-columns-repeated="3" office:value-type="float" office:value="194.62" calcext:value-type="float">
            <text:p>194.62</text:p>
          </table:table-cell>
          <table:table-cell table:number-columns-repeated="3" office:value-type="float" office:value="191.87" calcext:value-type="float">
            <text:p>191.87</text:p>
          </table:table-cell>
          <table:table-cell table:number-columns-repeated="3" office:value-type="float" office:value="189.54" calcext:value-type="float">
            <text:p>189.54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12-2017</text:p>
          </table:table-cell>
          <table:table-cell office:value-type="float" office:value="225.44" calcext:value-type="float">
            <text:p>225.44</text:p>
          </table:table-cell>
          <table:table-cell table:number-columns-repeated="3" office:value-type="float" office:value="215.93" calcext:value-type="float">
            <text:p>215.93</text:p>
          </table:table-cell>
          <table:table-cell office:value-type="float" office:value="221.53" calcext:value-type="float">
            <text:p>221.53</text:p>
          </table:table-cell>
          <table:table-cell office:value-type="float" office:value="221.83" calcext:value-type="float">
            <text:p>221.83</text:p>
          </table:table-cell>
          <table:table-cell office:value-type="float" office:value="214.01" calcext:value-type="float">
            <text:p>214.01</text:p>
          </table:table-cell>
          <table:table-cell office:value-type="float" office:value="216.15" calcext:value-type="float">
            <text:p>216.15</text:p>
          </table:table-cell>
          <table:table-cell table:number-columns-repeated="3" office:value-type="float" office:value="225.27" calcext:value-type="float">
            <text:p>225.27</text:p>
          </table:table-cell>
          <table:table-cell table:number-columns-repeated="3" office:value-type="float" office:value="225.11" calcext:value-type="float">
            <text:p>225.11</text:p>
          </table:table-cell>
          <table:table-cell office:value-type="float" office:value="221.83" calcext:value-type="float">
            <text:p>221.83</text:p>
          </table:table-cell>
          <table:table-cell table:number-columns-repeated="2" office:value-type="float" office:value="225.32" calcext:value-type="float">
            <text:p>225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12-2017</text:p>
          </table:table-cell>
          <table:table-cell office:value-type="float" office:value="239.48" calcext:value-type="float">
            <text:p>239.48</text:p>
          </table:table-cell>
          <table:table-cell table:number-columns-repeated="3" office:value-type="float" office:value="234.15" calcext:value-type="float">
            <text:p>234.15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97" calcext:value-type="float">
            <text:p>256.97</text:p>
          </table:table-cell>
          <table:table-cell office:value-type="float" office:value="235.54" calcext:value-type="float">
            <text:p>235.54</text:p>
          </table:table-cell>
          <table:table-cell office:value-type="float" office:value="251.66" calcext:value-type="float">
            <text:p>251.66</text:p>
          </table:table-cell>
          <table:table-cell table:number-columns-repeated="3" office:value-type="float" office:value="233.28" calcext:value-type="float">
            <text:p>233.28</text:p>
          </table:table-cell>
          <table:table-cell table:number-columns-repeated="3" office:value-type="float" office:value="234.15" calcext:value-type="float">
            <text:p>234.15</text:p>
          </table:table-cell>
          <table:table-cell table:number-columns-repeated="3" office:value-type="float" office:value="256.97" calcext:value-type="float">
            <text:p>256.97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12-2017</text:p>
          </table:table-cell>
          <table:table-cell office:value-type="float" office:value="213.6" calcext:value-type="float">
            <text:p>213.6</text:p>
          </table:table-cell>
          <table:table-cell table:number-columns-repeated="4" office:value-type="float" office:value="213.23" calcext:value-type="float">
            <text:p>213.23</text:p>
          </table:table-cell>
          <table:table-cell office:value-type="float" office:value="219.57" calcext:value-type="float">
            <text:p>219.57</text:p>
          </table:table-cell>
          <table:table-cell office:value-type="float" office:value="207.11" calcext:value-type="float">
            <text:p>207.11</text:p>
          </table:table-cell>
          <table:table-cell office:value-type="float" office:value="207.54" calcext:value-type="float">
            <text:p>207.54</text:p>
          </table:table-cell>
          <table:table-cell table:number-columns-repeated="6" office:value-type="float" office:value="213.23" calcext:value-type="float">
            <text:p>213.23</text:p>
          </table:table-cell>
          <table:table-cell office:value-type="float" office:value="219.57" calcext:value-type="float">
            <text:p>219.57</text:p>
          </table:table-cell>
          <table:table-cell table:number-columns-repeated="2" office:value-type="float" office:value="219.75" calcext:value-type="float">
            <text:p>219.75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12-2017</text:p>
          </table:table-cell>
          <table:table-cell office:value-type="float" office:value="200.49" calcext:value-type="float">
            <text:p>200.49</text:p>
          </table:table-cell>
          <table:table-cell table:number-columns-repeated="5" office:value-type="float" office:value="199.81" calcext:value-type="float">
            <text:p>199.81</text:p>
          </table:table-cell>
          <table:table-cell office:value-type="float" office:value="175.92" calcext:value-type="float">
            <text:p>175.92</text:p>
          </table:table-cell>
          <table:table-cell office:value-type="float" office:value="185.99" calcext:value-type="float">
            <text:p>185.99</text:p>
          </table:table-cell>
          <table:table-cell office:value-type="float" office:value="200.94" calcext:value-type="float">
            <text:p>200.94</text:p>
          </table:table-cell>
          <table:table-cell office:value-type="float" office:value="200.83" calcext:value-type="float">
            <text:p>200.83</text:p>
          </table:table-cell>
          <table:table-cell table:number-columns-repeated="4" office:value-type="float" office:value="200.94" calcext:value-type="float">
            <text:p>200.94</text:p>
          </table:table-cell>
          <table:table-cell table:number-columns-repeated="3" office:value-type="float" office:value="199.81" calcext:value-type="float">
            <text:p>199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12-2017</text:p>
          </table:table-cell>
          <table:table-cell office:value-type="float" office:value="198.48" calcext:value-type="float">
            <text:p>198.48</text:p>
          </table:table-cell>
          <table:table-cell table:number-columns-repeated="5" office:value-type="float" office:value="198.65" calcext:value-type="float">
            <text:p>198.65</text:p>
          </table:table-cell>
          <table:table-cell office:value-type="float" office:value="163.57" calcext:value-type="float">
            <text:p>163.57</text:p>
          </table:table-cell>
          <table:table-cell office:value-type="float" office:value="198.65" calcext:value-type="float">
            <text:p>198.65</text:p>
          </table:table-cell>
          <table:table-cell table:number-columns-repeated="3" office:value-type="float" office:value="199.15" calcext:value-type="float">
            <text:p>199.15</text:p>
          </table:table-cell>
          <table:table-cell table:number-columns-repeated="3" office:value-type="float" office:value="198.85" calcext:value-type="float">
            <text:p>198.85</text:p>
          </table:table-cell>
          <table:table-cell table:number-columns-repeated="3" office:value-type="float" office:value="198.65" calcext:value-type="float">
            <text:p>198.65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1-2018</text:p>
          </table:table-cell>
          <table:table-cell office:value-type="float" office:value="191.8" calcext:value-type="float">
            <text:p>191.8</text:p>
          </table:table-cell>
          <table:table-cell table:number-columns-repeated="5" office:value-type="float" office:value="182.08" calcext:value-type="float">
            <text:p>182.08</text:p>
          </table:table-cell>
          <table:table-cell office:value-type="float" office:value="163.07" calcext:value-type="float">
            <text:p>163.07</text:p>
          </table:table-cell>
          <table:table-cell office:value-type="float" office:value="178.45" calcext:value-type="float">
            <text:p>178.45</text:p>
          </table:table-cell>
          <table:table-cell table:number-columns-repeated="3" office:value-type="float" office:value="193.84" calcext:value-type="float">
            <text:p>193.84</text:p>
          </table:table-cell>
          <table:table-cell table:number-columns-repeated="3" office:value-type="float" office:value="194.01" calcext:value-type="float">
            <text:p>194.01</text:p>
          </table:table-cell>
          <table:table-cell table:number-columns-repeated="3" office:value-type="float" office:value="182.08" calcext:value-type="float">
            <text:p>182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1-2018</text:p>
          </table:table-cell>
          <table:table-cell office:value-type="float" office:value="237.83" calcext:value-type="float">
            <text:p>237.83</text:p>
          </table:table-cell>
          <table:table-cell table:number-columns-repeated="3" office:value-type="float" office:value="235.23" calcext:value-type="float">
            <text:p>235.23</text:p>
          </table:table-cell>
          <table:table-cell office:value-type="float" office:value="235.34" calcext:value-type="float">
            <text:p>235.34</text:p>
          </table:table-cell>
          <table:table-cell office:value-type="float" office:value="235.23" calcext:value-type="float">
            <text:p>235.23</text:p>
          </table:table-cell>
          <table:table-cell office:value-type="float" office:value="228.3" calcext:value-type="float">
            <text:p>228.3</text:p>
          </table:table-cell>
          <table:table-cell office:value-type="float" office:value="240.35" calcext:value-type="float">
            <text:p>240.35</text:p>
          </table:table-cell>
          <table:table-cell table:number-columns-repeated="3" office:value-type="float" office:value="236.66" calcext:value-type="float">
            <text:p>236.66</text:p>
          </table:table-cell>
          <table:table-cell table:number-columns-repeated="3" office:value-type="float" office:value="236.55" calcext:value-type="float">
            <text:p>236.55</text:p>
          </table:table-cell>
          <table:table-cell office:value-type="float" office:value="235.23" calcext:value-type="float">
            <text:p>235.23</text:p>
          </table:table-cell>
          <table:table-cell table:number-columns-repeated="2" office:value-type="float" office:value="235.34" calcext:value-type="float">
            <text:p>235.34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1-2018</text:p>
          </table:table-cell>
          <table:table-cell office:value-type="float" office:value="212.74" calcext:value-type="float">
            <text:p>212.74</text:p>
          </table:table-cell>
          <table:table-cell table:number-columns-repeated="5" office:value-type="float" office:value="214.38" calcext:value-type="float">
            <text:p>214.38</text:p>
          </table:table-cell>
          <table:table-cell office:value-type="float" office:value="156.42" calcext:value-type="float">
            <text:p>156.42</text:p>
          </table:table-cell>
          <table:table-cell office:value-type="float" office:value="161.58" calcext:value-type="float">
            <text:p>161.58</text:p>
          </table:table-cell>
          <table:table-cell office:value-type="float" office:value="214.17" calcext:value-type="float">
            <text:p>214.17</text:p>
          </table:table-cell>
          <table:table-cell office:value-type="float" office:value="210.81" calcext:value-type="float">
            <text:p>210.81</text:p>
          </table:table-cell>
          <table:table-cell office:value-type="float" office:value="214.17" calcext:value-type="float">
            <text:p>214.17</text:p>
          </table:table-cell>
          <table:table-cell table:number-columns-repeated="6" office:value-type="float" office:value="214.38" calcext:value-type="float">
            <text:p>214.38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1-2018</text:p>
          </table:table-cell>
          <table:table-cell office:value-type="float" office:value="240.28" calcext:value-type="float">
            <text:p>240.28</text:p>
          </table:table-cell>
          <table:table-cell table:number-columns-repeated="2" office:value-type="float" office:value="237.93" calcext:value-type="float">
            <text:p>237.93</text:p>
          </table:table-cell>
          <table:table-cell office:value-type="float" office:value="237.99" calcext:value-type="float">
            <text:p>237.99</text:p>
          </table:table-cell>
          <table:table-cell office:value-type="float" office:value="239.07" calcext:value-type="float">
            <text:p>239.07</text:p>
          </table:table-cell>
          <table:table-cell office:value-type="float" office:value="237.99" calcext:value-type="float">
            <text:p>237.99</text:p>
          </table:table-cell>
          <table:table-cell office:value-type="float" office:value="260.16" calcext:value-type="float">
            <text:p>260.16</text:p>
          </table:table-cell>
          <table:table-cell office:value-type="float" office:value="264.7" calcext:value-type="float">
            <text:p>264.7</text:p>
          </table:table-cell>
          <table:table-cell table:number-columns-repeated="3" office:value-type="float" office:value="237.99" calcext:value-type="float">
            <text:p>237.99</text:p>
          </table:table-cell>
          <table:table-cell table:number-columns-repeated="3" office:value-type="float" office:value="237.93" calcext:value-type="float">
            <text:p>237.93</text:p>
          </table:table-cell>
          <table:table-cell office:value-type="float" office:value="237.99" calcext:value-type="float">
            <text:p>237.99</text:p>
          </table:table-cell>
          <table:table-cell table:number-columns-repeated="2" office:value-type="float" office:value="239.07" calcext:value-type="float">
            <text:p>239.07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1-2018</text:p>
          </table:table-cell>
          <table:table-cell office:value-type="float" office:value="237.94" calcext:value-type="float">
            <text:p>237.94</text:p>
          </table:table-cell>
          <table:table-cell table:number-columns-repeated="3" office:value-type="float" office:value="231.68" calcext:value-type="float">
            <text:p>231.68</text:p>
          </table:table-cell>
          <table:table-cell office:value-type="float" office:value="240.18" calcext:value-type="float">
            <text:p>240.18</text:p>
          </table:table-cell>
          <table:table-cell office:value-type="float" office:value="231.68" calcext:value-type="float">
            <text:p>231.68</text:p>
          </table:table-cell>
          <table:table-cell office:value-type="float" office:value="267.2" calcext:value-type="float">
            <text:p>267.2</text:p>
          </table:table-cell>
          <table:table-cell office:value-type="float" office:value="283.63" calcext:value-type="float">
            <text:p>283.63</text:p>
          </table:table-cell>
          <table:table-cell table:number-columns-repeated="3" office:value-type="float" office:value="232.1" calcext:value-type="float">
            <text:p>232.1</text:p>
          </table:table-cell>
          <table:table-cell table:number-columns-repeated="4" office:value-type="float" office:value="231.68" calcext:value-type="float">
            <text:p>231.68</text:p>
          </table:table-cell>
          <table:table-cell table:number-columns-repeated="2" office:value-type="float" office:value="240.18" calcext:value-type="float">
            <text:p>240.18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1-2018</text:p>
          </table:table-cell>
          <table:table-cell office:value-type="float" office:value="234.88" calcext:value-type="float">
            <text:p>234.88</text:p>
          </table:table-cell>
          <table:table-cell table:number-columns-repeated="3" office:value-type="float" office:value="231.4" calcext:value-type="float">
            <text:p>231.4</text:p>
          </table:table-cell>
          <table:table-cell office:value-type="float" office:value="233.86" calcext:value-type="float">
            <text:p>233.86</text:p>
          </table:table-cell>
          <table:table-cell office:value-type="float" office:value="231.4" calcext:value-type="float">
            <text:p>231.4</text:p>
          </table:table-cell>
          <table:table-cell office:value-type="float" office:value="257.87" calcext:value-type="float">
            <text:p>257.87</text:p>
          </table:table-cell>
          <table:table-cell office:value-type="float" office:value="258.21" calcext:value-type="float">
            <text:p>258.21</text:p>
          </table:table-cell>
          <table:table-cell table:number-columns-repeated="5" office:value-type="float" office:value="231.4" calcext:value-type="float">
            <text:p>231.4</text:p>
          </table:table-cell>
          <table:table-cell office:value-type="float" office:value="230.39" calcext:value-type="float">
            <text:p>230.39</text:p>
          </table:table-cell>
          <table:table-cell office:value-type="float" office:value="231.4" calcext:value-type="float">
            <text:p>231.4</text:p>
          </table:table-cell>
          <table:table-cell table:number-columns-repeated="2" office:value-type="float" office:value="233.86" calcext:value-type="float">
            <text:p>233.86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1-2018</text:p>
          </table:table-cell>
          <table:table-cell office:value-type="float" office:value="212.14" calcext:value-type="float">
            <text:p>212.14</text:p>
          </table:table-cell>
          <table:table-cell table:number-columns-repeated="5" office:value-type="float" office:value="211.24" calcext:value-type="float">
            <text:p>211.24</text:p>
          </table:table-cell>
          <table:table-cell office:value-type="float" office:value="203.39" calcext:value-type="float">
            <text:p>203.39</text:p>
          </table:table-cell>
          <table:table-cell office:value-type="float" office:value="212.57" calcext:value-type="float">
            <text:p>212.57</text:p>
          </table:table-cell>
          <table:table-cell table:number-columns-repeated="3" office:value-type="float" office:value="212.72" calcext:value-type="float">
            <text:p>212.72</text:p>
          </table:table-cell>
          <table:table-cell table:number-columns-repeated="2" office:value-type="float" office:value="211.24" calcext:value-type="float">
            <text:p>211.24</text:p>
          </table:table-cell>
          <table:table-cell office:value-type="float" office:value="210.7" calcext:value-type="float">
            <text:p>210.7</text:p>
          </table:table-cell>
          <table:table-cell table:number-columns-repeated="3" office:value-type="float" office:value="211.24" calcext:value-type="float">
            <text:p>211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1-2018</text:p>
          </table:table-cell>
          <table:table-cell office:value-type="float" office:value="237.88" calcext:value-type="float">
            <text:p>237.88</text:p>
          </table:table-cell>
          <table:table-cell table:number-columns-repeated="2" office:value-type="float" office:value="224.87" calcext:value-type="float">
            <text:p>224.87</text:p>
          </table:table-cell>
          <table:table-cell office:value-type="float" office:value="239.55" calcext:value-type="float">
            <text:p>239.55</text:p>
          </table:table-cell>
          <table:table-cell office:value-type="float" office:value="255.05" calcext:value-type="float">
            <text:p>255.05</text:p>
          </table:table-cell>
          <table:table-cell office:value-type="float" office:value="239.55" calcext:value-type="float">
            <text:p>239.55</text:p>
          </table:table-cell>
          <table:table-cell office:value-type="float" office:value="246.55" calcext:value-type="float">
            <text:p>246.55</text:p>
          </table:table-cell>
          <table:table-cell office:value-type="float" office:value="256.93" calcext:value-type="float">
            <text:p>256.93</text:p>
          </table:table-cell>
          <table:table-cell table:number-columns-repeated="3" office:value-type="float" office:value="241.58" calcext:value-type="float">
            <text:p>241.58</text:p>
          </table:table-cell>
          <table:table-cell table:number-columns-repeated="3" office:value-type="float" office:value="225.82" calcext:value-type="float">
            <text:p>225.82</text:p>
          </table:table-cell>
          <table:table-cell office:value-type="float" office:value="239.55" calcext:value-type="float">
            <text:p>239.55</text:p>
          </table:table-cell>
          <table:table-cell table:number-columns-repeated="2" office:value-type="float" office:value="255.05" calcext:value-type="float">
            <text:p>255.05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1-2018</text:p>
          </table:table-cell>
          <table:table-cell office:value-type="float" office:value="227.93" calcext:value-type="float">
            <text:p>227.93</text:p>
          </table:table-cell>
          <table:table-cell table:number-columns-repeated="4" office:value-type="float" office:value="224.61" calcext:value-type="float">
            <text:p>224.61</text:p>
          </table:table-cell>
          <table:table-cell office:value-type="float" office:value="255.4" calcext:value-type="float">
            <text:p>255.4</text:p>
          </table:table-cell>
          <table:table-cell table:number-columns-repeated="2" office:value-type="float" office:value="202.3" calcext:value-type="float">
            <text:p>202.3</text:p>
          </table:table-cell>
          <table:table-cell table:number-columns-repeated="3" office:value-type="float" office:value="226.38" calcext:value-type="float">
            <text:p>226.38</text:p>
          </table:table-cell>
          <table:table-cell table:number-columns-repeated="2" office:value-type="float" office:value="224.61" calcext:value-type="float">
            <text:p>224.61</text:p>
          </table:table-cell>
          <table:table-cell office:value-type="float" office:value="224.59" calcext:value-type="float">
            <text:p>224.59</text:p>
          </table:table-cell>
          <table:table-cell table:number-columns-repeated="3" office:value-type="float" office:value="255.4" calcext:value-type="float">
            <text:p>255.4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1-2018</text:p>
          </table:table-cell>
          <table:table-cell office:value-type="float" office:value="298.28" calcext:value-type="float">
            <text:p>298.28</text:p>
          </table:table-cell>
          <table:table-cell table:number-columns-repeated="4" office:value-type="float" office:value="298.01" calcext:value-type="float">
            <text:p>298.01</text:p>
          </table:table-cell>
          <table:table-cell office:value-type="float" office:value="299.36" calcext:value-type="float">
            <text:p>299.36</text:p>
          </table:table-cell>
          <table:table-cell table:number-columns-repeated="2" office:value-type="float" office:value="300.89" calcext:value-type="float">
            <text:p>300.89</text:p>
          </table:table-cell>
          <table:table-cell table:number-columns-repeated="3" office:value-type="float" office:value="297.25" calcext:value-type="float">
            <text:p>297.25</text:p>
          </table:table-cell>
          <table:table-cell table:number-columns-repeated="3" office:value-type="float" office:value="297.09" calcext:value-type="float">
            <text:p>297.09</text:p>
          </table:table-cell>
          <table:table-cell table:number-columns-repeated="3" office:value-type="float" office:value="299.36" calcext:value-type="float">
            <text:p>299.36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1-2018</text:p>
          </table:table-cell>
          <table:table-cell office:value-type="float" office:value="315.07" calcext:value-type="float">
            <text:p>315.07</text:p>
          </table:table-cell>
          <table:table-cell table:number-columns-repeated="2" office:value-type="float" office:value="320.32" calcext:value-type="float">
            <text:p>320.32</text:p>
          </table:table-cell>
          <table:table-cell office:value-type="float" office:value="320.4" calcext:value-type="float">
            <text:p>320.4</text:p>
          </table:table-cell>
          <table:table-cell table:number-columns-repeated="2" office:value-type="float" office:value="321.13" calcext:value-type="float">
            <text:p>321.13</text:p>
          </table:table-cell>
          <table:table-cell table:number-columns-repeated="2" office:value-type="float" office:value="326.43" calcext:value-type="float">
            <text:p>326.43</text:p>
          </table:table-cell>
          <table:table-cell table:number-columns-repeated="3" office:value-type="float" office:value="320.4" calcext:value-type="float">
            <text:p>320.4</text:p>
          </table:table-cell>
          <table:table-cell table:number-columns-repeated="2" office:value-type="float" office:value="318.38" calcext:value-type="float">
            <text:p>318.38</text:p>
          </table:table-cell>
          <table:table-cell office:value-type="float" office:value="275.05" calcext:value-type="float">
            <text:p>275.05</text:p>
          </table:table-cell>
          <table:table-cell table:number-columns-repeated="3" office:value-type="float" office:value="321.13" calcext:value-type="float">
            <text:p>321.13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1-2018</text:p>
          </table:table-cell>
          <table:table-cell office:value-type="float" office:value="267.75" calcext:value-type="float">
            <text:p>267.75</text:p>
          </table:table-cell>
          <table:table-cell table:number-columns-repeated="3" office:value-type="float" office:value="266.42" calcext:value-type="float">
            <text:p>266.42</text:p>
          </table:table-cell>
          <table:table-cell office:value-type="float" office:value="270.89" calcext:value-type="float">
            <text:p>270.89</text:p>
          </table:table-cell>
          <table:table-cell office:value-type="float" office:value="276.92" calcext:value-type="float">
            <text:p>276.92</text:p>
          </table:table-cell>
          <table:table-cell office:value-type="float" office:value="266.42" calcext:value-type="float">
            <text:p>266.42</text:p>
          </table:table-cell>
          <table:table-cell office:value-type="float" office:value="270.89" calcext:value-type="float">
            <text:p>270.89</text:p>
          </table:table-cell>
          <table:table-cell table:number-columns-repeated="5" office:value-type="float" office:value="266.42" calcext:value-type="float">
            <text:p>266.42</text:p>
          </table:table-cell>
          <table:table-cell office:value-type="float" office:value="225.82" calcext:value-type="float">
            <text:p>225.82</text:p>
          </table:table-cell>
          <table:table-cell table:number-columns-repeated="3" office:value-type="float" office:value="276.92" calcext:value-type="float">
            <text:p>276.92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1-2018</text:p>
          </table:table-cell>
          <table:table-cell office:value-type="float" office:value="231.03" calcext:value-type="float">
            <text:p>231.03</text:p>
          </table:table-cell>
          <table:table-cell table:number-columns-repeated="4" office:value-type="float" office:value="231.81" calcext:value-type="float">
            <text:p>231.81</text:p>
          </table:table-cell>
          <table:table-cell office:value-type="float" office:value="242.18" calcext:value-type="float">
            <text:p>242.18</text:p>
          </table:table-cell>
          <table:table-cell table:number-columns-repeated="7" office:value-type="float" office:value="231.81" calcext:value-type="float">
            <text:p>231.81</text:p>
          </table:table-cell>
          <table:table-cell office:value-type="float" office:value="222.4" calcext:value-type="float">
            <text:p>222.4</text:p>
          </table:table-cell>
          <table:table-cell table:number-columns-repeated="3" office:value-type="float" office:value="242.18" calcext:value-type="float">
            <text:p>242.18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1-2018</text:p>
          </table:table-cell>
          <table:table-cell office:value-type="float" office:value="221.71" calcext:value-type="float">
            <text:p>221.71</text:p>
          </table:table-cell>
          <table:table-cell table:number-columns-repeated="3" office:value-type="float" office:value="221.7" calcext:value-type="float">
            <text:p>221.7</text:p>
          </table:table-cell>
          <table:table-cell office:value-type="float" office:value="224.69" calcext:value-type="float">
            <text:p>224.69</text:p>
          </table:table-cell>
          <table:table-cell office:value-type="float" office:value="221.7" calcext:value-type="float">
            <text:p>221.7</text:p>
          </table:table-cell>
          <table:table-cell office:value-type="float" office:value="216.06" calcext:value-type="float">
            <text:p>216.06</text:p>
          </table:table-cell>
          <table:table-cell office:value-type="float" office:value="219.05" calcext:value-type="float">
            <text:p>219.05</text:p>
          </table:table-cell>
          <table:table-cell table:number-columns-repeated="3" office:value-type="float" office:value="221.88" calcext:value-type="float">
            <text:p>221.88</text:p>
          </table:table-cell>
          <table:table-cell table:number-columns-repeated="2" office:value-type="float" office:value="221.7" calcext:value-type="float">
            <text:p>221.7</text:p>
          </table:table-cell>
          <table:table-cell office:value-type="float" office:value="219.4" calcext:value-type="float">
            <text:p>219.4</text:p>
          </table:table-cell>
          <table:table-cell office:value-type="float" office:value="221.7" calcext:value-type="float">
            <text:p>221.7</text:p>
          </table:table-cell>
          <table:table-cell table:number-columns-repeated="2" office:value-type="float" office:value="226.2" calcext:value-type="float">
            <text:p>226.2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1-2018</text:p>
          </table:table-cell>
          <table:table-cell office:value-type="float" office:value="217.51" calcext:value-type="float">
            <text:p>217.51</text:p>
          </table:table-cell>
          <table:table-cell table:number-columns-repeated="4" office:value-type="float" office:value="209.55" calcext:value-type="float">
            <text:p>209.55</text:p>
          </table:table-cell>
          <table:table-cell office:value-type="float" office:value="240.32" calcext:value-type="float">
            <text:p>240.32</text:p>
          </table:table-cell>
          <table:table-cell office:value-type="float" office:value="180.89" calcext:value-type="float">
            <text:p>180.89</text:p>
          </table:table-cell>
          <table:table-cell office:value-type="float" office:value="195.04" calcext:value-type="float">
            <text:p>195.04</text:p>
          </table:table-cell>
          <table:table-cell table:number-columns-repeated="3" office:value-type="float" office:value="220.45" calcext:value-type="float">
            <text:p>220.45</text:p>
          </table:table-cell>
          <table:table-cell table:number-columns-repeated="2" office:value-type="float" office:value="217.63" calcext:value-type="float">
            <text:p>217.63</text:p>
          </table:table-cell>
          <table:table-cell office:value-type="float" office:value="213.04" calcext:value-type="float">
            <text:p>213.04</text:p>
          </table:table-cell>
          <table:table-cell table:number-columns-repeated="3" office:value-type="float" office:value="240.32" calcext:value-type="float">
            <text:p>240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1-2018</text:p>
          </table:table-cell>
          <table:table-cell office:value-type="float" office:value="231.47" calcext:value-type="float">
            <text:p>231.47</text:p>
          </table:table-cell>
          <table:table-cell table:number-columns-repeated="2" office:value-type="float" office:value="226.75" calcext:value-type="float">
            <text:p>226.75</text:p>
          </table:table-cell>
          <table:table-cell office:value-type="float" office:value="231.38" calcext:value-type="float">
            <text:p>231.38</text:p>
          </table:table-cell>
          <table:table-cell office:value-type="float" office:value="232.32" calcext:value-type="float">
            <text:p>232.32</text:p>
          </table:table-cell>
          <table:table-cell office:value-type="float" office:value="234.7" calcext:value-type="float">
            <text:p>234.7</text:p>
          </table:table-cell>
          <table:table-cell table:number-columns-repeated="2" office:value-type="float" office:value="188.37" calcext:value-type="float">
            <text:p>188.37</text:p>
          </table:table-cell>
          <table:table-cell table:number-columns-repeated="3" office:value-type="float" office:value="239.28" calcext:value-type="float">
            <text:p>239.28</text:p>
          </table:table-cell>
          <table:table-cell table:number-columns-repeated="2" office:value-type="float" office:value="232.86" calcext:value-type="float">
            <text:p>232.86</text:p>
          </table:table-cell>
          <table:table-cell office:value-type="float" office:value="215.85" calcext:value-type="float">
            <text:p>215.85</text:p>
          </table:table-cell>
          <table:table-cell office:value-type="float" office:value="234.7" calcext:value-type="float">
            <text:p>234.7</text:p>
          </table:table-cell>
          <table:table-cell table:number-columns-repeated="2" office:value-type="float" office:value="235.64" calcext:value-type="float">
            <text:p>235.64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1-2018</text:p>
          </table:table-cell>
          <table:table-cell office:value-type="float" office:value="254.33" calcext:value-type="float">
            <text:p>254.33</text:p>
          </table:table-cell>
          <table:table-cell table:number-columns-repeated="4" office:value-type="float" office:value="250.83" calcext:value-type="float">
            <text:p>250.83</text:p>
          </table:table-cell>
          <table:table-cell office:value-type="float" office:value="301.38" calcext:value-type="float">
            <text:p>301.38</text:p>
          </table:table-cell>
          <table:table-cell table:number-columns-repeated="7" office:value-type="float" office:value="250.83" calcext:value-type="float">
            <text:p>250.83</text:p>
          </table:table-cell>
          <table:table-cell office:value-type="float" office:value="227.97" calcext:value-type="float">
            <text:p>227.97</text:p>
          </table:table-cell>
          <table:table-cell office:value-type="float" office:value="301.38" calcext:value-type="float">
            <text:p>301.38</text:p>
          </table:table-cell>
          <table:table-cell table:number-columns-repeated="2" office:value-type="float" office:value="317.92" calcext:value-type="float">
            <text:p>317.92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1-2018</text:p>
          </table:table-cell>
          <table:table-cell office:value-type="float" office:value="276.81" calcext:value-type="float">
            <text:p>276.81</text:p>
          </table:table-cell>
          <table:table-cell table:number-columns-repeated="4" office:value-type="float" office:value="266.2" calcext:value-type="float">
            <text:p>266.2</text:p>
          </table:table-cell>
          <table:table-cell office:value-type="float" office:value="315.97" calcext:value-type="float">
            <text:p>315.97</text:p>
          </table:table-cell>
          <table:table-cell table:number-columns-repeated="8" office:value-type="float" office:value="266.2" calcext:value-type="float">
            <text:p>266.2</text:p>
          </table:table-cell>
          <table:table-cell office:value-type="float" office:value="315.97" calcext:value-type="float">
            <text:p>315.97</text:p>
          </table:table-cell>
          <table:table-cell table:number-columns-repeated="2" office:value-type="float" office:value="317.12" calcext:value-type="float">
            <text:p>317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1-2018</text:p>
          </table:table-cell>
          <table:table-cell office:value-type="float" office:value="316.02" calcext:value-type="float">
            <text:p>316.02</text:p>
          </table:table-cell>
          <table:table-cell table:number-columns-repeated="2" office:value-type="float" office:value="298.2" calcext:value-type="float">
            <text:p>298.2</text:p>
          </table:table-cell>
          <table:table-cell table:number-columns-repeated="2" office:value-type="float" office:value="300.06" calcext:value-type="float">
            <text:p>300.06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300.06" calcext:value-type="float">
            <text:p>300.06</text:p>
          </table:table-cell>
          <table:table-cell table:number-columns-repeated="3" office:value-type="float" office:value="296.61" calcext:value-type="float">
            <text:p>296.61</text:p>
          </table:table-cell>
          <table:table-cell table:number-columns-repeated="2" office:value-type="float" office:value="295.81" calcext:value-type="float">
            <text:p>295.81</text:p>
          </table:table-cell>
          <table:table-cell office:value-type="float" office:value="285.89" calcext:value-type="float">
            <text:p>285.89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406.19" calcext:value-type="float">
            <text:p>406.19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1-2018</text:p>
          </table:table-cell>
          <table:table-cell office:value-type="float" office:value="243.47" calcext:value-type="float">
            <text:p>243.47</text:p>
          </table:table-cell>
          <table:table-cell table:number-columns-repeated="2" office:value-type="float" office:value="252.83" calcext:value-type="float">
            <text:p>252.83</text:p>
          </table:table-cell>
          <table:table-cell table:number-columns-repeated="3" office:value-type="float" office:value="257.28" calcext:value-type="float">
            <text:p>257.28</text:p>
          </table:table-cell>
          <table:table-cell office:value-type="float" office:value="271.44" calcext:value-type="float">
            <text:p>271.44</text:p>
          </table:table-cell>
          <table:table-cell office:value-type="float" office:value="272.66" calcext:value-type="float">
            <text:p>272.66</text:p>
          </table:table-cell>
          <table:table-cell office:value-type="float" office:value="249.57" calcext:value-type="float">
            <text:p>249.57</text:p>
          </table:table-cell>
          <table:table-cell table:number-columns-repeated="2" office:value-type="float" office:value="235.03" calcext:value-type="float">
            <text:p>235.03</text:p>
          </table:table-cell>
          <table:table-cell table:number-columns-repeated="2" office:value-type="float" office:value="236.39" calcext:value-type="float">
            <text:p>236.39</text:p>
          </table:table-cell>
          <table:table-cell office:value-type="float" office:value="231.04" calcext:value-type="float">
            <text:p>231.04</text:p>
          </table:table-cell>
          <table:table-cell office:value-type="float" office:value="257.59" calcext:value-type="float">
            <text:p>257.59</text:p>
          </table:table-cell>
          <table:table-cell table:number-columns-repeated="2" office:value-type="float" office:value="302.39" calcext:value-type="float">
            <text:p>302.39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1-2018</text:p>
          </table:table-cell>
          <table:table-cell office:value-type="float" office:value="246.27" calcext:value-type="float">
            <text:p>246.27</text:p>
          </table:table-cell>
          <table:table-cell table:number-columns-repeated="5" office:value-type="float" office:value="257.79" calcext:value-type="float">
            <text:p>257.79</text:p>
          </table:table-cell>
          <table:table-cell office:value-type="float" office:value="259.67" calcext:value-type="float">
            <text:p>259.67</text:p>
          </table:table-cell>
          <table:table-cell office:value-type="float" office:value="259.66" calcext:value-type="float">
            <text:p>259.66</text:p>
          </table:table-cell>
          <table:table-cell office:value-type="float" office:value="247.33" calcext:value-type="float">
            <text:p>247.33</text:p>
          </table:table-cell>
          <table:table-cell table:number-columns-repeated="2" office:value-type="float" office:value="234.61" calcext:value-type="float">
            <text:p>234.61</text:p>
          </table:table-cell>
          <table:table-cell table:number-columns-repeated="2" office:value-type="float" office:value="239.73" calcext:value-type="float">
            <text:p>239.73</text:p>
          </table:table-cell>
          <table:table-cell office:value-type="float" office:value="234.45" calcext:value-type="float">
            <text:p>234.45</text:p>
          </table:table-cell>
          <table:table-cell office:value-type="float" office:value="257.79" calcext:value-type="float">
            <text:p>257.79</text:p>
          </table:table-cell>
          <table:table-cell table:number-columns-repeated="2" office:value-type="float" office:value="264.51" calcext:value-type="float">
            <text:p>264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1-2018</text:p>
          </table:table-cell>
          <table:table-cell office:value-type="float" office:value="316.9" calcext:value-type="float">
            <text:p>316.9</text:p>
          </table:table-cell>
          <table:table-cell table:number-columns-repeated="4" office:value-type="float" office:value="299.64" calcext:value-type="float">
            <text:p>299.64</text:p>
          </table:table-cell>
          <table:table-cell office:value-type="float" office:value="423.35" calcext:value-type="float">
            <text:p>423.35</text:p>
          </table:table-cell>
          <table:table-cell office:value-type="float" office:value="294.44" calcext:value-type="float">
            <text:p>294.44</text:p>
          </table:table-cell>
          <table:table-cell office:value-type="float" office:value="299.42" calcext:value-type="float">
            <text:p>299.42</text:p>
          </table:table-cell>
          <table:table-cell office:value-type="float" office:value="294.61" calcext:value-type="float">
            <text:p>294.61</text:p>
          </table:table-cell>
          <table:table-cell office:value-type="float" office:value="292.46" calcext:value-type="float">
            <text:p>292.46</text:p>
          </table:table-cell>
          <table:table-cell office:value-type="float" office:value="292.95" calcext:value-type="float">
            <text:p>292.95</text:p>
          </table:table-cell>
          <table:table-cell table:number-columns-repeated="2" office:value-type="float" office:value="298.35" calcext:value-type="float">
            <text:p>298.35</text:p>
          </table:table-cell>
          <table:table-cell office:value-type="float" office:value="237.79" calcext:value-type="float">
            <text:p>237.79</text:p>
          </table:table-cell>
          <table:table-cell table:number-columns-repeated="3" office:value-type="float" office:value="423.35" calcext:value-type="float">
            <text:p>423.35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1-2018</text:p>
          </table:table-cell>
          <table:table-cell office:value-type="float" office:value="306.79" calcext:value-type="float">
            <text:p>306.79</text:p>
          </table:table-cell>
          <table:table-cell table:number-columns-repeated="4" office:value-type="float" office:value="272.11" calcext:value-type="float">
            <text:p>272.11</text:p>
          </table:table-cell>
          <table:table-cell office:value-type="float" office:value="584.62" calcext:value-type="float">
            <text:p>584.62</text:p>
          </table:table-cell>
          <table:table-cell office:value-type="float" office:value="252.28" calcext:value-type="float">
            <text:p>252.28</text:p>
          </table:table-cell>
          <table:table-cell office:value-type="float" office:value="267.55" calcext:value-type="float">
            <text:p>267.55</text:p>
          </table:table-cell>
          <table:table-cell table:number-columns-repeated="3" office:value-type="float" office:value="253.22" calcext:value-type="float">
            <text:p>253.22</text:p>
          </table:table-cell>
          <table:table-cell table:number-columns-repeated="2" office:value-type="float" office:value="269.68" calcext:value-type="float">
            <text:p>269.68</text:p>
          </table:table-cell>
          <table:table-cell office:value-type="float" office:value="243.66" calcext:value-type="float">
            <text:p>243.66</text:p>
          </table:table-cell>
          <table:table-cell office:value-type="float" office:value="584.62" calcext:value-type="float">
            <text:p>584.62</text:p>
          </table:table-cell>
          <table:table-cell office:value-type="float" office:value="585.62" calcext:value-type="float">
            <text:p>585.62</text:p>
          </table:table-cell>
          <table:table-cell office:value-type="float" office:value="588.68" calcext:value-type="float">
            <text:p>588.68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1-2018</text:p>
          </table:table-cell>
          <table:table-cell office:value-type="float" office:value="214.57" calcext:value-type="float">
            <text:p>214.57</text:p>
          </table:table-cell>
          <table:table-cell table:number-columns-repeated="4" office:value-type="float" office:value="209.72" calcext:value-type="float">
            <text:p>209.72</text:p>
          </table:table-cell>
          <table:table-cell office:value-type="float" office:value="249.35" calcext:value-type="float">
            <text:p>249.35</text:p>
          </table:table-cell>
          <table:table-cell office:value-type="float" office:value="177.13" calcext:value-type="float">
            <text:p>177.13</text:p>
          </table:table-cell>
          <table:table-cell office:value-type="float" office:value="177.34" calcext:value-type="float">
            <text:p>177.34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3.3" calcext:value-type="float">
            <text:p>213.3</text:p>
          </table:table-cell>
          <table:table-cell office:value-type="float" office:value="214.15" calcext:value-type="float">
            <text:p>214.15</text:p>
          </table:table-cell>
          <table:table-cell table:number-columns-repeated="2" office:value-type="float" office:value="215.57" calcext:value-type="float">
            <text:p>215.57</text:p>
          </table:table-cell>
          <table:table-cell office:value-type="float" office:value="214.51" calcext:value-type="float">
            <text:p>214.51</text:p>
          </table:table-cell>
          <table:table-cell table:number-columns-repeated="3" office:value-type="float" office:value="249.35" calcext:value-type="float">
            <text:p>249.35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1-2018</text:p>
          </table:table-cell>
          <table:table-cell office:value-type="float" office:value="220.88" calcext:value-type="float">
            <text:p>220.88</text:p>
          </table:table-cell>
          <table:table-cell table:number-columns-repeated="3" office:value-type="float" office:value="209.04" calcext:value-type="float">
            <text:p>209.04</text:p>
          </table:table-cell>
          <table:table-cell office:value-type="float" office:value="216.36" calcext:value-type="float">
            <text:p>216.36</text:p>
          </table:table-cell>
          <table:table-cell office:value-type="float" office:value="248.48" calcext:value-type="float">
            <text:p>248.48</text:p>
          </table:table-cell>
          <table:table-cell office:value-type="float" office:value="187.44" calcext:value-type="float">
            <text:p>187.44</text:p>
          </table:table-cell>
          <table:table-cell office:value-type="float" office:value="194.75" calcext:value-type="float">
            <text:p>194.75</text:p>
          </table:table-cell>
          <table:table-cell table:number-columns-repeated="3" office:value-type="float" office:value="220.4" calcext:value-type="float">
            <text:p>220.4</text:p>
          </table:table-cell>
          <table:table-cell table:number-columns-repeated="2" office:value-type="float" office:value="221.58" calcext:value-type="float">
            <text:p>221.58</text:p>
          </table:table-cell>
          <table:table-cell office:value-type="float" office:value="219.54" calcext:value-type="float">
            <text:p>219.54</text:p>
          </table:table-cell>
          <table:table-cell office:value-type="float" office:value="248.48" calcext:value-type="float">
            <text:p>248.48</text:p>
          </table:table-cell>
          <table:table-cell table:number-columns-repeated="2" office:value-type="float" office:value="254.92" calcext:value-type="float">
            <text:p>254.92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1-2018</text:p>
          </table:table-cell>
          <table:table-cell office:value-type="float" office:value="254" calcext:value-type="float">
            <text:p>254</text:p>
          </table:table-cell>
          <table:table-cell table:number-columns-repeated="3" office:value-type="float" office:value="241.18" calcext:value-type="float">
            <text:p>241.18</text:p>
          </table:table-cell>
          <table:table-cell office:value-type="float" office:value="304.96" calcext:value-type="float">
            <text:p>304.96</text:p>
          </table:table-cell>
          <table:table-cell office:value-type="float" office:value="313.75" calcext:value-type="float">
            <text:p>313.75</text:p>
          </table:table-cell>
          <table:table-cell office:value-type="float" office:value="254.67" calcext:value-type="float">
            <text:p>254.67</text:p>
          </table:table-cell>
          <table:table-cell office:value-type="float" office:value="305.19" calcext:value-type="float">
            <text:p>305.19</text:p>
          </table:table-cell>
          <table:table-cell table:number-columns-repeated="5" office:value-type="float" office:value="241.18" calcext:value-type="float">
            <text:p>241.18</text:p>
          </table:table-cell>
          <table:table-cell office:value-type="float" office:value="223.99" calcext:value-type="float">
            <text:p>223.99</text:p>
          </table:table-cell>
          <table:table-cell table:number-columns-repeated="3" office:value-type="float" office:value="313.75" calcext:value-type="float">
            <text:p>313.75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1-2018</text:p>
          </table:table-cell>
          <table:table-cell office:value-type="float" office:value="231.49" calcext:value-type="float">
            <text:p>231.49</text:p>
          </table:table-cell>
          <table:table-cell table:number-columns-repeated="3" office:value-type="float" office:value="232.96" calcext:value-type="float">
            <text:p>232.96</text:p>
          </table:table-cell>
          <table:table-cell table:number-columns-repeated="2" office:value-type="float" office:value="238.13" calcext:value-type="float">
            <text:p>238.13</text:p>
          </table:table-cell>
          <table:table-cell office:value-type="float" office:value="219.04" calcext:value-type="float">
            <text:p>219.04</text:p>
          </table:table-cell>
          <table:table-cell office:value-type="float" office:value="222.17" calcext:value-type="float">
            <text:p>222.17</text:p>
          </table:table-cell>
          <table:table-cell office:value-type="float" office:value="231.19" calcext:value-type="float">
            <text:p>231.19</text:p>
          </table:table-cell>
          <table:table-cell office:value-type="float" office:value="231.03" calcext:value-type="float">
            <text:p>231.03</text:p>
          </table:table-cell>
          <table:table-cell office:value-type="float" office:value="231.19" calcext:value-type="float">
            <text:p>231.19</text:p>
          </table:table-cell>
          <table:table-cell table:number-columns-repeated="2" office:value-type="float" office:value="232.57" calcext:value-type="float">
            <text:p>232.57</text:p>
          </table:table-cell>
          <table:table-cell office:value-type="float" office:value="227.09" calcext:value-type="float">
            <text:p>227.09</text:p>
          </table:table-cell>
          <table:table-cell table:number-columns-repeated="3" office:value-type="float" office:value="244.16" calcext:value-type="float">
            <text:p>244.16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1-2018</text:p>
          </table:table-cell>
          <table:table-cell office:value-type="float" office:value="207.47" calcext:value-type="float">
            <text:p>207.47</text:p>
          </table:table-cell>
          <table:table-cell table:number-columns-repeated="5" office:value-type="float" office:value="209.28" calcext:value-type="float">
            <text:p>209.28</text:p>
          </table:table-cell>
          <table:table-cell office:value-type="float" office:value="76.33" calcext:value-type="float">
            <text:p>76.33</text:p>
          </table:table-cell>
          <table:table-cell office:value-type="float" office:value="83.4" calcext:value-type="float">
            <text:p>83.4</text:p>
          </table:table-cell>
          <table:table-cell table:number-columns-repeated="6" office:value-type="float" office:value="209.44" calcext:value-type="float">
            <text:p>209.44</text:p>
          </table:table-cell>
          <table:table-cell table:number-columns-repeated="3" office:value-type="float" office:value="209.82" calcext:value-type="float">
            <text:p>209.82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1-2018</text:p>
          </table:table-cell>
          <table:table-cell office:value-type="float" office:value="223.91" calcext:value-type="float">
            <text:p>223.91</text:p>
          </table:table-cell>
          <table:table-cell table:number-columns-repeated="4" office:value-type="float" office:value="220.68" calcext:value-type="float">
            <text:p>220.68</text:p>
          </table:table-cell>
          <table:table-cell office:value-type="float" office:value="269.12" calcext:value-type="float">
            <text:p>269.12</text:p>
          </table:table-cell>
          <table:table-cell office:value-type="float" office:value="159.96" calcext:value-type="float">
            <text:p>159.96</text:p>
          </table:table-cell>
          <table:table-cell office:value-type="float" office:value="161.65" calcext:value-type="float">
            <text:p>161.65</text:p>
          </table:table-cell>
          <table:table-cell office:value-type="float" office:value="220.48" calcext:value-type="float">
            <text:p>220.48</text:p>
          </table:table-cell>
          <table:table-cell office:value-type="float" office:value="218.47" calcext:value-type="float">
            <text:p>218.47</text:p>
          </table:table-cell>
          <table:table-cell office:value-type="float" office:value="220.48" calcext:value-type="float">
            <text:p>220.48</text:p>
          </table:table-cell>
          <table:table-cell table:number-columns-repeated="3" office:value-type="float" office:value="221.14" calcext:value-type="float">
            <text:p>221.14</text:p>
          </table:table-cell>
          <table:table-cell table:number-columns-repeated="3" office:value-type="float" office:value="269.12" calcext:value-type="float">
            <text:p>269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1-2018</text:p>
          </table:table-cell>
          <table:table-cell office:value-type="float" office:value="242.89" calcext:value-type="float">
            <text:p>242.89</text:p>
          </table:table-cell>
          <table:table-cell table:number-columns-repeated="4" office:value-type="float" office:value="240.54" calcext:value-type="float">
            <text:p>240.54</text:p>
          </table:table-cell>
          <table:table-cell office:value-type="float" office:value="271.38" calcext:value-type="float">
            <text:p>271.38</text:p>
          </table:table-cell>
          <table:table-cell office:value-type="float" office:value="218.65" calcext:value-type="float">
            <text:p>218.65</text:p>
          </table:table-cell>
          <table:table-cell office:value-type="float" office:value="218.8" calcext:value-type="float">
            <text:p>218.8</text:p>
          </table:table-cell>
          <table:table-cell table:number-columns-repeated="3" office:value-type="float" office:value="239.84" calcext:value-type="float">
            <text:p>239.84</text:p>
          </table:table-cell>
          <table:table-cell table:number-columns-repeated="2" office:value-type="float" office:value="239.89" calcext:value-type="float">
            <text:p>239.89</text:p>
          </table:table-cell>
          <table:table-cell office:value-type="float" office:value="233.02" calcext:value-type="float">
            <text:p>233.02</text:p>
          </table:table-cell>
          <table:table-cell table:number-columns-repeated="3" office:value-type="float" office:value="271.38" calcext:value-type="float">
            <text:p>271.38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1-2018</text:p>
          </table:table-cell>
          <table:table-cell office:value-type="float" office:value="228.74" calcext:value-type="float">
            <text:p>228.74</text:p>
          </table:table-cell>
          <table:table-cell table:number-columns-repeated="3" office:value-type="float" office:value="221.75" calcext:value-type="float">
            <text:p>221.75</text:p>
          </table:table-cell>
          <table:table-cell office:value-type="float" office:value="221.95" calcext:value-type="float">
            <text:p>221.95</text:p>
          </table:table-cell>
          <table:table-cell office:value-type="float" office:value="341.02" calcext:value-type="float">
            <text:p>341.02</text:p>
          </table:table-cell>
          <table:table-cell office:value-type="float" office:value="215.05" calcext:value-type="float">
            <text:p>215.05</text:p>
          </table:table-cell>
          <table:table-cell office:value-type="float" office:value="215.32" calcext:value-type="float">
            <text:p>215.32</text:p>
          </table:table-cell>
          <table:table-cell office:value-type="float" office:value="221.75" calcext:value-type="float">
            <text:p>221.75</text:p>
          </table:table-cell>
          <table:table-cell office:value-type="float" office:value="221.74" calcext:value-type="float">
            <text:p>221.74</text:p>
          </table:table-cell>
          <table:table-cell office:value-type="float" office:value="221.75" calcext:value-type="float">
            <text:p>221.75</text:p>
          </table:table-cell>
          <table:table-cell table:number-columns-repeated="3" office:value-type="float" office:value="221.96" calcext:value-type="float">
            <text:p>221.96</text:p>
          </table:table-cell>
          <table:table-cell table:number-columns-repeated="3" office:value-type="float" office:value="341.02" calcext:value-type="float">
            <text:p>341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2-2018</text:p>
          </table:table-cell>
          <table:table-cell office:value-type="float" office:value="232.13" calcext:value-type="float">
            <text:p>232.13</text:p>
          </table:table-cell>
          <table:table-cell table:number-columns-repeated="3" office:value-type="float" office:value="227.28" calcext:value-type="float">
            <text:p>227.28</text:p>
          </table:table-cell>
          <table:table-cell office:value-type="float" office:value="227.73" calcext:value-type="float">
            <text:p>227.73</text:p>
          </table:table-cell>
          <table:table-cell office:value-type="float" office:value="249.29" calcext:value-type="float">
            <text:p>249.29</text:p>
          </table:table-cell>
          <table:table-cell table:number-columns-repeated="2" office:value-type="float" office:value="221.74" calcext:value-type="float">
            <text:p>221.74</text:p>
          </table:table-cell>
          <table:table-cell table:number-columns-repeated="3" office:value-type="float" office:value="229.12" calcext:value-type="float">
            <text:p>229.12</text:p>
          </table:table-cell>
          <table:table-cell table:number-columns-repeated="3" office:value-type="float" office:value="229.51" calcext:value-type="float">
            <text:p>229.51</text:p>
          </table:table-cell>
          <table:table-cell table:number-columns-repeated="3" office:value-type="float" office:value="249.29" calcext:value-type="float">
            <text:p>249.29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2-2018</text:p>
          </table:table-cell>
          <table:table-cell office:value-type="float" office:value="265.99" calcext:value-type="float">
            <text:p>265.99</text:p>
          </table:table-cell>
          <table:table-cell table:number-columns-repeated="2" office:value-type="float" office:value="255.33" calcext:value-type="float">
            <text:p>255.33</text:p>
          </table:table-cell>
          <table:table-cell office:value-type="float" office:value="264.39" calcext:value-type="float">
            <text:p>264.39</text:p>
          </table:table-cell>
          <table:table-cell office:value-type="float" office:value="284.65" calcext:value-type="float">
            <text:p>284.65</text:p>
          </table:table-cell>
          <table:table-cell office:value-type="float" office:value="272.27" calcext:value-type="float">
            <text:p>272.27</text:p>
          </table:table-cell>
          <table:table-cell office:value-type="float" office:value="264.39" calcext:value-type="float">
            <text:p>264.39</text:p>
          </table:table-cell>
          <table:table-cell office:value-type="float" office:value="284.65" calcext:value-type="float">
            <text:p>284.65</text:p>
          </table:table-cell>
          <table:table-cell table:number-columns-repeated="3" office:value-type="float" office:value="264.39" calcext:value-type="float">
            <text:p>264.39</text:p>
          </table:table-cell>
          <table:table-cell table:number-columns-repeated="2" office:value-type="float" office:value="255.33" calcext:value-type="float">
            <text:p>255.33</text:p>
          </table:table-cell>
          <table:table-cell office:value-type="float" office:value="251.27" calcext:value-type="float">
            <text:p>251.27</text:p>
          </table:table-cell>
          <table:table-cell office:value-type="float" office:value="272.27" calcext:value-type="float">
            <text:p>272.27</text:p>
          </table:table-cell>
          <table:table-cell table:number-columns-repeated="2" office:value-type="float" office:value="284.95" calcext:value-type="float">
            <text:p>284.95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2-2018</text:p>
          </table:table-cell>
          <table:table-cell office:value-type="float" office:value="253.69" calcext:value-type="float">
            <text:p>253.69</text:p>
          </table:table-cell>
          <table:table-cell table:number-columns-repeated="3" office:value-type="float" office:value="255.49" calcext:value-type="float">
            <text:p>255.49</text:p>
          </table:table-cell>
          <table:table-cell office:value-type="float" office:value="261.05" calcext:value-type="float">
            <text:p>261.05</text:p>
          </table:table-cell>
          <table:table-cell table:number-columns-repeated="2" office:value-type="float" office:value="255.49" calcext:value-type="float">
            <text:p>255.49</text:p>
          </table:table-cell>
          <table:table-cell office:value-type="float" office:value="261.05" calcext:value-type="float">
            <text:p>261.05</text:p>
          </table:table-cell>
          <table:table-cell table:number-columns-repeated="5" office:value-type="float" office:value="255.49" calcext:value-type="float">
            <text:p>255.49</text:p>
          </table:table-cell>
          <table:table-cell office:value-type="float" office:value="242.31" calcext:value-type="float">
            <text:p>242.31</text:p>
          </table:table-cell>
          <table:table-cell office:value-type="float" office:value="255.49" calcext:value-type="float">
            <text:p>255.49</text:p>
          </table:table-cell>
          <table:table-cell table:number-columns-repeated="2" office:value-type="float" office:value="261.05" calcext:value-type="float">
            <text:p>261.05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2-2018</text:p>
          </table:table-cell>
          <table:table-cell office:value-type="float" office:value="248.78" calcext:value-type="float">
            <text:p>248.78</text:p>
          </table:table-cell>
          <table:table-cell table:number-columns-repeated="5" office:value-type="float" office:value="249.84" calcext:value-type="float">
            <text:p>249.84</text:p>
          </table:table-cell>
          <table:table-cell office:value-type="float" office:value="249.53" calcext:value-type="float">
            <text:p>249.53</text:p>
          </table:table-cell>
          <table:table-cell table:number-columns-repeated="2" office:value-type="float" office:value="249.84" calcext:value-type="float">
            <text:p>249.84</text:p>
          </table:table-cell>
          <table:table-cell table:number-columns-repeated="2" office:value-type="float" office:value="249.75" calcext:value-type="float">
            <text:p>249.75</text:p>
          </table:table-cell>
          <table:table-cell table:number-columns-repeated="2" office:value-type="float" office:value="249.84" calcext:value-type="float">
            <text:p>249.84</text:p>
          </table:table-cell>
          <table:table-cell office:value-type="float" office:value="240.77" calcext:value-type="float">
            <text:p>240.77</text:p>
          </table:table-cell>
          <table:table-cell table:number-columns-repeated="3" office:value-type="float" office:value="249.84" calcext:value-type="float">
            <text:p>249.84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2-2018</text:p>
          </table:table-cell>
          <table:table-cell office:value-type="float" office:value="359.08" calcext:value-type="float">
            <text:p>359.08</text:p>
          </table:table-cell>
          <table:table-cell table:number-columns-repeated="4" office:value-type="float" office:value="384.87" calcext:value-type="float">
            <text:p>384.87</text:p>
          </table:table-cell>
          <table:table-cell office:value-type="float" office:value="395.14" calcext:value-type="float">
            <text:p>395.14</text:p>
          </table:table-cell>
          <table:table-cell office:value-type="float" office:value="337.28" calcext:value-type="float">
            <text:p>337.28</text:p>
          </table:table-cell>
          <table:table-cell office:value-type="float" office:value="384.87" calcext:value-type="float">
            <text:p>384.87</text:p>
          </table:table-cell>
          <table:table-cell table:number-columns-repeated="5" office:value-type="float" office:value="335.44" calcext:value-type="float">
            <text:p>335.44</text:p>
          </table:table-cell>
          <table:table-cell office:value-type="float" office:value="238.77" calcext:value-type="float">
            <text:p>238.77</text:p>
          </table:table-cell>
          <table:table-cell table:number-columns-repeated="3" office:value-type="float" office:value="395.14" calcext:value-type="float">
            <text:p>395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2-2018</text:p>
          </table:table-cell>
          <table:table-cell office:value-type="float" office:value="342.59" calcext:value-type="float">
            <text:p>342.59</text:p>
          </table:table-cell>
          <table:table-cell table:number-columns-repeated="2" office:value-type="float" office:value="353.48" calcext:value-type="float">
            <text:p>353.48</text:p>
          </table:table-cell>
          <table:table-cell table:number-columns-repeated="2" office:value-type="float" office:value="354.01" calcext:value-type="float">
            <text:p>354.01</text:p>
          </table:table-cell>
          <table:table-cell office:value-type="float" office:value="355.1" calcext:value-type="float">
            <text:p>355.1</text:p>
          </table:table-cell>
          <table:table-cell office:value-type="float" office:value="353.48" calcext:value-type="float">
            <text:p>353.48</text:p>
          </table:table-cell>
          <table:table-cell office:value-type="float" office:value="354.01" calcext:value-type="float">
            <text:p>354.01</text:p>
          </table:table-cell>
          <table:table-cell table:number-columns-repeated="5" office:value-type="float" office:value="353.48" calcext:value-type="float">
            <text:p>353.48</text:p>
          </table:table-cell>
          <table:table-cell office:value-type="float" office:value="243.07" calcext:value-type="float">
            <text:p>243.07</text:p>
          </table:table-cell>
          <table:table-cell table:number-columns-repeated="3" office:value-type="float" office:value="355.1" calcext:value-type="float">
            <text:p>355.1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2-2018</text:p>
          </table:table-cell>
          <table:table-cell office:value-type="float" office:value="331.78" calcext:value-type="float">
            <text:p>331.78</text:p>
          </table:table-cell>
          <table:table-cell table:number-columns-repeated="2" office:value-type="float" office:value="338.98" calcext:value-type="float">
            <text:p>338.98</text:p>
          </table:table-cell>
          <table:table-cell office:value-type="float" office:value="340.61" calcext:value-type="float">
            <text:p>340.61</text:p>
          </table:table-cell>
          <table:table-cell office:value-type="float" office:value="342.12" calcext:value-type="float">
            <text:p>342.12</text:p>
          </table:table-cell>
          <table:table-cell office:value-type="float" office:value="350.91" calcext:value-type="float">
            <text:p>350.91</text:p>
          </table:table-cell>
          <table:table-cell office:value-type="float" office:value="338.65" calcext:value-type="float">
            <text:p>338.65</text:p>
          </table:table-cell>
          <table:table-cell office:value-type="float" office:value="342.12" calcext:value-type="float">
            <text:p>342.12</text:p>
          </table:table-cell>
          <table:table-cell table:number-columns-repeated="3" office:value-type="float" office:value="337.25" calcext:value-type="float">
            <text:p>337.25</text:p>
          </table:table-cell>
          <table:table-cell table:number-columns-repeated="2" office:value-type="float" office:value="337.98" calcext:value-type="float">
            <text:p>337.98</text:p>
          </table:table-cell>
          <table:table-cell office:value-type="float" office:value="243.16" calcext:value-type="float">
            <text:p>243.16</text:p>
          </table:table-cell>
          <table:table-cell office:value-type="float" office:value="350.91" calcext:value-type="float">
            <text:p>350.91</text:p>
          </table:table-cell>
          <table:table-cell table:number-columns-repeated="2" office:value-type="float" office:value="351.68" calcext:value-type="float">
            <text:p>351.68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2-2018</text:p>
          </table:table-cell>
          <table:table-cell office:value-type="float" office:value="289.46" calcext:value-type="float">
            <text:p>289.46</text:p>
          </table:table-cell>
          <table:table-cell table:number-columns-repeated="2" office:value-type="float" office:value="281.13" calcext:value-type="float">
            <text:p>281.13</text:p>
          </table:table-cell>
          <table:table-cell office:value-type="float" office:value="298.24" calcext:value-type="float">
            <text:p>298.24</text:p>
          </table:table-cell>
          <table:table-cell office:value-type="float" office:value="350.18" calcext:value-type="float">
            <text:p>350.18</text:p>
          </table:table-cell>
          <table:table-cell office:value-type="float" office:value="317.23" calcext:value-type="float">
            <text:p>317.23</text:p>
          </table:table-cell>
          <table:table-cell office:value-type="float" office:value="298.24" calcext:value-type="float">
            <text:p>298.24</text:p>
          </table:table-cell>
          <table:table-cell office:value-type="float" office:value="350.18" calcext:value-type="float">
            <text:p>350.18</text:p>
          </table:table-cell>
          <table:table-cell table:number-columns-repeated="3" office:value-type="float" office:value="295.86" calcext:value-type="float">
            <text:p>295.86</text:p>
          </table:table-cell>
          <table:table-cell table:number-columns-repeated="2" office:value-type="float" office:value="279.48" calcext:value-type="float">
            <text:p>279.48</text:p>
          </table:table-cell>
          <table:table-cell office:value-type="float" office:value="240.85" calcext:value-type="float">
            <text:p>240.85</text:p>
          </table:table-cell>
          <table:table-cell office:value-type="float" office:value="317.23" calcext:value-type="float">
            <text:p>317.23</text:p>
          </table:table-cell>
          <table:table-cell office:value-type="float" office:value="345.03" calcext:value-type="float">
            <text:p>345.03</text:p>
          </table:table-cell>
          <table:table-cell office:value-type="float" office:value="350.37" calcext:value-type="float">
            <text:p>350.37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2-2018</text:p>
          </table:table-cell>
          <table:table-cell office:value-type="float" office:value="243.06" calcext:value-type="float">
            <text:p>243.06</text:p>
          </table:table-cell>
          <table:table-cell table:number-columns-repeated="2" office:value-type="float" office:value="240.07" calcext:value-type="float">
            <text:p>240.07</text:p>
          </table:table-cell>
          <table:table-cell office:value-type="float" office:value="240.15" calcext:value-type="float">
            <text:p>240.15</text:p>
          </table:table-cell>
          <table:table-cell office:value-type="float" office:value="283.46" calcext:value-type="float">
            <text:p>283.46</text:p>
          </table:table-cell>
          <table:table-cell office:value-type="float" office:value="280.52" calcext:value-type="float">
            <text:p>280.52</text:p>
          </table:table-cell>
          <table:table-cell office:value-type="float" office:value="240.15" calcext:value-type="float">
            <text:p>240.15</text:p>
          </table:table-cell>
          <table:table-cell office:value-type="float" office:value="283.46" calcext:value-type="float">
            <text:p>283.46</text:p>
          </table:table-cell>
          <table:table-cell table:number-columns-repeated="3" office:value-type="float" office:value="240.15" calcext:value-type="float">
            <text:p>240.15</text:p>
          </table:table-cell>
          <table:table-cell table:number-columns-repeated="2" office:value-type="float" office:value="240.07" calcext:value-type="float">
            <text:p>240.07</text:p>
          </table:table-cell>
          <table:table-cell office:value-type="float" office:value="237.88" calcext:value-type="float">
            <text:p>237.88</text:p>
          </table:table-cell>
          <table:table-cell office:value-type="float" office:value="280.52" calcext:value-type="float">
            <text:p>280.52</text:p>
          </table:table-cell>
          <table:table-cell table:number-columns-repeated="2" office:value-type="float" office:value="300.9" calcext:value-type="float">
            <text:p>300.9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2-2018</text:p>
          </table:table-cell>
          <table:table-cell office:value-type="float" office:value="239.79" calcext:value-type="float">
            <text:p>239.79</text:p>
          </table:table-cell>
          <table:table-cell table:number-columns-repeated="3" office:value-type="float" office:value="239.78" calcext:value-type="float">
            <text:p>239.78</text:p>
          </table:table-cell>
          <table:table-cell office:value-type="float" office:value="259.03" calcext:value-type="float">
            <text:p>259.03</text:p>
          </table:table-cell>
          <table:table-cell office:value-type="float" office:value="243.75" calcext:value-type="float">
            <text:p>243.75</text:p>
          </table:table-cell>
          <table:table-cell office:value-type="float" office:value="239.78" calcext:value-type="float">
            <text:p>239.78</text:p>
          </table:table-cell>
          <table:table-cell office:value-type="float" office:value="259.03" calcext:value-type="float">
            <text:p>259.03</text:p>
          </table:table-cell>
          <table:table-cell table:number-columns-repeated="5" office:value-type="float" office:value="239.78" calcext:value-type="float">
            <text:p>239.78</text:p>
          </table:table-cell>
          <table:table-cell office:value-type="float" office:value="231.85" calcext:value-type="float">
            <text:p>231.85</text:p>
          </table:table-cell>
          <table:table-cell office:value-type="float" office:value="243.75" calcext:value-type="float">
            <text:p>243.75</text:p>
          </table:table-cell>
          <table:table-cell table:number-columns-repeated="2" office:value-type="float" office:value="259.89" calcext:value-type="float">
            <text:p>259.8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2-2018</text:p>
          </table:table-cell>
          <table:table-cell office:value-type="float" office:value="219.59" calcext:value-type="float">
            <text:p>219.59</text:p>
          </table:table-cell>
          <table:table-cell table:number-columns-repeated="5" office:value-type="float" office:value="221.14" calcext:value-type="float">
            <text:p>221.14</text:p>
          </table:table-cell>
          <table:table-cell office:value-type="float" office:value="85.72" calcext:value-type="float">
            <text:p>85.72</text:p>
          </table:table-cell>
          <table:table-cell office:value-type="float" office:value="159.03" calcext:value-type="float">
            <text:p>159.03</text:p>
          </table:table-cell>
          <table:table-cell table:number-columns-repeated="3" office:value-type="float" office:value="221.18" calcext:value-type="float">
            <text:p>221.18</text:p>
          </table:table-cell>
          <table:table-cell table:number-columns-repeated="3" office:value-type="float" office:value="221.17" calcext:value-type="float">
            <text:p>221.17</text:p>
          </table:table-cell>
          <table:table-cell office:value-type="float" office:value="221.14" calcext:value-type="float">
            <text:p>221.14</text:p>
          </table:table-cell>
          <table:table-cell table:number-columns-repeated="2" office:value-type="float" office:value="226.58" calcext:value-type="float">
            <text:p>226.58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2-2018</text:p>
          </table:table-cell>
          <table:table-cell office:value-type="float" office:value="238.62" calcext:value-type="float">
            <text:p>238.62</text:p>
          </table:table-cell>
          <table:table-cell table:number-columns-repeated="3" office:value-type="float" office:value="233.8" calcext:value-type="float">
            <text:p>233.8</text:p>
          </table:table-cell>
          <table:table-cell office:value-type="float" office:value="234.44" calcext:value-type="float">
            <text:p>234.44</text:p>
          </table:table-cell>
          <table:table-cell office:value-type="float" office:value="292.3" calcext:value-type="float">
            <text:p>292.3</text:p>
          </table:table-cell>
          <table:table-cell office:value-type="float" office:value="200.69" calcext:value-type="float">
            <text:p>200.69</text:p>
          </table:table-cell>
          <table:table-cell office:value-type="float" office:value="201.34" calcext:value-type="float">
            <text:p>201.34</text:p>
          </table:table-cell>
          <table:table-cell table:number-columns-repeated="6" office:value-type="float" office:value="234.03" calcext:value-type="float">
            <text:p>234.03</text:p>
          </table:table-cell>
          <table:table-cell office:value-type="float" office:value="292.3" calcext:value-type="float">
            <text:p>292.3</text:p>
          </table:table-cell>
          <table:table-cell table:number-columns-repeated="2" office:value-type="float" office:value="293.96" calcext:value-type="float">
            <text:p>293.96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2-2018</text:p>
          </table:table-cell>
          <table:table-cell office:value-type="float" office:value="272.5" calcext:value-type="float">
            <text:p>272.5</text:p>
          </table:table-cell>
          <table:table-cell table:number-columns-repeated="3" office:value-type="float" office:value="277.25" calcext:value-type="float">
            <text:p>277.25</text:p>
          </table:table-cell>
          <table:table-cell office:value-type="float" office:value="283.54" calcext:value-type="float">
            <text:p>283.54</text:p>
          </table:table-cell>
          <table:table-cell office:value-type="float" office:value="277.3" calcext:value-type="float">
            <text:p>277.3</text:p>
          </table:table-cell>
          <table:table-cell office:value-type="float" office:value="277.25" calcext:value-type="float">
            <text:p>277.25</text:p>
          </table:table-cell>
          <table:table-cell office:value-type="float" office:value="283.54" calcext:value-type="float">
            <text:p>283.54</text:p>
          </table:table-cell>
          <table:table-cell table:number-columns-repeated="5" office:value-type="float" office:value="277.25" calcext:value-type="float">
            <text:p>277.25</text:p>
          </table:table-cell>
          <table:table-cell office:value-type="float" office:value="247.77" calcext:value-type="float">
            <text:p>247.77</text:p>
          </table:table-cell>
          <table:table-cell office:value-type="float" office:value="277.3" calcext:value-type="float">
            <text:p>277.3</text:p>
          </table:table-cell>
          <table:table-cell table:number-columns-repeated="2" office:value-type="float" office:value="285.81" calcext:value-type="float">
            <text:p>285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2-2018</text:p>
          </table:table-cell>
          <table:table-cell office:value-type="float" office:value="265.44" calcext:value-type="float">
            <text:p>265.44</text:p>
          </table:table-cell>
          <table:table-cell table:number-columns-repeated="2" office:value-type="float" office:value="256.79" calcext:value-type="float">
            <text:p>256.79</text:p>
          </table:table-cell>
          <table:table-cell office:value-type="float" office:value="266.93" calcext:value-type="float">
            <text:p>266.93</text:p>
          </table:table-cell>
          <table:table-cell office:value-type="float" office:value="287.39" calcext:value-type="float">
            <text:p>287.39</text:p>
          </table:table-cell>
          <table:table-cell office:value-type="float" office:value="288.16" calcext:value-type="float">
            <text:p>288.16</text:p>
          </table:table-cell>
          <table:table-cell office:value-type="float" office:value="266.82" calcext:value-type="float">
            <text:p>266.82</text:p>
          </table:table-cell>
          <table:table-cell office:value-type="float" office:value="287.39" calcext:value-type="float">
            <text:p>287.39</text:p>
          </table:table-cell>
          <table:table-cell table:number-columns-repeated="3" office:value-type="float" office:value="266.81" calcext:value-type="float">
            <text:p>266.81</text:p>
          </table:table-cell>
          <table:table-cell table:number-columns-repeated="2" office:value-type="float" office:value="256.79" calcext:value-type="float">
            <text:p>256.79</text:p>
          </table:table-cell>
          <table:table-cell office:value-type="float" office:value="254.81" calcext:value-type="float">
            <text:p>254.81</text:p>
          </table:table-cell>
          <table:table-cell office:value-type="float" office:value="288.16" calcext:value-type="float">
            <text:p>288.16</text:p>
          </table:table-cell>
          <table:table-cell table:number-columns-repeated="2" office:value-type="float" office:value="297.17" calcext:value-type="float">
            <text:p>297.17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2-2018</text:p>
          </table:table-cell>
          <table:table-cell office:value-type="float" office:value="245.42" calcext:value-type="float">
            <text:p>245.42</text:p>
          </table:table-cell>
          <table:table-cell table:number-columns-repeated="2" office:value-type="float" office:value="243.18" calcext:value-type="float">
            <text:p>243.18</text:p>
          </table:table-cell>
          <table:table-cell table:number-columns-repeated="2" office:value-type="float" office:value="243.44" calcext:value-type="float">
            <text:p>243.44</text:p>
          </table:table-cell>
          <table:table-cell office:value-type="float" office:value="262.07" calcext:value-type="float">
            <text:p>262.07</text:p>
          </table:table-cell>
          <table:table-cell office:value-type="float" office:value="228.59" calcext:value-type="float">
            <text:p>228.59</text:p>
          </table:table-cell>
          <table:table-cell office:value-type="float" office:value="228.82" calcext:value-type="float">
            <text:p>228.82</text:p>
          </table:table-cell>
          <table:table-cell table:number-columns-repeated="3" office:value-type="float" office:value="243.44" calcext:value-type="float">
            <text:p>243.44</text:p>
          </table:table-cell>
          <table:table-cell table:number-columns-repeated="3" office:value-type="float" office:value="243.18" calcext:value-type="float">
            <text:p>243.18</text:p>
          </table:table-cell>
          <table:table-cell office:value-type="float" office:value="262.07" calcext:value-type="float">
            <text:p>262.07</text:p>
          </table:table-cell>
          <table:table-cell table:number-columns-repeated="2" office:value-type="float" office:value="267.14" calcext:value-type="float">
            <text:p>267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2-2018</text:p>
          </table:table-cell>
          <table:table-cell office:value-type="float" office:value="272.67" calcext:value-type="float">
            <text:p>272.67</text:p>
          </table:table-cell>
          <table:table-cell table:number-columns-repeated="3" office:value-type="float" office:value="268.95" calcext:value-type="float">
            <text:p>268.95</text:p>
          </table:table-cell>
          <table:table-cell office:value-type="float" office:value="276.38" calcext:value-type="float">
            <text:p>276.38</text:p>
          </table:table-cell>
          <table:table-cell office:value-type="float" office:value="300.38" calcext:value-type="float">
            <text:p>300.38</text:p>
          </table:table-cell>
          <table:table-cell office:value-type="float" office:value="268.95" calcext:value-type="float">
            <text:p>268.95</text:p>
          </table:table-cell>
          <table:table-cell office:value-type="float" office:value="276.38" calcext:value-type="float">
            <text:p>276.38</text:p>
          </table:table-cell>
          <table:table-cell table:number-columns-repeated="6" office:value-type="float" office:value="268.95" calcext:value-type="float">
            <text:p>268.95</text:p>
          </table:table-cell>
          <table:table-cell table:number-columns-repeated="3" office:value-type="float" office:value="300.38" calcext:value-type="float">
            <text:p>300.38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2-2018</text:p>
          </table:table-cell>
          <table:table-cell office:value-type="float" office:value="284.3" calcext:value-type="float">
            <text:p>284.3</text:p>
          </table:table-cell>
          <table:table-cell table:number-columns-repeated="3" office:value-type="float" office:value="284.55" calcext:value-type="float">
            <text:p>284.55</text:p>
          </table:table-cell>
          <table:table-cell office:value-type="float" office:value="284.7" calcext:value-type="float">
            <text:p>284.7</text:p>
          </table:table-cell>
          <table:table-cell office:value-type="float" office:value="284.55" calcext:value-type="float">
            <text:p>284.55</text:p>
          </table:table-cell>
          <table:table-cell table:number-columns-repeated="2" office:value-type="float" office:value="284.7" calcext:value-type="float">
            <text:p>284.7</text:p>
          </table:table-cell>
          <table:table-cell table:number-columns-repeated="3" office:value-type="float" office:value="283.2" calcext:value-type="float">
            <text:p>283.2</text:p>
          </table:table-cell>
          <table:table-cell table:number-columns-repeated="4" office:value-type="float" office:value="284.55" calcext:value-type="float">
            <text:p>284.55</text:p>
          </table:table-cell>
          <table:table-cell table:number-columns-repeated="2" office:value-type="float" office:value="284.7" calcext:value-type="float">
            <text:p>284.7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2-2018</text:p>
          </table:table-cell>
          <table:table-cell table:number-columns-repeated="17" office:value-type="float" office:value="269.35" calcext:value-type="float">
            <text:p>269.35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2-2018</text:p>
          </table:table-cell>
          <table:table-cell office:value-type="float" office:value="357.99" calcext:value-type="float">
            <text:p>357.99</text:p>
          </table:table-cell>
          <table:table-cell table:number-columns-repeated="3" office:value-type="float" office:value="357.36" calcext:value-type="float">
            <text:p>357.36</text:p>
          </table:table-cell>
          <table:table-cell office:value-type="float" office:value="359.21" calcext:value-type="float">
            <text:p>359.21</text:p>
          </table:table-cell>
          <table:table-cell office:value-type="float" office:value="369.65" calcext:value-type="float">
            <text:p>369.65</text:p>
          </table:table-cell>
          <table:table-cell office:value-type="float" office:value="357.36" calcext:value-type="float">
            <text:p>357.36</text:p>
          </table:table-cell>
          <table:table-cell office:value-type="float" office:value="359.21" calcext:value-type="float">
            <text:p>359.21</text:p>
          </table:table-cell>
          <table:table-cell office:value-type="float" office:value="307.34" calcext:value-type="float">
            <text:p>307.34</text:p>
          </table:table-cell>
          <table:table-cell table:number-columns-repeated="2" office:value-type="float" office:value="300.14" calcext:value-type="float">
            <text:p>300.14</text:p>
          </table:table-cell>
          <table:table-cell table:number-columns-repeated="3" office:value-type="float" office:value="357.36" calcext:value-type="float">
            <text:p>357.36</text:p>
          </table:table-cell>
          <table:table-cell table:number-columns-repeated="3" office:value-type="float" office:value="369.65" calcext:value-type="float">
            <text:p>369.65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2-2018</text:p>
          </table:table-cell>
          <table:table-cell office:value-type="float" office:value="368.04" calcext:value-type="float">
            <text:p>368.04</text:p>
          </table:table-cell>
          <table:table-cell table:number-columns-repeated="4" office:value-type="float" office:value="362.34" calcext:value-type="float">
            <text:p>362.34</text:p>
          </table:table-cell>
          <table:table-cell office:value-type="float" office:value="396.48" calcext:value-type="float">
            <text:p>396.48</text:p>
          </table:table-cell>
          <table:table-cell table:number-columns-repeated="2" office:value-type="float" office:value="362.34" calcext:value-type="float">
            <text:p>362.34</text:p>
          </table:table-cell>
          <table:table-cell table:number-columns-repeated="3" office:value-type="float" office:value="332.83" calcext:value-type="float">
            <text:p>332.83</text:p>
          </table:table-cell>
          <table:table-cell table:number-columns-repeated="3" office:value-type="float" office:value="362.34" calcext:value-type="float">
            <text:p>362.34</text:p>
          </table:table-cell>
          <table:table-cell table:number-columns-repeated="3" office:value-type="float" office:value="396.48" calcext:value-type="float">
            <text:p>396.48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2-2018</text:p>
          </table:table-cell>
          <table:table-cell office:value-type="float" office:value="354.91" calcext:value-type="float">
            <text:p>354.91</text:p>
          </table:table-cell>
          <table:table-cell table:number-columns-repeated="2" office:value-type="float" office:value="348.28" calcext:value-type="float">
            <text:p>348.28</text:p>
          </table:table-cell>
          <table:table-cell table:number-columns-repeated="2" office:value-type="float" office:value="349.56" calcext:value-type="float">
            <text:p>349.56</text:p>
          </table:table-cell>
          <table:table-cell office:value-type="float" office:value="402.52" calcext:value-type="float">
            <text:p>402.52</text:p>
          </table:table-cell>
          <table:table-cell table:number-columns-repeated="2" office:value-type="float" office:value="349.56" calcext:value-type="float">
            <text:p>349.56</text:p>
          </table:table-cell>
          <table:table-cell table:number-columns-repeated="3" office:value-type="float" office:value="316.68" calcext:value-type="float">
            <text:p>316.68</text:p>
          </table:table-cell>
          <table:table-cell table:number-columns-repeated="3" office:value-type="float" office:value="348.28" calcext:value-type="float">
            <text:p>348.28</text:p>
          </table:table-cell>
          <table:table-cell table:number-columns-repeated="3" office:value-type="float" office:value="402.52" calcext:value-type="float">
            <text:p>402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2-2018</text:p>
          </table:table-cell>
          <table:table-cell office:value-type="float" office:value="358.03" calcext:value-type="float">
            <text:p>358.03</text:p>
          </table:table-cell>
          <table:table-cell table:number-columns-repeated="4" office:value-type="float" office:value="359.64" calcext:value-type="float">
            <text:p>359.64</text:p>
          </table:table-cell>
          <table:table-cell office:value-type="float" office:value="379.11" calcext:value-type="float">
            <text:p>379.11</text:p>
          </table:table-cell>
          <table:table-cell office:value-type="float" office:value="359.18" calcext:value-type="float">
            <text:p>359.18</text:p>
          </table:table-cell>
          <table:table-cell office:value-type="float" office:value="359.64" calcext:value-type="float">
            <text:p>359.64</text:p>
          </table:table-cell>
          <table:table-cell table:number-columns-repeated="3" office:value-type="float" office:value="328.91" calcext:value-type="float">
            <text:p>328.91</text:p>
          </table:table-cell>
          <table:table-cell table:number-columns-repeated="3" office:value-type="float" office:value="359.64" calcext:value-type="float">
            <text:p>359.64</text:p>
          </table:table-cell>
          <table:table-cell table:number-columns-repeated="3" office:value-type="float" office:value="379.11" calcext:value-type="float">
            <text:p>379.11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2-2018</text:p>
          </table:table-cell>
          <table:table-cell office:value-type="float" office:value="332.54" calcext:value-type="float">
            <text:p>332.54</text:p>
          </table:table-cell>
          <table:table-cell table:number-columns-repeated="4" office:value-type="float" office:value="332.07" calcext:value-type="float">
            <text:p>332.07</text:p>
          </table:table-cell>
          <table:table-cell office:value-type="float" office:value="333.78" calcext:value-type="float">
            <text:p>333.78</text:p>
          </table:table-cell>
          <table:table-cell table:number-columns-repeated="2" office:value-type="float" office:value="332.7" calcext:value-type="float">
            <text:p>332.7</text:p>
          </table:table-cell>
          <table:table-cell table:number-columns-repeated="3" office:value-type="float" office:value="312.33" calcext:value-type="float">
            <text:p>312.33</text:p>
          </table:table-cell>
          <table:table-cell table:number-columns-repeated="3" office:value-type="float" office:value="332.07" calcext:value-type="float">
            <text:p>332.07</text:p>
          </table:table-cell>
          <table:table-cell table:number-columns-repeated="3" office:value-type="float" office:value="333.78" calcext:value-type="float">
            <text:p>333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2-2018</text:p>
          </table:table-cell>
          <table:table-cell office:value-type="float" office:value="283.11" calcext:value-type="float">
            <text:p>283.11</text:p>
          </table:table-cell>
          <table:table-cell table:number-columns-repeated="5" office:value-type="float" office:value="286.4" calcext:value-type="float">
            <text:p>286.4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7.09" calcext:value-type="float">
            <text:p>277.09</text:p>
          </table:table-cell>
          <table:table-cell office:value-type="float" office:value="283.84" calcext:value-type="float">
            <text:p>283.84</text:p>
          </table:table-cell>
          <table:table-cell office:value-type="float" office:value="283.29" calcext:value-type="float">
            <text:p>283.29</text:p>
          </table:table-cell>
          <table:table-cell office:value-type="float" office:value="283.84" calcext:value-type="float">
            <text:p>283.84</text:p>
          </table:table-cell>
          <table:table-cell table:number-columns-repeated="6" office:value-type="float" office:value="286.4" calcext:value-type="float">
            <text:p>286.4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2-2018</text:p>
          </table:table-cell>
          <table:table-cell office:value-type="float" office:value="286.75" calcext:value-type="float">
            <text:p>286.75</text:p>
          </table:table-cell>
          <table:table-cell table:number-columns-repeated="5" office:value-type="float" office:value="287.18" calcext:value-type="float">
            <text:p>287.18</text:p>
          </table:table-cell>
          <table:table-cell office:value-type="float" office:value="280.48" calcext:value-type="float">
            <text:p>280.48</text:p>
          </table:table-cell>
          <table:table-cell table:number-columns-repeated="10" office:value-type="float" office:value="287.18" calcext:value-type="float">
            <text:p>287.18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2-2018</text:p>
          </table:table-cell>
          <table:table-cell office:value-type="float" office:value="347.33" calcext:value-type="float">
            <text:p>347.33</text:p>
          </table:table-cell>
          <table:table-cell table:number-columns-repeated="2" office:value-type="float" office:value="336.97" calcext:value-type="float">
            <text:p>336.97</text:p>
          </table:table-cell>
          <table:table-cell table:number-columns-repeated="2" office:value-type="float" office:value="341.99" calcext:value-type="float">
            <text:p>341.99</text:p>
          </table:table-cell>
          <table:table-cell office:value-type="float" office:value="364.73" calcext:value-type="float">
            <text:p>364.73</text:p>
          </table:table-cell>
          <table:table-cell office:value-type="float" office:value="336.79" calcext:value-type="float">
            <text:p>336.79</text:p>
          </table:table-cell>
          <table:table-cell office:value-type="float" office:value="341.45" calcext:value-type="float">
            <text:p>341.45</text:p>
          </table:table-cell>
          <table:table-cell table:number-columns-repeated="3" office:value-type="float" office:value="340.22" calcext:value-type="float">
            <text:p>340.22</text:p>
          </table:table-cell>
          <table:table-cell table:number-columns-repeated="3" office:value-type="float" office:value="336.97" calcext:value-type="float">
            <text:p>336.97</text:p>
          </table:table-cell>
          <table:table-cell office:value-type="float" office:value="364.73" calcext:value-type="float">
            <text:p>364.73</text:p>
          </table:table-cell>
          <table:table-cell table:number-columns-repeated="2" office:value-type="float" office:value="365.71" calcext:value-type="float">
            <text:p>365.71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2-2018</text:p>
          </table:table-cell>
          <table:table-cell office:value-type="float" office:value="334.03" calcext:value-type="float">
            <text:p>334.03</text:p>
          </table:table-cell>
          <table:table-cell table:number-columns-repeated="2" office:value-type="float" office:value="337.67" calcext:value-type="float">
            <text:p>337.67</text:p>
          </table:table-cell>
          <table:table-cell table:number-columns-repeated="2" office:value-type="float" office:value="350.5" calcext:value-type="float">
            <text:p>350.5</text:p>
          </table:table-cell>
          <table:table-cell office:value-type="float" office:value="382.14" calcext:value-type="float">
            <text:p>382.14</text:p>
          </table:table-cell>
          <table:table-cell office:value-type="float" office:value="304.06" calcext:value-type="float">
            <text:p>304.06</text:p>
          </table:table-cell>
          <table:table-cell office:value-type="float" office:value="349.79" calcext:value-type="float">
            <text:p>349.79</text:p>
          </table:table-cell>
          <table:table-cell table:number-columns-repeated="3" office:value-type="float" office:value="304.78" calcext:value-type="float">
            <text:p>304.78</text:p>
          </table:table-cell>
          <table:table-cell table:number-columns-repeated="3" office:value-type="float" office:value="337.67" calcext:value-type="float">
            <text:p>337.67</text:p>
          </table:table-cell>
          <table:table-cell table:number-columns-repeated="3" office:value-type="float" office:value="382.14" calcext:value-type="float">
            <text:p>382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2-2018</text:p>
          </table:table-cell>
          <table:table-cell office:value-type="float" office:value="354.42" calcext:value-type="float">
            <text:p>354.42</text:p>
          </table:table-cell>
          <table:table-cell table:number-columns-repeated="4" office:value-type="float" office:value="360.5" calcext:value-type="float">
            <text:p>360.5</text:p>
          </table:table-cell>
          <table:table-cell office:value-type="float" office:value="671.76" calcext:value-type="float">
            <text:p>671.76</text:p>
          </table:table-cell>
          <table:table-cell office:value-type="float" office:value="276.31" calcext:value-type="float">
            <text:p>276.31</text:p>
          </table:table-cell>
          <table:table-cell office:value-type="float" office:value="355.19" calcext:value-type="float">
            <text:p>355.19</text:p>
          </table:table-cell>
          <table:table-cell office:value-type="float" office:value="306.03" calcext:value-type="float">
            <text:p>306.03</text:p>
          </table:table-cell>
          <table:table-cell office:value-type="float" office:value="298.91" calcext:value-type="float">
            <text:p>298.91</text:p>
          </table:table-cell>
          <table:table-cell office:value-type="float" office:value="301.12" calcext:value-type="float">
            <text:p>301.12</text:p>
          </table:table-cell>
          <table:table-cell table:number-columns-repeated="3" office:value-type="float" office:value="360.5" calcext:value-type="float">
            <text:p>360.5</text:p>
          </table:table-cell>
          <table:table-cell office:value-type="float" office:value="671.76" calcext:value-type="float">
            <text:p>671.76</text:p>
          </table:table-cell>
          <table:table-cell office:value-type="float" office:value="583.25" calcext:value-type="float">
            <text:p>583.25</text:p>
          </table:table-cell>
          <table:table-cell office:value-type="float" office:value="579.78" calcext:value-type="float">
            <text:p>579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3-2018</text:p>
          </table:table-cell>
          <table:table-cell office:value-type="float" office:value="487.16" calcext:value-type="float">
            <text:p>487.16</text:p>
          </table:table-cell>
          <table:table-cell table:number-columns-repeated="4" office:value-type="float" office:value="693.5" calcext:value-type="float">
            <text:p>693.5</text:p>
          </table:table-cell>
          <table:table-cell office:value-type="float" office:value="723.29" calcext:value-type="float">
            <text:p>723.29</text:p>
          </table:table-cell>
          <table:table-cell office:value-type="float" office:value="248.24" calcext:value-type="float">
            <text:p>248.24</text:p>
          </table:table-cell>
          <table:table-cell office:value-type="float" office:value="693.5" calcext:value-type="float">
            <text:p>693.5</text:p>
          </table:table-cell>
          <table:table-cell office:value-type="float" office:value="690.22" calcext:value-type="float">
            <text:p>690.22</text:p>
          </table:table-cell>
          <table:table-cell office:value-type="float" office:value="300.59" calcext:value-type="float">
            <text:p>300.59</text:p>
          </table:table-cell>
          <table:table-cell office:value-type="float" office:value="302.5" calcext:value-type="float">
            <text:p>302.5</text:p>
          </table:table-cell>
          <table:table-cell table:number-columns-repeated="3" office:value-type="float" office:value="693.5" calcext:value-type="float">
            <text:p>693.5</text:p>
          </table:table-cell>
          <table:table-cell table:number-columns-repeated="3" office:value-type="float" office:value="708.08" calcext:value-type="float">
            <text:p>708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3-2018</text:p>
          </table:table-cell>
          <table:table-cell office:value-type="float" office:value="399.01" calcext:value-type="float">
            <text:p>399.01</text:p>
          </table:table-cell>
          <table:table-cell table:number-columns-repeated="4" office:value-type="float" office:value="428.23" calcext:value-type="float">
            <text:p>428.23</text:p>
          </table:table-cell>
          <table:table-cell office:value-type="float" office:value="531.37" calcext:value-type="float">
            <text:p>531.37</text:p>
          </table:table-cell>
          <table:table-cell office:value-type="float" office:value="300.68" calcext:value-type="float">
            <text:p>300.68</text:p>
          </table:table-cell>
          <table:table-cell office:value-type="float" office:value="422.15" calcext:value-type="float">
            <text:p>422.15</text:p>
          </table:table-cell>
          <table:table-cell office:value-type="float" office:value="330.23" calcext:value-type="float">
            <text:p>330.23</text:p>
          </table:table-cell>
          <table:table-cell office:value-type="float" office:value="329.06" calcext:value-type="float">
            <text:p>329.06</text:p>
          </table:table-cell>
          <table:table-cell office:value-type="float" office:value="330.23" calcext:value-type="float">
            <text:p>330.23</text:p>
          </table:table-cell>
          <table:table-cell table:number-columns-repeated="3" office:value-type="float" office:value="428.23" calcext:value-type="float">
            <text:p>428.23</text:p>
          </table:table-cell>
          <table:table-cell table:number-columns-repeated="3" office:value-type="float" office:value="481.76" calcext:value-type="float">
            <text:p>481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3-2018</text:p>
          </table:table-cell>
          <table:table-cell office:value-type="float" office:value="314.86" calcext:value-type="float">
            <text:p>314.86</text:p>
          </table:table-cell>
          <table:table-cell table:number-columns-repeated="5" office:value-type="float" office:value="322.42" calcext:value-type="float">
            <text:p>322.42</text:p>
          </table:table-cell>
          <table:table-cell office:value-type="float" office:value="286.77" calcext:value-type="float">
            <text:p>286.77</text:p>
          </table:table-cell>
          <table:table-cell office:value-type="float" office:value="322.42" calcext:value-type="float">
            <text:p>322.42</text:p>
          </table:table-cell>
          <table:table-cell office:value-type="float" office:value="311.76" calcext:value-type="float">
            <text:p>311.76</text:p>
          </table:table-cell>
          <table:table-cell office:value-type="float" office:value="309.23" calcext:value-type="float">
            <text:p>309.23</text:p>
          </table:table-cell>
          <table:table-cell office:value-type="float" office:value="311.76" calcext:value-type="float">
            <text:p>311.76</text:p>
          </table:table-cell>
          <table:table-cell table:number-columns-repeated="6" office:value-type="float" office:value="322.42" calcext:value-type="float">
            <text:p>322.42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3-2018</text:p>
          </table:table-cell>
          <table:table-cell office:value-type="float" office:value="301.59" calcext:value-type="float">
            <text:p>301.59</text:p>
          </table:table-cell>
          <table:table-cell table:number-columns-repeated="5" office:value-type="float" office:value="305.47" calcext:value-type="float">
            <text:p>305.47</text:p>
          </table:table-cell>
          <table:table-cell office:value-type="float" office:value="239.76" calcext:value-type="float">
            <text:p>239.76</text:p>
          </table:table-cell>
          <table:table-cell office:value-type="float" office:value="305.47" calcext:value-type="float">
            <text:p>305.47</text:p>
          </table:table-cell>
          <table:table-cell office:value-type="float" office:value="305" calcext:value-type="float">
            <text:p>305</text:p>
          </table:table-cell>
          <table:table-cell office:value-type="float" office:value="303.59" calcext:value-type="float">
            <text:p>303.59</text:p>
          </table:table-cell>
          <table:table-cell office:value-type="float" office:value="305" calcext:value-type="float">
            <text:p>305</text:p>
          </table:table-cell>
          <table:table-cell table:number-columns-repeated="6" office:value-type="float" office:value="305.47" calcext:value-type="float">
            <text:p>305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3-2018</text:p>
          </table:table-cell>
          <table:table-cell office:value-type="float" office:value="393.77" calcext:value-type="float">
            <text:p>393.77</text:p>
          </table:table-cell>
          <table:table-cell table:number-columns-repeated="4" office:value-type="float" office:value="387.92" calcext:value-type="float">
            <text:p>387.92</text:p>
          </table:table-cell>
          <table:table-cell office:value-type="float" office:value="411.12" calcext:value-type="float">
            <text:p>411.12</text:p>
          </table:table-cell>
          <table:table-cell office:value-type="float" office:value="360.32" calcext:value-type="float">
            <text:p>360.32</text:p>
          </table:table-cell>
          <table:table-cell office:value-type="float" office:value="387.92" calcext:value-type="float">
            <text:p>387.92</text:p>
          </table:table-cell>
          <table:table-cell office:value-type="float" office:value="387.28" calcext:value-type="float">
            <text:p>387.28</text:p>
          </table:table-cell>
          <table:table-cell office:value-type="float" office:value="387" calcext:value-type="float">
            <text:p>387</text:p>
          </table:table-cell>
          <table:table-cell office:value-type="float" office:value="387.28" calcext:value-type="float">
            <text:p>387.28</text:p>
          </table:table-cell>
          <table:table-cell table:number-columns-repeated="3" office:value-type="float" office:value="387.92" calcext:value-type="float">
            <text:p>387.92</text:p>
          </table:table-cell>
          <table:table-cell table:number-columns-repeated="3" office:value-type="float" office:value="411.12" calcext:value-type="float">
            <text:p>411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3-2018</text:p>
          </table:table-cell>
          <table:table-cell office:value-type="float" office:value="362.04" calcext:value-type="float">
            <text:p>362.04</text:p>
          </table:table-cell>
          <table:table-cell table:number-columns-repeated="4" office:value-type="float" office:value="361.64" calcext:value-type="float">
            <text:p>361.64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57" calcext:value-type="float">
            <text:p>361.57</text:p>
          </table:table-cell>
          <table:table-cell office:value-type="float" office:value="361.64" calcext:value-type="float">
            <text:p>361.64</text:p>
          </table:table-cell>
          <table:table-cell table:number-columns-repeated="3" office:value-type="float" office:value="361.62" calcext:value-type="float">
            <text:p>361.62</text:p>
          </table:table-cell>
          <table:table-cell table:number-columns-repeated="3" office:value-type="float" office:value="361.64" calcext:value-type="float">
            <text:p>361.64</text:p>
          </table:table-cell>
          <table:table-cell office:value-type="float" office:value="364.88" calcext:value-type="float">
            <text:p>364.88</text:p>
          </table:table-cell>
          <table:table-cell table:number-columns-repeated="2" office:value-type="float" office:value="367.78" calcext:value-type="float">
            <text:p>367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3-2018</text:p>
          </table:table-cell>
          <table:table-cell office:value-type="float" office:value="350.96" calcext:value-type="float">
            <text:p>350.96</text:p>
          </table:table-cell>
          <table:table-cell table:number-columns-repeated="7" office:value-type="float" office:value="351.26" calcext:value-type="float">
            <text:p>351.26</text:p>
          </table:table-cell>
          <table:table-cell table:number-columns-repeated="3" office:value-type="float" office:value="350.6" calcext:value-type="float">
            <text:p>350.6</text:p>
          </table:table-cell>
          <table:table-cell table:number-columns-repeated="4" office:value-type="float" office:value="351.26" calcext:value-type="float">
            <text:p>351.26</text:p>
          </table:table-cell>
          <table:table-cell table:number-columns-repeated="2" office:value-type="float" office:value="360.45" calcext:value-type="float">
            <text:p>360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3-2018</text:p>
          </table:table-cell>
          <table:table-cell office:value-type="float" office:value="299.22" calcext:value-type="float">
            <text:p>299.22</text:p>
          </table:table-cell>
          <table:table-cell table:number-columns-repeated="5" office:value-type="float" office:value="299.37" calcext:value-type="float">
            <text:p>299.37</text:p>
          </table:table-cell>
          <table:table-cell office:value-type="float" office:value="298.84" calcext:value-type="float">
            <text:p>298.84</text:p>
          </table:table-cell>
          <table:table-cell office:value-type="float" office:value="299.37" calcext:value-type="float">
            <text:p>299.37</text:p>
          </table:table-cell>
          <table:table-cell table:number-columns-repeated="3" office:value-type="float" office:value="299.11" calcext:value-type="float">
            <text:p>299.11</text:p>
          </table:table-cell>
          <table:table-cell table:number-columns-repeated="4" office:value-type="float" office:value="299.37" calcext:value-type="float">
            <text:p>299.37</text:p>
          </table:table-cell>
          <table:table-cell table:number-columns-repeated="2" office:value-type="float" office:value="320.25" calcext:value-type="float">
            <text:p>320.25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3-2018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300.19" calcext:value-type="float">
            <text:p>300.19</text:p>
          </table:table-cell>
          <table:table-cell office:value-type="float" office:value="301.91" calcext:value-type="float">
            <text:p>301.91</text:p>
          </table:table-cell>
          <table:table-cell table:number-columns-repeated="2" office:value-type="float" office:value="300.19" calcext:value-type="float">
            <text:p>300.19</text:p>
          </table:table-cell>
          <table:table-cell office:value-type="float" office:value="301.91" calcext:value-type="float">
            <text:p>301.91</text:p>
          </table:table-cell>
          <table:table-cell table:number-columns-repeated="7" office:value-type="float" office:value="300.19" calcext:value-type="float">
            <text:p>300.19</text:p>
          </table:table-cell>
          <table:table-cell table:number-columns-repeated="2" office:value-type="float" office:value="341.69" calcext:value-type="float">
            <text:p>341.69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3-2018</text:p>
          </table:table-cell>
          <table:table-cell office:value-type="float" office:value="277.85" calcext:value-type="float">
            <text:p>277.85</text:p>
          </table:table-cell>
          <table:table-cell table:number-columns-repeated="5" office:value-type="float" office:value="278.16" calcext:value-type="float">
            <text:p>278.16</text:p>
          </table:table-cell>
          <table:table-cell office:value-type="float" office:value="270.39" calcext:value-type="float">
            <text:p>270.39</text:p>
          </table:table-cell>
          <table:table-cell office:value-type="float" office:value="277.31" calcext:value-type="float">
            <text:p>277.31</text:p>
          </table:table-cell>
          <table:table-cell office:value-type="float" office:value="278.16" calcext:value-type="float">
            <text:p>278.16</text:p>
          </table:table-cell>
          <table:table-cell office:value-type="float" office:value="278.05" calcext:value-type="float">
            <text:p>278.05</text:p>
          </table:table-cell>
          <table:table-cell table:number-columns-repeated="5" office:value-type="float" office:value="278.16" calcext:value-type="float">
            <text:p>278.16</text:p>
          </table:table-cell>
          <table:table-cell table:number-columns-repeated="2" office:value-type="float" office:value="283.12" calcext:value-type="float">
            <text:p>283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3-2018</text:p>
          </table:table-cell>
          <table:table-cell office:value-type="float" office:value="270.29" calcext:value-type="float">
            <text:p>270.29</text:p>
          </table:table-cell>
          <table:table-cell table:number-columns-repeated="5" office:value-type="float" office:value="270.23" calcext:value-type="float">
            <text:p>270.23</text:p>
          </table:table-cell>
          <table:table-cell office:value-type="float" office:value="226.17" calcext:value-type="float">
            <text:p>226.17</text:p>
          </table:table-cell>
          <table:table-cell office:value-type="float" office:value="247.91" calcext:value-type="float">
            <text:p>247.91</text:p>
          </table:table-cell>
          <table:table-cell table:number-columns-repeated="5" office:value-type="float" office:value="271.02" calcext:value-type="float">
            <text:p>271.02</text:p>
          </table:table-cell>
          <table:table-cell table:number-columns-repeated="4" office:value-type="float" office:value="270.23" calcext:value-type="float">
            <text:p>270.23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3-2018</text:p>
          </table:table-cell>
          <table:table-cell office:value-type="float" office:value="315.72" calcext:value-type="float">
            <text:p>315.72</text:p>
          </table:table-cell>
          <table:table-cell table:number-columns-repeated="4" office:value-type="float" office:value="314.31" calcext:value-type="float">
            <text:p>314.31</text:p>
          </table:table-cell>
          <table:table-cell office:value-type="float" office:value="314.53" calcext:value-type="float">
            <text:p>314.53</text:p>
          </table:table-cell>
          <table:table-cell office:value-type="float" office:value="309.35" calcext:value-type="float">
            <text:p>309.35</text:p>
          </table:table-cell>
          <table:table-cell office:value-type="float" office:value="309.34" calcext:value-type="float">
            <text:p>309.34</text:p>
          </table:table-cell>
          <table:table-cell table:number-columns-repeated="3" office:value-type="float" office:value="317.51" calcext:value-type="float">
            <text:p>317.51</text:p>
          </table:table-cell>
          <table:table-cell table:number-columns-repeated="2" office:value-type="float" office:value="316.14" calcext:value-type="float">
            <text:p>316.14</text:p>
          </table:table-cell>
          <table:table-cell office:value-type="float" office:value="315.1" calcext:value-type="float">
            <text:p>315.1</text:p>
          </table:table-cell>
          <table:table-cell office:value-type="float" office:value="314.53" calcext:value-type="float">
            <text:p>314.53</text:p>
          </table:table-cell>
          <table:table-cell office:value-type="float" office:value="318.51" calcext:value-type="float">
            <text:p>318.51</text:p>
          </table:table-cell>
          <table:table-cell office:value-type="float" office:value="318.49" calcext:value-type="float">
            <text:p>318.49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3-2018</text:p>
          </table:table-cell>
          <table:table-cell office:value-type="float" office:value="311.45" calcext:value-type="float">
            <text:p>311.45</text:p>
          </table:table-cell>
          <table:table-cell table:number-columns-repeated="4" office:value-type="float" office:value="317.29" calcext:value-type="float">
            <text:p>317.29</text:p>
          </table:table-cell>
          <table:table-cell office:value-type="float" office:value="318.2" calcext:value-type="float">
            <text:p>318.2</text:p>
          </table:table-cell>
          <table:table-cell office:value-type="float" office:value="308.21" calcext:value-type="float">
            <text:p>308.21</text:p>
          </table:table-cell>
          <table:table-cell office:value-type="float" office:value="317.29" calcext:value-type="float">
            <text:p>317.29</text:p>
          </table:table-cell>
          <table:table-cell office:value-type="float" office:value="314.56" calcext:value-type="float">
            <text:p>314.56</text:p>
          </table:table-cell>
          <table:table-cell table:number-columns-repeated="2" office:value-type="float" office:value="306.24" calcext:value-type="float">
            <text:p>306.24</text:p>
          </table:table-cell>
          <table:table-cell table:number-columns-repeated="2" office:value-type="float" office:value="317.7" calcext:value-type="float">
            <text:p>317.7</text:p>
          </table:table-cell>
          <table:table-cell office:value-type="float" office:value="317.29" calcext:value-type="float">
            <text:p>317.29</text:p>
          </table:table-cell>
          <table:table-cell office:value-type="float" office:value="318.2" calcext:value-type="float">
            <text:p>318.2</text:p>
          </table:table-cell>
          <table:table-cell table:number-columns-repeated="2" office:value-type="float" office:value="319.19" calcext:value-type="float">
            <text:p>319.19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3-2018</text:p>
          </table:table-cell>
          <table:table-cell office:value-type="float" office:value="354.19" calcext:value-type="float">
            <text:p>354.19</text:p>
          </table:table-cell>
          <table:table-cell table:number-columns-repeated="3" office:value-type="float" office:value="355.16" calcext:value-type="float">
            <text:p>355.16</text:p>
          </table:table-cell>
          <table:table-cell office:value-type="float" office:value="356.08" calcext:value-type="float">
            <text:p>356.08</text:p>
          </table:table-cell>
          <table:table-cell office:value-type="float" office:value="355.16" calcext:value-type="float">
            <text:p>355.16</text:p>
          </table:table-cell>
          <table:table-cell office:value-type="float" office:value="354.18" calcext:value-type="float">
            <text:p>354.18</text:p>
          </table:table-cell>
          <table:table-cell office:value-type="float" office:value="355.55" calcext:value-type="float">
            <text:p>355.55</text:p>
          </table:table-cell>
          <table:table-cell table:number-columns-repeated="3" office:value-type="float" office:value="352.3" calcext:value-type="float">
            <text:p>352.3</text:p>
          </table:table-cell>
          <table:table-cell table:number-columns-repeated="2" office:value-type="float" office:value="355.42" calcext:value-type="float">
            <text:p>355.42</text:p>
          </table:table-cell>
          <table:table-cell table:number-columns-repeated="2" office:value-type="float" office:value="355.16" calcext:value-type="float">
            <text:p>355.16</text:p>
          </table:table-cell>
          <table:table-cell table:number-columns-repeated="2" office:value-type="float" office:value="362.49" calcext:value-type="float">
            <text:p>362.49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3-2018</text:p>
          </table:table-cell>
          <table:table-cell office:value-type="float" office:value="302.39" calcext:value-type="float">
            <text:p>302.39</text:p>
          </table:table-cell>
          <table:table-cell table:number-columns-repeated="4" office:value-type="float" office:value="340.25" calcext:value-type="float">
            <text:p>340.25</text:p>
          </table:table-cell>
          <table:table-cell office:value-type="float" office:value="343.51" calcext:value-type="float">
            <text:p>343.51</text:p>
          </table:table-cell>
          <table:table-cell office:value-type="float" office:value="188.59" calcext:value-type="float">
            <text:p>188.59</text:p>
          </table:table-cell>
          <table:table-cell office:value-type="float" office:value="301.94" calcext:value-type="float">
            <text:p>301.94</text:p>
          </table:table-cell>
          <table:table-cell office:value-type="float" office:value="340.25" calcext:value-type="float">
            <text:p>340.25</text:p>
          </table:table-cell>
          <table:table-cell office:value-type="float" office:value="287.78" calcext:value-type="float">
            <text:p>287.78</text:p>
          </table:table-cell>
          <table:table-cell office:value-type="float" office:value="296.45" calcext:value-type="float">
            <text:p>296.45</text:p>
          </table:table-cell>
          <table:table-cell table:number-columns-repeated="3" office:value-type="float" office:value="340.25" calcext:value-type="float">
            <text:p>340.25</text:p>
          </table:table-cell>
          <table:table-cell office:value-type="float" office:value="343.51" calcext:value-type="float">
            <text:p>343.51</text:p>
          </table:table-cell>
          <table:table-cell table:number-columns-repeated="2" office:value-type="float" office:value="347.41" calcext:value-type="float">
            <text:p>347.41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3-2018</text:p>
          </table:table-cell>
          <table:table-cell office:value-type="float" office:value="300.99" calcext:value-type="float">
            <text:p>300.99</text:p>
          </table:table-cell>
          <table:table-cell table:number-columns-repeated="4" office:value-type="float" office:value="309.31" calcext:value-type="float">
            <text:p>309.31</text:p>
          </table:table-cell>
          <table:table-cell office:value-type="float" office:value="310.87" calcext:value-type="float">
            <text:p>310.87</text:p>
          </table:table-cell>
          <table:table-cell office:value-type="float" office:value="207.81" calcext:value-type="float">
            <text:p>207.81</text:p>
          </table:table-cell>
          <table:table-cell office:value-type="float" office:value="265.72" calcext:value-type="float">
            <text:p>265.72</text:p>
          </table:table-cell>
          <table:table-cell office:value-type="float" office:value="309.31" calcext:value-type="float">
            <text:p>309.31</text:p>
          </table:table-cell>
          <table:table-cell office:value-type="float" office:value="288.64" calcext:value-type="float">
            <text:p>288.64</text:p>
          </table:table-cell>
          <table:table-cell table:number-columns-repeated="4" office:value-type="float" office:value="309.31" calcext:value-type="float">
            <text:p>309.31</text:p>
          </table:table-cell>
          <table:table-cell table:number-columns-repeated="3" office:value-type="float" office:value="310.87" calcext:value-type="float">
            <text:p>310.87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3-2018</text:p>
          </table:table-cell>
          <table:table-cell office:value-type="float" office:value="280.74" calcext:value-type="float">
            <text:p>280.74</text:p>
          </table:table-cell>
          <table:table-cell table:number-columns-repeated="5" office:value-type="float" office:value="282.86" calcext:value-type="float">
            <text:p>282.86</text:p>
          </table:table-cell>
          <table:table-cell office:value-type="float" office:value="20.34" calcext:value-type="float">
            <text:p>20.34</text:p>
          </table:table-cell>
          <table:table-cell office:value-type="float" office:value="94.95" calcext:value-type="float">
            <text:p>94.95</text:p>
          </table:table-cell>
          <table:table-cell table:number-columns-repeated="5" office:value-type="float" office:value="283.09" calcext:value-type="float">
            <text:p>283.09</text:p>
          </table:table-cell>
          <table:table-cell table:number-columns-repeated="4" office:value-type="float" office:value="282.86" calcext:value-type="float">
            <text:p>282.86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3-2018</text:p>
          </table:table-cell>
          <table:table-cell office:value-type="float" office:value="276.7" calcext:value-type="float">
            <text:p>276.7</text:p>
          </table:table-cell>
          <table:table-cell table:number-columns-repeated="5" office:value-type="float" office:value="278.17" calcext:value-type="float">
            <text:p>278.17</text:p>
          </table:table-cell>
          <table:table-cell office:value-type="float" office:value="128.41" calcext:value-type="float">
            <text:p>128.41</text:p>
          </table:table-cell>
          <table:table-cell office:value-type="float" office:value="192.32" calcext:value-type="float">
            <text:p>192.32</text:p>
          </table:table-cell>
          <table:table-cell table:number-columns-repeated="3" office:value-type="float" office:value="279.84" calcext:value-type="float">
            <text:p>279.84</text:p>
          </table:table-cell>
          <table:table-cell table:number-columns-repeated="2" office:value-type="float" office:value="278.85" calcext:value-type="float">
            <text:p>278.85</text:p>
          </table:table-cell>
          <table:table-cell table:number-columns-repeated="4" office:value-type="float" office:value="278.17" calcext:value-type="float">
            <text:p>278.17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3-2018</text:p>
          </table:table-cell>
          <table:table-cell office:value-type="float" office:value="316.15" calcext:value-type="float">
            <text:p>316.15</text:p>
          </table:table-cell>
          <table:table-cell table:number-columns-repeated="3" office:value-type="float" office:value="312.91" calcext:value-type="float">
            <text:p>312.91</text:p>
          </table:table-cell>
          <table:table-cell office:value-type="float" office:value="314.44" calcext:value-type="float">
            <text:p>314.44</text:p>
          </table:table-cell>
          <table:table-cell office:value-type="float" office:value="312.91" calcext:value-type="float">
            <text:p>312.91</text:p>
          </table:table-cell>
          <table:table-cell office:value-type="float" office:value="311.98" calcext:value-type="float">
            <text:p>311.98</text:p>
          </table:table-cell>
          <table:table-cell office:value-type="float" office:value="316.04" calcext:value-type="float">
            <text:p>316.04</text:p>
          </table:table-cell>
          <table:table-cell office:value-type="float" office:value="317.73" calcext:value-type="float">
            <text:p>317.73</text:p>
          </table:table-cell>
          <table:table-cell office:value-type="float" office:value="317.68" calcext:value-type="float">
            <text:p>317.68</text:p>
          </table:table-cell>
          <table:table-cell office:value-type="float" office:value="317.73" calcext:value-type="float">
            <text:p>317.73</text:p>
          </table:table-cell>
          <table:table-cell table:number-columns-repeated="2" office:value-type="float" office:value="316.93" calcext:value-type="float">
            <text:p>316.93</text:p>
          </table:table-cell>
          <table:table-cell office:value-type="float" office:value="313.75" calcext:value-type="float">
            <text:p>313.75</text:p>
          </table:table-cell>
          <table:table-cell office:value-type="float" office:value="312.91" calcext:value-type="float">
            <text:p>312.91</text:p>
          </table:table-cell>
          <table:table-cell table:number-columns-repeated="2" office:value-type="float" office:value="314.44" calcext:value-type="float">
            <text:p>314.44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3-2018</text:p>
          </table:table-cell>
          <table:table-cell office:value-type="float" office:value="322.8" calcext:value-type="float">
            <text:p>322.8</text:p>
          </table:table-cell>
          <table:table-cell table:number-columns-repeated="3" office:value-type="float" office:value="324.64" calcext:value-type="float">
            <text:p>324.64</text:p>
          </table:table-cell>
          <table:table-cell office:value-type="float" office:value="324.69" calcext:value-type="float">
            <text:p>324.69</text:p>
          </table:table-cell>
          <table:table-cell office:value-type="float" office:value="324.64" calcext:value-type="float">
            <text:p>324.64</text:p>
          </table:table-cell>
          <table:table-cell office:value-type="float" office:value="316.68" calcext:value-type="float">
            <text:p>316.68</text:p>
          </table:table-cell>
          <table:table-cell office:value-type="float" office:value="324.74" calcext:value-type="float">
            <text:p>324.74</text:p>
          </table:table-cell>
          <table:table-cell office:value-type="float" office:value="325.24" calcext:value-type="float">
            <text:p>325.24</text:p>
          </table:table-cell>
          <table:table-cell office:value-type="float" office:value="317.28" calcext:value-type="float">
            <text:p>317.28</text:p>
          </table:table-cell>
          <table:table-cell table:number-columns-repeated="3" office:value-type="float" office:value="325.24" calcext:value-type="float">
            <text:p>325.24</text:p>
          </table:table-cell>
          <table:table-cell table:number-columns-repeated="2" office:value-type="float" office:value="324.64" calcext:value-type="float">
            <text:p>324.64</text:p>
          </table:table-cell>
          <table:table-cell table:number-columns-repeated="2" office:value-type="float" office:value="336.82" calcext:value-type="float">
            <text:p>336.82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3-2018</text:p>
          </table:table-cell>
          <table:table-cell office:value-type="float" office:value="315.84" calcext:value-type="float">
            <text:p>315.84</text:p>
          </table:table-cell>
          <table:table-cell table:number-columns-repeated="3" office:value-type="float" office:value="314.42" calcext:value-type="float">
            <text:p>314.42</text:p>
          </table:table-cell>
          <table:table-cell office:value-type="float" office:value="324.56" calcext:value-type="float">
            <text:p>324.56</text:p>
          </table:table-cell>
          <table:table-cell office:value-type="float" office:value="314.42" calcext:value-type="float">
            <text:p>314.42</text:p>
          </table:table-cell>
          <table:table-cell office:value-type="float" office:value="314.73" calcext:value-type="float">
            <text:p>314.73</text:p>
          </table:table-cell>
          <table:table-cell office:value-type="float" office:value="324.56" calcext:value-type="float">
            <text:p>324.56</text:p>
          </table:table-cell>
          <table:table-cell table:number-columns-repeated="3" office:value-type="float" office:value="314.79" calcext:value-type="float">
            <text:p>314.79</text:p>
          </table:table-cell>
          <table:table-cell table:number-columns-repeated="2" office:value-type="float" office:value="314.57" calcext:value-type="float">
            <text:p>314.57</text:p>
          </table:table-cell>
          <table:table-cell office:value-type="float" office:value="314.42" calcext:value-type="float">
            <text:p>314.42</text:p>
          </table:table-cell>
          <table:table-cell office:value-type="float" office:value="314.37" calcext:value-type="float">
            <text:p>314.37</text:p>
          </table:table-cell>
          <table:table-cell table:number-columns-repeated="2" office:value-type="float" office:value="335.84" calcext:value-type="float">
            <text:p>335.84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3-2018</text:p>
          </table:table-cell>
          <table:table-cell office:value-type="float" office:value="308.75" calcext:value-type="float">
            <text:p>308.75</text:p>
          </table:table-cell>
          <table:table-cell table:number-columns-repeated="3" office:value-type="float" office:value="306.13" calcext:value-type="float">
            <text:p>306.13</text:p>
          </table:table-cell>
          <table:table-cell office:value-type="float" office:value="319.06" calcext:value-type="float">
            <text:p>319.06</text:p>
          </table:table-cell>
          <table:table-cell office:value-type="float" office:value="306.13" calcext:value-type="float">
            <text:p>306.13</text:p>
          </table:table-cell>
          <table:table-cell office:value-type="float" office:value="322.48" calcext:value-type="float">
            <text:p>322.48</text:p>
          </table:table-cell>
          <table:table-cell office:value-type="float" office:value="324.5" calcext:value-type="float">
            <text:p>324.5</text:p>
          </table:table-cell>
          <table:table-cell office:value-type="float" office:value="305.96" calcext:value-type="float">
            <text:p>305.96</text:p>
          </table:table-cell>
          <table:table-cell office:value-type="float" office:value="301.91" calcext:value-type="float">
            <text:p>301.91</text:p>
          </table:table-cell>
          <table:table-cell office:value-type="float" office:value="305.96" calcext:value-type="float">
            <text:p>305.96</text:p>
          </table:table-cell>
          <table:table-cell table:number-columns-repeated="2" office:value-type="float" office:value="308.72" calcext:value-type="float">
            <text:p>308.72</text:p>
          </table:table-cell>
          <table:table-cell table:number-columns-repeated="2" office:value-type="float" office:value="306.13" calcext:value-type="float">
            <text:p>306.13</text:p>
          </table:table-cell>
          <table:table-cell table:number-columns-repeated="2" office:value-type="float" office:value="327.45" calcext:value-type="float">
            <text:p>327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3-2018</text:p>
          </table:table-cell>
          <table:table-cell office:value-type="float" office:value="347.61" calcext:value-type="float">
            <text:p>347.61</text:p>
          </table:table-cell>
          <table:table-cell table:number-columns-repeated="4" office:value-type="float" office:value="351.92" calcext:value-type="float">
            <text:p>351.92</text:p>
          </table:table-cell>
          <table:table-cell office:value-type="float" office:value="353.51" calcext:value-type="float">
            <text:p>353.51</text:p>
          </table:table-cell>
          <table:table-cell table:number-columns-repeated="2" office:value-type="float" office:value="351.92" calcext:value-type="float">
            <text:p>351.92</text:p>
          </table:table-cell>
          <table:table-cell office:value-type="float" office:value="346.88" calcext:value-type="float">
            <text:p>346.88</text:p>
          </table:table-cell>
          <table:table-cell office:value-type="float" office:value="331.06" calcext:value-type="float">
            <text:p>331.06</text:p>
          </table:table-cell>
          <table:table-cell office:value-type="float" office:value="331.54" calcext:value-type="float">
            <text:p>331.54</text:p>
          </table:table-cell>
          <table:table-cell table:number-columns-repeated="3" office:value-type="float" office:value="351.92" calcext:value-type="float">
            <text:p>351.92</text:p>
          </table:table-cell>
          <table:table-cell office:value-type="float" office:value="352.77" calcext:value-type="float">
            <text:p>352.77</text:p>
          </table:table-cell>
          <table:table-cell table:number-columns-repeated="2" office:value-type="float" office:value="364.45" calcext:value-type="float">
            <text:p>364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3-2018</text:p>
          </table:table-cell>
          <table:table-cell office:value-type="float" office:value="299.79" calcext:value-type="float">
            <text:p>299.79</text:p>
          </table:table-cell>
          <table:table-cell table:number-columns-repeated="5" office:value-type="float" office:value="299.59" calcext:value-type="float">
            <text:p>299.59</text:p>
          </table:table-cell>
          <table:table-cell office:value-type="float" office:value="298.72" calcext:value-type="float">
            <text:p>298.72</text:p>
          </table:table-cell>
          <table:table-cell office:value-type="float" office:value="299.91" calcext:value-type="float">
            <text:p>299.91</text:p>
          </table:table-cell>
          <table:table-cell table:number-columns-repeated="3" office:value-type="float" office:value="299.92" calcext:value-type="float">
            <text:p>299.92</text:p>
          </table:table-cell>
          <table:table-cell table:number-columns-repeated="6" office:value-type="float" office:value="299.59" calcext:value-type="float">
            <text:p>299.59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3-2018</text:p>
          </table:table-cell>
          <table:table-cell office:value-type="float" office:value="296.49" calcext:value-type="float">
            <text:p>296.49</text:p>
          </table:table-cell>
          <table:table-cell table:number-columns-repeated="6" office:value-type="float" office:value="295.75" calcext:value-type="float">
            <text:p>295.75</text:p>
          </table:table-cell>
          <table:table-cell office:value-type="float" office:value="296.28" calcext:value-type="float">
            <text:p>296.28</text:p>
          </table:table-cell>
          <table:table-cell table:number-columns-repeated="3" office:value-type="float" office:value="297.04" calcext:value-type="float">
            <text:p>297.04</text:p>
          </table:table-cell>
          <table:table-cell table:number-columns-repeated="6" office:value-type="float" office:value="295.75" calcext:value-type="float">
            <text:p>295.75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3-2018</text:p>
          </table:table-cell>
          <table:table-cell office:value-type="float" office:value="355.39" calcext:value-type="float">
            <text:p>355.39</text:p>
          </table:table-cell>
          <table:table-cell table:number-columns-repeated="14" office:value-type="float" office:value="355.83" calcext:value-type="float">
            <text:p>355.83</text:p>
          </table:table-cell>
          <table:table-cell table:number-columns-repeated="2" office:value-type="float" office:value="357.56" calcext:value-type="float">
            <text:p>357.56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3-2018</text:p>
          </table:table-cell>
          <table:table-cell office:value-type="float" office:value="341.82" calcext:value-type="float">
            <text:p>341.82</text:p>
          </table:table-cell>
          <table:table-cell table:number-columns-repeated="4" office:value-type="float" office:value="343.59" calcext:value-type="float">
            <text:p>343.59</text:p>
          </table:table-cell>
          <table:table-cell office:value-type="float" office:value="345.01" calcext:value-type="float">
            <text:p>345.01</text:p>
          </table:table-cell>
          <table:table-cell office:value-type="float" office:value="332.44" calcext:value-type="float">
            <text:p>332.44</text:p>
          </table:table-cell>
          <table:table-cell office:value-type="float" office:value="338.34" calcext:value-type="float">
            <text:p>338.34</text:p>
          </table:table-cell>
          <table:table-cell office:value-type="float" office:value="342.96" calcext:value-type="float">
            <text:p>342.96</text:p>
          </table:table-cell>
          <table:table-cell office:value-type="float" office:value="335.55" calcext:value-type="float">
            <text:p>335.55</text:p>
          </table:table-cell>
          <table:table-cell office:value-type="float" office:value="342.96" calcext:value-type="float">
            <text:p>342.96</text:p>
          </table:table-cell>
          <table:table-cell table:number-columns-repeated="3" office:value-type="float" office:value="343.59" calcext:value-type="float">
            <text:p>343.59</text:p>
          </table:table-cell>
          <table:table-cell office:value-type="float" office:value="345.01" calcext:value-type="float">
            <text:p>345.01</text:p>
          </table:table-cell>
          <table:table-cell table:number-columns-repeated="2" office:value-type="float" office:value="348.68" calcext:value-type="float">
            <text:p>348.68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3-2018</text:p>
          </table:table-cell>
          <table:table-cell office:value-type="float" office:value="319.46" calcext:value-type="float">
            <text:p>319.46</text:p>
          </table:table-cell>
          <table:table-cell table:number-columns-repeated="4" office:value-type="float" office:value="344.63" calcext:value-type="float">
            <text:p>344.63</text:p>
          </table:table-cell>
          <table:table-cell office:value-type="float" office:value="350.48" calcext:value-type="float">
            <text:p>350.48</text:p>
          </table:table-cell>
          <table:table-cell office:value-type="float" office:value="279.33" calcext:value-type="float">
            <text:p>279.33</text:p>
          </table:table-cell>
          <table:table-cell office:value-type="float" office:value="339.5" calcext:value-type="float">
            <text:p>339.5</text:p>
          </table:table-cell>
          <table:table-cell office:value-type="float" office:value="344.63" calcext:value-type="float">
            <text:p>344.63</text:p>
          </table:table-cell>
          <table:table-cell office:value-type="float" office:value="294.24" calcext:value-type="float">
            <text:p>294.24</text:p>
          </table:table-cell>
          <table:table-cell table:number-columns-repeated="4" office:value-type="float" office:value="344.63" calcext:value-type="float">
            <text:p>344.63</text:p>
          </table:table-cell>
          <table:table-cell office:value-type="float" office:value="350.48" calcext:value-type="float">
            <text:p>350.48</text:p>
          </table:table-cell>
          <table:table-cell table:number-columns-repeated="2" office:value-type="float" office:value="355.95" calcext:value-type="float">
            <text:p>355.95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3-2018</text:p>
          </table:table-cell>
          <table:table-cell office:value-type="float" office:value="302.97" calcext:value-type="float">
            <text:p>302.97</text:p>
          </table:table-cell>
          <table:table-cell table:number-columns-repeated="4" office:value-type="float" office:value="304.48" calcext:value-type="float">
            <text:p>304.48</text:p>
          </table:table-cell>
          <table:table-cell office:value-type="float" office:value="305.28" calcext:value-type="float">
            <text:p>305.28</text:p>
          </table:table-cell>
          <table:table-cell office:value-type="float" office:value="267.05" calcext:value-type="float">
            <text:p>267.05</text:p>
          </table:table-cell>
          <table:table-cell office:value-type="float" office:value="271.26" calcext:value-type="float">
            <text:p>271.2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02.21" calcext:value-type="float">
            <text:p>302.21</text:p>
          </table:table-cell>
          <table:table-cell office:value-type="float" office:value="304.68" calcext:value-type="float">
            <text:p>304.68</text:p>
          </table:table-cell>
          <table:table-cell table:number-columns-repeated="3" office:value-type="float" office:value="304.48" calcext:value-type="float">
            <text:p>304.48</text:p>
          </table:table-cell>
          <table:table-cell office:value-type="float" office:value="305.28" calcext:value-type="float">
            <text:p>305.28</text:p>
          </table:table-cell>
          <table:table-cell table:number-columns-repeated="2" office:value-type="float" office:value="307.74" calcext:value-type="float">
            <text:p>307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3-2018</text:p>
          </table:table-cell>
          <table:table-cell office:value-type="float" office:value="302.96" calcext:value-type="float">
            <text:p>302.96</text:p>
          </table:table-cell>
          <table:table-cell table:number-columns-repeated="5" office:value-type="float" office:value="304.71" calcext:value-type="float">
            <text:p>304.71</text:p>
          </table:table-cell>
          <table:table-cell office:value-type="float" office:value="298.47" calcext:value-type="float">
            <text:p>298.47</text:p>
          </table:table-cell>
          <table:table-cell office:value-type="float" office:value="301.29" calcext:value-type="float">
            <text:p>301.29</text:p>
          </table:table-cell>
          <table:table-cell office:value-type="float" office:value="304.71" calcext:value-type="float">
            <text:p>304.71</text:p>
          </table:table-cell>
          <table:table-cell office:value-type="float" office:value="301.72" calcext:value-type="float">
            <text:p>301.72</text:p>
          </table:table-cell>
          <table:table-cell table:number-columns-repeated="7" office:value-type="float" office:value="304.71" calcext:value-type="float">
            <text:p>304.71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3-2018</text:p>
          </table:table-cell>
          <table:table-cell office:value-type="float" office:value="297.17" calcext:value-type="float">
            <text:p>297.17</text:p>
          </table:table-cell>
          <table:table-cell table:number-columns-repeated="5" office:value-type="float" office:value="297.87" calcext:value-type="float">
            <text:p>297.87</text:p>
          </table:table-cell>
          <table:table-cell table:number-columns-repeated="2" office:value-type="float" office:value="259.38" calcext:value-type="float">
            <text:p>259.38</text:p>
          </table:table-cell>
          <table:table-cell table:number-columns-repeated="9" office:value-type="float" office:value="297.87" calcext:value-type="float">
            <text:p>297.87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4-2018</text:p>
          </table:table-cell>
          <table:table-cell office:value-type="float" office:value="292.29" calcext:value-type="float">
            <text:p>292.29</text:p>
          </table:table-cell>
          <table:table-cell table:number-columns-repeated="5" office:value-type="float" office:value="292.32" calcext:value-type="float">
            <text:p>292.32</text:p>
          </table:table-cell>
          <table:table-cell table:number-columns-repeated="2" office:value-type="float" office:value="291.92" calcext:value-type="float">
            <text:p>291.92</text:p>
          </table:table-cell>
          <table:table-cell table:number-columns-repeated="9" office:value-type="float" office:value="292.32" calcext:value-type="float">
            <text:p>292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4-2018</text:p>
          </table:table-cell>
          <table:table-cell office:value-type="float" office:value="295.47" calcext:value-type="float">
            <text:p>295.47</text:p>
          </table:table-cell>
          <table:table-cell table:number-columns-repeated="7" office:value-type="float" office:value="293.77" calcext:value-type="float">
            <text:p>293.77</text:p>
          </table:table-cell>
          <table:table-cell table:number-columns-repeated="3" office:value-type="float" office:value="297.05" calcext:value-type="float">
            <text:p>297.05</text:p>
          </table:table-cell>
          <table:table-cell table:number-columns-repeated="6" office:value-type="float" office:value="293.77" calcext:value-type="float">
            <text:p>293.77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4-2018</text:p>
          </table:table-cell>
          <table:table-cell office:value-type="float" office:value="321.45" calcext:value-type="float">
            <text:p>321.45</text:p>
          </table:table-cell>
          <table:table-cell table:number-columns-repeated="3" office:value-type="float" office:value="326.79" calcext:value-type="float">
            <text:p>326.79</text:p>
          </table:table-cell>
          <table:table-cell office:value-type="float" office:value="327.21" calcext:value-type="float">
            <text:p>327.21</text:p>
          </table:table-cell>
          <table:table-cell office:value-type="float" office:value="326.79" calcext:value-type="float">
            <text:p>326.79</text:p>
          </table:table-cell>
          <table:table-cell office:value-type="float" office:value="306.58" calcext:value-type="float">
            <text:p>306.58</text:p>
          </table:table-cell>
          <table:table-cell office:value-type="float" office:value="321.18" calcext:value-type="float">
            <text:p>321.18</text:p>
          </table:table-cell>
          <table:table-cell office:value-type="float" office:value="323.94" calcext:value-type="float">
            <text:p>323.94</text:p>
          </table:table-cell>
          <table:table-cell office:value-type="float" office:value="312.61" calcext:value-type="float">
            <text:p>312.61</text:p>
          </table:table-cell>
          <table:table-cell office:value-type="float" office:value="323.94" calcext:value-type="float">
            <text:p>323.94</text:p>
          </table:table-cell>
          <table:table-cell table:number-columns-repeated="2" office:value-type="float" office:value="326.81" calcext:value-type="float">
            <text:p>326.81</text:p>
          </table:table-cell>
          <table:table-cell table:number-columns-repeated="2" office:value-type="float" office:value="326.79" calcext:value-type="float">
            <text:p>326.79</text:p>
          </table:table-cell>
          <table:table-cell table:number-columns-repeated="2" office:value-type="float" office:value="339.32" calcext:value-type="float">
            <text:p>339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4-2018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316.62" calcext:value-type="float">
            <text:p>316.62</text:p>
          </table:table-cell>
          <table:table-cell office:value-type="float" office:value="322.33" calcext:value-type="float">
            <text:p>322.33</text:p>
          </table:table-cell>
          <table:table-cell table:number-columns-repeated="2" office:value-type="float" office:value="283.38" calcext:value-type="float">
            <text:p>283.38</text:p>
          </table:table-cell>
          <table:table-cell office:value-type="float" office:value="316.19" calcext:value-type="float">
            <text:p>316.19</text:p>
          </table:table-cell>
          <table:table-cell office:value-type="float" office:value="313.49" calcext:value-type="float">
            <text:p>313.49</text:p>
          </table:table-cell>
          <table:table-cell office:value-type="float" office:value="316.19" calcext:value-type="float">
            <text:p>316.19</text:p>
          </table:table-cell>
          <table:table-cell table:number-columns-repeated="2" office:value-type="float" office:value="321.38" calcext:value-type="float">
            <text:p>321.38</text:p>
          </table:table-cell>
          <table:table-cell office:value-type="float" office:value="316.62" calcext:value-type="float">
            <text:p>316.62</text:p>
          </table:table-cell>
          <table:table-cell office:value-type="float" office:value="322.33" calcext:value-type="float">
            <text:p>322.33</text:p>
          </table:table-cell>
          <table:table-cell table:number-columns-repeated="2" office:value-type="float" office:value="326.71" calcext:value-type="float">
            <text:p>326.71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4-2018</text:p>
          </table:table-cell>
          <table:table-cell office:value-type="float" office:value="312.4" calcext:value-type="float">
            <text:p>312.4</text:p>
          </table:table-cell>
          <table:table-cell table:number-columns-repeated="5" office:value-type="float" office:value="318.72" calcext:value-type="float">
            <text:p>318.72</text:p>
          </table:table-cell>
          <table:table-cell table:number-columns-repeated="2" office:value-type="float" office:value="283.13" calcext:value-type="float">
            <text:p>283.13</text:p>
          </table:table-cell>
          <table:table-cell office:value-type="float" office:value="319.43" calcext:value-type="float">
            <text:p>319.43</text:p>
          </table:table-cell>
          <table:table-cell office:value-type="float" office:value="304.58" calcext:value-type="float">
            <text:p>304.58</text:p>
          </table:table-cell>
          <table:table-cell office:value-type="float" office:value="319.43" calcext:value-type="float">
            <text:p>319.43</text:p>
          </table:table-cell>
          <table:table-cell table:number-columns-repeated="2" office:value-type="float" office:value="319.54" calcext:value-type="float">
            <text:p>319.54</text:p>
          </table:table-cell>
          <table:table-cell table:number-columns-repeated="2" office:value-type="float" office:value="318.72" calcext:value-type="float">
            <text:p>318.72</text:p>
          </table:table-cell>
          <table:table-cell table:number-columns-repeated="2" office:value-type="float" office:value="331.13" calcext:value-type="float">
            <text:p>331.13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4-2018</text:p>
          </table:table-cell>
          <table:table-cell office:value-type="float" office:value="300.38" calcext:value-type="float">
            <text:p>300.38</text:p>
          </table:table-cell>
          <table:table-cell table:number-columns-repeated="4" office:value-type="float" office:value="296.3" calcext:value-type="float">
            <text:p>296.3</text:p>
          </table:table-cell>
          <table:table-cell office:value-type="float" office:value="297.42" calcext:value-type="float">
            <text:p>297.42</text:p>
          </table:table-cell>
          <table:table-cell table:number-columns-repeated="2" office:value-type="float" office:value="283.64" calcext:value-type="float">
            <text:p>283.64</text:p>
          </table:table-cell>
          <table:table-cell table:number-columns-repeated="3" office:value-type="float" office:value="304.01" calcext:value-type="float">
            <text:p>304.01</text:p>
          </table:table-cell>
          <table:table-cell table:number-columns-repeated="2" office:value-type="float" office:value="304.3" calcext:value-type="float">
            <text:p>304.3</text:p>
          </table:table-cell>
          <table:table-cell office:value-type="float" office:value="299.69" calcext:value-type="float">
            <text:p>299.69</text:p>
          </table:table-cell>
          <table:table-cell table:number-columns-repeated="3" office:value-type="float" office:value="297.42" calcext:value-type="float">
            <text:p>297.42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4-2018</text:p>
          </table:table-cell>
          <table:table-cell office:value-type="float" office:value="289.33" calcext:value-type="float">
            <text:p>289.33</text:p>
          </table:table-cell>
          <table:table-cell table:number-columns-repeated="5" office:value-type="float" office:value="293.42" calcext:value-type="float">
            <text:p>293.42</text:p>
          </table:table-cell>
          <table:table-cell table:number-columns-repeated="2" office:value-type="float" office:value="144.31" calcext:value-type="float">
            <text:p>144.31</text:p>
          </table:table-cell>
          <table:table-cell office:value-type="float" office:value="293.67" calcext:value-type="float">
            <text:p>293.67</text:p>
          </table:table-cell>
          <table:table-cell office:value-type="float" office:value="291.34" calcext:value-type="float">
            <text:p>291.34</text:p>
          </table:table-cell>
          <table:table-cell table:number-columns-repeated="3" office:value-type="float" office:value="293.67" calcext:value-type="float">
            <text:p>293.67</text:p>
          </table:table-cell>
          <table:table-cell office:value-type="float" office:value="293.42" calcext:value-type="float">
            <text:p>293.42</text:p>
          </table:table-cell>
          <table:table-cell table:number-columns-repeated="3" office:value-type="float" office:value="292.52" calcext:value-type="float">
            <text:p>292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4-2018</text:p>
          </table:table-cell>
          <table:table-cell office:value-type="float" office:value="293.98" calcext:value-type="float">
            <text:p>293.98</text:p>
          </table:table-cell>
          <table:table-cell table:number-columns-repeated="5" office:value-type="float" office:value="294.31" calcext:value-type="float">
            <text:p>294.31</text:p>
          </table:table-cell>
          <table:table-cell table:number-columns-repeated="2" office:value-type="float" office:value="286.44" calcext:value-type="float">
            <text:p>286.44</text:p>
          </table:table-cell>
          <table:table-cell table:number-columns-repeated="5" office:value-type="float" office:value="294.34" calcext:value-type="float">
            <text:p>294.34</text:p>
          </table:table-cell>
          <table:table-cell office:value-type="float" office:value="294.31" calcext:value-type="float">
            <text:p>294.31</text:p>
          </table:table-cell>
          <table:table-cell office:value-type="float" office:value="292.65" calcext:value-type="float">
            <text:p>292.65</text:p>
          </table:table-cell>
          <table:table-cell table:number-columns-repeated="2" office:value-type="float" office:value="288.13" calcext:value-type="float">
            <text:p>288.13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4-2018</text:p>
          </table:table-cell>
          <table:table-cell office:value-type="float" office:value="321.27" calcext:value-type="float">
            <text:p>321.27</text:p>
          </table:table-cell>
          <table:table-cell table:number-columns-repeated="5" office:value-type="float" office:value="321.69" calcext:value-type="float">
            <text:p>321.69</text:p>
          </table:table-cell>
          <table:table-cell table:number-columns-repeated="2" office:value-type="float" office:value="322.16" calcext:value-type="float">
            <text:p>322.16</text:p>
          </table:table-cell>
          <table:table-cell table:number-columns-repeated="3" office:value-type="float" office:value="321.87" calcext:value-type="float">
            <text:p>321.87</text:p>
          </table:table-cell>
          <table:table-cell table:number-columns-repeated="3" office:value-type="float" office:value="321.69" calcext:value-type="float">
            <text:p>321.69</text:p>
          </table:table-cell>
          <table:table-cell table:number-columns-repeated="3" office:value-type="float" office:value="316.17" calcext:value-type="float">
            <text:p>316.17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4-2018</text:p>
          </table:table-cell>
          <table:table-cell office:value-type="float" office:value="298.37" calcext:value-type="float">
            <text:p>298.37</text:p>
          </table:table-cell>
          <table:table-cell table:number-columns-repeated="4" office:value-type="float" office:value="302.91" calcext:value-type="float">
            <text:p>302.91</text:p>
          </table:table-cell>
          <table:table-cell office:value-type="float" office:value="306.22" calcext:value-type="float">
            <text:p>306.22</text:p>
          </table:table-cell>
          <table:table-cell table:number-columns-repeated="2" office:value-type="float" office:value="268.33" calcext:value-type="float">
            <text:p>268.33</text:p>
          </table:table-cell>
          <table:table-cell office:value-type="float" office:value="303.41" calcext:value-type="float">
            <text:p>303.41</text:p>
          </table:table-cell>
          <table:table-cell office:value-type="float" office:value="291.49" calcext:value-type="float">
            <text:p>291.49</text:p>
          </table:table-cell>
          <table:table-cell table:number-columns-repeated="3" office:value-type="float" office:value="303.41" calcext:value-type="float">
            <text:p>303.41</text:p>
          </table:table-cell>
          <table:table-cell office:value-type="float" office:value="302.91" calcext:value-type="float">
            <text:p>302.91</text:p>
          </table:table-cell>
          <table:table-cell table:number-columns-repeated="3" office:value-type="float" office:value="306.22" calcext:value-type="float">
            <text:p>306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4-2018</text:p>
          </table:table-cell>
          <table:table-cell office:value-type="float" office:value="298.7" calcext:value-type="float">
            <text:p>298.7</text:p>
          </table:table-cell>
          <table:table-cell table:number-columns-repeated="5" office:value-type="float" office:value="305.41" calcext:value-type="float">
            <text:p>305.41</text:p>
          </table:table-cell>
          <table:table-cell office:value-type="float" office:value="234.63" calcext:value-type="float">
            <text:p>234.63</text:p>
          </table:table-cell>
          <table:table-cell office:value-type="float" office:value="234.71" calcext:value-type="float">
            <text:p>234.71</text:p>
          </table:table-cell>
          <table:table-cell office:value-type="float" office:value="305.41" calcext:value-type="float">
            <text:p>305.41</text:p>
          </table:table-cell>
          <table:table-cell office:value-type="float" office:value="293.46" calcext:value-type="float">
            <text:p>293.46</text:p>
          </table:table-cell>
          <table:table-cell table:number-columns-repeated="4" office:value-type="float" office:value="305.41" calcext:value-type="float">
            <text:p>305.41</text:p>
          </table:table-cell>
          <table:table-cell office:value-type="float" office:value="302.65" calcext:value-type="float">
            <text:p>302.65</text:p>
          </table:table-cell>
          <table:table-cell table:number-columns-repeated="2" office:value-type="float" office:value="301.22" calcext:value-type="float">
            <text:p>301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4-2018</text:p>
          </table:table-cell>
          <table:table-cell office:value-type="float" office:value="298.36" calcext:value-type="float">
            <text:p>298.36</text:p>
          </table:table-cell>
          <table:table-cell table:number-columns-repeated="4" office:value-type="float" office:value="303.04" calcext:value-type="float">
            <text:p>303.04</text:p>
          </table:table-cell>
          <table:table-cell office:value-type="float" office:value="303.79" calcext:value-type="float">
            <text:p>303.79</text:p>
          </table:table-cell>
          <table:table-cell table:number-columns-repeated="2" office:value-type="float" office:value="221.32" calcext:value-type="float">
            <text:p>221.32</text:p>
          </table:table-cell>
          <table:table-cell office:value-type="float" office:value="300.53" calcext:value-type="float">
            <text:p>300.53</text:p>
          </table:table-cell>
          <table:table-cell office:value-type="float" office:value="296.02" calcext:value-type="float">
            <text:p>296.02</text:p>
          </table:table-cell>
          <table:table-cell office:value-type="float" office:value="300.53" calcext:value-type="float">
            <text:p>300.53</text:p>
          </table:table-cell>
          <table:table-cell table:number-columns-repeated="3" office:value-type="float" office:value="303.04" calcext:value-type="float">
            <text:p>303.04</text:p>
          </table:table-cell>
          <table:table-cell table:number-columns-repeated="3" office:value-type="float" office:value="297.99" calcext:value-type="float">
            <text:p>297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4-2018</text:p>
          </table:table-cell>
          <table:table-cell office:value-type="float" office:value="294.66" calcext:value-type="float">
            <text:p>294.66</text:p>
          </table:table-cell>
          <table:table-cell table:number-columns-repeated="4" office:value-type="float" office:value="297.76" calcext:value-type="float">
            <text:p>297.76</text:p>
          </table:table-cell>
          <table:table-cell office:value-type="float" office:value="298.43" calcext:value-type="float">
            <text:p>298.43</text:p>
          </table:table-cell>
          <table:table-cell office:value-type="float" office:value="274.06" calcext:value-type="float">
            <text:p>274.06</text:p>
          </table:table-cell>
          <table:table-cell office:value-type="float" office:value="278.31" calcext:value-type="float">
            <text:p>278.31</text:p>
          </table:table-cell>
          <table:table-cell office:value-type="float" office:value="294.91" calcext:value-type="float">
            <text:p>294.91</text:p>
          </table:table-cell>
          <table:table-cell office:value-type="float" office:value="294.21" calcext:value-type="float">
            <text:p>294.21</text:p>
          </table:table-cell>
          <table:table-cell office:value-type="float" office:value="294.91" calcext:value-type="float">
            <text:p>294.91</text:p>
          </table:table-cell>
          <table:table-cell table:number-columns-repeated="2" office:value-type="float" office:value="297.87" calcext:value-type="float">
            <text:p>297.87</text:p>
          </table:table-cell>
          <table:table-cell office:value-type="float" office:value="297.86" calcext:value-type="float">
            <text:p>297.86</text:p>
          </table:table-cell>
          <table:table-cell table:number-columns-repeated="3" office:value-type="float" office:value="292.21" calcext:value-type="float">
            <text:p>292.21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4-2018</text:p>
          </table:table-cell>
          <table:table-cell office:value-type="float" office:value="289.68" calcext:value-type="float">
            <text:p>289.68</text:p>
          </table:table-cell>
          <table:table-cell table:number-columns-repeated="5" office:value-type="float" office:value="279.34" calcext:value-type="float">
            <text:p>279.34</text:p>
          </table:table-cell>
          <table:table-cell office:value-type="float" office:value="278" calcext:value-type="float">
            <text:p>278</text:p>
          </table:table-cell>
          <table:table-cell office:value-type="float" office:value="278.65" calcext:value-type="float">
            <text:p>278.65</text:p>
          </table:table-cell>
          <table:table-cell table:number-columns-repeated="3" office:value-type="float" office:value="291.75" calcext:value-type="float">
            <text:p>291.75</text:p>
          </table:table-cell>
          <table:table-cell table:number-columns-repeated="3" office:value-type="float" office:value="291.03" calcext:value-type="float">
            <text:p>291.03</text:p>
          </table:table-cell>
          <table:table-cell table:number-columns-repeated="3" office:value-type="float" office:value="279.34" calcext:value-type="float">
            <text:p>279.34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4-2018</text:p>
          </table:table-cell>
          <table:table-cell office:value-type="float" office:value="296.35" calcext:value-type="float">
            <text:p>296.35</text:p>
          </table:table-cell>
          <table:table-cell table:number-columns-repeated="5" office:value-type="float" office:value="296.67" calcext:value-type="float">
            <text:p>296.67</text:p>
          </table:table-cell>
          <table:table-cell table:number-columns-repeated="2" office:value-type="float" office:value="284.01" calcext:value-type="float">
            <text:p>284.01</text:p>
          </table:table-cell>
          <table:table-cell table:number-columns-repeated="9" office:value-type="float" office:value="296.67" calcext:value-type="float">
            <text:p>296.67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4-2018</text:p>
          </table:table-cell>
          <table:table-cell office:value-type="float" office:value="346.78" calcext:value-type="float">
            <text:p>346.78</text:p>
          </table:table-cell>
          <table:table-cell table:number-columns-repeated="5" office:value-type="float" office:value="354.8" calcext:value-type="float">
            <text:p>354.8</text:p>
          </table:table-cell>
          <table:table-cell office:value-type="float" office:value="353.4" calcext:value-type="float">
            <text:p>353.4</text:p>
          </table:table-cell>
          <table:table-cell office:value-type="float" office:value="353.49" calcext:value-type="float">
            <text:p>353.49</text:p>
          </table:table-cell>
          <table:table-cell table:number-columns-repeated="3" office:value-type="float" office:value="329.98" calcext:value-type="float">
            <text:p>329.98</text:p>
          </table:table-cell>
          <table:table-cell table:number-columns-repeated="6" office:value-type="float" office:value="354.8" calcext:value-type="float">
            <text:p>354.8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4-2018</text:p>
          </table:table-cell>
          <table:table-cell office:value-type="float" office:value="321.08" calcext:value-type="float">
            <text:p>321.08</text:p>
          </table:table-cell>
          <table:table-cell table:number-columns-repeated="4" office:value-type="float" office:value="328.86" calcext:value-type="float">
            <text:p>328.86</text:p>
          </table:table-cell>
          <table:table-cell office:value-type="float" office:value="329.87" calcext:value-type="float">
            <text:p>329.87</text:p>
          </table:table-cell>
          <table:table-cell office:value-type="float" office:value="319.5" calcext:value-type="float">
            <text:p>319.5</text:p>
          </table:table-cell>
          <table:table-cell office:value-type="float" office:value="324.69" calcext:value-type="float">
            <text:p>324.69</text:p>
          </table:table-cell>
          <table:table-cell table:number-columns-repeated="3" office:value-type="float" office:value="312.16" calcext:value-type="float">
            <text:p>312.16</text:p>
          </table:table-cell>
          <table:table-cell table:number-columns-repeated="3" office:value-type="float" office:value="328.86" calcext:value-type="float">
            <text:p>328.86</text:p>
          </table:table-cell>
          <table:table-cell table:number-columns-repeated="3" office:value-type="float" office:value="326.14" calcext:value-type="float">
            <text:p>326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4-2018</text:p>
          </table:table-cell>
          <table:table-cell office:value-type="float" office:value="312.8" calcext:value-type="float">
            <text:p>312.8</text:p>
          </table:table-cell>
          <table:table-cell table:number-columns-repeated="4" office:value-type="float" office:value="310.57" calcext:value-type="float">
            <text:p>310.57</text:p>
          </table:table-cell>
          <table:table-cell office:value-type="float" office:value="317.13" calcext:value-type="float">
            <text:p>317.13</text:p>
          </table:table-cell>
          <table:table-cell office:value-type="float" office:value="306.88" calcext:value-type="float">
            <text:p>306.88</text:p>
          </table:table-cell>
          <table:table-cell office:value-type="float" office:value="310.88" calcext:value-type="float">
            <text:p>310.88</text:p>
          </table:table-cell>
          <table:table-cell table:number-columns-repeated="3" office:value-type="float" office:value="310.47" calcext:value-type="float">
            <text:p>310.47</text:p>
          </table:table-cell>
          <table:table-cell table:number-columns-repeated="3" office:value-type="float" office:value="310.57" calcext:value-type="float">
            <text:p>310.57</text:p>
          </table:table-cell>
          <table:table-cell table:number-columns-repeated="3" office:value-type="float" office:value="317.13" calcext:value-type="float">
            <text:p>317.13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4-2018</text:p>
          </table:table-cell>
          <table:table-cell office:value-type="float" office:value="296.7" calcext:value-type="float">
            <text:p>296.7</text:p>
          </table:table-cell>
          <table:table-cell table:number-columns-repeated="5" office:value-type="float" office:value="295.69" calcext:value-type="float">
            <text:p>295.69</text:p>
          </table:table-cell>
          <table:table-cell office:value-type="float" office:value="295.37" calcext:value-type="float">
            <text:p>295.37</text:p>
          </table:table-cell>
          <table:table-cell office:value-type="float" office:value="297.29" calcext:value-type="float">
            <text:p>297.29</text:p>
          </table:table-cell>
          <table:table-cell table:number-columns-repeated="5" office:value-type="float" office:value="295.69" calcext:value-type="float">
            <text:p>295.69</text:p>
          </table:table-cell>
          <table:table-cell office:value-type="float" office:value="296.94" calcext:value-type="float">
            <text:p>296.94</text:p>
          </table:table-cell>
          <table:table-cell table:number-columns-repeated="3" office:value-type="float" office:value="295.69" calcext:value-type="float">
            <text:p>295.69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4-2018</text:p>
          </table:table-cell>
          <table:table-cell office:value-type="float" office:value="274.86" calcext:value-type="float">
            <text:p>274.86</text:p>
          </table:table-cell>
          <table:table-cell table:number-columns-repeated="3" office:value-type="float" office:value="271.85" calcext:value-type="float">
            <text:p>271.85</text:p>
          </table:table-cell>
          <table:table-cell office:value-type="float" office:value="279.61" calcext:value-type="float">
            <text:p>279.61</text:p>
          </table:table-cell>
          <table:table-cell office:value-type="float" office:value="271.85" calcext:value-type="float">
            <text:p>271.85</text:p>
          </table:table-cell>
          <table:table-cell office:value-type="float" office:value="277.12" calcext:value-type="float">
            <text:p>277.12</text:p>
          </table:table-cell>
          <table:table-cell office:value-type="float" office:value="280.76" calcext:value-type="float">
            <text:p>280.76</text:p>
          </table:table-cell>
          <table:table-cell table:number-columns-repeated="3" office:value-type="float" office:value="271.76" calcext:value-type="float">
            <text:p>271.76</text:p>
          </table:table-cell>
          <table:table-cell table:number-columns-repeated="2" office:value-type="float" office:value="272.2" calcext:value-type="float">
            <text:p>272.2</text:p>
          </table:table-cell>
          <table:table-cell office:value-type="float" office:value="279.35" calcext:value-type="float">
            <text:p>279.35</text:p>
          </table:table-cell>
          <table:table-cell table:number-columns-repeated="2" office:value-type="float" office:value="271.85" calcext:value-type="float">
            <text:p>271.85</text:p>
          </table:table-cell>
          <table:table-cell office:value-type="float" office:value="279.61" calcext:value-type="float">
            <text:p>279.61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4-2018</text:p>
          </table:table-cell>
          <table:table-cell office:value-type="float" office:value="242" calcext:value-type="float">
            <text:p>242</text:p>
          </table:table-cell>
          <table:table-cell table:number-columns-repeated="5" office:value-type="float" office:value="233.98" calcext:value-type="float">
            <text:p>233.98</text:p>
          </table:table-cell>
          <table:table-cell office:value-type="float" office:value="235.63" calcext:value-type="float">
            <text:p>235.63</text:p>
          </table:table-cell>
          <table:table-cell office:value-type="float" office:value="237.23" calcext:value-type="float">
            <text:p>237.23</text:p>
          </table:table-cell>
          <table:table-cell table:number-columns-repeated="3" office:value-type="float" office:value="236.48" calcext:value-type="float">
            <text:p>236.48</text:p>
          </table:table-cell>
          <table:table-cell table:number-columns-repeated="2" office:value-type="float" office:value="234.83" calcext:value-type="float">
            <text:p>234.83</text:p>
          </table:table-cell>
          <table:table-cell office:value-type="float" office:value="266.27" calcext:value-type="float">
            <text:p>266.27</text:p>
          </table:table-cell>
          <table:table-cell table:number-columns-repeated="3" office:value-type="float" office:value="233.98" calcext:value-type="float">
            <text:p>233.98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4-2018</text:p>
          </table:table-cell>
          <table:table-cell office:value-type="float" office:value="263.14" calcext:value-type="float">
            <text:p>263.14</text:p>
          </table:table-cell>
          <table:table-cell table:number-columns-repeated="5" office:value-type="float" office:value="260.45" calcext:value-type="float">
            <text:p>260.45</text:p>
          </table:table-cell>
          <table:table-cell office:value-type="float" office:value="251.35" calcext:value-type="float">
            <text:p>251.35</text:p>
          </table:table-cell>
          <table:table-cell office:value-type="float" office:value="257.65" calcext:value-type="float">
            <text:p>257.65</text:p>
          </table:table-cell>
          <table:table-cell table:number-columns-repeated="5" office:value-type="float" office:value="260.45" calcext:value-type="float">
            <text:p>260.45</text:p>
          </table:table-cell>
          <table:table-cell office:value-type="float" office:value="269.32" calcext:value-type="float">
            <text:p>269.32</text:p>
          </table:table-cell>
          <table:table-cell table:number-columns-repeated="2" office:value-type="float" office:value="260.45" calcext:value-type="float">
            <text:p>260.45</text:p>
          </table:table-cell>
          <table:table-cell office:value-type="float" office:value="263.55" calcext:value-type="float">
            <text:p>263.55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4-2018</text:p>
          </table:table-cell>
          <table:table-cell office:value-type="float" office:value="268.36" calcext:value-type="float">
            <text:p>268.36</text:p>
          </table:table-cell>
          <table:table-cell table:number-columns-repeated="4" office:value-type="float" office:value="257.72" calcext:value-type="float">
            <text:p>257.72</text:p>
          </table:table-cell>
          <table:table-cell office:value-type="float" office:value="324.67" calcext:value-type="float">
            <text:p>324.67</text:p>
          </table:table-cell>
          <table:table-cell table:number-columns-repeated="2" office:value-type="float" office:value="232.59" calcext:value-type="float">
            <text:p>232.59</text:p>
          </table:table-cell>
          <table:table-cell table:number-columns-repeated="5" office:value-type="float" office:value="259.96" calcext:value-type="float">
            <text:p>259.96</text:p>
          </table:table-cell>
          <table:table-cell office:value-type="float" office:value="275.88" calcext:value-type="float">
            <text:p>275.88</text:p>
          </table:table-cell>
          <table:table-cell table:number-columns-repeated="2" office:value-type="float" office:value="316.85" calcext:value-type="float">
            <text:p>316.85</text:p>
          </table:table-cell>
          <table:table-cell office:value-type="float" office:value="319.62" calcext:value-type="float">
            <text:p>319.62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4-2018</text:p>
          </table:table-cell>
          <table:table-cell office:value-type="float" office:value="260.1" calcext:value-type="float">
            <text:p>260.1</text:p>
          </table:table-cell>
          <table:table-cell table:number-columns-repeated="4" office:value-type="float" office:value="251.23" calcext:value-type="float">
            <text:p>251.23</text:p>
          </table:table-cell>
          <table:table-cell office:value-type="float" office:value="263.25" calcext:value-type="float">
            <text:p>263.25</text:p>
          </table:table-cell>
          <table:table-cell office:value-type="float" office:value="242.53" calcext:value-type="float">
            <text:p>242.53</text:p>
          </table:table-cell>
          <table:table-cell office:value-type="float" office:value="246.78" calcext:value-type="float">
            <text:p>246.78</text:p>
          </table:table-cell>
          <table:table-cell table:number-columns-repeated="3" office:value-type="float" office:value="260.35" calcext:value-type="float">
            <text:p>260.35</text:p>
          </table:table-cell>
          <table:table-cell table:number-columns-repeated="2" office:value-type="float" office:value="259.26" calcext:value-type="float">
            <text:p>259.26</text:p>
          </table:table-cell>
          <table:table-cell office:value-type="float" office:value="270.24" calcext:value-type="float">
            <text:p>270.24</text:p>
          </table:table-cell>
          <table:table-cell table:number-columns-repeated="2" office:value-type="float" office:value="263.25" calcext:value-type="float">
            <text:p>263.25</text:p>
          </table:table-cell>
          <table:table-cell office:value-type="float" office:value="269.63" calcext:value-type="float">
            <text:p>269.63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4-2018</text:p>
          </table:table-cell>
          <table:table-cell office:value-type="float" office:value="277.92" calcext:value-type="float">
            <text:p>277.92</text:p>
          </table:table-cell>
          <table:table-cell table:number-columns-repeated="4" office:value-type="float" office:value="274.53" calcext:value-type="float">
            <text:p>274.53</text:p>
          </table:table-cell>
          <table:table-cell office:value-type="float" office:value="309.31" calcext:value-type="float">
            <text:p>309.31</text:p>
          </table:table-cell>
          <table:table-cell office:value-type="float" office:value="262.46" calcext:value-type="float">
            <text:p>262.46</text:p>
          </table:table-cell>
          <table:table-cell office:value-type="float" office:value="265.21" calcext:value-type="float">
            <text:p>265.21</text:p>
          </table:table-cell>
          <table:table-cell table:number-columns-repeated="3" office:value-type="float" office:value="274.87" calcext:value-type="float">
            <text:p>274.87</text:p>
          </table:table-cell>
          <table:table-cell table:number-columns-repeated="2" office:value-type="float" office:value="274.53" calcext:value-type="float">
            <text:p>274.53</text:p>
          </table:table-cell>
          <table:table-cell office:value-type="float" office:value="279.02" calcext:value-type="float">
            <text:p>279.02</text:p>
          </table:table-cell>
          <table:table-cell office:value-type="float" office:value="309.31" calcext:value-type="float">
            <text:p>309.31</text:p>
          </table:table-cell>
          <table:table-cell table:number-columns-repeated="2" office:value-type="float" office:value="314.22" calcext:value-type="float">
            <text:p>314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4-2018</text:p>
          </table:table-cell>
          <table:table-cell office:value-type="float" office:value="275.02" calcext:value-type="float">
            <text:p>275.02</text:p>
          </table:table-cell>
          <table:table-cell table:number-columns-repeated="4" office:value-type="float" office:value="271.49" calcext:value-type="float">
            <text:p>271.49</text:p>
          </table:table-cell>
          <table:table-cell office:value-type="float" office:value="310.54" calcext:value-type="float">
            <text:p>310.54</text:p>
          </table:table-cell>
          <table:table-cell table:number-columns-repeated="2" office:value-type="float" office:value="253.58" calcext:value-type="float">
            <text:p>253.58</text:p>
          </table:table-cell>
          <table:table-cell table:number-columns-repeated="3" office:value-type="float" office:value="271.59" calcext:value-type="float">
            <text:p>271.59</text:p>
          </table:table-cell>
          <table:table-cell table:number-columns-repeated="2" office:value-type="float" office:value="272.48" calcext:value-type="float">
            <text:p>272.48</text:p>
          </table:table-cell>
          <table:table-cell office:value-type="float" office:value="275.94" calcext:value-type="float">
            <text:p>275.94</text:p>
          </table:table-cell>
          <table:table-cell table:number-columns-repeated="2" office:value-type="float" office:value="308.59" calcext:value-type="float">
            <text:p>308.59</text:p>
          </table:table-cell>
          <table:table-cell office:value-type="float" office:value="318.65" calcext:value-type="float">
            <text:p>318.65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4-2018</text:p>
          </table:table-cell>
          <table:table-cell office:value-type="float" office:value="281.98" calcext:value-type="float">
            <text:p>281.98</text:p>
          </table:table-cell>
          <table:table-cell table:number-columns-repeated="4" office:value-type="float" office:value="275.81" calcext:value-type="float">
            <text:p>275.81</text:p>
          </table:table-cell>
          <table:table-cell office:value-type="float" office:value="372.33" calcext:value-type="float">
            <text:p>372.33</text:p>
          </table:table-cell>
          <table:table-cell table:number-columns-repeated="2" office:value-type="float" office:value="287.12" calcext:value-type="float">
            <text:p>287.12</text:p>
          </table:table-cell>
          <table:table-cell table:number-columns-repeated="5" office:value-type="float" office:value="275.81" calcext:value-type="float">
            <text:p>275.81</text:p>
          </table:table-cell>
          <table:table-cell office:value-type="float" office:value="277.46" calcext:value-type="float">
            <text:p>277.46</text:p>
          </table:table-cell>
          <table:table-cell office:value-type="float" office:value="336.15" calcext:value-type="float">
            <text:p>336.15</text:p>
          </table:table-cell>
          <table:table-cell office:value-type="float" office:value="340.36" calcext:value-type="float">
            <text:p>340.36</text:p>
          </table:table-cell>
          <table:table-cell office:value-type="float" office:value="343.28" calcext:value-type="float">
            <text:p>343.28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4-2018</text:p>
          </table:table-cell>
          <table:table-cell office:value-type="float" office:value="267.11" calcext:value-type="float">
            <text:p>267.11</text:p>
          </table:table-cell>
          <table:table-cell table:number-columns-repeated="3" office:value-type="float" office:value="265.97" calcext:value-type="float">
            <text:p>265.97</text:p>
          </table:table-cell>
          <table:table-cell office:value-type="float" office:value="268.47" calcext:value-type="float">
            <text:p>268.47</text:p>
          </table:table-cell>
          <table:table-cell office:value-type="float" office:value="287.83" calcext:value-type="float">
            <text:p>287.83</text:p>
          </table:table-cell>
          <table:table-cell office:value-type="float" office:value="261.59" calcext:value-type="float">
            <text:p>261.59</text:p>
          </table:table-cell>
          <table:table-cell office:value-type="float" office:value="261.9" calcext:value-type="float">
            <text:p>261.9</text:p>
          </table:table-cell>
          <table:table-cell table:number-columns-repeated="5" office:value-type="float" office:value="265.97" calcext:value-type="float">
            <text:p>265.97</text:p>
          </table:table-cell>
          <table:table-cell office:value-type="float" office:value="269.39" calcext:value-type="float">
            <text:p>269.39</text:p>
          </table:table-cell>
          <table:table-cell office:value-type="float" office:value="287.83" calcext:value-type="float">
            <text:p>287.83</text:p>
          </table:table-cell>
          <table:table-cell table:number-columns-repeated="2" office:value-type="float" office:value="288.73" calcext:value-type="float">
            <text:p>288.73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4-2018</text:p>
          </table:table-cell>
          <table:table-cell office:value-type="float" office:value="261.31" calcext:value-type="float">
            <text:p>261.31</text:p>
          </table:table-cell>
          <table:table-cell table:number-columns-repeated="5" office:value-type="float" office:value="261.01" calcext:value-type="float">
            <text:p>261.01</text:p>
          </table:table-cell>
          <table:table-cell table:number-columns-repeated="2" office:value-type="float" office:value="257.64" calcext:value-type="float">
            <text:p>257.64</text:p>
          </table:table-cell>
          <table:table-cell table:number-columns-repeated="5" office:value-type="float" office:value="261.01" calcext:value-type="float">
            <text:p>261.01</text:p>
          </table:table-cell>
          <table:table-cell office:value-type="float" office:value="263.56" calcext:value-type="float">
            <text:p>263.56</text:p>
          </table:table-cell>
          <table:table-cell table:number-columns-repeated="3" office:value-type="float" office:value="261.01" calcext:value-type="float">
            <text:p>261.01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4-2018</text:p>
          </table:table-cell>
          <table:table-cell office:value-type="float" office:value="244.17" calcext:value-type="float">
            <text:p>244.17</text:p>
          </table:table-cell>
          <table:table-cell table:number-columns-repeated="4" office:value-type="float" office:value="235.8" calcext:value-type="float">
            <text:p>235.8</text:p>
          </table:table-cell>
          <table:table-cell office:value-type="float" office:value="240.41" calcext:value-type="float">
            <text:p>240.41</text:p>
          </table:table-cell>
          <table:table-cell table:number-columns-repeated="2" office:value-type="float" office:value="134.77" calcext:value-type="float">
            <text:p>134.77</text:p>
          </table:table-cell>
          <table:table-cell table:number-columns-repeated="2" office:value-type="float" office:value="235.8" calcext:value-type="float">
            <text:p>235.8</text:p>
          </table:table-cell>
          <table:table-cell office:value-type="float" office:value="241.69" calcext:value-type="float">
            <text:p>241.69</text:p>
          </table:table-cell>
          <table:table-cell table:number-columns-repeated="2" office:value-type="float" office:value="254.81" calcext:value-type="float">
            <text:p>254.81</text:p>
          </table:table-cell>
          <table:table-cell office:value-type="float" office:value="265.65" calcext:value-type="float">
            <text:p>265.65</text:p>
          </table:table-cell>
          <table:table-cell table:number-columns-repeated="3" office:value-type="float" office:value="240.41" calcext:value-type="float">
            <text:p>240.41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5-2018</text:p>
          </table:table-cell>
          <table:table-cell office:value-type="float" office:value="211.17" calcext:value-type="float">
            <text:p>211.17</text:p>
          </table:table-cell>
          <table:table-cell table:number-columns-repeated="5" office:value-type="float" office:value="160.08" calcext:value-type="float">
            <text:p>160.08</text:p>
          </table:table-cell>
          <table:table-cell table:number-columns-repeated="2" office:value-type="float" office:value="158.86" calcext:value-type="float">
            <text:p>158.86</text:p>
          </table:table-cell>
          <table:table-cell table:number-columns-repeated="2" office:value-type="float" office:value="223.78" calcext:value-type="float">
            <text:p>223.78</text:p>
          </table:table-cell>
          <table:table-cell office:value-type="float" office:value="228.37" calcext:value-type="float">
            <text:p>228.3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5.81" calcext:value-type="float">
            <text:p>265.81</text:p>
          </table:table-cell>
          <table:table-cell table:number-columns-repeated="3" office:value-type="float" office:value="160.08" calcext:value-type="float">
            <text:p>160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5-2018</text:p>
          </table:table-cell>
          <table:table-cell office:value-type="float" office:value="275.39" calcext:value-type="float">
            <text:p>275.39</text:p>
          </table:table-cell>
          <table:table-cell table:number-columns-repeated="5" office:value-type="float" office:value="266.44" calcext:value-type="float">
            <text:p>266.44</text:p>
          </table:table-cell>
          <table:table-cell office:value-type="float" office:value="276.22" calcext:value-type="float">
            <text:p>276.22</text:p>
          </table:table-cell>
          <table:table-cell office:value-type="float" office:value="287.06" calcext:value-type="float">
            <text:p>287.06</text:p>
          </table:table-cell>
          <table:table-cell table:number-columns-repeated="3" office:value-type="float" office:value="273.73" calcext:value-type="float">
            <text:p>273.73</text:p>
          </table:table-cell>
          <table:table-cell table:number-columns-repeated="2" office:value-type="float" office:value="280.89" calcext:value-type="float">
            <text:p>280.89</text:p>
          </table:table-cell>
          <table:table-cell office:value-type="float" office:value="280.91" calcext:value-type="float">
            <text:p>280.91</text:p>
          </table:table-cell>
          <table:table-cell office:value-type="float" office:value="266.44" calcext:value-type="float">
            <text:p>266.44</text:p>
          </table:table-cell>
          <table:table-cell table:number-columns-repeated="2" office:value-type="float" office:value="290.6" calcext:value-type="float">
            <text:p>290.6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5-2018</text:p>
          </table:table-cell>
          <table:table-cell office:value-type="float" office:value="278.26" calcext:value-type="float">
            <text:p>278.26</text:p>
          </table:table-cell>
          <table:table-cell table:number-columns-repeated="4" office:value-type="float" office:value="271.01" calcext:value-type="float">
            <text:p>271.01</text:p>
          </table:table-cell>
          <table:table-cell office:value-type="float" office:value="440.02" calcext:value-type="float">
            <text:p>440.02</text:p>
          </table:table-cell>
          <table:table-cell office:value-type="float" office:value="285.94" calcext:value-type="float">
            <text:p>285.94</text:p>
          </table:table-cell>
          <table:table-cell office:value-type="float" office:value="294.41" calcext:value-type="float">
            <text:p>294.41</text:p>
          </table:table-cell>
          <table:table-cell table:number-columns-repeated="3" office:value-type="float" office:value="271.51" calcext:value-type="float">
            <text:p>271.51</text:p>
          </table:table-cell>
          <table:table-cell table:number-columns-repeated="2" office:value-type="float" office:value="275.07" calcext:value-type="float">
            <text:p>275.07</text:p>
          </table:table-cell>
          <table:table-cell office:value-type="float" office:value="276.16" calcext:value-type="float">
            <text:p>276.16</text:p>
          </table:table-cell>
          <table:table-cell office:value-type="float" office:value="440.02" calcext:value-type="float">
            <text:p>440.02</text:p>
          </table:table-cell>
          <table:table-cell table:number-columns-repeated="2" office:value-type="float" office:value="442.9" calcext:value-type="float">
            <text:p>442.9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5-2018</text:p>
          </table:table-cell>
          <table:table-cell office:value-type="float" office:value="277.54" calcext:value-type="float">
            <text:p>277.54</text:p>
          </table:table-cell>
          <table:table-cell table:number-columns-repeated="3" office:value-type="float" office:value="266.19" calcext:value-type="float">
            <text:p>266.19</text:p>
          </table:table-cell>
          <table:table-cell office:value-type="float" office:value="287.81" calcext:value-type="float">
            <text:p>287.81</text:p>
          </table:table-cell>
          <table:table-cell office:value-type="float" office:value="295.36" calcext:value-type="float">
            <text:p>295.36</text:p>
          </table:table-cell>
          <table:table-cell office:value-type="float" office:value="301.77" calcext:value-type="float">
            <text:p>301.77</text:p>
          </table:table-cell>
          <table:table-cell office:value-type="float" office:value="355" calcext:value-type="float">
            <text:p>355</text:p>
          </table:table-cell>
          <table:table-cell table:number-columns-repeated="3" office:value-type="float" office:value="274.98" calcext:value-type="float">
            <text:p>274.98</text:p>
          </table:table-cell>
          <table:table-cell table:number-columns-repeated="3" office:value-type="float" office:value="276.08" calcext:value-type="float">
            <text:p>276.08</text:p>
          </table:table-cell>
          <table:table-cell office:value-type="float" office:value="295.36" calcext:value-type="float">
            <text:p>295.36</text:p>
          </table:table-cell>
          <table:table-cell table:number-columns-repeated="2" office:value-type="float" office:value="320.43" calcext:value-type="float">
            <text:p>320.43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5-2018</text:p>
          </table:table-cell>
          <table:table-cell office:value-type="float" office:value="241.32" calcext:value-type="float">
            <text:p>241.32</text:p>
          </table:table-cell>
          <table:table-cell table:number-columns-repeated="5" office:value-type="float" office:value="236.2" calcext:value-type="float">
            <text:p>236.2</text:p>
          </table:table-cell>
          <table:table-cell office:value-type="float" office:value="239.26" calcext:value-type="float">
            <text:p>239.26</text:p>
          </table:table-cell>
          <table:table-cell office:value-type="float" office:value="243.53" calcext:value-type="float">
            <text:p>243.53</text:p>
          </table:table-cell>
          <table:table-cell table:number-columns-repeated="3" office:value-type="float" office:value="239.39" calcext:value-type="float">
            <text:p>239.39</text:p>
          </table:table-cell>
          <table:table-cell table:number-columns-repeated="2" office:value-type="float" office:value="240.02" calcext:value-type="float">
            <text:p>240.02</text:p>
          </table:table-cell>
          <table:table-cell office:value-type="float" office:value="260.66" calcext:value-type="float">
            <text:p>260.66</text:p>
          </table:table-cell>
          <table:table-cell table:number-columns-repeated="3" office:value-type="float" office:value="236.2" calcext:value-type="float">
            <text:p>236.2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5-2018</text:p>
          </table:table-cell>
          <table:table-cell office:value-type="float" office:value="185.47" calcext:value-type="float">
            <text:p>185.47</text:p>
          </table:table-cell>
          <table:table-cell table:number-columns-repeated="5" office:value-type="float" office:value="149.79" calcext:value-type="float">
            <text:p>149.79</text:p>
          </table:table-cell>
          <table:table-cell office:value-type="float" office:value="173.68" calcext:value-type="float">
            <text:p>173.68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176.72" calcext:value-type="float">
            <text:p>176.72</text:p>
          </table:table-cell>
          <table:table-cell table:number-columns-repeated="2" office:value-type="float" office:value="210.8" calcext:value-type="float">
            <text:p>210.8</text:p>
          </table:table-cell>
          <table:table-cell office:value-type="float" office:value="257.19" calcext:value-type="float">
            <text:p>257.19</text:p>
          </table:table-cell>
          <table:table-cell table:number-columns-repeated="3" office:value-type="float" office:value="149.79" calcext:value-type="float">
            <text:p>149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5-2018</text:p>
          </table:table-cell>
          <table:table-cell office:value-type="float" office:value="225.06" calcext:value-type="float">
            <text:p>225.06</text:p>
          </table:table-cell>
          <table:table-cell table:number-columns-repeated="4" office:value-type="float" office:value="180.61" calcext:value-type="float">
            <text:p>180.61</text:p>
          </table:table-cell>
          <table:table-cell office:value-type="float" office:value="187.34" calcext:value-type="float">
            <text:p>187.34</text:p>
          </table:table-cell>
          <table:table-cell office:value-type="float" office:value="256.24" calcext:value-type="float">
            <text:p>256.24</text:p>
          </table:table-cell>
          <table:table-cell office:value-type="float" office:value="256.27" calcext:value-type="float">
            <text:p>256.27</text:p>
          </table:table-cell>
          <table:table-cell table:number-columns-repeated="3" office:value-type="float" office:value="230.79" calcext:value-type="float">
            <text:p>230.79</text:p>
          </table:table-cell>
          <table:table-cell table:number-columns-repeated="2" office:value-type="float" office:value="230.63" calcext:value-type="float">
            <text:p>230.63</text:p>
          </table:table-cell>
          <table:table-cell office:value-type="float" office:value="266.41" calcext:value-type="float">
            <text:p>266.41</text:p>
          </table:table-cell>
          <table:table-cell office:value-type="float" office:value="187.91" calcext:value-type="float">
            <text:p>187.91</text:p>
          </table:table-cell>
          <table:table-cell table:number-columns-repeated="2" office:value-type="float" office:value="212.51" calcext:value-type="float">
            <text:p>212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5-2018</text:p>
          </table:table-cell>
          <table:table-cell office:value-type="float" office:value="218.69" calcext:value-type="float">
            <text:p>218.69</text:p>
          </table:table-cell>
          <table:table-cell table:number-columns-repeated="4" office:value-type="float" office:value="180.04" calcext:value-type="float">
            <text:p>180.04</text:p>
          </table:table-cell>
          <table:table-cell office:value-type="float" office:value="296.67" calcext:value-type="float">
            <text:p>296.67</text:p>
          </table:table-cell>
          <table:table-cell office:value-type="float" office:value="210.39" calcext:value-type="float">
            <text:p>210.39</text:p>
          </table:table-cell>
          <table:table-cell office:value-type="float" office:value="215.23" calcext:value-type="float">
            <text:p>215.23</text:p>
          </table:table-cell>
          <table:table-cell table:number-columns-repeated="3" office:value-type="float" office:value="208.08" calcext:value-type="float">
            <text:p>208.08</text:p>
          </table:table-cell>
          <table:table-cell table:number-columns-repeated="2" office:value-type="float" office:value="222.53" calcext:value-type="float">
            <text:p>222.53</text:p>
          </table:table-cell>
          <table:table-cell office:value-type="float" office:value="264.54" calcext:value-type="float">
            <text:p>264.54</text:p>
          </table:table-cell>
          <table:table-cell office:value-type="float" office:value="296.67" calcext:value-type="float">
            <text:p>296.67</text:p>
          </table:table-cell>
          <table:table-cell table:number-columns-repeated="2" office:value-type="float" office:value="311.46" calcext:value-type="float">
            <text:p>311.46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5-2018</text:p>
          </table:table-cell>
          <table:table-cell office:value-type="float" office:value="155.53" calcext:value-type="float">
            <text:p>155.53</text:p>
          </table:table-cell>
          <table:table-cell table:number-columns-repeated="5" office:value-type="float" office:value="120.18" calcext:value-type="float">
            <text:p>120.18</text:p>
          </table:table-cell>
          <table:table-cell office:value-type="float" office:value="195.11" calcext:value-type="float">
            <text:p>195.11</text:p>
          </table:table-cell>
          <table:table-cell office:value-type="float" office:value="238.1" calcext:value-type="float">
            <text:p>238.1</text:p>
          </table:table-cell>
          <table:table-cell table:number-columns-repeated="3" office:value-type="float" office:value="177.12" calcext:value-type="float">
            <text:p>177.12</text:p>
          </table:table-cell>
          <table:table-cell table:number-columns-repeated="2" office:value-type="float" office:value="175.68" calcext:value-type="float">
            <text:p>175.68</text:p>
          </table:table-cell>
          <table:table-cell office:value-type="float" office:value="242.85" calcext:value-type="float">
            <text:p>242.85</text:p>
          </table:table-cell>
          <table:table-cell table:number-columns-repeated="3" office:value-type="float" office:value="127.27" calcext:value-type="float">
            <text:p>127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5-2018</text:p>
          </table:table-cell>
          <table:table-cell office:value-type="float" office:value="122.97" calcext:value-type="float">
            <text:p>122.97</text:p>
          </table:table-cell>
          <table:table-cell table:number-columns-repeated="5" office:value-type="float" office:value="111.09" calcext:value-type="float">
            <text:p>111.09</text:p>
          </table:table-cell>
          <table:table-cell table:number-columns-repeated="5" office:value-type="float" office:value="126.32" calcext:value-type="float">
            <text:p>126.32</text:p>
          </table:table-cell>
          <table:table-cell table:number-columns-repeated="2" office:value-type="float" office:value="121.18" calcext:value-type="float">
            <text:p>121.18</text:p>
          </table:table-cell>
          <table:table-cell office:value-type="float" office:value="242.45" calcext:value-type="float">
            <text:p>242.45</text:p>
          </table:table-cell>
          <table:table-cell table:number-columns-repeated="3" office:value-type="float" office:value="111.09" calcext:value-type="float">
            <text:p>111.0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5-2018</text:p>
          </table:table-cell>
          <table:table-cell office:value-type="float" office:value="207.58" calcext:value-type="float">
            <text:p>207.58</text:p>
          </table:table-cell>
          <table:table-cell table:number-columns-repeated="5" office:value-type="float" office:value="211.69" calcext:value-type="float">
            <text:p>211.69</text:p>
          </table:table-cell>
          <table:table-cell table:number-columns-repeated="2" office:value-type="float" office:value="270.82" calcext:value-type="float">
            <text:p>270.82</text:p>
          </table:table-cell>
          <table:table-cell table:number-columns-repeated="3" office:value-type="float" office:value="197.49" calcext:value-type="float">
            <text:p>197.49</text:p>
          </table:table-cell>
          <table:table-cell table:number-columns-repeated="2" office:value-type="float" office:value="209.82" calcext:value-type="float">
            <text:p>209.82</text:p>
          </table:table-cell>
          <table:table-cell office:value-type="float" office:value="252.24" calcext:value-type="float">
            <text:p>252.24</text:p>
          </table:table-cell>
          <table:table-cell table:number-columns-repeated="3" office:value-type="float" office:value="211.69" calcext:value-type="float">
            <text:p>211.69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5-2018</text:p>
          </table:table-cell>
          <table:table-cell office:value-type="float" office:value="228.09" calcext:value-type="float">
            <text:p>228.09</text:p>
          </table:table-cell>
          <table:table-cell table:number-columns-repeated="5" office:value-type="float" office:value="227.42" calcext:value-type="float">
            <text:p>227.42</text:p>
          </table:table-cell>
          <table:table-cell table:number-columns-repeated="2" office:value-type="float" office:value="242.13" calcext:value-type="float">
            <text:p>242.13</text:p>
          </table:table-cell>
          <table:table-cell table:number-columns-repeated="9" office:value-type="float" office:value="227.42" calcext:value-type="float">
            <text:p>227.42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5-2018</text:p>
          </table:table-cell>
          <table:table-cell office:value-type="float" office:value="141.01" calcext:value-type="float">
            <text:p>141.01</text:p>
          </table:table-cell>
          <table:table-cell table:number-columns-repeated="12" office:value-type="float" office:value="141.12" calcext:value-type="float">
            <text:p>141.12</text:p>
          </table:table-cell>
          <table:table-cell office:value-type="float" office:value="141.31" calcext:value-type="float">
            <text:p>141.31</text:p>
          </table:table-cell>
          <table:table-cell table:number-columns-repeated="3" office:value-type="float" office:value="141.12" calcext:value-type="float">
            <text:p>141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5-2018</text:p>
          </table:table-cell>
          <table:table-cell office:value-type="float" office:value="250.17" calcext:value-type="float">
            <text:p>250.17</text:p>
          </table:table-cell>
          <table:table-cell table:number-columns-repeated="4" office:value-type="float" office:value="271.13" calcext:value-type="float">
            <text:p>271.13</text:p>
          </table:table-cell>
          <table:table-cell office:value-type="float" office:value="373.53" calcext:value-type="float">
            <text:p>373.53</text:p>
          </table:table-cell>
          <table:table-cell table:number-columns-repeated="2" office:value-type="float" office:value="271.74" calcext:value-type="float">
            <text:p>271.74</text:p>
          </table:table-cell>
          <table:table-cell table:number-columns-repeated="3" office:value-type="float" office:value="240.66" calcext:value-type="float">
            <text:p>240.66</text:p>
          </table:table-cell>
          <table:table-cell table:number-columns-repeated="3" office:value-type="float" office:value="243.23" calcext:value-type="float">
            <text:p>243.23</text:p>
          </table:table-cell>
          <table:table-cell office:value-type="float" office:value="373.53" calcext:value-type="float">
            <text:p>373.53</text:p>
          </table:table-cell>
          <table:table-cell table:number-columns-repeated="2" office:value-type="float" office:value="415.31" calcext:value-type="float">
            <text:p>415.3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5-2018</text:p>
          </table:table-cell>
          <table:table-cell office:value-type="float" office:value="271.28" calcext:value-type="float">
            <text:p>271.28</text:p>
          </table:table-cell>
          <table:table-cell table:number-columns-repeated="3" office:value-type="float" office:value="293.3" calcext:value-type="float">
            <text:p>293.3</text:p>
          </table:table-cell>
          <table:table-cell office:value-type="float" office:value="375.73" calcext:value-type="float">
            <text:p>375.73</text:p>
          </table:table-cell>
          <table:table-cell office:value-type="float" office:value="366.23" calcext:value-type="float">
            <text:p>366.23</text:p>
          </table:table-cell>
          <table:table-cell office:value-type="float" office:value="318.44" calcext:value-type="float">
            <text:p>318.44</text:p>
          </table:table-cell>
          <table:table-cell office:value-type="float" office:value="378.26" calcext:value-type="float">
            <text:p>378.26</text:p>
          </table:table-cell>
          <table:table-cell table:number-columns-repeated="3" office:value-type="float" office:value="260.06" calcext:value-type="float">
            <text:p>260.06</text:p>
          </table:table-cell>
          <table:table-cell table:number-columns-repeated="3" office:value-type="float" office:value="266.26" calcext:value-type="float">
            <text:p>266.26</text:p>
          </table:table-cell>
          <table:table-cell office:value-type="float" office:value="366.23" calcext:value-type="float">
            <text:p>366.23</text:p>
          </table:table-cell>
          <table:table-cell table:number-columns-repeated="2" office:value-type="float" office:value="443.8" calcext:value-type="float">
            <text:p>443.8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5-2018</text:p>
          </table:table-cell>
          <table:table-cell office:value-type="float" office:value="272.8" calcext:value-type="float">
            <text:p>272.8</text:p>
          </table:table-cell>
          <table:table-cell table:number-columns-repeated="3" office:value-type="float" office:value="288.8" calcext:value-type="float">
            <text:p>288.8</text:p>
          </table:table-cell>
          <table:table-cell office:value-type="float" office:value="521" calcext:value-type="float">
            <text:p>521</text:p>
          </table:table-cell>
          <table:table-cell office:value-type="float" office:value="537.4" calcext:value-type="float">
            <text:p>537.4</text:p>
          </table:table-cell>
          <table:table-cell office:value-type="float" office:value="297.32" calcext:value-type="float">
            <text:p>297.32</text:p>
          </table:table-cell>
          <table:table-cell office:value-type="float" office:value="521" calcext:value-type="float">
            <text:p>521</text:p>
          </table:table-cell>
          <table:table-cell table:number-columns-repeated="3" office:value-type="float" office:value="259.72" calcext:value-type="float">
            <text:p>259.72</text:p>
          </table:table-cell>
          <table:table-cell table:number-columns-repeated="3" office:value-type="float" office:value="265.79" calcext:value-type="float">
            <text:p>265.79</text:p>
          </table:table-cell>
          <table:table-cell office:value-type="float" office:value="537.4" calcext:value-type="float">
            <text:p>537.4</text:p>
          </table:table-cell>
          <table:table-cell table:number-columns-repeated="2" office:value-type="float" office:value="746.14" calcext:value-type="float">
            <text:p>746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5-2018</text:p>
          </table:table-cell>
          <table:table-cell office:value-type="float" office:value="223.21" calcext:value-type="float">
            <text:p>223.21</text:p>
          </table:table-cell>
          <table:table-cell table:number-columns-repeated="3" office:value-type="float" office:value="218.7" calcext:value-type="float">
            <text:p>218.7</text:p>
          </table:table-cell>
          <table:table-cell office:value-type="float" office:value="272.74" calcext:value-type="float">
            <text:p>272.74</text:p>
          </table:table-cell>
          <table:table-cell office:value-type="float" office:value="263.75" calcext:value-type="float">
            <text:p>263.75</text:p>
          </table:table-cell>
          <table:table-cell office:value-type="float" office:value="228.25" calcext:value-type="float">
            <text:p>228.25</text:p>
          </table:table-cell>
          <table:table-cell office:value-type="float" office:value="274.2" calcext:value-type="float">
            <text:p>274.2</text:p>
          </table:table-cell>
          <table:table-cell table:number-columns-repeated="3" office:value-type="float" office:value="218.7" calcext:value-type="float">
            <text:p>218.7</text:p>
          </table:table-cell>
          <table:table-cell table:number-columns-repeated="3" office:value-type="float" office:value="237.26" calcext:value-type="float">
            <text:p>237.26</text:p>
          </table:table-cell>
          <table:table-cell office:value-type="float" office:value="263.75" calcext:value-type="float">
            <text:p>263.75</text:p>
          </table:table-cell>
          <table:table-cell table:number-columns-repeated="2" office:value-type="float" office:value="504.94" calcext:value-type="float">
            <text:p>504.94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5-2018</text:p>
          </table:table-cell>
          <table:table-cell office:value-type="float" office:value="257.48" calcext:value-type="float">
            <text:p>257.48</text:p>
          </table:table-cell>
          <table:table-cell table:number-columns-repeated="3" office:value-type="float" office:value="234.2" calcext:value-type="float">
            <text:p>234.2</text:p>
          </table:table-cell>
          <table:table-cell office:value-type="float" office:value="243.87" calcext:value-type="float">
            <text:p>243.87</text:p>
          </table:table-cell>
          <table:table-cell office:value-type="float" office:value="286.77" calcext:value-type="float">
            <text:p>286.77</text:p>
          </table:table-cell>
          <table:table-cell office:value-type="float" office:value="264.25" calcext:value-type="float">
            <text:p>264.25</text:p>
          </table:table-cell>
          <table:table-cell office:value-type="float" office:value="259.67" calcext:value-type="float">
            <text:p>259.67</text:p>
          </table:table-cell>
          <table:table-cell table:number-columns-repeated="3" office:value-type="float" office:value="234.2" calcext:value-type="float">
            <text:p>234.2</text:p>
          </table:table-cell>
          <table:table-cell table:number-columns-repeated="3" office:value-type="float" office:value="275.21" calcext:value-type="float">
            <text:p>275.21</text:p>
          </table:table-cell>
          <table:table-cell office:value-type="float" office:value="286.77" calcext:value-type="float">
            <text:p>286.77</text:p>
          </table:table-cell>
          <table:table-cell table:number-columns-repeated="2" office:value-type="float" office:value="325.65" calcext:value-type="float">
            <text:p>325.65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5-2018</text:p>
          </table:table-cell>
          <table:table-cell office:value-type="float" office:value="261.56" calcext:value-type="float">
            <text:p>261.56</text:p>
          </table:table-cell>
          <table:table-cell table:number-columns-repeated="5" office:value-type="float" office:value="260.63" calcext:value-type="float">
            <text:p>260.63</text:p>
          </table:table-cell>
          <table:table-cell office:value-type="float" office:value="278.93" calcext:value-type="float">
            <text:p>278.93</text:p>
          </table:table-cell>
          <table:table-cell office:value-type="float" office:value="268.49" calcext:value-type="float">
            <text:p>268.49</text:p>
          </table:table-cell>
          <table:table-cell table:number-columns-repeated="7" office:value-type="float" office:value="260.63" calcext:value-type="float">
            <text:p>260.63</text:p>
          </table:table-cell>
          <table:table-cell table:number-columns-repeated="2" office:value-type="float" office:value="291.77" calcext:value-type="float">
            <text:p>291.77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5-2018</text:p>
          </table:table-cell>
          <table:table-cell office:value-type="float" office:value="189.96" calcext:value-type="float">
            <text:p>189.96</text:p>
          </table:table-cell>
          <table:table-cell table:number-columns-repeated="5" office:value-type="float" office:value="189.89" calcext:value-type="float">
            <text:p>189.89</text:p>
          </table:table-cell>
          <table:table-cell office:value-type="float" office:value="189.09" calcext:value-type="float">
            <text:p>189.09</text:p>
          </table:table-cell>
          <table:table-cell office:value-type="float" office:value="189.89" calcext:value-type="float">
            <text:p>189.89</text:p>
          </table:table-cell>
          <table:table-cell table:number-columns-repeated="6" office:value-type="float" office:value="189.96" calcext:value-type="float">
            <text:p>189.96</text:p>
          </table:table-cell>
          <table:table-cell office:value-type="float" office:value="189.89" calcext:value-type="float">
            <text:p>189.89</text:p>
          </table:table-cell>
          <table:table-cell table:number-columns-repeated="2" office:value-type="float" office:value="261.88" calcext:value-type="float">
            <text:p>261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5-2018</text:p>
          </table:table-cell>
          <table:table-cell office:value-type="float" office:value="215.14" calcext:value-type="float">
            <text:p>215.14</text:p>
          </table:table-cell>
          <table:table-cell table:number-columns-repeated="4" office:value-type="float" office:value="205.07" calcext:value-type="float">
            <text:p>205.07</text:p>
          </table:table-cell>
          <table:table-cell office:value-type="float" office:value="273.64" calcext:value-type="float">
            <text:p>273.64</text:p>
          </table:table-cell>
          <table:table-cell table:number-columns-repeated="2" office:value-type="float" office:value="205.07" calcext:value-type="float">
            <text:p>205.07</text:p>
          </table:table-cell>
          <table:table-cell table:number-columns-repeated="3" office:value-type="float" office:value="227.53" calcext:value-type="float">
            <text:p>227.53</text:p>
          </table:table-cell>
          <table:table-cell table:number-columns-repeated="3" office:value-type="float" office:value="217.68" calcext:value-type="float">
            <text:p>217.68</text:p>
          </table:table-cell>
          <table:table-cell office:value-type="float" office:value="273.64" calcext:value-type="float">
            <text:p>273.64</text:p>
          </table:table-cell>
          <table:table-cell table:number-columns-repeated="2" office:value-type="float" office:value="337.09" calcext:value-type="float">
            <text:p>337.09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5-2018</text:p>
          </table:table-cell>
          <table:table-cell office:value-type="float" office:value="291.85" calcext:value-type="float">
            <text:p>291.85</text:p>
          </table:table-cell>
          <table:table-cell table:number-columns-repeated="3" office:value-type="float" office:value="283.47" calcext:value-type="float">
            <text:p>283.47</text:p>
          </table:table-cell>
          <table:table-cell office:value-type="float" office:value="393.44" calcext:value-type="float">
            <text:p>393.44</text:p>
          </table:table-cell>
          <table:table-cell office:value-type="float" office:value="412.25" calcext:value-type="float">
            <text:p>412.25</text:p>
          </table:table-cell>
          <table:table-cell office:value-type="float" office:value="326.58" calcext:value-type="float">
            <text:p>326.58</text:p>
          </table:table-cell>
          <table:table-cell office:value-type="float" office:value="397.44" calcext:value-type="float">
            <text:p>397.44</text:p>
          </table:table-cell>
          <table:table-cell table:number-columns-repeated="6" office:value-type="float" office:value="283.47" calcext:value-type="float">
            <text:p>283.47</text:p>
          </table:table-cell>
          <table:table-cell office:value-type="float" office:value="412.25" calcext:value-type="float">
            <text:p>412.25</text:p>
          </table:table-cell>
          <table:table-cell table:number-columns-repeated="2" office:value-type="float" office:value="462.14" calcext:value-type="float">
            <text:p>462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5-2018</text:p>
          </table:table-cell>
          <table:table-cell office:value-type="float" office:value="299.91" calcext:value-type="float">
            <text:p>299.91</text:p>
          </table:table-cell>
          <table:table-cell table:number-columns-repeated="3" office:value-type="float" office:value="295.26" calcext:value-type="float">
            <text:p>295.26</text:p>
          </table:table-cell>
          <table:table-cell office:value-type="float" office:value="422.73" calcext:value-type="float">
            <text:p>422.73</text:p>
          </table:table-cell>
          <table:table-cell office:value-type="float" office:value="380.86" calcext:value-type="float">
            <text:p>380.86</text:p>
          </table:table-cell>
          <table:table-cell office:value-type="float" office:value="318.71" calcext:value-type="float">
            <text:p>318.71</text:p>
          </table:table-cell>
          <table:table-cell office:value-type="float" office:value="425.89" calcext:value-type="float">
            <text:p>425.89</text:p>
          </table:table-cell>
          <table:table-cell office:value-type="float" office:value="295.26" calcext:value-type="float">
            <text:p>295.26</text:p>
          </table:table-cell>
          <table:table-cell office:value-type="float" office:value="295.44" calcext:value-type="float">
            <text:p>295.44</text:p>
          </table:table-cell>
          <table:table-cell table:number-columns-repeated="4" office:value-type="float" office:value="295.26" calcext:value-type="float">
            <text:p>295.26</text:p>
          </table:table-cell>
          <table:table-cell office:value-type="float" office:value="380.86" calcext:value-type="float">
            <text:p>380.86</text:p>
          </table:table-cell>
          <table:table-cell table:number-columns-repeated="2" office:value-type="float" office:value="432.52" calcext:value-type="float">
            <text:p>432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5-2018</text:p>
          </table:table-cell>
          <table:table-cell office:value-type="float" office:value="300.44" calcext:value-type="float">
            <text:p>300.44</text:p>
          </table:table-cell>
          <table:table-cell table:number-columns-repeated="3" office:value-type="float" office:value="301.42" calcext:value-type="float">
            <text:p>301.42</text:p>
          </table:table-cell>
          <table:table-cell office:value-type="float" office:value="359.42" calcext:value-type="float">
            <text:p>359.42</text:p>
          </table:table-cell>
          <table:table-cell office:value-type="float" office:value="376.13" calcext:value-type="float">
            <text:p>376.13</text:p>
          </table:table-cell>
          <table:table-cell office:value-type="float" office:value="302.18" calcext:value-type="float">
            <text:p>302.18</text:p>
          </table:table-cell>
          <table:table-cell office:value-type="float" office:value="359.42" calcext:value-type="float">
            <text:p>359.42</text:p>
          </table:table-cell>
          <table:table-cell table:number-columns-repeated="3" office:value-type="float" office:value="288.94" calcext:value-type="float">
            <text:p>288.94</text:p>
          </table:table-cell>
          <table:table-cell table:number-columns-repeated="3" office:value-type="float" office:value="299.31" calcext:value-type="float">
            <text:p>299.31</text:p>
          </table:table-cell>
          <table:table-cell office:value-type="float" office:value="376.13" calcext:value-type="float">
            <text:p>376.13</text:p>
          </table:table-cell>
          <table:table-cell table:number-columns-repeated="2" office:value-type="float" office:value="396.14" calcext:value-type="float">
            <text:p>396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5-2018</text:p>
          </table:table-cell>
          <table:table-cell office:value-type="float" office:value="299.9" calcext:value-type="float">
            <text:p>299.9</text:p>
          </table:table-cell>
          <table:table-cell table:number-columns-repeated="4" office:value-type="float" office:value="303.85" calcext:value-type="float">
            <text:p>303.85</text:p>
          </table:table-cell>
          <table:table-cell office:value-type="float" office:value="358.84" calcext:value-type="float">
            <text:p>358.84</text:p>
          </table:table-cell>
          <table:table-cell table:number-columns-repeated="2" office:value-type="float" office:value="303.85" calcext:value-type="float">
            <text:p>303.85</text:p>
          </table:table-cell>
          <table:table-cell office:value-type="float" office:value="291.96" calcext:value-type="float">
            <text:p>291.96</text:p>
          </table:table-cell>
          <table:table-cell office:value-type="float" office:value="292.44" calcext:value-type="float">
            <text:p>292.44</text:p>
          </table:table-cell>
          <table:table-cell office:value-type="float" office:value="291.61" calcext:value-type="float">
            <text:p>291.61</text:p>
          </table:table-cell>
          <table:table-cell table:number-columns-repeated="3" office:value-type="float" office:value="298.14" calcext:value-type="float">
            <text:p>298.14</text:p>
          </table:table-cell>
          <table:table-cell office:value-type="float" office:value="358.84" calcext:value-type="float">
            <text:p>358.84</text:p>
          </table:table-cell>
          <table:table-cell table:number-columns-repeated="2" office:value-type="float" office:value="389.21" calcext:value-type="float">
            <text:p>389.21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5-2018</text:p>
          </table:table-cell>
          <table:table-cell office:value-type="float" office:value="290.15" calcext:value-type="float">
            <text:p>290.15</text:p>
          </table:table-cell>
          <table:table-cell table:number-columns-repeated="5" office:value-type="float" office:value="290.09" calcext:value-type="float">
            <text:p>290.09</text:p>
          </table:table-cell>
          <table:table-cell office:value-type="float" office:value="291.13" calcext:value-type="float">
            <text:p>291.13</text:p>
          </table:table-cell>
          <table:table-cell office:value-type="float" office:value="291.64" calcext:value-type="float">
            <text:p>291.64</text:p>
          </table:table-cell>
          <table:table-cell table:number-columns-repeated="7" office:value-type="float" office:value="290.09" calcext:value-type="float">
            <text:p>290.09</text:p>
          </table:table-cell>
          <table:table-cell table:number-columns-repeated="2" office:value-type="float" office:value="309.98" calcext:value-type="float">
            <text:p>309.98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5-2018</text:p>
          </table:table-cell>
          <table:table-cell office:value-type="float" office:value="281.59" calcext:value-type="float">
            <text:p>281.59</text:p>
          </table:table-cell>
          <table:table-cell table:number-columns-repeated="5" office:value-type="float" office:value="281.6" calcext:value-type="float">
            <text:p>281.6</text:p>
          </table:table-cell>
          <table:table-cell office:value-type="float" office:value="280.93" calcext:value-type="float">
            <text:p>280.93</text:p>
          </table:table-cell>
          <table:table-cell office:value-type="float" office:value="282.82" calcext:value-type="float">
            <text:p>282.82</text:p>
          </table:table-cell>
          <table:table-cell table:number-columns-repeated="7" office:value-type="float" office:value="281.6" calcext:value-type="float">
            <text:p>281.6</text:p>
          </table:table-cell>
          <table:table-cell table:number-columns-repeated="2" office:value-type="float" office:value="290.41" calcext:value-type="float">
            <text:p>290.41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5-2018</text:p>
          </table:table-cell>
          <table:table-cell office:value-type="float" office:value="307.15" calcext:value-type="float">
            <text:p>307.15</text:p>
          </table:table-cell>
          <table:table-cell table:number-columns-repeated="2" office:value-type="float" office:value="327.42" calcext:value-type="float">
            <text:p>327.42</text:p>
          </table:table-cell>
          <table:table-cell table:number-columns-repeated="2" office:value-type="float" office:value="328.8" calcext:value-type="float">
            <text:p>328.8</text:p>
          </table:table-cell>
          <table:table-cell office:value-type="float" office:value="370.2" calcext:value-type="float">
            <text:p>370.2</text:p>
          </table:table-cell>
          <table:table-cell office:value-type="float" office:value="326.38" calcext:value-type="float">
            <text:p>326.38</text:p>
          </table:table-cell>
          <table:table-cell office:value-type="float" office:value="330.09" calcext:value-type="float">
            <text:p>330.09</text:p>
          </table:table-cell>
          <table:table-cell table:number-columns-repeated="3" office:value-type="float" office:value="295.84" calcext:value-type="float">
            <text:p>295.84</text:p>
          </table:table-cell>
          <table:table-cell table:number-columns-repeated="3" office:value-type="float" office:value="308.15" calcext:value-type="float">
            <text:p>308.15</text:p>
          </table:table-cell>
          <table:table-cell office:value-type="float" office:value="370.2" calcext:value-type="float">
            <text:p>370.2</text:p>
          </table:table-cell>
          <table:table-cell table:number-columns-repeated="2" office:value-type="float" office:value="377.23" calcext:value-type="float">
            <text:p>377.23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5-2018</text:p>
          </table:table-cell>
          <table:table-cell office:value-type="float" office:value="309.47" calcext:value-type="float">
            <text:p>309.47</text:p>
          </table:table-cell>
          <table:table-cell table:number-columns-repeated="2" office:value-type="float" office:value="311.5" calcext:value-type="float">
            <text:p>311.5</text:p>
          </table:table-cell>
          <table:table-cell table:number-columns-repeated="2" office:value-type="float" office:value="323.01" calcext:value-type="float">
            <text:p>323.01</text:p>
          </table:table-cell>
          <table:table-cell office:value-type="float" office:value="323.22" calcext:value-type="float">
            <text:p>323.22</text:p>
          </table:table-cell>
          <table:table-cell office:value-type="float" office:value="322.68" calcext:value-type="float">
            <text:p>322.68</text:p>
          </table:table-cell>
          <table:table-cell office:value-type="float" office:value="323.01" calcext:value-type="float">
            <text:p>323.01</text:p>
          </table:table-cell>
          <table:table-cell table:number-columns-repeated="2" office:value-type="float" office:value="308.05" calcext:value-type="float">
            <text:p>308.05</text:p>
          </table:table-cell>
          <table:table-cell office:value-type="float" office:value="300.06" calcext:value-type="float">
            <text:p>300.06</text:p>
          </table:table-cell>
          <table:table-cell table:number-columns-repeated="3" office:value-type="float" office:value="313.81" calcext:value-type="float">
            <text:p>313.81</text:p>
          </table:table-cell>
          <table:table-cell office:value-type="float" office:value="323.22" calcext:value-type="float">
            <text:p>323.22</text:p>
          </table:table-cell>
          <table:table-cell table:number-columns-repeated="2" office:value-type="float" office:value="381.74" calcext:value-type="float">
            <text:p>381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5-2018</text:p>
          </table:table-cell>
          <table:table-cell office:value-type="float" office:value="314.91" calcext:value-type="float">
            <text:p>314.91</text:p>
          </table:table-cell>
          <table:table-cell table:number-columns-repeated="4" office:value-type="float" office:value="340.47" calcext:value-type="float">
            <text:p>340.47</text:p>
          </table:table-cell>
          <table:table-cell office:value-type="float" office:value="351.51" calcext:value-type="float">
            <text:p>351.51</text:p>
          </table:table-cell>
          <table:table-cell office:value-type="float" office:value="342" calcext:value-type="float">
            <text:p>342</text:p>
          </table:table-cell>
          <table:table-cell office:value-type="float" office:value="343.07" calcext:value-type="float">
            <text:p>343.07</text:p>
          </table:table-cell>
          <table:table-cell table:number-columns-repeated="3" office:value-type="float" office:value="304.91" calcext:value-type="float">
            <text:p>304.91</text:p>
          </table:table-cell>
          <table:table-cell table:number-columns-repeated="3" office:value-type="float" office:value="320.37" calcext:value-type="float">
            <text:p>320.37</text:p>
          </table:table-cell>
          <table:table-cell office:value-type="float" office:value="351.51" calcext:value-type="float">
            <text:p>351.51</text:p>
          </table:table-cell>
          <table:table-cell table:number-columns-repeated="2" office:value-type="float" office:value="399.95" calcext:value-type="float">
            <text:p>399.95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5-2018</text:p>
          </table:table-cell>
          <table:table-cell office:value-type="float" office:value="319.91" calcext:value-type="float">
            <text:p>319.91</text:p>
          </table:table-cell>
          <table:table-cell table:number-columns-repeated="3" office:value-type="float" office:value="327.37" calcext:value-type="float">
            <text:p>327.37</text:p>
          </table:table-cell>
          <table:table-cell office:value-type="float" office:value="327.76" calcext:value-type="float">
            <text:p>327.76</text:p>
          </table:table-cell>
          <table:table-cell office:value-type="float" office:value="379.87" calcext:value-type="float">
            <text:p>379.87</text:p>
          </table:table-cell>
          <table:table-cell office:value-type="float" office:value="325.12" calcext:value-type="float">
            <text:p>325.12</text:p>
          </table:table-cell>
          <table:table-cell office:value-type="float" office:value="329.77" calcext:value-type="float">
            <text:p>329.77</text:p>
          </table:table-cell>
          <table:table-cell table:number-columns-repeated="2" office:value-type="float" office:value="315.45" calcext:value-type="float">
            <text:p>315.45</text:p>
          </table:table-cell>
          <table:table-cell office:value-type="float" office:value="313.36" calcext:value-type="float">
            <text:p>313.36</text:p>
          </table:table-cell>
          <table:table-cell table:number-columns-repeated="3" office:value-type="float" office:value="324.68" calcext:value-type="float">
            <text:p>324.68</text:p>
          </table:table-cell>
          <table:table-cell office:value-type="float" office:value="379.87" calcext:value-type="float">
            <text:p>379.87</text:p>
          </table:table-cell>
          <table:table-cell table:number-columns-repeated="2" office:value-type="float" office:value="380.45" calcext:value-type="float">
            <text:p>380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6-2018</text:p>
          </table:table-cell>
          <table:table-cell office:value-type="float" office:value="328.78" calcext:value-type="float">
            <text:p>328.78</text:p>
          </table:table-cell>
          <table:table-cell table:number-columns-repeated="3" office:value-type="float" office:value="342.19" calcext:value-type="float">
            <text:p>342.19</text:p>
          </table:table-cell>
          <table:table-cell office:value-type="float" office:value="406.56" calcext:value-type="float">
            <text:p>406.56</text:p>
          </table:table-cell>
          <table:table-cell office:value-type="float" office:value="380.18" calcext:value-type="float">
            <text:p>380.18</text:p>
          </table:table-cell>
          <table:table-cell office:value-type="float" office:value="401.21" calcext:value-type="float">
            <text:p>401.21</text:p>
          </table:table-cell>
          <table:table-cell office:value-type="float" office:value="418.82" calcext:value-type="float">
            <text:p>418.82</text:p>
          </table:table-cell>
          <table:table-cell table:number-columns-repeated="2" office:value-type="float" office:value="319.01" calcext:value-type="float">
            <text:p>319.01</text:p>
          </table:table-cell>
          <table:table-cell office:value-type="float" office:value="316.43" calcext:value-type="float">
            <text:p>316.43</text:p>
          </table:table-cell>
          <table:table-cell table:number-columns-repeated="3" office:value-type="float" office:value="335.27" calcext:value-type="float">
            <text:p>335.27</text:p>
          </table:table-cell>
          <table:table-cell office:value-type="float" office:value="380.18" calcext:value-type="float">
            <text:p>380.18</text:p>
          </table:table-cell>
          <table:table-cell table:number-columns-repeated="2" office:value-type="float" office:value="421.64" calcext:value-type="float">
            <text:p>421.64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6-2018</text:p>
          </table:table-cell>
          <table:table-cell office:value-type="float" office:value="314.19" calcext:value-type="float">
            <text:p>314.19</text:p>
          </table:table-cell>
          <table:table-cell table:number-columns-repeated="3" office:value-type="float" office:value="320.42" calcext:value-type="float">
            <text:p>320.42</text:p>
          </table:table-cell>
          <table:table-cell office:value-type="float" office:value="323.85" calcext:value-type="float">
            <text:p>323.85</text:p>
          </table:table-cell>
          <table:table-cell office:value-type="float" office:value="320.42" calcext:value-type="float">
            <text:p>320.42</text:p>
          </table:table-cell>
          <table:table-cell office:value-type="float" office:value="318.87" calcext:value-type="float">
            <text:p>318.87</text:p>
          </table:table-cell>
          <table:table-cell office:value-type="float" office:value="325.54" calcext:value-type="float">
            <text:p>325.54</text:p>
          </table:table-cell>
          <table:table-cell table:number-columns-repeated="3" office:value-type="float" office:value="311.77" calcext:value-type="float">
            <text:p>311.77</text:p>
          </table:table-cell>
          <table:table-cell table:number-columns-repeated="4" office:value-type="float" office:value="320.42" calcext:value-type="float">
            <text:p>320.42</text:p>
          </table:table-cell>
          <table:table-cell table:number-columns-repeated="2" office:value-type="float" office:value="358.24" calcext:value-type="float">
            <text:p>358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6-2018</text:p>
          </table:table-cell>
          <table:table-cell office:value-type="float" office:value="315.18" calcext:value-type="float">
            <text:p>315.18</text:p>
          </table:table-cell>
          <table:table-cell table:number-columns-repeated="5" office:value-type="float" office:value="315.17" calcext:value-type="float">
            <text:p>315.17</text:p>
          </table:table-cell>
          <table:table-cell office:value-type="float" office:value="312.69" calcext:value-type="float">
            <text:p>312.69</text:p>
          </table:table-cell>
          <table:table-cell office:value-type="float" office:value="317.01" calcext:value-type="float">
            <text:p>317.01</text:p>
          </table:table-cell>
          <table:table-cell table:number-columns-repeated="7" office:value-type="float" office:value="315.17" calcext:value-type="float">
            <text:p>315.17</text:p>
          </table:table-cell>
          <table:table-cell table:number-columns-repeated="2" office:value-type="float" office:value="320.39" calcext:value-type="float">
            <text:p>320.39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6-2018</text:p>
          </table:table-cell>
          <table:table-cell office:value-type="float" office:value="317.96" calcext:value-type="float">
            <text:p>317.96</text:p>
          </table:table-cell>
          <table:table-cell table:number-columns-repeated="3" office:value-type="float" office:value="317.23" calcext:value-type="float">
            <text:p>317.23</text:p>
          </table:table-cell>
          <table:table-cell office:value-type="float" office:value="317.43" calcext:value-type="float">
            <text:p>317.43</text:p>
          </table:table-cell>
          <table:table-cell office:value-type="float" office:value="335.94" calcext:value-type="float">
            <text:p>335.94</text:p>
          </table:table-cell>
          <table:table-cell office:value-type="float" office:value="315.35" calcext:value-type="float">
            <text:p>315.35</text:p>
          </table:table-cell>
          <table:table-cell office:value-type="float" office:value="317.43" calcext:value-type="float">
            <text:p>317.43</text:p>
          </table:table-cell>
          <table:table-cell table:number-columns-repeated="3" office:value-type="float" office:value="317.34" calcext:value-type="float">
            <text:p>317.34</text:p>
          </table:table-cell>
          <table:table-cell table:number-columns-repeated="3" office:value-type="float" office:value="325.76" calcext:value-type="float">
            <text:p>325.76</text:p>
          </table:table-cell>
          <table:table-cell office:value-type="float" office:value="389.7" calcext:value-type="float">
            <text:p>389.7</text:p>
          </table:table-cell>
          <table:table-cell table:number-columns-repeated="2" office:value-type="float" office:value="395.28" calcext:value-type="float">
            <text:p>395.28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6-2018</text:p>
          </table:table-cell>
          <table:table-cell office:value-type="float" office:value="337.78" calcext:value-type="float">
            <text:p>337.78</text:p>
          </table:table-cell>
          <table:table-cell table:number-columns-repeated="3" office:value-type="float" office:value="336.72" calcext:value-type="float">
            <text:p>336.72</text:p>
          </table:table-cell>
          <table:table-cell office:value-type="float" office:value="350.94" calcext:value-type="float">
            <text:p>350.94</text:p>
          </table:table-cell>
          <table:table-cell office:value-type="float" office:value="374.16" calcext:value-type="float">
            <text:p>374.16</text:p>
          </table:table-cell>
          <table:table-cell table:number-columns-repeated="2" office:value-type="float" office:value="354.95" calcext:value-type="float">
            <text:p>354.95</text:p>
          </table:table-cell>
          <table:table-cell table:number-columns-repeated="6" office:value-type="float" office:value="336.72" calcext:value-type="float">
            <text:p>336.72</text:p>
          </table:table-cell>
          <table:table-cell table:number-columns-repeated="3" office:value-type="float" office:value="402.25" calcext:value-type="float">
            <text:p>402.25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6-2018</text:p>
          </table:table-cell>
          <table:table-cell office:value-type="float" office:value="349.57" calcext:value-type="float">
            <text:p>349.57</text:p>
          </table:table-cell>
          <table:table-cell table:number-columns-repeated="3" office:value-type="float" office:value="345.1" calcext:value-type="float">
            <text:p>345.1</text:p>
          </table:table-cell>
          <table:table-cell office:value-type="float" office:value="364.99" calcext:value-type="float">
            <text:p>364.99</text:p>
          </table:table-cell>
          <table:table-cell office:value-type="float" office:value="413.18" calcext:value-type="float">
            <text:p>413.18</text:p>
          </table:table-cell>
          <table:table-cell office:value-type="float" office:value="370.59" calcext:value-type="float">
            <text:p>370.59</text:p>
          </table:table-cell>
          <table:table-cell office:value-type="float" office:value="373.66" calcext:value-type="float">
            <text:p>373.66</text:p>
          </table:table-cell>
          <table:table-cell table:number-columns-repeated="3" office:value-type="float" office:value="345.1" calcext:value-type="float">
            <text:p>345.1</text:p>
          </table:table-cell>
          <table:table-cell table:number-columns-repeated="3" office:value-type="float" office:value="345.87" calcext:value-type="float">
            <text:p>345.87</text:p>
          </table:table-cell>
          <table:table-cell table:number-columns-repeated="3" office:value-type="float" office:value="418.14" calcext:value-type="float">
            <text:p>418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6-2018</text:p>
          </table:table-cell>
          <table:table-cell office:value-type="float" office:value="355.18" calcext:value-type="float">
            <text:p>355.18</text:p>
          </table:table-cell>
          <table:table-cell table:number-columns-repeated="3" office:value-type="float" office:value="349.81" calcext:value-type="float">
            <text:p>349.81</text:p>
          </table:table-cell>
          <table:table-cell office:value-type="float" office:value="371.53" calcext:value-type="float">
            <text:p>371.53</text:p>
          </table:table-cell>
          <table:table-cell office:value-type="float" office:value="409.07" calcext:value-type="float">
            <text:p>409.07</text:p>
          </table:table-cell>
          <table:table-cell office:value-type="float" office:value="372.21" calcext:value-type="float">
            <text:p>372.21</text:p>
          </table:table-cell>
          <table:table-cell office:value-type="float" office:value="375.38" calcext:value-type="float">
            <text:p>375.38</text:p>
          </table:table-cell>
          <table:table-cell table:number-columns-repeated="3" office:value-type="float" office:value="349.81" calcext:value-type="float">
            <text:p>349.81</text:p>
          </table:table-cell>
          <table:table-cell table:number-columns-repeated="3" office:value-type="float" office:value="353.4" calcext:value-type="float">
            <text:p>353.4</text:p>
          </table:table-cell>
          <table:table-cell office:value-type="float" office:value="412.4" calcext:value-type="float">
            <text:p>412.4</text:p>
          </table:table-cell>
          <table:table-cell table:number-columns-repeated="2" office:value-type="float" office:value="412.48" calcext:value-type="float">
            <text:p>412.48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6-2018</text:p>
          </table:table-cell>
          <table:table-cell office:value-type="float" office:value="363" calcext:value-type="float">
            <text:p>363</text:p>
          </table:table-cell>
          <table:table-cell table:number-columns-repeated="3" office:value-type="float" office:value="359.41" calcext:value-type="float">
            <text:p>359.41</text:p>
          </table:table-cell>
          <table:table-cell office:value-type="float" office:value="371.79" calcext:value-type="float">
            <text:p>371.79</text:p>
          </table:table-cell>
          <table:table-cell office:value-type="float" office:value="435.29" calcext:value-type="float">
            <text:p>435.29</text:p>
          </table:table-cell>
          <table:table-cell office:value-type="float" office:value="372.22" calcext:value-type="float">
            <text:p>372.22</text:p>
          </table:table-cell>
          <table:table-cell office:value-type="float" office:value="374.91" calcext:value-type="float">
            <text:p>374.91</text:p>
          </table:table-cell>
          <table:table-cell table:number-columns-repeated="2" office:value-type="float" office:value="357.35" calcext:value-type="float">
            <text:p>357.35</text:p>
          </table:table-cell>
          <table:table-cell office:value-type="float" office:value="356.5" calcext:value-type="float">
            <text:p>356.5</text:p>
          </table:table-cell>
          <table:table-cell table:number-columns-repeated="2" office:value-type="float" office:value="359.41" calcext:value-type="float">
            <text:p>359.41</text:p>
          </table:table-cell>
          <table:table-cell office:value-type="float" office:value="354.44" calcext:value-type="float">
            <text:p>354.44</text:p>
          </table:table-cell>
          <table:table-cell table:number-columns-repeated="2" office:value-type="float" office:value="436.35" calcext:value-type="float">
            <text:p>436.35</text:p>
          </table:table-cell>
          <table:table-cell office:value-type="float" office:value="433.69" calcext:value-type="float">
            <text:p>433.69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6-2018</text:p>
          </table:table-cell>
          <table:table-cell office:value-type="float" office:value="343.64" calcext:value-type="float">
            <text:p>343.64</text:p>
          </table:table-cell>
          <table:table-cell table:number-columns-repeated="4" office:value-type="float" office:value="344.38" calcext:value-type="float">
            <text:p>344.38</text:p>
          </table:table-cell>
          <table:table-cell office:value-type="float" office:value="392.9" calcext:value-type="float">
            <text:p>392.9</text:p>
          </table:table-cell>
          <table:table-cell office:value-type="float" office:value="341.93" calcext:value-type="float">
            <text:p>341.93</text:p>
          </table:table-cell>
          <table:table-cell office:value-type="float" office:value="344.55" calcext:value-type="float">
            <text:p>344.55</text:p>
          </table:table-cell>
          <table:table-cell table:number-columns-repeated="3" office:value-type="float" office:value="341.8" calcext:value-type="float">
            <text:p>341.8</text:p>
          </table:table-cell>
          <table:table-cell table:number-columns-repeated="3" office:value-type="float" office:value="344.38" calcext:value-type="float">
            <text:p>344.38</text:p>
          </table:table-cell>
          <table:table-cell table:number-columns-repeated="3" office:value-type="float" office:value="392.9" calcext:value-type="float">
            <text:p>392.9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6-2018</text:p>
          </table:table-cell>
          <table:table-cell office:value-type="float" office:value="342.21" calcext:value-type="float">
            <text:p>342.21</text:p>
          </table:table-cell>
          <table:table-cell table:number-columns-repeated="5" office:value-type="float" office:value="343.15" calcext:value-type="float">
            <text:p>343.15</text:p>
          </table:table-cell>
          <table:table-cell office:value-type="float" office:value="344.06" calcext:value-type="float">
            <text:p>344.06</text:p>
          </table:table-cell>
          <table:table-cell office:value-type="float" office:value="344.7" calcext:value-type="float">
            <text:p>344.7</text:p>
          </table:table-cell>
          <table:table-cell table:number-columns-repeated="3" office:value-type="float" office:value="342.52" calcext:value-type="float">
            <text:p>342.52</text:p>
          </table:table-cell>
          <table:table-cell table:number-columns-repeated="6" office:value-type="float" office:value="343.15" calcext:value-type="float">
            <text:p>343.15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6-2018</text:p>
          </table:table-cell>
          <table:table-cell office:value-type="float" office:value="346.94" calcext:value-type="float">
            <text:p>346.94</text:p>
          </table:table-cell>
          <table:table-cell table:number-columns-repeated="3" office:value-type="float" office:value="348.03" calcext:value-type="float">
            <text:p>348.03</text:p>
          </table:table-cell>
          <table:table-cell office:value-type="float" office:value="390.99" calcext:value-type="float">
            <text:p>390.99</text:p>
          </table:table-cell>
          <table:table-cell office:value-type="float" office:value="377.2" calcext:value-type="float">
            <text:p>377.2</text:p>
          </table:table-cell>
          <table:table-cell office:value-type="float" office:value="342.15" calcext:value-type="float">
            <text:p>342.15</text:p>
          </table:table-cell>
          <table:table-cell office:value-type="float" office:value="450.82" calcext:value-type="float">
            <text:p>450.82</text:p>
          </table:table-cell>
          <table:table-cell table:number-columns-repeated="3" office:value-type="float" office:value="345.95" calcext:value-type="float">
            <text:p>345.95</text:p>
          </table:table-cell>
          <table:table-cell table:number-columns-repeated="3" office:value-type="float" office:value="348.03" calcext:value-type="float">
            <text:p>348.03</text:p>
          </table:table-cell>
          <table:table-cell office:value-type="float" office:value="377.2" calcext:value-type="float">
            <text:p>377.2</text:p>
          </table:table-cell>
          <table:table-cell table:number-columns-repeated="2" office:value-type="float" office:value="398.62" calcext:value-type="float">
            <text:p>398.62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6-2018</text:p>
          </table:table-cell>
          <table:table-cell office:value-type="float" office:value="348.67" calcext:value-type="float">
            <text:p>348.67</text:p>
          </table:table-cell>
          <table:table-cell table:number-columns-repeated="3" office:value-type="float" office:value="348.15" calcext:value-type="float">
            <text:p>348.15</text:p>
          </table:table-cell>
          <table:table-cell office:value-type="float" office:value="425.02" calcext:value-type="float">
            <text:p>425.02</text:p>
          </table:table-cell>
          <table:table-cell office:value-type="float" office:value="348.15" calcext:value-type="float">
            <text:p>348.15</text:p>
          </table:table-cell>
          <table:table-cell office:value-type="float" office:value="371.61" calcext:value-type="float">
            <text:p>371.61</text:p>
          </table:table-cell>
          <table:table-cell office:value-type="float" office:value="704.82" calcext:value-type="float">
            <text:p>704.82</text:p>
          </table:table-cell>
          <table:table-cell table:number-columns-repeated="3" office:value-type="float" office:value="344.2" calcext:value-type="float">
            <text:p>344.2</text:p>
          </table:table-cell>
          <table:table-cell table:number-columns-repeated="2" office:value-type="float" office:value="348.15" calcext:value-type="float">
            <text:p>348.15</text:p>
          </table:table-cell>
          <table:table-cell office:value-type="float" office:value="350.42" calcext:value-type="float">
            <text:p>350.42</text:p>
          </table:table-cell>
          <table:table-cell office:value-type="float" office:value="348.15" calcext:value-type="float">
            <text:p>348.15</text:p>
          </table:table-cell>
          <table:table-cell office:value-type="float" office:value="391.34" calcext:value-type="float">
            <text:p>391.34</text:p>
          </table:table-cell>
          <table:table-cell office:value-type="float" office:value="425.29" calcext:value-type="float">
            <text:p>425.29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6-2018</text:p>
          </table:table-cell>
          <table:table-cell office:value-type="float" office:value="358.69" calcext:value-type="float">
            <text:p>358.69</text:p>
          </table:table-cell>
          <table:table-cell table:number-columns-repeated="3" office:value-type="float" office:value="374.56" calcext:value-type="float">
            <text:p>374.56</text:p>
          </table:table-cell>
          <table:table-cell office:value-type="float" office:value="400.19" calcext:value-type="float">
            <text:p>400.19</text:p>
          </table:table-cell>
          <table:table-cell office:value-type="float" office:value="415.37" calcext:value-type="float">
            <text:p>415.37</text:p>
          </table:table-cell>
          <table:table-cell office:value-type="float" office:value="369.54" calcext:value-type="float">
            <text:p>369.54</text:p>
          </table:table-cell>
          <table:table-cell office:value-type="float" office:value="400.19" calcext:value-type="float">
            <text:p>400.19</text:p>
          </table:table-cell>
          <table:table-cell table:number-columns-repeated="3" office:value-type="float" office:value="348.49" calcext:value-type="float">
            <text:p>348.49</text:p>
          </table:table-cell>
          <table:table-cell table:number-columns-repeated="3" office:value-type="float" office:value="352.68" calcext:value-type="float">
            <text:p>352.68</text:p>
          </table:table-cell>
          <table:table-cell office:value-type="float" office:value="415.37" calcext:value-type="float">
            <text:p>415.37</text:p>
          </table:table-cell>
          <table:table-cell table:number-columns-repeated="2" office:value-type="float" office:value="421.45" calcext:value-type="float">
            <text:p>421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6-2018</text:p>
          </table:table-cell>
          <table:table-cell office:value-type="float" office:value="346.46" calcext:value-type="float">
            <text:p>346.46</text:p>
          </table:table-cell>
          <table:table-cell table:number-columns-repeated="3" office:value-type="float" office:value="346.28" calcext:value-type="float">
            <text:p>346.28</text:p>
          </table:table-cell>
          <table:table-cell office:value-type="float" office:value="358.46" calcext:value-type="float">
            <text:p>358.46</text:p>
          </table:table-cell>
          <table:table-cell office:value-type="float" office:value="407.17" calcext:value-type="float">
            <text:p>407.17</text:p>
          </table:table-cell>
          <table:table-cell office:value-type="float" office:value="343.62" calcext:value-type="float">
            <text:p>343.62</text:p>
          </table:table-cell>
          <table:table-cell office:value-type="float" office:value="358.46" calcext:value-type="float">
            <text:p>358.46</text:p>
          </table:table-cell>
          <table:table-cell table:number-columns-repeated="3" office:value-type="float" office:value="344.61" calcext:value-type="float">
            <text:p>344.61</text:p>
          </table:table-cell>
          <table:table-cell table:number-columns-repeated="2" office:value-type="float" office:value="346.28" calcext:value-type="float">
            <text:p>346.28</text:p>
          </table:table-cell>
          <table:table-cell office:value-type="float" office:value="347.63" calcext:value-type="float">
            <text:p>347.63</text:p>
          </table:table-cell>
          <table:table-cell office:value-type="float" office:value="407.17" calcext:value-type="float">
            <text:p>407.17</text:p>
          </table:table-cell>
          <table:table-cell table:number-columns-repeated="2" office:value-type="float" office:value="420.47" calcext:value-type="float">
            <text:p>420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6-2018</text:p>
          </table:table-cell>
          <table:table-cell office:value-type="float" office:value="333.41" calcext:value-type="float">
            <text:p>333.41</text:p>
          </table:table-cell>
          <table:table-cell table:number-columns-repeated="3" office:value-type="float" office:value="332.3" calcext:value-type="float">
            <text:p>332.3</text:p>
          </table:table-cell>
          <table:table-cell office:value-type="float" office:value="367.52" calcext:value-type="float">
            <text:p>367.52</text:p>
          </table:table-cell>
          <table:table-cell office:value-type="float" office:value="345.71" calcext:value-type="float">
            <text:p>345.71</text:p>
          </table:table-cell>
          <table:table-cell office:value-type="float" office:value="368.39" calcext:value-type="float">
            <text:p>368.39</text:p>
          </table:table-cell>
          <table:table-cell office:value-type="float" office:value="370.78" calcext:value-type="float">
            <text:p>370.78</text:p>
          </table:table-cell>
          <table:table-cell table:number-columns-repeated="5" office:value-type="float" office:value="332.3" calcext:value-type="float">
            <text:p>332.3</text:p>
          </table:table-cell>
          <table:table-cell office:value-type="float" office:value="337.69" calcext:value-type="float">
            <text:p>337.69</text:p>
          </table:table-cell>
          <table:table-cell office:value-type="float" office:value="345.71" calcext:value-type="float">
            <text:p>345.71</text:p>
          </table:table-cell>
          <table:table-cell table:number-columns-repeated="2" office:value-type="float" office:value="392.17" calcext:value-type="float">
            <text:p>392.17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6-2018</text:p>
          </table:table-cell>
          <table:table-cell office:value-type="float" office:value="328.1" calcext:value-type="float">
            <text:p>328.1</text:p>
          </table:table-cell>
          <table:table-cell table:number-columns-repeated="5" office:value-type="float" office:value="330.33" calcext:value-type="float">
            <text:p>330.33</text:p>
          </table:table-cell>
          <table:table-cell office:value-type="float" office:value="330.06" calcext:value-type="float">
            <text:p>330.06</text:p>
          </table:table-cell>
          <table:table-cell office:value-type="float" office:value="330.4" calcext:value-type="float">
            <text:p>330.4</text:p>
          </table:table-cell>
          <table:table-cell table:number-columns-repeated="3" office:value-type="float" office:value="324.98" calcext:value-type="float">
            <text:p>324.98</text:p>
          </table:table-cell>
          <table:table-cell table:number-columns-repeated="3" office:value-type="float" office:value="330.27" calcext:value-type="float">
            <text:p>330.27</text:p>
          </table:table-cell>
          <table:table-cell office:value-type="float" office:value="330.33" calcext:value-type="float">
            <text:p>330.33</text:p>
          </table:table-cell>
          <table:table-cell table:number-columns-repeated="2" office:value-type="float" office:value="380.51" calcext:value-type="float">
            <text:p>380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6-2018</text:p>
          </table:table-cell>
          <table:table-cell office:value-type="float" office:value="321.73" calcext:value-type="float">
            <text:p>321.73</text:p>
          </table:table-cell>
          <table:table-cell table:number-columns-repeated="4" office:value-type="float" office:value="324.38" calcext:value-type="float">
            <text:p>324.38</text:p>
          </table:table-cell>
          <table:table-cell office:value-type="float" office:value="324.85" calcext:value-type="float">
            <text:p>324.85</text:p>
          </table:table-cell>
          <table:table-cell office:value-type="float" office:value="247.83" calcext:value-type="float">
            <text:p>247.83</text:p>
          </table:table-cell>
          <table:table-cell office:value-type="float" office:value="324.78" calcext:value-type="float">
            <text:p>324.78</text:p>
          </table:table-cell>
          <table:table-cell table:number-columns-repeated="3" office:value-type="float" office:value="318.4" calcext:value-type="float">
            <text:p>318.4</text:p>
          </table:table-cell>
          <table:table-cell table:number-columns-repeated="3" office:value-type="float" office:value="324.38" calcext:value-type="float">
            <text:p>324.38</text:p>
          </table:table-cell>
          <table:table-cell office:value-type="float" office:value="324.85" calcext:value-type="float">
            <text:p>324.85</text:p>
          </table:table-cell>
          <table:table-cell table:number-columns-repeated="2" office:value-type="float" office:value="325.37" calcext:value-type="float">
            <text:p>325.37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6-2018</text:p>
          </table:table-cell>
          <table:table-cell office:value-type="float" office:value="328.15" calcext:value-type="float">
            <text:p>328.15</text:p>
          </table:table-cell>
          <table:table-cell table:number-columns-repeated="3" office:value-type="float" office:value="326.94" calcext:value-type="float">
            <text:p>326.94</text:p>
          </table:table-cell>
          <table:table-cell office:value-type="float" office:value="333.77" calcext:value-type="float">
            <text:p>333.77</text:p>
          </table:table-cell>
          <table:table-cell office:value-type="float" office:value="358.84" calcext:value-type="float">
            <text:p>358.84</text:p>
          </table:table-cell>
          <table:table-cell office:value-type="float" office:value="327.74" calcext:value-type="float">
            <text:p>327.74</text:p>
          </table:table-cell>
          <table:table-cell office:value-type="float" office:value="334.18" calcext:value-type="float">
            <text:p>334.18</text:p>
          </table:table-cell>
          <table:table-cell table:number-columns-repeated="6" office:value-type="float" office:value="326.94" calcext:value-type="float">
            <text:p>326.94</text:p>
          </table:table-cell>
          <table:table-cell office:value-type="float" office:value="358.84" calcext:value-type="float">
            <text:p>358.84</text:p>
          </table:table-cell>
          <table:table-cell table:number-columns-repeated="2" office:value-type="float" office:value="396.02" calcext:value-type="float">
            <text:p>396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6-2018</text:p>
          </table:table-cell>
          <table:table-cell office:value-type="float" office:value="315.77" calcext:value-type="float">
            <text:p>315.77</text:p>
          </table:table-cell>
          <table:table-cell table:number-columns-repeated="3" office:value-type="float" office:value="305.08" calcext:value-type="float">
            <text:p>305.08</text:p>
          </table:table-cell>
          <table:table-cell office:value-type="float" office:value="308.95" calcext:value-type="float">
            <text:p>308.95</text:p>
          </table:table-cell>
          <table:table-cell office:value-type="float" office:value="318.25" calcext:value-type="float">
            <text:p>318.25</text:p>
          </table:table-cell>
          <table:table-cell office:value-type="float" office:value="314.6" calcext:value-type="float">
            <text:p>314.6</text:p>
          </table:table-cell>
          <table:table-cell office:value-type="float" office:value="314.81" calcext:value-type="float">
            <text:p>314.81</text:p>
          </table:table-cell>
          <table:table-cell table:number-columns-repeated="3" office:value-type="float" office:value="314.22" calcext:value-type="float">
            <text:p>314.22</text:p>
          </table:table-cell>
          <table:table-cell table:number-columns-repeated="3" office:value-type="float" office:value="328.21" calcext:value-type="float">
            <text:p>328.21</text:p>
          </table:table-cell>
          <table:table-cell office:value-type="float" office:value="318.25" calcext:value-type="float">
            <text:p>318.25</text:p>
          </table:table-cell>
          <table:table-cell table:number-columns-repeated="2" office:value-type="float" office:value="359.28" calcext:value-type="float">
            <text:p>359.28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6-2018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316.99" calcext:value-type="float">
            <text:p>316.99</text:p>
          </table:table-cell>
          <table:table-cell office:value-type="float" office:value="323.97" calcext:value-type="float">
            <text:p>323.97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6.27" calcext:value-type="float">
            <text:p>326.27</text:p>
          </table:table-cell>
          <table:table-cell office:value-type="float" office:value="325.15" calcext:value-type="float">
            <text:p>325.15</text:p>
          </table:table-cell>
          <table:table-cell table:number-columns-repeated="3" office:value-type="float" office:value="320.12" calcext:value-type="float">
            <text:p>320.12</text:p>
          </table:table-cell>
          <table:table-cell table:number-columns-repeated="3" office:value-type="float" office:value="325.64" calcext:value-type="float">
            <text:p>325.64</text:p>
          </table:table-cell>
          <table:table-cell office:value-type="float" office:value="318.14" calcext:value-type="float">
            <text:p>318.14</text:p>
          </table:table-cell>
          <table:table-cell table:number-columns-repeated="2" office:value-type="float" office:value="384.16" calcext:value-type="float">
            <text:p>384.16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6-2018</text:p>
          </table:table-cell>
          <table:table-cell office:value-type="float" office:value="317.46" calcext:value-type="float">
            <text:p>317.46</text:p>
          </table:table-cell>
          <table:table-cell table:number-columns-repeated="3" office:value-type="float" office:value="303.82" calcext:value-type="float">
            <text:p>303.82</text:p>
          </table:table-cell>
          <table:table-cell office:value-type="float" office:value="307.17" calcext:value-type="float">
            <text:p>307.17</text:p>
          </table:table-cell>
          <table:table-cell office:value-type="float" office:value="356.22" calcext:value-type="float">
            <text:p>356.22</text:p>
          </table:table-cell>
          <table:table-cell office:value-type="float" office:value="262.27" calcext:value-type="float">
            <text:p>262.27</text:p>
          </table:table-cell>
          <table:table-cell office:value-type="float" office:value="307.17" calcext:value-type="float">
            <text:p>307.17</text:p>
          </table:table-cell>
          <table:table-cell table:number-columns-repeated="2" office:value-type="float" office:value="315.72" calcext:value-type="float">
            <text:p>315.72</text:p>
          </table:table-cell>
          <table:table-cell office:value-type="float" office:value="314.33" calcext:value-type="float">
            <text:p>314.33</text:p>
          </table:table-cell>
          <table:table-cell table:number-columns-repeated="3" office:value-type="float" office:value="327.16" calcext:value-type="float">
            <text:p>327.16</text:p>
          </table:table-cell>
          <table:table-cell office:value-type="float" office:value="356.22" calcext:value-type="float">
            <text:p>356.22</text:p>
          </table:table-cell>
          <table:table-cell table:number-columns-repeated="2" office:value-type="float" office:value="362.88" calcext:value-type="float">
            <text:p>362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6-2018</text:p>
          </table:table-cell>
          <table:table-cell office:value-type="float" office:value="301.14" calcext:value-type="float">
            <text:p>301.14</text:p>
          </table:table-cell>
          <table:table-cell table:number-columns-repeated="4" office:value-type="float" office:value="229.99" calcext:value-type="float">
            <text:p>229.99</text:p>
          </table:table-cell>
          <table:table-cell office:value-type="float" office:value="236.79" calcext:value-type="float">
            <text:p>236.79</text:p>
          </table:table-cell>
          <table:table-cell office:value-type="float" office:value="185.97" calcext:value-type="float">
            <text:p>185.97</text:p>
          </table:table-cell>
          <table:table-cell office:value-type="float" office:value="225.93" calcext:value-type="float">
            <text:p>225.93</text:p>
          </table:table-cell>
          <table:table-cell table:number-columns-repeated="3" office:value-type="float" office:value="308.62" calcext:value-type="float">
            <text:p>308.62</text:p>
          </table:table-cell>
          <table:table-cell table:number-columns-repeated="2" office:value-type="float" office:value="326.51" calcext:value-type="float">
            <text:p>326.51</text:p>
          </table:table-cell>
          <table:table-cell office:value-type="float" office:value="326.34" calcext:value-type="float">
            <text:p>326.34</text:p>
          </table:table-cell>
          <table:table-cell office:value-type="float" office:value="264.94" calcext:value-type="float">
            <text:p>264.94</text:p>
          </table:table-cell>
          <table:table-cell table:number-columns-repeated="2" office:value-type="float" office:value="290.6" calcext:value-type="float">
            <text:p>290.6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6-2018</text:p>
          </table:table-cell>
          <table:table-cell office:value-type="float" office:value="298.98" calcext:value-type="float">
            <text:p>298.98</text:p>
          </table:table-cell>
          <table:table-cell table:number-columns-repeated="5" office:value-type="float" office:value="254.88" calcext:value-type="float">
            <text:p>254.88</text:p>
          </table:table-cell>
          <table:table-cell office:value-type="float" office:value="185.55" calcext:value-type="float">
            <text:p>185.55</text:p>
          </table:table-cell>
          <table:table-cell office:value-type="float" office:value="254.88" calcext:value-type="float">
            <text:p>254.88</text:p>
          </table:table-cell>
          <table:table-cell table:number-columns-repeated="3" office:value-type="float" office:value="304.43" calcext:value-type="float">
            <text:p>304.43</text:p>
          </table:table-cell>
          <table:table-cell table:number-columns-repeated="2" office:value-type="float" office:value="313.83" calcext:value-type="float">
            <text:p>313.83</text:p>
          </table:table-cell>
          <table:table-cell office:value-type="float" office:value="313.84" calcext:value-type="float">
            <text:p>313.84</text:p>
          </table:table-cell>
          <table:table-cell office:value-type="float" office:value="275.34" calcext:value-type="float">
            <text:p>275.34</text:p>
          </table:table-cell>
          <table:table-cell table:number-columns-repeated="2" office:value-type="float" office:value="278.39" calcext:value-type="float">
            <text:p>278.39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6-2018</text:p>
          </table:table-cell>
          <table:table-cell office:value-type="float" office:value="316.04" calcext:value-type="float">
            <text:p>316.04</text:p>
          </table:table-cell>
          <table:table-cell table:number-columns-repeated="7" office:value-type="float" office:value="313.24" calcext:value-type="float">
            <text:p>313.24</text:p>
          </table:table-cell>
          <table:table-cell table:number-columns-repeated="3" office:value-type="float" office:value="315.87" calcext:value-type="float">
            <text:p>315.87</text:p>
          </table:table-cell>
          <table:table-cell table:number-columns-repeated="3" office:value-type="float" office:value="320.19" calcext:value-type="float">
            <text:p>320.19</text:p>
          </table:table-cell>
          <table:table-cell table:number-columns-repeated="3" office:value-type="float" office:value="313.24" calcext:value-type="float">
            <text:p>313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6-2018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334.64" calcext:value-type="float">
            <text:p>334.64</text:p>
          </table:table-cell>
          <table:table-cell office:value-type="float" office:value="394.25" calcext:value-type="float">
            <text:p>394.25</text:p>
          </table:table-cell>
          <table:table-cell office:value-type="float" office:value="372.22" calcext:value-type="float">
            <text:p>372.22</text:p>
          </table:table-cell>
          <table:table-cell office:value-type="float" office:value="345.35" calcext:value-type="float">
            <text:p>345.35</text:p>
          </table:table-cell>
          <table:table-cell office:value-type="float" office:value="394.61" calcext:value-type="float">
            <text:p>394.61</text:p>
          </table:table-cell>
          <table:table-cell table:number-columns-repeated="2" office:value-type="float" office:value="336.87" calcext:value-type="float">
            <text:p>336.87</text:p>
          </table:table-cell>
          <table:table-cell office:value-type="float" office:value="335.44" calcext:value-type="float">
            <text:p>335.44</text:p>
          </table:table-cell>
          <table:table-cell table:number-columns-repeated="2" office:value-type="float" office:value="336.85" calcext:value-type="float">
            <text:p>336.85</text:p>
          </table:table-cell>
          <table:table-cell office:value-type="float" office:value="335.45" calcext:value-type="float">
            <text:p>335.45</text:p>
          </table:table-cell>
          <table:table-cell office:value-type="float" office:value="372.22" calcext:value-type="float">
            <text:p>372.22</text:p>
          </table:table-cell>
          <table:table-cell table:number-columns-repeated="2" office:value-type="float" office:value="411.57" calcext:value-type="float">
            <text:p>411.57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6-2018</text:p>
          </table:table-cell>
          <table:table-cell office:value-type="float" office:value="345.41" calcext:value-type="float">
            <text:p>345.41</text:p>
          </table:table-cell>
          <table:table-cell table:number-columns-repeated="3" office:value-type="float" office:value="346.41" calcext:value-type="float">
            <text:p>346.41</text:p>
          </table:table-cell>
          <table:table-cell office:value-type="float" office:value="389.25" calcext:value-type="float">
            <text:p>389.25</text:p>
          </table:table-cell>
          <table:table-cell office:value-type="float" office:value="366.18" calcext:value-type="float">
            <text:p>366.18</text:p>
          </table:table-cell>
          <table:table-cell office:value-type="float" office:value="465.56" calcext:value-type="float">
            <text:p>465.56</text:p>
          </table:table-cell>
          <table:table-cell office:value-type="float" office:value="466.34" calcext:value-type="float">
            <text:p>466.34</text:p>
          </table:table-cell>
          <table:table-cell table:number-columns-repeated="3" office:value-type="float" office:value="341.6" calcext:value-type="float">
            <text:p>341.6</text:p>
          </table:table-cell>
          <table:table-cell table:number-columns-repeated="3" office:value-type="float" office:value="346.61" calcext:value-type="float">
            <text:p>346.61</text:p>
          </table:table-cell>
          <table:table-cell office:value-type="float" office:value="366.18" calcext:value-type="float">
            <text:p>366.18</text:p>
          </table:table-cell>
          <table:table-cell table:number-columns-repeated="2" office:value-type="float" office:value="403.05" calcext:value-type="float">
            <text:p>403.05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6-2018</text:p>
          </table:table-cell>
          <table:table-cell office:value-type="float" office:value="349.65" calcext:value-type="float">
            <text:p>349.65</text:p>
          </table:table-cell>
          <table:table-cell table:number-columns-repeated="3" office:value-type="float" office:value="347.25" calcext:value-type="float">
            <text:p>347.25</text:p>
          </table:table-cell>
          <table:table-cell office:value-type="float" office:value="422.27" calcext:value-type="float">
            <text:p>422.27</text:p>
          </table:table-cell>
          <table:table-cell office:value-type="float" office:value="348.51" calcext:value-type="float">
            <text:p>348.51</text:p>
          </table:table-cell>
          <table:table-cell office:value-type="float" office:value="399.2" calcext:value-type="float">
            <text:p>399.2</text:p>
          </table:table-cell>
          <table:table-cell office:value-type="float" office:value="422.92" calcext:value-type="float">
            <text:p>422.92</text:p>
          </table:table-cell>
          <table:table-cell table:number-columns-repeated="2" office:value-type="float" office:value="347.99" calcext:value-type="float">
            <text:p>347.99</text:p>
          </table:table-cell>
          <table:table-cell office:value-type="float" office:value="344.99" calcext:value-type="float">
            <text:p>344.99</text:p>
          </table:table-cell>
          <table:table-cell table:number-columns-repeated="3" office:value-type="float" office:value="347.99" calcext:value-type="float">
            <text:p>347.99</text:p>
          </table:table-cell>
          <table:table-cell office:value-type="float" office:value="348.51" calcext:value-type="float">
            <text:p>348.51</text:p>
          </table:table-cell>
          <table:table-cell table:number-columns-repeated="2" office:value-type="float" office:value="425.02" calcext:value-type="float">
            <text:p>425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6-2018</text:p>
          </table:table-cell>
          <table:table-cell office:value-type="float" office:value="346.43" calcext:value-type="float">
            <text:p>346.43</text:p>
          </table:table-cell>
          <table:table-cell table:number-columns-repeated="3" office:value-type="float" office:value="346.11" calcext:value-type="float">
            <text:p>346.11</text:p>
          </table:table-cell>
          <table:table-cell office:value-type="float" office:value="351.69" calcext:value-type="float">
            <text:p>351.69</text:p>
          </table:table-cell>
          <table:table-cell office:value-type="float" office:value="353.38" calcext:value-type="float">
            <text:p>353.38</text:p>
          </table:table-cell>
          <table:table-cell office:value-type="float" office:value="348.39" calcext:value-type="float">
            <text:p>348.39</text:p>
          </table:table-cell>
          <table:table-cell office:value-type="float" office:value="352.05" calcext:value-type="float">
            <text:p>352.05</text:p>
          </table:table-cell>
          <table:table-cell office:value-type="float" office:value="346.88" calcext:value-type="float">
            <text:p>346.88</text:p>
          </table:table-cell>
          <table:table-cell office:value-type="float" office:value="346.47" calcext:value-type="float">
            <text:p>346.47</text:p>
          </table:table-cell>
          <table:table-cell office:value-type="float" office:value="341.56" calcext:value-type="float">
            <text:p>341.56</text:p>
          </table:table-cell>
          <table:table-cell table:number-columns-repeated="2" office:value-type="float" office:value="346.94" calcext:value-type="float">
            <text:p>346.94</text:p>
          </table:table-cell>
          <table:table-cell office:value-type="float" office:value="346.12" calcext:value-type="float">
            <text:p>346.12</text:p>
          </table:table-cell>
          <table:table-cell office:value-type="float" office:value="353.38" calcext:value-type="float">
            <text:p>353.38</text:p>
          </table:table-cell>
          <table:table-cell table:number-columns-repeated="2" office:value-type="float" office:value="390.22" calcext:value-type="float">
            <text:p>390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6-2018</text:p>
          </table:table-cell>
          <table:table-cell office:value-type="float" office:value="340.01" calcext:value-type="float">
            <text:p>340.01</text:p>
          </table:table-cell>
          <table:table-cell table:number-columns-repeated="3" office:value-type="float" office:value="333.56" calcext:value-type="float">
            <text:p>333.56</text:p>
          </table:table-cell>
          <table:table-cell office:value-type="float" office:value="337.45" calcext:value-type="float">
            <text:p>337.45</text:p>
          </table:table-cell>
          <table:table-cell office:value-type="float" office:value="333.56" calcext:value-type="float">
            <text:p>333.56</text:p>
          </table:table-cell>
          <table:table-cell office:value-type="float" office:value="338.63" calcext:value-type="float">
            <text:p>338.63</text:p>
          </table:table-cell>
          <table:table-cell office:value-type="float" office:value="339.75" calcext:value-type="float">
            <text:p>339.75</text:p>
          </table:table-cell>
          <table:table-cell table:number-columns-repeated="3" office:value-type="float" office:value="345.17" calcext:value-type="float">
            <text:p>345.17</text:p>
          </table:table-cell>
          <table:table-cell table:number-columns-repeated="2" office:value-type="float" office:value="346.95" calcext:value-type="float">
            <text:p>346.95</text:p>
          </table:table-cell>
          <table:table-cell office:value-type="float" office:value="340.67" calcext:value-type="float">
            <text:p>340.67</text:p>
          </table:table-cell>
          <table:table-cell office:value-type="float" office:value="333.56" calcext:value-type="float">
            <text:p>333.56</text:p>
          </table:table-cell>
          <table:table-cell table:number-columns-repeated="2" office:value-type="float" office:value="388.93" calcext:value-type="float">
            <text:p>388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6-2018</text:p>
          </table:table-cell>
          <table:table-cell office:value-type="float" office:value="342.33" calcext:value-type="float">
            <text:p>342.33</text:p>
          </table:table-cell>
          <table:table-cell table:number-columns-repeated="5" office:value-type="float" office:value="341.34" calcext:value-type="float">
            <text:p>341.34</text:p>
          </table:table-cell>
          <table:table-cell office:value-type="float" office:value="340.96" calcext:value-type="float">
            <text:p>340.96</text:p>
          </table:table-cell>
          <table:table-cell office:value-type="float" office:value="341.47" calcext:value-type="float">
            <text:p>341.47</text:p>
          </table:table-cell>
          <table:table-cell table:number-columns-repeated="3" office:value-type="float" office:value="344.91" calcext:value-type="float">
            <text:p>344.91</text:p>
          </table:table-cell>
          <table:table-cell table:number-columns-repeated="2" office:value-type="float" office:value="344.03" calcext:value-type="float">
            <text:p>344.03</text:p>
          </table:table-cell>
          <table:table-cell office:value-type="float" office:value="338.98" calcext:value-type="float">
            <text:p>338.98</text:p>
          </table:table-cell>
          <table:table-cell table:number-columns-repeated="3" office:value-type="float" office:value="341.34" calcext:value-type="float">
            <text:p>341.34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7-2018</text:p>
          </table:table-cell>
          <table:table-cell office:value-type="float" office:value="338.98" calcext:value-type="float">
            <text:p>338.98</text:p>
          </table:table-cell>
          <table:table-cell table:number-columns-repeated="5" office:value-type="float" office:value="339.61" calcext:value-type="float">
            <text:p>339.61</text:p>
          </table:table-cell>
          <table:table-cell table:number-columns-repeated="5" office:value-type="float" office:value="339.93" calcext:value-type="float">
            <text:p>339.93</text:p>
          </table:table-cell>
          <table:table-cell table:number-columns-repeated="2" office:value-type="float" office:value="341.51" calcext:value-type="float">
            <text:p>341.51</text:p>
          </table:table-cell>
          <table:table-cell office:value-type="float" office:value="340.25" calcext:value-type="float">
            <text:p>340.25</text:p>
          </table:table-cell>
          <table:table-cell table:number-columns-repeated="2" office:value-type="float" office:value="339.61" calcext:value-type="float">
            <text:p>339.61</text:p>
          </table:table-cell>
          <table:table-cell office:value-type="float" office:value="339.47" calcext:value-type="float">
            <text:p>339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7-2018</text:p>
          </table:table-cell>
          <table:table-cell office:value-type="float" office:value="369.09" calcext:value-type="float">
            <text:p>369.09</text:p>
          </table:table-cell>
          <table:table-cell table:number-columns-repeated="3" office:value-type="float" office:value="375.57" calcext:value-type="float">
            <text:p>375.57</text:p>
          </table:table-cell>
          <table:table-cell office:value-type="float" office:value="377.11" calcext:value-type="float">
            <text:p>377.11</text:p>
          </table:table-cell>
          <table:table-cell office:value-type="float" office:value="375.71" calcext:value-type="float">
            <text:p>375.71</text:p>
          </table:table-cell>
          <table:table-cell office:value-type="float" office:value="378.53" calcext:value-type="float">
            <text:p>378.53</text:p>
          </table:table-cell>
          <table:table-cell office:value-type="float" office:value="380.39" calcext:value-type="float">
            <text:p>380.39</text:p>
          </table:table-cell>
          <table:table-cell office:value-type="float" office:value="375.59" calcext:value-type="float">
            <text:p>375.59</text:p>
          </table:table-cell>
          <table:table-cell table:number-columns-repeated="2" office:value-type="float" office:value="368.08" calcext:value-type="float">
            <text:p>368.08</text:p>
          </table:table-cell>
          <table:table-cell table:number-columns-repeated="2" office:value-type="float" office:value="374.15" calcext:value-type="float">
            <text:p>374.15</text:p>
          </table:table-cell>
          <table:table-cell office:value-type="float" office:value="357.23" calcext:value-type="float">
            <text:p>357.23</text:p>
          </table:table-cell>
          <table:table-cell office:value-type="float" office:value="375.71" calcext:value-type="float">
            <text:p>375.71</text:p>
          </table:table-cell>
          <table:table-cell table:number-columns-repeated="2" office:value-type="float" office:value="377.46" calcext:value-type="float">
            <text:p>377.46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7-2018</text:p>
          </table:table-cell>
          <table:table-cell office:value-type="float" office:value="376.49" calcext:value-type="float">
            <text:p>376.49</text:p>
          </table:table-cell>
          <table:table-cell table:number-columns-repeated="3" office:value-type="float" office:value="383.35" calcext:value-type="float">
            <text:p>383.35</text:p>
          </table:table-cell>
          <table:table-cell office:value-type="float" office:value="391.58" calcext:value-type="float">
            <text:p>391.58</text:p>
          </table:table-cell>
          <table:table-cell office:value-type="float" office:value="391.95" calcext:value-type="float">
            <text:p>391.95</text:p>
          </table:table-cell>
          <table:table-cell office:value-type="float" office:value="389.08" calcext:value-type="float">
            <text:p>389.08</text:p>
          </table:table-cell>
          <table:table-cell office:value-type="float" office:value="394" calcext:value-type="float">
            <text:p>394</text:p>
          </table:table-cell>
          <table:table-cell office:value-type="float" office:value="383.35" calcext:value-type="float">
            <text:p>383.35</text:p>
          </table:table-cell>
          <table:table-cell table:number-columns-repeated="2" office:value-type="float" office:value="372.4" calcext:value-type="float">
            <text:p>372.4</text:p>
          </table:table-cell>
          <table:table-cell table:number-columns-repeated="2" office:value-type="float" office:value="382.47" calcext:value-type="float">
            <text:p>382.47</text:p>
          </table:table-cell>
          <table:table-cell office:value-type="float" office:value="360.25" calcext:value-type="float">
            <text:p>360.25</text:p>
          </table:table-cell>
          <table:table-cell office:value-type="float" office:value="391.95" calcext:value-type="float">
            <text:p>391.95</text:p>
          </table:table-cell>
          <table:table-cell table:number-columns-repeated="2" office:value-type="float" office:value="406.12" calcext:value-type="float">
            <text:p>406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7-2018</text:p>
          </table:table-cell>
          <table:table-cell office:value-type="float" office:value="379.84" calcext:value-type="float">
            <text:p>379.84</text:p>
          </table:table-cell>
          <table:table-cell table:number-columns-repeated="3" office:value-type="float" office:value="397.77" calcext:value-type="float">
            <text:p>397.77</text:p>
          </table:table-cell>
          <table:table-cell office:value-type="float" office:value="398.81" calcext:value-type="float">
            <text:p>398.81</text:p>
          </table:table-cell>
          <table:table-cell office:value-type="float" office:value="399.91" calcext:value-type="float">
            <text:p>399.91</text:p>
          </table:table-cell>
          <table:table-cell office:value-type="float" office:value="401.45" calcext:value-type="float">
            <text:p>401.45</text:p>
          </table:table-cell>
          <table:table-cell office:value-type="float" office:value="401.93" calcext:value-type="float">
            <text:p>401.93</text:p>
          </table:table-cell>
          <table:table-cell office:value-type="float" office:value="399.74" calcext:value-type="float">
            <text:p>399.74</text:p>
          </table:table-cell>
          <table:table-cell office:value-type="float" office:value="377.24" calcext:value-type="float">
            <text:p>377.24</text:p>
          </table:table-cell>
          <table:table-cell office:value-type="float" office:value="376.68" calcext:value-type="float">
            <text:p>376.68</text:p>
          </table:table-cell>
          <table:table-cell table:number-columns-repeated="2" office:value-type="float" office:value="397.77" calcext:value-type="float">
            <text:p>397.77</text:p>
          </table:table-cell>
          <table:table-cell office:value-type="float" office:value="362.82" calcext:value-type="float">
            <text:p>362.82</text:p>
          </table:table-cell>
          <table:table-cell office:value-type="float" office:value="399.91" calcext:value-type="float">
            <text:p>399.91</text:p>
          </table:table-cell>
          <table:table-cell table:number-columns-repeated="2" office:value-type="float" office:value="422.14" calcext:value-type="float">
            <text:p>422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7-2018</text:p>
          </table:table-cell>
          <table:table-cell office:value-type="float" office:value="384.64" calcext:value-type="float">
            <text:p>384.64</text:p>
          </table:table-cell>
          <table:table-cell table:number-columns-repeated="4" office:value-type="float" office:value="410.09" calcext:value-type="float">
            <text:p>410.09</text:p>
          </table:table-cell>
          <table:table-cell office:value-type="float" office:value="411.89" calcext:value-type="float">
            <text:p>411.89</text:p>
          </table:table-cell>
          <table:table-cell office:value-type="float" office:value="399.14" calcext:value-type="float">
            <text:p>399.14</text:p>
          </table:table-cell>
          <table:table-cell office:value-type="float" office:value="410.48" calcext:value-type="float">
            <text:p>410.48</text:p>
          </table:table-cell>
          <table:table-cell office:value-type="float" office:value="410.09" calcext:value-type="float">
            <text:p>410.09</text:p>
          </table:table-cell>
          <table:table-cell table:number-columns-repeated="2" office:value-type="float" office:value="380.43" calcext:value-type="float">
            <text:p>380.43</text:p>
          </table:table-cell>
          <table:table-cell table:number-columns-repeated="2" office:value-type="float" office:value="409.55" calcext:value-type="float">
            <text:p>409.55</text:p>
          </table:table-cell>
          <table:table-cell office:value-type="float" office:value="372.38" calcext:value-type="float">
            <text:p>372.38</text:p>
          </table:table-cell>
          <table:table-cell office:value-type="float" office:value="411.89" calcext:value-type="float">
            <text:p>411.89</text:p>
          </table:table-cell>
          <table:table-cell table:number-columns-repeated="2" office:value-type="float" office:value="413.41" calcext:value-type="float">
            <text:p>413.41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7-2018</text:p>
          </table:table-cell>
          <table:table-cell office:value-type="float" office:value="368.93" calcext:value-type="float">
            <text:p>368.93</text:p>
          </table:table-cell>
          <table:table-cell table:number-columns-repeated="5" office:value-type="float" office:value="379.02" calcext:value-type="float">
            <text:p>379.02</text:p>
          </table:table-cell>
          <table:table-cell office:value-type="float" office:value="365.33" calcext:value-type="float">
            <text:p>365.33</text:p>
          </table:table-cell>
          <table:table-cell office:value-type="float" office:value="379.31" calcext:value-type="float">
            <text:p>379.31</text:p>
          </table:table-cell>
          <table:table-cell office:value-type="float" office:value="379.02" calcext:value-type="float">
            <text:p>379.02</text:p>
          </table:table-cell>
          <table:table-cell office:value-type="float" office:value="368.82" calcext:value-type="float">
            <text:p>368.82</text:p>
          </table:table-cell>
          <table:table-cell office:value-type="float" office:value="368.81" calcext:value-type="float">
            <text:p>368.81</text:p>
          </table:table-cell>
          <table:table-cell table:number-columns-repeated="2" office:value-type="float" office:value="379.02" calcext:value-type="float">
            <text:p>379.02</text:p>
          </table:table-cell>
          <table:table-cell office:value-type="float" office:value="366.1" calcext:value-type="float">
            <text:p>366.1</text:p>
          </table:table-cell>
          <table:table-cell table:number-columns-repeated="3" office:value-type="float" office:value="379.02" calcext:value-type="float">
            <text:p>379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7-2018</text:p>
          </table:table-cell>
          <table:table-cell office:value-type="float" office:value="356.12" calcext:value-type="float">
            <text:p>356.12</text:p>
          </table:table-cell>
          <table:table-cell table:number-columns-repeated="5" office:value-type="float" office:value="352.62" calcext:value-type="float">
            <text:p>352.62</text:p>
          </table:table-cell>
          <table:table-cell office:value-type="float" office:value="278.69" calcext:value-type="float">
            <text:p>278.69</text:p>
          </table:table-cell>
          <table:table-cell office:value-type="float" office:value="343.35" calcext:value-type="float">
            <text:p>343.35</text:p>
          </table:table-cell>
          <table:table-cell table:number-columns-repeated="3" office:value-type="float" office:value="358.59" calcext:value-type="float">
            <text:p>358.59</text:p>
          </table:table-cell>
          <table:table-cell table:number-columns-repeated="2" office:value-type="float" office:value="356.8" calcext:value-type="float">
            <text:p>356.8</text:p>
          </table:table-cell>
          <table:table-cell office:value-type="float" office:value="356.59" calcext:value-type="float">
            <text:p>356.59</text:p>
          </table:table-cell>
          <table:table-cell table:number-columns-repeated="3" office:value-type="float" office:value="352.62" calcext:value-type="float">
            <text:p>352.62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7-2018</text:p>
          </table:table-cell>
          <table:table-cell office:value-type="float" office:value="365.76" calcext:value-type="float">
            <text:p>365.76</text:p>
          </table:table-cell>
          <table:table-cell table:number-columns-repeated="7" office:value-type="float" office:value="364.51" calcext:value-type="float">
            <text:p>364.51</text:p>
          </table:table-cell>
          <table:table-cell table:number-columns-repeated="5" office:value-type="float" office:value="366.63" calcext:value-type="float">
            <text:p>366.63</text:p>
          </table:table-cell>
          <table:table-cell office:value-type="float" office:value="360.84" calcext:value-type="float">
            <text:p>360.84</text:p>
          </table:table-cell>
          <table:table-cell table:number-columns-repeated="3" office:value-type="float" office:value="364.51" calcext:value-type="float">
            <text:p>364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7-2018</text:p>
          </table:table-cell>
          <table:table-cell office:value-type="float" office:value="376.14" calcext:value-type="float">
            <text:p>376.14</text:p>
          </table:table-cell>
          <table:table-cell table:number-columns-repeated="4" office:value-type="float" office:value="382.21" calcext:value-type="float">
            <text:p>382.21</text:p>
          </table:table-cell>
          <table:table-cell office:value-type="float" office:value="385.72" calcext:value-type="float">
            <text:p>385.72</text:p>
          </table:table-cell>
          <table:table-cell office:value-type="float" office:value="364.27" calcext:value-type="float">
            <text:p>364.27</text:p>
          </table:table-cell>
          <table:table-cell office:value-type="float" office:value="372.77" calcext:value-type="float">
            <text:p>372.77</text:p>
          </table:table-cell>
          <table:table-cell office:value-type="float" office:value="382.21" calcext:value-type="float">
            <text:p>382.21</text:p>
          </table:table-cell>
          <table:table-cell office:value-type="float" office:value="373.15" calcext:value-type="float">
            <text:p>373.15</text:p>
          </table:table-cell>
          <table:table-cell office:value-type="float" office:value="373.12" calcext:value-type="float">
            <text:p>373.12</text:p>
          </table:table-cell>
          <table:table-cell table:number-columns-repeated="2" office:value-type="float" office:value="382.83" calcext:value-type="float">
            <text:p>382.83</text:p>
          </table:table-cell>
          <table:table-cell office:value-type="float" office:value="370.16" calcext:value-type="float">
            <text:p>370.16</text:p>
          </table:table-cell>
          <table:table-cell table:number-columns-repeated="3" office:value-type="float" office:value="385.72" calcext:value-type="float">
            <text:p>385.72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7-2018</text:p>
          </table:table-cell>
          <table:table-cell office:value-type="float" office:value="383.93" calcext:value-type="float">
            <text:p>383.93</text:p>
          </table:table-cell>
          <table:table-cell table:number-columns-repeated="3" office:value-type="float" office:value="399.29" calcext:value-type="float">
            <text:p>399.29</text:p>
          </table:table-cell>
          <table:table-cell office:value-type="float" office:value="400.01" calcext:value-type="float">
            <text:p>400.01</text:p>
          </table:table-cell>
          <table:table-cell office:value-type="float" office:value="400.22" calcext:value-type="float">
            <text:p>400.22</text:p>
          </table:table-cell>
          <table:table-cell office:value-type="float" office:value="395.99" calcext:value-type="float">
            <text:p>395.99</text:p>
          </table:table-cell>
          <table:table-cell office:value-type="float" office:value="400.89" calcext:value-type="float">
            <text:p>400.89</text:p>
          </table:table-cell>
          <table:table-cell office:value-type="float" office:value="399.36" calcext:value-type="float">
            <text:p>399.36</text:p>
          </table:table-cell>
          <table:table-cell office:value-type="float" office:value="379.25" calcext:value-type="float">
            <text:p>379.25</text:p>
          </table:table-cell>
          <table:table-cell office:value-type="float" office:value="375.34" calcext:value-type="float">
            <text:p>375.34</text:p>
          </table:table-cell>
          <table:table-cell table:number-columns-repeated="2" office:value-type="float" office:value="399.36" calcext:value-type="float">
            <text:p>399.36</text:p>
          </table:table-cell>
          <table:table-cell office:value-type="float" office:value="372.53" calcext:value-type="float">
            <text:p>372.53</text:p>
          </table:table-cell>
          <table:table-cell table:number-columns-repeated="3" office:value-type="float" office:value="413.44" calcext:value-type="float">
            <text:p>413.44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7-2018</text:p>
          </table:table-cell>
          <table:table-cell office:value-type="float" office:value="387.27" calcext:value-type="float">
            <text:p>387.27</text:p>
          </table:table-cell>
          <table:table-cell table:number-columns-repeated="3" office:value-type="float" office:value="398.57" calcext:value-type="float">
            <text:p>398.57</text:p>
          </table:table-cell>
          <table:table-cell office:value-type="float" office:value="398.74" calcext:value-type="float">
            <text:p>398.74</text:p>
          </table:table-cell>
          <table:table-cell office:value-type="float" office:value="404.84" calcext:value-type="float">
            <text:p>404.84</text:p>
          </table:table-cell>
          <table:table-cell table:number-columns-repeated="2" office:value-type="float" office:value="396.97" calcext:value-type="float">
            <text:p>396.97</text:p>
          </table:table-cell>
          <table:table-cell office:value-type="float" office:value="398.57" calcext:value-type="float">
            <text:p>398.57</text:p>
          </table:table-cell>
          <table:table-cell office:value-type="float" office:value="384.54" calcext:value-type="float">
            <text:p>384.54</text:p>
          </table:table-cell>
          <table:table-cell office:value-type="float" office:value="380.98" calcext:value-type="float">
            <text:p>380.98</text:p>
          </table:table-cell>
          <table:table-cell table:number-columns-repeated="2" office:value-type="float" office:value="397.75" calcext:value-type="float">
            <text:p>397.75</text:p>
          </table:table-cell>
          <table:table-cell office:value-type="float" office:value="378.62" calcext:value-type="float">
            <text:p>378.62</text:p>
          </table:table-cell>
          <table:table-cell office:value-type="float" office:value="404.84" calcext:value-type="float">
            <text:p>404.84</text:p>
          </table:table-cell>
          <table:table-cell table:number-columns-repeated="2" office:value-type="float" office:value="414.4" calcext:value-type="float">
            <text:p>414.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7-2018</text:p>
          </table:table-cell>
          <table:table-cell office:value-type="float" office:value="391.28" calcext:value-type="float">
            <text:p>391.28</text:p>
          </table:table-cell>
          <table:table-cell table:number-columns-repeated="3" office:value-type="float" office:value="400.77" calcext:value-type="float">
            <text:p>400.77</text:p>
          </table:table-cell>
          <table:table-cell office:value-type="float" office:value="402.02" calcext:value-type="float">
            <text:p>402.02</text:p>
          </table:table-cell>
          <table:table-cell office:value-type="float" office:value="413.72" calcext:value-type="float">
            <text:p>413.72</text:p>
          </table:table-cell>
          <table:table-cell office:value-type="float" office:value="401.31" calcext:value-type="float">
            <text:p>401.31</text:p>
          </table:table-cell>
          <table:table-cell office:value-type="float" office:value="402.91" calcext:value-type="float">
            <text:p>402.91</text:p>
          </table:table-cell>
          <table:table-cell office:value-type="float" office:value="400.77" calcext:value-type="float">
            <text:p>400.77</text:p>
          </table:table-cell>
          <table:table-cell table:number-columns-repeated="2" office:value-type="float" office:value="387.47" calcext:value-type="float">
            <text:p>387.47</text:p>
          </table:table-cell>
          <table:table-cell table:number-columns-repeated="2" office:value-type="float" office:value="400.02" calcext:value-type="float">
            <text:p>400.02</text:p>
          </table:table-cell>
          <table:table-cell office:value-type="float" office:value="378.23" calcext:value-type="float">
            <text:p>378.23</text:p>
          </table:table-cell>
          <table:table-cell office:value-type="float" office:value="413.72" calcext:value-type="float">
            <text:p>413.72</text:p>
          </table:table-cell>
          <table:table-cell office:value-type="float" office:value="423.11" calcext:value-type="float">
            <text:p>423.11</text:p>
          </table:table-cell>
          <table:table-cell office:value-type="float" office:value="423.4" calcext:value-type="float">
            <text:p>423.4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7-2018</text:p>
          </table:table-cell>
          <table:table-cell office:value-type="float" office:value="395.06" calcext:value-type="float">
            <text:p>395.06</text:p>
          </table:table-cell>
          <table:table-cell table:number-columns-repeated="3" office:value-type="float" office:value="397.85" calcext:value-type="float">
            <text:p>397.85</text:p>
          </table:table-cell>
          <table:table-cell office:value-type="float" office:value="398.15" calcext:value-type="float">
            <text:p>398.15</text:p>
          </table:table-cell>
          <table:table-cell office:value-type="float" office:value="417.12" calcext:value-type="float">
            <text:p>417.12</text:p>
          </table:table-cell>
          <table:table-cell office:value-type="float" office:value="394.64" calcext:value-type="float">
            <text:p>394.64</text:p>
          </table:table-cell>
          <table:table-cell office:value-type="float" office:value="398.87" calcext:value-type="float">
            <text:p>398.87</text:p>
          </table:table-cell>
          <table:table-cell office:value-type="float" office:value="397.85" calcext:value-type="float">
            <text:p>397.85</text:p>
          </table:table-cell>
          <table:table-cell table:number-columns-repeated="2" office:value-type="float" office:value="393.65" calcext:value-type="float">
            <text:p>393.65</text:p>
          </table:table-cell>
          <table:table-cell table:number-columns-repeated="2" office:value-type="float" office:value="396.99" calcext:value-type="float">
            <text:p>396.99</text:p>
          </table:table-cell>
          <table:table-cell office:value-type="float" office:value="389.89" calcext:value-type="float">
            <text:p>389.89</text:p>
          </table:table-cell>
          <table:table-cell table:number-columns-repeated="3" office:value-type="float" office:value="417.12" calcext:value-type="float">
            <text:p>417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7-2018</text:p>
          </table:table-cell>
          <table:table-cell office:value-type="float" office:value="385.12" calcext:value-type="float">
            <text:p>385.12</text:p>
          </table:table-cell>
          <table:table-cell table:number-columns-repeated="5" office:value-type="float" office:value="385.53" calcext:value-type="float">
            <text:p>385.53</text:p>
          </table:table-cell>
          <table:table-cell office:value-type="float" office:value="377.95" calcext:value-type="float">
            <text:p>377.95</text:p>
          </table:table-cell>
          <table:table-cell office:value-type="float" office:value="383.9" calcext:value-type="float">
            <text:p>383.9</text:p>
          </table:table-cell>
          <table:table-cell office:value-type="float" office:value="385.53" calcext:value-type="float">
            <text:p>385.53</text:p>
          </table:table-cell>
          <table:table-cell table:number-columns-repeated="2" office:value-type="float" office:value="385.19" calcext:value-type="float">
            <text:p>385.19</text:p>
          </table:table-cell>
          <table:table-cell table:number-columns-repeated="2" office:value-type="float" office:value="385.53" calcext:value-type="float">
            <text:p>385.53</text:p>
          </table:table-cell>
          <table:table-cell office:value-type="float" office:value="382.92" calcext:value-type="float">
            <text:p>382.92</text:p>
          </table:table-cell>
          <table:table-cell table:number-columns-repeated="3" office:value-type="float" office:value="385.53" calcext:value-type="float">
            <text:p>385.53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7-2018</text:p>
          </table:table-cell>
          <table:table-cell office:value-type="float" office:value="383.27" calcext:value-type="float">
            <text:p>383.27</text:p>
          </table:table-cell>
          <table:table-cell table:number-columns-repeated="5" office:value-type="float" office:value="382.82" calcext:value-type="float">
            <text:p>382.82</text:p>
          </table:table-cell>
          <table:table-cell office:value-type="float" office:value="375.09" calcext:value-type="float">
            <text:p>375.09</text:p>
          </table:table-cell>
          <table:table-cell office:value-type="float" office:value="379.64" calcext:value-type="float">
            <text:p>379.64</text:p>
          </table:table-cell>
          <table:table-cell table:number-columns-repeated="3" office:value-type="float" office:value="384.83" calcext:value-type="float">
            <text:p>384.83</text:p>
          </table:table-cell>
          <table:table-cell table:number-columns-repeated="2" office:value-type="float" office:value="382.82" calcext:value-type="float">
            <text:p>382.82</text:p>
          </table:table-cell>
          <table:table-cell office:value-type="float" office:value="380.29" calcext:value-type="float">
            <text:p>380.29</text:p>
          </table:table-cell>
          <table:table-cell table:number-columns-repeated="3" office:value-type="float" office:value="382.82" calcext:value-type="float">
            <text:p>382.82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7-2018</text:p>
          </table:table-cell>
          <table:table-cell office:value-type="float" office:value="396.52" calcext:value-type="float">
            <text:p>396.52</text:p>
          </table:table-cell>
          <table:table-cell table:number-columns-repeated="3" office:value-type="float" office:value="404.69" calcext:value-type="float">
            <text:p>404.69</text:p>
          </table:table-cell>
          <table:table-cell office:value-type="float" office:value="405.54" calcext:value-type="float">
            <text:p>405.54</text:p>
          </table:table-cell>
          <table:table-cell office:value-type="float" office:value="417.13" calcext:value-type="float">
            <text:p>417.13</text:p>
          </table:table-cell>
          <table:table-cell office:value-type="float" office:value="407.15" calcext:value-type="float">
            <text:p>407.15</text:p>
          </table:table-cell>
          <table:table-cell office:value-type="float" office:value="410.06" calcext:value-type="float">
            <text:p>410.06</text:p>
          </table:table-cell>
          <table:table-cell office:value-type="float" office:value="404.69" calcext:value-type="float">
            <text:p>404.69</text:p>
          </table:table-cell>
          <table:table-cell table:number-columns-repeated="2" office:value-type="float" office:value="394.46" calcext:value-type="float">
            <text:p>394.46</text:p>
          </table:table-cell>
          <table:table-cell table:number-columns-repeated="2" office:value-type="float" office:value="398.42" calcext:value-type="float">
            <text:p>398.42</text:p>
          </table:table-cell>
          <table:table-cell office:value-type="float" office:value="387.36" calcext:value-type="float">
            <text:p>387.36</text:p>
          </table:table-cell>
          <table:table-cell office:value-type="float" office:value="417.13" calcext:value-type="float">
            <text:p>417.13</text:p>
          </table:table-cell>
          <table:table-cell table:number-columns-repeated="2" office:value-type="float" office:value="417.83" calcext:value-type="float">
            <text:p>417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7-2018</text:p>
          </table:table-cell>
          <table:table-cell office:value-type="float" office:value="391.46" calcext:value-type="float">
            <text:p>391.46</text:p>
          </table:table-cell>
          <table:table-cell table:number-columns-repeated="4" office:value-type="float" office:value="396.53" calcext:value-type="float">
            <text:p>396.53</text:p>
          </table:table-cell>
          <table:table-cell office:value-type="float" office:value="407.29" calcext:value-type="float">
            <text:p>407.29</text:p>
          </table:table-cell>
          <table:table-cell office:value-type="float" office:value="395.33" calcext:value-type="float">
            <text:p>395.33</text:p>
          </table:table-cell>
          <table:table-cell office:value-type="float" office:value="398.67" calcext:value-type="float">
            <text:p>398.67</text:p>
          </table:table-cell>
          <table:table-cell office:value-type="float" office:value="397.24" calcext:value-type="float">
            <text:p>397.24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2" office:value-type="float" office:value="390.9" calcext:value-type="float">
            <text:p>390.9</text:p>
          </table:table-cell>
          <table:table-cell office:value-type="float" office:value="384.34" calcext:value-type="float">
            <text:p>384.34</text:p>
          </table:table-cell>
          <table:table-cell table:number-columns-repeated="3" office:value-type="float" office:value="407.29" calcext:value-type="float">
            <text:p>407.29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7-2018</text:p>
          </table:table-cell>
          <table:table-cell office:value-type="float" office:value="386.32" calcext:value-type="float">
            <text:p>386.32</text:p>
          </table:table-cell>
          <table:table-cell table:number-columns-repeated="3" office:value-type="float" office:value="385.99" calcext:value-type="float">
            <text:p>385.99</text:p>
          </table:table-cell>
          <table:table-cell office:value-type="float" office:value="387.13" calcext:value-type="float">
            <text:p>387.13</text:p>
          </table:table-cell>
          <table:table-cell office:value-type="float" office:value="388.05" calcext:value-type="float">
            <text:p>388.05</text:p>
          </table:table-cell>
          <table:table-cell office:value-type="float" office:value="384.07" calcext:value-type="float">
            <text:p>384.07</text:p>
          </table:table-cell>
          <table:table-cell office:value-type="float" office:value="385.63" calcext:value-type="float">
            <text:p>385.63</text:p>
          </table:table-cell>
          <table:table-cell office:value-type="float" office:value="387.6" calcext:value-type="float">
            <text:p>387.6</text:p>
          </table:table-cell>
          <table:table-cell table:number-columns-repeated="2" office:value-type="float" office:value="387.11" calcext:value-type="float">
            <text:p>387.11</text:p>
          </table:table-cell>
          <table:table-cell table:number-columns-repeated="2" office:value-type="float" office:value="386.33" calcext:value-type="float">
            <text:p>386.33</text:p>
          </table:table-cell>
          <table:table-cell office:value-type="float" office:value="381.76" calcext:value-type="float">
            <text:p>381.76</text:p>
          </table:table-cell>
          <table:table-cell office:value-type="float" office:value="388.05" calcext:value-type="float">
            <text:p>388.05</text:p>
          </table:table-cell>
          <table:table-cell table:number-columns-repeated="2" office:value-type="float" office:value="398.46" calcext:value-type="float">
            <text:p>398.46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7-2018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390.52" calcext:value-type="float">
            <text:p>390.52</text:p>
          </table:table-cell>
          <table:table-cell office:value-type="float" office:value="402.5" calcext:value-type="float">
            <text:p>402.5</text:p>
          </table:table-cell>
          <table:table-cell office:value-type="float" office:value="386.13" calcext:value-type="float">
            <text:p>386.13</text:p>
          </table:table-cell>
          <table:table-cell office:value-type="float" office:value="387.33" calcext:value-type="float">
            <text:p>387.33</text:p>
          </table:table-cell>
          <table:table-cell office:value-type="float" office:value="392.16" calcext:value-type="float">
            <text:p>392.16</text:p>
          </table:table-cell>
          <table:table-cell table:number-columns-repeated="2" office:value-type="float" office:value="387.51" calcext:value-type="float">
            <text:p>387.51</text:p>
          </table:table-cell>
          <table:table-cell table:number-columns-repeated="2" office:value-type="float" office:value="388.28" calcext:value-type="float">
            <text:p>388.28</text:p>
          </table:table-cell>
          <table:table-cell office:value-type="float" office:value="383.69" calcext:value-type="float">
            <text:p>383.69</text:p>
          </table:table-cell>
          <table:table-cell office:value-type="float" office:value="402.5" calcext:value-type="float">
            <text:p>402.5</text:p>
          </table:table-cell>
          <table:table-cell table:number-columns-repeated="2" office:value-type="float" office:value="403.28" calcext:value-type="float">
            <text:p>403.28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7-2018</text:p>
          </table:table-cell>
          <table:table-cell office:value-type="float" office:value="398.62" calcext:value-type="float">
            <text:p>398.62</text:p>
          </table:table-cell>
          <table:table-cell table:number-columns-repeated="3" office:value-type="float" office:value="403.97" calcext:value-type="float">
            <text:p>403.97</text:p>
          </table:table-cell>
          <table:table-cell office:value-type="float" office:value="404.48" calcext:value-type="float">
            <text:p>404.48</text:p>
          </table:table-cell>
          <table:table-cell office:value-type="float" office:value="422.83" calcext:value-type="float">
            <text:p>422.83</text:p>
          </table:table-cell>
          <table:table-cell office:value-type="float" office:value="401.04" calcext:value-type="float">
            <text:p>401.04</text:p>
          </table:table-cell>
          <table:table-cell office:value-type="float" office:value="402.56" calcext:value-type="float">
            <text:p>402.56</text:p>
          </table:table-cell>
          <table:table-cell office:value-type="float" office:value="403.97" calcext:value-type="float">
            <text:p>403.97</text:p>
          </table:table-cell>
          <table:table-cell table:number-columns-repeated="2" office:value-type="float" office:value="396.27" calcext:value-type="float">
            <text:p>396.27</text:p>
          </table:table-cell>
          <table:table-cell table:number-columns-repeated="2" office:value-type="float" office:value="397.72" calcext:value-type="float">
            <text:p>397.72</text:p>
          </table:table-cell>
          <table:table-cell office:value-type="float" office:value="392.38" calcext:value-type="float">
            <text:p>392.38</text:p>
          </table:table-cell>
          <table:table-cell table:number-columns-repeated="3" office:value-type="float" office:value="422.83" calcext:value-type="float">
            <text:p>422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7-2018</text:p>
          </table:table-cell>
          <table:table-cell office:value-type="float" office:value="392.99" calcext:value-type="float">
            <text:p>392.99</text:p>
          </table:table-cell>
          <table:table-cell table:number-columns-repeated="5" office:value-type="float" office:value="393.32" calcext:value-type="float">
            <text:p>393.32</text:p>
          </table:table-cell>
          <table:table-cell office:value-type="float" office:value="391.09" calcext:value-type="float">
            <text:p>391.09</text:p>
          </table:table-cell>
          <table:table-cell office:value-type="float" office:value="393.34" calcext:value-type="float">
            <text:p>393.34</text:p>
          </table:table-cell>
          <table:table-cell table:number-columns-repeated="5" office:value-type="float" office:value="393.32" calcext:value-type="float">
            <text:p>393.32</text:p>
          </table:table-cell>
          <table:table-cell office:value-type="float" office:value="390.5" calcext:value-type="float">
            <text:p>390.5</text:p>
          </table:table-cell>
          <table:table-cell office:value-type="float" office:value="393.32" calcext:value-type="float">
            <text:p>393.32</text:p>
          </table:table-cell>
          <table:table-cell table:number-columns-repeated="2" office:value-type="float" office:value="400.74" calcext:value-type="float">
            <text:p>400.74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7-2018</text:p>
          </table:table-cell>
          <table:table-cell office:value-type="float" office:value="391.85" calcext:value-type="float">
            <text:p>391.85</text:p>
          </table:table-cell>
          <table:table-cell table:number-columns-repeated="6" office:value-type="float" office:value="392.17" calcext:value-type="float">
            <text:p>392.17</text:p>
          </table:table-cell>
          <table:table-cell office:value-type="float" office:value="392.41" calcext:value-type="float">
            <text:p>392.41</text:p>
          </table:table-cell>
          <table:table-cell table:number-columns-repeated="5" office:value-type="float" office:value="392.17" calcext:value-type="float">
            <text:p>392.17</text:p>
          </table:table-cell>
          <table:table-cell office:value-type="float" office:value="388.77" calcext:value-type="float">
            <text:p>388.77</text:p>
          </table:table-cell>
          <table:table-cell table:number-columns-repeated="3" office:value-type="float" office:value="392.17" calcext:value-type="float">
            <text:p>392.17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7-2018</text:p>
          </table:table-cell>
          <table:table-cell office:value-type="float" office:value="405.76" calcext:value-type="float">
            <text:p>405.76</text:p>
          </table:table-cell>
          <table:table-cell table:number-columns-repeated="3" office:value-type="float" office:value="409.53" calcext:value-type="float">
            <text:p>409.53</text:p>
          </table:table-cell>
          <table:table-cell office:value-type="float" office:value="412.84" calcext:value-type="float">
            <text:p>412.84</text:p>
          </table:table-cell>
          <table:table-cell office:value-type="float" office:value="420.52" calcext:value-type="float">
            <text:p>420.52</text:p>
          </table:table-cell>
          <table:table-cell office:value-type="float" office:value="412.02" calcext:value-type="float">
            <text:p>412.02</text:p>
          </table:table-cell>
          <table:table-cell office:value-type="float" office:value="448.17" calcext:value-type="float">
            <text:p>448.17</text:p>
          </table:table-cell>
          <table:table-cell office:value-type="float" office:value="409.65" calcext:value-type="float">
            <text:p>409.65</text:p>
          </table:table-cell>
          <table:table-cell table:number-columns-repeated="2" office:value-type="float" office:value="401.71" calcext:value-type="float">
            <text:p>401.71</text:p>
          </table:table-cell>
          <table:table-cell table:number-columns-repeated="2" office:value-type="float" office:value="407.28" calcext:value-type="float">
            <text:p>407.28</text:p>
          </table:table-cell>
          <table:table-cell office:value-type="float" office:value="398.2" calcext:value-type="float">
            <text:p>398.2</text:p>
          </table:table-cell>
          <table:table-cell office:value-type="float" office:value="420.52" calcext:value-type="float">
            <text:p>420.52</text:p>
          </table:table-cell>
          <table:table-cell table:number-columns-repeated="2" office:value-type="float" office:value="422.68" calcext:value-type="float">
            <text:p>422.68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7-2018</text:p>
          </table:table-cell>
          <table:table-cell office:value-type="float" office:value="406.21" calcext:value-type="float">
            <text:p>406.21</text:p>
          </table:table-cell>
          <table:table-cell table:number-columns-repeated="2" office:value-type="float" office:value="411.7" calcext:value-type="float">
            <text:p>411.7</text:p>
          </table:table-cell>
          <table:table-cell office:value-type="float" office:value="419.73" calcext:value-type="float">
            <text:p>419.73</text:p>
          </table:table-cell>
          <table:table-cell office:value-type="float" office:value="425.43" calcext:value-type="float">
            <text:p>425.43</text:p>
          </table:table-cell>
          <table:table-cell office:value-type="float" office:value="429.12" calcext:value-type="float">
            <text:p>429.12</text:p>
          </table:table-cell>
          <table:table-cell office:value-type="float" office:value="424.57" calcext:value-type="float">
            <text:p>424.57</text:p>
          </table:table-cell>
          <table:table-cell office:value-type="float" office:value="428.33" calcext:value-type="float">
            <text:p>428.33</text:p>
          </table:table-cell>
          <table:table-cell office:value-type="float" office:value="419.92" calcext:value-type="float">
            <text:p>419.92</text:p>
          </table:table-cell>
          <table:table-cell table:number-columns-repeated="2" office:value-type="float" office:value="402.52" calcext:value-type="float">
            <text:p>402.52</text:p>
          </table:table-cell>
          <table:table-cell table:number-columns-repeated="2" office:value-type="float" office:value="408.53" calcext:value-type="float">
            <text:p>408.53</text:p>
          </table:table-cell>
          <table:table-cell office:value-type="float" office:value="396.64" calcext:value-type="float">
            <text:p>396.64</text:p>
          </table:table-cell>
          <table:table-cell office:value-type="float" office:value="429.12" calcext:value-type="float">
            <text:p>429.12</text:p>
          </table:table-cell>
          <table:table-cell table:number-columns-repeated="2" office:value-type="float" office:value="432.88" calcext:value-type="float">
            <text:p>432.88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7-2018</text:p>
          </table:table-cell>
          <table:table-cell office:value-type="float" office:value="406.24" calcext:value-type="float">
            <text:p>406.24</text:p>
          </table:table-cell>
          <table:table-cell table:number-columns-repeated="2" office:value-type="float" office:value="408.13" calcext:value-type="float">
            <text:p>408.13</text:p>
          </table:table-cell>
          <table:table-cell office:value-type="float" office:value="410.47" calcext:value-type="float">
            <text:p>410.47</text:p>
          </table:table-cell>
          <table:table-cell office:value-type="float" office:value="452.68" calcext:value-type="float">
            <text:p>452.68</text:p>
          </table:table-cell>
          <table:table-cell office:value-type="float" office:value="434.95" calcext:value-type="float">
            <text:p>434.95</text:p>
          </table:table-cell>
          <table:table-cell office:value-type="float" office:value="435.71" calcext:value-type="float">
            <text:p>435.71</text:p>
          </table:table-cell>
          <table:table-cell office:value-type="float" office:value="453.14" calcext:value-type="float">
            <text:p>453.14</text:p>
          </table:table-cell>
          <table:table-cell office:value-type="float" office:value="410.62" calcext:value-type="float">
            <text:p>410.62</text:p>
          </table:table-cell>
          <table:table-cell table:number-columns-repeated="2" office:value-type="float" office:value="402.22" calcext:value-type="float">
            <text:p>402.22</text:p>
          </table:table-cell>
          <table:table-cell table:number-columns-repeated="2" office:value-type="float" office:value="407.36" calcext:value-type="float">
            <text:p>407.36</text:p>
          </table:table-cell>
          <table:table-cell office:value-type="float" office:value="393.34" calcext:value-type="float">
            <text:p>393.34</text:p>
          </table:table-cell>
          <table:table-cell office:value-type="float" office:value="434.95" calcext:value-type="float">
            <text:p>434.95</text:p>
          </table:table-cell>
          <table:table-cell table:number-columns-repeated="2" office:value-type="float" office:value="452.68" calcext:value-type="float">
            <text:p>452.68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7-2018</text:p>
          </table:table-cell>
          <table:table-cell office:value-type="float" office:value="400.08" calcext:value-type="float">
            <text:p>400.08</text:p>
          </table:table-cell>
          <table:table-cell table:number-columns-repeated="3" office:value-type="float" office:value="403.96" calcext:value-type="float">
            <text:p>403.96</text:p>
          </table:table-cell>
          <table:table-cell office:value-type="float" office:value="424.76" calcext:value-type="float">
            <text:p>424.76</text:p>
          </table:table-cell>
          <table:table-cell office:value-type="float" office:value="421.58" calcext:value-type="float">
            <text:p>421.58</text:p>
          </table:table-cell>
          <table:table-cell office:value-type="float" office:value="411.05" calcext:value-type="float">
            <text:p>411.05</text:p>
          </table:table-cell>
          <table:table-cell office:value-type="float" office:value="424.76" calcext:value-type="float">
            <text:p>424.76</text:p>
          </table:table-cell>
          <table:table-cell office:value-type="float" office:value="404.11" calcext:value-type="float">
            <text:p>404.11</text:p>
          </table:table-cell>
          <table:table-cell table:number-columns-repeated="2" office:value-type="float" office:value="397.22" calcext:value-type="float">
            <text:p>397.22</text:p>
          </table:table-cell>
          <table:table-cell table:number-columns-repeated="2" office:value-type="float" office:value="398.82" calcext:value-type="float">
            <text:p>398.82</text:p>
          </table:table-cell>
          <table:table-cell office:value-type="float" office:value="388.43" calcext:value-type="float">
            <text:p>388.43</text:p>
          </table:table-cell>
          <table:table-cell office:value-type="float" office:value="421.58" calcext:value-type="float">
            <text:p>421.58</text:p>
          </table:table-cell>
          <table:table-cell table:number-columns-repeated="2" office:value-type="float" office:value="427.09" calcext:value-type="float">
            <text:p>427.09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7-2018</text:p>
          </table:table-cell>
          <table:table-cell office:value-type="float" office:value="396.73" calcext:value-type="float">
            <text:p>396.73</text:p>
          </table:table-cell>
          <table:table-cell table:number-columns-repeated="3" office:value-type="float" office:value="396.8" calcext:value-type="float">
            <text:p>396.8</text:p>
          </table:table-cell>
          <table:table-cell office:value-type="float" office:value="416.31" calcext:value-type="float">
            <text:p>416.31</text:p>
          </table:table-cell>
          <table:table-cell office:value-type="float" office:value="428.74" calcext:value-type="float">
            <text:p>428.74</text:p>
          </table:table-cell>
          <table:table-cell office:value-type="float" office:value="402.37" calcext:value-type="float">
            <text:p>402.37</text:p>
          </table:table-cell>
          <table:table-cell office:value-type="float" office:value="430.78" calcext:value-type="float">
            <text:p>430.78</text:p>
          </table:table-cell>
          <table:table-cell office:value-type="float" office:value="396.8" calcext:value-type="float">
            <text:p>396.8</text:p>
          </table:table-cell>
          <table:table-cell table:number-columns-repeated="2" office:value-type="float" office:value="394.96" calcext:value-type="float">
            <text:p>394.96</text:p>
          </table:table-cell>
          <table:table-cell table:number-columns-repeated="2" office:value-type="float" office:value="396.26" calcext:value-type="float">
            <text:p>396.26</text:p>
          </table:table-cell>
          <table:table-cell office:value-type="float" office:value="392.59" calcext:value-type="float">
            <text:p>392.59</text:p>
          </table:table-cell>
          <table:table-cell office:value-type="float" office:value="428.74" calcext:value-type="float">
            <text:p>428.74</text:p>
          </table:table-cell>
          <table:table-cell table:number-columns-repeated="2" office:value-type="float" office:value="430.56" calcext:value-type="float">
            <text:p>430.56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7-2018</text:p>
          </table:table-cell>
          <table:table-cell office:value-type="float" office:value="375.93" calcext:value-type="float">
            <text:p>375.93</text:p>
          </table:table-cell>
          <table:table-cell table:number-columns-repeated="4" office:value-type="float" office:value="374.19" calcext:value-type="float">
            <text:p>374.19</text:p>
          </table:table-cell>
          <table:table-cell office:value-type="float" office:value="378.98" calcext:value-type="float">
            <text:p>378.98</text:p>
          </table:table-cell>
          <table:table-cell office:value-type="float" office:value="369.99" calcext:value-type="float">
            <text:p>369.99</text:p>
          </table:table-cell>
          <table:table-cell office:value-type="float" office:value="371.27" calcext:value-type="float">
            <text:p>371.27</text:p>
          </table:table-cell>
          <table:table-cell office:value-type="float" office:value="377.12" calcext:value-type="float">
            <text:p>377.12</text:p>
          </table:table-cell>
          <table:table-cell table:number-columns-repeated="2" office:value-type="float" office:value="376.77" calcext:value-type="float">
            <text:p>376.77</text:p>
          </table:table-cell>
          <table:table-cell table:number-columns-repeated="3" office:value-type="float" office:value="374.19" calcext:value-type="float">
            <text:p>374.19</text:p>
          </table:table-cell>
          <table:table-cell office:value-type="float" office:value="378.98" calcext:value-type="float">
            <text:p>378.98</text:p>
          </table:table-cell>
          <table:table-cell table:number-columns-repeated="2" office:value-type="float" office:value="381.75" calcext:value-type="float">
            <text:p>381.75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7-2018</text:p>
          </table:table-cell>
          <table:table-cell office:value-type="float" office:value="373.77" calcext:value-type="float">
            <text:p>373.77</text:p>
          </table:table-cell>
          <table:table-cell table:number-columns-repeated="3" office:value-type="float" office:value="374.07" calcext:value-type="float">
            <text:p>374.07</text:p>
          </table:table-cell>
          <table:table-cell office:value-type="float" office:value="377.32" calcext:value-type="float">
            <text:p>377.32</text:p>
          </table:table-cell>
          <table:table-cell office:value-type="float" office:value="374.07" calcext:value-type="float">
            <text:p>374.07</text:p>
          </table:table-cell>
          <table:table-cell office:value-type="float" office:value="374.29" calcext:value-type="float">
            <text:p>374.29</text:p>
          </table:table-cell>
          <table:table-cell office:value-type="float" office:value="376.51" calcext:value-type="float">
            <text:p>376.51</text:p>
          </table:table-cell>
          <table:table-cell table:number-columns-repeated="5" office:value-type="float" office:value="374.07" calcext:value-type="float">
            <text:p>374.07</text:p>
          </table:table-cell>
          <table:table-cell office:value-type="float" office:value="372.76" calcext:value-type="float">
            <text:p>372.76</text:p>
          </table:table-cell>
          <table:table-cell office:value-type="float" office:value="374.07" calcext:value-type="float">
            <text:p>374.07</text:p>
          </table:table-cell>
          <table:table-cell table:number-columns-repeated="2" office:value-type="float" office:value="377.32" calcext:value-type="float">
            <text:p>377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7-2018</text:p>
          </table:table-cell>
          <table:table-cell office:value-type="float" office:value="395.04" calcext:value-type="float">
            <text:p>395.04</text:p>
          </table:table-cell>
          <table:table-cell table:number-columns-repeated="2" office:value-type="float" office:value="397.6" calcext:value-type="float">
            <text:p>397.6</text:p>
          </table:table-cell>
          <table:table-cell office:value-type="float" office:value="398.23" calcext:value-type="float">
            <text:p>398.23</text:p>
          </table:table-cell>
          <table:table-cell office:value-type="float" office:value="443.14" calcext:value-type="float">
            <text:p>443.14</text:p>
          </table:table-cell>
          <table:table-cell office:value-type="float" office:value="466.94" calcext:value-type="float">
            <text:p>466.94</text:p>
          </table:table-cell>
          <table:table-cell office:value-type="float" office:value="411.59" calcext:value-type="float">
            <text:p>411.59</text:p>
          </table:table-cell>
          <table:table-cell office:value-type="float" office:value="443.14" calcext:value-type="float">
            <text:p>443.14</text:p>
          </table:table-cell>
          <table:table-cell office:value-type="float" office:value="398.23" calcext:value-type="float">
            <text:p>398.23</text:p>
          </table:table-cell>
          <table:table-cell table:number-columns-repeated="2" office:value-type="float" office:value="390.41" calcext:value-type="float">
            <text:p>390.41</text:p>
          </table:table-cell>
          <table:table-cell table:number-columns-repeated="2" office:value-type="float" office:value="397.6" calcext:value-type="float">
            <text:p>397.6</text:p>
          </table:table-cell>
          <table:table-cell office:value-type="float" office:value="380.36" calcext:value-type="float">
            <text:p>380.36</text:p>
          </table:table-cell>
          <table:table-cell table:number-columns-repeated="3" office:value-type="float" office:value="466.94" calcext:value-type="float">
            <text:p>466.94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7-2018</text:p>
          </table:table-cell>
          <table:table-cell office:value-type="float" office:value="397.24" calcext:value-type="float">
            <text:p>397.24</text:p>
          </table:table-cell>
          <table:table-cell table:number-columns-repeated="2" office:value-type="float" office:value="398.91" calcext:value-type="float">
            <text:p>398.91</text:p>
          </table:table-cell>
          <table:table-cell office:value-type="float" office:value="401.76" calcext:value-type="float">
            <text:p>401.76</text:p>
          </table:table-cell>
          <table:table-cell office:value-type="float" office:value="433.02" calcext:value-type="float">
            <text:p>433.02</text:p>
          </table:table-cell>
          <table:table-cell office:value-type="float" office:value="492.03" calcext:value-type="float">
            <text:p>492.03</text:p>
          </table:table-cell>
          <table:table-cell office:value-type="float" office:value="423.27" calcext:value-type="float">
            <text:p>423.27</text:p>
          </table:table-cell>
          <table:table-cell office:value-type="float" office:value="433.02" calcext:value-type="float">
            <text:p>433.02</text:p>
          </table:table-cell>
          <table:table-cell office:value-type="float" office:value="401.76" calcext:value-type="float">
            <text:p>401.76</text:p>
          </table:table-cell>
          <table:table-cell table:number-columns-repeated="2" office:value-type="float" office:value="395.09" calcext:value-type="float">
            <text:p>395.09</text:p>
          </table:table-cell>
          <table:table-cell table:number-columns-repeated="2" office:value-type="float" office:value="398.91" calcext:value-type="float">
            <text:p>398.91</text:p>
          </table:table-cell>
          <table:table-cell office:value-type="float" office:value="379.12" calcext:value-type="float">
            <text:p>379.12</text:p>
          </table:table-cell>
          <table:table-cell table:number-columns-repeated="3" office:value-type="float" office:value="492.03" calcext:value-type="float">
            <text:p>492.03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8-2018</text:p>
          </table:table-cell>
          <table:table-cell office:value-type="float" office:value="401.36" calcext:value-type="float">
            <text:p>401.36</text:p>
          </table:table-cell>
          <table:table-cell table:number-columns-repeated="2" office:value-type="float" office:value="403.71" calcext:value-type="float">
            <text:p>403.71</text:p>
          </table:table-cell>
          <table:table-cell office:value-type="float" office:value="418.9" calcext:value-type="float">
            <text:p>418.9</text:p>
          </table:table-cell>
          <table:table-cell office:value-type="float" office:value="433.32" calcext:value-type="float">
            <text:p>433.32</text:p>
          </table:table-cell>
          <table:table-cell office:value-type="float" office:value="480.54" calcext:value-type="float">
            <text:p>480.54</text:p>
          </table:table-cell>
          <table:table-cell office:value-type="float" office:value="425.46" calcext:value-type="float">
            <text:p>425.46</text:p>
          </table:table-cell>
          <table:table-cell office:value-type="float" office:value="433.66" calcext:value-type="float">
            <text:p>433.66</text:p>
          </table:table-cell>
          <table:table-cell office:value-type="float" office:value="418.9" calcext:value-type="float">
            <text:p>418.9</text:p>
          </table:table-cell>
          <table:table-cell table:number-columns-repeated="2" office:value-type="float" office:value="397.2" calcext:value-type="float">
            <text:p>397.2</text:p>
          </table:table-cell>
          <table:table-cell table:number-columns-repeated="2" office:value-type="float" office:value="403.71" calcext:value-type="float">
            <text:p>403.71</text:p>
          </table:table-cell>
          <table:table-cell office:value-type="float" office:value="386.16" calcext:value-type="float">
            <text:p>386.16</text:p>
          </table:table-cell>
          <table:table-cell office:value-type="float" office:value="480.54" calcext:value-type="float">
            <text:p>480.54</text:p>
          </table:table-cell>
          <table:table-cell table:number-columns-repeated="2" office:value-type="float" office:value="486.36" calcext:value-type="float">
            <text:p>486.36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8-2018</text:p>
          </table:table-cell>
          <table:table-cell office:value-type="float" office:value="397.07" calcext:value-type="float">
            <text:p>397.07</text:p>
          </table:table-cell>
          <table:table-cell table:number-columns-repeated="2" office:value-type="float" office:value="406.52" calcext:value-type="float">
            <text:p>406.52</text:p>
          </table:table-cell>
          <table:table-cell office:value-type="float" office:value="430" calcext:value-type="float">
            <text:p>430</text:p>
          </table:table-cell>
          <table:table-cell office:value-type="float" office:value="451.54" calcext:value-type="float">
            <text:p>451.54</text:p>
          </table:table-cell>
          <table:table-cell office:value-type="float" office:value="442.48" calcext:value-type="float">
            <text:p>442.48</text:p>
          </table:table-cell>
          <table:table-cell office:value-type="float" office:value="447.53" calcext:value-type="float">
            <text:p>447.53</text:p>
          </table:table-cell>
          <table:table-cell office:value-type="float" office:value="453.25" calcext:value-type="float">
            <text:p>453.2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395.65" calcext:value-type="float">
            <text:p>395.65</text:p>
          </table:table-cell>
          <table:table-cell table:number-columns-repeated="2" office:value-type="float" office:value="406.52" calcext:value-type="float">
            <text:p>406.52</text:p>
          </table:table-cell>
          <table:table-cell office:value-type="float" office:value="375.51" calcext:value-type="float">
            <text:p>375.51</text:p>
          </table:table-cell>
          <table:table-cell office:value-type="float" office:value="442.48" calcext:value-type="float">
            <text:p>442.48</text:p>
          </table:table-cell>
          <table:table-cell table:number-columns-repeated="2" office:value-type="float" office:value="480.51" calcext:value-type="float">
            <text:p>480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8-2018</text:p>
          </table:table-cell>
          <table:table-cell office:value-type="float" office:value="398.84" calcext:value-type="float">
            <text:p>398.84</text:p>
          </table:table-cell>
          <table:table-cell table:number-columns-repeated="2" office:value-type="float" office:value="399.72" calcext:value-type="float">
            <text:p>399.72</text:p>
          </table:table-cell>
          <table:table-cell office:value-type="float" office:value="428.36" calcext:value-type="float">
            <text:p>428.36</text:p>
          </table:table-cell>
          <table:table-cell office:value-type="float" office:value="468.48" calcext:value-type="float">
            <text:p>468.48</text:p>
          </table:table-cell>
          <table:table-cell office:value-type="float" office:value="466.02" calcext:value-type="float">
            <text:p>466.02</text:p>
          </table:table-cell>
          <table:table-cell office:value-type="float" office:value="468.11" calcext:value-type="float">
            <text:p>468.11</text:p>
          </table:table-cell>
          <table:table-cell office:value-type="float" office:value="530.34" calcext:value-type="float">
            <text:p>530.34</text:p>
          </table:table-cell>
          <table:table-cell office:value-type="float" office:value="428.36" calcext:value-type="float">
            <text:p>428.36</text:p>
          </table:table-cell>
          <table:table-cell office:value-type="float" office:value="398.29" calcext:value-type="float">
            <text:p>398.29</text:p>
          </table:table-cell>
          <table:table-cell office:value-type="float" office:value="395.11" calcext:value-type="float">
            <text:p>395.11</text:p>
          </table:table-cell>
          <table:table-cell table:number-columns-repeated="2" office:value-type="float" office:value="397.46" calcext:value-type="float">
            <text:p>397.46</text:p>
          </table:table-cell>
          <table:table-cell office:value-type="float" office:value="381.71" calcext:value-type="float">
            <text:p>381.71</text:p>
          </table:table-cell>
          <table:table-cell office:value-type="float" office:value="466.02" calcext:value-type="float">
            <text:p>466.02</text:p>
          </table:table-cell>
          <table:table-cell table:number-columns-repeated="2" office:value-type="float" office:value="486.65" calcext:value-type="float">
            <text:p>486.65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8-2018</text:p>
          </table:table-cell>
          <table:table-cell office:value-type="float" office:value="374.11" calcext:value-type="float">
            <text:p>374.11</text:p>
          </table:table-cell>
          <table:table-cell table:number-columns-repeated="3" office:value-type="float" office:value="374.74" calcext:value-type="float">
            <text:p>374.74</text:p>
          </table:table-cell>
          <table:table-cell office:value-type="float" office:value="377.41" calcext:value-type="float">
            <text:p>377.41</text:p>
          </table:table-cell>
          <table:table-cell office:value-type="float" office:value="374.74" calcext:value-type="float">
            <text:p>374.74</text:p>
          </table:table-cell>
          <table:table-cell office:value-type="float" office:value="375.85" calcext:value-type="float">
            <text:p>375.85</text:p>
          </table:table-cell>
          <table:table-cell office:value-type="float" office:value="378.05" calcext:value-type="float">
            <text:p>378.05</text:p>
          </table:table-cell>
          <table:table-cell office:value-type="float" office:value="374.74" calcext:value-type="float">
            <text:p>374.74</text:p>
          </table:table-cell>
          <table:table-cell office:value-type="float" office:value="374.64" calcext:value-type="float">
            <text:p>374.64</text:p>
          </table:table-cell>
          <table:table-cell office:value-type="float" office:value="374.52" calcext:value-type="float">
            <text:p>374.52</text:p>
          </table:table-cell>
          <table:table-cell table:number-columns-repeated="2" office:value-type="float" office:value="374.71" calcext:value-type="float">
            <text:p>374.71</text:p>
          </table:table-cell>
          <table:table-cell office:value-type="float" office:value="372.13" calcext:value-type="float">
            <text:p>372.13</text:p>
          </table:table-cell>
          <table:table-cell office:value-type="float" office:value="374.74" calcext:value-type="float">
            <text:p>374.74</text:p>
          </table:table-cell>
          <table:table-cell table:number-columns-repeated="2" office:value-type="float" office:value="397.64" calcext:value-type="float">
            <text:p>397.64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8-2018</text:p>
          </table:table-cell>
          <table:table-cell office:value-type="float" office:value="369.16" calcext:value-type="float">
            <text:p>369.16</text:p>
          </table:table-cell>
          <table:table-cell table:number-columns-repeated="5" office:value-type="float" office:value="369.33" calcext:value-type="float">
            <text:p>369.33</text:p>
          </table:table-cell>
          <table:table-cell office:value-type="float" office:value="357.03" calcext:value-type="float">
            <text:p>357.03</text:p>
          </table:table-cell>
          <table:table-cell office:value-type="float" office:value="369.43" calcext:value-type="float">
            <text:p>369.43</text:p>
          </table:table-cell>
          <table:table-cell table:number-columns-repeated="5" office:value-type="float" office:value="369.33" calcext:value-type="float">
            <text:p>369.33</text:p>
          </table:table-cell>
          <table:table-cell office:value-type="float" office:value="368.13" calcext:value-type="float">
            <text:p>368.13</text:p>
          </table:table-cell>
          <table:table-cell table:number-columns-repeated="3" office:value-type="float" office:value="369.33" calcext:value-type="float">
            <text:p>369.33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8-2018</text:p>
          </table:table-cell>
          <table:table-cell office:value-type="float" office:value="389.43" calcext:value-type="float">
            <text:p>389.43</text:p>
          </table:table-cell>
          <table:table-cell table:number-columns-repeated="2" office:value-type="float" office:value="398.16" calcext:value-type="float">
            <text:p>398.16</text:p>
          </table:table-cell>
          <table:table-cell office:value-type="float" office:value="410.05" calcext:value-type="float">
            <text:p>410.05</text:p>
          </table:table-cell>
          <table:table-cell office:value-type="float" office:value="459.86" calcext:value-type="float">
            <text:p>459.86</text:p>
          </table:table-cell>
          <table:table-cell office:value-type="float" office:value="415.4" calcext:value-type="float">
            <text:p>415.4</text:p>
          </table:table-cell>
          <table:table-cell table:number-columns-repeated="2" office:value-type="float" office:value="467.25" calcext:value-type="float">
            <text:p>467.25</text:p>
          </table:table-cell>
          <table:table-cell office:value-type="float" office:value="410.27" calcext:value-type="float">
            <text:p>410.27</text:p>
          </table:table-cell>
          <table:table-cell office:value-type="float" office:value="388.05" calcext:value-type="float">
            <text:p>388.05</text:p>
          </table:table-cell>
          <table:table-cell office:value-type="float" office:value="388.42" calcext:value-type="float">
            <text:p>388.42</text:p>
          </table:table-cell>
          <table:table-cell table:number-columns-repeated="2" office:value-type="float" office:value="388.02" calcext:value-type="float">
            <text:p>388.02</text:p>
          </table:table-cell>
          <table:table-cell office:value-type="float" office:value="375.35" calcext:value-type="float">
            <text:p>375.35</text:p>
          </table:table-cell>
          <table:table-cell office:value-type="float" office:value="415.4" calcext:value-type="float">
            <text:p>415.4</text:p>
          </table:table-cell>
          <table:table-cell table:number-columns-repeated="2" office:value-type="float" office:value="462.64" calcext:value-type="float">
            <text:p>462.64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8-2018</text:p>
          </table:table-cell>
          <table:table-cell office:value-type="float" office:value="398.86" calcext:value-type="float">
            <text:p>398.86</text:p>
          </table:table-cell>
          <table:table-cell table:number-columns-repeated="2" office:value-type="float" office:value="424.62" calcext:value-type="float">
            <text:p>424.62</text:p>
          </table:table-cell>
          <table:table-cell office:value-type="float" office:value="434.66" calcext:value-type="float">
            <text:p>434.66</text:p>
          </table:table-cell>
          <table:table-cell office:value-type="float" office:value="476.02" calcext:value-type="float">
            <text:p>476.02</text:p>
          </table:table-cell>
          <table:table-cell office:value-type="float" office:value="436.84" calcext:value-type="float">
            <text:p>436.84</text:p>
          </table:table-cell>
          <table:table-cell office:value-type="float" office:value="482" calcext:value-type="float">
            <text:p>482</text:p>
          </table:table-cell>
          <table:table-cell office:value-type="float" office:value="485.86" calcext:value-type="float">
            <text:p>485.86</text:p>
          </table:table-cell>
          <table:table-cell office:value-type="float" office:value="400.89" calcext:value-type="float">
            <text:p>400.89</text:p>
          </table:table-cell>
          <table:table-cell table:number-columns-repeated="2" office:value-type="float" office:value="390.96" calcext:value-type="float">
            <text:p>390.96</text:p>
          </table:table-cell>
          <table:table-cell table:number-columns-repeated="2" office:value-type="float" office:value="422.22" calcext:value-type="float">
            <text:p>422.22</text:p>
          </table:table-cell>
          <table:table-cell office:value-type="float" office:value="370.62" calcext:value-type="float">
            <text:p>370.62</text:p>
          </table:table-cell>
          <table:table-cell office:value-type="float" office:value="436.84" calcext:value-type="float">
            <text:p>436.84</text:p>
          </table:table-cell>
          <table:table-cell table:number-columns-repeated="2" office:value-type="float" office:value="489.1" calcext:value-type="float">
            <text:p>489.1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8-2018</text:p>
          </table:table-cell>
          <table:table-cell office:value-type="float" office:value="381.13" calcext:value-type="float">
            <text:p>381.13</text:p>
          </table:table-cell>
          <table:table-cell table:number-columns-repeated="3" office:value-type="float" office:value="387.78" calcext:value-type="float">
            <text:p>387.78</text:p>
          </table:table-cell>
          <table:table-cell office:value-type="float" office:value="409.6" calcext:value-type="float">
            <text:p>409.6</text:p>
          </table:table-cell>
          <table:table-cell office:value-type="float" office:value="421.07" calcext:value-type="float">
            <text:p>421.07</text:p>
          </table:table-cell>
          <table:table-cell office:value-type="float" office:value="408.6" calcext:value-type="float">
            <text:p>408.6</text:p>
          </table:table-cell>
          <table:table-cell office:value-type="float" office:value="421.46" calcext:value-type="float">
            <text:p>421.46</text:p>
          </table:table-cell>
          <table:table-cell office:value-type="float" office:value="379.53" calcext:value-type="float">
            <text:p>379.53</text:p>
          </table:table-cell>
          <table:table-cell office:value-type="float" office:value="380.1" calcext:value-type="float">
            <text:p>380.1</text:p>
          </table:table-cell>
          <table:table-cell office:value-type="float" office:value="378.59" calcext:value-type="float">
            <text:p>378.59</text:p>
          </table:table-cell>
          <table:table-cell table:number-columns-repeated="2" office:value-type="float" office:value="387.78" calcext:value-type="float">
            <text:p>387.78</text:p>
          </table:table-cell>
          <table:table-cell office:value-type="float" office:value="368.01" calcext:value-type="float">
            <text:p>368.01</text:p>
          </table:table-cell>
          <table:table-cell office:value-type="float" office:value="421.07" calcext:value-type="float">
            <text:p>421.07</text:p>
          </table:table-cell>
          <table:table-cell table:number-columns-repeated="2" office:value-type="float" office:value="446.51" calcext:value-type="float">
            <text:p>446.51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8-2018</text:p>
          </table:table-cell>
          <table:table-cell office:value-type="float" office:value="376.57" calcext:value-type="float">
            <text:p>376.57</text:p>
          </table:table-cell>
          <table:table-cell table:number-columns-repeated="3" office:value-type="float" office:value="381.44" calcext:value-type="float">
            <text:p>381.44</text:p>
          </table:table-cell>
          <table:table-cell office:value-type="float" office:value="411.1" calcext:value-type="float">
            <text:p>411.1</text:p>
          </table:table-cell>
          <table:table-cell office:value-type="float" office:value="381.44" calcext:value-type="float">
            <text:p>381.44</text:p>
          </table:table-cell>
          <table:table-cell office:value-type="float" office:value="411.27" calcext:value-type="float">
            <text:p>411.27</text:p>
          </table:table-cell>
          <table:table-cell office:value-type="float" office:value="414.95" calcext:value-type="float">
            <text:p>414.95</text:p>
          </table:table-cell>
          <table:table-cell office:value-type="float" office:value="383.13" calcext:value-type="float">
            <text:p>383.13</text:p>
          </table:table-cell>
          <table:table-cell office:value-type="float" office:value="379.39" calcext:value-type="float">
            <text:p>379.39</text:p>
          </table:table-cell>
          <table:table-cell office:value-type="float" office:value="376.64" calcext:value-type="float">
            <text:p>376.64</text:p>
          </table:table-cell>
          <table:table-cell table:number-columns-repeated="2" office:value-type="float" office:value="383.15" calcext:value-type="float">
            <text:p>383.15</text:p>
          </table:table-cell>
          <table:table-cell office:value-type="float" office:value="365.76" calcext:value-type="float">
            <text:p>365.76</text:p>
          </table:table-cell>
          <table:table-cell office:value-type="float" office:value="381.44" calcext:value-type="float">
            <text:p>381.44</text:p>
          </table:table-cell>
          <table:table-cell table:number-columns-repeated="2" office:value-type="float" office:value="442.93" calcext:value-type="float">
            <text:p>442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8-2018</text:p>
          </table:table-cell>
          <table:table-cell office:value-type="float" office:value="359.55" calcext:value-type="float">
            <text:p>359.55</text:p>
          </table:table-cell>
          <table:table-cell table:number-columns-repeated="3" office:value-type="float" office:value="353.67" calcext:value-type="float">
            <text:p>353.67</text:p>
          </table:table-cell>
          <table:table-cell office:value-type="float" office:value="354.27" calcext:value-type="float">
            <text:p>354.27</text:p>
          </table:table-cell>
          <table:table-cell office:value-type="float" office:value="408.6" calcext:value-type="float">
            <text:p>408.6</text:p>
          </table:table-cell>
          <table:table-cell office:value-type="float" office:value="319.5" calcext:value-type="float">
            <text:p>319.5</text:p>
          </table:table-cell>
          <table:table-cell office:value-type="float" office:value="321.47" calcext:value-type="float">
            <text:p>321.47</text:p>
          </table:table-cell>
          <table:table-cell office:value-type="float" office:value="353.67" calcext:value-type="float">
            <text:p>353.67</text:p>
          </table:table-cell>
          <table:table-cell office:value-type="float" office:value="353.21" calcext:value-type="float">
            <text:p>353.21</text:p>
          </table:table-cell>
          <table:table-cell office:value-type="float" office:value="353.67" calcext:value-type="float">
            <text:p>353.67</text:p>
          </table:table-cell>
          <table:table-cell table:number-columns-repeated="2" office:value-type="float" office:value="363.33" calcext:value-type="float">
            <text:p>363.33</text:p>
          </table:table-cell>
          <table:table-cell office:value-type="float" office:value="357.85" calcext:value-type="float">
            <text:p>357.85</text:p>
          </table:table-cell>
          <table:table-cell office:value-type="float" office:value="408.6" calcext:value-type="float">
            <text:p>408.6</text:p>
          </table:table-cell>
          <table:table-cell table:number-columns-repeated="2" office:value-type="float" office:value="419.13" calcext:value-type="float">
            <text:p>419.13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8-2018</text:p>
          </table:table-cell>
          <table:table-cell office:value-type="float" office:value="351.72" calcext:value-type="float">
            <text:p>351.72</text:p>
          </table:table-cell>
          <table:table-cell table:number-columns-repeated="5" office:value-type="float" office:value="351.45" calcext:value-type="float">
            <text:p>351.45</text:p>
          </table:table-cell>
          <table:table-cell office:value-type="float" office:value="337.32" calcext:value-type="float">
            <text:p>337.32</text:p>
          </table:table-cell>
          <table:table-cell office:value-type="float" office:value="354.2" calcext:value-type="float">
            <text:p>354.2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1.82" calcext:value-type="float">
            <text:p>351.82</text:p>
          </table:table-cell>
          <table:table-cell table:number-columns-repeated="3" office:value-type="float" office:value="351.45" calcext:value-type="float">
            <text:p>351.45</text:p>
          </table:table-cell>
          <table:table-cell office:value-type="float" office:value="355.14" calcext:value-type="float">
            <text:p>355.14</text:p>
          </table:table-cell>
          <table:table-cell office:value-type="float" office:value="351.45" calcext:value-type="float">
            <text:p>351.45</text:p>
          </table:table-cell>
          <table:table-cell table:number-columns-repeated="2" office:value-type="float" office:value="367.42" calcext:value-type="float">
            <text:p>367.42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8-2018</text:p>
          </table:table-cell>
          <table:table-cell office:value-type="float" office:value="339.16" calcext:value-type="float">
            <text:p>339.16</text:p>
          </table:table-cell>
          <table:table-cell table:number-columns-repeated="3" office:value-type="float" office:value="339.52" calcext:value-type="float">
            <text:p>339.52</text:p>
          </table:table-cell>
          <table:table-cell office:value-type="float" office:value="340.25" calcext:value-type="float">
            <text:p>340.25</text:p>
          </table:table-cell>
          <table:table-cell office:value-type="float" office:value="339.52" calcext:value-type="float">
            <text:p>339.52</text:p>
          </table:table-cell>
          <table:table-cell office:value-type="float" office:value="354.05" calcext:value-type="float">
            <text:p>354.05</text:p>
          </table:table-cell>
          <table:table-cell office:value-type="float" office:value="354.55" calcext:value-type="float">
            <text:p>354.55</text:p>
          </table:table-cell>
          <table:table-cell table:number-columns-repeated="3" office:value-type="float" office:value="338.6" calcext:value-type="float">
            <text:p>338.6</text:p>
          </table:table-cell>
          <table:table-cell table:number-columns-repeated="2" office:value-type="float" office:value="339.52" calcext:value-type="float">
            <text:p>339.52</text:p>
          </table:table-cell>
          <table:table-cell office:value-type="float" office:value="342.81" calcext:value-type="float">
            <text:p>342.81</text:p>
          </table:table-cell>
          <table:table-cell office:value-type="float" office:value="339.52" calcext:value-type="float">
            <text:p>339.52</text:p>
          </table:table-cell>
          <table:table-cell table:number-columns-repeated="2" office:value-type="float" office:value="340.25" calcext:value-type="float">
            <text:p>340.25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8-2018</text:p>
          </table:table-cell>
          <table:table-cell office:value-type="float" office:value="378.75" calcext:value-type="float">
            <text:p>378.75</text:p>
          </table:table-cell>
          <table:table-cell table:number-columns-repeated="2" office:value-type="float" office:value="416.43" calcext:value-type="float">
            <text:p>416.43</text:p>
          </table:table-cell>
          <table:table-cell table:number-columns-repeated="3" office:value-type="float" office:value="424.56" calcext:value-type="float">
            <text:p>424.56</text:p>
          </table:table-cell>
          <table:table-cell table:number-columns-repeated="2" office:value-type="float" office:value="425.94" calcext:value-type="float">
            <text:p>425.94</text:p>
          </table:table-cell>
          <table:table-cell table:number-columns-repeated="3" office:value-type="float" office:value="367.15" calcext:value-type="float">
            <text:p>367.15</text:p>
          </table:table-cell>
          <table:table-cell table:number-columns-repeated="2" office:value-type="float" office:value="371.25" calcext:value-type="float">
            <text:p>371.25</text:p>
          </table:table-cell>
          <table:table-cell office:value-type="float" office:value="367.47" calcext:value-type="float">
            <text:p>367.47</text:p>
          </table:table-cell>
          <table:table-cell office:value-type="float" office:value="424.56" calcext:value-type="float">
            <text:p>424.56</text:p>
          </table:table-cell>
          <table:table-cell table:number-columns-repeated="2" office:value-type="float" office:value="435.11" calcext:value-type="float">
            <text:p>435.11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8-2018</text:p>
          </table:table-cell>
          <table:table-cell office:value-type="float" office:value="388.46" calcext:value-type="float">
            <text:p>388.46</text:p>
          </table:table-cell>
          <table:table-cell table:number-columns-repeated="4" office:value-type="float" office:value="430.36" calcext:value-type="float">
            <text:p>430.36</text:p>
          </table:table-cell>
          <table:table-cell office:value-type="float" office:value="433" calcext:value-type="float">
            <text:p>433</text:p>
          </table:table-cell>
          <table:table-cell office:value-type="float" office:value="420.98" calcext:value-type="float">
            <text:p>420.98</text:p>
          </table:table-cell>
          <table:table-cell office:value-type="float" office:value="433.13" calcext:value-type="float">
            <text:p>433.13</text:p>
          </table:table-cell>
          <table:table-cell office:value-type="float" office:value="371.58" calcext:value-type="float">
            <text:p>371.58</text:p>
          </table:table-cell>
          <table:table-cell office:value-type="float" office:value="371.7" calcext:value-type="float">
            <text:p>371.7</text:p>
          </table:table-cell>
          <table:table-cell office:value-type="float" office:value="371.58" calcext:value-type="float">
            <text:p>371.58</text:p>
          </table:table-cell>
          <table:table-cell table:number-columns-repeated="2" office:value-type="float" office:value="391.66" calcext:value-type="float">
            <text:p>391.66</text:p>
          </table:table-cell>
          <table:table-cell office:value-type="float" office:value="374.51" calcext:value-type="float">
            <text:p>374.51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433.31" calcext:value-type="float">
            <text:p>433.3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8-2018</text:p>
          </table:table-cell>
          <table:table-cell office:value-type="float" office:value="381.13" calcext:value-type="float">
            <text:p>381.13</text:p>
          </table:table-cell>
          <table:table-cell table:number-columns-repeated="3" office:value-type="float" office:value="404.61" calcext:value-type="float">
            <text:p>404.61</text:p>
          </table:table-cell>
          <table:table-cell office:value-type="float" office:value="408.27" calcext:value-type="float">
            <text:p>408.27</text:p>
          </table:table-cell>
          <table:table-cell office:value-type="float" office:value="404.61" calcext:value-type="float">
            <text:p>404.61</text:p>
          </table:table-cell>
          <table:table-cell office:value-type="float" office:value="411.61" calcext:value-type="float">
            <text:p>411.61</text:p>
          </table:table-cell>
          <table:table-cell office:value-type="float" office:value="418.38" calcext:value-type="float">
            <text:p>418.38</text:p>
          </table:table-cell>
          <table:table-cell table:number-columns-repeated="3" office:value-type="float" office:value="372.97" calcext:value-type="float">
            <text:p>372.97</text:p>
          </table:table-cell>
          <table:table-cell table:number-columns-repeated="2" office:value-type="float" office:value="396.39" calcext:value-type="float">
            <text:p>396.39</text:p>
          </table:table-cell>
          <table:table-cell office:value-type="float" office:value="369.65" calcext:value-type="float">
            <text:p>369.65</text:p>
          </table:table-cell>
          <table:table-cell office:value-type="float" office:value="404.61" calcext:value-type="float">
            <text:p>404.61</text:p>
          </table:table-cell>
          <table:table-cell office:value-type="float" office:value="408.27" calcext:value-type="float">
            <text:p>408.27</text:p>
          </table:table-cell>
          <table:table-cell office:value-type="float" office:value="408.02" calcext:value-type="float">
            <text:p>408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8-2018</text:p>
          </table:table-cell>
          <table:table-cell office:value-type="float" office:value="377.42" calcext:value-type="float">
            <text:p>377.42</text:p>
          </table:table-cell>
          <table:table-cell table:number-columns-repeated="3" office:value-type="float" office:value="383.06" calcext:value-type="float">
            <text:p>383.06</text:p>
          </table:table-cell>
          <table:table-cell office:value-type="float" office:value="399.66" calcext:value-type="float">
            <text:p>399.66</text:p>
          </table:table-cell>
          <table:table-cell office:value-type="float" office:value="400.22" calcext:value-type="float">
            <text:p>400.22</text:p>
          </table:table-cell>
          <table:table-cell office:value-type="float" office:value="409.3" calcext:value-type="float">
            <text:p>409.3</text:p>
          </table:table-cell>
          <table:table-cell office:value-type="float" office:value="417.29" calcext:value-type="float">
            <text:p>417.29</text:p>
          </table:table-cell>
          <table:table-cell office:value-type="float" office:value="374.31" calcext:value-type="float">
            <text:p>374.31</text:p>
          </table:table-cell>
          <table:table-cell office:value-type="float" office:value="374.75" calcext:value-type="float">
            <text:p>374.75</text:p>
          </table:table-cell>
          <table:table-cell office:value-type="float" office:value="373.55" calcext:value-type="float">
            <text:p>373.55</text:p>
          </table:table-cell>
          <table:table-cell table:number-columns-repeated="2" office:value-type="float" office:value="379.91" calcext:value-type="float">
            <text:p>379.91</text:p>
          </table:table-cell>
          <table:table-cell office:value-type="float" office:value="368.64" calcext:value-type="float">
            <text:p>368.64</text:p>
          </table:table-cell>
          <table:table-cell office:value-type="float" office:value="400.22" calcext:value-type="float">
            <text:p>400.22</text:p>
          </table:table-cell>
          <table:table-cell office:value-type="float" office:value="468.09" calcext:value-type="float">
            <text:p>468.09</text:p>
          </table:table-cell>
          <table:table-cell office:value-type="float" office:value="467.98" calcext:value-type="float">
            <text:p>467.98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8-2018</text:p>
          </table:table-cell>
          <table:table-cell office:value-type="float" office:value="371.65" calcext:value-type="float">
            <text:p>371.65</text:p>
          </table:table-cell>
          <table:table-cell table:number-columns-repeated="3" office:value-type="float" office:value="377.95" calcext:value-type="float">
            <text:p>377.95</text:p>
          </table:table-cell>
          <table:table-cell office:value-type="float" office:value="414.27" calcext:value-type="float">
            <text:p>414.27</text:p>
          </table:table-cell>
          <table:table-cell office:value-type="float" office:value="377.95" calcext:value-type="float">
            <text:p>377.95</text:p>
          </table:table-cell>
          <table:table-cell table:number-columns-repeated="2" office:value-type="float" office:value="432.18" calcext:value-type="float">
            <text:p>432.18</text:p>
          </table:table-cell>
          <table:table-cell office:value-type="float" office:value="371.08" calcext:value-type="float">
            <text:p>371.08</text:p>
          </table:table-cell>
          <table:table-cell office:value-type="float" office:value="371.48" calcext:value-type="float">
            <text:p>371.48</text:p>
          </table:table-cell>
          <table:table-cell office:value-type="float" office:value="363.22" calcext:value-type="float">
            <text:p>363.22</text:p>
          </table:table-cell>
          <table:table-cell table:number-columns-repeated="2" office:value-type="float" office:value="373.13" calcext:value-type="float">
            <text:p>373.13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7.95" calcext:value-type="float">
            <text:p>377.95</text:p>
          </table:table-cell>
          <table:table-cell office:value-type="float" office:value="469.85" calcext:value-type="float">
            <text:p>469.85</text:p>
          </table:table-cell>
          <table:table-cell office:value-type="float" office:value="474.81" calcext:value-type="float">
            <text:p>474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8-2018</text:p>
          </table:table-cell>
          <table:table-cell office:value-type="float" office:value="354.41" calcext:value-type="float">
            <text:p>354.41</text:p>
          </table:table-cell>
          <table:table-cell table:number-columns-repeated="5" office:value-type="float" office:value="354.88" calcext:value-type="float">
            <text:p>354.88</text:p>
          </table:table-cell>
          <table:table-cell table:number-columns-repeated="2" office:value-type="float" office:value="356.99" calcext:value-type="float">
            <text:p>356.99</text:p>
          </table:table-cell>
          <table:table-cell table:number-columns-repeated="2" office:value-type="float" office:value="354.88" calcext:value-type="float">
            <text:p>354.88</text:p>
          </table:table-cell>
          <table:table-cell office:value-type="float" office:value="354.79" calcext:value-type="float">
            <text:p>354.79</text:p>
          </table:table-cell>
          <table:table-cell table:number-columns-repeated="4" office:value-type="float" office:value="354.88" calcext:value-type="float">
            <text:p>354.88</text:p>
          </table:table-cell>
          <table:table-cell office:value-type="float" office:value="440.24" calcext:value-type="float">
            <text:p>440.24</text:p>
          </table:table-cell>
          <table:table-cell office:value-type="float" office:value="439.9" calcext:value-type="float">
            <text:p>439.9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8-2018</text:p>
          </table:table-cell>
          <table:table-cell office:value-type="float" office:value="341.39" calcext:value-type="float">
            <text:p>341.39</text:p>
          </table:table-cell>
          <table:table-cell table:number-columns-repeated="5" office:value-type="float" office:value="340.28" calcext:value-type="float">
            <text:p>340.28</text:p>
          </table:table-cell>
          <table:table-cell office:value-type="float" office:value="364.61" calcext:value-type="float">
            <text:p>364.61</text:p>
          </table:table-cell>
          <table:table-cell office:value-type="float" office:value="365.02" calcext:value-type="float">
            <text:p>365.02</text:p>
          </table:table-cell>
          <table:table-cell table:number-columns-repeated="2" office:value-type="float" office:value="341.79" calcext:value-type="float">
            <text:p>341.79</text:p>
          </table:table-cell>
          <table:table-cell office:value-type="float" office:value="341.23" calcext:value-type="float">
            <text:p>341.23</text:p>
          </table:table-cell>
          <table:table-cell table:number-columns-repeated="4" office:value-type="float" office:value="340.28" calcext:value-type="float">
            <text:p>340.28</text:p>
          </table:table-cell>
          <table:table-cell table:number-columns-repeated="2" office:value-type="float" office:value="363.83" calcext:value-type="float">
            <text:p>363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8-2018</text:p>
          </table:table-cell>
          <table:table-cell office:value-type="float" office:value="371.39" calcext:value-type="float">
            <text:p>371.39</text:p>
          </table:table-cell>
          <table:table-cell table:number-columns-repeated="5" office:value-type="float" office:value="389.73" calcext:value-type="float">
            <text:p>389.73</text:p>
          </table:table-cell>
          <table:table-cell office:value-type="float" office:value="389.57" calcext:value-type="float">
            <text:p>389.57</text:p>
          </table:table-cell>
          <table:table-cell office:value-type="float" office:value="389.73" calcext:value-type="float">
            <text:p>389.73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8.25" calcext:value-type="float">
            <text:p>368.25</text:p>
          </table:table-cell>
          <table:table-cell office:value-type="float" office:value="360.67" calcext:value-type="float">
            <text:p>360.67</text:p>
          </table:table-cell>
          <table:table-cell table:number-columns-repeated="3" office:value-type="float" office:value="364.01" calcext:value-type="float">
            <text:p>364.01</text:p>
          </table:table-cell>
          <table:table-cell office:value-type="float" office:value="389.73" calcext:value-type="float">
            <text:p>389.73</text:p>
          </table:table-cell>
          <table:table-cell table:number-columns-repeated="2" office:value-type="float" office:value="445.14" calcext:value-type="float">
            <text:p>445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8-2018</text:p>
          </table:table-cell>
          <table:table-cell office:value-type="float" office:value="387.13" calcext:value-type="float">
            <text:p>387.13</text:p>
          </table:table-cell>
          <table:table-cell table:number-columns-repeated="2" office:value-type="float" office:value="426.26" calcext:value-type="float">
            <text:p>426.26</text:p>
          </table:table-cell>
          <table:table-cell office:value-type="float" office:value="436.2" calcext:value-type="float">
            <text:p>436.2</text:p>
          </table:table-cell>
          <table:table-cell office:value-type="float" office:value="456.38" calcext:value-type="float">
            <text:p>456.38</text:p>
          </table:table-cell>
          <table:table-cell office:value-type="float" office:value="436.2" calcext:value-type="float">
            <text:p>436.2</text:p>
          </table:table-cell>
          <table:table-cell table:number-columns-repeated="2" office:value-type="float" office:value="486.83" calcext:value-type="float">
            <text:p>486.83</text:p>
          </table:table-cell>
          <table:table-cell office:value-type="float" office:value="377.19" calcext:value-type="float">
            <text:p>377.19</text:p>
          </table:table-cell>
          <table:table-cell office:value-type="float" office:value="372.8" calcext:value-type="float">
            <text:p>372.8</text:p>
          </table:table-cell>
          <table:table-cell office:value-type="float" office:value="369.6" calcext:value-type="float">
            <text:p>369.6</text:p>
          </table:table-cell>
          <table:table-cell table:number-columns-repeated="2" office:value-type="float" office:value="368.94" calcext:value-type="float">
            <text:p>368.94</text:p>
          </table:table-cell>
          <table:table-cell office:value-type="float" office:value="367.6" calcext:value-type="float">
            <text:p>367.6</text:p>
          </table:table-cell>
          <table:table-cell office:value-type="float" office:value="434.74" calcext:value-type="float">
            <text:p>434.74</text:p>
          </table:table-cell>
          <table:table-cell table:number-columns-repeated="2" office:value-type="float" office:value="448.61" calcext:value-type="float">
            <text:p>448.61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8-2018</text:p>
          </table:table-cell>
          <table:table-cell office:value-type="float" office:value="380.98" calcext:value-type="float">
            <text:p>380.98</text:p>
          </table:table-cell>
          <table:table-cell table:number-columns-repeated="3" office:value-type="float" office:value="428.11" calcext:value-type="float">
            <text:p>428.11</text:p>
          </table:table-cell>
          <table:table-cell office:value-type="float" office:value="431.94" calcext:value-type="float">
            <text:p>431.94</text:p>
          </table:table-cell>
          <table:table-cell office:value-type="float" office:value="428.11" calcext:value-type="float">
            <text:p>428.11</text:p>
          </table:table-cell>
          <table:table-cell table:number-columns-repeated="2" office:value-type="float" office:value="452.63" calcext:value-type="float">
            <text:p>452.63</text:p>
          </table:table-cell>
          <table:table-cell office:value-type="float" office:value="369.57" calcext:value-type="float">
            <text:p>369.57</text:p>
          </table:table-cell>
          <table:table-cell office:value-type="float" office:value="369.78" calcext:value-type="float">
            <text:p>369.78</text:p>
          </table:table-cell>
          <table:table-cell office:value-type="float" office:value="369.4" calcext:value-type="float">
            <text:p>369.4</text:p>
          </table:table-cell>
          <table:table-cell table:number-columns-repeated="2" office:value-type="float" office:value="366.48" calcext:value-type="float">
            <text:p>366.48</text:p>
          </table:table-cell>
          <table:table-cell office:value-type="float" office:value="366.27" calcext:value-type="float">
            <text:p>366.27</text:p>
          </table:table-cell>
          <table:table-cell office:value-type="float" office:value="424.82" calcext:value-type="float">
            <text:p>424.82</text:p>
          </table:table-cell>
          <table:table-cell office:value-type="float" office:value="457.4" calcext:value-type="float">
            <text:p>457.4</text:p>
          </table:table-cell>
          <table:table-cell office:value-type="float" office:value="456.95" calcext:value-type="float">
            <text:p>456.95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8-2018</text:p>
          </table:table-cell>
          <table:table-cell office:value-type="float" office:value="392.3" calcext:value-type="float">
            <text:p>392.3</text:p>
          </table:table-cell>
          <table:table-cell table:number-columns-repeated="3" office:value-type="float" office:value="446.6" calcext:value-type="float">
            <text:p>446.6</text:p>
          </table:table-cell>
          <table:table-cell office:value-type="float" office:value="447.33" calcext:value-type="float">
            <text:p>447.33</text:p>
          </table:table-cell>
          <table:table-cell office:value-type="float" office:value="446.6" calcext:value-type="float">
            <text:p>446.6</text:p>
          </table:table-cell>
          <table:table-cell office:value-type="float" office:value="466.66" calcext:value-type="float">
            <text:p>466.66</text:p>
          </table:table-cell>
          <table:table-cell office:value-type="float" office:value="469.48" calcext:value-type="float">
            <text:p>469.48</text:p>
          </table:table-cell>
          <table:table-cell office:value-type="float" office:value="373.59" calcext:value-type="float">
            <text:p>373.59</text:p>
          </table:table-cell>
          <table:table-cell office:value-type="float" office:value="375.6" calcext:value-type="float">
            <text:p>375.6</text:p>
          </table:table-cell>
          <table:table-cell table:number-columns-repeated="4" office:value-type="float" office:value="372.51" calcext:value-type="float">
            <text:p>372.51</text:p>
          </table:table-cell>
          <table:table-cell office:value-type="float" office:value="446.18" calcext:value-type="float">
            <text:p>446.18</text:p>
          </table:table-cell>
          <table:table-cell table:number-columns-repeated="2" office:value-type="float" office:value="456.83" calcext:value-type="float">
            <text:p>456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8-2018</text:p>
          </table:table-cell>
          <table:table-cell office:value-type="float" office:value="380.31" calcext:value-type="float">
            <text:p>380.31</text:p>
          </table:table-cell>
          <table:table-cell table:number-columns-repeated="2" office:value-type="float" office:value="392.07" calcext:value-type="float">
            <text:p>392.07</text:p>
          </table:table-cell>
          <table:table-cell table:number-columns-repeated="3" office:value-type="float" office:value="393.95" calcext:value-type="float">
            <text:p>393.95</text:p>
          </table:table-cell>
          <table:table-cell office:value-type="float" office:value="392.01" calcext:value-type="float">
            <text:p>392.01</text:p>
          </table:table-cell>
          <table:table-cell office:value-type="float" office:value="394.26" calcext:value-type="float">
            <text:p>394.26</text:p>
          </table:table-cell>
          <table:table-cell office:value-type="float" office:value="375.7" calcext:value-type="float">
            <text:p>375.7</text:p>
          </table:table-cell>
          <table:table-cell office:value-type="float" office:value="374.84" calcext:value-type="float">
            <text:p>374.84</text:p>
          </table:table-cell>
          <table:table-cell office:value-type="float" office:value="375.46" calcext:value-type="float">
            <text:p>375.46</text:p>
          </table:table-cell>
          <table:table-cell table:number-columns-repeated="3" office:value-type="float" office:value="378.56" calcext:value-type="float">
            <text:p>378.56</text:p>
          </table:table-cell>
          <table:table-cell office:value-type="float" office:value="389.48" calcext:value-type="float">
            <text:p>389.48</text:p>
          </table:table-cell>
          <table:table-cell table:number-columns-repeated="2" office:value-type="float" office:value="439.27" calcext:value-type="float">
            <text:p>439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8-2018</text:p>
          </table:table-cell>
          <table:table-cell office:value-type="float" office:value="379.21" calcext:value-type="float">
            <text:p>379.21</text:p>
          </table:table-cell>
          <table:table-cell table:number-columns-repeated="5" office:value-type="float" office:value="386.03" calcext:value-type="float">
            <text:p>386.03</text:p>
          </table:table-cell>
          <table:table-cell office:value-type="float" office:value="387.92" calcext:value-type="float">
            <text:p>387.92</text:p>
          </table:table-cell>
          <table:table-cell office:value-type="float" office:value="389.67" calcext:value-type="float">
            <text:p>389.67</text:p>
          </table:table-cell>
          <table:table-cell table:number-columns-repeated="5" office:value-type="float" office:value="377.73" calcext:value-type="float">
            <text:p>377.73</text:p>
          </table:table-cell>
          <table:table-cell office:value-type="float" office:value="372.9" calcext:value-type="float">
            <text:p>372.9</text:p>
          </table:table-cell>
          <table:table-cell office:value-type="float" office:value="386.03" calcext:value-type="float">
            <text:p>386.03</text:p>
          </table:table-cell>
          <table:table-cell table:number-columns-repeated="2" office:value-type="float" office:value="436.29" calcext:value-type="float">
            <text:p>436.29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8-2018</text:p>
          </table:table-cell>
          <table:table-cell office:value-type="float" office:value="379.14" calcext:value-type="float">
            <text:p>379.14</text:p>
          </table:table-cell>
          <table:table-cell table:number-columns-repeated="5" office:value-type="float" office:value="389.76" calcext:value-type="float">
            <text:p>389.76</text:p>
          </table:table-cell>
          <table:table-cell office:value-type="float" office:value="383.05" calcext:value-type="float">
            <text:p>383.05</text:p>
          </table:table-cell>
          <table:table-cell office:value-type="float" office:value="396.81" calcext:value-type="float">
            <text:p>396.81</text:p>
          </table:table-cell>
          <table:table-cell office:value-type="float" office:value="377.41" calcext:value-type="float">
            <text:p>377.41</text:p>
          </table:table-cell>
          <table:table-cell office:value-type="float" office:value="374.16" calcext:value-type="float">
            <text:p>374.16</text:p>
          </table:table-cell>
          <table:table-cell office:value-type="float" office:value="377.41" calcext:value-type="float">
            <text:p>377.41</text:p>
          </table:table-cell>
          <table:table-cell table:number-columns-repeated="2" office:value-type="float" office:value="377.74" calcext:value-type="float">
            <text:p>377.74</text:p>
          </table:table-cell>
          <table:table-cell office:value-type="float" office:value="374.79" calcext:value-type="float">
            <text:p>374.79</text:p>
          </table:table-cell>
          <table:table-cell office:value-type="float" office:value="389.76" calcext:value-type="float">
            <text:p>389.76</text:p>
          </table:table-cell>
          <table:table-cell office:value-type="float" office:value="396.8" calcext:value-type="float">
            <text:p>396.8</text:p>
          </table:table-cell>
          <table:table-cell office:value-type="float" office:value="393.83" calcext:value-type="float">
            <text:p>393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8-2018</text:p>
          </table:table-cell>
          <table:table-cell office:value-type="float" office:value="385.24" calcext:value-type="float">
            <text:p>385.24</text:p>
          </table:table-cell>
          <table:table-cell table:number-columns-repeated="4" office:value-type="float" office:value="407.05" calcext:value-type="float">
            <text:p>407.05</text:p>
          </table:table-cell>
          <table:table-cell office:value-type="float" office:value="409.98" calcext:value-type="float">
            <text:p>409.98</text:p>
          </table:table-cell>
          <table:table-cell office:value-type="float" office:value="340.54" calcext:value-type="float">
            <text:p>340.54</text:p>
          </table:table-cell>
          <table:table-cell office:value-type="float" office:value="381.68" calcext:value-type="float">
            <text:p>381.68</text:p>
          </table:table-cell>
          <table:table-cell office:value-type="float" office:value="385.27" calcext:value-type="float">
            <text:p>385.27</text:p>
          </table:table-cell>
          <table:table-cell office:value-type="float" office:value="365.9" calcext:value-type="float">
            <text:p>365.9</text:p>
          </table:table-cell>
          <table:table-cell office:value-type="float" office:value="383.51" calcext:value-type="float">
            <text:p>383.51</text:p>
          </table:table-cell>
          <table:table-cell table:number-columns-repeated="3" office:value-type="float" office:value="384.73" calcext:value-type="float">
            <text:p>384.73</text:p>
          </table:table-cell>
          <table:table-cell office:value-type="float" office:value="409.97" calcext:value-type="float">
            <text:p>409.97</text:p>
          </table:table-cell>
          <table:table-cell office:value-type="float" office:value="452.18" calcext:value-type="float">
            <text:p>452.18</text:p>
          </table:table-cell>
          <table:table-cell office:value-type="float" office:value="449.61" calcext:value-type="float">
            <text:p>449.61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8-2018</text:p>
          </table:table-cell>
          <table:table-cell office:value-type="float" office:value="444.06" calcext:value-type="float">
            <text:p>444.06</text:p>
          </table:table-cell>
          <table:table-cell table:number-columns-repeated="2" office:value-type="float" office:value="480.4" calcext:value-type="float">
            <text:p>480.4</text:p>
          </table:table-cell>
          <table:table-cell table:number-columns-repeated="2" office:value-type="float" office:value="489.14" calcext:value-type="float">
            <text:p>489.14</text:p>
          </table:table-cell>
          <table:table-cell office:value-type="float" office:value="486.37" calcext:value-type="float">
            <text:p>486.37</text:p>
          </table:table-cell>
          <table:table-cell table:number-columns-repeated="2" office:value-type="float" office:value="492.09" calcext:value-type="float">
            <text:p>492.09</text:p>
          </table:table-cell>
          <table:table-cell office:value-type="float" office:value="412.55" calcext:value-type="float">
            <text:p>412.55</text:p>
          </table:table-cell>
          <table:table-cell table:number-columns-repeated="2" office:value-type="float" office:value="407.25" calcext:value-type="float">
            <text:p>407.25</text:p>
          </table:table-cell>
          <table:table-cell table:number-columns-repeated="3" office:value-type="float" office:value="417.17" calcext:value-type="float">
            <text:p>417.17</text:p>
          </table:table-cell>
          <table:table-cell office:value-type="float" office:value="474.91" calcext:value-type="float">
            <text:p>474.91</text:p>
          </table:table-cell>
          <table:table-cell office:value-type="float" office:value="474.27" calcext:value-type="float">
            <text:p>474.27</text:p>
          </table:table-cell>
          <table:table-cell office:value-type="float" office:value="472.45" calcext:value-type="float">
            <text:p>472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8-2018</text:p>
          </table:table-cell>
          <table:table-cell office:value-type="float" office:value="441.84" calcext:value-type="float">
            <text:p>441.84</text:p>
          </table:table-cell>
          <table:table-cell table:number-columns-repeated="2" office:value-type="float" office:value="441.86" calcext:value-type="float">
            <text:p>441.86</text:p>
          </table:table-cell>
          <table:table-cell table:number-columns-repeated="2" office:value-type="float" office:value="483.38" calcext:value-type="float">
            <text:p>483.38</text:p>
          </table:table-cell>
          <table:table-cell office:value-type="float" office:value="476.12" calcext:value-type="float">
            <text:p>476.12</text:p>
          </table:table-cell>
          <table:table-cell office:value-type="float" office:value="484.5" calcext:value-type="float">
            <text:p>484.5</text:p>
          </table:table-cell>
          <table:table-cell office:value-type="float" office:value="485.28" calcext:value-type="float">
            <text:p>485.28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7.63" calcext:value-type="float">
            <text:p>417.63</text:p>
          </table:table-cell>
          <table:table-cell table:number-columns-repeated="4" office:value-type="float" office:value="417.58" calcext:value-type="float">
            <text:p>417.58</text:p>
          </table:table-cell>
          <table:table-cell office:value-type="float" office:value="475.34" calcext:value-type="float">
            <text:p>475.34</text:p>
          </table:table-cell>
          <table:table-cell table:number-columns-repeated="2" office:value-type="float" office:value="478.05" calcext:value-type="float">
            <text:p>478.05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8-2018</text:p>
          </table:table-cell>
          <table:table-cell office:value-type="float" office:value="428.14" calcext:value-type="float">
            <text:p>428.14</text:p>
          </table:table-cell>
          <table:table-cell table:number-columns-repeated="2" office:value-type="float" office:value="451.53" calcext:value-type="float">
            <text:p>451.53</text:p>
          </table:table-cell>
          <table:table-cell table:number-columns-repeated="3" office:value-type="float" office:value="473.67" calcext:value-type="float">
            <text:p>473.67</text:p>
          </table:table-cell>
          <table:table-cell office:value-type="float" office:value="429.82" calcext:value-type="float">
            <text:p>429.82</text:p>
          </table:table-cell>
          <table:table-cell office:value-type="float" office:value="473.84" calcext:value-type="float">
            <text:p>473.84</text:p>
          </table:table-cell>
          <table:table-cell office:value-type="float" office:value="428.21" calcext:value-type="float">
            <text:p>428.21</text:p>
          </table:table-cell>
          <table:table-cell office:value-type="float" office:value="404.41" calcext:value-type="float">
            <text:p>404.41</text:p>
          </table:table-cell>
          <table:table-cell table:number-columns-repeated="4" office:value-type="float" office:value="408.13" calcext:value-type="float">
            <text:p>408.13</text:p>
          </table:table-cell>
          <table:table-cell office:value-type="float" office:value="472.15" calcext:value-type="float">
            <text:p>472.15</text:p>
          </table:table-cell>
          <table:table-cell table:number-columns-repeated="2" office:value-type="float" office:value="473.05" calcext:value-type="float">
            <text:p>473.05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08-2018</text:p>
          </table:table-cell>
          <table:table-cell office:value-type="float" office:value="445.32" calcext:value-type="float">
            <text:p>445.32</text:p>
          </table:table-cell>
          <table:table-cell table:number-columns-repeated="2" office:value-type="float" office:value="470.95" calcext:value-type="float">
            <text:p>470.95</text:p>
          </table:table-cell>
          <table:table-cell table:number-columns-repeated="3" office:value-type="float" office:value="474.16" calcext:value-type="float">
            <text:p>474.16</text:p>
          </table:table-cell>
          <table:table-cell office:value-type="float" office:value="480.24" calcext:value-type="float">
            <text:p>480.24</text:p>
          </table:table-cell>
          <table:table-cell office:value-type="float" office:value="481.06" calcext:value-type="float">
            <text:p>481.06</text:p>
          </table:table-cell>
          <table:table-cell office:value-type="float" office:value="427.15" calcext:value-type="float">
            <text:p>427.15</text:p>
          </table:table-cell>
          <table:table-cell office:value-type="float" office:value="426.16" calcext:value-type="float">
            <text:p>426.16</text:p>
          </table:table-cell>
          <table:table-cell office:value-type="float" office:value="427.15" calcext:value-type="float">
            <text:p>427.15</text:p>
          </table:table-cell>
          <table:table-cell table:number-columns-repeated="2" office:value-type="float" office:value="448.59" calcext:value-type="float">
            <text:p>448.59</text:p>
          </table:table-cell>
          <table:table-cell office:value-type="float" office:value="406.14" calcext:value-type="float">
            <text:p>406.14</text:p>
          </table:table-cell>
          <table:table-cell office:value-type="float" office:value="474.16" calcext:value-type="float">
            <text:p>474.16</text:p>
          </table:table-cell>
          <table:table-cell table:number-columns-repeated="2" office:value-type="float" office:value="471.79" calcext:value-type="float">
            <text:p>471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09-2018</text:p>
          </table:table-cell>
          <table:table-cell office:value-type="float" office:value="430.44" calcext:value-type="float">
            <text:p>430.44</text:p>
          </table:table-cell>
          <table:table-cell table:number-columns-repeated="5" office:value-type="float" office:value="442.19" calcext:value-type="float">
            <text:p>442.19</text:p>
          </table:table-cell>
          <table:table-cell office:value-type="float" office:value="446.37" calcext:value-type="float">
            <text:p>446.37</text:p>
          </table:table-cell>
          <table:table-cell office:value-type="float" office:value="448.8" calcext:value-type="float">
            <text:p>448.8</text:p>
          </table:table-cell>
          <table:table-cell table:number-columns-repeated="3" office:value-type="float" office:value="426.85" calcext:value-type="float">
            <text:p>426.85</text:p>
          </table:table-cell>
          <table:table-cell table:number-columns-repeated="2" office:value-type="float" office:value="440.73" calcext:value-type="float">
            <text:p>440.73</text:p>
          </table:table-cell>
          <table:table-cell office:value-type="float" office:value="407.07" calcext:value-type="float">
            <text:p>407.07</text:p>
          </table:table-cell>
          <table:table-cell office:value-type="float" office:value="442.19" calcext:value-type="float">
            <text:p>442.19</text:p>
          </table:table-cell>
          <table:table-cell table:number-columns-repeated="2" office:value-type="float" office:value="449.33" calcext:value-type="float">
            <text:p>449.33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09-2018</text:p>
          </table:table-cell>
          <table:table-cell office:value-type="float" office:value="419.37" calcext:value-type="float">
            <text:p>419.37</text:p>
          </table:table-cell>
          <table:table-cell table:number-columns-repeated="5" office:value-type="float" office:value="422.39" calcext:value-type="float">
            <text:p>422.39</text:p>
          </table:table-cell>
          <table:table-cell office:value-type="float" office:value="422.66" calcext:value-type="float">
            <text:p>422.66</text:p>
          </table:table-cell>
          <table:table-cell office:value-type="float" office:value="428.02" calcext:value-type="float">
            <text:p>428.02</text:p>
          </table:table-cell>
          <table:table-cell office:value-type="float" office:value="421.26" calcext:value-type="float">
            <text:p>421.26</text:p>
          </table:table-cell>
          <table:table-cell office:value-type="float" office:value="419.49" calcext:value-type="float">
            <text:p>419.49</text:p>
          </table:table-cell>
          <table:table-cell office:value-type="float" office:value="421.26" calcext:value-type="float">
            <text:p>421.26</text:p>
          </table:table-cell>
          <table:table-cell table:number-columns-repeated="2" office:value-type="float" office:value="422.39" calcext:value-type="float">
            <text:p>422.39</text:p>
          </table:table-cell>
          <table:table-cell office:value-type="float" office:value="406.15" calcext:value-type="float">
            <text:p>406.15</text:p>
          </table:table-cell>
          <table:table-cell table:number-columns-repeated="2" office:value-type="float" office:value="422.39" calcext:value-type="float">
            <text:p>422.39</text:p>
          </table:table-cell>
          <table:table-cell office:value-type="float" office:value="414.58" calcext:value-type="float">
            <text:p>414.58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09-2018</text:p>
          </table:table-cell>
          <table:table-cell office:value-type="float" office:value="441.88" calcext:value-type="float">
            <text:p>441.88</text:p>
          </table:table-cell>
          <table:table-cell table:number-columns-repeated="2" office:value-type="float" office:value="466.36" calcext:value-type="float">
            <text:p>466.36</text:p>
          </table:table-cell>
          <table:table-cell table:number-columns-repeated="3" office:value-type="float" office:value="469.93" calcext:value-type="float">
            <text:p>469.93</text:p>
          </table:table-cell>
          <table:table-cell office:value-type="float" office:value="480.48" calcext:value-type="float">
            <text:p>480.48</text:p>
          </table:table-cell>
          <table:table-cell office:value-type="float" office:value="482.12" calcext:value-type="float">
            <text:p>482.12</text:p>
          </table:table-cell>
          <table:table-cell table:number-columns-repeated="3" office:value-type="float" office:value="434.17" calcext:value-type="float">
            <text:p>434.17</text:p>
          </table:table-cell>
          <table:table-cell table:number-columns-repeated="2" office:value-type="float" office:value="464.08" calcext:value-type="float">
            <text:p>464.08</text:p>
          </table:table-cell>
          <table:table-cell office:value-type="float" office:value="409.2" calcext:value-type="float">
            <text:p>409.2</text:p>
          </table:table-cell>
          <table:table-cell office:value-type="float" office:value="460.19" calcext:value-type="float">
            <text:p>460.19</text:p>
          </table:table-cell>
          <table:table-cell table:number-columns-repeated="2" office:value-type="float" office:value="462.84" calcext:value-type="float">
            <text:p>462.84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09-2018</text:p>
          </table:table-cell>
          <table:table-cell office:value-type="float" office:value="453.65" calcext:value-type="float">
            <text:p>453.65</text:p>
          </table:table-cell>
          <table:table-cell table:number-columns-repeated="2" office:value-type="float" office:value="480.79" calcext:value-type="float">
            <text:p>480.79</text:p>
          </table:table-cell>
          <table:table-cell table:number-columns-repeated="3" office:value-type="float" office:value="487.74" calcext:value-type="float">
            <text:p>487.74</text:p>
          </table:table-cell>
          <table:table-cell office:value-type="float" office:value="497.44" calcext:value-type="float">
            <text:p>497.44</text:p>
          </table:table-cell>
          <table:table-cell office:value-type="float" office:value="497.66" calcext:value-type="float">
            <text:p>497.66</text:p>
          </table:table-cell>
          <table:table-cell office:value-type="float" office:value="431.42" calcext:value-type="float">
            <text:p>431.42</text:p>
          </table:table-cell>
          <table:table-cell office:value-type="float" office:value="430.77" calcext:value-type="float">
            <text:p>430.77</text:p>
          </table:table-cell>
          <table:table-cell office:value-type="float" office:value="431.42" calcext:value-type="float">
            <text:p>431.42</text:p>
          </table:table-cell>
          <table:table-cell table:number-columns-repeated="2" office:value-type="float" office:value="477.73" calcext:value-type="float">
            <text:p>477.73</text:p>
          </table:table-cell>
          <table:table-cell office:value-type="float" office:value="413.73" calcext:value-type="float">
            <text:p>413.73</text:p>
          </table:table-cell>
          <table:table-cell office:value-type="float" office:value="483.55" calcext:value-type="float">
            <text:p>483.55</text:p>
          </table:table-cell>
          <table:table-cell table:number-columns-repeated="2" office:value-type="float" office:value="483.94" calcext:value-type="float">
            <text:p>483.94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09-2018</text:p>
          </table:table-cell>
          <table:table-cell office:value-type="float" office:value="457.3" calcext:value-type="float">
            <text:p>457.3</text:p>
          </table:table-cell>
          <table:table-cell table:number-columns-repeated="2" office:value-type="float" office:value="479.45" calcext:value-type="float">
            <text:p>479.45</text:p>
          </table:table-cell>
          <table:table-cell table:number-columns-repeated="3" office:value-type="float" office:value="481.82" calcext:value-type="float">
            <text:p>481.82</text:p>
          </table:table-cell>
          <table:table-cell office:value-type="float" office:value="501.15" calcext:value-type="float">
            <text:p>501.15</text:p>
          </table:table-cell>
          <table:table-cell office:value-type="float" office:value="501.94" calcext:value-type="float">
            <text:p>501.94</text:p>
          </table:table-cell>
          <table:table-cell table:number-columns-repeated="3" office:value-type="float" office:value="437.81" calcext:value-type="float">
            <text:p>437.81</text:p>
          </table:table-cell>
          <table:table-cell table:number-columns-repeated="2" office:value-type="float" office:value="477.73" calcext:value-type="float">
            <text:p>477.73</text:p>
          </table:table-cell>
          <table:table-cell office:value-type="float" office:value="418.36" calcext:value-type="float">
            <text:p>418.36</text:p>
          </table:table-cell>
          <table:table-cell office:value-type="float" office:value="481.82" calcext:value-type="float">
            <text:p>481.82</text:p>
          </table:table-cell>
          <table:table-cell table:number-columns-repeated="2" office:value-type="float" office:value="486.85" calcext:value-type="float">
            <text:p>486.85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09-2018</text:p>
          </table:table-cell>
          <table:table-cell office:value-type="float" office:value="453.22" calcext:value-type="float">
            <text:p>453.22</text:p>
          </table:table-cell>
          <table:table-cell table:number-columns-repeated="2" office:value-type="float" office:value="474.45" calcext:value-type="float">
            <text:p>474.45</text:p>
          </table:table-cell>
          <table:table-cell table:number-columns-repeated="3" office:value-type="float" office:value="476.53" calcext:value-type="float">
            <text:p>476.53</text:p>
          </table:table-cell>
          <table:table-cell office:value-type="float" office:value="481.74" calcext:value-type="float">
            <text:p>481.74</text:p>
          </table:table-cell>
          <table:table-cell office:value-type="float" office:value="482.43" calcext:value-type="float">
            <text:p>482.43</text:p>
          </table:table-cell>
          <table:table-cell table:number-columns-repeated="3" office:value-type="float" office:value="434.12" calcext:value-type="float">
            <text:p>434.12</text:p>
          </table:table-cell>
          <table:table-cell table:number-columns-repeated="2" office:value-type="float" office:value="474.45" calcext:value-type="float">
            <text:p>474.45</text:p>
          </table:table-cell>
          <table:table-cell office:value-type="float" office:value="460.12" calcext:value-type="float">
            <text:p>460.12</text:p>
          </table:table-cell>
          <table:table-cell office:value-type="float" office:value="475.64" calcext:value-type="float">
            <text:p>475.64</text:p>
          </table:table-cell>
          <table:table-cell office:value-type="float" office:value="507.56" calcext:value-type="float">
            <text:p>507.56</text:p>
          </table:table-cell>
          <table:table-cell office:value-type="float" office:value="509.56" calcext:value-type="float">
            <text:p>509.56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09-2018</text:p>
          </table:table-cell>
          <table:table-cell office:value-type="float" office:value="434.3" calcext:value-type="float">
            <text:p>434.3</text:p>
          </table:table-cell>
          <table:table-cell table:number-columns-repeated="2" office:value-type="float" office:value="438.6" calcext:value-type="float">
            <text:p>438.6</text:p>
          </table:table-cell>
          <table:table-cell table:number-columns-repeated="3" office:value-type="float" office:value="446.45" calcext:value-type="float">
            <text:p>446.45</text:p>
          </table:table-cell>
          <table:table-cell office:value-type="float" office:value="461.8" calcext:value-type="float">
            <text:p>461.8</text:p>
          </table:table-cell>
          <table:table-cell office:value-type="float" office:value="463.55" calcext:value-type="float">
            <text:p>463.55</text:p>
          </table:table-cell>
          <table:table-cell table:number-columns-repeated="3" office:value-type="float" office:value="426.89" calcext:value-type="float">
            <text:p>426.89</text:p>
          </table:table-cell>
          <table:table-cell table:number-columns-repeated="3" office:value-type="float" office:value="438.34" calcext:value-type="float">
            <text:p>438.34</text:p>
          </table:table-cell>
          <table:table-cell office:value-type="float" office:value="445.75" calcext:value-type="float">
            <text:p>445.75</text:p>
          </table:table-cell>
          <table:table-cell office:value-type="float" office:value="496.76" calcext:value-type="float">
            <text:p>496.76</text:p>
          </table:table-cell>
          <table:table-cell office:value-type="float" office:value="502.83" calcext:value-type="float">
            <text:p>502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09-2018</text:p>
          </table:table-cell>
          <table:table-cell office:value-type="float" office:value="405.71" calcext:value-type="float">
            <text:p>405.71</text:p>
          </table:table-cell>
          <table:table-cell table:number-columns-repeated="5" office:value-type="float" office:value="406.75" calcext:value-type="float">
            <text:p>406.75</text:p>
          </table:table-cell>
          <table:table-cell office:value-type="float" office:value="356.79" calcext:value-type="float">
            <text:p>356.79</text:p>
          </table:table-cell>
          <table:table-cell office:value-type="float" office:value="406.75" calcext:value-type="float">
            <text:p>406.75</text:p>
          </table:table-cell>
          <table:table-cell table:number-columns-repeated="3" office:value-type="float" office:value="405.83" calcext:value-type="float">
            <text:p>405.83</text:p>
          </table:table-cell>
          <table:table-cell table:number-columns-repeated="4" office:value-type="float" office:value="406.75" calcext:value-type="float">
            <text:p>406.75</text:p>
          </table:table-cell>
          <table:table-cell office:value-type="float" office:value="468.7" calcext:value-type="float">
            <text:p>468.7</text:p>
          </table:table-cell>
          <table:table-cell office:value-type="float" office:value="468.32" calcext:value-type="float">
            <text:p>468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09-2018</text:p>
          </table:table-cell>
          <table:table-cell office:value-type="float" office:value="401.28" calcext:value-type="float">
            <text:p>401.28</text:p>
          </table:table-cell>
          <table:table-cell table:number-columns-repeated="5" office:value-type="float" office:value="402.74" calcext:value-type="float">
            <text:p>402.74</text:p>
          </table:table-cell>
          <table:table-cell office:value-type="float" office:value="359.69" calcext:value-type="float">
            <text:p>359.69</text:p>
          </table:table-cell>
          <table:table-cell office:value-type="float" office:value="415.5" calcext:value-type="float">
            <text:p>415.5</text:p>
          </table:table-cell>
          <table:table-cell office:value-type="float" office:value="400.71" calcext:value-type="float">
            <text:p>400.71</text:p>
          </table:table-cell>
          <table:table-cell office:value-type="float" office:value="400.51" calcext:value-type="float">
            <text:p>400.51</text:p>
          </table:table-cell>
          <table:table-cell office:value-type="float" office:value="400.71" calcext:value-type="float">
            <text:p>400.71</text:p>
          </table:table-cell>
          <table:table-cell table:number-columns-repeated="4" office:value-type="float" office:value="402.74" calcext:value-type="float">
            <text:p>402.74</text:p>
          </table:table-cell>
          <table:table-cell office:value-type="float" office:value="417.12" calcext:value-type="float">
            <text:p>417.12</text:p>
          </table:table-cell>
          <table:table-cell office:value-type="float" office:value="409.37" calcext:value-type="float">
            <text:p>409.37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09-2018</text:p>
          </table:table-cell>
          <table:table-cell office:value-type="float" office:value="415.35" calcext:value-type="float">
            <text:p>415.35</text:p>
          </table:table-cell>
          <table:table-cell table:number-columns-repeated="3" office:value-type="float" office:value="415.6" calcext:value-type="float">
            <text:p>415.6</text:p>
          </table:table-cell>
          <table:table-cell office:value-type="float" office:value="422.69" calcext:value-type="float">
            <text:p>422.69</text:p>
          </table:table-cell>
          <table:table-cell office:value-type="float" office:value="418.54" calcext:value-type="float">
            <text:p>418.54</text:p>
          </table:table-cell>
          <table:table-cell office:value-type="float" office:value="463.31" calcext:value-type="float">
            <text:p>463.31</text:p>
          </table:table-cell>
          <table:table-cell office:value-type="float" office:value="463.85" calcext:value-type="float">
            <text:p>463.85</text:p>
          </table:table-cell>
          <table:table-cell table:number-columns-repeated="3" office:value-type="float" office:value="413.97" calcext:value-type="float">
            <text:p>413.97</text:p>
          </table:table-cell>
          <table:table-cell table:number-columns-repeated="2" office:value-type="float" office:value="415.6" calcext:value-type="float">
            <text:p>415.6</text:p>
          </table:table-cell>
          <table:table-cell office:value-type="float" office:value="408.45" calcext:value-type="float">
            <text:p>408.45</text:p>
          </table:table-cell>
          <table:table-cell office:value-type="float" office:value="418.54" calcext:value-type="float">
            <text:p>418.54</text:p>
          </table:table-cell>
          <table:table-cell office:value-type="float" office:value="486.3" calcext:value-type="float">
            <text:p>486.3</text:p>
          </table:table-cell>
          <table:table-cell office:value-type="float" office:value="485" calcext:value-type="float">
            <text:p>485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09-2018</text:p>
          </table:table-cell>
          <table:table-cell office:value-type="float" office:value="402.72" calcext:value-type="float">
            <text:p>402.72</text:p>
          </table:table-cell>
          <table:table-cell table:number-columns-repeated="2" office:value-type="float" office:value="419.23" calcext:value-type="float">
            <text:p>419.23</text:p>
          </table:table-cell>
          <table:table-cell office:value-type="float" office:value="426.35" calcext:value-type="float">
            <text:p>426.35</text:p>
          </table:table-cell>
          <table:table-cell office:value-type="float" office:value="429.13" calcext:value-type="float">
            <text:p>429.13</text:p>
          </table:table-cell>
          <table:table-cell office:value-type="float" office:value="426.53" calcext:value-type="float">
            <text:p>426.53</text:p>
          </table:table-cell>
          <table:table-cell office:value-type="float" office:value="400.52" calcext:value-type="float">
            <text:p>400.52</text:p>
          </table:table-cell>
          <table:table-cell office:value-type="float" office:value="429.46" calcext:value-type="float">
            <text:p>429.46</text:p>
          </table:table-cell>
          <table:table-cell table:number-columns-repeated="3" office:value-type="float" office:value="389.49" calcext:value-type="float">
            <text:p>389.49</text:p>
          </table:table-cell>
          <table:table-cell table:number-columns-repeated="2" office:value-type="float" office:value="418.42" calcext:value-type="float">
            <text:p>418.42</text:p>
          </table:table-cell>
          <table:table-cell office:value-type="float" office:value="404.1" calcext:value-type="float">
            <text:p>404.1</text:p>
          </table:table-cell>
          <table:table-cell office:value-type="float" office:value="425.95" calcext:value-type="float">
            <text:p>425.95</text:p>
          </table:table-cell>
          <table:table-cell table:number-columns-repeated="2" office:value-type="float" office:value="510.91" calcext:value-type="float">
            <text:p>510.91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09-2018</text:p>
          </table:table-cell>
          <table:table-cell office:value-type="float" office:value="395.83" calcext:value-type="float">
            <text:p>395.83</text:p>
          </table:table-cell>
          <table:table-cell table:number-columns-repeated="4" office:value-type="float" office:value="396.54" calcext:value-type="float">
            <text:p>396.54</text:p>
          </table:table-cell>
          <table:table-cell office:value-type="float" office:value="401.85" calcext:value-type="float">
            <text:p>401.85</text:p>
          </table:table-cell>
          <table:table-cell office:value-type="float" office:value="393.43" calcext:value-type="float">
            <text:p>393.43</text:p>
          </table:table-cell>
          <table:table-cell office:value-type="float" office:value="396.54" calcext:value-type="float">
            <text:p>396.54</text:p>
          </table:table-cell>
          <table:table-cell table:number-columns-repeated="3" office:value-type="float" office:value="389.35" calcext:value-type="float">
            <text:p>389.35</text:p>
          </table:table-cell>
          <table:table-cell table:number-columns-repeated="2" office:value-type="float" office:value="396.54" calcext:value-type="float">
            <text:p>396.54</text:p>
          </table:table-cell>
          <table:table-cell office:value-type="float" office:value="402.16" calcext:value-type="float">
            <text:p>402.16</text:p>
          </table:table-cell>
          <table:table-cell office:value-type="float" office:value="401.85" calcext:value-type="float">
            <text:p>401.85</text:p>
          </table:table-cell>
          <table:table-cell table:number-columns-repeated="2" office:value-type="float" office:value="473.43" calcext:value-type="float">
            <text:p>473.43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09-2018</text:p>
          </table:table-cell>
          <table:table-cell office:value-type="float" office:value="411.95" calcext:value-type="float">
            <text:p>411.95</text:p>
          </table:table-cell>
          <table:table-cell table:number-columns-repeated="3" office:value-type="float" office:value="424.97" calcext:value-type="float">
            <text:p>424.97</text:p>
          </table:table-cell>
          <table:table-cell office:value-type="float" office:value="502.49" calcext:value-type="float">
            <text:p>502.49</text:p>
          </table:table-cell>
          <table:table-cell office:value-type="float" office:value="424.97" calcext:value-type="float">
            <text:p>424.97</text:p>
          </table:table-cell>
          <table:table-cell table:number-columns-repeated="2" office:value-type="float" office:value="519" calcext:value-type="float">
            <text:p>519</text:p>
          </table:table-cell>
          <table:table-cell table:number-columns-repeated="2" office:value-type="float" office:value="400.29" calcext:value-type="float">
            <text:p>400.29</text:p>
          </table:table-cell>
          <table:table-cell office:value-type="float" office:value="394.85" calcext:value-type="float">
            <text:p>394.85</text:p>
          </table:table-cell>
          <table:table-cell table:number-columns-repeated="2" office:value-type="float" office:value="409.59" calcext:value-type="float">
            <text:p>409.59</text:p>
          </table:table-cell>
          <table:table-cell office:value-type="float" office:value="411.96" calcext:value-type="float">
            <text:p>411.96</text:p>
          </table:table-cell>
          <table:table-cell office:value-type="float" office:value="424.97" calcext:value-type="float">
            <text:p>424.97</text:p>
          </table:table-cell>
          <table:table-cell table:number-columns-repeated="2" office:value-type="float" office:value="510.06" calcext:value-type="float">
            <text:p>510.06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09-2018</text:p>
          </table:table-cell>
          <table:table-cell office:value-type="float" office:value="408.78" calcext:value-type="float">
            <text:p>408.78</text:p>
          </table:table-cell>
          <table:table-cell table:number-columns-repeated="3" office:value-type="float" office:value="431.56" calcext:value-type="float">
            <text:p>431.56</text:p>
          </table:table-cell>
          <table:table-cell office:value-type="float" office:value="459.72" calcext:value-type="float">
            <text:p>459.72</text:p>
          </table:table-cell>
          <table:table-cell office:value-type="float" office:value="431.92" calcext:value-type="float">
            <text:p>431.92</text:p>
          </table:table-cell>
          <table:table-cell table:number-columns-repeated="2" office:value-type="float" office:value="464.91" calcext:value-type="float">
            <text:p>464.91</text:p>
          </table:table-cell>
          <table:table-cell table:number-columns-repeated="2" office:value-type="float" office:value="396.64" calcext:value-type="float">
            <text:p>396.64</text:p>
          </table:table-cell>
          <table:table-cell office:value-type="float" office:value="393.17" calcext:value-type="float">
            <text:p>393.17</text:p>
          </table:table-cell>
          <table:table-cell table:number-columns-repeated="3" office:value-type="float" office:value="408.31" calcext:value-type="float">
            <text:p>408.31</text:p>
          </table:table-cell>
          <table:table-cell office:value-type="float" office:value="431.92" calcext:value-type="float">
            <text:p>431.92</text:p>
          </table:table-cell>
          <table:table-cell office:value-type="float" office:value="547.73" calcext:value-type="float">
            <text:p>547.73</text:p>
          </table:table-cell>
          <table:table-cell office:value-type="float" office:value="582.38" calcext:value-type="float">
            <text:p>582.38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09-2018</text:p>
          </table:table-cell>
          <table:table-cell office:value-type="float" office:value="366.21" calcext:value-type="float">
            <text:p>366.21</text:p>
          </table:table-cell>
          <table:table-cell table:number-columns-repeated="3" office:value-type="float" office:value="366.4" calcext:value-type="float">
            <text:p>366.4</text:p>
          </table:table-cell>
          <table:table-cell office:value-type="float" office:value="377.04" calcext:value-type="float">
            <text:p>377.04</text:p>
          </table:table-cell>
          <table:table-cell office:value-type="float" office:value="366.4" calcext:value-type="float">
            <text:p>366.4</text:p>
          </table:table-cell>
          <table:table-cell office:value-type="float" office:value="381.38" calcext:value-type="float">
            <text:p>381.38</text:p>
          </table:table-cell>
          <table:table-cell office:value-type="float" office:value="386.16" calcext:value-type="float">
            <text:p>386.16</text:p>
          </table:table-cell>
          <table:table-cell table:number-columns-repeated="3" office:value-type="float" office:value="362.79" calcext:value-type="float">
            <text:p>362.79</text:p>
          </table:table-cell>
          <table:table-cell table:number-columns-repeated="2" office:value-type="float" office:value="366.4" calcext:value-type="float">
            <text:p>366.4</text:p>
          </table:table-cell>
          <table:table-cell office:value-type="float" office:value="374.7" calcext:value-type="float">
            <text:p>374.7</text:p>
          </table:table-cell>
          <table:table-cell office:value-type="float" office:value="366.4" calcext:value-type="float">
            <text:p>366.4</text:p>
          </table:table-cell>
          <table:table-cell table:number-columns-repeated="2" office:value-type="float" office:value="421.2" calcext:value-type="float">
            <text:p>421.2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09-2018</text:p>
          </table:table-cell>
          <table:table-cell office:value-type="float" office:value="363.58" calcext:value-type="float">
            <text:p>363.58</text:p>
          </table:table-cell>
          <table:table-cell table:number-columns-repeated="5" office:value-type="float" office:value="379.44" calcext:value-type="float">
            <text:p>379.44</text:p>
          </table:table-cell>
          <table:table-cell office:value-type="float" office:value="331.97" calcext:value-type="float">
            <text:p>331.97</text:p>
          </table:table-cell>
          <table:table-cell office:value-type="float" office:value="379.44" calcext:value-type="float">
            <text:p>379.44</text:p>
          </table:table-cell>
          <table:table-cell table:number-columns-repeated="3" office:value-type="float" office:value="335.91" calcext:value-type="float">
            <text:p>335.91</text:p>
          </table:table-cell>
          <table:table-cell table:number-columns-repeated="2" office:value-type="float" office:value="375.26" calcext:value-type="float">
            <text:p>375.26</text:p>
          </table:table-cell>
          <table:table-cell office:value-type="float" office:value="384.73" calcext:value-type="float">
            <text:p>384.73</text:p>
          </table:table-cell>
          <table:table-cell office:value-type="float" office:value="379.44" calcext:value-type="float">
            <text:p>379.44</text:p>
          </table:table-cell>
          <table:table-cell table:number-columns-repeated="2" office:value-type="float" office:value="401.57" calcext:value-type="float">
            <text:p>401.57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09-2018</text:p>
          </table:table-cell>
          <table:table-cell office:value-type="float" office:value="389.3" calcext:value-type="float">
            <text:p>389.3</text:p>
          </table:table-cell>
          <table:table-cell table:number-columns-repeated="3" office:value-type="float" office:value="428.24" calcext:value-type="float">
            <text:p>428.24</text:p>
          </table:table-cell>
          <table:table-cell office:value-type="float" office:value="451.62" calcext:value-type="float">
            <text:p>451.62</text:p>
          </table:table-cell>
          <table:table-cell office:value-type="float" office:value="428.42" calcext:value-type="float">
            <text:p>428.42</text:p>
          </table:table-cell>
          <table:table-cell office:value-type="float" office:value="462.85" calcext:value-type="float">
            <text:p>462.85</text:p>
          </table:table-cell>
          <table:table-cell office:value-type="float" office:value="465.66" calcext:value-type="float">
            <text:p>465.66</text:p>
          </table:table-cell>
          <table:table-cell table:number-columns-repeated="2" office:value-type="float" office:value="368.17" calcext:value-type="float">
            <text:p>368.17</text:p>
          </table:table-cell>
          <table:table-cell office:value-type="float" office:value="355.83" calcext:value-type="float">
            <text:p>355.83</text:p>
          </table:table-cell>
          <table:table-cell table:number-columns-repeated="2" office:value-type="float" office:value="380.41" calcext:value-type="float">
            <text:p>380.41</text:p>
          </table:table-cell>
          <table:table-cell office:value-type="float" office:value="390.77" calcext:value-type="float">
            <text:p>390.77</text:p>
          </table:table-cell>
          <table:table-cell office:value-type="float" office:value="428.42" calcext:value-type="float">
            <text:p>428.42</text:p>
          </table:table-cell>
          <table:table-cell table:number-columns-repeated="2" office:value-type="float" office:value="466.22" calcext:value-type="float">
            <text:p>466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09-2018</text:p>
          </table:table-cell>
          <table:table-cell office:value-type="float" office:value="372.73" calcext:value-type="float">
            <text:p>372.73</text:p>
          </table:table-cell>
          <table:table-cell table:number-columns-repeated="5" office:value-type="float" office:value="420.84" calcext:value-type="float">
            <text:p>420.84</text:p>
          </table:table-cell>
          <table:table-cell office:value-type="float" office:value="369.86" calcext:value-type="float">
            <text:p>369.86</text:p>
          </table:table-cell>
          <table:table-cell office:value-type="float" office:value="421.55" calcext:value-type="float">
            <text:p>421.55</text:p>
          </table:table-cell>
          <table:table-cell table:number-columns-repeated="2" office:value-type="float" office:value="336.81" calcext:value-type="float">
            <text:p>336.81</text:p>
          </table:table-cell>
          <table:table-cell office:value-type="float" office:value="335.35" calcext:value-type="float">
            <text:p>335.35</text:p>
          </table:table-cell>
          <table:table-cell table:number-columns-repeated="2" office:value-type="float" office:value="378.62" calcext:value-type="float">
            <text:p>378.62</text:p>
          </table:table-cell>
          <table:table-cell office:value-type="float" office:value="380.51" calcext:value-type="float">
            <text:p>380.51</text:p>
          </table:table-cell>
          <table:table-cell office:value-type="float" office:value="420.84" calcext:value-type="float">
            <text:p>420.84</text:p>
          </table:table-cell>
          <table:table-cell table:number-columns-repeated="2" office:value-type="float" office:value="480.17" calcext:value-type="float">
            <text:p>480.17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09-2018</text:p>
          </table:table-cell>
          <table:table-cell office:value-type="float" office:value="353.34" calcext:value-type="float">
            <text:p>353.34</text:p>
          </table:table-cell>
          <table:table-cell table:number-columns-repeated="3" office:value-type="float" office:value="373.38" calcext:value-type="float">
            <text:p>373.38</text:p>
          </table:table-cell>
          <table:table-cell office:value-type="float" office:value="381.69" calcext:value-type="float">
            <text:p>381.69</text:p>
          </table:table-cell>
          <table:table-cell office:value-type="float" office:value="374.12" calcext:value-type="float">
            <text:p>374.12</text:p>
          </table:table-cell>
          <table:table-cell office:value-type="float" office:value="352.93" calcext:value-type="float">
            <text:p>352.93</text:p>
          </table:table-cell>
          <table:table-cell office:value-type="float" office:value="383.55" calcext:value-type="float">
            <text:p>383.55</text:p>
          </table:table-cell>
          <table:table-cell table:number-columns-repeated="2" office:value-type="float" office:value="325.01" calcext:value-type="float">
            <text:p>325.01</text:p>
          </table:table-cell>
          <table:table-cell office:value-type="float" office:value="323.55" calcext:value-type="float">
            <text:p>323.55</text:p>
          </table:table-cell>
          <table:table-cell table:number-columns-repeated="2" office:value-type="float" office:value="359.91" calcext:value-type="float">
            <text:p>359.91</text:p>
          </table:table-cell>
          <table:table-cell office:value-type="float" office:value="369.49" calcext:value-type="float">
            <text:p>369.49</text:p>
          </table:table-cell>
          <table:table-cell office:value-type="float" office:value="374.12" calcext:value-type="float">
            <text:p>374.12</text:p>
          </table:table-cell>
          <table:table-cell table:number-columns-repeated="2" office:value-type="float" office:value="468.01" calcext:value-type="float">
            <text:p>468.01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09-2018</text:p>
          </table:table-cell>
          <table:table-cell office:value-type="float" office:value="327.17" calcext:value-type="float">
            <text:p>327.17</text:p>
          </table:table-cell>
          <table:table-cell table:number-columns-repeated="3" office:value-type="float" office:value="323.48" calcext:value-type="float">
            <text:p>323.48</text:p>
          </table:table-cell>
          <table:table-cell office:value-type="float" office:value="341.72" calcext:value-type="float">
            <text:p>341.72</text:p>
          </table:table-cell>
          <table:table-cell office:value-type="float" office:value="323.48" calcext:value-type="float">
            <text:p>323.48</text:p>
          </table:table-cell>
          <table:table-cell office:value-type="float" office:value="364.42" calcext:value-type="float">
            <text:p>364.42</text:p>
          </table:table-cell>
          <table:table-cell office:value-type="float" office:value="364.52" calcext:value-type="float">
            <text:p>364.52</text:p>
          </table:table-cell>
          <table:table-cell table:number-columns-repeated="2" office:value-type="float" office:value="315.25" calcext:value-type="float">
            <text:p>315.25</text:p>
          </table:table-cell>
          <table:table-cell office:value-type="float" office:value="312.14" calcext:value-type="float">
            <text:p>312.14</text:p>
          </table:table-cell>
          <table:table-cell table:number-columns-repeated="2" office:value-type="float" office:value="325.28" calcext:value-type="float">
            <text:p>325.28</text:p>
          </table:table-cell>
          <table:table-cell office:value-type="float" office:value="354.36" calcext:value-type="float">
            <text:p>354.36</text:p>
          </table:table-cell>
          <table:table-cell office:value-type="float" office:value="323.48" calcext:value-type="float">
            <text:p>323.48</text:p>
          </table:table-cell>
          <table:table-cell table:number-columns-repeated="2" office:value-type="float" office:value="437.19" calcext:value-type="float">
            <text:p>437.19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09-2018</text:p>
          </table:table-cell>
          <table:table-cell office:value-type="float" office:value="275.53" calcext:value-type="float">
            <text:p>275.53</text:p>
          </table:table-cell>
          <table:table-cell table:number-columns-repeated="4" office:value-type="float" office:value="272.72" calcext:value-type="float">
            <text:p>272.72</text:p>
          </table:table-cell>
          <table:table-cell office:value-type="float" office:value="277.98" calcext:value-type="float">
            <text:p>277.98</text:p>
          </table:table-cell>
          <table:table-cell office:value-type="float" office:value="249.21" calcext:value-type="float">
            <text:p>249.21</text:p>
          </table:table-cell>
          <table:table-cell office:value-type="float" office:value="272.72" calcext:value-type="float">
            <text:p>272.72</text:p>
          </table:table-cell>
          <table:table-cell table:number-columns-repeated="3" office:value-type="float" office:value="271.64" calcext:value-type="float">
            <text:p>271.64</text:p>
          </table:table-cell>
          <table:table-cell table:number-columns-repeated="2" office:value-type="float" office:value="283.5" calcext:value-type="float">
            <text:p>283.5</text:p>
          </table:table-cell>
          <table:table-cell office:value-type="float" office:value="303.63" calcext:value-type="float">
            <text:p>303.63</text:p>
          </table:table-cell>
          <table:table-cell office:value-type="float" office:value="277.98" calcext:value-type="float">
            <text:p>277.98</text:p>
          </table:table-cell>
          <table:table-cell table:number-columns-repeated="2" office:value-type="float" office:value="380.13" calcext:value-type="float">
            <text:p>380.13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09-2018</text:p>
          </table:table-cell>
          <table:table-cell office:value-type="float" office:value="156.1" calcext:value-type="float">
            <text:p>156.1</text:p>
          </table:table-cell>
          <table:table-cell table:number-columns-repeated="5" office:value-type="float" office:value="163.78" calcext:value-type="float">
            <text:p>163.78</text:p>
          </table:table-cell>
          <table:table-cell office:value-type="float" office:value="125.84" calcext:value-type="float">
            <text:p>125.84</text:p>
          </table:table-cell>
          <table:table-cell office:value-type="float" office:value="163.78" calcext:value-type="float">
            <text:p>163.78</text:p>
          </table:table-cell>
          <table:table-cell table:number-columns-repeated="3" office:value-type="float" office:value="160.66" calcext:value-type="float">
            <text:p>160.66</text:p>
          </table:table-cell>
          <table:table-cell table:number-columns-repeated="4" office:value-type="float" office:value="163.78" calcext:value-type="float">
            <text:p>163.78</text:p>
          </table:table-cell>
          <table:table-cell table:number-columns-repeated="2" office:value-type="float" office:value="318.9" calcext:value-type="float">
            <text:p>318.9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09-2018</text:p>
          </table:table-cell>
          <table:table-cell office:value-type="float" office:value="258.48" calcext:value-type="float">
            <text:p>258.48</text:p>
          </table:table-cell>
          <table:table-cell table:number-columns-repeated="5" office:value-type="float" office:value="275.78" calcext:value-type="float">
            <text:p>275.78</text:p>
          </table:table-cell>
          <table:table-cell office:value-type="float" office:value="256.55" calcext:value-type="float">
            <text:p>256.55</text:p>
          </table:table-cell>
          <table:table-cell office:value-type="float" office:value="275.78" calcext:value-type="float">
            <text:p>275.78</text:p>
          </table:table-cell>
          <table:table-cell table:number-columns-repeated="3" office:value-type="float" office:value="248.12" calcext:value-type="float">
            <text:p>248.12</text:p>
          </table:table-cell>
          <table:table-cell table:number-columns-repeated="4" office:value-type="float" office:value="275.78" calcext:value-type="float">
            <text:p>275.78</text:p>
          </table:table-cell>
          <table:table-cell table:number-columns-repeated="2" office:value-type="float" office:value="322.72" calcext:value-type="float">
            <text:p>322.72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09-2018</text:p>
          </table:table-cell>
          <table:table-cell office:value-type="float" office:value="277.41" calcext:value-type="float">
            <text:p>277.41</text:p>
          </table:table-cell>
          <table:table-cell table:number-columns-repeated="4" office:value-type="float" office:value="293.86" calcext:value-type="float">
            <text:p>293.86</text:p>
          </table:table-cell>
          <table:table-cell office:value-type="float" office:value="336.52" calcext:value-type="float">
            <text:p>336.52</text:p>
          </table:table-cell>
          <table:table-cell office:value-type="float" office:value="252.68" calcext:value-type="float">
            <text:p>252.68</text:p>
          </table:table-cell>
          <table:table-cell office:value-type="float" office:value="293.86" calcext:value-type="float">
            <text:p>293.86</text:p>
          </table:table-cell>
          <table:table-cell table:number-columns-repeated="3" office:value-type="float" office:value="253.85" calcext:value-type="float">
            <text:p>253.85</text:p>
          </table:table-cell>
          <table:table-cell table:number-columns-repeated="3" office:value-type="float" office:value="293.86" calcext:value-type="float">
            <text:p>293.86</text:p>
          </table:table-cell>
          <table:table-cell office:value-type="float" office:value="336.52" calcext:value-type="float">
            <text:p>336.52</text:p>
          </table:table-cell>
          <table:table-cell table:number-columns-repeated="2" office:value-type="float" office:value="361.1" calcext:value-type="float">
            <text:p>361.1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09-2018</text:p>
          </table:table-cell>
          <table:table-cell office:value-type="float" office:value="325.29" calcext:value-type="float">
            <text:p>325.29</text:p>
          </table:table-cell>
          <table:table-cell table:number-columns-repeated="4" office:value-type="float" office:value="357.24" calcext:value-type="float">
            <text:p>357.24</text:p>
          </table:table-cell>
          <table:table-cell office:value-type="float" office:value="365.51" calcext:value-type="float">
            <text:p>365.51</text:p>
          </table:table-cell>
          <table:table-cell table:number-columns-repeated="2" office:value-type="float" office:value="399.59" calcext:value-type="float">
            <text:p>399.59</text:p>
          </table:table-cell>
          <table:table-cell table:number-columns-repeated="3" office:value-type="float" office:value="291.5" calcext:value-type="float">
            <text:p>291.5</text:p>
          </table:table-cell>
          <table:table-cell table:number-columns-repeated="3" office:value-type="float" office:value="334.32" calcext:value-type="float">
            <text:p>334.32</text:p>
          </table:table-cell>
          <table:table-cell office:value-type="float" office:value="365.51" calcext:value-type="float">
            <text:p>365.51</text:p>
          </table:table-cell>
          <table:table-cell table:number-columns-repeated="2" office:value-type="float" office:value="424.85" calcext:value-type="float">
            <text:p>424.85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09-2018</text:p>
          </table:table-cell>
          <table:table-cell office:value-type="float" office:value="221.52" calcext:value-type="float">
            <text:p>221.52</text:p>
          </table:table-cell>
          <table:table-cell table:number-columns-repeated="4" office:value-type="float" office:value="222.39" calcext:value-type="float">
            <text:p>222.39</text:p>
          </table:table-cell>
          <table:table-cell office:value-type="float" office:value="248.23" calcext:value-type="float">
            <text:p>248.23</text:p>
          </table:table-cell>
          <table:table-cell office:value-type="float" office:value="220.06" calcext:value-type="float">
            <text:p>220.06</text:p>
          </table:table-cell>
          <table:table-cell office:value-type="float" office:value="222.39" calcext:value-type="float">
            <text:p>222.39</text:p>
          </table:table-cell>
          <table:table-cell table:number-columns-repeated="3" office:value-type="float" office:value="220.06" calcext:value-type="float">
            <text:p>220.06</text:p>
          </table:table-cell>
          <table:table-cell table:number-columns-repeated="3" office:value-type="float" office:value="222.39" calcext:value-type="float">
            <text:p>222.39</text:p>
          </table:table-cell>
          <table:table-cell office:value-type="float" office:value="248.57" calcext:value-type="float">
            <text:p>248.57</text:p>
          </table:table-cell>
          <table:table-cell table:number-columns-repeated="2" office:value-type="float" office:value="380.81" calcext:value-type="float">
            <text:p>380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09-2018</text:p>
          </table:table-cell>
          <table:table-cell office:value-type="float" office:value="262.55" calcext:value-type="float">
            <text:p>262.55</text:p>
          </table:table-cell>
          <table:table-cell table:number-columns-repeated="4" office:value-type="float" office:value="263.44" calcext:value-type="float">
            <text:p>263.44</text:p>
          </table:table-cell>
          <table:table-cell office:value-type="float" office:value="307.03" calcext:value-type="float">
            <text:p>307.03</text:p>
          </table:table-cell>
          <table:table-cell office:value-type="float" office:value="255.41" calcext:value-type="float">
            <text:p>255.41</text:p>
          </table:table-cell>
          <table:table-cell office:value-type="float" office:value="263.44" calcext:value-type="float">
            <text:p>263.44</text:p>
          </table:table-cell>
          <table:table-cell table:number-columns-repeated="3" office:value-type="float" office:value="255.41" calcext:value-type="float">
            <text:p>255.41</text:p>
          </table:table-cell>
          <table:table-cell table:number-columns-repeated="2" office:value-type="float" office:value="263.44" calcext:value-type="float">
            <text:p>263.44</text:p>
          </table:table-cell>
          <table:table-cell office:value-type="float" office:value="276.12" calcext:value-type="float">
            <text:p>276.12</text:p>
          </table:table-cell>
          <table:table-cell office:value-type="float" office:value="307.03" calcext:value-type="float">
            <text:p>307.03</text:p>
          </table:table-cell>
          <table:table-cell table:number-columns-repeated="2" office:value-type="float" office:value="390.43" calcext:value-type="float">
            <text:p>390.43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09-2018</text:p>
          </table:table-cell>
          <table:table-cell office:value-type="float" office:value="304.73" calcext:value-type="float">
            <text:p>304.73</text:p>
          </table:table-cell>
          <table:table-cell table:number-columns-repeated="4" office:value-type="float" office:value="295.59" calcext:value-type="float">
            <text:p>295.59</text:p>
          </table:table-cell>
          <table:table-cell office:value-type="float" office:value="409.87" calcext:value-type="float">
            <text:p>409.87</text:p>
          </table:table-cell>
          <table:table-cell office:value-type="float" office:value="294.09" calcext:value-type="float">
            <text:p>294.09</text:p>
          </table:table-cell>
          <table:table-cell office:value-type="float" office:value="295.59" calcext:value-type="float">
            <text:p>295.59</text:p>
          </table:table-cell>
          <table:table-cell table:number-columns-repeated="3" office:value-type="float" office:value="291.48" calcext:value-type="float">
            <text:p>291.48</text:p>
          </table:table-cell>
          <table:table-cell table:number-columns-repeated="3" office:value-type="float" office:value="295.59" calcext:value-type="float">
            <text:p>295.59</text:p>
          </table:table-cell>
          <table:table-cell office:value-type="float" office:value="409.87" calcext:value-type="float">
            <text:p>409.87</text:p>
          </table:table-cell>
          <table:table-cell table:number-columns-repeated="2" office:value-type="float" office:value="428.98" calcext:value-type="float">
            <text:p>428.98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09-2018</text:p>
          </table:table-cell>
          <table:table-cell office:value-type="float" office:value="291.32" calcext:value-type="float">
            <text:p>291.32</text:p>
          </table:table-cell>
          <table:table-cell table:number-columns-repeated="4" office:value-type="float" office:value="285.32" calcext:value-type="float">
            <text:p>285.32</text:p>
          </table:table-cell>
          <table:table-cell office:value-type="float" office:value="327.23" calcext:value-type="float">
            <text:p>327.23</text:p>
          </table:table-cell>
          <table:table-cell office:value-type="float" office:value="298.6" calcext:value-type="float">
            <text:p>298.6</text:p>
          </table:table-cell>
          <table:table-cell office:value-type="float" office:value="298.84" calcext:value-type="float">
            <text:p>298.84</text:p>
          </table:table-cell>
          <table:table-cell table:number-columns-repeated="3" office:value-type="float" office:value="285.24" calcext:value-type="float">
            <text:p>285.24</text:p>
          </table:table-cell>
          <table:table-cell table:number-columns-repeated="3" office:value-type="float" office:value="285.32" calcext:value-type="float">
            <text:p>285.32</text:p>
          </table:table-cell>
          <table:table-cell office:value-type="float" office:value="327.23" calcext:value-type="float">
            <text:p>327.23</text:p>
          </table:table-cell>
          <table:table-cell table:number-columns-repeated="2" office:value-type="float" office:value="441.71" calcext:value-type="float">
            <text:p>441.71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09-2018</text:p>
          </table:table-cell>
          <table:table-cell office:value-type="float" office:value="256.61" calcext:value-type="float">
            <text:p>256.61</text:p>
          </table:table-cell>
          <table:table-cell table:number-columns-repeated="4" office:value-type="float" office:value="252.17" calcext:value-type="float">
            <text:p>252.17</text:p>
          </table:table-cell>
          <table:table-cell office:value-type="float" office:value="264.92" calcext:value-type="float">
            <text:p>264.92</text:p>
          </table:table-cell>
          <table:table-cell office:value-type="float" office:value="296.85" calcext:value-type="float">
            <text:p>296.85</text:p>
          </table:table-cell>
          <table:table-cell office:value-type="float" office:value="298.59" calcext:value-type="float">
            <text:p>298.59</text:p>
          </table:table-cell>
          <table:table-cell table:number-columns-repeated="6" office:value-type="float" office:value="252.17" calcext:value-type="float">
            <text:p>252.17</text:p>
          </table:table-cell>
          <table:table-cell office:value-type="float" office:value="264.92" calcext:value-type="float">
            <text:p>264.92</text:p>
          </table:table-cell>
          <table:table-cell table:number-columns-repeated="2" office:value-type="float" office:value="350.68" calcext:value-type="float">
            <text:p>350.68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10-2018</text:p>
          </table:table-cell>
          <table:table-cell office:value-type="float" office:value="351.68" calcext:value-type="float">
            <text:p>351.68</text:p>
          </table:table-cell>
          <table:table-cell table:number-columns-repeated="3" office:value-type="float" office:value="358.6" calcext:value-type="float">
            <text:p>358.6</text:p>
          </table:table-cell>
          <table:table-cell office:value-type="float" office:value="437.52" calcext:value-type="float">
            <text:p>437.52</text:p>
          </table:table-cell>
          <table:table-cell office:value-type="float" office:value="358.6" calcext:value-type="float">
            <text:p>358.6</text:p>
          </table:table-cell>
          <table:table-cell table:number-columns-repeated="2" office:value-type="float" office:value="448.05" calcext:value-type="float">
            <text:p>448.05</text:p>
          </table:table-cell>
          <table:table-cell table:number-columns-repeated="3" office:value-type="float" office:value="338.35" calcext:value-type="float">
            <text:p>338.35</text:p>
          </table:table-cell>
          <table:table-cell table:number-columns-repeated="3" office:value-type="float" office:value="343.71" calcext:value-type="float">
            <text:p>343.71</text:p>
          </table:table-cell>
          <table:table-cell office:value-type="float" office:value="358.6" calcext:value-type="float">
            <text:p>358.6</text:p>
          </table:table-cell>
          <table:table-cell office:value-type="float" office:value="466.31" calcext:value-type="float">
            <text:p>466.31</text:p>
          </table:table-cell>
          <table:table-cell office:value-type="float" office:value="486.45" calcext:value-type="float">
            <text:p>486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10-2018</text:p>
          </table:table-cell>
          <table:table-cell office:value-type="float" office:value="349.79" calcext:value-type="float">
            <text:p>349.79</text:p>
          </table:table-cell>
          <table:table-cell table:number-columns-repeated="4" office:value-type="float" office:value="363.01" calcext:value-type="float">
            <text:p>363.01</text:p>
          </table:table-cell>
          <table:table-cell office:value-type="float" office:value="385.45" calcext:value-type="float">
            <text:p>385.45</text:p>
          </table:table-cell>
          <table:table-cell office:value-type="float" office:value="313.5" calcext:value-type="float">
            <text:p>313.5</text:p>
          </table:table-cell>
          <table:table-cell office:value-type="float" office:value="318.54" calcext:value-type="float">
            <text:p>318.54</text:p>
          </table:table-cell>
          <table:table-cell office:value-type="float" office:value="344.19" calcext:value-type="float">
            <text:p>344.19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4.19" calcext:value-type="float">
            <text:p>344.19</text:p>
          </table:table-cell>
          <table:table-cell table:number-columns-repeated="3" office:value-type="float" office:value="346.86" calcext:value-type="float">
            <text:p>346.86</text:p>
          </table:table-cell>
          <table:table-cell office:value-type="float" office:value="385.45" calcext:value-type="float">
            <text:p>385.45</text:p>
          </table:table-cell>
          <table:table-cell table:number-columns-repeated="2" office:value-type="float" office:value="449.55" calcext:value-type="float">
            <text:p>449.55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10-2018</text:p>
          </table:table-cell>
          <table:table-cell office:value-type="float" office:value="339.91" calcext:value-type="float">
            <text:p>339.91</text:p>
          </table:table-cell>
          <table:table-cell table:number-columns-repeated="3" office:value-type="float" office:value="341.98" calcext:value-type="float">
            <text:p>341.98</text:p>
          </table:table-cell>
          <table:table-cell office:value-type="float" office:value="347.99" calcext:value-type="float">
            <text:p>347.99</text:p>
          </table:table-cell>
          <table:table-cell office:value-type="float" office:value="377.37" calcext:value-type="float">
            <text:p>377.37</text:p>
          </table:table-cell>
          <table:table-cell office:value-type="float" office:value="120.33" calcext:value-type="float">
            <text:p>120.33</text:p>
          </table:table-cell>
          <table:table-cell office:value-type="float" office:value="275.56" calcext:value-type="float">
            <text:p>275.56</text:p>
          </table:table-cell>
          <table:table-cell table:number-columns-repeated="3" office:value-type="float" office:value="335.21" calcext:value-type="float">
            <text:p>335.21</text:p>
          </table:table-cell>
          <table:table-cell table:number-columns-repeated="2" office:value-type="float" office:value="340.61" calcext:value-type="float">
            <text:p>340.61</text:p>
          </table:table-cell>
          <table:table-cell office:value-type="float" office:value="340.72" calcext:value-type="float">
            <text:p>340.72</text:p>
          </table:table-cell>
          <table:table-cell office:value-type="float" office:value="377.37" calcext:value-type="float">
            <text:p>377.37</text:p>
          </table:table-cell>
          <table:table-cell table:number-columns-repeated="2" office:value-type="float" office:value="398.08" calcext:value-type="float">
            <text:p>398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10-2018</text:p>
          </table:table-cell>
          <table:table-cell office:value-type="float" office:value="367.9" calcext:value-type="float">
            <text:p>367.9</text:p>
          </table:table-cell>
          <table:table-cell table:number-columns-repeated="3" office:value-type="float" office:value="432.74" calcext:value-type="float">
            <text:p>432.74</text:p>
          </table:table-cell>
          <table:table-cell office:value-type="float" office:value="470.07" calcext:value-type="float">
            <text:p>470.07</text:p>
          </table:table-cell>
          <table:table-cell office:value-type="float" office:value="439.47" calcext:value-type="float">
            <text:p>439.47</text:p>
          </table:table-cell>
          <table:table-cell table:number-columns-repeated="2" office:value-type="float" office:value="481.43" calcext:value-type="float">
            <text:p>481.43</text:p>
          </table:table-cell>
          <table:table-cell table:number-columns-repeated="3" office:value-type="float" office:value="355.77" calcext:value-type="float">
            <text:p>355.77</text:p>
          </table:table-cell>
          <table:table-cell table:number-columns-repeated="3" office:value-type="float" office:value="358.57" calcext:value-type="float">
            <text:p>358.57</text:p>
          </table:table-cell>
          <table:table-cell office:value-type="float" office:value="439.47" calcext:value-type="float">
            <text:p>439.47</text:p>
          </table:table-cell>
          <table:table-cell office:value-type="float" office:value="481.25" calcext:value-type="float">
            <text:p>481.25</text:p>
          </table:table-cell>
          <table:table-cell office:value-type="float" office:value="503.84" calcext:value-type="float">
            <text:p>503.84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10-2018</text:p>
          </table:table-cell>
          <table:table-cell office:value-type="float" office:value="352.31" calcext:value-type="float">
            <text:p>352.31</text:p>
          </table:table-cell>
          <table:table-cell table:number-columns-repeated="3" office:value-type="float" office:value="358.3" calcext:value-type="float">
            <text:p>358.3</text:p>
          </table:table-cell>
          <table:table-cell office:value-type="float" office:value="421.01" calcext:value-type="float">
            <text:p>421.01</text:p>
          </table:table-cell>
          <table:table-cell office:value-type="float" office:value="360.37" calcext:value-type="float">
            <text:p>360.37</text:p>
          </table:table-cell>
          <table:table-cell table:number-columns-repeated="2" office:value-type="float" office:value="436.06" calcext:value-type="float">
            <text:p>436.06</text:p>
          </table:table-cell>
          <table:table-cell table:number-columns-repeated="3" office:value-type="float" office:value="344.45" calcext:value-type="float">
            <text:p>344.45</text:p>
          </table:table-cell>
          <table:table-cell table:number-columns-repeated="2" office:value-type="float" office:value="351.24" calcext:value-type="float">
            <text:p>351.24</text:p>
          </table:table-cell>
          <table:table-cell office:value-type="float" office:value="358.38" calcext:value-type="float">
            <text:p>358.38</text:p>
          </table:table-cell>
          <table:table-cell office:value-type="float" office:value="360.37" calcext:value-type="float">
            <text:p>360.37</text:p>
          </table:table-cell>
          <table:table-cell table:number-columns-repeated="2" office:value-type="float" office:value="456.91" calcext:value-type="float">
            <text:p>456.91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10-2018</text:p>
          </table:table-cell>
          <table:table-cell office:value-type="float" office:value="348.49" calcext:value-type="float">
            <text:p>348.49</text:p>
          </table:table-cell>
          <table:table-cell table:number-columns-repeated="3" office:value-type="float" office:value="349.18" calcext:value-type="float">
            <text:p>349.18</text:p>
          </table:table-cell>
          <table:table-cell office:value-type="float" office:value="402.68" calcext:value-type="float">
            <text:p>402.68</text:p>
          </table:table-cell>
          <table:table-cell office:value-type="float" office:value="349.18" calcext:value-type="float">
            <text:p>349.18</text:p>
          </table:table-cell>
          <table:table-cell table:number-columns-repeated="2" office:value-type="float" office:value="423.42" calcext:value-type="float">
            <text:p>423.42</text:p>
          </table:table-cell>
          <table:table-cell table:number-columns-repeated="3" office:value-type="float" office:value="346.99" calcext:value-type="float">
            <text:p>346.99</text:p>
          </table:table-cell>
          <table:table-cell table:number-columns-repeated="3" office:value-type="float" office:value="349.13" calcext:value-type="float">
            <text:p>349.13</text:p>
          </table:table-cell>
          <table:table-cell office:value-type="float" office:value="349.18" calcext:value-type="float">
            <text:p>349.18</text:p>
          </table:table-cell>
          <table:table-cell table:number-columns-repeated="2" office:value-type="float" office:value="415.97" calcext:value-type="float">
            <text:p>415.97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10-2018</text:p>
          </table:table-cell>
          <table:table-cell office:value-type="float" office:value="354.88" calcext:value-type="float">
            <text:p>354.88</text:p>
          </table:table-cell>
          <table:table-cell table:number-columns-repeated="3" office:value-type="float" office:value="368.84" calcext:value-type="float">
            <text:p>368.84</text:p>
          </table:table-cell>
          <table:table-cell office:value-type="float" office:value="394.84" calcext:value-type="float">
            <text:p>394.84</text:p>
          </table:table-cell>
          <table:table-cell office:value-type="float" office:value="368.84" calcext:value-type="float">
            <text:p>368.84</text:p>
          </table:table-cell>
          <table:table-cell table:number-columns-repeated="2" office:value-type="float" office:value="400.73" calcext:value-type="float">
            <text:p>400.73</text:p>
          </table:table-cell>
          <table:table-cell table:number-columns-repeated="3" office:value-type="float" office:value="345.68" calcext:value-type="float">
            <text:p>345.68</text:p>
          </table:table-cell>
          <table:table-cell table:number-columns-repeated="3" office:value-type="float" office:value="355.15" calcext:value-type="float">
            <text:p>355.15</text:p>
          </table:table-cell>
          <table:table-cell office:value-type="float" office:value="368.84" calcext:value-type="float">
            <text:p>368.84</text:p>
          </table:table-cell>
          <table:table-cell table:number-columns-repeated="2" office:value-type="float" office:value="390.17" calcext:value-type="float">
            <text:p>390.17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10-2018</text:p>
          </table:table-cell>
          <table:table-cell office:value-type="float" office:value="347.94" calcext:value-type="float">
            <text:p>347.94</text:p>
          </table:table-cell>
          <table:table-cell table:number-columns-repeated="3" office:value-type="float" office:value="351.54" calcext:value-type="float">
            <text:p>351.54</text:p>
          </table:table-cell>
          <table:table-cell office:value-type="float" office:value="444.22" calcext:value-type="float">
            <text:p>444.22</text:p>
          </table:table-cell>
          <table:table-cell office:value-type="float" office:value="354.13" calcext:value-type="float">
            <text:p>354.13</text:p>
          </table:table-cell>
          <table:table-cell office:value-type="float" office:value="344.79" calcext:value-type="float">
            <text:p>344.79</text:p>
          </table:table-cell>
          <table:table-cell office:value-type="float" office:value="445.55" calcext:value-type="float">
            <text:p>445.55</text:p>
          </table:table-cell>
          <table:table-cell table:number-columns-repeated="3" office:value-type="float" office:value="344.79" calcext:value-type="float">
            <text:p>344.79</text:p>
          </table:table-cell>
          <table:table-cell table:number-columns-repeated="3" office:value-type="float" office:value="351.47" calcext:value-type="float">
            <text:p>351.47</text:p>
          </table:table-cell>
          <table:table-cell office:value-type="float" office:value="354.13" calcext:value-type="float">
            <text:p>354.13</text:p>
          </table:table-cell>
          <table:table-cell table:number-columns-repeated="2" office:value-type="float" office:value="491.47" calcext:value-type="float">
            <text:p>491.47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10-2018</text:p>
          </table:table-cell>
          <table:table-cell office:value-type="float" office:value="334.13" calcext:value-type="float">
            <text:p>334.13</text:p>
          </table:table-cell>
          <table:table-cell table:number-columns-repeated="3" office:value-type="float" office:value="342.45" calcext:value-type="float">
            <text:p>342.45</text:p>
          </table:table-cell>
          <table:table-cell office:value-type="float" office:value="463.98" calcext:value-type="float">
            <text:p>463.98</text:p>
          </table:table-cell>
          <table:table-cell office:value-type="float" office:value="342.45" calcext:value-type="float">
            <text:p>342.45</text:p>
          </table:table-cell>
          <table:table-cell office:value-type="float" office:value="325.44" calcext:value-type="float">
            <text:p>325.44</text:p>
          </table:table-cell>
          <table:table-cell office:value-type="float" office:value="492.98" calcext:value-type="float">
            <text:p>492.98</text:p>
          </table:table-cell>
          <table:table-cell table:number-columns-repeated="3" office:value-type="float" office:value="325.44" calcext:value-type="float">
            <text:p>325.44</text:p>
          </table:table-cell>
          <table:table-cell table:number-columns-repeated="2" office:value-type="float" office:value="342.45" calcext:value-type="float">
            <text:p>342.45</text:p>
          </table:table-cell>
          <table:table-cell office:value-type="float" office:value="348.65" calcext:value-type="float">
            <text:p>348.65</text:p>
          </table:table-cell>
          <table:table-cell office:value-type="float" office:value="342.45" calcext:value-type="float">
            <text:p>342.45</text:p>
          </table:table-cell>
          <table:table-cell table:number-columns-repeated="2" office:value-type="float" office:value="487.37" calcext:value-type="float">
            <text:p>487.37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10-2018</text:p>
          </table:table-cell>
          <table:table-cell office:value-type="float" office:value="348.79" calcext:value-type="float">
            <text:p>348.79</text:p>
          </table:table-cell>
          <table:table-cell table:number-columns-repeated="3" office:value-type="float" office:value="372.75" calcext:value-type="float">
            <text:p>372.75</text:p>
          </table:table-cell>
          <table:table-cell office:value-type="float" office:value="446.55" calcext:value-type="float">
            <text:p>446.55</text:p>
          </table:table-cell>
          <table:table-cell office:value-type="float" office:value="372.75" calcext:value-type="float">
            <text:p>372.75</text:p>
          </table:table-cell>
          <table:table-cell office:value-type="float" office:value="436.7" calcext:value-type="float">
            <text:p>436.7</text:p>
          </table:table-cell>
          <table:table-cell office:value-type="float" office:value="447.09" calcext:value-type="float">
            <text:p>447.09</text:p>
          </table:table-cell>
          <table:table-cell table:number-columns-repeated="2" office:value-type="float" office:value="326.8" calcext:value-type="float">
            <text:p>326.8</text:p>
          </table:table-cell>
          <table:table-cell office:value-type="float" office:value="326.75" calcext:value-type="float">
            <text:p>326.75</text:p>
          </table:table-cell>
          <table:table-cell table:number-columns-repeated="3" office:value-type="float" office:value="351.55" calcext:value-type="float">
            <text:p>351.55</text:p>
          </table:table-cell>
          <table:table-cell office:value-type="float" office:value="372.75" calcext:value-type="float">
            <text:p>372.75</text:p>
          </table:table-cell>
          <table:table-cell office:value-type="float" office:value="505.3" calcext:value-type="float">
            <text:p>505.3</text:p>
          </table:table-cell>
          <table:table-cell office:value-type="float" office:value="505.78" calcext:value-type="float">
            <text:p>505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10-2018</text:p>
          </table:table-cell>
          <table:table-cell office:value-type="float" office:value="325.96" calcext:value-type="float">
            <text:p>325.96</text:p>
          </table:table-cell>
          <table:table-cell table:number-columns-repeated="3" office:value-type="float" office:value="336.69" calcext:value-type="float">
            <text:p>336.69</text:p>
          </table:table-cell>
          <table:table-cell office:value-type="float" office:value="392.12" calcext:value-type="float">
            <text:p>392.12</text:p>
          </table:table-cell>
          <table:table-cell office:value-type="float" office:value="368.79" calcext:value-type="float">
            <text:p>368.79</text:p>
          </table:table-cell>
          <table:table-cell office:value-type="float" office:value="313.34" calcext:value-type="float">
            <text:p>313.34</text:p>
          </table:table-cell>
          <table:table-cell office:value-type="float" office:value="392.12" calcext:value-type="float">
            <text:p>392.12</text:p>
          </table:table-cell>
          <table:table-cell table:number-columns-repeated="3" office:value-type="float" office:value="305.87" calcext:value-type="float">
            <text:p>305.87</text:p>
          </table:table-cell>
          <table:table-cell table:number-columns-repeated="2" office:value-type="float" office:value="332.5" calcext:value-type="float">
            <text:p>332.5</text:p>
          </table:table-cell>
          <table:table-cell office:value-type="float" office:value="347.15" calcext:value-type="float">
            <text:p>347.15</text:p>
          </table:table-cell>
          <table:table-cell office:value-type="float" office:value="368.79" calcext:value-type="float">
            <text:p>368.79</text:p>
          </table:table-cell>
          <table:table-cell table:number-columns-repeated="2" office:value-type="float" office:value="461.14" calcext:value-type="float">
            <text:p>461.1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10-2018</text:p>
          </table:table-cell>
          <table:table-cell office:value-type="float" office:value="330.85" calcext:value-type="float">
            <text:p>330.85</text:p>
          </table:table-cell>
          <table:table-cell table:number-columns-repeated="3" office:value-type="float" office:value="339.62" calcext:value-type="float">
            <text:p>339.62</text:p>
          </table:table-cell>
          <table:table-cell office:value-type="float" office:value="410.92" calcext:value-type="float">
            <text:p>410.92</text:p>
          </table:table-cell>
          <table:table-cell office:value-type="float" office:value="374.14" calcext:value-type="float">
            <text:p>374.14</text:p>
          </table:table-cell>
          <table:table-cell office:value-type="float" office:value="330.77" calcext:value-type="float">
            <text:p>330.77</text:p>
          </table:table-cell>
          <table:table-cell office:value-type="float" office:value="411.83" calcext:value-type="float">
            <text:p>411.83</text:p>
          </table:table-cell>
          <table:table-cell table:number-columns-repeated="2" office:value-type="float" office:value="313.86" calcext:value-type="float">
            <text:p>313.86</text:p>
          </table:table-cell>
          <table:table-cell office:value-type="float" office:value="312.64" calcext:value-type="float">
            <text:p>312.64</text:p>
          </table:table-cell>
          <table:table-cell table:number-columns-repeated="2" office:value-type="float" office:value="333.97" calcext:value-type="float">
            <text:p>333.97</text:p>
          </table:table-cell>
          <table:table-cell office:value-type="float" office:value="336.77" calcext:value-type="float">
            <text:p>336.77</text:p>
          </table:table-cell>
          <table:table-cell office:value-type="float" office:value="374.14" calcext:value-type="float">
            <text:p>374.14</text:p>
          </table:table-cell>
          <table:table-cell office:value-type="float" office:value="434.89" calcext:value-type="float">
            <text:p>434.89</text:p>
          </table:table-cell>
          <table:table-cell office:value-type="float" office:value="435.49" calcext:value-type="float">
            <text:p>435.49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10-2018</text:p>
          </table:table-cell>
          <table:table-cell office:value-type="float" office:value="257.78" calcext:value-type="float">
            <text:p>257.78</text:p>
          </table:table-cell>
          <table:table-cell table:number-columns-repeated="9" office:value-type="float" office:value="253.67" calcext:value-type="float">
            <text:p>253.67</text:p>
          </table:table-cell>
          <table:table-cell office:value-type="float" office:value="252.35" calcext:value-type="float">
            <text:p>252.35</text:p>
          </table:table-cell>
          <table:table-cell table:number-columns-repeated="2" office:value-type="float" office:value="253.67" calcext:value-type="float">
            <text:p>253.67</text:p>
          </table:table-cell>
          <table:table-cell office:value-type="float" office:value="289.89" calcext:value-type="float">
            <text:p>289.89</text:p>
          </table:table-cell>
          <table:table-cell office:value-type="float" office:value="253.67" calcext:value-type="float">
            <text:p>253.67</text:p>
          </table:table-cell>
          <table:table-cell table:number-columns-repeated="2" office:value-type="float" office:value="384.66" calcext:value-type="float">
            <text:p>384.66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10-2018</text:p>
          </table:table-cell>
          <table:table-cell office:value-type="float" office:value="149.7" calcext:value-type="float">
            <text:p>149.7</text:p>
          </table:table-cell>
          <table:table-cell table:number-columns-repeated="6" office:value-type="float" office:value="134.97" calcext:value-type="float">
            <text:p>134.97</text:p>
          </table:table-cell>
          <table:table-cell office:value-type="float" office:value="148.36" calcext:value-type="float">
            <text:p>148.36</text:p>
          </table:table-cell>
          <table:table-cell table:number-columns-repeated="5" office:value-type="float" office:value="134.97" calcext:value-type="float">
            <text:p>134.97</text:p>
          </table:table-cell>
          <table:table-cell office:value-type="float" office:value="286.34" calcext:value-type="float">
            <text:p>286.34</text:p>
          </table:table-cell>
          <table:table-cell office:value-type="float" office:value="134.97" calcext:value-type="float">
            <text:p>134.97</text:p>
          </table:table-cell>
          <table:table-cell table:number-columns-repeated="2" office:value-type="float" office:value="253.48" calcext:value-type="float">
            <text:p>253.48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10-2018</text:p>
          </table:table-cell>
          <table:table-cell office:value-type="float" office:value="278.02" calcext:value-type="float">
            <text:p>278.02</text:p>
          </table:table-cell>
          <table:table-cell table:number-columns-repeated="3" office:value-type="float" office:value="296.47" calcext:value-type="float">
            <text:p>296.47</text:p>
          </table:table-cell>
          <table:table-cell office:value-type="float" office:value="384.98" calcext:value-type="float">
            <text:p>384.98</text:p>
          </table:table-cell>
          <table:table-cell office:value-type="float" office:value="308.71" calcext:value-type="float">
            <text:p>308.71</text:p>
          </table:table-cell>
          <table:table-cell office:value-type="float" office:value="402.8" calcext:value-type="float">
            <text:p>402.8</text:p>
          </table:table-cell>
          <table:table-cell office:value-type="float" office:value="403.95" calcext:value-type="float">
            <text:p>403.95</text:p>
          </table:table-cell>
          <table:table-cell table:number-columns-repeated="2" office:value-type="float" office:value="254.73" calcext:value-type="float">
            <text:p>254.73</text:p>
          </table:table-cell>
          <table:table-cell office:value-type="float" office:value="48.53" calcext:value-type="float">
            <text:p>48.53</text:p>
          </table:table-cell>
          <table:table-cell table:number-columns-repeated="2" office:value-type="float" office:value="287.48" calcext:value-type="float">
            <text:p>287.48</text:p>
          </table:table-cell>
          <table:table-cell office:value-type="float" office:value="331.25" calcext:value-type="float">
            <text:p>331.25</text:p>
          </table:table-cell>
          <table:table-cell office:value-type="float" office:value="308.71" calcext:value-type="float">
            <text:p>308.71</text:p>
          </table:table-cell>
          <table:table-cell table:number-columns-repeated="2" office:value-type="float" office:value="417.19" calcext:value-type="float">
            <text:p>417.19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10-2018</text:p>
          </table:table-cell>
          <table:table-cell office:value-type="float" office:value="330.17" calcext:value-type="float">
            <text:p>330.17</text:p>
          </table:table-cell>
          <table:table-cell table:number-columns-repeated="3" office:value-type="float" office:value="355.25" calcext:value-type="float">
            <text:p>355.25</text:p>
          </table:table-cell>
          <table:table-cell office:value-type="float" office:value="506.58" calcext:value-type="float">
            <text:p>506.58</text:p>
          </table:table-cell>
          <table:table-cell office:value-type="float" office:value="372.82" calcext:value-type="float">
            <text:p>372.82</text:p>
          </table:table-cell>
          <table:table-cell office:value-type="float" office:value="537.12" calcext:value-type="float">
            <text:p>537.12</text:p>
          </table:table-cell>
          <table:table-cell office:value-type="float" office:value="538.75" calcext:value-type="float">
            <text:p>538.75</text:p>
          </table:table-cell>
          <table:table-cell table:number-columns-repeated="2" office:value-type="float" office:value="310.99" calcext:value-type="float">
            <text:p>310.99</text:p>
          </table:table-cell>
          <table:table-cell office:value-type="float" office:value="47.94" calcext:value-type="float">
            <text:p>47.94</text:p>
          </table:table-cell>
          <table:table-cell table:number-columns-repeated="2" office:value-type="float" office:value="335.02" calcext:value-type="float">
            <text:p>335.02</text:p>
          </table:table-cell>
          <table:table-cell office:value-type="float" office:value="335.23" calcext:value-type="float">
            <text:p>335.23</text:p>
          </table:table-cell>
          <table:table-cell office:value-type="float" office:value="372.82" calcext:value-type="float">
            <text:p>372.82</text:p>
          </table:table-cell>
          <table:table-cell office:value-type="float" office:value="485.9" calcext:value-type="float">
            <text:p>485.9</text:p>
          </table:table-cell>
          <table:table-cell office:value-type="float" office:value="508.29" calcext:value-type="float">
            <text:p>508.29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10-2018</text:p>
          </table:table-cell>
          <table:table-cell office:value-type="float" office:value="324.7" calcext:value-type="float">
            <text:p>324.7</text:p>
          </table:table-cell>
          <table:table-cell table:number-columns-repeated="3" office:value-type="float" office:value="332.38" calcext:value-type="float">
            <text:p>332.38</text:p>
          </table:table-cell>
          <table:table-cell office:value-type="float" office:value="500.56" calcext:value-type="float">
            <text:p>500.56</text:p>
          </table:table-cell>
          <table:table-cell office:value-type="float" office:value="368.3" calcext:value-type="float">
            <text:p>368.3</text:p>
          </table:table-cell>
          <table:table-cell office:value-type="float" office:value="528.41" calcext:value-type="float">
            <text:p>528.41</text:p>
          </table:table-cell>
          <table:table-cell office:value-type="float" office:value="530.4" calcext:value-type="float">
            <text:p>530.4</text:p>
          </table:table-cell>
          <table:table-cell table:number-columns-repeated="3" office:value-type="float" office:value="297.31" calcext:value-type="float">
            <text:p>297.31</text:p>
          </table:table-cell>
          <table:table-cell table:number-columns-repeated="3" office:value-type="float" office:value="329.31" calcext:value-type="float">
            <text:p>329.31</text:p>
          </table:table-cell>
          <table:table-cell office:value-type="float" office:value="368.3" calcext:value-type="float">
            <text:p>368.3</text:p>
          </table:table-cell>
          <table:table-cell office:value-type="float" office:value="461.82" calcext:value-type="float">
            <text:p>461.82</text:p>
          </table:table-cell>
          <table:table-cell office:value-type="float" office:value="496.53" calcext:value-type="float">
            <text:p>496.53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10-2018</text:p>
          </table:table-cell>
          <table:table-cell office:value-type="float" office:value="322.63" calcext:value-type="float">
            <text:p>322.63</text:p>
          </table:table-cell>
          <table:table-cell table:number-columns-repeated="3" office:value-type="float" office:value="329.04" calcext:value-type="float">
            <text:p>329.04</text:p>
          </table:table-cell>
          <table:table-cell office:value-type="float" office:value="445.19" calcext:value-type="float">
            <text:p>445.19</text:p>
          </table:table-cell>
          <table:table-cell office:value-type="float" office:value="391.39" calcext:value-type="float">
            <text:p>391.39</text:p>
          </table:table-cell>
          <table:table-cell office:value-type="float" office:value="460.31" calcext:value-type="float">
            <text:p>460.31</text:p>
          </table:table-cell>
          <table:table-cell office:value-type="float" office:value="465.94" calcext:value-type="float">
            <text:p>465.94</text:p>
          </table:table-cell>
          <table:table-cell table:number-columns-repeated="3" office:value-type="float" office:value="302.48" calcext:value-type="float">
            <text:p>302.48</text:p>
          </table:table-cell>
          <table:table-cell table:number-columns-repeated="3" office:value-type="float" office:value="319.77" calcext:value-type="float">
            <text:p>319.77</text:p>
          </table:table-cell>
          <table:table-cell office:value-type="float" office:value="391.39" calcext:value-type="float">
            <text:p>391.39</text:p>
          </table:table-cell>
          <table:table-cell office:value-type="float" office:value="442.67" calcext:value-type="float">
            <text:p>442.67</text:p>
          </table:table-cell>
          <table:table-cell office:value-type="float" office:value="455.65" calcext:value-type="float">
            <text:p>455.65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10-2018</text:p>
          </table:table-cell>
          <table:table-cell office:value-type="float" office:value="323.29" calcext:value-type="float">
            <text:p>323.29</text:p>
          </table:table-cell>
          <table:table-cell table:number-columns-repeated="3" office:value-type="float" office:value="337.61" calcext:value-type="float">
            <text:p>337.61</text:p>
          </table:table-cell>
          <table:table-cell office:value-type="float" office:value="490.18" calcext:value-type="float">
            <text:p>490.18</text:p>
          </table:table-cell>
          <table:table-cell office:value-type="float" office:value="357.1" calcext:value-type="float">
            <text:p>357.1</text:p>
          </table:table-cell>
          <table:table-cell office:value-type="float" office:value="503.93" calcext:value-type="float">
            <text:p>503.93</text:p>
          </table:table-cell>
          <table:table-cell office:value-type="float" office:value="504.3" calcext:value-type="float">
            <text:p>504.3</text:p>
          </table:table-cell>
          <table:table-cell table:number-columns-repeated="3" office:value-type="float" office:value="301.91" calcext:value-type="float">
            <text:p>301.91</text:p>
          </table:table-cell>
          <table:table-cell table:number-columns-repeated="3" office:value-type="float" office:value="319.61" calcext:value-type="float">
            <text:p>319.61</text:p>
          </table:table-cell>
          <table:table-cell office:value-type="float" office:value="357.1" calcext:value-type="float">
            <text:p>357.1</text:p>
          </table:table-cell>
          <table:table-cell office:value-type="float" office:value="473.25" calcext:value-type="float">
            <text:p>473.25</text:p>
          </table:table-cell>
          <table:table-cell office:value-type="float" office:value="495.1" calcext:value-type="float">
            <text:p>495.1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10-2018</text:p>
          </table:table-cell>
          <table:table-cell office:value-type="float" office:value="314.22" calcext:value-type="float">
            <text:p>314.22</text:p>
          </table:table-cell>
          <table:table-cell table:number-columns-repeated="3" office:value-type="float" office:value="325.24" calcext:value-type="float">
            <text:p>325.24</text:p>
          </table:table-cell>
          <table:table-cell office:value-type="float" office:value="387.93" calcext:value-type="float">
            <text:p>387.93</text:p>
          </table:table-cell>
          <table:table-cell office:value-type="float" office:value="325.24" calcext:value-type="float">
            <text:p>325.24</text:p>
          </table:table-cell>
          <table:table-cell office:value-type="float" office:value="390.99" calcext:value-type="float">
            <text:p>390.99</text:p>
          </table:table-cell>
          <table:table-cell office:value-type="float" office:value="401.9" calcext:value-type="float">
            <text:p>401.9</text:p>
          </table:table-cell>
          <table:table-cell table:number-columns-repeated="3" office:value-type="float" office:value="304.06" calcext:value-type="float">
            <text:p>304.06</text:p>
          </table:table-cell>
          <table:table-cell table:number-columns-repeated="3" office:value-type="float" office:value="318.64" calcext:value-type="float">
            <text:p>318.64</text:p>
          </table:table-cell>
          <table:table-cell office:value-type="float" office:value="325.24" calcext:value-type="float">
            <text:p>325.24</text:p>
          </table:table-cell>
          <table:table-cell table:number-columns-repeated="2" office:value-type="float" office:value="387.93" calcext:value-type="float">
            <text:p>387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10-2018</text:p>
          </table:table-cell>
          <table:table-cell office:value-type="float" office:value="302.78" calcext:value-type="float">
            <text:p>302.78</text:p>
          </table:table-cell>
          <table:table-cell table:number-columns-repeated="3" office:value-type="float" office:value="302.67" calcext:value-type="float">
            <text:p>302.67</text:p>
          </table:table-cell>
          <table:table-cell office:value-type="float" office:value="340.73" calcext:value-type="float">
            <text:p>340.73</text:p>
          </table:table-cell>
          <table:table-cell office:value-type="float" office:value="302.67" calcext:value-type="float">
            <text:p>302.67</text:p>
          </table:table-cell>
          <table:table-cell office:value-type="float" office:value="316.23" calcext:value-type="float">
            <text:p>316.23</text:p>
          </table:table-cell>
          <table:table-cell office:value-type="float" office:value="346.28" calcext:value-type="float">
            <text:p>346.28</text:p>
          </table:table-cell>
          <table:table-cell table:number-columns-repeated="6" office:value-type="float" office:value="302.67" calcext:value-type="float">
            <text:p>302.67</text:p>
          </table:table-cell>
          <table:table-cell office:value-type="float" office:value="304.16" calcext:value-type="float">
            <text:p>304.16</text:p>
          </table:table-cell>
          <table:table-cell table:number-columns-repeated="2" office:value-type="float" office:value="348.32" calcext:value-type="float">
            <text:p>348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10-2018</text:p>
          </table:table-cell>
          <table:table-cell office:value-type="float" office:value="283.84" calcext:value-type="float">
            <text:p>283.84</text:p>
          </table:table-cell>
          <table:table-cell table:number-columns-repeated="3" office:value-type="float" office:value="282.04" calcext:value-type="float">
            <text:p>282.04</text:p>
          </table:table-cell>
          <table:table-cell office:value-type="float" office:value="313" calcext:value-type="float">
            <text:p>313</text:p>
          </table:table-cell>
          <table:table-cell office:value-type="float" office:value="314.81" calcext:value-type="float">
            <text:p>314.81</text:p>
          </table:table-cell>
          <table:table-cell office:value-type="float" office:value="282.04" calcext:value-type="float">
            <text:p>282.04</text:p>
          </table:table-cell>
          <table:table-cell office:value-type="float" office:value="313" calcext:value-type="float">
            <text:p>313</text:p>
          </table:table-cell>
          <table:table-cell table:number-columns-repeated="6" office:value-type="float" office:value="282.04" calcext:value-type="float">
            <text:p>282.04</text:p>
          </table:table-cell>
          <table:table-cell office:value-type="float" office:value="314.81" calcext:value-type="float">
            <text:p>314.81</text:p>
          </table:table-cell>
          <table:table-cell table:number-columns-repeated="2" office:value-type="float" office:value="351.93" calcext:value-type="float">
            <text:p>351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10-2018</text:p>
          </table:table-cell>
          <table:table-cell office:value-type="float" office:value="268.88" calcext:value-type="float">
            <text:p>268.88</text:p>
          </table:table-cell>
          <table:table-cell table:number-columns-repeated="4" office:value-type="float" office:value="265.8" calcext:value-type="float">
            <text:p>265.8</text:p>
          </table:table-cell>
          <table:table-cell office:value-type="float" office:value="315.2" calcext:value-type="float">
            <text:p>315.2</text:p>
          </table:table-cell>
          <table:table-cell office:value-type="float" office:value="240.01" calcext:value-type="float">
            <text:p>240.01</text:p>
          </table:table-cell>
          <table:table-cell office:value-type="float" office:value="241.72" calcext:value-type="float">
            <text:p>241.72</text:p>
          </table:table-cell>
          <table:table-cell table:number-columns-repeated="5" office:value-type="float" office:value="265.8" calcext:value-type="float">
            <text:p>265.8</text:p>
          </table:table-cell>
          <table:table-cell office:value-type="float" office:value="265.82" calcext:value-type="float">
            <text:p>265.82</text:p>
          </table:table-cell>
          <table:table-cell office:value-type="float" office:value="315.2" calcext:value-type="float">
            <text:p>315.2</text:p>
          </table:table-cell>
          <table:table-cell table:number-columns-repeated="2" office:value-type="float" office:value="317.43" calcext:value-type="float">
            <text:p>317.43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10-2018</text:p>
          </table:table-cell>
          <table:table-cell office:value-type="float" office:value="310.71" calcext:value-type="float">
            <text:p>310.71</text:p>
          </table:table-cell>
          <table:table-cell table:number-columns-repeated="3" office:value-type="float" office:value="307.54" calcext:value-type="float">
            <text:p>307.54</text:p>
          </table:table-cell>
          <table:table-cell office:value-type="float" office:value="345.74" calcext:value-type="float">
            <text:p>345.74</text:p>
          </table:table-cell>
          <table:table-cell office:value-type="float" office:value="342.55" calcext:value-type="float">
            <text:p>342.55</text:p>
          </table:table-cell>
          <table:table-cell office:value-type="float" office:value="267.74" calcext:value-type="float">
            <text:p>267.74</text:p>
          </table:table-cell>
          <table:table-cell office:value-type="float" office:value="300.87" calcext:value-type="float">
            <text:p>300.87</text:p>
          </table:table-cell>
          <table:table-cell table:number-columns-repeated="3" office:value-type="float" office:value="313.21" calcext:value-type="float">
            <text:p>313.21</text:p>
          </table:table-cell>
          <table:table-cell table:number-columns-repeated="3" office:value-type="float" office:value="309.21" calcext:value-type="float">
            <text:p>309.21</text:p>
          </table:table-cell>
          <table:table-cell office:value-type="float" office:value="342.55" calcext:value-type="float">
            <text:p>342.55</text:p>
          </table:table-cell>
          <table:table-cell office:value-type="float" office:value="349.15" calcext:value-type="float">
            <text:p>349.15</text:p>
          </table:table-cell>
          <table:table-cell office:value-type="float" office:value="348.04" calcext:value-type="float">
            <text:p>348.04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10-2018</text:p>
          </table:table-cell>
          <table:table-cell office:value-type="float" office:value="331.64" calcext:value-type="float">
            <text:p>331.64</text:p>
          </table:table-cell>
          <table:table-cell table:number-columns-repeated="3" office:value-type="float" office:value="328.61" calcext:value-type="float">
            <text:p>328.61</text:p>
          </table:table-cell>
          <table:table-cell office:value-type="float" office:value="342.07" calcext:value-type="float">
            <text:p>342.07</text:p>
          </table:table-cell>
          <table:table-cell office:value-type="float" office:value="368.98" calcext:value-type="float">
            <text:p>368.98</text:p>
          </table:table-cell>
          <table:table-cell office:value-type="float" office:value="312.96" calcext:value-type="float">
            <text:p>312.96</text:p>
          </table:table-cell>
          <table:table-cell office:value-type="float" office:value="326.43" calcext:value-type="float">
            <text:p>326.43</text:p>
          </table:table-cell>
          <table:table-cell table:number-columns-repeated="6" office:value-type="float" office:value="328.61" calcext:value-type="float">
            <text:p>328.61</text:p>
          </table:table-cell>
          <table:table-cell office:value-type="float" office:value="368.98" calcext:value-type="float">
            <text:p>368.98</text:p>
          </table:table-cell>
          <table:table-cell table:number-columns-repeated="2" office:value-type="float" office:value="373.24" calcext:value-type="float">
            <text:p>373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10-2018</text:p>
          </table:table-cell>
          <table:table-cell office:value-type="float" office:value="365.89" calcext:value-type="float">
            <text:p>365.89</text:p>
          </table:table-cell>
          <table:table-cell table:number-columns-repeated="3" office:value-type="float" office:value="376.94" calcext:value-type="float">
            <text:p>376.94</text:p>
          </table:table-cell>
          <table:table-cell office:value-type="float" office:value="425.12" calcext:value-type="float">
            <text:p>425.12</text:p>
          </table:table-cell>
          <table:table-cell office:value-type="float" office:value="415.83" calcext:value-type="float">
            <text:p>415.83</text:p>
          </table:table-cell>
          <table:table-cell office:value-type="float" office:value="414.87" calcext:value-type="float">
            <text:p>414.87</text:p>
          </table:table-cell>
          <table:table-cell office:value-type="float" office:value="426.96" calcext:value-type="float">
            <text:p>426.96</text:p>
          </table:table-cell>
          <table:table-cell table:number-columns-repeated="2" office:value-type="float" office:value="350.6" calcext:value-type="float">
            <text:p>350.6</text:p>
          </table:table-cell>
          <table:table-cell table:number-columns-repeated="3" office:value-type="float" office:value="349.98" calcext:value-type="float">
            <text:p>349.98</text:p>
          </table:table-cell>
          <table:table-cell office:value-type="float" office:value="346.37" calcext:value-type="float">
            <text:p>346.37</text:p>
          </table:table-cell>
          <table:table-cell office:value-type="float" office:value="415.83" calcext:value-type="float">
            <text:p>415.83</text:p>
          </table:table-cell>
          <table:table-cell office:value-type="float" office:value="430.09" calcext:value-type="float">
            <text:p>430.09</text:p>
          </table:table-cell>
          <table:table-cell office:value-type="float" office:value="438.59" calcext:value-type="float">
            <text:p>438.59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10-2018</text:p>
          </table:table-cell>
          <table:table-cell office:value-type="float" office:value="329.37" calcext:value-type="float">
            <text:p>329.37</text:p>
          </table:table-cell>
          <table:table-cell table:number-columns-repeated="3" office:value-type="float" office:value="329.56" calcext:value-type="float">
            <text:p>329.56</text:p>
          </table:table-cell>
          <table:table-cell office:value-type="float" office:value="348.81" calcext:value-type="float">
            <text:p>348.81</text:p>
          </table:table-cell>
          <table:table-cell office:value-type="float" office:value="329.56" calcext:value-type="float">
            <text:p>329.56</text:p>
          </table:table-cell>
          <table:table-cell office:value-type="float" office:value="310.78" calcext:value-type="float">
            <text:p>310.78</text:p>
          </table:table-cell>
          <table:table-cell office:value-type="float" office:value="325.1" calcext:value-type="float">
            <text:p>325.1</text:p>
          </table:table-cell>
          <table:table-cell table:number-columns-repeated="5" office:value-type="float" office:value="329.56" calcext:value-type="float">
            <text:p>329.56</text:p>
          </table:table-cell>
          <table:table-cell office:value-type="float" office:value="329.15" calcext:value-type="float">
            <text:p>329.15</text:p>
          </table:table-cell>
          <table:table-cell office:value-type="float" office:value="329.56" calcext:value-type="float">
            <text:p>329.56</text:p>
          </table:table-cell>
          <table:table-cell table:number-columns-repeated="2" office:value-type="float" office:value="348.81" calcext:value-type="float">
            <text:p>348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10-2018</text:p>
          </table:table-cell>
          <table:table-cell office:value-type="float" office:value="328.7" calcext:value-type="float">
            <text:p>328.7</text:p>
          </table:table-cell>
          <table:table-cell table:number-columns-repeated="4" office:value-type="float" office:value="330.3" calcext:value-type="float">
            <text:p>330.3</text:p>
          </table:table-cell>
          <table:table-cell office:value-type="float" office:value="330.4" calcext:value-type="float">
            <text:p>330.4</text:p>
          </table:table-cell>
          <table:table-cell office:value-type="float" office:value="326.64" calcext:value-type="float">
            <text:p>326.64</text:p>
          </table:table-cell>
          <table:table-cell office:value-type="float" office:value="326.8" calcext:value-type="float">
            <text:p>326.8</text:p>
          </table:table-cell>
          <table:table-cell table:number-columns-repeated="2" office:value-type="float" office:value="328.33" calcext:value-type="float">
            <text:p>328.33</text:p>
          </table:table-cell>
          <table:table-cell office:value-type="float" office:value="328.31" calcext:value-type="float">
            <text:p>328.31</text:p>
          </table:table-cell>
          <table:table-cell table:number-columns-repeated="2" office:value-type="float" office:value="329.27" calcext:value-type="float">
            <text:p>329.27</text:p>
          </table:table-cell>
          <table:table-cell office:value-type="float" office:value="328.47" calcext:value-type="float">
            <text:p>328.47</text:p>
          </table:table-cell>
          <table:table-cell table:number-columns-repeated="3" office:value-type="float" office:value="330.4" calcext:value-type="float">
            <text:p>330.4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10-2018</text:p>
          </table:table-cell>
          <table:table-cell office:value-type="float" office:value="335.22" calcext:value-type="float">
            <text:p>335.22</text:p>
          </table:table-cell>
          <table:table-cell table:number-columns-repeated="3" office:value-type="float" office:value="333.07" calcext:value-type="float">
            <text:p>333.07</text:p>
          </table:table-cell>
          <table:table-cell office:value-type="float" office:value="350.99" calcext:value-type="float">
            <text:p>350.99</text:p>
          </table:table-cell>
          <table:table-cell office:value-type="float" office:value="372.83" calcext:value-type="float">
            <text:p>372.83</text:p>
          </table:table-cell>
          <table:table-cell office:value-type="float" office:value="303.3" calcext:value-type="float">
            <text:p>303.3</text:p>
          </table:table-cell>
          <table:table-cell office:value-type="float" office:value="314.07" calcext:value-type="float">
            <text:p>314.07</text:p>
          </table:table-cell>
          <table:table-cell table:number-columns-repeated="3" office:value-type="float" office:value="332.85" calcext:value-type="float">
            <text:p>332.85</text:p>
          </table:table-cell>
          <table:table-cell table:number-columns-repeated="2" office:value-type="float" office:value="333.14" calcext:value-type="float">
            <text:p>333.14</text:p>
          </table:table-cell>
          <table:table-cell office:value-type="float" office:value="329.34" calcext:value-type="float">
            <text:p>329.34</text:p>
          </table:table-cell>
          <table:table-cell office:value-type="float" office:value="372.83" calcext:value-type="float">
            <text:p>372.83</text:p>
          </table:table-cell>
          <table:table-cell table:number-columns-repeated="2" office:value-type="float" office:value="384.22" calcext:value-type="float">
            <text:p>384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10-2018</text:p>
          </table:table-cell>
          <table:table-cell office:value-type="float" office:value="319.2" calcext:value-type="float">
            <text:p>319.2</text:p>
          </table:table-cell>
          <table:table-cell table:number-columns-repeated="5" office:value-type="float" office:value="317.66" calcext:value-type="float">
            <text:p>317.66</text:p>
          </table:table-cell>
          <table:table-cell office:value-type="float" office:value="261.27" calcext:value-type="float">
            <text:p>261.27</text:p>
          </table:table-cell>
          <table:table-cell office:value-type="float" office:value="268.06" calcext:value-type="float">
            <text:p>268.06</text:p>
          </table:table-cell>
          <table:table-cell table:number-columns-repeated="3" office:value-type="float" office:value="320.32" calcext:value-type="float">
            <text:p>320.32</text:p>
          </table:table-cell>
          <table:table-cell table:number-columns-repeated="3" office:value-type="float" office:value="322.66" calcext:value-type="float">
            <text:p>322.66</text:p>
          </table:table-cell>
          <table:table-cell office:value-type="float" office:value="317.66" calcext:value-type="float">
            <text:p>317.66</text:p>
          </table:table-cell>
          <table:table-cell table:number-columns-repeated="2" office:value-type="float" office:value="356.39" calcext:value-type="float">
            <text:p>356.39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10-2018</text:p>
          </table:table-cell>
          <table:table-cell office:value-type="float" office:value="321.99" calcext:value-type="float">
            <text:p>321.99</text:p>
          </table:table-cell>
          <table:table-cell table:number-columns-repeated="3" office:value-type="float" office:value="317.71" calcext:value-type="float">
            <text:p>317.71</text:p>
          </table:table-cell>
          <table:table-cell office:value-type="float" office:value="361.13" calcext:value-type="float">
            <text:p>361.13</text:p>
          </table:table-cell>
          <table:table-cell office:value-type="float" office:value="345.64" calcext:value-type="float">
            <text:p>345.64</text:p>
          </table:table-cell>
          <table:table-cell office:value-type="float" office:value="357.41" calcext:value-type="float">
            <text:p>357.41</text:p>
          </table:table-cell>
          <table:table-cell office:value-type="float" office:value="361.51" calcext:value-type="float">
            <text:p>361.51</text:p>
          </table:table-cell>
          <table:table-cell table:number-columns-repeated="6" office:value-type="float" office:value="319.21" calcext:value-type="float">
            <text:p>319.21</text:p>
          </table:table-cell>
          <table:table-cell office:value-type="float" office:value="345.64" calcext:value-type="float">
            <text:p>345.64</text:p>
          </table:table-cell>
          <table:table-cell office:value-type="float" office:value="396.01" calcext:value-type="float">
            <text:p>396.01</text:p>
          </table:table-cell>
          <table:table-cell office:value-type="float" office:value="400.45" calcext:value-type="float">
            <text:p>400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11-2018</text:p>
          </table:table-cell>
          <table:table-cell office:value-type="float" office:value="333.3" calcext:value-type="float">
            <text:p>333.3</text:p>
          </table:table-cell>
          <table:table-cell table:number-columns-repeated="5" office:value-type="float" office:value="338.37" calcext:value-type="float">
            <text:p>338.37</text:p>
          </table:table-cell>
          <table:table-cell office:value-type="float" office:value="352.3" calcext:value-type="float">
            <text:p>352.3</text:p>
          </table:table-cell>
          <table:table-cell office:value-type="float" office:value="352.41" calcext:value-type="float">
            <text:p>352.41</text:p>
          </table:table-cell>
          <table:table-cell table:number-columns-repeated="3" office:value-type="float" office:value="329.99" calcext:value-type="float">
            <text:p>329.99</text:p>
          </table:table-cell>
          <table:table-cell table:number-columns-repeated="2" office:value-type="float" office:value="335.25" calcext:value-type="float">
            <text:p>335.25</text:p>
          </table:table-cell>
          <table:table-cell office:value-type="float" office:value="332.87" calcext:value-type="float">
            <text:p>332.87</text:p>
          </table:table-cell>
          <table:table-cell table:number-columns-repeated="2" office:value-type="float" office:value="338.37" calcext:value-type="float">
            <text:p>338.37</text:p>
          </table:table-cell>
          <table:table-cell office:value-type="float" office:value="337.3" calcext:value-type="float">
            <text:p>337.3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11-2018</text:p>
          </table:table-cell>
          <table:table-cell office:value-type="float" office:value="331.95" calcext:value-type="float">
            <text:p>331.95</text:p>
          </table:table-cell>
          <table:table-cell table:number-columns-repeated="4" office:value-type="float" office:value="334.42" calcext:value-type="float">
            <text:p>334.42</text:p>
          </table:table-cell>
          <table:table-cell office:value-type="float" office:value="337.35" calcext:value-type="float">
            <text:p>337.35</text:p>
          </table:table-cell>
          <table:table-cell office:value-type="float" office:value="334.42" calcext:value-type="float">
            <text:p>334.42</text:p>
          </table:table-cell>
          <table:table-cell office:value-type="float" office:value="344.75" calcext:value-type="float">
            <text:p>344.75</text:p>
          </table:table-cell>
          <table:table-cell table:number-columns-repeated="3" office:value-type="float" office:value="330.51" calcext:value-type="float">
            <text:p>330.51</text:p>
          </table:table-cell>
          <table:table-cell table:number-columns-repeated="3" office:value-type="float" office:value="332.47" calcext:value-type="float">
            <text:p>332.47</text:p>
          </table:table-cell>
          <table:table-cell office:value-type="float" office:value="337.35" calcext:value-type="float">
            <text:p>337.35</text:p>
          </table:table-cell>
          <table:table-cell office:value-type="float" office:value="360.83" calcext:value-type="float">
            <text:p>360.83</text:p>
          </table:table-cell>
          <table:table-cell office:value-type="float" office:value="356.32" calcext:value-type="float">
            <text:p>356.32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11-2018</text:p>
          </table:table-cell>
          <table:table-cell office:value-type="float" office:value="326.9" calcext:value-type="float">
            <text:p>326.9</text:p>
          </table:table-cell>
          <table:table-cell table:number-columns-repeated="3" office:value-type="float" office:value="326.06" calcext:value-type="float">
            <text:p>326.06</text:p>
          </table:table-cell>
          <table:table-cell office:value-type="float" office:value="352.04" calcext:value-type="float">
            <text:p>352.04</text:p>
          </table:table-cell>
          <table:table-cell office:value-type="float" office:value="326.06" calcext:value-type="float">
            <text:p>326.06</text:p>
          </table:table-cell>
          <table:table-cell table:number-columns-repeated="2" office:value-type="float" office:value="378.34" calcext:value-type="float">
            <text:p>378.34</text:p>
          </table:table-cell>
          <table:table-cell table:number-columns-repeated="3" office:value-type="float" office:value="326.05" calcext:value-type="float">
            <text:p>326.05</text:p>
          </table:table-cell>
          <table:table-cell table:number-columns-repeated="4" office:value-type="float" office:value="326.06" calcext:value-type="float">
            <text:p>326.06</text:p>
          </table:table-cell>
          <table:table-cell table:number-columns-repeated="2" office:value-type="float" office:value="352.04" calcext:value-type="float">
            <text:p>352.04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11-2018</text:p>
          </table:table-cell>
          <table:table-cell office:value-type="float" office:value="325.21" calcext:value-type="float">
            <text:p>325.21</text:p>
          </table:table-cell>
          <table:table-cell table:number-columns-repeated="3" office:value-type="float" office:value="324.9" calcext:value-type="float">
            <text:p>324.9</text:p>
          </table:table-cell>
          <table:table-cell office:value-type="float" office:value="333.44" calcext:value-type="float">
            <text:p>333.44</text:p>
          </table:table-cell>
          <table:table-cell office:value-type="float" office:value="324.9" calcext:value-type="float">
            <text:p>324.9</text:p>
          </table:table-cell>
          <table:table-cell table:number-columns-repeated="2" office:value-type="float" office:value="348.02" calcext:value-type="float">
            <text:p>348.02</text:p>
          </table:table-cell>
          <table:table-cell table:number-columns-repeated="7" office:value-type="float" office:value="324.9" calcext:value-type="float">
            <text:p>324.9</text:p>
          </table:table-cell>
          <table:table-cell table:number-columns-repeated="2" office:value-type="float" office:value="342.7" calcext:value-type="float">
            <text:p>342.7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11-2018</text:p>
          </table:table-cell>
          <table:table-cell office:value-type="float" office:value="341.9" calcext:value-type="float">
            <text:p>341.9</text:p>
          </table:table-cell>
          <table:table-cell table:number-columns-repeated="2" office:value-type="float" office:value="337.94" calcext:value-type="float">
            <text:p>337.94</text:p>
          </table:table-cell>
          <table:table-cell office:value-type="float" office:value="354.47" calcext:value-type="float">
            <text:p>354.47</text:p>
          </table:table-cell>
          <table:table-cell office:value-type="float" office:value="411.14" calcext:value-type="float">
            <text:p>411.14</text:p>
          </table:table-cell>
          <table:table-cell office:value-type="float" office:value="354.47" calcext:value-type="float">
            <text:p>354.47</text:p>
          </table:table-cell>
          <table:table-cell table:number-columns-repeated="2" office:value-type="float" office:value="422.39" calcext:value-type="float">
            <text:p>422.39</text:p>
          </table:table-cell>
          <table:table-cell table:number-columns-repeated="6" office:value-type="float" office:value="336.54" calcext:value-type="float">
            <text:p>336.54</text:p>
          </table:table-cell>
          <table:table-cell office:value-type="float" office:value="354.47" calcext:value-type="float">
            <text:p>354.47</text:p>
          </table:table-cell>
          <table:table-cell office:value-type="float" office:value="411.14" calcext:value-type="float">
            <text:p>411.14</text:p>
          </table:table-cell>
          <table:table-cell office:value-type="float" office:value="410.78" calcext:value-type="float">
            <text:p>410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11-2018</text:p>
          </table:table-cell>
          <table:table-cell office:value-type="float" office:value="359.51" calcext:value-type="float">
            <text:p>359.51</text:p>
          </table:table-cell>
          <table:table-cell table:number-columns-repeated="2" office:value-type="float" office:value="352.87" calcext:value-type="float">
            <text:p>352.87</text:p>
          </table:table-cell>
          <table:table-cell office:value-type="float" office:value="381.91" calcext:value-type="float">
            <text:p>381.91</text:p>
          </table:table-cell>
          <table:table-cell office:value-type="float" office:value="425.51" calcext:value-type="float">
            <text:p>425.51</text:p>
          </table:table-cell>
          <table:table-cell office:value-type="float" office:value="381.91" calcext:value-type="float">
            <text:p>381.91</text:p>
          </table:table-cell>
          <table:table-cell table:number-columns-repeated="2" office:value-type="float" office:value="431.81" calcext:value-type="float">
            <text:p>431.81</text:p>
          </table:table-cell>
          <table:table-cell table:number-columns-repeated="2" office:value-type="float" office:value="352.06" calcext:value-type="float">
            <text:p>352.06</text:p>
          </table:table-cell>
          <table:table-cell office:value-type="float" office:value="351.35" calcext:value-type="float">
            <text:p>351.35</text:p>
          </table:table-cell>
          <table:table-cell table:number-columns-repeated="2" office:value-type="float" office:value="351.82" calcext:value-type="float">
            <text:p>351.82</text:p>
          </table:table-cell>
          <table:table-cell office:value-type="float" office:value="341" calcext:value-type="float">
            <text:p>341</text:p>
          </table:table-cell>
          <table:table-cell office:value-type="float" office:value="380.28" calcext:value-type="float">
            <text:p>380.28</text:p>
          </table:table-cell>
          <table:table-cell table:number-columns-repeated="2" office:value-type="float" office:value="424.78" calcext:value-type="float">
            <text:p>424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11-2018</text:p>
          </table:table-cell>
          <table:table-cell office:value-type="float" office:value="358.56" calcext:value-type="float">
            <text:p>358.56</text:p>
          </table:table-cell>
          <table:table-cell table:number-columns-repeated="2" office:value-type="float" office:value="352.88" calcext:value-type="float">
            <text:p>352.88</text:p>
          </table:table-cell>
          <table:table-cell office:value-type="float" office:value="392.35" calcext:value-type="float">
            <text:p>392.35</text:p>
          </table:table-cell>
          <table:table-cell office:value-type="float" office:value="409.55" calcext:value-type="float">
            <text:p>409.55</text:p>
          </table:table-cell>
          <table:table-cell office:value-type="float" office:value="392.35" calcext:value-type="float">
            <text:p>392.35</text:p>
          </table:table-cell>
          <table:table-cell office:value-type="float" office:value="411.09" calcext:value-type="float">
            <text:p>411.09</text:p>
          </table:table-cell>
          <table:table-cell office:value-type="float" office:value="412.61" calcext:value-type="float">
            <text:p>412.61</text:p>
          </table:table-cell>
          <table:table-cell table:number-columns-repeated="2" office:value-type="float" office:value="340.39" calcext:value-type="float">
            <text:p>340.39</text:p>
          </table:table-cell>
          <table:table-cell office:value-type="float" office:value="338.21" calcext:value-type="float">
            <text:p>338.21</text:p>
          </table:table-cell>
          <table:table-cell table:number-columns-repeated="2" office:value-type="float" office:value="351.64" calcext:value-type="float">
            <text:p>351.64</text:p>
          </table:table-cell>
          <table:table-cell office:value-type="float" office:value="347.76" calcext:value-type="float">
            <text:p>347.76</text:p>
          </table:table-cell>
          <table:table-cell office:value-type="float" office:value="391.4" calcext:value-type="float">
            <text:p>391.4</text:p>
          </table:table-cell>
          <table:table-cell office:value-type="float" office:value="407.58" calcext:value-type="float">
            <text:p>407.58</text:p>
          </table:table-cell>
          <table:table-cell office:value-type="float" office:value="408.61" calcext:value-type="float">
            <text:p>408.61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11-2018</text:p>
          </table:table-cell>
          <table:table-cell office:value-type="float" office:value="363.15" calcext:value-type="float">
            <text:p>363.15</text:p>
          </table:table-cell>
          <table:table-cell table:number-columns-repeated="2" office:value-type="float" office:value="354.64" calcext:value-type="float">
            <text:p>354.64</text:p>
          </table:table-cell>
          <table:table-cell office:value-type="float" office:value="409.98" calcext:value-type="float">
            <text:p>409.98</text:p>
          </table:table-cell>
          <table:table-cell office:value-type="float" office:value="455.65" calcext:value-type="float">
            <text:p>455.65</text:p>
          </table:table-cell>
          <table:table-cell office:value-type="float" office:value="409.98" calcext:value-type="float">
            <text:p>409.98</text:p>
          </table:table-cell>
          <table:table-cell office:value-type="float" office:value="451.93" calcext:value-type="float">
            <text:p>451.93</text:p>
          </table:table-cell>
          <table:table-cell office:value-type="float" office:value="459.58" calcext:value-type="float">
            <text:p>459.58</text:p>
          </table:table-cell>
          <table:table-cell table:number-columns-repeated="2" office:value-type="float" office:value="345.87" calcext:value-type="float">
            <text:p>345.87</text:p>
          </table:table-cell>
          <table:table-cell office:value-type="float" office:value="345.81" calcext:value-type="float">
            <text:p>345.81</text:p>
          </table:table-cell>
          <table:table-cell table:number-columns-repeated="3" office:value-type="float" office:value="348.1" calcext:value-type="float">
            <text:p>348.1</text:p>
          </table:table-cell>
          <table:table-cell office:value-type="float" office:value="409.98" calcext:value-type="float">
            <text:p>409.98</text:p>
          </table:table-cell>
          <table:table-cell office:value-type="float" office:value="453.71" calcext:value-type="float">
            <text:p>453.71</text:p>
          </table:table-cell>
          <table:table-cell office:value-type="float" office:value="455.65" calcext:value-type="float">
            <text:p>455.65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11-2018</text:p>
          </table:table-cell>
          <table:table-cell office:value-type="float" office:value="357.46" calcext:value-type="float">
            <text:p>357.46</text:p>
          </table:table-cell>
          <table:table-cell table:number-columns-repeated="2" office:value-type="float" office:value="359.66" calcext:value-type="float">
            <text:p>359.66</text:p>
          </table:table-cell>
          <table:table-cell office:value-type="float" office:value="364.83" calcext:value-type="float">
            <text:p>364.83</text:p>
          </table:table-cell>
          <table:table-cell office:value-type="float" office:value="423.41" calcext:value-type="float">
            <text:p>423.41</text:p>
          </table:table-cell>
          <table:table-cell office:value-type="float" office:value="364.83" calcext:value-type="float">
            <text:p>364.83</text:p>
          </table:table-cell>
          <table:table-cell office:value-type="float" office:value="410.68" calcext:value-type="float">
            <text:p>410.68</text:p>
          </table:table-cell>
          <table:table-cell office:value-type="float" office:value="423.41" calcext:value-type="float">
            <text:p>423.41</text:p>
          </table:table-cell>
          <table:table-cell table:number-columns-repeated="3" office:value-type="float" office:value="342.62" calcext:value-type="float">
            <text:p>342.62</text:p>
          </table:table-cell>
          <table:table-cell table:number-columns-repeated="2" office:value-type="float" office:value="348.94" calcext:value-type="float">
            <text:p>348.94</text:p>
          </table:table-cell>
          <table:table-cell office:value-type="float" office:value="345.38" calcext:value-type="float">
            <text:p>345.38</text:p>
          </table:table-cell>
          <table:table-cell office:value-type="float" office:value="364.83" calcext:value-type="float">
            <text:p>364.83</text:p>
          </table:table-cell>
          <table:table-cell office:value-type="float" office:value="412.68" calcext:value-type="float">
            <text:p>412.68</text:p>
          </table:table-cell>
          <table:table-cell office:value-type="float" office:value="424.24" calcext:value-type="float">
            <text:p>424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11-2018</text:p>
          </table:table-cell>
          <table:table-cell office:value-type="float" office:value="317.98" calcext:value-type="float">
            <text:p>317.98</text:p>
          </table:table-cell>
          <table:table-cell table:number-columns-repeated="5" office:value-type="float" office:value="318.11" calcext:value-type="float">
            <text:p>318.11</text:p>
          </table:table-cell>
          <table:table-cell office:value-type="float" office:value="314.06" calcext:value-type="float">
            <text:p>314.06</text:p>
          </table:table-cell>
          <table:table-cell office:value-type="float" office:value="314.66" calcext:value-type="float">
            <text:p>314.66</text:p>
          </table:table-cell>
          <table:table-cell office:value-type="float" office:value="318.11" calcext:value-type="float">
            <text:p>318.11</text:p>
          </table:table-cell>
          <table:table-cell office:value-type="float" office:value="316.01" calcext:value-type="float">
            <text:p>316.01</text:p>
          </table:table-cell>
          <table:table-cell table:number-columns-repeated="4" office:value-type="float" office:value="318.11" calcext:value-type="float">
            <text:p>318.11</text:p>
          </table:table-cell>
          <table:table-cell office:value-type="float" office:value="356.81" calcext:value-type="float">
            <text:p>356.81</text:p>
          </table:table-cell>
          <table:table-cell office:value-type="float" office:value="374.05" calcext:value-type="float">
            <text:p>374.05</text:p>
          </table:table-cell>
          <table:table-cell office:value-type="float" office:value="374.99" calcext:value-type="float">
            <text:p>374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11-2018</text:p>
          </table:table-cell>
          <table:table-cell office:value-type="float" office:value="301.01" calcext:value-type="float">
            <text:p>301.01</text:p>
          </table:table-cell>
          <table:table-cell table:number-columns-repeated="5" office:value-type="float" office:value="301.67" calcext:value-type="float">
            <text:p>301.67</text:p>
          </table:table-cell>
          <table:table-cell office:value-type="float" office:value="296.43" calcext:value-type="float">
            <text:p>296.43</text:p>
          </table:table-cell>
          <table:table-cell office:value-type="float" office:value="296.57" calcext:value-type="float">
            <text:p>296.57</text:p>
          </table:table-cell>
          <table:table-cell table:number-columns-repeated="6" office:value-type="float" office:value="301.67" calcext:value-type="float">
            <text:p>301.67</text:p>
          </table:table-cell>
          <table:table-cell table:number-columns-repeated="3" office:value-type="float" office:value="307.76" calcext:value-type="float">
            <text:p>307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11-2018</text:p>
          </table:table-cell>
          <table:table-cell office:value-type="float" office:value="338.51" calcext:value-type="float">
            <text:p>338.51</text:p>
          </table:table-cell>
          <table:table-cell table:number-columns-repeated="3" office:value-type="float" office:value="335.8" calcext:value-type="float">
            <text:p>335.8</text:p>
          </table:table-cell>
          <table:table-cell office:value-type="float" office:value="351.97" calcext:value-type="float">
            <text:p>351.97</text:p>
          </table:table-cell>
          <table:table-cell office:value-type="float" office:value="335.8" calcext:value-type="float">
            <text:p>335.8</text:p>
          </table:table-cell>
          <table:table-cell table:number-columns-repeated="2" office:value-type="float" office:value="385.19" calcext:value-type="float">
            <text:p>385.19</text:p>
          </table:table-cell>
          <table:table-cell table:number-columns-repeated="6" office:value-type="float" office:value="335.8" calcext:value-type="float">
            <text:p>335.8</text:p>
          </table:table-cell>
          <table:table-cell table:number-columns-repeated="3" office:value-type="float" office:value="351.97" calcext:value-type="float">
            <text:p>351.97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11-2018</text:p>
          </table:table-cell>
          <table:table-cell office:value-type="float" office:value="356.88" calcext:value-type="float">
            <text:p>356.88</text:p>
          </table:table-cell>
          <table:table-cell table:number-columns-repeated="3" office:value-type="float" office:value="355.78" calcext:value-type="float">
            <text:p>355.78</text:p>
          </table:table-cell>
          <table:table-cell office:value-type="float" office:value="374.07" calcext:value-type="float">
            <text:p>374.07</text:p>
          </table:table-cell>
          <table:table-cell office:value-type="float" office:value="357.2" calcext:value-type="float">
            <text:p>357.2</text:p>
          </table:table-cell>
          <table:table-cell office:value-type="float" office:value="356.56" calcext:value-type="float">
            <text:p>356.56</text:p>
          </table:table-cell>
          <table:table-cell office:value-type="float" office:value="374.07" calcext:value-type="float">
            <text:p>374.07</text:p>
          </table:table-cell>
          <table:table-cell table:number-columns-repeated="6" office:value-type="float" office:value="355.78" calcext:value-type="float">
            <text:p>355.78</text:p>
          </table:table-cell>
          <table:table-cell table:number-columns-repeated="3" office:value-type="float" office:value="391.52" calcext:value-type="float">
            <text:p>391.52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11-2018</text:p>
          </table:table-cell>
          <table:table-cell office:value-type="float" office:value="375.93" calcext:value-type="float">
            <text:p>375.93</text:p>
          </table:table-cell>
          <table:table-cell table:number-columns-repeated="2" office:value-type="float" office:value="391.13" calcext:value-type="float">
            <text:p>391.13</text:p>
          </table:table-cell>
          <table:table-cell office:value-type="float" office:value="391.67" calcext:value-type="float">
            <text:p>391.67</text:p>
          </table:table-cell>
          <table:table-cell office:value-type="float" office:value="436.64" calcext:value-type="float">
            <text:p>436.64</text:p>
          </table:table-cell>
          <table:table-cell office:value-type="float" office:value="400.51" calcext:value-type="float">
            <text:p>400.51</text:p>
          </table:table-cell>
          <table:table-cell office:value-type="float" office:value="435.68" calcext:value-type="float">
            <text:p>435.68</text:p>
          </table:table-cell>
          <table:table-cell office:value-type="float" office:value="442.23" calcext:value-type="float">
            <text:p>442.23</text:p>
          </table:table-cell>
          <table:table-cell table:number-columns-repeated="6" office:value-type="float" office:value="363.72" calcext:value-type="float">
            <text:p>363.72</text:p>
          </table:table-cell>
          <table:table-cell table:number-columns-repeated="3" office:value-type="float" office:value="436.81" calcext:value-type="float">
            <text:p>436.8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11-2018</text:p>
          </table:table-cell>
          <table:table-cell office:value-type="float" office:value="356.4" calcext:value-type="float">
            <text:p>356.4</text:p>
          </table:table-cell>
          <table:table-cell table:number-columns-repeated="3" office:value-type="float" office:value="351.52" calcext:value-type="float">
            <text:p>351.52</text:p>
          </table:table-cell>
          <table:table-cell office:value-type="float" office:value="444.9" calcext:value-type="float">
            <text:p>444.9</text:p>
          </table:table-cell>
          <table:table-cell office:value-type="float" office:value="351.52" calcext:value-type="float">
            <text:p>351.52</text:p>
          </table:table-cell>
          <table:table-cell office:value-type="float" office:value="444.28" calcext:value-type="float">
            <text:p>444.28</text:p>
          </table:table-cell>
          <table:table-cell office:value-type="float" office:value="445.49" calcext:value-type="float">
            <text:p>445.49</text:p>
          </table:table-cell>
          <table:table-cell table:number-columns-repeated="5" office:value-type="float" office:value="351.52" calcext:value-type="float">
            <text:p>351.52</text:p>
          </table:table-cell>
          <table:table-cell office:value-type="float" office:value="351.34" calcext:value-type="float">
            <text:p>351.34</text:p>
          </table:table-cell>
          <table:table-cell office:value-type="float" office:value="442.95" calcext:value-type="float">
            <text:p>442.95</text:p>
          </table:table-cell>
          <table:table-cell table:number-columns-repeated="2" office:value-type="float" office:value="445.17" calcext:value-type="float">
            <text:p>445.17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11-2018</text:p>
          </table:table-cell>
          <table:table-cell office:value-type="float" office:value="352.08" calcext:value-type="float">
            <text:p>352.08</text:p>
          </table:table-cell>
          <table:table-cell table:number-columns-repeated="2" office:value-type="float" office:value="348.84" calcext:value-type="float">
            <text:p>348.84</text:p>
          </table:table-cell>
          <table:table-cell office:value-type="float" office:value="349.18" calcext:value-type="float">
            <text:p>349.18</text:p>
          </table:table-cell>
          <table:table-cell office:value-type="float" office:value="414.88" calcext:value-type="float">
            <text:p>414.88</text:p>
          </table:table-cell>
          <table:table-cell office:value-type="float" office:value="349.18" calcext:value-type="float">
            <text:p>349.18</text:p>
          </table:table-cell>
          <table:table-cell office:value-type="float" office:value="414.81" calcext:value-type="float">
            <text:p>414.81</text:p>
          </table:table-cell>
          <table:table-cell office:value-type="float" office:value="414.88" calcext:value-type="float">
            <text:p>414.88</text:p>
          </table:table-cell>
          <table:table-cell table:number-columns-repeated="3" office:value-type="float" office:value="349.18" calcext:value-type="float">
            <text:p>349.18</text:p>
          </table:table-cell>
          <table:table-cell table:number-columns-repeated="2" office:value-type="float" office:value="348.84" calcext:value-type="float">
            <text:p>348.84</text:p>
          </table:table-cell>
          <table:table-cell office:value-type="float" office:value="346.37" calcext:value-type="float">
            <text:p>346.37</text:p>
          </table:table-cell>
          <table:table-cell office:value-type="float" office:value="413.45" calcext:value-type="float">
            <text:p>413.45</text:p>
          </table:table-cell>
          <table:table-cell table:number-columns-repeated="2" office:value-type="float" office:value="420.67" calcext:value-type="float">
            <text:p>420.67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11-2018</text:p>
          </table:table-cell>
          <table:table-cell office:value-type="float" office:value="343.39" calcext:value-type="float">
            <text:p>343.39</text:p>
          </table:table-cell>
          <table:table-cell table:number-columns-repeated="3" office:value-type="float" office:value="342.45" calcext:value-type="float">
            <text:p>342.45</text:p>
          </table:table-cell>
          <table:table-cell office:value-type="float" office:value="356.93" calcext:value-type="float">
            <text:p>356.93</text:p>
          </table:table-cell>
          <table:table-cell office:value-type="float" office:value="342.45" calcext:value-type="float">
            <text:p>342.45</text:p>
          </table:table-cell>
          <table:table-cell office:value-type="float" office:value="358.28" calcext:value-type="float">
            <text:p>358.28</text:p>
          </table:table-cell>
          <table:table-cell office:value-type="float" office:value="358.6" calcext:value-type="float">
            <text:p>358.6</text:p>
          </table:table-cell>
          <table:table-cell table:number-columns-repeated="5" office:value-type="float" office:value="342.45" calcext:value-type="float">
            <text:p>342.45</text:p>
          </table:table-cell>
          <table:table-cell office:value-type="float" office:value="338.2" calcext:value-type="float">
            <text:p>338.2</text:p>
          </table:table-cell>
          <table:table-cell table:number-columns-repeated="3" office:value-type="float" office:value="396.46" calcext:value-type="float">
            <text:p>396.46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11-2018</text:p>
          </table:table-cell>
          <table:table-cell office:value-type="float" office:value="350.6" calcext:value-type="float">
            <text:p>350.6</text:p>
          </table:table-cell>
          <table:table-cell table:number-columns-repeated="12" office:value-type="float" office:value="351.37" calcext:value-type="float">
            <text:p>351.37</text:p>
          </table:table-cell>
          <table:table-cell office:value-type="float" office:value="346.5" calcext:value-type="float">
            <text:p>346.5</text:p>
          </table:table-cell>
          <table:table-cell office:value-type="float" office:value="351.44" calcext:value-type="float">
            <text:p>351.44</text:p>
          </table:table-cell>
          <table:table-cell table:number-columns-repeated="2" office:value-type="float" office:value="363.84" calcext:value-type="float">
            <text:p>363.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11-2018</text:p>
          </table:table-cell>
          <table:table-cell office:value-type="float" office:value="362.03" calcext:value-type="float">
            <text:p>362.03</text:p>
          </table:table-cell>
          <table:table-cell table:number-columns-repeated="3" office:value-type="float" office:value="362.06" calcext:value-type="float">
            <text:p>362.06</text:p>
          </table:table-cell>
          <table:table-cell office:value-type="float" office:value="362.33" calcext:value-type="float">
            <text:p>362.33</text:p>
          </table:table-cell>
          <table:table-cell office:value-type="float" office:value="370.14" calcext:value-type="float">
            <text:p>370.14</text:p>
          </table:table-cell>
          <table:table-cell office:value-type="float" office:value="359.03" calcext:value-type="float">
            <text:p>359.03</text:p>
          </table:table-cell>
          <table:table-cell office:value-type="float" office:value="360.34" calcext:value-type="float">
            <text:p>360.34</text:p>
          </table:table-cell>
          <table:table-cell table:number-columns-repeated="3" office:value-type="float" office:value="362.14" calcext:value-type="float">
            <text:p>362.14</text:p>
          </table:table-cell>
          <table:table-cell table:number-columns-repeated="2" office:value-type="float" office:value="366.79" calcext:value-type="float">
            <text:p>366.79</text:p>
          </table:table-cell>
          <table:table-cell office:value-type="float" office:value="350.31" calcext:value-type="float">
            <text:p>350.31</text:p>
          </table:table-cell>
          <table:table-cell table:number-columns-repeated="3" office:value-type="float" office:value="372.82" calcext:value-type="float">
            <text:p>372.82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11-2018</text:p>
          </table:table-cell>
          <table:table-cell office:value-type="float" office:value="356.12" calcext:value-type="float">
            <text:p>356.12</text:p>
          </table:table-cell>
          <table:table-cell table:number-columns-repeated="2" office:value-type="float" office:value="350.03" calcext:value-type="float">
            <text:p>350.03</text:p>
          </table:table-cell>
          <table:table-cell office:value-type="float" office:value="350.7" calcext:value-type="float">
            <text:p>350.7</text:p>
          </table:table-cell>
          <table:table-cell office:value-type="float" office:value="352.71" calcext:value-type="float">
            <text:p>352.71</text:p>
          </table:table-cell>
          <table:table-cell office:value-type="float" office:value="353.1" calcext:value-type="float">
            <text:p>353.1</text:p>
          </table:table-cell>
          <table:table-cell office:value-type="float" office:value="334" calcext:value-type="float">
            <text:p>334</text:p>
          </table:table-cell>
          <table:table-cell office:value-type="float" office:value="340.02" calcext:value-type="float">
            <text:p>340.02</text:p>
          </table:table-cell>
          <table:table-cell table:number-columns-repeated="3" office:value-type="float" office:value="355.58" calcext:value-type="float">
            <text:p>355.58</text:p>
          </table:table-cell>
          <table:table-cell table:number-columns-repeated="2" office:value-type="float" office:value="360.4" calcext:value-type="float">
            <text:p>360.4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8.6" calcext:value-type="float">
            <text:p>358.6</text:p>
          </table:table-cell>
          <table:table-cell table:number-columns-repeated="2" office:value-type="float" office:value="376.24" calcext:value-type="float">
            <text:p>376.24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11-2018</text:p>
          </table:table-cell>
          <table:table-cell office:value-type="float" office:value="374.49" calcext:value-type="float">
            <text:p>374.49</text:p>
          </table:table-cell>
          <table:table-cell table:number-columns-repeated="2" office:value-type="float" office:value="367.53" calcext:value-type="float">
            <text:p>367.53</text:p>
          </table:table-cell>
          <table:table-cell office:value-type="float" office:value="375.92" calcext:value-type="float">
            <text:p>375.92</text:p>
          </table:table-cell>
          <table:table-cell office:value-type="float" office:value="404.37" calcext:value-type="float">
            <text:p>404.37</text:p>
          </table:table-cell>
          <table:table-cell office:value-type="float" office:value="398.59" calcext:value-type="float">
            <text:p>398.59</text:p>
          </table:table-cell>
          <table:table-cell office:value-type="float" office:value="375.92" calcext:value-type="float">
            <text:p>375.92</text:p>
          </table:table-cell>
          <table:table-cell office:value-type="float" office:value="404.37" calcext:value-type="float">
            <text:p>404.37</text:p>
          </table:table-cell>
          <table:table-cell table:number-columns-repeated="3" office:value-type="float" office:value="375.88" calcext:value-type="float">
            <text:p>375.88</text:p>
          </table:table-cell>
          <table:table-cell table:number-columns-repeated="2" office:value-type="float" office:value="381.84" calcext:value-type="float">
            <text:p>381.84</text:p>
          </table:table-cell>
          <table:table-cell office:value-type="float" office:value="350.32" calcext:value-type="float">
            <text:p>350.32</text:p>
          </table:table-cell>
          <table:table-cell office:value-type="float" office:value="398.59" calcext:value-type="float">
            <text:p>398.59</text:p>
          </table:table-cell>
          <table:table-cell office:value-type="float" office:value="425.91" calcext:value-type="float">
            <text:p>425.91</text:p>
          </table:table-cell>
          <table:table-cell office:value-type="float" office:value="425.82" calcext:value-type="float">
            <text:p>425.82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11-2018</text:p>
          </table:table-cell>
          <table:table-cell office:value-type="float" office:value="442.94" calcext:value-type="float">
            <text:p>442.94</text:p>
          </table:table-cell>
          <table:table-cell table:number-columns-repeated="2" office:value-type="float" office:value="490.1" calcext:value-type="float">
            <text:p>490.1</text:p>
          </table:table-cell>
          <table:table-cell office:value-type="float" office:value="490.5" calcext:value-type="float">
            <text:p>490.5</text:p>
          </table:table-cell>
          <table:table-cell office:value-type="float" office:value="559.33" calcext:value-type="float">
            <text:p>559.33</text:p>
          </table:table-cell>
          <table:table-cell office:value-type="float" office:value="490.5" calcext:value-type="float">
            <text:p>490.5</text:p>
          </table:table-cell>
          <table:table-cell office:value-type="float" office:value="531.93" calcext:value-type="float">
            <text:p>531.93</text:p>
          </table:table-cell>
          <table:table-cell office:value-type="float" office:value="559.33" calcext:value-type="float">
            <text:p>559.33</text:p>
          </table:table-cell>
          <table:table-cell table:number-columns-repeated="2" office:value-type="float" office:value="389.39" calcext:value-type="float">
            <text:p>389.39</text:p>
          </table:table-cell>
          <table:table-cell office:value-type="float" office:value="386.24" calcext:value-type="float">
            <text:p>386.24</text:p>
          </table:table-cell>
          <table:table-cell table:number-columns-repeated="2" office:value-type="float" office:value="386.32" calcext:value-type="float">
            <text:p>386.32</text:p>
          </table:table-cell>
          <table:table-cell office:value-type="float" office:value="375.65" calcext:value-type="float">
            <text:p>375.65</text:p>
          </table:table-cell>
          <table:table-cell office:value-type="float" office:value="495.39" calcext:value-type="float">
            <text:p>495.39</text:p>
          </table:table-cell>
          <table:table-cell table:number-columns-repeated="2" office:value-type="float" office:value="564.22" calcext:value-type="float">
            <text:p>564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11-2018</text:p>
          </table:table-cell>
          <table:table-cell office:value-type="float" office:value="392.66" calcext:value-type="float">
            <text:p>392.66</text:p>
          </table:table-cell>
          <table:table-cell table:number-columns-repeated="2" office:value-type="float" office:value="368.08" calcext:value-type="float">
            <text:p>368.08</text:p>
          </table:table-cell>
          <table:table-cell office:value-type="float" office:value="407.39" calcext:value-type="float">
            <text:p>407.39</text:p>
          </table:table-cell>
          <table:table-cell office:value-type="float" office:value="575.22" calcext:value-type="float">
            <text:p>575.22</text:p>
          </table:table-cell>
          <table:table-cell office:value-type="float" office:value="406.86" calcext:value-type="float">
            <text:p>406.86</text:p>
          </table:table-cell>
          <table:table-cell table:number-columns-repeated="2" office:value-type="float" office:value="585.06" calcext:value-type="float">
            <text:p>585.06</text:p>
          </table:table-cell>
          <table:table-cell table:number-columns-repeated="2" office:value-type="float" office:value="388.7" calcext:value-type="float">
            <text:p>388.7</text:p>
          </table:table-cell>
          <table:table-cell office:value-type="float" office:value="382.95" calcext:value-type="float">
            <text:p>382.95</text:p>
          </table:table-cell>
          <table:table-cell table:number-columns-repeated="2" office:value-type="float" office:value="383.56" calcext:value-type="float">
            <text:p>383.56</text:p>
          </table:table-cell>
          <table:table-cell office:value-type="float" office:value="362.54" calcext:value-type="float">
            <text:p>362.54</text:p>
          </table:table-cell>
          <table:table-cell office:value-type="float" office:value="470.22" calcext:value-type="float">
            <text:p>470.22</text:p>
          </table:table-cell>
          <table:table-cell table:number-columns-repeated="2" office:value-type="float" office:value="575.22" calcext:value-type="float">
            <text:p>575.22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11-2018</text:p>
          </table:table-cell>
          <table:table-cell office:value-type="float" office:value="366.65" calcext:value-type="float">
            <text:p>366.65</text:p>
          </table:table-cell>
          <table:table-cell table:number-columns-repeated="3" office:value-type="float" office:value="364.94" calcext:value-type="float">
            <text:p>364.94</text:p>
          </table:table-cell>
          <table:table-cell office:value-type="float" office:value="440.19" calcext:value-type="float">
            <text:p>440.19</text:p>
          </table:table-cell>
          <table:table-cell office:value-type="float" office:value="364.94" calcext:value-type="float">
            <text:p>364.94</text:p>
          </table:table-cell>
          <table:table-cell table:number-columns-repeated="2" office:value-type="float" office:value="461.56" calcext:value-type="float">
            <text:p>461.56</text:p>
          </table:table-cell>
          <table:table-cell table:number-columns-repeated="3" office:value-type="float" office:value="365.35" calcext:value-type="float">
            <text:p>365.35</text:p>
          </table:table-cell>
          <table:table-cell table:number-columns-repeated="2" office:value-type="float" office:value="367.62" calcext:value-type="float">
            <text:p>367.62</text:p>
          </table:table-cell>
          <table:table-cell office:value-type="float" office:value="360.76" calcext:value-type="float">
            <text:p>360.76</text:p>
          </table:table-cell>
          <table:table-cell office:value-type="float" office:value="442.95" calcext:value-type="float">
            <text:p>442.95</text:p>
          </table:table-cell>
          <table:table-cell table:number-columns-repeated="2" office:value-type="float" office:value="444.29" calcext:value-type="float">
            <text:p>444.29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11-2018</text:p>
          </table:table-cell>
          <table:table-cell office:value-type="float" office:value="368.52" calcext:value-type="float">
            <text:p>368.52</text:p>
          </table:table-cell>
          <table:table-cell table:number-columns-repeated="3" office:value-type="float" office:value="368.47" calcext:value-type="float">
            <text:p>368.47</text:p>
          </table:table-cell>
          <table:table-cell office:value-type="float" office:value="386" calcext:value-type="float">
            <text:p>386</text:p>
          </table:table-cell>
          <table:table-cell office:value-type="float" office:value="368.47" calcext:value-type="float">
            <text:p>368.47</text:p>
          </table:table-cell>
          <table:table-cell table:number-columns-repeated="2" office:value-type="float" office:value="392.89" calcext:value-type="float">
            <text:p>392.89</text:p>
          </table:table-cell>
          <table:table-cell table:number-columns-repeated="5" office:value-type="float" office:value="368.47" calcext:value-type="float">
            <text:p>368.47</text:p>
          </table:table-cell>
          <table:table-cell office:value-type="float" office:value="364.67" calcext:value-type="float">
            <text:p>364.67</text:p>
          </table:table-cell>
          <table:table-cell table:number-columns-repeated="3" office:value-type="float" office:value="399.31" calcext:value-type="float">
            <text:p>399.31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11-2018</text:p>
          </table:table-cell>
          <table:table-cell office:value-type="float" office:value="426.6" calcext:value-type="float">
            <text:p>426.6</text:p>
          </table:table-cell>
          <table:table-cell table:number-columns-repeated="2" office:value-type="float" office:value="375.77" calcext:value-type="float">
            <text:p>375.7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7.21" calcext:value-type="float">
            <text:p>527.2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7.08" calcext:value-type="float">
            <text:p>547.08</text:p>
          </table:table-cell>
          <table:table-cell office:value-type="float" office:value="547.16" calcext:value-type="float">
            <text:p>547.16</text:p>
          </table:table-cell>
          <table:table-cell table:number-columns-repeated="2" office:value-type="float" office:value="493.66" calcext:value-type="float">
            <text:p>493.66</text:p>
          </table:table-cell>
          <table:table-cell office:value-type="float" office:value="376.23" calcext:value-type="float">
            <text:p>376.23</text:p>
          </table:table-cell>
          <table:table-cell table:number-columns-repeated="3" office:value-type="float" office:value="375.77" calcext:value-type="float">
            <text:p>375.77</text:p>
          </table:table-cell>
          <table:table-cell table:number-columns-repeated="2" office:value-type="float" office:value="500.64" calcext:value-type="float">
            <text:p>500.64</text:p>
          </table:table-cell>
          <table:table-cell office:value-type="float" office:value="527.13" calcext:value-type="float">
            <text:p>527.13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11-2018</text:p>
          </table:table-cell>
          <table:table-cell office:value-type="float" office:value="479.61" calcext:value-type="float">
            <text:p>479.61</text:p>
          </table:table-cell>
          <table:table-cell table:number-columns-repeated="2" office:value-type="float" office:value="431.86" calcext:value-type="float">
            <text:p>431.86</text:p>
          </table:table-cell>
          <table:table-cell office:value-type="float" office:value="551.67" calcext:value-type="float">
            <text:p>551.67</text:p>
          </table:table-cell>
          <table:table-cell office:value-type="float" office:value="555.2" calcext:value-type="float">
            <text:p>555.2</text:p>
          </table:table-cell>
          <table:table-cell office:value-type="float" office:value="551.67" calcext:value-type="float">
            <text:p>551.67</text:p>
          </table:table-cell>
          <table:table-cell office:value-type="float" office:value="555.77" calcext:value-type="float">
            <text:p>555.77</text:p>
          </table:table-cell>
          <table:table-cell office:value-type="float" office:value="556.43" calcext:value-type="float">
            <text:p>556.43</text:p>
          </table:table-cell>
          <table:table-cell table:number-columns-repeated="2" office:value-type="float" office:value="476.59" calcext:value-type="float">
            <text:p>476.59</text:p>
          </table:table-cell>
          <table:table-cell office:value-type="float" office:value="422.14" calcext:value-type="float">
            <text:p>422.14</text:p>
          </table:table-cell>
          <table:table-cell table:number-columns-repeated="3" office:value-type="float" office:value="422.52" calcext:value-type="float">
            <text:p>422.52</text:p>
          </table:table-cell>
          <table:table-cell table:number-columns-repeated="2" office:value-type="float" office:value="551.67" calcext:value-type="float">
            <text:p>551.67</text:p>
          </table:table-cell>
          <table:table-cell office:value-type="float" office:value="555.2" calcext:value-type="float">
            <text:p>555.2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11-2018</text:p>
          </table:table-cell>
          <table:table-cell office:value-type="float" office:value="376.57" calcext:value-type="float">
            <text:p>376.57</text:p>
          </table:table-cell>
          <table:table-cell table:number-columns-repeated="2" office:value-type="float" office:value="368.52" calcext:value-type="float">
            <text:p>368.52</text:p>
          </table:table-cell>
          <table:table-cell office:value-type="float" office:value="386.31" calcext:value-type="float">
            <text:p>386.31</text:p>
          </table:table-cell>
          <table:table-cell office:value-type="float" office:value="391.81" calcext:value-type="float">
            <text:p>391.81</text:p>
          </table:table-cell>
          <table:table-cell office:value-type="float" office:value="386.59" calcext:value-type="float">
            <text:p>386.59</text:p>
          </table:table-cell>
          <table:table-cell office:value-type="float" office:value="380.89" calcext:value-type="float">
            <text:p>380.89</text:p>
          </table:table-cell>
          <table:table-cell office:value-type="float" office:value="391.67" calcext:value-type="float">
            <text:p>391.67</text:p>
          </table:table-cell>
          <table:table-cell office:value-type="float" office:value="379.04" calcext:value-type="float">
            <text:p>379.04</text:p>
          </table:table-cell>
          <table:table-cell office:value-type="float" office:value="378.94" calcext:value-type="float">
            <text:p>378.94</text:p>
          </table:table-cell>
          <table:table-cell office:value-type="float" office:value="379.04" calcext:value-type="float">
            <text:p>379.04</text:p>
          </table:table-cell>
          <table:table-cell table:number-columns-repeated="3" office:value-type="float" office:value="369.88" calcext:value-type="float">
            <text:p>369.88</text:p>
          </table:table-cell>
          <table:table-cell office:value-type="float" office:value="386.59" calcext:value-type="float">
            <text:p>386.59</text:p>
          </table:table-cell>
          <table:table-cell table:number-columns-repeated="2" office:value-type="float" office:value="429.02" calcext:value-type="float">
            <text:p>429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11-2018</text:p>
          </table:table-cell>
          <table:table-cell office:value-type="float" office:value="346.77" calcext:value-type="float">
            <text:p>346.77</text:p>
          </table:table-cell>
          <table:table-cell table:number-columns-repeated="2" office:value-type="float" office:value="336.76" calcext:value-type="float">
            <text:p>336.76</text:p>
          </table:table-cell>
          <table:table-cell table:number-columns-repeated="2" office:value-type="float" office:value="337.56" calcext:value-type="float">
            <text:p>337.56</text:p>
          </table:table-cell>
          <table:table-cell office:value-type="float" office:value="340.44" calcext:value-type="float">
            <text:p>340.44</text:p>
          </table:table-cell>
          <table:table-cell table:number-columns-repeated="2" office:value-type="float" office:value="337.56" calcext:value-type="float">
            <text:p>337.56</text:p>
          </table:table-cell>
          <table:table-cell table:number-columns-repeated="3" office:value-type="float" office:value="349.16" calcext:value-type="float">
            <text:p>349.16</text:p>
          </table:table-cell>
          <table:table-cell table:number-columns-repeated="3" office:value-type="float" office:value="348.35" calcext:value-type="float">
            <text:p>348.35</text:p>
          </table:table-cell>
          <table:table-cell table:number-columns-repeated="3" office:value-type="float" office:value="365.93" calcext:value-type="float">
            <text:p>365.93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11-2018</text:p>
          </table:table-cell>
          <table:table-cell office:value-type="float" office:value="343.19" calcext:value-type="float">
            <text:p>343.19</text:p>
          </table:table-cell>
          <table:table-cell table:number-columns-repeated="2" office:value-type="float" office:value="336.3" calcext:value-type="float">
            <text:p>336.3</text:p>
          </table:table-cell>
          <table:table-cell office:value-type="float" office:value="336.85" calcext:value-type="float">
            <text:p>336.85</text:p>
          </table:table-cell>
          <table:table-cell office:value-type="float" office:value="344.88" calcext:value-type="float">
            <text:p>344.88</text:p>
          </table:table-cell>
          <table:table-cell office:value-type="float" office:value="338.68" calcext:value-type="float">
            <text:p>338.68</text:p>
          </table:table-cell>
          <table:table-cell office:value-type="float" office:value="336.85" calcext:value-type="float">
            <text:p>336.85</text:p>
          </table:table-cell>
          <table:table-cell office:value-type="float" office:value="344.88" calcext:value-type="float">
            <text:p>344.88</text:p>
          </table:table-cell>
          <table:table-cell table:number-columns-repeated="3" office:value-type="float" office:value="344.53" calcext:value-type="float">
            <text:p>344.53</text:p>
          </table:table-cell>
          <table:table-cell table:number-columns-repeated="3" office:value-type="float" office:value="344.02" calcext:value-type="float">
            <text:p>344.02</text:p>
          </table:table-cell>
          <table:table-cell office:value-type="float" office:value="357.19" calcext:value-type="float">
            <text:p>357.19</text:p>
          </table:table-cell>
          <table:table-cell table:number-columns-repeated="2" office:value-type="float" office:value="367.27" calcext:value-type="float">
            <text:p>367.27</text:p>
          </table:table-cell>
          <table:table-cell table:style-name="Default"/>
        </table:table-row>
        <table:table-row table:style-name="ro1">
          <table:table-cell office:value-type="string" calcext:value-type="string">
            <text:p>01-12-2018</text:p>
          </table:table-cell>
          <table:table-cell office:value-type="float" office:value="342.69" calcext:value-type="float">
            <text:p>342.69</text:p>
          </table:table-cell>
          <table:table-cell table:number-columns-repeated="2" office:value-type="float" office:value="338.58" calcext:value-type="float">
            <text:p>338.58</text:p>
          </table:table-cell>
          <table:table-cell office:value-type="float" office:value="338.83" calcext:value-type="float">
            <text:p>338.83</text:p>
          </table:table-cell>
          <table:table-cell office:value-type="float" office:value="341.32" calcext:value-type="float">
            <text:p>341.32</text:p>
          </table:table-cell>
          <table:table-cell office:value-type="float" office:value="338.83" calcext:value-type="float">
            <text:p>338.83</text:p>
          </table:table-cell>
          <table:table-cell office:value-type="float" office:value="328.04" calcext:value-type="float">
            <text:p>328.04</text:p>
          </table:table-cell>
          <table:table-cell office:value-type="float" office:value="337.09" calcext:value-type="float">
            <text:p>337.09</text:p>
          </table:table-cell>
          <table:table-cell table:number-columns-repeated="3" office:value-type="float" office:value="344.43" calcext:value-type="float">
            <text:p>344.43</text:p>
          </table:table-cell>
          <table:table-cell table:number-columns-repeated="3" office:value-type="float" office:value="343.33" calcext:value-type="float">
            <text:p>343.33</text:p>
          </table:table-cell>
          <table:table-cell table:number-columns-repeated="3" office:value-type="float" office:value="355.53" calcext:value-type="float">
            <text:p>355.53</text:p>
          </table:table-cell>
          <table:table-cell table:style-name="Default"/>
        </table:table-row>
        <table:table-row table:style-name="ro1">
          <table:table-cell office:value-type="string" calcext:value-type="string">
            <text:p>02-12-2018</text:p>
          </table:table-cell>
          <table:table-cell office:value-type="float" office:value="335.46" calcext:value-type="float">
            <text:p>335.46</text:p>
          </table:table-cell>
          <table:table-cell table:number-columns-repeated="5" office:value-type="float" office:value="332.24" calcext:value-type="float">
            <text:p>332.24</text:p>
          </table:table-cell>
          <table:table-cell office:value-type="float" office:value="250.77" calcext:value-type="float">
            <text:p>250.77</text:p>
          </table:table-cell>
          <table:table-cell office:value-type="float" office:value="300.89" calcext:value-type="float">
            <text:p>300.89</text:p>
          </table:table-cell>
          <table:table-cell table:number-columns-repeated="3" office:value-type="float" office:value="337.49" calcext:value-type="float">
            <text:p>337.49</text:p>
          </table:table-cell>
          <table:table-cell table:number-columns-repeated="3" office:value-type="float" office:value="337.5" calcext:value-type="float">
            <text:p>337.5</text:p>
          </table:table-cell>
          <table:table-cell table:number-columns-repeated="3" office:value-type="float" office:value="340.6" calcext:value-type="float">
            <text:p>340.6</text:p>
          </table:table-cell>
          <table:table-cell table:style-name="Default"/>
        </table:table-row>
        <table:table-row table:style-name="ro1">
          <table:table-cell office:value-type="string" calcext:value-type="string">
            <text:p>03-12-2018</text:p>
          </table:table-cell>
          <table:table-cell office:value-type="float" office:value="354.32" calcext:value-type="float">
            <text:p>354.32</text:p>
          </table:table-cell>
          <table:table-cell table:number-columns-repeated="3" office:value-type="float" office:value="353.84" calcext:value-type="float">
            <text:p>353.84</text:p>
          </table:table-cell>
          <table:table-cell office:value-type="float" office:value="354.58" calcext:value-type="float">
            <text:p>354.58</text:p>
          </table:table-cell>
          <table:table-cell office:value-type="float" office:value="364.18" calcext:value-type="float">
            <text:p>364.18</text:p>
          </table:table-cell>
          <table:table-cell office:value-type="float" office:value="352.98" calcext:value-type="float">
            <text:p>352.98</text:p>
          </table:table-cell>
          <table:table-cell office:value-type="float" office:value="353.73" calcext:value-type="float">
            <text:p>353.73</text:p>
          </table:table-cell>
          <table:table-cell table:number-columns-repeated="3" office:value-type="float" office:value="353.95" calcext:value-type="float">
            <text:p>353.95</text:p>
          </table:table-cell>
          <table:table-cell table:number-columns-repeated="3" office:value-type="float" office:value="354.16" calcext:value-type="float">
            <text:p>354.16</text:p>
          </table:table-cell>
          <table:table-cell table:number-columns-repeated="3" office:value-type="float" office:value="408.17" calcext:value-type="float">
            <text:p>408.17</text:p>
          </table:table-cell>
          <table:table-cell table:style-name="Default"/>
        </table:table-row>
        <table:table-row table:style-name="ro1">
          <table:table-cell office:value-type="string" calcext:value-type="string">
            <text:p>04-12-2018</text:p>
          </table:table-cell>
          <table:table-cell office:value-type="float" office:value="346.3" calcext:value-type="float">
            <text:p>346.3</text:p>
          </table:table-cell>
          <table:table-cell table:number-columns-repeated="4" office:value-type="float" office:value="337.29" calcext:value-type="float">
            <text:p>337.29</text:p>
          </table:table-cell>
          <table:table-cell office:value-type="float" office:value="359.7" calcext:value-type="float">
            <text:p>359.7</text:p>
          </table:table-cell>
          <table:table-cell office:value-type="float" office:value="329.22" calcext:value-type="float">
            <text:p>329.22</text:p>
          </table:table-cell>
          <table:table-cell office:value-type="float" office:value="329.58" calcext:value-type="float">
            <text:p>329.58</text:p>
          </table:table-cell>
          <table:table-cell table:number-columns-repeated="3" office:value-type="float" office:value="346.58" calcext:value-type="float">
            <text:p>346.58</text:p>
          </table:table-cell>
          <table:table-cell table:number-columns-repeated="3" office:value-type="float" office:value="348.36" calcext:value-type="float">
            <text:p>348.36</text:p>
          </table:table-cell>
          <table:table-cell table:number-columns-repeated="3" office:value-type="float" office:value="409.99" calcext:value-type="float">
            <text:p>409.99</text:p>
          </table:table-cell>
          <table:table-cell table:style-name="Default"/>
        </table:table-row>
        <table:table-row table:style-name="ro1">
          <table:table-cell office:value-type="string" calcext:value-type="string">
            <text:p>05-12-2018</text:p>
          </table:table-cell>
          <table:table-cell office:value-type="float" office:value="383.4" calcext:value-type="float">
            <text:p>383.4</text:p>
          </table:table-cell>
          <table:table-cell table:number-columns-repeated="2" office:value-type="float" office:value="376.22" calcext:value-type="float">
            <text:p>376.22</text:p>
          </table:table-cell>
          <table:table-cell office:value-type="float" office:value="383.9" calcext:value-type="float">
            <text:p>383.9</text:p>
          </table:table-cell>
          <table:table-cell office:value-type="float" office:value="388.24" calcext:value-type="float">
            <text:p>388.24</text:p>
          </table:table-cell>
          <table:table-cell office:value-type="float" office:value="415.69" calcext:value-type="float">
            <text:p>415.69</text:p>
          </table:table-cell>
          <table:table-cell office:value-type="float" office:value="403.33" calcext:value-type="float">
            <text:p>403.33</text:p>
          </table:table-cell>
          <table:table-cell office:value-type="float" office:value="439.86" calcext:value-type="float">
            <text:p>439.86</text:p>
          </table:table-cell>
          <table:table-cell table:number-columns-repeated="2" office:value-type="float" office:value="381.86" calcext:value-type="float">
            <text:p>381.86</text:p>
          </table:table-cell>
          <table:table-cell office:value-type="float" office:value="378.71" calcext:value-type="float">
            <text:p>378.71</text:p>
          </table:table-cell>
          <table:table-cell table:number-columns-repeated="3" office:value-type="float" office:value="376.22" calcext:value-type="float">
            <text:p>376.22</text:p>
          </table:table-cell>
          <table:table-cell office:value-type="float" office:value="415.69" calcext:value-type="float">
            <text:p>415.69</text:p>
          </table:table-cell>
          <table:table-cell table:number-columns-repeated="2" office:value-type="float" office:value="446.69" calcext:value-type="float">
            <text:p>446.69</text:p>
          </table:table-cell>
          <table:table-cell table:style-name="Default"/>
        </table:table-row>
        <table:table-row table:style-name="ro1">
          <table:table-cell office:value-type="string" calcext:value-type="string">
            <text:p>06-12-2018</text:p>
          </table:table-cell>
          <table:table-cell office:value-type="float" office:value="392.24" calcext:value-type="float">
            <text:p>392.24</text:p>
          </table:table-cell>
          <table:table-cell table:number-columns-repeated="4" office:value-type="float" office:value="390.45" calcext:value-type="float">
            <text:p>390.45</text:p>
          </table:table-cell>
          <table:table-cell office:value-type="float" office:value="404.69" calcext:value-type="float">
            <text:p>404.69</text:p>
          </table:table-cell>
          <table:table-cell office:value-type="float" office:value="386.05" calcext:value-type="float">
            <text:p>386.05</text:p>
          </table:table-cell>
          <table:table-cell office:value-type="float" office:value="413.8" calcext:value-type="float">
            <text:p>413.8</text:p>
          </table:table-cell>
          <table:table-cell table:number-columns-repeated="3" office:value-type="float" office:value="389.23" calcext:value-type="float">
            <text:p>389.23</text:p>
          </table:table-cell>
          <table:table-cell table:number-columns-repeated="2" office:value-type="float" office:value="390.45" calcext:value-type="float">
            <text:p>390.45</text:p>
          </table:table-cell>
          <table:table-cell office:value-type="float" office:value="390.31" calcext:value-type="float">
            <text:p>390.31</text:p>
          </table:table-cell>
          <table:table-cell table:number-columns-repeated="3" office:value-type="float" office:value="434.08" calcext:value-type="float">
            <text:p>434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07-12-2018</text:p>
          </table:table-cell>
          <table:table-cell office:value-type="float" office:value="363.09" calcext:value-type="float">
            <text:p>363.09</text:p>
          </table:table-cell>
          <table:table-cell table:number-columns-repeated="4" office:value-type="float" office:value="359.16" calcext:value-type="float">
            <text:p>359.16</text:p>
          </table:table-cell>
          <table:table-cell office:value-type="float" office:value="396.58" calcext:value-type="float">
            <text:p>396.58</text:p>
          </table:table-cell>
          <table:table-cell office:value-type="float" office:value="330.74" calcext:value-type="float">
            <text:p>330.74</text:p>
          </table:table-cell>
          <table:table-cell office:value-type="float" office:value="331.74" calcext:value-type="float">
            <text:p>331.74</text:p>
          </table:table-cell>
          <table:table-cell office:value-type="float" office:value="359.85" calcext:value-type="float">
            <text:p>359.85</text:p>
          </table:table-cell>
          <table:table-cell office:value-type="float" office:value="359.16" calcext:value-type="float">
            <text:p>359.16</text:p>
          </table:table-cell>
          <table:table-cell office:value-type="float" office:value="359.85" calcext:value-type="float">
            <text:p>359.85</text:p>
          </table:table-cell>
          <table:table-cell table:number-columns-repeated="3" office:value-type="float" office:value="361.47" calcext:value-type="float">
            <text:p>361.47</text:p>
          </table:table-cell>
          <table:table-cell office:value-type="float" office:value="396.58" calcext:value-type="float">
            <text:p>396.58</text:p>
          </table:table-cell>
          <table:table-cell table:number-columns-repeated="2" office:value-type="float" office:value="402.79" calcext:value-type="float">
            <text:p>402.79</text:p>
          </table:table-cell>
          <table:table-cell table:style-name="Default"/>
        </table:table-row>
        <table:table-row table:style-name="ro1">
          <table:table-cell office:value-type="string" calcext:value-type="string">
            <text:p>08-12-2018</text:p>
          </table:table-cell>
          <table:table-cell office:value-type="float" office:value="335.25" calcext:value-type="float">
            <text:p>335.25</text:p>
          </table:table-cell>
          <table:table-cell table:number-columns-repeated="5" office:value-type="float" office:value="326.81" calcext:value-type="float">
            <text:p>326.81</text:p>
          </table:table-cell>
          <table:table-cell office:value-type="float" office:value="101.94" calcext:value-type="float">
            <text:p>101.94</text:p>
          </table:table-cell>
          <table:table-cell office:value-type="float" office:value="110.14" calcext:value-type="float">
            <text:p>110.14</text:p>
          </table:table-cell>
          <table:table-cell table:number-columns-repeated="3" office:value-type="float" office:value="339.49" calcext:value-type="float">
            <text:p>339.49</text:p>
          </table:table-cell>
          <table:table-cell table:number-columns-repeated="3" office:value-type="float" office:value="341.75" calcext:value-type="float">
            <text:p>341.75</text:p>
          </table:table-cell>
          <table:table-cell table:number-columns-repeated="3" office:value-type="float" office:value="333.06" calcext:value-type="float">
            <text:p>333.06</text:p>
          </table:table-cell>
          <table:table-cell table:style-name="Default"/>
        </table:table-row>
        <table:table-row table:style-name="ro1">
          <table:table-cell office:value-type="string" calcext:value-type="string">
            <text:p>09-12-2018</text:p>
          </table:table-cell>
          <table:table-cell office:value-type="float" office:value="331.42" calcext:value-type="float">
            <text:p>331.42</text:p>
          </table:table-cell>
          <table:table-cell table:number-columns-repeated="5" office:value-type="float" office:value="306.16" calcext:value-type="float">
            <text:p>306.16</text:p>
          </table:table-cell>
          <table:table-cell office:value-type="float" office:value="160.06" calcext:value-type="float">
            <text:p>160.06</text:p>
          </table:table-cell>
          <table:table-cell office:value-type="float" office:value="217.46" calcext:value-type="float">
            <text:p>217.46</text:p>
          </table:table-cell>
          <table:table-cell table:number-columns-repeated="3" office:value-type="float" office:value="337.39" calcext:value-type="float">
            <text:p>337.39</text:p>
          </table:table-cell>
          <table:table-cell table:number-columns-repeated="3" office:value-type="float" office:value="340.12" calcext:value-type="float">
            <text:p>340.12</text:p>
          </table:table-cell>
          <table:table-cell table:number-columns-repeated="3" office:value-type="float" office:value="306.16" calcext:value-type="float">
            <text:p>306.16</text:p>
          </table:table-cell>
          <table:table-cell table:style-name="Default"/>
        </table:table-row>
        <table:table-row table:style-name="ro1">
          <table:table-cell office:value-type="string" calcext:value-type="string">
            <text:p>10-12-2018</text:p>
          </table:table-cell>
          <table:table-cell office:value-type="float" office:value="355.47" calcext:value-type="float">
            <text:p>355.47</text:p>
          </table:table-cell>
          <table:table-cell table:number-columns-repeated="4" office:value-type="float" office:value="349.25" calcext:value-type="float">
            <text:p>349.25</text:p>
          </table:table-cell>
          <table:table-cell office:value-type="float" office:value="389.52" calcext:value-type="float">
            <text:p>389.52</text:p>
          </table:table-cell>
          <table:table-cell office:value-type="float" office:value="268.6" calcext:value-type="float">
            <text:p>268.6</text:p>
          </table:table-cell>
          <table:table-cell office:value-type="float" office:value="269.93" calcext:value-type="float">
            <text:p>269.93</text:p>
          </table:table-cell>
          <table:table-cell office:value-type="float" office:value="356.84" calcext:value-type="float">
            <text:p>356.84</text:p>
          </table:table-cell>
          <table:table-cell office:value-type="float" office:value="352.76" calcext:value-type="float">
            <text:p>352.76</text:p>
          </table:table-cell>
          <table:table-cell office:value-type="float" office:value="356.84" calcext:value-type="float">
            <text:p>356.84</text:p>
          </table:table-cell>
          <table:table-cell table:number-columns-repeated="3" office:value-type="float" office:value="357.9" calcext:value-type="float">
            <text:p>357.9</text:p>
          </table:table-cell>
          <table:table-cell table:number-columns-repeated="2" office:value-type="float" office:value="390.33" calcext:value-type="float">
            <text:p>390.33</text:p>
          </table:table-cell>
          <table:table-cell office:value-type="float" office:value="369.35" calcext:value-type="float">
            <text:p>369.35</text:p>
          </table:table-cell>
          <table:table-cell table:style-name="Default"/>
        </table:table-row>
        <table:table-row table:style-name="ro1">
          <table:table-cell office:value-type="string" calcext:value-type="string">
            <text:p>11-12-2018</text:p>
          </table:table-cell>
          <table:table-cell office:value-type="float" office:value="386.2" calcext:value-type="float">
            <text:p>386.2</text:p>
          </table:table-cell>
          <table:table-cell table:number-columns-repeated="4" office:value-type="float" office:value="375.33" calcext:value-type="float">
            <text:p>375.33</text:p>
          </table:table-cell>
          <table:table-cell office:value-type="float" office:value="421.14" calcext:value-type="float">
            <text:p>421.14</text:p>
          </table:table-cell>
          <table:table-cell office:value-type="float" office:value="359.12" calcext:value-type="float">
            <text:p>359.12</text:p>
          </table:table-cell>
          <table:table-cell office:value-type="float" office:value="413.29" calcext:value-type="float">
            <text:p>413.29</text:p>
          </table:table-cell>
          <table:table-cell table:number-columns-repeated="3" office:value-type="float" office:value="375.33" calcext:value-type="float">
            <text:p>375.33</text:p>
          </table:table-cell>
          <table:table-cell table:number-columns-repeated="3" office:value-type="float" office:value="376.39" calcext:value-type="float">
            <text:p>376.39</text:p>
          </table:table-cell>
          <table:table-cell office:value-type="float" office:value="421.14" calcext:value-type="float">
            <text:p>421.14</text:p>
          </table:table-cell>
          <table:table-cell table:number-columns-repeated="2" office:value-type="float" office:value="422.12" calcext:value-type="float">
            <text:p>422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2-12-2018</text:p>
          </table:table-cell>
          <table:table-cell office:value-type="float" office:value="459.7" calcext:value-type="float">
            <text:p>459.7</text:p>
          </table:table-cell>
          <table:table-cell table:number-columns-repeated="5" office:value-type="float" office:value="453.36" calcext:value-type="float">
            <text:p>453.36</text:p>
          </table:table-cell>
          <table:table-cell office:value-type="float" office:value="472.48" calcext:value-type="float">
            <text:p>472.48</text:p>
          </table:table-cell>
          <table:table-cell office:value-type="float" office:value="520.68" calcext:value-type="float">
            <text:p>520.68</text:p>
          </table:table-cell>
          <table:table-cell table:number-columns-repeated="2" office:value-type="float" office:value="453.36" calcext:value-type="float">
            <text:p>453.36</text:p>
          </table:table-cell>
          <table:table-cell office:value-type="float" office:value="438.54" calcext:value-type="float">
            <text:p>438.54</text:p>
          </table:table-cell>
          <table:table-cell table:number-columns-repeated="2" office:value-type="float" office:value="426.25" calcext:value-type="float">
            <text:p>426.25</text:p>
          </table:table-cell>
          <table:table-cell office:value-type="float" office:value="410.94" calcext:value-type="float">
            <text:p>410.94</text:p>
          </table:table-cell>
          <table:table-cell table:number-columns-repeated="3" office:value-type="float" office:value="453.36" calcext:value-type="float">
            <text:p>453.36</text:p>
          </table:table-cell>
          <table:table-cell table:style-name="Default"/>
        </table:table-row>
        <table:table-row table:style-name="ro1">
          <table:table-cell office:value-type="string" calcext:value-type="string">
            <text:p>13-12-2018</text:p>
          </table:table-cell>
          <table:table-cell office:value-type="float" office:value="432.12" calcext:value-type="float">
            <text:p>432.12</text:p>
          </table:table-cell>
          <table:table-cell table:number-columns-repeated="2" office:value-type="float" office:value="431.19" calcext:value-type="float">
            <text:p>431.19</text:p>
          </table:table-cell>
          <table:table-cell office:value-type="float" office:value="435.07" calcext:value-type="float">
            <text:p>435.07</text:p>
          </table:table-cell>
          <table:table-cell office:value-type="float" office:value="449.7" calcext:value-type="float">
            <text:p>449.7</text:p>
          </table:table-cell>
          <table:table-cell table:number-columns-repeated="2" office:value-type="float" office:value="435.07" calcext:value-type="float">
            <text:p>435.07</text:p>
          </table:table-cell>
          <table:table-cell office:value-type="float" office:value="480.38" calcext:value-type="float">
            <text:p>480.38</text:p>
          </table:table-cell>
          <table:table-cell table:number-columns-repeated="3" office:value-type="float" office:value="434.63" calcext:value-type="float">
            <text:p>434.63</text:p>
          </table:table-cell>
          <table:table-cell table:number-columns-repeated="2" office:value-type="float" office:value="430.67" calcext:value-type="float">
            <text:p>430.67</text:p>
          </table:table-cell>
          <table:table-cell office:value-type="float" office:value="392.72" calcext:value-type="float">
            <text:p>392.72</text:p>
          </table:table-cell>
          <table:table-cell office:value-type="float" office:value="435.07" calcext:value-type="float">
            <text:p>435.07</text:p>
          </table:table-cell>
          <table:table-cell office:value-type="float" office:value="445.44" calcext:value-type="float">
            <text:p>445.44</text:p>
          </table:table-cell>
          <table:table-cell office:value-type="float" office:value="449.7" calcext:value-type="float">
            <text:p>449.7</text:p>
          </table:table-cell>
          <table:table-cell table:style-name="Default"/>
        </table:table-row>
        <table:table-row table:style-name="ro1">
          <table:table-cell office:value-type="string" calcext:value-type="string">
            <text:p>14-12-2018</text:p>
          </table:table-cell>
          <table:table-cell office:value-type="float" office:value="442.57" calcext:value-type="float">
            <text:p>442.57</text:p>
          </table:table-cell>
          <table:table-cell table:number-columns-repeated="3" office:value-type="float" office:value="443.88" calcext:value-type="float">
            <text:p>443.88</text:p>
          </table:table-cell>
          <table:table-cell office:value-type="float" office:value="514.91" calcext:value-type="float">
            <text:p>514.91</text:p>
          </table:table-cell>
          <table:table-cell table:number-columns-repeated="2" office:value-type="float" office:value="443.88" calcext:value-type="float">
            <text:p>443.88</text:p>
          </table:table-cell>
          <table:table-cell office:value-type="float" office:value="519.53" calcext:value-type="float">
            <text:p>519.53</text:p>
          </table:table-cell>
          <table:table-cell table:number-columns-repeated="2" office:value-type="float" office:value="442.22" calcext:value-type="float">
            <text:p>442.22</text:p>
          </table:table-cell>
          <table:table-cell office:value-type="float" office:value="425.82" calcext:value-type="float">
            <text:p>425.82</text:p>
          </table:table-cell>
          <table:table-cell table:number-columns-repeated="2" office:value-type="float" office:value="443.23" calcext:value-type="float">
            <text:p>443.23</text:p>
          </table:table-cell>
          <table:table-cell office:value-type="float" office:value="373.21" calcext:value-type="float">
            <text:p>373.21</text:p>
          </table:table-cell>
          <table:table-cell office:value-type="float" office:value="443.88" calcext:value-type="float">
            <text:p>443.88</text:p>
          </table:table-cell>
          <table:table-cell office:value-type="float" office:value="481.98" calcext:value-type="float">
            <text:p>481.98</text:p>
          </table:table-cell>
          <table:table-cell office:value-type="float" office:value="514.91" calcext:value-type="float">
            <text:p>514.91</text:p>
          </table:table-cell>
          <table:table-cell table:style-name="Default"/>
        </table:table-row>
        <table:table-row table:style-name="ro1">
          <table:table-cell office:value-type="string" calcext:value-type="string">
            <text:p>15-12-2018</text:p>
          </table:table-cell>
          <table:table-cell office:value-type="float" office:value="389.19" calcext:value-type="float">
            <text:p>389.19</text:p>
          </table:table-cell>
          <table:table-cell table:number-columns-repeated="3" office:value-type="float" office:value="388.57" calcext:value-type="float">
            <text:p>388.57</text:p>
          </table:table-cell>
          <table:table-cell office:value-type="float" office:value="406.89" calcext:value-type="float">
            <text:p>406.89</text:p>
          </table:table-cell>
          <table:table-cell office:value-type="float" office:value="388.57" calcext:value-type="float">
            <text:p>388.57</text:p>
          </table:table-cell>
          <table:table-cell office:value-type="float" office:value="384.08" calcext:value-type="float">
            <text:p>384.08</text:p>
          </table:table-cell>
          <table:table-cell office:value-type="float" office:value="406.89" calcext:value-type="float">
            <text:p>406.89</text:p>
          </table:table-cell>
          <table:table-cell table:number-columns-repeated="7" office:value-type="float" office:value="388.57" calcext:value-type="float">
            <text:p>388.57</text:p>
          </table:table-cell>
          <table:table-cell table:number-columns-repeated="2" office:value-type="float" office:value="412.4" calcext:value-type="float">
            <text:p>412.4</text:p>
          </table:table-cell>
          <table:table-cell table:style-name="Default"/>
        </table:table-row>
        <table:table-row table:style-name="ro1">
          <table:table-cell office:value-type="string" calcext:value-type="string">
            <text:p>16-12-2018</text:p>
          </table:table-cell>
          <table:table-cell office:value-type="float" office:value="372.64" calcext:value-type="float">
            <text:p>372.64</text:p>
          </table:table-cell>
          <table:table-cell table:number-columns-repeated="3" office:value-type="float" office:value="372.79" calcext:value-type="float">
            <text:p>372.79</text:p>
          </table:table-cell>
          <table:table-cell office:value-type="float" office:value="374.95" calcext:value-type="float">
            <text:p>374.95</text:p>
          </table:table-cell>
          <table:table-cell office:value-type="float" office:value="372.79" calcext:value-type="float">
            <text:p>372.79</text:p>
          </table:table-cell>
          <table:table-cell office:value-type="float" office:value="348.61" calcext:value-type="float">
            <text:p>348.61</text:p>
          </table:table-cell>
          <table:table-cell office:value-type="float" office:value="362.4" calcext:value-type="float">
            <text:p>362.4</text:p>
          </table:table-cell>
          <table:table-cell table:number-columns-repeated="3" office:value-type="float" office:value="372.82" calcext:value-type="float">
            <text:p>372.82</text:p>
          </table:table-cell>
          <table:table-cell table:number-columns-repeated="3" office:value-type="float" office:value="372.89" calcext:value-type="float">
            <text:p>372.89</text:p>
          </table:table-cell>
          <table:table-cell table:number-columns-repeated="3" office:value-type="float" office:value="374.95" calcext:value-type="float">
            <text:p>374.95</text:p>
          </table:table-cell>
          <table:table-cell table:style-name="Default"/>
        </table:table-row>
        <table:table-row table:style-name="ro1">
          <table:table-cell office:value-type="string" calcext:value-type="string">
            <text:p>17-12-2018</text:p>
          </table:table-cell>
          <table:table-cell office:value-type="float" office:value="486.35" calcext:value-type="float">
            <text:p>486.35</text:p>
          </table:table-cell>
          <table:table-cell table:number-columns-repeated="2" office:value-type="float" office:value="464.13" calcext:value-type="float">
            <text:p>464.13</text:p>
          </table:table-cell>
          <table:table-cell office:value-type="float" office:value="492.5" calcext:value-type="float">
            <text:p>492.5</text:p>
          </table:table-cell>
          <table:table-cell office:value-type="float" office:value="493.76" calcext:value-type="float">
            <text:p>493.76</text:p>
          </table:table-cell>
          <table:table-cell office:value-type="float" office:value="492.5" calcext:value-type="float">
            <text:p>492.5</text:p>
          </table:table-cell>
          <table:table-cell office:value-type="float" office:value="493.45" calcext:value-type="float">
            <text:p>493.45</text:p>
          </table:table-cell>
          <table:table-cell office:value-type="float" office:value="517.8" calcext:value-type="float">
            <text:p>517.8</text:p>
          </table:table-cell>
          <table:table-cell table:number-columns-repeated="3" office:value-type="float" office:value="492.5" calcext:value-type="float">
            <text:p>492.5</text:p>
          </table:table-cell>
          <table:table-cell table:number-columns-repeated="3" office:value-type="float" office:value="463.99" calcext:value-type="float">
            <text:p>463.99</text:p>
          </table:table-cell>
          <table:table-cell office:value-type="float" office:value="492.5" calcext:value-type="float">
            <text:p>492.5</text:p>
          </table:table-cell>
          <table:table-cell table:number-columns-repeated="2" office:value-type="float" office:value="493.76" calcext:value-type="float">
            <text:p>493.76</text:p>
          </table:table-cell>
          <table:table-cell table:style-name="Default"/>
        </table:table-row>
        <table:table-row table:style-name="ro1">
          <table:table-cell office:value-type="string" calcext:value-type="string">
            <text:p>18-12-2018</text:p>
          </table:table-cell>
          <table:table-cell office:value-type="float" office:value="447.91" calcext:value-type="float">
            <text:p>447.91</text:p>
          </table:table-cell>
          <table:table-cell table:number-columns-repeated="2" office:value-type="float" office:value="444.04" calcext:value-type="float">
            <text:p>444.04</text:p>
          </table:table-cell>
          <table:table-cell office:value-type="float" office:value="445.69" calcext:value-type="float">
            <text:p>445.69</text:p>
          </table:table-cell>
          <table:table-cell office:value-type="float" office:value="447.54" calcext:value-type="float">
            <text:p>447.54</text:p>
          </table:table-cell>
          <table:table-cell office:value-type="float" office:value="457.53" calcext:value-type="float">
            <text:p>457.53</text:p>
          </table:table-cell>
          <table:table-cell office:value-type="float" office:value="443.49" calcext:value-type="float">
            <text:p>443.49</text:p>
          </table:table-cell>
          <table:table-cell office:value-type="float" office:value="445.56" calcext:value-type="float">
            <text:p>445.56</text:p>
          </table:table-cell>
          <table:table-cell table:number-columns-repeated="3" office:value-type="float" office:value="444.37" calcext:value-type="float">
            <text:p>444.37</text:p>
          </table:table-cell>
          <table:table-cell table:number-columns-repeated="3" office:value-type="float" office:value="444.04" calcext:value-type="float">
            <text:p>444.04</text:p>
          </table:table-cell>
          <table:table-cell table:number-columns-repeated="2" office:value-type="float" office:value="457.53" calcext:value-type="float">
            <text:p>457.53</text:p>
          </table:table-cell>
          <table:table-cell office:value-type="float" office:value="458.78" calcext:value-type="float">
            <text:p>458.78</text:p>
          </table:table-cell>
          <table:table-cell table:style-name="Default"/>
        </table:table-row>
        <table:table-row table:style-name="ro1">
          <table:table-cell office:value-type="string" calcext:value-type="string">
            <text:p>19-12-2018</text:p>
          </table:table-cell>
          <table:table-cell office:value-type="float" office:value="398.07" calcext:value-type="float">
            <text:p>398.07</text:p>
          </table:table-cell>
          <table:table-cell table:number-columns-repeated="4" office:value-type="float" office:value="396.78" calcext:value-type="float">
            <text:p>396.78</text:p>
          </table:table-cell>
          <table:table-cell office:value-type="float" office:value="435.79" calcext:value-type="float">
            <text:p>435.79</text:p>
          </table:table-cell>
          <table:table-cell office:value-type="float" office:value="375.9" calcext:value-type="float">
            <text:p>375.9</text:p>
          </table:table-cell>
          <table:table-cell office:value-type="float" office:value="377.33" calcext:value-type="float">
            <text:p>377.33</text:p>
          </table:table-cell>
          <table:table-cell table:number-columns-repeated="6" office:value-type="float" office:value="396.78" calcext:value-type="float">
            <text:p>396.78</text:p>
          </table:table-cell>
          <table:table-cell office:value-type="float" office:value="435.79" calcext:value-type="float">
            <text:p>435.79</text:p>
          </table:table-cell>
          <table:table-cell table:number-columns-repeated="2" office:value-type="float" office:value="448.34" calcext:value-type="float">
            <text:p>448.34</text:p>
          </table:table-cell>
          <table:table-cell table:style-name="Default"/>
        </table:table-row>
        <table:table-row table:style-name="ro1">
          <table:table-cell office:value-type="string" calcext:value-type="string">
            <text:p>20-12-2018</text:p>
          </table:table-cell>
          <table:table-cell office:value-type="float" office:value="400.9" calcext:value-type="float">
            <text:p>400.9</text:p>
          </table:table-cell>
          <table:table-cell table:number-columns-repeated="2" office:value-type="float" office:value="392.78" calcext:value-type="float">
            <text:p>392.78</text:p>
          </table:table-cell>
          <table:table-cell office:value-type="float" office:value="398.07" calcext:value-type="float">
            <text:p>398.07</text:p>
          </table:table-cell>
          <table:table-cell office:value-type="float" office:value="426.94" calcext:value-type="float">
            <text:p>426.94</text:p>
          </table:table-cell>
          <table:table-cell office:value-type="float" office:value="440.79" calcext:value-type="float">
            <text:p>440.79</text:p>
          </table:table-cell>
          <table:table-cell office:value-type="float" office:value="398.07" calcext:value-type="float">
            <text:p>398.07</text:p>
          </table:table-cell>
          <table:table-cell office:value-type="float" office:value="426.94" calcext:value-type="float">
            <text:p>426.94</text:p>
          </table:table-cell>
          <table:table-cell table:number-columns-repeated="3" office:value-type="float" office:value="398.58" calcext:value-type="float">
            <text:p>398.58</text:p>
          </table:table-cell>
          <table:table-cell table:number-columns-repeated="3" office:value-type="float" office:value="392.78" calcext:value-type="float">
            <text:p>392.78</text:p>
          </table:table-cell>
          <table:table-cell office:value-type="float" office:value="440.79" calcext:value-type="float">
            <text:p>440.79</text:p>
          </table:table-cell>
          <table:table-cell office:value-type="float" office:value="447.03" calcext:value-type="float">
            <text:p>447.03</text:p>
          </table:table-cell>
          <table:table-cell office:value-type="float" office:value="446.84" calcext:value-type="float">
            <text:p>446.84</text:p>
          </table:table-cell>
          <table:table-cell table:style-name="Default"/>
        </table:table-row>
        <table:table-row table:style-name="ro1">
          <table:table-cell office:value-type="string" calcext:value-type="string">
            <text:p>21-12-2018</text:p>
          </table:table-cell>
          <table:table-cell office:value-type="float" office:value="391.09" calcext:value-type="float">
            <text:p>391.09</text:p>
          </table:table-cell>
          <table:table-cell table:number-columns-repeated="2" office:value-type="float" office:value="388.9" calcext:value-type="float">
            <text:p>388.9</text:p>
          </table:table-cell>
          <table:table-cell office:value-type="float" office:value="390.14" calcext:value-type="float">
            <text:p>390.14</text:p>
          </table:table-cell>
          <table:table-cell office:value-type="float" office:value="395.09" calcext:value-type="float">
            <text:p>395.09</text:p>
          </table:table-cell>
          <table:table-cell office:value-type="float" office:value="426.12" calcext:value-type="float">
            <text:p>426.12</text:p>
          </table:table-cell>
          <table:table-cell office:value-type="float" office:value="390.14" calcext:value-type="float">
            <text:p>390.14</text:p>
          </table:table-cell>
          <table:table-cell office:value-type="float" office:value="394.57" calcext:value-type="float">
            <text:p>394.57</text:p>
          </table:table-cell>
          <table:table-cell table:number-columns-repeated="3" office:value-type="float" office:value="390.26" calcext:value-type="float">
            <text:p>390.26</text:p>
          </table:table-cell>
          <table:table-cell table:number-columns-repeated="3" office:value-type="float" office:value="389.03" calcext:value-type="float">
            <text:p>389.03</text:p>
          </table:table-cell>
          <table:table-cell office:value-type="float" office:value="432.4" calcext:value-type="float">
            <text:p>432.4</text:p>
          </table:table-cell>
          <table:table-cell table:number-columns-repeated="2" office:value-type="float" office:value="434.5" calcext:value-type="float">
            <text:p>434.5</text:p>
          </table:table-cell>
          <table:table-cell table:style-name="Default"/>
        </table:table-row>
        <table:table-row table:style-name="ro1">
          <table:table-cell office:value-type="string" calcext:value-type="string">
            <text:p>22-12-2018</text:p>
          </table:table-cell>
          <table:table-cell office:value-type="float" office:value="383.77" calcext:value-type="float">
            <text:p>383.77</text:p>
          </table:table-cell>
          <table:table-cell table:number-columns-repeated="6" office:value-type="float" office:value="381.31" calcext:value-type="float">
            <text:p>381.31</text:p>
          </table:table-cell>
          <table:table-cell office:value-type="float" office:value="381.92" calcext:value-type="float">
            <text:p>381.92</text:p>
          </table:table-cell>
          <table:table-cell table:number-columns-repeated="3" office:value-type="float" office:value="385.17" calcext:value-type="float">
            <text:p>385.17</text:p>
          </table:table-cell>
          <table:table-cell table:number-columns-repeated="3" office:value-type="float" office:value="384.61" calcext:value-type="float">
            <text:p>384.61</text:p>
          </table:table-cell>
          <table:table-cell table:number-columns-repeated="2" office:value-type="float" office:value="381.31" calcext:value-type="float">
            <text:p>381.31</text:p>
          </table:table-cell>
          <table:table-cell office:value-type="float" office:value="380.45" calcext:value-type="float">
            <text:p>380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23-12-2018</text:p>
          </table:table-cell>
          <table:table-cell table:number-columns-repeated="7" office:value-type="float" office:value="398.15" calcext:value-type="float">
            <text:p>398.15</text:p>
          </table:table-cell>
          <table:table-cell office:value-type="float" office:value="398.82" calcext:value-type="float">
            <text:p>398.82</text:p>
          </table:table-cell>
          <table:table-cell table:number-columns-repeated="8" office:value-type="float" office:value="398.15" calcext:value-type="float">
            <text:p>398.15</text:p>
          </table:table-cell>
          <table:table-cell office:value-type="float" office:value="388.07" calcext:value-type="float">
            <text:p>388.07</text:p>
          </table:table-cell>
          <table:table-cell table:style-name="Default"/>
        </table:table-row>
        <table:table-row table:style-name="ro1">
          <table:table-cell office:value-type="string" calcext:value-type="string">
            <text:p>24-12-2018</text:p>
          </table:table-cell>
          <table:table-cell office:value-type="float" office:value="380.9" calcext:value-type="float">
            <text:p>380.9</text:p>
          </table:table-cell>
          <table:table-cell table:number-columns-repeated="5" office:value-type="float" office:value="380.05" calcext:value-type="float">
            <text:p>380.05</text:p>
          </table:table-cell>
          <table:table-cell office:value-type="float" office:value="367.5" calcext:value-type="float">
            <text:p>367.5</text:p>
          </table:table-cell>
          <table:table-cell office:value-type="float" office:value="375.53" calcext:value-type="float">
            <text:p>375.53</text:p>
          </table:table-cell>
          <table:table-cell table:number-columns-repeated="3" office:value-type="float" office:value="382.35" calcext:value-type="float">
            <text:p>382.35</text:p>
          </table:table-cell>
          <table:table-cell table:number-columns-repeated="5" office:value-type="float" office:value="380.05" calcext:value-type="float">
            <text:p>380.05</text:p>
          </table:table-cell>
          <table:table-cell office:value-type="float" office:value="374.91" calcext:value-type="float">
            <text:p>374.91</text:p>
          </table:table-cell>
          <table:table-cell table:style-name="Default"/>
        </table:table-row>
        <table:table-row table:style-name="ro1">
          <table:table-cell office:value-type="string" calcext:value-type="string">
            <text:p>25-12-2018</text:p>
          </table:table-cell>
          <table:table-cell office:value-type="float" office:value="352.92" calcext:value-type="float">
            <text:p>352.92</text:p>
          </table:table-cell>
          <table:table-cell table:number-columns-repeated="5" office:value-type="float" office:value="317.13" calcext:value-type="float">
            <text:p>317.13</text:p>
          </table:table-cell>
          <table:table-cell office:value-type="float" office:value="141.92" calcext:value-type="float">
            <text:p>141.92</text:p>
          </table:table-cell>
          <table:table-cell office:value-type="float" office:value="153.11" calcext:value-type="float">
            <text:p>153.11</text:p>
          </table:table-cell>
          <table:table-cell table:number-columns-repeated="3" office:value-type="float" office:value="375.47" calcext:value-type="float">
            <text:p>375.47</text:p>
          </table:table-cell>
          <table:table-cell table:number-columns-repeated="3" office:value-type="float" office:value="344.06" calcext:value-type="float">
            <text:p>344.06</text:p>
          </table:table-cell>
          <table:table-cell table:number-columns-repeated="2" office:value-type="float" office:value="317.13" calcext:value-type="float">
            <text:p>317.13</text:p>
          </table:table-cell>
          <table:table-cell office:value-type="float" office:value="314.45" calcext:value-type="float">
            <text:p>314.45</text:p>
          </table:table-cell>
          <table:table-cell table:style-name="Default"/>
        </table:table-row>
        <table:table-row table:style-name="ro1">
          <table:table-cell office:value-type="string" calcext:value-type="string">
            <text:p>26-12-2018</text:p>
          </table:table-cell>
          <table:table-cell office:value-type="float" office:value="368.3" calcext:value-type="float">
            <text:p>368.3</text:p>
          </table:table-cell>
          <table:table-cell table:number-columns-repeated="5" office:value-type="float" office:value="324.02" calcext:value-type="float">
            <text:p>324.02</text:p>
          </table:table-cell>
          <table:table-cell table:number-columns-repeated="2" office:value-type="float" office:value="323.28" calcext:value-type="float">
            <text:p>323.28</text:p>
          </table:table-cell>
          <table:table-cell table:number-columns-repeated="3" office:value-type="float" office:value="381.4" calcext:value-type="float">
            <text:p>381.4</text:p>
          </table:table-cell>
          <table:table-cell table:number-columns-repeated="3" office:value-type="float" office:value="366.52" calcext:value-type="float">
            <text:p>366.52</text:p>
          </table:table-cell>
          <table:table-cell table:number-columns-repeated="3" office:value-type="float" office:value="324.02" calcext:value-type="float">
            <text:p>324.02</text:p>
          </table:table-cell>
          <table:table-cell table:style-name="Default"/>
        </table:table-row>
        <table:table-row table:style-name="ro1">
          <table:table-cell office:value-type="string" calcext:value-type="string">
            <text:p>27-12-2018</text:p>
          </table:table-cell>
          <table:table-cell office:value-type="float" office:value="385.6" calcext:value-type="float">
            <text:p>385.6</text:p>
          </table:table-cell>
          <table:table-cell table:number-columns-repeated="2" office:value-type="float" office:value="382.66" calcext:value-type="float">
            <text:p>382.66</text:p>
          </table:table-cell>
          <table:table-cell table:number-columns-repeated="2" office:value-type="float" office:value="382.71" calcext:value-type="float">
            <text:p>382.71</text:p>
          </table:table-cell>
          <table:table-cell office:value-type="float" office:value="388.01" calcext:value-type="float">
            <text:p>388.01</text:p>
          </table:table-cell>
          <table:table-cell office:value-type="float" office:value="383.53" calcext:value-type="float">
            <text:p>383.53</text:p>
          </table:table-cell>
          <table:table-cell office:value-type="float" office:value="382.62" calcext:value-type="float">
            <text:p>382.62</text:p>
          </table:table-cell>
          <table:table-cell table:number-columns-repeated="3" office:value-type="float" office:value="389.24" calcext:value-type="float">
            <text:p>389.24</text:p>
          </table:table-cell>
          <table:table-cell table:number-columns-repeated="3" office:value-type="float" office:value="382.79" calcext:value-type="float">
            <text:p>382.79</text:p>
          </table:table-cell>
          <table:table-cell table:number-columns-repeated="3" office:value-type="float" office:value="391.72" calcext:value-type="float">
            <text:p>391.72</text:p>
          </table:table-cell>
          <table:table-cell table:style-name="Default"/>
        </table:table-row>
        <table:table-row table:style-name="ro1">
          <table:table-cell office:value-type="string" calcext:value-type="string">
            <text:p>28-12-2018</text:p>
          </table:table-cell>
          <table:table-cell office:value-type="float" office:value="395.79" calcext:value-type="float">
            <text:p>395.79</text:p>
          </table:table-cell>
          <table:table-cell table:number-columns-repeated="2" office:value-type="float" office:value="388.5" calcext:value-type="float">
            <text:p>388.5</text:p>
          </table:table-cell>
          <table:table-cell table:number-columns-repeated="2" office:value-type="float" office:value="398.85" calcext:value-type="float">
            <text:p>398.85</text:p>
          </table:table-cell>
          <table:table-cell office:value-type="float" office:value="409.98" calcext:value-type="float">
            <text:p>409.98</text:p>
          </table:table-cell>
          <table:table-cell table:number-columns-repeated="5" office:value-type="float" office:value="398.85" calcext:value-type="float">
            <text:p>398.85</text:p>
          </table:table-cell>
          <table:table-cell table:number-columns-repeated="3" office:value-type="float" office:value="388.5" calcext:value-type="float">
            <text:p>388.5</text:p>
          </table:table-cell>
          <table:table-cell table:number-columns-repeated="3" office:value-type="float" office:value="411.69" calcext:value-type="float">
            <text:p>411.69</text:p>
          </table:table-cell>
          <table:table-cell table:style-name="Default"/>
        </table:table-row>
        <table:table-row table:style-name="ro1">
          <table:table-cell office:value-type="string" calcext:value-type="string">
            <text:p>29-12-2018</text:p>
          </table:table-cell>
          <table:table-cell office:value-type="float" office:value="374.75" calcext:value-type="float">
            <text:p>374.75</text:p>
          </table:table-cell>
          <table:table-cell table:number-columns-repeated="5" office:value-type="float" office:value="372.33" calcext:value-type="float">
            <text:p>372.33</text:p>
          </table:table-cell>
          <table:table-cell office:value-type="float" office:value="348.94" calcext:value-type="float">
            <text:p>348.94</text:p>
          </table:table-cell>
          <table:table-cell office:value-type="float" office:value="362.22" calcext:value-type="float">
            <text:p>362.22</text:p>
          </table:table-cell>
          <table:table-cell table:number-columns-repeated="3" office:value-type="float" office:value="378.96" calcext:value-type="float">
            <text:p>378.96</text:p>
          </table:table-cell>
          <table:table-cell table:number-columns-repeated="3" office:value-type="float" office:value="372.33" calcext:value-type="float">
            <text:p>372.33</text:p>
          </table:table-cell>
          <table:table-cell table:number-columns-repeated="3" office:value-type="float" office:value="372.5" calcext:value-type="float">
            <text:p>372.5</text:p>
          </table:table-cell>
          <table:table-cell table:style-name="Default"/>
        </table:table-row>
        <table:table-row table:style-name="ro1">
          <table:table-cell office:value-type="string" calcext:value-type="string">
            <text:p>30-12-2018</text:p>
          </table:table-cell>
          <table:table-cell office:value-type="float" office:value="380.37" calcext:value-type="float">
            <text:p>380.37</text:p>
          </table:table-cell>
          <table:table-cell table:number-columns-repeated="5" office:value-type="float" office:value="379.89" calcext:value-type="float">
            <text:p>379.89</text:p>
          </table:table-cell>
          <table:table-cell office:value-type="float" office:value="252.51" calcext:value-type="float">
            <text:p>252.51</text:p>
          </table:table-cell>
          <table:table-cell office:value-type="float" office:value="263.32" calcext:value-type="float">
            <text:p>263.32</text:p>
          </table:table-cell>
          <table:table-cell table:number-columns-repeated="3" office:value-type="float" office:value="384.74" calcext:value-type="float">
            <text:p>384.74</text:p>
          </table:table-cell>
          <table:table-cell table:number-columns-repeated="6" office:value-type="float" office:value="379.89" calcext:value-type="float">
            <text:p>379.89</text:p>
          </table:table-cell>
          <table:table-cell table:style-name="Default"/>
        </table:table-row>
        <table:table-row table:style-name="ro1">
          <table:table-cell office:value-type="string" calcext:value-type="string">
            <text:p>31-12-2018</text:p>
          </table:table-cell>
          <table:table-cell office:value-type="float" office:value="364.95" calcext:value-type="float">
            <text:p>364.95</text:p>
          </table:table-cell>
          <table:table-cell table:number-columns-repeated="5" office:value-type="float" office:value="353.86" calcext:value-type="float">
            <text:p>353.86</text:p>
          </table:table-cell>
          <table:table-cell table:number-columns-repeated="2" office:value-type="float" office:value="356.05" calcext:value-type="float">
            <text:p>356.05</text:p>
          </table:table-cell>
          <table:table-cell table:number-columns-repeated="3" office:value-type="float" office:value="373.45" calcext:value-type="float">
            <text:p>373.45</text:p>
          </table:table-cell>
          <table:table-cell table:number-columns-repeated="3" office:value-type="float" office:value="361.68" calcext:value-type="float">
            <text:p>361.68</text:p>
          </table:table-cell>
          <table:table-cell table:number-columns-repeated="3" office:value-type="float" office:value="353.86" calcext:value-type="float">
            <text:p>353.86</text:p>
          </table:table-cell>
          <table:table-cell table:style-name="Default"/>
        </table:table-row>
      </table:table>
      <table:named-expressions>
        <table:named-range table:name="HTML_1" table:base-cell-address="$Sheet1.$A$1" table:cell-range-address="$Sheet1.$A$1:.$S$366"/>
        <table:named-range table:name="HTML_all" table:base-cell-address="$Sheet1.$A$1" table:cell-range-address="$Sheet1.$A$1:.$S$366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15:14:48.805650319</dc:date>
    <meta:editing-duration>PT5M11S</meta:editing-duration>
    <meta:editing-cycles>3</meta:editing-cycles>
    <meta:generator>LibreOffice/6.1.5.2$Linux_X86_64 LibreOffice_project/10$Build-2</meta:generator>
    <meta:document-statistic meta:table-count="1" meta:cell-count="26353" meta:object-count="0"/>
  </office:meta>
</office:document-meta>
</file>